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content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Thumbnails/thumbnail.png" manifest:media-type="image/png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styles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40/meta.xml" manifest:media-type="text/xml"/>
  <manifest:file-entry manifest:full-path="Object 40/content.xml" manifest:media-type="text/xml"/>
  <manifest:file-entry manifest:full-path="Object 40/styles.xml" manifest:media-type="text/xml"/>
  <manifest:file-entry manifest:full-path="Object 40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41/meta.xml" manifest:media-type="text/xml"/>
  <manifest:file-entry manifest:full-path="Object 41/content.xml" manifest:media-type="text/xml"/>
  <manifest:file-entry manifest:full-path="Object 41/styles.xml" manifest:media-type="text/xml"/>
  <manifest:file-entry manifest:full-path="Object 41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42/meta.xml" manifest:media-type="text/xml"/>
  <manifest:file-entry manifest:full-path="Object 42/content.xml" manifest:media-type="text/xml"/>
  <manifest:file-entry manifest:full-path="Object 42/styles.xml" manifest:media-type="text/xml"/>
  <manifest:file-entry manifest:full-path="Object 42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43/meta.xml" manifest:media-type="text/xml"/>
  <manifest:file-entry manifest:full-path="Object 43/content.xml" manifest:media-type="text/xml"/>
  <manifest:file-entry manifest:full-path="Object 43/styles.xml" manifest:media-type="text/xml"/>
  <manifest:file-entry manifest:full-path="Object 43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31/meta.xml" manifest:media-type="text/xml"/>
  <manifest:file-entry manifest:full-path="Object 31/content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34/meta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35/meta.xml" manifest:media-type="text/xml"/>
  <manifest:file-entry manifest:full-path="Object 35/content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Object 36/meta.xml" manifest:media-type="text/xml"/>
  <manifest:file-entry manifest:full-path="Object 36/content.xml" manifest:media-type="text/xml"/>
  <manifest:file-entry manifest:full-path="Object 36/styles.xml" manifest:media-type="text/xml"/>
  <manifest:file-entry manifest:full-path="Object 36/" manifest:media-type="application/vnd.oasis.opendocument.chart"/>
  <manifest:file-entry manifest:full-path="Object 37/meta.xml" manifest:media-type="text/xml"/>
  <manifest:file-entry manifest:full-path="Object 37/content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meta.xml" manifest:media-type="text/xml"/>
  <manifest:file-entry manifest:full-path="Object 38/meta.xml" manifest:media-type="text/xml"/>
  <manifest:file-entry manifest:full-path="Object 38/content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39/meta.xml" manifest:media-type="text/xml"/>
  <manifest:file-entry manifest:full-path="Object 39/content.xml" manifest:media-type="text/xml"/>
  <manifest:file-entry manifest:full-path="Object 39/styles.xml" manifest:media-type="text/xml"/>
  <manifest:file-entry manifest:full-path="Object 3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33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023cm"/>
    </style:style>
    <style:style style:name="co8" style:family="table-column">
      <style:table-column-properties fo:break-before="auto" style:column-width="1.859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478cm"/>
    </style:style>
    <style:style style:name="co11" style:family="table-column">
      <style:table-column-properties fo:break-before="auto" style:column-width="2.133cm"/>
    </style:style>
    <style:style style:name="co12" style:family="table-column">
      <style:table-column-properties fo:break-before="auto" style:column-width="2.649cm"/>
    </style:style>
    <style:style style:name="co13" style:family="table-column">
      <style:table-column-properties fo:break-before="auto" style:column-width="2.704cm"/>
    </style:style>
    <style:style style:name="co14" style:family="table-column">
      <style:table-column-properties fo:break-before="auto" style:column-width="2.24cm"/>
    </style:style>
    <style:style style:name="co15" style:family="table-column">
      <style:table-column-properties fo:break-before="auto" style:column-width="2.759cm"/>
    </style:style>
    <style:style style:name="co16" style:family="table-column">
      <style:table-column-properties fo:break-before="auto" style:column-width="2.813cm"/>
    </style:style>
    <style:style style:name="co17" style:family="table-column">
      <style:table-column-properties fo:break-before="auto" style:column-width="2.595cm"/>
    </style:style>
    <style:style style:name="co18" style:family="table-column">
      <style:table-column-properties fo:break-before="auto" style:column-width="2.432cm"/>
    </style:style>
    <style:style style:name="co19" style:family="table-column">
      <style:table-column-properties fo:break-before="auto" style:column-width="2.485cm"/>
    </style:style>
    <style:style style:name="co20" style:family="table-column">
      <style:table-column-properties fo:break-before="auto" style:column-width="2.785cm"/>
    </style:style>
    <style:style style:name="co21" style:family="table-column">
      <style:table-column-properties fo:break-before="auto" style:column-width="2.623cm"/>
    </style:style>
    <style:style style:name="co22" style:family="table-column">
      <style:table-column-properties fo:break-before="auto" style:column-width="2.676cm"/>
    </style:style>
    <style:style style:name="co23" style:family="table-column">
      <style:table-column-properties fo:break-before="auto" style:column-width="2.949cm"/>
    </style:style>
    <style:style style:name="co24" style:family="table-column">
      <style:table-column-properties fo:break-before="auto" style:column-width="2.731cm"/>
    </style:style>
    <style:style style:name="co25" style:family="table-column">
      <style:table-column-properties fo:break-before="auto" style:column-width="3.004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1.226cm"/>
    </style:style>
    <style:style style:name="co28" style:family="table-column">
      <style:table-column-properties fo:break-before="auto" style:column-width="2.094cm"/>
    </style:style>
    <style:style style:name="co29" style:family="table-column">
      <style:table-column-properties fo:break-before="auto" style:column-width="2.252cm"/>
    </style:style>
    <style:style style:name="co30" style:family="table-column">
      <style:table-column-properties fo:break-before="auto" style:column-width="2.462cm"/>
    </style:style>
    <style:style style:name="co31" style:family="table-column">
      <style:table-column-properties fo:break-before="auto" style:column-width="3.226cm"/>
    </style:style>
    <style:style style:name="co32" style:family="table-column">
      <style:table-column-properties fo:break-before="auto" style:column-width="2.436cm"/>
    </style:style>
    <style:style style:name="co33" style:family="table-column">
      <style:table-column-properties fo:break-before="auto" style:column-width="1.961cm"/>
    </style:style>
    <style:style style:name="co34" style:family="table-column">
      <style:table-column-properties fo:break-before="auto" style:column-width="1.804cm"/>
    </style:style>
    <style:style style:name="co35" style:family="table-column">
      <style:table-column-properties fo:break-before="auto" style:column-width="1.383cm"/>
    </style:style>
    <style:style style:name="co36" style:family="table-column">
      <style:table-column-properties fo:break-before="auto" style:column-width="1.436cm"/>
    </style:style>
    <style:style style:name="co37" style:family="table-column">
      <style:table-column-properties fo:break-before="auto" style:column-width="2.067cm"/>
    </style:style>
    <style:style style:name="co38" style:family="table-column">
      <style:table-column-properties fo:break-before="auto" style:column-width="2.568cm"/>
    </style:style>
    <style:style style:name="co39" style:family="table-column">
      <style:table-column-properties fo:break-before="auto" style:column-width="2.621cm"/>
    </style:style>
    <style:style style:name="co40" style:family="table-column">
      <style:table-column-properties fo:break-before="auto" style:column-width="2.173cm"/>
    </style:style>
    <style:style style:name="co41" style:family="table-column">
      <style:table-column-properties fo:break-before="auto" style:column-width="2.672cm"/>
    </style:style>
    <style:style style:name="co42" style:family="table-column">
      <style:table-column-properties fo:break-before="auto" style:column-width="2.725cm"/>
    </style:style>
    <style:style style:name="co43" style:family="table-column">
      <style:table-column-properties fo:break-before="auto" style:column-width="2.515cm"/>
    </style:style>
    <style:style style:name="co44" style:family="table-column">
      <style:table-column-properties fo:break-before="auto" style:column-width="2.357cm"/>
    </style:style>
    <style:style style:name="co45" style:family="table-column">
      <style:table-column-properties fo:break-before="auto" style:column-width="2.409cm"/>
    </style:style>
    <style:style style:name="co46" style:family="table-column">
      <style:table-column-properties fo:break-before="auto" style:column-width="2.699cm"/>
    </style:style>
    <style:style style:name="co47" style:family="table-column">
      <style:table-column-properties fo:break-before="auto" style:column-width="2.542cm"/>
    </style:style>
    <style:style style:name="co48" style:family="table-column">
      <style:table-column-properties fo:break-before="auto" style:column-width="2.858cm"/>
    </style:style>
    <style:style style:name="co49" style:family="table-column">
      <style:table-column-properties fo:break-before="auto" style:column-width="2.648cm"/>
    </style:style>
    <style:style style:name="co50" style:family="table-column">
      <style:table-column-properties fo:break-before="auto" style:column-width="2.91cm"/>
    </style:style>
    <style:style style:name="co51" style:family="table-column">
      <style:table-column-properties fo:break-before="auto" style:column-width="3.186cm"/>
    </style:style>
    <style:style style:name="co52" style:family="table-column">
      <style:table-column-properties fo:break-before="auto" style:column-width="2.805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ans" style:font-name-asian="DejaVu Sans" style:font-name-complex="Lohit Hindi"/>
    </style:style>
    <style:style style:name="ce3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mf 0.7 - rem 1.0" table:style-name="ta1">
        <office:forms form:automatic-focus="false" form:apply-design-mode="false"/>
        <table:shapes>
          <draw:frame draw:z-index="0" draw:style-name="gr1" svg:width="46.932cm" svg:height="11.393cm" svg:x="1.175cm" svg:y="5.362cm">
            <draw:object draw:notify-on-update-of-ranges="'mf 0.7 - rem 1.0'.A2:'mf 0.7 - rem 1.0'.A11 'mf 0.7 - rem 1.0'.L1:'mf 0.7 - rem 1.0'.L1 'mf 0.7 - rem 1.0'.L2:'mf 0.7 - rem 1.0'.L11 'mf 0.7 - rem 1.0'.N1:'mf 0.7 - rem 1.0'.N1 'mf 0.7 - rem 1.0'.N2:'mf 0.7 - rem 1.0'.N11 'mf 0.7 - rem 1.0'.P1:'mf 0.7 - rem 1.0'.P1 'mf 0.7 - rem 1.0'.P2:'mf 0.7 - rem 1.0'.P11 'mf 0.7 - rem 1.0'.T1:'mf 0.7 - rem 1.0'.T1 'mf 0.7 - rem 1.0'.T2:'mf 0.7 - rem 1.0'.T11 'mf 0.7 - rem 1.0'.V1:'mf 0.7 - rem 1.0'.V1 'mf 0.7 - rem 1.0'.V2:'mf 0.7 - rem 1.0'.V11 'mf 0.7 - rem 1.0'.X1:'mf 0.7 - rem 1.0'.X1 'mf 0.7 - rem 1.0'.X2:'mf 0.7 - rem 1.0'.X11 'mf 0.7 - rem 1.0'.AB1:'mf 0.7 - rem 1.0'.AB1 'mf 0.7 - rem 1.0'.AB2:'mf 0.7 - rem 1.0'.AB11 'mf 0.7 - rem 1.0'.AD1:'mf 0.7 - rem 1.0'.AD1 'mf 0.7 - rem 1.0'.AD2:'mf 0.7 - rem 1.0'.AD11 'mf 0.7 - rem 1.0'.AF1:'mf 0.7 - rem 1.0'.AF1 'mf 0.7 - rem 1.0'.AF2:'mf 0.7 - rem 1.0'.AF11 'mf 0.7 - rem 1.0'.BF1:'mf 0.7 - rem 1.0'.BF1 'mf 0.7 - rem 1.0'.BF2:'mf 0.7 - rem 1.0'.BF11 'mf 0.7 - rem 1.0'.BH1:'mf 0.7 - rem 1.0'.BH1 'mf 0.7 - rem 1.0'.BH2:'mf 0.7 - rem 1.0'.BH11 'mf 0.7 - rem 1.0'.BJ1:'mf 0.7 - rem 1.0'.BJ1 'mf 0.7 - rem 1.0'.BJ2:'mf 0.7 - rem 1.0'.BJ11 'mf 0.7 - rem 1.0'.BL1:'mf 0.7 - rem 1.0'.BL1 'mf 0.7 - rem 1.0'.BL2:'mf 0.7 - rem 1.0'.BL11 'mf 0.7 - rem 1.0'.BN1:'mf 0.7 - rem 1.0'.BN1 'mf 0.7 - rem 1.0'.BN2:'mf 0.7 - rem 1.0'.BN11 'mf 0.7 - rem 1.0'.BP1:'mf 0.7 - rem 1.0'.BP1 'mf 0.7 - rem 1.0'.BP2:'mf 0.7 - rem 1.0'.BP1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45.949cm" svg:height="12.408cm" svg:x="1.038cm" svg:y="17.207cm">
            <draw:object draw:notify-on-update-of-ranges="'mf 0.7 - rem 1.0'.A2:'mf 0.7 - rem 1.0'.A11 'mf 0.7 - rem 1.0'.K1:'mf 0.7 - rem 1.0'.K1 'mf 0.7 - rem 1.0'.K2:'mf 0.7 - rem 1.0'.K11 'mf 0.7 - rem 1.0'.M1:'mf 0.7 - rem 1.0'.M1 'mf 0.7 - rem 1.0'.M2:'mf 0.7 - rem 1.0'.M11 'mf 0.7 - rem 1.0'.O1:'mf 0.7 - rem 1.0'.O1 'mf 0.7 - rem 1.0'.O2:'mf 0.7 - rem 1.0'.O11 'mf 0.7 - rem 1.0'.S1:'mf 0.7 - rem 1.0'.S1 'mf 0.7 - rem 1.0'.S2:'mf 0.7 - rem 1.0'.S11 'mf 0.7 - rem 1.0'.U1:'mf 0.7 - rem 1.0'.U1 'mf 0.7 - rem 1.0'.U2:'mf 0.7 - rem 1.0'.U11 'mf 0.7 - rem 1.0'.W1:'mf 0.7 - rem 1.0'.W1 'mf 0.7 - rem 1.0'.W2:'mf 0.7 - rem 1.0'.W11 'mf 0.7 - rem 1.0'.AA1:'mf 0.7 - rem 1.0'.AA1 'mf 0.7 - rem 1.0'.AA2:'mf 0.7 - rem 1.0'.AA11 'mf 0.7 - rem 1.0'.AC1:'mf 0.7 - rem 1.0'.AC1 'mf 0.7 - rem 1.0'.AC2:'mf 0.7 - rem 1.0'.AC11 'mf 0.7 - rem 1.0'.AE1:'mf 0.7 - rem 1.0'.AE1 'mf 0.7 - rem 1.0'.AE2:'mf 0.7 - rem 1.0'.AE11 'mf 0.7 - rem 1.0'.BE1:'mf 0.7 - rem 1.0'.BE1 'mf 0.7 - rem 1.0'.BE2:'mf 0.7 - rem 1.0'.BE11 'mf 0.7 - rem 1.0'.BG1:'mf 0.7 - rem 1.0'.BG1 'mf 0.7 - rem 1.0'.BG2:'mf 0.7 - rem 1.0'.BG11 'mf 0.7 - rem 1.0'.BI1:'mf 0.7 - rem 1.0'.BI1 'mf 0.7 - rem 1.0'.BI2:'mf 0.7 - rem 1.0'.BI11 'mf 0.7 - rem 1.0'.BK1:'mf 0.7 - rem 1.0'.BK1 'mf 0.7 - rem 1.0'.BK2:'mf 0.7 - rem 1.0'.BK11 'mf 0.7 - rem 1.0'.BM1:'mf 0.7 - rem 1.0'.BM1 'mf 0.7 - rem 1.0'.BM2:'mf 0.7 - rem 1.0'.BM11 'mf 0.7 - rem 1.0'.BO1:'mf 0.7 - rem 1.0'.BO1 'mf 0.7 - rem 1.0'.BO2:'mf 0.7 - rem 1.0'.BO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column table:style-name="co16" table:number-columns-repeated="2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9" table:number-columns-repeated="2" table:default-cell-style-name="Default"/>
        <table:table-column table:style-name="co15" table:number-columns-repeated="2" table:default-cell-style-name="Default"/>
        <table:table-column table:style-name="co19" table:number-columns-repeated="2" table:default-cell-style-name="Default"/>
        <table:table-column table:style-name="co15" table:number-columns-repeated="2" table:default-cell-style-name="Default"/>
        <table:table-column table:style-name="co4" table:number-columns-repeated="2" table:default-cell-style-name="Default"/>
        <table:table-column table:style-name="co16" table:number-columns-repeated="2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18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/>
          <table:table-cell office:value-type="string">
            <text:p>#bins </text:p>
          </table:table-cell>
          <table:table-cell office:value-type="string">
            <text:p><text:s/>#resources</text:p>
          </table:table-cell>
          <table:table-cell office:value-type="string">
            <text:p><text:s/>Avg #items </text:p>
          </table:table-cell>
          <table:table-cell office:value-type="string">
            <text:p><text:s/>Avg %usage </text:p>
          </table:table-cell>
          <table:table-cell office:value-type="string">
            <text:p><text:s/>Avg max % usage</text:p>
          </table:table-cell>
          <table:table-cell office:value-type="string">
            <text:p>nothing_pn</text:p>
          </table:table-cell>
          <table:table-cell office:value-type="string">
            <text:p>nothing_ns</text:p>
          </table:table-cell>
          <table:table-cell office:value-type="string">
            <text:p>shuff1_pn</text:p>
          </table:table-cell>
          <table:table-cell office:value-type="string">
            <text:p>shuff1_ns</text:p>
          </table:table-cell>
          <table:table-cell office:value-type="string">
            <text:p>1/C_pn</text:p>
          </table:table-cell>
          <table:table-cell office:value-type="string">
            <text:p>1/C_ns</text:p>
          </table:table-cell>
          <table:table-cell office:value-type="string">
            <text:p>1/R_pn</text:p>
          </table:table-cell>
          <table:table-cell office:value-type="string">
            <text:p>1/R_ns</text:p>
          </table:table-cell>
          <table:table-cell office:value-type="string">
            <text:p>R/C_pn</text:p>
          </table:table-cell>
          <table:table-cell office:value-type="string">
            <text:p>R/C_ns</text:p>
          </table:table-cell>
          <table:table-cell office:value-type="string">
            <text:p>ic_shuff_pn</text:p>
          </table:table-cell>
          <table:table-cell office:value-type="string">
            <text:p>ic_shuff_ns</text:p>
          </table:table-cell>
          <table:table-cell office:value-type="string">
            <text:p>ic_dyn_1/C_pn</text:p>
          </table:table-cell>
          <table:table-cell office:value-type="string">
            <text:p>ic_dyn_1/C_ns</text:p>
          </table:table-cell>
          <table:table-cell office:value-type="string">
            <text:p>ic_dyn_1/R_pn</text:p>
          </table:table-cell>
          <table:table-cell office:value-type="string">
            <text:p>ic_dyn_1/R_ns</text:p>
          </table:table-cell>
          <table:table-cell office:value-type="string">
            <text:p>ic_dyn_R/C_pn</text:p>
          </table:table-cell>
          <table:table-cell office:value-type="string">
            <text:p>ic_dyn_R/C_ns</text:p>
          </table:table-cell>
          <table:table-cell office:value-type="string">
            <text:p>bc_shuff_pn</text:p>
          </table:table-cell>
          <table:table-cell office:value-type="string">
            <text:p>bc_shuff_ns</text:p>
          </table:table-cell>
          <table:table-cell office:value-type="string">
            <text:p>bc_dyn_1/C_pn</text:p>
          </table:table-cell>
          <table:table-cell office:value-type="string">
            <text:p>bc_dyn_1/C_ns</text:p>
          </table:table-cell>
          <table:table-cell office:value-type="string">
            <text:p>bc_dyn_1/R_pn</text:p>
          </table:table-cell>
          <table:table-cell office:value-type="string">
            <text:p>bc_dyn_1/R_ns</text:p>
          </table:table-cell>
          <table:table-cell office:value-type="string">
            <text:p>bc_dyn_R/C_pn</text:p>
          </table:table-cell>
          <table:table-cell office:value-type="string">
            <text:p>bc_dyn_R/C_ns</text:p>
          </table:table-cell>
          <table:table-cell office:value-type="string">
            <text:p>bb_nothing_pn</text:p>
          </table:table-cell>
          <table:table-cell office:value-type="string">
            <text:p>bb_nothing_ns</text:p>
          </table:table-cell>
          <table:table-cell office:value-type="string">
            <text:p>bb_shuff1_pn</text:p>
          </table:table-cell>
          <table:table-cell office:value-type="string">
            <text:p>bb_shuff1_ns</text:p>
          </table:table-cell>
          <table:table-cell office:value-type="string">
            <text:p>bb_shuff_pn</text:p>
          </table:table-cell>
          <table:table-cell office:value-type="string">
            <text:p>bb_shuff_ns</text:p>
          </table:table-cell>
          <table:table-cell office:value-type="string">
            <text:p>bb_st_1/C_pn</text:p>
          </table:table-cell>
          <table:table-cell office:value-type="string">
            <text:p>bb_st_1/C_ns</text:p>
          </table:table-cell>
          <table:table-cell office:value-type="string">
            <text:p>bb_dyn_1/C_pn</text:p>
          </table:table-cell>
          <table:table-cell office:value-type="string">
            <text:p>bb_dyn_1/C_ns</text:p>
          </table:table-cell>
          <table:table-cell office:value-type="string">
            <text:p>bb_st_1/R_pn</text:p>
          </table:table-cell>
          <table:table-cell office:value-type="string">
            <text:p>bb_st_1/R_ns</text:p>
          </table:table-cell>
          <table:table-cell office:value-type="string">
            <text:p>bb_dyn_1/R_pn</text:p>
          </table:table-cell>
          <table:table-cell office:value-type="string">
            <text:p>bb_dyn_1/R_ns</text:p>
          </table:table-cell>
          <table:table-cell office:value-type="string">
            <text:p>bb_st_R/C_pn</text:p>
          </table:table-cell>
          <table:table-cell office:value-type="string">
            <text:p>bb_st_R/C_ns</text:p>
          </table:table-cell>
          <table:table-cell office:value-type="string">
            <text:p>bb_dyn_R/C_pn</text:p>
          </table:table-cell>
          <table:table-cell office:value-type="string">
            <text:p>bb_dyn_R/C_ns</text:p>
          </table:table-cell>
          <table:table-cell office:value-type="string">
            <text:p>sbb_nothing_pn</text:p>
          </table:table-cell>
          <table:table-cell office:value-type="string">
            <text:p>sbb_nothing_ns</text:p>
          </table:table-cell>
          <table:table-cell office:value-type="string">
            <text:p>sbb_shuff1_pn</text:p>
          </table:table-cell>
          <table:table-cell office:value-type="string">
            <text:p>sbb_shuff1_ns</text:p>
          </table:table-cell>
          <table:table-cell office:value-type="string">
            <text:p>sbb_shuff_pn</text:p>
          </table:table-cell>
          <table:table-cell office:value-type="string">
            <text:p>sbb_shuff_ns</text:p>
          </table:table-cell>
          <table:table-cell office:value-type="string">
            <text:p>sbb_st_1/C_pn</text:p>
          </table:table-cell>
          <table:table-cell office:value-type="string">
            <text:p>sbb_st_1/C_ns</text:p>
          </table:table-cell>
          <table:table-cell office:value-type="string">
            <text:p>sbb_dyn_1/C_pn</text:p>
          </table:table-cell>
          <table:table-cell office:value-type="string">
            <text:p>sbb_dyn_1/C_ns</text:p>
          </table:table-cell>
          <table:table-cell office:value-type="string">
            <text:p>sbb_st_1/R_pn</text:p>
          </table:table-cell>
          <table:table-cell office:value-type="string">
            <text:p>sbb_st_1/R_ns</text:p>
          </table:table-cell>
          <table:table-cell office:value-type="string">
            <text:p>sbb_dyn_1/R_pn</text:p>
          </table:table-cell>
          <table:table-cell office:value-type="string">
            <text:p>sbb_dyn_1/R_ns</text:p>
          </table:table-cell>
          <table:table-cell office:value-type="string">
            <text:p>sbb_st_R/C_pn</text:p>
          </table:table-cell>
          <table:table-cell office:value-type="string">
            <text:p>sbb_st_R/C_ns</text:p>
          </table:table-cell>
          <table:table-cell office:value-type="string">
            <text:p>sbb_dyn_R/C_pn</text:p>
          </table:table-cell>
          <table:table-cell office:value-type="string">
            <text:p>sbb_dyn_R/C_ns</text:p>
          </table:table-cell>
        </table:table-row>
        <table:table-row table:style-name="ro2">
          <table:table-cell table:formula="of:=[.B2]&amp;&quot;_&quot;&amp;[.C2]" office:value-type="string" office:string-value="10_2">
            <text:p>10_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.820472385231">
            <text:p>0.8204723852</text:p>
          </table:table-cell>
          <table:table-cell office:value-type="float" office:value="0.858844882778">
            <text:p>0.8588448828</text:p>
          </table:table-cell>
          <table:table-cell office:value-type="float" office:value="0.928529648425">
            <text:p>0.9285296484</text:p>
          </table:table-cell>
          <table:table-cell office:value-type="float" office:value="8">
            <text:p>8</text:p>
          </table:table-cell>
          <table:table-cell office:value-type="float" office:value="0.927234222686">
            <text:p>0.9272342227</text:p>
          </table:table-cell>
          <table:table-cell office:value-type="float" office:value="11">
            <text:p>11</text:p>
          </table:table-cell>
          <table:table-cell office:value-type="float" office:value="0.985272411405">
            <text:p>0.9852724114</text:p>
          </table:table-cell>
          <table:table-cell office:value-type="float" office:value="74">
            <text:p>74</text:p>
          </table:table-cell>
          <table:table-cell office:value-type="float" office:value="0.982471086567">
            <text:p>0.9824710866</text:p>
          </table:table-cell>
          <table:table-cell office:value-type="float" office:value="71">
            <text:p>71</text:p>
          </table:table-cell>
          <table:table-cell office:value-type="float" office:value="0.986208131965">
            <text:p>0.986208132</text:p>
          </table:table-cell>
          <table:table-cell office:value-type="float" office:value="78">
            <text:p>78</text:p>
          </table:table-cell>
          <table:table-cell office:value-type="float" office:value="0.893906572094">
            <text:p>0.8939065721</text:p>
          </table:table-cell>
          <table:table-cell office:value-type="float" office:value="0">
            <text:p>0</text:p>
          </table:table-cell>
          <table:table-cell office:value-type="float" office:value="0.990924745303">
            <text:p>0.9909247453</text:p>
          </table:table-cell>
          <table:table-cell office:value-type="float" office:value="85">
            <text:p>85</text:p>
          </table:table-cell>
          <table:table-cell office:value-type="float" office:value="0.986442521848">
            <text:p>0.9864425218</text:p>
          </table:table-cell>
          <table:table-cell office:value-type="float" office:value="77">
            <text:p>77</text:p>
          </table:table-cell>
          <table:table-cell office:value-type="float" office:value="0.986794557908">
            <text:p>0.9867945579</text:p>
          </table:table-cell>
          <table:table-cell office:value-type="float" office:value="78">
            <text:p>78</text:p>
          </table:table-cell>
          <table:table-cell office:value-type="float" office:value="0.923974708948">
            <text:p>0.9239747089</text:p>
          </table:table-cell>
          <table:table-cell office:value-type="float" office:value="3">
            <text:p>3</text:p>
          </table:table-cell>
          <table:table-cell office:value-type="float" office:value="0.988763279881">
            <text:p>0.9887632799</text:p>
          </table:table-cell>
          <table:table-cell office:value-type="float" office:value="78">
            <text:p>78</text:p>
          </table:table-cell>
          <table:table-cell office:value-type="float" office:value="0.985588309847">
            <text:p>0.9855883098</text:p>
          </table:table-cell>
          <table:table-cell office:value-type="float" office:value="72">
            <text:p>72</text:p>
          </table:table-cell>
          <table:table-cell office:value-type="float" office:value="0.986776746683">
            <text:p>0.9867767467</text:p>
          </table:table-cell>
          <table:table-cell office:value-type="float" office:value="80">
            <text:p>80</text:p>
          </table:table-cell>
          <table:table-cell office:value-type="float" office:value="0.904338383107">
            <text:p>0.9043383831</text:p>
          </table:table-cell>
          <table:table-cell office:value-type="float" office:value="0">
            <text:p>0</text:p>
          </table:table-cell>
          <table:table-cell office:value-type="float" office:value="0.901861660339">
            <text:p>0.9018616603</text:p>
          </table:table-cell>
          <table:table-cell office:value-type="float" office:value="2">
            <text:p>2</text:p>
          </table:table-cell>
          <table:table-cell office:value-type="float" office:value="0.897141493219">
            <text:p>0.8971414932</text:p>
          </table:table-cell>
          <table:table-cell office:value-type="float" office:value="0">
            <text:p>0</text:p>
          </table:table-cell>
          <table:table-cell office:value-type="float" office:value="0.9637084624">
            <text:p>0.9637084624</text:p>
          </table:table-cell>
          <table:table-cell office:value-type="float" office:value="48">
            <text:p>48</text:p>
          </table:table-cell>
          <table:table-cell office:value-type="float" office:value="0.966892694669">
            <text:p>0.9668926947</text:p>
          </table:table-cell>
          <table:table-cell office:value-type="float" office:value="51">
            <text:p>51</text:p>
          </table:table-cell>
          <table:table-cell office:value-type="float" office:value="0.966651053701">
            <text:p>0.9666510537</text:p>
          </table:table-cell>
          <table:table-cell office:value-type="float" office:value="48">
            <text:p>48</text:p>
          </table:table-cell>
          <table:table-cell office:value-type="float" office:value="0.96576123431">
            <text:p>0.9657612343</text:p>
          </table:table-cell>
          <table:table-cell office:value-type="float" office:value="46">
            <text:p>46</text:p>
          </table:table-cell>
          <table:table-cell office:value-type="float" office:value="0.969447110149">
            <text:p>0.9694471101</text:p>
          </table:table-cell>
          <table:table-cell office:value-type="float" office:value="47">
            <text:p>47</text:p>
          </table:table-cell>
          <table:table-cell office:value-type="float" office:value="0.966826184621">
            <text:p>0.9668261846</text:p>
          </table:table-cell>
          <table:table-cell office:value-type="float" office:value="48">
            <text:p>48</text:p>
          </table:table-cell>
          <table:table-cell office:value-type="float" office:value="0.916205646331">
            <text:p>0.9162056463</text:p>
          </table:table-cell>
          <table:table-cell office:value-type="float" office:value="3">
            <text:p>3</text:p>
          </table:table-cell>
          <table:table-cell office:value-type="float" office:value="0.913851171746">
            <text:p>0.9138511717</text:p>
          </table:table-cell>
          <table:table-cell office:value-type="float" office:value="2">
            <text:p>2</text:p>
          </table:table-cell>
          <table:table-cell office:value-type="float" office:value="0.901637550771">
            <text:p>0.9016375508</text:p>
          </table:table-cell>
          <table:table-cell office:value-type="float" office:value="0">
            <text:p>0</text:p>
          </table:table-cell>
          <table:table-cell office:value-type="float" office:value="0.984440960247">
            <text:p>0.9844409602</text:p>
          </table:table-cell>
          <table:table-cell office:value-type="float" office:value="73">
            <text:p>73</text:p>
          </table:table-cell>
          <table:table-cell office:value-type="float" office:value="0.986233948101">
            <text:p>0.9862339481</text:p>
          </table:table-cell>
          <table:table-cell office:value-type="float" office:value="75">
            <text:p>75</text:p>
          </table:table-cell>
          <table:table-cell office:value-type="float" office:value="0.982002605772">
            <text:p>0.9820026058</text:p>
          </table:table-cell>
          <table:table-cell office:value-type="float" office:value="69">
            <text:p>69</text:p>
          </table:table-cell>
          <table:table-cell office:value-type="float" office:value="0.981008830827">
            <text:p>0.9810088308</text:p>
          </table:table-cell>
          <table:table-cell office:value-type="float" office:value="68">
            <text:p>68</text:p>
          </table:table-cell>
          <table:table-cell office:value-type="float" office:value="0.986239934029">
            <text:p>0.986239934</text:p>
          </table:table-cell>
          <table:table-cell office:value-type="float" office:value="75">
            <text:p>75</text:p>
          </table:table-cell>
          <table:table-cell office:value-type="float" office:value="0.988165713996">
            <text:p>0.988165714</text:p>
          </table:table-cell>
          <table:table-cell office:value-type="float" office:value="77">
            <text:p>77</text:p>
          </table:table-cell>
        </table:table-row>
        <table:table-row table:style-name="ro2">
          <table:table-cell table:formula="of:=[.B3]&amp;&quot;_&quot;&amp;[.C3]" office:value-type="string" office:string-value="10_5">
            <text:p>10_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0.795249005401">
            <text:p>0.7952490054</text:p>
          </table:table-cell>
          <table:table-cell office:value-type="float" office:value="0.876974998747">
            <text:p>0.8769749987</text:p>
          </table:table-cell>
          <table:table-cell office:value-type="float" office:value="0.796578203405">
            <text:p>0.7965782034</text:p>
          </table:table-cell>
          <table:table-cell office:value-type="float" office:value="0">
            <text:p>0</text:p>
          </table:table-cell>
          <table:table-cell office:value-type="float" office:value="0.806501508433">
            <text:p>0.8065015084</text:p>
          </table:table-cell>
          <table:table-cell office:value-type="float" office:value="0">
            <text:p>0</text:p>
          </table:table-cell>
          <table:table-cell office:value-type="float" office:value="0.915297141916">
            <text:p>0.9152971419</text:p>
          </table:table-cell>
          <table:table-cell office:value-type="float" office:value="17">
            <text:p>17</text:p>
          </table:table-cell>
          <table:table-cell office:value-type="float" office:value="0.910519516643">
            <text:p>0.9105195166</text:p>
          </table:table-cell>
          <table:table-cell office:value-type="float" office:value="16">
            <text:p>16</text:p>
          </table:table-cell>
          <table:table-cell office:value-type="float" office:value="0.907962290384">
            <text:p>0.9079622904</text:p>
          </table:table-cell>
          <table:table-cell office:value-type="float" office:value="15">
            <text:p>15</text:p>
          </table:table-cell>
          <table:table-cell office:value-type="float" office:value="0.800122570628">
            <text:p>0.8001225706</text:p>
          </table:table-cell>
          <table:table-cell office:value-type="float" office:value="0">
            <text:p>0</text:p>
          </table:table-cell>
          <table:table-cell office:value-type="float" office:value="0.931267809168">
            <text:p>0.9312678092</text:p>
          </table:table-cell>
          <table:table-cell office:value-type="float" office:value="21">
            <text:p>21</text:p>
          </table:table-cell>
          <table:table-cell office:value-type="float" office:value="0.92045646416">
            <text:p>0.9204564642</text:p>
          </table:table-cell>
          <table:table-cell office:value-type="float" office:value="18">
            <text:p>18</text:p>
          </table:table-cell>
          <table:table-cell office:value-type="float" office:value="0.918564756995">
            <text:p>0.918564757</text:p>
          </table:table-cell>
          <table:table-cell office:value-type="float" office:value="15">
            <text:p>15</text:p>
          </table:table-cell>
          <table:table-cell office:value-type="float" office:value="0.805129597172">
            <text:p>0.8051295972</text:p>
          </table:table-cell>
          <table:table-cell office:value-type="float" office:value="0">
            <text:p>0</text:p>
          </table:table-cell>
          <table:table-cell office:value-type="float" office:value="0.914111675209">
            <text:p>0.9141116752</text:p>
          </table:table-cell>
          <table:table-cell office:value-type="float" office:value="16">
            <text:p>16</text:p>
          </table:table-cell>
          <table:table-cell office:value-type="float" office:value="0.913328169424">
            <text:p>0.9133281694</text:p>
          </table:table-cell>
          <table:table-cell office:value-type="float" office:value="16">
            <text:p>16</text:p>
          </table:table-cell>
          <table:table-cell office:value-type="float" office:value="0.906778875248">
            <text:p>0.9067788752</text:p>
          </table:table-cell>
          <table:table-cell office:value-type="float" office:value="18">
            <text:p>18</text:p>
          </table:table-cell>
          <table:table-cell office:value-type="float" office:value="0.78749627761">
            <text:p>0.7874962776</text:p>
          </table:table-cell>
          <table:table-cell office:value-type="float" office:value="0">
            <text:p>0</text:p>
          </table:table-cell>
          <table:table-cell office:value-type="float" office:value="0.787803171352">
            <text:p>0.7878031714</text:p>
          </table:table-cell>
          <table:table-cell office:value-type="float" office:value="0">
            <text:p>0</text:p>
          </table:table-cell>
          <table:table-cell office:value-type="float" office:value="0.777701432668">
            <text:p>0.7777014327</text:p>
          </table:table-cell>
          <table:table-cell office:value-type="float" office:value="0">
            <text:p>0</text:p>
          </table:table-cell>
          <table:table-cell office:value-type="float" office:value="0.896974272029">
            <text:p>0.896974272</text:p>
          </table:table-cell>
          <table:table-cell office:value-type="float" office:value="10">
            <text:p>10</text:p>
          </table:table-cell>
          <table:table-cell office:value-type="float" office:value="0.897803861602">
            <text:p>0.8978038616</text:p>
          </table:table-cell>
          <table:table-cell office:value-type="float" office:value="14">
            <text:p>14</text:p>
          </table:table-cell>
          <table:table-cell office:value-type="float" office:value="0.893520656964">
            <text:p>0.893520657</text:p>
          </table:table-cell>
          <table:table-cell office:value-type="float" office:value="13">
            <text:p>13</text:p>
          </table:table-cell>
          <table:table-cell office:value-type="float" office:value="0.903033765353">
            <text:p>0.9030337654</text:p>
          </table:table-cell>
          <table:table-cell office:value-type="float" office:value="15">
            <text:p>15</text:p>
          </table:table-cell>
          <table:table-cell office:value-type="float" office:value="0.892662845143">
            <text:p>0.8926628451</text:p>
          </table:table-cell>
          <table:table-cell office:value-type="float" office:value="11">
            <text:p>11</text:p>
          </table:table-cell>
          <table:table-cell office:value-type="float" office:value="0.882114416599">
            <text:p>0.8821144166</text:p>
          </table:table-cell>
          <table:table-cell office:value-type="float" office:value="9">
            <text:p>9</text:p>
          </table:table-cell>
          <table:table-cell office:value-type="float" office:value="0.792289956878">
            <text:p>0.7922899569</text:p>
          </table:table-cell>
          <table:table-cell office:value-type="float" office:value="0">
            <text:p>0</text:p>
          </table:table-cell>
          <table:table-cell office:value-type="float" office:value="0.791468819463">
            <text:p>0.7914688195</text:p>
          </table:table-cell>
          <table:table-cell office:value-type="float" office:value="0">
            <text:p>0</text:p>
          </table:table-cell>
          <table:table-cell office:value-type="float" office:value="0.772268934574">
            <text:p>0.7722689346</text:p>
          </table:table-cell>
          <table:table-cell office:value-type="float" office:value="0">
            <text:p>0</text:p>
          </table:table-cell>
          <table:table-cell office:value-type="float" office:value="0.9033311978">
            <text:p>0.9033311978</text:p>
          </table:table-cell>
          <table:table-cell office:value-type="float" office:value="14">
            <text:p>14</text:p>
          </table:table-cell>
          <table:table-cell office:value-type="float" office:value="0.910935570316">
            <text:p>0.9109355703</text:p>
          </table:table-cell>
          <table:table-cell office:value-type="float" office:value="18">
            <text:p>18</text:p>
          </table:table-cell>
          <table:table-cell office:value-type="float" office:value="0.898610849308">
            <text:p>0.8986108493</text:p>
          </table:table-cell>
          <table:table-cell office:value-type="float" office:value="10">
            <text:p>10</text:p>
          </table:table-cell>
          <table:table-cell office:value-type="float" office:value="0.911901487008">
            <text:p>0.911901487</text:p>
          </table:table-cell>
          <table:table-cell office:value-type="float" office:value="20">
            <text:p>20</text:p>
          </table:table-cell>
          <table:table-cell office:value-type="float" office:value="0.89878175731">
            <text:p>0.8987817573</text:p>
          </table:table-cell>
          <table:table-cell office:value-type="float" office:value="10">
            <text:p>10</text:p>
          </table:table-cell>
          <table:table-cell office:value-type="float" office:value="0.897406230662">
            <text:p>0.8974062307</text:p>
          </table:table-cell>
          <table:table-cell office:value-type="float" office:value="9">
            <text:p>9</text:p>
          </table:table-cell>
        </table:table-row>
        <table:table-row table:style-name="ro2">
          <table:table-cell table:formula="of:=[.B4]&amp;&quot;_&quot;&amp;[.C4]" office:value-type="string" office:string-value="10_10">
            <text:p>10_10</text:p>
          </table:table-cell>
          <table:table-cell table:number-columns-repeated="2"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0.790214022651">
            <text:p>0.7902140227</text:p>
          </table:table-cell>
          <table:table-cell office:value-type="float" office:value="0.889346388825">
            <text:p>0.8893463888</text:p>
          </table:table-cell>
          <table:table-cell office:value-type="float" office:value="0.789295369771">
            <text:p>0.7892953698</text:p>
          </table:table-cell>
          <table:table-cell office:value-type="float" office:value="1">
            <text:p>1</text:p>
          </table:table-cell>
          <table:table-cell office:value-type="float" office:value="0.808289168345">
            <text:p>0.8082891683</text:p>
          </table:table-cell>
          <table:table-cell office:value-type="float" office:value="0">
            <text:p>0</text:p>
          </table:table-cell>
          <table:table-cell office:value-type="float" office:value="0.980026143422">
            <text:p>0.9800261434</text:p>
          </table:table-cell>
          <table:table-cell office:value-type="float" office:value="81">
            <text:p>81</text:p>
          </table:table-cell>
          <table:table-cell office:value-type="float" office:value="0.981330491248">
            <text:p>0.9813304912</text:p>
          </table:table-cell>
          <table:table-cell office:value-type="float" office:value="82">
            <text:p>82</text:p>
          </table:table-cell>
          <table:table-cell office:value-type="float" office:value="0.978390297384">
            <text:p>0.9783902974</text:p>
          </table:table-cell>
          <table:table-cell office:value-type="float" office:value="80">
            <text:p>80</text:p>
          </table:table-cell>
          <table:table-cell office:value-type="float" office:value="0.79030425928">
            <text:p>0.7903042593</text:p>
          </table:table-cell>
          <table:table-cell office:value-type="float" office:value="1">
            <text:p>1</text:p>
          </table:table-cell>
          <table:table-cell office:value-type="float" office:value="0.987107566347">
            <text:p>0.9871075663</text:p>
          </table:table-cell>
          <table:table-cell office:value-type="float" office:value="86">
            <text:p>86</text:p>
          </table:table-cell>
          <table:table-cell office:value-type="float" office:value="0.97950428195">
            <text:p>0.979504282</text:p>
          </table:table-cell>
          <table:table-cell office:value-type="float" office:value="78">
            <text:p>78</text:p>
          </table:table-cell>
          <table:table-cell office:value-type="float" office:value="0.984373000188">
            <text:p>0.9843730002</text:p>
          </table:table-cell>
          <table:table-cell office:value-type="float" office:value="83">
            <text:p>83</text:p>
          </table:table-cell>
          <table:table-cell office:value-type="float" office:value="0.79548195824">
            <text:p>0.7954819582</text:p>
          </table:table-cell>
          <table:table-cell office:value-type="float" office:value="0">
            <text:p>0</text:p>
          </table:table-cell>
          <table:table-cell office:value-type="float" office:value="0.981821268586">
            <text:p>0.9818212686</text:p>
          </table:table-cell>
          <table:table-cell office:value-type="float" office:value="82">
            <text:p>82</text:p>
          </table:table-cell>
          <table:table-cell office:value-type="float" office:value="0.97851254253">
            <text:p>0.9785125425</text:p>
          </table:table-cell>
          <table:table-cell office:value-type="float" office:value="78">
            <text:p>78</text:p>
          </table:table-cell>
          <table:table-cell office:value-type="float" office:value="0.977955514775">
            <text:p>0.9779555148</text:p>
          </table:table-cell>
          <table:table-cell office:value-type="float" office:value="81">
            <text:p>81</text:p>
          </table:table-cell>
          <table:table-cell office:value-type="float" office:value="0.780692603468">
            <text:p>0.7806926035</text:p>
          </table:table-cell>
          <table:table-cell office:value-type="float" office:value="0">
            <text:p>0</text:p>
          </table:table-cell>
          <table:table-cell office:value-type="float" office:value="0.781151722686">
            <text:p>0.7811517227</text:p>
          </table:table-cell>
          <table:table-cell office:value-type="float" office:value="3">
            <text:p>3</text:p>
          </table:table-cell>
          <table:table-cell office:value-type="float" office:value="0.775223231612">
            <text:p>0.7752232316</text:p>
          </table:table-cell>
          <table:table-cell office:value-type="float" office:value="2">
            <text:p>2</text:p>
          </table:table-cell>
          <table:table-cell office:value-type="float" office:value="0.976869377">
            <text:p>0.976869377</text:p>
          </table:table-cell>
          <table:table-cell office:value-type="float" office:value="79">
            <text:p>79</text:p>
          </table:table-cell>
          <table:table-cell office:value-type="float" office:value="0.979506662902">
            <text:p>0.9795066629</text:p>
          </table:table-cell>
          <table:table-cell office:value-type="float" office:value="82">
            <text:p>82</text:p>
          </table:table-cell>
          <table:table-cell office:value-type="float" office:value="0.973009787314">
            <text:p>0.9730097873</text:p>
          </table:table-cell>
          <table:table-cell office:value-type="float" office:value="76">
            <text:p>76</text:p>
          </table:table-cell>
          <table:table-cell office:value-type="float" office:value="0.973986260117">
            <text:p>0.9739862601</text:p>
          </table:table-cell>
          <table:table-cell office:value-type="float" office:value="79">
            <text:p>79</text:p>
          </table:table-cell>
          <table:table-cell office:value-type="float" office:value="0.971013504611">
            <text:p>0.9710135046</text:p>
          </table:table-cell>
          <table:table-cell office:value-type="float" office:value="76">
            <text:p>76</text:p>
          </table:table-cell>
          <table:table-cell office:value-type="float" office:value="0.964589490944">
            <text:p>0.9645894909</text:p>
          </table:table-cell>
          <table:table-cell office:value-type="float" office:value="70">
            <text:p>70</text:p>
          </table:table-cell>
          <table:table-cell office:value-type="float" office:value="0.781392085794">
            <text:p>0.7813920858</text:p>
          </table:table-cell>
          <table:table-cell office:value-type="float" office:value="2">
            <text:p>2</text:p>
          </table:table-cell>
          <table:table-cell office:value-type="float" office:value="0.795139363535">
            <text:p>0.7951393635</text:p>
          </table:table-cell>
          <table:table-cell office:value-type="float" office:value="2">
            <text:p>2</text:p>
          </table:table-cell>
          <table:table-cell office:value-type="float" office:value="0.776571025123">
            <text:p>0.7765710251</text:p>
          </table:table-cell>
          <table:table-cell office:value-type="float" office:value="0">
            <text:p>0</text:p>
          </table:table-cell>
          <table:table-cell office:value-type="float" office:value="0.97744850367">
            <text:p>0.9774485037</text:p>
          </table:table-cell>
          <table:table-cell office:value-type="float" office:value="77">
            <text:p>77</text:p>
          </table:table-cell>
          <table:table-cell office:value-type="float" office:value="0.979941445511">
            <text:p>0.9799414455</text:p>
          </table:table-cell>
          <table:table-cell office:value-type="float" office:value="81">
            <text:p>81</text:p>
          </table:table-cell>
          <table:table-cell office:value-type="float" office:value="0.978752851496">
            <text:p>0.9787528515</text:p>
          </table:table-cell>
          <table:table-cell office:value-type="float" office:value="78">
            <text:p>78</text:p>
          </table:table-cell>
          <table:table-cell office:value-type="float" office:value="0.980891445511">
            <text:p>0.9808914455</text:p>
          </table:table-cell>
          <table:table-cell office:value-type="float" office:value="81">
            <text:p>81</text:p>
          </table:table-cell>
          <table:table-cell office:value-type="float" office:value="0.974906860531">
            <text:p>0.9749068605</text:p>
          </table:table-cell>
          <table:table-cell office:value-type="float" office:value="75">
            <text:p>75</text:p>
          </table:table-cell>
          <table:table-cell office:value-type="float" office:value="0.970001910408">
            <text:p>0.9700019104</text:p>
          </table:table-cell>
          <table:table-cell office:value-type="float" office:value="70">
            <text:p>70</text:p>
          </table:table-cell>
        </table:table-row>
        <table:table-row table:style-name="ro2">
          <table:table-cell table:formula="of:=[.B5]&amp;&quot;_&quot;&amp;[.C5]" office:value-type="string" office:string-value="30_2">
            <text:p>30_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0.820326207149">
            <text:p>0.8203262071</text:p>
          </table:table-cell>
          <table:table-cell office:value-type="float" office:value="0.838455628601">
            <text:p>0.8384556286</text:p>
          </table:table-cell>
          <table:table-cell office:value-type="float" office:value="0.968927716588">
            <text:p>0.9689277166</text:p>
          </table:table-cell>
          <table:table-cell office:value-type="float" office:value="5">
            <text:p>5</text:p>
          </table:table-cell>
          <table:table-cell office:value-type="float" office:value="0.965520995894">
            <text:p>0.965520995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2963779654">
            <text:p>0.9296377965</text:p>
          </table:table-cell>
          <table:table-cell office:value-type="float" office:value="0">
            <text:p>0</text:p>
          </table:table-cell>
          <table:table-cell office:value-type="float" office:value="0.999861111111">
            <text:p>0.9998611111</text:p>
          </table:table-cell>
          <table:table-cell office:value-type="float" office:value="99">
            <text:p>99</text:p>
          </table:table-cell>
          <table:table-cell office:value-type="float" office:value="0.999556565001">
            <text:p>0.999556565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4873734846">
            <text:p>0.948737348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9848484848">
            <text:p>0.9998484848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25322565953">
            <text:p>0.925322566</text:p>
          </table:table-cell>
          <table:table-cell office:value-type="float" office:value="0">
            <text:p>0</text:p>
          </table:table-cell>
          <table:table-cell office:value-type="float" office:value="0.924394037359">
            <text:p>0.9243940374</text:p>
          </table:table-cell>
          <table:table-cell office:value-type="float" office:value="0">
            <text:p>0</text:p>
          </table:table-cell>
          <table:table-cell office:value-type="float" office:value="0.922494905875">
            <text:p>0.9224949059</text:p>
          </table:table-cell>
          <table:table-cell office:value-type="float" office:value="0">
            <text:p>0</text:p>
          </table:table-cell>
          <table:table-cell office:value-type="float" office:value="0.98922136091">
            <text:p>0.9892213609</text:p>
          </table:table-cell>
          <table:table-cell office:value-type="float" office:value="66">
            <text:p>66</text:p>
          </table:table-cell>
          <table:table-cell office:value-type="float" office:value="0.990384654946">
            <text:p>0.9903846549</text:p>
          </table:table-cell>
          <table:table-cell office:value-type="float" office:value="67">
            <text:p>67</text:p>
          </table:table-cell>
          <table:table-cell office:value-type="float" office:value="0.98814921637">
            <text:p>0.9881492164</text:p>
          </table:table-cell>
          <table:table-cell office:value-type="float" office:value="58">
            <text:p>58</text:p>
          </table:table-cell>
          <table:table-cell office:value-type="float" office:value="0.992363855503">
            <text:p>0.9923638555</text:p>
          </table:table-cell>
          <table:table-cell office:value-type="float" office:value="68">
            <text:p>68</text:p>
          </table:table-cell>
          <table:table-cell office:value-type="float" office:value="0.989306968922">
            <text:p>0.9893069689</text:p>
          </table:table-cell>
          <table:table-cell office:value-type="float" office:value="65">
            <text:p>65</text:p>
          </table:table-cell>
          <table:table-cell office:value-type="float" office:value="0.988878035638">
            <text:p>0.9888780356</text:p>
          </table:table-cell>
          <table:table-cell office:value-type="float" office:value="61">
            <text:p>61</text:p>
          </table:table-cell>
          <table:table-cell office:value-type="float" office:value="0.95620539344">
            <text:p>0.9562053934</text:p>
          </table:table-cell>
          <table:table-cell office:value-type="float" office:value="0">
            <text:p>0</text:p>
          </table:table-cell>
          <table:table-cell office:value-type="float" office:value="0.95209216487">
            <text:p>0.9520921649</text:p>
          </table:table-cell>
          <table:table-cell office:value-type="float" office:value="1">
            <text:p>1</text:p>
          </table:table-cell>
          <table:table-cell office:value-type="float" office:value="0.933175340525">
            <text:p>0.933175340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9841269841">
            <text:p>0.9998412698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8031237604">
            <text:p>0.9980312376</text:p>
          </table:table-cell>
          <table:table-cell office:value-type="float" office:value="93">
            <text:p>93</text:p>
          </table:table-cell>
          <table:table-cell office:value-type="float" office:value="0.999852941176">
            <text:p>0.9998529412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formula="of:=[.B6]&amp;&quot;_&quot;&amp;[.C6]" office:value-type="string" office:string-value="30_5">
            <text:p>30_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float" office:value="0.797664660836">
            <text:p>0.7976646608</text:p>
          </table:table-cell>
          <table:table-cell office:value-type="float" office:value="0.846420671516">
            <text:p>0.8464206715</text:p>
          </table:table-cell>
          <table:table-cell office:value-type="float" office:value="0.83520051336">
            <text:p>0.8352005134</text:p>
          </table:table-cell>
          <table:table-cell office:value-type="float" office:value="0">
            <text:p>0</text:p>
          </table:table-cell>
          <table:table-cell office:value-type="float" office:value="0.836585437939">
            <text:p>0.8365854379</text:p>
          </table:table-cell>
          <table:table-cell office:value-type="float" office:value="0">
            <text:p>0</text:p>
          </table:table-cell>
          <table:table-cell office:value-type="float" office:value="0.897031572788">
            <text:p>0.8970315728</text:p>
          </table:table-cell>
          <table:table-cell office:value-type="float" office:value="0">
            <text:p>0</text:p>
          </table:table-cell>
          <table:table-cell office:value-type="float" office:value="0.894724254722">
            <text:p>0.8947242547</text:p>
          </table:table-cell>
          <table:table-cell office:value-type="float" office:value="0">
            <text:p>0</text:p>
          </table:table-cell>
          <table:table-cell office:value-type="float" office:value="0.895570586154">
            <text:p>0.8955705862</text:p>
          </table:table-cell>
          <table:table-cell office:value-type="float" office:value="0">
            <text:p>0</text:p>
          </table:table-cell>
          <table:table-cell office:value-type="float" office:value="0.802092949673">
            <text:p>0.8020929497</text:p>
          </table:table-cell>
          <table:table-cell office:value-type="float" office:value="0">
            <text:p>0</text:p>
          </table:table-cell>
          <table:table-cell office:value-type="float" office:value="0.897409959022">
            <text:p>0.897409959</text:p>
          </table:table-cell>
          <table:table-cell office:value-type="float" office:value="0">
            <text:p>0</text:p>
          </table:table-cell>
          <table:table-cell office:value-type="float" office:value="0.897053917525">
            <text:p>0.8970539175</text:p>
          </table:table-cell>
          <table:table-cell office:value-type="float" office:value="0">
            <text:p>0</text:p>
          </table:table-cell>
          <table:table-cell office:value-type="float" office:value="0.901546263244">
            <text:p>0.9015462632</text:p>
          </table:table-cell>
          <table:table-cell office:value-type="float" office:value="0">
            <text:p>0</text:p>
          </table:table-cell>
          <table:table-cell office:value-type="float" office:value="0.820680279236">
            <text:p>0.8206802792</text:p>
          </table:table-cell>
          <table:table-cell office:value-type="float" office:value="0">
            <text:p>0</text:p>
          </table:table-cell>
          <table:table-cell office:value-type="float" office:value="0.896403598735">
            <text:p>0.8964035987</text:p>
          </table:table-cell>
          <table:table-cell office:value-type="float" office:value="0">
            <text:p>0</text:p>
          </table:table-cell>
          <table:table-cell office:value-type="float" office:value="0.898024429947">
            <text:p>0.8980244299</text:p>
          </table:table-cell>
          <table:table-cell office:value-type="float" office:value="0">
            <text:p>0</text:p>
          </table:table-cell>
          <table:table-cell office:value-type="float" office:value="0.894641107694">
            <text:p>0.8946411077</text:p>
          </table:table-cell>
          <table:table-cell office:value-type="float" office:value="0">
            <text:p>0</text:p>
          </table:table-cell>
          <table:table-cell office:value-type="float" office:value="0.798371206035">
            <text:p>0.798371206</text:p>
          </table:table-cell>
          <table:table-cell office:value-type="float" office:value="0">
            <text:p>0</text:p>
          </table:table-cell>
          <table:table-cell office:value-type="float" office:value="0.795632497042">
            <text:p>0.795632497</text:p>
          </table:table-cell>
          <table:table-cell office:value-type="float" office:value="0">
            <text:p>0</text:p>
          </table:table-cell>
          <table:table-cell office:value-type="float" office:value="0.798282399212">
            <text:p>0.7982823992</text:p>
          </table:table-cell>
          <table:table-cell office:value-type="float" office:value="0">
            <text:p>0</text:p>
          </table:table-cell>
          <table:table-cell office:value-type="float" office:value="0.869124918281">
            <text:p>0.8691249183</text:p>
          </table:table-cell>
          <table:table-cell office:value-type="float" office:value="0">
            <text:p>0</text:p>
          </table:table-cell>
          <table:table-cell office:value-type="float" office:value="0.87062516362">
            <text:p>0.8706251636</text:p>
          </table:table-cell>
          <table:table-cell office:value-type="float" office:value="0">
            <text:p>0</text:p>
          </table:table-cell>
          <table:table-cell office:value-type="float" office:value="0.871409058764">
            <text:p>0.8714090588</text:p>
          </table:table-cell>
          <table:table-cell office:value-type="float" office:value="0">
            <text:p>0</text:p>
          </table:table-cell>
          <table:table-cell office:value-type="float" office:value="0.873113125374">
            <text:p>0.8731131254</text:p>
          </table:table-cell>
          <table:table-cell office:value-type="float" office:value="0">
            <text:p>0</text:p>
          </table:table-cell>
          <table:table-cell office:value-type="float" office:value="0.87153840188">
            <text:p>0.8715384019</text:p>
          </table:table-cell>
          <table:table-cell office:value-type="float" office:value="0">
            <text:p>0</text:p>
          </table:table-cell>
          <table:table-cell office:value-type="float" office:value="0.866648454941">
            <text:p>0.8666484549</text:p>
          </table:table-cell>
          <table:table-cell office:value-type="float" office:value="0">
            <text:p>0</text:p>
          </table:table-cell>
          <table:table-cell office:value-type="float" office:value="0.812619761027">
            <text:p>0.812619761</text:p>
          </table:table-cell>
          <table:table-cell office:value-type="float" office:value="0">
            <text:p>0</text:p>
          </table:table-cell>
          <table:table-cell office:value-type="float" office:value="0.809025375636">
            <text:p>0.8090253756</text:p>
          </table:table-cell>
          <table:table-cell office:value-type="float" office:value="0">
            <text:p>0</text:p>
          </table:table-cell>
          <table:table-cell office:value-type="float" office:value="0.799077607678">
            <text:p>0.7990776077</text:p>
          </table:table-cell>
          <table:table-cell office:value-type="float" office:value="0">
            <text:p>0</text:p>
          </table:table-cell>
          <table:table-cell office:value-type="float" office:value="0.888070398408">
            <text:p>0.8880703984</text:p>
          </table:table-cell>
          <table:table-cell office:value-type="float" office:value="0">
            <text:p>0</text:p>
          </table:table-cell>
          <table:table-cell office:value-type="float" office:value="0.886624827524">
            <text:p>0.8866248275</text:p>
          </table:table-cell>
          <table:table-cell office:value-type="float" office:value="0">
            <text:p>0</text:p>
          </table:table-cell>
          <table:table-cell office:value-type="float" office:value="0.886722267964">
            <text:p>0.886722268</text:p>
          </table:table-cell>
          <table:table-cell office:value-type="float" office:value="0">
            <text:p>0</text:p>
          </table:table-cell>
          <table:table-cell office:value-type="float" office:value="0.885685921346">
            <text:p>0.8856859213</text:p>
          </table:table-cell>
          <table:table-cell office:value-type="float" office:value="0">
            <text:p>0</text:p>
          </table:table-cell>
          <table:table-cell office:value-type="float" office:value="0.886449608239">
            <text:p>0.8864496082</text:p>
          </table:table-cell>
          <table:table-cell office:value-type="float" office:value="0">
            <text:p>0</text:p>
          </table:table-cell>
          <table:table-cell office:value-type="float" office:value="0.884914716202">
            <text:p>0.884914716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7]&amp;&quot;_&quot;&amp;[.C7]" office:value-type="string" office:string-value="30_10">
            <text:p>30_1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66">
            <text:p>66</text:p>
          </table:table-cell>
          <table:table-cell office:value-type="float" office:value="0.789712934414">
            <text:p>0.7897129344</text:p>
          </table:table-cell>
          <table:table-cell office:value-type="float" office:value="0.85283367004">
            <text:p>0.85283367</text:p>
          </table:table-cell>
          <table:table-cell office:value-type="float" office:value="0.763090695489">
            <text:p>0.7630906955</text:p>
          </table:table-cell>
          <table:table-cell office:value-type="float" office:value="0">
            <text:p>0</text:p>
          </table:table-cell>
          <table:table-cell office:value-type="float" office:value="0.756701365204">
            <text:p>0.7567013652</text:p>
          </table:table-cell>
          <table:table-cell office:value-type="float" office:value="0">
            <text:p>0</text:p>
          </table:table-cell>
          <table:table-cell office:value-type="float" office:value="0.949229607144">
            <text:p>0.9492296071</text:p>
          </table:table-cell>
          <table:table-cell office:value-type="float" office:value="17">
            <text:p>17</text:p>
          </table:table-cell>
          <table:table-cell office:value-type="float" office:value="0.948992181163">
            <text:p>0.9489921812</text:p>
          </table:table-cell>
          <table:table-cell office:value-type="float" office:value="18">
            <text:p>18</text:p>
          </table:table-cell>
          <table:table-cell office:value-type="float" office:value="0.946931435219">
            <text:p>0.9469314352</text:p>
          </table:table-cell>
          <table:table-cell office:value-type="float" office:value="17">
            <text:p>17</text:p>
          </table:table-cell>
          <table:table-cell office:value-type="float" office:value="0.735013609782">
            <text:p>0.7350136098</text:p>
          </table:table-cell>
          <table:table-cell office:value-type="float" office:value="0">
            <text:p>0</text:p>
          </table:table-cell>
          <table:table-cell office:value-type="float" office:value="0.964457994149">
            <text:p>0.9644579941</text:p>
          </table:table-cell>
          <table:table-cell office:value-type="float" office:value="34">
            <text:p>34</text:p>
          </table:table-cell>
          <table:table-cell office:value-type="float" office:value="0.963084912697">
            <text:p>0.9630849127</text:p>
          </table:table-cell>
          <table:table-cell office:value-type="float" office:value="30">
            <text:p>30</text:p>
          </table:table-cell>
          <table:table-cell office:value-type="float" office:value="0.961651149267">
            <text:p>0.9616511493</text:p>
          </table:table-cell>
          <table:table-cell office:value-type="float" office:value="27">
            <text:p>27</text:p>
          </table:table-cell>
          <table:table-cell office:value-type="float" office:value="0.739160963958">
            <text:p>0.739160964</text:p>
          </table:table-cell>
          <table:table-cell office:value-type="float" office:value="0">
            <text:p>0</text:p>
          </table:table-cell>
          <table:table-cell office:value-type="float" office:value="0.951041812142">
            <text:p>0.9510418121</text:p>
          </table:table-cell>
          <table:table-cell office:value-type="float" office:value="18">
            <text:p>18</text:p>
          </table:table-cell>
          <table:table-cell office:value-type="float" office:value="0.94859554079">
            <text:p>0.9485955408</text:p>
          </table:table-cell>
          <table:table-cell office:value-type="float" office:value="17">
            <text:p>17</text:p>
          </table:table-cell>
          <table:table-cell office:value-type="float" office:value="0.952008347169">
            <text:p>0.9520083472</text:p>
          </table:table-cell>
          <table:table-cell office:value-type="float" office:value="20">
            <text:p>20</text:p>
          </table:table-cell>
          <table:table-cell office:value-type="float" office:value="0.725252475006">
            <text:p>0.725252475</text:p>
          </table:table-cell>
          <table:table-cell office:value-type="float" office:value="0">
            <text:p>0</text:p>
          </table:table-cell>
          <table:table-cell office:value-type="float" office:value="0.729587708123">
            <text:p>0.7295877081</text:p>
          </table:table-cell>
          <table:table-cell office:value-type="float" office:value="0">
            <text:p>0</text:p>
          </table:table-cell>
          <table:table-cell office:value-type="float" office:value="0.725311069923">
            <text:p>0.7253110699</text:p>
          </table:table-cell>
          <table:table-cell office:value-type="float" office:value="0">
            <text:p>0</text:p>
          </table:table-cell>
          <table:table-cell office:value-type="float" office:value="0.92399862967">
            <text:p>0.9239986297</text:p>
          </table:table-cell>
          <table:table-cell office:value-type="float" office:value="6">
            <text:p>6</text:p>
          </table:table-cell>
          <table:table-cell office:value-type="float" office:value="0.923817574891">
            <text:p>0.9238175749</text:p>
          </table:table-cell>
          <table:table-cell office:value-type="float" office:value="13">
            <text:p>13</text:p>
          </table:table-cell>
          <table:table-cell office:value-type="float" office:value="0.923018540293">
            <text:p>0.9230185403</text:p>
          </table:table-cell>
          <table:table-cell office:value-type="float" office:value="13">
            <text:p>13</text:p>
          </table:table-cell>
          <table:table-cell office:value-type="float" office:value="0.923244760169">
            <text:p>0.9232447602</text:p>
          </table:table-cell>
          <table:table-cell office:value-type="float" office:value="13">
            <text:p>13</text:p>
          </table:table-cell>
          <table:table-cell office:value-type="float" office:value="0.921556644372">
            <text:p>0.9215566444</text:p>
          </table:table-cell>
          <table:table-cell office:value-type="float" office:value="9">
            <text:p>9</text:p>
          </table:table-cell>
          <table:table-cell office:value-type="float" office:value="0.919154582694">
            <text:p>0.9191545827</text:p>
          </table:table-cell>
          <table:table-cell office:value-type="float" office:value="12">
            <text:p>12</text:p>
          </table:table-cell>
          <table:table-cell office:value-type="float" office:value="0.728938227105">
            <text:p>0.7289382271</text:p>
          </table:table-cell>
          <table:table-cell office:value-type="float" office:value="0">
            <text:p>0</text:p>
          </table:table-cell>
          <table:table-cell office:value-type="float" office:value="0.720652385143">
            <text:p>0.7206523851</text:p>
          </table:table-cell>
          <table:table-cell office:value-type="float" office:value="0">
            <text:p>0</text:p>
          </table:table-cell>
          <table:table-cell office:value-type="float" office:value="0.711760092999">
            <text:p>0.711760093</text:p>
          </table:table-cell>
          <table:table-cell office:value-type="float" office:value="0">
            <text:p>0</text:p>
          </table:table-cell>
          <table:table-cell office:value-type="float" office:value="0.941561374446">
            <text:p>0.9415613744</text:p>
          </table:table-cell>
          <table:table-cell office:value-type="float" office:value="14">
            <text:p>14</text:p>
          </table:table-cell>
          <table:table-cell office:value-type="float" office:value="0.942647362792">
            <text:p>0.9426473628</text:p>
          </table:table-cell>
          <table:table-cell office:value-type="float" office:value="15">
            <text:p>15</text:p>
          </table:table-cell>
          <table:table-cell office:value-type="float" office:value="0.941458604024">
            <text:p>0.941458604</text:p>
          </table:table-cell>
          <table:table-cell office:value-type="float" office:value="14">
            <text:p>14</text:p>
          </table:table-cell>
          <table:table-cell office:value-type="float" office:value="0.945655038016">
            <text:p>0.945655038</text:p>
          </table:table-cell>
          <table:table-cell office:value-type="float" office:value="15">
            <text:p>15</text:p>
          </table:table-cell>
          <table:table-cell office:value-type="float" office:value="0.939124952945">
            <text:p>0.9391249529</text:p>
          </table:table-cell>
          <table:table-cell office:value-type="float" office:value="12">
            <text:p>12</text:p>
          </table:table-cell>
          <table:table-cell office:value-type="float" office:value="0.936251991738">
            <text:p>0.9362519917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formula="of:=[.B8]&amp;&quot;_&quot;&amp;[.C8]" office:value-type="string" office:string-value="100_2">
            <text:p>100_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0.820221368158">
            <text:p>0.8202213682</text:p>
          </table:table-cell>
          <table:table-cell office:value-type="float" office:value="0.830238655283">
            <text:p>0.8302386553</text:p>
          </table:table-cell>
          <table:table-cell office:value-type="float" office:value="0.993479618281">
            <text:p>0.9934796183</text:p>
          </table:table-cell>
          <table:table-cell office:value-type="float" office:value="31">
            <text:p>31</text:p>
          </table:table-cell>
          <table:table-cell office:value-type="float" office:value="0.994729093631">
            <text:p>0.9947290936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46156683439">
            <text:p>0.94615668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0620688149">
            <text:p>0.970620688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42814955706">
            <text:p>0.9428149557</text:p>
          </table:table-cell>
          <table:table-cell office:value-type="float" office:value="0">
            <text:p>0</text:p>
          </table:table-cell>
          <table:table-cell office:value-type="float" office:value="0.942684108498">
            <text:p>0.9426841085</text:p>
          </table:table-cell>
          <table:table-cell office:value-type="float" office:value="0">
            <text:p>0</text:p>
          </table:table-cell>
          <table:table-cell office:value-type="float" office:value="0.941923572246">
            <text:p>0.9419235722</text:p>
          </table:table-cell>
          <table:table-cell office:value-type="float" office:value="0">
            <text:p>0</text:p>
          </table:table-cell>
          <table:table-cell office:value-type="float" office:value="0.999454540381">
            <text:p>0.9994545404</text:p>
          </table:table-cell>
          <table:table-cell office:value-type="float" office:value="94">
            <text:p>94</text:p>
          </table:table-cell>
          <table:table-cell office:value-type="float" office:value="0.99986633868">
            <text:p>0.9998663387</text:p>
          </table:table-cell>
          <table:table-cell office:value-type="float" office:value="97">
            <text:p>97</text:p>
          </table:table-cell>
          <table:table-cell office:value-type="float" office:value="0.999457629773">
            <text:p>0.9994576298</text:p>
          </table:table-cell>
          <table:table-cell office:value-type="float" office:value="94">
            <text:p>94</text:p>
          </table:table-cell>
          <table:table-cell office:value-type="float" office:value="0.999729950942">
            <text:p>0.9997299509</text:p>
          </table:table-cell>
          <table:table-cell office:value-type="float" office:value="95">
            <text:p>95</text:p>
          </table:table-cell>
          <table:table-cell office:value-type="float" office:value="0.999734314721">
            <text:p>0.9997343147</text:p>
          </table:table-cell>
          <table:table-cell office:value-type="float" office:value="95">
            <text:p>95</text:p>
          </table:table-cell>
          <table:table-cell office:value-type="float" office:value="0.99972857883">
            <text:p>0.9997285788</text:p>
          </table:table-cell>
          <table:table-cell office:value-type="float" office:value="95">
            <text:p>95</text:p>
          </table:table-cell>
          <table:table-cell office:value-type="float" office:value="0.984020320417">
            <text:p>0.9840203204</text:p>
          </table:table-cell>
          <table:table-cell office:value-type="float" office:value="2">
            <text:p>2</text:p>
          </table:table-cell>
          <table:table-cell office:value-type="float" office:value="0.983137622016">
            <text:p>0.983137622</text:p>
          </table:table-cell>
          <table:table-cell office:value-type="float" office:value="1">
            <text:p>1</text:p>
          </table:table-cell>
          <table:table-cell office:value-type="float" office:value="0.958145446119">
            <text:p>0.958145446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formula="of:=[.B9]&amp;&quot;_&quot;&amp;[.C9]" office:value-type="string" office:string-value="100_5">
            <text:p>100_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  <table:table-cell office:value-type="float" office:value="0.798018624174">
            <text:p>0.7980186242</text:p>
          </table:table-cell>
          <table:table-cell office:value-type="float" office:value="0.825239366264">
            <text:p>0.8252393663</text:p>
          </table:table-cell>
          <table:table-cell office:value-type="float" office:value="0.884657163776">
            <text:p>0.8846571638</text:p>
          </table:table-cell>
          <table:table-cell office:value-type="float" office:value="0">
            <text:p>0</text:p>
          </table:table-cell>
          <table:table-cell office:value-type="float" office:value="0.886040564762">
            <text:p>0.8860405648</text:p>
          </table:table-cell>
          <table:table-cell office:value-type="float" office:value="0">
            <text:p>0</text:p>
          </table:table-cell>
          <table:table-cell office:value-type="float" office:value="0.943357730438">
            <text:p>0.9433577304</text:p>
          </table:table-cell>
          <table:table-cell office:value-type="float" office:value="0">
            <text:p>0</text:p>
          </table:table-cell>
          <table:table-cell office:value-type="float" office:value="0.943165177394">
            <text:p>0.9431651774</text:p>
          </table:table-cell>
          <table:table-cell office:value-type="float" office:value="0">
            <text:p>0</text:p>
          </table:table-cell>
          <table:table-cell office:value-type="float" office:value="0.944110892328">
            <text:p>0.9441108923</text:p>
          </table:table-cell>
          <table:table-cell office:value-type="float" office:value="1">
            <text:p>1</text:p>
          </table:table-cell>
          <table:table-cell office:value-type="float" office:value="0.83309223377">
            <text:p>0.8330922338</text:p>
          </table:table-cell>
          <table:table-cell office:value-type="float" office:value="0">
            <text:p>0</text:p>
          </table:table-cell>
          <table:table-cell office:value-type="float" office:value="0.943592066049">
            <text:p>0.943592066</text:p>
          </table:table-cell>
          <table:table-cell office:value-type="float" office:value="0">
            <text:p>0</text:p>
          </table:table-cell>
          <table:table-cell office:value-type="float" office:value="0.940876027104">
            <text:p>0.9408760271</text:p>
          </table:table-cell>
          <table:table-cell office:value-type="float" office:value="0">
            <text:p>0</text:p>
          </table:table-cell>
          <table:table-cell office:value-type="float" office:value="0.944096058201">
            <text:p>0.9440960582</text:p>
          </table:table-cell>
          <table:table-cell office:value-type="float" office:value="0">
            <text:p>0</text:p>
          </table:table-cell>
          <table:table-cell office:value-type="float" office:value="0.860508864905">
            <text:p>0.8605088649</text:p>
          </table:table-cell>
          <table:table-cell office:value-type="float" office:value="0">
            <text:p>0</text:p>
          </table:table-cell>
          <table:table-cell office:value-type="float" office:value="0.938160406763">
            <text:p>0.9381604068</text:p>
          </table:table-cell>
          <table:table-cell office:value-type="float" office:value="0">
            <text:p>0</text:p>
          </table:table-cell>
          <table:table-cell office:value-type="float" office:value="0.943468012531">
            <text:p>0.9434680125</text:p>
          </table:table-cell>
          <table:table-cell office:value-type="float" office:value="0">
            <text:p>0</text:p>
          </table:table-cell>
          <table:table-cell office:value-type="float" office:value="0.940656836544">
            <text:p>0.9406568365</text:p>
          </table:table-cell>
          <table:table-cell office:value-type="float" office:value="1">
            <text:p>1</text:p>
          </table:table-cell>
          <table:table-cell office:value-type="float" office:value="0.831611021638">
            <text:p>0.8316110216</text:p>
          </table:table-cell>
          <table:table-cell office:value-type="float" office:value="0">
            <text:p>0</text:p>
          </table:table-cell>
          <table:table-cell office:value-type="float" office:value="0.834237174302">
            <text:p>0.8342371743</text:p>
          </table:table-cell>
          <table:table-cell office:value-type="float" office:value="0">
            <text:p>0</text:p>
          </table:table-cell>
          <table:table-cell office:value-type="float" office:value="0.830455970267">
            <text:p>0.8304559703</text:p>
          </table:table-cell>
          <table:table-cell office:value-type="float" office:value="0">
            <text:p>0</text:p>
          </table:table-cell>
          <table:table-cell office:value-type="float" office:value="0.912056134709">
            <text:p>0.9120561347</text:p>
          </table:table-cell>
          <table:table-cell office:value-type="float" office:value="0">
            <text:p>0</text:p>
          </table:table-cell>
          <table:table-cell office:value-type="float" office:value="0.914116213168">
            <text:p>0.9141162132</text:p>
          </table:table-cell>
          <table:table-cell office:value-type="float" office:value="0">
            <text:p>0</text:p>
          </table:table-cell>
          <table:table-cell office:value-type="float" office:value="0.916149595012">
            <text:p>0.916149595</text:p>
          </table:table-cell>
          <table:table-cell office:value-type="float" office:value="0">
            <text:p>0</text:p>
          </table:table-cell>
          <table:table-cell office:value-type="float" office:value="0.915958253921">
            <text:p>0.9159582539</text:p>
          </table:table-cell>
          <table:table-cell office:value-type="float" office:value="0">
            <text:p>0</text:p>
          </table:table-cell>
          <table:table-cell office:value-type="float" office:value="0.910990771473">
            <text:p>0.9109907715</text:p>
          </table:table-cell>
          <table:table-cell office:value-type="float" office:value="0">
            <text:p>0</text:p>
          </table:table-cell>
          <table:table-cell office:value-type="float" office:value="0.91436855863">
            <text:p>0.9143685586</text:p>
          </table:table-cell>
          <table:table-cell office:value-type="float" office:value="0">
            <text:p>0</text:p>
          </table:table-cell>
          <table:table-cell office:value-type="float" office:value="0.857555325735">
            <text:p>0.8575553257</text:p>
          </table:table-cell>
          <table:table-cell office:value-type="float" office:value="0">
            <text:p>0</text:p>
          </table:table-cell>
          <table:table-cell office:value-type="float" office:value="0.859056005139">
            <text:p>0.8590560051</text:p>
          </table:table-cell>
          <table:table-cell office:value-type="float" office:value="0">
            <text:p>0</text:p>
          </table:table-cell>
          <table:table-cell office:value-type="float" office:value="0.831615140916">
            <text:p>0.8316151409</text:p>
          </table:table-cell>
          <table:table-cell office:value-type="float" office:value="0">
            <text:p>0</text:p>
          </table:table-cell>
          <table:table-cell office:value-type="float" office:value="0.934490294424">
            <text:p>0.9344902944</text:p>
          </table:table-cell>
          <table:table-cell office:value-type="float" office:value="0">
            <text:p>0</text:p>
          </table:table-cell>
          <table:table-cell office:value-type="float" office:value="0.933058606696">
            <text:p>0.9330586067</text:p>
          </table:table-cell>
          <table:table-cell office:value-type="float" office:value="0">
            <text:p>0</text:p>
          </table:table-cell>
          <table:table-cell office:value-type="float" office:value="0.933875389632">
            <text:p>0.9338753896</text:p>
          </table:table-cell>
          <table:table-cell office:value-type="float" office:value="0">
            <text:p>0</text:p>
          </table:table-cell>
          <table:table-cell office:value-type="float" office:value="0.932754535066">
            <text:p>0.9327545351</text:p>
          </table:table-cell>
          <table:table-cell office:value-type="float" office:value="0">
            <text:p>0</text:p>
          </table:table-cell>
          <table:table-cell office:value-type="float" office:value="0.932668401563">
            <text:p>0.9326684016</text:p>
          </table:table-cell>
          <table:table-cell office:value-type="float" office:value="0">
            <text:p>0</text:p>
          </table:table-cell>
          <table:table-cell office:value-type="float" office:value="0.933275585235">
            <text:p>0.933275585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10]&amp;&quot;_&quot;&amp;[.C10]" office:value-type="string" office:string-value="100_10">
            <text:p>100_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21">
            <text:p>221</text:p>
          </table:table-cell>
          <table:table-cell office:value-type="float" office:value="0.788688087605">
            <text:p>0.7886880876</text:p>
          </table:table-cell>
          <table:table-cell office:value-type="float" office:value="0.8219219824">
            <text:p>0.8219219824</text:p>
          </table:table-cell>
          <table:table-cell office:value-type="float" office:value="0.755953429445">
            <text:p>0.7559534294</text:p>
          </table:table-cell>
          <table:table-cell office:value-type="float" office:value="0">
            <text:p>0</text:p>
          </table:table-cell>
          <table:table-cell office:value-type="float" office:value="0.757255512044">
            <text:p>0.757255512</text:p>
          </table:table-cell>
          <table:table-cell office:value-type="float" office:value="0">
            <text:p>0</text:p>
          </table:table-cell>
          <table:table-cell office:value-type="float" office:value="0.896287914407">
            <text:p>0.8962879144</text:p>
          </table:table-cell>
          <table:table-cell office:value-type="float" office:value="0">
            <text:p>0</text:p>
          </table:table-cell>
          <table:table-cell office:value-type="float" office:value="0.895160678918">
            <text:p>0.8951606789</text:p>
          </table:table-cell>
          <table:table-cell office:value-type="float" office:value="0">
            <text:p>0</text:p>
          </table:table-cell>
          <table:table-cell office:value-type="float" office:value="0.895351612388">
            <text:p>0.8953516124</text:p>
          </table:table-cell>
          <table:table-cell office:value-type="float" office:value="0">
            <text:p>0</text:p>
          </table:table-cell>
          <table:table-cell office:value-type="float" office:value="0.71819578741">
            <text:p>0.7181957874</text:p>
          </table:table-cell>
          <table:table-cell office:value-type="float" office:value="0">
            <text:p>0</text:p>
          </table:table-cell>
          <table:table-cell office:value-type="float" office:value="0.917246043533">
            <text:p>0.9172460435</text:p>
          </table:table-cell>
          <table:table-cell office:value-type="float" office:value="0">
            <text:p>0</text:p>
          </table:table-cell>
          <table:table-cell office:value-type="float" office:value="0.91599137638">
            <text:p>0.9159913764</text:p>
          </table:table-cell>
          <table:table-cell office:value-type="float" office:value="0">
            <text:p>0</text:p>
          </table:table-cell>
          <table:table-cell office:value-type="float" office:value="0.91505885557">
            <text:p>0.9150588556</text:p>
          </table:table-cell>
          <table:table-cell office:value-type="float" office:value="0">
            <text:p>0</text:p>
          </table:table-cell>
          <table:table-cell office:value-type="float" office:value="0.736261238235">
            <text:p>0.7362612382</text:p>
          </table:table-cell>
          <table:table-cell office:value-type="float" office:value="0">
            <text:p>0</text:p>
          </table:table-cell>
          <table:table-cell office:value-type="float" office:value="0.896011665241">
            <text:p>0.8960116652</text:p>
          </table:table-cell>
          <table:table-cell office:value-type="float" office:value="0">
            <text:p>0</text:p>
          </table:table-cell>
          <table:table-cell office:value-type="float" office:value="0.896159161246">
            <text:p>0.8961591612</text:p>
          </table:table-cell>
          <table:table-cell office:value-type="float" office:value="0">
            <text:p>0</text:p>
          </table:table-cell>
          <table:table-cell office:value-type="float" office:value="0.896250397856">
            <text:p>0.8962503979</text:p>
          </table:table-cell>
          <table:table-cell office:value-type="float" office:value="0">
            <text:p>0</text:p>
          </table:table-cell>
          <table:table-cell office:value-type="float" office:value="0.721081434533">
            <text:p>0.7210814345</text:p>
          </table:table-cell>
          <table:table-cell office:value-type="float" office:value="0">
            <text:p>0</text:p>
          </table:table-cell>
          <table:table-cell office:value-type="float" office:value="0.719749653142">
            <text:p>0.7197496531</text:p>
          </table:table-cell>
          <table:table-cell office:value-type="float" office:value="0">
            <text:p>0</text:p>
          </table:table-cell>
          <table:table-cell office:value-type="float" office:value="0.720823753015">
            <text:p>0.720823753</text:p>
          </table:table-cell>
          <table:table-cell office:value-type="float" office:value="0">
            <text:p>0</text:p>
          </table:table-cell>
          <table:table-cell office:value-type="float" office:value="0.858824230101">
            <text:p>0.8588242301</text:p>
          </table:table-cell>
          <table:table-cell office:value-type="float" office:value="0">
            <text:p>0</text:p>
          </table:table-cell>
          <table:table-cell office:value-type="float" office:value="0.858721227342">
            <text:p>0.8587212273</text:p>
          </table:table-cell>
          <table:table-cell office:value-type="float" office:value="0">
            <text:p>0</text:p>
          </table:table-cell>
          <table:table-cell office:value-type="float" office:value="0.85621424069">
            <text:p>0.8562142407</text:p>
          </table:table-cell>
          <table:table-cell office:value-type="float" office:value="0">
            <text:p>0</text:p>
          </table:table-cell>
          <table:table-cell office:value-type="float" office:value="0.856104734495">
            <text:p>0.8561047345</text:p>
          </table:table-cell>
          <table:table-cell office:value-type="float" office:value="0">
            <text:p>0</text:p>
          </table:table-cell>
          <table:table-cell office:value-type="float" office:value="0.857938453062">
            <text:p>0.8579384531</text:p>
          </table:table-cell>
          <table:table-cell office:value-type="float" office:value="0">
            <text:p>0</text:p>
          </table:table-cell>
          <table:table-cell office:value-type="float" office:value="0.857118598006">
            <text:p>0.857118598</text:p>
          </table:table-cell>
          <table:table-cell office:value-type="float" office:value="0">
            <text:p>0</text:p>
          </table:table-cell>
          <table:table-cell office:value-type="float" office:value="0.721328891235">
            <text:p>0.7213288912</text:p>
          </table:table-cell>
          <table:table-cell office:value-type="float" office:value="0">
            <text:p>0</text:p>
          </table:table-cell>
          <table:table-cell office:value-type="float" office:value="0.723206549186">
            <text:p>0.7232065492</text:p>
          </table:table-cell>
          <table:table-cell office:value-type="float" office:value="0">
            <text:p>0</text:p>
          </table:table-cell>
          <table:table-cell office:value-type="float" office:value="0.701961695325">
            <text:p>0.7019616953</text:p>
          </table:table-cell>
          <table:table-cell office:value-type="float" office:value="0">
            <text:p>0</text:p>
          </table:table-cell>
          <table:table-cell office:value-type="float" office:value="0.884066725344">
            <text:p>0.8840667253</text:p>
          </table:table-cell>
          <table:table-cell office:value-type="float" office:value="0">
            <text:p>0</text:p>
          </table:table-cell>
          <table:table-cell office:value-type="float" office:value="0.884761896085">
            <text:p>0.8847618961</text:p>
          </table:table-cell>
          <table:table-cell office:value-type="float" office:value="0">
            <text:p>0</text:p>
          </table:table-cell>
          <table:table-cell office:value-type="float" office:value="0.882433206242">
            <text:p>0.8824332062</text:p>
          </table:table-cell>
          <table:table-cell office:value-type="float" office:value="0">
            <text:p>0</text:p>
          </table:table-cell>
          <table:table-cell office:value-type="float" office:value="0.881805925821">
            <text:p>0.8818059258</text:p>
          </table:table-cell>
          <table:table-cell office:value-type="float" office:value="0">
            <text:p>0</text:p>
          </table:table-cell>
          <table:table-cell office:value-type="float" office:value="0.882544178635">
            <text:p>0.8825441786</text:p>
          </table:table-cell>
          <table:table-cell office:value-type="float" office:value="0">
            <text:p>0</text:p>
          </table:table-cell>
          <table:table-cell office:value-type="float" office:value="0.881696962688">
            <text:p>0.881696962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verage</text:p>
          </table:table-cell>
          <table:table-cell table:number-columns-repeated="2"/>
          <table:table-cell office:value-type="string">
            <text:p>Mean</text:p>
          </table:table-cell>
          <table:table-cell table:formula="of:=SUM([.E2:.E10])/COUNT([.$B$2:.$B$10])" office:value-type="float" office:value="0.802285255068778">
            <text:p>0.8022852551</text:p>
          </table:table-cell>
          <table:table-cell table:formula="of:=SUM([.F2:.F10])/COUNT([.$B$2:.$B$10])" office:value-type="float" office:value="0.848919582717111">
            <text:p>0.8489195827</text:p>
          </table:table-cell>
          <table:table-cell table:formula="of:=SUM([.G2:.G10])/COUNT([.$B$2:.$B$10])" office:value-type="float" office:value="0.857301373171111">
            <text:p>0.8573013732</text:p>
          </table:table-cell>
          <table:table-cell table:formula="of:=SUM([.H2:.H10])/COUNT([.H2:.H10])" office:value-type="float" office:value="5">
            <text:p>5</text:p>
          </table:table-cell>
          <table:table-cell table:formula="of:=SUM([.I2:.I10])/COUNT([.$B$2:.$B$10])" office:value-type="float" office:value="0.859873096548667">
            <text:p>0.8598730965</text:p>
          </table:table-cell>
          <table:table-cell table:formula="of:=SUM([.J2:.J10])/COUNT([.J2:.J10])" office:value-type="float" office:value="6">
            <text:p>6</text:p>
          </table:table-cell>
          <table:table-cell table:formula="of:=SUM([.K2:.K10])/COUNT([.$B$2:.$B$10])" office:value-type="float" office:value="0.951833613502222">
            <text:p>0.9518336135</text:p>
          </table:table-cell>
          <table:table-cell table:formula="of:=SUM([.L2:.L10])/COUNT([.L2:.L10])" office:value-type="float" office:value="43.2222222222222">
            <text:p>43.2222222222</text:p>
          </table:table-cell>
          <table:table-cell table:formula="of:=SUM([.M2:.M10])/COUNT([.$B$2:.$B$10])" office:value-type="float" office:value="0.950707042961666">
            <text:p>0.950707043</text:p>
          </table:table-cell>
          <table:table-cell table:formula="of:=SUM([.N2:.N10])/COUNT([.N2:.N10])" office:value-type="float" office:value="43">
            <text:p>43</text:p>
          </table:table-cell>
          <table:table-cell table:formula="of:=SUM([.O2:.O10])/COUNT([.$B$2:.$B$10])" office:value-type="float" office:value="0.950502805091333">
            <text:p>0.9505028051</text:p>
          </table:table-cell>
          <table:table-cell table:formula="of:=SUM([.P2:.P10])/COUNT([.P2:.P10])" office:value-type="float" office:value="43.4444444444444">
            <text:p>43.4444444444</text:p>
          </table:table-cell>
          <table:table-cell table:formula="of:=SUM([.Q2:.Q10])/COUNT([.$B$2:.$B$10])" office:value-type="float" office:value="0.827613606957333">
            <text:p>0.827613607</text:p>
          </table:table-cell>
          <table:table-cell table:formula="of:=SUM([.R2:.R10])/COUNT([.R2:.R10])" office:value-type="float" office:value="0.111111111111111">
            <text:p>0.1111111111</text:p>
          </table:table-cell>
          <table:table-cell table:formula="of:=SUM([.S2:.S10])/COUNT([.$B$2:.$B$10])" office:value-type="float" office:value="0.959096366075778">
            <text:p>0.9590963661</text:p>
          </table:table-cell>
          <table:table-cell table:formula="of:=SUM([.T2:.T10])/COUNT([.T2:.T10])" office:value-type="float" office:value="47.2222222222222">
            <text:p>47.2222222222</text:p>
          </table:table-cell>
          <table:table-cell table:formula="of:=SUM([.U2:.U10])/COUNT([.$B$2:.$B$10])" office:value-type="float" office:value="0.955885118518333">
            <text:p>0.9558851185</text:p>
          </table:table-cell>
          <table:table-cell table:formula="of:=SUM([.V2:.V10])/COUNT([.V2:.V10])" office:value-type="float" office:value="44.5555555555556">
            <text:p>44.5555555556</text:p>
          </table:table-cell>
          <table:table-cell table:formula="of:=SUM([.W2:.W10])/COUNT([.$B$2:.$B$10])" office:value-type="float" office:value="0.956898293485889">
            <text:p>0.9568982935</text:p>
          </table:table-cell>
          <table:table-cell table:formula="of:=SUM([.X2:.X10])/COUNT([.X2:.X10])" office:value-type="float" office:value="44.7777777777778">
            <text:p>44.7777777778</text:p>
          </table:table-cell>
          <table:table-cell table:formula="of:=SUM([.Y2:.Y10])/COUNT([.$B$2:.$B$10])" office:value-type="float" office:value="0.844506183033667">
            <text:p>0.844506183</text:p>
          </table:table-cell>
          <table:table-cell table:formula="of:=SUM([.Z2:.Z10])/COUNT([.Z2:.Z10])" office:value-type="float" office:value="0.333333333333333">
            <text:p>0.3333333333</text:p>
          </table:table-cell>
          <table:table-cell table:formula="of:=SUM([.AA2:.AA10])/COUNT([.$B$2:.$B$10])" office:value-type="float" office:value="0.951812634061889">
            <text:p>0.9518126341</text:p>
          </table:table-cell>
          <table:table-cell table:formula="of:=SUM([.AB2:.AB10])/COUNT([.AB2:.AB10])" office:value-type="float" office:value="43.7777777777778">
            <text:p>43.7777777778</text:p>
          </table:table-cell>
          <table:table-cell table:formula="of:=SUM([.AC2:.AC10])/COUNT([.$B$2:.$B$10])" office:value-type="float" office:value="0.951502739018111">
            <text:p>0.951502739</text:p>
          </table:table-cell>
          <table:table-cell table:formula="of:=SUM([.AD2:.AD10])/COUNT([.AD2:.AD10])" office:value-type="float" office:value="42.4444444444444">
            <text:p>42.4444444444</text:p>
          </table:table-cell>
          <table:table-cell table:formula="of:=SUM([.AE2:.AE10])/COUNT([.$B$2:.$B$10])" office:value-type="float" office:value="0.950563091774333">
            <text:p>0.9505630918</text:p>
          </table:table-cell>
          <table:table-cell table:formula="of:=SUM([.AF2:.AF10])/COUNT([.AF2:.AF10])" office:value-type="float" office:value="44.4444444444444">
            <text:p>44.4444444444</text:p>
          </table:table-cell>
          <table:table-cell table:formula="of:=SUM([.AG2:.AG10])/COUNT([.$B$2:.$B$10])" office:value-type="float" office:value="0.824108991450667">
            <text:p>0.8241089915</text:p>
          </table:table-cell>
          <table:table-cell table:formula="of:=SUM([.AH2:.AH10])/COUNT([.AH2:.AH10])" office:value-type="float" office:value="0">
            <text:p>0</text:p>
          </table:table-cell>
          <table:table-cell table:formula="of:=SUM([.AI2:.AI10])/COUNT([.$B$2:.$B$10])" office:value-type="float" office:value="0.824122414760333">
            <text:p>0.8241224148</text:p>
          </table:table-cell>
          <table:table-cell table:formula="of:=SUM([.AJ2:.AJ10])/COUNT([.AJ2:.AJ10])" office:value-type="float" office:value="0.555555555555556">
            <text:p>0.5555555556</text:p>
          </table:table-cell>
          <table:table-cell table:formula="of:=SUM([.AK2:.AK10])/COUNT([.$B$2:.$B$10])" office:value-type="float" office:value="0.821039758670778">
            <text:p>0.8210397587</text:p>
          </table:table-cell>
          <table:table-cell table:formula="of:=SUM([.AL2:.AL10])/COUNT([.AL2:.AL10])" office:value-type="float" office:value="0.222222222222222">
            <text:p>0.2222222222</text:p>
          </table:table-cell>
          <table:table-cell table:formula="of:=SUM([.AM2:.AM10])/COUNT([.$B$2:.$B$10])" office:value-type="float" office:value="0.932247991720111">
            <text:p>0.9322479917</text:p>
          </table:table-cell>
          <table:table-cell table:formula="of:=SUM([.AN2:.AN10])/COUNT([.AN2:.AN10])" office:value-type="float" office:value="33.6666666666667">
            <text:p>33.6666666667</text:p>
          </table:table-cell>
          <table:table-cell table:formula="of:=SUM([.AO2:.AO10])/COUNT([.$B$2:.$B$10])" office:value-type="float" office:value="0.933526043535555">
            <text:p>0.9335260435</text:p>
          </table:table-cell>
          <table:table-cell table:formula="of:=SUM([.AP2:.AP10])/COUNT([.AP2:.AP10])" office:value-type="float" office:value="36">
            <text:p>36</text:p>
          </table:table-cell>
          <table:table-cell table:formula="of:=SUM([.AQ2:.AQ10])/COUNT([.$B$2:.$B$10])" office:value-type="float" office:value="0.931953308764555">
            <text:p>0.9319533088</text:p>
          </table:table-cell>
          <table:table-cell table:formula="of:=SUM([.AR2:.AR10])/COUNT([.AR2:.AR10])" office:value-type="float" office:value="33.5555555555556">
            <text:p>33.5555555556</text:p>
          </table:table-cell>
          <table:table-cell table:formula="of:=SUM([.AS2:.AS10])/COUNT([.$B$2:.$B$10])" office:value-type="float" office:value="0.933699548909333">
            <text:p>0.9336995489</text:p>
          </table:table-cell>
          <table:table-cell table:formula="of:=SUM([.AT2:.AT10])/COUNT([.AT2:.AT10])" office:value-type="float" office:value="35.1111111111111">
            <text:p>35.1111111111</text:p>
          </table:table-cell>
          <table:table-cell table:formula="of:=SUM([.AU2:.AU10])/COUNT([.$B$2:.$B$10])" office:value-type="float" office:value="0.931576557148111">
            <text:p>0.9315765571</text:p>
          </table:table-cell>
          <table:table-cell table:formula="of:=SUM([.AV2:.AV10])/COUNT([.AV2:.AV10])" office:value-type="float" office:value="33.6666666666667">
            <text:p>33.6666666667</text:p>
          </table:table-cell>
          <table:table-cell table:formula="of:=SUM([.AW2:.AW10])/COUNT([.$B$2:.$B$10])" office:value-type="float" office:value="0.928825211211444">
            <text:p>0.9288252112</text:p>
          </table:table-cell>
          <table:table-cell table:formula="of:=SUM([.AX2:.AX10])/COUNT([.AX2:.AX10])" office:value-type="float" office:value="32.7777777777778">
            <text:p>32.7777777778</text:p>
          </table:table-cell>
          <table:table-cell table:formula="of:=SUM([.AY2:.AY10])/COUNT([.$B$2:.$B$10])" office:value-type="float" office:value="0.838950623106889">
            <text:p>0.8389506231</text:p>
          </table:table-cell>
          <table:table-cell table:formula="of:=SUM([.AZ2:.AZ10])/COUNT([.AZ2:.AZ10])" office:value-type="float" office:value="0.777777777777778">
            <text:p>0.7777777778</text:p>
          </table:table-cell>
          <table:table-cell table:formula="of:=SUM([.BA2:.BA10])/COUNT([.$B$2:.$B$10])" office:value-type="float" office:value="0.838625495192667">
            <text:p>0.8386254952</text:p>
          </table:table-cell>
          <table:table-cell table:formula="of:=SUM([.BB2:.BB10])/COUNT([.BB2:.BB10])" office:value-type="float" office:value="0.666666666666667">
            <text:p>0.6666666667</text:p>
          </table:table-cell>
          <table:table-cell table:formula="of:=SUM([.BC2:.BC10])/COUNT([.$B$2:.$B$10])" office:value-type="float" office:value="0.820690314892222">
            <text:p>0.8206903149</text:p>
          </table:table-cell>
          <table:table-cell table:formula="of:=SUM([.BD2:.BD10])/COUNT([.BD2:.BD10])" office:value-type="float" office:value="0">
            <text:p>0</text:p>
          </table:table-cell>
          <table:table-cell table:formula="of:=SUM([.BE2:.BE10])/COUNT([.$B$2:.$B$10])" office:value-type="float" office:value="0.945934383815444">
            <text:p>0.9459343838</text:p>
          </table:table-cell>
          <table:table-cell table:formula="of:=SUM([.BF2:.BF10])/COUNT([.BF2:.BF10])" office:value-type="float" office:value="42">
            <text:p>42</text:p>
          </table:table-cell>
          <table:table-cell table:formula="of:=SUM([.BG2:.BG10])/COUNT([.$B$2:.$B$10])" office:value-type="float" office:value="0.947116102985111">
            <text:p>0.947116103</text:p>
          </table:table-cell>
          <table:table-cell table:formula="of:=SUM([.BH2:.BH10])/COUNT([.BH2:.BH10])" office:value-type="float" office:value="43.1111111111111">
            <text:p>43.1111111111</text:p>
          </table:table-cell>
          <table:table-cell table:formula="of:=SUM([.BI2:.BI10])/COUNT([.$B$2:.$B$10])" office:value-type="float" office:value="0.944872863826444">
            <text:p>0.9448728638</text:p>
          </table:table-cell>
          <table:table-cell table:formula="of:=SUM([.BJ2:.BJ10])/COUNT([.BJ2:.BJ10])" office:value-type="float" office:value="41.2222222222222">
            <text:p>41.2222222222</text:p>
          </table:table-cell>
          <table:table-cell table:formula="of:=SUM([.BK2:.BK10])/COUNT([.$B$2:.$B$10])" office:value-type="float" office:value="0.946414935688778">
            <text:p>0.9464149357</text:p>
          </table:table-cell>
          <table:table-cell table:formula="of:=SUM([.BL2:.BL10])/COUNT([.BL2:.BL10])" office:value-type="float" office:value="41.8888888888889">
            <text:p>41.8888888889</text:p>
          </table:table-cell>
          <table:table-cell table:formula="of:=SUM([.BM2:.BM10])/COUNT([.$B$2:.$B$10])" office:value-type="float" office:value="0.944507626047556">
            <text:p>0.944507626</text:p>
          </table:table-cell>
          <table:table-cell table:formula="of:=SUM([.BN2:.BN10])/COUNT([.BN2:.BN10])" office:value-type="float" office:value="41.2222222222222">
            <text:p>41.2222222222</text:p>
          </table:table-cell>
          <table:table-cell table:formula="of:=SUM([.BO2:.BO10])/COUNT([.$B$2:.$B$10])" office:value-type="float" office:value="0.943523678992111">
            <text:p>0.943523679</text:p>
          </table:table-cell>
          <table:table-cell table:formula="of:=SUM([.BP2:.BP10])/COUNT([.BP2:.BP10])" office:value-type="float" office:value="40.8888888888889">
            <text:p>40.8888888889</text:p>
          </table:table-cell>
        </table:table-row>
        <table:table-row table:style-name="ro2" table:number-rows-repeated="1048564">
          <table:table-cell table:number-columns-repeated="68"/>
        </table:table-row>
        <table:table-row table:style-name="ro2">
          <table:table-cell table:number-columns-repeated="68"/>
        </table:table-row>
      </table:table>
      <table:table table:name="mf 0.8 - rem 0.8" table:style-name="ta1">
        <office:forms form:automatic-focus="false" form:apply-design-mode="false"/>
        <table:shapes>
          <draw:frame draw:z-index="0" draw:style-name="gr1" svg:width="45.949cm" svg:height="12.408cm" svg:x="2.463cm" svg:y="17.395cm">
            <draw:object draw:notify-on-update-of-ranges="'mf 0.8 - rem 0.8'.A2:'mf 0.8 - rem 0.8'.A11 'mf 0.8 - rem 0.8'.K1:'mf 0.8 - rem 0.8'.K1 'mf 0.8 - rem 0.8'.K2:'mf 0.8 - rem 0.8'.K11 'mf 0.8 - rem 0.8'.M1:'mf 0.8 - rem 0.8'.M1 'mf 0.8 - rem 0.8'.M2:'mf 0.8 - rem 0.8'.M11 'mf 0.8 - rem 0.8'.O1:'mf 0.8 - rem 0.8'.O1 'mf 0.8 - rem 0.8'.O2:'mf 0.8 - rem 0.8'.O11 'mf 0.8 - rem 0.8'.S1:'mf 0.8 - rem 0.8'.S1 'mf 0.8 - rem 0.8'.S2:'mf 0.8 - rem 0.8'.S11 'mf 0.8 - rem 0.8'.U1:'mf 0.8 - rem 0.8'.U1 'mf 0.8 - rem 0.8'.U2:'mf 0.8 - rem 0.8'.U11 'mf 0.8 - rem 0.8'.W1:'mf 0.8 - rem 0.8'.W1 'mf 0.8 - rem 0.8'.W2:'mf 0.8 - rem 0.8'.W11 'mf 0.8 - rem 0.8'.AA1:'mf 0.8 - rem 0.8'.AA1 'mf 0.8 - rem 0.8'.AA2:'mf 0.8 - rem 0.8'.AA11 'mf 0.8 - rem 0.8'.AC1:'mf 0.8 - rem 0.8'.AC1 'mf 0.8 - rem 0.8'.AC2:'mf 0.8 - rem 0.8'.AC11 'mf 0.8 - rem 0.8'.AE1:'mf 0.8 - rem 0.8'.AE1 'mf 0.8 - rem 0.8'.AE2:'mf 0.8 - rem 0.8'.AE11 'mf 0.8 - rem 0.8'.BE1:'mf 0.8 - rem 0.8'.BE1 'mf 0.8 - rem 0.8'.BE2:'mf 0.8 - rem 0.8'.BE11 'mf 0.8 - rem 0.8'.BG1:'mf 0.8 - rem 0.8'.BG1 'mf 0.8 - rem 0.8'.BG2:'mf 0.8 - rem 0.8'.BG11 'mf 0.8 - rem 0.8'.BI1:'mf 0.8 - rem 0.8'.BI1 'mf 0.8 - rem 0.8'.BI2:'mf 0.8 - rem 0.8'.BI11 'mf 0.8 - rem 0.8'.BK1:'mf 0.8 - rem 0.8'.BK1 'mf 0.8 - rem 0.8'.BK2:'mf 0.8 - rem 0.8'.BK11 'mf 0.8 - rem 0.8'.BM1:'mf 0.8 - rem 0.8'.BM1 'mf 0.8 - rem 0.8'.BM2:'mf 0.8 - rem 0.8'.BM11 'mf 0.8 - rem 0.8'.BO1:'mf 0.8 - rem 0.8'.BO1 'mf 0.8 - rem 0.8'.BO2:'mf 0.8 - rem 0.8'.BO1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35cm" svg:height="12cm" svg:x="9.409cm" svg:y="5.22cm">
            <draw:object draw:notify-on-update-of-ranges="'mf 0.8 - rem 0.8'.A2:'mf 0.8 - rem 0.8'.A10 'mf 0.8 - rem 0.8'.L1:'mf 0.8 - rem 0.8'.L1 'mf 0.8 - rem 0.8'.L2:'mf 0.8 - rem 0.8'.L10 'mf 0.8 - rem 0.8'.T1:'mf 0.8 - rem 0.8'.T1 'mf 0.8 - rem 0.8'.T2:'mf 0.8 - rem 0.8'.T10 'mf 0.8 - rem 0.8'.AF1:'mf 0.8 - rem 0.8'.AF1 'mf 0.8 - rem 0.8'.AF2:'mf 0.8 - rem 0.8'.AF10 'mf 0.8 - rem 0.8'.AP1:'mf 0.8 - rem 0.8'.AP1 'mf 0.8 - rem 0.8'.AP2:'mf 0.8 - rem 0.8'.AP10 'mf 0.8 - rem 0.8'.BP1:'mf 0.8 - rem 0.8'.BP1 'mf 0.8 - rem 0.8'.BP2:'mf 0.8 - rem 0.8'.BP10 'mf 0.8 - rem 0.8'.BR1:'mf 0.8 - rem 0.8'.BR1 'mf 0.8 - rem 0.8'.BR2:'mf 0.8 - rem 0.8'.BR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number-columns-repeated="4" table:default-cell-style-name="Default"/>
        <table:table-column table:style-name="co39" table:number-columns-repeated="2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41" table:number-columns-repeated="4" table:default-cell-style-name="Default"/>
        <table:table-column table:style-name="co42" table:number-columns-repeated="2" table:default-cell-style-name="Default"/>
        <table:table-column table:style-name="co43" table:number-columns-repeated="2" table:default-cell-style-name="Default"/>
        <table:table-column table:style-name="co44" table:number-columns-repeated="2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45" table:number-columns-repeated="2" table:default-cell-style-name="Default"/>
        <table:table-column table:style-name="co41" table:number-columns-repeated="2" table:default-cell-style-name="Default"/>
        <table:table-column table:style-name="co45" table:number-columns-repeated="2" table:default-cell-style-name="Default"/>
        <table:table-column table:style-name="co41" table:number-columns-repeated="2" table:default-cell-style-name="Default"/>
        <table:table-column table:style-name="co30" table:number-columns-repeated="2" table:default-cell-style-name="Default"/>
        <table:table-column table:style-name="co42" table:number-columns-repeated="2" table:default-cell-style-name="Default"/>
        <table:table-column table:style-name="co46" table:number-columns-repeated="2" table:default-cell-style-name="Default"/>
        <table:table-column table:style-name="co47" table:number-columns-repeated="2" table:default-cell-style-name="Default"/>
        <table:table-column table:style-name="co44" table:number-columns-repeated="2" table:default-cell-style-name="Default"/>
        <table:table-column table:style-name="co17" table:number-columns-repeated="2" table:default-cell-style-name="Default"/>
        <table:table-column table:style-name="co48" table:number-columns-repeated="2" table:default-cell-style-name="Default"/>
        <table:table-column table:style-name="co17" table:number-columns-repeated="2" table:default-cell-style-name="Default"/>
        <table:table-column table:style-name="co48" table:number-columns-repeated="2" table:default-cell-style-name="Default"/>
        <table:table-column table:style-name="co49" table:number-columns-repeated="2" table:default-cell-style-name="Default"/>
        <table:table-column table:style-name="co50" table:number-columns-repeated="2" table:default-cell-style-name="Default"/>
        <table:table-column table:style-name="co26" table:number-columns-repeated="6" table:default-cell-style-name="Default"/>
        <table:table-row table:style-name="ro3">
          <table:table-cell/>
          <table:table-cell office:value-type="string">
            <text:p>#bins </text:p>
          </table:table-cell>
          <table:table-cell office:value-type="string">
            <text:p><text:s/>#resources</text:p>
          </table:table-cell>
          <table:table-cell office:value-type="string">
            <text:p><text:s/>Avg #items </text:p>
          </table:table-cell>
          <table:table-cell office:value-type="string">
            <text:p><text:s/>Avg %usage </text:p>
          </table:table-cell>
          <table:table-cell office:value-type="string">
            <text:p><text:s/>Avg max % usage</text:p>
          </table:table-cell>
          <table:table-cell table:number-columns-repeated="2" office:value-type="string">
            <text:p>nothing</text:p>
          </table:table-cell>
          <table:table-cell table:number-columns-repeated="2" office:value-type="string">
            <text:p>shuff1</text:p>
          </table:table-cell>
          <table:table-cell table:number-columns-repeated="2" office:value-type="string">
            <text:p>1/C</text:p>
          </table:table-cell>
          <table:table-cell table:number-columns-repeated="2" office:value-type="string">
            <text:p>1/R</text:p>
          </table:table-cell>
          <table:table-cell table:number-columns-repeated="2" office:value-type="string">
            <text:p>R/C</text:p>
          </table:table-cell>
          <table:table-cell office:value-type="string">
            <text:p>ic_shuff</text:p>
          </table:table-cell>
          <table:table-cell office:value-type="string">
            <text:p>ic_shuff</text:p>
          </table:table-cell>
          <table:table-cell office:value-type="string">
            <text:p>ic_dyn_1/C</text:p>
          </table:table-cell>
          <table:table-cell office:value-type="string">
            <text:p>ic_dyn_1/C</text:p>
          </table:table-cell>
          <table:table-cell office:value-type="string">
            <text:p>ic_dyn_1/R</text:p>
          </table:table-cell>
          <table:table-cell office:value-type="string">
            <text:p>ic_dyn_1/R</text:p>
          </table:table-cell>
          <table:table-cell office:value-type="string">
            <text:p>ic_dyn_R/C</text:p>
          </table:table-cell>
          <table:table-cell office:value-type="string">
            <text:p>ic_dyn_R/C</text:p>
          </table:table-cell>
          <table:table-cell office:value-type="string">
            <text:p>bc_shuff</text:p>
          </table:table-cell>
          <table:table-cell office:value-type="string">
            <text:p>bc_shuff</text:p>
          </table:table-cell>
          <table:table-cell office:value-type="string">
            <text:p>bc_dyn_1/C</text:p>
          </table:table-cell>
          <table:table-cell office:value-type="string">
            <text:p>bc_dyn_1/C</text:p>
          </table:table-cell>
          <table:table-cell office:value-type="string">
            <text:p>bc_dyn_1/R</text:p>
          </table:table-cell>
          <table:table-cell office:value-type="string">
            <text:p>bc_dyn_1/R</text:p>
          </table:table-cell>
          <table:table-cell office:value-type="string">
            <text:p>bc_dyn_R/C</text:p>
          </table:table-cell>
          <table:table-cell office:value-type="string">
            <text:p>bc_dyn_R/C</text:p>
          </table:table-cell>
          <table:table-cell office:value-type="string">
            <text:p>bb_nothing</text:p>
          </table:table-cell>
          <table:table-cell office:value-type="string">
            <text:p>bb_nothing</text:p>
          </table:table-cell>
          <table:table-cell office:value-type="string">
            <text:p>bb_shuff1</text:p>
          </table:table-cell>
          <table:table-cell office:value-type="string">
            <text:p>bb_shuff1</text:p>
          </table:table-cell>
          <table:table-cell office:value-type="string">
            <text:p>bb_shuff</text:p>
          </table:table-cell>
          <table:table-cell office:value-type="string">
            <text:p>bb_shuff</text:p>
          </table:table-cell>
          <table:table-cell office:value-type="string">
            <text:p>bb_st_1/C</text:p>
          </table:table-cell>
          <table:table-cell office:value-type="string">
            <text:p>bb_st_1/C</text:p>
          </table:table-cell>
          <table:table-cell office:value-type="string">
            <text:p>bb_dyn_1/C</text:p>
          </table:table-cell>
          <table:table-cell office:value-type="string">
            <text:p>bb_dyn_1/C</text:p>
          </table:table-cell>
          <table:table-cell office:value-type="string">
            <text:p>bb_st_1/R</text:p>
          </table:table-cell>
          <table:table-cell office:value-type="string">
            <text:p>bb_st_1/R</text:p>
          </table:table-cell>
          <table:table-cell office:value-type="string">
            <text:p>bb_dyn_1/R</text:p>
          </table:table-cell>
          <table:table-cell office:value-type="string">
            <text:p>bb_dyn_1/R</text:p>
          </table:table-cell>
          <table:table-cell office:value-type="string">
            <text:p>bb_st_R/C</text:p>
          </table:table-cell>
          <table:table-cell office:value-type="string">
            <text:p>bb_st_R/C</text:p>
          </table:table-cell>
          <table:table-cell office:value-type="string">
            <text:p>bb_dyn_R/C</text:p>
          </table:table-cell>
          <table:table-cell office:value-type="string">
            <text:p>bb_dyn_R/C</text:p>
          </table:table-cell>
          <table:table-cell office:value-type="string">
            <text:p>sbb_nothing</text:p>
          </table:table-cell>
          <table:table-cell office:value-type="string">
            <text:p>sbb_nothing</text:p>
          </table:table-cell>
          <table:table-cell office:value-type="string">
            <text:p>sbb_shuff1</text:p>
          </table:table-cell>
          <table:table-cell office:value-type="string">
            <text:p>sbb_shuff1</text:p>
          </table:table-cell>
          <table:table-cell office:value-type="string">
            <text:p>sbb_shuff</text:p>
          </table:table-cell>
          <table:table-cell office:value-type="string">
            <text:p>sbb_shuff</text:p>
          </table:table-cell>
          <table:table-cell office:value-type="string">
            <text:p>sbb_st_1/C</text:p>
          </table:table-cell>
          <table:table-cell office:value-type="string">
            <text:p>sbb_st_1/C</text:p>
          </table:table-cell>
          <table:table-cell office:value-type="string">
            <text:p>sbb_dyn_1/C</text:p>
          </table:table-cell>
          <table:table-cell office:value-type="string">
            <text:p>sbb_dyn_1/C</text:p>
          </table:table-cell>
          <table:table-cell office:value-type="string">
            <text:p>sbb_st_1/R</text:p>
          </table:table-cell>
          <table:table-cell office:value-type="string">
            <text:p>sbb_st_1/R</text:p>
          </table:table-cell>
          <table:table-cell office:value-type="string">
            <text:p>sbb_st_1/R</text:p>
          </table:table-cell>
          <table:table-cell office:value-type="string">
            <text:p>sbb_dyn_1/R</text:p>
          </table:table-cell>
          <table:table-cell office:value-type="string">
            <text:p>sbb_st_R/C</text:p>
          </table:table-cell>
          <table:table-cell office:value-type="string">
            <text:p>sbb_st_R/C</text:p>
          </table:table-cell>
          <table:table-cell office:value-type="string">
            <text:p>sbb_dyn_R/C</text:p>
          </table:table-cell>
          <table:table-cell office:value-type="string">
            <text:p>sbb_dyn_R/C</text:p>
          </table:table-cell>
          <table:table-cell office:value-type="string">
            <text:p>dp</text:p>
          </table:table-cell>
          <table:table-cell office:value-type="string">
            <text:p>dp</text:p>
          </table:table-cell>
          <table:table-cell office:value-type="string">
            <text:p>dp_normC</text:p>
          </table:table-cell>
          <table:table-cell office:value-type="string">
            <text:p>dp_normC</text:p>
          </table:table-cell>
          <table:table-cell office:value-type="string">
            <text:p>dp_normR</text:p>
          </table:table-cell>
          <table:table-cell office:value-type="string">
            <text:p>dp_normR</text:p>
          </table:table-cell>
        </table:table-row>
        <table:table-row table:style-name="ro2">
          <table:table-cell table:formula="of:=[.B2]&amp;&quot;_&quot;&amp;[.C2]" office:value-type="string" office:string-value="10_2">
            <text:p>10_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0.857707545408">
            <text:p>0.8577075454</text:p>
          </table:table-cell>
          <table:table-cell office:value-type="float" office:value="0.876207190688">
            <text:p>0.8762071907</text:p>
          </table:table-cell>
          <table:table-cell office:value-type="float" office:value="0.951641773418">
            <text:p>0.9516417734</text:p>
          </table:table-cell>
          <table:table-cell office:value-type="float" office:value="6">
            <text:p>6</text:p>
          </table:table-cell>
          <table:table-cell office:value-type="float" office:value="0.953219930879">
            <text:p>0.9532199309</text:p>
          </table:table-cell>
          <table:table-cell office:value-type="float" office:value="7">
            <text:p>7</text:p>
          </table:table-cell>
          <table:table-cell office:value-type="float" office:value="0.984525686899">
            <text:p>0.9845256869</text:p>
          </table:table-cell>
          <table:table-cell office:value-type="float" office:value="87">
            <text:p>87</text:p>
          </table:table-cell>
          <table:table-cell office:value-type="float" office:value="0.986934719051">
            <text:p>0.9869347191</text:p>
          </table:table-cell>
          <table:table-cell office:value-type="float" office:value="87">
            <text:p>87</text:p>
          </table:table-cell>
          <table:table-cell office:value-type="float" office:value="0.992612455275">
            <text:p>0.9926124553</text:p>
          </table:table-cell>
          <table:table-cell office:value-type="float" office:value="88">
            <text:p>88</text:p>
          </table:table-cell>
          <table:table-cell office:value-type="float" office:value="0.92483426371">
            <text:p>0.9248342637</text:p>
          </table:table-cell>
          <table:table-cell office:value-type="float" office:value="0">
            <text:p>0</text:p>
          </table:table-cell>
          <table:table-cell office:value-type="float" office:value="0.981041087021">
            <text:p>0.981041087</text:p>
          </table:table-cell>
          <table:table-cell office:value-type="float" office:value="81">
            <text:p>81</text:p>
          </table:table-cell>
          <table:table-cell office:value-type="float" office:value="0.981646321374">
            <text:p>0.9816463214</text:p>
          </table:table-cell>
          <table:table-cell office:value-type="float" office:value="77">
            <text:p>77</text:p>
          </table:table-cell>
          <table:table-cell office:value-type="float" office:value="0.98739773315">
            <text:p>0.9873977332</text:p>
          </table:table-cell>
          <table:table-cell office:value-type="float" office:value="85">
            <text:p>85</text:p>
          </table:table-cell>
          <table:table-cell office:value-type="float" office:value="0.948455138372">
            <text:p>0.9484551384</text:p>
          </table:table-cell>
          <table:table-cell office:value-type="float" office:value="2">
            <text:p>2</text:p>
          </table:table-cell>
          <table:table-cell office:value-type="float" office:value="0.989711335902">
            <text:p>0.9897113359</text:p>
          </table:table-cell>
          <table:table-cell office:value-type="float" office:value="89">
            <text:p>89</text:p>
          </table:table-cell>
          <table:table-cell office:value-type="float" office:value="0.990867837717">
            <text:p>0.9908678377</text:p>
          </table:table-cell>
          <table:table-cell office:value-type="float" office:value="87">
            <text:p>87</text:p>
          </table:table-cell>
          <table:table-cell office:value-type="float" office:value="0.989326827831">
            <text:p>0.9893268278</text:p>
          </table:table-cell>
          <table:table-cell office:value-type="float" office:value="89">
            <text:p>89</text:p>
          </table:table-cell>
          <table:table-cell office:value-type="float" office:value="0.933920542261">
            <text:p>0.9339205423</text:p>
          </table:table-cell>
          <table:table-cell office:value-type="float" office:value="1">
            <text:p>1</text:p>
          </table:table-cell>
          <table:table-cell office:value-type="float" office:value="0.932354441072">
            <text:p>0.9323544411</text:p>
          </table:table-cell>
          <table:table-cell office:value-type="float" office:value="3">
            <text:p>3</text:p>
          </table:table-cell>
          <table:table-cell office:value-type="float" office:value="0.925423501552">
            <text:p>0.9254235016</text:p>
          </table:table-cell>
          <table:table-cell office:value-type="float" office:value="1">
            <text:p>1</text:p>
          </table:table-cell>
          <table:table-cell office:value-type="float" office:value="0.95741353784">
            <text:p>0.9574135378</text:p>
          </table:table-cell>
          <table:table-cell office:value-type="float" office:value="40">
            <text:p>40</text:p>
          </table:table-cell>
          <table:table-cell office:value-type="float" office:value="0.956026685061">
            <text:p>0.9560266851</text:p>
          </table:table-cell>
          <table:table-cell office:value-type="float" office:value="43">
            <text:p>43</text:p>
          </table:table-cell>
          <table:table-cell office:value-type="float" office:value="0.953487419037">
            <text:p>0.953487419</text:p>
          </table:table-cell>
          <table:table-cell office:value-type="float" office:value="38">
            <text:p>38</text:p>
          </table:table-cell>
          <table:table-cell office:value-type="float" office:value="0.96258306654">
            <text:p>0.9625830665</text:p>
          </table:table-cell>
          <table:table-cell office:value-type="float" office:value="47">
            <text:p>47</text:p>
          </table:table-cell>
          <table:table-cell office:value-type="float" office:value="0.959775135294">
            <text:p>0.9597751353</text:p>
          </table:table-cell>
          <table:table-cell office:value-type="float" office:value="48">
            <text:p>48</text:p>
          </table:table-cell>
          <table:table-cell office:value-type="float" office:value="0.960985649259">
            <text:p>0.9609856493</text:p>
          </table:table-cell>
          <table:table-cell office:value-type="float" office:value="43">
            <text:p>43</text:p>
          </table:table-cell>
          <table:table-cell office:value-type="float" office:value="0.938410222154">
            <text:p>0.9384102222</text:p>
          </table:table-cell>
          <table:table-cell office:value-type="float" office:value="0">
            <text:p>0</text:p>
          </table:table-cell>
          <table:table-cell office:value-type="float" office:value="0.937549534714">
            <text:p>0.9375495347</text:p>
          </table:table-cell>
          <table:table-cell office:value-type="float" office:value="2">
            <text:p>2</text:p>
          </table:table-cell>
          <table:table-cell office:value-type="float" office:value="0.932544781273">
            <text:p>0.9325447813</text:p>
          </table:table-cell>
          <table:table-cell office:value-type="float" office:value="1">
            <text:p>1</text:p>
          </table:table-cell>
          <table:table-cell office:value-type="float" office:value="0.982034659945">
            <text:p>0.9820346599</text:p>
          </table:table-cell>
          <table:table-cell office:value-type="float" office:value="71">
            <text:p>71</text:p>
          </table:table-cell>
          <table:table-cell office:value-type="float" office:value="0.980541603281">
            <text:p>0.9805416033</text:p>
          </table:table-cell>
          <table:table-cell office:value-type="float" office:value="68">
            <text:p>68</text:p>
          </table:table-cell>
          <table:table-cell office:value-type="float" office:value="0.985537304245">
            <text:p>0.9855373042</text:p>
          </table:table-cell>
          <table:table-cell office:value-type="float" office:value="73">
            <text:p>73</text:p>
          </table:table-cell>
          <table:table-cell office:value-type="float" office:value="0.978143152236">
            <text:p>0.9781431522</text:p>
          </table:table-cell>
          <table:table-cell office:value-type="float" office:value="66">
            <text:p>66</text:p>
          </table:table-cell>
          <table:table-cell office:value-type="float" office:value="0.98530346776">
            <text:p>0.9853034678</text:p>
          </table:table-cell>
          <table:table-cell office:value-type="float" office:value="79">
            <text:p>79</text:p>
          </table:table-cell>
          <table:table-cell office:value-type="float" office:value="0.986931631121">
            <text:p>0.9869316311</text:p>
          </table:table-cell>
          <table:table-cell office:value-type="float" office:value="80">
            <text:p>80</text:p>
          </table:table-cell>
          <table:table-cell office:value-type="float" office:value="0.997187080903">
            <text:p>0.9971870809</text:p>
          </table:table-cell>
          <table:table-cell office:value-type="float" office:value="91">
            <text:p>91</text:p>
          </table:table-cell>
          <table:table-cell office:value-type="float" office:value="0.991107188088">
            <text:p>0.9911071881</text:p>
          </table:table-cell>
          <table:table-cell office:value-type="float" office:value="88">
            <text:p>88</text:p>
          </table:table-cell>
          <table:table-cell office:value-type="float" office:value="0.961630904938">
            <text:p>0.9616309049</text:p>
          </table:table-cell>
          <table:table-cell office:value-type="float" office:value="17">
            <text:p>17</text:p>
          </table:table-cell>
        </table:table-row>
        <table:table-row table:style-name="ro2">
          <table:table-cell table:formula="of:=[.B3]&amp;&quot;_&quot;&amp;[.C3]" office:value-type="string" office:string-value="10_5">
            <text:p>10_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0.850978164273">
            <text:p>0.8509781643</text:p>
          </table:table-cell>
          <table:table-cell office:value-type="float" office:value="0.894443299823">
            <text:p>0.8944432998</text:p>
          </table:table-cell>
          <table:table-cell office:value-type="float" office:value="0.818840342046">
            <text:p>0.818840342</text:p>
          </table:table-cell>
          <table:table-cell office:value-type="float" office:value="0">
            <text:p>0</text:p>
          </table:table-cell>
          <table:table-cell office:value-type="float" office:value="0.818428598139">
            <text:p>0.8184285981</text:p>
          </table:table-cell>
          <table:table-cell office:value-type="float" office:value="0">
            <text:p>0</text:p>
          </table:table-cell>
          <table:table-cell office:value-type="float" office:value="0.858166755233">
            <text:p>0.8581667552</text:p>
          </table:table-cell>
          <table:table-cell office:value-type="float" office:value="1">
            <text:p>1</text:p>
          </table:table-cell>
          <table:table-cell office:value-type="float" office:value="0.857748323359">
            <text:p>0.8577483234</text:p>
          </table:table-cell>
          <table:table-cell office:value-type="float" office:value="1">
            <text:p>1</text:p>
          </table:table-cell>
          <table:table-cell office:value-type="float" office:value="0.847904130881">
            <text:p>0.8479041309</text:p>
          </table:table-cell>
          <table:table-cell office:value-type="float" office:value="1">
            <text:p>1</text:p>
          </table:table-cell>
          <table:table-cell office:value-type="float" office:value="0.8011186188">
            <text:p>0.8011186188</text:p>
          </table:table-cell>
          <table:table-cell office:value-type="float" office:value="0">
            <text:p>0</text:p>
          </table:table-cell>
          <table:table-cell office:value-type="float" office:value="0.857541577956">
            <text:p>0.857541578</text:p>
          </table:table-cell>
          <table:table-cell office:value-type="float" office:value="1">
            <text:p>1</text:p>
          </table:table-cell>
          <table:table-cell office:value-type="float" office:value="0.846406299052">
            <text:p>0.8464062991</text:p>
          </table:table-cell>
          <table:table-cell office:value-type="float" office:value="2">
            <text:p>2</text:p>
          </table:table-cell>
          <table:table-cell office:value-type="float" office:value="0.838277865047">
            <text:p>0.838277865</text:p>
          </table:table-cell>
          <table:table-cell office:value-type="float" office:value="1">
            <text:p>1</text:p>
          </table:table-cell>
          <table:table-cell office:value-type="float" office:value="0.813055640215">
            <text:p>0.8130556402</text:p>
          </table:table-cell>
          <table:table-cell office:value-type="float" office:value="0">
            <text:p>0</text:p>
          </table:table-cell>
          <table:table-cell office:value-type="float" office:value="0.854895478">
            <text:p>0.854895478</text:p>
          </table:table-cell>
          <table:table-cell office:value-type="float" office:value="2">
            <text:p>2</text:p>
          </table:table-cell>
          <table:table-cell office:value-type="float" office:value="0.865619244553">
            <text:p>0.8656192446</text:p>
          </table:table-cell>
          <table:table-cell office:value-type="float" office:value="2">
            <text:p>2</text:p>
          </table:table-cell>
          <table:table-cell office:value-type="float" office:value="0.847380882524">
            <text:p>0.8473808825</text:p>
          </table:table-cell>
          <table:table-cell office:value-type="float" office:value="3">
            <text:p>3</text:p>
          </table:table-cell>
          <table:table-cell office:value-type="float" office:value="0.799596972395">
            <text:p>0.7995969724</text:p>
          </table:table-cell>
          <table:table-cell office:value-type="float" office:value="0">
            <text:p>0</text:p>
          </table:table-cell>
          <table:table-cell office:value-type="float" office:value="0.803200307293">
            <text:p>0.8032003073</text:p>
          </table:table-cell>
          <table:table-cell office:value-type="float" office:value="0">
            <text:p>0</text:p>
          </table:table-cell>
          <table:table-cell office:value-type="float" office:value="0.807343295942">
            <text:p>0.8073432959</text:p>
          </table:table-cell>
          <table:table-cell office:value-type="float" office:value="0">
            <text:p>0</text:p>
          </table:table-cell>
          <table:table-cell office:value-type="float" office:value="0.82546322605">
            <text:p>0.8254632261</text:p>
          </table:table-cell>
          <table:table-cell office:value-type="float" office:value="0">
            <text:p>0</text:p>
          </table:table-cell>
          <table:table-cell office:value-type="float" office:value="0.837992574196">
            <text:p>0.8379925742</text:p>
          </table:table-cell>
          <table:table-cell office:value-type="float" office:value="2">
            <text:p>2</text:p>
          </table:table-cell>
          <table:table-cell office:value-type="float" office:value="0.836536250507">
            <text:p>0.8365362505</text:p>
          </table:table-cell>
          <table:table-cell office:value-type="float" office:value="0">
            <text:p>0</text:p>
          </table:table-cell>
          <table:table-cell office:value-type="float" office:value="0.835553805235">
            <text:p>0.8355538052</text:p>
          </table:table-cell>
          <table:table-cell office:value-type="float" office:value="0">
            <text:p>0</text:p>
          </table:table-cell>
          <table:table-cell office:value-type="float" office:value="0.832758562076">
            <text:p>0.8327585621</text:p>
          </table:table-cell>
          <table:table-cell office:value-type="float" office:value="0">
            <text:p>0</text:p>
          </table:table-cell>
          <table:table-cell office:value-type="float" office:value="0.830259506257">
            <text:p>0.8302595063</text:p>
          </table:table-cell>
          <table:table-cell office:value-type="float" office:value="0">
            <text:p>0</text:p>
          </table:table-cell>
          <table:table-cell office:value-type="float" office:value="0.799055659916">
            <text:p>0.7990556599</text:p>
          </table:table-cell>
          <table:table-cell office:value-type="float" office:value="0">
            <text:p>0</text:p>
          </table:table-cell>
          <table:table-cell office:value-type="float" office:value="0.802393314896">
            <text:p>0.8023933149</text:p>
          </table:table-cell>
          <table:table-cell office:value-type="float" office:value="0">
            <text:p>0</text:p>
          </table:table-cell>
          <table:table-cell office:value-type="float" office:value="0.80158981826">
            <text:p>0.8015898183</text:p>
          </table:table-cell>
          <table:table-cell office:value-type="float" office:value="0">
            <text:p>0</text:p>
          </table:table-cell>
          <table:table-cell office:value-type="float" office:value="0.850898744553">
            <text:p>0.8508987446</text:p>
          </table:table-cell>
          <table:table-cell office:value-type="float" office:value="0">
            <text:p>0</text:p>
          </table:table-cell>
          <table:table-cell office:value-type="float" office:value="0.847302506162">
            <text:p>0.8473025062</text:p>
          </table:table-cell>
          <table:table-cell office:value-type="float" office:value="0">
            <text:p>0</text:p>
          </table:table-cell>
          <table:table-cell office:value-type="float" office:value="0.850340887775">
            <text:p>0.8503408878</text:p>
          </table:table-cell>
          <table:table-cell office:value-type="float" office:value="1">
            <text:p>1</text:p>
          </table:table-cell>
          <table:table-cell office:value-type="float" office:value="0.84568486953">
            <text:p>0.8456848695</text:p>
          </table:table-cell>
          <table:table-cell office:value-type="float" office:value="0">
            <text:p>0</text:p>
          </table:table-cell>
          <table:table-cell office:value-type="float" office:value="0.839031100855">
            <text:p>0.8390311009</text:p>
          </table:table-cell>
          <table:table-cell office:value-type="float" office:value="0">
            <text:p>0</text:p>
          </table:table-cell>
          <table:table-cell office:value-type="float" office:value="0.835830867602">
            <text:p>0.8358308676</text:p>
          </table:table-cell>
          <table:table-cell office:value-type="float" office:value="0">
            <text:p>0</text:p>
          </table:table-cell>
          <table:table-cell office:value-type="float" office:value="0.905626996095">
            <text:p>0.9056269961</text:p>
          </table:table-cell>
          <table:table-cell office:value-type="float" office:value="2">
            <text:p>2</text:p>
          </table:table-cell>
          <table:table-cell office:value-type="float" office:value="0.880276610767">
            <text:p>0.8802766108</text:p>
          </table:table-cell>
          <table:table-cell office:value-type="float" office:value="2">
            <text:p>2</text:p>
          </table:table-cell>
          <table:table-cell office:value-type="float" office:value="0.894656074834">
            <text:p>0.894656074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4]&amp;&quot;_&quot;&amp;[.C4]" office:value-type="string" office:string-value="10_10">
            <text:p>10_10</text:p>
          </table:table-cell>
          <table:table-cell table:number-columns-repeated="2"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0.846327742877">
            <text:p>0.8463277429</text:p>
          </table:table-cell>
          <table:table-cell office:value-type="float" office:value="0.905621349636">
            <text:p>0.9056213496</text:p>
          </table:table-cell>
          <table:table-cell office:value-type="float" office:value="0.745982594547">
            <text:p>0.7459825945</text:p>
          </table:table-cell>
          <table:table-cell office:value-type="float" office:value="0">
            <text:p>0</text:p>
          </table:table-cell>
          <table:table-cell office:value-type="float" office:value="0.743520340856">
            <text:p>0.7435203409</text:p>
          </table:table-cell>
          <table:table-cell office:value-type="float" office:value="0">
            <text:p>0</text:p>
          </table:table-cell>
          <table:table-cell office:value-type="float" office:value="0.915630925446">
            <text:p>0.9156309254</text:p>
          </table:table-cell>
          <table:table-cell office:value-type="float" office:value="21">
            <text:p>21</text:p>
          </table:table-cell>
          <table:table-cell office:value-type="float" office:value="0.91359114438">
            <text:p>0.9135911444</text:p>
          </table:table-cell>
          <table:table-cell office:value-type="float" office:value="20">
            <text:p>20</text:p>
          </table:table-cell>
          <table:table-cell office:value-type="float" office:value="0.913752903436">
            <text:p>0.9137529034</text:p>
          </table:table-cell>
          <table:table-cell office:value-type="float" office:value="22">
            <text:p>22</text:p>
          </table:table-cell>
          <table:table-cell office:value-type="float" office:value="0.733141587735">
            <text:p>0.7331415877</text:p>
          </table:table-cell>
          <table:table-cell office:value-type="float" office:value="0">
            <text:p>0</text:p>
          </table:table-cell>
          <table:table-cell office:value-type="float" office:value="0.931465151236">
            <text:p>0.9314651512</text:p>
          </table:table-cell>
          <table:table-cell office:value-type="float" office:value="33">
            <text:p>33</text:p>
          </table:table-cell>
          <table:table-cell office:value-type="float" office:value="0.928550117472">
            <text:p>0.9285501175</text:p>
          </table:table-cell>
          <table:table-cell office:value-type="float" office:value="29">
            <text:p>29</text:p>
          </table:table-cell>
          <table:table-cell office:value-type="float" office:value="0.926387874762">
            <text:p>0.9263878748</text:p>
          </table:table-cell>
          <table:table-cell office:value-type="float" office:value="27">
            <text:p>27</text:p>
          </table:table-cell>
          <table:table-cell office:value-type="float" office:value="0.742574298906">
            <text:p>0.7425742989</text:p>
          </table:table-cell>
          <table:table-cell office:value-type="float" office:value="0">
            <text:p>0</text:p>
          </table:table-cell>
          <table:table-cell office:value-type="float" office:value="0.911867480187">
            <text:p>0.9118674802</text:p>
          </table:table-cell>
          <table:table-cell office:value-type="float" office:value="22">
            <text:p>22</text:p>
          </table:table-cell>
          <table:table-cell office:value-type="float" office:value="0.909403839148">
            <text:p>0.9094038391</text:p>
          </table:table-cell>
          <table:table-cell office:value-type="float" office:value="20">
            <text:p>20</text:p>
          </table:table-cell>
          <table:table-cell office:value-type="float" office:value="0.913812670174">
            <text:p>0.9138126702</text:p>
          </table:table-cell>
          <table:table-cell office:value-type="float" office:value="22">
            <text:p>22</text:p>
          </table:table-cell>
          <table:table-cell office:value-type="float" office:value="0.72755816945">
            <text:p>0.7275581695</text:p>
          </table:table-cell>
          <table:table-cell office:value-type="float" office:value="0">
            <text:p>0</text:p>
          </table:table-cell>
          <table:table-cell office:value-type="float" office:value="0.741129421211">
            <text:p>0.7411294212</text:p>
          </table:table-cell>
          <table:table-cell office:value-type="float" office:value="0">
            <text:p>0</text:p>
          </table:table-cell>
          <table:table-cell office:value-type="float" office:value="0.735642321333">
            <text:p>0.7356423213</text:p>
          </table:table-cell>
          <table:table-cell office:value-type="float" office:value="0">
            <text:p>0</text:p>
          </table:table-cell>
          <table:table-cell office:value-type="float" office:value="0.890309689376">
            <text:p>0.8903096894</text:p>
          </table:table-cell>
          <table:table-cell office:value-type="float" office:value="15">
            <text:p>15</text:p>
          </table:table-cell>
          <table:table-cell office:value-type="float" office:value="0.900939985149">
            <text:p>0.9009399851</text:p>
          </table:table-cell>
          <table:table-cell office:value-type="float" office:value="20">
            <text:p>20</text:p>
          </table:table-cell>
          <table:table-cell office:value-type="float" office:value="0.890972141204">
            <text:p>0.8909721412</text:p>
          </table:table-cell>
          <table:table-cell office:value-type="float" office:value="14">
            <text:p>14</text:p>
          </table:table-cell>
          <table:table-cell office:value-type="float" office:value="0.895978252723">
            <text:p>0.8959782527</text:p>
          </table:table-cell>
          <table:table-cell office:value-type="float" office:value="20">
            <text:p>20</text:p>
          </table:table-cell>
          <table:table-cell office:value-type="float" office:value="0.893725528911">
            <text:p>0.8937255289</text:p>
          </table:table-cell>
          <table:table-cell office:value-type="float" office:value="14">
            <text:p>14</text:p>
          </table:table-cell>
          <table:table-cell office:value-type="float" office:value="0.892192565862">
            <text:p>0.8921925659</text:p>
          </table:table-cell>
          <table:table-cell office:value-type="float" office:value="13">
            <text:p>13</text:p>
          </table:table-cell>
          <table:table-cell office:value-type="float" office:value="0.727038337062">
            <text:p>0.7270383371</text:p>
          </table:table-cell>
          <table:table-cell office:value-type="float" office:value="0">
            <text:p>0</text:p>
          </table:table-cell>
          <table:table-cell office:value-type="float" office:value="0.732910612136">
            <text:p>0.7329106121</text:p>
          </table:table-cell>
          <table:table-cell office:value-type="float" office:value="0">
            <text:p>0</text:p>
          </table:table-cell>
          <table:table-cell office:value-type="float" office:value="0.728327244451">
            <text:p>0.7283272445</text:p>
          </table:table-cell>
          <table:table-cell office:value-type="float" office:value="0">
            <text:p>0</text:p>
          </table:table-cell>
          <table:table-cell office:value-type="float" office:value="0.889755197877">
            <text:p>0.8897551979</text:p>
          </table:table-cell>
          <table:table-cell office:value-type="float" office:value="15">
            <text:p>15</text:p>
          </table:table-cell>
          <table:table-cell office:value-type="float" office:value="0.897212757025">
            <text:p>0.897212757</text:p>
          </table:table-cell>
          <table:table-cell office:value-type="float" office:value="17">
            <text:p>17</text:p>
          </table:table-cell>
          <table:table-cell office:value-type="float" office:value="0.888659849694">
            <text:p>0.8886598497</text:p>
          </table:table-cell>
          <table:table-cell office:value-type="float" office:value="13">
            <text:p>13</text:p>
          </table:table-cell>
          <table:table-cell office:value-type="float" office:value="0.90411917658">
            <text:p>0.9041191766</text:p>
          </table:table-cell>
          <table:table-cell office:value-type="float" office:value="20">
            <text:p>20</text:p>
          </table:table-cell>
          <table:table-cell office:value-type="float" office:value="0.896679051719">
            <text:p>0.8966790517</text:p>
          </table:table-cell>
          <table:table-cell office:value-type="float" office:value="15">
            <text:p>15</text:p>
          </table:table-cell>
          <table:table-cell office:value-type="float" office:value="0.893924334972">
            <text:p>0.893924335</text:p>
          </table:table-cell>
          <table:table-cell office:value-type="float" office:value="10">
            <text:p>10</text:p>
          </table:table-cell>
          <table:table-cell office:value-type="float" office:value="0.93091353491">
            <text:p>0.9309135349</text:p>
          </table:table-cell>
          <table:table-cell office:value-type="float" office:value="31">
            <text:p>31</text:p>
          </table:table-cell>
          <table:table-cell office:value-type="float" office:value="0.942947416755">
            <text:p>0.9429474168</text:p>
          </table:table-cell>
          <table:table-cell office:value-type="float" office:value="31">
            <text:p>31</text:p>
          </table:table-cell>
          <table:table-cell office:value-type="float" office:value="0.919188357092">
            <text:p>0.9191883571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formula="of:=[.B5]&amp;&quot;_&quot;&amp;[.C5]" office:value-type="string" office:string-value="30_2">
            <text:p>30_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0.858086775183">
            <text:p>0.8580867752</text:p>
          </table:table-cell>
          <table:table-cell office:value-type="float" office:value="0.869512104183">
            <text:p>0.8695121042</text:p>
          </table:table-cell>
          <table:table-cell office:value-type="float" office:value="0.980386893723">
            <text:p>0.9803868937</text:p>
          </table:table-cell>
          <table:table-cell office:value-type="float" office:value="10">
            <text:p>10</text:p>
          </table:table-cell>
          <table:table-cell office:value-type="float" office:value="0.97970363158">
            <text:p>0.979703631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47850233547">
            <text:p>0.9478502335</text:p>
          </table:table-cell>
          <table:table-cell office:value-type="float" office:value="0">
            <text:p>0</text:p>
          </table:table-cell>
          <table:table-cell office:value-type="float" office:value="0.999813084112">
            <text:p>0.9998130841</text:p>
          </table:table-cell>
          <table:table-cell office:value-type="float" office:value="99">
            <text:p>99</text:p>
          </table:table-cell>
          <table:table-cell office:value-type="float" office:value="0.999568965517">
            <text:p>0.9995689655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0370529142">
            <text:p>0.970370529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45572663485">
            <text:p>0.9455726635</text:p>
          </table:table-cell>
          <table:table-cell office:value-type="float" office:value="0">
            <text:p>0</text:p>
          </table:table-cell>
          <table:table-cell office:value-type="float" office:value="0.944136258925">
            <text:p>0.9441362589</text:p>
          </table:table-cell>
          <table:table-cell office:value-type="float" office:value="0">
            <text:p>0</text:p>
          </table:table-cell>
          <table:table-cell office:value-type="float" office:value="0.943231954175">
            <text:p>0.9432319542</text:p>
          </table:table-cell>
          <table:table-cell office:value-type="float" office:value="0">
            <text:p>0</text:p>
          </table:table-cell>
          <table:table-cell office:value-type="float" office:value="0.957340178219">
            <text:p>0.9573401782</text:p>
          </table:table-cell>
          <table:table-cell office:value-type="float" office:value="13">
            <text:p>13</text:p>
          </table:table-cell>
          <table:table-cell office:value-type="float" office:value="0.960284212254">
            <text:p>0.9602842123</text:p>
          </table:table-cell>
          <table:table-cell office:value-type="float" office:value="24">
            <text:p>24</text:p>
          </table:table-cell>
          <table:table-cell office:value-type="float" office:value="0.955779551538">
            <text:p>0.9557795515</text:p>
          </table:table-cell>
          <table:table-cell office:value-type="float" office:value="23">
            <text:p>23</text:p>
          </table:table-cell>
          <table:table-cell office:value-type="float" office:value="0.954570792647">
            <text:p>0.9545707926</text:p>
          </table:table-cell>
          <table:table-cell office:value-type="float" office:value="22">
            <text:p>22</text:p>
          </table:table-cell>
          <table:table-cell office:value-type="float" office:value="0.954974074664">
            <text:p>0.9549740747</text:p>
          </table:table-cell>
          <table:table-cell office:value-type="float" office:value="21">
            <text:p>21</text:p>
          </table:table-cell>
          <table:table-cell office:value-type="float" office:value="0.952459922101">
            <text:p>0.9524599221</text:p>
          </table:table-cell>
          <table:table-cell office:value-type="float" office:value="13">
            <text:p>13</text:p>
          </table:table-cell>
          <table:table-cell office:value-type="float" office:value="0.965645569232">
            <text:p>0.9656455692</text:p>
          </table:table-cell>
          <table:table-cell office:value-type="float" office:value="0">
            <text:p>0</text:p>
          </table:table-cell>
          <table:table-cell office:value-type="float" office:value="0.965517996967">
            <text:p>0.965517997</text:p>
          </table:table-cell>
          <table:table-cell office:value-type="float" office:value="1">
            <text:p>1</text:p>
          </table:table-cell>
          <table:table-cell office:value-type="float" office:value="0.954244567409">
            <text:p>0.9542445674</text:p>
          </table:table-cell>
          <table:table-cell office:value-type="float" office:value="0">
            <text:p>0</text:p>
          </table:table-cell>
          <table:table-cell office:value-type="float" office:value="0.999344014708">
            <text:p>0.9993440147</text:p>
          </table:table-cell>
          <table:table-cell office:value-type="float" office:value="97">
            <text:p>97</text:p>
          </table:table-cell>
          <table:table-cell office:value-type="float" office:value="0.997786191974">
            <text:p>0.997786192</text:p>
          </table:table-cell>
          <table:table-cell office:value-type="float" office:value="93">
            <text:p>93</text:p>
          </table:table-cell>
          <table:table-cell office:value-type="float" office:value="0.999052061495">
            <text:p>0.9990520615</text:p>
          </table:table-cell>
          <table:table-cell office:value-type="float" office:value="97">
            <text:p>97</text:p>
          </table:table-cell>
          <table:table-cell office:value-type="float" office:value="0.996463239204">
            <text:p>0.9964632392</text:p>
          </table:table-cell>
          <table:table-cell office:value-type="float" office:value="94">
            <text:p>94</text:p>
          </table:table-cell>
          <table:table-cell office:value-type="float" office:value="0.999337928494">
            <text:p>0.9993379285</text:p>
          </table:table-cell>
          <table:table-cell office:value-type="float" office:value="94">
            <text:p>94</text:p>
          </table:table-cell>
          <table:table-cell office:value-type="float" office:value="0.998817044508">
            <text:p>0.9988170445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2423818236">
            <text:p>0.9824238182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formula="of:=[.B6]&amp;&quot;_&quot;&amp;[.C6]" office:value-type="string" office:string-value="30_5">
            <text:p>30_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08">
            <text:p>108</text:p>
          </table:table-cell>
          <table:table-cell office:value-type="float" office:value="0.8510654006">
            <text:p>0.8510654006</text:p>
          </table:table-cell>
          <table:table-cell office:value-type="float" office:value="0.876557732565">
            <text:p>0.8765577326</text:p>
          </table:table-cell>
          <table:table-cell office:value-type="float" office:value="0.848517419405">
            <text:p>0.8485174194</text:p>
          </table:table-cell>
          <table:table-cell office:value-type="float" office:value="0">
            <text:p>0</text:p>
          </table:table-cell>
          <table:table-cell office:value-type="float" office:value="0.849714918455">
            <text:p>0.8497149185</text:p>
          </table:table-cell>
          <table:table-cell office:value-type="float" office:value="0">
            <text:p>0</text:p>
          </table:table-cell>
          <table:table-cell office:value-type="float" office:value="0.847309114762">
            <text:p>0.8473091148</text:p>
          </table:table-cell>
          <table:table-cell office:value-type="float" office:value="0">
            <text:p>0</text:p>
          </table:table-cell>
          <table:table-cell office:value-type="float" office:value="0.848855535047">
            <text:p>0.848855535</text:p>
          </table:table-cell>
          <table:table-cell office:value-type="float" office:value="0">
            <text:p>0</text:p>
          </table:table-cell>
          <table:table-cell office:value-type="float" office:value="0.843829455791">
            <text:p>0.8438294558</text:p>
          </table:table-cell>
          <table:table-cell office:value-type="float" office:value="0">
            <text:p>0</text:p>
          </table:table-cell>
          <table:table-cell office:value-type="float" office:value="0.824809217682">
            <text:p>0.8248092177</text:p>
          </table:table-cell>
          <table:table-cell office:value-type="float" office:value="0">
            <text:p>0</text:p>
          </table:table-cell>
          <table:table-cell office:value-type="float" office:value="0.837169972232">
            <text:p>0.8371699722</text:p>
          </table:table-cell>
          <table:table-cell office:value-type="float" office:value="0">
            <text:p>0</text:p>
          </table:table-cell>
          <table:table-cell office:value-type="float" office:value="0.837010952366">
            <text:p>0.8370109524</text:p>
          </table:table-cell>
          <table:table-cell office:value-type="float" office:value="0">
            <text:p>0</text:p>
          </table:table-cell>
          <table:table-cell office:value-type="float" office:value="0.834074018339">
            <text:p>0.8340740183</text:p>
          </table:table-cell>
          <table:table-cell office:value-type="float" office:value="0">
            <text:p>0</text:p>
          </table:table-cell>
          <table:table-cell office:value-type="float" office:value="0.848849604078">
            <text:p>0.8488496041</text:p>
          </table:table-cell>
          <table:table-cell office:value-type="float" office:value="0">
            <text:p>0</text:p>
          </table:table-cell>
          <table:table-cell office:value-type="float" office:value="0.835619899677">
            <text:p>0.8356198997</text:p>
          </table:table-cell>
          <table:table-cell office:value-type="float" office:value="0">
            <text:p>0</text:p>
          </table:table-cell>
          <table:table-cell office:value-type="float" office:value="0.851931551627">
            <text:p>0.8519315516</text:p>
          </table:table-cell>
          <table:table-cell office:value-type="float" office:value="0">
            <text:p>0</text:p>
          </table:table-cell>
          <table:table-cell office:value-type="float" office:value="0.832460418927">
            <text:p>0.8324604189</text:p>
          </table:table-cell>
          <table:table-cell office:value-type="float" office:value="0">
            <text:p>0</text:p>
          </table:table-cell>
          <table:table-cell office:value-type="float" office:value="0.823376908426">
            <text:p>0.8233769084</text:p>
          </table:table-cell>
          <table:table-cell office:value-type="float" office:value="0">
            <text:p>0</text:p>
          </table:table-cell>
          <table:table-cell office:value-type="float" office:value="0.815472529812">
            <text:p>0.8154725298</text:p>
          </table:table-cell>
          <table:table-cell office:value-type="float" office:value="0">
            <text:p>0</text:p>
          </table:table-cell>
          <table:table-cell office:value-type="float" office:value="0.818413392003">
            <text:p>0.818413392</text:p>
          </table:table-cell>
          <table:table-cell office:value-type="float" office:value="0">
            <text:p>0</text:p>
          </table:table-cell>
          <table:table-cell office:value-type="float" office:value="0.828956219635">
            <text:p>0.8289562196</text:p>
          </table:table-cell>
          <table:table-cell office:value-type="float" office:value="0">
            <text:p>0</text:p>
          </table:table-cell>
          <table:table-cell office:value-type="float" office:value="0.828672674093">
            <text:p>0.8286726741</text:p>
          </table:table-cell>
          <table:table-cell office:value-type="float" office:value="0">
            <text:p>0</text:p>
          </table:table-cell>
          <table:table-cell office:value-type="float" office:value="0.828411308753">
            <text:p>0.8284113088</text:p>
          </table:table-cell>
          <table:table-cell office:value-type="float" office:value="0">
            <text:p>0</text:p>
          </table:table-cell>
          <table:table-cell office:value-type="float" office:value="0.824554706675">
            <text:p>0.8245547067</text:p>
          </table:table-cell>
          <table:table-cell office:value-type="float" office:value="0">
            <text:p>0</text:p>
          </table:table-cell>
          <table:table-cell office:value-type="float" office:value="0.828707869622">
            <text:p>0.8287078696</text:p>
          </table:table-cell>
          <table:table-cell office:value-type="float" office:value="0">
            <text:p>0</text:p>
          </table:table-cell>
          <table:table-cell office:value-type="float" office:value="0.825569628279">
            <text:p>0.8255696283</text:p>
          </table:table-cell>
          <table:table-cell office:value-type="float" office:value="0">
            <text:p>0</text:p>
          </table:table-cell>
          <table:table-cell office:value-type="float" office:value="0.828167218223">
            <text:p>0.8281672182</text:p>
          </table:table-cell>
          <table:table-cell office:value-type="float" office:value="0">
            <text:p>0</text:p>
          </table:table-cell>
          <table:table-cell office:value-type="float" office:value="0.828240731995">
            <text:p>0.828240732</text:p>
          </table:table-cell>
          <table:table-cell office:value-type="float" office:value="0">
            <text:p>0</text:p>
          </table:table-cell>
          <table:table-cell office:value-type="float" office:value="0.824831558599">
            <text:p>0.8248315586</text:p>
          </table:table-cell>
          <table:table-cell office:value-type="float" office:value="0">
            <text:p>0</text:p>
          </table:table-cell>
          <table:table-cell office:value-type="float" office:value="0.833553585425">
            <text:p>0.8335535854</text:p>
          </table:table-cell>
          <table:table-cell office:value-type="float" office:value="0">
            <text:p>0</text:p>
          </table:table-cell>
          <table:table-cell office:value-type="float" office:value="0.838205020152">
            <text:p>0.8382050202</text:p>
          </table:table-cell>
          <table:table-cell office:value-type="float" office:value="0">
            <text:p>0</text:p>
          </table:table-cell>
          <table:table-cell office:value-type="float" office:value="0.836033821119">
            <text:p>0.8360338211</text:p>
          </table:table-cell>
          <table:table-cell office:value-type="float" office:value="0">
            <text:p>0</text:p>
          </table:table-cell>
          <table:table-cell office:value-type="float" office:value="0.839393689641">
            <text:p>0.8393936896</text:p>
          </table:table-cell>
          <table:table-cell office:value-type="float" office:value="0">
            <text:p>0</text:p>
          </table:table-cell>
          <table:table-cell office:value-type="float" office:value="0.837691678208">
            <text:p>0.8376916782</text:p>
          </table:table-cell>
          <table:table-cell office:value-type="float" office:value="0">
            <text:p>0</text:p>
          </table:table-cell>
          <table:table-cell office:value-type="float" office:value="0.83685103846">
            <text:p>0.8368510385</text:p>
          </table:table-cell>
          <table:table-cell office:value-type="float" office:value="0">
            <text:p>0</text:p>
          </table:table-cell>
          <table:table-cell office:value-type="float" office:value="0.93342322883">
            <text:p>0.9334232288</text:p>
          </table:table-cell>
          <table:table-cell office:value-type="float" office:value="0">
            <text:p>0</text:p>
          </table:table-cell>
          <table:table-cell office:value-type="float" office:value="0.883568738629">
            <text:p>0.8835687386</text:p>
          </table:table-cell>
          <table:table-cell office:value-type="float" office:value="0">
            <text:p>0</text:p>
          </table:table-cell>
          <table:table-cell office:value-type="float" office:value="0.914436557643">
            <text:p>0.914436557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7]&amp;&quot;_&quot;&amp;[.C7]" office:value-type="string" office:string-value="30_10">
            <text:p>30_1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09">
            <text:p>109</text:p>
          </table:table-cell>
          <table:table-cell office:value-type="float" office:value="0.845571558037">
            <text:p>0.845571558</text:p>
          </table:table-cell>
          <table:table-cell office:value-type="float" office:value="0.881327498514">
            <text:p>0.8813274985</text:p>
          </table:table-cell>
          <table:table-cell office:value-type="float" office:value="0.738618740027">
            <text:p>0.73861874</text:p>
          </table:table-cell>
          <table:table-cell office:value-type="float" office:value="0">
            <text:p>0</text:p>
          </table:table-cell>
          <table:table-cell office:value-type="float" office:value="0.737816707976">
            <text:p>0.737816708</text:p>
          </table:table-cell>
          <table:table-cell office:value-type="float" office:value="0">
            <text:p>0</text:p>
          </table:table-cell>
          <table:table-cell office:value-type="float" office:value="0.84124957252">
            <text:p>0.8412495725</text:p>
          </table:table-cell>
          <table:table-cell office:value-type="float" office:value="0">
            <text:p>0</text:p>
          </table:table-cell>
          <table:table-cell office:value-type="float" office:value="0.84076850286">
            <text:p>0.8407685029</text:p>
          </table:table-cell>
          <table:table-cell office:value-type="float" office:value="0">
            <text:p>0</text:p>
          </table:table-cell>
          <table:table-cell office:value-type="float" office:value="0.837124207437">
            <text:p>0.8371242074</text:p>
          </table:table-cell>
          <table:table-cell office:value-type="float" office:value="0">
            <text:p>0</text:p>
          </table:table-cell>
          <table:table-cell office:value-type="float" office:value="0.713452389556">
            <text:p>0.7134523896</text:p>
          </table:table-cell>
          <table:table-cell office:value-type="float" office:value="0">
            <text:p>0</text:p>
          </table:table-cell>
          <table:table-cell office:value-type="float" office:value="0.847106419005">
            <text:p>0.847106419</text:p>
          </table:table-cell>
          <table:table-cell office:value-type="float" office:value="0">
            <text:p>0</text:p>
          </table:table-cell>
          <table:table-cell office:value-type="float" office:value="0.848501945224">
            <text:p>0.8485019452</text:p>
          </table:table-cell>
          <table:table-cell office:value-type="float" office:value="0">
            <text:p>0</text:p>
          </table:table-cell>
          <table:table-cell office:value-type="float" office:value="0.840887226665">
            <text:p>0.8408872267</text:p>
          </table:table-cell>
          <table:table-cell office:value-type="float" office:value="0">
            <text:p>0</text:p>
          </table:table-cell>
          <table:table-cell office:value-type="float" office:value="0.732614524858">
            <text:p>0.7326145249</text:p>
          </table:table-cell>
          <table:table-cell office:value-type="float" office:value="0">
            <text:p>0</text:p>
          </table:table-cell>
          <table:table-cell office:value-type="float" office:value="0.840529041771">
            <text:p>0.8405290418</text:p>
          </table:table-cell>
          <table:table-cell office:value-type="float" office:value="0">
            <text:p>0</text:p>
          </table:table-cell>
          <table:table-cell office:value-type="float" office:value="0.841637146803">
            <text:p>0.8416371468</text:p>
          </table:table-cell>
          <table:table-cell office:value-type="float" office:value="0">
            <text:p>0</text:p>
          </table:table-cell>
          <table:table-cell office:value-type="float" office:value="0.836009978679">
            <text:p>0.8360099787</text:p>
          </table:table-cell>
          <table:table-cell office:value-type="float" office:value="0">
            <text:p>0</text:p>
          </table:table-cell>
          <table:table-cell office:value-type="float" office:value="0.712882205884">
            <text:p>0.7128822059</text:p>
          </table:table-cell>
          <table:table-cell office:value-type="float" office:value="0">
            <text:p>0</text:p>
          </table:table-cell>
          <table:table-cell office:value-type="float" office:value="0.712405255891">
            <text:p>0.7124052559</text:p>
          </table:table-cell>
          <table:table-cell office:value-type="float" office:value="0">
            <text:p>0</text:p>
          </table:table-cell>
          <table:table-cell office:value-type="float" office:value="0.710249364046">
            <text:p>0.710249364</text:p>
          </table:table-cell>
          <table:table-cell office:value-type="float" office:value="0">
            <text:p>0</text:p>
          </table:table-cell>
          <table:table-cell office:value-type="float" office:value="0.807073115464">
            <text:p>0.8070731155</text:p>
          </table:table-cell>
          <table:table-cell office:value-type="float" office:value="0">
            <text:p>0</text:p>
          </table:table-cell>
          <table:table-cell office:value-type="float" office:value="0.805342399889">
            <text:p>0.8053423999</text:p>
          </table:table-cell>
          <table:table-cell office:value-type="float" office:value="0">
            <text:p>0</text:p>
          </table:table-cell>
          <table:table-cell office:value-type="float" office:value="0.809030910635">
            <text:p>0.8090309106</text:p>
          </table:table-cell>
          <table:table-cell office:value-type="float" office:value="0">
            <text:p>0</text:p>
          </table:table-cell>
          <table:table-cell office:value-type="float" office:value="0.809124543378">
            <text:p>0.8091245434</text:p>
          </table:table-cell>
          <table:table-cell office:value-type="float" office:value="0">
            <text:p>0</text:p>
          </table:table-cell>
          <table:table-cell office:value-type="float" office:value="0.799427055852">
            <text:p>0.7994270559</text:p>
          </table:table-cell>
          <table:table-cell office:value-type="float" office:value="0">
            <text:p>0</text:p>
          </table:table-cell>
          <table:table-cell office:value-type="float" office:value="0.798817287585">
            <text:p>0.7988172876</text:p>
          </table:table-cell>
          <table:table-cell office:value-type="float" office:value="0">
            <text:p>0</text:p>
          </table:table-cell>
          <table:table-cell office:value-type="float" office:value="0.708248106324">
            <text:p>0.7082481063</text:p>
          </table:table-cell>
          <table:table-cell office:value-type="float" office:value="0">
            <text:p>0</text:p>
          </table:table-cell>
          <table:table-cell office:value-type="float" office:value="0.70847339063">
            <text:p>0.7084733906</text:p>
          </table:table-cell>
          <table:table-cell office:value-type="float" office:value="0">
            <text:p>0</text:p>
          </table:table-cell>
          <table:table-cell office:value-type="float" office:value="0.704165256819">
            <text:p>0.7041652568</text:p>
          </table:table-cell>
          <table:table-cell office:value-type="float" office:value="0">
            <text:p>0</text:p>
          </table:table-cell>
          <table:table-cell office:value-type="float" office:value="0.816042818344">
            <text:p>0.8160428183</text:p>
          </table:table-cell>
          <table:table-cell office:value-type="float" office:value="0">
            <text:p>0</text:p>
          </table:table-cell>
          <table:table-cell office:value-type="float" office:value="0.818128972247">
            <text:p>0.8181289722</text:p>
          </table:table-cell>
          <table:table-cell office:value-type="float" office:value="0">
            <text:p>0</text:p>
          </table:table-cell>
          <table:table-cell office:value-type="float" office:value="0.816295268338">
            <text:p>0.8162952683</text:p>
          </table:table-cell>
          <table:table-cell office:value-type="float" office:value="0">
            <text:p>0</text:p>
          </table:table-cell>
          <table:table-cell office:value-type="float" office:value="0.814324172682">
            <text:p>0.8143241727</text:p>
          </table:table-cell>
          <table:table-cell office:value-type="float" office:value="0">
            <text:p>0</text:p>
          </table:table-cell>
          <table:table-cell office:value-type="float" office:value="0.813946144558">
            <text:p>0.8139461446</text:p>
          </table:table-cell>
          <table:table-cell office:value-type="float" office:value="0">
            <text:p>0</text:p>
          </table:table-cell>
          <table:table-cell office:value-type="float" office:value="0.80933918826">
            <text:p>0.8093391883</text:p>
          </table:table-cell>
          <table:table-cell office:value-type="float" office:value="0">
            <text:p>0</text:p>
          </table:table-cell>
          <table:table-cell office:value-type="float" office:value="0.859896336419">
            <text:p>0.8598963364</text:p>
          </table:table-cell>
          <table:table-cell office:value-type="float" office:value="0">
            <text:p>0</text:p>
          </table:table-cell>
          <table:table-cell office:value-type="float" office:value="0.870072336787">
            <text:p>0.8700723368</text:p>
          </table:table-cell>
          <table:table-cell office:value-type="float" office:value="0">
            <text:p>0</text:p>
          </table:table-cell>
          <table:table-cell office:value-type="float" office:value="0.871522683159">
            <text:p>0.871522683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8]&amp;&quot;_&quot;&amp;[.C8]" office:value-type="string" office:string-value="100_2">
            <text:p>100_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357">
            <text:p>357</text:p>
          </table:table-cell>
          <table:table-cell office:value-type="float" office:value="0.857967598954">
            <text:p>0.857967599</text:p>
          </table:table-cell>
          <table:table-cell office:value-type="float" office:value="0.863588538347">
            <text:p>0.8635885383</text:p>
          </table:table-cell>
          <table:table-cell office:value-type="float" office:value="0.996527340557">
            <text:p>0.9965273406</text:p>
          </table:table-cell>
          <table:table-cell office:value-type="float" office:value="48">
            <text:p>48</text:p>
          </table:table-cell>
          <table:table-cell office:value-type="float" office:value="0.997238519261">
            <text:p>0.9972385193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57961623881">
            <text:p>0.95796162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3041760805">
            <text:p>0.98304176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53102806099">
            <text:p>0.9531028061</text:p>
          </table:table-cell>
          <table:table-cell office:value-type="float" office:value="0">
            <text:p>0</text:p>
          </table:table-cell>
          <table:table-cell office:value-type="float" office:value="0.954138677619">
            <text:p>0.9541386776</text:p>
          </table:table-cell>
          <table:table-cell office:value-type="float" office:value="0">
            <text:p>0</text:p>
          </table:table-cell>
          <table:table-cell office:value-type="float" office:value="0.95275047765">
            <text:p>0.9527504777</text:p>
          </table:table-cell>
          <table:table-cell office:value-type="float" office:value="0">
            <text:p>0</text:p>
          </table:table-cell>
          <table:table-cell office:value-type="float" office:value="0.968071076237">
            <text:p>0.9680710762</text:p>
          </table:table-cell>
          <table:table-cell office:value-type="float" office:value="9">
            <text:p>9</text:p>
          </table:table-cell>
          <table:table-cell office:value-type="float" office:value="0.971208303353">
            <text:p>0.9712083034</text:p>
          </table:table-cell>
          <table:table-cell office:value-type="float" office:value="15">
            <text:p>15</text:p>
          </table:table-cell>
          <table:table-cell office:value-type="float" office:value="0.969750720727">
            <text:p>0.9697507207</text:p>
          </table:table-cell>
          <table:table-cell office:value-type="float" office:value="14">
            <text:p>14</text:p>
          </table:table-cell>
          <table:table-cell office:value-type="float" office:value="0.968526059119">
            <text:p>0.9685260591</text:p>
          </table:table-cell>
          <table:table-cell office:value-type="float" office:value="12">
            <text:p>12</text:p>
          </table:table-cell>
          <table:table-cell office:value-type="float" office:value="0.964973735299">
            <text:p>0.9649737353</text:p>
          </table:table-cell>
          <table:table-cell office:value-type="float" office:value="12">
            <text:p>12</text:p>
          </table:table-cell>
          <table:table-cell office:value-type="float" office:value="0.972557505365">
            <text:p>0.9725575054</text:p>
          </table:table-cell>
          <table:table-cell office:value-type="float" office:value="14">
            <text:p>14</text:p>
          </table:table-cell>
          <table:table-cell office:value-type="float" office:value="0.988066068737">
            <text:p>0.9880660687</text:p>
          </table:table-cell>
          <table:table-cell office:value-type="float" office:value="0">
            <text:p>0</text:p>
          </table:table-cell>
          <table:table-cell office:value-type="float" office:value="0.986929001336">
            <text:p>0.9869290013</text:p>
          </table:table-cell>
          <table:table-cell office:value-type="float" office:value="0">
            <text:p>0</text:p>
          </table:table-cell>
          <table:table-cell office:value-type="float" office:value="0.969172701125">
            <text:p>0.96917270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6292752215">
            <text:p>0.9962927522</text:p>
          </table:table-cell>
          <table:table-cell office:value-type="float" office:value="43">
            <text:p>43</text:p>
          </table:table-cell>
        </table:table-row>
        <table:table-row table:style-name="ro2">
          <table:table-cell table:formula="of:=[.B9]&amp;&quot;_&quot;&amp;[.C9]" office:value-type="string" office:string-value="100_5">
            <text:p>100_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63">
            <text:p>363</text:p>
          </table:table-cell>
          <table:table-cell office:value-type="float" office:value="0.851188887501">
            <text:p>0.8511888875</text:p>
          </table:table-cell>
          <table:table-cell office:value-type="float" office:value="0.865700244794">
            <text:p>0.8657002448</text:p>
          </table:table-cell>
          <table:table-cell office:value-type="float" office:value="0.8870051043">
            <text:p>0.8870051043</text:p>
          </table:table-cell>
          <table:table-cell office:value-type="float" office:value="0">
            <text:p>0</text:p>
          </table:table-cell>
          <table:table-cell office:value-type="float" office:value="0.887099369813">
            <text:p>0.8870993698</text:p>
          </table:table-cell>
          <table:table-cell office:value-type="float" office:value="0">
            <text:p>0</text:p>
          </table:table-cell>
          <table:table-cell office:value-type="float" office:value="0.889164494584">
            <text:p>0.8891644946</text:p>
          </table:table-cell>
          <table:table-cell office:value-type="float" office:value="0">
            <text:p>0</text:p>
          </table:table-cell>
          <table:table-cell office:value-type="float" office:value="0.887616714267">
            <text:p>0.8876167143</text:p>
          </table:table-cell>
          <table:table-cell office:value-type="float" office:value="0">
            <text:p>0</text:p>
          </table:table-cell>
          <table:table-cell office:value-type="float" office:value="0.88933298574">
            <text:p>0.8893329857</text:p>
          </table:table-cell>
          <table:table-cell office:value-type="float" office:value="0">
            <text:p>0</text:p>
          </table:table-cell>
          <table:table-cell office:value-type="float" office:value="0.849851550886">
            <text:p>0.8498515509</text:p>
          </table:table-cell>
          <table:table-cell office:value-type="float" office:value="0">
            <text:p>0</text:p>
          </table:table-cell>
          <table:table-cell office:value-type="float" office:value="0.879245005471">
            <text:p>0.8792450055</text:p>
          </table:table-cell>
          <table:table-cell office:value-type="float" office:value="0">
            <text:p>0</text:p>
          </table:table-cell>
          <table:table-cell office:value-type="float" office:value="0.875720345736">
            <text:p>0.8757203457</text:p>
          </table:table-cell>
          <table:table-cell office:value-type="float" office:value="0">
            <text:p>0</text:p>
          </table:table-cell>
          <table:table-cell office:value-type="float" office:value="0.882385289151">
            <text:p>0.8823852892</text:p>
          </table:table-cell>
          <table:table-cell office:value-type="float" office:value="0">
            <text:p>0</text:p>
          </table:table-cell>
          <table:table-cell office:value-type="float" office:value="0.88255223586">
            <text:p>0.8825522359</text:p>
          </table:table-cell>
          <table:table-cell office:value-type="float" office:value="0">
            <text:p>0</text:p>
          </table:table-cell>
          <table:table-cell office:value-type="float" office:value="0.878279103378">
            <text:p>0.8782791034</text:p>
          </table:table-cell>
          <table:table-cell office:value-type="float" office:value="0">
            <text:p>0</text:p>
          </table:table-cell>
          <table:table-cell office:value-type="float" office:value="0.890786379546">
            <text:p>0.8907863795</text:p>
          </table:table-cell>
          <table:table-cell office:value-type="float" office:value="0">
            <text:p>0</text:p>
          </table:table-cell>
          <table:table-cell office:value-type="float" office:value="0.881571787414">
            <text:p>0.8815717874</text:p>
          </table:table-cell>
          <table:table-cell office:value-type="float" office:value="0">
            <text:p>0</text:p>
          </table:table-cell>
          <table:table-cell office:value-type="float" office:value="0.848233302975">
            <text:p>0.848233303</text:p>
          </table:table-cell>
          <table:table-cell office:value-type="float" office:value="0">
            <text:p>0</text:p>
          </table:table-cell>
          <table:table-cell office:value-type="float" office:value="0.849204456248">
            <text:p>0.8492044562</text:p>
          </table:table-cell>
          <table:table-cell office:value-type="float" office:value="0">
            <text:p>0</text:p>
          </table:table-cell>
          <table:table-cell office:value-type="float" office:value="0.846022525641">
            <text:p>0.8460225256</text:p>
          </table:table-cell>
          <table:table-cell office:value-type="float" office:value="0">
            <text:p>0</text:p>
          </table:table-cell>
          <table:table-cell office:value-type="float" office:value="0.846658837857">
            <text:p>0.8466588379</text:p>
          </table:table-cell>
          <table:table-cell office:value-type="float" office:value="0">
            <text:p>0</text:p>
          </table:table-cell>
          <table:table-cell office:value-type="float" office:value="0.847226706797">
            <text:p>0.8472267068</text:p>
          </table:table-cell>
          <table:table-cell office:value-type="float" office:value="0">
            <text:p>0</text:p>
          </table:table-cell>
          <table:table-cell office:value-type="float" office:value="0.85322014207">
            <text:p>0.8532201421</text:p>
          </table:table-cell>
          <table:table-cell office:value-type="float" office:value="0">
            <text:p>0</text:p>
          </table:table-cell>
          <table:table-cell office:value-type="float" office:value="0.849170662784">
            <text:p>0.8491706628</text:p>
          </table:table-cell>
          <table:table-cell office:value-type="float" office:value="0">
            <text:p>0</text:p>
          </table:table-cell>
          <table:table-cell office:value-type="float" office:value="0.850287070891">
            <text:p>0.8502870709</text:p>
          </table:table-cell>
          <table:table-cell office:value-type="float" office:value="0">
            <text:p>0</text:p>
          </table:table-cell>
          <table:table-cell office:value-type="float" office:value="0.84870382238">
            <text:p>0.8487038224</text:p>
          </table:table-cell>
          <table:table-cell office:value-type="float" office:value="0">
            <text:p>0</text:p>
          </table:table-cell>
          <table:table-cell office:value-type="float" office:value="0.862424897024">
            <text:p>0.862424897</text:p>
          </table:table-cell>
          <table:table-cell office:value-type="float" office:value="0">
            <text:p>0</text:p>
          </table:table-cell>
          <table:table-cell office:value-type="float" office:value="0.859381640915">
            <text:p>0.8593816409</text:p>
          </table:table-cell>
          <table:table-cell office:value-type="float" office:value="0">
            <text:p>0</text:p>
          </table:table-cell>
          <table:table-cell office:value-type="float" office:value="0.853291175947">
            <text:p>0.8532911759</text:p>
          </table:table-cell>
          <table:table-cell office:value-type="float" office:value="0">
            <text:p>0</text:p>
          </table:table-cell>
          <table:table-cell office:value-type="float" office:value="0.871516059407">
            <text:p>0.8715160594</text:p>
          </table:table-cell>
          <table:table-cell office:value-type="float" office:value="0">
            <text:p>0</text:p>
          </table:table-cell>
          <table:table-cell office:value-type="float" office:value="0.869501697136">
            <text:p>0.8695016971</text:p>
          </table:table-cell>
          <table:table-cell office:value-type="float" office:value="0">
            <text:p>0</text:p>
          </table:table-cell>
          <table:table-cell office:value-type="float" office:value="0.871570249539">
            <text:p>0.8715702495</text:p>
          </table:table-cell>
          <table:table-cell office:value-type="float" office:value="0">
            <text:p>0</text:p>
          </table:table-cell>
          <table:table-cell office:value-type="float" office:value="0.871177271904">
            <text:p>0.8711772719</text:p>
          </table:table-cell>
          <table:table-cell office:value-type="float" office:value="0">
            <text:p>0</text:p>
          </table:table-cell>
          <table:table-cell office:value-type="float" office:value="0.873918147429">
            <text:p>0.8739181474</text:p>
          </table:table-cell>
          <table:table-cell office:value-type="float" office:value="0">
            <text:p>0</text:p>
          </table:table-cell>
          <table:table-cell office:value-type="float" office:value="0.87378083745">
            <text:p>0.8737808375</text:p>
          </table:table-cell>
          <table:table-cell office:value-type="float" office:value="0">
            <text:p>0</text:p>
          </table:table-cell>
          <table:table-cell office:value-type="float" office:value="0.996010123022">
            <text:p>0.996010123</text:p>
          </table:table-cell>
          <table:table-cell office:value-type="float" office:value="38">
            <text:p>38</text:p>
          </table:table-cell>
          <table:table-cell office:value-type="float" office:value="0.966621566572">
            <text:p>0.9666215666</text:p>
          </table:table-cell>
          <table:table-cell office:value-type="float" office:value="14">
            <text:p>14</text:p>
          </table:table-cell>
          <table:table-cell office:value-type="float" office:value="0.938828219505">
            <text:p>0.938828219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10]&amp;&quot;_&quot;&amp;[.C10]" office:value-type="string" office:string-value="100_10">
            <text:p>100_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65">
            <text:p>365</text:p>
          </table:table-cell>
          <table:table-cell office:value-type="float" office:value="0.846786035348">
            <text:p>0.8467860353</text:p>
          </table:table-cell>
          <table:table-cell office:value-type="float" office:value="0.866184431347">
            <text:p>0.8661844313</text:p>
          </table:table-cell>
          <table:table-cell office:value-type="float" office:value="0.759068982876">
            <text:p>0.7590689829</text:p>
          </table:table-cell>
          <table:table-cell office:value-type="float" office:value="0">
            <text:p>0</text:p>
          </table:table-cell>
          <table:table-cell office:value-type="float" office:value="0.759725861483">
            <text:p>0.7597258615</text:p>
          </table:table-cell>
          <table:table-cell office:value-type="float" office:value="0">
            <text:p>0</text:p>
          </table:table-cell>
          <table:table-cell office:value-type="float" office:value="0.789297419807">
            <text:p>0.7892974198</text:p>
          </table:table-cell>
          <table:table-cell office:value-type="float" office:value="0">
            <text:p>0</text:p>
          </table:table-cell>
          <table:table-cell office:value-type="float" office:value="0.78860800696">
            <text:p>0.788608007</text:p>
          </table:table-cell>
          <table:table-cell office:value-type="float" office:value="0">
            <text:p>0</text:p>
          </table:table-cell>
          <table:table-cell office:value-type="float" office:value="0.78990154144">
            <text:p>0.7899015414</text:p>
          </table:table-cell>
          <table:table-cell office:value-type="float" office:value="0">
            <text:p>0</text:p>
          </table:table-cell>
          <table:table-cell office:value-type="float" office:value="0.726989496167">
            <text:p>0.7269894962</text:p>
          </table:table-cell>
          <table:table-cell office:value-type="float" office:value="0">
            <text:p>0</text:p>
          </table:table-cell>
          <table:table-cell office:value-type="float" office:value="0.785043008796">
            <text:p>0.7850430088</text:p>
          </table:table-cell>
          <table:table-cell office:value-type="float" office:value="0">
            <text:p>0</text:p>
          </table:table-cell>
          <table:table-cell office:value-type="float" office:value="0.783616315916">
            <text:p>0.7836163159</text:p>
          </table:table-cell>
          <table:table-cell office:value-type="float" office:value="0">
            <text:p>0</text:p>
          </table:table-cell>
          <table:table-cell office:value-type="float" office:value="0.783124697167">
            <text:p>0.7831246972</text:p>
          </table:table-cell>
          <table:table-cell office:value-type="float" office:value="0">
            <text:p>0</text:p>
          </table:table-cell>
          <table:table-cell office:value-type="float" office:value="0.752383854253">
            <text:p>0.7523838543</text:p>
          </table:table-cell>
          <table:table-cell office:value-type="float" office:value="0">
            <text:p>0</text:p>
          </table:table-cell>
          <table:table-cell office:value-type="float" office:value="0.788775295265">
            <text:p>0.7887752953</text:p>
          </table:table-cell>
          <table:table-cell office:value-type="float" office:value="0">
            <text:p>0</text:p>
          </table:table-cell>
          <table:table-cell office:value-type="float" office:value="0.789629130326">
            <text:p>0.7896291303</text:p>
          </table:table-cell>
          <table:table-cell office:value-type="float" office:value="0">
            <text:p>0</text:p>
          </table:table-cell>
          <table:table-cell office:value-type="float" office:value="0.787799901317">
            <text:p>0.7877999013</text:p>
          </table:table-cell>
          <table:table-cell office:value-type="float" office:value="0">
            <text:p>0</text:p>
          </table:table-cell>
          <table:table-cell office:value-type="float" office:value="0.729257997576">
            <text:p>0.7292579976</text:p>
          </table:table-cell>
          <table:table-cell office:value-type="float" office:value="0">
            <text:p>0</text:p>
          </table:table-cell>
          <table:table-cell office:value-type="float" office:value="0.727632541565">
            <text:p>0.7276325416</text:p>
          </table:table-cell>
          <table:table-cell office:value-type="float" office:value="0">
            <text:p>0</text:p>
          </table:table-cell>
          <table:table-cell office:value-type="float" office:value="0.725278954117">
            <text:p>0.7252789541</text:p>
          </table:table-cell>
          <table:table-cell office:value-type="float" office:value="0">
            <text:p>0</text:p>
          </table:table-cell>
          <table:table-cell office:value-type="float" office:value="0.761643230774">
            <text:p>0.7616432308</text:p>
          </table:table-cell>
          <table:table-cell office:value-type="float" office:value="0">
            <text:p>0</text:p>
          </table:table-cell>
          <table:table-cell office:value-type="float" office:value="0.761681221209">
            <text:p>0.7616812212</text:p>
          </table:table-cell>
          <table:table-cell office:value-type="float" office:value="0">
            <text:p>0</text:p>
          </table:table-cell>
          <table:table-cell office:value-type="float" office:value="0.761782140013">
            <text:p>0.76178214</text:p>
          </table:table-cell>
          <table:table-cell office:value-type="float" office:value="0">
            <text:p>0</text:p>
          </table:table-cell>
          <table:table-cell office:value-type="float" office:value="0.764318047999">
            <text:p>0.764318048</text:p>
          </table:table-cell>
          <table:table-cell office:value-type="float" office:value="0">
            <text:p>0</text:p>
          </table:table-cell>
          <table:table-cell office:value-type="float" office:value="0.762250713587">
            <text:p>0.7622507136</text:p>
          </table:table-cell>
          <table:table-cell office:value-type="float" office:value="0">
            <text:p>0</text:p>
          </table:table-cell>
          <table:table-cell office:value-type="float" office:value="0.76124309582">
            <text:p>0.7612430958</text:p>
          </table:table-cell>
          <table:table-cell office:value-type="float" office:value="0">
            <text:p>0</text:p>
          </table:table-cell>
          <table:table-cell office:value-type="float" office:value="0.726714351624">
            <text:p>0.7267143516</text:p>
          </table:table-cell>
          <table:table-cell office:value-type="float" office:value="0">
            <text:p>0</text:p>
          </table:table-cell>
          <table:table-cell office:value-type="float" office:value="0.726118577627">
            <text:p>0.7261185776</text:p>
          </table:table-cell>
          <table:table-cell office:value-type="float" office:value="0">
            <text:p>0</text:p>
          </table:table-cell>
          <table:table-cell office:value-type="float" office:value="0.722052251855">
            <text:p>0.7220522519</text:p>
          </table:table-cell>
          <table:table-cell office:value-type="float" office:value="0">
            <text:p>0</text:p>
          </table:table-cell>
          <table:table-cell office:value-type="float" office:value="0.772145238616">
            <text:p>0.7721452386</text:p>
          </table:table-cell>
          <table:table-cell office:value-type="float" office:value="0">
            <text:p>0</text:p>
          </table:table-cell>
          <table:table-cell office:value-type="float" office:value="0.773909816305">
            <text:p>0.7739098163</text:p>
          </table:table-cell>
          <table:table-cell office:value-type="float" office:value="0">
            <text:p>0</text:p>
          </table:table-cell>
          <table:table-cell office:value-type="float" office:value="0.772633252725">
            <text:p>0.7726332527</text:p>
          </table:table-cell>
          <table:table-cell office:value-type="float" office:value="0">
            <text:p>0</text:p>
          </table:table-cell>
          <table:table-cell office:value-type="float" office:value="0.77257086595">
            <text:p>0.772570866</text:p>
          </table:table-cell>
          <table:table-cell office:value-type="float" office:value="0">
            <text:p>0</text:p>
          </table:table-cell>
          <table:table-cell office:value-type="float" office:value="0.774308239296">
            <text:p>0.7743082393</text:p>
          </table:table-cell>
          <table:table-cell office:value-type="float" office:value="0">
            <text:p>0</text:p>
          </table:table-cell>
          <table:table-cell office:value-type="float" office:value="0.772655778963">
            <text:p>0.772655779</text:p>
          </table:table-cell>
          <table:table-cell office:value-type="float" office:value="0">
            <text:p>0</text:p>
          </table:table-cell>
          <table:table-cell office:value-type="float" office:value="0.840472477575">
            <text:p>0.8404724776</text:p>
          </table:table-cell>
          <table:table-cell office:value-type="float" office:value="0">
            <text:p>0</text:p>
          </table:table-cell>
          <table:table-cell office:value-type="float" office:value="0.822917525909">
            <text:p>0.8229175259</text:p>
          </table:table-cell>
          <table:table-cell office:value-type="float" office:value="0">
            <text:p>0</text:p>
          </table:table-cell>
          <table:table-cell office:value-type="float" office:value="0.861331210874">
            <text:p>0.861331210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verage</text:p>
          </table:table-cell>
          <table:table-cell table:number-columns-repeated="2"/>
          <table:table-cell office:value-type="string">
            <text:p>Mean</text:p>
          </table:table-cell>
          <table:table-cell table:formula="of:=SUM([.E2:.E10])/COUNT([.$B$2:.$B$10])" office:value-type="float" office:value="0.851742189797889">
            <text:p>0.8517421898</text:p>
          </table:table-cell>
          <table:table-cell table:formula="of:=SUM([.F2:.F10])/COUNT([.$B$2:.$B$10])" office:value-type="float" office:value="0.877682487766333">
            <text:p>0.8776824878</text:p>
          </table:table-cell>
          <table:table-cell table:formula="of:=SUM([.G2:.G10])/COUNT([.$B$2:.$B$10])" office:value-type="float" office:value="0.858509910099889">
            <text:p>0.8585099101</text:p>
          </table:table-cell>
          <table:table-cell table:formula="of:=SUM([.H2:.H10])/COUNT([.H2:.H10])" office:value-type="float" office:value="7.11111111111111">
            <text:p>7.1111111111</text:p>
          </table:table-cell>
          <table:table-cell table:formula="of:=SUM([.I2:.I10])/COUNT([.$B$2:.$B$10])" office:value-type="float" office:value="0.858496430938">
            <text:p>0.8584964309</text:p>
          </table:table-cell>
          <table:table-cell table:formula="of:=SUM([.J2:.J10])/COUNT([.J2:.J10])" office:value-type="float" office:value="8.11111111111111">
            <text:p>8.1111111111</text:p>
          </table:table-cell>
          <table:table-cell table:formula="of:=SUM([.K2:.K10])/COUNT([.$B$2:.$B$10])" office:value-type="float" office:value="0.902815996583444">
            <text:p>0.9028159966</text:p>
          </table:table-cell>
          <table:table-cell table:formula="of:=SUM([.L2:.L10])/COUNT([.L2:.L10])" office:value-type="float" office:value="34.3333333333333">
            <text:p>34.3333333333</text:p>
          </table:table-cell>
          <table:table-cell table:formula="of:=SUM([.M2:.M10])/COUNT([.$B$2:.$B$10])" office:value-type="float" office:value="0.902680327324889">
            <text:p>0.9026803273</text:p>
          </table:table-cell>
          <table:table-cell table:formula="of:=SUM([.N2:.N10])/COUNT([.N2:.N10])" office:value-type="float" office:value="34.2222222222222">
            <text:p>34.2222222222</text:p>
          </table:table-cell>
          <table:table-cell table:formula="of:=SUM([.O2:.O10])/COUNT([.$B$2:.$B$10])" office:value-type="float" office:value="0.901606408888889">
            <text:p>0.9016064089</text:p>
          </table:table-cell>
          <table:table-cell table:formula="of:=SUM([.P2:.P10])/COUNT([.P2:.P10])" office:value-type="float" office:value="34.5555555555556">
            <text:p>34.5555555556</text:p>
          </table:table-cell>
          <table:table-cell table:formula="of:=SUM([.Q2:.Q10])/COUNT([.$B$2:.$B$10])" office:value-type="float" office:value="0.831112109107111">
            <text:p>0.8311121091</text:p>
          </table:table-cell>
          <table:table-cell table:formula="of:=SUM([.R2:.R10])/COUNT([.R2:.R10])" office:value-type="float" office:value="0">
            <text:p>0</text:p>
          </table:table-cell>
          <table:table-cell table:formula="of:=SUM([.S2:.S10])/COUNT([.$B$2:.$B$10])" office:value-type="float" office:value="0.902047256203222">
            <text:p>0.9020472562</text:p>
          </table:table-cell>
          <table:table-cell table:formula="of:=SUM([.T2:.T10])/COUNT([.T2:.T10])" office:value-type="float" office:value="34.8888888888889">
            <text:p>34.8888888889</text:p>
          </table:table-cell>
          <table:table-cell table:formula="of:=SUM([.U2:.U10])/COUNT([.$B$2:.$B$10])" office:value-type="float" office:value="0.900113473628556">
            <text:p>0.9001134736</text:p>
          </table:table-cell>
          <table:table-cell table:formula="of:=SUM([.V2:.V10])/COUNT([.V2:.V10])" office:value-type="float" office:value="34.1111111111111">
            <text:p>34.1111111111</text:p>
          </table:table-cell>
          <table:table-cell table:formula="of:=SUM([.W2:.W10])/COUNT([.$B$2:.$B$10])" office:value-type="float" office:value="0.899170522697889">
            <text:p>0.8991705227</text:p>
          </table:table-cell>
          <table:table-cell table:formula="of:=SUM([.X2:.X10])/COUNT([.X2:.X10])" office:value-type="float" office:value="34.7777777777778">
            <text:p>34.7777777778</text:p>
          </table:table-cell>
          <table:table-cell table:formula="of:=SUM([.Y2:.Y10])/COUNT([.$B$2:.$B$10])" office:value-type="float" office:value="0.852655287387667">
            <text:p>0.8526552874</text:p>
          </table:table-cell>
          <table:table-cell table:formula="of:=SUM([.Z2:.Z10])/COUNT([.Z2:.Z10])" office:value-type="float" office:value="0.222222222222222">
            <text:p>0.2222222222</text:p>
          </table:table-cell>
          <table:table-cell table:formula="of:=SUM([.AA2:.AA10])/COUNT([.$B$2:.$B$10])" office:value-type="float" office:value="0.899964181575556">
            <text:p>0.8999641816</text:p>
          </table:table-cell>
          <table:table-cell table:formula="of:=SUM([.AB2:.AB10])/COUNT([.AB2:.AB10])" office:value-type="float" office:value="34.7777777777778">
            <text:p>34.7777777778</text:p>
          </table:table-cell>
          <table:table-cell table:formula="of:=SUM([.AC2:.AC10])/COUNT([.$B$2:.$B$10])" office:value-type="float" office:value="0.904430569968889">
            <text:p>0.90443057</text:p>
          </table:table-cell>
          <table:table-cell table:formula="of:=SUM([.AD2:.AD10])/COUNT([.AD2:.AD10])" office:value-type="float" office:value="34.3333333333333">
            <text:p>34.3333333333</text:p>
          </table:table-cell>
          <table:table-cell table:formula="of:=SUM([.AE2:.AE10])/COUNT([.$B$2:.$B$10])" office:value-type="float" office:value="0.898706940762889">
            <text:p>0.8987069408</text:p>
          </table:table-cell>
          <table:table-cell table:formula="of:=SUM([.AF2:.AF10])/COUNT([.AF2:.AF10])" office:value-type="float" office:value="34.8888888888889">
            <text:p>34.8888888889</text:p>
          </table:table-cell>
          <table:table-cell table:formula="of:=SUM([.AG2:.AG10])/COUNT([.$B$2:.$B$10])" office:value-type="float" office:value="0.830389063172333">
            <text:p>0.8303890632</text:p>
          </table:table-cell>
          <table:table-cell table:formula="of:=SUM([.AH2:.AH10])/COUNT([.AH2:.AH10])" office:value-type="float" office:value="0.111111111111111">
            <text:p>0.1111111111</text:p>
          </table:table-cell>
          <table:table-cell table:formula="of:=SUM([.AI2:.AI10])/COUNT([.$B$2:.$B$10])" office:value-type="float" office:value="0.831074876626222">
            <text:p>0.8310748766</text:p>
          </table:table-cell>
          <table:table-cell table:formula="of:=SUM([.AJ2:.AJ10])/COUNT([.AJ2:.AJ10])" office:value-type="float" office:value="0.333333333333333">
            <text:p>0.3333333333</text:p>
          </table:table-cell>
          <table:table-cell table:formula="of:=SUM([.AK2:.AK10])/COUNT([.$B$2:.$B$10])" office:value-type="float" office:value="0.829372865162111">
            <text:p>0.8293728652</text:p>
          </table:table-cell>
          <table:table-cell table:formula="of:=SUM([.AL2:.AL10])/COUNT([.AL2:.AL10])" office:value-type="float" office:value="0.111111111111111">
            <text:p>0.1111111111</text:p>
          </table:table-cell>
          <table:table-cell table:formula="of:=SUM([.AM2:.AM10])/COUNT([.$B$2:.$B$10])" office:value-type="float" office:value="0.871436567939111">
            <text:p>0.8714365679</text:p>
          </table:table-cell>
          <table:table-cell table:formula="of:=SUM([.AN2:.AN10])/COUNT([.AN2:.AN10])" office:value-type="float" office:value="8.55555555555556">
            <text:p>8.5555555556</text:p>
          </table:table-cell>
          <table:table-cell table:formula="of:=SUM([.AO2:.AO10])/COUNT([.$B$2:.$B$10])" office:value-type="float" office:value="0.874374973555667">
            <text:p>0.8743749736</text:p>
          </table:table-cell>
          <table:table-cell table:formula="of:=SUM([.AP2:.AP10])/COUNT([.AP2:.AP10])" office:value-type="float" office:value="11.5555555555556">
            <text:p>11.5555555556</text:p>
          </table:table-cell>
          <table:table-cell table:formula="of:=SUM([.AQ2:.AQ10])/COUNT([.$B$2:.$B$10])" office:value-type="float" office:value="0.873218953831555">
            <text:p>0.8732189538</text:p>
          </table:table-cell>
          <table:table-cell table:formula="of:=SUM([.AR2:.AR10])/COUNT([.AR2:.AR10])" office:value-type="float" office:value="9.88888888888889">
            <text:p>9.8888888889</text:p>
          </table:table-cell>
          <table:table-cell table:formula="of:=SUM([.AS2:.AS10])/COUNT([.$B$2:.$B$10])" office:value-type="float" office:value="0.873819993011111">
            <text:p>0.873819993</text:p>
          </table:table-cell>
          <table:table-cell table:formula="of:=SUM([.AT2:.AT10])/COUNT([.AT2:.AT10])" office:value-type="float" office:value="11.2222222222222">
            <text:p>11.2222222222</text:p>
          </table:table-cell>
          <table:table-cell table:formula="of:=SUM([.AU2:.AU10])/COUNT([.$B$2:.$B$10])" office:value-type="float" office:value="0.871875527355111">
            <text:p>0.8718755274</text:p>
          </table:table-cell>
          <table:table-cell table:formula="of:=SUM([.AV2:.AV10])/COUNT([.AV2:.AV10])" office:value-type="float" office:value="10.5555555555556">
            <text:p>10.5555555556</text:p>
          </table:table-cell>
          <table:table-cell table:formula="of:=SUM([.AW2:.AW10])/COUNT([.$B$2:.$B$10])" office:value-type="float" office:value="0.871420998100889">
            <text:p>0.8714209981</text:p>
          </table:table-cell>
          <table:table-cell table:formula="of:=SUM([.AX2:.AX10])/COUNT([.AX2:.AX10])" office:value-type="float" office:value="9.22222222222222">
            <text:p>9.2222222222</text:p>
          </table:table-cell>
          <table:table-cell table:formula="of:=SUM([.AY2:.AY10])/COUNT([.$B$2:.$B$10])" office:value-type="float" office:value="0.838196714477333">
            <text:p>0.8381967145</text:p>
          </table:table-cell>
          <table:table-cell table:formula="of:=SUM([.AZ2:.AZ10])/COUNT([.AZ2:.AZ10])" office:value-type="float" office:value="0">
            <text:p>0</text:p>
          </table:table-cell>
          <table:table-cell table:formula="of:=SUM([.BA2:.BA10])/COUNT([.$B$2:.$B$10])" office:value-type="float" office:value="0.838612755690667">
            <text:p>0.8386127557</text:p>
          </table:table-cell>
          <table:table-cell table:formula="of:=SUM([.BB2:.BB10])/COUNT([.BB2:.BB10])" office:value-type="float" office:value="0.333333333333333">
            <text:p>0.3333333333</text:p>
          </table:table-cell>
          <table:table-cell table:formula="of:=SUM([.BC2:.BC10])/COUNT([.$B$2:.$B$10])" office:value-type="float" office:value="0.832246595082">
            <text:p>0.8322465951</text:p>
          </table:table-cell>
          <table:table-cell table:formula="of:=SUM([.BD2:.BD10])/COUNT([.BD2:.BD10])" office:value-type="float" office:value="0.111111111111111">
            <text:p>0.1111111111</text:p>
          </table:table-cell>
          <table:table-cell table:formula="of:=SUM([.BE2:.BE10])/COUNT([.$B$2:.$B$10])" office:value-type="float" office:value="0.890587813208333">
            <text:p>0.8905878132</text:p>
          </table:table-cell>
          <table:table-cell table:formula="of:=SUM([.BF2:.BF10])/COUNT([.BF2:.BF10])" office:value-type="float" office:value="31.4444444444444">
            <text:p>31.4444444444</text:p>
          </table:table-cell>
          <table:table-cell table:formula="of:=SUM([.BG2:.BG10])/COUNT([.$B$2:.$B$10])" office:value-type="float" office:value="0.891398729364667">
            <text:p>0.8913987294</text:p>
          </table:table-cell>
          <table:table-cell table:formula="of:=SUM([.BH2:.BH10])/COUNT([.BH2:.BH10])" office:value-type="float" office:value="30.8888888888889">
            <text:p>30.8888888889</text:p>
          </table:table-cell>
          <table:table-cell table:formula="of:=SUM([.BI2:.BI10])/COUNT([.$B$2:.$B$10])" office:value-type="float" office:value="0.891124743881111">
            <text:p>0.8911247439</text:p>
          </table:table-cell>
          <table:table-cell table:formula="of:=SUM([.BJ2:.BJ10])/COUNT([.BJ2:.BJ10])" office:value-type="float" office:value="31.5555555555556">
            <text:p>31.5555555556</text:p>
          </table:table-cell>
          <table:table-cell table:formula="of:=SUM([.BK2:.BK10])/COUNT([.$B$2:.$B$10])" office:value-type="float" office:value="0.891319604191889">
            <text:p>0.8913196042</text:p>
          </table:table-cell>
          <table:table-cell table:formula="of:=SUM([.BL2:.BL10])/COUNT([.BL2:.BL10])" office:value-type="float" office:value="31.1111111111111">
            <text:p>31.1111111111</text:p>
          </table:table-cell>
          <table:table-cell table:formula="of:=SUM([.BM2:.BM10])/COUNT([.$B$2:.$B$10])" office:value-type="float" office:value="0.891135084257667">
            <text:p>0.8911350843</text:p>
          </table:table-cell>
          <table:table-cell table:formula="of:=SUM([.BN2:.BN10])/COUNT([.BN2:.BN10])" office:value-type="float" office:value="32">
            <text:p>32</text:p>
          </table:table-cell>
          <table:table-cell table:formula="of:=SUM([.BO2:.BO10])/COUNT([.$B$2:.$B$10])" office:value-type="float" office:value="0.889792302370667">
            <text:p>0.8897923024</text:p>
          </table:table-cell>
          <table:table-cell table:formula="of:=SUM([.BP2:.BP10])/COUNT([.BP2:.BP10])" office:value-type="float" office:value="31.7777777777778">
            <text:p>31.7777777778</text:p>
          </table:table-cell>
          <table:table-cell table:formula="of:=SUM([.BQ2:.BQ10])/COUNT([.$B$2:.$B$10])" office:value-type="float" office:value="0.940392197528222">
            <text:p>0.9403921975</text:p>
          </table:table-cell>
          <table:table-cell table:formula="of:=SUM([.BR2:.BR10])/COUNT([.BR2:.BR10])" office:value-type="float" office:value="40.2222222222222">
            <text:p>40.2222222222</text:p>
          </table:table-cell>
          <table:table-cell table:formula="of:=SUM([.BS2:.BS10])/COUNT([.$B$2:.$B$10])" office:value-type="float" office:value="0.928612375945222">
            <text:p>0.9286123759</text:p>
          </table:table-cell>
          <table:table-cell table:formula="of:=SUM([.BT2:.BT10])/COUNT([.BT2:.BT10])" office:value-type="float" office:value="37.2222222222222">
            <text:p>37.2222222222</text:p>
          </table:table-cell>
          <table:table-cell table:formula="of:=SUM([.BU2:.BU10])/COUNT([.$B$2:.$B$10])" office:value-type="float" office:value="0.926701175388444">
            <text:p>0.9267011754</text:p>
          </table:table-cell>
          <table:table-cell table:formula="of:=SUM([.BV2:.BV10])/COUNT([.BV2:.BV10])" office:value-type="float" office:value="9.11111111111111">
            <text:p>9.1111111111</text:p>
          </table:table-cell>
        </table:table-row>
      </table:table>
      <table:table table:name="mf 0.8 - rem 1.0" table:style-name="ta1">
        <table:shapes>
          <draw:frame draw:z-index="0" draw:style-name="gr1" svg:width="46.932cm" svg:height="11.393cm" svg:x="1.369cm" svg:y="5.55cm">
            <draw:object draw:notify-on-update-of-ranges="'mf 0.8 - rem 1.0'.A2:'mf 0.8 - rem 1.0'.A11 'mf 0.8 - rem 1.0'.L1:'mf 0.8 - rem 1.0'.L1 'mf 0.8 - rem 1.0'.L2:'mf 0.8 - rem 1.0'.L11 'mf 0.8 - rem 1.0'.N1:'mf 0.8 - rem 1.0'.N1 'mf 0.8 - rem 1.0'.N2:'mf 0.8 - rem 1.0'.N11 'mf 0.8 - rem 1.0'.P1:'mf 0.8 - rem 1.0'.P1 'mf 0.8 - rem 1.0'.P2:'mf 0.8 - rem 1.0'.P11 'mf 0.8 - rem 1.0'.T1:'mf 0.8 - rem 1.0'.T1 'mf 0.8 - rem 1.0'.T2:'mf 0.8 - rem 1.0'.T11 'mf 0.8 - rem 1.0'.V1:'mf 0.8 - rem 1.0'.V1 'mf 0.8 - rem 1.0'.V2:'mf 0.8 - rem 1.0'.V11 'mf 0.8 - rem 1.0'.X1:'mf 0.8 - rem 1.0'.X1 'mf 0.8 - rem 1.0'.X2:'mf 0.8 - rem 1.0'.X11 'mf 0.8 - rem 1.0'.AB1:'mf 0.8 - rem 1.0'.AB1 'mf 0.8 - rem 1.0'.AB2:'mf 0.8 - rem 1.0'.AB11 'mf 0.8 - rem 1.0'.AD1:'mf 0.8 - rem 1.0'.AD1 'mf 0.8 - rem 1.0'.AD2:'mf 0.8 - rem 1.0'.AD11 'mf 0.8 - rem 1.0'.AF1:'mf 0.8 - rem 1.0'.AF1 'mf 0.8 - rem 1.0'.AF2:'mf 0.8 - rem 1.0'.AF11 'mf 0.8 - rem 1.0'.BF1:'mf 0.8 - rem 1.0'.BF1 'mf 0.8 - rem 1.0'.BF2:'mf 0.8 - rem 1.0'.BF11 'mf 0.8 - rem 1.0'.BH1:'mf 0.8 - rem 1.0'.BH1 'mf 0.8 - rem 1.0'.BH2:'mf 0.8 - rem 1.0'.BH11 'mf 0.8 - rem 1.0'.BJ1:'mf 0.8 - rem 1.0'.BJ1 'mf 0.8 - rem 1.0'.BJ2:'mf 0.8 - rem 1.0'.BJ11 'mf 0.8 - rem 1.0'.BL1:'mf 0.8 - rem 1.0'.BL1 'mf 0.8 - rem 1.0'.BL2:'mf 0.8 - rem 1.0'.BL11 'mf 0.8 - rem 1.0'.BN1:'mf 0.8 - rem 1.0'.BN1 'mf 0.8 - rem 1.0'.BN2:'mf 0.8 - rem 1.0'.BN11 'mf 0.8 - rem 1.0'.BP1:'mf 0.8 - rem 1.0'.BP1 'mf 0.8 - rem 1.0'.BP2:'mf 0.8 - rem 1.0'.BP1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45.949cm" svg:height="12.408cm" svg:x="1.232cm" svg:y="17.395cm">
            <draw:object draw:notify-on-update-of-ranges="'mf 0.8 - rem 1.0'.A2:'mf 0.8 - rem 1.0'.A11 'mf 0.8 - rem 1.0'.K1:'mf 0.8 - rem 1.0'.K1 'mf 0.8 - rem 1.0'.K2:'mf 0.8 - rem 1.0'.K11 'mf 0.8 - rem 1.0'.M1:'mf 0.8 - rem 1.0'.M1 'mf 0.8 - rem 1.0'.M2:'mf 0.8 - rem 1.0'.M11 'mf 0.8 - rem 1.0'.O1:'mf 0.8 - rem 1.0'.O1 'mf 0.8 - rem 1.0'.O2:'mf 0.8 - rem 1.0'.O11 'mf 0.8 - rem 1.0'.S1:'mf 0.8 - rem 1.0'.S1 'mf 0.8 - rem 1.0'.S2:'mf 0.8 - rem 1.0'.S11 'mf 0.8 - rem 1.0'.U1:'mf 0.8 - rem 1.0'.U1 'mf 0.8 - rem 1.0'.U2:'mf 0.8 - rem 1.0'.U11 'mf 0.8 - rem 1.0'.W1:'mf 0.8 - rem 1.0'.W1 'mf 0.8 - rem 1.0'.W2:'mf 0.8 - rem 1.0'.W11 'mf 0.8 - rem 1.0'.AA1:'mf 0.8 - rem 1.0'.AA1 'mf 0.8 - rem 1.0'.AA2:'mf 0.8 - rem 1.0'.AA11 'mf 0.8 - rem 1.0'.AC1:'mf 0.8 - rem 1.0'.AC1 'mf 0.8 - rem 1.0'.AC2:'mf 0.8 - rem 1.0'.AC11 'mf 0.8 - rem 1.0'.AE1:'mf 0.8 - rem 1.0'.AE1 'mf 0.8 - rem 1.0'.AE2:'mf 0.8 - rem 1.0'.AE11 'mf 0.8 - rem 1.0'.BE1:'mf 0.8 - rem 1.0'.BE1 'mf 0.8 - rem 1.0'.BE2:'mf 0.8 - rem 1.0'.BE11 'mf 0.8 - rem 1.0'.BG1:'mf 0.8 - rem 1.0'.BG1 'mf 0.8 - rem 1.0'.BG2:'mf 0.8 - rem 1.0'.BG11 'mf 0.8 - rem 1.0'.BI1:'mf 0.8 - rem 1.0'.BI1 'mf 0.8 - rem 1.0'.BI2:'mf 0.8 - rem 1.0'.BI11 'mf 0.8 - rem 1.0'.BK1:'mf 0.8 - rem 1.0'.BK1 'mf 0.8 - rem 1.0'.BK2:'mf 0.8 - rem 1.0'.BK11 'mf 0.8 - rem 1.0'.BM1:'mf 0.8 - rem 1.0'.BM1 'mf 0.8 - rem 1.0'.BM2:'mf 0.8 - rem 1.0'.BM11 'mf 0.8 - rem 1.0'.BO1:'mf 0.8 - rem 1.0'.BO1 'mf 0.8 - rem 1.0'.BO2:'mf 0.8 - rem 1.0'.BO1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number-columns-repeated="4" table:default-cell-style-name="Default"/>
        <table:table-column table:style-name="co39" table:number-columns-repeated="2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41" table:number-columns-repeated="4" table:default-cell-style-name="Default"/>
        <table:table-column table:style-name="co42" table:number-columns-repeated="2" table:default-cell-style-name="Default"/>
        <table:table-column table:style-name="co43" table:number-columns-repeated="2" table:default-cell-style-name="Default"/>
        <table:table-column table:style-name="co44" table:number-columns-repeated="2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45" table:number-columns-repeated="2" table:default-cell-style-name="Default"/>
        <table:table-column table:style-name="co41" table:number-columns-repeated="2" table:default-cell-style-name="Default"/>
        <table:table-column table:style-name="co45" table:number-columns-repeated="2" table:default-cell-style-name="Default"/>
        <table:table-column table:style-name="co41" table:number-columns-repeated="2" table:default-cell-style-name="Default"/>
        <table:table-column table:style-name="co30" table:number-columns-repeated="2" table:default-cell-style-name="Default"/>
        <table:table-column table:style-name="co42" table:number-columns-repeated="2" table:default-cell-style-name="Default"/>
        <table:table-column table:style-name="co46" table:number-columns-repeated="2" table:default-cell-style-name="Default"/>
        <table:table-column table:style-name="co47" table:number-columns-repeated="2" table:default-cell-style-name="Default"/>
        <table:table-column table:style-name="co44" table:number-columns-repeated="2" table:default-cell-style-name="Default"/>
        <table:table-column table:style-name="co17" table:number-columns-repeated="2" table:default-cell-style-name="Default"/>
        <table:table-column table:style-name="co48" table:number-columns-repeated="2" table:default-cell-style-name="Default"/>
        <table:table-column table:style-name="co17" table:number-columns-repeated="2" table:default-cell-style-name="Default"/>
        <table:table-column table:style-name="co48" table:number-columns-repeated="2" table:default-cell-style-name="Default"/>
        <table:table-column table:style-name="co49" table:number-columns-repeated="2" table:default-cell-style-name="Default"/>
        <table:table-column table:style-name="co50" table:number-columns-repeated="2" table:default-cell-style-name="Default"/>
        <table:table-row table:style-name="ro1">
          <table:table-cell/>
          <table:table-cell office:value-type="string">
            <text:p>#bins </text:p>
          </table:table-cell>
          <table:table-cell office:value-type="string">
            <text:p><text:s/>#resources</text:p>
          </table:table-cell>
          <table:table-cell office:value-type="string">
            <text:p><text:s/>Avg #items </text:p>
          </table:table-cell>
          <table:table-cell office:value-type="string">
            <text:p><text:s/>Avg %usage </text:p>
          </table:table-cell>
          <table:table-cell office:value-type="string">
            <text:p><text:s/>Avg max % usage</text:p>
          </table:table-cell>
          <table:table-cell office:value-type="string">
            <text:p>nothing_pn</text:p>
          </table:table-cell>
          <table:table-cell office:value-type="string">
            <text:p>nothing_ns</text:p>
          </table:table-cell>
          <table:table-cell office:value-type="string">
            <text:p>shuff1_pn</text:p>
          </table:table-cell>
          <table:table-cell office:value-type="string">
            <text:p>shuff1_ns</text:p>
          </table:table-cell>
          <table:table-cell office:value-type="string">
            <text:p>1/C_pn</text:p>
          </table:table-cell>
          <table:table-cell office:value-type="string">
            <text:p>1/C_ns</text:p>
          </table:table-cell>
          <table:table-cell office:value-type="string">
            <text:p>1/R_pn</text:p>
          </table:table-cell>
          <table:table-cell office:value-type="string">
            <text:p>1/R_ns</text:p>
          </table:table-cell>
          <table:table-cell office:value-type="string">
            <text:p>R/C_pn</text:p>
          </table:table-cell>
          <table:table-cell office:value-type="string">
            <text:p>R/C_ns</text:p>
          </table:table-cell>
          <table:table-cell office:value-type="string">
            <text:p>ic_shuff_pn</text:p>
          </table:table-cell>
          <table:table-cell office:value-type="string">
            <text:p>ic_shuff_ns</text:p>
          </table:table-cell>
          <table:table-cell office:value-type="string">
            <text:p>ic_dyn_1/C_pn</text:p>
          </table:table-cell>
          <table:table-cell office:value-type="string">
            <text:p>ic_dyn_1/C_ns</text:p>
          </table:table-cell>
          <table:table-cell office:value-type="string">
            <text:p>ic_dyn_1/R_pn</text:p>
          </table:table-cell>
          <table:table-cell office:value-type="string">
            <text:p>ic_dyn_1/R_ns</text:p>
          </table:table-cell>
          <table:table-cell office:value-type="string">
            <text:p>ic_dyn_R/C_pn</text:p>
          </table:table-cell>
          <table:table-cell office:value-type="string">
            <text:p>ic_dyn_R/C_ns</text:p>
          </table:table-cell>
          <table:table-cell office:value-type="string">
            <text:p>bc_shuff_pn</text:p>
          </table:table-cell>
          <table:table-cell office:value-type="string">
            <text:p>bc_shuff_ns</text:p>
          </table:table-cell>
          <table:table-cell office:value-type="string">
            <text:p>bc_dyn_1/C_pn</text:p>
          </table:table-cell>
          <table:table-cell office:value-type="string">
            <text:p>bc_dyn_1/C_ns</text:p>
          </table:table-cell>
          <table:table-cell office:value-type="string">
            <text:p>bc_dyn_1/R_pn</text:p>
          </table:table-cell>
          <table:table-cell office:value-type="string">
            <text:p>bc_dyn_1/R_ns</text:p>
          </table:table-cell>
          <table:table-cell office:value-type="string">
            <text:p>bc_dyn_R/C_pn</text:p>
          </table:table-cell>
          <table:table-cell office:value-type="string">
            <text:p>bc_dyn_R/C_ns</text:p>
          </table:table-cell>
          <table:table-cell office:value-type="string">
            <text:p>bb_nothing_pn</text:p>
          </table:table-cell>
          <table:table-cell office:value-type="string">
            <text:p>bb_nothing_ns</text:p>
          </table:table-cell>
          <table:table-cell office:value-type="string">
            <text:p>bb_shuff1_pn</text:p>
          </table:table-cell>
          <table:table-cell office:value-type="string">
            <text:p>bb_shuff1_ns</text:p>
          </table:table-cell>
          <table:table-cell office:value-type="string">
            <text:p>bb_shuff_pn</text:p>
          </table:table-cell>
          <table:table-cell office:value-type="string">
            <text:p>bb_shuff_ns</text:p>
          </table:table-cell>
          <table:table-cell office:value-type="string">
            <text:p>bb_st_1/C_pn</text:p>
          </table:table-cell>
          <table:table-cell office:value-type="string">
            <text:p>bb_st_1/C_ns</text:p>
          </table:table-cell>
          <table:table-cell office:value-type="string">
            <text:p>bb_dyn_1/C_pn</text:p>
          </table:table-cell>
          <table:table-cell office:value-type="string">
            <text:p>bb_dyn_1/C_ns</text:p>
          </table:table-cell>
          <table:table-cell office:value-type="string">
            <text:p>bb_st_1/R_pn</text:p>
          </table:table-cell>
          <table:table-cell office:value-type="string">
            <text:p>bb_st_1/R_ns</text:p>
          </table:table-cell>
          <table:table-cell office:value-type="string">
            <text:p>bb_dyn_1/R_pn</text:p>
          </table:table-cell>
          <table:table-cell office:value-type="string">
            <text:p>bb_dyn_1/R_ns</text:p>
          </table:table-cell>
          <table:table-cell office:value-type="string">
            <text:p>bb_st_R/C_pn</text:p>
          </table:table-cell>
          <table:table-cell office:value-type="string">
            <text:p>bb_st_R/C_ns</text:p>
          </table:table-cell>
          <table:table-cell office:value-type="string">
            <text:p>bb_dyn_R/C_pn</text:p>
          </table:table-cell>
          <table:table-cell office:value-type="string">
            <text:p>bb_dyn_R/C_ns</text:p>
          </table:table-cell>
          <table:table-cell office:value-type="string">
            <text:p>sbb_nothing_pn</text:p>
          </table:table-cell>
          <table:table-cell office:value-type="string">
            <text:p>sbb_nothing_ns</text:p>
          </table:table-cell>
          <table:table-cell office:value-type="string">
            <text:p>sbb_shuff1_pn</text:p>
          </table:table-cell>
          <table:table-cell office:value-type="string">
            <text:p>sbb_shuff1_ns</text:p>
          </table:table-cell>
          <table:table-cell office:value-type="string">
            <text:p>sbb_shuff_pn</text:p>
          </table:table-cell>
          <table:table-cell office:value-type="string">
            <text:p>sbb_shuff_ns</text:p>
          </table:table-cell>
          <table:table-cell office:value-type="string">
            <text:p>sbb_st_1/C_pn</text:p>
          </table:table-cell>
          <table:table-cell office:value-type="string">
            <text:p>sbb_st_1/C_ns</text:p>
          </table:table-cell>
          <table:table-cell office:value-type="string">
            <text:p>sbb_dyn_1/C_pn</text:p>
          </table:table-cell>
          <table:table-cell office:value-type="string">
            <text:p>sbb_dyn_1/C_ns</text:p>
          </table:table-cell>
          <table:table-cell office:value-type="string">
            <text:p>sbb_st_1/R_pn</text:p>
          </table:table-cell>
          <table:table-cell office:value-type="string">
            <text:p>sbb_st_1/R_ns</text:p>
          </table:table-cell>
          <table:table-cell office:value-type="string">
            <text:p>sbb_dyn_1/R_pn</text:p>
          </table:table-cell>
          <table:table-cell office:value-type="string">
            <text:p>sbb_dyn_1/R_ns</text:p>
          </table:table-cell>
          <table:table-cell office:value-type="string">
            <text:p>sbb_st_R/C_pn</text:p>
          </table:table-cell>
          <table:table-cell office:value-type="string">
            <text:p>sbb_st_R/C_ns</text:p>
          </table:table-cell>
          <table:table-cell office:value-type="string">
            <text:p>sbb_dyn_R/C_pn</text:p>
          </table:table-cell>
          <table:table-cell office:value-type="string">
            <text:p>sbb_dyn_R/C_ns</text:p>
          </table:table-cell>
        </table:table-row>
        <table:table-row table:style-name="ro2">
          <table:table-cell table:formula="of:=[.B2]&amp;&quot;_&quot;&amp;[.C2]" office:value-type="string" office:string-value="10_2">
            <text:p>10_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0.882615470142">
            <text:p>0.8826154701</text:p>
          </table:table-cell>
          <table:table-cell office:value-type="float" office:value="0.907517758119">
            <text:p>0.9075177581</text:p>
          </table:table-cell>
          <table:table-cell office:value-type="float" office:value="0.927286188074">
            <text:p>0.9272861881</text:p>
          </table:table-cell>
          <table:table-cell office:value-type="float" office:value="0">
            <text:p>0</text:p>
          </table:table-cell>
          <table:table-cell office:value-type="float" office:value="0.924405646817">
            <text:p>0.9244056468</text:p>
          </table:table-cell>
          <table:table-cell office:value-type="float" office:value="1">
            <text:p>1</text:p>
          </table:table-cell>
          <table:table-cell office:value-type="float" office:value="0.975417151396">
            <text:p>0.9754171514</text:p>
          </table:table-cell>
          <table:table-cell office:value-type="float" office:value="57">
            <text:p>57</text:p>
          </table:table-cell>
          <table:table-cell office:value-type="float" office:value="0.976251043862">
            <text:p>0.9762510439</text:p>
          </table:table-cell>
          <table:table-cell office:value-type="float" office:value="59">
            <text:p>59</text:p>
          </table:table-cell>
          <table:table-cell office:value-type="float" office:value="0.977811863644">
            <text:p>0.9778118636</text:p>
          </table:table-cell>
          <table:table-cell office:value-type="float" office:value="64">
            <text:p>64</text:p>
          </table:table-cell>
          <table:table-cell office:value-type="float" office:value="0.904234002193">
            <text:p>0.9042340022</text:p>
          </table:table-cell>
          <table:table-cell office:value-type="float" office:value="0">
            <text:p>0</text:p>
          </table:table-cell>
          <table:table-cell office:value-type="float" office:value="0.988004880707">
            <text:p>0.9880048807</text:p>
          </table:table-cell>
          <table:table-cell office:value-type="float" office:value="78">
            <text:p>78</text:p>
          </table:table-cell>
          <table:table-cell office:value-type="float" office:value="0.980771352691">
            <text:p>0.9807713527</text:p>
          </table:table-cell>
          <table:table-cell office:value-type="float" office:value="66">
            <text:p>66</text:p>
          </table:table-cell>
          <table:table-cell office:value-type="float" office:value="0.977806065692">
            <text:p>0.9778060657</text:p>
          </table:table-cell>
          <table:table-cell office:value-type="float" office:value="63">
            <text:p>63</text:p>
          </table:table-cell>
          <table:table-cell office:value-type="float" office:value="0.924102273876">
            <text:p>0.9241022739</text:p>
          </table:table-cell>
          <table:table-cell office:value-type="float" office:value="0">
            <text:p>0</text:p>
          </table:table-cell>
          <table:table-cell office:value-type="float" office:value="0.977034081029">
            <text:p>0.977034081</text:p>
          </table:table-cell>
          <table:table-cell office:value-type="float" office:value="64">
            <text:p>64</text:p>
          </table:table-cell>
          <table:table-cell office:value-type="float" office:value="0.978338786017">
            <text:p>0.978338786</text:p>
          </table:table-cell>
          <table:table-cell office:value-type="float" office:value="62">
            <text:p>62</text:p>
          </table:table-cell>
          <table:table-cell office:value-type="float" office:value="0.975628297442">
            <text:p>0.9756282974</text:p>
          </table:table-cell>
          <table:table-cell office:value-type="float" office:value="63">
            <text:p>63</text:p>
          </table:table-cell>
          <table:table-cell office:value-type="float" office:value="0.908394223586">
            <text:p>0.9083942236</text:p>
          </table:table-cell>
          <table:table-cell office:value-type="float" office:value="0">
            <text:p>0</text:p>
          </table:table-cell>
          <table:table-cell office:value-type="float" office:value="0.901874202922">
            <text:p>0.9018742029</text:p>
          </table:table-cell>
          <table:table-cell office:value-type="float" office:value="0">
            <text:p>0</text:p>
          </table:table-cell>
          <table:table-cell office:value-type="float" office:value="0.898956419662">
            <text:p>0.8989564197</text:p>
          </table:table-cell>
          <table:table-cell office:value-type="float" office:value="0">
            <text:p>0</text:p>
          </table:table-cell>
          <table:table-cell office:value-type="float" office:value="0.959045792864">
            <text:p>0.9590457929</text:p>
          </table:table-cell>
          <table:table-cell office:value-type="float" office:value="38">
            <text:p>38</text:p>
          </table:table-cell>
          <table:table-cell office:value-type="float" office:value="0.956094148289">
            <text:p>0.9560941483</text:p>
          </table:table-cell>
          <table:table-cell office:value-type="float" office:value="33">
            <text:p>33</text:p>
          </table:table-cell>
          <table:table-cell office:value-type="float" office:value="0.955516836635">
            <text:p>0.9555168366</text:p>
          </table:table-cell>
          <table:table-cell office:value-type="float" office:value="37">
            <text:p>37</text:p>
          </table:table-cell>
          <table:table-cell office:value-type="float" office:value="0.953871582201">
            <text:p>0.9538715822</text:p>
          </table:table-cell>
          <table:table-cell office:value-type="float" office:value="31">
            <text:p>31</text:p>
          </table:table-cell>
          <table:table-cell office:value-type="float" office:value="0.955438849492">
            <text:p>0.9554388495</text:p>
          </table:table-cell>
          <table:table-cell office:value-type="float" office:value="32">
            <text:p>32</text:p>
          </table:table-cell>
          <table:table-cell office:value-type="float" office:value="0.955582282258">
            <text:p>0.9555822823</text:p>
          </table:table-cell>
          <table:table-cell office:value-type="float" office:value="27">
            <text:p>27</text:p>
          </table:table-cell>
          <table:table-cell office:value-type="float" office:value="0.917156417257">
            <text:p>0.9171564173</text:p>
          </table:table-cell>
          <table:table-cell office:value-type="float" office:value="0">
            <text:p>0</text:p>
          </table:table-cell>
          <table:table-cell office:value-type="float" office:value="0.916889696286">
            <text:p>0.9168896963</text:p>
          </table:table-cell>
          <table:table-cell office:value-type="float" office:value="1">
            <text:p>1</text:p>
          </table:table-cell>
          <table:table-cell office:value-type="float" office:value="0.901622952817">
            <text:p>0.9016229528</text:p>
          </table:table-cell>
          <table:table-cell office:value-type="float" office:value="0">
            <text:p>0</text:p>
          </table:table-cell>
          <table:table-cell office:value-type="float" office:value="0.971972492903">
            <text:p>0.9719724929</text:p>
          </table:table-cell>
          <table:table-cell office:value-type="float" office:value="51">
            <text:p>51</text:p>
          </table:table-cell>
          <table:table-cell office:value-type="float" office:value="0.973868507542">
            <text:p>0.9738685075</text:p>
          </table:table-cell>
          <table:table-cell office:value-type="float" office:value="57">
            <text:p>57</text:p>
          </table:table-cell>
          <table:table-cell office:value-type="float" office:value="0.972158186075">
            <text:p>0.9721581861</text:p>
          </table:table-cell>
          <table:table-cell office:value-type="float" office:value="54">
            <text:p>54</text:p>
          </table:table-cell>
          <table:table-cell office:value-type="float" office:value="0.96846733386">
            <text:p>0.9684673339</text:p>
          </table:table-cell>
          <table:table-cell office:value-type="float" office:value="55">
            <text:p>55</text:p>
          </table:table-cell>
          <table:table-cell office:value-type="float" office:value="0.969874853541">
            <text:p>0.9698748535</text:p>
          </table:table-cell>
          <table:table-cell office:value-type="float" office:value="50">
            <text:p>50</text:p>
          </table:table-cell>
          <table:table-cell office:value-type="float" office:value="0.966007920665">
            <text:p>0.9660079207</text:p>
          </table:table-cell>
          <table:table-cell office:value-type="float" office:value="49">
            <text:p>49</text:p>
          </table:table-cell>
        </table:table-row>
        <table:table-row table:style-name="ro2">
          <table:table-cell table:formula="of:=[.B3]&amp;&quot;_&quot;&amp;[.C3]" office:value-type="string" office:string-value="10_5">
            <text:p>10_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0.866695405303">
            <text:p>0.8666954053</text:p>
          </table:table-cell>
          <table:table-cell office:value-type="float" office:value="0.923570640529">
            <text:p>0.9235706405</text:p>
          </table:table-cell>
          <table:table-cell office:value-type="float" office:value="0.809634664902">
            <text:p>0.8096346649</text:p>
          </table:table-cell>
          <table:table-cell office:value-type="float" office:value="0">
            <text:p>0</text:p>
          </table:table-cell>
          <table:table-cell office:value-type="float" office:value="0.810198884801">
            <text:p>0.8101988848</text:p>
          </table:table-cell>
          <table:table-cell office:value-type="float" office:value="0">
            <text:p>0</text:p>
          </table:table-cell>
          <table:table-cell office:value-type="float" office:value="0.89932655158">
            <text:p>0.8993265516</text:p>
          </table:table-cell>
          <table:table-cell office:value-type="float" office:value="8">
            <text:p>8</text:p>
          </table:table-cell>
          <table:table-cell office:value-type="float" office:value="0.897576175331">
            <text:p>0.8975761753</text:p>
          </table:table-cell>
          <table:table-cell office:value-type="float" office:value="6">
            <text:p>6</text:p>
          </table:table-cell>
          <table:table-cell office:value-type="float" office:value="0.896922233052">
            <text:p>0.8969222331</text:p>
          </table:table-cell>
          <table:table-cell office:value-type="float" office:value="5">
            <text:p>5</text:p>
          </table:table-cell>
          <table:table-cell office:value-type="float" office:value="0.790399927095">
            <text:p>0.7903999271</text:p>
          </table:table-cell>
          <table:table-cell office:value-type="float" office:value="0">
            <text:p>0</text:p>
          </table:table-cell>
          <table:table-cell office:value-type="float" office:value="0.914320283622">
            <text:p>0.9143202836</text:p>
          </table:table-cell>
          <table:table-cell office:value-type="float" office:value="9">
            <text:p>9</text:p>
          </table:table-cell>
          <table:table-cell office:value-type="float" office:value="0.912216192438">
            <text:p>0.9122161924</text:p>
          </table:table-cell>
          <table:table-cell office:value-type="float" office:value="11">
            <text:p>11</text:p>
          </table:table-cell>
          <table:table-cell office:value-type="float" office:value="0.908447055098">
            <text:p>0.9084470551</text:p>
          </table:table-cell>
          <table:table-cell office:value-type="float" office:value="9">
            <text:p>9</text:p>
          </table:table-cell>
          <table:table-cell office:value-type="float" office:value="0.808193891963">
            <text:p>0.808193892</text:p>
          </table:table-cell>
          <table:table-cell office:value-type="float" office:value="0">
            <text:p>0</text:p>
          </table:table-cell>
          <table:table-cell office:value-type="float" office:value="0.895700433869">
            <text:p>0.8957004339</text:p>
          </table:table-cell>
          <table:table-cell office:value-type="float" office:value="5">
            <text:p>5</text:p>
          </table:table-cell>
          <table:table-cell office:value-type="float" office:value="0.897725794352">
            <text:p>0.8977257944</text:p>
          </table:table-cell>
          <table:table-cell office:value-type="float" office:value="5">
            <text:p>5</text:p>
          </table:table-cell>
          <table:table-cell office:value-type="float" office:value="0.893869293352">
            <text:p>0.8938692934</text:p>
          </table:table-cell>
          <table:table-cell office:value-type="float" office:value="7">
            <text:p>7</text:p>
          </table:table-cell>
          <table:table-cell office:value-type="float" office:value="0.779033667295">
            <text:p>0.7790336673</text:p>
          </table:table-cell>
          <table:table-cell office:value-type="float" office:value="0">
            <text:p>0</text:p>
          </table:table-cell>
          <table:table-cell office:value-type="float" office:value="0.788073025994">
            <text:p>0.788073026</text:p>
          </table:table-cell>
          <table:table-cell office:value-type="float" office:value="0">
            <text:p>0</text:p>
          </table:table-cell>
          <table:table-cell office:value-type="float" office:value="0.78359227385">
            <text:p>0.7835922739</text:p>
          </table:table-cell>
          <table:table-cell office:value-type="float" office:value="0">
            <text:p>0</text:p>
          </table:table-cell>
          <table:table-cell office:value-type="float" office:value="0.883711045375">
            <text:p>0.8837110454</text:p>
          </table:table-cell>
          <table:table-cell office:value-type="float" office:value="4">
            <text:p>4</text:p>
          </table:table-cell>
          <table:table-cell office:value-type="float" office:value="0.878445587749">
            <text:p>0.8784455877</text:p>
          </table:table-cell>
          <table:table-cell office:value-type="float" office:value="7">
            <text:p>7</text:p>
          </table:table-cell>
          <table:table-cell office:value-type="float" office:value="0.882270940125">
            <text:p>0.8822709401</text:p>
          </table:table-cell>
          <table:table-cell office:value-type="float" office:value="5">
            <text:p>5</text:p>
          </table:table-cell>
          <table:table-cell office:value-type="float" office:value="0.881380977902">
            <text:p>0.8813809779</text:p>
          </table:table-cell>
          <table:table-cell office:value-type="float" office:value="8">
            <text:p>8</text:p>
          </table:table-cell>
          <table:table-cell office:value-type="float" office:value="0.876337310231">
            <text:p>0.8763373102</text:p>
          </table:table-cell>
          <table:table-cell office:value-type="float" office:value="3">
            <text:p>3</text:p>
          </table:table-cell>
          <table:table-cell office:value-type="float" office:value="0.872219358768">
            <text:p>0.8722193588</text:p>
          </table:table-cell>
          <table:table-cell office:value-type="float" office:value="3">
            <text:p>3</text:p>
          </table:table-cell>
          <table:table-cell office:value-type="float" office:value="0.784739298357">
            <text:p>0.7847392984</text:p>
          </table:table-cell>
          <table:table-cell office:value-type="float" office:value="0">
            <text:p>0</text:p>
          </table:table-cell>
          <table:table-cell office:value-type="float" office:value="0.789052887894">
            <text:p>0.7890528879</text:p>
          </table:table-cell>
          <table:table-cell office:value-type="float" office:value="0">
            <text:p>0</text:p>
          </table:table-cell>
          <table:table-cell office:value-type="float" office:value="0.783638460289">
            <text:p>0.7836384603</text:p>
          </table:table-cell>
          <table:table-cell office:value-type="float" office:value="0">
            <text:p>0</text:p>
          </table:table-cell>
          <table:table-cell office:value-type="float" office:value="0.891420452915">
            <text:p>0.8914204529</text:p>
          </table:table-cell>
          <table:table-cell office:value-type="float" office:value="8">
            <text:p>8</text:p>
          </table:table-cell>
          <table:table-cell office:value-type="float" office:value="0.894649421022">
            <text:p>0.894649421</text:p>
          </table:table-cell>
          <table:table-cell office:value-type="float" office:value="9">
            <text:p>9</text:p>
          </table:table-cell>
          <table:table-cell office:value-type="float" office:value="0.889416218854">
            <text:p>0.8894162189</text:p>
          </table:table-cell>
          <table:table-cell office:value-type="float" office:value="9">
            <text:p>9</text:p>
          </table:table-cell>
          <table:table-cell office:value-type="float" office:value="0.894875926906">
            <text:p>0.8948759269</text:p>
          </table:table-cell>
          <table:table-cell office:value-type="float" office:value="9">
            <text:p>9</text:p>
          </table:table-cell>
          <table:table-cell office:value-type="float" office:value="0.892432038236">
            <text:p>0.8924320382</text:p>
          </table:table-cell>
          <table:table-cell office:value-type="float" office:value="9">
            <text:p>9</text:p>
          </table:table-cell>
          <table:table-cell office:value-type="float" office:value="0.887673928083">
            <text:p>0.8876739281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formula="of:=[.B4]&amp;&quot;_&quot;&amp;[.C4]" office:value-type="string" office:string-value="10_10">
            <text:p>10_10</text:p>
          </table:table-cell>
          <table:table-cell table:number-columns-repeated="2"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0.863633631377">
            <text:p>0.8636336314</text:p>
          </table:table-cell>
          <table:table-cell office:value-type="float" office:value="0.933442494011">
            <text:p>0.933442494</text:p>
          </table:table-cell>
          <table:table-cell office:value-type="float" office:value="0.776442923852">
            <text:p>0.7764429239</text:p>
          </table:table-cell>
          <table:table-cell office:value-type="float" office:value="0">
            <text:p>0</text:p>
          </table:table-cell>
          <table:table-cell office:value-type="float" office:value="0.777437330709">
            <text:p>0.7774373307</text:p>
          </table:table-cell>
          <table:table-cell office:value-type="float" office:value="0">
            <text:p>0</text:p>
          </table:table-cell>
          <table:table-cell office:value-type="float" office:value="0.976844679771">
            <text:p>0.9768446798</text:p>
          </table:table-cell>
          <table:table-cell office:value-type="float" office:value="78">
            <text:p>78</text:p>
          </table:table-cell>
          <table:table-cell office:value-type="float" office:value="0.976513991941">
            <text:p>0.9765139919</text:p>
          </table:table-cell>
          <table:table-cell office:value-type="float" office:value="78">
            <text:p>78</text:p>
          </table:table-cell>
          <table:table-cell office:value-type="float" office:value="0.976289886606">
            <text:p>0.9762898866</text:p>
          </table:table-cell>
          <table:table-cell office:value-type="float" office:value="77">
            <text:p>77</text:p>
          </table:table-cell>
          <table:table-cell office:value-type="float" office:value="0.757507939055">
            <text:p>0.7575079391</text:p>
          </table:table-cell>
          <table:table-cell office:value-type="float" office:value="0">
            <text:p>0</text:p>
          </table:table-cell>
          <table:table-cell office:value-type="float" office:value="0.983903622621">
            <text:p>0.9839036226</text:p>
          </table:table-cell>
          <table:table-cell office:value-type="float" office:value="83">
            <text:p>83</text:p>
          </table:table-cell>
          <table:table-cell office:value-type="float" office:value="0.982222612472">
            <text:p>0.9822226125</text:p>
          </table:table-cell>
          <table:table-cell office:value-type="float" office:value="81">
            <text:p>81</text:p>
          </table:table-cell>
          <table:table-cell office:value-type="float" office:value="0.982470882946">
            <text:p>0.9824708829</text:p>
          </table:table-cell>
          <table:table-cell office:value-type="float" office:value="83">
            <text:p>83</text:p>
          </table:table-cell>
          <table:table-cell office:value-type="float" office:value="0.772216185493">
            <text:p>0.7722161855</text:p>
          </table:table-cell>
          <table:table-cell office:value-type="float" office:value="0">
            <text:p>0</text:p>
          </table:table-cell>
          <table:table-cell office:value-type="float" office:value="0.980282408709">
            <text:p>0.9802824087</text:p>
          </table:table-cell>
          <table:table-cell office:value-type="float" office:value="80">
            <text:p>80</text:p>
          </table:table-cell>
          <table:table-cell office:value-type="float" office:value="0.978650192205">
            <text:p>0.9786501922</text:p>
          </table:table-cell>
          <table:table-cell office:value-type="float" office:value="80">
            <text:p>80</text:p>
          </table:table-cell>
          <table:table-cell office:value-type="float" office:value="0.977349912149">
            <text:p>0.9773499121</text:p>
          </table:table-cell>
          <table:table-cell office:value-type="float" office:value="78">
            <text:p>78</text:p>
          </table:table-cell>
          <table:table-cell office:value-type="float" office:value="0.748326322763">
            <text:p>0.7483263228</text:p>
          </table:table-cell>
          <table:table-cell office:value-type="float" office:value="0">
            <text:p>0</text:p>
          </table:table-cell>
          <table:table-cell office:value-type="float" office:value="0.749529220699">
            <text:p>0.7495292207</text:p>
          </table:table-cell>
          <table:table-cell office:value-type="float" office:value="0">
            <text:p>0</text:p>
          </table:table-cell>
          <table:table-cell office:value-type="float" office:value="0.743179761871">
            <text:p>0.7431797619</text:p>
          </table:table-cell>
          <table:table-cell office:value-type="float" office:value="0">
            <text:p>0</text:p>
          </table:table-cell>
          <table:table-cell office:value-type="float" office:value="0.970049106025">
            <text:p>0.970049106</text:p>
          </table:table-cell>
          <table:table-cell office:value-type="float" office:value="75">
            <text:p>75</text:p>
          </table:table-cell>
          <table:table-cell office:value-type="float" office:value="0.965806882608">
            <text:p>0.9658068826</text:p>
          </table:table-cell>
          <table:table-cell office:value-type="float" office:value="71">
            <text:p>71</text:p>
          </table:table-cell>
          <table:table-cell office:value-type="float" office:value="0.968027942004">
            <text:p>0.968027942</text:p>
          </table:table-cell>
          <table:table-cell office:value-type="float" office:value="73">
            <text:p>73</text:p>
          </table:table-cell>
          <table:table-cell office:value-type="float" office:value="0.974857394573">
            <text:p>0.9748573946</text:p>
          </table:table-cell>
          <table:table-cell office:value-type="float" office:value="77">
            <text:p>77</text:p>
          </table:table-cell>
          <table:table-cell office:value-type="float" office:value="0.967173117329">
            <text:p>0.9671731173</text:p>
          </table:table-cell>
          <table:table-cell office:value-type="float" office:value="71">
            <text:p>71</text:p>
          </table:table-cell>
          <table:table-cell office:value-type="float" office:value="0.963862910809">
            <text:p>0.9638629108</text:p>
          </table:table-cell>
          <table:table-cell office:value-type="float" office:value="70">
            <text:p>70</text:p>
          </table:table-cell>
          <table:table-cell office:value-type="float" office:value="0.734163361995">
            <text:p>0.734163362</text:p>
          </table:table-cell>
          <table:table-cell office:value-type="float" office:value="0">
            <text:p>0</text:p>
          </table:table-cell>
          <table:table-cell office:value-type="float" office:value="0.735766213947">
            <text:p>0.7357662139</text:p>
          </table:table-cell>
          <table:table-cell office:value-type="float" office:value="0">
            <text:p>0</text:p>
          </table:table-cell>
          <table:table-cell office:value-type="float" office:value="0.748137599837">
            <text:p>0.7481375998</text:p>
          </table:table-cell>
          <table:table-cell office:value-type="float" office:value="0">
            <text:p>0</text:p>
          </table:table-cell>
          <table:table-cell office:value-type="float" office:value="0.975118899804">
            <text:p>0.9751188998</text:p>
          </table:table-cell>
          <table:table-cell office:value-type="float" office:value="77">
            <text:p>77</text:p>
          </table:table-cell>
          <table:table-cell office:value-type="float" office:value="0.974796148481">
            <text:p>0.9747961485</text:p>
          </table:table-cell>
          <table:table-cell office:value-type="float" office:value="76">
            <text:p>76</text:p>
          </table:table-cell>
          <table:table-cell office:value-type="float" office:value="0.974811200479">
            <text:p>0.9748112005</text:p>
          </table:table-cell>
          <table:table-cell office:value-type="float" office:value="77">
            <text:p>77</text:p>
          </table:table-cell>
          <table:table-cell office:value-type="float" office:value="0.974828577223">
            <text:p>0.9748285772</text:p>
          </table:table-cell>
          <table:table-cell office:value-type="float" office:value="77">
            <text:p>77</text:p>
          </table:table-cell>
          <table:table-cell office:value-type="float" office:value="0.975898923101">
            <text:p>0.9758989231</text:p>
          </table:table-cell>
          <table:table-cell office:value-type="float" office:value="78">
            <text:p>78</text:p>
          </table:table-cell>
          <table:table-cell office:value-type="float" office:value="0.972631727334">
            <text:p>0.9726317273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formula="of:=[.B5]&amp;&quot;_&quot;&amp;[.C5]" office:value-type="string" office:string-value="30_2">
            <text:p>30_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0.882589932121">
            <text:p>0.8825899321</text:p>
          </table:table-cell>
          <table:table-cell office:value-type="float" office:value="0.896999819844">
            <text:p>0.8969998198</text:p>
          </table:table-cell>
          <table:table-cell office:value-type="float" office:value="0.963621315664">
            <text:p>0.9636213157</text:p>
          </table:table-cell>
          <table:table-cell office:value-type="float" office:value="0">
            <text:p>0</text:p>
          </table:table-cell>
          <table:table-cell office:value-type="float" office:value="0.962087825658">
            <text:p>0.9620878257</text:p>
          </table:table-cell>
          <table:table-cell office:value-type="float" office:value="0">
            <text:p>0</text:p>
          </table:table-cell>
          <table:table-cell office:value-type="float" office:value="0.999632306725">
            <text:p>0.9996323067</text:p>
          </table:table-cell>
          <table:table-cell office:value-type="float" office:value="98">
            <text:p>98</text:p>
          </table:table-cell>
          <table:table-cell office:value-type="float" office:value="0.99972972973">
            <text:p>0.9997297297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27197477901">
            <text:p>0.9271974779</text:p>
          </table:table-cell>
          <table:table-cell office:value-type="float" office:value="0">
            <text:p>0</text:p>
          </table:table-cell>
          <table:table-cell office:value-type="float" office:value="0.999124032671">
            <text:p>0.9991240327</text:p>
          </table:table-cell>
          <table:table-cell office:value-type="float" office:value="96">
            <text:p>96</text:p>
          </table:table-cell>
          <table:table-cell office:value-type="float" office:value="0.998132612604">
            <text:p>0.9981326126</text:p>
          </table:table-cell>
          <table:table-cell office:value-type="float" office:value="95">
            <text:p>95</text:p>
          </table:table-cell>
          <table:table-cell office:value-type="float" office:value="0.999324514991">
            <text:p>0.999324515</text:p>
          </table:table-cell>
          <table:table-cell office:value-type="float" office:value="98">
            <text:p>98</text:p>
          </table:table-cell>
          <table:table-cell office:value-type="float" office:value="0.947402717243">
            <text:p>0.9474027172</text:p>
          </table:table-cell>
          <table:table-cell office:value-type="float" office:value="0">
            <text:p>0</text:p>
          </table:table-cell>
          <table:table-cell office:value-type="float" office:value="0.998606134224">
            <text:p>0.9986061342</text:p>
          </table:table-cell>
          <table:table-cell office:value-type="float" office:value="98">
            <text:p>98</text:p>
          </table:table-cell>
          <table:table-cell office:value-type="float" office:value="0.998959300392">
            <text:p>0.9989593004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25676328813">
            <text:p>0.9256763288</text:p>
          </table:table-cell>
          <table:table-cell office:value-type="float" office:value="0">
            <text:p>0</text:p>
          </table:table-cell>
          <table:table-cell office:value-type="float" office:value="0.926678688299">
            <text:p>0.9266786883</text:p>
          </table:table-cell>
          <table:table-cell office:value-type="float" office:value="0">
            <text:p>0</text:p>
          </table:table-cell>
          <table:table-cell office:value-type="float" office:value="0.924412760523">
            <text:p>0.9244127605</text:p>
          </table:table-cell>
          <table:table-cell office:value-type="float" office:value="0">
            <text:p>0</text:p>
          </table:table-cell>
          <table:table-cell office:value-type="float" office:value="0.984104208159">
            <text:p>0.9841042082</text:p>
          </table:table-cell>
          <table:table-cell office:value-type="float" office:value="48">
            <text:p>48</text:p>
          </table:table-cell>
          <table:table-cell office:value-type="float" office:value="0.984612272263">
            <text:p>0.9846122723</text:p>
          </table:table-cell>
          <table:table-cell office:value-type="float" office:value="43">
            <text:p>43</text:p>
          </table:table-cell>
          <table:table-cell office:value-type="float" office:value="0.982017206464">
            <text:p>0.9820172065</text:p>
          </table:table-cell>
          <table:table-cell office:value-type="float" office:value="46">
            <text:p>46</text:p>
          </table:table-cell>
          <table:table-cell office:value-type="float" office:value="0.981796782484">
            <text:p>0.9817967825</text:p>
          </table:table-cell>
          <table:table-cell office:value-type="float" office:value="43">
            <text:p>43</text:p>
          </table:table-cell>
          <table:table-cell office:value-type="float" office:value="0.982004412246">
            <text:p>0.9820044122</text:p>
          </table:table-cell>
          <table:table-cell office:value-type="float" office:value="44">
            <text:p>44</text:p>
          </table:table-cell>
          <table:table-cell office:value-type="float" office:value="0.98040868651">
            <text:p>0.9804086865</text:p>
          </table:table-cell>
          <table:table-cell office:value-type="float" office:value="38">
            <text:p>38</text:p>
          </table:table-cell>
          <table:table-cell office:value-type="float" office:value="0.948699229064">
            <text:p>0.9486992291</text:p>
          </table:table-cell>
          <table:table-cell office:value-type="float" office:value="0">
            <text:p>0</text:p>
          </table:table-cell>
          <table:table-cell office:value-type="float" office:value="0.948706242545">
            <text:p>0.9487062425</text:p>
          </table:table-cell>
          <table:table-cell office:value-type="float" office:value="0">
            <text:p>0</text:p>
          </table:table-cell>
          <table:table-cell office:value-type="float" office:value="0.934262576435">
            <text:p>0.9342625764</text:p>
          </table:table-cell>
          <table:table-cell office:value-type="float" office:value="0">
            <text:p>0</text:p>
          </table:table-cell>
          <table:table-cell office:value-type="float" office:value="0.998166305679">
            <text:p>0.9981663057</text:p>
          </table:table-cell>
          <table:table-cell office:value-type="float" office:value="96">
            <text:p>96</text:p>
          </table:table-cell>
          <table:table-cell office:value-type="float" office:value="0.996719683415">
            <text:p>0.9967196834</text:p>
          </table:table-cell>
          <table:table-cell office:value-type="float" office:value="90">
            <text:p>90</text:p>
          </table:table-cell>
          <table:table-cell office:value-type="float" office:value="0.998324216398">
            <text:p>0.9983242164</text:p>
          </table:table-cell>
          <table:table-cell office:value-type="float" office:value="95">
            <text:p>95</text:p>
          </table:table-cell>
          <table:table-cell office:value-type="float" office:value="0.997522125839">
            <text:p>0.9975221258</text:p>
          </table:table-cell>
          <table:table-cell office:value-type="float" office:value="91">
            <text:p>91</text:p>
          </table:table-cell>
          <table:table-cell office:value-type="float" office:value="0.997874725238">
            <text:p>0.9978747252</text:p>
          </table:table-cell>
          <table:table-cell office:value-type="float" office:value="95">
            <text:p>95</text:p>
          </table:table-cell>
          <table:table-cell office:value-type="float" office:value="0.998284956583">
            <text:p>0.9982849566</text:p>
          </table:table-cell>
          <table:table-cell office:value-type="float" office:value="94">
            <text:p>94</text:p>
          </table:table-cell>
        </table:table-row>
        <table:table-row table:style-name="ro2">
          <table:table-cell table:formula="of:=[.B6]&amp;&quot;_&quot;&amp;[.C6]" office:value-type="string" office:string-value="30_5">
            <text:p>30_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84">
            <text:p>84</text:p>
          </table:table-cell>
          <table:table-cell office:value-type="float" office:value="0.868055863123">
            <text:p>0.8680558631</text:p>
          </table:table-cell>
          <table:table-cell office:value-type="float" office:value="0.902341848705">
            <text:p>0.9023418487</text:p>
          </table:table-cell>
          <table:table-cell office:value-type="float" office:value="0.842745869581">
            <text:p>0.8427458696</text:p>
          </table:table-cell>
          <table:table-cell office:value-type="float" office:value="0">
            <text:p>0</text:p>
          </table:table-cell>
          <table:table-cell office:value-type="float" office:value="0.842878055903">
            <text:p>0.8428780559</text:p>
          </table:table-cell>
          <table:table-cell office:value-type="float" office:value="0">
            <text:p>0</text:p>
          </table:table-cell>
          <table:table-cell office:value-type="float" office:value="0.885270302832">
            <text:p>0.8852703028</text:p>
          </table:table-cell>
          <table:table-cell office:value-type="float" office:value="0">
            <text:p>0</text:p>
          </table:table-cell>
          <table:table-cell office:value-type="float" office:value="0.882529648391">
            <text:p>0.8825296484</text:p>
          </table:table-cell>
          <table:table-cell office:value-type="float" office:value="0">
            <text:p>0</text:p>
          </table:table-cell>
          <table:table-cell office:value-type="float" office:value="0.883814540753">
            <text:p>0.8838145408</text:p>
          </table:table-cell>
          <table:table-cell office:value-type="float" office:value="0">
            <text:p>0</text:p>
          </table:table-cell>
          <table:table-cell office:value-type="float" office:value="0.80810663616">
            <text:p>0.8081066362</text:p>
          </table:table-cell>
          <table:table-cell office:value-type="float" office:value="0">
            <text:p>0</text:p>
          </table:table-cell>
          <table:table-cell office:value-type="float" office:value="0.888084806312">
            <text:p>0.8880848063</text:p>
          </table:table-cell>
          <table:table-cell office:value-type="float" office:value="0">
            <text:p>0</text:p>
          </table:table-cell>
          <table:table-cell office:value-type="float" office:value="0.883952569943">
            <text:p>0.8839525699</text:p>
          </table:table-cell>
          <table:table-cell office:value-type="float" office:value="0">
            <text:p>0</text:p>
          </table:table-cell>
          <table:table-cell office:value-type="float" office:value="0.885815027956">
            <text:p>0.885815028</text:p>
          </table:table-cell>
          <table:table-cell office:value-type="float" office:value="0">
            <text:p>0</text:p>
          </table:table-cell>
          <table:table-cell office:value-type="float" office:value="0.833137878334">
            <text:p>0.8331378783</text:p>
          </table:table-cell>
          <table:table-cell office:value-type="float" office:value="0">
            <text:p>0</text:p>
          </table:table-cell>
          <table:table-cell office:value-type="float" office:value="0.880434142087">
            <text:p>0.8804341421</text:p>
          </table:table-cell>
          <table:table-cell office:value-type="float" office:value="0">
            <text:p>0</text:p>
          </table:table-cell>
          <table:table-cell office:value-type="float" office:value="0.883361179211">
            <text:p>0.8833611792</text:p>
          </table:table-cell>
          <table:table-cell office:value-type="float" office:value="0">
            <text:p>0</text:p>
          </table:table-cell>
          <table:table-cell office:value-type="float" office:value="0.879539584709">
            <text:p>0.8795395847</text:p>
          </table:table-cell>
          <table:table-cell office:value-type="float" office:value="0">
            <text:p>0</text:p>
          </table:table-cell>
          <table:table-cell office:value-type="float" office:value="0.805779412802">
            <text:p>0.8057794128</text:p>
          </table:table-cell>
          <table:table-cell office:value-type="float" office:value="0">
            <text:p>0</text:p>
          </table:table-cell>
          <table:table-cell office:value-type="float" office:value="0.809734304613">
            <text:p>0.8097343046</text:p>
          </table:table-cell>
          <table:table-cell office:value-type="float" office:value="0">
            <text:p>0</text:p>
          </table:table-cell>
          <table:table-cell office:value-type="float" office:value="0.803646484325">
            <text:p>0.8036464843</text:p>
          </table:table-cell>
          <table:table-cell office:value-type="float" office:value="0">
            <text:p>0</text:p>
          </table:table-cell>
          <table:table-cell office:value-type="float" office:value="0.864499193452">
            <text:p>0.8644991935</text:p>
          </table:table-cell>
          <table:table-cell office:value-type="float" office:value="0">
            <text:p>0</text:p>
          </table:table-cell>
          <table:table-cell office:value-type="float" office:value="0.862843771146">
            <text:p>0.8628437711</text:p>
          </table:table-cell>
          <table:table-cell office:value-type="float" office:value="0">
            <text:p>0</text:p>
          </table:table-cell>
          <table:table-cell office:value-type="float" office:value="0.864303797018">
            <text:p>0.864303797</text:p>
          </table:table-cell>
          <table:table-cell office:value-type="float" office:value="0">
            <text:p>0</text:p>
          </table:table-cell>
          <table:table-cell office:value-type="float" office:value="0.862147177679">
            <text:p>0.8621471777</text:p>
          </table:table-cell>
          <table:table-cell office:value-type="float" office:value="0">
            <text:p>0</text:p>
          </table:table-cell>
          <table:table-cell office:value-type="float" office:value="0.860931470447">
            <text:p>0.8609314704</text:p>
          </table:table-cell>
          <table:table-cell office:value-type="float" office:value="0">
            <text:p>0</text:p>
          </table:table-cell>
          <table:table-cell office:value-type="float" office:value="0.85929759392">
            <text:p>0.8592975939</text:p>
          </table:table-cell>
          <table:table-cell office:value-type="float" office:value="0">
            <text:p>0</text:p>
          </table:table-cell>
          <table:table-cell office:value-type="float" office:value="0.812823782022">
            <text:p>0.812823782</text:p>
          </table:table-cell>
          <table:table-cell office:value-type="float" office:value="0">
            <text:p>0</text:p>
          </table:table-cell>
          <table:table-cell office:value-type="float" office:value="0.817266030526">
            <text:p>0.8172660305</text:p>
          </table:table-cell>
          <table:table-cell office:value-type="float" office:value="0">
            <text:p>0</text:p>
          </table:table-cell>
          <table:table-cell office:value-type="float" office:value="0.806058400965">
            <text:p>0.806058401</text:p>
          </table:table-cell>
          <table:table-cell office:value-type="float" office:value="0">
            <text:p>0</text:p>
          </table:table-cell>
          <table:table-cell office:value-type="float" office:value="0.873453002452">
            <text:p>0.8734530025</text:p>
          </table:table-cell>
          <table:table-cell office:value-type="float" office:value="0">
            <text:p>0</text:p>
          </table:table-cell>
          <table:table-cell office:value-type="float" office:value="0.873256014712">
            <text:p>0.8732560147</text:p>
          </table:table-cell>
          <table:table-cell office:value-type="float" office:value="0">
            <text:p>0</text:p>
          </table:table-cell>
          <table:table-cell office:value-type="float" office:value="0.87311115077">
            <text:p>0.8731111508</text:p>
          </table:table-cell>
          <table:table-cell office:value-type="float" office:value="0">
            <text:p>0</text:p>
          </table:table-cell>
          <table:table-cell office:value-type="float" office:value="0.868553772231">
            <text:p>0.8685537722</text:p>
          </table:table-cell>
          <table:table-cell office:value-type="float" office:value="0">
            <text:p>0</text:p>
          </table:table-cell>
          <table:table-cell office:value-type="float" office:value="0.872259684725">
            <text:p>0.8722596847</text:p>
          </table:table-cell>
          <table:table-cell office:value-type="float" office:value="0">
            <text:p>0</text:p>
          </table:table-cell>
          <table:table-cell office:value-type="float" office:value="0.869053938884">
            <text:p>0.869053938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7]&amp;&quot;_&quot;&amp;[.C7]" office:value-type="string" office:string-value="30_10">
            <text:p>30_1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84">
            <text:p>84</text:p>
          </table:table-cell>
          <table:table-cell office:value-type="float" office:value="0.862874912564">
            <text:p>0.8628749126</text:p>
          </table:table-cell>
          <table:table-cell office:value-type="float" office:value="0.906445685772">
            <text:p>0.9064456858</text:p>
          </table:table-cell>
          <table:table-cell office:value-type="float" office:value="0.761334985732">
            <text:p>0.7613349857</text:p>
          </table:table-cell>
          <table:table-cell office:value-type="float" office:value="0">
            <text:p>0</text:p>
          </table:table-cell>
          <table:table-cell office:value-type="float" office:value="0.750640535788">
            <text:p>0.7506405358</text:p>
          </table:table-cell>
          <table:table-cell office:value-type="float" office:value="0">
            <text:p>0</text:p>
          </table:table-cell>
          <table:table-cell office:value-type="float" office:value="0.947831755316">
            <text:p>0.9478317553</text:p>
          </table:table-cell>
          <table:table-cell office:value-type="float" office:value="14">
            <text:p>14</text:p>
          </table:table-cell>
          <table:table-cell office:value-type="float" office:value="0.946914756828">
            <text:p>0.9469147568</text:p>
          </table:table-cell>
          <table:table-cell office:value-type="float" office:value="14">
            <text:p>14</text:p>
          </table:table-cell>
          <table:table-cell office:value-type="float" office:value="0.947337598198">
            <text:p>0.9473375982</text:p>
          </table:table-cell>
          <table:table-cell office:value-type="float" office:value="15">
            <text:p>15</text:p>
          </table:table-cell>
          <table:table-cell office:value-type="float" office:value="0.727809787884">
            <text:p>0.7278097879</text:p>
          </table:table-cell>
          <table:table-cell office:value-type="float" office:value="0">
            <text:p>0</text:p>
          </table:table-cell>
          <table:table-cell office:value-type="float" office:value="0.96246545925">
            <text:p>0.9624654593</text:p>
          </table:table-cell>
          <table:table-cell office:value-type="float" office:value="21">
            <text:p>21</text:p>
          </table:table-cell>
          <table:table-cell office:value-type="float" office:value="0.962848322137">
            <text:p>0.9628483221</text:p>
          </table:table-cell>
          <table:table-cell office:value-type="float" office:value="22">
            <text:p>22</text:p>
          </table:table-cell>
          <table:table-cell office:value-type="float" office:value="0.960022661878">
            <text:p>0.9600226619</text:p>
          </table:table-cell>
          <table:table-cell office:value-type="float" office:value="20">
            <text:p>20</text:p>
          </table:table-cell>
          <table:table-cell office:value-type="float" office:value="0.742844968277">
            <text:p>0.7428449683</text:p>
          </table:table-cell>
          <table:table-cell office:value-type="float" office:value="0">
            <text:p>0</text:p>
          </table:table-cell>
          <table:table-cell office:value-type="float" office:value="0.948602679455">
            <text:p>0.9486026795</text:p>
          </table:table-cell>
          <table:table-cell office:value-type="float" office:value="16">
            <text:p>16</text:p>
          </table:table-cell>
          <table:table-cell office:value-type="float" office:value="0.949331650896">
            <text:p>0.9493316509</text:p>
          </table:table-cell>
          <table:table-cell office:value-type="float" office:value="18">
            <text:p>18</text:p>
          </table:table-cell>
          <table:table-cell office:value-type="float" office:value="0.948188620887">
            <text:p>0.9481886209</text:p>
          </table:table-cell>
          <table:table-cell office:value-type="float" office:value="16">
            <text:p>16</text:p>
          </table:table-cell>
          <table:table-cell office:value-type="float" office:value="0.728747741883">
            <text:p>0.7287477419</text:p>
          </table:table-cell>
          <table:table-cell office:value-type="float" office:value="0">
            <text:p>0</text:p>
          </table:table-cell>
          <table:table-cell office:value-type="float" office:value="0.722550672659">
            <text:p>0.7225506727</text:p>
          </table:table-cell>
          <table:table-cell office:value-type="float" office:value="0">
            <text:p>0</text:p>
          </table:table-cell>
          <table:table-cell office:value-type="float" office:value="0.72037486319">
            <text:p>0.7203748632</text:p>
          </table:table-cell>
          <table:table-cell office:value-type="float" office:value="0">
            <text:p>0</text:p>
          </table:table-cell>
          <table:table-cell office:value-type="float" office:value="0.924541299702">
            <text:p>0.9245412997</text:p>
          </table:table-cell>
          <table:table-cell office:value-type="float" office:value="13">
            <text:p>13</text:p>
          </table:table-cell>
          <table:table-cell office:value-type="float" office:value="0.922249420626">
            <text:p>0.9222494206</text:p>
          </table:table-cell>
          <table:table-cell office:value-type="float" office:value="11">
            <text:p>11</text:p>
          </table:table-cell>
          <table:table-cell office:value-type="float" office:value="0.925625459245">
            <text:p>0.9256254592</text:p>
          </table:table-cell>
          <table:table-cell office:value-type="float" office:value="9">
            <text:p>9</text:p>
          </table:table-cell>
          <table:table-cell office:value-type="float" office:value="0.925090214342">
            <text:p>0.9250902143</text:p>
          </table:table-cell>
          <table:table-cell office:value-type="float" office:value="12">
            <text:p>12</text:p>
          </table:table-cell>
          <table:table-cell office:value-type="float" office:value="0.920057544058">
            <text:p>0.9200575441</text:p>
          </table:table-cell>
          <table:table-cell office:value-type="float" office:value="10">
            <text:p>10</text:p>
          </table:table-cell>
          <table:table-cell office:value-type="float" office:value="0.91660337431">
            <text:p>0.9166033743</text:p>
          </table:table-cell>
          <table:table-cell office:value-type="float" office:value="6">
            <text:p>6</text:p>
          </table:table-cell>
          <table:table-cell office:value-type="float" office:value="0.715136776962">
            <text:p>0.715136777</text:p>
          </table:table-cell>
          <table:table-cell office:value-type="float" office:value="0">
            <text:p>0</text:p>
          </table:table-cell>
          <table:table-cell office:value-type="float" office:value="0.717363261262">
            <text:p>0.7173632613</text:p>
          </table:table-cell>
          <table:table-cell office:value-type="float" office:value="0">
            <text:p>0</text:p>
          </table:table-cell>
          <table:table-cell office:value-type="float" office:value="0.703536693287">
            <text:p>0.7035366933</text:p>
          </table:table-cell>
          <table:table-cell office:value-type="float" office:value="0">
            <text:p>0</text:p>
          </table:table-cell>
          <table:table-cell office:value-type="float" office:value="0.936404329149">
            <text:p>0.9364043291</text:p>
          </table:table-cell>
          <table:table-cell office:value-type="float" office:value="9">
            <text:p>9</text:p>
          </table:table-cell>
          <table:table-cell office:value-type="float" office:value="0.939265364598">
            <text:p>0.9392653646</text:p>
          </table:table-cell>
          <table:table-cell office:value-type="float" office:value="9">
            <text:p>9</text:p>
          </table:table-cell>
          <table:table-cell office:value-type="float" office:value="0.936196158171">
            <text:p>0.9361961582</text:p>
          </table:table-cell>
          <table:table-cell office:value-type="float" office:value="10">
            <text:p>10</text:p>
          </table:table-cell>
          <table:table-cell office:value-type="float" office:value="0.938195353822">
            <text:p>0.9381953538</text:p>
          </table:table-cell>
          <table:table-cell office:value-type="float" office:value="13">
            <text:p>13</text:p>
          </table:table-cell>
          <table:table-cell office:value-type="float" office:value="0.937271753436">
            <text:p>0.9372717534</text:p>
          </table:table-cell>
          <table:table-cell office:value-type="float" office:value="11">
            <text:p>11</text:p>
          </table:table-cell>
          <table:table-cell office:value-type="float" office:value="0.936154954348">
            <text:p>0.9361549543</text:p>
          </table:table-cell>
          <table:table-cell office:value-type="float" office:value="9">
            <text:p>9</text:p>
          </table:table-cell>
        </table:table-row>
        <table:table-row table:style-name="ro2">
          <table:table-cell table:formula="of:=[.B8]&amp;&quot;_&quot;&amp;[.C8]" office:value-type="string" office:string-value="100_2">
            <text:p>100_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273">
            <text:p>273</text:p>
          </table:table-cell>
          <table:table-cell office:value-type="float" office:value="0.882747947162">
            <text:p>0.8827479472</text:p>
          </table:table-cell>
          <table:table-cell office:value-type="float" office:value="0.89024514361">
            <text:p>0.8902451436</text:p>
          </table:table-cell>
          <table:table-cell office:value-type="float" office:value="0.989462415998">
            <text:p>0.989462416</text:p>
          </table:table-cell>
          <table:table-cell office:value-type="float" office:value="1">
            <text:p>1</text:p>
          </table:table-cell>
          <table:table-cell office:value-type="float" office:value="0.989040982903">
            <text:p>0.989040982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41807967351">
            <text:p>0.94180796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65853346243">
            <text:p>0.96585334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40132304244">
            <text:p>0.9401323042</text:p>
          </table:table-cell>
          <table:table-cell office:value-type="float" office:value="0">
            <text:p>0</text:p>
          </table:table-cell>
          <table:table-cell office:value-type="float" office:value="0.937711941489">
            <text:p>0.9377119415</text:p>
          </table:table-cell>
          <table:table-cell office:value-type="float" office:value="0">
            <text:p>0</text:p>
          </table:table-cell>
          <table:table-cell office:value-type="float" office:value="0.938345785404">
            <text:p>0.9383457854</text:p>
          </table:table-cell>
          <table:table-cell office:value-type="float" office:value="0">
            <text:p>0</text:p>
          </table:table-cell>
          <table:table-cell office:value-type="float" office:value="0.995409103385">
            <text:p>0.9954091034</text:p>
          </table:table-cell>
          <table:table-cell office:value-type="float" office:value="57">
            <text:p>57</text:p>
          </table:table-cell>
          <table:table-cell office:value-type="float" office:value="0.993288260913">
            <text:p>0.9932882609</text:p>
          </table:table-cell>
          <table:table-cell office:value-type="float" office:value="54">
            <text:p>54</text:p>
          </table:table-cell>
          <table:table-cell office:value-type="float" office:value="0.995011518756">
            <text:p>0.9950115188</text:p>
          </table:table-cell>
          <table:table-cell office:value-type="float" office:value="58">
            <text:p>58</text:p>
          </table:table-cell>
          <table:table-cell office:value-type="float" office:value="0.995180789293">
            <text:p>0.9951807893</text:p>
          </table:table-cell>
          <table:table-cell office:value-type="float" office:value="61">
            <text:p>61</text:p>
          </table:table-cell>
          <table:table-cell office:value-type="float" office:value="0.994566574018">
            <text:p>0.994566574</text:p>
          </table:table-cell>
          <table:table-cell office:value-type="float" office:value="59">
            <text:p>59</text:p>
          </table:table-cell>
          <table:table-cell office:value-type="float" office:value="0.995552468517">
            <text:p>0.9955524685</text:p>
          </table:table-cell>
          <table:table-cell office:value-type="float" office:value="58">
            <text:p>58</text:p>
          </table:table-cell>
          <table:table-cell office:value-type="float" office:value="0.97502358991">
            <text:p>0.9750235899</text:p>
          </table:table-cell>
          <table:table-cell office:value-type="float" office:value="0">
            <text:p>0</text:p>
          </table:table-cell>
          <table:table-cell office:value-type="float" office:value="0.975333660653">
            <text:p>0.9753336607</text:p>
          </table:table-cell>
          <table:table-cell office:value-type="float" office:value="0">
            <text:p>0</text:p>
          </table:table-cell>
          <table:table-cell office:value-type="float" office:value="0.951080758231">
            <text:p>0.95108075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formula="of:=[.B9]&amp;&quot;_&quot;&amp;[.C9]" office:value-type="string" office:string-value="100_5">
            <text:p>100_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80">
            <text:p>280</text:p>
          </table:table-cell>
          <table:table-cell office:value-type="float" office:value="0.868027510335">
            <text:p>0.8680275103</text:p>
          </table:table-cell>
          <table:table-cell office:value-type="float" office:value="0.887672972494">
            <text:p>0.8876729725</text:p>
          </table:table-cell>
          <table:table-cell office:value-type="float" office:value="0.887538131681">
            <text:p>0.8875381317</text:p>
          </table:table-cell>
          <table:table-cell office:value-type="float" office:value="0">
            <text:p>0</text:p>
          </table:table-cell>
          <table:table-cell office:value-type="float" office:value="0.888502746763">
            <text:p>0.8885027468</text:p>
          </table:table-cell>
          <table:table-cell office:value-type="float" office:value="0">
            <text:p>0</text:p>
          </table:table-cell>
          <table:table-cell office:value-type="float" office:value="0.911616267883">
            <text:p>0.9116162679</text:p>
          </table:table-cell>
          <table:table-cell office:value-type="float" office:value="0">
            <text:p>0</text:p>
          </table:table-cell>
          <table:table-cell office:value-type="float" office:value="0.912911709457">
            <text:p>0.9129117095</text:p>
          </table:table-cell>
          <table:table-cell office:value-type="float" office:value="0">
            <text:p>0</text:p>
          </table:table-cell>
          <table:table-cell office:value-type="float" office:value="0.914627446219">
            <text:p>0.9146274462</text:p>
          </table:table-cell>
          <table:table-cell office:value-type="float" office:value="0">
            <text:p>0</text:p>
          </table:table-cell>
          <table:table-cell office:value-type="float" office:value="0.835377013936">
            <text:p>0.8353770139</text:p>
          </table:table-cell>
          <table:table-cell office:value-type="float" office:value="0">
            <text:p>0</text:p>
          </table:table-cell>
          <table:table-cell office:value-type="float" office:value="0.911740166736">
            <text:p>0.9117401667</text:p>
          </table:table-cell>
          <table:table-cell office:value-type="float" office:value="0">
            <text:p>0</text:p>
          </table:table-cell>
          <table:table-cell office:value-type="float" office:value="0.910412523171">
            <text:p>0.9104125232</text:p>
          </table:table-cell>
          <table:table-cell office:value-type="float" office:value="0">
            <text:p>0</text:p>
          </table:table-cell>
          <table:table-cell office:value-type="float" office:value="0.913060106874">
            <text:p>0.9130601069</text:p>
          </table:table-cell>
          <table:table-cell office:value-type="float" office:value="0">
            <text:p>0</text:p>
          </table:table-cell>
          <table:table-cell office:value-type="float" office:value="0.865512911337">
            <text:p>0.8655129113</text:p>
          </table:table-cell>
          <table:table-cell office:value-type="float" office:value="0">
            <text:p>0</text:p>
          </table:table-cell>
          <table:table-cell office:value-type="float" office:value="0.911661862249">
            <text:p>0.9116618622</text:p>
          </table:table-cell>
          <table:table-cell office:value-type="float" office:value="0">
            <text:p>0</text:p>
          </table:table-cell>
          <table:table-cell office:value-type="float" office:value="0.913644776045">
            <text:p>0.913644776</text:p>
          </table:table-cell>
          <table:table-cell office:value-type="float" office:value="0">
            <text:p>0</text:p>
          </table:table-cell>
          <table:table-cell office:value-type="float" office:value="0.910516514028">
            <text:p>0.910516514</text:p>
          </table:table-cell>
          <table:table-cell office:value-type="float" office:value="0">
            <text:p>0</text:p>
          </table:table-cell>
          <table:table-cell office:value-type="float" office:value="0.839511932703">
            <text:p>0.8395119327</text:p>
          </table:table-cell>
          <table:table-cell office:value-type="float" office:value="0">
            <text:p>0</text:p>
          </table:table-cell>
          <table:table-cell office:value-type="float" office:value="0.835657657085">
            <text:p>0.8356576571</text:p>
          </table:table-cell>
          <table:table-cell office:value-type="float" office:value="0">
            <text:p>0</text:p>
          </table:table-cell>
          <table:table-cell office:value-type="float" office:value="0.834627876048">
            <text:p>0.834627876</text:p>
          </table:table-cell>
          <table:table-cell office:value-type="float" office:value="0">
            <text:p>0</text:p>
          </table:table-cell>
          <table:table-cell office:value-type="float" office:value="0.897209555083">
            <text:p>0.8972095551</text:p>
          </table:table-cell>
          <table:table-cell office:value-type="float" office:value="0">
            <text:p>0</text:p>
          </table:table-cell>
          <table:table-cell office:value-type="float" office:value="0.896904068182">
            <text:p>0.8969040682</text:p>
          </table:table-cell>
          <table:table-cell office:value-type="float" office:value="0">
            <text:p>0</text:p>
          </table:table-cell>
          <table:table-cell office:value-type="float" office:value="0.896970882386">
            <text:p>0.8969708824</text:p>
          </table:table-cell>
          <table:table-cell office:value-type="float" office:value="0">
            <text:p>0</text:p>
          </table:table-cell>
          <table:table-cell office:value-type="float" office:value="0.897077076163">
            <text:p>0.8970770762</text:p>
          </table:table-cell>
          <table:table-cell office:value-type="float" office:value="0">
            <text:p>0</text:p>
          </table:table-cell>
          <table:table-cell office:value-type="float" office:value="0.898468534669">
            <text:p>0.8984685347</text:p>
          </table:table-cell>
          <table:table-cell office:value-type="float" office:value="0">
            <text:p>0</text:p>
          </table:table-cell>
          <table:table-cell office:value-type="float" office:value="0.897059603762">
            <text:p>0.8970596038</text:p>
          </table:table-cell>
          <table:table-cell office:value-type="float" office:value="0">
            <text:p>0</text:p>
          </table:table-cell>
          <table:table-cell office:value-type="float" office:value="0.853961699246">
            <text:p>0.8539616992</text:p>
          </table:table-cell>
          <table:table-cell office:value-type="float" office:value="0">
            <text:p>0</text:p>
          </table:table-cell>
          <table:table-cell office:value-type="float" office:value="0.853451136994">
            <text:p>0.853451137</text:p>
          </table:table-cell>
          <table:table-cell office:value-type="float" office:value="0">
            <text:p>0</text:p>
          </table:table-cell>
          <table:table-cell office:value-type="float" office:value="0.837807697433">
            <text:p>0.8378076974</text:p>
          </table:table-cell>
          <table:table-cell office:value-type="float" office:value="0">
            <text:p>0</text:p>
          </table:table-cell>
          <table:table-cell office:value-type="float" office:value="0.905143165577">
            <text:p>0.9051431656</text:p>
          </table:table-cell>
          <table:table-cell office:value-type="float" office:value="0">
            <text:p>0</text:p>
          </table:table-cell>
          <table:table-cell office:value-type="float" office:value="0.906015559199">
            <text:p>0.9060155592</text:p>
          </table:table-cell>
          <table:table-cell office:value-type="float" office:value="0">
            <text:p>0</text:p>
          </table:table-cell>
          <table:table-cell office:value-type="float" office:value="0.905298635344">
            <text:p>0.9052986353</text:p>
          </table:table-cell>
          <table:table-cell office:value-type="float" office:value="0">
            <text:p>0</text:p>
          </table:table-cell>
          <table:table-cell office:value-type="float" office:value="0.904380202954">
            <text:p>0.904380203</text:p>
          </table:table-cell>
          <table:table-cell office:value-type="float" office:value="0">
            <text:p>0</text:p>
          </table:table-cell>
          <table:table-cell office:value-type="float" office:value="0.905773390357">
            <text:p>0.9057733904</text:p>
          </table:table-cell>
          <table:table-cell office:value-type="float" office:value="0">
            <text:p>0</text:p>
          </table:table-cell>
          <table:table-cell office:value-type="float" office:value="0.905284402939">
            <text:p>0.905284402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10]&amp;&quot;_&quot;&amp;[.C10]" office:value-type="string" office:string-value="100_10">
            <text:p>100_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81">
            <text:p>281</text:p>
          </table:table-cell>
          <table:table-cell office:value-type="float" office:value="0.863159592164">
            <text:p>0.8631595922</text:p>
          </table:table-cell>
          <table:table-cell office:value-type="float" office:value="0.887708163593">
            <text:p>0.8877081636</text:p>
          </table:table-cell>
          <table:table-cell office:value-type="float" office:value="0.771439724591">
            <text:p>0.7714397246</text:p>
          </table:table-cell>
          <table:table-cell office:value-type="float" office:value="0">
            <text:p>0</text:p>
          </table:table-cell>
          <table:table-cell office:value-type="float" office:value="0.7701293753">
            <text:p>0.7701293753</text:p>
          </table:table-cell>
          <table:table-cell office:value-type="float" office:value="0">
            <text:p>0</text:p>
          </table:table-cell>
          <table:table-cell office:value-type="float" office:value="0.894884877253">
            <text:p>0.8948848773</text:p>
          </table:table-cell>
          <table:table-cell office:value-type="float" office:value="0">
            <text:p>0</text:p>
          </table:table-cell>
          <table:table-cell office:value-type="float" office:value="0.895297491992">
            <text:p>0.895297492</text:p>
          </table:table-cell>
          <table:table-cell office:value-type="float" office:value="0">
            <text:p>0</text:p>
          </table:table-cell>
          <table:table-cell office:value-type="float" office:value="0.894724523152">
            <text:p>0.8947245232</text:p>
          </table:table-cell>
          <table:table-cell office:value-type="float" office:value="0">
            <text:p>0</text:p>
          </table:table-cell>
          <table:table-cell office:value-type="float" office:value="0.730825474066">
            <text:p>0.7308254741</text:p>
          </table:table-cell>
          <table:table-cell office:value-type="float" office:value="0">
            <text:p>0</text:p>
          </table:table-cell>
          <table:table-cell office:value-type="float" office:value="0.918053035153">
            <text:p>0.9180530352</text:p>
          </table:table-cell>
          <table:table-cell office:value-type="float" office:value="0">
            <text:p>0</text:p>
          </table:table-cell>
          <table:table-cell office:value-type="float" office:value="0.916989637557">
            <text:p>0.9169896376</text:p>
          </table:table-cell>
          <table:table-cell office:value-type="float" office:value="0">
            <text:p>0</text:p>
          </table:table-cell>
          <table:table-cell office:value-type="float" office:value="0.916333987969">
            <text:p>0.916333988</text:p>
          </table:table-cell>
          <table:table-cell office:value-type="float" office:value="0">
            <text:p>0</text:p>
          </table:table-cell>
          <table:table-cell office:value-type="float" office:value="0.747954987278">
            <text:p>0.7479549873</text:p>
          </table:table-cell>
          <table:table-cell office:value-type="float" office:value="0">
            <text:p>0</text:p>
          </table:table-cell>
          <table:table-cell office:value-type="float" office:value="0.894575765763">
            <text:p>0.8945757658</text:p>
          </table:table-cell>
          <table:table-cell office:value-type="float" office:value="0">
            <text:p>0</text:p>
          </table:table-cell>
          <table:table-cell office:value-type="float" office:value="0.894953971447">
            <text:p>0.8949539714</text:p>
          </table:table-cell>
          <table:table-cell office:value-type="float" office:value="0">
            <text:p>0</text:p>
          </table:table-cell>
          <table:table-cell office:value-type="float" office:value="0.894414102097">
            <text:p>0.8944141021</text:p>
          </table:table-cell>
          <table:table-cell office:value-type="float" office:value="0">
            <text:p>0</text:p>
          </table:table-cell>
          <table:table-cell office:value-type="float" office:value="0.730333228594">
            <text:p>0.7303332286</text:p>
          </table:table-cell>
          <table:table-cell office:value-type="float" office:value="0">
            <text:p>0</text:p>
          </table:table-cell>
          <table:table-cell office:value-type="float" office:value="0.729265471375">
            <text:p>0.7292654714</text:p>
          </table:table-cell>
          <table:table-cell office:value-type="float" office:value="0">
            <text:p>0</text:p>
          </table:table-cell>
          <table:table-cell office:value-type="float" office:value="0.729286268229">
            <text:p>0.7292862682</text:p>
          </table:table-cell>
          <table:table-cell office:value-type="float" office:value="0">
            <text:p>0</text:p>
          </table:table-cell>
          <table:table-cell office:value-type="float" office:value="0.855414632127">
            <text:p>0.8554146321</text:p>
          </table:table-cell>
          <table:table-cell office:value-type="float" office:value="0">
            <text:p>0</text:p>
          </table:table-cell>
          <table:table-cell office:value-type="float" office:value="0.854763744788">
            <text:p>0.8547637448</text:p>
          </table:table-cell>
          <table:table-cell office:value-type="float" office:value="0">
            <text:p>0</text:p>
          </table:table-cell>
          <table:table-cell office:value-type="float" office:value="0.857189380072">
            <text:p>0.8571893801</text:p>
          </table:table-cell>
          <table:table-cell office:value-type="float" office:value="0">
            <text:p>0</text:p>
          </table:table-cell>
          <table:table-cell office:value-type="float" office:value="0.85343229791">
            <text:p>0.8534322979</text:p>
          </table:table-cell>
          <table:table-cell office:value-type="float" office:value="0">
            <text:p>0</text:p>
          </table:table-cell>
          <table:table-cell office:value-type="float" office:value="0.854827448477">
            <text:p>0.8548274485</text:p>
          </table:table-cell>
          <table:table-cell office:value-type="float" office:value="0">
            <text:p>0</text:p>
          </table:table-cell>
          <table:table-cell office:value-type="float" office:value="0.853290166729">
            <text:p>0.8532901667</text:p>
          </table:table-cell>
          <table:table-cell office:value-type="float" office:value="0">
            <text:p>0</text:p>
          </table:table-cell>
          <table:table-cell office:value-type="float" office:value="0.728685959901">
            <text:p>0.7286859599</text:p>
          </table:table-cell>
          <table:table-cell office:value-type="float" office:value="0">
            <text:p>0</text:p>
          </table:table-cell>
          <table:table-cell office:value-type="float" office:value="0.728539158785">
            <text:p>0.7285391588</text:p>
          </table:table-cell>
          <table:table-cell office:value-type="float" office:value="0">
            <text:p>0</text:p>
          </table:table-cell>
          <table:table-cell office:value-type="float" office:value="0.716391492402">
            <text:p>0.7163914924</text:p>
          </table:table-cell>
          <table:table-cell office:value-type="float" office:value="0">
            <text:p>0</text:p>
          </table:table-cell>
          <table:table-cell office:value-type="float" office:value="0.876721521695">
            <text:p>0.8767215217</text:p>
          </table:table-cell>
          <table:table-cell office:value-type="float" office:value="0">
            <text:p>0</text:p>
          </table:table-cell>
          <table:table-cell office:value-type="float" office:value="0.877461452157">
            <text:p>0.8774614522</text:p>
          </table:table-cell>
          <table:table-cell office:value-type="float" office:value="0">
            <text:p>0</text:p>
          </table:table-cell>
          <table:table-cell office:value-type="float" office:value="0.877615855722">
            <text:p>0.8776158557</text:p>
          </table:table-cell>
          <table:table-cell office:value-type="float" office:value="0">
            <text:p>0</text:p>
          </table:table-cell>
          <table:table-cell office:value-type="float" office:value="0.878437656927">
            <text:p>0.8784376569</text:p>
          </table:table-cell>
          <table:table-cell office:value-type="float" office:value="0">
            <text:p>0</text:p>
          </table:table-cell>
          <table:table-cell office:value-type="float" office:value="0.875219866889">
            <text:p>0.8752198669</text:p>
          </table:table-cell>
          <table:table-cell office:value-type="float" office:value="0">
            <text:p>0</text:p>
          </table:table-cell>
          <table:table-cell office:value-type="float" office:value="0.875025143035">
            <text:p>0.87502514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verage</text:p>
          </table:table-cell>
          <table:table-cell table:number-columns-repeated="2"/>
          <table:table-cell office:value-type="string">
            <text:p>Mean</text:p>
          </table:table-cell>
          <table:table-cell table:formula="of:=SUM([.E2:.E10])/COUNT([.$B$2:.$B$10])" office:value-type="float" office:value="0.871155584921222">
            <text:p>0.8711555849</text:p>
          </table:table-cell>
          <table:table-cell table:formula="of:=SUM([.F2:.F10])/COUNT([.$B$2:.$B$10])" office:value-type="float" office:value="0.903993836297444">
            <text:p>0.9039938363</text:p>
          </table:table-cell>
          <table:table-cell table:formula="of:=SUM([.G2:.G10])/COUNT([.$B$2:.$B$10])" office:value-type="float" office:value="0.858834024452778">
            <text:p>0.8588340245</text:p>
          </table:table-cell>
          <table:table-cell table:formula="of:=SUM([.H2:.H10])/COUNT([.H2:.H10])" office:value-type="float" office:value="0.111111111111111">
            <text:p>0.1111111111</text:p>
          </table:table-cell>
          <table:table-cell table:formula="of:=SUM([.I2:.I10])/COUNT([.$B$2:.$B$10])" office:value-type="float" office:value="0.857257931626889">
            <text:p>0.8572579316</text:p>
          </table:table-cell>
          <table:table-cell table:formula="of:=SUM([.J2:.J10])/COUNT([.J2:.J10])" office:value-type="float" office:value="0.444444444444444">
            <text:p>0.4444444444</text:p>
          </table:table-cell>
          <table:table-cell table:formula="of:=SUM([.K2:.K10])/COUNT([.$B$2:.$B$10])" office:value-type="float" office:value="0.943424876972889">
            <text:p>0.943424877</text:p>
          </table:table-cell>
          <table:table-cell table:formula="of:=SUM([.L2:.L10])/COUNT([.L2:.L10])" office:value-type="float" office:value="39.4444444444444">
            <text:p>39.4444444444</text:p>
          </table:table-cell>
          <table:table-cell table:formula="of:=SUM([.M2:.M10])/COUNT([.$B$2:.$B$10])" office:value-type="float" office:value="0.943080505281333">
            <text:p>0.9430805053</text:p>
          </table:table-cell>
          <table:table-cell table:formula="of:=SUM([.N2:.N10])/COUNT([.N2:.N10])" office:value-type="float" office:value="39.5555555555556">
            <text:p>39.5555555556</text:p>
          </table:table-cell>
          <table:table-cell table:formula="of:=SUM([.O2:.O10])/COUNT([.$B$2:.$B$10])" office:value-type="float" office:value="0.943503121291556">
            <text:p>0.9435031213</text:p>
          </table:table-cell>
          <table:table-cell table:formula="of:=SUM([.P2:.P10])/COUNT([.P2:.P10])" office:value-type="float" office:value="40.1111111111111">
            <text:p>40.1111111111</text:p>
          </table:table-cell>
          <table:table-cell table:formula="of:=SUM([.Q2:.Q10])/COUNT([.$B$2:.$B$10])" office:value-type="float" office:value="0.824807358404556">
            <text:p>0.8248073584</text:p>
          </table:table-cell>
          <table:table-cell table:formula="of:=SUM([.R2:.R10])/COUNT([.R2:.R10])" office:value-type="float" office:value="0">
            <text:p>0</text:p>
          </table:table-cell>
          <table:table-cell table:formula="of:=SUM([.S2:.S10])/COUNT([.$B$2:.$B$10])" office:value-type="float" office:value="0.951744031896889">
            <text:p>0.9517440319</text:p>
          </table:table-cell>
          <table:table-cell table:formula="of:=SUM([.T2:.T10])/COUNT([.T2:.T10])" office:value-type="float" office:value="43">
            <text:p>43</text:p>
          </table:table-cell>
          <table:table-cell table:formula="of:=SUM([.U2:.U10])/COUNT([.$B$2:.$B$10])" office:value-type="float" office:value="0.949727313668111">
            <text:p>0.9497273137</text:p>
          </table:table-cell>
          <table:table-cell table:formula="of:=SUM([.V2:.V10])/COUNT([.V2:.V10])" office:value-type="float" office:value="41.6666666666667">
            <text:p>41.6666666667</text:p>
          </table:table-cell>
          <table:table-cell table:formula="of:=SUM([.W2:.W10])/COUNT([.$B$2:.$B$10])" office:value-type="float" office:value="0.949253367044889">
            <text:p>0.949253367</text:p>
          </table:table-cell>
          <table:table-cell table:formula="of:=SUM([.X2:.X10])/COUNT([.X2:.X10])" office:value-type="float" office:value="41.4444444444444">
            <text:p>41.4444444444</text:p>
          </table:table-cell>
          <table:table-cell table:formula="of:=SUM([.Y2:.Y10])/COUNT([.$B$2:.$B$10])" office:value-type="float" office:value="0.845246573338222">
            <text:p>0.8452465733</text:p>
          </table:table-cell>
          <table:table-cell table:formula="of:=SUM([.Z2:.Z10])/COUNT([.Z2:.Z10])" office:value-type="float" office:value="0">
            <text:p>0</text:p>
          </table:table-cell>
          <table:table-cell table:formula="of:=SUM([.AA2:.AA10])/COUNT([.$B$2:.$B$10])" office:value-type="float" office:value="0.942988611931667">
            <text:p>0.9429886119</text:p>
          </table:table-cell>
          <table:table-cell table:formula="of:=SUM([.AB2:.AB10])/COUNT([.AB2:.AB10])" office:value-type="float" office:value="40.3333333333333">
            <text:p>40.3333333333</text:p>
          </table:table-cell>
          <table:table-cell table:formula="of:=SUM([.AC2:.AC10])/COUNT([.$B$2:.$B$10])" office:value-type="float" office:value="0.943885072285">
            <text:p>0.9438850723</text:p>
          </table:table-cell>
          <table:table-cell table:formula="of:=SUM([.AD2:.AD10])/COUNT([.AD2:.AD10])" office:value-type="float" office:value="40.2222222222222">
            <text:p>40.2222222222</text:p>
          </table:table-cell>
          <table:table-cell table:formula="of:=SUM([.AE2:.AE10])/COUNT([.$B$2:.$B$10])" office:value-type="float" office:value="0.942167369407111">
            <text:p>0.9421673694</text:p>
          </table:table-cell>
          <table:table-cell table:formula="of:=SUM([.AF2:.AF10])/COUNT([.AF2:.AF10])" office:value-type="float" office:value="40.4444444444444">
            <text:p>40.4444444444</text:p>
          </table:table-cell>
          <table:table-cell table:formula="of:=SUM([.AG2:.AG10])/COUNT([.$B$2:.$B$10])" office:value-type="float" office:value="0.822881684742555">
            <text:p>0.8228816847</text:p>
          </table:table-cell>
          <table:table-cell table:formula="of:=SUM([.AH2:.AH10])/COUNT([.AH2:.AH10])" office:value-type="float" office:value="0">
            <text:p>0</text:p>
          </table:table-cell>
          <table:table-cell table:formula="of:=SUM([.AI2:.AI10])/COUNT([.$B$2:.$B$10])" office:value-type="float" office:value="0.822341687237222">
            <text:p>0.8223416872</text:p>
          </table:table-cell>
          <table:table-cell table:formula="of:=SUM([.AJ2:.AJ10])/COUNT([.AJ2:.AJ10])" office:value-type="float" office:value="0">
            <text:p>0</text:p>
          </table:table-cell>
          <table:table-cell table:formula="of:=SUM([.AK2:.AK10])/COUNT([.$B$2:.$B$10])" office:value-type="float" office:value="0.819602499233556">
            <text:p>0.8196024992</text:p>
          </table:table-cell>
          <table:table-cell table:formula="of:=SUM([.AL2:.AL10])/COUNT([.AL2:.AL10])" office:value-type="float" office:value="0">
            <text:p>0</text:p>
          </table:table-cell>
          <table:table-cell table:formula="of:=SUM([.AM2:.AM10])/COUNT([.$B$2:.$B$10])" office:value-type="float" office:value="0.925998215130222">
            <text:p>0.9259982151</text:p>
          </table:table-cell>
          <table:table-cell table:formula="of:=SUM([.AN2:.AN10])/COUNT([.AN2:.AN10])" office:value-type="float" office:value="26.1111111111111">
            <text:p>26.1111111111</text:p>
          </table:table-cell>
          <table:table-cell table:formula="of:=SUM([.AO2:.AO10])/COUNT([.$B$2:.$B$10])" office:value-type="float" office:value="0.923889795173778">
            <text:p>0.9238897952</text:p>
          </table:table-cell>
          <table:table-cell table:formula="of:=SUM([.AP2:.AP10])/COUNT([.AP2:.AP10])" office:value-type="float" office:value="24.3333333333333">
            <text:p>24.3333333333</text:p>
          </table:table-cell>
          <table:table-cell table:formula="of:=SUM([.AQ2:.AQ10])/COUNT([.$B$2:.$B$10])" office:value-type="float" office:value="0.925214884745">
            <text:p>0.9252148847</text:p>
          </table:table-cell>
          <table:table-cell table:formula="of:=SUM([.AR2:.AR10])/COUNT([.AR2:.AR10])" office:value-type="float" office:value="25.3333333333333">
            <text:p>25.3333333333</text:p>
          </table:table-cell>
          <table:table-cell table:formula="of:=SUM([.AS2:.AS10])/COUNT([.$B$2:.$B$10])" office:value-type="float" office:value="0.924981588060778">
            <text:p>0.9249815881</text:p>
          </table:table-cell>
          <table:table-cell table:formula="of:=SUM([.AT2:.AT10])/COUNT([.AT2:.AT10])" office:value-type="float" office:value="25.7777777777778">
            <text:p>25.7777777778</text:p>
          </table:table-cell>
          <table:table-cell table:formula="of:=SUM([.AU2:.AU10])/COUNT([.$B$2:.$B$10])" office:value-type="float" office:value="0.923311695663">
            <text:p>0.9233116957</text:p>
          </table:table-cell>
          <table:table-cell table:formula="of:=SUM([.AV2:.AV10])/COUNT([.AV2:.AV10])" office:value-type="float" office:value="24.3333333333333">
            <text:p>24.3333333333</text:p>
          </table:table-cell>
          <table:table-cell table:formula="of:=SUM([.AW2:.AW10])/COUNT([.$B$2:.$B$10])" office:value-type="float" office:value="0.921541827287">
            <text:p>0.9215418273</text:p>
          </table:table-cell>
          <table:table-cell table:formula="of:=SUM([.AX2:.AX10])/COUNT([.AX2:.AX10])" office:value-type="float" office:value="22.4444444444444">
            <text:p>22.4444444444</text:p>
          </table:table-cell>
          <table:table-cell table:formula="of:=SUM([.AY2:.AY10])/COUNT([.$B$2:.$B$10])" office:value-type="float" office:value="0.830043346079333">
            <text:p>0.8300433461</text:p>
          </table:table-cell>
          <table:table-cell table:formula="of:=SUM([.AZ2:.AZ10])/COUNT([.AZ2:.AZ10])" office:value-type="float" office:value="0">
            <text:p>0</text:p>
          </table:table-cell>
          <table:table-cell table:formula="of:=SUM([.BA2:.BA10])/COUNT([.$B$2:.$B$10])" office:value-type="float" office:value="0.831374254321333">
            <text:p>0.8313742543</text:p>
          </table:table-cell>
          <table:table-cell table:formula="of:=SUM([.BB2:.BB10])/COUNT([.BB2:.BB10])" office:value-type="float" office:value="0.111111111111111">
            <text:p>0.1111111111</text:p>
          </table:table-cell>
          <table:table-cell table:formula="of:=SUM([.BC2:.BC10])/COUNT([.$B$2:.$B$10])" office:value-type="float" office:value="0.820281847966222">
            <text:p>0.820281848</text:p>
          </table:table-cell>
          <table:table-cell table:formula="of:=SUM([.BD2:.BD10])/COUNT([.BD2:.BD10])" office:value-type="float" office:value="0">
            <text:p>0</text:p>
          </table:table-cell>
          <table:table-cell table:formula="of:=SUM([.BE2:.BE10])/COUNT([.$B$2:.$B$10])" office:value-type="float" office:value="0.936488907797111">
            <text:p>0.9364889078</text:p>
          </table:table-cell>
          <table:table-cell table:formula="of:=SUM([.BF2:.BF10])/COUNT([.BF2:.BF10])" office:value-type="float" office:value="37.8888888888889">
            <text:p>37.8888888889</text:p>
          </table:table-cell>
          <table:table-cell table:formula="of:=SUM([.BG2:.BG10])/COUNT([.$B$2:.$B$10])" office:value-type="float" office:value="0.937336905680667">
            <text:p>0.9373369057</text:p>
          </table:table-cell>
          <table:table-cell table:formula="of:=SUM([.BH2:.BH10])/COUNT([.BH2:.BH10])" office:value-type="float" office:value="37.8888888888889">
            <text:p>37.8888888889</text:p>
          </table:table-cell>
          <table:table-cell table:formula="of:=SUM([.BI2:.BI10])/COUNT([.$B$2:.$B$10])" office:value-type="float" office:value="0.936325735757">
            <text:p>0.9363257358</text:p>
          </table:table-cell>
          <table:table-cell table:formula="of:=SUM([.BJ2:.BJ10])/COUNT([.BJ2:.BJ10])" office:value-type="float" office:value="38.3333333333333">
            <text:p>38.3333333333</text:p>
          </table:table-cell>
          <table:table-cell table:formula="of:=SUM([.BK2:.BK10])/COUNT([.$B$2:.$B$10])" office:value-type="float" office:value="0.936140105529111">
            <text:p>0.9361401055</text:p>
          </table:table-cell>
          <table:table-cell table:formula="of:=SUM([.BL2:.BL10])/COUNT([.BL2:.BL10])" office:value-type="float" office:value="38.3333333333333">
            <text:p>38.3333333333</text:p>
          </table:table-cell>
          <table:table-cell table:formula="of:=SUM([.BM2:.BM10])/COUNT([.$B$2:.$B$10])" office:value-type="float" office:value="0.936289470613667">
            <text:p>0.9362894706</text:p>
          </table:table-cell>
          <table:table-cell table:formula="of:=SUM([.BN2:.BN10])/COUNT([.BN2:.BN10])" office:value-type="float" office:value="38.1111111111111">
            <text:p>38.1111111111</text:p>
          </table:table-cell>
          <table:table-cell table:formula="of:=SUM([.BO2:.BO10])/COUNT([.$B$2:.$B$10])" office:value-type="float" office:value="0.934457441319">
            <text:p>0.9344574413</text:p>
          </table:table-cell>
          <table:table-cell table:formula="of:=SUM([.BP2:.BP10])/COUNT([.BP2:.BP10])" office:value-type="float" office:value="37">
            <text:p>37</text:p>
          </table:table-cell>
        </table:table-row>
        <table:table-row table:style-name="ro2" table:number-rows-repeated="1048564">
          <table:table-cell table:number-columns-repeated="68"/>
        </table:table-row>
        <table:table-row table:style-name="ro2">
          <table:table-cell table:number-columns-repeated="68"/>
        </table:table-row>
      </table:table>
      <table:table table:name="mf 0.9 - rem 0.8" table:style-name="ta1">
        <table:shapes>
          <draw:frame draw:z-index="0" draw:style-name="gr1" svg:width="46.932cm" svg:height="11.393cm" svg:x="1.369cm" svg:y="5.977cm">
            <draw:object draw:notify-on-update-of-ranges="'mf 0.9 - rem 0.8'.A2:'mf 0.9 - rem 0.8'.A11 'mf 0.9 - rem 0.8'.L1:'mf 0.9 - rem 0.8'.L1 'mf 0.9 - rem 0.8'.L2:'mf 0.9 - rem 0.8'.L11 'mf 0.9 - rem 0.8'.N1:'mf 0.9 - rem 0.8'.N1 'mf 0.9 - rem 0.8'.N2:'mf 0.9 - rem 0.8'.N11 'mf 0.9 - rem 0.8'.P1:'mf 0.9 - rem 0.8'.P1 'mf 0.9 - rem 0.8'.P2:'mf 0.9 - rem 0.8'.P11 'mf 0.9 - rem 0.8'.T1:'mf 0.9 - rem 0.8'.T1 'mf 0.9 - rem 0.8'.T2:'mf 0.9 - rem 0.8'.T11 'mf 0.9 - rem 0.8'.V1:'mf 0.9 - rem 0.8'.V1 'mf 0.9 - rem 0.8'.V2:'mf 0.9 - rem 0.8'.V11 'mf 0.9 - rem 0.8'.X1:'mf 0.9 - rem 0.8'.X1 'mf 0.9 - rem 0.8'.X2:'mf 0.9 - rem 0.8'.X11 'mf 0.9 - rem 0.8'.AB1:'mf 0.9 - rem 0.8'.AB1 'mf 0.9 - rem 0.8'.AB2:'mf 0.9 - rem 0.8'.AB11 'mf 0.9 - rem 0.8'.AD1:'mf 0.9 - rem 0.8'.AD1 'mf 0.9 - rem 0.8'.AD2:'mf 0.9 - rem 0.8'.AD11 'mf 0.9 - rem 0.8'.AF1:'mf 0.9 - rem 0.8'.AF1 'mf 0.9 - rem 0.8'.AF2:'mf 0.9 - rem 0.8'.AF11 'mf 0.9 - rem 0.8'.BF1:'mf 0.9 - rem 0.8'.BF1 'mf 0.9 - rem 0.8'.BF2:'mf 0.9 - rem 0.8'.BF11 'mf 0.9 - rem 0.8'.BH1:'mf 0.9 - rem 0.8'.BH1 'mf 0.9 - rem 0.8'.BH2:'mf 0.9 - rem 0.8'.BH11 'mf 0.9 - rem 0.8'.BJ1:'mf 0.9 - rem 0.8'.BJ1 'mf 0.9 - rem 0.8'.BJ2:'mf 0.9 - rem 0.8'.BJ11 'mf 0.9 - rem 0.8'.BL1:'mf 0.9 - rem 0.8'.BL1 'mf 0.9 - rem 0.8'.BL2:'mf 0.9 - rem 0.8'.BL11 'mf 0.9 - rem 0.8'.BN1:'mf 0.9 - rem 0.8'.BN1 'mf 0.9 - rem 0.8'.BN2:'mf 0.9 - rem 0.8'.BN11 'mf 0.9 - rem 0.8'.BP1:'mf 0.9 - rem 0.8'.BP1 'mf 0.9 - rem 0.8'.BP2:'mf 0.9 - rem 0.8'.BP1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45.949cm" svg:height="12.408cm" svg:x="1.232cm" svg:y="17.822cm">
            <draw:object draw:notify-on-update-of-ranges="'mf 0.9 - rem 0.8'.A2:'mf 0.9 - rem 0.8'.A11 'mf 0.9 - rem 0.8'.K1:'mf 0.9 - rem 0.8'.K1 'mf 0.9 - rem 0.8'.K2:'mf 0.9 - rem 0.8'.K11 'mf 0.9 - rem 0.8'.M1:'mf 0.9 - rem 0.8'.M1 'mf 0.9 - rem 0.8'.M2:'mf 0.9 - rem 0.8'.M11 'mf 0.9 - rem 0.8'.O1:'mf 0.9 - rem 0.8'.O1 'mf 0.9 - rem 0.8'.O2:'mf 0.9 - rem 0.8'.O11 'mf 0.9 - rem 0.8'.S1:'mf 0.9 - rem 0.8'.S1 'mf 0.9 - rem 0.8'.S2:'mf 0.9 - rem 0.8'.S11 'mf 0.9 - rem 0.8'.U1:'mf 0.9 - rem 0.8'.U1 'mf 0.9 - rem 0.8'.U2:'mf 0.9 - rem 0.8'.U11 'mf 0.9 - rem 0.8'.W1:'mf 0.9 - rem 0.8'.W1 'mf 0.9 - rem 0.8'.W2:'mf 0.9 - rem 0.8'.W11 'mf 0.9 - rem 0.8'.AA1:'mf 0.9 - rem 0.8'.AA1 'mf 0.9 - rem 0.8'.AA2:'mf 0.9 - rem 0.8'.AA11 'mf 0.9 - rem 0.8'.AC1:'mf 0.9 - rem 0.8'.AC1 'mf 0.9 - rem 0.8'.AC2:'mf 0.9 - rem 0.8'.AC11 'mf 0.9 - rem 0.8'.AE1:'mf 0.9 - rem 0.8'.AE1 'mf 0.9 - rem 0.8'.AE2:'mf 0.9 - rem 0.8'.AE11 'mf 0.9 - rem 0.8'.BE1:'mf 0.9 - rem 0.8'.BE1 'mf 0.9 - rem 0.8'.BE2:'mf 0.9 - rem 0.8'.BE11 'mf 0.9 - rem 0.8'.BG1:'mf 0.9 - rem 0.8'.BG1 'mf 0.9 - rem 0.8'.BG2:'mf 0.9 - rem 0.8'.BG11 'mf 0.9 - rem 0.8'.BI1:'mf 0.9 - rem 0.8'.BI1 'mf 0.9 - rem 0.8'.BI2:'mf 0.9 - rem 0.8'.BI11 'mf 0.9 - rem 0.8'.BK1:'mf 0.9 - rem 0.8'.BK1 'mf 0.9 - rem 0.8'.BK2:'mf 0.9 - rem 0.8'.BK11 'mf 0.9 - rem 0.8'.BM1:'mf 0.9 - rem 0.8'.BM1 'mf 0.9 - rem 0.8'.BM2:'mf 0.9 - rem 0.8'.BM11 'mf 0.9 - rem 0.8'.BO1:'mf 0.9 - rem 0.8'.BO1 'mf 0.9 - rem 0.8'.BO2:'mf 0.9 - rem 0.8'.BO11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number-columns-repeated="4" table:default-cell-style-name="Default"/>
        <table:table-column table:style-name="co39" table:number-columns-repeated="2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41" table:number-columns-repeated="4" table:default-cell-style-name="Default"/>
        <table:table-column table:style-name="co42" table:number-columns-repeated="2" table:default-cell-style-name="Default"/>
        <table:table-column table:style-name="co43" table:number-columns-repeated="2" table:default-cell-style-name="Default"/>
        <table:table-column table:style-name="co44" table:number-columns-repeated="2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45" table:number-columns-repeated="2" table:default-cell-style-name="Default"/>
        <table:table-column table:style-name="co41" table:number-columns-repeated="2" table:default-cell-style-name="Default"/>
        <table:table-column table:style-name="co45" table:number-columns-repeated="2" table:default-cell-style-name="Default"/>
        <table:table-column table:style-name="co41" table:number-columns-repeated="2" table:default-cell-style-name="Default"/>
        <table:table-column table:style-name="co30" table:number-columns-repeated="2" table:default-cell-style-name="Default"/>
        <table:table-column table:style-name="co42" table:number-columns-repeated="2" table:default-cell-style-name="Default"/>
        <table:table-column table:style-name="co46" table:number-columns-repeated="2" table:default-cell-style-name="Default"/>
        <table:table-column table:style-name="co47" table:number-columns-repeated="2" table:default-cell-style-name="Default"/>
        <table:table-column table:style-name="co44" table:number-columns-repeated="2" table:default-cell-style-name="Default"/>
        <table:table-column table:style-name="co17" table:number-columns-repeated="2" table:default-cell-style-name="Default"/>
        <table:table-column table:style-name="co48" table:number-columns-repeated="2" table:default-cell-style-name="Default"/>
        <table:table-column table:style-name="co17" table:number-columns-repeated="2" table:default-cell-style-name="Default"/>
        <table:table-column table:style-name="co48" table:number-columns-repeated="2" table:default-cell-style-name="Default"/>
        <table:table-column table:style-name="co49" table:number-columns-repeated="2" table:default-cell-style-name="Default"/>
        <table:table-column table:style-name="co50" table:number-columns-repeated="2" table:default-cell-style-name="Default"/>
        <table:table-row table:style-name="ro1">
          <table:table-cell/>
          <table:table-cell office:value-type="string">
            <text:p>#bins </text:p>
          </table:table-cell>
          <table:table-cell office:value-type="string">
            <text:p><text:s/>#resources</text:p>
          </table:table-cell>
          <table:table-cell office:value-type="string">
            <text:p><text:s/>Avg #items </text:p>
          </table:table-cell>
          <table:table-cell office:value-type="string">
            <text:p><text:s/>Avg %usage </text:p>
          </table:table-cell>
          <table:table-cell office:value-type="string">
            <text:p><text:s/>Avg max % usage</text:p>
          </table:table-cell>
          <table:table-cell office:value-type="string">
            <text:p>nothing_pn</text:p>
          </table:table-cell>
          <table:table-cell office:value-type="string">
            <text:p>nothing_ns</text:p>
          </table:table-cell>
          <table:table-cell office:value-type="string">
            <text:p>shuff1_pn</text:p>
          </table:table-cell>
          <table:table-cell office:value-type="string">
            <text:p>shuff1_ns</text:p>
          </table:table-cell>
          <table:table-cell office:value-type="string">
            <text:p>1/C_pn</text:p>
          </table:table-cell>
          <table:table-cell office:value-type="string">
            <text:p>1/C_ns</text:p>
          </table:table-cell>
          <table:table-cell office:value-type="string">
            <text:p>1/R_pn</text:p>
          </table:table-cell>
          <table:table-cell office:value-type="string">
            <text:p>1/R_ns</text:p>
          </table:table-cell>
          <table:table-cell office:value-type="string">
            <text:p>R/C_pn</text:p>
          </table:table-cell>
          <table:table-cell office:value-type="string">
            <text:p>R/C_ns</text:p>
          </table:table-cell>
          <table:table-cell office:value-type="string">
            <text:p>ic_shuff_pn</text:p>
          </table:table-cell>
          <table:table-cell office:value-type="string">
            <text:p>ic_shuff_ns</text:p>
          </table:table-cell>
          <table:table-cell office:value-type="string">
            <text:p>ic_dyn_1/C_pn</text:p>
          </table:table-cell>
          <table:table-cell office:value-type="string">
            <text:p>ic_dyn_1/C_ns</text:p>
          </table:table-cell>
          <table:table-cell office:value-type="string">
            <text:p>ic_dyn_1/R_pn</text:p>
          </table:table-cell>
          <table:table-cell office:value-type="string">
            <text:p>ic_dyn_1/R_ns</text:p>
          </table:table-cell>
          <table:table-cell office:value-type="string">
            <text:p>ic_dyn_R/C_pn</text:p>
          </table:table-cell>
          <table:table-cell office:value-type="string">
            <text:p>ic_dyn_R/C_ns</text:p>
          </table:table-cell>
          <table:table-cell office:value-type="string">
            <text:p>bc_shuff_pn</text:p>
          </table:table-cell>
          <table:table-cell office:value-type="string">
            <text:p>bc_shuff_ns</text:p>
          </table:table-cell>
          <table:table-cell office:value-type="string">
            <text:p>bc_dyn_1/C_pn</text:p>
          </table:table-cell>
          <table:table-cell office:value-type="string">
            <text:p>bc_dyn_1/C_ns</text:p>
          </table:table-cell>
          <table:table-cell office:value-type="string">
            <text:p>bc_dyn_1/R_pn</text:p>
          </table:table-cell>
          <table:table-cell office:value-type="string">
            <text:p>bc_dyn_1/R_ns</text:p>
          </table:table-cell>
          <table:table-cell office:value-type="string">
            <text:p>bc_dyn_R/C_pn</text:p>
          </table:table-cell>
          <table:table-cell office:value-type="string">
            <text:p>bc_dyn_R/C_ns</text:p>
          </table:table-cell>
          <table:table-cell office:value-type="string">
            <text:p>bb_nothing_pn</text:p>
          </table:table-cell>
          <table:table-cell office:value-type="string">
            <text:p>bb_nothing_ns</text:p>
          </table:table-cell>
          <table:table-cell office:value-type="string">
            <text:p>bb_shuff1_pn</text:p>
          </table:table-cell>
          <table:table-cell office:value-type="string">
            <text:p>bb_shuff1_ns</text:p>
          </table:table-cell>
          <table:table-cell office:value-type="string">
            <text:p>bb_shuff_pn</text:p>
          </table:table-cell>
          <table:table-cell office:value-type="string">
            <text:p>bb_shuff_ns</text:p>
          </table:table-cell>
          <table:table-cell office:value-type="string">
            <text:p>bb_st_1/C_pn</text:p>
          </table:table-cell>
          <table:table-cell office:value-type="string">
            <text:p>bb_st_1/C_ns</text:p>
          </table:table-cell>
          <table:table-cell office:value-type="string">
            <text:p>bb_dyn_1/C_pn</text:p>
          </table:table-cell>
          <table:table-cell office:value-type="string">
            <text:p>bb_dyn_1/C_ns</text:p>
          </table:table-cell>
          <table:table-cell office:value-type="string">
            <text:p>bb_st_1/R_pn</text:p>
          </table:table-cell>
          <table:table-cell office:value-type="string">
            <text:p>bb_st_1/R_ns</text:p>
          </table:table-cell>
          <table:table-cell office:value-type="string">
            <text:p>bb_dyn_1/R_pn</text:p>
          </table:table-cell>
          <table:table-cell office:value-type="string">
            <text:p>bb_dyn_1/R_ns</text:p>
          </table:table-cell>
          <table:table-cell office:value-type="string">
            <text:p>bb_st_R/C_pn</text:p>
          </table:table-cell>
          <table:table-cell office:value-type="string">
            <text:p>bb_st_R/C_ns</text:p>
          </table:table-cell>
          <table:table-cell office:value-type="string">
            <text:p>bb_dyn_R/C_pn</text:p>
          </table:table-cell>
          <table:table-cell office:value-type="string">
            <text:p>bb_dyn_R/C_ns</text:p>
          </table:table-cell>
          <table:table-cell office:value-type="string">
            <text:p>sbb_nothing_pn</text:p>
          </table:table-cell>
          <table:table-cell office:value-type="string">
            <text:p>sbb_nothing_ns</text:p>
          </table:table-cell>
          <table:table-cell office:value-type="string">
            <text:p>sbb_shuff1_pn</text:p>
          </table:table-cell>
          <table:table-cell office:value-type="string">
            <text:p>sbb_shuff1_ns</text:p>
          </table:table-cell>
          <table:table-cell office:value-type="string">
            <text:p>sbb_shuff_pn</text:p>
          </table:table-cell>
          <table:table-cell office:value-type="string">
            <text:p>sbb_shuff_ns</text:p>
          </table:table-cell>
          <table:table-cell office:value-type="string">
            <text:p>sbb_st_1/C_pn</text:p>
          </table:table-cell>
          <table:table-cell office:value-type="string">
            <text:p>sbb_st_1/C_ns</text:p>
          </table:table-cell>
          <table:table-cell office:value-type="string">
            <text:p>sbb_dyn_1/C_pn</text:p>
          </table:table-cell>
          <table:table-cell office:value-type="string">
            <text:p>sbb_dyn_1/C_ns</text:p>
          </table:table-cell>
          <table:table-cell office:value-type="string">
            <text:p>sbb_st_1/R_pn</text:p>
          </table:table-cell>
          <table:table-cell office:value-type="string">
            <text:p>sbb_st_1/R_ns</text:p>
          </table:table-cell>
          <table:table-cell office:value-type="string">
            <text:p>sbb_dyn_1/R_pn</text:p>
          </table:table-cell>
          <table:table-cell office:value-type="string">
            <text:p>sbb_dyn_1/R_ns</text:p>
          </table:table-cell>
          <table:table-cell office:value-type="string">
            <text:p>sbb_st_R/C_pn</text:p>
          </table:table-cell>
          <table:table-cell office:value-type="string">
            <text:p>sbb_st_R/C_ns</text:p>
          </table:table-cell>
          <table:table-cell office:value-type="string">
            <text:p>sbb_dyn_R/C_pn</text:p>
          </table:table-cell>
          <table:table-cell office:value-type="string">
            <text:p>sbb_dyn_R/C_ns</text:p>
          </table:table-cell>
        </table:table-row>
        <table:table-row table:style-name="ro2">
          <table:table-cell table:formula="of:=[.B2]&amp;&quot;_&quot;&amp;[.C2]" office:value-type="string" office:string-value="10_2">
            <text:p>10_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0.928718008071">
            <text:p>0.9287180081</text:p>
          </table:table-cell>
          <table:table-cell office:value-type="float" office:value="0.940643531076">
            <text:p>0.9406435311</text:p>
          </table:table-cell>
          <table:table-cell office:value-type="float" office:value="0.938092454825">
            <text:p>0.9380924548</text:p>
          </table:table-cell>
          <table:table-cell office:value-type="float" office:value="1">
            <text:p>1</text:p>
          </table:table-cell>
          <table:table-cell office:value-type="float" office:value="0.93963515337">
            <text:p>0.9396351534</text:p>
          </table:table-cell>
          <table:table-cell office:value-type="float" office:value="0">
            <text:p>0</text:p>
          </table:table-cell>
          <table:table-cell office:value-type="float" office:value="0.957830468592">
            <text:p>0.9578304686</text:p>
          </table:table-cell>
          <table:table-cell office:value-type="float" office:value="64">
            <text:p>64</text:p>
          </table:table-cell>
          <table:table-cell office:value-type="float" office:value="0.958905154319">
            <text:p>0.9589051543</text:p>
          </table:table-cell>
          <table:table-cell office:value-type="float" office:value="65">
            <text:p>65</text:p>
          </table:table-cell>
          <table:table-cell office:value-type="float" office:value="0.963610768591">
            <text:p>0.9636107686</text:p>
          </table:table-cell>
          <table:table-cell office:value-type="float" office:value="68">
            <text:p>68</text:p>
          </table:table-cell>
          <table:table-cell office:value-type="float" office:value="0.925584644113">
            <text:p>0.9255846441</text:p>
          </table:table-cell>
          <table:table-cell office:value-type="float" office:value="0">
            <text:p>0</text:p>
          </table:table-cell>
          <table:table-cell office:value-type="float" office:value="0.947245793751">
            <text:p>0.9472457938</text:p>
          </table:table-cell>
          <table:table-cell office:value-type="float" office:value="58">
            <text:p>58</text:p>
          </table:table-cell>
          <table:table-cell office:value-type="float" office:value="0.9462570218">
            <text:p>0.9462570218</text:p>
          </table:table-cell>
          <table:table-cell office:value-type="float" office:value="55">
            <text:p>55</text:p>
          </table:table-cell>
          <table:table-cell office:value-type="float" office:value="0.947801522573">
            <text:p>0.9478015226</text:p>
          </table:table-cell>
          <table:table-cell office:value-type="float" office:value="57">
            <text:p>57</text:p>
          </table:table-cell>
          <table:table-cell office:value-type="float" office:value="0.94516612464">
            <text:p>0.9451661246</text:p>
          </table:table-cell>
          <table:table-cell office:value-type="float" office:value="0">
            <text:p>0</text:p>
          </table:table-cell>
          <table:table-cell office:value-type="float" office:value="0.957991161037">
            <text:p>0.957991161</text:p>
          </table:table-cell>
          <table:table-cell office:value-type="float" office:value="68">
            <text:p>68</text:p>
          </table:table-cell>
          <table:table-cell office:value-type="float" office:value="0.960700232558">
            <text:p>0.9607002326</text:p>
          </table:table-cell>
          <table:table-cell office:value-type="float" office:value="62">
            <text:p>62</text:p>
          </table:table-cell>
          <table:table-cell office:value-type="float" office:value="0.959284700245">
            <text:p>0.9592847002</text:p>
          </table:table-cell>
          <table:table-cell office:value-type="float" office:value="66">
            <text:p>66</text:p>
          </table:table-cell>
          <table:table-cell office:value-type="float" office:value="0.928651646394">
            <text:p>0.9286516464</text:p>
          </table:table-cell>
          <table:table-cell office:value-type="float" office:value="0">
            <text:p>0</text:p>
          </table:table-cell>
          <table:table-cell office:value-type="float" office:value="0.925784477564">
            <text:p>0.9257844776</text:p>
          </table:table-cell>
          <table:table-cell office:value-type="float" office:value="1">
            <text:p>1</text:p>
          </table:table-cell>
          <table:table-cell office:value-type="float" office:value="0.925704383574">
            <text:p>0.9257043836</text:p>
          </table:table-cell>
          <table:table-cell office:value-type="float" office:value="0">
            <text:p>0</text:p>
          </table:table-cell>
          <table:table-cell office:value-type="float" office:value="0.887928865108">
            <text:p>0.8879288651</text:p>
          </table:table-cell>
          <table:table-cell office:value-type="float" office:value="10">
            <text:p>10</text:p>
          </table:table-cell>
          <table:table-cell office:value-type="float" office:value="0.895541743866">
            <text:p>0.8955417439</text:p>
          </table:table-cell>
          <table:table-cell office:value-type="float" office:value="16">
            <text:p>16</text:p>
          </table:table-cell>
          <table:table-cell office:value-type="float" office:value="0.886011764088">
            <text:p>0.8860117641</text:p>
          </table:table-cell>
          <table:table-cell office:value-type="float" office:value="13">
            <text:p>13</text:p>
          </table:table-cell>
          <table:table-cell office:value-type="float" office:value="0.891449474452">
            <text:p>0.8914494745</text:p>
          </table:table-cell>
          <table:table-cell office:value-type="float" office:value="14">
            <text:p>14</text:p>
          </table:table-cell>
          <table:table-cell office:value-type="float" office:value="0.889256911425">
            <text:p>0.8892569114</text:p>
          </table:table-cell>
          <table:table-cell office:value-type="float" office:value="8">
            <text:p>8</text:p>
          </table:table-cell>
          <table:table-cell office:value-type="float" office:value="0.890977716847">
            <text:p>0.8909777168</text:p>
          </table:table-cell>
          <table:table-cell office:value-type="float" office:value="10">
            <text:p>10</text:p>
          </table:table-cell>
          <table:table-cell office:value-type="float" office:value="0.934614718566">
            <text:p>0.9346147186</text:p>
          </table:table-cell>
          <table:table-cell office:value-type="float" office:value="0">
            <text:p>0</text:p>
          </table:table-cell>
          <table:table-cell office:value-type="float" office:value="0.934788391845">
            <text:p>0.9347883918</text:p>
          </table:table-cell>
          <table:table-cell office:value-type="float" office:value="0">
            <text:p>0</text:p>
          </table:table-cell>
          <table:table-cell office:value-type="float" office:value="0.92946342662">
            <text:p>0.9294634266</text:p>
          </table:table-cell>
          <table:table-cell office:value-type="float" office:value="0">
            <text:p>0</text:p>
          </table:table-cell>
          <table:table-cell office:value-type="float" office:value="0.937725026473">
            <text:p>0.9377250265</text:p>
          </table:table-cell>
          <table:table-cell office:value-type="float" office:value="39">
            <text:p>39</text:p>
          </table:table-cell>
          <table:table-cell office:value-type="float" office:value="0.929805887969">
            <text:p>0.929805888</text:p>
          </table:table-cell>
          <table:table-cell office:value-type="float" office:value="33">
            <text:p>33</text:p>
          </table:table-cell>
          <table:table-cell office:value-type="float" office:value="0.937520021561">
            <text:p>0.9375200216</text:p>
          </table:table-cell>
          <table:table-cell office:value-type="float" office:value="37">
            <text:p>37</text:p>
          </table:table-cell>
          <table:table-cell office:value-type="float" office:value="0.930417866537">
            <text:p>0.9304178665</text:p>
          </table:table-cell>
          <table:table-cell office:value-type="float" office:value="33">
            <text:p>33</text:p>
          </table:table-cell>
          <table:table-cell office:value-type="float" office:value="0.940410628735">
            <text:p>0.9404106287</text:p>
          </table:table-cell>
          <table:table-cell office:value-type="float" office:value="43">
            <text:p>43</text:p>
          </table:table-cell>
          <table:table-cell office:value-type="float" office:value="0.938926028378">
            <text:p>0.9389260284</text:p>
          </table:table-cell>
          <table:table-cell office:value-type="float" office:value="46">
            <text:p>46</text:p>
          </table:table-cell>
        </table:table-row>
        <table:table-row table:style-name="ro2">
          <table:table-cell table:formula="of:=[.B3]&amp;&quot;_&quot;&amp;[.C3]" office:value-type="string" office:string-value="10_5">
            <text:p>10_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0.926363451671">
            <text:p>0.9263634517</text:p>
          </table:table-cell>
          <table:table-cell office:value-type="float" office:value="0.950468753312">
            <text:p>0.9504687533</text:p>
          </table:table-cell>
          <table:table-cell office:value-type="float" office:value="0.822631375847">
            <text:p>0.8226313758</text:p>
          </table:table-cell>
          <table:table-cell office:value-type="float" office:value="0">
            <text:p>0</text:p>
          </table:table-cell>
          <table:table-cell office:value-type="float" office:value="0.820870640466">
            <text:p>0.8208706405</text:p>
          </table:table-cell>
          <table:table-cell office:value-type="float" office:value="0">
            <text:p>0</text:p>
          </table:table-cell>
          <table:table-cell office:value-type="float" office:value="0.822693741842">
            <text:p>0.8226937418</text:p>
          </table:table-cell>
          <table:table-cell office:value-type="float" office:value="0">
            <text:p>0</text:p>
          </table:table-cell>
          <table:table-cell office:value-type="float" office:value="0.819159394976">
            <text:p>0.819159395</text:p>
          </table:table-cell>
          <table:table-cell office:value-type="float" office:value="0">
            <text:p>0</text:p>
          </table:table-cell>
          <table:table-cell office:value-type="float" office:value="0.818839292988">
            <text:p>0.818839293</text:p>
          </table:table-cell>
          <table:table-cell office:value-type="float" office:value="0">
            <text:p>0</text:p>
          </table:table-cell>
          <table:table-cell office:value-type="float" office:value="0.810042846014">
            <text:p>0.810042846</text:p>
          </table:table-cell>
          <table:table-cell office:value-type="float" office:value="0">
            <text:p>0</text:p>
          </table:table-cell>
          <table:table-cell office:value-type="float" office:value="0.809197924526">
            <text:p>0.8091979245</text:p>
          </table:table-cell>
          <table:table-cell office:value-type="float" office:value="0">
            <text:p>0</text:p>
          </table:table-cell>
          <table:table-cell office:value-type="float" office:value="0.801653406668">
            <text:p>0.8016534067</text:p>
          </table:table-cell>
          <table:table-cell office:value-type="float" office:value="0">
            <text:p>0</text:p>
          </table:table-cell>
          <table:table-cell office:value-type="float" office:value="0.802292374007">
            <text:p>0.802292374</text:p>
          </table:table-cell>
          <table:table-cell office:value-type="float" office:value="0">
            <text:p>0</text:p>
          </table:table-cell>
          <table:table-cell office:value-type="float" office:value="0.827205716711">
            <text:p>0.8272057167</text:p>
          </table:table-cell>
          <table:table-cell office:value-type="float" office:value="0">
            <text:p>0</text:p>
          </table:table-cell>
          <table:table-cell office:value-type="float" office:value="0.802760301386">
            <text:p>0.8027603014</text:p>
          </table:table-cell>
          <table:table-cell office:value-type="float" office:value="0">
            <text:p>0</text:p>
          </table:table-cell>
          <table:table-cell office:value-type="float" office:value="0.812793597854">
            <text:p>0.8127935979</text:p>
          </table:table-cell>
          <table:table-cell office:value-type="float" office:value="0">
            <text:p>0</text:p>
          </table:table-cell>
          <table:table-cell office:value-type="float" office:value="0.811098897656">
            <text:p>0.8110988977</text:p>
          </table:table-cell>
          <table:table-cell office:value-type="float" office:value="0">
            <text:p>0</text:p>
          </table:table-cell>
          <table:table-cell office:value-type="float" office:value="0.810797950733">
            <text:p>0.8107979507</text:p>
          </table:table-cell>
          <table:table-cell office:value-type="float" office:value="0">
            <text:p>0</text:p>
          </table:table-cell>
          <table:table-cell office:value-type="float" office:value="0.802782924883">
            <text:p>0.8027829249</text:p>
          </table:table-cell>
          <table:table-cell office:value-type="float" office:value="0">
            <text:p>0</text:p>
          </table:table-cell>
          <table:table-cell office:value-type="float" office:value="0.803806051671">
            <text:p>0.8038060517</text:p>
          </table:table-cell>
          <table:table-cell office:value-type="float" office:value="0">
            <text:p>0</text:p>
          </table:table-cell>
          <table:table-cell office:value-type="float" office:value="0.805288193853">
            <text:p>0.8052881939</text:p>
          </table:table-cell>
          <table:table-cell office:value-type="float" office:value="0">
            <text:p>0</text:p>
          </table:table-cell>
          <table:table-cell office:value-type="float" office:value="0.806392186999">
            <text:p>0.806392187</text:p>
          </table:table-cell>
          <table:table-cell office:value-type="float" office:value="0">
            <text:p>0</text:p>
          </table:table-cell>
          <table:table-cell office:value-type="float" office:value="0.801811164852">
            <text:p>0.8018111649</text:p>
          </table:table-cell>
          <table:table-cell office:value-type="float" office:value="0">
            <text:p>0</text:p>
          </table:table-cell>
          <table:table-cell office:value-type="float" office:value="0.800916790904">
            <text:p>0.8009167909</text:p>
          </table:table-cell>
          <table:table-cell office:value-type="float" office:value="0">
            <text:p>0</text:p>
          </table:table-cell>
          <table:table-cell office:value-type="float" office:value="0.795878384888">
            <text:p>0.7958783849</text:p>
          </table:table-cell>
          <table:table-cell office:value-type="float" office:value="0">
            <text:p>0</text:p>
          </table:table-cell>
          <table:table-cell office:value-type="float" office:value="0.793000246119">
            <text:p>0.7930002461</text:p>
          </table:table-cell>
          <table:table-cell office:value-type="float" office:value="0">
            <text:p>0</text:p>
          </table:table-cell>
          <table:table-cell office:value-type="float" office:value="0.802411300681">
            <text:p>0.8024113007</text:p>
          </table:table-cell>
          <table:table-cell office:value-type="float" office:value="0">
            <text:p>0</text:p>
          </table:table-cell>
          <table:table-cell office:value-type="float" office:value="0.806175031681">
            <text:p>0.8061750317</text:p>
          </table:table-cell>
          <table:table-cell office:value-type="float" office:value="0">
            <text:p>0</text:p>
          </table:table-cell>
          <table:table-cell office:value-type="float" office:value="0.801751969252">
            <text:p>0.8017519693</text:p>
          </table:table-cell>
          <table:table-cell office:value-type="float" office:value="0">
            <text:p>0</text:p>
          </table:table-cell>
          <table:table-cell office:value-type="float" office:value="0.805621415764">
            <text:p>0.8056214158</text:p>
          </table:table-cell>
          <table:table-cell office:value-type="float" office:value="0">
            <text:p>0</text:p>
          </table:table-cell>
          <table:table-cell office:value-type="float" office:value="0.799266166204">
            <text:p>0.7992661662</text:p>
          </table:table-cell>
          <table:table-cell office:value-type="float" office:value="0">
            <text:p>0</text:p>
          </table:table-cell>
          <table:table-cell office:value-type="float" office:value="0.806999553983">
            <text:p>0.806999554</text:p>
          </table:table-cell>
          <table:table-cell office:value-type="float" office:value="0">
            <text:p>0</text:p>
          </table:table-cell>
          <table:table-cell office:value-type="float" office:value="0.79619300976">
            <text:p>0.7961930098</text:p>
          </table:table-cell>
          <table:table-cell office:value-type="float" office:value="0">
            <text:p>0</text:p>
          </table:table-cell>
          <table:table-cell office:value-type="float" office:value="0.805241387681">
            <text:p>0.8052413877</text:p>
          </table:table-cell>
          <table:table-cell office:value-type="float" office:value="0">
            <text:p>0</text:p>
          </table:table-cell>
          <table:table-cell office:value-type="float" office:value="0.798571441208">
            <text:p>0.798571441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4]&amp;&quot;_&quot;&amp;[.C4]" office:value-type="string" office:string-value="10_10">
            <text:p>10_10</text:p>
          </table:table-cell>
          <table:table-cell table:number-columns-repeated="2" office:value-type="float" office:value="10">
            <text:p>10</text:p>
          </table:table-cell>
          <table:table-cell office:value-type="float" office:value="49">
            <text:p>49</text:p>
          </table:table-cell>
          <table:table-cell office:value-type="float" office:value="0.924664005492">
            <text:p>0.9246640055</text:p>
          </table:table-cell>
          <table:table-cell office:value-type="float" office:value="0.95616676534">
            <text:p>0.9561667653</text:p>
          </table:table-cell>
          <table:table-cell office:value-type="float" office:value="0.748971269421">
            <text:p>0.7489712694</text:p>
          </table:table-cell>
          <table:table-cell office:value-type="float" office:value="0">
            <text:p>0</text:p>
          </table:table-cell>
          <table:table-cell office:value-type="float" office:value="0.753429959317">
            <text:p>0.7534299593</text:p>
          </table:table-cell>
          <table:table-cell office:value-type="float" office:value="0">
            <text:p>0</text:p>
          </table:table-cell>
          <table:table-cell office:value-type="float" office:value="0.914607937907">
            <text:p>0.9146079379</text:p>
          </table:table-cell>
          <table:table-cell office:value-type="float" office:value="22">
            <text:p>22</text:p>
          </table:table-cell>
          <table:table-cell office:value-type="float" office:value="0.913412210528">
            <text:p>0.9134122105</text:p>
          </table:table-cell>
          <table:table-cell office:value-type="float" office:value="22">
            <text:p>22</text:p>
          </table:table-cell>
          <table:table-cell office:value-type="float" office:value="0.91165759356">
            <text:p>0.9116575936</text:p>
          </table:table-cell>
          <table:table-cell office:value-type="float" office:value="17">
            <text:p>17</text:p>
          </table:table-cell>
          <table:table-cell office:value-type="float" office:value="0.729355187309">
            <text:p>0.7293551873</text:p>
          </table:table-cell>
          <table:table-cell office:value-type="float" office:value="0">
            <text:p>0</text:p>
          </table:table-cell>
          <table:table-cell office:value-type="float" office:value="0.918398297237">
            <text:p>0.9183982972</text:p>
          </table:table-cell>
          <table:table-cell office:value-type="float" office:value="22">
            <text:p>22</text:p>
          </table:table-cell>
          <table:table-cell office:value-type="float" office:value="0.911056914937">
            <text:p>0.9110569149</text:p>
          </table:table-cell>
          <table:table-cell office:value-type="float" office:value="18">
            <text:p>18</text:p>
          </table:table-cell>
          <table:table-cell office:value-type="float" office:value="0.913772588179">
            <text:p>0.9137725882</text:p>
          </table:table-cell>
          <table:table-cell office:value-type="float" office:value="19">
            <text:p>19</text:p>
          </table:table-cell>
          <table:table-cell office:value-type="float" office:value="0.743889515465">
            <text:p>0.7438895155</text:p>
          </table:table-cell>
          <table:table-cell office:value-type="float" office:value="0">
            <text:p>0</text:p>
          </table:table-cell>
          <table:table-cell office:value-type="float" office:value="0.910528834775">
            <text:p>0.9105288348</text:p>
          </table:table-cell>
          <table:table-cell office:value-type="float" office:value="17">
            <text:p>17</text:p>
          </table:table-cell>
          <table:table-cell office:value-type="float" office:value="0.911967611985">
            <text:p>0.911967612</text:p>
          </table:table-cell>
          <table:table-cell office:value-type="float" office:value="15">
            <text:p>15</text:p>
          </table:table-cell>
          <table:table-cell office:value-type="float" office:value="0.907821337312">
            <text:p>0.9078213373</text:p>
          </table:table-cell>
          <table:table-cell office:value-type="float" office:value="16">
            <text:p>16</text:p>
          </table:table-cell>
          <table:table-cell office:value-type="float" office:value="0.726657952712">
            <text:p>0.7266579527</text:p>
          </table:table-cell>
          <table:table-cell office:value-type="float" office:value="0">
            <text:p>0</text:p>
          </table:table-cell>
          <table:table-cell office:value-type="float" office:value="0.72535432885">
            <text:p>0.7253543289</text:p>
          </table:table-cell>
          <table:table-cell office:value-type="float" office:value="0">
            <text:p>0</text:p>
          </table:table-cell>
          <table:table-cell office:value-type="float" office:value="0.724839599116">
            <text:p>0.7248395991</text:p>
          </table:table-cell>
          <table:table-cell office:value-type="float" office:value="0">
            <text:p>0</text:p>
          </table:table-cell>
          <table:table-cell office:value-type="float" office:value="0.888849701857">
            <text:p>0.8888497019</text:p>
          </table:table-cell>
          <table:table-cell office:value-type="float" office:value="17">
            <text:p>17</text:p>
          </table:table-cell>
          <table:table-cell office:value-type="float" office:value="0.893922553407">
            <text:p>0.8939225534</text:p>
          </table:table-cell>
          <table:table-cell office:value-type="float" office:value="19">
            <text:p>19</text:p>
          </table:table-cell>
          <table:table-cell office:value-type="float" office:value="0.888821476365">
            <text:p>0.8888214764</text:p>
          </table:table-cell>
          <table:table-cell office:value-type="float" office:value="15">
            <text:p>15</text:p>
          </table:table-cell>
          <table:table-cell office:value-type="float" office:value="0.888952504874">
            <text:p>0.8889525049</text:p>
          </table:table-cell>
          <table:table-cell office:value-type="float" office:value="14">
            <text:p>14</text:p>
          </table:table-cell>
          <table:table-cell office:value-type="float" office:value="0.880287371701">
            <text:p>0.8802873717</text:p>
          </table:table-cell>
          <table:table-cell office:value-type="float" office:value="15">
            <text:p>15</text:p>
          </table:table-cell>
          <table:table-cell office:value-type="float" office:value="0.878968261823">
            <text:p>0.8789682618</text:p>
          </table:table-cell>
          <table:table-cell office:value-type="float" office:value="13">
            <text:p>13</text:p>
          </table:table-cell>
          <table:table-cell office:value-type="float" office:value="0.726999508854">
            <text:p>0.7269995089</text:p>
          </table:table-cell>
          <table:table-cell office:value-type="float" office:value="0">
            <text:p>0</text:p>
          </table:table-cell>
          <table:table-cell office:value-type="float" office:value="0.722116884905">
            <text:p>0.7221168849</text:p>
          </table:table-cell>
          <table:table-cell office:value-type="float" office:value="0">
            <text:p>0</text:p>
          </table:table-cell>
          <table:table-cell office:value-type="float" office:value="0.720519909589">
            <text:p>0.7205199096</text:p>
          </table:table-cell>
          <table:table-cell office:value-type="float" office:value="0">
            <text:p>0</text:p>
          </table:table-cell>
          <table:table-cell office:value-type="float" office:value="0.890622731841">
            <text:p>0.8906227318</text:p>
          </table:table-cell>
          <table:table-cell office:value-type="float" office:value="13">
            <text:p>13</text:p>
          </table:table-cell>
          <table:table-cell office:value-type="float" office:value="0.894085436222">
            <text:p>0.8940854362</text:p>
          </table:table-cell>
          <table:table-cell office:value-type="float" office:value="15">
            <text:p>15</text:p>
          </table:table-cell>
          <table:table-cell office:value-type="float" office:value="0.887379903007">
            <text:p>0.887379903</text:p>
          </table:table-cell>
          <table:table-cell office:value-type="float" office:value="15">
            <text:p>15</text:p>
          </table:table-cell>
          <table:table-cell office:value-type="float" office:value="0.892010838626">
            <text:p>0.8920108386</text:p>
          </table:table-cell>
          <table:table-cell office:value-type="float" office:value="15">
            <text:p>15</text:p>
          </table:table-cell>
          <table:table-cell office:value-type="float" office:value="0.882675600715">
            <text:p>0.8826756007</text:p>
          </table:table-cell>
          <table:table-cell office:value-type="float" office:value="11">
            <text:p>11</text:p>
          </table:table-cell>
          <table:table-cell office:value-type="float" office:value="0.882535591073">
            <text:p>0.8825355911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formula="of:=[.B5]&amp;&quot;_&quot;&amp;[.C5]" office:value-type="string" office:string-value="30_2">
            <text:p>30_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45">
            <text:p>145</text:p>
          </table:table-cell>
          <table:table-cell office:value-type="float" office:value="0.928594764198">
            <text:p>0.9285947642</text:p>
          </table:table-cell>
          <table:table-cell office:value-type="float" office:value="0.934126870865">
            <text:p>0.9341268709</text:p>
          </table:table-cell>
          <table:table-cell office:value-type="float" office:value="0.962255865094">
            <text:p>0.9622558651</text:p>
          </table:table-cell>
          <table:table-cell office:value-type="float" office:value="0">
            <text:p>0</text:p>
          </table:table-cell>
          <table:table-cell office:value-type="float" office:value="0.960566132739">
            <text:p>0.9605661327</text:p>
          </table:table-cell>
          <table:table-cell office:value-type="float" office:value="0">
            <text:p>0</text:p>
          </table:table-cell>
          <table:table-cell office:value-type="float" office:value="0.992284147575">
            <text:p>0.9922841476</text:p>
          </table:table-cell>
          <table:table-cell office:value-type="float" office:value="87">
            <text:p>87</text:p>
          </table:table-cell>
          <table:table-cell office:value-type="float" office:value="0.992481258479">
            <text:p>0.9924812585</text:p>
          </table:table-cell>
          <table:table-cell office:value-type="float" office:value="87">
            <text:p>87</text:p>
          </table:table-cell>
          <table:table-cell office:value-type="float" office:value="0.992685776971">
            <text:p>0.992685777</text:p>
          </table:table-cell>
          <table:table-cell office:value-type="float" office:value="91">
            <text:p>91</text:p>
          </table:table-cell>
          <table:table-cell office:value-type="float" office:value="0.937363568398">
            <text:p>0.9373635684</text:p>
          </table:table-cell>
          <table:table-cell office:value-type="float" office:value="0">
            <text:p>0</text:p>
          </table:table-cell>
          <table:table-cell office:value-type="float" office:value="0.981840394023">
            <text:p>0.981840394</text:p>
          </table:table-cell>
          <table:table-cell office:value-type="float" office:value="72">
            <text:p>72</text:p>
          </table:table-cell>
          <table:table-cell office:value-type="float" office:value="0.980894821515">
            <text:p>0.9808948215</text:p>
          </table:table-cell>
          <table:table-cell office:value-type="float" office:value="72">
            <text:p>72</text:p>
          </table:table-cell>
          <table:table-cell office:value-type="float" office:value="0.98800157848">
            <text:p>0.9880015785</text:p>
          </table:table-cell>
          <table:table-cell office:value-type="float" office:value="84">
            <text:p>84</text:p>
          </table:table-cell>
          <table:table-cell office:value-type="float" office:value="0.960081879134">
            <text:p>0.9600818791</text:p>
          </table:table-cell>
          <table:table-cell office:value-type="float" office:value="0">
            <text:p>0</text:p>
          </table:table-cell>
          <table:table-cell office:value-type="float" office:value="0.992279972228">
            <text:p>0.9922799722</text:p>
          </table:table-cell>
          <table:table-cell office:value-type="float" office:value="89">
            <text:p>89</text:p>
          </table:table-cell>
          <table:table-cell office:value-type="float" office:value="0.989989884327">
            <text:p>0.9899898843</text:p>
          </table:table-cell>
          <table:table-cell office:value-type="float" office:value="87">
            <text:p>87</text:p>
          </table:table-cell>
          <table:table-cell office:value-type="float" office:value="0.994511971136">
            <text:p>0.9945119711</text:p>
          </table:table-cell>
          <table:table-cell office:value-type="float" office:value="90">
            <text:p>90</text:p>
          </table:table-cell>
          <table:table-cell office:value-type="float" office:value="0.938251654333">
            <text:p>0.9382516543</text:p>
          </table:table-cell>
          <table:table-cell office:value-type="float" office:value="0">
            <text:p>0</text:p>
          </table:table-cell>
          <table:table-cell office:value-type="float" office:value="0.936368025336">
            <text:p>0.9363680253</text:p>
          </table:table-cell>
          <table:table-cell office:value-type="float" office:value="0">
            <text:p>0</text:p>
          </table:table-cell>
          <table:table-cell office:value-type="float" office:value="0.934755849449">
            <text:p>0.9347558494</text:p>
          </table:table-cell>
          <table:table-cell office:value-type="float" office:value="0">
            <text:p>0</text:p>
          </table:table-cell>
          <table:table-cell office:value-type="float" office:value="0.864054997955">
            <text:p>0.864054998</text:p>
          </table:table-cell>
          <table:table-cell office:value-type="float" office:value="0">
            <text:p>0</text:p>
          </table:table-cell>
          <table:table-cell office:value-type="float" office:value="0.860785549594">
            <text:p>0.8607855496</text:p>
          </table:table-cell>
          <table:table-cell office:value-type="float" office:value="0">
            <text:p>0</text:p>
          </table:table-cell>
          <table:table-cell office:value-type="float" office:value="0.862763646375">
            <text:p>0.8627636464</text:p>
          </table:table-cell>
          <table:table-cell office:value-type="float" office:value="0">
            <text:p>0</text:p>
          </table:table-cell>
          <table:table-cell office:value-type="float" office:value="0.867295901963">
            <text:p>0.867295902</text:p>
          </table:table-cell>
          <table:table-cell office:value-type="float" office:value="0">
            <text:p>0</text:p>
          </table:table-cell>
          <table:table-cell office:value-type="float" office:value="0.858585610502">
            <text:p>0.8585856105</text:p>
          </table:table-cell>
          <table:table-cell office:value-type="float" office:value="0">
            <text:p>0</text:p>
          </table:table-cell>
          <table:table-cell office:value-type="float" office:value="0.862404448087">
            <text:p>0.8624044481</text:p>
          </table:table-cell>
          <table:table-cell office:value-type="float" office:value="0">
            <text:p>0</text:p>
          </table:table-cell>
          <table:table-cell office:value-type="float" office:value="0.951864299452">
            <text:p>0.9518642995</text:p>
          </table:table-cell>
          <table:table-cell office:value-type="float" office:value="0">
            <text:p>0</text:p>
          </table:table-cell>
          <table:table-cell office:value-type="float" office:value="0.950639963649">
            <text:p>0.9506399636</text:p>
          </table:table-cell>
          <table:table-cell office:value-type="float" office:value="0">
            <text:p>0</text:p>
          </table:table-cell>
          <table:table-cell office:value-type="float" office:value="0.945677382805">
            <text:p>0.9456773828</text:p>
          </table:table-cell>
          <table:table-cell office:value-type="float" office:value="0">
            <text:p>0</text:p>
          </table:table-cell>
          <table:table-cell office:value-type="float" office:value="0.97684510736">
            <text:p>0.9768451074</text:p>
          </table:table-cell>
          <table:table-cell office:value-type="float" office:value="61">
            <text:p>61</text:p>
          </table:table-cell>
          <table:table-cell office:value-type="float" office:value="0.966571880123">
            <text:p>0.9665718801</text:p>
          </table:table-cell>
          <table:table-cell office:value-type="float" office:value="54">
            <text:p>54</text:p>
          </table:table-cell>
          <table:table-cell office:value-type="float" office:value="0.97965189668">
            <text:p>0.9796518967</text:p>
          </table:table-cell>
          <table:table-cell office:value-type="float" office:value="64">
            <text:p>64</text:p>
          </table:table-cell>
          <table:table-cell office:value-type="float" office:value="0.966441615227">
            <text:p>0.9664416152</text:p>
          </table:table-cell>
          <table:table-cell office:value-type="float" office:value="49">
            <text:p>49</text:p>
          </table:table-cell>
          <table:table-cell office:value-type="float" office:value="0.970364999522">
            <text:p>0.9703649995</text:p>
          </table:table-cell>
          <table:table-cell office:value-type="float" office:value="55">
            <text:p>55</text:p>
          </table:table-cell>
          <table:table-cell office:value-type="float" office:value="0.974896634959">
            <text:p>0.974896635</text:p>
          </table:table-cell>
          <table:table-cell office:value-type="float" office:value="57">
            <text:p>57</text:p>
          </table:table-cell>
        </table:table-row>
        <table:table-row table:style-name="ro2">
          <table:table-cell table:formula="of:=[.B6]&amp;&quot;_&quot;&amp;[.C6]" office:value-type="string" office:string-value="30_5">
            <text:p>30_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49">
            <text:p>149</text:p>
          </table:table-cell>
          <table:table-cell office:value-type="float" office:value="0.925871900382">
            <text:p>0.9258719004</text:p>
          </table:table-cell>
          <table:table-cell office:value-type="float" office:value="0.940238219717">
            <text:p>0.9402382197</text:p>
          </table:table-cell>
          <table:table-cell office:value-type="float" office:value="0.84390510134">
            <text:p>0.8439051013</text:p>
          </table:table-cell>
          <table:table-cell office:value-type="float" office:value="0">
            <text:p>0</text:p>
          </table:table-cell>
          <table:table-cell office:value-type="float" office:value="0.844109033738">
            <text:p>0.8441090337</text:p>
          </table:table-cell>
          <table:table-cell office:value-type="float" office:value="0">
            <text:p>0</text:p>
          </table:table-cell>
          <table:table-cell office:value-type="float" office:value="0.794023564308">
            <text:p>0.7940235643</text:p>
          </table:table-cell>
          <table:table-cell office:value-type="float" office:value="0">
            <text:p>0</text:p>
          </table:table-cell>
          <table:table-cell office:value-type="float" office:value="0.793160469726">
            <text:p>0.7931604697</text:p>
          </table:table-cell>
          <table:table-cell office:value-type="float" office:value="0">
            <text:p>0</text:p>
          </table:table-cell>
          <table:table-cell office:value-type="float" office:value="0.796006659026">
            <text:p>0.796006659</text:p>
          </table:table-cell>
          <table:table-cell office:value-type="float" office:value="0">
            <text:p>0</text:p>
          </table:table-cell>
          <table:table-cell office:value-type="float" office:value="0.826531516369">
            <text:p>0.8265315164</text:p>
          </table:table-cell>
          <table:table-cell office:value-type="float" office:value="0">
            <text:p>0</text:p>
          </table:table-cell>
          <table:table-cell office:value-type="float" office:value="0.782358319667">
            <text:p>0.7823583197</text:p>
          </table:table-cell>
          <table:table-cell office:value-type="float" office:value="0">
            <text:p>0</text:p>
          </table:table-cell>
          <table:table-cell office:value-type="float" office:value="0.78386856188">
            <text:p>0.7838685619</text:p>
          </table:table-cell>
          <table:table-cell office:value-type="float" office:value="0">
            <text:p>0</text:p>
          </table:table-cell>
          <table:table-cell office:value-type="float" office:value="0.78542506008">
            <text:p>0.7854250601</text:p>
          </table:table-cell>
          <table:table-cell office:value-type="float" office:value="0">
            <text:p>0</text:p>
          </table:table-cell>
          <table:table-cell office:value-type="float" office:value="0.856718789885">
            <text:p>0.8567187899</text:p>
          </table:table-cell>
          <table:table-cell office:value-type="float" office:value="0">
            <text:p>0</text:p>
          </table:table-cell>
          <table:table-cell office:value-type="float" office:value="0.783627908626">
            <text:p>0.7836279086</text:p>
          </table:table-cell>
          <table:table-cell office:value-type="float" office:value="0">
            <text:p>0</text:p>
          </table:table-cell>
          <table:table-cell office:value-type="float" office:value="0.794475056199">
            <text:p>0.7944750562</text:p>
          </table:table-cell>
          <table:table-cell office:value-type="float" office:value="0">
            <text:p>0</text:p>
          </table:table-cell>
          <table:table-cell office:value-type="float" office:value="0.785169596962">
            <text:p>0.785169597</text:p>
          </table:table-cell>
          <table:table-cell office:value-type="float" office:value="0">
            <text:p>0</text:p>
          </table:table-cell>
          <table:table-cell office:value-type="float" office:value="0.824863102062">
            <text:p>0.8248631021</text:p>
          </table:table-cell>
          <table:table-cell office:value-type="float" office:value="0">
            <text:p>0</text:p>
          </table:table-cell>
          <table:table-cell office:value-type="float" office:value="0.830018108698">
            <text:p>0.8300181087</text:p>
          </table:table-cell>
          <table:table-cell office:value-type="float" office:value="0">
            <text:p>0</text:p>
          </table:table-cell>
          <table:table-cell office:value-type="float" office:value="0.824545030095">
            <text:p>0.8245450301</text:p>
          </table:table-cell>
          <table:table-cell office:value-type="float" office:value="0">
            <text:p>0</text:p>
          </table:table-cell>
          <table:table-cell office:value-type="float" office:value="0.781763988012">
            <text:p>0.781763988</text:p>
          </table:table-cell>
          <table:table-cell office:value-type="float" office:value="0">
            <text:p>0</text:p>
          </table:table-cell>
          <table:table-cell office:value-type="float" office:value="0.782005141794">
            <text:p>0.7820051418</text:p>
          </table:table-cell>
          <table:table-cell office:value-type="float" office:value="0">
            <text:p>0</text:p>
          </table:table-cell>
          <table:table-cell office:value-type="float" office:value="0.777796132827">
            <text:p>0.7777961328</text:p>
          </table:table-cell>
          <table:table-cell office:value-type="float" office:value="0">
            <text:p>0</text:p>
          </table:table-cell>
          <table:table-cell office:value-type="float" office:value="0.782254319273">
            <text:p>0.7822543193</text:p>
          </table:table-cell>
          <table:table-cell office:value-type="float" office:value="0">
            <text:p>0</text:p>
          </table:table-cell>
          <table:table-cell office:value-type="float" office:value="0.779964409174">
            <text:p>0.7799644092</text:p>
          </table:table-cell>
          <table:table-cell office:value-type="float" office:value="0">
            <text:p>0</text:p>
          </table:table-cell>
          <table:table-cell office:value-type="float" office:value="0.777227472697">
            <text:p>0.7772274727</text:p>
          </table:table-cell>
          <table:table-cell office:value-type="float" office:value="0">
            <text:p>0</text:p>
          </table:table-cell>
          <table:table-cell office:value-type="float" office:value="0.827152438834">
            <text:p>0.8271524388</text:p>
          </table:table-cell>
          <table:table-cell office:value-type="float" office:value="0">
            <text:p>0</text:p>
          </table:table-cell>
          <table:table-cell office:value-type="float" office:value="0.8242818159">
            <text:p>0.8242818159</text:p>
          </table:table-cell>
          <table:table-cell office:value-type="float" office:value="0">
            <text:p>0</text:p>
          </table:table-cell>
          <table:table-cell office:value-type="float" office:value="0.826543291531">
            <text:p>0.8265432915</text:p>
          </table:table-cell>
          <table:table-cell office:value-type="float" office:value="0">
            <text:p>0</text:p>
          </table:table-cell>
          <table:table-cell office:value-type="float" office:value="0.790569253711">
            <text:p>0.7905692537</text:p>
          </table:table-cell>
          <table:table-cell office:value-type="float" office:value="0">
            <text:p>0</text:p>
          </table:table-cell>
          <table:table-cell office:value-type="float" office:value="0.791257941035">
            <text:p>0.791257941</text:p>
          </table:table-cell>
          <table:table-cell office:value-type="float" office:value="0">
            <text:p>0</text:p>
          </table:table-cell>
          <table:table-cell office:value-type="float" office:value="0.788517775205">
            <text:p>0.7885177752</text:p>
          </table:table-cell>
          <table:table-cell office:value-type="float" office:value="0">
            <text:p>0</text:p>
          </table:table-cell>
          <table:table-cell office:value-type="float" office:value="0.792755022935">
            <text:p>0.7927550229</text:p>
          </table:table-cell>
          <table:table-cell office:value-type="float" office:value="0">
            <text:p>0</text:p>
          </table:table-cell>
          <table:table-cell office:value-type="float" office:value="0.78980735616">
            <text:p>0.7898073562</text:p>
          </table:table-cell>
          <table:table-cell office:value-type="float" office:value="0">
            <text:p>0</text:p>
          </table:table-cell>
          <table:table-cell office:value-type="float" office:value="0.791931869685">
            <text:p>0.791931869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7]&amp;&quot;_&quot;&amp;[.C7]" office:value-type="string" office:string-value="30_10">
            <text:p>30_1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49">
            <text:p>149</text:p>
          </table:table-cell>
          <table:table-cell office:value-type="float" office:value="0.924413079938">
            <text:p>0.9244130799</text:p>
          </table:table-cell>
          <table:table-cell office:value-type="float" office:value="0.943782295817">
            <text:p>0.9437822958</text:p>
          </table:table-cell>
          <table:table-cell office:value-type="float" office:value="0.749593358851">
            <text:p>0.7495933589</text:p>
          </table:table-cell>
          <table:table-cell office:value-type="float" office:value="0">
            <text:p>0</text:p>
          </table:table-cell>
          <table:table-cell office:value-type="float" office:value="0.748444739731">
            <text:p>0.7484447397</text:p>
          </table:table-cell>
          <table:table-cell office:value-type="float" office:value="0">
            <text:p>0</text:p>
          </table:table-cell>
          <table:table-cell office:value-type="float" office:value="0.825761494793">
            <text:p>0.8257614948</text:p>
          </table:table-cell>
          <table:table-cell office:value-type="float" office:value="0">
            <text:p>0</text:p>
          </table:table-cell>
          <table:table-cell office:value-type="float" office:value="0.825739465579">
            <text:p>0.8257394656</text:p>
          </table:table-cell>
          <table:table-cell office:value-type="float" office:value="0">
            <text:p>0</text:p>
          </table:table-cell>
          <table:table-cell office:value-type="float" office:value="0.826968341819">
            <text:p>0.8269683418</text:p>
          </table:table-cell>
          <table:table-cell office:value-type="float" office:value="0">
            <text:p>0</text:p>
          </table:table-cell>
          <table:table-cell office:value-type="float" office:value="0.728376408176">
            <text:p>0.7283764082</text:p>
          </table:table-cell>
          <table:table-cell office:value-type="float" office:value="0">
            <text:p>0</text:p>
          </table:table-cell>
          <table:table-cell office:value-type="float" office:value="0.83551692173">
            <text:p>0.8355169217</text:p>
          </table:table-cell>
          <table:table-cell office:value-type="float" office:value="0">
            <text:p>0</text:p>
          </table:table-cell>
          <table:table-cell office:value-type="float" office:value="0.833334870638">
            <text:p>0.8333348706</text:p>
          </table:table-cell>
          <table:table-cell office:value-type="float" office:value="0">
            <text:p>0</text:p>
          </table:table-cell>
          <table:table-cell office:value-type="float" office:value="0.83398124748">
            <text:p>0.8339812475</text:p>
          </table:table-cell>
          <table:table-cell office:value-type="float" office:value="0">
            <text:p>0</text:p>
          </table:table-cell>
          <table:table-cell office:value-type="float" office:value="0.7456276374">
            <text:p>0.7456276374</text:p>
          </table:table-cell>
          <table:table-cell office:value-type="float" office:value="0">
            <text:p>0</text:p>
          </table:table-cell>
          <table:table-cell office:value-type="float" office:value="0.822751555657">
            <text:p>0.8227515557</text:p>
          </table:table-cell>
          <table:table-cell office:value-type="float" office:value="0">
            <text:p>0</text:p>
          </table:table-cell>
          <table:table-cell office:value-type="float" office:value="0.829033111273">
            <text:p>0.8290331113</text:p>
          </table:table-cell>
          <table:table-cell office:value-type="float" office:value="0">
            <text:p>0</text:p>
          </table:table-cell>
          <table:table-cell office:value-type="float" office:value="0.822034004607">
            <text:p>0.8220340046</text:p>
          </table:table-cell>
          <table:table-cell office:value-type="float" office:value="0">
            <text:p>0</text:p>
          </table:table-cell>
          <table:table-cell office:value-type="float" office:value="0.724192836902">
            <text:p>0.7241928369</text:p>
          </table:table-cell>
          <table:table-cell office:value-type="float" office:value="0">
            <text:p>0</text:p>
          </table:table-cell>
          <table:table-cell office:value-type="float" office:value="0.72307307316">
            <text:p>0.7230730732</text:p>
          </table:table-cell>
          <table:table-cell office:value-type="float" office:value="0">
            <text:p>0</text:p>
          </table:table-cell>
          <table:table-cell office:value-type="float" office:value="0.730963976291">
            <text:p>0.7309639763</text:p>
          </table:table-cell>
          <table:table-cell office:value-type="float" office:value="0">
            <text:p>0</text:p>
          </table:table-cell>
          <table:table-cell office:value-type="float" office:value="0.789976286796">
            <text:p>0.7899762868</text:p>
          </table:table-cell>
          <table:table-cell office:value-type="float" office:value="0">
            <text:p>0</text:p>
          </table:table-cell>
          <table:table-cell office:value-type="float" office:value="0.790751138727">
            <text:p>0.7907511387</text:p>
          </table:table-cell>
          <table:table-cell office:value-type="float" office:value="0">
            <text:p>0</text:p>
          </table:table-cell>
          <table:table-cell office:value-type="float" office:value="0.782789644659">
            <text:p>0.7827896447</text:p>
          </table:table-cell>
          <table:table-cell office:value-type="float" office:value="0">
            <text:p>0</text:p>
          </table:table-cell>
          <table:table-cell office:value-type="float" office:value="0.788855852929">
            <text:p>0.7888558529</text:p>
          </table:table-cell>
          <table:table-cell office:value-type="float" office:value="0">
            <text:p>0</text:p>
          </table:table-cell>
          <table:table-cell office:value-type="float" office:value="0.783856469125">
            <text:p>0.7838564691</text:p>
          </table:table-cell>
          <table:table-cell office:value-type="float" office:value="0">
            <text:p>0</text:p>
          </table:table-cell>
          <table:table-cell office:value-type="float" office:value="0.78537425226">
            <text:p>0.7853742523</text:p>
          </table:table-cell>
          <table:table-cell office:value-type="float" office:value="0">
            <text:p>0</text:p>
          </table:table-cell>
          <table:table-cell office:value-type="float" office:value="0.723141774297">
            <text:p>0.7231417743</text:p>
          </table:table-cell>
          <table:table-cell office:value-type="float" office:value="0">
            <text:p>0</text:p>
          </table:table-cell>
          <table:table-cell office:value-type="float" office:value="0.721021284203">
            <text:p>0.7210212842</text:p>
          </table:table-cell>
          <table:table-cell office:value-type="float" office:value="0">
            <text:p>0</text:p>
          </table:table-cell>
          <table:table-cell office:value-type="float" office:value="0.724710189656">
            <text:p>0.7247101897</text:p>
          </table:table-cell>
          <table:table-cell office:value-type="float" office:value="0">
            <text:p>0</text:p>
          </table:table-cell>
          <table:table-cell office:value-type="float" office:value="0.796220011602">
            <text:p>0.7962200116</text:p>
          </table:table-cell>
          <table:table-cell office:value-type="float" office:value="0">
            <text:p>0</text:p>
          </table:table-cell>
          <table:table-cell office:value-type="float" office:value="0.795323036209">
            <text:p>0.7953230362</text:p>
          </table:table-cell>
          <table:table-cell office:value-type="float" office:value="0">
            <text:p>0</text:p>
          </table:table-cell>
          <table:table-cell office:value-type="float" office:value="0.798283262062">
            <text:p>0.7982832621</text:p>
          </table:table-cell>
          <table:table-cell office:value-type="float" office:value="0">
            <text:p>0</text:p>
          </table:table-cell>
          <table:table-cell office:value-type="float" office:value="0.793369218653">
            <text:p>0.7933692187</text:p>
          </table:table-cell>
          <table:table-cell office:value-type="float" office:value="0">
            <text:p>0</text:p>
          </table:table-cell>
          <table:table-cell office:value-type="float" office:value="0.795377311373">
            <text:p>0.7953773114</text:p>
          </table:table-cell>
          <table:table-cell office:value-type="float" office:value="0">
            <text:p>0</text:p>
          </table:table-cell>
          <table:table-cell office:value-type="float" office:value="0.793650056437">
            <text:p>0.793650056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8]&amp;&quot;_&quot;&amp;[.C8]" office:value-type="string" office:string-value="100_2">
            <text:p>100_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482">
            <text:p>482</text:p>
          </table:table-cell>
          <table:table-cell office:value-type="float" office:value="0.929302500019">
            <text:p>0.9293025</text:p>
          </table:table-cell>
          <table:table-cell office:value-type="float" office:value="0.932785215635">
            <text:p>0.9327852156</text:p>
          </table:table-cell>
          <table:table-cell office:value-type="float" office:value="0.971189989961">
            <text:p>0.97118999</text:p>
          </table:table-cell>
          <table:table-cell office:value-type="float" office:value="0">
            <text:p>0</text:p>
          </table:table-cell>
          <table:table-cell office:value-type="float" office:value="0.971153141042">
            <text:p>0.9711531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48089086164">
            <text:p>0.9480890862</text:p>
          </table:table-cell>
          <table:table-cell office:value-type="float" office:value="0">
            <text:p>0</text:p>
          </table:table-cell>
          <table:table-cell office:value-type="float" office:value="0.997249586897">
            <text:p>0.9972495869</text:p>
          </table:table-cell>
          <table:table-cell office:value-type="float" office:value="95">
            <text:p>95</text:p>
          </table:table-cell>
          <table:table-cell office:value-type="float" office:value="0.994803976189">
            <text:p>0.9948039762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3059731215">
            <text:p>0.97305973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9447552622">
            <text:p>0.9994475526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44858479933">
            <text:p>0.9448584799</text:p>
          </table:table-cell>
          <table:table-cell office:value-type="float" office:value="0">
            <text:p>0</text:p>
          </table:table-cell>
          <table:table-cell office:value-type="float" office:value="0.943495970011">
            <text:p>0.94349597</text:p>
          </table:table-cell>
          <table:table-cell office:value-type="float" office:value="0">
            <text:p>0</text:p>
          </table:table-cell>
          <table:table-cell office:value-type="float" office:value="0.944057558433">
            <text:p>0.9440575584</text:p>
          </table:table-cell>
          <table:table-cell office:value-type="float" office:value="0">
            <text:p>0</text:p>
          </table:table-cell>
          <table:table-cell office:value-type="float" office:value="0.843770186642">
            <text:p>0.8437701866</text:p>
          </table:table-cell>
          <table:table-cell office:value-type="float" office:value="0">
            <text:p>0</text:p>
          </table:table-cell>
          <table:table-cell office:value-type="float" office:value="0.847202271083">
            <text:p>0.8472022711</text:p>
          </table:table-cell>
          <table:table-cell office:value-type="float" office:value="0">
            <text:p>0</text:p>
          </table:table-cell>
          <table:table-cell office:value-type="float" office:value="0.842116268582">
            <text:p>0.8421162686</text:p>
          </table:table-cell>
          <table:table-cell office:value-type="float" office:value="0">
            <text:p>0</text:p>
          </table:table-cell>
          <table:table-cell office:value-type="float" office:value="0.851265852759">
            <text:p>0.8512658528</text:p>
          </table:table-cell>
          <table:table-cell office:value-type="float" office:value="0">
            <text:p>0</text:p>
          </table:table-cell>
          <table:table-cell office:value-type="float" office:value="0.844519110793">
            <text:p>0.8445191108</text:p>
          </table:table-cell>
          <table:table-cell office:value-type="float" office:value="0">
            <text:p>0</text:p>
          </table:table-cell>
          <table:table-cell office:value-type="float" office:value="0.845678511982">
            <text:p>0.845678512</text:p>
          </table:table-cell>
          <table:table-cell office:value-type="float" office:value="0">
            <text:p>0</text:p>
          </table:table-cell>
          <table:table-cell office:value-type="float" office:value="0.9674797614">
            <text:p>0.9674797614</text:p>
          </table:table-cell>
          <table:table-cell office:value-type="float" office:value="0">
            <text:p>0</text:p>
          </table:table-cell>
          <table:table-cell office:value-type="float" office:value="0.968009584069">
            <text:p>0.9680095841</text:p>
          </table:table-cell>
          <table:table-cell office:value-type="float" office:value="0">
            <text:p>0</text:p>
          </table:table-cell>
          <table:table-cell office:value-type="float" office:value="0.956171718208">
            <text:p>0.9561717182</text:p>
          </table:table-cell>
          <table:table-cell office:value-type="float" office:value="0">
            <text:p>0</text:p>
          </table:table-cell>
          <table:table-cell office:value-type="float" office:value="0.991714601022">
            <text:p>0.991714601</text:p>
          </table:table-cell>
          <table:table-cell office:value-type="float" office:value="81">
            <text:p>81</text:p>
          </table:table-cell>
          <table:table-cell office:value-type="float" office:value="0.990732625762">
            <text:p>0.9907326258</text:p>
          </table:table-cell>
          <table:table-cell office:value-type="float" office:value="77">
            <text:p>77</text:p>
          </table:table-cell>
          <table:table-cell office:value-type="float" office:value="0.988070371207">
            <text:p>0.9880703712</text:p>
          </table:table-cell>
          <table:table-cell office:value-type="float" office:value="74">
            <text:p>74</text:p>
          </table:table-cell>
          <table:table-cell office:value-type="float" office:value="0.984738465792">
            <text:p>0.9847384658</text:p>
          </table:table-cell>
          <table:table-cell office:value-type="float" office:value="70">
            <text:p>70</text:p>
          </table:table-cell>
          <table:table-cell office:value-type="float" office:value="0.989103152452">
            <text:p>0.9891031525</text:p>
          </table:table-cell>
          <table:table-cell office:value-type="float" office:value="82">
            <text:p>82</text:p>
          </table:table-cell>
          <table:table-cell office:value-type="float" office:value="0.991546055133">
            <text:p>0.9915460551</text:p>
          </table:table-cell>
          <table:table-cell office:value-type="float" office:value="86">
            <text:p>86</text:p>
          </table:table-cell>
        </table:table-row>
        <table:table-row table:style-name="ro2">
          <table:table-cell table:formula="of:=[.B9]&amp;&quot;_&quot;&amp;[.C9]" office:value-type="string" office:string-value="100_5">
            <text:p>100_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496">
            <text:p>496</text:p>
          </table:table-cell>
          <table:table-cell office:value-type="float" office:value="0.925877917949">
            <text:p>0.9258779179</text:p>
          </table:table-cell>
          <table:table-cell office:value-type="float" office:value="0.934069652049">
            <text:p>0.934069652</text:p>
          </table:table-cell>
          <table:table-cell office:value-type="float" office:value="0.867049135647">
            <text:p>0.8670491356</text:p>
          </table:table-cell>
          <table:table-cell office:value-type="float" office:value="0">
            <text:p>0</text:p>
          </table:table-cell>
          <table:table-cell office:value-type="float" office:value="0.867123314528">
            <text:p>0.8671233145</text:p>
          </table:table-cell>
          <table:table-cell office:value-type="float" office:value="0">
            <text:p>0</text:p>
          </table:table-cell>
          <table:table-cell office:value-type="float" office:value="0.809855629306">
            <text:p>0.8098556293</text:p>
          </table:table-cell>
          <table:table-cell office:value-type="float" office:value="0">
            <text:p>0</text:p>
          </table:table-cell>
          <table:table-cell office:value-type="float" office:value="0.810952672792">
            <text:p>0.8109526728</text:p>
          </table:table-cell>
          <table:table-cell office:value-type="float" office:value="0">
            <text:p>0</text:p>
          </table:table-cell>
          <table:table-cell office:value-type="float" office:value="0.809501887286">
            <text:p>0.8095018873</text:p>
          </table:table-cell>
          <table:table-cell office:value-type="float" office:value="0">
            <text:p>0</text:p>
          </table:table-cell>
          <table:table-cell office:value-type="float" office:value="0.846353943038">
            <text:p>0.846353943</text:p>
          </table:table-cell>
          <table:table-cell office:value-type="float" office:value="0">
            <text:p>0</text:p>
          </table:table-cell>
          <table:table-cell office:value-type="float" office:value="0.79998989876">
            <text:p>0.7999898988</text:p>
          </table:table-cell>
          <table:table-cell office:value-type="float" office:value="0">
            <text:p>0</text:p>
          </table:table-cell>
          <table:table-cell office:value-type="float" office:value="0.798369799134">
            <text:p>0.7983697991</text:p>
          </table:table-cell>
          <table:table-cell office:value-type="float" office:value="0">
            <text:p>0</text:p>
          </table:table-cell>
          <table:table-cell office:value-type="float" office:value="0.80306856412">
            <text:p>0.8030685641</text:p>
          </table:table-cell>
          <table:table-cell office:value-type="float" office:value="0">
            <text:p>0</text:p>
          </table:table-cell>
          <table:table-cell office:value-type="float" office:value="0.882429217267">
            <text:p>0.8824292173</text:p>
          </table:table-cell>
          <table:table-cell office:value-type="float" office:value="0">
            <text:p>0</text:p>
          </table:table-cell>
          <table:table-cell office:value-type="float" office:value="0.801361044738">
            <text:p>0.8013610447</text:p>
          </table:table-cell>
          <table:table-cell office:value-type="float" office:value="0">
            <text:p>0</text:p>
          </table:table-cell>
          <table:table-cell office:value-type="float" office:value="0.811719373137">
            <text:p>0.8117193731</text:p>
          </table:table-cell>
          <table:table-cell office:value-type="float" office:value="0">
            <text:p>0</text:p>
          </table:table-cell>
          <table:table-cell office:value-type="float" office:value="0.800277340847">
            <text:p>0.8002773408</text:p>
          </table:table-cell>
          <table:table-cell office:value-type="float" office:value="0">
            <text:p>0</text:p>
          </table:table-cell>
          <table:table-cell office:value-type="float" office:value="0.845258688986">
            <text:p>0.845258689</text:p>
          </table:table-cell>
          <table:table-cell office:value-type="float" office:value="0">
            <text:p>0</text:p>
          </table:table-cell>
          <table:table-cell office:value-type="float" office:value="0.847269731215">
            <text:p>0.8472697312</text:p>
          </table:table-cell>
          <table:table-cell office:value-type="float" office:value="0">
            <text:p>0</text:p>
          </table:table-cell>
          <table:table-cell office:value-type="float" office:value="0.845129198562">
            <text:p>0.8451291986</text:p>
          </table:table-cell>
          <table:table-cell office:value-type="float" office:value="0">
            <text:p>0</text:p>
          </table:table-cell>
          <table:table-cell office:value-type="float" office:value="0.787227088474">
            <text:p>0.7872270885</text:p>
          </table:table-cell>
          <table:table-cell office:value-type="float" office:value="0">
            <text:p>0</text:p>
          </table:table-cell>
          <table:table-cell office:value-type="float" office:value="0.789621624096">
            <text:p>0.7896216241</text:p>
          </table:table-cell>
          <table:table-cell office:value-type="float" office:value="0">
            <text:p>0</text:p>
          </table:table-cell>
          <table:table-cell office:value-type="float" office:value="0.789538172882">
            <text:p>0.7895381729</text:p>
          </table:table-cell>
          <table:table-cell office:value-type="float" office:value="0">
            <text:p>0</text:p>
          </table:table-cell>
          <table:table-cell office:value-type="float" office:value="0.78955929421">
            <text:p>0.7895592942</text:p>
          </table:table-cell>
          <table:table-cell office:value-type="float" office:value="0">
            <text:p>0</text:p>
          </table:table-cell>
          <table:table-cell office:value-type="float" office:value="0.791314695748">
            <text:p>0.7913146957</text:p>
          </table:table-cell>
          <table:table-cell office:value-type="float" office:value="0">
            <text:p>0</text:p>
          </table:table-cell>
          <table:table-cell office:value-type="float" office:value="0.791779620121">
            <text:p>0.7917796201</text:p>
          </table:table-cell>
          <table:table-cell office:value-type="float" office:value="0">
            <text:p>0</text:p>
          </table:table-cell>
          <table:table-cell office:value-type="float" office:value="0.852748348667">
            <text:p>0.8527483487</text:p>
          </table:table-cell>
          <table:table-cell office:value-type="float" office:value="0">
            <text:p>0</text:p>
          </table:table-cell>
          <table:table-cell office:value-type="float" office:value="0.852734827957">
            <text:p>0.852734828</text:p>
          </table:table-cell>
          <table:table-cell office:value-type="float" office:value="0">
            <text:p>0</text:p>
          </table:table-cell>
          <table:table-cell office:value-type="float" office:value="0.850098546997">
            <text:p>0.850098547</text:p>
          </table:table-cell>
          <table:table-cell office:value-type="float" office:value="0">
            <text:p>0</text:p>
          </table:table-cell>
          <table:table-cell office:value-type="float" office:value="0.802754226232">
            <text:p>0.8027542262</text:p>
          </table:table-cell>
          <table:table-cell office:value-type="float" office:value="0">
            <text:p>0</text:p>
          </table:table-cell>
          <table:table-cell office:value-type="float" office:value="0.802417514338">
            <text:p>0.8024175143</text:p>
          </table:table-cell>
          <table:table-cell office:value-type="float" office:value="0">
            <text:p>0</text:p>
          </table:table-cell>
          <table:table-cell office:value-type="float" office:value="0.802121651567">
            <text:p>0.8021216516</text:p>
          </table:table-cell>
          <table:table-cell office:value-type="float" office:value="0">
            <text:p>0</text:p>
          </table:table-cell>
          <table:table-cell office:value-type="float" office:value="0.802435966096">
            <text:p>0.8024359661</text:p>
          </table:table-cell>
          <table:table-cell office:value-type="float" office:value="0">
            <text:p>0</text:p>
          </table:table-cell>
          <table:table-cell office:value-type="float" office:value="0.802999528799">
            <text:p>0.8029995288</text:p>
          </table:table-cell>
          <table:table-cell office:value-type="float" office:value="0">
            <text:p>0</text:p>
          </table:table-cell>
          <table:table-cell office:value-type="float" office:value="0.803260729737">
            <text:p>0.803260729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10]&amp;&quot;_&quot;&amp;[.C10]" office:value-type="string" office:string-value="100_10">
            <text:p>100_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1">
            <text:p>501</text:p>
          </table:table-cell>
          <table:table-cell office:value-type="float" office:value="0.924635007541">
            <text:p>0.9246350075</text:p>
          </table:table-cell>
          <table:table-cell office:value-type="float" office:value="0.935767341568">
            <text:p>0.9357673416</text:p>
          </table:table-cell>
          <table:table-cell office:value-type="float" office:value="0.771822224157">
            <text:p>0.7718222242</text:p>
          </table:table-cell>
          <table:table-cell office:value-type="float" office:value="0">
            <text:p>0</text:p>
          </table:table-cell>
          <table:table-cell office:value-type="float" office:value="0.769507297907">
            <text:p>0.7695072979</text:p>
          </table:table-cell>
          <table:table-cell office:value-type="float" office:value="0">
            <text:p>0</text:p>
          </table:table-cell>
          <table:table-cell office:value-type="float" office:value="0.769212784359">
            <text:p>0.7692127844</text:p>
          </table:table-cell>
          <table:table-cell office:value-type="float" office:value="0">
            <text:p>0</text:p>
          </table:table-cell>
          <table:table-cell office:value-type="float" office:value="0.76908599845">
            <text:p>0.7690859985</text:p>
          </table:table-cell>
          <table:table-cell office:value-type="float" office:value="0">
            <text:p>0</text:p>
          </table:table-cell>
          <table:table-cell office:value-type="float" office:value="0.768748649684">
            <text:p>0.7687486497</text:p>
          </table:table-cell>
          <table:table-cell office:value-type="float" office:value="0">
            <text:p>0</text:p>
          </table:table-cell>
          <table:table-cell office:value-type="float" office:value="0.739647851202">
            <text:p>0.7396478512</text:p>
          </table:table-cell>
          <table:table-cell office:value-type="float" office:value="0">
            <text:p>0</text:p>
          </table:table-cell>
          <table:table-cell office:value-type="float" office:value="0.763219922055">
            <text:p>0.7632199221</text:p>
          </table:table-cell>
          <table:table-cell office:value-type="float" office:value="0">
            <text:p>0</text:p>
          </table:table-cell>
          <table:table-cell office:value-type="float" office:value="0.763632163995">
            <text:p>0.763632164</text:p>
          </table:table-cell>
          <table:table-cell office:value-type="float" office:value="0">
            <text:p>0</text:p>
          </table:table-cell>
          <table:table-cell office:value-type="float" office:value="0.761288697256">
            <text:p>0.7612886973</text:p>
          </table:table-cell>
          <table:table-cell office:value-type="float" office:value="0">
            <text:p>0</text:p>
          </table:table-cell>
          <table:table-cell office:value-type="float" office:value="0.770717183245">
            <text:p>0.7707171832</text:p>
          </table:table-cell>
          <table:table-cell office:value-type="float" office:value="0">
            <text:p>0</text:p>
          </table:table-cell>
          <table:table-cell office:value-type="float" office:value="0.766022846534">
            <text:p>0.7660228465</text:p>
          </table:table-cell>
          <table:table-cell office:value-type="float" office:value="0">
            <text:p>0</text:p>
          </table:table-cell>
          <table:table-cell office:value-type="float" office:value="0.767945496643">
            <text:p>0.7679454966</text:p>
          </table:table-cell>
          <table:table-cell office:value-type="float" office:value="0">
            <text:p>0</text:p>
          </table:table-cell>
          <table:table-cell office:value-type="float" office:value="0.767290204097">
            <text:p>0.7672902041</text:p>
          </table:table-cell>
          <table:table-cell office:value-type="float" office:value="0">
            <text:p>0</text:p>
          </table:table-cell>
          <table:table-cell office:value-type="float" office:value="0.742360186988">
            <text:p>0.742360187</text:p>
          </table:table-cell>
          <table:table-cell office:value-type="float" office:value="0">
            <text:p>0</text:p>
          </table:table-cell>
          <table:table-cell office:value-type="float" office:value="0.742331805245">
            <text:p>0.7423318052</text:p>
          </table:table-cell>
          <table:table-cell office:value-type="float" office:value="0">
            <text:p>0</text:p>
          </table:table-cell>
          <table:table-cell office:value-type="float" office:value="0.741236385067">
            <text:p>0.7412363851</text:p>
          </table:table-cell>
          <table:table-cell office:value-type="float" office:value="0">
            <text:p>0</text:p>
          </table:table-cell>
          <table:table-cell office:value-type="float" office:value="0.743380656597">
            <text:p>0.7433806566</text:p>
          </table:table-cell>
          <table:table-cell office:value-type="float" office:value="0">
            <text:p>0</text:p>
          </table:table-cell>
          <table:table-cell office:value-type="float" office:value="0.744671375655">
            <text:p>0.7446713757</text:p>
          </table:table-cell>
          <table:table-cell office:value-type="float" office:value="0">
            <text:p>0</text:p>
          </table:table-cell>
          <table:table-cell office:value-type="float" office:value="0.744339225211">
            <text:p>0.7443392252</text:p>
          </table:table-cell>
          <table:table-cell office:value-type="float" office:value="0">
            <text:p>0</text:p>
          </table:table-cell>
          <table:table-cell office:value-type="float" office:value="0.744395732922">
            <text:p>0.7443957329</text:p>
          </table:table-cell>
          <table:table-cell office:value-type="float" office:value="0">
            <text:p>0</text:p>
          </table:table-cell>
          <table:table-cell office:value-type="float" office:value="0.743961810374">
            <text:p>0.7439618104</text:p>
          </table:table-cell>
          <table:table-cell office:value-type="float" office:value="0">
            <text:p>0</text:p>
          </table:table-cell>
          <table:table-cell office:value-type="float" office:value="0.746351664649">
            <text:p>0.7463516646</text:p>
          </table:table-cell>
          <table:table-cell office:value-type="float" office:value="0">
            <text:p>0</text:p>
          </table:table-cell>
          <table:table-cell office:value-type="float" office:value="0.740471852684">
            <text:p>0.7404718527</text:p>
          </table:table-cell>
          <table:table-cell office:value-type="float" office:value="0">
            <text:p>0</text:p>
          </table:table-cell>
          <table:table-cell office:value-type="float" office:value="0.741365546795">
            <text:p>0.7413655468</text:p>
          </table:table-cell>
          <table:table-cell office:value-type="float" office:value="0">
            <text:p>0</text:p>
          </table:table-cell>
          <table:table-cell office:value-type="float" office:value="0.74006527692">
            <text:p>0.7400652769</text:p>
          </table:table-cell>
          <table:table-cell office:value-type="float" office:value="0">
            <text:p>0</text:p>
          </table:table-cell>
          <table:table-cell office:value-type="float" office:value="0.753956569655">
            <text:p>0.7539565697</text:p>
          </table:table-cell>
          <table:table-cell office:value-type="float" office:value="0">
            <text:p>0</text:p>
          </table:table-cell>
          <table:table-cell office:value-type="float" office:value="0.753200067899">
            <text:p>0.7532000679</text:p>
          </table:table-cell>
          <table:table-cell office:value-type="float" office:value="0">
            <text:p>0</text:p>
          </table:table-cell>
          <table:table-cell office:value-type="float" office:value="0.753892567276">
            <text:p>0.7538925673</text:p>
          </table:table-cell>
          <table:table-cell office:value-type="float" office:value="0">
            <text:p>0</text:p>
          </table:table-cell>
          <table:table-cell office:value-type="float" office:value="0.75214107662">
            <text:p>0.7521410766</text:p>
          </table:table-cell>
          <table:table-cell office:value-type="float" office:value="0">
            <text:p>0</text:p>
          </table:table-cell>
          <table:table-cell office:value-type="float" office:value="0.751422005113">
            <text:p>0.7514220051</text:p>
          </table:table-cell>
          <table:table-cell office:value-type="float" office:value="0">
            <text:p>0</text:p>
          </table:table-cell>
          <table:table-cell office:value-type="float" office:value="0.751618457519">
            <text:p>0.75161845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verage</text:p>
          </table:table-cell>
          <table:table-cell table:number-columns-repeated="2"/>
          <table:table-cell office:value-type="string">
            <text:p>Mean</text:p>
          </table:table-cell>
          <table:table-cell table:formula="of:=SUM([.E2:.E10])/COUNT([.$B$2:.$B$10])" office:value-type="float" office:value="0.926493403917889">
            <text:p>0.9264934039</text:p>
          </table:table-cell>
          <table:table-cell table:formula="of:=SUM([.F2:.F10])/COUNT([.$B$2:.$B$10])" office:value-type="float" office:value="0.940894293931">
            <text:p>0.9408942939</text:p>
          </table:table-cell>
          <table:table-cell table:formula="of:=SUM([.G2:.G10])/COUNT([.$B$2:.$B$10])" office:value-type="float" office:value="0.852834530571444">
            <text:p>0.8528345306</text:p>
          </table:table-cell>
          <table:table-cell table:formula="of:=SUM([.H2:.H10])/COUNT([.H2:.H10])" office:value-type="float" office:value="0.111111111111111">
            <text:p>0.1111111111</text:p>
          </table:table-cell>
          <table:table-cell table:formula="of:=SUM([.I2:.I10])/COUNT([.$B$2:.$B$10])" office:value-type="float" office:value="0.852759934759778">
            <text:p>0.8527599348</text:p>
          </table:table-cell>
          <table:table-cell table:formula="of:=SUM([.J2:.J10])/COUNT([.J2:.J10])" office:value-type="float" office:value="0">
            <text:p>0</text:p>
          </table:table-cell>
          <table:table-cell table:formula="of:=SUM([.K2:.K10])/COUNT([.$B$2:.$B$10])" office:value-type="float" office:value="0.876252196520222">
            <text:p>0.8762521965</text:p>
          </table:table-cell>
          <table:table-cell table:formula="of:=SUM([.L2:.L10])/COUNT([.L2:.L10])" office:value-type="float" office:value="30.3333333333333">
            <text:p>30.3333333333</text:p>
          </table:table-cell>
          <table:table-cell table:formula="of:=SUM([.M2:.M10])/COUNT([.$B$2:.$B$10])" office:value-type="float" office:value="0.875877402761">
            <text:p>0.8758774028</text:p>
          </table:table-cell>
          <table:table-cell table:formula="of:=SUM([.N2:.N10])/COUNT([.N2:.N10])" office:value-type="float" office:value="30.4444444444444">
            <text:p>30.4444444444</text:p>
          </table:table-cell>
          <table:table-cell table:formula="of:=SUM([.O2:.O10])/COUNT([.$B$2:.$B$10])" office:value-type="float" office:value="0.876446552213889">
            <text:p>0.8764465522</text:p>
          </table:table-cell>
          <table:table-cell table:formula="of:=SUM([.P2:.P10])/COUNT([.P2:.P10])" office:value-type="float" office:value="30.6666666666667">
            <text:p>30.6666666667</text:p>
          </table:table-cell>
          <table:table-cell table:formula="of:=SUM([.Q2:.Q10])/COUNT([.$B$2:.$B$10])" office:value-type="float" office:value="0.832371672309222">
            <text:p>0.8323716723</text:p>
          </table:table-cell>
          <table:table-cell table:formula="of:=SUM([.R2:.R10])/COUNT([.R2:.R10])" office:value-type="float" office:value="0">
            <text:p>0</text:p>
          </table:table-cell>
          <table:table-cell table:formula="of:=SUM([.S2:.S10])/COUNT([.$B$2:.$B$10])" office:value-type="float" office:value="0.870557450960667">
            <text:p>0.870557451</text:p>
          </table:table-cell>
          <table:table-cell table:formula="of:=SUM([.T2:.T10])/COUNT([.T2:.T10])" office:value-type="float" office:value="27.4444444444444">
            <text:p>27.4444444444</text:p>
          </table:table-cell>
          <table:table-cell table:formula="of:=SUM([.U2:.U10])/COUNT([.$B$2:.$B$10])" office:value-type="float" office:value="0.868207948528445">
            <text:p>0.8682079485</text:p>
          </table:table-cell>
          <table:table-cell table:formula="of:=SUM([.V2:.V10])/COUNT([.V2:.V10])" office:value-type="float" office:value="26">
            <text:p>26</text:p>
          </table:table-cell>
          <table:table-cell table:formula="of:=SUM([.W2:.W10])/COUNT([.$B$2:.$B$10])" office:value-type="float" office:value="0.870625736908333">
            <text:p>0.8706257369</text:p>
          </table:table-cell>
          <table:table-cell table:formula="of:=SUM([.X2:.X10])/COUNT([.X2:.X10])" office:value-type="float" office:value="28.8888888888889">
            <text:p>28.8888888889</text:p>
          </table:table-cell>
          <table:table-cell table:formula="of:=SUM([.Y2:.Y10])/COUNT([.$B$2:.$B$10])" office:value-type="float" office:value="0.856099532773555">
            <text:p>0.8560995328</text:p>
          </table:table-cell>
          <table:table-cell table:formula="of:=SUM([.Z2:.Z10])/COUNT([.Z2:.Z10])" office:value-type="float" office:value="0">
            <text:p>0</text:p>
          </table:table-cell>
          <table:table-cell table:formula="of:=SUM([.AA2:.AA10])/COUNT([.$B$2:.$B$10])" office:value-type="float" office:value="0.870813736109">
            <text:p>0.8708137361</text:p>
          </table:table-cell>
          <table:table-cell table:formula="of:=SUM([.AB2:.AB10])/COUNT([.AB2:.AB10])" office:value-type="float" office:value="30.4444444444444">
            <text:p>30.4444444444</text:p>
          </table:table-cell>
          <table:table-cell table:formula="of:=SUM([.AC2:.AC10])/COUNT([.$B$2:.$B$10])" office:value-type="float" office:value="0.875341324066444">
            <text:p>0.8753413241</text:p>
          </table:table-cell>
          <table:table-cell table:formula="of:=SUM([.AD2:.AD10])/COUNT([.AD2:.AD10])" office:value-type="float" office:value="29.1111111111111">
            <text:p>29.1111111111</text:p>
          </table:table-cell>
          <table:table-cell table:formula="of:=SUM([.AE2:.AE10])/COUNT([.$B$2:.$B$10])" office:value-type="float" office:value="0.871943116984667">
            <text:p>0.871943117</text:p>
          </table:table-cell>
          <table:table-cell table:formula="of:=SUM([.AF2:.AF10])/COUNT([.AF2:.AF10])" office:value-type="float" office:value="30.2222222222222">
            <text:p>30.2222222222</text:p>
          </table:table-cell>
          <table:table-cell table:formula="of:=SUM([.AG2:.AG10])/COUNT([.$B$2:.$B$10])" office:value-type="float" office:value="0.831765833227">
            <text:p>0.8317658332</text:p>
          </table:table-cell>
          <table:table-cell table:formula="of:=SUM([.AH2:.AH10])/COUNT([.AH2:.AH10])" office:value-type="float" office:value="0">
            <text:p>0</text:p>
          </table:table-cell>
          <table:table-cell table:formula="of:=SUM([.AI2:.AI10])/COUNT([.$B$2:.$B$10])" office:value-type="float" office:value="0.830719827218">
            <text:p>0.8307198272</text:p>
          </table:table-cell>
          <table:table-cell table:formula="of:=SUM([.AJ2:.AJ10])/COUNT([.AJ2:.AJ10])" office:value-type="float" office:value="0.111111111111111">
            <text:p>0.1111111111</text:p>
          </table:table-cell>
          <table:table-cell table:formula="of:=SUM([.AK2:.AK10])/COUNT([.$B$2:.$B$10])" office:value-type="float" office:value="0.830559781362">
            <text:p>0.8305597814</text:p>
          </table:table-cell>
          <table:table-cell table:formula="of:=SUM([.AL2:.AL10])/COUNT([.AL2:.AL10])" office:value-type="float" office:value="0">
            <text:p>0</text:p>
          </table:table-cell>
          <table:table-cell table:formula="of:=SUM([.AM2:.AM10])/COUNT([.$B$2:.$B$10])" office:value-type="float" office:value="0.821359996143778">
            <text:p>0.8213599961</text:p>
          </table:table-cell>
          <table:table-cell table:formula="of:=SUM([.AN2:.AN10])/COUNT([.AN2:.AN10])" office:value-type="float" office:value="3">
            <text:p>3</text:p>
          </table:table-cell>
          <table:table-cell table:formula="of:=SUM([.AO2:.AO10])/COUNT([.$B$2:.$B$10])" office:value-type="float" office:value="0.823432620580111">
            <text:p>0.8234326206</text:p>
          </table:table-cell>
          <table:table-cell table:formula="of:=SUM([.AP2:.AP10])/COUNT([.AP2:.AP10])" office:value-type="float" office:value="3.88888888888889">
            <text:p>3.8888888889</text:p>
          </table:table-cell>
          <table:table-cell table:formula="of:=SUM([.AQ2:.AQ10])/COUNT([.$B$2:.$B$10])" office:value-type="float" office:value="0.819554166204556">
            <text:p>0.8195541662</text:p>
          </table:table-cell>
          <table:table-cell table:formula="of:=SUM([.AR2:.AR10])/COUNT([.AR2:.AR10])" office:value-type="float" office:value="3.11111111111111">
            <text:p>3.1111111111</text:p>
          </table:table-cell>
          <table:table-cell table:formula="of:=SUM([.AS2:.AS10])/COUNT([.$B$2:.$B$10])" office:value-type="float" office:value="0.822771747142889">
            <text:p>0.8227717471</text:p>
          </table:table-cell>
          <table:table-cell table:formula="of:=SUM([.AT2:.AT10])/COUNT([.AT2:.AT10])" office:value-type="float" office:value="3.11111111111111">
            <text:p>3.1111111111</text:p>
          </table:table-cell>
          <table:table-cell table:formula="of:=SUM([.AU2:.AU10])/COUNT([.$B$2:.$B$10])" office:value-type="float" office:value="0.818624974858889">
            <text:p>0.8186249749</text:p>
          </table:table-cell>
          <table:table-cell table:formula="of:=SUM([.AV2:.AV10])/COUNT([.AV2:.AV10])" office:value-type="float" office:value="2.55555555555556">
            <text:p>2.5555555556</text:p>
          </table:table-cell>
          <table:table-cell table:formula="of:=SUM([.AW2:.AW10])/COUNT([.$B$2:.$B$10])" office:value-type="float" office:value="0.819084688287222">
            <text:p>0.8190846883</text:p>
          </table:table-cell>
          <table:table-cell table:formula="of:=SUM([.AX2:.AX10])/COUNT([.AX2:.AX10])" office:value-type="float" office:value="2.55555555555556">
            <text:p>2.5555555556</text:p>
          </table:table-cell>
          <table:table-cell table:formula="of:=SUM([.AY2:.AY10])/COUNT([.$B$2:.$B$10])" office:value-type="float" office:value="0.836320444826111">
            <text:p>0.8363204448</text:p>
          </table:table-cell>
          <table:table-cell table:formula="of:=SUM([.AZ2:.AZ10])/COUNT([.AZ2:.AZ10])" office:value-type="float" office:value="0">
            <text:p>0</text:p>
          </table:table-cell>
          <table:table-cell table:formula="of:=SUM([.BA2:.BA10])/COUNT([.$B$2:.$B$10])" office:value-type="float" office:value="0.835681481222667">
            <text:p>0.8356814812</text:p>
          </table:table-cell>
          <table:table-cell table:formula="of:=SUM([.BB2:.BB10])/COUNT([.BB2:.BB10])" office:value-type="float" office:value="0">
            <text:p>0</text:p>
          </table:table-cell>
          <table:table-cell table:formula="of:=SUM([.BC2:.BC10])/COUNT([.$B$2:.$B$10])" office:value-type="float" office:value="0.832777967953111">
            <text:p>0.832777968</text:p>
          </table:table-cell>
          <table:table-cell table:formula="of:=SUM([.BD2:.BD10])/COUNT([.BD2:.BD10])" office:value-type="float" office:value="0">
            <text:p>0</text:p>
          </table:table-cell>
          <table:table-cell table:formula="of:=SUM([.BE2:.BE10])/COUNT([.$B$2:.$B$10])" office:value-type="float" office:value="0.860669882628889">
            <text:p>0.8606698826</text:p>
          </table:table-cell>
          <table:table-cell table:formula="of:=SUM([.BF2:.BF10])/COUNT([.BF2:.BF10])" office:value-type="float" office:value="21.5555555555556">
            <text:p>21.5555555556</text:p>
          </table:table-cell>
          <table:table-cell table:formula="of:=SUM([.BG2:.BG10])/COUNT([.$B$2:.$B$10])" office:value-type="float" office:value="0.858073395084555">
            <text:p>0.8580733951</text:p>
          </table:table-cell>
          <table:table-cell table:formula="of:=SUM([.BH2:.BH10])/COUNT([.BH2:.BH10])" office:value-type="float" office:value="19.8888888888889">
            <text:p>19.8888888889</text:p>
          </table:table-cell>
          <table:table-cell table:formula="of:=SUM([.BI2:.BI10])/COUNT([.$B$2:.$B$10])" office:value-type="float" office:value="0.860270778060889">
            <text:p>0.8602707781</text:p>
          </table:table-cell>
          <table:table-cell table:formula="of:=SUM([.BJ2:.BJ10])/COUNT([.BJ2:.BJ10])" office:value-type="float" office:value="21.1111111111111">
            <text:p>21.1111111111</text:p>
          </table:table-cell>
          <table:table-cell table:formula="of:=SUM([.BK2:.BK10])/COUNT([.$B$2:.$B$10])" office:value-type="float" office:value="0.856722564471778">
            <text:p>0.8567225645</text:p>
          </table:table-cell>
          <table:table-cell table:formula="of:=SUM([.BL2:.BL10])/COUNT([.BL2:.BL10])" office:value-type="float" office:value="18.5555555555556">
            <text:p>18.5555555556</text:p>
          </table:table-cell>
          <table:table-cell table:formula="of:=SUM([.BM2:.BM10])/COUNT([.$B$2:.$B$10])" office:value-type="float" office:value="0.85860021895">
            <text:p>0.858600219</text:p>
          </table:table-cell>
          <table:table-cell table:formula="of:=SUM([.BN2:.BN10])/COUNT([.BN2:.BN10])" office:value-type="float" office:value="21.2222222222222">
            <text:p>21.2222222222</text:p>
          </table:table-cell>
          <table:table-cell table:formula="of:=SUM([.BO2:.BO10])/COUNT([.$B$2:.$B$10])" office:value-type="float" office:value="0.858548540458778">
            <text:p>0.8585485405</text:p>
          </table:table-cell>
          <table:table-cell table:formula="of:=SUM([.BP2:.BP10])/COUNT([.BP2:.BP10])" office:value-type="float" office:value="22.3333333333333">
            <text:p>22.3333333333</text:p>
          </table:table-cell>
        </table:table-row>
        <table:table-row table:style-name="ro2" table:number-rows-repeated="1048564">
          <table:table-cell table:number-columns-repeated="68"/>
        </table:table-row>
        <table:table-row table:style-name="ro2">
          <table:table-cell table:number-columns-repeated="68"/>
        </table:table-row>
      </table:table>
      <table:table table:name="mf 0.9 - rem 1.0" table:style-name="ta1">
        <table:shapes>
          <draw:frame draw:z-index="0" draw:style-name="gr1" svg:width="46.932cm" svg:height="11.393cm" svg:x="1.369cm" svg:y="5.977cm">
            <draw:object draw:notify-on-update-of-ranges="'mf 0.9 - rem 1.0'.A2:'mf 0.9 - rem 1.0'.A11 'mf 0.9 - rem 1.0'.L1:'mf 0.9 - rem 1.0'.L1 'mf 0.9 - rem 1.0'.L2:'mf 0.9 - rem 1.0'.L11 'mf 0.9 - rem 1.0'.N1:'mf 0.9 - rem 1.0'.N1 'mf 0.9 - rem 1.0'.N2:'mf 0.9 - rem 1.0'.N11 'mf 0.9 - rem 1.0'.P1:'mf 0.9 - rem 1.0'.P1 'mf 0.9 - rem 1.0'.P2:'mf 0.9 - rem 1.0'.P11 'mf 0.9 - rem 1.0'.T1:'mf 0.9 - rem 1.0'.T1 'mf 0.9 - rem 1.0'.T2:'mf 0.9 - rem 1.0'.T11 'mf 0.9 - rem 1.0'.V1:'mf 0.9 - rem 1.0'.V1 'mf 0.9 - rem 1.0'.V2:'mf 0.9 - rem 1.0'.V11 'mf 0.9 - rem 1.0'.X1:'mf 0.9 - rem 1.0'.X1 'mf 0.9 - rem 1.0'.X2:'mf 0.9 - rem 1.0'.X11 'mf 0.9 - rem 1.0'.AB1:'mf 0.9 - rem 1.0'.AB1 'mf 0.9 - rem 1.0'.AB2:'mf 0.9 - rem 1.0'.AB11 'mf 0.9 - rem 1.0'.AD1:'mf 0.9 - rem 1.0'.AD1 'mf 0.9 - rem 1.0'.AD2:'mf 0.9 - rem 1.0'.AD11 'mf 0.9 - rem 1.0'.AF1:'mf 0.9 - rem 1.0'.AF1 'mf 0.9 - rem 1.0'.AF2:'mf 0.9 - rem 1.0'.AF11 'mf 0.9 - rem 1.0'.BF1:'mf 0.9 - rem 1.0'.BF1 'mf 0.9 - rem 1.0'.BF2:'mf 0.9 - rem 1.0'.BF11 'mf 0.9 - rem 1.0'.BH1:'mf 0.9 - rem 1.0'.BH1 'mf 0.9 - rem 1.0'.BH2:'mf 0.9 - rem 1.0'.BH11 'mf 0.9 - rem 1.0'.BJ1:'mf 0.9 - rem 1.0'.BJ1 'mf 0.9 - rem 1.0'.BJ2:'mf 0.9 - rem 1.0'.BJ11 'mf 0.9 - rem 1.0'.BL1:'mf 0.9 - rem 1.0'.BL1 'mf 0.9 - rem 1.0'.BL2:'mf 0.9 - rem 1.0'.BL11 'mf 0.9 - rem 1.0'.BN1:'mf 0.9 - rem 1.0'.BN1 'mf 0.9 - rem 1.0'.BN2:'mf 0.9 - rem 1.0'.BN11 'mf 0.9 - rem 1.0'.BP1:'mf 0.9 - rem 1.0'.BP1 'mf 0.9 - rem 1.0'.BP2:'mf 0.9 - rem 1.0'.BP11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svg:width="45.949cm" svg:height="12.408cm" svg:x="1.232cm" svg:y="17.822cm">
            <draw:object draw:notify-on-update-of-ranges="'mf 0.9 - rem 1.0'.A2:'mf 0.9 - rem 1.0'.A11 'mf 0.9 - rem 1.0'.K1:'mf 0.9 - rem 1.0'.K1 'mf 0.9 - rem 1.0'.K2:'mf 0.9 - rem 1.0'.K11 'mf 0.9 - rem 1.0'.M1:'mf 0.9 - rem 1.0'.M1 'mf 0.9 - rem 1.0'.M2:'mf 0.9 - rem 1.0'.M11 'mf 0.9 - rem 1.0'.O1:'mf 0.9 - rem 1.0'.O1 'mf 0.9 - rem 1.0'.O2:'mf 0.9 - rem 1.0'.O11 'mf 0.9 - rem 1.0'.S1:'mf 0.9 - rem 1.0'.S1 'mf 0.9 - rem 1.0'.S2:'mf 0.9 - rem 1.0'.S11 'mf 0.9 - rem 1.0'.U1:'mf 0.9 - rem 1.0'.U1 'mf 0.9 - rem 1.0'.U2:'mf 0.9 - rem 1.0'.U11 'mf 0.9 - rem 1.0'.W1:'mf 0.9 - rem 1.0'.W1 'mf 0.9 - rem 1.0'.W2:'mf 0.9 - rem 1.0'.W11 'mf 0.9 - rem 1.0'.AA1:'mf 0.9 - rem 1.0'.AA1 'mf 0.9 - rem 1.0'.AA2:'mf 0.9 - rem 1.0'.AA11 'mf 0.9 - rem 1.0'.AC1:'mf 0.9 - rem 1.0'.AC1 'mf 0.9 - rem 1.0'.AC2:'mf 0.9 - rem 1.0'.AC11 'mf 0.9 - rem 1.0'.AE1:'mf 0.9 - rem 1.0'.AE1 'mf 0.9 - rem 1.0'.AE2:'mf 0.9 - rem 1.0'.AE11 'mf 0.9 - rem 1.0'.BE1:'mf 0.9 - rem 1.0'.BE1 'mf 0.9 - rem 1.0'.BE2:'mf 0.9 - rem 1.0'.BE11 'mf 0.9 - rem 1.0'.BG1:'mf 0.9 - rem 1.0'.BG1 'mf 0.9 - rem 1.0'.BG2:'mf 0.9 - rem 1.0'.BG11 'mf 0.9 - rem 1.0'.BI1:'mf 0.9 - rem 1.0'.BI1 'mf 0.9 - rem 1.0'.BI2:'mf 0.9 - rem 1.0'.BI11 'mf 0.9 - rem 1.0'.BK1:'mf 0.9 - rem 1.0'.BK1 'mf 0.9 - rem 1.0'.BK2:'mf 0.9 - rem 1.0'.BK11 'mf 0.9 - rem 1.0'.BM1:'mf 0.9 - rem 1.0'.BM1 'mf 0.9 - rem 1.0'.BM2:'mf 0.9 - rem 1.0'.BM11 'mf 0.9 - rem 1.0'.BO1:'mf 0.9 - rem 1.0'.BO1 'mf 0.9 - rem 1.0'.BO2:'mf 0.9 - rem 1.0'.BO11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number-columns-repeated="4" table:default-cell-style-name="Default"/>
        <table:table-column table:style-name="co39" table:number-columns-repeated="2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41" table:number-columns-repeated="4" table:default-cell-style-name="Default"/>
        <table:table-column table:style-name="co42" table:number-columns-repeated="2" table:default-cell-style-name="Default"/>
        <table:table-column table:style-name="co43" table:number-columns-repeated="2" table:default-cell-style-name="Default"/>
        <table:table-column table:style-name="co44" table:number-columns-repeated="2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45" table:number-columns-repeated="2" table:default-cell-style-name="Default"/>
        <table:table-column table:style-name="co41" table:number-columns-repeated="2" table:default-cell-style-name="Default"/>
        <table:table-column table:style-name="co45" table:number-columns-repeated="2" table:default-cell-style-name="Default"/>
        <table:table-column table:style-name="co41" table:number-columns-repeated="2" table:default-cell-style-name="Default"/>
        <table:table-column table:style-name="co30" table:number-columns-repeated="2" table:default-cell-style-name="Default"/>
        <table:table-column table:style-name="co42" table:number-columns-repeated="2" table:default-cell-style-name="Default"/>
        <table:table-column table:style-name="co46" table:number-columns-repeated="2" table:default-cell-style-name="Default"/>
        <table:table-column table:style-name="co47" table:number-columns-repeated="2" table:default-cell-style-name="Default"/>
        <table:table-column table:style-name="co44" table:number-columns-repeated="2" table:default-cell-style-name="Default"/>
        <table:table-column table:style-name="co17" table:number-columns-repeated="2" table:default-cell-style-name="Default"/>
        <table:table-column table:style-name="co48" table:number-columns-repeated="2" table:default-cell-style-name="Default"/>
        <table:table-column table:style-name="co17" table:number-columns-repeated="2" table:default-cell-style-name="Default"/>
        <table:table-column table:style-name="co48" table:number-columns-repeated="2" table:default-cell-style-name="Default"/>
        <table:table-column table:style-name="co49" table:number-columns-repeated="2" table:default-cell-style-name="Default"/>
        <table:table-column table:style-name="co50" table:number-columns-repeated="2" table:default-cell-style-name="Default"/>
        <table:table-row table:style-name="ro1">
          <table:table-cell/>
          <table:table-cell office:value-type="string">
            <text:p>#bins </text:p>
          </table:table-cell>
          <table:table-cell office:value-type="string">
            <text:p><text:s/>#resources</text:p>
          </table:table-cell>
          <table:table-cell office:value-type="string">
            <text:p><text:s/>Avg #items </text:p>
          </table:table-cell>
          <table:table-cell office:value-type="string">
            <text:p><text:s/>Avg %usage </text:p>
          </table:table-cell>
          <table:table-cell office:value-type="string">
            <text:p><text:s/>Avg max % usage</text:p>
          </table:table-cell>
          <table:table-cell office:value-type="string">
            <text:p>nothing_pn</text:p>
          </table:table-cell>
          <table:table-cell office:value-type="string">
            <text:p>nothing_ns</text:p>
          </table:table-cell>
          <table:table-cell office:value-type="string">
            <text:p>shuff1_pn</text:p>
          </table:table-cell>
          <table:table-cell office:value-type="string">
            <text:p>shuff1_ns</text:p>
          </table:table-cell>
          <table:table-cell office:value-type="string">
            <text:p>1/C_pn</text:p>
          </table:table-cell>
          <table:table-cell office:value-type="string">
            <text:p>1/C_ns</text:p>
          </table:table-cell>
          <table:table-cell office:value-type="string">
            <text:p>1/R_pn</text:p>
          </table:table-cell>
          <table:table-cell office:value-type="string">
            <text:p>1/R_ns</text:p>
          </table:table-cell>
          <table:table-cell office:value-type="string">
            <text:p>R/C_pn</text:p>
          </table:table-cell>
          <table:table-cell office:value-type="string">
            <text:p>R/C_ns</text:p>
          </table:table-cell>
          <table:table-cell office:value-type="string">
            <text:p>ic_shuff_pn</text:p>
          </table:table-cell>
          <table:table-cell office:value-type="string">
            <text:p>ic_shuff_ns</text:p>
          </table:table-cell>
          <table:table-cell office:value-type="string">
            <text:p>ic_dyn_1/C_pn</text:p>
          </table:table-cell>
          <table:table-cell office:value-type="string">
            <text:p>ic_dyn_1/C_ns</text:p>
          </table:table-cell>
          <table:table-cell office:value-type="string">
            <text:p>ic_dyn_1/R_pn</text:p>
          </table:table-cell>
          <table:table-cell office:value-type="string">
            <text:p>ic_dyn_1/R_ns</text:p>
          </table:table-cell>
          <table:table-cell office:value-type="string">
            <text:p>ic_dyn_R/C_pn</text:p>
          </table:table-cell>
          <table:table-cell office:value-type="string">
            <text:p>ic_dyn_R/C_ns</text:p>
          </table:table-cell>
          <table:table-cell office:value-type="string">
            <text:p>bc_shuff_pn</text:p>
          </table:table-cell>
          <table:table-cell office:value-type="string">
            <text:p>bc_shuff_ns</text:p>
          </table:table-cell>
          <table:table-cell office:value-type="string">
            <text:p>bc_dyn_1/C_pn</text:p>
          </table:table-cell>
          <table:table-cell office:value-type="string">
            <text:p>bc_dyn_1/C_ns</text:p>
          </table:table-cell>
          <table:table-cell office:value-type="string">
            <text:p>bc_dyn_1/R_pn</text:p>
          </table:table-cell>
          <table:table-cell office:value-type="string">
            <text:p>bc_dyn_1/R_ns</text:p>
          </table:table-cell>
          <table:table-cell office:value-type="string">
            <text:p>bc_dyn_R/C_pn</text:p>
          </table:table-cell>
          <table:table-cell office:value-type="string">
            <text:p>bc_dyn_R/C_ns</text:p>
          </table:table-cell>
          <table:table-cell office:value-type="string">
            <text:p>bb_nothing_pn</text:p>
          </table:table-cell>
          <table:table-cell office:value-type="string">
            <text:p>bb_nothing_ns</text:p>
          </table:table-cell>
          <table:table-cell office:value-type="string">
            <text:p>bb_shuff1_pn</text:p>
          </table:table-cell>
          <table:table-cell office:value-type="string">
            <text:p>bb_shuff1_ns</text:p>
          </table:table-cell>
          <table:table-cell office:value-type="string">
            <text:p>bb_shuff_pn</text:p>
          </table:table-cell>
          <table:table-cell office:value-type="string">
            <text:p>bb_shuff_ns</text:p>
          </table:table-cell>
          <table:table-cell office:value-type="string">
            <text:p>bb_st_1/C_pn</text:p>
          </table:table-cell>
          <table:table-cell office:value-type="string">
            <text:p>bb_st_1/C_ns</text:p>
          </table:table-cell>
          <table:table-cell office:value-type="string">
            <text:p>bb_dyn_1/C_pn</text:p>
          </table:table-cell>
          <table:table-cell office:value-type="string">
            <text:p>bb_dyn_1/C_ns</text:p>
          </table:table-cell>
          <table:table-cell office:value-type="string">
            <text:p>bb_st_1/R_pn</text:p>
          </table:table-cell>
          <table:table-cell office:value-type="string">
            <text:p>bb_st_1/R_ns</text:p>
          </table:table-cell>
          <table:table-cell office:value-type="string">
            <text:p>bb_dyn_1/R_pn</text:p>
          </table:table-cell>
          <table:table-cell office:value-type="string">
            <text:p>bb_dyn_1/R_ns</text:p>
          </table:table-cell>
          <table:table-cell office:value-type="string">
            <text:p>bb_st_R/C_pn</text:p>
          </table:table-cell>
          <table:table-cell office:value-type="string">
            <text:p>bb_st_R/C_ns</text:p>
          </table:table-cell>
          <table:table-cell office:value-type="string">
            <text:p>bb_dyn_R/C_pn</text:p>
          </table:table-cell>
          <table:table-cell office:value-type="string">
            <text:p>bb_dyn_R/C_ns</text:p>
          </table:table-cell>
          <table:table-cell office:value-type="string">
            <text:p>sbb_nothing_pn</text:p>
          </table:table-cell>
          <table:table-cell office:value-type="string">
            <text:p>sbb_nothing_ns</text:p>
          </table:table-cell>
          <table:table-cell office:value-type="string">
            <text:p>sbb_shuff1_pn</text:p>
          </table:table-cell>
          <table:table-cell office:value-type="string">
            <text:p>sbb_shuff1_ns</text:p>
          </table:table-cell>
          <table:table-cell office:value-type="string">
            <text:p>sbb_shuff_pn</text:p>
          </table:table-cell>
          <table:table-cell office:value-type="string">
            <text:p>sbb_shuff_ns</text:p>
          </table:table-cell>
          <table:table-cell office:value-type="string">
            <text:p>sbb_st_1/C_pn</text:p>
          </table:table-cell>
          <table:table-cell office:value-type="string">
            <text:p>sbb_st_1/C_ns</text:p>
          </table:table-cell>
          <table:table-cell office:value-type="string">
            <text:p>sbb_dyn_1/C_pn</text:p>
          </table:table-cell>
          <table:table-cell office:value-type="string">
            <text:p>sbb_dyn_1/C_ns</text:p>
          </table:table-cell>
          <table:table-cell office:value-type="string">
            <text:p>sbb_st_1/R_pn</text:p>
          </table:table-cell>
          <table:table-cell office:value-type="string">
            <text:p>sbb_st_1/R_ns</text:p>
          </table:table-cell>
          <table:table-cell office:value-type="string">
            <text:p>sbb_dyn_1/R_pn</text:p>
          </table:table-cell>
          <table:table-cell office:value-type="string">
            <text:p>sbb_dyn_1/R_ns</text:p>
          </table:table-cell>
          <table:table-cell office:value-type="string">
            <text:p>sbb_st_R/C_pn</text:p>
          </table:table-cell>
          <table:table-cell office:value-type="string">
            <text:p>sbb_st_R/C_ns</text:p>
          </table:table-cell>
          <table:table-cell office:value-type="string">
            <text:p>sbb_dyn_R/C_pn</text:p>
          </table:table-cell>
          <table:table-cell office:value-type="string">
            <text:p>sbb_dyn_R/C_ns</text:p>
          </table:table-cell>
        </table:table-row>
        <table:table-row table:style-name="ro2">
          <table:table-cell table:formula="of:=[.B2]&amp;&quot;_&quot;&amp;[.C2]" office:value-type="string" office:string-value="10_2">
            <text:p>10_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0.942441530346">
            <text:p>0.9424415303</text:p>
          </table:table-cell>
          <table:table-cell office:value-type="float" office:value="0.955053733646">
            <text:p>0.9550537336</text:p>
          </table:table-cell>
          <table:table-cell office:value-type="float" office:value="0.929839202374">
            <text:p>0.9298392024</text:p>
          </table:table-cell>
          <table:table-cell office:value-type="float" office:value="0">
            <text:p>0</text:p>
          </table:table-cell>
          <table:table-cell office:value-type="float" office:value="0.931708646322">
            <text:p>0.9317086463</text:p>
          </table:table-cell>
          <table:table-cell office:value-type="float" office:value="1">
            <text:p>1</text:p>
          </table:table-cell>
          <table:table-cell office:value-type="float" office:value="0.966048881833">
            <text:p>0.9660488818</text:p>
          </table:table-cell>
          <table:table-cell office:value-type="float" office:value="33">
            <text:p>33</text:p>
          </table:table-cell>
          <table:table-cell office:value-type="float" office:value="0.964658730318">
            <text:p>0.9646587303</text:p>
          </table:table-cell>
          <table:table-cell office:value-type="float" office:value="33">
            <text:p>33</text:p>
          </table:table-cell>
          <table:table-cell office:value-type="float" office:value="0.965367247012">
            <text:p>0.965367247</text:p>
          </table:table-cell>
          <table:table-cell office:value-type="float" office:value="33">
            <text:p>33</text:p>
          </table:table-cell>
          <table:table-cell office:value-type="float" office:value="0.909501851935">
            <text:p>0.9095018519</text:p>
          </table:table-cell>
          <table:table-cell office:value-type="float" office:value="0">
            <text:p>0</text:p>
          </table:table-cell>
          <table:table-cell office:value-type="float" office:value="0.965224352342">
            <text:p>0.9652243523</text:p>
          </table:table-cell>
          <table:table-cell office:value-type="float" office:value="44">
            <text:p>44</text:p>
          </table:table-cell>
          <table:table-cell office:value-type="float" office:value="0.959190003561">
            <text:p>0.9591900036</text:p>
          </table:table-cell>
          <table:table-cell office:value-type="float" office:value="38">
            <text:p>38</text:p>
          </table:table-cell>
          <table:table-cell office:value-type="float" office:value="0.954439419354">
            <text:p>0.9544394194</text:p>
          </table:table-cell>
          <table:table-cell office:value-type="float" office:value="33">
            <text:p>33</text:p>
          </table:table-cell>
          <table:table-cell office:value-type="float" office:value="0.924539535811">
            <text:p>0.9245395358</text:p>
          </table:table-cell>
          <table:table-cell office:value-type="float" office:value="0">
            <text:p>0</text:p>
          </table:table-cell>
          <table:table-cell office:value-type="float" office:value="0.961652777735">
            <text:p>0.9616527777</text:p>
          </table:table-cell>
          <table:table-cell office:value-type="float" office:value="32">
            <text:p>32</text:p>
          </table:table-cell>
          <table:table-cell office:value-type="float" office:value="0.96144646391">
            <text:p>0.9614464639</text:p>
          </table:table-cell>
          <table:table-cell office:value-type="float" office:value="31">
            <text:p>31</text:p>
          </table:table-cell>
          <table:table-cell office:value-type="float" office:value="0.964391739094">
            <text:p>0.9643917391</text:p>
          </table:table-cell>
          <table:table-cell office:value-type="float" office:value="36">
            <text:p>36</text:p>
          </table:table-cell>
          <table:table-cell office:value-type="float" office:value="0.913762044037">
            <text:p>0.913762044</text:p>
          </table:table-cell>
          <table:table-cell office:value-type="float" office:value="0">
            <text:p>0</text:p>
          </table:table-cell>
          <table:table-cell office:value-type="float" office:value="0.91138406098">
            <text:p>0.911384061</text:p>
          </table:table-cell>
          <table:table-cell office:value-type="float" office:value="0">
            <text:p>0</text:p>
          </table:table-cell>
          <table:table-cell office:value-type="float" office:value="0.907162155016">
            <text:p>0.907162155</text:p>
          </table:table-cell>
          <table:table-cell office:value-type="float" office:value="0">
            <text:p>0</text:p>
          </table:table-cell>
          <table:table-cell office:value-type="float" office:value="0.942638227568">
            <text:p>0.9426382276</text:p>
          </table:table-cell>
          <table:table-cell office:value-type="float" office:value="10">
            <text:p>10</text:p>
          </table:table-cell>
          <table:table-cell office:value-type="float" office:value="0.938679347456">
            <text:p>0.9386793475</text:p>
          </table:table-cell>
          <table:table-cell office:value-type="float" office:value="17">
            <text:p>17</text:p>
          </table:table-cell>
          <table:table-cell office:value-type="float" office:value="0.943846034306">
            <text:p>0.9438460343</text:p>
          </table:table-cell>
          <table:table-cell office:value-type="float" office:value="10">
            <text:p>10</text:p>
          </table:table-cell>
          <table:table-cell office:value-type="float" office:value="0.948097433379">
            <text:p>0.9480974334</text:p>
          </table:table-cell>
          <table:table-cell office:value-type="float" office:value="17">
            <text:p>17</text:p>
          </table:table-cell>
          <table:table-cell office:value-type="float" office:value="0.937608310672">
            <text:p>0.9376083107</text:p>
          </table:table-cell>
          <table:table-cell office:value-type="float" office:value="9">
            <text:p>9</text:p>
          </table:table-cell>
          <table:table-cell office:value-type="float" office:value="0.939138303575">
            <text:p>0.9391383036</text:p>
          </table:table-cell>
          <table:table-cell office:value-type="float" office:value="9">
            <text:p>9</text:p>
          </table:table-cell>
          <table:table-cell office:value-type="float" office:value="0.915537579013">
            <text:p>0.915537579</text:p>
          </table:table-cell>
          <table:table-cell office:value-type="float" office:value="0">
            <text:p>0</text:p>
          </table:table-cell>
          <table:table-cell office:value-type="float" office:value="0.922115115275">
            <text:p>0.9221151153</text:p>
          </table:table-cell>
          <table:table-cell office:value-type="float" office:value="0">
            <text:p>0</text:p>
          </table:table-cell>
          <table:table-cell office:value-type="float" office:value="0.910420799478">
            <text:p>0.9104207995</text:p>
          </table:table-cell>
          <table:table-cell office:value-type="float" office:value="0">
            <text:p>0</text:p>
          </table:table-cell>
          <table:table-cell office:value-type="float" office:value="0.959920309044">
            <text:p>0.959920309</text:p>
          </table:table-cell>
          <table:table-cell office:value-type="float" office:value="30">
            <text:p>30</text:p>
          </table:table-cell>
          <table:table-cell office:value-type="float" office:value="0.958135032126">
            <text:p>0.9581350321</text:p>
          </table:table-cell>
          <table:table-cell office:value-type="float" office:value="31">
            <text:p>31</text:p>
          </table:table-cell>
          <table:table-cell office:value-type="float" office:value="0.960695897928">
            <text:p>0.9606958979</text:p>
          </table:table-cell>
          <table:table-cell office:value-type="float" office:value="27">
            <text:p>27</text:p>
          </table:table-cell>
          <table:table-cell office:value-type="float" office:value="0.955249154594">
            <text:p>0.9552491546</text:p>
          </table:table-cell>
          <table:table-cell office:value-type="float" office:value="28">
            <text:p>28</text:p>
          </table:table-cell>
          <table:table-cell office:value-type="float" office:value="0.95968455973">
            <text:p>0.9596845597</text:p>
          </table:table-cell>
          <table:table-cell office:value-type="float" office:value="25">
            <text:p>25</text:p>
          </table:table-cell>
          <table:table-cell office:value-type="float" office:value="0.957541929917">
            <text:p>0.9575419299</text:p>
          </table:table-cell>
          <table:table-cell office:value-type="float" office:value="28">
            <text:p>28</text:p>
          </table:table-cell>
        </table:table-row>
        <table:table-row table:style-name="ro2">
          <table:table-cell table:formula="of:=[.B3]&amp;&quot;_&quot;&amp;[.C3]" office:value-type="string" office:string-value="10_5">
            <text:p>10_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0.935985011082">
            <text:p>0.9359850111</text:p>
          </table:table-cell>
          <table:table-cell office:value-type="float" office:value="0.965958964969">
            <text:p>0.965958965</text:p>
          </table:table-cell>
          <table:table-cell office:value-type="float" office:value="0.824553971834">
            <text:p>0.8245539718</text:p>
          </table:table-cell>
          <table:table-cell office:value-type="float" office:value="0">
            <text:p>0</text:p>
          </table:table-cell>
          <table:table-cell office:value-type="float" office:value="0.814649936161">
            <text:p>0.8146499362</text:p>
          </table:table-cell>
          <table:table-cell office:value-type="float" office:value="0">
            <text:p>0</text:p>
          </table:table-cell>
          <table:table-cell office:value-type="float" office:value="0.889754527741">
            <text:p>0.8897545277</text:p>
          </table:table-cell>
          <table:table-cell office:value-type="float" office:value="10">
            <text:p>10</text:p>
          </table:table-cell>
          <table:table-cell office:value-type="float" office:value="0.890496196412">
            <text:p>0.8904961964</text:p>
          </table:table-cell>
          <table:table-cell office:value-type="float" office:value="11">
            <text:p>11</text:p>
          </table:table-cell>
          <table:table-cell office:value-type="float" office:value="0.893818167293">
            <text:p>0.8938181673</text:p>
          </table:table-cell>
          <table:table-cell office:value-type="float" office:value="10">
            <text:p>10</text:p>
          </table:table-cell>
          <table:table-cell office:value-type="float" office:value="0.80610727485">
            <text:p>0.8061072749</text:p>
          </table:table-cell>
          <table:table-cell office:value-type="float" office:value="0">
            <text:p>0</text:p>
          </table:table-cell>
          <table:table-cell office:value-type="float" office:value="0.913479517253">
            <text:p>0.9134795173</text:p>
          </table:table-cell>
          <table:table-cell office:value-type="float" office:value="14">
            <text:p>14</text:p>
          </table:table-cell>
          <table:table-cell office:value-type="float" office:value="0.915089353084">
            <text:p>0.9150893531</text:p>
          </table:table-cell>
          <table:table-cell office:value-type="float" office:value="13">
            <text:p>13</text:p>
          </table:table-cell>
          <table:table-cell office:value-type="float" office:value="0.906612705281">
            <text:p>0.9066127053</text:p>
          </table:table-cell>
          <table:table-cell office:value-type="float" office:value="7">
            <text:p>7</text:p>
          </table:table-cell>
          <table:table-cell office:value-type="float" office:value="0.822577717818">
            <text:p>0.8225777178</text:p>
          </table:table-cell>
          <table:table-cell office:value-type="float" office:value="0">
            <text:p>0</text:p>
          </table:table-cell>
          <table:table-cell office:value-type="float" office:value="0.88891478485">
            <text:p>0.8889147849</text:p>
          </table:table-cell>
          <table:table-cell office:value-type="float" office:value="10">
            <text:p>10</text:p>
          </table:table-cell>
          <table:table-cell office:value-type="float" office:value="0.888045351085">
            <text:p>0.8880453511</text:p>
          </table:table-cell>
          <table:table-cell office:value-type="float" office:value="10">
            <text:p>10</text:p>
          </table:table-cell>
          <table:table-cell office:value-type="float" office:value="0.894763342198">
            <text:p>0.8947633422</text:p>
          </table:table-cell>
          <table:table-cell office:value-type="float" office:value="11">
            <text:p>11</text:p>
          </table:table-cell>
          <table:table-cell office:value-type="float" office:value="0.797875382002">
            <text:p>0.797875382</text:p>
          </table:table-cell>
          <table:table-cell office:value-type="float" office:value="0">
            <text:p>0</text:p>
          </table:table-cell>
          <table:table-cell office:value-type="float" office:value="0.796999858296">
            <text:p>0.7969998583</text:p>
          </table:table-cell>
          <table:table-cell office:value-type="float" office:value="0">
            <text:p>0</text:p>
          </table:table-cell>
          <table:table-cell office:value-type="float" office:value="0.801889884317">
            <text:p>0.8018898843</text:p>
          </table:table-cell>
          <table:table-cell office:value-type="float" office:value="0">
            <text:p>0</text:p>
          </table:table-cell>
          <table:table-cell office:value-type="float" office:value="0.878932344895">
            <text:p>0.8789323449</text:p>
          </table:table-cell>
          <table:table-cell office:value-type="float" office:value="6">
            <text:p>6</text:p>
          </table:table-cell>
          <table:table-cell office:value-type="float" office:value="0.888384027953">
            <text:p>0.888384028</text:p>
          </table:table-cell>
          <table:table-cell office:value-type="float" office:value="5">
            <text:p>5</text:p>
          </table:table-cell>
          <table:table-cell office:value-type="float" office:value="0.876161713439">
            <text:p>0.8761617134</text:p>
          </table:table-cell>
          <table:table-cell office:value-type="float" office:value="5">
            <text:p>5</text:p>
          </table:table-cell>
          <table:table-cell office:value-type="float" office:value="0.887534876661">
            <text:p>0.8875348767</text:p>
          </table:table-cell>
          <table:table-cell office:value-type="float" office:value="7">
            <text:p>7</text:p>
          </table:table-cell>
          <table:table-cell office:value-type="float" office:value="0.883341776928">
            <text:p>0.8833417769</text:p>
          </table:table-cell>
          <table:table-cell office:value-type="float" office:value="8">
            <text:p>8</text:p>
          </table:table-cell>
          <table:table-cell office:value-type="float" office:value="0.876906071585">
            <text:p>0.8769060716</text:p>
          </table:table-cell>
          <table:table-cell office:value-type="float" office:value="7">
            <text:p>7</text:p>
          </table:table-cell>
          <table:table-cell office:value-type="float" office:value="0.799969379711">
            <text:p>0.7999693797</text:p>
          </table:table-cell>
          <table:table-cell office:value-type="float" office:value="0">
            <text:p>0</text:p>
          </table:table-cell>
          <table:table-cell office:value-type="float" office:value="0.79919958833">
            <text:p>0.7991995883</text:p>
          </table:table-cell>
          <table:table-cell office:value-type="float" office:value="0">
            <text:p>0</text:p>
          </table:table-cell>
          <table:table-cell office:value-type="float" office:value="0.796650480097">
            <text:p>0.7966504801</text:p>
          </table:table-cell>
          <table:table-cell office:value-type="float" office:value="0">
            <text:p>0</text:p>
          </table:table-cell>
          <table:table-cell office:value-type="float" office:value="0.885583391922">
            <text:p>0.8855833919</text:p>
          </table:table-cell>
          <table:table-cell office:value-type="float" office:value="3">
            <text:p>3</text:p>
          </table:table-cell>
          <table:table-cell office:value-type="float" office:value="0.887274865533">
            <text:p>0.8872748655</text:p>
          </table:table-cell>
          <table:table-cell office:value-type="float" office:value="9">
            <text:p>9</text:p>
          </table:table-cell>
          <table:table-cell office:value-type="float" office:value="0.886028406423">
            <text:p>0.8860284064</text:p>
          </table:table-cell>
          <table:table-cell office:value-type="float" office:value="4">
            <text:p>4</text:p>
          </table:table-cell>
          <table:table-cell office:value-type="float" office:value="0.885670766778">
            <text:p>0.8856707668</text:p>
          </table:table-cell>
          <table:table-cell office:value-type="float" office:value="7">
            <text:p>7</text:p>
          </table:table-cell>
          <table:table-cell office:value-type="float" office:value="0.887208215083">
            <text:p>0.8872082151</text:p>
          </table:table-cell>
          <table:table-cell office:value-type="float" office:value="4">
            <text:p>4</text:p>
          </table:table-cell>
          <table:table-cell office:value-type="float" office:value="0.885683680674">
            <text:p>0.8856836807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formula="of:=[.B4]&amp;&quot;_&quot;&amp;[.C4]" office:value-type="string" office:string-value="10_10">
            <text:p>10_10</text:p>
          </table:table-cell>
          <table:table-cell table:number-columns-repeated="2"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0.93333779974">
            <text:p>0.9333377997</text:p>
          </table:table-cell>
          <table:table-cell office:value-type="float" office:value="0.973297930026">
            <text:p>0.97329793</text:p>
          </table:table-cell>
          <table:table-cell office:value-type="float" office:value="0.774202248065">
            <text:p>0.7742022481</text:p>
          </table:table-cell>
          <table:table-cell office:value-type="float" office:value="0">
            <text:p>0</text:p>
          </table:table-cell>
          <table:table-cell office:value-type="float" office:value="0.774899135878">
            <text:p>0.7748991359</text:p>
          </table:table-cell>
          <table:table-cell office:value-type="float" office:value="0">
            <text:p>0</text:p>
          </table:table-cell>
          <table:table-cell office:value-type="float" office:value="0.977792105797">
            <text:p>0.9777921058</text:p>
          </table:table-cell>
          <table:table-cell office:value-type="float" office:value="77">
            <text:p>77</text:p>
          </table:table-cell>
          <table:table-cell office:value-type="float" office:value="0.977792105797">
            <text:p>0.9777921058</text:p>
          </table:table-cell>
          <table:table-cell office:value-type="float" office:value="77">
            <text:p>77</text:p>
          </table:table-cell>
          <table:table-cell office:value-type="float" office:value="0.984129312112">
            <text:p>0.9841293121</text:p>
          </table:table-cell>
          <table:table-cell office:value-type="float" office:value="82">
            <text:p>82</text:p>
          </table:table-cell>
          <table:table-cell office:value-type="float" office:value="0.751547689281">
            <text:p>0.7515476893</text:p>
          </table:table-cell>
          <table:table-cell office:value-type="float" office:value="0">
            <text:p>0</text:p>
          </table:table-cell>
          <table:table-cell office:value-type="float" office:value="0.986204168038">
            <text:p>0.986204168</text:p>
          </table:table-cell>
          <table:table-cell office:value-type="float" office:value="85">
            <text:p>85</text:p>
          </table:table-cell>
          <table:table-cell office:value-type="float" office:value="0.986570048956">
            <text:p>0.986570049</text:p>
          </table:table-cell>
          <table:table-cell office:value-type="float" office:value="85">
            <text:p>85</text:p>
          </table:table-cell>
          <table:table-cell office:value-type="float" office:value="0.984222675846">
            <text:p>0.9842226758</text:p>
          </table:table-cell>
          <table:table-cell office:value-type="float" office:value="80">
            <text:p>80</text:p>
          </table:table-cell>
          <table:table-cell office:value-type="float" office:value="0.756387217362">
            <text:p>0.7563872174</text:p>
          </table:table-cell>
          <table:table-cell office:value-type="float" office:value="0">
            <text:p>0</text:p>
          </table:table-cell>
          <table:table-cell office:value-type="float" office:value="0.984971149033">
            <text:p>0.984971149</text:p>
          </table:table-cell>
          <table:table-cell office:value-type="float" office:value="83">
            <text:p>83</text:p>
          </table:table-cell>
          <table:table-cell office:value-type="float" office:value="0.984193766387">
            <text:p>0.9841937664</text:p>
          </table:table-cell>
          <table:table-cell office:value-type="float" office:value="81">
            <text:p>81</text:p>
          </table:table-cell>
          <table:table-cell office:value-type="float" office:value="0.983988997581">
            <text:p>0.9839889976</text:p>
          </table:table-cell>
          <table:table-cell office:value-type="float" office:value="82">
            <text:p>82</text:p>
          </table:table-cell>
          <table:table-cell office:value-type="float" office:value="0.746160052784">
            <text:p>0.7461600528</text:p>
          </table:table-cell>
          <table:table-cell office:value-type="float" office:value="0">
            <text:p>0</text:p>
          </table:table-cell>
          <table:table-cell office:value-type="float" office:value="0.746005000738">
            <text:p>0.7460050007</text:p>
          </table:table-cell>
          <table:table-cell office:value-type="float" office:value="0">
            <text:p>0</text:p>
          </table:table-cell>
          <table:table-cell office:value-type="float" office:value="0.74197139912">
            <text:p>0.7419713991</text:p>
          </table:table-cell>
          <table:table-cell office:value-type="float" office:value="0">
            <text:p>0</text:p>
          </table:table-cell>
          <table:table-cell office:value-type="float" office:value="0.974267093636">
            <text:p>0.9742670936</text:p>
          </table:table-cell>
          <table:table-cell office:value-type="float" office:value="76">
            <text:p>76</text:p>
          </table:table-cell>
          <table:table-cell office:value-type="float" office:value="0.979707776892">
            <text:p>0.9797077769</text:p>
          </table:table-cell>
          <table:table-cell office:value-type="float" office:value="81">
            <text:p>81</text:p>
          </table:table-cell>
          <table:table-cell office:value-type="float" office:value="0.976070687988">
            <text:p>0.976070688</text:p>
          </table:table-cell>
          <table:table-cell office:value-type="float" office:value="77">
            <text:p>77</text:p>
          </table:table-cell>
          <table:table-cell office:value-type="float" office:value="0.980279790346">
            <text:p>0.9802797903</text:p>
          </table:table-cell>
          <table:table-cell office:value-type="float" office:value="81">
            <text:p>81</text:p>
          </table:table-cell>
          <table:table-cell office:value-type="float" office:value="0.981382792683">
            <text:p>0.9813827927</text:p>
          </table:table-cell>
          <table:table-cell office:value-type="float" office:value="83">
            <text:p>83</text:p>
          </table:table-cell>
          <table:table-cell office:value-type="float" office:value="0.981102096267">
            <text:p>0.9811020963</text:p>
          </table:table-cell>
          <table:table-cell office:value-type="float" office:value="81">
            <text:p>81</text:p>
          </table:table-cell>
          <table:table-cell office:value-type="float" office:value="0.733550980743">
            <text:p>0.7335509807</text:p>
          </table:table-cell>
          <table:table-cell office:value-type="float" office:value="0">
            <text:p>0</text:p>
          </table:table-cell>
          <table:table-cell office:value-type="float" office:value="0.734260431977">
            <text:p>0.734260432</text:p>
          </table:table-cell>
          <table:table-cell office:value-type="float" office:value="0">
            <text:p>0</text:p>
          </table:table-cell>
          <table:table-cell office:value-type="float" office:value="0.737409569253">
            <text:p>0.7374095693</text:p>
          </table:table-cell>
          <table:table-cell office:value-type="float" office:value="0">
            <text:p>0</text:p>
          </table:table-cell>
          <table:table-cell office:value-type="float" office:value="0.974028061858">
            <text:p>0.9740280619</text:p>
          </table:table-cell>
          <table:table-cell office:value-type="float" office:value="74">
            <text:p>74</text:p>
          </table:table-cell>
          <table:table-cell office:value-type="float" office:value="0.979122471923">
            <text:p>0.9791224719</text:p>
          </table:table-cell>
          <table:table-cell office:value-type="float" office:value="80">
            <text:p>80</text:p>
          </table:table-cell>
          <table:table-cell office:value-type="float" office:value="0.975030039445">
            <text:p>0.9750300394</text:p>
          </table:table-cell>
          <table:table-cell office:value-type="float" office:value="75">
            <text:p>75</text:p>
          </table:table-cell>
          <table:table-cell office:value-type="float" office:value="0.977355353834">
            <text:p>0.9773553538</text:p>
          </table:table-cell>
          <table:table-cell office:value-type="float" office:value="78">
            <text:p>78</text:p>
          </table:table-cell>
          <table:table-cell office:value-type="float" office:value="0.975894044382">
            <text:p>0.9758940444</text:p>
          </table:table-cell>
          <table:table-cell office:value-type="float" office:value="74">
            <text:p>74</text:p>
          </table:table-cell>
          <table:table-cell office:value-type="float" office:value="0.973243764646">
            <text:p>0.9732437646</text:p>
          </table:table-cell>
          <table:table-cell office:value-type="float" office:value="73">
            <text:p>73</text:p>
          </table:table-cell>
        </table:table-row>
        <table:table-row table:style-name="ro2">
          <table:table-cell table:formula="of:=[.B5]&amp;&quot;_&quot;&amp;[.C5]" office:value-type="string" office:string-value="30_2">
            <text:p>30_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0.942976951362">
            <text:p>0.9429769514</text:p>
          </table:table-cell>
          <table:table-cell office:value-type="float" office:value="0.950084682116">
            <text:p>0.9500846821</text:p>
          </table:table-cell>
          <table:table-cell office:value-type="float" office:value="0.960740666443">
            <text:p>0.9607406664</text:p>
          </table:table-cell>
          <table:table-cell office:value-type="float" office:value="0">
            <text:p>0</text:p>
          </table:table-cell>
          <table:table-cell office:value-type="float" office:value="0.959415968654">
            <text:p>0.9594159687</text:p>
          </table:table-cell>
          <table:table-cell office:value-type="float" office:value="0">
            <text:p>0</text:p>
          </table:table-cell>
          <table:table-cell office:value-type="float" office:value="0.995450307364">
            <text:p>0.9954503074</text:p>
          </table:table-cell>
          <table:table-cell office:value-type="float" office:value="89">
            <text:p>89</text:p>
          </table:table-cell>
          <table:table-cell office:value-type="float" office:value="0.995455260801">
            <text:p>0.9954552608</text:p>
          </table:table-cell>
          <table:table-cell office:value-type="float" office:value="89">
            <text:p>89</text:p>
          </table:table-cell>
          <table:table-cell office:value-type="float" office:value="0.995599385558">
            <text:p>0.9955993856</text:p>
          </table:table-cell>
          <table:table-cell office:value-type="float" office:value="89">
            <text:p>89</text:p>
          </table:table-cell>
          <table:table-cell office:value-type="float" office:value="0.926887956787">
            <text:p>0.9268879568</text:p>
          </table:table-cell>
          <table:table-cell office:value-type="float" office:value="0">
            <text:p>0</text:p>
          </table:table-cell>
          <table:table-cell office:value-type="float" office:value="0.995789393786">
            <text:p>0.9957893938</text:p>
          </table:table-cell>
          <table:table-cell office:value-type="float" office:value="87">
            <text:p>87</text:p>
          </table:table-cell>
          <table:table-cell office:value-type="float" office:value="0.990134890626">
            <text:p>0.9901348906</text:p>
          </table:table-cell>
          <table:table-cell office:value-type="float" office:value="75">
            <text:p>75</text:p>
          </table:table-cell>
          <table:table-cell office:value-type="float" office:value="0.995667900282">
            <text:p>0.9956679003</text:p>
          </table:table-cell>
          <table:table-cell office:value-type="float" office:value="91">
            <text:p>91</text:p>
          </table:table-cell>
          <table:table-cell office:value-type="float" office:value="0.946891077617">
            <text:p>0.9468910776</text:p>
          </table:table-cell>
          <table:table-cell office:value-type="float" office:value="0">
            <text:p>0</text:p>
          </table:table-cell>
          <table:table-cell office:value-type="float" office:value="0.995076434513">
            <text:p>0.9950764345</text:p>
          </table:table-cell>
          <table:table-cell office:value-type="float" office:value="90">
            <text:p>90</text:p>
          </table:table-cell>
          <table:table-cell office:value-type="float" office:value="0.994093820858">
            <text:p>0.9940938209</text:p>
          </table:table-cell>
          <table:table-cell office:value-type="float" office:value="86">
            <text:p>86</text:p>
          </table:table-cell>
          <table:table-cell office:value-type="float" office:value="0.993386133304">
            <text:p>0.9933861333</text:p>
          </table:table-cell>
          <table:table-cell office:value-type="float" office:value="86">
            <text:p>86</text:p>
          </table:table-cell>
          <table:table-cell office:value-type="float" office:value="0.929288477035">
            <text:p>0.929288477</text:p>
          </table:table-cell>
          <table:table-cell office:value-type="float" office:value="0">
            <text:p>0</text:p>
          </table:table-cell>
          <table:table-cell office:value-type="float" office:value="0.92937254488">
            <text:p>0.9293725449</text:p>
          </table:table-cell>
          <table:table-cell office:value-type="float" office:value="0">
            <text:p>0</text:p>
          </table:table-cell>
          <table:table-cell office:value-type="float" office:value="0.92525778452">
            <text:p>0.9252577845</text:p>
          </table:table-cell>
          <table:table-cell office:value-type="float" office:value="0">
            <text:p>0</text:p>
          </table:table-cell>
          <table:table-cell office:value-type="float" office:value="0.953552824724">
            <text:p>0.9535528247</text:p>
          </table:table-cell>
          <table:table-cell office:value-type="float" office:value="8">
            <text:p>8</text:p>
          </table:table-cell>
          <table:table-cell office:value-type="float" office:value="0.9546241253">
            <text:p>0.9546241253</text:p>
          </table:table-cell>
          <table:table-cell office:value-type="float" office:value="12">
            <text:p>12</text:p>
          </table:table-cell>
          <table:table-cell office:value-type="float" office:value="0.956588090541">
            <text:p>0.9565880905</text:p>
          </table:table-cell>
          <table:table-cell office:value-type="float" office:value="9">
            <text:p>9</text:p>
          </table:table-cell>
          <table:table-cell office:value-type="float" office:value="0.956009719189">
            <text:p>0.9560097192</text:p>
          </table:table-cell>
          <table:table-cell office:value-type="float" office:value="8">
            <text:p>8</text:p>
          </table:table-cell>
          <table:table-cell office:value-type="float" office:value="0.957886561366">
            <text:p>0.9578865614</text:p>
          </table:table-cell>
          <table:table-cell office:value-type="float" office:value="9">
            <text:p>9</text:p>
          </table:table-cell>
          <table:table-cell office:value-type="float" office:value="0.954061470455">
            <text:p>0.9540614705</text:p>
          </table:table-cell>
          <table:table-cell office:value-type="float" office:value="7">
            <text:p>7</text:p>
          </table:table-cell>
          <table:table-cell office:value-type="float" office:value="0.946340620418">
            <text:p>0.9463406204</text:p>
          </table:table-cell>
          <table:table-cell office:value-type="float" office:value="0">
            <text:p>0</text:p>
          </table:table-cell>
          <table:table-cell office:value-type="float" office:value="0.943343871841">
            <text:p>0.9433438718</text:p>
          </table:table-cell>
          <table:table-cell office:value-type="float" office:value="0">
            <text:p>0</text:p>
          </table:table-cell>
          <table:table-cell office:value-type="float" office:value="0.933232168465">
            <text:p>0.9332321685</text:p>
          </table:table-cell>
          <table:table-cell office:value-type="float" office:value="0">
            <text:p>0</text:p>
          </table:table-cell>
          <table:table-cell office:value-type="float" office:value="0.987491261739">
            <text:p>0.9874912617</text:p>
          </table:table-cell>
          <table:table-cell office:value-type="float" office:value="67">
            <text:p>67</text:p>
          </table:table-cell>
          <table:table-cell office:value-type="float" office:value="0.988580515401">
            <text:p>0.9885805154</text:p>
          </table:table-cell>
          <table:table-cell office:value-type="float" office:value="67">
            <text:p>67</text:p>
          </table:table-cell>
          <table:table-cell office:value-type="float" office:value="0.988495040666">
            <text:p>0.9884950407</text:p>
          </table:table-cell>
          <table:table-cell office:value-type="float" office:value="64">
            <text:p>64</text:p>
          </table:table-cell>
          <table:table-cell office:value-type="float" office:value="0.985453045063">
            <text:p>0.9854530451</text:p>
          </table:table-cell>
          <table:table-cell office:value-type="float" office:value="56">
            <text:p>56</text:p>
          </table:table-cell>
          <table:table-cell office:value-type="float" office:value="0.988435319095">
            <text:p>0.9884353191</text:p>
          </table:table-cell>
          <table:table-cell office:value-type="float" office:value="67">
            <text:p>67</text:p>
          </table:table-cell>
          <table:table-cell office:value-type="float" office:value="0.989288044439">
            <text:p>0.9892880444</text:p>
          </table:table-cell>
          <table:table-cell office:value-type="float" office:value="66">
            <text:p>66</text:p>
          </table:table-cell>
        </table:table-row>
        <table:table-row table:style-name="ro2">
          <table:table-cell table:formula="of:=[.B6]&amp;&quot;_&quot;&amp;[.C6]" office:value-type="string" office:string-value="30_5">
            <text:p>30_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1">
            <text:p>111</text:p>
          </table:table-cell>
          <table:table-cell office:value-type="float" office:value="0.935738984569">
            <text:p>0.9357389846</text:p>
          </table:table-cell>
          <table:table-cell office:value-type="float" office:value="0.95373812911">
            <text:p>0.9537381291</text:p>
          </table:table-cell>
          <table:table-cell office:value-type="float" office:value="0.856332030181">
            <text:p>0.8563320302</text:p>
          </table:table-cell>
          <table:table-cell office:value-type="float" office:value="0">
            <text:p>0</text:p>
          </table:table-cell>
          <table:table-cell office:value-type="float" office:value="0.855466033873">
            <text:p>0.8554660339</text:p>
          </table:table-cell>
          <table:table-cell office:value-type="float" office:value="0">
            <text:p>0</text:p>
          </table:table-cell>
          <table:table-cell office:value-type="float" office:value="0.876025790084">
            <text:p>0.8760257901</text:p>
          </table:table-cell>
          <table:table-cell office:value-type="float" office:value="0">
            <text:p>0</text:p>
          </table:table-cell>
          <table:table-cell office:value-type="float" office:value="0.875135956153">
            <text:p>0.8751359562</text:p>
          </table:table-cell>
          <table:table-cell office:value-type="float" office:value="0">
            <text:p>0</text:p>
          </table:table-cell>
          <table:table-cell office:value-type="float" office:value="0.873565716899">
            <text:p>0.8735657169</text:p>
          </table:table-cell>
          <table:table-cell office:value-type="float" office:value="0">
            <text:p>0</text:p>
          </table:table-cell>
          <table:table-cell office:value-type="float" office:value="0.823595671754">
            <text:p>0.8235956718</text:p>
          </table:table-cell>
          <table:table-cell office:value-type="float" office:value="0">
            <text:p>0</text:p>
          </table:table-cell>
          <table:table-cell office:value-type="float" office:value="0.878366626106">
            <text:p>0.8783666261</text:p>
          </table:table-cell>
          <table:table-cell office:value-type="float" office:value="0">
            <text:p>0</text:p>
          </table:table-cell>
          <table:table-cell office:value-type="float" office:value="0.87807434612">
            <text:p>0.8780743461</text:p>
          </table:table-cell>
          <table:table-cell office:value-type="float" office:value="0">
            <text:p>0</text:p>
          </table:table-cell>
          <table:table-cell office:value-type="float" office:value="0.874083405436">
            <text:p>0.8740834054</text:p>
          </table:table-cell>
          <table:table-cell office:value-type="float" office:value="0">
            <text:p>0</text:p>
          </table:table-cell>
          <table:table-cell office:value-type="float" office:value="0.849705427386">
            <text:p>0.8497054274</text:p>
          </table:table-cell>
          <table:table-cell office:value-type="float" office:value="0">
            <text:p>0</text:p>
          </table:table-cell>
          <table:table-cell office:value-type="float" office:value="0.872332836878">
            <text:p>0.8723328369</text:p>
          </table:table-cell>
          <table:table-cell office:value-type="float" office:value="0">
            <text:p>0</text:p>
          </table:table-cell>
          <table:table-cell office:value-type="float" office:value="0.875828104235">
            <text:p>0.8758281042</text:p>
          </table:table-cell>
          <table:table-cell office:value-type="float" office:value="0">
            <text:p>0</text:p>
          </table:table-cell>
          <table:table-cell office:value-type="float" office:value="0.872744077089">
            <text:p>0.8727440771</text:p>
          </table:table-cell>
          <table:table-cell office:value-type="float" office:value="0">
            <text:p>0</text:p>
          </table:table-cell>
          <table:table-cell office:value-type="float" office:value="0.823435655902">
            <text:p>0.8234356559</text:p>
          </table:table-cell>
          <table:table-cell office:value-type="float" office:value="0">
            <text:p>0</text:p>
          </table:table-cell>
          <table:table-cell office:value-type="float" office:value="0.824968120894">
            <text:p>0.8249681209</text:p>
          </table:table-cell>
          <table:table-cell office:value-type="float" office:value="0">
            <text:p>0</text:p>
          </table:table-cell>
          <table:table-cell office:value-type="float" office:value="0.825129211183">
            <text:p>0.8251292112</text:p>
          </table:table-cell>
          <table:table-cell office:value-type="float" office:value="0">
            <text:p>0</text:p>
          </table:table-cell>
          <table:table-cell office:value-type="float" office:value="0.868544282031">
            <text:p>0.868544282</text:p>
          </table:table-cell>
          <table:table-cell office:value-type="float" office:value="0">
            <text:p>0</text:p>
          </table:table-cell>
          <table:table-cell office:value-type="float" office:value="0.86641403314">
            <text:p>0.8664140331</text:p>
          </table:table-cell>
          <table:table-cell office:value-type="float" office:value="0">
            <text:p>0</text:p>
          </table:table-cell>
          <table:table-cell office:value-type="float" office:value="0.869571763291">
            <text:p>0.8695717633</text:p>
          </table:table-cell>
          <table:table-cell office:value-type="float" office:value="0">
            <text:p>0</text:p>
          </table:table-cell>
          <table:table-cell office:value-type="float" office:value="0.866229625809">
            <text:p>0.8662296258</text:p>
          </table:table-cell>
          <table:table-cell office:value-type="float" office:value="0">
            <text:p>0</text:p>
          </table:table-cell>
          <table:table-cell office:value-type="float" office:value="0.863519351032">
            <text:p>0.863519351</text:p>
          </table:table-cell>
          <table:table-cell office:value-type="float" office:value="0">
            <text:p>0</text:p>
          </table:table-cell>
          <table:table-cell office:value-type="float" office:value="0.866648860256">
            <text:p>0.8666488603</text:p>
          </table:table-cell>
          <table:table-cell office:value-type="float" office:value="0">
            <text:p>0</text:p>
          </table:table-cell>
          <table:table-cell office:value-type="float" office:value="0.82599044435">
            <text:p>0.8259904444</text:p>
          </table:table-cell>
          <table:table-cell office:value-type="float" office:value="0">
            <text:p>0</text:p>
          </table:table-cell>
          <table:table-cell office:value-type="float" office:value="0.828962210893">
            <text:p>0.8289622109</text:p>
          </table:table-cell>
          <table:table-cell office:value-type="float" office:value="0">
            <text:p>0</text:p>
          </table:table-cell>
          <table:table-cell office:value-type="float" office:value="0.823238413201">
            <text:p>0.8232384132</text:p>
          </table:table-cell>
          <table:table-cell office:value-type="float" office:value="0">
            <text:p>0</text:p>
          </table:table-cell>
          <table:table-cell office:value-type="float" office:value="0.869080246143">
            <text:p>0.8690802461</text:p>
          </table:table-cell>
          <table:table-cell office:value-type="float" office:value="0">
            <text:p>0</text:p>
          </table:table-cell>
          <table:table-cell office:value-type="float" office:value="0.869550916317">
            <text:p>0.8695509163</text:p>
          </table:table-cell>
          <table:table-cell office:value-type="float" office:value="0">
            <text:p>0</text:p>
          </table:table-cell>
          <table:table-cell office:value-type="float" office:value="0.867186271684">
            <text:p>0.8671862717</text:p>
          </table:table-cell>
          <table:table-cell office:value-type="float" office:value="0">
            <text:p>0</text:p>
          </table:table-cell>
          <table:table-cell office:value-type="float" office:value="0.866627348507">
            <text:p>0.8666273485</text:p>
          </table:table-cell>
          <table:table-cell office:value-type="float" office:value="0">
            <text:p>0</text:p>
          </table:table-cell>
          <table:table-cell office:value-type="float" office:value="0.87039323229">
            <text:p>0.8703932323</text:p>
          </table:table-cell>
          <table:table-cell office:value-type="float" office:value="0">
            <text:p>0</text:p>
          </table:table-cell>
          <table:table-cell office:value-type="float" office:value="0.869069573425">
            <text:p>0.869069573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7]&amp;&quot;_&quot;&amp;[.C7]" office:value-type="string" office:string-value="30_10">
            <text:p>30_1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13">
            <text:p>113</text:p>
          </table:table-cell>
          <table:table-cell office:value-type="float" office:value="0.931604393805">
            <text:p>0.9316043938</text:p>
          </table:table-cell>
          <table:table-cell office:value-type="float" office:value="0.957612273348">
            <text:p>0.9576122733</text:p>
          </table:table-cell>
          <table:table-cell office:value-type="float" office:value="0.780691646946">
            <text:p>0.7806916469</text:p>
          </table:table-cell>
          <table:table-cell office:value-type="float" office:value="0">
            <text:p>0</text:p>
          </table:table-cell>
          <table:table-cell office:value-type="float" office:value="0.779141682778">
            <text:p>0.7791416828</text:p>
          </table:table-cell>
          <table:table-cell office:value-type="float" office:value="0">
            <text:p>0</text:p>
          </table:table-cell>
          <table:table-cell office:value-type="float" office:value="0.952544309977">
            <text:p>0.95254431</text:p>
          </table:table-cell>
          <table:table-cell office:value-type="float" office:value="12">
            <text:p>12</text:p>
          </table:table-cell>
          <table:table-cell office:value-type="float" office:value="0.952535583755">
            <text:p>0.9525355838</text:p>
          </table:table-cell>
          <table:table-cell office:value-type="float" office:value="11">
            <text:p>11</text:p>
          </table:table-cell>
          <table:table-cell office:value-type="float" office:value="0.950964042613">
            <text:p>0.9509640426</text:p>
          </table:table-cell>
          <table:table-cell office:value-type="float" office:value="15">
            <text:p>15</text:p>
          </table:table-cell>
          <table:table-cell office:value-type="float" office:value="0.747443198434">
            <text:p>0.7474431984</text:p>
          </table:table-cell>
          <table:table-cell office:value-type="float" office:value="0">
            <text:p>0</text:p>
          </table:table-cell>
          <table:table-cell office:value-type="float" office:value="0.971839556879">
            <text:p>0.9718395569</text:p>
          </table:table-cell>
          <table:table-cell office:value-type="float" office:value="38">
            <text:p>38</text:p>
          </table:table-cell>
          <table:table-cell office:value-type="float" office:value="0.970094917049">
            <text:p>0.970094917</text:p>
          </table:table-cell>
          <table:table-cell office:value-type="float" office:value="32">
            <text:p>32</text:p>
          </table:table-cell>
          <table:table-cell office:value-type="float" office:value="0.967655724244">
            <text:p>0.9676557242</text:p>
          </table:table-cell>
          <table:table-cell office:value-type="float" office:value="24">
            <text:p>24</text:p>
          </table:table-cell>
          <table:table-cell office:value-type="float" office:value="0.7633885149">
            <text:p>0.7633885149</text:p>
          </table:table-cell>
          <table:table-cell office:value-type="float" office:value="0">
            <text:p>0</text:p>
          </table:table-cell>
          <table:table-cell office:value-type="float" office:value="0.95459360915">
            <text:p>0.9545936092</text:p>
          </table:table-cell>
          <table:table-cell office:value-type="float" office:value="18">
            <text:p>18</text:p>
          </table:table-cell>
          <table:table-cell office:value-type="float" office:value="0.952475837052">
            <text:p>0.9524758371</text:p>
          </table:table-cell>
          <table:table-cell office:value-type="float" office:value="17">
            <text:p>17</text:p>
          </table:table-cell>
          <table:table-cell office:value-type="float" office:value="0.953789585327">
            <text:p>0.9537895853</text:p>
          </table:table-cell>
          <table:table-cell office:value-type="float" office:value="14">
            <text:p>14</text:p>
          </table:table-cell>
          <table:table-cell office:value-type="float" office:value="0.739622269872">
            <text:p>0.7396222699</text:p>
          </table:table-cell>
          <table:table-cell office:value-type="float" office:value="0">
            <text:p>0</text:p>
          </table:table-cell>
          <table:table-cell office:value-type="float" office:value="0.744253852778">
            <text:p>0.7442538528</text:p>
          </table:table-cell>
          <table:table-cell office:value-type="float" office:value="0">
            <text:p>0</text:p>
          </table:table-cell>
          <table:table-cell office:value-type="float" office:value="0.741379986951">
            <text:p>0.741379987</text:p>
          </table:table-cell>
          <table:table-cell office:value-type="float" office:value="0">
            <text:p>0</text:p>
          </table:table-cell>
          <table:table-cell office:value-type="float" office:value="0.922891096906">
            <text:p>0.9228910969</text:p>
          </table:table-cell>
          <table:table-cell office:value-type="float" office:value="6">
            <text:p>6</text:p>
          </table:table-cell>
          <table:table-cell office:value-type="float" office:value="0.92808651117">
            <text:p>0.9280865112</text:p>
          </table:table-cell>
          <table:table-cell office:value-type="float" office:value="9">
            <text:p>9</text:p>
          </table:table-cell>
          <table:table-cell office:value-type="float" office:value="0.922532179479">
            <text:p>0.9225321795</text:p>
          </table:table-cell>
          <table:table-cell office:value-type="float" office:value="5">
            <text:p>5</text:p>
          </table:table-cell>
          <table:table-cell office:value-type="float" office:value="0.93084269265">
            <text:p>0.9308426927</text:p>
          </table:table-cell>
          <table:table-cell office:value-type="float" office:value="10">
            <text:p>10</text:p>
          </table:table-cell>
          <table:table-cell office:value-type="float" office:value="0.919785029116">
            <text:p>0.9197850291</text:p>
          </table:table-cell>
          <table:table-cell office:value-type="float" office:value="4">
            <text:p>4</text:p>
          </table:table-cell>
          <table:table-cell office:value-type="float" office:value="0.919228066132">
            <text:p>0.9192280661</text:p>
          </table:table-cell>
          <table:table-cell office:value-type="float" office:value="2">
            <text:p>2</text:p>
          </table:table-cell>
          <table:table-cell office:value-type="float" office:value="0.730510300996">
            <text:p>0.730510301</text:p>
          </table:table-cell>
          <table:table-cell office:value-type="float" office:value="0">
            <text:p>0</text:p>
          </table:table-cell>
          <table:table-cell office:value-type="float" office:value="0.734401535705">
            <text:p>0.7344015357</text:p>
          </table:table-cell>
          <table:table-cell office:value-type="float" office:value="0">
            <text:p>0</text:p>
          </table:table-cell>
          <table:table-cell office:value-type="float" office:value="0.729939313465">
            <text:p>0.7299393135</text:p>
          </table:table-cell>
          <table:table-cell office:value-type="float" office:value="0">
            <text:p>0</text:p>
          </table:table-cell>
          <table:table-cell office:value-type="float" office:value="0.93901757603">
            <text:p>0.939017576</text:p>
          </table:table-cell>
          <table:table-cell office:value-type="float" office:value="11">
            <text:p>11</text:p>
          </table:table-cell>
          <table:table-cell office:value-type="float" office:value="0.944433581241">
            <text:p>0.9444335812</text:p>
          </table:table-cell>
          <table:table-cell office:value-type="float" office:value="18">
            <text:p>18</text:p>
          </table:table-cell>
          <table:table-cell office:value-type="float" office:value="0.939002557273">
            <text:p>0.9390025573</text:p>
          </table:table-cell>
          <table:table-cell office:value-type="float" office:value="10">
            <text:p>10</text:p>
          </table:table-cell>
          <table:table-cell office:value-type="float" office:value="0.943365007123">
            <text:p>0.9433650071</text:p>
          </table:table-cell>
          <table:table-cell office:value-type="float" office:value="23">
            <text:p>23</text:p>
          </table:table-cell>
          <table:table-cell office:value-type="float" office:value="0.939718000553">
            <text:p>0.9397180006</text:p>
          </table:table-cell>
          <table:table-cell office:value-type="float" office:value="15">
            <text:p>15</text:p>
          </table:table-cell>
          <table:table-cell office:value-type="float" office:value="0.936929811154">
            <text:p>0.9369298112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formula="of:=[.B8]&amp;&quot;_&quot;&amp;[.C8]" office:value-type="string" office:string-value="100_2">
            <text:p>100_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355">
            <text:p>355</text:p>
          </table:table-cell>
          <table:table-cell office:value-type="float" office:value="0.942531235661">
            <text:p>0.9425312357</text:p>
          </table:table-cell>
          <table:table-cell office:value-type="float" office:value="0.946345383412">
            <text:p>0.9463453834</text:p>
          </table:table-cell>
          <table:table-cell office:value-type="float" office:value="0.984222849962">
            <text:p>0.98422285</text:p>
          </table:table-cell>
          <table:table-cell office:value-type="float" office:value="0">
            <text:p>0</text:p>
          </table:table-cell>
          <table:table-cell office:value-type="float" office:value="0.98344954642">
            <text:p>0.98344954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41695805558">
            <text:p>0.94169580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953769441">
            <text:p>0.9995376944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64128444075">
            <text:p>0.96412844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39783057924">
            <text:p>0.9397830579</text:p>
          </table:table-cell>
          <table:table-cell office:value-type="float" office:value="0">
            <text:p>0</text:p>
          </table:table-cell>
          <table:table-cell office:value-type="float" office:value="0.940137922001">
            <text:p>0.940137922</text:p>
          </table:table-cell>
          <table:table-cell office:value-type="float" office:value="0">
            <text:p>0</text:p>
          </table:table-cell>
          <table:table-cell office:value-type="float" office:value="0.938115472673">
            <text:p>0.9381154727</text:p>
          </table:table-cell>
          <table:table-cell office:value-type="float" office:value="0">
            <text:p>0</text:p>
          </table:table-cell>
          <table:table-cell office:value-type="float" office:value="0.965921128966">
            <text:p>0.965921129</text:p>
          </table:table-cell>
          <table:table-cell office:value-type="float" office:value="2">
            <text:p>2</text:p>
          </table:table-cell>
          <table:table-cell office:value-type="float" office:value="0.966098502413">
            <text:p>0.9660985024</text:p>
          </table:table-cell>
          <table:table-cell office:value-type="float" office:value="3">
            <text:p>3</text:p>
          </table:table-cell>
          <table:table-cell office:value-type="float" office:value="0.96781517416">
            <text:p>0.9678151742</text:p>
          </table:table-cell>
          <table:table-cell office:value-type="float" office:value="3">
            <text:p>3</text:p>
          </table:table-cell>
          <table:table-cell office:value-type="float" office:value="0.970415124603">
            <text:p>0.9704151246</text:p>
          </table:table-cell>
          <table:table-cell office:value-type="float" office:value="9">
            <text:p>9</text:p>
          </table:table-cell>
          <table:table-cell office:value-type="float" office:value="0.964267220443">
            <text:p>0.9642672204</text:p>
          </table:table-cell>
          <table:table-cell office:value-type="float" office:value="8">
            <text:p>8</text:p>
          </table:table-cell>
          <table:table-cell office:value-type="float" office:value="0.967306936967">
            <text:p>0.967306937</text:p>
          </table:table-cell>
          <table:table-cell office:value-type="float" office:value="9">
            <text:p>9</text:p>
          </table:table-cell>
          <table:table-cell office:value-type="float" office:value="0.968323532319">
            <text:p>0.9683235323</text:p>
          </table:table-cell>
          <table:table-cell office:value-type="float" office:value="0">
            <text:p>0</text:p>
          </table:table-cell>
          <table:table-cell office:value-type="float" office:value="0.967211346548">
            <text:p>0.9672113465</text:p>
          </table:table-cell>
          <table:table-cell office:value-type="float" office:value="0">
            <text:p>0</text:p>
          </table:table-cell>
          <table:table-cell office:value-type="float" office:value="0.948499603008">
            <text:p>0.948499603</text:p>
          </table:table-cell>
          <table:table-cell office:value-type="float" office:value="0">
            <text:p>0</text:p>
          </table:table-cell>
          <table:table-cell office:value-type="float" office:value="0.999466980333">
            <text:p>0.9994669803</text:p>
          </table:table-cell>
          <table:table-cell office:value-type="float" office:value="97">
            <text:p>97</text:p>
          </table:table-cell>
          <table:table-cell office:value-type="float" office:value="0.99955722742">
            <text:p>0.9995572274</text:p>
          </table:table-cell>
          <table:table-cell office:value-type="float" office:value="97">
            <text:p>97</text:p>
          </table:table-cell>
          <table:table-cell office:value-type="float" office:value="0.999515569928">
            <text:p>0.9995155699</text:p>
          </table:table-cell>
          <table:table-cell office:value-type="float" office:value="98">
            <text:p>98</text:p>
          </table:table-cell>
          <table:table-cell office:value-type="float" office:value="0.99828635716">
            <text:p>0.9982863572</text:p>
          </table:table-cell>
          <table:table-cell office:value-type="float" office:value="91">
            <text:p>91</text:p>
          </table:table-cell>
          <table:table-cell office:value-type="float" office:value="0.999611447796">
            <text:p>0.9996114478</text:p>
          </table:table-cell>
          <table:table-cell office:value-type="float" office:value="98">
            <text:p>98</text:p>
          </table:table-cell>
          <table:table-cell office:value-type="float" office:value="0.999663069773">
            <text:p>0.9996630698</text:p>
          </table:table-cell>
          <table:table-cell office:value-type="float" office:value="98">
            <text:p>98</text:p>
          </table:table-cell>
        </table:table-row>
        <table:table-row table:style-name="ro2">
          <table:table-cell table:formula="of:=[.B9]&amp;&quot;_&quot;&amp;[.C9]" office:value-type="string" office:string-value="100_5">
            <text:p>100_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72">
            <text:p>372</text:p>
          </table:table-cell>
          <table:table-cell office:value-type="float" office:value="0.935301922906">
            <text:p>0.9353019229</text:p>
          </table:table-cell>
          <table:table-cell office:value-type="float" office:value="0.944794467208">
            <text:p>0.9447944672</text:p>
          </table:table-cell>
          <table:table-cell office:value-type="float" office:value="0.898221739638">
            <text:p>0.8982217396</text:p>
          </table:table-cell>
          <table:table-cell office:value-type="float" office:value="0">
            <text:p>0</text:p>
          </table:table-cell>
          <table:table-cell office:value-type="float" office:value="0.899389558451">
            <text:p>0.8993895585</text:p>
          </table:table-cell>
          <table:table-cell office:value-type="float" office:value="0">
            <text:p>0</text:p>
          </table:table-cell>
          <table:table-cell office:value-type="float" office:value="0.8994745376">
            <text:p>0.8994745376</text:p>
          </table:table-cell>
          <table:table-cell office:value-type="float" office:value="0">
            <text:p>0</text:p>
          </table:table-cell>
          <table:table-cell office:value-type="float" office:value="0.899560757654">
            <text:p>0.8995607577</text:p>
          </table:table-cell>
          <table:table-cell office:value-type="float" office:value="0">
            <text:p>0</text:p>
          </table:table-cell>
          <table:table-cell office:value-type="float" office:value="0.899620545365">
            <text:p>0.8996205454</text:p>
          </table:table-cell>
          <table:table-cell office:value-type="float" office:value="0">
            <text:p>0</text:p>
          </table:table-cell>
          <table:table-cell office:value-type="float" office:value="0.850985161102">
            <text:p>0.8509851611</text:p>
          </table:table-cell>
          <table:table-cell office:value-type="float" office:value="0">
            <text:p>0</text:p>
          </table:table-cell>
          <table:table-cell office:value-type="float" office:value="0.894216820271">
            <text:p>0.8942168203</text:p>
          </table:table-cell>
          <table:table-cell office:value-type="float" office:value="0">
            <text:p>0</text:p>
          </table:table-cell>
          <table:table-cell office:value-type="float" office:value="0.896180128385">
            <text:p>0.8961801284</text:p>
          </table:table-cell>
          <table:table-cell office:value-type="float" office:value="0">
            <text:p>0</text:p>
          </table:table-cell>
          <table:table-cell office:value-type="float" office:value="0.895346575429">
            <text:p>0.8953465754</text:p>
          </table:table-cell>
          <table:table-cell office:value-type="float" office:value="0">
            <text:p>0</text:p>
          </table:table-cell>
          <table:table-cell office:value-type="float" office:value="0.879130613841">
            <text:p>0.8791306138</text:p>
          </table:table-cell>
          <table:table-cell office:value-type="float" office:value="0">
            <text:p>0</text:p>
          </table:table-cell>
          <table:table-cell office:value-type="float" office:value="0.898029535747">
            <text:p>0.8980295357</text:p>
          </table:table-cell>
          <table:table-cell office:value-type="float" office:value="0">
            <text:p>0</text:p>
          </table:table-cell>
          <table:table-cell office:value-type="float" office:value="0.901138190341">
            <text:p>0.9011381903</text:p>
          </table:table-cell>
          <table:table-cell office:value-type="float" office:value="0">
            <text:p>0</text:p>
          </table:table-cell>
          <table:table-cell office:value-type="float" office:value="0.896225427583">
            <text:p>0.8962254276</text:p>
          </table:table-cell>
          <table:table-cell office:value-type="float" office:value="0">
            <text:p>0</text:p>
          </table:table-cell>
          <table:table-cell office:value-type="float" office:value="0.852805987433">
            <text:p>0.8528059874</text:p>
          </table:table-cell>
          <table:table-cell office:value-type="float" office:value="0">
            <text:p>0</text:p>
          </table:table-cell>
          <table:table-cell office:value-type="float" office:value="0.85119148614">
            <text:p>0.8511914861</text:p>
          </table:table-cell>
          <table:table-cell office:value-type="float" office:value="0">
            <text:p>0</text:p>
          </table:table-cell>
          <table:table-cell office:value-type="float" office:value="0.85114119573">
            <text:p>0.8511411957</text:p>
          </table:table-cell>
          <table:table-cell office:value-type="float" office:value="0">
            <text:p>0</text:p>
          </table:table-cell>
          <table:table-cell office:value-type="float" office:value="0.893874994713">
            <text:p>0.8938749947</text:p>
          </table:table-cell>
          <table:table-cell office:value-type="float" office:value="0">
            <text:p>0</text:p>
          </table:table-cell>
          <table:table-cell office:value-type="float" office:value="0.895267453438">
            <text:p>0.8952674534</text:p>
          </table:table-cell>
          <table:table-cell office:value-type="float" office:value="0">
            <text:p>0</text:p>
          </table:table-cell>
          <table:table-cell office:value-type="float" office:value="0.894510438573">
            <text:p>0.8945104386</text:p>
          </table:table-cell>
          <table:table-cell office:value-type="float" office:value="0">
            <text:p>0</text:p>
          </table:table-cell>
          <table:table-cell office:value-type="float" office:value="0.891985917691">
            <text:p>0.8919859177</text:p>
          </table:table-cell>
          <table:table-cell office:value-type="float" office:value="0">
            <text:p>0</text:p>
          </table:table-cell>
          <table:table-cell office:value-type="float" office:value="0.894299085062">
            <text:p>0.8942990851</text:p>
          </table:table-cell>
          <table:table-cell office:value-type="float" office:value="0">
            <text:p>0</text:p>
          </table:table-cell>
          <table:table-cell office:value-type="float" office:value="0.895501067767">
            <text:p>0.8955010678</text:p>
          </table:table-cell>
          <table:table-cell office:value-type="float" office:value="0">
            <text:p>0</text:p>
          </table:table-cell>
          <table:table-cell office:value-type="float" office:value="0.863318013315">
            <text:p>0.8633180133</text:p>
          </table:table-cell>
          <table:table-cell office:value-type="float" office:value="0">
            <text:p>0</text:p>
          </table:table-cell>
          <table:table-cell office:value-type="float" office:value="0.862800361761">
            <text:p>0.8628003618</text:p>
          </table:table-cell>
          <table:table-cell office:value-type="float" office:value="0">
            <text:p>0</text:p>
          </table:table-cell>
          <table:table-cell office:value-type="float" office:value="0.851507591788">
            <text:p>0.8515075918</text:p>
          </table:table-cell>
          <table:table-cell office:value-type="float" office:value="0">
            <text:p>0</text:p>
          </table:table-cell>
          <table:table-cell office:value-type="float" office:value="0.895348042848">
            <text:p>0.8953480428</text:p>
          </table:table-cell>
          <table:table-cell office:value-type="float" office:value="0">
            <text:p>0</text:p>
          </table:table-cell>
          <table:table-cell office:value-type="float" office:value="0.895451411621">
            <text:p>0.8954514116</text:p>
          </table:table-cell>
          <table:table-cell office:value-type="float" office:value="0">
            <text:p>0</text:p>
          </table:table-cell>
          <table:table-cell office:value-type="float" office:value="0.895744957982">
            <text:p>0.895744958</text:p>
          </table:table-cell>
          <table:table-cell office:value-type="float" office:value="0">
            <text:p>0</text:p>
          </table:table-cell>
          <table:table-cell office:value-type="float" office:value="0.892141705178">
            <text:p>0.8921417052</text:p>
          </table:table-cell>
          <table:table-cell office:value-type="float" office:value="0">
            <text:p>0</text:p>
          </table:table-cell>
          <table:table-cell office:value-type="float" office:value="0.896728269249">
            <text:p>0.8967282692</text:p>
          </table:table-cell>
          <table:table-cell office:value-type="float" office:value="0">
            <text:p>0</text:p>
          </table:table-cell>
          <table:table-cell office:value-type="float" office:value="0.894890919537">
            <text:p>0.894890919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10]&amp;&quot;_&quot;&amp;[.C10]" office:value-type="string" office:string-value="100_10">
            <text:p>100_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78">
            <text:p>378</text:p>
          </table:table-cell>
          <table:table-cell office:value-type="float" office:value="0.931814348248">
            <text:p>0.9318143482</text:p>
          </table:table-cell>
          <table:table-cell office:value-type="float" office:value="0.946356897574">
            <text:p>0.9463568976</text:p>
          </table:table-cell>
          <table:table-cell office:value-type="float" office:value="0.804767240069">
            <text:p>0.8047672401</text:p>
          </table:table-cell>
          <table:table-cell office:value-type="float" office:value="0">
            <text:p>0</text:p>
          </table:table-cell>
          <table:table-cell office:value-type="float" office:value="0.80605482685">
            <text:p>0.8060548269</text:p>
          </table:table-cell>
          <table:table-cell office:value-type="float" office:value="0">
            <text:p>0</text:p>
          </table:table-cell>
          <table:table-cell office:value-type="float" office:value="0.89925141638">
            <text:p>0.8992514164</text:p>
          </table:table-cell>
          <table:table-cell office:value-type="float" office:value="0">
            <text:p>0</text:p>
          </table:table-cell>
          <table:table-cell office:value-type="float" office:value="0.899199628995">
            <text:p>0.899199629</text:p>
          </table:table-cell>
          <table:table-cell office:value-type="float" office:value="0">
            <text:p>0</text:p>
          </table:table-cell>
          <table:table-cell office:value-type="float" office:value="0.899354670895">
            <text:p>0.8993546709</text:p>
          </table:table-cell>
          <table:table-cell office:value-type="float" office:value="0">
            <text:p>0</text:p>
          </table:table-cell>
          <table:table-cell office:value-type="float" office:value="0.758692280428">
            <text:p>0.7586922804</text:p>
          </table:table-cell>
          <table:table-cell office:value-type="float" office:value="0">
            <text:p>0</text:p>
          </table:table-cell>
          <table:table-cell office:value-type="float" office:value="0.925861181577">
            <text:p>0.9258611816</text:p>
          </table:table-cell>
          <table:table-cell office:value-type="float" office:value="0">
            <text:p>0</text:p>
          </table:table-cell>
          <table:table-cell office:value-type="float" office:value="0.926129047026">
            <text:p>0.926129047</text:p>
          </table:table-cell>
          <table:table-cell office:value-type="float" office:value="0">
            <text:p>0</text:p>
          </table:table-cell>
          <table:table-cell office:value-type="float" office:value="0.924325788495">
            <text:p>0.9243257885</text:p>
          </table:table-cell>
          <table:table-cell office:value-type="float" office:value="0">
            <text:p>0</text:p>
          </table:table-cell>
          <table:table-cell office:value-type="float" office:value="0.781717582788">
            <text:p>0.7817175828</text:p>
          </table:table-cell>
          <table:table-cell office:value-type="float" office:value="0">
            <text:p>0</text:p>
          </table:table-cell>
          <table:table-cell office:value-type="float" office:value="0.899875455244">
            <text:p>0.8998754552</text:p>
          </table:table-cell>
          <table:table-cell office:value-type="float" office:value="0">
            <text:p>0</text:p>
          </table:table-cell>
          <table:table-cell office:value-type="float" office:value="0.900026638054">
            <text:p>0.9000266381</text:p>
          </table:table-cell>
          <table:table-cell office:value-type="float" office:value="0">
            <text:p>0</text:p>
          </table:table-cell>
          <table:table-cell office:value-type="float" office:value="0.898125715847">
            <text:p>0.8981257158</text:p>
          </table:table-cell>
          <table:table-cell office:value-type="float" office:value="0">
            <text:p>0</text:p>
          </table:table-cell>
          <table:table-cell office:value-type="float" office:value="0.75854175159">
            <text:p>0.7585417516</text:p>
          </table:table-cell>
          <table:table-cell office:value-type="float" office:value="0">
            <text:p>0</text:p>
          </table:table-cell>
          <table:table-cell office:value-type="float" office:value="0.756597634315">
            <text:p>0.7565976343</text:p>
          </table:table-cell>
          <table:table-cell office:value-type="float" office:value="0">
            <text:p>0</text:p>
          </table:table-cell>
          <table:table-cell office:value-type="float" office:value="0.756181957016">
            <text:p>0.756181957</text:p>
          </table:table-cell>
          <table:table-cell office:value-type="float" office:value="0">
            <text:p>0</text:p>
          </table:table-cell>
          <table:table-cell office:value-type="float" office:value="0.860484479899">
            <text:p>0.8604844799</text:p>
          </table:table-cell>
          <table:table-cell office:value-type="float" office:value="0">
            <text:p>0</text:p>
          </table:table-cell>
          <table:table-cell office:value-type="float" office:value="0.861071944368">
            <text:p>0.8610719444</text:p>
          </table:table-cell>
          <table:table-cell office:value-type="float" office:value="0">
            <text:p>0</text:p>
          </table:table-cell>
          <table:table-cell office:value-type="float" office:value="0.861304473254">
            <text:p>0.8613044733</text:p>
          </table:table-cell>
          <table:table-cell office:value-type="float" office:value="0">
            <text:p>0</text:p>
          </table:table-cell>
          <table:table-cell office:value-type="float" office:value="0.860600085801">
            <text:p>0.8606000858</text:p>
          </table:table-cell>
          <table:table-cell office:value-type="float" office:value="0">
            <text:p>0</text:p>
          </table:table-cell>
          <table:table-cell office:value-type="float" office:value="0.861299963117">
            <text:p>0.8612999631</text:p>
          </table:table-cell>
          <table:table-cell office:value-type="float" office:value="0">
            <text:p>0</text:p>
          </table:table-cell>
          <table:table-cell office:value-type="float" office:value="0.860071378891">
            <text:p>0.8600713789</text:p>
          </table:table-cell>
          <table:table-cell office:value-type="float" office:value="0">
            <text:p>0</text:p>
          </table:table-cell>
          <table:table-cell office:value-type="float" office:value="0.757021895955">
            <text:p>0.757021896</text:p>
          </table:table-cell>
          <table:table-cell office:value-type="float" office:value="0">
            <text:p>0</text:p>
          </table:table-cell>
          <table:table-cell office:value-type="float" office:value="0.755928355802">
            <text:p>0.7559283558</text:p>
          </table:table-cell>
          <table:table-cell office:value-type="float" office:value="0">
            <text:p>0</text:p>
          </table:table-cell>
          <table:table-cell office:value-type="float" office:value="0.74970438142">
            <text:p>0.7497043814</text:p>
          </table:table-cell>
          <table:table-cell office:value-type="float" office:value="0">
            <text:p>0</text:p>
          </table:table-cell>
          <table:table-cell office:value-type="float" office:value="0.875949868108">
            <text:p>0.8759498681</text:p>
          </table:table-cell>
          <table:table-cell office:value-type="float" office:value="0">
            <text:p>0</text:p>
          </table:table-cell>
          <table:table-cell office:value-type="float" office:value="0.876301565126">
            <text:p>0.8763015651</text:p>
          </table:table-cell>
          <table:table-cell office:value-type="float" office:value="0">
            <text:p>0</text:p>
          </table:table-cell>
          <table:table-cell office:value-type="float" office:value="0.87572772597">
            <text:p>0.875727726</text:p>
          </table:table-cell>
          <table:table-cell office:value-type="float" office:value="0">
            <text:p>0</text:p>
          </table:table-cell>
          <table:table-cell office:value-type="float" office:value="0.876379605952">
            <text:p>0.876379606</text:p>
          </table:table-cell>
          <table:table-cell office:value-type="float" office:value="0">
            <text:p>0</text:p>
          </table:table-cell>
          <table:table-cell office:value-type="float" office:value="0.875558688331">
            <text:p>0.8755586883</text:p>
          </table:table-cell>
          <table:table-cell office:value-type="float" office:value="0">
            <text:p>0</text:p>
          </table:table-cell>
          <table:table-cell office:value-type="float" office:value="0.873127203776">
            <text:p>0.873127203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verage</text:p>
          </table:table-cell>
          <table:table-cell table:number-columns-repeated="2"/>
          <table:table-cell office:value-type="string">
            <text:p>Mean</text:p>
          </table:table-cell>
          <table:table-cell table:formula="of:=SUM([.E2:.E10])/COUNT([.$B$2:.$B$10])" office:value-type="float" office:value="0.936859130857667">
            <text:p>0.9368591309</text:p>
          </table:table-cell>
          <table:table-cell table:formula="of:=SUM([.F2:.F10])/COUNT([.$B$2:.$B$10])" office:value-type="float" office:value="0.954804717934333">
            <text:p>0.9548047179</text:p>
          </table:table-cell>
          <table:table-cell table:formula="of:=SUM([.G2:.G10])/COUNT([.$B$2:.$B$10])" office:value-type="float" office:value="0.868174621723555">
            <text:p>0.8681746217</text:p>
          </table:table-cell>
          <table:table-cell table:formula="of:=SUM([.H2:.H10])/COUNT([.H2:.H10])" office:value-type="float" office:value="0">
            <text:p>0</text:p>
          </table:table-cell>
          <table:table-cell table:formula="of:=SUM([.I2:.I10])/COUNT([.$B$2:.$B$10])" office:value-type="float" office:value="0.867130592820778">
            <text:p>0.8671305928</text:p>
          </table:table-cell>
          <table:table-cell table:formula="of:=SUM([.J2:.J10])/COUNT([.J2:.J10])" office:value-type="float" office:value="0.111111111111111">
            <text:p>0.1111111111</text:p>
          </table:table-cell>
          <table:table-cell table:formula="of:=SUM([.K2:.K10])/COUNT([.$B$2:.$B$10])" office:value-type="float" office:value="0.939593541864">
            <text:p>0.9395935419</text:p>
          </table:table-cell>
          <table:table-cell table:formula="of:=SUM([.L2:.L10])/COUNT([.L2:.L10])" office:value-type="float" office:value="35.6666666666667">
            <text:p>35.6666666667</text:p>
          </table:table-cell>
          <table:table-cell table:formula="of:=SUM([.M2:.M10])/COUNT([.$B$2:.$B$10])" office:value-type="float" office:value="0.939426024431667">
            <text:p>0.9394260244</text:p>
          </table:table-cell>
          <table:table-cell table:formula="of:=SUM([.N2:.N10])/COUNT([.N2:.N10])" office:value-type="float" office:value="35.6666666666667">
            <text:p>35.6666666667</text:p>
          </table:table-cell>
          <table:table-cell table:formula="of:=SUM([.O2:.O10])/COUNT([.$B$2:.$B$10])" office:value-type="float" office:value="0.940268787527444">
            <text:p>0.9402687875</text:p>
          </table:table-cell>
          <table:table-cell table:formula="of:=SUM([.P2:.P10])/COUNT([.P2:.P10])" office:value-type="float" office:value="36.5555555555556">
            <text:p>36.5555555556</text:p>
          </table:table-cell>
          <table:table-cell table:formula="of:=SUM([.Q2:.Q10])/COUNT([.$B$2:.$B$10])" office:value-type="float" office:value="0.835161876681">
            <text:p>0.8351618767</text:p>
          </table:table-cell>
          <table:table-cell table:formula="of:=SUM([.R2:.R10])/COUNT([.R2:.R10])" office:value-type="float" office:value="0">
            <text:p>0</text:p>
          </table:table-cell>
          <table:table-cell table:formula="of:=SUM([.S2:.S10])/COUNT([.$B$2:.$B$10])" office:value-type="float" office:value="0.947886846250222">
            <text:p>0.9478868463</text:p>
          </table:table-cell>
          <table:table-cell table:formula="of:=SUM([.T2:.T10])/COUNT([.T2:.T10])" office:value-type="float" office:value="40.8888888888889">
            <text:p>40.8888888889</text:p>
          </table:table-cell>
          <table:table-cell table:formula="of:=SUM([.U2:.U10])/COUNT([.$B$2:.$B$10])" office:value-type="float" office:value="0.946777825468555">
            <text:p>0.9467778255</text:p>
          </table:table-cell>
          <table:table-cell table:formula="of:=SUM([.V2:.V10])/COUNT([.V2:.V10])" office:value-type="float" office:value="37.6666666666667">
            <text:p>37.6666666667</text:p>
          </table:table-cell>
          <table:table-cell table:formula="of:=SUM([.W2:.W10])/COUNT([.$B$2:.$B$10])" office:value-type="float" office:value="0.944706021596333">
            <text:p>0.9447060216</text:p>
          </table:table-cell>
          <table:table-cell table:formula="of:=SUM([.X2:.X10])/COUNT([.X2:.X10])" office:value-type="float" office:value="37.2222222222222">
            <text:p>37.2222222222</text:p>
          </table:table-cell>
          <table:table-cell table:formula="of:=SUM([.Y2:.Y10])/COUNT([.$B$2:.$B$10])" office:value-type="float" office:value="0.854274014622">
            <text:p>0.8542740146</text:p>
          </table:table-cell>
          <table:table-cell table:formula="of:=SUM([.Z2:.Z10])/COUNT([.Z2:.Z10])" office:value-type="float" office:value="0">
            <text:p>0</text:p>
          </table:table-cell>
          <table:table-cell table:formula="of:=SUM([.AA2:.AA10])/COUNT([.$B$2:.$B$10])" office:value-type="float" office:value="0.939494064794444">
            <text:p>0.9394940648</text:p>
          </table:table-cell>
          <table:table-cell table:formula="of:=SUM([.AB2:.AB10])/COUNT([.AB2:.AB10])" office:value-type="float" office:value="37">
            <text:p>37</text:p>
          </table:table-cell>
          <table:table-cell table:formula="of:=SUM([.AC2:.AC10])/COUNT([.$B$2:.$B$10])" office:value-type="float" office:value="0.939694241324667">
            <text:p>0.9396942413</text:p>
          </table:table-cell>
          <table:table-cell table:formula="of:=SUM([.AD2:.AD10])/COUNT([.AD2:.AD10])" office:value-type="float" office:value="36.1111111111111">
            <text:p>36.1111111111</text:p>
          </table:table-cell>
          <table:table-cell table:formula="of:=SUM([.AE2:.AE10])/COUNT([.$B$2:.$B$10])" office:value-type="float" office:value="0.939712779780333">
            <text:p>0.9397127798</text:p>
          </table:table-cell>
          <table:table-cell table:formula="of:=SUM([.AF2:.AF10])/COUNT([.AF2:.AF10])" office:value-type="float" office:value="36.5555555555556">
            <text:p>36.5555555556</text:p>
          </table:table-cell>
          <table:table-cell table:formula="of:=SUM([.AG2:.AG10])/COUNT([.$B$2:.$B$10])" office:value-type="float" office:value="0.833474964286556">
            <text:p>0.8334749643</text:p>
          </table:table-cell>
          <table:table-cell table:formula="of:=SUM([.AH2:.AH10])/COUNT([.AH2:.AH10])" office:value-type="float" office:value="0">
            <text:p>0</text:p>
          </table:table-cell>
          <table:table-cell table:formula="of:=SUM([.AI2:.AI10])/COUNT([.$B$2:.$B$10])" office:value-type="float" office:value="0.833434497891333">
            <text:p>0.8334344979</text:p>
          </table:table-cell>
          <table:table-cell table:formula="of:=SUM([.AJ2:.AJ10])/COUNT([.AJ2:.AJ10])" office:value-type="float" office:value="0">
            <text:p>0</text:p>
          </table:table-cell>
          <table:table-cell table:formula="of:=SUM([.AK2:.AK10])/COUNT([.$B$2:.$B$10])" office:value-type="float" office:value="0.832025449614">
            <text:p>0.8320254496</text:p>
          </table:table-cell>
          <table:table-cell table:formula="of:=SUM([.AL2:.AL10])/COUNT([.AL2:.AL10])" office:value-type="float" office:value="0">
            <text:p>0</text:p>
          </table:table-cell>
          <table:table-cell table:formula="of:=SUM([.AM2:.AM10])/COUNT([.$B$2:.$B$10])" office:value-type="float" office:value="0.917900719259778">
            <text:p>0.9179007193</text:p>
          </table:table-cell>
          <table:table-cell table:formula="of:=SUM([.AN2:.AN10])/COUNT([.AN2:.AN10])" office:value-type="float" office:value="12">
            <text:p>12</text:p>
          </table:table-cell>
          <table:table-cell table:formula="of:=SUM([.AO2:.AO10])/COUNT([.$B$2:.$B$10])" office:value-type="float" office:value="0.919814858014444">
            <text:p>0.919814858</text:p>
          </table:table-cell>
          <table:table-cell table:formula="of:=SUM([.AP2:.AP10])/COUNT([.AP2:.AP10])" office:value-type="float" office:value="14.1111111111111">
            <text:p>14.1111111111</text:p>
          </table:table-cell>
          <table:table-cell table:formula="of:=SUM([.AQ2:.AQ10])/COUNT([.$B$2:.$B$10])" office:value-type="float" office:value="0.918711172781222">
            <text:p>0.9187111728</text:p>
          </table:table-cell>
          <table:table-cell table:formula="of:=SUM([.AR2:.AR10])/COUNT([.AR2:.AR10])" office:value-type="float" office:value="12.1111111111111">
            <text:p>12.1111111111</text:p>
          </table:table-cell>
          <table:table-cell table:formula="of:=SUM([.AS2:.AS10])/COUNT([.$B$2:.$B$10])" office:value-type="float" office:value="0.921332807347667">
            <text:p>0.9213328073</text:p>
          </table:table-cell>
          <table:table-cell table:formula="of:=SUM([.AT2:.AT10])/COUNT([.AT2:.AT10])" office:value-type="float" office:value="14.6666666666667">
            <text:p>14.6666666667</text:p>
          </table:table-cell>
          <table:table-cell table:formula="of:=SUM([.AU2:.AU10])/COUNT([.$B$2:.$B$10])" office:value-type="float" office:value="0.918154454491">
            <text:p>0.9181544545</text:p>
          </table:table-cell>
          <table:table-cell table:formula="of:=SUM([.AV2:.AV10])/COUNT([.AV2:.AV10])" office:value-type="float" office:value="13.4444444444444">
            <text:p>13.4444444444</text:p>
          </table:table-cell>
          <table:table-cell table:formula="of:=SUM([.AW2:.AW10])/COUNT([.$B$2:.$B$10])" office:value-type="float" office:value="0.917773805766111">
            <text:p>0.9177738058</text:p>
          </table:table-cell>
          <table:table-cell table:formula="of:=SUM([.AX2:.AX10])/COUNT([.AX2:.AX10])" office:value-type="float" office:value="12.7777777777778">
            <text:p>12.7777777778</text:p>
          </table:table-cell>
          <table:table-cell table:formula="of:=SUM([.AY2:.AY10])/COUNT([.$B$2:.$B$10])" office:value-type="float" office:value="0.837840305202222">
            <text:p>0.8378403052</text:p>
          </table:table-cell>
          <table:table-cell table:formula="of:=SUM([.AZ2:.AZ10])/COUNT([.AZ2:.AZ10])" office:value-type="float" office:value="0">
            <text:p>0</text:p>
          </table:table-cell>
          <table:table-cell table:formula="of:=SUM([.BA2:.BA10])/COUNT([.$B$2:.$B$10])" office:value-type="float" office:value="0.838691424236889">
            <text:p>0.8386914242</text:p>
          </table:table-cell>
          <table:table-cell table:formula="of:=SUM([.BB2:.BB10])/COUNT([.BB2:.BB10])" office:value-type="float" office:value="0">
            <text:p>0</text:p>
          </table:table-cell>
          <table:table-cell table:formula="of:=SUM([.BC2:.BC10])/COUNT([.$B$2:.$B$10])" office:value-type="float" office:value="0.831178035575">
            <text:p>0.8311780356</text:p>
          </table:table-cell>
          <table:table-cell table:formula="of:=SUM([.BD2:.BD10])/COUNT([.BD2:.BD10])" office:value-type="float" office:value="0">
            <text:p>0</text:p>
          </table:table-cell>
          <table:table-cell table:formula="of:=SUM([.BE2:.BE10])/COUNT([.$B$2:.$B$10])" office:value-type="float" office:value="0.931765082002778">
            <text:p>0.931765082</text:p>
          </table:table-cell>
          <table:table-cell table:formula="of:=SUM([.BF2:.BF10])/COUNT([.BF2:.BF10])" office:value-type="float" office:value="31.3333333333333">
            <text:p>31.3333333333</text:p>
          </table:table-cell>
          <table:table-cell table:formula="of:=SUM([.BG2:.BG10])/COUNT([.$B$2:.$B$10])" office:value-type="float" office:value="0.933156398523111">
            <text:p>0.9331563985</text:p>
          </table:table-cell>
          <table:table-cell table:formula="of:=SUM([.BH2:.BH10])/COUNT([.BH2:.BH10])" office:value-type="float" office:value="33.5555555555556">
            <text:p>33.5555555556</text:p>
          </table:table-cell>
          <table:table-cell table:formula="of:=SUM([.BI2:.BI10])/COUNT([.$B$2:.$B$10])" office:value-type="float" office:value="0.931936274144333">
            <text:p>0.9319362741</text:p>
          </table:table-cell>
          <table:table-cell table:formula="of:=SUM([.BJ2:.BJ10])/COUNT([.BJ2:.BJ10])" office:value-type="float" office:value="30.8888888888889">
            <text:p>30.8888888889</text:p>
          </table:table-cell>
          <table:table-cell table:formula="of:=SUM([.BK2:.BK10])/COUNT([.$B$2:.$B$10])" office:value-type="float" office:value="0.931169816021">
            <text:p>0.931169816</text:p>
          </table:table-cell>
          <table:table-cell table:formula="of:=SUM([.BL2:.BL10])/COUNT([.BL2:.BL10])" office:value-type="float" office:value="31.4444444444444">
            <text:p>31.4444444444</text:p>
          </table:table-cell>
          <table:table-cell table:formula="of:=SUM([.BM2:.BM10])/COUNT([.$B$2:.$B$10])" office:value-type="float" office:value="0.932581308501">
            <text:p>0.9325813085</text:p>
          </table:table-cell>
          <table:table-cell table:formula="of:=SUM([.BN2:.BN10])/COUNT([.BN2:.BN10])" office:value-type="float" office:value="31.4444444444444">
            <text:p>31.4444444444</text:p>
          </table:table-cell>
          <table:table-cell table:formula="of:=SUM([.BO2:.BO10])/COUNT([.$B$2:.$B$10])" office:value-type="float" office:value="0.931048666371222">
            <text:p>0.9310486664</text:p>
          </table:table-cell>
          <table:table-cell table:formula="of:=SUM([.BP2:.BP10])/COUNT([.BP2:.BP10])" office:value-type="float" office:value="31.3333333333333">
            <text:p>31.3333333333</text:p>
          </table:table-cell>
        </table:table-row>
        <table:table-row table:style-name="ro2" table:number-rows-repeated="1048564">
          <table:table-cell table:number-columns-repeated="68"/>
        </table:table-row>
        <table:table-row table:style-name="ro2">
          <table:table-cell table:number-columns-repeated="68"/>
        </table:table-row>
      </table:table>
      <table:table table:name="Synthèse Unif" table:style-name="ta1">
        <table:shapes>
          <draw:frame draw:z-index="0" draw:style-name="gr1" svg:width="46.932cm" svg:height="11.393cm" svg:x="1.817cm" svg:y="3.47cm">
            <draw:object draw:notify-on-update-of-ranges="'mf 0.7 - rem 1.0'.L1:'mf 0.7 - rem 1.0'.L1 'mf 0.7 - rem 1.0'.N1:'mf 0.7 - rem 1.0'.N1 'mf 0.7 - rem 1.0'.P1:'mf 0.7 - rem 1.0'.P1 'mf 0.7 - rem 1.0'.T1:'mf 0.7 - rem 1.0'.T1 'mf 0.7 - rem 1.0'.V1:'mf 0.7 - rem 1.0'.V1 'mf 0.7 - rem 1.0'.X1:'mf 0.7 - rem 1.0'.X1 'mf 0.7 - rem 1.0'.AB1:'mf 0.7 - rem 1.0'.AB1 'mf 0.7 - rem 1.0'.AD1:'mf 0.7 - rem 1.0'.AD1 'mf 0.7 - rem 1.0'.AF1:'mf 0.7 - rem 1.0'.AF1 'mf 0.7 - rem 1.0'.BF1:'mf 0.7 - rem 1.0'.BF1 'mf 0.7 - rem 1.0'.BH1:'mf 0.7 - rem 1.0'.BH1 'mf 0.7 - rem 1.0'.BJ1:'mf 0.7 - rem 1.0'.BJ1 'mf 0.7 - rem 1.0'.BL1:'mf 0.7 - rem 1.0'.BL1 'mf 0.7 - rem 1.0'.BN1:'mf 0.7 - rem 1.0'.BN1 'mf 0.7 - rem 1.0'.BP1:'mf 0.7 - rem 1.0'.BP1 'mf 0.7 - rem 1.0'.L11:'mf 0.7 - rem 1.0'.L11 'mf 0.7 - rem 1.0'.N11:'mf 0.7 - rem 1.0'.N11 'mf 0.7 - rem 1.0'.P11:'mf 0.7 - rem 1.0'.P11 'mf 0.7 - rem 1.0'.T11:'mf 0.7 - rem 1.0'.T11 'mf 0.7 - rem 1.0'.V11:'mf 0.7 - rem 1.0'.V11 'mf 0.7 - rem 1.0'.X11:'mf 0.7 - rem 1.0'.X11 'mf 0.7 - rem 1.0'.AB11:'mf 0.7 - rem 1.0'.AB11 'mf 0.7 - rem 1.0'.AD11:'mf 0.7 - rem 1.0'.AD11 'mf 0.7 - rem 1.0'.AF11:'mf 0.7 - rem 1.0'.AF11 'mf 0.7 - rem 1.0'.BF11:'mf 0.7 - rem 1.0'.BF11 'mf 0.7 - rem 1.0'.BH11:'mf 0.7 - rem 1.0'.BH11 'mf 0.7 - rem 1.0'.BJ11:'mf 0.7 - rem 1.0'.BJ11 'mf 0.7 - rem 1.0'.BL11:'mf 0.7 - rem 1.0'.BL11 'mf 0.7 - rem 1.0'.BN11:'mf 0.7 - rem 1.0'.BN11 'mf 0.7 - rem 1.0'.BP11:'mf 0.7 - rem 1.0'.BP11 'mf 0.8 - rem 0.8'.L11:'mf 0.8 - rem 0.8'.L11 'mf 0.8 - rem 0.8'.N11:'mf 0.8 - rem 0.8'.N11 'mf 0.8 - rem 0.8'.P11:'mf 0.8 - rem 0.8'.P11 'mf 0.8 - rem 0.8'.T11:'mf 0.8 - rem 0.8'.T11 'mf 0.8 - rem 0.8'.V11:'mf 0.8 - rem 0.8'.V11 'mf 0.8 - rem 0.8'.X11:'mf 0.8 - rem 0.8'.X11 'mf 0.8 - rem 0.8'.AB11:'mf 0.8 - rem 0.8'.AB11 'mf 0.8 - rem 0.8'.AD11:'mf 0.8 - rem 0.8'.AD11 'mf 0.8 - rem 0.8'.AF11:'mf 0.8 - rem 0.8'.AF11 'mf 0.8 - rem 0.8'.BF11:'mf 0.8 - rem 0.8'.BF11 'mf 0.8 - rem 0.8'.BH11:'mf 0.8 - rem 0.8'.BH11 'mf 0.8 - rem 0.8'.BJ11:'mf 0.8 - rem 0.8'.BJ11 'mf 0.8 - rem 0.8'.BL11:'mf 0.8 - rem 0.8'.BL11 'mf 0.8 - rem 0.8'.BN11:'mf 0.8 - rem 0.8'.BN11 'mf 0.8 - rem 0.8'.BP11:'mf 0.8 - rem 0.8'.BP11 'mf 0.8 - rem 1.0'.L11:'mf 0.8 - rem 1.0'.L11 'mf 0.8 - rem 1.0'.N11:'mf 0.8 - rem 1.0'.N11 'mf 0.8 - rem 1.0'.P11:'mf 0.8 - rem 1.0'.P11 'mf 0.8 - rem 1.0'.T11:'mf 0.8 - rem 1.0'.T11 'mf 0.8 - rem 1.0'.V11:'mf 0.8 - rem 1.0'.V11 'mf 0.8 - rem 1.0'.X11:'mf 0.8 - rem 1.0'.X11 'mf 0.8 - rem 1.0'.AB11:'mf 0.8 - rem 1.0'.AB11 'mf 0.8 - rem 1.0'.AD11:'mf 0.8 - rem 1.0'.AD11 'mf 0.8 - rem 1.0'.AF11:'mf 0.8 - rem 1.0'.AF11 'mf 0.8 - rem 1.0'.BF11:'mf 0.8 - rem 1.0'.BF11 'mf 0.8 - rem 1.0'.BH11:'mf 0.8 - rem 1.0'.BH11 'mf 0.8 - rem 1.0'.BJ11:'mf 0.8 - rem 1.0'.BJ11 'mf 0.8 - rem 1.0'.BL11:'mf 0.8 - rem 1.0'.BL11 'mf 0.8 - rem 1.0'.BN11:'mf 0.8 - rem 1.0'.BN11 'mf 0.8 - rem 1.0'.BP11:'mf 0.8 - rem 1.0'.BP11 'mf 0.9 - rem 0.8'.L11:'mf 0.9 - rem 0.8'.L11 'mf 0.9 - rem 0.8'.N11:'mf 0.9 - rem 0.8'.N11 'mf 0.9 - rem 0.8'.P11:'mf 0.9 - rem 0.8'.P11 'mf 0.9 - rem 0.8'.T11:'mf 0.9 - rem 0.8'.T11 'mf 0.9 - rem 0.8'.V11:'mf 0.9 - rem 0.8'.V11 'mf 0.9 - rem 0.8'.X11:'mf 0.9 - rem 0.8'.X11 'mf 0.9 - rem 0.8'.AB11:'mf 0.9 - rem 0.8'.AB11 'mf 0.9 - rem 0.8'.AD11:'mf 0.9 - rem 0.8'.AD11 'mf 0.9 - rem 0.8'.AF11:'mf 0.9 - rem 0.8'.AF11 'mf 0.9 - rem 0.8'.BF11:'mf 0.9 - rem 0.8'.BF11 'mf 0.9 - rem 0.8'.BH11:'mf 0.9 - rem 0.8'.BH11 'mf 0.9 - rem 0.8'.BJ11:'mf 0.9 - rem 0.8'.BJ11 'mf 0.9 - rem 0.8'.BL11:'mf 0.9 - rem 0.8'.BL11 'mf 0.9 - rem 0.8'.BN11:'mf 0.9 - rem 0.8'.BN11 'mf 0.9 - rem 0.8'.BP11:'mf 0.9 - rem 0.8'.BP11 'mf 0.9 - rem 1.0'.L11:'mf 0.9 - rem 1.0'.L11 'mf 0.9 - rem 1.0'.N11:'mf 0.9 - rem 1.0'.N11 'mf 0.9 - rem 1.0'.P11:'mf 0.9 - rem 1.0'.P11 'mf 0.9 - rem 1.0'.T11:'mf 0.9 - rem 1.0'.T11 'mf 0.9 - rem 1.0'.V11:'mf 0.9 - rem 1.0'.V11 'mf 0.9 - rem 1.0'.X11:'mf 0.9 - rem 1.0'.X11 'mf 0.9 - rem 1.0'.AB11:'mf 0.9 - rem 1.0'.AB11 'mf 0.9 - rem 1.0'.AD11:'mf 0.9 - rem 1.0'.AD11 'mf 0.9 - rem 1.0'.AF11:'mf 0.9 - rem 1.0'.AF11 'mf 0.9 - rem 1.0'.BF11:'mf 0.9 - rem 1.0'.BF11 'mf 0.9 - rem 1.0'.BH11:'mf 0.9 - rem 1.0'.BH11 'mf 0.9 - rem 1.0'.BJ11:'mf 0.9 - rem 1.0'.BJ11 'mf 0.9 - rem 1.0'.BL11:'mf 0.9 - rem 1.0'.BL11 'mf 0.9 - rem 1.0'.BN11:'mf 0.9 - rem 1.0'.BN11 'mf 0.9 - rem 1.0'.BP11:'mf 0.9 - rem 1.0'.BP1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svg:width="62.992cm" svg:height="15.985cm" svg:x="1.817cm" svg:y="15.424cm">
            <draw:object draw:notify-on-update-of-ranges="'Synthèse Unif'.A2:'Synthèse Unif'.A2 'Synthèse Unif'.A3:'Synthèse Unif'.A3 'Synthèse Unif'.A4:'Synthèse Unif'.A4 'Synthèse Unif'.A5:'Synthèse Unif'.A5 'Synthèse Unif'.A6:'Synthèse Unif'.A6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2" draw:style-name="gr1" svg:width="44.981cm" svg:height="13.289cm" svg:x="2.59cm" svg:y="70.507cm">
            <draw:object draw:notify-on-update-of-ranges="'Synthèse Unif'.A2:'Synthèse Unif'.A6 'Synthèse Unif'.D1:'Synthèse Unif'.D1 'Synthèse Unif'.D2:'Synthèse Unif'.D6 'Synthèse Unif'.F1:'Synthèse Unif'.F1 'Synthèse Unif'.F2:'Synthèse Unif'.F6 'Synthèse Unif'.H1:'Synthèse Unif'.H1 'Synthèse Unif'.H2:'Synthèse Unif'.H6 'Synthèse Unif'.J1:'Synthèse Unif'.J1 'Synthèse Unif'.J2:'Synthèse Unif'.J6 'Synthèse Unif'.L1:'Synthèse Unif'.L1 'Synthèse Unif'.L2:'Synthèse Unif'.L6 'Synthèse Unif'.N1:'Synthèse Unif'.N1 'Synthèse Unif'.N2:'Synthèse Unif'.N6 'Synthèse Unif'.P1:'Synthèse Unif'.P1 'Synthèse Unif'.P2:'Synthèse Unif'.P6 'Synthèse Unif'.R1:'Synthèse Unif'.R1 'Synthèse Unif'.R2:'Synthèse Unif'.R6 'Synthèse Unif'.T1:'Synthèse Unif'.T1 'Synthèse Unif'.T2:'Synthèse Unif'.T6 'Synthèse Unif'.V1:'Synthèse Unif'.V1 'Synthèse Unif'.V2:'Synthèse Unif'.V6 'Synthèse Unif'.X1:'Synthèse Unif'.X1 'Synthèse Unif'.X2:'Synthèse Unif'.X6 'Synthèse Unif'.Z1:'Synthèse Unif'.Z1 'Synthèse Unif'.Z2:'Synthèse Unif'.Z6 'Synthèse Unif'.AB1:'Synthèse Unif'.AB1 'Synthèse Unif'.AB2:'Synthèse Unif'.AB6 'Synthèse Unif'.AD1:'Synthèse Unif'.AD1 'Synthèse Unif'.AD2:'Synthèse Unif'.AD6 'Synthèse Unif'.AF1:'Synthèse Unif'.AF1 'Synthèse Unif'.AF2:'Synthèse Unif'.AF6 'Synthèse Unif'.AH1:'Synthèse Unif'.AH1 'Synthèse Unif'.AH2:'Synthèse Unif'.AH6 'Synthèse Unif'.AJ1:'Synthèse Unif'.AJ1 'Synthèse Unif'.AJ2:'Synthèse Unif'.AJ6 'Synthèse Unif'.AL1:'Synthèse Unif'.AL1 'Synthèse Unif'.AL2:'Synthèse Unif'.AL6 'Synthèse Unif'.AN1:'Synthèse Unif'.AN1 'Synthèse Unif'.AN2:'Synthèse Unif'.AN6 'Synthèse Unif'.AP1:'Synthèse Unif'.AP1 'Synthèse Unif'.AP2:'Synthèse Unif'.AP6 'Synthèse Unif'.AR1:'Synthèse Unif'.AR1 'Synthèse Unif'.AR2:'Synthèse Unif'.AR6 'Synthèse Unif'.AT1:'Synthèse Unif'.AT1 'Synthèse Unif'.AT2:'Synthèse Unif'.AT6 'Synthèse Unif'.AV1:'Synthèse Unif'.AV1 'Synthèse Unif'.AV2:'Synthèse Unif'.AV6 'Synthèse Unif'.AX1:'Synthèse Unif'.AX1 'Synthèse Unif'.AX2:'Synthèse Unif'.AX6 'Synthèse Unif'.AZ1:'Synthèse Unif'.AZ1 'Synthèse Unif'.AZ2:'Synthèse Unif'.AZ6 'Synthèse Unif'.BB1:'Synthèse Unif'.BB1 'Synthèse Unif'.BB2:'Synthèse Unif'.BB6 'Synthèse Unif'.BD1:'Synthèse Unif'.BD1 'Synthèse Unif'.BD2:'Synthèse Unif'.BD6 'Synthèse Unif'.BF1:'Synthèse Unif'.BF1 'Synthèse Unif'.BF2:'Synthèse Unif'.BF6 'Synthèse Unif'.BH1:'Synthèse Unif'.BH1 'Synthèse Unif'.BH2:'Synthèse Unif'.BH6 'Synthèse Unif'.BJ1:'Synthèse Unif'.BJ1 'Synthèse Unif'.BJ2:'Synthèse Unif'.BJ6 'Synthèse Unif'.BL1:'Synthèse Unif'.BL1 'Synthèse Unif'.BL2:'Synthèse Unif'.BL6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3" draw:style-name="gr1" svg:width="44.981cm" svg:height="13.289cm" svg:x="3.912cm" svg:y="84.585cm">
            <draw:object draw:notify-on-update-of-ranges="'Synthèse Unif'.A2:'Synthèse Unif'.A2 'Synthèse Unif'.A3:'Synthèse Unif'.A3 'Synthèse Unif'.A4:'Synthèse Unif'.A4 'Synthèse Unif'.A5:'Synthèse Unif'.A5 'Synthèse Unif'.A6:'Synthèse Unif'.A6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4" draw:style-name="gr1" svg:width="69.738cm" svg:height="22.132cm" svg:x="3.203cm" svg:y="32.04cm">
            <draw:object draw:notify-on-update-of-ranges="'Synthèse Unif'.A2:'Synthèse Unif'.A2 'Synthèse Unif'.A3:'Synthèse Unif'.A3 'Synthèse Unif'.A4:'Synthèse Unif'.A4 'Synthèse Unif'.A5:'Synthèse Unif'.A5 'Synthèse Unif'.A6:'Synthèse Unif'.A6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5" draw:style-name="gr1" svg:width="26cm" svg:height="14.4cm" svg:x="0.973cm" svg:y="55.028cm">
            <draw:object draw:notify-on-update-of-ranges="'Synthèse Unif'.A2:'Synthèse Unif'.A6 'Synthèse Unif'.A2:'Synthèse Unif'.A2 'Synthèse Unif'.A3:'Synthèse Unif'.A3 'Synthèse Unif'.A4:'Synthèse Unif'.A4 'Synthèse Unif'.A5:'Synthèse Unif'.A5 'Synthèse Unif'.A6:'Synthèse Unif'.A6" xlink:href="./Object 33" xlink:type="simple" xlink:show="embed" xlink:actuate="onLoad"/>
            <draw:image xlink:href="./ObjectReplacements/Object 33" xlink:type="simple" xlink:show="embed" xlink:actuate="onLoad"/>
          </draw:frame>
          <draw:frame draw:z-index="6" draw:style-name="gr1" svg:width="26cm" svg:height="14.4cm" svg:x="28.299cm" svg:y="54.868cm">
            <draw:object draw:notify-on-update-of-ranges="'Synthèse Unif'.A2:'Synthèse Unif'.A2 'Synthèse Unif'.A3:'Synthèse Unif'.A3 'Synthèse Unif'.A4:'Synthèse Unif'.A4 'Synthèse Unif'.A5:'Synthèse Unif'.A5 'Synthèse Unif'.A6:'Synthèse Unif'.A6" xlink:href="./Object 34" xlink:type="simple" xlink:show="embed" xlink:actuate="onLoad"/>
            <draw:image xlink:href="./ObjectReplacements/Object 34" xlink:type="simple" xlink:show="embed" xlink:actuate="onLoad"/>
          </draw:frame>
          <draw:frame draw:z-index="7" draw:style-name="gr1" svg:width="29.598cm" svg:height="14.4cm" svg:x="55.672cm" svg:y="55.2cm">
            <draw:object draw:notify-on-update-of-ranges="'Synthèse Unif'.A2:'Synthèse Unif'.A2 'Synthèse Unif'.A3:'Synthèse Unif'.A3 'Synthèse Unif'.A4:'Synthèse Unif'.A4 'Synthèse Unif'.A5:'Synthèse Unif'.A5 'Synthèse Unif'.A6:'Synthèse Unif'.A6" xlink:href="./Object 35" xlink:type="simple" xlink:show="embed" xlink:actuate="onLoad"/>
            <draw:image xlink:href="./ObjectReplacements/Object 35" xlink:type="simple" xlink:show="embed" xlink:actuate="onLoad"/>
          </draw:frame>
          <draw:frame draw:z-index="8" draw:style-name="gr1" svg:width="29.6cm" svg:height="14.4cm" svg:x="50.092cm" svg:y="70.603cm">
            <draw:object draw:notify-on-update-of-ranges="'Synthèse Unif'.A2:'Synthèse Unif'.A2 'Synthèse Unif'.A3:'Synthèse Unif'.A3 'Synthèse Unif'.A4:'Synthèse Unif'.A4 'Synthèse Unif'.A5:'Synthèse Unif'.A5 'Synthèse Unif'.A6:'Synthèse Unif'.A6" xlink:href="./Object 36" xlink:type="simple" xlink:show="embed" xlink:actuate="onLoad"/>
            <draw:image xlink:href="./ObjectReplacements/Object 36" xlink:type="simple" xlink:show="embed" xlink:actuate="onLoad"/>
          </draw:frame>
        </table:shapes>
        <table:table-column table:style-name="co51" table:default-cell-style-name="Default"/>
        <table:table-column table:style-name="co52" table:default-cell-style-name="Default"/>
        <table:table-column table:style-name="co26" table:number-columns-repeated="1022" table:default-cell-style-name="Default"/>
        <table:table-row table:style-name="ro5">
          <table:table-cell table:style-name="ce1"/>
          <table:table-cell table:style-name="ce3" office:value-type="string">
            <text:p><text:s/>Avg %usage </text:p>
          </table:table-cell>
          <table:table-cell table:style-name="ce3" office:value-type="string">
            <text:p><text:s/>Avg max % usage</text:p>
          </table:table-cell>
          <table:table-cell table:style-name="ce3" office:value-type="string">
            <text:p>nothing_pn</text:p>
          </table:table-cell>
          <table:table-cell table:style-name="ce3" office:value-type="string">
            <text:p>nothing_ns</text:p>
          </table:table-cell>
          <table:table-cell table:style-name="ce3" office:value-type="string">
            <text:p>shuff1_pn</text:p>
          </table:table-cell>
          <table:table-cell table:style-name="ce3" office:value-type="string">
            <text:p>shuff1_ns</text:p>
          </table:table-cell>
          <table:table-cell table:style-name="ce3" office:value-type="string">
            <text:p>1/C_pn</text:p>
          </table:table-cell>
          <table:table-cell table:style-name="ce3" office:value-type="string">
            <text:p>1/C_ns</text:p>
          </table:table-cell>
          <table:table-cell table:style-name="ce3" office:value-type="string">
            <text:p>1/R_pn</text:p>
          </table:table-cell>
          <table:table-cell table:style-name="ce3" office:value-type="string">
            <text:p>1/R_ns</text:p>
          </table:table-cell>
          <table:table-cell table:style-name="ce3" office:value-type="string">
            <text:p>R/C_pn</text:p>
          </table:table-cell>
          <table:table-cell table:style-name="ce3" office:value-type="string">
            <text:p>R/C_ns</text:p>
          </table:table-cell>
          <table:table-cell table:style-name="ce3" office:value-type="string">
            <text:p>ic_shuff_pn</text:p>
          </table:table-cell>
          <table:table-cell table:style-name="ce3" office:value-type="string">
            <text:p>ic_shuff_ns</text:p>
          </table:table-cell>
          <table:table-cell table:style-name="ce3" office:value-type="string">
            <text:p>ic_dyn_1/C_pn</text:p>
          </table:table-cell>
          <table:table-cell table:style-name="ce3" office:value-type="string">
            <text:p>ic_dyn_1/C_ns</text:p>
          </table:table-cell>
          <table:table-cell table:style-name="ce3" office:value-type="string">
            <text:p>ic_dyn_1/R_pn</text:p>
          </table:table-cell>
          <table:table-cell table:style-name="ce3" office:value-type="string">
            <text:p>ic_dyn_1/R_ns</text:p>
          </table:table-cell>
          <table:table-cell table:style-name="ce3" office:value-type="string">
            <text:p>ic_dyn_R/C_pn</text:p>
          </table:table-cell>
          <table:table-cell table:style-name="ce3" office:value-type="string">
            <text:p>ic_dyn_R/C_ns</text:p>
          </table:table-cell>
          <table:table-cell table:style-name="ce3" office:value-type="string">
            <text:p>bc_shuff_pn</text:p>
          </table:table-cell>
          <table:table-cell table:style-name="ce3" office:value-type="string">
            <text:p>bc_shuff_ns</text:p>
          </table:table-cell>
          <table:table-cell table:style-name="ce3" office:value-type="string">
            <text:p>bc_dyn_1/C_pn</text:p>
          </table:table-cell>
          <table:table-cell table:style-name="ce3" office:value-type="string">
            <text:p>bc_dyn_1/C_ns</text:p>
          </table:table-cell>
          <table:table-cell table:style-name="ce3" office:value-type="string">
            <text:p>bc_dyn_1/R_pn</text:p>
          </table:table-cell>
          <table:table-cell table:style-name="ce3" office:value-type="string">
            <text:p>bc_dyn_1/R_ns</text:p>
          </table:table-cell>
          <table:table-cell table:style-name="ce3" office:value-type="string">
            <text:p>bc_dyn_R/C_pn</text:p>
          </table:table-cell>
          <table:table-cell table:style-name="ce3" office:value-type="string">
            <text:p>bc_dyn_R/C_ns</text:p>
          </table:table-cell>
          <table:table-cell table:style-name="ce3" office:value-type="string">
            <text:p>bb_nothing_pn</text:p>
          </table:table-cell>
          <table:table-cell table:style-name="ce3" office:value-type="string">
            <text:p>bb_nothing_ns</text:p>
          </table:table-cell>
          <table:table-cell table:style-name="ce3" office:value-type="string">
            <text:p>bb_shuff1_pn</text:p>
          </table:table-cell>
          <table:table-cell table:style-name="ce3" office:value-type="string">
            <text:p>bb_shuff1_ns</text:p>
          </table:table-cell>
          <table:table-cell table:style-name="ce3" office:value-type="string">
            <text:p>bb_shuff_pn</text:p>
          </table:table-cell>
          <table:table-cell table:style-name="ce3" office:value-type="string">
            <text:p>bb_shuff_ns</text:p>
          </table:table-cell>
          <table:table-cell table:style-name="ce3" office:value-type="string">
            <text:p>bb_st_1/C_pn</text:p>
          </table:table-cell>
          <table:table-cell table:style-name="ce3" office:value-type="string">
            <text:p>bb_st_1/C_ns</text:p>
          </table:table-cell>
          <table:table-cell table:style-name="ce3" office:value-type="string">
            <text:p>bb_dyn_1/C_pn</text:p>
          </table:table-cell>
          <table:table-cell table:style-name="ce3" office:value-type="string">
            <text:p>bb_dyn_1/C_ns</text:p>
          </table:table-cell>
          <table:table-cell table:style-name="ce3" office:value-type="string">
            <text:p>bb_st_1/R_pn</text:p>
          </table:table-cell>
          <table:table-cell table:style-name="ce3" office:value-type="string">
            <text:p>bb_st_1/R_ns</text:p>
          </table:table-cell>
          <table:table-cell table:style-name="ce3" office:value-type="string">
            <text:p>bb_dyn_1/R_pn</text:p>
          </table:table-cell>
          <table:table-cell table:style-name="ce3" office:value-type="string">
            <text:p>bb_dyn_1/R_ns</text:p>
          </table:table-cell>
          <table:table-cell table:style-name="ce3" office:value-type="string">
            <text:p>bb_st_R/C_pn</text:p>
          </table:table-cell>
          <table:table-cell table:style-name="ce3" office:value-type="string">
            <text:p>bb_st_R/C_ns</text:p>
          </table:table-cell>
          <table:table-cell table:style-name="ce3" office:value-type="string">
            <text:p>bb_dyn_R/C_pn</text:p>
          </table:table-cell>
          <table:table-cell table:style-name="ce3" office:value-type="string">
            <text:p>bb_dyn_R/C_ns</text:p>
          </table:table-cell>
          <table:table-cell table:style-name="ce3" office:value-type="string">
            <text:p>sbb_nothing_pn</text:p>
          </table:table-cell>
          <table:table-cell table:style-name="ce3" office:value-type="string">
            <text:p>sbb_nothing_ns</text:p>
          </table:table-cell>
          <table:table-cell table:style-name="ce3" office:value-type="string">
            <text:p>sbb_shuff1_pn</text:p>
          </table:table-cell>
          <table:table-cell table:style-name="ce3" office:value-type="string">
            <text:p>sbb_shuff1_ns</text:p>
          </table:table-cell>
          <table:table-cell table:style-name="ce3" office:value-type="string">
            <text:p>sbb_shuff_pn</text:p>
          </table:table-cell>
          <table:table-cell table:style-name="ce3" office:value-type="string">
            <text:p>sbb_shuff_ns</text:p>
          </table:table-cell>
          <table:table-cell table:style-name="ce3" office:value-type="string">
            <text:p>sbb_st_1/C_pn</text:p>
          </table:table-cell>
          <table:table-cell table:style-name="ce3" office:value-type="string">
            <text:p>sbb_st_1/C_ns</text:p>
          </table:table-cell>
          <table:table-cell table:style-name="ce3" office:value-type="string">
            <text:p>sbb_dyn_1/C_pn</text:p>
          </table:table-cell>
          <table:table-cell table:style-name="ce3" office:value-type="string">
            <text:p>sbb_dyn_1/C_ns</text:p>
          </table:table-cell>
          <table:table-cell table:style-name="ce3" office:value-type="string">
            <text:p>sbb_st_1/R_pn</text:p>
          </table:table-cell>
          <table:table-cell table:style-name="ce3" office:value-type="string">
            <text:p>sbb_st_1/R_ns</text:p>
          </table:table-cell>
          <table:table-cell table:style-name="ce3" office:value-type="string">
            <text:p>sbb_dyn_1/R_pn</text:p>
          </table:table-cell>
          <table:table-cell table:style-name="ce3" office:value-type="string">
            <text:p>sbb_dyn_1/R_ns</text:p>
          </table:table-cell>
          <table:table-cell table:style-name="ce3" office:value-type="string">
            <text:p>sbb_st_R/C_pn</text:p>
          </table:table-cell>
          <table:table-cell table:style-name="ce3" office:value-type="string">
            <text:p>sbb_st_R/C_ns</text:p>
          </table:table-cell>
          <table:table-cell table:style-name="ce3" office:value-type="string">
            <text:p>sbb_dyn_R/C_pn</text:p>
          </table:table-cell>
          <table:table-cell table:style-name="ce3" office:value-type="string">
            <text:p>sbb_dyn_R/C_ns</text:p>
          </table:table-cell>
          <table:table-cell table:style-name="ce3" table:number-columns-repeated="959"/>
        </table:table-row>
        <table:table-row table:style-name="ro2">
          <table:table-cell table:style-name="ce1" office:value-type="string">
            <text:p>Unif(0.7,0.7)</text:p>
          </table:table-cell>
          <table:table-cell table:style-name="ce3" office:value-type="float" office:value="0.802285255068778">
            <text:p>0.80</text:p>
          </table:table-cell>
          <table:table-cell table:style-name="ce3" office:value-type="float" office:value="0.848919582717111">
            <text:p>0.85</text:p>
          </table:table-cell>
          <table:table-cell table:style-name="ce3" office:value-type="float" office:value="0.857301373171111">
            <text:p>0.86</text:p>
          </table:table-cell>
          <table:table-cell table:style-name="ce3" office:value-type="float" office:value="5">
            <text:p>5.00</text:p>
          </table:table-cell>
          <table:table-cell table:style-name="ce3" office:value-type="float" office:value="0.859873096548667">
            <text:p>0.86</text:p>
          </table:table-cell>
          <table:table-cell table:style-name="ce3" office:value-type="float" office:value="6">
            <text:p>6.00</text:p>
          </table:table-cell>
          <table:table-cell table:style-name="ce3" office:value-type="float" office:value="0.951833613502222">
            <text:p>0.95</text:p>
          </table:table-cell>
          <table:table-cell table:style-name="ce3" office:value-type="float" office:value="43.2222222222222">
            <text:p>43.22</text:p>
          </table:table-cell>
          <table:table-cell table:style-name="ce3" office:value-type="float" office:value="0.950707042961666">
            <text:p>0.95</text:p>
          </table:table-cell>
          <table:table-cell table:style-name="ce3" office:value-type="float" office:value="43">
            <text:p>43.00</text:p>
          </table:table-cell>
          <table:table-cell table:style-name="ce3" office:value-type="float" office:value="0.950502805091333">
            <text:p>0.95</text:p>
          </table:table-cell>
          <table:table-cell table:style-name="ce3" office:value-type="float" office:value="43.4444444444444">
            <text:p>43.44</text:p>
          </table:table-cell>
          <table:table-cell table:style-name="ce3" office:value-type="float" office:value="0.827613606957333">
            <text:p>0.83</text:p>
          </table:table-cell>
          <table:table-cell table:style-name="ce3" office:value-type="float" office:value="0.111111111111111">
            <text:p>0.11</text:p>
          </table:table-cell>
          <table:table-cell table:style-name="ce3" office:value-type="float" office:value="0.959096366075778">
            <text:p>0.96</text:p>
          </table:table-cell>
          <table:table-cell table:style-name="ce3" office:value-type="float" office:value="47.2222222222222">
            <text:p>47.22</text:p>
          </table:table-cell>
          <table:table-cell table:style-name="ce3" office:value-type="float" office:value="0.955885118518333">
            <text:p>0.96</text:p>
          </table:table-cell>
          <table:table-cell table:style-name="ce3" office:value-type="float" office:value="44.5555555555556">
            <text:p>44.56</text:p>
          </table:table-cell>
          <table:table-cell table:style-name="ce3" office:value-type="float" office:value="0.956898293485889">
            <text:p>0.96</text:p>
          </table:table-cell>
          <table:table-cell table:style-name="ce3" office:value-type="float" office:value="44.7777777777778">
            <text:p>44.78</text:p>
          </table:table-cell>
          <table:table-cell table:style-name="ce3" office:value-type="float" office:value="0.844506183033667">
            <text:p>0.84</text:p>
          </table:table-cell>
          <table:table-cell table:style-name="ce3" office:value-type="float" office:value="0.333333333333333">
            <text:p>0.33</text:p>
          </table:table-cell>
          <table:table-cell table:style-name="ce3" office:value-type="float" office:value="0.951812634061889">
            <text:p>0.95</text:p>
          </table:table-cell>
          <table:table-cell table:style-name="ce3" office:value-type="float" office:value="43.7777777777778">
            <text:p>43.78</text:p>
          </table:table-cell>
          <table:table-cell table:style-name="ce3" office:value-type="float" office:value="0.951502739018111">
            <text:p>0.95</text:p>
          </table:table-cell>
          <table:table-cell table:style-name="ce3" office:value-type="float" office:value="42.4444444444444">
            <text:p>42.44</text:p>
          </table:table-cell>
          <table:table-cell table:style-name="ce3" office:value-type="float" office:value="0.950563091774333">
            <text:p>0.95</text:p>
          </table:table-cell>
          <table:table-cell table:style-name="ce3" office:value-type="float" office:value="44.4444444444444">
            <text:p>44.44</text:p>
          </table:table-cell>
          <table:table-cell table:style-name="ce3" office:value-type="float" office:value="0.824108991450667">
            <text:p>0.82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824122414760333">
            <text:p>0.82</text:p>
          </table:table-cell>
          <table:table-cell table:style-name="ce3" office:value-type="float" office:value="0.555555555555556">
            <text:p>0.56</text:p>
          </table:table-cell>
          <table:table-cell table:style-name="ce3" office:value-type="float" office:value="0.821039758670778">
            <text:p>0.82</text:p>
          </table:table-cell>
          <table:table-cell table:style-name="ce3" office:value-type="float" office:value="0.222222222222222">
            <text:p>0.22</text:p>
          </table:table-cell>
          <table:table-cell table:style-name="ce3" office:value-type="float" office:value="0.932247991720111">
            <text:p>0.93</text:p>
          </table:table-cell>
          <table:table-cell table:style-name="ce3" office:value-type="float" office:value="33.6666666666667">
            <text:p>33.67</text:p>
          </table:table-cell>
          <table:table-cell table:style-name="ce3" office:value-type="float" office:value="0.933526043535555">
            <text:p>0.93</text:p>
          </table:table-cell>
          <table:table-cell table:style-name="ce3" office:value-type="float" office:value="36">
            <text:p>36.00</text:p>
          </table:table-cell>
          <table:table-cell table:style-name="ce3" office:value-type="float" office:value="0.931953308764555">
            <text:p>0.93</text:p>
          </table:table-cell>
          <table:table-cell table:style-name="ce3" office:value-type="float" office:value="33.5555555555556">
            <text:p>33.56</text:p>
          </table:table-cell>
          <table:table-cell table:style-name="ce3" office:value-type="float" office:value="0.933699548909333">
            <text:p>0.93</text:p>
          </table:table-cell>
          <table:table-cell table:style-name="ce3" office:value-type="float" office:value="35.1111111111111">
            <text:p>35.11</text:p>
          </table:table-cell>
          <table:table-cell table:style-name="ce3" office:value-type="float" office:value="0.931576557148111">
            <text:p>0.93</text:p>
          </table:table-cell>
          <table:table-cell table:style-name="ce3" office:value-type="float" office:value="33.6666666666667">
            <text:p>33.67</text:p>
          </table:table-cell>
          <table:table-cell table:style-name="ce3" office:value-type="float" office:value="0.928825211211444">
            <text:p>0.93</text:p>
          </table:table-cell>
          <table:table-cell table:style-name="ce3" office:value-type="float" office:value="32.7777777777778">
            <text:p>32.78</text:p>
          </table:table-cell>
          <table:table-cell table:style-name="ce3" office:value-type="float" office:value="0.838950623106889">
            <text:p>0.84</text:p>
          </table:table-cell>
          <table:table-cell table:style-name="ce3" office:value-type="float" office:value="0.777777777777778">
            <text:p>0.78</text:p>
          </table:table-cell>
          <table:table-cell table:style-name="ce3" office:value-type="float" office:value="0.838625495192667">
            <text:p>0.84</text:p>
          </table:table-cell>
          <table:table-cell table:style-name="ce3" office:value-type="float" office:value="0.666666666666667">
            <text:p>0.67</text:p>
          </table:table-cell>
          <table:table-cell table:style-name="ce3" office:value-type="float" office:value="0.820690314892222">
            <text:p>0.82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945934383815444">
            <text:p>0.95</text:p>
          </table:table-cell>
          <table:table-cell table:style-name="ce3" office:value-type="float" office:value="42">
            <text:p>42.00</text:p>
          </table:table-cell>
          <table:table-cell table:style-name="ce3" office:value-type="float" office:value="0.947116102985111">
            <text:p>0.95</text:p>
          </table:table-cell>
          <table:table-cell table:style-name="ce3" office:value-type="float" office:value="43.1111111111111">
            <text:p>43.11</text:p>
          </table:table-cell>
          <table:table-cell table:style-name="ce3" office:value-type="float" office:value="0.944872863826444">
            <text:p>0.94</text:p>
          </table:table-cell>
          <table:table-cell table:style-name="ce3" office:value-type="float" office:value="41.2222222222222">
            <text:p>41.22</text:p>
          </table:table-cell>
          <table:table-cell table:style-name="ce3" office:value-type="float" office:value="0.946414935688778">
            <text:p>0.95</text:p>
          </table:table-cell>
          <table:table-cell table:style-name="ce3" office:value-type="float" office:value="41.8888888888889">
            <text:p>41.89</text:p>
          </table:table-cell>
          <table:table-cell table:style-name="ce3" office:value-type="float" office:value="0.944507626047556">
            <text:p>0.94</text:p>
          </table:table-cell>
          <table:table-cell table:style-name="ce3" office:value-type="float" office:value="41.2222222222222">
            <text:p>41.22</text:p>
          </table:table-cell>
          <table:table-cell table:style-name="ce3" office:value-type="float" office:value="0.943523678992111">
            <text:p>0.94</text:p>
          </table:table-cell>
          <table:table-cell table:style-name="ce3" office:value-type="float" office:value="40.8888888888889">
            <text:p>40.89</text:p>
          </table:table-cell>
          <table:table-cell table:style-name="ce3" table:number-columns-repeated="959"/>
        </table:table-row>
        <table:table-row table:style-name="ro2">
          <table:table-cell table:style-name="ce2" office:value-type="string">
            <text:p>Unif(0.8,0.8)</text:p>
          </table:table-cell>
          <table:table-cell table:style-name="ce3" office:value-type="float" office:value="0.851742189797889">
            <text:p>0.85</text:p>
          </table:table-cell>
          <table:table-cell table:style-name="ce3" office:value-type="float" office:value="0.877682487766333">
            <text:p>0.88</text:p>
          </table:table-cell>
          <table:table-cell table:style-name="ce3" office:value-type="float" office:value="0.858509910099889">
            <text:p>0.86</text:p>
          </table:table-cell>
          <table:table-cell table:style-name="ce3" office:value-type="float" office:value="7.11111111111111">
            <text:p>7.11</text:p>
          </table:table-cell>
          <table:table-cell table:style-name="ce3" office:value-type="float" office:value="0.858496430938">
            <text:p>0.86</text:p>
          </table:table-cell>
          <table:table-cell table:style-name="ce3" office:value-type="float" office:value="8.11111111111111">
            <text:p>8.11</text:p>
          </table:table-cell>
          <table:table-cell table:style-name="ce3" office:value-type="float" office:value="0.902815996583444">
            <text:p>0.90</text:p>
          </table:table-cell>
          <table:table-cell table:style-name="ce3" office:value-type="float" office:value="34.3333333333333">
            <text:p>34.33</text:p>
          </table:table-cell>
          <table:table-cell table:style-name="ce3" office:value-type="float" office:value="0.902680327324889">
            <text:p>0.90</text:p>
          </table:table-cell>
          <table:table-cell table:style-name="ce3" office:value-type="float" office:value="34.2222222222222">
            <text:p>34.22</text:p>
          </table:table-cell>
          <table:table-cell table:style-name="ce3" office:value-type="float" office:value="0.901606408888889">
            <text:p>0.90</text:p>
          </table:table-cell>
          <table:table-cell table:style-name="ce3" office:value-type="float" office:value="34.5555555555556">
            <text:p>34.56</text:p>
          </table:table-cell>
          <table:table-cell table:style-name="ce3" office:value-type="float" office:value="0.831112109107111">
            <text:p>0.83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902047256203222">
            <text:p>0.90</text:p>
          </table:table-cell>
          <table:table-cell table:style-name="ce3" office:value-type="float" office:value="34.8888888888889">
            <text:p>34.89</text:p>
          </table:table-cell>
          <table:table-cell table:style-name="ce3" office:value-type="float" office:value="0.900113473628556">
            <text:p>0.90</text:p>
          </table:table-cell>
          <table:table-cell table:style-name="ce3" office:value-type="float" office:value="34.1111111111111">
            <text:p>34.11</text:p>
          </table:table-cell>
          <table:table-cell table:style-name="ce3" office:value-type="float" office:value="0.899170522697889">
            <text:p>0.90</text:p>
          </table:table-cell>
          <table:table-cell table:style-name="ce3" office:value-type="float" office:value="34.7777777777778">
            <text:p>34.78</text:p>
          </table:table-cell>
          <table:table-cell table:style-name="ce3" office:value-type="float" office:value="0.852655287387667">
            <text:p>0.85</text:p>
          </table:table-cell>
          <table:table-cell table:style-name="ce3" office:value-type="float" office:value="0.222222222222222">
            <text:p>0.22</text:p>
          </table:table-cell>
          <table:table-cell table:style-name="ce3" office:value-type="float" office:value="0.899964181575556">
            <text:p>0.90</text:p>
          </table:table-cell>
          <table:table-cell table:style-name="ce3" office:value-type="float" office:value="34.7777777777778">
            <text:p>34.78</text:p>
          </table:table-cell>
          <table:table-cell table:style-name="ce3" office:value-type="float" office:value="0.904430569968889">
            <text:p>0.90</text:p>
          </table:table-cell>
          <table:table-cell table:style-name="ce3" office:value-type="float" office:value="34.3333333333333">
            <text:p>34.33</text:p>
          </table:table-cell>
          <table:table-cell table:style-name="ce3" office:value-type="float" office:value="0.898706940762889">
            <text:p>0.90</text:p>
          </table:table-cell>
          <table:table-cell table:style-name="ce3" office:value-type="float" office:value="34.8888888888889">
            <text:p>34.89</text:p>
          </table:table-cell>
          <table:table-cell table:style-name="ce3" office:value-type="float" office:value="0.830389063172333">
            <text:p>0.83</text:p>
          </table:table-cell>
          <table:table-cell table:style-name="ce3" office:value-type="float" office:value="0.111111111111111">
            <text:p>0.11</text:p>
          </table:table-cell>
          <table:table-cell table:style-name="ce3" office:value-type="float" office:value="0.831074876626222">
            <text:p>0.83</text:p>
          </table:table-cell>
          <table:table-cell table:style-name="ce3" office:value-type="float" office:value="0.333333333333333">
            <text:p>0.33</text:p>
          </table:table-cell>
          <table:table-cell table:style-name="ce3" office:value-type="float" office:value="0.829372865162111">
            <text:p>0.83</text:p>
          </table:table-cell>
          <table:table-cell table:style-name="ce3" office:value-type="float" office:value="0.111111111111111">
            <text:p>0.11</text:p>
          </table:table-cell>
          <table:table-cell table:style-name="ce3" office:value-type="float" office:value="0.871436567939111">
            <text:p>0.87</text:p>
          </table:table-cell>
          <table:table-cell table:style-name="ce3" office:value-type="float" office:value="8.55555555555556">
            <text:p>8.56</text:p>
          </table:table-cell>
          <table:table-cell table:style-name="ce3" office:value-type="float" office:value="0.874374973555667">
            <text:p>0.87</text:p>
          </table:table-cell>
          <table:table-cell table:style-name="ce3" office:value-type="float" office:value="11.5555555555556">
            <text:p>11.56</text:p>
          </table:table-cell>
          <table:table-cell table:style-name="ce3" office:value-type="float" office:value="0.873218953831555">
            <text:p>0.87</text:p>
          </table:table-cell>
          <table:table-cell table:style-name="ce3" office:value-type="float" office:value="9.88888888888889">
            <text:p>9.89</text:p>
          </table:table-cell>
          <table:table-cell table:style-name="ce3" office:value-type="float" office:value="0.873819993011111">
            <text:p>0.87</text:p>
          </table:table-cell>
          <table:table-cell table:style-name="ce3" office:value-type="float" office:value="11.2222222222222">
            <text:p>11.22</text:p>
          </table:table-cell>
          <table:table-cell table:style-name="ce3" office:value-type="float" office:value="0.871875527355111">
            <text:p>0.87</text:p>
          </table:table-cell>
          <table:table-cell table:style-name="ce3" office:value-type="float" office:value="10.5555555555556">
            <text:p>10.56</text:p>
          </table:table-cell>
          <table:table-cell table:style-name="ce3" office:value-type="float" office:value="0.871420998100889">
            <text:p>0.87</text:p>
          </table:table-cell>
          <table:table-cell table:style-name="ce3" office:value-type="float" office:value="9.22222222222222">
            <text:p>9.22</text:p>
          </table:table-cell>
          <table:table-cell table:style-name="ce3" office:value-type="float" office:value="0.838196714477333">
            <text:p>0.84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838612755690667">
            <text:p>0.84</text:p>
          </table:table-cell>
          <table:table-cell table:style-name="ce3" office:value-type="float" office:value="0.333333333333333">
            <text:p>0.33</text:p>
          </table:table-cell>
          <table:table-cell table:style-name="ce3" office:value-type="float" office:value="0.832246595082">
            <text:p>0.83</text:p>
          </table:table-cell>
          <table:table-cell table:style-name="ce3" office:value-type="float" office:value="0.111111111111111">
            <text:p>0.11</text:p>
          </table:table-cell>
          <table:table-cell table:style-name="ce3" office:value-type="float" office:value="0.890587813208333">
            <text:p>0.89</text:p>
          </table:table-cell>
          <table:table-cell table:style-name="ce3" office:value-type="float" office:value="31.4444444444444">
            <text:p>31.44</text:p>
          </table:table-cell>
          <table:table-cell table:style-name="ce3" office:value-type="float" office:value="0.891398729364667">
            <text:p>0.89</text:p>
          </table:table-cell>
          <table:table-cell table:style-name="ce3" office:value-type="float" office:value="30.8888888888889">
            <text:p>30.89</text:p>
          </table:table-cell>
          <table:table-cell table:style-name="ce3" office:value-type="float" office:value="0.891124743881111">
            <text:p>0.89</text:p>
          </table:table-cell>
          <table:table-cell table:style-name="ce3" office:value-type="float" office:value="31.5555555555556">
            <text:p>31.56</text:p>
          </table:table-cell>
          <table:table-cell table:style-name="ce3" office:value-type="float" office:value="0.891319604191889">
            <text:p>0.89</text:p>
          </table:table-cell>
          <table:table-cell table:style-name="ce3" office:value-type="float" office:value="31.1111111111111">
            <text:p>31.11</text:p>
          </table:table-cell>
          <table:table-cell table:style-name="ce3" office:value-type="float" office:value="0.891135084257667">
            <text:p>0.89</text:p>
          </table:table-cell>
          <table:table-cell table:style-name="ce3" office:value-type="float" office:value="32">
            <text:p>32.00</text:p>
          </table:table-cell>
          <table:table-cell table:style-name="ce3" office:value-type="float" office:value="0.889792302370667">
            <text:p>0.89</text:p>
          </table:table-cell>
          <table:table-cell table:style-name="ce3" office:value-type="float" office:value="31.7777777777778">
            <text:p>31.78</text:p>
          </table:table-cell>
          <table:table-cell table:style-name="ce3" table:number-columns-repeated="959"/>
        </table:table-row>
        <table:table-row table:style-name="ro2">
          <table:table-cell table:style-name="ce2" office:value-type="string">
            <text:p>Unif(0.8,1)</text:p>
          </table:table-cell>
          <table:table-cell table:style-name="ce3" office:value-type="float" office:value="0.871155584921222">
            <text:p>0.87</text:p>
          </table:table-cell>
          <table:table-cell table:style-name="ce3" office:value-type="float" office:value="0.903993836297444">
            <text:p>0.90</text:p>
          </table:table-cell>
          <table:table-cell table:style-name="ce3" office:value-type="float" office:value="0.858834024452778">
            <text:p>0.86</text:p>
          </table:table-cell>
          <table:table-cell table:style-name="ce3" office:value-type="float" office:value="0.111111111111111">
            <text:p>0.11</text:p>
          </table:table-cell>
          <table:table-cell table:style-name="ce3" office:value-type="float" office:value="0.857257931626889">
            <text:p>0.86</text:p>
          </table:table-cell>
          <table:table-cell table:style-name="ce3" office:value-type="float" office:value="0.444444444444444">
            <text:p>0.44</text:p>
          </table:table-cell>
          <table:table-cell table:style-name="ce3" office:value-type="float" office:value="0.943424876972889">
            <text:p>0.94</text:p>
          </table:table-cell>
          <table:table-cell table:style-name="ce3" office:value-type="float" office:value="39.4444444444444">
            <text:p>39.44</text:p>
          </table:table-cell>
          <table:table-cell table:style-name="ce3" office:value-type="float" office:value="0.943080505281333">
            <text:p>0.94</text:p>
          </table:table-cell>
          <table:table-cell table:style-name="ce3" office:value-type="float" office:value="39.5555555555556">
            <text:p>39.56</text:p>
          </table:table-cell>
          <table:table-cell table:style-name="ce3" office:value-type="float" office:value="0.943503121291556">
            <text:p>0.94</text:p>
          </table:table-cell>
          <table:table-cell table:style-name="ce3" office:value-type="float" office:value="40.1111111111111">
            <text:p>40.11</text:p>
          </table:table-cell>
          <table:table-cell table:style-name="ce3" office:value-type="float" office:value="0.824807358404556">
            <text:p>0.82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951744031896889">
            <text:p>0.95</text:p>
          </table:table-cell>
          <table:table-cell table:style-name="ce3" office:value-type="float" office:value="43">
            <text:p>43.00</text:p>
          </table:table-cell>
          <table:table-cell table:style-name="ce3" office:value-type="float" office:value="0.949727313668111">
            <text:p>0.95</text:p>
          </table:table-cell>
          <table:table-cell table:style-name="ce3" office:value-type="float" office:value="41.6666666666667">
            <text:p>41.67</text:p>
          </table:table-cell>
          <table:table-cell table:style-name="ce3" office:value-type="float" office:value="0.949253367044889">
            <text:p>0.95</text:p>
          </table:table-cell>
          <table:table-cell table:style-name="ce3" office:value-type="float" office:value="41.4444444444444">
            <text:p>41.44</text:p>
          </table:table-cell>
          <table:table-cell table:style-name="ce3" office:value-type="float" office:value="0.845246573338222">
            <text:p>0.85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942988611931667">
            <text:p>0.94</text:p>
          </table:table-cell>
          <table:table-cell table:style-name="ce3" office:value-type="float" office:value="40.3333333333333">
            <text:p>40.33</text:p>
          </table:table-cell>
          <table:table-cell table:style-name="ce3" office:value-type="float" office:value="0.943885072285">
            <text:p>0.94</text:p>
          </table:table-cell>
          <table:table-cell table:style-name="ce3" office:value-type="float" office:value="40.2222222222222">
            <text:p>40.22</text:p>
          </table:table-cell>
          <table:table-cell table:style-name="ce3" office:value-type="float" office:value="0.942167369407111">
            <text:p>0.94</text:p>
          </table:table-cell>
          <table:table-cell table:style-name="ce3" office:value-type="float" office:value="40.4444444444444">
            <text:p>40.44</text:p>
          </table:table-cell>
          <table:table-cell table:style-name="ce3" office:value-type="float" office:value="0.822881684742555">
            <text:p>0.82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822341687237222">
            <text:p>0.82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819602499233556">
            <text:p>0.82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925998215130222">
            <text:p>0.93</text:p>
          </table:table-cell>
          <table:table-cell table:style-name="ce3" office:value-type="float" office:value="26.1111111111111">
            <text:p>26.11</text:p>
          </table:table-cell>
          <table:table-cell table:style-name="ce3" office:value-type="float" office:value="0.923889795173778">
            <text:p>0.92</text:p>
          </table:table-cell>
          <table:table-cell table:style-name="ce3" office:value-type="float" office:value="24.3333333333333">
            <text:p>24.33</text:p>
          </table:table-cell>
          <table:table-cell table:style-name="ce3" office:value-type="float" office:value="0.925214884745">
            <text:p>0.93</text:p>
          </table:table-cell>
          <table:table-cell table:style-name="ce3" office:value-type="float" office:value="25.3333333333333">
            <text:p>25.33</text:p>
          </table:table-cell>
          <table:table-cell table:style-name="ce3" office:value-type="float" office:value="0.924981588060778">
            <text:p>0.92</text:p>
          </table:table-cell>
          <table:table-cell table:style-name="ce3" office:value-type="float" office:value="25.7777777777778">
            <text:p>25.78</text:p>
          </table:table-cell>
          <table:table-cell table:style-name="ce3" office:value-type="float" office:value="0.923311695663">
            <text:p>0.92</text:p>
          </table:table-cell>
          <table:table-cell table:style-name="ce3" office:value-type="float" office:value="24.3333333333333">
            <text:p>24.33</text:p>
          </table:table-cell>
          <table:table-cell table:style-name="ce3" office:value-type="float" office:value="0.921541827287">
            <text:p>0.92</text:p>
          </table:table-cell>
          <table:table-cell table:style-name="ce3" office:value-type="float" office:value="22.4444444444444">
            <text:p>22.44</text:p>
          </table:table-cell>
          <table:table-cell table:style-name="ce3" office:value-type="float" office:value="0.830043346079333">
            <text:p>0.83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831374254321333">
            <text:p>0.83</text:p>
          </table:table-cell>
          <table:table-cell table:style-name="ce3" office:value-type="float" office:value="0.111111111111111">
            <text:p>0.11</text:p>
          </table:table-cell>
          <table:table-cell table:style-name="ce3" office:value-type="float" office:value="0.820281847966222">
            <text:p>0.82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936488907797111">
            <text:p>0.94</text:p>
          </table:table-cell>
          <table:table-cell table:style-name="ce3" office:value-type="float" office:value="37.8888888888889">
            <text:p>37.89</text:p>
          </table:table-cell>
          <table:table-cell table:style-name="ce3" office:value-type="float" office:value="0.937336905680667">
            <text:p>0.94</text:p>
          </table:table-cell>
          <table:table-cell table:style-name="ce3" office:value-type="float" office:value="37.8888888888889">
            <text:p>37.89</text:p>
          </table:table-cell>
          <table:table-cell table:style-name="ce3" office:value-type="float" office:value="0.936325735757">
            <text:p>0.94</text:p>
          </table:table-cell>
          <table:table-cell table:style-name="ce3" office:value-type="float" office:value="38.3333333333333">
            <text:p>38.33</text:p>
          </table:table-cell>
          <table:table-cell table:style-name="ce3" office:value-type="float" office:value="0.936140105529111">
            <text:p>0.94</text:p>
          </table:table-cell>
          <table:table-cell table:style-name="ce3" office:value-type="float" office:value="38.3333333333333">
            <text:p>38.33</text:p>
          </table:table-cell>
          <table:table-cell table:style-name="ce3" office:value-type="float" office:value="0.936289470613667">
            <text:p>0.94</text:p>
          </table:table-cell>
          <table:table-cell table:style-name="ce3" office:value-type="float" office:value="38.1111111111111">
            <text:p>38.11</text:p>
          </table:table-cell>
          <table:table-cell table:style-name="ce3" office:value-type="float" office:value="0.934457441319">
            <text:p>0.93</text:p>
          </table:table-cell>
          <table:table-cell table:style-name="ce3" office:value-type="float" office:value="37">
            <text:p>37.00</text:p>
          </table:table-cell>
          <table:table-cell table:style-name="ce3" table:number-columns-repeated="959"/>
        </table:table-row>
        <table:table-row table:style-name="ro2">
          <table:table-cell table:style-name="ce2" office:value-type="string">
            <text:p>Unif(0.9,0.8)</text:p>
          </table:table-cell>
          <table:table-cell table:style-name="ce3" office:value-type="float" office:value="0.926493403917889">
            <text:p>0.93</text:p>
          </table:table-cell>
          <table:table-cell table:style-name="ce3" office:value-type="float" office:value="0.940894293931">
            <text:p>0.94</text:p>
          </table:table-cell>
          <table:table-cell table:style-name="ce3" office:value-type="float" office:value="0.852834530571444">
            <text:p>0.85</text:p>
          </table:table-cell>
          <table:table-cell table:style-name="ce3" office:value-type="float" office:value="0.111111111111111">
            <text:p>0.11</text:p>
          </table:table-cell>
          <table:table-cell table:style-name="ce3" office:value-type="float" office:value="0.852759934759778">
            <text:p>0.85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876252196520222">
            <text:p>0.88</text:p>
          </table:table-cell>
          <table:table-cell table:style-name="ce3" office:value-type="float" office:value="30.3333333333333">
            <text:p>30.33</text:p>
          </table:table-cell>
          <table:table-cell table:style-name="ce3" office:value-type="float" office:value="0.875877402761">
            <text:p>0.88</text:p>
          </table:table-cell>
          <table:table-cell table:style-name="ce3" office:value-type="float" office:value="30.4444444444444">
            <text:p>30.44</text:p>
          </table:table-cell>
          <table:table-cell table:style-name="ce3" office:value-type="float" office:value="0.876446552213889">
            <text:p>0.88</text:p>
          </table:table-cell>
          <table:table-cell table:style-name="ce3" office:value-type="float" office:value="30.6666666666667">
            <text:p>30.67</text:p>
          </table:table-cell>
          <table:table-cell table:style-name="ce3" office:value-type="float" office:value="0.832371672309222">
            <text:p>0.83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870557450960667">
            <text:p>0.87</text:p>
          </table:table-cell>
          <table:table-cell table:style-name="ce3" office:value-type="float" office:value="27.4444444444444">
            <text:p>27.44</text:p>
          </table:table-cell>
          <table:table-cell table:style-name="ce3" office:value-type="float" office:value="0.868207948528445">
            <text:p>0.87</text:p>
          </table:table-cell>
          <table:table-cell table:style-name="ce3" office:value-type="float" office:value="26">
            <text:p>26.00</text:p>
          </table:table-cell>
          <table:table-cell table:style-name="ce3" office:value-type="float" office:value="0.870625736908333">
            <text:p>0.87</text:p>
          </table:table-cell>
          <table:table-cell table:style-name="ce3" office:value-type="float" office:value="28.8888888888889">
            <text:p>28.89</text:p>
          </table:table-cell>
          <table:table-cell table:style-name="ce3" office:value-type="float" office:value="0.856099532773555">
            <text:p>0.86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870813736109">
            <text:p>0.87</text:p>
          </table:table-cell>
          <table:table-cell table:style-name="ce3" office:value-type="float" office:value="30.4444444444444">
            <text:p>30.44</text:p>
          </table:table-cell>
          <table:table-cell table:style-name="ce3" office:value-type="float" office:value="0.875341324066444">
            <text:p>0.88</text:p>
          </table:table-cell>
          <table:table-cell table:style-name="ce3" office:value-type="float" office:value="29.1111111111111">
            <text:p>29.11</text:p>
          </table:table-cell>
          <table:table-cell table:style-name="ce3" office:value-type="float" office:value="0.871943116984667">
            <text:p>0.87</text:p>
          </table:table-cell>
          <table:table-cell table:style-name="ce3" office:value-type="float" office:value="30.2222222222222">
            <text:p>30.22</text:p>
          </table:table-cell>
          <table:table-cell table:style-name="ce3" office:value-type="float" office:value="0.831765833227">
            <text:p>0.83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830719827218">
            <text:p>0.83</text:p>
          </table:table-cell>
          <table:table-cell table:style-name="ce3" office:value-type="float" office:value="0.111111111111111">
            <text:p>0.11</text:p>
          </table:table-cell>
          <table:table-cell table:style-name="ce3" office:value-type="float" office:value="0.830559781362">
            <text:p>0.83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821359996143778">
            <text:p>0.82</text:p>
          </table:table-cell>
          <table:table-cell table:style-name="ce3" office:value-type="float" office:value="3">
            <text:p>3.00</text:p>
          </table:table-cell>
          <table:table-cell table:style-name="ce3" office:value-type="float" office:value="0.823432620580111">
            <text:p>0.82</text:p>
          </table:table-cell>
          <table:table-cell table:style-name="ce3" office:value-type="float" office:value="3.88888888888889">
            <text:p>3.89</text:p>
          </table:table-cell>
          <table:table-cell table:style-name="ce3" office:value-type="float" office:value="0.819554166204556">
            <text:p>0.82</text:p>
          </table:table-cell>
          <table:table-cell table:style-name="ce3" office:value-type="float" office:value="3.11111111111111">
            <text:p>3.11</text:p>
          </table:table-cell>
          <table:table-cell table:style-name="ce3" office:value-type="float" office:value="0.822771747142889">
            <text:p>0.82</text:p>
          </table:table-cell>
          <table:table-cell table:style-name="ce3" office:value-type="float" office:value="3.11111111111111">
            <text:p>3.11</text:p>
          </table:table-cell>
          <table:table-cell table:style-name="ce3" office:value-type="float" office:value="0.818624974858889">
            <text:p>0.82</text:p>
          </table:table-cell>
          <table:table-cell table:style-name="ce3" office:value-type="float" office:value="2.55555555555556">
            <text:p>2.56</text:p>
          </table:table-cell>
          <table:table-cell table:style-name="ce3" office:value-type="float" office:value="0.819084688287222">
            <text:p>0.82</text:p>
          </table:table-cell>
          <table:table-cell table:style-name="ce3" office:value-type="float" office:value="2.55555555555556">
            <text:p>2.56</text:p>
          </table:table-cell>
          <table:table-cell table:style-name="ce3" office:value-type="float" office:value="0.836320444826111">
            <text:p>0.84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835681481222667">
            <text:p>0.84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832777967953111">
            <text:p>0.83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860669882628889">
            <text:p>0.86</text:p>
          </table:table-cell>
          <table:table-cell table:style-name="ce3" office:value-type="float" office:value="21.5555555555556">
            <text:p>21.56</text:p>
          </table:table-cell>
          <table:table-cell table:style-name="ce3" office:value-type="float" office:value="0.858073395084555">
            <text:p>0.86</text:p>
          </table:table-cell>
          <table:table-cell table:style-name="ce3" office:value-type="float" office:value="19.8888888888889">
            <text:p>19.89</text:p>
          </table:table-cell>
          <table:table-cell table:style-name="ce3" office:value-type="float" office:value="0.860270778060889">
            <text:p>0.86</text:p>
          </table:table-cell>
          <table:table-cell table:style-name="ce3" office:value-type="float" office:value="21.1111111111111">
            <text:p>21.11</text:p>
          </table:table-cell>
          <table:table-cell table:style-name="ce3" office:value-type="float" office:value="0.856722564471778">
            <text:p>0.86</text:p>
          </table:table-cell>
          <table:table-cell table:style-name="ce3" office:value-type="float" office:value="18.5555555555556">
            <text:p>18.56</text:p>
          </table:table-cell>
          <table:table-cell table:style-name="ce3" office:value-type="float" office:value="0.85860021895">
            <text:p>0.86</text:p>
          </table:table-cell>
          <table:table-cell table:style-name="ce3" office:value-type="float" office:value="21.2222222222222">
            <text:p>21.22</text:p>
          </table:table-cell>
          <table:table-cell table:style-name="ce3" office:value-type="float" office:value="0.858548540458778">
            <text:p>0.86</text:p>
          </table:table-cell>
          <table:table-cell table:style-name="ce3" office:value-type="float" office:value="22.3333333333333">
            <text:p>22.33</text:p>
          </table:table-cell>
          <table:table-cell table:style-name="ce3" table:number-columns-repeated="959"/>
        </table:table-row>
        <table:table-row table:style-name="ro2">
          <table:table-cell table:style-name="ce2" office:value-type="string">
            <text:p>Unif(0.9,1)</text:p>
          </table:table-cell>
          <table:table-cell table:style-name="ce3" office:value-type="float" office:value="0.936859130857667">
            <text:p>0.94</text:p>
          </table:table-cell>
          <table:table-cell table:style-name="ce3" office:value-type="float" office:value="0.954804717934333">
            <text:p>0.95</text:p>
          </table:table-cell>
          <table:table-cell table:style-name="ce3" office:value-type="float" office:value="0.868174621723555">
            <text:p>0.87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867130592820778">
            <text:p>0.87</text:p>
          </table:table-cell>
          <table:table-cell table:style-name="ce3" office:value-type="float" office:value="0.111111111111111">
            <text:p>0.11</text:p>
          </table:table-cell>
          <table:table-cell table:style-name="ce3" office:value-type="float" office:value="0.939593541864">
            <text:p>0.94</text:p>
          </table:table-cell>
          <table:table-cell table:style-name="ce3" office:value-type="float" office:value="35.6666666666667">
            <text:p>35.67</text:p>
          </table:table-cell>
          <table:table-cell table:style-name="ce3" office:value-type="float" office:value="0.939426024431667">
            <text:p>0.94</text:p>
          </table:table-cell>
          <table:table-cell table:style-name="ce3" office:value-type="float" office:value="35.6666666666667">
            <text:p>35.67</text:p>
          </table:table-cell>
          <table:table-cell table:style-name="ce3" office:value-type="float" office:value="0.940268787527444">
            <text:p>0.94</text:p>
          </table:table-cell>
          <table:table-cell table:style-name="ce3" office:value-type="float" office:value="36.5555555555556">
            <text:p>36.56</text:p>
          </table:table-cell>
          <table:table-cell table:style-name="ce3" office:value-type="float" office:value="0.835161876681">
            <text:p>0.84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947886846250222">
            <text:p>0.95</text:p>
          </table:table-cell>
          <table:table-cell table:style-name="ce3" office:value-type="float" office:value="40.8888888888889">
            <text:p>40.89</text:p>
          </table:table-cell>
          <table:table-cell table:style-name="ce3" office:value-type="float" office:value="0.946777825468555">
            <text:p>0.95</text:p>
          </table:table-cell>
          <table:table-cell table:style-name="ce3" office:value-type="float" office:value="37.6666666666667">
            <text:p>37.67</text:p>
          </table:table-cell>
          <table:table-cell table:style-name="ce3" office:value-type="float" office:value="0.944706021596333">
            <text:p>0.94</text:p>
          </table:table-cell>
          <table:table-cell table:style-name="ce3" office:value-type="float" office:value="37.2222222222222">
            <text:p>37.22</text:p>
          </table:table-cell>
          <table:table-cell table:style-name="ce3" office:value-type="float" office:value="0.854274014622">
            <text:p>0.85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939494064794444">
            <text:p>0.94</text:p>
          </table:table-cell>
          <table:table-cell table:style-name="ce3" office:value-type="float" office:value="37">
            <text:p>37.00</text:p>
          </table:table-cell>
          <table:table-cell table:style-name="ce3" office:value-type="float" office:value="0.939694241324667">
            <text:p>0.94</text:p>
          </table:table-cell>
          <table:table-cell table:style-name="ce3" office:value-type="float" office:value="36.1111111111111">
            <text:p>36.11</text:p>
          </table:table-cell>
          <table:table-cell table:style-name="ce3" office:value-type="float" office:value="0.939712779780333">
            <text:p>0.94</text:p>
          </table:table-cell>
          <table:table-cell table:style-name="ce3" office:value-type="float" office:value="36.5555555555556">
            <text:p>36.56</text:p>
          </table:table-cell>
          <table:table-cell table:style-name="ce3" office:value-type="float" office:value="0.833474964286556">
            <text:p>0.83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833434497891333">
            <text:p>0.83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832025449614">
            <text:p>0.83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917900719259778">
            <text:p>0.92</text:p>
          </table:table-cell>
          <table:table-cell table:style-name="ce3" office:value-type="float" office:value="12">
            <text:p>12.00</text:p>
          </table:table-cell>
          <table:table-cell table:style-name="ce3" office:value-type="float" office:value="0.919814858014444">
            <text:p>0.92</text:p>
          </table:table-cell>
          <table:table-cell table:style-name="ce3" office:value-type="float" office:value="14.1111111111111">
            <text:p>14.11</text:p>
          </table:table-cell>
          <table:table-cell table:style-name="ce3" office:value-type="float" office:value="0.918711172781222">
            <text:p>0.92</text:p>
          </table:table-cell>
          <table:table-cell table:style-name="ce3" office:value-type="float" office:value="12.1111111111111">
            <text:p>12.11</text:p>
          </table:table-cell>
          <table:table-cell table:style-name="ce3" office:value-type="float" office:value="0.921332807347667">
            <text:p>0.92</text:p>
          </table:table-cell>
          <table:table-cell table:style-name="ce3" office:value-type="float" office:value="14.6666666666667">
            <text:p>14.67</text:p>
          </table:table-cell>
          <table:table-cell table:style-name="ce3" office:value-type="float" office:value="0.918154454491">
            <text:p>0.92</text:p>
          </table:table-cell>
          <table:table-cell table:style-name="ce3" office:value-type="float" office:value="13.4444444444444">
            <text:p>13.44</text:p>
          </table:table-cell>
          <table:table-cell table:style-name="ce3" office:value-type="float" office:value="0.917773805766111">
            <text:p>0.92</text:p>
          </table:table-cell>
          <table:table-cell table:style-name="ce3" office:value-type="float" office:value="12.7777777777778">
            <text:p>12.78</text:p>
          </table:table-cell>
          <table:table-cell table:style-name="ce3" office:value-type="float" office:value="0.837840305202222">
            <text:p>0.84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838691424236889">
            <text:p>0.84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831178035575">
            <text:p>0.83</text:p>
          </table:table-cell>
          <table:table-cell table:style-name="ce3" office:value-type="float" office:value="0">
            <text:p>0.00</text:p>
          </table:table-cell>
          <table:table-cell table:style-name="ce3" office:value-type="float" office:value="0.931765082002778">
            <text:p>0.93</text:p>
          </table:table-cell>
          <table:table-cell table:style-name="ce3" office:value-type="float" office:value="31.3333333333333">
            <text:p>31.33</text:p>
          </table:table-cell>
          <table:table-cell table:style-name="ce3" office:value-type="float" office:value="0.933156398523111">
            <text:p>0.93</text:p>
          </table:table-cell>
          <table:table-cell table:style-name="ce3" office:value-type="float" office:value="33.5555555555556">
            <text:p>33.56</text:p>
          </table:table-cell>
          <table:table-cell table:style-name="ce3" office:value-type="float" office:value="0.931936274144333">
            <text:p>0.93</text:p>
          </table:table-cell>
          <table:table-cell table:style-name="ce3" office:value-type="float" office:value="30.8888888888889">
            <text:p>30.89</text:p>
          </table:table-cell>
          <table:table-cell table:style-name="ce3" office:value-type="float" office:value="0.931169816021">
            <text:p>0.93</text:p>
          </table:table-cell>
          <table:table-cell table:style-name="ce3" office:value-type="float" office:value="31.4444444444444">
            <text:p>31.44</text:p>
          </table:table-cell>
          <table:table-cell table:style-name="ce3" office:value-type="float" office:value="0.932581308501">
            <text:p>0.93</text:p>
          </table:table-cell>
          <table:table-cell table:style-name="ce3" office:value-type="float" office:value="31.4444444444444">
            <text:p>31.44</text:p>
          </table:table-cell>
          <table:table-cell table:style-name="ce3" office:value-type="float" office:value="0.931048666371222">
            <text:p>0.93</text:p>
          </table:table-cell>
          <table:table-cell table:style-name="ce3" office:value-type="float" office:value="31.3333333333333">
            <text:p>31.33</text:p>
          </table:table-cell>
          <table:table-cell table:style-name="ce3" table:number-columns-repeated="959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ynthèse 2 Unif" table:style-name="ta1">
        <office:forms form:automatic-focus="false" form:apply-design-mode="false"/>
        <table:shapes>
          <draw:frame draw:z-index="0" draw:style-name="gr1" svg:width="46.932cm" svg:height="11.393cm" svg:x="1.817cm" svg:y="3.47cm">
            <draw:object draw:notify-on-update-of-ranges="'mf 0.7 - rem 1.0'.L1:'mf 0.7 - rem 1.0'.L1 'mf 0.7 - rem 1.0'.N1:'mf 0.7 - rem 1.0'.N1 'mf 0.7 - rem 1.0'.P1:'mf 0.7 - rem 1.0'.P1 'mf 0.7 - rem 1.0'.T1:'mf 0.7 - rem 1.0'.T1 'mf 0.7 - rem 1.0'.V1:'mf 0.7 - rem 1.0'.V1 'mf 0.7 - rem 1.0'.X1:'mf 0.7 - rem 1.0'.X1 'mf 0.7 - rem 1.0'.AB1:'mf 0.7 - rem 1.0'.AB1 'mf 0.7 - rem 1.0'.AD1:'mf 0.7 - rem 1.0'.AD1 'mf 0.7 - rem 1.0'.AF1:'mf 0.7 - rem 1.0'.AF1 'mf 0.7 - rem 1.0'.BF1:'mf 0.7 - rem 1.0'.BF1 'mf 0.7 - rem 1.0'.BH1:'mf 0.7 - rem 1.0'.BH1 'mf 0.7 - rem 1.0'.BJ1:'mf 0.7 - rem 1.0'.BJ1 'mf 0.7 - rem 1.0'.BL1:'mf 0.7 - rem 1.0'.BL1 'mf 0.7 - rem 1.0'.BN1:'mf 0.7 - rem 1.0'.BN1 'mf 0.7 - rem 1.0'.BP1:'mf 0.7 - rem 1.0'.BP1 'mf 0.7 - rem 1.0'.L11:'mf 0.7 - rem 1.0'.L11 'mf 0.7 - rem 1.0'.N11:'mf 0.7 - rem 1.0'.N11 'mf 0.7 - rem 1.0'.P11:'mf 0.7 - rem 1.0'.P11 'mf 0.7 - rem 1.0'.T11:'mf 0.7 - rem 1.0'.T11 'mf 0.7 - rem 1.0'.V11:'mf 0.7 - rem 1.0'.V11 'mf 0.7 - rem 1.0'.X11:'mf 0.7 - rem 1.0'.X11 'mf 0.7 - rem 1.0'.AB11:'mf 0.7 - rem 1.0'.AB11 'mf 0.7 - rem 1.0'.AD11:'mf 0.7 - rem 1.0'.AD11 'mf 0.7 - rem 1.0'.AF11:'mf 0.7 - rem 1.0'.AF11 'mf 0.7 - rem 1.0'.BF11:'mf 0.7 - rem 1.0'.BF11 'mf 0.7 - rem 1.0'.BH11:'mf 0.7 - rem 1.0'.BH11 'mf 0.7 - rem 1.0'.BJ11:'mf 0.7 - rem 1.0'.BJ11 'mf 0.7 - rem 1.0'.BL11:'mf 0.7 - rem 1.0'.BL11 'mf 0.7 - rem 1.0'.BN11:'mf 0.7 - rem 1.0'.BN11 'mf 0.7 - rem 1.0'.BP11:'mf 0.7 - rem 1.0'.BP11 'mf 0.8 - rem 0.8'.L11:'mf 0.8 - rem 0.8'.L11 'mf 0.8 - rem 0.8'.N11:'mf 0.8 - rem 0.8'.N11 'mf 0.8 - rem 0.8'.P11:'mf 0.8 - rem 0.8'.P11 'mf 0.8 - rem 0.8'.T11:'mf 0.8 - rem 0.8'.T11 'mf 0.8 - rem 0.8'.V11:'mf 0.8 - rem 0.8'.V11 'mf 0.8 - rem 0.8'.X11:'mf 0.8 - rem 0.8'.X11 'mf 0.8 - rem 0.8'.AB11:'mf 0.8 - rem 0.8'.AB11 'mf 0.8 - rem 0.8'.AD11:'mf 0.8 - rem 0.8'.AD11 'mf 0.8 - rem 0.8'.AF11:'mf 0.8 - rem 0.8'.AF11 'mf 0.8 - rem 0.8'.BF11:'mf 0.8 - rem 0.8'.BF11 'mf 0.8 - rem 0.8'.BH11:'mf 0.8 - rem 0.8'.BH11 'mf 0.8 - rem 0.8'.BJ11:'mf 0.8 - rem 0.8'.BJ11 'mf 0.8 - rem 0.8'.BL11:'mf 0.8 - rem 0.8'.BL11 'mf 0.8 - rem 0.8'.BN11:'mf 0.8 - rem 0.8'.BN11 'mf 0.8 - rem 0.8'.BP11:'mf 0.8 - rem 0.8'.BP11 'mf 0.8 - rem 1.0'.L11:'mf 0.8 - rem 1.0'.L11 'mf 0.8 - rem 1.0'.N11:'mf 0.8 - rem 1.0'.N11 'mf 0.8 - rem 1.0'.P11:'mf 0.8 - rem 1.0'.P11 'mf 0.8 - rem 1.0'.T11:'mf 0.8 - rem 1.0'.T11 'mf 0.8 - rem 1.0'.V11:'mf 0.8 - rem 1.0'.V11 'mf 0.8 - rem 1.0'.X11:'mf 0.8 - rem 1.0'.X11 'mf 0.8 - rem 1.0'.AB11:'mf 0.8 - rem 1.0'.AB11 'mf 0.8 - rem 1.0'.AD11:'mf 0.8 - rem 1.0'.AD11 'mf 0.8 - rem 1.0'.AF11:'mf 0.8 - rem 1.0'.AF11 'mf 0.8 - rem 1.0'.BF11:'mf 0.8 - rem 1.0'.BF11 'mf 0.8 - rem 1.0'.BH11:'mf 0.8 - rem 1.0'.BH11 'mf 0.8 - rem 1.0'.BJ11:'mf 0.8 - rem 1.0'.BJ11 'mf 0.8 - rem 1.0'.BL11:'mf 0.8 - rem 1.0'.BL11 'mf 0.8 - rem 1.0'.BN11:'mf 0.8 - rem 1.0'.BN11 'mf 0.8 - rem 1.0'.BP11:'mf 0.8 - rem 1.0'.BP11 'mf 0.9 - rem 0.8'.L11:'mf 0.9 - rem 0.8'.L11 'mf 0.9 - rem 0.8'.N11:'mf 0.9 - rem 0.8'.N11 'mf 0.9 - rem 0.8'.P11:'mf 0.9 - rem 0.8'.P11 'mf 0.9 - rem 0.8'.T11:'mf 0.9 - rem 0.8'.T11 'mf 0.9 - rem 0.8'.V11:'mf 0.9 - rem 0.8'.V11 'mf 0.9 - rem 0.8'.X11:'mf 0.9 - rem 0.8'.X11 'mf 0.9 - rem 0.8'.AB11:'mf 0.9 - rem 0.8'.AB11 'mf 0.9 - rem 0.8'.AD11:'mf 0.9 - rem 0.8'.AD11 'mf 0.9 - rem 0.8'.AF11:'mf 0.9 - rem 0.8'.AF11 'mf 0.9 - rem 0.8'.BF11:'mf 0.9 - rem 0.8'.BF11 'mf 0.9 - rem 0.8'.BH11:'mf 0.9 - rem 0.8'.BH11 'mf 0.9 - rem 0.8'.BJ11:'mf 0.9 - rem 0.8'.BJ11 'mf 0.9 - rem 0.8'.BL11:'mf 0.9 - rem 0.8'.BL11 'mf 0.9 - rem 0.8'.BN11:'mf 0.9 - rem 0.8'.BN11 'mf 0.9 - rem 0.8'.BP11:'mf 0.9 - rem 0.8'.BP11 'mf 0.9 - rem 1.0'.L11:'mf 0.9 - rem 1.0'.L11 'mf 0.9 - rem 1.0'.N11:'mf 0.9 - rem 1.0'.N11 'mf 0.9 - rem 1.0'.P11:'mf 0.9 - rem 1.0'.P11 'mf 0.9 - rem 1.0'.T11:'mf 0.9 - rem 1.0'.T11 'mf 0.9 - rem 1.0'.V11:'mf 0.9 - rem 1.0'.V11 'mf 0.9 - rem 1.0'.X11:'mf 0.9 - rem 1.0'.X11 'mf 0.9 - rem 1.0'.AB11:'mf 0.9 - rem 1.0'.AB11 'mf 0.9 - rem 1.0'.AD11:'mf 0.9 - rem 1.0'.AD11 'mf 0.9 - rem 1.0'.AF11:'mf 0.9 - rem 1.0'.AF11 'mf 0.9 - rem 1.0'.BF11:'mf 0.9 - rem 1.0'.BF11 'mf 0.9 - rem 1.0'.BH11:'mf 0.9 - rem 1.0'.BH11 'mf 0.9 - rem 1.0'.BJ11:'mf 0.9 - rem 1.0'.BJ11 'mf 0.9 - rem 1.0'.BL11:'mf 0.9 - rem 1.0'.BL11 'mf 0.9 - rem 1.0'.BN11:'mf 0.9 - rem 1.0'.BN11 'mf 0.9 - rem 1.0'.BP11:'mf 0.9 - rem 1.0'.BP11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svg:width="62.992cm" svg:height="19.246cm" svg:x="1.817cm" svg:y="15.424cm">
            <draw:object draw:notify-on-update-of-ranges="'Synthèse 2 Unif'.A2:'Synthèse 2 Unif'.A2 'Synthèse 2 Unif'.A3:'Synthèse 2 Unif'.A3 'Synthèse 2 Unif'.A4:'Synthèse 2 Unif'.A4 'Synthèse 2 Unif'.A5:'Synthèse 2 Unif'.A5 'Synthèse 2 Unif'.A6:'Synthèse 2 Unif'.A6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svg:width="44.981cm" svg:height="13.289cm" svg:x="2.59cm" svg:y="64.715cm">
            <draw:object draw:notify-on-update-of-ranges="'Synthèse 2 Unif'.A2:'Synthèse 2 Unif'.A6 'Synthèse 2 Unif'.D1:'Synthèse 2 Unif'.D1 'Synthèse 2 Unif'.D2:'Synthèse 2 Unif'.D6 'Synthèse 2 Unif'.F1:'Synthèse 2 Unif'.F1 'Synthèse 2 Unif'.F2:'Synthèse 2 Unif'.F6 'Synthèse 2 Unif'.H1:'Synthèse 2 Unif'.H1 'Synthèse 2 Unif'.H2:'Synthèse 2 Unif'.H6 'Synthèse 2 Unif'.J1:'Synthèse 2 Unif'.J1 'Synthèse 2 Unif'.J2:'Synthèse 2 Unif'.J6 'Synthèse 2 Unif'.L1:'Synthèse 2 Unif'.L1 'Synthèse 2 Unif'.L2:'Synthèse 2 Unif'.L6 'Synthèse 2 Unif'.N1:'Synthèse 2 Unif'.N1 'Synthèse 2 Unif'.N2:'Synthèse 2 Unif'.N6 'Synthèse 2 Unif'.P1:'Synthèse 2 Unif'.P1 'Synthèse 2 Unif'.P2:'Synthèse 2 Unif'.P6 'Synthèse 2 Unif'.R1:'Synthèse 2 Unif'.R1 'Synthèse 2 Unif'.R2:'Synthèse 2 Unif'.R6 'Synthèse 2 Unif'.T1:'Synthèse 2 Unif'.T1 'Synthèse 2 Unif'.T2:'Synthèse 2 Unif'.T6 'Synthèse 2 Unif'.V1:'Synthèse 2 Unif'.V1 'Synthèse 2 Unif'.V2:'Synthèse 2 Unif'.V6 'Synthèse 2 Unif'.X1:'Synthèse 2 Unif'.X1 'Synthèse 2 Unif'.X2:'Synthèse 2 Unif'.X6 'Synthèse 2 Unif'.Z1:'Synthèse 2 Unif'.Z1 'Synthèse 2 Unif'.Z2:'Synthèse 2 Unif'.Z6 'Synthèse 2 Unif'.AB1:'Synthèse 2 Unif'.AB1 'Synthèse 2 Unif'.AB2:'Synthèse 2 Unif'.AB6 'Synthèse 2 Unif'.AD1:'Synthèse 2 Unif'.AD1 'Synthèse 2 Unif'.AD2:'Synthèse 2 Unif'.AD6 'Synthèse 2 Unif'.AF1:'Synthèse 2 Unif'.AF1 'Synthèse 2 Unif'.AF2:'Synthèse 2 Unif'.AF6 'Synthèse 2 Unif'.AH1:'Synthèse 2 Unif'.AH1 'Synthèse 2 Unif'.AH2:'Synthèse 2 Unif'.AH6 'Synthèse 2 Unif'.AJ1:'Synthèse 2 Unif'.AJ1 'Synthèse 2 Unif'.AJ2:'Synthèse 2 Unif'.AJ6 'Synthèse 2 Unif'.AL1:'Synthèse 2 Unif'.AL1 'Synthèse 2 Unif'.AL2:'Synthèse 2 Unif'.AL6 'Synthèse 2 Unif'.AN1:'Synthèse 2 Unif'.AN1 'Synthèse 2 Unif'.AN2:'Synthèse 2 Unif'.AN6 'Synthèse 2 Unif'.AP1:'Synthèse 2 Unif'.AP1 'Synthèse 2 Unif'.AP2:'Synthèse 2 Unif'.AP6 'Synthèse 2 Unif'.AR1:'Synthèse 2 Unif'.AR1 'Synthèse 2 Unif'.AR2:'Synthèse 2 Unif'.AR6 'Synthèse 2 Unif'.AT1:'Synthèse 2 Unif'.AT1 'Synthèse 2 Unif'.AT2:'Synthèse 2 Unif'.AT6 'Synthèse 2 Unif'.AV1:'Synthèse 2 Unif'.AV1 'Synthèse 2 Unif'.AV2:'Synthèse 2 Unif'.AV6 'Synthèse 2 Unif'.AX1:'Synthèse 2 Unif'.AX1 'Synthèse 2 Unif'.AX2:'Synthèse 2 Unif'.AX6 'Synthèse 2 Unif'.AZ1:'Synthèse 2 Unif'.AZ1 'Synthèse 2 Unif'.AZ2:'Synthèse 2 Unif'.AZ6 'Synthèse 2 Unif'.BB1:'Synthèse 2 Unif'.BB1 'Synthèse 2 Unif'.BB2:'Synthèse 2 Unif'.BB6 'Synthèse 2 Unif'.BD1:'Synthèse 2 Unif'.BD1 'Synthèse 2 Unif'.BD2:'Synthèse 2 Unif'.BD6 'Synthèse 2 Unif'.BF1:'Synthèse 2 Unif'.BF1 'Synthèse 2 Unif'.BF2:'Synthèse 2 Unif'.BF6 'Synthèse 2 Unif'.BH1:'Synthèse 2 Unif'.BH1 'Synthèse 2 Unif'.BH2:'Synthèse 2 Unif'.BH6 'Synthèse 2 Unif'.BJ1:'Synthèse 2 Unif'.BJ1 'Synthèse 2 Unif'.BJ2:'Synthèse 2 Unif'.BJ6 'Synthèse 2 Unif'.BL1:'Synthèse 2 Unif'.BL1 'Synthèse 2 Unif'.BL2:'Synthèse 2 Unif'.BL6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3" draw:style-name="gr1" svg:width="44.981cm" svg:height="13.289cm" svg:x="3.912cm" svg:y="78.458cm">
            <draw:object draw:notify-on-update-of-ranges="'Synthèse 2 Unif'.A2:'Synthèse 2 Unif'.A2 'Synthèse 2 Unif'.A3:'Synthèse 2 Unif'.A3 'Synthèse 2 Unif'.A4:'Synthèse 2 Unif'.A4 'Synthèse 2 Unif'.A5:'Synthèse 2 Unif'.A5 'Synthèse 2 Unif'.A6:'Synthèse 2 Unif'.A6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4" draw:style-name="gr1" svg:width="69.738cm" svg:height="22.132cm" svg:x="1.42cm" svg:y="39.437cm">
            <draw:object draw:notify-on-update-of-ranges="'Synthèse 2 Unif'.A2:'Synthèse 2 Unif'.A2 'Synthèse 2 Unif'.A3:'Synthèse 2 Unif'.A3 'Synthèse 2 Unif'.A4:'Synthèse 2 Unif'.A4 'Synthèse 2 Unif'.A5:'Synthèse 2 Unif'.A5 'Synthèse 2 Unif'.A6:'Synthèse 2 Unif'.A6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5" draw:style-name="gr1" svg:width="69.738cm" svg:height="22.132cm" svg:x="69.249cm" svg:y="4.452cm">
            <draw:object draw:notify-on-update-of-ranges="'Synthèse 2 Unif'.A2:'Synthèse 2 Unif'.A2 'Synthèse 2 Unif'.A3:'Synthèse 2 Unif'.A3 'Synthèse 2 Unif'.A4:'Synthèse 2 Unif'.A4 'Synthèse 2 Unif'.A5:'Synthèse 2 Unif'.A5 'Synthèse 2 Unif'.A6:'Synthèse 2 Unif'.A6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6" draw:style-name="gr1" svg:width="37.583cm" svg:height="15.149cm" svg:x="74.826cm" svg:y="27.732cm">
            <draw:object draw:notify-on-update-of-ranges="'Synthèse 2 Unif'.A2:'Synthèse 2 Unif'.A6 'Synthèse 2 Unif'.M2:'Synthèse 2 Unif'.M6 'Synthèse 2 Unif'.Q1:'Synthèse 2 Unif'.Q1 'Synthèse 2 Unif'.Q2:'Synthèse 2 Unif'.Q6 'Synthèse 2 Unif'.AC1:'Synthèse 2 Unif'.AC1 'Synthèse 2 Unif'.AC2:'Synthèse 2 Unif'.AC6 'Synthèse 2 Unif'.AQ1:'Synthèse 2 Unif'.AQ1 'Synthèse 2 Unif'.AM2:'Synthèse 2 Unif'.AM6 'Synthèse 2 Unif'.BE1:'Synthèse 2 Unif'.BE1 'Synthèse 2 Unif'.BE2:'Synthèse 2 Unif'.BE6" xlink:href="./Object 31" xlink:type="simple" xlink:show="embed" xlink:actuate="onLoad"/>
            <draw:image xlink:href="./ObjectReplacements/Object 31" xlink:type="simple" xlink:show="embed" xlink:actuate="onLoad"/>
          </draw:frame>
        </table:shapes>
        <table:table-column table:style-name="co51" table:default-cell-style-name="Default"/>
        <table:table-column table:style-name="co52" table:default-cell-style-name="Default"/>
        <table:table-column table:style-name="co26" table:number-columns-repeated="1022" table:default-cell-style-name="Default"/>
        <table:table-row table:style-name="ro5">
          <table:table-cell table:style-name="ce1"/>
          <table:table-cell table:style-name="ce1" office:value-type="string">
            <text:p>Avg %usage </text:p>
          </table:table-cell>
          <table:table-cell table:style-name="ce1" office:value-type="string">
            <text:p><text:s/>Avg max % usage</text:p>
          </table:table-cell>
          <table:table-cell table:style-name="ce1" office:value-type="string">
            <text:p>nothing_pn</text:p>
          </table:table-cell>
          <table:table-cell table:style-name="ce1" office:value-type="string">
            <text:p>nothing</text:p>
          </table:table-cell>
          <table:table-cell table:style-name="ce1" office:value-type="string">
            <text:p>shuff1_pn</text:p>
          </table:table-cell>
          <table:table-cell table:style-name="ce1" office:value-type="string">
            <text:p>shuff1</text:p>
          </table:table-cell>
          <table:table-cell table:style-name="ce1" office:value-type="string">
            <text:p>1/C_pn</text:p>
          </table:table-cell>
          <table:table-cell table:style-name="ce1" office:value-type="string">
            <text:p>1/C</text:p>
          </table:table-cell>
          <table:table-cell table:style-name="ce1" office:value-type="string">
            <text:p>1/R_pn</text:p>
          </table:table-cell>
          <table:table-cell table:style-name="ce1" office:value-type="string">
            <text:p>1/R</text:p>
          </table:table-cell>
          <table:table-cell table:style-name="ce1" office:value-type="string">
            <text:p>R/C_pn</text:p>
          </table:table-cell>
          <table:table-cell table:style-name="ce1" office:value-type="string">
            <text:p>R/C</text:p>
          </table:table-cell>
          <table:table-cell table:style-name="ce1" office:value-type="string">
            <text:p>ic_shuff_pn</text:p>
          </table:table-cell>
          <table:table-cell table:style-name="ce1" office:value-type="string">
            <text:p>ic_shuff</text:p>
          </table:table-cell>
          <table:table-cell table:style-name="ce1" office:value-type="string">
            <text:p>ic_dyn_1/C_pn</text:p>
          </table:table-cell>
          <table:table-cell table:style-name="ce1" office:value-type="string">
            <text:p>ic_dyn_1/C</text:p>
          </table:table-cell>
          <table:table-cell table:style-name="ce1" office:value-type="string">
            <text:p>ic_dyn_1/R_pn</text:p>
          </table:table-cell>
          <table:table-cell table:style-name="ce1" office:value-type="string">
            <text:p>ic_dyn_1/R</text:p>
          </table:table-cell>
          <table:table-cell table:style-name="ce1" office:value-type="string">
            <text:p>ic_dyn_R/C_pn</text:p>
          </table:table-cell>
          <table:table-cell table:style-name="ce1" office:value-type="string">
            <text:p>ic_dyn_R/C</text:p>
          </table:table-cell>
          <table:table-cell table:style-name="ce1" office:value-type="string">
            <text:p>bc_shuff_pn</text:p>
          </table:table-cell>
          <table:table-cell table:style-name="ce1" office:value-type="string">
            <text:p>bc_shuff</text:p>
          </table:table-cell>
          <table:table-cell table:style-name="ce1" office:value-type="string">
            <text:p>bc_dyn_1/C_pn</text:p>
          </table:table-cell>
          <table:table-cell table:style-name="ce1" office:value-type="string">
            <text:p>bc_dyn_1/C</text:p>
          </table:table-cell>
          <table:table-cell table:style-name="ce1" office:value-type="string">
            <text:p>bc_dyn_1/R_pn</text:p>
          </table:table-cell>
          <table:table-cell table:style-name="ce1" office:value-type="string">
            <text:p>bc_dyn_1/R</text:p>
          </table:table-cell>
          <table:table-cell table:style-name="ce1" office:value-type="string">
            <text:p>bc_dyn_R/C_pn</text:p>
          </table:table-cell>
          <table:table-cell table:style-name="ce1" office:value-type="string">
            <text:p>bc_dyn_R/C</text:p>
          </table:table-cell>
          <table:table-cell table:style-name="ce1" office:value-type="string">
            <text:p>bb_nothing_pn</text:p>
          </table:table-cell>
          <table:table-cell table:style-name="ce1" office:value-type="string">
            <text:p>bb_nothing</text:p>
          </table:table-cell>
          <table:table-cell table:style-name="ce1" office:value-type="string">
            <text:p>bb_shuff1_pn</text:p>
          </table:table-cell>
          <table:table-cell table:style-name="ce1" office:value-type="string">
            <text:p>bb_shuff1</text:p>
          </table:table-cell>
          <table:table-cell table:style-name="ce1" office:value-type="string">
            <text:p>bb_shuff_pn</text:p>
          </table:table-cell>
          <table:table-cell table:style-name="ce1" office:value-type="string">
            <text:p>bb_shuff</text:p>
          </table:table-cell>
          <table:table-cell table:style-name="ce1" office:value-type="string">
            <text:p>bb_st_1/C_pn</text:p>
          </table:table-cell>
          <table:table-cell table:style-name="ce1" office:value-type="string">
            <text:p>bb_st_1/C</text:p>
          </table:table-cell>
          <table:table-cell table:style-name="ce1" office:value-type="string">
            <text:p>bb_dyn_1/C_pn</text:p>
          </table:table-cell>
          <table:table-cell table:style-name="ce1" office:value-type="string">
            <text:p>bb_dyn_1/C</text:p>
          </table:table-cell>
          <table:table-cell table:style-name="ce1" office:value-type="string">
            <text:p>bb_st_1/R_pn</text:p>
          </table:table-cell>
          <table:table-cell table:style-name="ce1" office:value-type="string">
            <text:p>bb_st_1/R</text:p>
          </table:table-cell>
          <table:table-cell table:style-name="ce1" office:value-type="string">
            <text:p>bb_dyn_1/R_pn</text:p>
          </table:table-cell>
          <table:table-cell table:style-name="ce1" office:value-type="string">
            <text:p>bb_dyn_1/R</text:p>
          </table:table-cell>
          <table:table-cell table:style-name="ce1" office:value-type="string">
            <text:p>bb_st_R/C_pn</text:p>
          </table:table-cell>
          <table:table-cell table:style-name="ce1" office:value-type="string">
            <text:p>bb_st_R/C</text:p>
          </table:table-cell>
          <table:table-cell table:style-name="ce1" office:value-type="string">
            <text:p>bb_dyn_R/C_pn</text:p>
          </table:table-cell>
          <table:table-cell table:style-name="ce1" office:value-type="string">
            <text:p>bb_dyn_R/C</text:p>
          </table:table-cell>
          <table:table-cell table:style-name="ce1" office:value-type="string">
            <text:p>sbb_nothing_pn</text:p>
          </table:table-cell>
          <table:table-cell table:style-name="ce1" office:value-type="string">
            <text:p>sbb_nothing</text:p>
          </table:table-cell>
          <table:table-cell table:style-name="ce1" office:value-type="string">
            <text:p>sbb_shuff1_pn</text:p>
          </table:table-cell>
          <table:table-cell table:style-name="ce1" office:value-type="string">
            <text:p>sbb_shuff1</text:p>
          </table:table-cell>
          <table:table-cell table:style-name="ce1" office:value-type="string">
            <text:p>sbb_shuff_pn</text:p>
          </table:table-cell>
          <table:table-cell table:style-name="ce1" office:value-type="string">
            <text:p>sbb_shuff</text:p>
          </table:table-cell>
          <table:table-cell table:style-name="ce1" office:value-type="string">
            <text:p>sbb_st_1/C_pn</text:p>
          </table:table-cell>
          <table:table-cell table:style-name="ce1" office:value-type="string">
            <text:p>sbb_st_1/C</text:p>
          </table:table-cell>
          <table:table-cell table:style-name="ce1" office:value-type="string">
            <text:p>sbb_dyn_1/C_pn</text:p>
          </table:table-cell>
          <table:table-cell table:style-name="ce1" office:value-type="string">
            <text:p>sbb_dyn_1/C</text:p>
          </table:table-cell>
          <table:table-cell table:style-name="ce1" office:value-type="string">
            <text:p>sbb_st_1/R_pn</text:p>
          </table:table-cell>
          <table:table-cell table:style-name="ce1" office:value-type="string">
            <text:p>sbb_st_1/R</text:p>
          </table:table-cell>
          <table:table-cell table:style-name="ce1" office:value-type="string">
            <text:p>sbb_dyn_1/R_pn</text:p>
          </table:table-cell>
          <table:table-cell table:style-name="ce1" office:value-type="string">
            <text:p>sbb_dyn_1/R</text:p>
          </table:table-cell>
          <table:table-cell table:style-name="ce1" office:value-type="string">
            <text:p>sbb_st_R/C_pn</text:p>
          </table:table-cell>
          <table:table-cell table:style-name="ce1" office:value-type="string">
            <text:p>sbb_st_R/C</text:p>
          </table:table-cell>
          <table:table-cell table:style-name="ce1" office:value-type="string">
            <text:p>sbb_dyn_R/C_pn</text:p>
          </table:table-cell>
          <table:table-cell table:style-name="ce1" office:value-type="string">
            <text:p>sbb_dyn_R/C</text:p>
          </table:table-cell>
          <table:table-cell table:style-name="ce1" table:number-columns-repeated="959"/>
        </table:table-row>
        <table:table-row table:style-name="ro2">
          <table:table-cell table:style-name="ce1" office:value-type="string">
            <text:p>Unif(0.7,0.7)</text:p>
          </table:table-cell>
          <table:table-cell table:style-name="ce1" office:value-type="float" office:value="0.802285255068778">
            <text:p>0.8022852551</text:p>
          </table:table-cell>
          <table:table-cell table:style-name="ce1" office:value-type="float" office:value="0.848919582717111">
            <text:p>0.8489195827</text:p>
          </table:table-cell>
          <table:table-cell table:style-name="ce1" table:formula="of:=['Synthèse Unif'.D2]" office:value-type="float" office:value="0.857301373171111">
            <text:p>0.8573013732</text:p>
          </table:table-cell>
          <table:table-cell table:style-name="ce1" table:formula="of:=['Synthèse Unif'.E2]*9" office:value-type="float" office:value="45">
            <text:p>45</text:p>
          </table:table-cell>
          <table:table-cell table:style-name="ce1" table:formula="of:=['Synthèse Unif'.F2]" office:value-type="float" office:value="0.859873096548667">
            <text:p>0.8598730965</text:p>
          </table:table-cell>
          <table:table-cell table:style-name="ce1" table:formula="of:=['Synthèse Unif'.G2]*9" office:value-type="float" office:value="54">
            <text:p>54</text:p>
          </table:table-cell>
          <table:table-cell table:style-name="ce1" table:formula="of:=['Synthèse Unif'.H2]" office:value-type="float" office:value="0.951833613502222">
            <text:p>0.9518336135</text:p>
          </table:table-cell>
          <table:table-cell table:style-name="ce1" table:formula="of:=['Synthèse Unif'.I2]*9" office:value-type="float" office:value="389">
            <text:p>389</text:p>
          </table:table-cell>
          <table:table-cell table:style-name="ce1" table:formula="of:=['Synthèse Unif'.J2]" office:value-type="float" office:value="0.950707042961666">
            <text:p>0.950707043</text:p>
          </table:table-cell>
          <table:table-cell table:style-name="ce1" table:formula="of:=['Synthèse Unif'.K2]*9" office:value-type="float" office:value="387">
            <text:p>387</text:p>
          </table:table-cell>
          <table:table-cell table:style-name="ce1" table:formula="of:=['Synthèse Unif'.L2]" office:value-type="float" office:value="0.950502805091333">
            <text:p>0.9505028051</text:p>
          </table:table-cell>
          <table:table-cell table:style-name="ce1" table:formula="of:=['Synthèse Unif'.M2]*9" office:value-type="float" office:value="391">
            <text:p>391</text:p>
          </table:table-cell>
          <table:table-cell table:style-name="ce1" table:formula="of:=['Synthèse Unif'.N2]" office:value-type="float" office:value="0.827613606957333">
            <text:p>0.827613607</text:p>
          </table:table-cell>
          <table:table-cell table:style-name="ce1" table:formula="of:=['Synthèse Unif'.O2]*9" office:value-type="float" office:value="0.999999999999999">
            <text:p>1</text:p>
          </table:table-cell>
          <table:table-cell table:style-name="ce1" table:formula="of:=['Synthèse Unif'.P2]" office:value-type="float" office:value="0.959096366075778">
            <text:p>0.9590963661</text:p>
          </table:table-cell>
          <table:table-cell table:style-name="ce1" table:formula="of:=['Synthèse Unif'.Q2]*9" office:value-type="float" office:value="425">
            <text:p>425</text:p>
          </table:table-cell>
          <table:table-cell table:style-name="ce1" table:formula="of:=['Synthèse Unif'.R2]" office:value-type="float" office:value="0.955885118518333">
            <text:p>0.9558851185</text:p>
          </table:table-cell>
          <table:table-cell table:style-name="ce1" table:formula="of:=['Synthèse Unif'.S2]*9" office:value-type="float" office:value="401">
            <text:p>401</text:p>
          </table:table-cell>
          <table:table-cell table:style-name="ce1" table:formula="of:=['Synthèse Unif'.T2]" office:value-type="float" office:value="0.956898293485889">
            <text:p>0.9568982935</text:p>
          </table:table-cell>
          <table:table-cell table:style-name="ce1" table:formula="of:=['Synthèse Unif'.U2]*9" office:value-type="float" office:value="403">
            <text:p>403</text:p>
          </table:table-cell>
          <table:table-cell table:style-name="ce1" table:formula="of:=['Synthèse Unif'.V2]" office:value-type="float" office:value="0.844506183033667">
            <text:p>0.844506183</text:p>
          </table:table-cell>
          <table:table-cell table:style-name="ce1" table:formula="of:=['Synthèse Unif'.W2]*9" office:value-type="float" office:value="3">
            <text:p>3</text:p>
          </table:table-cell>
          <table:table-cell table:style-name="ce1" table:formula="of:=['Synthèse Unif'.X2]" office:value-type="float" office:value="0.951812634061889">
            <text:p>0.9518126341</text:p>
          </table:table-cell>
          <table:table-cell table:style-name="ce1" table:formula="of:=['Synthèse Unif'.Y2]*9" office:value-type="float" office:value="394">
            <text:p>394</text:p>
          </table:table-cell>
          <table:table-cell table:style-name="ce1" table:formula="of:=['Synthèse Unif'.Z2]" office:value-type="float" office:value="0.951502739018111">
            <text:p>0.951502739</text:p>
          </table:table-cell>
          <table:table-cell table:style-name="ce1" table:formula="of:=['Synthèse Unif'.AA2]*9" office:value-type="float" office:value="382">
            <text:p>382</text:p>
          </table:table-cell>
          <table:table-cell table:style-name="ce1" table:formula="of:=['Synthèse Unif'.AB2]" office:value-type="float" office:value="0.950563091774333">
            <text:p>0.9505630918</text:p>
          </table:table-cell>
          <table:table-cell table:style-name="ce1" table:formula="of:=['Synthèse Unif'.AC2]*9" office:value-type="float" office:value="400">
            <text:p>400</text:p>
          </table:table-cell>
          <table:table-cell table:style-name="ce1" table:formula="of:=['Synthèse Unif'.AD2]" office:value-type="float" office:value="0.824108991450667">
            <text:p>0.8241089915</text:p>
          </table:table-cell>
          <table:table-cell table:style-name="ce1" table:formula="of:=['Synthèse Unif'.AE2]*9" office:value-type="float" office:value="0">
            <text:p>0</text:p>
          </table:table-cell>
          <table:table-cell table:style-name="ce1" table:formula="of:=['Synthèse Unif'.AF2]" office:value-type="float" office:value="0.824122414760333">
            <text:p>0.8241224148</text:p>
          </table:table-cell>
          <table:table-cell table:style-name="ce1" table:formula="of:=['Synthèse Unif'.AG2]*9" office:value-type="float" office:value="5">
            <text:p>5</text:p>
          </table:table-cell>
          <table:table-cell table:style-name="ce1" table:formula="of:=['Synthèse Unif'.AH2]" office:value-type="float" office:value="0.821039758670778">
            <text:p>0.8210397587</text:p>
          </table:table-cell>
          <table:table-cell table:style-name="ce1" table:formula="of:=['Synthèse Unif'.AI2]*9" office:value-type="float" office:value="2">
            <text:p>2</text:p>
          </table:table-cell>
          <table:table-cell table:style-name="ce1" table:formula="of:=['Synthèse Unif'.AJ2]" office:value-type="float" office:value="0.932247991720111">
            <text:p>0.9322479917</text:p>
          </table:table-cell>
          <table:table-cell table:style-name="ce1" table:formula="of:=['Synthèse Unif'.AK2]*9" office:value-type="float" office:value="303">
            <text:p>303</text:p>
          </table:table-cell>
          <table:table-cell table:style-name="ce1" table:formula="of:=['Synthèse Unif'.AL2]" office:value-type="float" office:value="0.933526043535555">
            <text:p>0.9335260435</text:p>
          </table:table-cell>
          <table:table-cell table:style-name="ce1" table:formula="of:=['Synthèse Unif'.AM2]*9" office:value-type="float" office:value="324">
            <text:p>324</text:p>
          </table:table-cell>
          <table:table-cell table:style-name="ce1" table:formula="of:=['Synthèse Unif'.AN2]" office:value-type="float" office:value="0.931953308764555">
            <text:p>0.9319533088</text:p>
          </table:table-cell>
          <table:table-cell table:style-name="ce1" table:formula="of:=['Synthèse Unif'.AO2]*9" office:value-type="float" office:value="302">
            <text:p>302</text:p>
          </table:table-cell>
          <table:table-cell table:style-name="ce1" table:formula="of:=['Synthèse Unif'.AP2]" office:value-type="float" office:value="0.933699548909333">
            <text:p>0.9336995489</text:p>
          </table:table-cell>
          <table:table-cell table:style-name="ce1" table:formula="of:=['Synthèse Unif'.AQ2]*9" office:value-type="float" office:value="316">
            <text:p>316</text:p>
          </table:table-cell>
          <table:table-cell table:style-name="ce1" table:formula="of:=['Synthèse Unif'.AR2]" office:value-type="float" office:value="0.931576557148111">
            <text:p>0.9315765571</text:p>
          </table:table-cell>
          <table:table-cell table:style-name="ce1" table:formula="of:=['Synthèse Unif'.AS2]*9" office:value-type="float" office:value="303">
            <text:p>303</text:p>
          </table:table-cell>
          <table:table-cell table:style-name="ce1" table:formula="of:=['Synthèse Unif'.AT2]" office:value-type="float" office:value="0.928825211211444">
            <text:p>0.9288252112</text:p>
          </table:table-cell>
          <table:table-cell table:style-name="ce1" table:formula="of:=['Synthèse Unif'.AU2]*9" office:value-type="float" office:value="295">
            <text:p>295</text:p>
          </table:table-cell>
          <table:table-cell table:style-name="ce1" table:formula="of:=['Synthèse Unif'.AV2]" office:value-type="float" office:value="0.838950623106889">
            <text:p>0.8389506231</text:p>
          </table:table-cell>
          <table:table-cell table:style-name="ce1" table:formula="of:=['Synthèse Unif'.AW2]*9" office:value-type="float" office:value="7">
            <text:p>7</text:p>
          </table:table-cell>
          <table:table-cell table:style-name="ce1" table:formula="of:=['Synthèse Unif'.AX2]" office:value-type="float" office:value="0.838625495192667">
            <text:p>0.8386254952</text:p>
          </table:table-cell>
          <table:table-cell table:style-name="ce1" table:formula="of:=['Synthèse Unif'.AY2]*9" office:value-type="float" office:value="6">
            <text:p>6</text:p>
          </table:table-cell>
          <table:table-cell table:style-name="ce1" table:formula="of:=['Synthèse Unif'.AZ2]" office:value-type="float" office:value="0.820690314892222">
            <text:p>0.8206903149</text:p>
          </table:table-cell>
          <table:table-cell table:style-name="ce1" table:formula="of:=['Synthèse Unif'.BA2]*9" office:value-type="float" office:value="0">
            <text:p>0</text:p>
          </table:table-cell>
          <table:table-cell table:style-name="ce1" table:formula="of:=['Synthèse Unif'.BB2]" office:value-type="float" office:value="0.945934383815444">
            <text:p>0.9459343838</text:p>
          </table:table-cell>
          <table:table-cell table:style-name="ce1" table:formula="of:=['Synthèse Unif'.BC2]*9" office:value-type="float" office:value="378">
            <text:p>378</text:p>
          </table:table-cell>
          <table:table-cell table:style-name="ce1" table:formula="of:=['Synthèse Unif'.BD2]" office:value-type="float" office:value="0.947116102985111">
            <text:p>0.947116103</text:p>
          </table:table-cell>
          <table:table-cell table:style-name="ce1" table:formula="of:=['Synthèse Unif'.BE2]*9" office:value-type="float" office:value="388">
            <text:p>388</text:p>
          </table:table-cell>
          <table:table-cell table:style-name="ce1" table:formula="of:=['Synthèse Unif'.BF2]" office:value-type="float" office:value="0.944872863826444">
            <text:p>0.9448728638</text:p>
          </table:table-cell>
          <table:table-cell table:style-name="ce1" table:formula="of:=['Synthèse Unif'.BG2]*9" office:value-type="float" office:value="371">
            <text:p>371</text:p>
          </table:table-cell>
          <table:table-cell table:style-name="ce1" table:formula="of:=['Synthèse Unif'.BH2]" office:value-type="float" office:value="0.946414935688778">
            <text:p>0.9464149357</text:p>
          </table:table-cell>
          <table:table-cell table:style-name="ce1" table:formula="of:=['Synthèse Unif'.BI2]*9" office:value-type="float" office:value="377">
            <text:p>377</text:p>
          </table:table-cell>
          <table:table-cell table:style-name="ce1" table:formula="of:=['Synthèse Unif'.BJ2]" office:value-type="float" office:value="0.944507626047556">
            <text:p>0.944507626</text:p>
          </table:table-cell>
          <table:table-cell table:style-name="ce1" table:formula="of:=['Synthèse Unif'.BK2]*9" office:value-type="float" office:value="371">
            <text:p>371</text:p>
          </table:table-cell>
          <table:table-cell table:style-name="ce1" table:formula="of:=['Synthèse Unif'.BL2]" office:value-type="float" office:value="0.943523678992111">
            <text:p>0.943523679</text:p>
          </table:table-cell>
          <table:table-cell table:style-name="ce1" table:formula="of:=['Synthèse Unif'.BM2]*9" office:value-type="float" office:value="368">
            <text:p>368</text:p>
          </table:table-cell>
          <table:table-cell table:style-name="ce1" table:number-columns-repeated="959"/>
        </table:table-row>
        <table:table-row table:style-name="ro2">
          <table:table-cell table:style-name="ce2" office:value-type="string">
            <text:p>Unif(0.8,0.8)</text:p>
          </table:table-cell>
          <table:table-cell table:style-name="ce1" office:value-type="float" office:value="0.851742189797889">
            <text:p>0.8517421898</text:p>
          </table:table-cell>
          <table:table-cell table:style-name="ce1" office:value-type="float" office:value="0.877682487766333">
            <text:p>0.8776824878</text:p>
          </table:table-cell>
          <table:table-cell table:style-name="ce1" table:formula="of:=['Synthèse Unif'.D3]" office:value-type="float" office:value="0.858509910099889">
            <text:p>0.8585099101</text:p>
          </table:table-cell>
          <table:table-cell table:style-name="ce1" table:formula="of:=['Synthèse Unif'.E3]*9" office:value-type="float" office:value="64">
            <text:p>64</text:p>
          </table:table-cell>
          <table:table-cell table:style-name="ce1" table:formula="of:=['Synthèse Unif'.F3]" office:value-type="float" office:value="0.858496430938">
            <text:p>0.8584964309</text:p>
          </table:table-cell>
          <table:table-cell table:style-name="ce1" table:formula="of:=['Synthèse Unif'.G3]*9" office:value-type="float" office:value="73">
            <text:p>73</text:p>
          </table:table-cell>
          <table:table-cell table:style-name="ce1" table:formula="of:=['Synthèse Unif'.H3]" office:value-type="float" office:value="0.902815996583444">
            <text:p>0.9028159966</text:p>
          </table:table-cell>
          <table:table-cell table:style-name="ce1" table:formula="of:=['Synthèse Unif'.I3]*9" office:value-type="float" office:value="309">
            <text:p>309</text:p>
          </table:table-cell>
          <table:table-cell table:style-name="ce1" table:formula="of:=['Synthèse Unif'.J3]" office:value-type="float" office:value="0.902680327324889">
            <text:p>0.9026803273</text:p>
          </table:table-cell>
          <table:table-cell table:style-name="ce1" table:formula="of:=['Synthèse Unif'.K3]*9" office:value-type="float" office:value="308">
            <text:p>308</text:p>
          </table:table-cell>
          <table:table-cell table:style-name="ce1" table:formula="of:=['Synthèse Unif'.L3]" office:value-type="float" office:value="0.901606408888889">
            <text:p>0.9016064089</text:p>
          </table:table-cell>
          <table:table-cell table:style-name="ce1" table:formula="of:=['Synthèse Unif'.M3]*9" office:value-type="float" office:value="311">
            <text:p>311</text:p>
          </table:table-cell>
          <table:table-cell table:style-name="ce1" table:formula="of:=['Synthèse Unif'.N3]" office:value-type="float" office:value="0.831112109107111">
            <text:p>0.8311121091</text:p>
          </table:table-cell>
          <table:table-cell table:style-name="ce1" table:formula="of:=['Synthèse Unif'.O3]*9" office:value-type="float" office:value="0">
            <text:p>0</text:p>
          </table:table-cell>
          <table:table-cell table:style-name="ce1" table:formula="of:=['Synthèse Unif'.P3]" office:value-type="float" office:value="0.902047256203222">
            <text:p>0.9020472562</text:p>
          </table:table-cell>
          <table:table-cell table:style-name="ce1" table:formula="of:=['Synthèse Unif'.Q3]*9" office:value-type="float" office:value="314">
            <text:p>314</text:p>
          </table:table-cell>
          <table:table-cell table:style-name="ce1" table:formula="of:=['Synthèse Unif'.R3]" office:value-type="float" office:value="0.900113473628556">
            <text:p>0.9001134736</text:p>
          </table:table-cell>
          <table:table-cell table:style-name="ce1" table:formula="of:=['Synthèse Unif'.S3]*9" office:value-type="float" office:value="307">
            <text:p>307</text:p>
          </table:table-cell>
          <table:table-cell table:style-name="ce1" table:formula="of:=['Synthèse Unif'.T3]" office:value-type="float" office:value="0.899170522697889">
            <text:p>0.8991705227</text:p>
          </table:table-cell>
          <table:table-cell table:style-name="ce1" table:formula="of:=['Synthèse Unif'.U3]*9" office:value-type="float" office:value="313">
            <text:p>313</text:p>
          </table:table-cell>
          <table:table-cell table:style-name="ce1" table:formula="of:=['Synthèse Unif'.V3]" office:value-type="float" office:value="0.852655287387667">
            <text:p>0.8526552874</text:p>
          </table:table-cell>
          <table:table-cell table:style-name="ce1" table:formula="of:=['Synthèse Unif'.W3]*9" office:value-type="float" office:value="2">
            <text:p>2</text:p>
          </table:table-cell>
          <table:table-cell table:style-name="ce1" table:formula="of:=['Synthèse Unif'.X3]" office:value-type="float" office:value="0.899964181575556">
            <text:p>0.8999641816</text:p>
          </table:table-cell>
          <table:table-cell table:style-name="ce1" table:formula="of:=['Synthèse Unif'.Y3]*9" office:value-type="float" office:value="313">
            <text:p>313</text:p>
          </table:table-cell>
          <table:table-cell table:style-name="ce1" table:formula="of:=['Synthèse Unif'.Z3]" office:value-type="float" office:value="0.904430569968889">
            <text:p>0.90443057</text:p>
          </table:table-cell>
          <table:table-cell table:style-name="ce1" table:formula="of:=['Synthèse Unif'.AA3]*9" office:value-type="float" office:value="309">
            <text:p>309</text:p>
          </table:table-cell>
          <table:table-cell table:style-name="ce1" table:formula="of:=['Synthèse Unif'.AB3]" office:value-type="float" office:value="0.898706940762889">
            <text:p>0.8987069408</text:p>
          </table:table-cell>
          <table:table-cell table:style-name="ce1" table:formula="of:=['Synthèse Unif'.AC3]*9" office:value-type="float" office:value="314">
            <text:p>314</text:p>
          </table:table-cell>
          <table:table-cell table:style-name="ce1" table:formula="of:=['Synthèse Unif'.AD3]" office:value-type="float" office:value="0.830389063172333">
            <text:p>0.8303890632</text:p>
          </table:table-cell>
          <table:table-cell table:style-name="ce1" table:formula="of:=['Synthèse Unif'.AE3]*9" office:value-type="float" office:value="0.999999999999999">
            <text:p>1</text:p>
          </table:table-cell>
          <table:table-cell table:style-name="ce1" table:formula="of:=['Synthèse Unif'.AF3]" office:value-type="float" office:value="0.831074876626222">
            <text:p>0.8310748766</text:p>
          </table:table-cell>
          <table:table-cell table:style-name="ce1" table:formula="of:=['Synthèse Unif'.AG3]*9" office:value-type="float" office:value="3">
            <text:p>3</text:p>
          </table:table-cell>
          <table:table-cell table:style-name="ce1" table:formula="of:=['Synthèse Unif'.AH3]" office:value-type="float" office:value="0.829372865162111">
            <text:p>0.8293728652</text:p>
          </table:table-cell>
          <table:table-cell table:style-name="ce1" table:formula="of:=['Synthèse Unif'.AI3]*9" office:value-type="float" office:value="0.999999999999999">
            <text:p>1</text:p>
          </table:table-cell>
          <table:table-cell table:style-name="ce1" table:formula="of:=['Synthèse Unif'.AJ3]" office:value-type="float" office:value="0.871436567939111">
            <text:p>0.8714365679</text:p>
          </table:table-cell>
          <table:table-cell table:style-name="ce1" table:formula="of:=['Synthèse Unif'.AK3]*9" office:value-type="float" office:value="77">
            <text:p>77</text:p>
          </table:table-cell>
          <table:table-cell table:style-name="ce1" table:formula="of:=['Synthèse Unif'.AL3]" office:value-type="float" office:value="0.874374973555667">
            <text:p>0.8743749736</text:p>
          </table:table-cell>
          <table:table-cell table:style-name="ce1" table:formula="of:=['Synthèse Unif'.AM3]*9" office:value-type="float" office:value="104">
            <text:p>104</text:p>
          </table:table-cell>
          <table:table-cell table:style-name="ce1" table:formula="of:=['Synthèse Unif'.AN3]" office:value-type="float" office:value="0.873218953831555">
            <text:p>0.8732189538</text:p>
          </table:table-cell>
          <table:table-cell table:style-name="ce1" table:formula="of:=['Synthèse Unif'.AO3]*9" office:value-type="float" office:value="89">
            <text:p>89</text:p>
          </table:table-cell>
          <table:table-cell table:style-name="ce1" table:formula="of:=['Synthèse Unif'.AP3]" office:value-type="float" office:value="0.873819993011111">
            <text:p>0.873819993</text:p>
          </table:table-cell>
          <table:table-cell table:style-name="ce1" table:formula="of:=['Synthèse Unif'.AQ3]*9" office:value-type="float" office:value="101">
            <text:p>101</text:p>
          </table:table-cell>
          <table:table-cell table:style-name="ce1" table:formula="of:=['Synthèse Unif'.AR3]" office:value-type="float" office:value="0.871875527355111">
            <text:p>0.8718755274</text:p>
          </table:table-cell>
          <table:table-cell table:style-name="ce1" table:formula="of:=['Synthèse Unif'.AS3]*9" office:value-type="float" office:value="95.0000000000004">
            <text:p>95</text:p>
          </table:table-cell>
          <table:table-cell table:style-name="ce1" table:formula="of:=['Synthèse Unif'.AT3]" office:value-type="float" office:value="0.871420998100889">
            <text:p>0.8714209981</text:p>
          </table:table-cell>
          <table:table-cell table:style-name="ce1" table:formula="of:=['Synthèse Unif'.AU3]*9" office:value-type="float" office:value="83">
            <text:p>83</text:p>
          </table:table-cell>
          <table:table-cell table:style-name="ce1" table:formula="of:=['Synthèse Unif'.AV3]" office:value-type="float" office:value="0.838196714477333">
            <text:p>0.8381967145</text:p>
          </table:table-cell>
          <table:table-cell table:style-name="ce1" table:formula="of:=['Synthèse Unif'.AW3]*9" office:value-type="float" office:value="0">
            <text:p>0</text:p>
          </table:table-cell>
          <table:table-cell table:style-name="ce1" table:formula="of:=['Synthèse Unif'.AX3]" office:value-type="float" office:value="0.838612755690667">
            <text:p>0.8386127557</text:p>
          </table:table-cell>
          <table:table-cell table:style-name="ce1" table:formula="of:=['Synthèse Unif'.AY3]*9" office:value-type="float" office:value="3">
            <text:p>3</text:p>
          </table:table-cell>
          <table:table-cell table:style-name="ce1" table:formula="of:=['Synthèse Unif'.AZ3]" office:value-type="float" office:value="0.832246595082">
            <text:p>0.8322465951</text:p>
          </table:table-cell>
          <table:table-cell table:style-name="ce1" table:formula="of:=['Synthèse Unif'.BA3]*9" office:value-type="float" office:value="0.999999999999999">
            <text:p>1</text:p>
          </table:table-cell>
          <table:table-cell table:style-name="ce1" table:formula="of:=['Synthèse Unif'.BB3]" office:value-type="float" office:value="0.890587813208333">
            <text:p>0.8905878132</text:p>
          </table:table-cell>
          <table:table-cell table:style-name="ce1" table:formula="of:=['Synthèse Unif'.BC3]*9" office:value-type="float" office:value="283">
            <text:p>283</text:p>
          </table:table-cell>
          <table:table-cell table:style-name="ce1" table:formula="of:=['Synthèse Unif'.BD3]" office:value-type="float" office:value="0.891398729364667">
            <text:p>0.8913987294</text:p>
          </table:table-cell>
          <table:table-cell table:style-name="ce1" table:formula="of:=['Synthèse Unif'.BE3]*9" office:value-type="float" office:value="278">
            <text:p>278</text:p>
          </table:table-cell>
          <table:table-cell table:style-name="ce1" table:formula="of:=['Synthèse Unif'.BF3]" office:value-type="float" office:value="0.891124743881111">
            <text:p>0.8911247439</text:p>
          </table:table-cell>
          <table:table-cell table:style-name="ce1" table:formula="of:=['Synthèse Unif'.BG3]*9" office:value-type="float" office:value="284">
            <text:p>284</text:p>
          </table:table-cell>
          <table:table-cell table:style-name="ce1" table:formula="of:=['Synthèse Unif'.BH3]" office:value-type="float" office:value="0.891319604191889">
            <text:p>0.8913196042</text:p>
          </table:table-cell>
          <table:table-cell table:style-name="ce1" table:formula="of:=['Synthèse Unif'.BI3]*9" office:value-type="float" office:value="280">
            <text:p>280</text:p>
          </table:table-cell>
          <table:table-cell table:style-name="ce1" table:formula="of:=['Synthèse Unif'.BJ3]" office:value-type="float" office:value="0.891135084257667">
            <text:p>0.8911350843</text:p>
          </table:table-cell>
          <table:table-cell table:style-name="ce1" table:formula="of:=['Synthèse Unif'.BK3]*9" office:value-type="float" office:value="288">
            <text:p>288</text:p>
          </table:table-cell>
          <table:table-cell table:style-name="ce1" table:formula="of:=['Synthèse Unif'.BL3]" office:value-type="float" office:value="0.889792302370667">
            <text:p>0.8897923024</text:p>
          </table:table-cell>
          <table:table-cell table:style-name="ce1" table:formula="of:=['Synthèse Unif'.BM3]*9" office:value-type="float" office:value="286">
            <text:p>286</text:p>
          </table:table-cell>
          <table:table-cell table:style-name="ce1" table:number-columns-repeated="959"/>
        </table:table-row>
        <table:table-row table:style-name="ro2">
          <table:table-cell table:style-name="ce2" office:value-type="string">
            <text:p>Unif(0.8,1)</text:p>
          </table:table-cell>
          <table:table-cell table:style-name="ce1" office:value-type="float" office:value="0.871155584921222">
            <text:p>0.8711555849</text:p>
          </table:table-cell>
          <table:table-cell table:style-name="ce1" office:value-type="float" office:value="0.903993836297444">
            <text:p>0.9039938363</text:p>
          </table:table-cell>
          <table:table-cell table:style-name="ce1" table:formula="of:=['Synthèse Unif'.D4]" office:value-type="float" office:value="0.858834024452778">
            <text:p>0.8588340245</text:p>
          </table:table-cell>
          <table:table-cell table:style-name="ce1" table:formula="of:=['Synthèse Unif'.E4]*9" office:value-type="float" office:value="0.999999999999999">
            <text:p>1</text:p>
          </table:table-cell>
          <table:table-cell table:style-name="ce1" table:formula="of:=['Synthèse Unif'.F4]" office:value-type="float" office:value="0.857257931626889">
            <text:p>0.8572579316</text:p>
          </table:table-cell>
          <table:table-cell table:style-name="ce1" table:formula="of:=['Synthèse Unif'.G4]*9" office:value-type="float" office:value="4">
            <text:p>4</text:p>
          </table:table-cell>
          <table:table-cell table:style-name="ce1" table:formula="of:=['Synthèse Unif'.H4]" office:value-type="float" office:value="0.943424876972889">
            <text:p>0.943424877</text:p>
          </table:table-cell>
          <table:table-cell table:style-name="ce1" table:formula="of:=['Synthèse Unif'.I4]*9" office:value-type="float" office:value="355">
            <text:p>355</text:p>
          </table:table-cell>
          <table:table-cell table:style-name="ce1" table:formula="of:=['Synthèse Unif'.J4]" office:value-type="float" office:value="0.943080505281333">
            <text:p>0.9430805053</text:p>
          </table:table-cell>
          <table:table-cell table:style-name="ce1" table:formula="of:=['Synthèse Unif'.K4]*9" office:value-type="float" office:value="356">
            <text:p>356</text:p>
          </table:table-cell>
          <table:table-cell table:style-name="ce1" table:formula="of:=['Synthèse Unif'.L4]" office:value-type="float" office:value="0.943503121291556">
            <text:p>0.9435031213</text:p>
          </table:table-cell>
          <table:table-cell table:style-name="ce1" table:formula="of:=['Synthèse Unif'.M4]*9" office:value-type="float" office:value="361">
            <text:p>361</text:p>
          </table:table-cell>
          <table:table-cell table:style-name="ce1" table:formula="of:=['Synthèse Unif'.N4]" office:value-type="float" office:value="0.824807358404556">
            <text:p>0.8248073584</text:p>
          </table:table-cell>
          <table:table-cell table:style-name="ce1" table:formula="of:=['Synthèse Unif'.O4]*9" office:value-type="float" office:value="0">
            <text:p>0</text:p>
          </table:table-cell>
          <table:table-cell table:style-name="ce1" table:formula="of:=['Synthèse Unif'.P4]" office:value-type="float" office:value="0.951744031896889">
            <text:p>0.9517440319</text:p>
          </table:table-cell>
          <table:table-cell table:style-name="ce1" table:formula="of:=['Synthèse Unif'.Q4]*9" office:value-type="float" office:value="387">
            <text:p>387</text:p>
          </table:table-cell>
          <table:table-cell table:style-name="ce1" table:formula="of:=['Synthèse Unif'.R4]" office:value-type="float" office:value="0.949727313668111">
            <text:p>0.9497273137</text:p>
          </table:table-cell>
          <table:table-cell table:style-name="ce1" table:formula="of:=['Synthèse Unif'.S4]*9" office:value-type="float" office:value="375">
            <text:p>375</text:p>
          </table:table-cell>
          <table:table-cell table:style-name="ce1" table:formula="of:=['Synthèse Unif'.T4]" office:value-type="float" office:value="0.949253367044889">
            <text:p>0.949253367</text:p>
          </table:table-cell>
          <table:table-cell table:style-name="ce1" table:formula="of:=['Synthèse Unif'.U4]*9" office:value-type="float" office:value="373">
            <text:p>373</text:p>
          </table:table-cell>
          <table:table-cell table:style-name="ce1" table:formula="of:=['Synthèse Unif'.V4]" office:value-type="float" office:value="0.845246573338222">
            <text:p>0.8452465733</text:p>
          </table:table-cell>
          <table:table-cell table:style-name="ce1" table:formula="of:=['Synthèse Unif'.W4]*9" office:value-type="float" office:value="0">
            <text:p>0</text:p>
          </table:table-cell>
          <table:table-cell table:style-name="ce1" table:formula="of:=['Synthèse Unif'.X4]" office:value-type="float" office:value="0.942988611931667">
            <text:p>0.9429886119</text:p>
          </table:table-cell>
          <table:table-cell table:style-name="ce1" table:formula="of:=['Synthèse Unif'.Y4]*9" office:value-type="float" office:value="363">
            <text:p>363</text:p>
          </table:table-cell>
          <table:table-cell table:style-name="ce1" table:formula="of:=['Synthèse Unif'.Z4]" office:value-type="float" office:value="0.943885072285">
            <text:p>0.9438850723</text:p>
          </table:table-cell>
          <table:table-cell table:style-name="ce1" table:formula="of:=['Synthèse Unif'.AA4]*9" office:value-type="float" office:value="362">
            <text:p>362</text:p>
          </table:table-cell>
          <table:table-cell table:style-name="ce1" table:formula="of:=['Synthèse Unif'.AB4]" office:value-type="float" office:value="0.942167369407111">
            <text:p>0.9421673694</text:p>
          </table:table-cell>
          <table:table-cell table:style-name="ce1" table:formula="of:=['Synthèse Unif'.AC4]*9" office:value-type="float" office:value="364">
            <text:p>364</text:p>
          </table:table-cell>
          <table:table-cell table:style-name="ce1" table:formula="of:=['Synthèse Unif'.AD4]" office:value-type="float" office:value="0.822881684742555">
            <text:p>0.8228816847</text:p>
          </table:table-cell>
          <table:table-cell table:style-name="ce1" table:formula="of:=['Synthèse Unif'.AE4]*9" office:value-type="float" office:value="0">
            <text:p>0</text:p>
          </table:table-cell>
          <table:table-cell table:style-name="ce1" table:formula="of:=['Synthèse Unif'.AF4]" office:value-type="float" office:value="0.822341687237222">
            <text:p>0.8223416872</text:p>
          </table:table-cell>
          <table:table-cell table:style-name="ce1" table:formula="of:=['Synthèse Unif'.AG4]*9" office:value-type="float" office:value="0">
            <text:p>0</text:p>
          </table:table-cell>
          <table:table-cell table:style-name="ce1" table:formula="of:=['Synthèse Unif'.AH4]" office:value-type="float" office:value="0.819602499233556">
            <text:p>0.8196024992</text:p>
          </table:table-cell>
          <table:table-cell table:style-name="ce1" table:formula="of:=['Synthèse Unif'.AI4]*9" office:value-type="float" office:value="0">
            <text:p>0</text:p>
          </table:table-cell>
          <table:table-cell table:style-name="ce1" table:formula="of:=['Synthèse Unif'.AJ4]" office:value-type="float" office:value="0.925998215130222">
            <text:p>0.9259982151</text:p>
          </table:table-cell>
          <table:table-cell table:style-name="ce1" table:formula="of:=['Synthèse Unif'.AK4]*9" office:value-type="float" office:value="235">
            <text:p>235</text:p>
          </table:table-cell>
          <table:table-cell table:style-name="ce1" table:formula="of:=['Synthèse Unif'.AL4]" office:value-type="float" office:value="0.923889795173778">
            <text:p>0.9238897952</text:p>
          </table:table-cell>
          <table:table-cell table:style-name="ce1" table:formula="of:=['Synthèse Unif'.AM4]*9" office:value-type="float" office:value="219">
            <text:p>219</text:p>
          </table:table-cell>
          <table:table-cell table:style-name="ce1" table:formula="of:=['Synthèse Unif'.AN4]" office:value-type="float" office:value="0.925214884745">
            <text:p>0.9252148847</text:p>
          </table:table-cell>
          <table:table-cell table:style-name="ce1" table:formula="of:=['Synthèse Unif'.AO4]*9" office:value-type="float" office:value="228">
            <text:p>228</text:p>
          </table:table-cell>
          <table:table-cell table:style-name="ce1" table:formula="of:=['Synthèse Unif'.AP4]" office:value-type="float" office:value="0.924981588060778">
            <text:p>0.9249815881</text:p>
          </table:table-cell>
          <table:table-cell table:style-name="ce1" table:formula="of:=['Synthèse Unif'.AQ4]*9" office:value-type="float" office:value="232">
            <text:p>232</text:p>
          </table:table-cell>
          <table:table-cell table:style-name="ce1" table:formula="of:=['Synthèse Unif'.AR4]" office:value-type="float" office:value="0.923311695663">
            <text:p>0.9233116957</text:p>
          </table:table-cell>
          <table:table-cell table:style-name="ce1" table:formula="of:=['Synthèse Unif'.AS4]*9" office:value-type="float" office:value="219">
            <text:p>219</text:p>
          </table:table-cell>
          <table:table-cell table:style-name="ce1" table:formula="of:=['Synthèse Unif'.AT4]" office:value-type="float" office:value="0.921541827287">
            <text:p>0.9215418273</text:p>
          </table:table-cell>
          <table:table-cell table:style-name="ce1" table:formula="of:=['Synthèse Unif'.AU4]*9" office:value-type="float" office:value="202">
            <text:p>202</text:p>
          </table:table-cell>
          <table:table-cell table:style-name="ce1" table:formula="of:=['Synthèse Unif'.AV4]" office:value-type="float" office:value="0.830043346079333">
            <text:p>0.8300433461</text:p>
          </table:table-cell>
          <table:table-cell table:style-name="ce1" table:formula="of:=['Synthèse Unif'.AW4]*9" office:value-type="float" office:value="0">
            <text:p>0</text:p>
          </table:table-cell>
          <table:table-cell table:style-name="ce1" table:formula="of:=['Synthèse Unif'.AX4]" office:value-type="float" office:value="0.831374254321333">
            <text:p>0.8313742543</text:p>
          </table:table-cell>
          <table:table-cell table:style-name="ce1" table:formula="of:=['Synthèse Unif'.AY4]*9" office:value-type="float" office:value="0.999999999999999">
            <text:p>1</text:p>
          </table:table-cell>
          <table:table-cell table:style-name="ce1" table:formula="of:=['Synthèse Unif'.AZ4]" office:value-type="float" office:value="0.820281847966222">
            <text:p>0.820281848</text:p>
          </table:table-cell>
          <table:table-cell table:style-name="ce1" table:formula="of:=['Synthèse Unif'.BA4]*9" office:value-type="float" office:value="0">
            <text:p>0</text:p>
          </table:table-cell>
          <table:table-cell table:style-name="ce1" table:formula="of:=['Synthèse Unif'.BB4]" office:value-type="float" office:value="0.936488907797111">
            <text:p>0.9364889078</text:p>
          </table:table-cell>
          <table:table-cell table:style-name="ce1" table:formula="of:=['Synthèse Unif'.BC4]*9" office:value-type="float" office:value="341">
            <text:p>341</text:p>
          </table:table-cell>
          <table:table-cell table:style-name="ce1" table:formula="of:=['Synthèse Unif'.BD4]" office:value-type="float" office:value="0.937336905680667">
            <text:p>0.9373369057</text:p>
          </table:table-cell>
          <table:table-cell table:style-name="ce1" table:formula="of:=['Synthèse Unif'.BE4]*9" office:value-type="float" office:value="341">
            <text:p>341</text:p>
          </table:table-cell>
          <table:table-cell table:style-name="ce1" table:formula="of:=['Synthèse Unif'.BF4]" office:value-type="float" office:value="0.936325735757">
            <text:p>0.9363257358</text:p>
          </table:table-cell>
          <table:table-cell table:style-name="ce1" table:formula="of:=['Synthèse Unif'.BG4]*9" office:value-type="float" office:value="345">
            <text:p>345</text:p>
          </table:table-cell>
          <table:table-cell table:style-name="ce1" table:formula="of:=['Synthèse Unif'.BH4]" office:value-type="float" office:value="0.936140105529111">
            <text:p>0.9361401055</text:p>
          </table:table-cell>
          <table:table-cell table:style-name="ce1" table:formula="of:=['Synthèse Unif'.BI4]*9" office:value-type="float" office:value="345">
            <text:p>345</text:p>
          </table:table-cell>
          <table:table-cell table:style-name="ce1" table:formula="of:=['Synthèse Unif'.BJ4]" office:value-type="float" office:value="0.936289470613667">
            <text:p>0.9362894706</text:p>
          </table:table-cell>
          <table:table-cell table:style-name="ce1" table:formula="of:=['Synthèse Unif'.BK4]*9" office:value-type="float" office:value="343">
            <text:p>343</text:p>
          </table:table-cell>
          <table:table-cell table:style-name="ce1" table:formula="of:=['Synthèse Unif'.BL4]" office:value-type="float" office:value="0.934457441319">
            <text:p>0.9344574413</text:p>
          </table:table-cell>
          <table:table-cell table:style-name="ce1" table:formula="of:=['Synthèse Unif'.BM4]*9" office:value-type="float" office:value="333">
            <text:p>333</text:p>
          </table:table-cell>
          <table:table-cell table:style-name="ce1" table:number-columns-repeated="959"/>
        </table:table-row>
        <table:table-row table:style-name="ro2">
          <table:table-cell table:style-name="ce2" office:value-type="string">
            <text:p>Unif(0.9,0.8)</text:p>
          </table:table-cell>
          <table:table-cell table:style-name="ce1" office:value-type="float" office:value="0.926493403917889">
            <text:p>0.9264934039</text:p>
          </table:table-cell>
          <table:table-cell table:style-name="ce1" office:value-type="float" office:value="0.940894293931">
            <text:p>0.9408942939</text:p>
          </table:table-cell>
          <table:table-cell table:style-name="ce1" table:formula="of:=['Synthèse Unif'.D5]" office:value-type="float" office:value="0.852834530571444">
            <text:p>0.8528345306</text:p>
          </table:table-cell>
          <table:table-cell table:style-name="ce1" table:formula="of:=['Synthèse Unif'.E5]*9" office:value-type="float" office:value="0.999999999999999">
            <text:p>1</text:p>
          </table:table-cell>
          <table:table-cell table:style-name="ce1" table:formula="of:=['Synthèse Unif'.F5]" office:value-type="float" office:value="0.852759934759778">
            <text:p>0.8527599348</text:p>
          </table:table-cell>
          <table:table-cell table:style-name="ce1" table:formula="of:=['Synthèse Unif'.G5]*9" office:value-type="float" office:value="0">
            <text:p>0</text:p>
          </table:table-cell>
          <table:table-cell table:style-name="ce1" table:formula="of:=['Synthèse Unif'.H5]" office:value-type="float" office:value="0.876252196520222">
            <text:p>0.8762521965</text:p>
          </table:table-cell>
          <table:table-cell table:style-name="ce1" table:formula="of:=['Synthèse Unif'.I5]*9" office:value-type="float" office:value="273">
            <text:p>273</text:p>
          </table:table-cell>
          <table:table-cell table:style-name="ce1" table:formula="of:=['Synthèse Unif'.J5]" office:value-type="float" office:value="0.875877402761">
            <text:p>0.8758774028</text:p>
          </table:table-cell>
          <table:table-cell table:style-name="ce1" table:formula="of:=['Synthèse Unif'.K5]*9" office:value-type="float" office:value="274">
            <text:p>274</text:p>
          </table:table-cell>
          <table:table-cell table:style-name="ce1" table:formula="of:=['Synthèse Unif'.L5]" office:value-type="float" office:value="0.876446552213889">
            <text:p>0.8764465522</text:p>
          </table:table-cell>
          <table:table-cell table:style-name="ce1" table:formula="of:=['Synthèse Unif'.M5]*9" office:value-type="float" office:value="276">
            <text:p>276</text:p>
          </table:table-cell>
          <table:table-cell table:style-name="ce1" table:formula="of:=['Synthèse Unif'.N5]" office:value-type="float" office:value="0.832371672309222">
            <text:p>0.8323716723</text:p>
          </table:table-cell>
          <table:table-cell table:style-name="ce1" table:formula="of:=['Synthèse Unif'.O5]*9" office:value-type="float" office:value="0">
            <text:p>0</text:p>
          </table:table-cell>
          <table:table-cell table:style-name="ce1" table:formula="of:=['Synthèse Unif'.P5]" office:value-type="float" office:value="0.870557450960667">
            <text:p>0.870557451</text:p>
          </table:table-cell>
          <table:table-cell table:style-name="ce1" table:formula="of:=['Synthèse Unif'.Q5]*9" office:value-type="float" office:value="247">
            <text:p>247</text:p>
          </table:table-cell>
          <table:table-cell table:style-name="ce1" table:formula="of:=['Synthèse Unif'.R5]" office:value-type="float" office:value="0.868207948528445">
            <text:p>0.8682079485</text:p>
          </table:table-cell>
          <table:table-cell table:style-name="ce1" table:formula="of:=['Synthèse Unif'.S5]*9" office:value-type="float" office:value="234">
            <text:p>234</text:p>
          </table:table-cell>
          <table:table-cell table:style-name="ce1" table:formula="of:=['Synthèse Unif'.T5]" office:value-type="float" office:value="0.870625736908333">
            <text:p>0.8706257369</text:p>
          </table:table-cell>
          <table:table-cell table:style-name="ce1" table:formula="of:=['Synthèse Unif'.U5]*9" office:value-type="float" office:value="260">
            <text:p>260</text:p>
          </table:table-cell>
          <table:table-cell table:style-name="ce1" table:formula="of:=['Synthèse Unif'.V5]" office:value-type="float" office:value="0.856099532773555">
            <text:p>0.8560995328</text:p>
          </table:table-cell>
          <table:table-cell table:style-name="ce1" table:formula="of:=['Synthèse Unif'.W5]*9" office:value-type="float" office:value="0">
            <text:p>0</text:p>
          </table:table-cell>
          <table:table-cell table:style-name="ce1" table:formula="of:=['Synthèse Unif'.X5]" office:value-type="float" office:value="0.870813736109">
            <text:p>0.8708137361</text:p>
          </table:table-cell>
          <table:table-cell table:style-name="ce1" table:formula="of:=['Synthèse Unif'.Y5]*9" office:value-type="float" office:value="274">
            <text:p>274</text:p>
          </table:table-cell>
          <table:table-cell table:style-name="ce1" table:formula="of:=['Synthèse Unif'.Z5]" office:value-type="float" office:value="0.875341324066444">
            <text:p>0.8753413241</text:p>
          </table:table-cell>
          <table:table-cell table:style-name="ce1" table:formula="of:=['Synthèse Unif'.AA5]*9" office:value-type="float" office:value="262">
            <text:p>262</text:p>
          </table:table-cell>
          <table:table-cell table:style-name="ce1" table:formula="of:=['Synthèse Unif'.AB5]" office:value-type="float" office:value="0.871943116984667">
            <text:p>0.871943117</text:p>
          </table:table-cell>
          <table:table-cell table:style-name="ce1" table:formula="of:=['Synthèse Unif'.AC5]*9" office:value-type="float" office:value="272">
            <text:p>272</text:p>
          </table:table-cell>
          <table:table-cell table:style-name="ce1" table:formula="of:=['Synthèse Unif'.AD5]" office:value-type="float" office:value="0.831765833227">
            <text:p>0.8317658332</text:p>
          </table:table-cell>
          <table:table-cell table:style-name="ce1" table:formula="of:=['Synthèse Unif'.AE5]*9" office:value-type="float" office:value="0">
            <text:p>0</text:p>
          </table:table-cell>
          <table:table-cell table:style-name="ce1" table:formula="of:=['Synthèse Unif'.AF5]" office:value-type="float" office:value="0.830719827218">
            <text:p>0.8307198272</text:p>
          </table:table-cell>
          <table:table-cell table:style-name="ce1" table:formula="of:=['Synthèse Unif'.AG5]*9" office:value-type="float" office:value="0.999999999999999">
            <text:p>1</text:p>
          </table:table-cell>
          <table:table-cell table:style-name="ce1" table:formula="of:=['Synthèse Unif'.AH5]" office:value-type="float" office:value="0.830559781362">
            <text:p>0.8305597814</text:p>
          </table:table-cell>
          <table:table-cell table:style-name="ce1" table:formula="of:=['Synthèse Unif'.AI5]*9" office:value-type="float" office:value="0">
            <text:p>0</text:p>
          </table:table-cell>
          <table:table-cell table:style-name="ce1" table:formula="of:=['Synthèse Unif'.AJ5]" office:value-type="float" office:value="0.821359996143778">
            <text:p>0.8213599961</text:p>
          </table:table-cell>
          <table:table-cell table:style-name="ce1" table:formula="of:=['Synthèse Unif'.AK5]*9" office:value-type="float" office:value="27">
            <text:p>27</text:p>
          </table:table-cell>
          <table:table-cell table:style-name="ce1" table:formula="of:=['Synthèse Unif'.AL5]" office:value-type="float" office:value="0.823432620580111">
            <text:p>0.8234326206</text:p>
          </table:table-cell>
          <table:table-cell table:style-name="ce1" table:formula="of:=['Synthèse Unif'.AM5]*9" office:value-type="float" office:value="35">
            <text:p>35</text:p>
          </table:table-cell>
          <table:table-cell table:style-name="ce1" table:formula="of:=['Synthèse Unif'.AN5]" office:value-type="float" office:value="0.819554166204556">
            <text:p>0.8195541662</text:p>
          </table:table-cell>
          <table:table-cell table:style-name="ce1" table:formula="of:=['Synthèse Unif'.AO5]*9" office:value-type="float" office:value="28">
            <text:p>28</text:p>
          </table:table-cell>
          <table:table-cell table:style-name="ce1" table:formula="of:=['Synthèse Unif'.AP5]" office:value-type="float" office:value="0.822771747142889">
            <text:p>0.8227717471</text:p>
          </table:table-cell>
          <table:table-cell table:style-name="ce1" table:formula="of:=['Synthèse Unif'.AQ5]*9" office:value-type="float" office:value="28">
            <text:p>28</text:p>
          </table:table-cell>
          <table:table-cell table:style-name="ce1" table:formula="of:=['Synthèse Unif'.AR5]" office:value-type="float" office:value="0.818624974858889">
            <text:p>0.8186249749</text:p>
          </table:table-cell>
          <table:table-cell table:style-name="ce1" table:formula="of:=['Synthèse Unif'.AS5]*9" office:value-type="float" office:value="23">
            <text:p>23</text:p>
          </table:table-cell>
          <table:table-cell table:style-name="ce1" table:formula="of:=['Synthèse Unif'.AT5]" office:value-type="float" office:value="0.819084688287222">
            <text:p>0.8190846883</text:p>
          </table:table-cell>
          <table:table-cell table:style-name="ce1" table:formula="of:=['Synthèse Unif'.AU5]*9" office:value-type="float" office:value="23">
            <text:p>23</text:p>
          </table:table-cell>
          <table:table-cell table:style-name="ce1" table:formula="of:=['Synthèse Unif'.AV5]" office:value-type="float" office:value="0.836320444826111">
            <text:p>0.8363204448</text:p>
          </table:table-cell>
          <table:table-cell table:style-name="ce1" table:formula="of:=['Synthèse Unif'.AW5]*9" office:value-type="float" office:value="0">
            <text:p>0</text:p>
          </table:table-cell>
          <table:table-cell table:style-name="ce1" table:formula="of:=['Synthèse Unif'.AX5]" office:value-type="float" office:value="0.835681481222667">
            <text:p>0.8356814812</text:p>
          </table:table-cell>
          <table:table-cell table:style-name="ce1" table:formula="of:=['Synthèse Unif'.AY5]*9" office:value-type="float" office:value="0">
            <text:p>0</text:p>
          </table:table-cell>
          <table:table-cell table:style-name="ce1" table:formula="of:=['Synthèse Unif'.AZ5]" office:value-type="float" office:value="0.832777967953111">
            <text:p>0.832777968</text:p>
          </table:table-cell>
          <table:table-cell table:style-name="ce1" table:formula="of:=['Synthèse Unif'.BA5]*9" office:value-type="float" office:value="0">
            <text:p>0</text:p>
          </table:table-cell>
          <table:table-cell table:style-name="ce1" table:formula="of:=['Synthèse Unif'.BB5]" office:value-type="float" office:value="0.860669882628889">
            <text:p>0.8606698826</text:p>
          </table:table-cell>
          <table:table-cell table:style-name="ce1" table:formula="of:=['Synthèse Unif'.BC5]*9" office:value-type="float" office:value="194">
            <text:p>194</text:p>
          </table:table-cell>
          <table:table-cell table:style-name="ce1" table:formula="of:=['Synthèse Unif'.BD5]" office:value-type="float" office:value="0.858073395084555">
            <text:p>0.8580733951</text:p>
          </table:table-cell>
          <table:table-cell table:style-name="ce1" table:formula="of:=['Synthèse Unif'.BE5]*9" office:value-type="float" office:value="179">
            <text:p>179</text:p>
          </table:table-cell>
          <table:table-cell table:style-name="ce1" table:formula="of:=['Synthèse Unif'.BF5]" office:value-type="float" office:value="0.860270778060889">
            <text:p>0.8602707781</text:p>
          </table:table-cell>
          <table:table-cell table:style-name="ce1" table:formula="of:=['Synthèse Unif'.BG5]*9" office:value-type="float" office:value="190">
            <text:p>190</text:p>
          </table:table-cell>
          <table:table-cell table:style-name="ce1" table:formula="of:=['Synthèse Unif'.BH5]" office:value-type="float" office:value="0.856722564471778">
            <text:p>0.8567225645</text:p>
          </table:table-cell>
          <table:table-cell table:style-name="ce1" table:formula="of:=['Synthèse Unif'.BI5]*9" office:value-type="float" office:value="167">
            <text:p>167</text:p>
          </table:table-cell>
          <table:table-cell table:style-name="ce1" table:formula="of:=['Synthèse Unif'.BJ5]" office:value-type="float" office:value="0.85860021895">
            <text:p>0.858600219</text:p>
          </table:table-cell>
          <table:table-cell table:style-name="ce1" table:formula="of:=['Synthèse Unif'.BK5]*9" office:value-type="float" office:value="191">
            <text:p>191</text:p>
          </table:table-cell>
          <table:table-cell table:style-name="ce1" table:formula="of:=['Synthèse Unif'.BL5]" office:value-type="float" office:value="0.858548540458778">
            <text:p>0.8585485405</text:p>
          </table:table-cell>
          <table:table-cell table:style-name="ce1" table:formula="of:=['Synthèse Unif'.BM5]*9" office:value-type="float" office:value="201">
            <text:p>201</text:p>
          </table:table-cell>
          <table:table-cell table:style-name="ce1" table:number-columns-repeated="959"/>
        </table:table-row>
        <table:table-row table:style-name="ro2">
          <table:table-cell table:style-name="ce2" office:value-type="string">
            <text:p>Unif(0.9,1)</text:p>
          </table:table-cell>
          <table:table-cell table:style-name="ce1" office:value-type="float" office:value="0.936859130857667">
            <text:p>0.9368591309</text:p>
          </table:table-cell>
          <table:table-cell table:style-name="ce1" office:value-type="float" office:value="0.954804717934333">
            <text:p>0.9548047179</text:p>
          </table:table-cell>
          <table:table-cell table:style-name="ce1" table:formula="of:=['Synthèse Unif'.D6]" office:value-type="float" office:value="0.868174621723555">
            <text:p>0.8681746217</text:p>
          </table:table-cell>
          <table:table-cell table:style-name="ce1" table:formula="of:=['Synthèse Unif'.E6]*9" office:value-type="float" office:value="0">
            <text:p>0</text:p>
          </table:table-cell>
          <table:table-cell table:style-name="ce1" table:formula="of:=['Synthèse Unif'.F6]" office:value-type="float" office:value="0.867130592820778">
            <text:p>0.8671305928</text:p>
          </table:table-cell>
          <table:table-cell table:style-name="ce1" table:formula="of:=['Synthèse Unif'.G6]*9" office:value-type="float" office:value="0.999999999999999">
            <text:p>1</text:p>
          </table:table-cell>
          <table:table-cell table:style-name="ce1" table:formula="of:=['Synthèse Unif'.H6]" office:value-type="float" office:value="0.939593541864">
            <text:p>0.9395935419</text:p>
          </table:table-cell>
          <table:table-cell table:style-name="ce1" table:formula="of:=['Synthèse Unif'.I6]*9" office:value-type="float" office:value="321">
            <text:p>321</text:p>
          </table:table-cell>
          <table:table-cell table:style-name="ce1" table:formula="of:=['Synthèse Unif'.J6]" office:value-type="float" office:value="0.939426024431667">
            <text:p>0.9394260244</text:p>
          </table:table-cell>
          <table:table-cell table:style-name="ce1" table:formula="of:=['Synthèse Unif'.K6]*9" office:value-type="float" office:value="321">
            <text:p>321</text:p>
          </table:table-cell>
          <table:table-cell table:style-name="ce1" table:formula="of:=['Synthèse Unif'.L6]" office:value-type="float" office:value="0.940268787527444">
            <text:p>0.9402687875</text:p>
          </table:table-cell>
          <table:table-cell table:style-name="ce1" table:formula="of:=['Synthèse Unif'.M6]*9" office:value-type="float" office:value="329">
            <text:p>329</text:p>
          </table:table-cell>
          <table:table-cell table:style-name="ce1" table:formula="of:=['Synthèse Unif'.N6]" office:value-type="float" office:value="0.835161876681">
            <text:p>0.8351618767</text:p>
          </table:table-cell>
          <table:table-cell table:style-name="ce1" table:formula="of:=['Synthèse Unif'.O6]*9" office:value-type="float" office:value="0">
            <text:p>0</text:p>
          </table:table-cell>
          <table:table-cell table:style-name="ce1" table:formula="of:=['Synthèse Unif'.P6]" office:value-type="float" office:value="0.947886846250222">
            <text:p>0.9478868463</text:p>
          </table:table-cell>
          <table:table-cell table:style-name="ce1" table:formula="of:=['Synthèse Unif'.Q6]*9" office:value-type="float" office:value="368">
            <text:p>368</text:p>
          </table:table-cell>
          <table:table-cell table:style-name="ce1" table:formula="of:=['Synthèse Unif'.R6]" office:value-type="float" office:value="0.946777825468555">
            <text:p>0.9467778255</text:p>
          </table:table-cell>
          <table:table-cell table:style-name="ce1" table:formula="of:=['Synthèse Unif'.S6]*9" office:value-type="float" office:value="339">
            <text:p>339</text:p>
          </table:table-cell>
          <table:table-cell table:style-name="ce1" table:formula="of:=['Synthèse Unif'.T6]" office:value-type="float" office:value="0.944706021596333">
            <text:p>0.9447060216</text:p>
          </table:table-cell>
          <table:table-cell table:style-name="ce1" table:formula="of:=['Synthèse Unif'.U6]*9" office:value-type="float" office:value="335">
            <text:p>335</text:p>
          </table:table-cell>
          <table:table-cell table:style-name="ce1" table:formula="of:=['Synthèse Unif'.V6]" office:value-type="float" office:value="0.854274014622">
            <text:p>0.8542740146</text:p>
          </table:table-cell>
          <table:table-cell table:style-name="ce1" table:formula="of:=['Synthèse Unif'.W6]*9" office:value-type="float" office:value="0">
            <text:p>0</text:p>
          </table:table-cell>
          <table:table-cell table:style-name="ce1" table:formula="of:=['Synthèse Unif'.X6]" office:value-type="float" office:value="0.939494064794444">
            <text:p>0.9394940648</text:p>
          </table:table-cell>
          <table:table-cell table:style-name="ce1" table:formula="of:=['Synthèse Unif'.Y6]*9" office:value-type="float" office:value="333">
            <text:p>333</text:p>
          </table:table-cell>
          <table:table-cell table:style-name="ce1" table:formula="of:=['Synthèse Unif'.Z6]" office:value-type="float" office:value="0.939694241324667">
            <text:p>0.9396942413</text:p>
          </table:table-cell>
          <table:table-cell table:style-name="ce1" table:formula="of:=['Synthèse Unif'.AA6]*9" office:value-type="float" office:value="325">
            <text:p>325</text:p>
          </table:table-cell>
          <table:table-cell table:style-name="ce1" table:formula="of:=['Synthèse Unif'.AB6]" office:value-type="float" office:value="0.939712779780333">
            <text:p>0.9397127798</text:p>
          </table:table-cell>
          <table:table-cell table:style-name="ce1" table:formula="of:=['Synthèse Unif'.AC6]*9" office:value-type="float" office:value="329">
            <text:p>329</text:p>
          </table:table-cell>
          <table:table-cell table:style-name="ce1" table:formula="of:=['Synthèse Unif'.AD6]" office:value-type="float" office:value="0.833474964286556">
            <text:p>0.8334749643</text:p>
          </table:table-cell>
          <table:table-cell table:style-name="ce1" table:formula="of:=['Synthèse Unif'.AE6]*9" office:value-type="float" office:value="0">
            <text:p>0</text:p>
          </table:table-cell>
          <table:table-cell table:style-name="ce1" table:formula="of:=['Synthèse Unif'.AF6]" office:value-type="float" office:value="0.833434497891333">
            <text:p>0.8334344979</text:p>
          </table:table-cell>
          <table:table-cell table:style-name="ce1" table:formula="of:=['Synthèse Unif'.AG6]*9" office:value-type="float" office:value="0">
            <text:p>0</text:p>
          </table:table-cell>
          <table:table-cell table:style-name="ce1" table:formula="of:=['Synthèse Unif'.AH6]" office:value-type="float" office:value="0.832025449614">
            <text:p>0.8320254496</text:p>
          </table:table-cell>
          <table:table-cell table:style-name="ce1" table:formula="of:=['Synthèse Unif'.AI6]*9" office:value-type="float" office:value="0">
            <text:p>0</text:p>
          </table:table-cell>
          <table:table-cell table:style-name="ce1" table:formula="of:=['Synthèse Unif'.AJ6]" office:value-type="float" office:value="0.917900719259778">
            <text:p>0.9179007193</text:p>
          </table:table-cell>
          <table:table-cell table:style-name="ce1" table:formula="of:=['Synthèse Unif'.AK6]*9" office:value-type="float" office:value="108">
            <text:p>108</text:p>
          </table:table-cell>
          <table:table-cell table:style-name="ce1" table:formula="of:=['Synthèse Unif'.AL6]" office:value-type="float" office:value="0.919814858014444">
            <text:p>0.919814858</text:p>
          </table:table-cell>
          <table:table-cell table:style-name="ce1" table:formula="of:=['Synthèse Unif'.AM6]*9" office:value-type="float" office:value="127">
            <text:p>127</text:p>
          </table:table-cell>
          <table:table-cell table:style-name="ce1" table:formula="of:=['Synthèse Unif'.AN6]" office:value-type="float" office:value="0.918711172781222">
            <text:p>0.9187111728</text:p>
          </table:table-cell>
          <table:table-cell table:style-name="ce1" table:formula="of:=['Synthèse Unif'.AO6]*9" office:value-type="float" office:value="109">
            <text:p>109</text:p>
          </table:table-cell>
          <table:table-cell table:style-name="ce1" table:formula="of:=['Synthèse Unif'.AP6]" office:value-type="float" office:value="0.921332807347667">
            <text:p>0.9213328073</text:p>
          </table:table-cell>
          <table:table-cell table:style-name="ce1" table:formula="of:=['Synthèse Unif'.AQ6]*9" office:value-type="float" office:value="132">
            <text:p>132</text:p>
          </table:table-cell>
          <table:table-cell table:style-name="ce1" table:formula="of:=['Synthèse Unif'.AR6]" office:value-type="float" office:value="0.918154454491">
            <text:p>0.9181544545</text:p>
          </table:table-cell>
          <table:table-cell table:style-name="ce1" table:formula="of:=['Synthèse Unif'.AS6]*9" office:value-type="float" office:value="121">
            <text:p>121</text:p>
          </table:table-cell>
          <table:table-cell table:style-name="ce1" table:formula="of:=['Synthèse Unif'.AT6]" office:value-type="float" office:value="0.917773805766111">
            <text:p>0.9177738058</text:p>
          </table:table-cell>
          <table:table-cell table:style-name="ce1" table:formula="of:=['Synthèse Unif'.AU6]*9" office:value-type="float" office:value="115">
            <text:p>115</text:p>
          </table:table-cell>
          <table:table-cell table:style-name="ce1" table:formula="of:=['Synthèse Unif'.AV6]" office:value-type="float" office:value="0.837840305202222">
            <text:p>0.8378403052</text:p>
          </table:table-cell>
          <table:table-cell table:style-name="ce1" table:formula="of:=['Synthèse Unif'.AW6]*9" office:value-type="float" office:value="0">
            <text:p>0</text:p>
          </table:table-cell>
          <table:table-cell table:style-name="ce1" table:formula="of:=['Synthèse Unif'.AX6]" office:value-type="float" office:value="0.838691424236889">
            <text:p>0.8386914242</text:p>
          </table:table-cell>
          <table:table-cell table:style-name="ce1" table:formula="of:=['Synthèse Unif'.AY6]*9" office:value-type="float" office:value="0">
            <text:p>0</text:p>
          </table:table-cell>
          <table:table-cell table:style-name="ce1" table:formula="of:=['Synthèse Unif'.AZ6]" office:value-type="float" office:value="0.831178035575">
            <text:p>0.8311780356</text:p>
          </table:table-cell>
          <table:table-cell table:style-name="ce1" table:formula="of:=['Synthèse Unif'.BA6]*9" office:value-type="float" office:value="0">
            <text:p>0</text:p>
          </table:table-cell>
          <table:table-cell table:style-name="ce1" table:formula="of:=['Synthèse Unif'.BB6]" office:value-type="float" office:value="0.931765082002778">
            <text:p>0.931765082</text:p>
          </table:table-cell>
          <table:table-cell table:style-name="ce1" table:formula="of:=['Synthèse Unif'.BC6]*9" office:value-type="float" office:value="282">
            <text:p>282</text:p>
          </table:table-cell>
          <table:table-cell table:style-name="ce1" table:formula="of:=['Synthèse Unif'.BD6]" office:value-type="float" office:value="0.933156398523111">
            <text:p>0.9331563985</text:p>
          </table:table-cell>
          <table:table-cell table:style-name="ce1" table:formula="of:=['Synthèse Unif'.BE6]*9" office:value-type="float" office:value="302">
            <text:p>302</text:p>
          </table:table-cell>
          <table:table-cell table:style-name="ce1" table:formula="of:=['Synthèse Unif'.BF6]" office:value-type="float" office:value="0.931936274144333">
            <text:p>0.9319362741</text:p>
          </table:table-cell>
          <table:table-cell table:style-name="ce1" table:formula="of:=['Synthèse Unif'.BG6]*9" office:value-type="float" office:value="278">
            <text:p>278</text:p>
          </table:table-cell>
          <table:table-cell table:style-name="ce1" table:formula="of:=['Synthèse Unif'.BH6]" office:value-type="float" office:value="0.931169816021">
            <text:p>0.931169816</text:p>
          </table:table-cell>
          <table:table-cell table:style-name="ce1" table:formula="of:=['Synthèse Unif'.BI6]*9" office:value-type="float" office:value="283">
            <text:p>283</text:p>
          </table:table-cell>
          <table:table-cell table:style-name="ce1" table:formula="of:=['Synthèse Unif'.BJ6]" office:value-type="float" office:value="0.932581308501">
            <text:p>0.9325813085</text:p>
          </table:table-cell>
          <table:table-cell table:style-name="ce1" table:formula="of:=['Synthèse Unif'.BK6]*9" office:value-type="float" office:value="283">
            <text:p>283</text:p>
          </table:table-cell>
          <table:table-cell table:style-name="ce1" table:formula="of:=['Synthèse Unif'.BL6]" office:value-type="float" office:value="0.931048666371222">
            <text:p>0.9310486664</text:p>
          </table:table-cell>
          <table:table-cell table:style-name="ce1" table:formula="of:=['Synthèse Unif'.BM6]*9" office:value-type="float" office:value="282">
            <text:p>282</text:p>
          </table:table-cell>
          <table:table-cell table:style-name="ce1" table:number-columns-repeated="959"/>
        </table:table-row>
        <table:table-row table:style-name="ro2">
          <table:table-cell/>
          <table:table-cell table:formula="of:=SUM([.B2:.B6])" office:value-type="float" office:value="4.38853556456345">
            <text:p>4.3885355646</text:p>
          </table:table-cell>
          <table:table-cell table:formula="of:=SUM([.C2:.C6])" office:value-type="float" office:value="4.52629491864622">
            <text:p>4.5262949186</text:p>
          </table:table-cell>
          <table:table-cell table:formula="of:=SUM([.D2:.D6])" office:value-type="float" office:value="4.29565446001878">
            <text:p>4.29565446</text:p>
          </table:table-cell>
          <table:table-cell table:formula="of:=SUM([.E2:.E6])" office:value-type="float" office:value="111">
            <text:p>111</text:p>
          </table:table-cell>
          <table:table-cell table:formula="of:=SUM([.F2:.F6])" office:value-type="float" office:value="4.29551798669411">
            <text:p>4.2955179867</text:p>
          </table:table-cell>
          <table:table-cell table:formula="of:=SUM([.G2:.G6])" office:value-type="float" office:value="132">
            <text:p>132</text:p>
          </table:table-cell>
          <table:table-cell table:formula="of:=SUM([.H2:.H6])" office:value-type="float" office:value="4.61392022544278">
            <text:p>4.6139202254</text:p>
          </table:table-cell>
          <table:table-cell table:formula="of:=SUM([.I2:.I6])" office:value-type="float" office:value="1647">
            <text:p>1647</text:p>
          </table:table-cell>
          <table:table-cell table:formula="of:=SUM([.J2:.J6])" office:value-type="float" office:value="4.61177130276056">
            <text:p>4.6117713028</text:p>
          </table:table-cell>
          <table:table-cell table:formula="of:=SUM([.K2:.K6])" office:value-type="float" office:value="1646">
            <text:p>1646</text:p>
          </table:table-cell>
          <table:table-cell table:formula="of:=SUM([.L2:.L6])" office:value-type="float" office:value="4.61232767501311">
            <text:p>4.612327675</text:p>
          </table:table-cell>
          <table:table-cell table:formula="of:=SUM([.M2:.M6])" office:value-type="float" office:value="1668">
            <text:p>1668</text:p>
          </table:table-cell>
          <table:table-cell table:formula="of:=SUM([.N2:.N6])" office:value-type="float" office:value="4.15106662345922">
            <text:p>4.1510666235</text:p>
          </table:table-cell>
          <table:table-cell table:formula="of:=SUM([.O2:.O6])" office:value-type="float" office:value="0.999999999999999">
            <text:p>1</text:p>
          </table:table-cell>
          <table:table-cell table:formula="of:=SUM([.P2:.P6])" office:value-type="float" office:value="4.63133195138678">
            <text:p>4.6313319514</text:p>
          </table:table-cell>
          <table:table-cell table:formula="of:=SUM([.Q2:.Q6])" office:value-type="float" office:value="1741">
            <text:p>1741</text:p>
          </table:table-cell>
          <table:table-cell table:formula="of:=SUM([.R2:.R6])" office:value-type="float" office:value="4.620711679812">
            <text:p>4.6207116798</text:p>
          </table:table-cell>
          <table:table-cell table:formula="of:=SUM([.S2:.S6])" office:value-type="float" office:value="1656">
            <text:p>1656</text:p>
          </table:table-cell>
          <table:table-cell table:formula="of:=SUM([.T2:.T6])" office:value-type="float" office:value="4.62065394173333">
            <text:p>4.6206539417</text:p>
          </table:table-cell>
          <table:table-cell table:formula="of:=SUM([.U2:.U6])" office:value-type="float" office:value="1684">
            <text:p>1684</text:p>
          </table:table-cell>
          <table:table-cell table:formula="of:=SUM([.V2:.V6])" office:value-type="float" office:value="4.25278159115511">
            <text:p>4.2527815912</text:p>
          </table:table-cell>
          <table:table-cell table:formula="of:=SUM([.W2:.W6])" office:value-type="float" office:value="5">
            <text:p>5</text:p>
          </table:table-cell>
          <table:table-cell table:formula="of:=SUM([.X2:.X6])" office:value-type="float" office:value="4.60507322847256">
            <text:p>4.6050732285</text:p>
          </table:table-cell>
          <table:table-cell table:formula="of:=SUM([.Y2:.Y6])" office:value-type="float" office:value="1677">
            <text:p>1677</text:p>
          </table:table-cell>
          <table:table-cell table:formula="of:=SUM([.Z2:.Z6])" office:value-type="float" office:value="4.61485394666311">
            <text:p>4.6148539467</text:p>
          </table:table-cell>
          <table:table-cell table:formula="of:=SUM([.AA2:.AA6])" office:value-type="float" office:value="1640">
            <text:p>1640</text:p>
          </table:table-cell>
          <table:table-cell table:formula="of:=SUM([.AB2:.AB6])" office:value-type="float" office:value="4.60309329870933">
            <text:p>4.6030932987</text:p>
          </table:table-cell>
          <table:table-cell table:formula="of:=SUM([.AC2:.AC6])" office:value-type="float" office:value="1679">
            <text:p>1679</text:p>
          </table:table-cell>
          <table:table-cell table:formula="of:=SUM([.AD2:.AD6])" office:value-type="float" office:value="4.14262053687911">
            <text:p>4.1426205369</text:p>
          </table:table-cell>
          <table:table-cell table:formula="of:=SUM([.AE2:.AE6])" office:value-type="float" office:value="0.999999999999999">
            <text:p>1</text:p>
          </table:table-cell>
          <table:table-cell table:formula="of:=SUM([.AF2:.AF6])" office:value-type="float" office:value="4.14169330373311">
            <text:p>4.1416933037</text:p>
          </table:table-cell>
          <table:table-cell table:formula="of:=SUM([.AG2:.AG6])" office:value-type="float" office:value="9">
            <text:p>9</text:p>
          </table:table-cell>
          <table:table-cell table:formula="of:=SUM([.AH2:.AH6])" office:value-type="float" office:value="4.13260035404245">
            <text:p>4.132600354</text:p>
          </table:table-cell>
          <table:table-cell table:formula="of:=SUM([.AI2:.AI6])" office:value-type="float" office:value="3">
            <text:p>3</text:p>
          </table:table-cell>
          <table:table-cell table:formula="of:=SUM([.AJ2:.AJ6])" office:value-type="float" office:value="4.468943490193">
            <text:p>4.4689434902</text:p>
          </table:table-cell>
          <table:table-cell table:formula="of:=SUM([.AK2:.AK6])" office:value-type="float" office:value="750">
            <text:p>750</text:p>
          </table:table-cell>
          <table:table-cell table:formula="of:=SUM([.AL2:.AL6])" office:value-type="float" office:value="4.47503829085956">
            <text:p>4.4750382909</text:p>
          </table:table-cell>
          <table:table-cell table:formula="of:=SUM([.AM2:.AM6])" office:value-type="float" office:value="809">
            <text:p>809</text:p>
          </table:table-cell>
          <table:table-cell table:formula="of:=SUM([.AN2:.AN6])" office:value-type="float" office:value="4.46865248632689">
            <text:p>4.4686524863</text:p>
          </table:table-cell>
          <table:table-cell table:formula="of:=SUM([.AO2:.AO6])" office:value-type="float" office:value="756">
            <text:p>756</text:p>
          </table:table-cell>
          <table:table-cell table:formula="of:=SUM([.AP2:.AP6])" office:value-type="float" office:value="4.47660568447178">
            <text:p>4.4766056845</text:p>
          </table:table-cell>
          <table:table-cell table:formula="of:=SUM([.AQ2:.AQ6])" office:value-type="float" office:value="809">
            <text:p>809</text:p>
          </table:table-cell>
          <table:table-cell table:formula="of:=SUM([.AR2:.AR6])" office:value-type="float" office:value="4.46354320951611">
            <text:p>4.4635432095</text:p>
          </table:table-cell>
          <table:table-cell table:formula="of:=SUM([.AS2:.AS6])" office:value-type="float" office:value="761">
            <text:p>761</text:p>
          </table:table-cell>
          <table:table-cell table:formula="of:=SUM([.AT2:.AT6])" office:value-type="float" office:value="4.45864653065267">
            <text:p>4.4586465307</text:p>
          </table:table-cell>
          <table:table-cell table:formula="of:=SUM([.AU2:.AU6])" office:value-type="float" office:value="718">
            <text:p>718</text:p>
          </table:table-cell>
          <table:table-cell table:formula="of:=SUM([.AV2:.AV6])" office:value-type="float" office:value="4.18135143369189">
            <text:p>4.1813514337</text:p>
          </table:table-cell>
          <table:table-cell table:formula="of:=SUM([.AW2:.AW6])" office:value-type="float" office:value="7">
            <text:p>7</text:p>
          </table:table-cell>
          <table:table-cell table:formula="of:=SUM([.AX2:.AX6])" office:value-type="float" office:value="4.18298541066422">
            <text:p>4.1829854107</text:p>
          </table:table-cell>
          <table:table-cell table:formula="of:=SUM([.AY2:.AY6])" office:value-type="float" office:value="10">
            <text:p>10</text:p>
          </table:table-cell>
          <table:table-cell table:formula="of:=SUM([.AZ2:.AZ6])" office:value-type="float" office:value="4.13717476146856">
            <text:p>4.1371747615</text:p>
          </table:table-cell>
          <table:table-cell table:formula="of:=SUM([.BA2:.BA6])" office:value-type="float" office:value="0.999999999999999">
            <text:p>1</text:p>
          </table:table-cell>
          <table:table-cell table:formula="of:=SUM([.BB2:.BB6])" office:value-type="float" office:value="4.56544606945256">
            <text:p>4.5654460695</text:p>
          </table:table-cell>
          <table:table-cell table:formula="of:=SUM([.BC2:.BC6])" office:value-type="float" office:value="1478">
            <text:p>1478</text:p>
          </table:table-cell>
          <table:table-cell table:formula="of:=SUM([.BD2:.BD6])" office:value-type="float" office:value="4.56708153163811">
            <text:p>4.5670815316</text:p>
          </table:table-cell>
          <table:table-cell table:formula="of:=SUM([.BE2:.BE6])" office:value-type="float" office:value="1488">
            <text:p>1488</text:p>
          </table:table-cell>
          <table:table-cell table:formula="of:=SUM([.BF2:.BF6])" office:value-type="float" office:value="4.56453039566978">
            <text:p>4.5645303957</text:p>
          </table:table-cell>
          <table:table-cell table:formula="of:=SUM([.BG2:.BG6])" office:value-type="float" office:value="1468">
            <text:p>1468</text:p>
          </table:table-cell>
          <table:table-cell table:formula="of:=SUM([.BH2:.BH6])" office:value-type="float" office:value="4.56176702590256">
            <text:p>4.5617670259</text:p>
          </table:table-cell>
          <table:table-cell table:formula="of:=SUM([.BI2:.BI6])" office:value-type="float" office:value="1452">
            <text:p>1452</text:p>
          </table:table-cell>
          <table:table-cell table:formula="of:=SUM([.BJ2:.BJ6])" office:value-type="float" office:value="4.56311370836989">
            <text:p>4.5631137084</text:p>
          </table:table-cell>
          <table:table-cell table:formula="of:=SUM([.BK2:.BK6])" office:value-type="float" office:value="1476">
            <text:p>1476</text:p>
          </table:table-cell>
          <table:table-cell table:formula="of:=SUM([.BL2:.BL6])" office:value-type="float" office:value="4.55737062951178">
            <text:p>4.5573706295</text:p>
          </table:table-cell>
          <table:table-cell table:formula="of:=SUM([.BM2:.BM6])" office:value-type="float" office:value="1470">
            <text:p>1470</text:p>
          </table:table-cell>
          <table:table-cell table:number-columns-repeated="959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nif_rare" table:style-name="ta1">
        <office:forms form:automatic-focus="false" form:apply-design-mode="false"/>
        <table:shapes>
          <draw:frame draw:z-index="0" draw:style-name="gr1" svg:width="45.783cm" svg:height="13.433cm" svg:x="2.623cm" svg:y="5.241cm">
            <draw:object draw:notify-on-update-of-ranges="Unif_rare.A2:Unif_rare.A2 Unif_rare.A3:Unif_rare.A3 Unif_rare.A4:Unif_rare.A4 Unif_rare.A5:Unif_rare.A5 Unif_rare.A6:Unif_rare.A6 Unif_rare.A7:Unif_rare.A7 Unif_rare.A8:Unif_rare.A8 Unif_rare.A9:Unif_rare.A9 Unif_rare.A10:Unif_rare.A10 Unif_rare.A11:Unif_rare.A11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" draw:style-name="gr1" svg:width="52.256cm" svg:height="20.449cm" svg:x="2.432cm" svg:y="19.988cm">
            <draw:object draw:notify-on-update-of-ranges="Unif_rare.A2:Unif_rare.A11 Unif_rare.G1:Unif_rare.G1 Unif_rare.G2:Unif_rare.G11 Unif_rare.I1:Unif_rare.I1 Unif_rare.I2:Unif_rare.I11 Unif_rare.K1:Unif_rare.K1 Unif_rare.K2:Unif_rare.K11 Unif_rare.M1:Unif_rare.M1 Unif_rare.M2:Unif_rare.M11 Unif_rare.O1:Unif_rare.O1 Unif_rare.O2:Unif_rare.O11 Unif_rare.Q1:Unif_rare.Q1 Unif_rare.Q2:Unif_rare.Q11 Unif_rare.S1:Unif_rare.S1 Unif_rare.S2:Unif_rare.S11 Unif_rare.U1:Unif_rare.U1 Unif_rare.U2:Unif_rare.U11 Unif_rare.W1:Unif_rare.W1 Unif_rare.W2:Unif_rare.W11 Unif_rare.Y1:Unif_rare.Y1 Unif_rare.Y2:Unif_rare.Y11 Unif_rare.AA1:Unif_rare.AA1 Unif_rare.AA2:Unif_rare.AA11 Unif_rare.AC1:Unif_rare.AC1 Unif_rare.AC2:Unif_rare.AC11 Unif_rare.AE1:Unif_rare.AE1 Unif_rare.AE2:Unif_rare.AE11 Unif_rare.AG1:Unif_rare.AG1 Unif_rare.AG2:Unif_rare.AG11 Unif_rare.AI1:Unif_rare.AI1 Unif_rare.AI2:Unif_rare.AI11 Unif_rare.AK1:Unif_rare.AK1 Unif_rare.AK2:Unif_rare.AK11 Unif_rare.AM1:Unif_rare.AM1 Unif_rare.AM2:Unif_rare.AM11 Unif_rare.AO1:Unif_rare.AO1 Unif_rare.AO2:Unif_rare.AO11 Unif_rare.AQ1:Unif_rare.AQ1 Unif_rare.AQ2:Unif_rare.AQ11 Unif_rare.AS1:Unif_rare.AS1 Unif_rare.AS2:Unif_rare.AS11 Unif_rare.AU1:Unif_rare.AU1 Unif_rare.AU2:Unif_rare.AU11 Unif_rare.AW1:Unif_rare.AW1 Unif_rare.AW2:Unif_rare.AW11 Unif_rare.AY1:Unif_rare.AY1 Unif_rare.AY2:Unif_rare.AY11 Unif_rare.BA1:Unif_rare.BA1 Unif_rare.BA2:Unif_rare.BA11 Unif_rare.BC1:Unif_rare.BC1 Unif_rare.BC2:Unif_rare.BC11 Unif_rare.BE1:Unif_rare.BE1 Unif_rare.BE2:Unif_rare.BE11 Unif_rare.BG1:Unif_rare.BG1 Unif_rare.BG2:Unif_rare.BG11 Unif_rare.BI1:Unif_rare.BI1 Unif_rare.BI2:Unif_rare.BI11 Unif_rare.BK1:Unif_rare.BK1 Unif_rare.BK2:Unif_rare.BK11 Unif_rare.BM1:Unif_rare.BM1 Unif_rare.BM2:Unif_rare.BM11 Unif_rare.BO1:Unif_rare.BO1 Unif_rare.BO2:Unif_rare.BO11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2" draw:style-name="gr1" svg:width="51.704cm" svg:height="19.675cm" svg:x="54.65cm" svg:y="4.734cm">
            <draw:object draw:notify-on-update-of-ranges="Unif_rare.A2:Unif_rare.A11 Unif_rare.L1:Unif_rare.L1 Unif_rare.L2:Unif_rare.L11 Unif_rare.N1:Unif_rare.N1 Unif_rare.N2:Unif_rare.N11 Unif_rare.P1:Unif_rare.P1 Unif_rare.P2:Unif_rare.P11 Unif_rare.T1:Unif_rare.T1 Unif_rare.T2:Unif_rare.T11 Unif_rare.V1:Unif_rare.V1 Unif_rare.V2:Unif_rare.V11 Unif_rare.X1:Unif_rare.X1 Unif_rare.X2:Unif_rare.X11 Unif_rare.AB1:Unif_rare.AB1 Unif_rare.AB2:Unif_rare.AB11 Unif_rare.AD1:Unif_rare.AD1 Unif_rare.AD2:Unif_rare.AD11 Unif_rare.AF1:Unif_rare.AF1 Unif_rare.AF2:Unif_rare.AF11 Unif_rare.AN1:Unif_rare.AN1 Unif_rare.AN2:Unif_rare.AN11 Unif_rare.AP1:Unif_rare.AP1 Unif_rare.AP2:Unif_rare.AP11 Unif_rare.AR1:Unif_rare.AR1 Unif_rare.AR2:Unif_rare.AR11 Unif_rare.AT1:Unif_rare.AT1 Unif_rare.AT2:Unif_rare.AT11 Unif_rare.AV1:Unif_rare.AV1 Unif_rare.AV2:Unif_rare.AV11 Unif_rare.AX1:Unif_rare.AX1 Unif_rare.AX2:Unif_rare.AX11 Unif_rare.BF1:Unif_rare.BF1 Unif_rare.BF2:Unif_rare.BF11 Unif_rare.BH1:Unif_rare.BH1 Unif_rare.BH2:Unif_rare.BH11 Unif_rare.BJ1:Unif_rare.BJ1 Unif_rare.BJ2:Unif_rare.BJ11 Unif_rare.BL1:Unif_rare.BL1 Unif_rare.BL2:Unif_rare.BL11 Unif_rare.BN1:Unif_rare.BN1 Unif_rare.BN2:Unif_rare.BN11 Unif_rare.BP1:Unif_rare.BP1 Unif_rare.BP2:Unif_rare.BP11"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3" draw:style-name="gr1" svg:width="35cm" svg:height="12cm" svg:x="56.301cm" svg:y="27.551cm">
            <draw:object draw:notify-on-update-of-ranges="Unif_rare.A2:Unif_rare.A10 Unif_rare.P1:Unif_rare.P1 Unif_rare.P2:Unif_rare.P10 Unif_rare.T1:Unif_rare.T1 Unif_rare.T2:Unif_rare.T10 Unif_rare.AB1:Unif_rare.AB1 Unif_rare.AB2:Unif_rare.AB10 Unif_rare.AP1:Unif_rare.AP1 Unif_rare.AP2:Unif_rare.AP10 Unif_rare.BN1:Unif_rare.BN1 Unif_rare.BN2:Unif_rare.BN10 Unif_rare.BR1:Unif_rare.BR1 Unif_rare.BR2:Unif_rare.BR10" xlink:href="./Object 37" xlink:type="simple" xlink:show="embed" xlink:actuate="onLoad"/>
            <draw:image xlink:href="./ObjectReplacements/Object 37" xlink:type="simple" xlink:show="embed" xlink:actuate="onLoad"/>
          </draw:frame>
          <draw:frame draw:z-index="4" draw:style-name="gr1" svg:width="35cm" svg:height="12cm" svg:x="3.857cm" svg:y="41.406cm">
            <draw:object draw:notify-on-update-of-ranges="Unif_rare.A2:Unif_rare.A10 Unif_rare.O1:Unif_rare.O1 Unif_rare.O2:Unif_rare.O10 Unif_rare.S1:Unif_rare.S1 Unif_rare.S2:Unif_rare.S10 Unif_rare.AA1:Unif_rare.AA1 Unif_rare.AA2:Unif_rare.AA10 Unif_rare.AO1:Unif_rare.AO1 Unif_rare.AO2:Unif_rare.AO10 Unif_rare.BM1:Unif_rare.BM1 Unif_rare.BM2:Unif_rare.BM10 Unif_rare.BQ1:Unif_rare.BQ1 Unif_rare.BQ2:Unif_rare.BQ10" xlink:href="./Object 38" xlink:type="simple" xlink:show="embed" xlink:actuate="onLoad"/>
            <draw:image xlink:href="./ObjectReplacements/Object 3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column table:style-name="co16" table:number-columns-repeated="2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9" table:number-columns-repeated="2" table:default-cell-style-name="Default"/>
        <table:table-column table:style-name="co15" table:number-columns-repeated="2" table:default-cell-style-name="Default"/>
        <table:table-column table:style-name="co19" table:number-columns-repeated="2" table:default-cell-style-name="Default"/>
        <table:table-column table:style-name="co15" table:number-columns-repeated="2" table:default-cell-style-name="Default"/>
        <table:table-column table:style-name="co4" table:number-columns-repeated="2" table:default-cell-style-name="Default"/>
        <table:table-column table:style-name="co16" table:number-columns-repeated="2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18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column table:style-name="co26" table:number-columns-repeated="6" table:default-cell-style-name="Default"/>
        <table:table-row table:style-name="ro3">
          <table:table-cell/>
          <table:table-cell office:value-type="string">
            <text:p>#bins </text:p>
          </table:table-cell>
          <table:table-cell office:value-type="string">
            <text:p><text:s/>#resources</text:p>
          </table:table-cell>
          <table:table-cell office:value-type="string">
            <text:p><text:s/>Avg #items </text:p>
          </table:table-cell>
          <table:table-cell office:value-type="string">
            <text:p><text:s/>Avg %usage </text:p>
          </table:table-cell>
          <table:table-cell office:value-type="string">
            <text:p><text:s/>Avg max % usage</text:p>
          </table:table-cell>
          <table:table-cell table:number-columns-repeated="2" office:value-type="string">
            <text:p>nothing</text:p>
          </table:table-cell>
          <table:table-cell table:number-columns-repeated="2" office:value-type="string">
            <text:p>shuff1</text:p>
          </table:table-cell>
          <table:table-cell table:number-columns-repeated="2" office:value-type="string">
            <text:p>1/C</text:p>
          </table:table-cell>
          <table:table-cell table:number-columns-repeated="2" office:value-type="string">
            <text:p>1/R</text:p>
          </table:table-cell>
          <table:table-cell table:number-columns-repeated="2" office:value-type="string">
            <text:p>R/C</text:p>
          </table:table-cell>
          <table:table-cell office:value-type="string">
            <text:p>ic_shuff</text:p>
          </table:table-cell>
          <table:table-cell office:value-type="string">
            <text:p>ic_shuff</text:p>
          </table:table-cell>
          <table:table-cell office:value-type="string">
            <text:p>ic_dyn_1/C</text:p>
          </table:table-cell>
          <table:table-cell office:value-type="string">
            <text:p>ic_dyn_1/C</text:p>
          </table:table-cell>
          <table:table-cell office:value-type="string">
            <text:p>ic_dyn_1/R</text:p>
          </table:table-cell>
          <table:table-cell office:value-type="string">
            <text:p>ic_dyn_1/R</text:p>
          </table:table-cell>
          <table:table-cell office:value-type="string">
            <text:p>ic_dyn_R/C</text:p>
          </table:table-cell>
          <table:table-cell office:value-type="string">
            <text:p>ic_dyn_R/C</text:p>
          </table:table-cell>
          <table:table-cell office:value-type="string">
            <text:p>bc_shuff</text:p>
          </table:table-cell>
          <table:table-cell office:value-type="string">
            <text:p>bc_shuff</text:p>
          </table:table-cell>
          <table:table-cell office:value-type="string">
            <text:p>bc_dyn_1/C</text:p>
          </table:table-cell>
          <table:table-cell office:value-type="string">
            <text:p>bc_dyn_1/C</text:p>
          </table:table-cell>
          <table:table-cell office:value-type="string">
            <text:p>bc_dyn_1/R</text:p>
          </table:table-cell>
          <table:table-cell office:value-type="string">
            <text:p>bc_dyn_1/R</text:p>
          </table:table-cell>
          <table:table-cell office:value-type="string">
            <text:p>bc_dyn_R/C</text:p>
          </table:table-cell>
          <table:table-cell office:value-type="string">
            <text:p>bc_dyn_R/C</text:p>
          </table:table-cell>
          <table:table-cell office:value-type="string">
            <text:p>bb_nothing</text:p>
          </table:table-cell>
          <table:table-cell office:value-type="string">
            <text:p>bb_nothing</text:p>
          </table:table-cell>
          <table:table-cell office:value-type="string">
            <text:p>bb_shuff1</text:p>
          </table:table-cell>
          <table:table-cell office:value-type="string">
            <text:p>bb_shuff1</text:p>
          </table:table-cell>
          <table:table-cell office:value-type="string">
            <text:p>bb_shuff</text:p>
          </table:table-cell>
          <table:table-cell office:value-type="string">
            <text:p>bb_shuff</text:p>
          </table:table-cell>
          <table:table-cell office:value-type="string">
            <text:p>bb_st_1/C</text:p>
          </table:table-cell>
          <table:table-cell office:value-type="string">
            <text:p>bb_st_1/C</text:p>
          </table:table-cell>
          <table:table-cell office:value-type="string">
            <text:p>bb_dyn_1/C</text:p>
          </table:table-cell>
          <table:table-cell office:value-type="string">
            <text:p>bb_dyn_1/C</text:p>
          </table:table-cell>
          <table:table-cell office:value-type="string">
            <text:p>bb_st_1/R</text:p>
          </table:table-cell>
          <table:table-cell office:value-type="string">
            <text:p>bb_st_1/R</text:p>
          </table:table-cell>
          <table:table-cell office:value-type="string">
            <text:p>bb_dyn_1/R</text:p>
          </table:table-cell>
          <table:table-cell office:value-type="string">
            <text:p>bb_dyn_1/R</text:p>
          </table:table-cell>
          <table:table-cell office:value-type="string">
            <text:p>bb_st_R/C</text:p>
          </table:table-cell>
          <table:table-cell office:value-type="string">
            <text:p>bb_st_R/C</text:p>
          </table:table-cell>
          <table:table-cell office:value-type="string">
            <text:p>bb_dyn_R/C</text:p>
          </table:table-cell>
          <table:table-cell office:value-type="string">
            <text:p>bb_dyn_R/C</text:p>
          </table:table-cell>
          <table:table-cell office:value-type="string">
            <text:p>sbb_nothing</text:p>
          </table:table-cell>
          <table:table-cell office:value-type="string">
            <text:p>sbb_nothing</text:p>
          </table:table-cell>
          <table:table-cell office:value-type="string">
            <text:p>sbb_shuff1</text:p>
          </table:table-cell>
          <table:table-cell office:value-type="string">
            <text:p>sbb_shuff1</text:p>
          </table:table-cell>
          <table:table-cell office:value-type="string">
            <text:p>sbb_shuff</text:p>
          </table:table-cell>
          <table:table-cell office:value-type="string">
            <text:p>sbb_shuff</text:p>
          </table:table-cell>
          <table:table-cell office:value-type="string">
            <text:p>sbb_st_1/C</text:p>
          </table:table-cell>
          <table:table-cell office:value-type="string">
            <text:p>sbb_st_1/C</text:p>
          </table:table-cell>
          <table:table-cell office:value-type="string">
            <text:p>sbb_dyn_1/C</text:p>
          </table:table-cell>
          <table:table-cell office:value-type="string">
            <text:p>sbb_dyn_1/C</text:p>
          </table:table-cell>
          <table:table-cell office:value-type="string">
            <text:p>sbb_st_1/R</text:p>
          </table:table-cell>
          <table:table-cell office:value-type="string">
            <text:p>sbb_st_1/R</text:p>
          </table:table-cell>
          <table:table-cell office:value-type="string">
            <text:p>sbb_st_1/R</text:p>
          </table:table-cell>
          <table:table-cell office:value-type="string">
            <text:p>sbb_dyn_1/R</text:p>
          </table:table-cell>
          <table:table-cell office:value-type="string">
            <text:p>sbb_st_R/C</text:p>
          </table:table-cell>
          <table:table-cell office:value-type="string">
            <text:p>sbb_st_R/C</text:p>
          </table:table-cell>
          <table:table-cell office:value-type="string">
            <text:p>sbb_dyn_R/C</text:p>
          </table:table-cell>
          <table:table-cell office:value-type="string">
            <text:p>sbb_dyn_R/C</text:p>
          </table:table-cell>
          <table:table-cell office:value-type="string">
            <text:p>dp</text:p>
          </table:table-cell>
          <table:table-cell office:value-type="string">
            <text:p>dp</text:p>
          </table:table-cell>
          <table:table-cell office:value-type="string">
            <text:p>dp_normC</text:p>
          </table:table-cell>
          <table:table-cell office:value-type="string">
            <text:p>dp_normC</text:p>
          </table:table-cell>
          <table:table-cell office:value-type="string">
            <text:p>dp_normR</text:p>
          </table:table-cell>
          <table:table-cell office:value-type="string">
            <text:p>dp_normR</text:p>
          </table:table-cell>
        </table:table-row>
        <table:table-row table:style-name="ro2">
          <table:table-cell table:formula="of:=[.B2]&amp;&quot;_&quot;&amp;[.C2]" office:value-type="string" office:string-value="10_2">
            <text:p>10_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.860938526321">
            <text:p>0.8609385263</text:p>
          </table:table-cell>
          <table:table-cell office:value-type="float" office:value="0.885815892424">
            <text:p>0.8858158924</text:p>
          </table:table-cell>
          <table:table-cell office:value-type="float" office:value="0.949413507193">
            <text:p>0.9494135072</text:p>
          </table:table-cell>
          <table:table-cell office:value-type="float" office:value="18">
            <text:p>18</text:p>
          </table:table-cell>
          <table:table-cell office:value-type="float" office:value="0.948453281159">
            <text:p>0.9484532812</text:p>
          </table:table-cell>
          <table:table-cell office:value-type="float" office:value="20">
            <text:p>20</text:p>
          </table:table-cell>
          <table:table-cell office:value-type="float" office:value="0.980755764533">
            <text:p>0.9807557645</text:p>
          </table:table-cell>
          <table:table-cell office:value-type="float" office:value="67">
            <text:p>67</text:p>
          </table:table-cell>
          <table:table-cell office:value-type="float" office:value="0.981498224538">
            <text:p>0.9814982245</text:p>
          </table:table-cell>
          <table:table-cell office:value-type="float" office:value="68">
            <text:p>68</text:p>
          </table:table-cell>
          <table:table-cell office:value-type="float" office:value="0.978548469727">
            <text:p>0.9785484697</text:p>
          </table:table-cell>
          <table:table-cell office:value-type="float" office:value="69">
            <text:p>69</text:p>
          </table:table-cell>
          <table:table-cell office:value-type="float" office:value="0.937420848136">
            <text:p>0.9374208481</text:p>
          </table:table-cell>
          <table:table-cell office:value-type="float" office:value="9">
            <text:p>9</text:p>
          </table:table-cell>
          <table:table-cell office:value-type="float" office:value="0.974225982785">
            <text:p>0.9742259828</text:p>
          </table:table-cell>
          <table:table-cell office:value-type="float" office:value="52">
            <text:p>52</text:p>
          </table:table-cell>
          <table:table-cell office:value-type="float" office:value="0.975840843486">
            <text:p>0.9758408435</text:p>
          </table:table-cell>
          <table:table-cell office:value-type="float" office:value="50">
            <text:p>50</text:p>
          </table:table-cell>
          <table:table-cell office:value-type="float" office:value="0.950284338994">
            <text:p>0.950284339</text:p>
          </table:table-cell>
          <table:table-cell office:value-type="float" office:value="30">
            <text:p>30</text:p>
          </table:table-cell>
          <table:table-cell office:value-type="float" office:value="0.931709883289">
            <text:p>0.9317098833</text:p>
          </table:table-cell>
          <table:table-cell office:value-type="float" office:value="8">
            <text:p>8</text:p>
          </table:table-cell>
          <table:table-cell office:value-type="float" office:value="0.987972593684">
            <text:p>0.9879725937</text:p>
          </table:table-cell>
          <table:table-cell office:value-type="float" office:value="76">
            <text:p>76</text:p>
          </table:table-cell>
          <table:table-cell office:value-type="float" office:value="0.990264776467">
            <text:p>0.9902647765</text:p>
          </table:table-cell>
          <table:table-cell office:value-type="float" office:value="80">
            <text:p>80</text:p>
          </table:table-cell>
          <table:table-cell office:value-type="float" office:value="0.978673629737">
            <text:p>0.9786736297</text:p>
          </table:table-cell>
          <table:table-cell office:value-type="float" office:value="68">
            <text:p>68</text:p>
          </table:table-cell>
          <table:table-cell office:value-type="float" office:value="0.94504954912">
            <text:p>0.9450495491</text:p>
          </table:table-cell>
          <table:table-cell office:value-type="float" office:value="9">
            <text:p>9</text:p>
          </table:table-cell>
          <table:table-cell office:value-type="float" office:value="0.947314212083">
            <text:p>0.9473142121</text:p>
          </table:table-cell>
          <table:table-cell office:value-type="float" office:value="12">
            <text:p>12</text:p>
          </table:table-cell>
          <table:table-cell office:value-type="float" office:value="0.941291635848">
            <text:p>0.9412916358</text:p>
          </table:table-cell>
          <table:table-cell office:value-type="float" office:value="7">
            <text:p>7</text:p>
          </table:table-cell>
          <table:table-cell office:value-type="float" office:value="0.972403488361">
            <text:p>0.9724034884</text:p>
          </table:table-cell>
          <table:table-cell office:value-type="float" office:value="45">
            <text:p>45</text:p>
          </table:table-cell>
          <table:table-cell office:value-type="float" office:value="0.978426637665">
            <text:p>0.9784266377</text:p>
          </table:table-cell>
          <table:table-cell office:value-type="float" office:value="53">
            <text:p>53</text:p>
          </table:table-cell>
          <table:table-cell office:value-type="float" office:value="0.976116214238">
            <text:p>0.9761162142</text:p>
          </table:table-cell>
          <table:table-cell office:value-type="float" office:value="50">
            <text:p>50</text:p>
          </table:table-cell>
          <table:table-cell office:value-type="float" office:value="0.979919157264">
            <text:p>0.9799191573</text:p>
          </table:table-cell>
          <table:table-cell office:value-type="float" office:value="58">
            <text:p>58</text:p>
          </table:table-cell>
          <table:table-cell office:value-type="float" office:value="0.960230035875">
            <text:p>0.9602300359</text:p>
          </table:table-cell>
          <table:table-cell office:value-type="float" office:value="42">
            <text:p>42</text:p>
          </table:table-cell>
          <table:table-cell office:value-type="float" office:value="0.957107993149">
            <text:p>0.9571079931</text:p>
          </table:table-cell>
          <table:table-cell office:value-type="float" office:value="35">
            <text:p>35</text:p>
          </table:table-cell>
          <table:table-cell office:value-type="float" office:value="0.954966584205">
            <text:p>0.9549665842</text:p>
          </table:table-cell>
          <table:table-cell office:value-type="float" office:value="16">
            <text:p>16</text:p>
          </table:table-cell>
          <table:table-cell office:value-type="float" office:value="0.955986692362">
            <text:p>0.9559866924</text:p>
          </table:table-cell>
          <table:table-cell office:value-type="float" office:value="14">
            <text:p>14</text:p>
          </table:table-cell>
          <table:table-cell office:value-type="float" office:value="0.949818286372">
            <text:p>0.9498182864</text:p>
          </table:table-cell>
          <table:table-cell office:value-type="float" office:value="6">
            <text:p>6</text:p>
          </table:table-cell>
          <table:table-cell office:value-type="float" office:value="0.980870503303">
            <text:p>0.9808705033</text:p>
          </table:table-cell>
          <table:table-cell office:value-type="float" office:value="57">
            <text:p>57</text:p>
          </table:table-cell>
          <table:table-cell office:value-type="float" office:value="0.981315422972">
            <text:p>0.981315423</text:p>
          </table:table-cell>
          <table:table-cell office:value-type="float" office:value="59">
            <text:p>59</text:p>
          </table:table-cell>
          <table:table-cell office:value-type="float" office:value="0.981064437368">
            <text:p>0.9810644374</text:p>
          </table:table-cell>
          <table:table-cell office:value-type="float" office:value="58">
            <text:p>58</text:p>
          </table:table-cell>
          <table:table-cell office:value-type="float" office:value="0.980926307966">
            <text:p>0.980926308</text:p>
          </table:table-cell>
          <table:table-cell office:value-type="float" office:value="60">
            <text:p>60</text:p>
          </table:table-cell>
          <table:table-cell office:value-type="float" office:value="0.970747909087">
            <text:p>0.9707479091</text:p>
          </table:table-cell>
          <table:table-cell office:value-type="float" office:value="51">
            <text:p>51</text:p>
          </table:table-cell>
          <table:table-cell office:value-type="float" office:value="0.968992481916">
            <text:p>0.9689924819</text:p>
          </table:table-cell>
          <table:table-cell office:value-type="float" office:value="48">
            <text:p>48</text:p>
          </table:table-cell>
          <table:table-cell office:value-type="float" office:value="0.985031427611">
            <text:p>0.9850314276</text:p>
          </table:table-cell>
          <table:table-cell office:value-type="float" office:value="69">
            <text:p>69</text:p>
          </table:table-cell>
          <table:table-cell office:value-type="float" office:value="0.958496798432">
            <text:p>0.9584967984</text:p>
          </table:table-cell>
          <table:table-cell office:value-type="float" office:value="37">
            <text:p>37</text:p>
          </table:table-cell>
          <table:table-cell office:value-type="float" office:value="0.98380640378">
            <text:p>0.9838064038</text:p>
          </table:table-cell>
          <table:table-cell office:value-type="float" office:value="57">
            <text:p>57</text:p>
          </table:table-cell>
        </table:table-row>
        <table:table-row table:style-name="ro2">
          <table:table-cell table:formula="of:=[.B3]&amp;&quot;_&quot;&amp;[.C3]" office:value-type="string" office:string-value="10_5">
            <text:p>10_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0.851988967774">
            <text:p>0.8519889678</text:p>
          </table:table-cell>
          <table:table-cell office:value-type="float" office:value="0.904426885034">
            <text:p>0.904426885</text:p>
          </table:table-cell>
          <table:table-cell office:value-type="float" office:value="0.836698699505">
            <text:p>0.8366986995</text:p>
          </table:table-cell>
          <table:table-cell office:value-type="float" office:value="0">
            <text:p>0</text:p>
          </table:table-cell>
          <table:table-cell office:value-type="float" office:value="0.830303923975">
            <text:p>0.830303924</text:p>
          </table:table-cell>
          <table:table-cell office:value-type="float" office:value="0">
            <text:p>0</text:p>
          </table:table-cell>
          <table:table-cell office:value-type="float" office:value="0.897031521649">
            <text:p>0.8970315216</text:p>
          </table:table-cell>
          <table:table-cell office:value-type="float" office:value="5">
            <text:p>5</text:p>
          </table:table-cell>
          <table:table-cell office:value-type="float" office:value="0.895652155255">
            <text:p>0.8956521553</text:p>
          </table:table-cell>
          <table:table-cell office:value-type="float" office:value="6">
            <text:p>6</text:p>
          </table:table-cell>
          <table:table-cell office:value-type="float" office:value="0.881800757781">
            <text:p>0.8818007578</text:p>
          </table:table-cell>
          <table:table-cell office:value-type="float" office:value="3">
            <text:p>3</text:p>
          </table:table-cell>
          <table:table-cell office:value-type="float" office:value="0.812191083261">
            <text:p>0.8121910833</text:p>
          </table:table-cell>
          <table:table-cell office:value-type="float" office:value="0">
            <text:p>0</text:p>
          </table:table-cell>
          <table:table-cell office:value-type="float" office:value="0.890269092953">
            <text:p>0.890269093</text:p>
          </table:table-cell>
          <table:table-cell office:value-type="float" office:value="7">
            <text:p>7</text:p>
          </table:table-cell>
          <table:table-cell office:value-type="float" office:value="0.891513078515">
            <text:p>0.8915130785</text:p>
          </table:table-cell>
          <table:table-cell office:value-type="float" office:value="3">
            <text:p>3</text:p>
          </table:table-cell>
          <table:table-cell office:value-type="float" office:value="0.866023979999">
            <text:p>0.86602398</text:p>
          </table:table-cell>
          <table:table-cell office:value-type="float" office:value="0">
            <text:p>0</text:p>
          </table:table-cell>
          <table:table-cell office:value-type="float" office:value="0.826743015202">
            <text:p>0.8267430152</text:p>
          </table:table-cell>
          <table:table-cell office:value-type="float" office:value="0">
            <text:p>0</text:p>
          </table:table-cell>
          <table:table-cell office:value-type="float" office:value="0.894853193983">
            <text:p>0.894853194</text:p>
          </table:table-cell>
          <table:table-cell office:value-type="float" office:value="6">
            <text:p>6</text:p>
          </table:table-cell>
          <table:table-cell office:value-type="float" office:value="0.899135256711">
            <text:p>0.8991352567</text:p>
          </table:table-cell>
          <table:table-cell office:value-type="float" office:value="9">
            <text:p>9</text:p>
          </table:table-cell>
          <table:table-cell office:value-type="float" office:value="0.874615721375">
            <text:p>0.8746157214</text:p>
          </table:table-cell>
          <table:table-cell office:value-type="float" office:value="3">
            <text:p>3</text:p>
          </table:table-cell>
          <table:table-cell office:value-type="float" office:value="0.816881244114">
            <text:p>0.8168812441</text:p>
          </table:table-cell>
          <table:table-cell office:value-type="float" office:value="0">
            <text:p>0</text:p>
          </table:table-cell>
          <table:table-cell office:value-type="float" office:value="0.819528529725">
            <text:p>0.8195285297</text:p>
          </table:table-cell>
          <table:table-cell office:value-type="float" office:value="0">
            <text:p>0</text:p>
          </table:table-cell>
          <table:table-cell office:value-type="float" office:value="0.806976912967">
            <text:p>0.806976913</text:p>
          </table:table-cell>
          <table:table-cell office:value-type="float" office:value="0">
            <text:p>0</text:p>
          </table:table-cell>
          <table:table-cell office:value-type="float" office:value="0.868962883134">
            <text:p>0.8689628831</text:p>
          </table:table-cell>
          <table:table-cell office:value-type="float" office:value="1">
            <text:p>1</text:p>
          </table:table-cell>
          <table:table-cell office:value-type="float" office:value="0.870726221976">
            <text:p>0.870726222</text:p>
          </table:table-cell>
          <table:table-cell office:value-type="float" office:value="0">
            <text:p>0</text:p>
          </table:table-cell>
          <table:table-cell office:value-type="float" office:value="0.868868766589">
            <text:p>0.8688687666</text:p>
          </table:table-cell>
          <table:table-cell office:value-type="float" office:value="1">
            <text:p>1</text:p>
          </table:table-cell>
          <table:table-cell office:value-type="float" office:value="0.867557659862">
            <text:p>0.8675576599</text:p>
          </table:table-cell>
          <table:table-cell office:value-type="float" office:value="0">
            <text:p>0</text:p>
          </table:table-cell>
          <table:table-cell office:value-type="float" office:value="0.848155634722">
            <text:p>0.8481556347</text:p>
          </table:table-cell>
          <table:table-cell office:value-type="float" office:value="1">
            <text:p>1</text:p>
          </table:table-cell>
          <table:table-cell office:value-type="float" office:value="0.845822143227">
            <text:p>0.8458221432</text:p>
          </table:table-cell>
          <table:table-cell office:value-type="float" office:value="0">
            <text:p>0</text:p>
          </table:table-cell>
          <table:table-cell office:value-type="float" office:value="0.82135911332">
            <text:p>0.8213591133</text:p>
          </table:table-cell>
          <table:table-cell office:value-type="float" office:value="0">
            <text:p>0</text:p>
          </table:table-cell>
          <table:table-cell office:value-type="float" office:value="0.818196680256">
            <text:p>0.8181966803</text:p>
          </table:table-cell>
          <table:table-cell office:value-type="float" office:value="0">
            <text:p>0</text:p>
          </table:table-cell>
          <table:table-cell office:value-type="float" office:value="0.819778048707">
            <text:p>0.8197780487</text:p>
          </table:table-cell>
          <table:table-cell office:value-type="float" office:value="0">
            <text:p>0</text:p>
          </table:table-cell>
          <table:table-cell office:value-type="float" office:value="0.882131992779">
            <text:p>0.8821319928</text:p>
          </table:table-cell>
          <table:table-cell office:value-type="float" office:value="0">
            <text:p>0</text:p>
          </table:table-cell>
          <table:table-cell office:value-type="float" office:value="0.887012140796">
            <text:p>0.8870121408</text:p>
          </table:table-cell>
          <table:table-cell office:value-type="float" office:value="2">
            <text:p>2</text:p>
          </table:table-cell>
          <table:table-cell office:value-type="float" office:value="0.882163440548">
            <text:p>0.8821634405</text:p>
          </table:table-cell>
          <table:table-cell office:value-type="float" office:value="1">
            <text:p>1</text:p>
          </table:table-cell>
          <table:table-cell office:value-type="float" office:value="0.883612839177">
            <text:p>0.8836128392</text:p>
          </table:table-cell>
          <table:table-cell office:value-type="float" office:value="0">
            <text:p>0</text:p>
          </table:table-cell>
          <table:table-cell office:value-type="float" office:value="0.864433400039">
            <text:p>0.8644334</text:p>
          </table:table-cell>
          <table:table-cell office:value-type="float" office:value="1">
            <text:p>1</text:p>
          </table:table-cell>
          <table:table-cell office:value-type="float" office:value="0.867681458982">
            <text:p>0.867681459</text:p>
          </table:table-cell>
          <table:table-cell office:value-type="float" office:value="1">
            <text:p>1</text:p>
          </table:table-cell>
          <table:table-cell office:value-type="float" office:value="0.919830028374">
            <text:p>0.9198300284</text:p>
          </table:table-cell>
          <table:table-cell office:value-type="float" office:value="5">
            <text:p>5</text:p>
          </table:table-cell>
          <table:table-cell office:value-type="float" office:value="0.891820596686">
            <text:p>0.8918205967</text:p>
          </table:table-cell>
          <table:table-cell office:value-type="float" office:value="1">
            <text:p>1</text:p>
          </table:table-cell>
          <table:table-cell office:value-type="float" office:value="0.913455616059">
            <text:p>0.913455616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4]&amp;&quot;_&quot;&amp;[.C4]" office:value-type="string" office:string-value="10_10">
            <text:p>10_10</text:p>
          </table:table-cell>
          <table:table-cell table:number-columns-repeated="2"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0.846554148739">
            <text:p>0.8465541487</text:p>
          </table:table-cell>
          <table:table-cell office:value-type="float" office:value="0.909754644568">
            <text:p>0.9097546446</text:p>
          </table:table-cell>
          <table:table-cell office:value-type="float" office:value="0.76983201641">
            <text:p>0.7698320164</text:p>
          </table:table-cell>
          <table:table-cell office:value-type="float" office:value="0">
            <text:p>0</text:p>
          </table:table-cell>
          <table:table-cell office:value-type="float" office:value="0.763164094424">
            <text:p>0.7631640944</text:p>
          </table:table-cell>
          <table:table-cell office:value-type="float" office:value="0">
            <text:p>0</text:p>
          </table:table-cell>
          <table:table-cell office:value-type="float" office:value="0.940856638202">
            <text:p>0.9408566382</text:p>
          </table:table-cell>
          <table:table-cell office:value-type="float" office:value="36">
            <text:p>36</text:p>
          </table:table-cell>
          <table:table-cell office:value-type="float" office:value="0.937254009836">
            <text:p>0.9372540098</text:p>
          </table:table-cell>
          <table:table-cell office:value-type="float" office:value="32">
            <text:p>32</text:p>
          </table:table-cell>
          <table:table-cell office:value-type="float" office:value="0.933417956944">
            <text:p>0.9334179569</text:p>
          </table:table-cell>
          <table:table-cell office:value-type="float" office:value="29">
            <text:p>29</text:p>
          </table:table-cell>
          <table:table-cell office:value-type="float" office:value="0.749977441546">
            <text:p>0.7499774415</text:p>
          </table:table-cell>
          <table:table-cell office:value-type="float" office:value="0">
            <text:p>0</text:p>
          </table:table-cell>
          <table:table-cell office:value-type="float" office:value="0.944068401002">
            <text:p>0.944068401</text:p>
          </table:table-cell>
          <table:table-cell office:value-type="float" office:value="35">
            <text:p>35</text:p>
          </table:table-cell>
          <table:table-cell office:value-type="float" office:value="0.942251010927">
            <text:p>0.9422510109</text:p>
          </table:table-cell>
          <table:table-cell office:value-type="float" office:value="32">
            <text:p>32</text:p>
          </table:table-cell>
          <table:table-cell office:value-type="float" office:value="0.929436188913">
            <text:p>0.9294361889</text:p>
          </table:table-cell>
          <table:table-cell office:value-type="float" office:value="30">
            <text:p>30</text:p>
          </table:table-cell>
          <table:table-cell office:value-type="float" office:value="0.745368353353">
            <text:p>0.7453683534</text:p>
          </table:table-cell>
          <table:table-cell office:value-type="float" office:value="0">
            <text:p>0</text:p>
          </table:table-cell>
          <table:table-cell office:value-type="float" office:value="0.945932215309">
            <text:p>0.9459322153</text:p>
          </table:table-cell>
          <table:table-cell office:value-type="float" office:value="41">
            <text:p>41</text:p>
          </table:table-cell>
          <table:table-cell office:value-type="float" office:value="0.936468508627">
            <text:p>0.9364685086</text:p>
          </table:table-cell>
          <table:table-cell office:value-type="float" office:value="33">
            <text:p>33</text:p>
          </table:table-cell>
          <table:table-cell office:value-type="float" office:value="0.932746500152">
            <text:p>0.9327465002</text:p>
          </table:table-cell>
          <table:table-cell office:value-type="float" office:value="31">
            <text:p>31</text:p>
          </table:table-cell>
          <table:table-cell office:value-type="float" office:value="0.743929317345">
            <text:p>0.7439293173</text:p>
          </table:table-cell>
          <table:table-cell office:value-type="float" office:value="0">
            <text:p>0</text:p>
          </table:table-cell>
          <table:table-cell office:value-type="float" office:value="0.738326085708">
            <text:p>0.7383260857</text:p>
          </table:table-cell>
          <table:table-cell office:value-type="float" office:value="0">
            <text:p>0</text:p>
          </table:table-cell>
          <table:table-cell office:value-type="float" office:value="0.740362619507">
            <text:p>0.7403626195</text:p>
          </table:table-cell>
          <table:table-cell office:value-type="float" office:value="0">
            <text:p>0</text:p>
          </table:table-cell>
          <table:table-cell office:value-type="float" office:value="0.914397011139">
            <text:p>0.9143970111</text:p>
          </table:table-cell>
          <table:table-cell office:value-type="float" office:value="24">
            <text:p>24</text:p>
          </table:table-cell>
          <table:table-cell office:value-type="float" office:value="0.920207352739">
            <text:p>0.9202073527</text:p>
          </table:table-cell>
          <table:table-cell office:value-type="float" office:value="26">
            <text:p>26</text:p>
          </table:table-cell>
          <table:table-cell office:value-type="float" office:value="0.904694328442">
            <text:p>0.9046943284</text:p>
          </table:table-cell>
          <table:table-cell office:value-type="float" office:value="19">
            <text:p>19</text:p>
          </table:table-cell>
          <table:table-cell office:value-type="float" office:value="0.91100037908">
            <text:p>0.9110003791</text:p>
          </table:table-cell>
          <table:table-cell office:value-type="float" office:value="22">
            <text:p>22</text:p>
          </table:table-cell>
          <table:table-cell office:value-type="float" office:value="0.898697230464">
            <text:p>0.8986972305</text:p>
          </table:table-cell>
          <table:table-cell office:value-type="float" office:value="18">
            <text:p>18</text:p>
          </table:table-cell>
          <table:table-cell office:value-type="float" office:value="0.896535720588">
            <text:p>0.8965357206</text:p>
          </table:table-cell>
          <table:table-cell office:value-type="float" office:value="20">
            <text:p>20</text:p>
          </table:table-cell>
          <table:table-cell office:value-type="float" office:value="0.744609159346">
            <text:p>0.7446091593</text:p>
          </table:table-cell>
          <table:table-cell office:value-type="float" office:value="0">
            <text:p>0</text:p>
          </table:table-cell>
          <table:table-cell office:value-type="float" office:value="0.740993182498">
            <text:p>0.7409931825</text:p>
          </table:table-cell>
          <table:table-cell office:value-type="float" office:value="0">
            <text:p>0</text:p>
          </table:table-cell>
          <table:table-cell office:value-type="float" office:value="0.734663350556">
            <text:p>0.7346633506</text:p>
          </table:table-cell>
          <table:table-cell office:value-type="float" office:value="0">
            <text:p>0</text:p>
          </table:table-cell>
          <table:table-cell office:value-type="float" office:value="0.924340233355">
            <text:p>0.9243402334</text:p>
          </table:table-cell>
          <table:table-cell office:value-type="float" office:value="28">
            <text:p>28</text:p>
          </table:table-cell>
          <table:table-cell office:value-type="float" office:value="0.930815190123">
            <text:p>0.9308151901</text:p>
          </table:table-cell>
          <table:table-cell office:value-type="float" office:value="33">
            <text:p>33</text:p>
          </table:table-cell>
          <table:table-cell office:value-type="float" office:value="0.921174199768">
            <text:p>0.9211741998</text:p>
          </table:table-cell>
          <table:table-cell office:value-type="float" office:value="28">
            <text:p>28</text:p>
          </table:table-cell>
          <table:table-cell office:value-type="float" office:value="0.924318488728">
            <text:p>0.9243184887</text:p>
          </table:table-cell>
          <table:table-cell office:value-type="float" office:value="31">
            <text:p>31</text:p>
          </table:table-cell>
          <table:table-cell office:value-type="float" office:value="0.904815168754">
            <text:p>0.9048151688</text:p>
          </table:table-cell>
          <table:table-cell office:value-type="float" office:value="19">
            <text:p>19</text:p>
          </table:table-cell>
          <table:table-cell office:value-type="float" office:value="0.906498672168">
            <text:p>0.9064986722</text:p>
          </table:table-cell>
          <table:table-cell office:value-type="float" office:value="18">
            <text:p>18</text:p>
          </table:table-cell>
          <table:table-cell office:value-type="float" office:value="0.930975538972">
            <text:p>0.930975539</text:p>
          </table:table-cell>
          <table:table-cell office:value-type="float" office:value="28">
            <text:p>28</text:p>
          </table:table-cell>
          <table:table-cell office:value-type="float" office:value="0.930345054629">
            <text:p>0.9303450546</text:p>
          </table:table-cell>
          <table:table-cell office:value-type="float" office:value="28">
            <text:p>28</text:p>
          </table:table-cell>
          <table:table-cell office:value-type="float" office:value="0.921890396976">
            <text:p>0.921890397</text:p>
          </table:table-cell>
          <table:table-cell office:value-type="float" office:value="9">
            <text:p>9</text:p>
          </table:table-cell>
        </table:table-row>
        <table:table-row table:style-name="ro2">
          <table:table-cell table:formula="of:=[.B5]&amp;&quot;_&quot;&amp;[.C5]" office:value-type="string" office:string-value="30_2">
            <text:p>30_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0.854536165179">
            <text:p>0.8545361652</text:p>
          </table:table-cell>
          <table:table-cell office:value-type="float" office:value="0.870651500012">
            <text:p>0.8706515</text:p>
          </table:table-cell>
          <table:table-cell office:value-type="float" office:value="0.963163647708">
            <text:p>0.9631636477</text:p>
          </table:table-cell>
          <table:table-cell office:value-type="float" office:value="0">
            <text:p>0</text:p>
          </table:table-cell>
          <table:table-cell office:value-type="float" office:value="0.964969948396">
            <text:p>0.9649699484</text:p>
          </table:table-cell>
          <table:table-cell office:value-type="float" office:value="1">
            <text:p>1</text:p>
          </table:table-cell>
          <table:table-cell office:value-type="float" office:value="0.982874235823">
            <text:p>0.9828742358</text:p>
          </table:table-cell>
          <table:table-cell office:value-type="float" office:value="40">
            <text:p>40</text:p>
          </table:table-cell>
          <table:table-cell office:value-type="float" office:value="0.98327289433">
            <text:p>0.9832728943</text:p>
          </table:table-cell>
          <table:table-cell office:value-type="float" office:value="40">
            <text:p>40</text:p>
          </table:table-cell>
          <table:table-cell office:value-type="float" office:value="0.989952031048">
            <text:p>0.989952031</text:p>
          </table:table-cell>
          <table:table-cell office:value-type="float" office:value="65">
            <text:p>65</text:p>
          </table:table-cell>
          <table:table-cell office:value-type="float" office:value="0.953929821617">
            <text:p>0.9539298216</text:p>
          </table:table-cell>
          <table:table-cell office:value-type="float" office:value="0">
            <text:p>0</text:p>
          </table:table-cell>
          <table:table-cell office:value-type="float" office:value="0.967604709776">
            <text:p>0.9676047098</text:p>
          </table:table-cell>
          <table:table-cell office:value-type="float" office:value="13">
            <text:p>13</text:p>
          </table:table-cell>
          <table:table-cell office:value-type="float" office:value="0.966021523506">
            <text:p>0.9660215235</text:p>
          </table:table-cell>
          <table:table-cell office:value-type="float" office:value="6">
            <text:p>6</text:p>
          </table:table-cell>
          <table:table-cell office:value-type="float" office:value="0.950902567699">
            <text:p>0.9509025677</text:p>
          </table:table-cell>
          <table:table-cell office:value-type="float" office:value="7">
            <text:p>7</text:p>
          </table:table-cell>
          <table:table-cell office:value-type="float" office:value="0.948426932928">
            <text:p>0.9484269329</text:p>
          </table:table-cell>
          <table:table-cell office:value-type="float" office:value="0">
            <text:p>0</text:p>
          </table:table-cell>
          <table:table-cell office:value-type="float" office:value="0.992926358072">
            <text:p>0.9929263581</text:p>
          </table:table-cell>
          <table:table-cell office:value-type="float" office:value="79">
            <text:p>79</text:p>
          </table:table-cell>
          <table:table-cell office:value-type="float" office:value="0.993699978801">
            <text:p>0.9936999788</text:p>
          </table:table-cell>
          <table:table-cell office:value-type="float" office:value="73">
            <text:p>73</text:p>
          </table:table-cell>
          <table:table-cell office:value-type="float" office:value="0.990320973525">
            <text:p>0.9903209735</text:p>
          </table:table-cell>
          <table:table-cell office:value-type="float" office:value="70">
            <text:p>70</text:p>
          </table:table-cell>
          <table:table-cell office:value-type="float" office:value="0.94063678849">
            <text:p>0.9406367885</text:p>
          </table:table-cell>
          <table:table-cell office:value-type="float" office:value="0">
            <text:p>0</text:p>
          </table:table-cell>
          <table:table-cell office:value-type="float" office:value="0.940726538758">
            <text:p>0.9407265388</text:p>
          </table:table-cell>
          <table:table-cell office:value-type="float" office:value="0">
            <text:p>0</text:p>
          </table:table-cell>
          <table:table-cell office:value-type="float" office:value="0.949430564619">
            <text:p>0.9494305646</text:p>
          </table:table-cell>
          <table:table-cell office:value-type="float" office:value="0">
            <text:p>0</text:p>
          </table:table-cell>
          <table:table-cell office:value-type="float" office:value="0.967725681913">
            <text:p>0.9677256819</text:p>
          </table:table-cell>
          <table:table-cell office:value-type="float" office:value="12">
            <text:p>12</text:p>
          </table:table-cell>
          <table:table-cell office:value-type="float" office:value="0.97522613174">
            <text:p>0.9752261317</text:p>
          </table:table-cell>
          <table:table-cell office:value-type="float" office:value="10">
            <text:p>10</text:p>
          </table:table-cell>
          <table:table-cell office:value-type="float" office:value="0.967325156244">
            <text:p>0.9673251562</text:p>
          </table:table-cell>
          <table:table-cell office:value-type="float" office:value="9">
            <text:p>9</text:p>
          </table:table-cell>
          <table:table-cell office:value-type="float" office:value="0.976930460515">
            <text:p>0.9769304605</text:p>
          </table:table-cell>
          <table:table-cell office:value-type="float" office:value="15">
            <text:p>15</text:p>
          </table:table-cell>
          <table:table-cell office:value-type="float" office:value="0.941114570944">
            <text:p>0.9411145709</text:p>
          </table:table-cell>
          <table:table-cell office:value-type="float" office:value="0">
            <text:p>0</text:p>
          </table:table-cell>
          <table:table-cell office:value-type="float" office:value="0.939423431933">
            <text:p>0.9394234319</text:p>
          </table:table-cell>
          <table:table-cell office:value-type="float" office:value="2">
            <text:p>2</text:p>
          </table:table-cell>
          <table:table-cell office:value-type="float" office:value="0.970495168037">
            <text:p>0.970495168</text:p>
          </table:table-cell>
          <table:table-cell office:value-type="float" office:value="1">
            <text:p>1</text:p>
          </table:table-cell>
          <table:table-cell office:value-type="float" office:value="0.970674900927">
            <text:p>0.9706749009</text:p>
          </table:table-cell>
          <table:table-cell office:value-type="float" office:value="0">
            <text:p>0</text:p>
          </table:table-cell>
          <table:table-cell office:value-type="float" office:value="0.964103868287">
            <text:p>0.9641038683</text:p>
          </table:table-cell>
          <table:table-cell office:value-type="float" office:value="0">
            <text:p>0</text:p>
          </table:table-cell>
          <table:table-cell office:value-type="float" office:value="0.980259045864">
            <text:p>0.9802590459</text:p>
          </table:table-cell>
          <table:table-cell office:value-type="float" office:value="31">
            <text:p>31</text:p>
          </table:table-cell>
          <table:table-cell office:value-type="float" office:value="0.974037619902">
            <text:p>0.9740376199</text:p>
          </table:table-cell>
          <table:table-cell office:value-type="float" office:value="12">
            <text:p>12</text:p>
          </table:table-cell>
          <table:table-cell office:value-type="float" office:value="0.98078471518">
            <text:p>0.9807847152</text:p>
          </table:table-cell>
          <table:table-cell office:value-type="float" office:value="30">
            <text:p>30</text:p>
          </table:table-cell>
          <table:table-cell office:value-type="float" office:value="0.97406713702">
            <text:p>0.974067137</text:p>
          </table:table-cell>
          <table:table-cell office:value-type="float" office:value="9">
            <text:p>9</text:p>
          </table:table-cell>
          <table:table-cell office:value-type="float" office:value="0.97762311459">
            <text:p>0.9776231146</text:p>
          </table:table-cell>
          <table:table-cell office:value-type="float" office:value="35">
            <text:p>35</text:p>
          </table:table-cell>
          <table:table-cell office:value-type="float" office:value="0.976190555615">
            <text:p>0.9761905556</text:p>
          </table:table-cell>
          <table:table-cell office:value-type="float" office:value="35">
            <text:p>35</text:p>
          </table:table-cell>
          <table:table-cell office:value-type="float" office:value="0.99182963342">
            <text:p>0.9918296334</text:p>
          </table:table-cell>
          <table:table-cell office:value-type="float" office:value="51">
            <text:p>51</text:p>
          </table:table-cell>
          <table:table-cell office:value-type="float" office:value="0.965608091847">
            <text:p>0.9656080918</text:p>
          </table:table-cell>
          <table:table-cell office:value-type="float" office:value="25">
            <text:p>25</text:p>
          </table:table-cell>
          <table:table-cell office:value-type="float" office:value="0.9885152709">
            <text:p>0.9885152709</text:p>
          </table:table-cell>
          <table:table-cell office:value-type="float" office:value="20">
            <text:p>20</text:p>
          </table:table-cell>
        </table:table-row>
        <table:table-row table:style-name="ro2">
          <table:table-cell table:formula="of:=[.B6]&amp;&quot;_&quot;&amp;[.C6]" office:value-type="string" office:string-value="30_5">
            <text:p>30_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09">
            <text:p>109</text:p>
          </table:table-cell>
          <table:table-cell office:value-type="float" office:value="0.850601037039">
            <text:p>0.850601037</text:p>
          </table:table-cell>
          <table:table-cell office:value-type="float" office:value="0.880179686129">
            <text:p>0.8801796861</text:p>
          </table:table-cell>
          <table:table-cell office:value-type="float" office:value="0.864140225745">
            <text:p>0.8641402257</text:p>
          </table:table-cell>
          <table:table-cell office:value-type="float" office:value="0">
            <text:p>0</text:p>
          </table:table-cell>
          <table:table-cell office:value-type="float" office:value="0.86866702646">
            <text:p>0.8686670265</text:p>
          </table:table-cell>
          <table:table-cell office:value-type="float" office:value="0">
            <text:p>0</text:p>
          </table:table-cell>
          <table:table-cell office:value-type="float" office:value="0.904636384812">
            <text:p>0.9046363848</text:p>
          </table:table-cell>
          <table:table-cell office:value-type="float" office:value="0">
            <text:p>0</text:p>
          </table:table-cell>
          <table:table-cell office:value-type="float" office:value="0.904025951386">
            <text:p>0.9040259514</text:p>
          </table:table-cell>
          <table:table-cell office:value-type="float" office:value="0">
            <text:p>0</text:p>
          </table:table-cell>
          <table:table-cell office:value-type="float" office:value="0.895940704885">
            <text:p>0.8959407049</text:p>
          </table:table-cell>
          <table:table-cell office:value-type="float" office:value="0">
            <text:p>0</text:p>
          </table:table-cell>
          <table:table-cell office:value-type="float" office:value="0.828023668122">
            <text:p>0.8280236681</text:p>
          </table:table-cell>
          <table:table-cell office:value-type="float" office:value="0">
            <text:p>0</text:p>
          </table:table-cell>
          <table:table-cell office:value-type="float" office:value="0.894268402973">
            <text:p>0.894268403</text:p>
          </table:table-cell>
          <table:table-cell office:value-type="float" office:value="0">
            <text:p>0</text:p>
          </table:table-cell>
          <table:table-cell office:value-type="float" office:value="0.891755646656">
            <text:p>0.8917556467</text:p>
          </table:table-cell>
          <table:table-cell office:value-type="float" office:value="0">
            <text:p>0</text:p>
          </table:table-cell>
          <table:table-cell office:value-type="float" office:value="0.876163364434">
            <text:p>0.8761633644</text:p>
          </table:table-cell>
          <table:table-cell office:value-type="float" office:value="0">
            <text:p>0</text:p>
          </table:table-cell>
          <table:table-cell office:value-type="float" office:value="0.846271062037">
            <text:p>0.846271062</text:p>
          </table:table-cell>
          <table:table-cell office:value-type="float" office:value="0">
            <text:p>0</text:p>
          </table:table-cell>
          <table:table-cell office:value-type="float" office:value="0.899175682676">
            <text:p>0.8991756827</text:p>
          </table:table-cell>
          <table:table-cell office:value-type="float" office:value="0">
            <text:p>0</text:p>
          </table:table-cell>
          <table:table-cell office:value-type="float" office:value="0.905908503979">
            <text:p>0.905908504</text:p>
          </table:table-cell>
          <table:table-cell office:value-type="float" office:value="0">
            <text:p>0</text:p>
          </table:table-cell>
          <table:table-cell office:value-type="float" office:value="0.89290665846">
            <text:p>0.8929066585</text:p>
          </table:table-cell>
          <table:table-cell office:value-type="float" office:value="0">
            <text:p>0</text:p>
          </table:table-cell>
          <table:table-cell office:value-type="float" office:value="0.831040692648">
            <text:p>0.8310406926</text:p>
          </table:table-cell>
          <table:table-cell office:value-type="float" office:value="0">
            <text:p>0</text:p>
          </table:table-cell>
          <table:table-cell office:value-type="float" office:value="0.831143021046">
            <text:p>0.831143021</text:p>
          </table:table-cell>
          <table:table-cell office:value-type="float" office:value="0">
            <text:p>0</text:p>
          </table:table-cell>
          <table:table-cell office:value-type="float" office:value="0.828459005081">
            <text:p>0.8284590051</text:p>
          </table:table-cell>
          <table:table-cell office:value-type="float" office:value="0">
            <text:p>0</text:p>
          </table:table-cell>
          <table:table-cell office:value-type="float" office:value="0.870008468487">
            <text:p>0.8700084685</text:p>
          </table:table-cell>
          <table:table-cell office:value-type="float" office:value="0">
            <text:p>0</text:p>
          </table:table-cell>
          <table:table-cell office:value-type="float" office:value="0.868845433487">
            <text:p>0.8688454335</text:p>
          </table:table-cell>
          <table:table-cell office:value-type="float" office:value="0">
            <text:p>0</text:p>
          </table:table-cell>
          <table:table-cell office:value-type="float" office:value="0.869095286975">
            <text:p>0.869095287</text:p>
          </table:table-cell>
          <table:table-cell office:value-type="float" office:value="0">
            <text:p>0</text:p>
          </table:table-cell>
          <table:table-cell office:value-type="float" office:value="0.884382506627">
            <text:p>0.8843825066</text:p>
          </table:table-cell>
          <table:table-cell office:value-type="float" office:value="0">
            <text:p>0</text:p>
          </table:table-cell>
          <table:table-cell office:value-type="float" office:value="0.852166070397">
            <text:p>0.8521660704</text:p>
          </table:table-cell>
          <table:table-cell office:value-type="float" office:value="0">
            <text:p>0</text:p>
          </table:table-cell>
          <table:table-cell office:value-type="float" office:value="0.851479979013">
            <text:p>0.851479979</text:p>
          </table:table-cell>
          <table:table-cell office:value-type="float" office:value="0">
            <text:p>0</text:p>
          </table:table-cell>
          <table:table-cell office:value-type="float" office:value="0.84284934632">
            <text:p>0.8428493463</text:p>
          </table:table-cell>
          <table:table-cell office:value-type="float" office:value="0">
            <text:p>0</text:p>
          </table:table-cell>
          <table:table-cell office:value-type="float" office:value="0.849930117184">
            <text:p>0.8499301172</text:p>
          </table:table-cell>
          <table:table-cell office:value-type="float" office:value="0">
            <text:p>0</text:p>
          </table:table-cell>
          <table:table-cell office:value-type="float" office:value="0.837684776268">
            <text:p>0.8376847763</text:p>
          </table:table-cell>
          <table:table-cell office:value-type="float" office:value="0">
            <text:p>0</text:p>
          </table:table-cell>
          <table:table-cell office:value-type="float" office:value="0.886099936087">
            <text:p>0.8860999361</text:p>
          </table:table-cell>
          <table:table-cell office:value-type="float" office:value="0">
            <text:p>0</text:p>
          </table:table-cell>
          <table:table-cell office:value-type="float" office:value="0.885071056603">
            <text:p>0.8850710566</text:p>
          </table:table-cell>
          <table:table-cell office:value-type="float" office:value="0">
            <text:p>0</text:p>
          </table:table-cell>
          <table:table-cell office:value-type="float" office:value="0.886694769438">
            <text:p>0.8866947694</text:p>
          </table:table-cell>
          <table:table-cell office:value-type="float" office:value="0">
            <text:p>0</text:p>
          </table:table-cell>
          <table:table-cell office:value-type="float" office:value="0.896419672837">
            <text:p>0.8964196728</text:p>
          </table:table-cell>
          <table:table-cell office:value-type="float" office:value="0">
            <text:p>0</text:p>
          </table:table-cell>
          <table:table-cell office:value-type="float" office:value="0.87537184552">
            <text:p>0.8753718455</text:p>
          </table:table-cell>
          <table:table-cell office:value-type="float" office:value="0">
            <text:p>0</text:p>
          </table:table-cell>
          <table:table-cell office:value-type="float" office:value="0.872915546232">
            <text:p>0.8729155462</text:p>
          </table:table-cell>
          <table:table-cell office:value-type="float" office:value="0">
            <text:p>0</text:p>
          </table:table-cell>
          <table:table-cell office:value-type="float" office:value="0.94180007953">
            <text:p>0.9418000795</text:p>
          </table:table-cell>
          <table:table-cell office:value-type="float" office:value="1">
            <text:p>1</text:p>
          </table:table-cell>
          <table:table-cell office:value-type="float" office:value="0.909560093485">
            <text:p>0.9095600935</text:p>
          </table:table-cell>
          <table:table-cell office:value-type="float" office:value="0">
            <text:p>0</text:p>
          </table:table-cell>
          <table:table-cell office:value-type="float" office:value="0.92157070108">
            <text:p>0.92157070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7]&amp;&quot;_&quot;&amp;[.C7]" office:value-type="string" office:string-value="30_10">
            <text:p>30_1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09">
            <text:p>109</text:p>
          </table:table-cell>
          <table:table-cell office:value-type="float" office:value="0.846074393041">
            <text:p>0.846074393</text:p>
          </table:table-cell>
          <table:table-cell office:value-type="float" office:value="0.885362213084">
            <text:p>0.8853622131</text:p>
          </table:table-cell>
          <table:table-cell office:value-type="float" office:value="0.747292934716">
            <text:p>0.7472929347</text:p>
          </table:table-cell>
          <table:table-cell office:value-type="float" office:value="0">
            <text:p>0</text:p>
          </table:table-cell>
          <table:table-cell office:value-type="float" office:value="0.740346249744">
            <text:p>0.7403462497</text:p>
          </table:table-cell>
          <table:table-cell office:value-type="float" office:value="0">
            <text:p>0</text:p>
          </table:table-cell>
          <table:table-cell office:value-type="float" office:value="0.855748532165">
            <text:p>0.8557485322</text:p>
          </table:table-cell>
          <table:table-cell office:value-type="float" office:value="0">
            <text:p>0</text:p>
          </table:table-cell>
          <table:table-cell office:value-type="float" office:value="0.854021392507">
            <text:p>0.8540213925</text:p>
          </table:table-cell>
          <table:table-cell office:value-type="float" office:value="0">
            <text:p>0</text:p>
          </table:table-cell>
          <table:table-cell office:value-type="float" office:value="0.853415380805">
            <text:p>0.8534153808</text:p>
          </table:table-cell>
          <table:table-cell office:value-type="float" office:value="0">
            <text:p>0</text:p>
          </table:table-cell>
          <table:table-cell office:value-type="float" office:value="0.713703243445">
            <text:p>0.7137032434</text:p>
          </table:table-cell>
          <table:table-cell office:value-type="float" office:value="0">
            <text:p>0</text:p>
          </table:table-cell>
          <table:table-cell office:value-type="float" office:value="0.856785460811">
            <text:p>0.8567854608</text:p>
          </table:table-cell>
          <table:table-cell office:value-type="float" office:value="0">
            <text:p>0</text:p>
          </table:table-cell>
          <table:table-cell office:value-type="float" office:value="0.852584343933">
            <text:p>0.8525843439</text:p>
          </table:table-cell>
          <table:table-cell office:value-type="float" office:value="0">
            <text:p>0</text:p>
          </table:table-cell>
          <table:table-cell office:value-type="float" office:value="0.845022309485">
            <text:p>0.8450223095</text:p>
          </table:table-cell>
          <table:table-cell office:value-type="float" office:value="0">
            <text:p>0</text:p>
          </table:table-cell>
          <table:table-cell office:value-type="float" office:value="0.728381969367">
            <text:p>0.7283819694</text:p>
          </table:table-cell>
          <table:table-cell office:value-type="float" office:value="0">
            <text:p>0</text:p>
          </table:table-cell>
          <table:table-cell office:value-type="float" office:value="0.855436184298">
            <text:p>0.8554361843</text:p>
          </table:table-cell>
          <table:table-cell office:value-type="float" office:value="0">
            <text:p>0</text:p>
          </table:table-cell>
          <table:table-cell office:value-type="float" office:value="0.858289515427">
            <text:p>0.8582895154</text:p>
          </table:table-cell>
          <table:table-cell office:value-type="float" office:value="0">
            <text:p>0</text:p>
          </table:table-cell>
          <table:table-cell office:value-type="float" office:value="0.851876784325">
            <text:p>0.8518767843</text:p>
          </table:table-cell>
          <table:table-cell office:value-type="float" office:value="0">
            <text:p>0</text:p>
          </table:table-cell>
          <table:table-cell office:value-type="float" office:value="0.722181280027">
            <text:p>0.72218128</text:p>
          </table:table-cell>
          <table:table-cell office:value-type="float" office:value="0">
            <text:p>0</text:p>
          </table:table-cell>
          <table:table-cell office:value-type="float" office:value="0.724327262472">
            <text:p>0.7243272625</text:p>
          </table:table-cell>
          <table:table-cell office:value-type="float" office:value="0">
            <text:p>0</text:p>
          </table:table-cell>
          <table:table-cell office:value-type="float" office:value="0.721935647397">
            <text:p>0.7219356474</text:p>
          </table:table-cell>
          <table:table-cell office:value-type="float" office:value="0">
            <text:p>0</text:p>
          </table:table-cell>
          <table:table-cell office:value-type="float" office:value="0.823708970175">
            <text:p>0.8237089702</text:p>
          </table:table-cell>
          <table:table-cell office:value-type="float" office:value="0">
            <text:p>0</text:p>
          </table:table-cell>
          <table:table-cell office:value-type="float" office:value="0.825012545224">
            <text:p>0.8250125452</text:p>
          </table:table-cell>
          <table:table-cell office:value-type="float" office:value="0">
            <text:p>0</text:p>
          </table:table-cell>
          <table:table-cell office:value-type="float" office:value="0.824719399056">
            <text:p>0.8247193991</text:p>
          </table:table-cell>
          <table:table-cell office:value-type="float" office:value="0">
            <text:p>0</text:p>
          </table:table-cell>
          <table:table-cell office:value-type="float" office:value="0.826345536775">
            <text:p>0.8263455368</text:p>
          </table:table-cell>
          <table:table-cell office:value-type="float" office:value="0">
            <text:p>0</text:p>
          </table:table-cell>
          <table:table-cell office:value-type="float" office:value="0.815409698489">
            <text:p>0.8154096985</text:p>
          </table:table-cell>
          <table:table-cell office:value-type="float" office:value="0">
            <text:p>0</text:p>
          </table:table-cell>
          <table:table-cell office:value-type="float" office:value="0.812610282785">
            <text:p>0.8126102828</text:p>
          </table:table-cell>
          <table:table-cell office:value-type="float" office:value="0">
            <text:p>0</text:p>
          </table:table-cell>
          <table:table-cell office:value-type="float" office:value="0.722667353067">
            <text:p>0.7226673531</text:p>
          </table:table-cell>
          <table:table-cell office:value-type="float" office:value="0">
            <text:p>0</text:p>
          </table:table-cell>
          <table:table-cell office:value-type="float" office:value="0.721016783552">
            <text:p>0.7210167836</text:p>
          </table:table-cell>
          <table:table-cell office:value-type="float" office:value="0">
            <text:p>0</text:p>
          </table:table-cell>
          <table:table-cell office:value-type="float" office:value="0.713077498986">
            <text:p>0.713077499</text:p>
          </table:table-cell>
          <table:table-cell office:value-type="float" office:value="0">
            <text:p>0</text:p>
          </table:table-cell>
          <table:table-cell office:value-type="float" office:value="0.833730383925">
            <text:p>0.8337303839</text:p>
          </table:table-cell>
          <table:table-cell office:value-type="float" office:value="0">
            <text:p>0</text:p>
          </table:table-cell>
          <table:table-cell office:value-type="float" office:value="0.832156342698">
            <text:p>0.8321563427</text:p>
          </table:table-cell>
          <table:table-cell office:value-type="float" office:value="0">
            <text:p>0</text:p>
          </table:table-cell>
          <table:table-cell office:value-type="float" office:value="0.83064175017">
            <text:p>0.8306417502</text:p>
          </table:table-cell>
          <table:table-cell office:value-type="float" office:value="0">
            <text:p>0</text:p>
          </table:table-cell>
          <table:table-cell office:value-type="float" office:value="0.826482101548">
            <text:p>0.8264821015</text:p>
          </table:table-cell>
          <table:table-cell office:value-type="float" office:value="0">
            <text:p>0</text:p>
          </table:table-cell>
          <table:table-cell office:value-type="float" office:value="0.828414245596">
            <text:p>0.8284142456</text:p>
          </table:table-cell>
          <table:table-cell office:value-type="float" office:value="0">
            <text:p>0</text:p>
          </table:table-cell>
          <table:table-cell office:value-type="float" office:value="0.824004800913">
            <text:p>0.8240048009</text:p>
          </table:table-cell>
          <table:table-cell office:value-type="float" office:value="0">
            <text:p>0</text:p>
          </table:table-cell>
          <table:table-cell office:value-type="float" office:value="0.866931925734">
            <text:p>0.8669319257</text:p>
          </table:table-cell>
          <table:table-cell office:value-type="float" office:value="0">
            <text:p>0</text:p>
          </table:table-cell>
          <table:table-cell office:value-type="float" office:value="0.868599765402">
            <text:p>0.8685997654</text:p>
          </table:table-cell>
          <table:table-cell office:value-type="float" office:value="0">
            <text:p>0</text:p>
          </table:table-cell>
          <table:table-cell office:value-type="float" office:value="0.876528919351">
            <text:p>0.876528919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8]&amp;&quot;_&quot;&amp;[.C8]" office:value-type="string" office:string-value="100_2">
            <text:p>100_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0.856600002326">
            <text:p>0.8566000023</text:p>
          </table:table-cell>
          <table:table-cell office:value-type="float" office:value="0.865649282106">
            <text:p>0.8656492821</text:p>
          </table:table-cell>
          <table:table-cell office:value-type="float" office:value="0.981928201018">
            <text:p>0.981928201</text:p>
          </table:table-cell>
          <table:table-cell office:value-type="float" office:value="1">
            <text:p>1</text:p>
          </table:table-cell>
          <table:table-cell office:value-type="float" office:value="0.981296146441">
            <text:p>0.9812961464</text:p>
          </table:table-cell>
          <table:table-cell office:value-type="float" office:value="0">
            <text:p>0</text:p>
          </table:table-cell>
          <table:table-cell office:value-type="float" office:value="0.987868454576">
            <text:p>0.9878684546</text:p>
          </table:table-cell>
          <table:table-cell office:value-type="float" office:value="50">
            <text:p>50</text:p>
          </table:table-cell>
          <table:table-cell office:value-type="float" office:value="0.987449534144">
            <text:p>0.9874495341</text:p>
          </table:table-cell>
          <table:table-cell office:value-type="float" office:value="47">
            <text:p>47</text:p>
          </table:table-cell>
          <table:table-cell office:value-type="float" office:value="0.999830026965">
            <text:p>0.999830027</text:p>
          </table:table-cell>
          <table:table-cell office:value-type="float" office:value="98">
            <text:p>98</text:p>
          </table:table-cell>
          <table:table-cell office:value-type="float" office:value="0.962027771433">
            <text:p>0.9620277714</text:p>
          </table:table-cell>
          <table:table-cell office:value-type="float" office:value="0">
            <text:p>0</text:p>
          </table:table-cell>
          <table:table-cell office:value-type="float" office:value="0.968100914564">
            <text:p>0.9681009146</text:p>
          </table:table-cell>
          <table:table-cell office:value-type="float" office:value="5">
            <text:p>5</text:p>
          </table:table-cell>
          <table:table-cell office:value-type="float" office:value="0.966230263659">
            <text:p>0.9662302637</text:p>
          </table:table-cell>
          <table:table-cell office:value-type="float" office:value="0">
            <text:p>0</text:p>
          </table:table-cell>
          <table:table-cell office:value-type="float" office:value="0.978576236414">
            <text:p>0.9785762364</text:p>
          </table:table-cell>
          <table:table-cell office:value-type="float" office:value="22">
            <text:p>22</text:p>
          </table:table-cell>
          <table:table-cell office:value-type="float" office:value="0.95731863413">
            <text:p>0.9573186341</text:p>
          </table:table-cell>
          <table:table-cell office:value-type="float" office:value="0">
            <text:p>0</text:p>
          </table:table-cell>
          <table:table-cell office:value-type="float" office:value="0.999856722104">
            <text:p>0.9998567221</text:p>
          </table:table-cell>
          <table:table-cell office:value-type="float" office:value="97">
            <text:p>97</text:p>
          </table:table-cell>
          <table:table-cell office:value-type="float" office:value="0.999854424422">
            <text:p>0.9998544244</text:p>
          </table:table-cell>
          <table:table-cell office:value-type="float" office:value="98">
            <text:p>98</text:p>
          </table:table-cell>
          <table:table-cell office:value-type="float" office:value="0.999484332635">
            <text:p>0.9994843326</text:p>
          </table:table-cell>
          <table:table-cell office:value-type="float" office:value="97">
            <text:p>97</text:p>
          </table:table-cell>
          <table:table-cell office:value-type="float" office:value="0.934421501274">
            <text:p>0.9344215013</text:p>
          </table:table-cell>
          <table:table-cell office:value-type="float" office:value="0">
            <text:p>0</text:p>
          </table:table-cell>
          <table:table-cell office:value-type="float" office:value="0.93374617834">
            <text:p>0.9337461783</text:p>
          </table:table-cell>
          <table:table-cell office:value-type="float" office:value="0">
            <text:p>0</text:p>
          </table:table-cell>
          <table:table-cell office:value-type="float" office:value="0.958368056675">
            <text:p>0.9583680567</text:p>
          </table:table-cell>
          <table:table-cell office:value-type="float" office:value="0">
            <text:p>0</text:p>
          </table:table-cell>
          <table:table-cell office:value-type="float" office:value="0.969815201986">
            <text:p>0.969815202</text:p>
          </table:table-cell>
          <table:table-cell office:value-type="float" office:value="0">
            <text:p>0</text:p>
          </table:table-cell>
          <table:table-cell office:value-type="float" office:value="0.981326319946">
            <text:p>0.9813263199</text:p>
          </table:table-cell>
          <table:table-cell office:value-type="float" office:value="5">
            <text:p>5</text:p>
          </table:table-cell>
          <table:table-cell office:value-type="float" office:value="0.969685762636">
            <text:p>0.9696857626</text:p>
          </table:table-cell>
          <table:table-cell office:value-type="float" office:value="1">
            <text:p>1</text:p>
          </table:table-cell>
          <table:table-cell office:value-type="float" office:value="0.980450586307">
            <text:p>0.9804505863</text:p>
          </table:table-cell>
          <table:table-cell office:value-type="float" office:value="0">
            <text:p>0</text:p>
          </table:table-cell>
          <table:table-cell office:value-type="float" office:value="0.93637812501">
            <text:p>0.936378125</text:p>
          </table:table-cell>
          <table:table-cell office:value-type="float" office:value="0">
            <text:p>0</text:p>
          </table:table-cell>
          <table:table-cell office:value-type="float" office:value="0.933587219247">
            <text:p>0.9335872192</text:p>
          </table:table-cell>
          <table:table-cell office:value-type="float" office:value="0">
            <text:p>0</text:p>
          </table:table-cell>
          <table:table-cell office:value-type="float" office:value="0.981102113987">
            <text:p>0.981102114</text:p>
          </table:table-cell>
          <table:table-cell office:value-type="float" office:value="1">
            <text:p>1</text:p>
          </table:table-cell>
          <table:table-cell office:value-type="float" office:value="0.978833583232">
            <text:p>0.9788335832</text:p>
          </table:table-cell>
          <table:table-cell office:value-type="float" office:value="0">
            <text:p>0</text:p>
          </table:table-cell>
          <table:table-cell office:value-type="float" office:value="0.981213602032">
            <text:p>0.981213602</text:p>
          </table:table-cell>
          <table:table-cell office:value-type="float" office:value="0">
            <text:p>0</text:p>
          </table:table-cell>
          <table:table-cell office:value-type="float" office:value="0.988990235847">
            <text:p>0.9889902358</text:p>
          </table:table-cell>
          <table:table-cell office:value-type="float" office:value="42">
            <text:p>42</text:p>
          </table:table-cell>
          <table:table-cell office:value-type="float" office:value="0.981916782189">
            <text:p>0.9819167822</text:p>
          </table:table-cell>
          <table:table-cell office:value-type="float" office:value="11">
            <text:p>11</text:p>
          </table:table-cell>
          <table:table-cell office:value-type="float" office:value="0.9885023137">
            <text:p>0.9885023137</text:p>
          </table:table-cell>
          <table:table-cell office:value-type="float" office:value="42">
            <text:p>42</text:p>
          </table:table-cell>
          <table:table-cell office:value-type="float" office:value="0.976825922015">
            <text:p>0.976825922</text:p>
          </table:table-cell>
          <table:table-cell office:value-type="float" office:value="0">
            <text:p>0</text:p>
          </table:table-cell>
          <table:table-cell office:value-type="float" office:value="0.998086149082">
            <text:p>0.9980861491</text:p>
          </table:table-cell>
          <table:table-cell office:value-type="float" office:value="88">
            <text:p>88</text:p>
          </table:table-cell>
          <table:table-cell office:value-type="float" office:value="0.997099019186">
            <text:p>0.9970990192</text:p>
          </table:table-cell>
          <table:table-cell office:value-type="float" office:value="82">
            <text:p>82</text:p>
          </table:table-cell>
          <table:table-cell office:value-type="float" office:value="0.999584288643">
            <text:p>0.9995842886</text:p>
          </table:table-cell>
          <table:table-cell office:value-type="float" office:value="90">
            <text:p>90</text:p>
          </table:table-cell>
          <table:table-cell office:value-type="float" office:value="0.994212306701">
            <text:p>0.9942123067</text:p>
          </table:table-cell>
          <table:table-cell office:value-type="float" office:value="71">
            <text:p>71</text:p>
          </table:table-cell>
          <table:table-cell office:value-type="float" office:value="0.994936544207">
            <text:p>0.9949365442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formula="of:=[.B9]&amp;&quot;_&quot;&amp;[.C9]" office:value-type="string" office:string-value="100_5">
            <text:p>100_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63">
            <text:p>363</text:p>
          </table:table-cell>
          <table:table-cell office:value-type="float" office:value="0.851206927932">
            <text:p>0.8512069279</text:p>
          </table:table-cell>
          <table:table-cell office:value-type="float" office:value="0.869250936654">
            <text:p>0.8692509367</text:p>
          </table:table-cell>
          <table:table-cell office:value-type="float" office:value="0.904699428336">
            <text:p>0.9046994283</text:p>
          </table:table-cell>
          <table:table-cell office:value-type="float" office:value="0">
            <text:p>0</text:p>
          </table:table-cell>
          <table:table-cell office:value-type="float" office:value="0.904251459678">
            <text:p>0.9042514597</text:p>
          </table:table-cell>
          <table:table-cell office:value-type="float" office:value="0">
            <text:p>0</text:p>
          </table:table-cell>
          <table:table-cell office:value-type="float" office:value="0.940141480534">
            <text:p>0.9401414805</text:p>
          </table:table-cell>
          <table:table-cell office:value-type="float" office:value="0">
            <text:p>0</text:p>
          </table:table-cell>
          <table:table-cell office:value-type="float" office:value="0.93926412763">
            <text:p>0.9392641276</text:p>
          </table:table-cell>
          <table:table-cell office:value-type="float" office:value="0">
            <text:p>0</text:p>
          </table:table-cell>
          <table:table-cell office:value-type="float" office:value="0.92857848522">
            <text:p>0.9285784852</text:p>
          </table:table-cell>
          <table:table-cell office:value-type="float" office:value="0">
            <text:p>0</text:p>
          </table:table-cell>
          <table:table-cell office:value-type="float" office:value="0.859637384356">
            <text:p>0.8596373844</text:p>
          </table:table-cell>
          <table:table-cell office:value-type="float" office:value="0">
            <text:p>0</text:p>
          </table:table-cell>
          <table:table-cell office:value-type="float" office:value="0.92615677321">
            <text:p>0.9261567732</text:p>
          </table:table-cell>
          <table:table-cell office:value-type="float" office:value="0">
            <text:p>0</text:p>
          </table:table-cell>
          <table:table-cell office:value-type="float" office:value="0.933570793509">
            <text:p>0.9335707935</text:p>
          </table:table-cell>
          <table:table-cell office:value-type="float" office:value="0">
            <text:p>0</text:p>
          </table:table-cell>
          <table:table-cell office:value-type="float" office:value="0.898671443628">
            <text:p>0.8986714436</text:p>
          </table:table-cell>
          <table:table-cell office:value-type="float" office:value="0">
            <text:p>0</text:p>
          </table:table-cell>
          <table:table-cell office:value-type="float" office:value="0.876295474291">
            <text:p>0.8762954743</text:p>
          </table:table-cell>
          <table:table-cell office:value-type="float" office:value="0">
            <text:p>0</text:p>
          </table:table-cell>
          <table:table-cell office:value-type="float" office:value="0.9358395258">
            <text:p>0.9358395258</text:p>
          </table:table-cell>
          <table:table-cell office:value-type="float" office:value="0">
            <text:p>0</text:p>
          </table:table-cell>
          <table:table-cell office:value-type="float" office:value="0.940179328855">
            <text:p>0.9401793289</text:p>
          </table:table-cell>
          <table:table-cell office:value-type="float" office:value="0">
            <text:p>0</text:p>
          </table:table-cell>
          <table:table-cell office:value-type="float" office:value="0.928002329081">
            <text:p>0.9280023291</text:p>
          </table:table-cell>
          <table:table-cell office:value-type="float" office:value="0">
            <text:p>0</text:p>
          </table:table-cell>
          <table:table-cell office:value-type="float" office:value="0.857604553677">
            <text:p>0.8576045537</text:p>
          </table:table-cell>
          <table:table-cell office:value-type="float" office:value="0">
            <text:p>0</text:p>
          </table:table-cell>
          <table:table-cell office:value-type="float" office:value="0.85638047823">
            <text:p>0.8563804782</text:p>
          </table:table-cell>
          <table:table-cell office:value-type="float" office:value="0">
            <text:p>0</text:p>
          </table:table-cell>
          <table:table-cell office:value-type="float" office:value="0.856780166777">
            <text:p>0.8567801668</text:p>
          </table:table-cell>
          <table:table-cell office:value-type="float" office:value="0">
            <text:p>0</text:p>
          </table:table-cell>
          <table:table-cell office:value-type="float" office:value="0.887309601783">
            <text:p>0.8873096018</text:p>
          </table:table-cell>
          <table:table-cell office:value-type="float" office:value="0">
            <text:p>0</text:p>
          </table:table-cell>
          <table:table-cell office:value-type="float" office:value="0.892326905968">
            <text:p>0.892326906</text:p>
          </table:table-cell>
          <table:table-cell office:value-type="float" office:value="0">
            <text:p>0</text:p>
          </table:table-cell>
          <table:table-cell office:value-type="float" office:value="0.888345095786">
            <text:p>0.8883450958</text:p>
          </table:table-cell>
          <table:table-cell office:value-type="float" office:value="0">
            <text:p>0</text:p>
          </table:table-cell>
          <table:table-cell office:value-type="float" office:value="0.896902918266">
            <text:p>0.8969029183</text:p>
          </table:table-cell>
          <table:table-cell office:value-type="float" office:value="0">
            <text:p>0</text:p>
          </table:table-cell>
          <table:table-cell office:value-type="float" office:value="0.874612886301">
            <text:p>0.8746128863</text:p>
          </table:table-cell>
          <table:table-cell office:value-type="float" office:value="0">
            <text:p>0</text:p>
          </table:table-cell>
          <table:table-cell office:value-type="float" office:value="0.871273311352">
            <text:p>0.8712733114</text:p>
          </table:table-cell>
          <table:table-cell office:value-type="float" office:value="0">
            <text:p>0</text:p>
          </table:table-cell>
          <table:table-cell office:value-type="float" office:value="0.881327337101">
            <text:p>0.8813273371</text:p>
          </table:table-cell>
          <table:table-cell office:value-type="float" office:value="0">
            <text:p>0</text:p>
          </table:table-cell>
          <table:table-cell office:value-type="float" office:value="0.87988734013">
            <text:p>0.8798873401</text:p>
          </table:table-cell>
          <table:table-cell office:value-type="float" office:value="0">
            <text:p>0</text:p>
          </table:table-cell>
          <table:table-cell office:value-type="float" office:value="0.87044972583">
            <text:p>0.8704497258</text:p>
          </table:table-cell>
          <table:table-cell office:value-type="float" office:value="0">
            <text:p>0</text:p>
          </table:table-cell>
          <table:table-cell office:value-type="float" office:value="0.918820005534">
            <text:p>0.9188200055</text:p>
          </table:table-cell>
          <table:table-cell office:value-type="float" office:value="0">
            <text:p>0</text:p>
          </table:table-cell>
          <table:table-cell office:value-type="float" office:value="0.920850684235">
            <text:p>0.9208506842</text:p>
          </table:table-cell>
          <table:table-cell office:value-type="float" office:value="0">
            <text:p>0</text:p>
          </table:table-cell>
          <table:table-cell office:value-type="float" office:value="0.916695033769">
            <text:p>0.9166950338</text:p>
          </table:table-cell>
          <table:table-cell office:value-type="float" office:value="0">
            <text:p>0</text:p>
          </table:table-cell>
          <table:table-cell office:value-type="float" office:value="0.927895504401">
            <text:p>0.9278955044</text:p>
          </table:table-cell>
          <table:table-cell office:value-type="float" office:value="0">
            <text:p>0</text:p>
          </table:table-cell>
          <table:table-cell office:value-type="float" office:value="0.903981622292">
            <text:p>0.9039816223</text:p>
          </table:table-cell>
          <table:table-cell office:value-type="float" office:value="0">
            <text:p>0</text:p>
          </table:table-cell>
          <table:table-cell office:value-type="float" office:value="0.903775691767">
            <text:p>0.9037756918</text:p>
          </table:table-cell>
          <table:table-cell office:value-type="float" office:value="0">
            <text:p>0</text:p>
          </table:table-cell>
          <table:table-cell office:value-type="float" office:value="0.95633384985">
            <text:p>0.9563338499</text:p>
          </table:table-cell>
          <table:table-cell office:value-type="float" office:value="0">
            <text:p>0</text:p>
          </table:table-cell>
          <table:table-cell office:value-type="float" office:value="0.915108070351">
            <text:p>0.9151080704</text:p>
          </table:table-cell>
          <table:table-cell office:value-type="float" office:value="0">
            <text:p>0</text:p>
          </table:table-cell>
          <table:table-cell office:value-type="float" office:value="0.946220543853">
            <text:p>0.946220543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10]&amp;&quot;_&quot;&amp;[.C10]" office:value-type="string" office:string-value="100_10">
            <text:p>100_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64">
            <text:p>364</text:p>
          </table:table-cell>
          <table:table-cell office:value-type="float" office:value="0.847118549493">
            <text:p>0.8471185495</text:p>
          </table:table-cell>
          <table:table-cell office:value-type="float" office:value="0.868766057698">
            <text:p>0.8687660577</text:p>
          </table:table-cell>
          <table:table-cell office:value-type="float" office:value="0.761860048403">
            <text:p>0.7618600484</text:p>
          </table:table-cell>
          <table:table-cell office:value-type="float" office:value="0">
            <text:p>0</text:p>
          </table:table-cell>
          <table:table-cell office:value-type="float" office:value="0.762606259102">
            <text:p>0.7626062591</text:p>
          </table:table-cell>
          <table:table-cell office:value-type="float" office:value="0">
            <text:p>0</text:p>
          </table:table-cell>
          <table:table-cell office:value-type="float" office:value="0.809840558654">
            <text:p>0.8098405587</text:p>
          </table:table-cell>
          <table:table-cell office:value-type="float" office:value="0">
            <text:p>0</text:p>
          </table:table-cell>
          <table:table-cell office:value-type="float" office:value="0.810288463634">
            <text:p>0.8102884636</text:p>
          </table:table-cell>
          <table:table-cell office:value-type="float" office:value="0">
            <text:p>0</text:p>
          </table:table-cell>
          <table:table-cell office:value-type="float" office:value="0.805061431903">
            <text:p>0.8050614319</text:p>
          </table:table-cell>
          <table:table-cell office:value-type="float" office:value="0">
            <text:p>0</text:p>
          </table:table-cell>
          <table:table-cell office:value-type="float" office:value="0.730780726549">
            <text:p>0.7307807265</text:p>
          </table:table-cell>
          <table:table-cell office:value-type="float" office:value="0">
            <text:p>0</text:p>
          </table:table-cell>
          <table:table-cell office:value-type="float" office:value="0.800710258582">
            <text:p>0.8007102586</text:p>
          </table:table-cell>
          <table:table-cell office:value-type="float" office:value="0">
            <text:p>0</text:p>
          </table:table-cell>
          <table:table-cell office:value-type="float" office:value="0.800431758624">
            <text:p>0.8004317586</text:p>
          </table:table-cell>
          <table:table-cell office:value-type="float" office:value="0">
            <text:p>0</text:p>
          </table:table-cell>
          <table:table-cell office:value-type="float" office:value="0.792343653009">
            <text:p>0.792343653</text:p>
          </table:table-cell>
          <table:table-cell office:value-type="float" office:value="0">
            <text:p>0</text:p>
          </table:table-cell>
          <table:table-cell office:value-type="float" office:value="0.743600435983">
            <text:p>0.743600436</text:p>
          </table:table-cell>
          <table:table-cell office:value-type="float" office:value="0">
            <text:p>0</text:p>
          </table:table-cell>
          <table:table-cell office:value-type="float" office:value="0.808505649711">
            <text:p>0.8085056497</text:p>
          </table:table-cell>
          <table:table-cell office:value-type="float" office:value="0">
            <text:p>0</text:p>
          </table:table-cell>
          <table:table-cell office:value-type="float" office:value="0.81097329486">
            <text:p>0.8109732949</text:p>
          </table:table-cell>
          <table:table-cell office:value-type="float" office:value="0">
            <text:p>0</text:p>
          </table:table-cell>
          <table:table-cell office:value-type="float" office:value="0.803049051354">
            <text:p>0.8030490514</text:p>
          </table:table-cell>
          <table:table-cell office:value-type="float" office:value="0">
            <text:p>0</text:p>
          </table:table-cell>
          <table:table-cell office:value-type="float" office:value="0.73096914557">
            <text:p>0.7309691456</text:p>
          </table:table-cell>
          <table:table-cell office:value-type="float" office:value="0">
            <text:p>0</text:p>
          </table:table-cell>
          <table:table-cell office:value-type="float" office:value="0.731042506605">
            <text:p>0.7310425066</text:p>
          </table:table-cell>
          <table:table-cell office:value-type="float" office:value="0">
            <text:p>0</text:p>
          </table:table-cell>
          <table:table-cell office:value-type="float" office:value="0.727107762047">
            <text:p>0.727107762</text:p>
          </table:table-cell>
          <table:table-cell office:value-type="float" office:value="0">
            <text:p>0</text:p>
          </table:table-cell>
          <table:table-cell office:value-type="float" office:value="0.782815719919">
            <text:p>0.7828157199</text:p>
          </table:table-cell>
          <table:table-cell office:value-type="float" office:value="0">
            <text:p>0</text:p>
          </table:table-cell>
          <table:table-cell office:value-type="float" office:value="0.782345579869">
            <text:p>0.7823455799</text:p>
          </table:table-cell>
          <table:table-cell office:value-type="float" office:value="0">
            <text:p>0</text:p>
          </table:table-cell>
          <table:table-cell office:value-type="float" office:value="0.782841287355">
            <text:p>0.7828412874</text:p>
          </table:table-cell>
          <table:table-cell office:value-type="float" office:value="0">
            <text:p>0</text:p>
          </table:table-cell>
          <table:table-cell office:value-type="float" office:value="0.789020185056">
            <text:p>0.7890201851</text:p>
          </table:table-cell>
          <table:table-cell office:value-type="float" office:value="0">
            <text:p>0</text:p>
          </table:table-cell>
          <table:table-cell office:value-type="float" office:value="0.7747202854">
            <text:p>0.7747202854</text:p>
          </table:table-cell>
          <table:table-cell office:value-type="float" office:value="0">
            <text:p>0</text:p>
          </table:table-cell>
          <table:table-cell office:value-type="float" office:value="0.77213239599">
            <text:p>0.772132396</text:p>
          </table:table-cell>
          <table:table-cell office:value-type="float" office:value="0">
            <text:p>0</text:p>
          </table:table-cell>
          <table:table-cell office:value-type="float" office:value="0.735046141742">
            <text:p>0.7350461417</text:p>
          </table:table-cell>
          <table:table-cell office:value-type="float" office:value="0">
            <text:p>0</text:p>
          </table:table-cell>
          <table:table-cell office:value-type="float" office:value="0.735320091496">
            <text:p>0.7353200915</text:p>
          </table:table-cell>
          <table:table-cell office:value-type="float" office:value="0">
            <text:p>0</text:p>
          </table:table-cell>
          <table:table-cell office:value-type="float" office:value="0.729391406853">
            <text:p>0.7293914069</text:p>
          </table:table-cell>
          <table:table-cell office:value-type="float" office:value="0">
            <text:p>0</text:p>
          </table:table-cell>
          <table:table-cell office:value-type="float" office:value="0.791857496191">
            <text:p>0.7918574962</text:p>
          </table:table-cell>
          <table:table-cell office:value-type="float" office:value="0">
            <text:p>0</text:p>
          </table:table-cell>
          <table:table-cell office:value-type="float" office:value="0.793242616998">
            <text:p>0.793242617</text:p>
          </table:table-cell>
          <table:table-cell office:value-type="float" office:value="0">
            <text:p>0</text:p>
          </table:table-cell>
          <table:table-cell office:value-type="float" office:value="0.793262097083">
            <text:p>0.7932620971</text:p>
          </table:table-cell>
          <table:table-cell office:value-type="float" office:value="0">
            <text:p>0</text:p>
          </table:table-cell>
          <table:table-cell office:value-type="float" office:value="0.795343395583">
            <text:p>0.7953433956</text:p>
          </table:table-cell>
          <table:table-cell office:value-type="float" office:value="0">
            <text:p>0</text:p>
          </table:table-cell>
          <table:table-cell office:value-type="float" office:value="0.786995586343">
            <text:p>0.7869955863</text:p>
          </table:table-cell>
          <table:table-cell office:value-type="float" office:value="0">
            <text:p>0</text:p>
          </table:table-cell>
          <table:table-cell office:value-type="float" office:value="0.786227910275">
            <text:p>0.7862279103</text:p>
          </table:table-cell>
          <table:table-cell office:value-type="float" office:value="0">
            <text:p>0</text:p>
          </table:table-cell>
          <table:table-cell office:value-type="float" office:value="0.847609079335">
            <text:p>0.8476090793</text:p>
          </table:table-cell>
          <table:table-cell office:value-type="float" office:value="0">
            <text:p>0</text:p>
          </table:table-cell>
          <table:table-cell office:value-type="float" office:value="0.826260492301">
            <text:p>0.8262604923</text:p>
          </table:table-cell>
          <table:table-cell office:value-type="float" office:value="0">
            <text:p>0</text:p>
          </table:table-cell>
          <table:table-cell office:value-type="float" office:value="0.861852677882">
            <text:p>0.861852677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verage</text:p>
          </table:table-cell>
          <table:table-cell table:number-columns-repeated="2"/>
          <table:table-cell office:value-type="string">
            <text:p>Mean</text:p>
          </table:table-cell>
          <table:table-cell table:formula="of:=SUM([.E2:.E10])/COUNT([.$B$2:.$B$10])" office:value-type="float" office:value="0.851735413093778">
            <text:p>0.8517354131</text:p>
          </table:table-cell>
          <table:table-cell table:formula="of:=SUM([.F2:.F10])/COUNT([.$B$2:.$B$10])" office:value-type="float" office:value="0.882206344189889">
            <text:p>0.8822063442</text:p>
          </table:table-cell>
          <table:table-cell table:formula="of:=SUM([.G2:.G10])/COUNT([.$B$2:.$B$10])" office:value-type="float" office:value="0.864336523226">
            <text:p>0.8643365232</text:p>
          </table:table-cell>
          <table:table-cell table:formula="of:=SUM([.H2:.H10])/COUNT([.H2:.H10])" office:value-type="float" office:value="2.11111111111111">
            <text:p>2.1111111111</text:p>
          </table:table-cell>
          <table:table-cell table:formula="of:=SUM([.I2:.I10])/COUNT([.$B$2:.$B$10])" office:value-type="float" office:value="0.862673154375444">
            <text:p>0.8626731544</text:p>
          </table:table-cell>
          <table:table-cell table:formula="of:=SUM([.J2:.J10])/COUNT([.J2:.J10])" office:value-type="float" office:value="2.33333333333333">
            <text:p>2.3333333333</text:p>
          </table:table-cell>
          <table:table-cell table:formula="of:=SUM([.K2:.K10])/COUNT([.$B$2:.$B$10])" office:value-type="float" office:value="0.922194841216444">
            <text:p>0.9221948412</text:p>
          </table:table-cell>
          <table:table-cell table:formula="of:=SUM([.L2:.L10])/COUNT([.L2:.L10])" office:value-type="float" office:value="22">
            <text:p>22</text:p>
          </table:table-cell>
          <table:table-cell table:formula="of:=SUM([.M2:.M10])/COUNT([.$B$2:.$B$10])" office:value-type="float" office:value="0.921414083695555">
            <text:p>0.9214140837</text:p>
          </table:table-cell>
          <table:table-cell table:formula="of:=SUM([.N2:.N10])/COUNT([.N2:.N10])" office:value-type="float" office:value="21.4444444444444">
            <text:p>21.4444444444</text:p>
          </table:table-cell>
          <table:table-cell table:formula="of:=SUM([.O2:.O10])/COUNT([.$B$2:.$B$10])" office:value-type="float" office:value="0.918505027253111">
            <text:p>0.9185050273</text:p>
          </table:table-cell>
          <table:table-cell table:formula="of:=SUM([.P2:.P10])/COUNT([.P2:.P10])" office:value-type="float" office:value="29.3333333333333">
            <text:p>29.3333333333</text:p>
          </table:table-cell>
          <table:table-cell table:formula="of:=SUM([.Q2:.Q10])/COUNT([.$B$2:.$B$10])" office:value-type="float" office:value="0.838632443162778">
            <text:p>0.8386324432</text:p>
          </table:table-cell>
          <table:table-cell table:formula="of:=SUM([.R2:.R10])/COUNT([.R2:.R10])" office:value-type="float" office:value="1">
            <text:p>1</text:p>
          </table:table-cell>
          <table:table-cell table:formula="of:=SUM([.S2:.S10])/COUNT([.$B$2:.$B$10])" office:value-type="float" office:value="0.913576666295111">
            <text:p>0.9135766663</text:p>
          </table:table-cell>
          <table:table-cell table:formula="of:=SUM([.T2:.T10])/COUNT([.T2:.T10])" office:value-type="float" office:value="12.4444444444444">
            <text:p>12.4444444444</text:p>
          </table:table-cell>
          <table:table-cell table:formula="of:=SUM([.U2:.U10])/COUNT([.$B$2:.$B$10])" office:value-type="float" office:value="0.913355473646111">
            <text:p>0.9133554736</text:p>
          </table:table-cell>
          <table:table-cell table:formula="of:=SUM([.V2:.V10])/COUNT([.V2:.V10])" office:value-type="float" office:value="10.1111111111111">
            <text:p>10.1111111111</text:p>
          </table:table-cell>
          <table:table-cell table:formula="of:=SUM([.W2:.W10])/COUNT([.$B$2:.$B$10])" office:value-type="float" office:value="0.898602675841667">
            <text:p>0.8986026758</text:p>
          </table:table-cell>
          <table:table-cell table:formula="of:=SUM([.X2:.X10])/COUNT([.X2:.X10])" office:value-type="float" office:value="9.88888888888889">
            <text:p>9.8888888889</text:p>
          </table:table-cell>
          <table:table-cell table:formula="of:=SUM([.Y2:.Y10])/COUNT([.$B$2:.$B$10])" office:value-type="float" office:value="0.844901751175555">
            <text:p>0.8449017512</text:p>
          </table:table-cell>
          <table:table-cell table:formula="of:=SUM([.Z2:.Z10])/COUNT([.Z2:.Z10])" office:value-type="float" office:value="0.888888888888889">
            <text:p>0.8888888889</text:p>
          </table:table-cell>
          <table:table-cell table:formula="of:=SUM([.AA2:.AA10])/COUNT([.$B$2:.$B$10])" office:value-type="float" office:value="0.924499791737444">
            <text:p>0.9244997917</text:p>
          </table:table-cell>
          <table:table-cell table:formula="of:=SUM([.AB2:.AB10])/COUNT([.AB2:.AB10])" office:value-type="float" office:value="33.2222222222222">
            <text:p>33.2222222222</text:p>
          </table:table-cell>
          <table:table-cell table:formula="of:=SUM([.AC2:.AC10])/COUNT([.$B$2:.$B$10])" office:value-type="float" office:value="0.926085954238778">
            <text:p>0.9260859542</text:p>
          </table:table-cell>
          <table:table-cell table:formula="of:=SUM([.AD2:.AD10])/COUNT([.AD2:.AD10])" office:value-type="float" office:value="32.5555555555556">
            <text:p>32.5555555556</text:p>
          </table:table-cell>
          <table:table-cell table:formula="of:=SUM([.AE2:.AE10])/COUNT([.$B$2:.$B$10])" office:value-type="float" office:value="0.916852886738222">
            <text:p>0.9168528867</text:p>
          </table:table-cell>
          <table:table-cell table:formula="of:=SUM([.AF2:.AF10])/COUNT([.AF2:.AF10])" office:value-type="float" office:value="29.8888888888889">
            <text:p>29.8888888889</text:p>
          </table:table-cell>
          <table:table-cell table:formula="of:=SUM([.AG2:.AG10])/COUNT([.$B$2:.$B$10])" office:value-type="float" office:value="0.835857119140555">
            <text:p>0.8358571191</text:p>
          </table:table-cell>
          <table:table-cell table:formula="of:=SUM([.AH2:.AH10])/COUNT([.AH2:.AH10])" office:value-type="float" office:value="1">
            <text:p>1</text:p>
          </table:table-cell>
          <table:table-cell table:formula="of:=SUM([.AI2:.AI10])/COUNT([.$B$2:.$B$10])" office:value-type="float" office:value="0.835837201440778">
            <text:p>0.8358372014</text:p>
          </table:table-cell>
          <table:table-cell table:formula="of:=SUM([.AJ2:.AJ10])/COUNT([.AJ2:.AJ10])" office:value-type="float" office:value="1.33333333333333">
            <text:p>1.3333333333</text:p>
          </table:table-cell>
          <table:table-cell table:formula="of:=SUM([.AK2:.AK10])/COUNT([.$B$2:.$B$10])" office:value-type="float" office:value="0.836745818990889">
            <text:p>0.836745819</text:p>
          </table:table-cell>
          <table:table-cell table:formula="of:=SUM([.AL2:.AL10])/COUNT([.AL2:.AL10])" office:value-type="float" office:value="0.777777777777778">
            <text:p>0.7777777778</text:p>
          </table:table-cell>
          <table:table-cell table:formula="of:=SUM([.AM2:.AM10])/COUNT([.$B$2:.$B$10])" office:value-type="float" office:value="0.895238558544111">
            <text:p>0.8952385585</text:p>
          </table:table-cell>
          <table:table-cell table:formula="of:=SUM([.AN2:.AN10])/COUNT([.AN2:.AN10])" office:value-type="float" office:value="9.11111111111111">
            <text:p>9.1111111111</text:p>
          </table:table-cell>
          <table:table-cell table:formula="of:=SUM([.AO2:.AO10])/COUNT([.$B$2:.$B$10])" office:value-type="float" office:value="0.899382569846">
            <text:p>0.8993825698</text:p>
          </table:table-cell>
          <table:table-cell table:formula="of:=SUM([.AP2:.AP10])/COUNT([.AP2:.AP10])" office:value-type="float" office:value="10.4444444444444">
            <text:p>10.4444444444</text:p>
          </table:table-cell>
          <table:table-cell table:formula="of:=SUM([.AQ2:.AQ10])/COUNT([.$B$2:.$B$10])" office:value-type="float" office:value="0.894632366369">
            <text:p>0.8946323664</text:p>
          </table:table-cell>
          <table:table-cell table:formula="of:=SUM([.AR2:.AR10])/COUNT([.AR2:.AR10])" office:value-type="float" office:value="8.88888888888889">
            <text:p>8.8888888889</text:p>
          </table:table-cell>
          <table:table-cell table:formula="of:=SUM([.AS2:.AS10])/COUNT([.$B$2:.$B$10])" office:value-type="float" office:value="0.901389932194667">
            <text:p>0.9013899322</text:p>
          </table:table-cell>
          <table:table-cell table:formula="of:=SUM([.AT2:.AT10])/COUNT([.AT2:.AT10])" office:value-type="float" office:value="10.5555555555556">
            <text:p>10.5555555556</text:p>
          </table:table-cell>
          <table:table-cell table:formula="of:=SUM([.AU2:.AU10])/COUNT([.$B$2:.$B$10])" office:value-type="float" office:value="0.877942726400222">
            <text:p>0.8779427264</text:p>
          </table:table-cell>
          <table:table-cell table:formula="of:=SUM([.AV2:.AV10])/COUNT([.AV2:.AV10])" office:value-type="float" office:value="6.77777777777778">
            <text:p>6.7777777778</text:p>
          </table:table-cell>
          <table:table-cell table:formula="of:=SUM([.AW2:.AW10])/COUNT([.$B$2:.$B$10])" office:value-type="float" office:value="0.875552497476">
            <text:p>0.8755524975</text:p>
          </table:table-cell>
          <table:table-cell table:formula="of:=SUM([.AX2:.AX10])/COUNT([.AX2:.AX10])" office:value-type="float" office:value="6.33333333333333">
            <text:p>6.3333333333</text:p>
          </table:table-cell>
          <table:table-cell table:formula="of:=SUM([.AY2:.AY10])/COUNT([.$B$2:.$B$10])" office:value-type="float" office:value="0.850491368569444">
            <text:p>0.8504913686</text:p>
          </table:table-cell>
          <table:table-cell table:formula="of:=SUM([.AZ2:.AZ10])/COUNT([.AZ2:.AZ10])" office:value-type="float" office:value="2">
            <text:p>2</text:p>
          </table:table-cell>
          <table:table-cell table:formula="of:=SUM([.BA2:.BA10])/COUNT([.$B$2:.$B$10])" office:value-type="float" office:value="0.850093263515222">
            <text:p>0.8500932635</text:p>
          </table:table-cell>
          <table:table-cell table:formula="of:=SUM([.BB2:.BB10])/COUNT([.BB2:.BB10])" office:value-type="float" office:value="1.55555555555556">
            <text:p>1.5555555556</text:p>
          </table:table-cell>
          <table:table-cell table:formula="of:=SUM([.BC2:.BC10])/COUNT([.$B$2:.$B$10])" office:value-type="float" office:value="0.844464507099">
            <text:p>0.8444645071</text:p>
          </table:table-cell>
          <table:table-cell table:formula="of:=SUM([.BD2:.BD10])/COUNT([.BD2:.BD10])" office:value-type="float" office:value="0.666666666666667">
            <text:p>0.6666666667</text:p>
          </table:table-cell>
          <table:table-cell table:formula="of:=SUM([.BE2:.BE10])/COUNT([.$B$2:.$B$10])" office:value-type="float" office:value="0.909677759209444">
            <text:p>0.9096777592</text:p>
          </table:table-cell>
          <table:table-cell table:formula="of:=SUM([.BF2:.BF10])/COUNT([.BF2:.BF10])" office:value-type="float" office:value="17.5555555555556">
            <text:p>17.5555555556</text:p>
          </table:table-cell>
          <table:table-cell table:formula="of:=SUM([.BG2:.BG10])/COUNT([.$B$2:.$B$10])" office:value-type="float" office:value="0.909601984057333">
            <text:p>0.9096019841</text:p>
          </table:table-cell>
          <table:table-cell table:formula="of:=SUM([.BH2:.BH10])/COUNT([.BH2:.BH10])" office:value-type="float" office:value="13">
            <text:p>13</text:p>
          </table:table-cell>
          <table:table-cell table:formula="of:=SUM([.BI2:.BI10])/COUNT([.$B$2:.$B$10])" office:value-type="float" office:value="0.908998084113778">
            <text:p>0.9089980841</text:p>
          </table:table-cell>
          <table:table-cell table:formula="of:=SUM([.BJ2:.BJ10])/COUNT([.BJ2:.BJ10])" office:value-type="float" office:value="17.6666666666667">
            <text:p>17.6666666667</text:p>
          </table:table-cell>
          <table:table-cell table:formula="of:=SUM([.BK2:.BK10])/COUNT([.$B$2:.$B$10])" office:value-type="float" office:value="0.909543485475">
            <text:p>0.9095434855</text:p>
          </table:table-cell>
          <table:table-cell table:formula="of:=SUM([.BL2:.BL10])/COUNT([.BL2:.BL10])" office:value-type="float" office:value="11.1111111111111">
            <text:p>11.1111111111</text:p>
          </table:table-cell>
          <table:table-cell table:formula="of:=SUM([.BM2:.BM10])/COUNT([.$B$2:.$B$10])" office:value-type="float" office:value="0.901163226811444">
            <text:p>0.9011632268</text:p>
          </table:table-cell>
          <table:table-cell table:formula="of:=SUM([.BN2:.BN10])/COUNT([.BN2:.BN10])" office:value-type="float" office:value="21.5555555555556">
            <text:p>21.5555555556</text:p>
          </table:table-cell>
          <table:table-cell table:formula="of:=SUM([.BO2:.BO10])/COUNT([.$B$2:.$B$10])" office:value-type="float" office:value="0.900376237450444">
            <text:p>0.9003762375</text:p>
          </table:table-cell>
          <table:table-cell table:formula="of:=SUM([.BP2:.BP10])/COUNT([.BP2:.BP10])" office:value-type="float" office:value="20.4444444444444">
            <text:p>20.4444444444</text:p>
          </table:table-cell>
          <table:table-cell table:formula="of:=SUM([.BQ2:.BQ10])/COUNT([.$B$2:.$B$10])" office:value-type="float" office:value="0.937769539052111">
            <text:p>0.9377695391</text:p>
          </table:table-cell>
          <table:table-cell table:formula="of:=SUM([.BR2:.BR10])/COUNT([.BR2:.BR10])" office:value-type="float" office:value="27.1111111111111">
            <text:p>27.1111111111</text:p>
          </table:table-cell>
          <table:table-cell table:formula="of:=SUM([.BS2:.BS10])/COUNT([.$B$2:.$B$10])" office:value-type="float" office:value="0.917779029981555">
            <text:p>0.91777903</text:p>
          </table:table-cell>
          <table:table-cell table:formula="of:=SUM([.BT2:.BT10])/COUNT([.BT2:.BT10])" office:value-type="float" office:value="18">
            <text:p>18</text:p>
          </table:table-cell>
          <table:table-cell table:formula="of:=SUM([.BU2:.BU10])/COUNT([.$B$2:.$B$10])" office:value-type="float" office:value="0.934308563787555">
            <text:p>0.9343085638</text:p>
          </table:table-cell>
          <table:table-cell table:formula="of:=SUM([.BV2:.BV10])/COUNT([.BV2:.BV10])" office:value-type="float" office:value="10.6666666666667">
            <text:p>10.6666666667</text:p>
          </table:table-cell>
        </table:table-row>
        <table:table-row table:style-name="ro2" table:number-rows-repeated="91">
          <table:table-cell table:number-columns-repeated="74"/>
        </table:table-row>
        <table:table-row table:style-name="ro2">
          <table:table-cell table:number-columns-repeated="27"/>
          <table:table-cell office:value-type="string">
            <text:p>Random instances with rare resources</text:p>
          </table:table-cell>
          <table:table-cell table:number-columns-repeated="46"/>
        </table:table-row>
        <table:table-row table:style-name="ro2">
          <table:table-cell table:number-columns-repeated="27"/>
          <table:table-cell office:value-type="string">
            <text:p>Instances (#bins_#resources)</text:p>
          </table:table-cell>
          <table:table-cell table:number-columns-repeated="46"/>
        </table:table-row>
      </table:table>
      <table:table table:name="Correlated_bins" table:style-name="ta1">
        <office:forms form:automatic-focus="false" form:apply-design-mode="false"/>
        <table:shapes>
          <draw:frame draw:z-index="0" draw:style-name="gr1" svg:width="50cm" svg:height="17.14cm" svg:x="2.615cm" svg:y="5.671cm">
            <draw:object draw:notify-on-update-of-ranges="Correlated_bins.A2:Correlated_bins.A2 Correlated_bins.A3:Correlated_bins.A3 Correlated_bins.A4:Correlated_bins.A4 Correlated_bins.A5:Correlated_bins.A5 Correlated_bins.A6:Correlated_bins.A6 Correlated_bins.A7:Correlated_bins.A7 Correlated_bins.A8:Correlated_bins.A8 Correlated_bins.A9:Correlated_bins.A9 Correlated_bins.A10:Correlated_bins.A10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1" draw:style-name="gr1" svg:width="15.999cm" svg:height="8.999cm" svg:x="2.592cm" svg:y="23.283cm">
            <draw:object draw:notify-on-update-of-ranges="Correlated_bins.A2:Correlated_bins.A11 Correlated_bins.G1:Correlated_bins.G1 Correlated_bins.G2:Correlated_bins.G11 Correlated_bins.I1:Correlated_bins.I1 Correlated_bins.I2:Correlated_bins.I11 Correlated_bins.K1:Correlated_bins.K1 Correlated_bins.K2:Correlated_bins.K11 Correlated_bins.M1:Correlated_bins.M1 Correlated_bins.M2:Correlated_bins.M11 Correlated_bins.O1:Correlated_bins.O1 Correlated_bins.O2:Correlated_bins.O11 Correlated_bins.Q1:Correlated_bins.Q1 Correlated_bins.Q2:Correlated_bins.Q11 Correlated_bins.S1:Correlated_bins.S1 Correlated_bins.S2:Correlated_bins.S11 Correlated_bins.U1:Correlated_bins.U1 Correlated_bins.U2:Correlated_bins.U11 Correlated_bins.W1:Correlated_bins.W1 Correlated_bins.W2:Correlated_bins.W11 Correlated_bins.Y1:Correlated_bins.Y1 Correlated_bins.Y2:Correlated_bins.Y11 Correlated_bins.AA1:Correlated_bins.AA1 Correlated_bins.AA2:Correlated_bins.AA11 Correlated_bins.AC1:Correlated_bins.AC1 Correlated_bins.AC2:Correlated_bins.AC11 Correlated_bins.AE1:Correlated_bins.AE1 Correlated_bins.AE2:Correlated_bins.AE11 Correlated_bins.AG1:Correlated_bins.AG1 Correlated_bins.AG2:Correlated_bins.AG11 Correlated_bins.AI1:Correlated_bins.AI1 Correlated_bins.AI2:Correlated_bins.AI11 Correlated_bins.AK1:Correlated_bins.AK1 Correlated_bins.AK2:Correlated_bins.AK11 Correlated_bins.AM1:Correlated_bins.AM1 Correlated_bins.AM2:Correlated_bins.AM11 Correlated_bins.AO1:Correlated_bins.AO1 Correlated_bins.AO2:Correlated_bins.AO11 Correlated_bins.AQ1:Correlated_bins.AQ1 Correlated_bins.AQ2:Correlated_bins.AQ11 Correlated_bins.AS1:Correlated_bins.AS1 Correlated_bins.AS2:Correlated_bins.AS11 Correlated_bins.AU1:Correlated_bins.AU1 Correlated_bins.AU2:Correlated_bins.AU11 Correlated_bins.AW1:Correlated_bins.AW1 Correlated_bins.AW2:Correlated_bins.AW11 Correlated_bins.AY1:Correlated_bins.AY1 Correlated_bins.AY2:Correlated_bins.AY11 Correlated_bins.BA1:Correlated_bins.BA1 Correlated_bins.BA2:Correlated_bins.BA11 Correlated_bins.BC1:Correlated_bins.BC1 Correlated_bins.BC2:Correlated_bins.BC11 Correlated_bins.BE1:Correlated_bins.BE1 Correlated_bins.BE2:Correlated_bins.BE11 Correlated_bins.BG1:Correlated_bins.BG1 Correlated_bins.BG2:Correlated_bins.BG11 Correlated_bins.BI1:Correlated_bins.BI1 Correlated_bins.BI2:Correlated_bins.BI11 Correlated_bins.BK1:Correlated_bins.BK1 Correlated_bins.BK2:Correlated_bins.BK11 Correlated_bins.BM1:Correlated_bins.BM1 Correlated_bins.BM2:Correlated_bins.BM11 Correlated_bins.BO1:Correlated_bins.BO1 Correlated_bins.BO2:Correlated_bins.BO11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2" draw:style-name="gr1" svg:width="46.545cm" svg:height="15.702cm" svg:x="19.884cm" svg:y="23.081cm">
            <draw:object draw:notify-on-update-of-ranges="Correlated_bins.A2:Correlated_bins.A11 Correlated_bins.H1:Correlated_bins.H1 Correlated_bins.H2:Correlated_bins.H11 Correlated_bins.J1:Correlated_bins.J1 Correlated_bins.J2:Correlated_bins.J11 Correlated_bins.L1:Correlated_bins.L1 Correlated_bins.L2:Correlated_bins.L11 Correlated_bins.N1:Correlated_bins.N1 Correlated_bins.N2:Correlated_bins.N11 Correlated_bins.P1:Correlated_bins.P1 Correlated_bins.P2:Correlated_bins.P11 Correlated_bins.R1:Correlated_bins.R1 Correlated_bins.R2:Correlated_bins.R11 Correlated_bins.T1:Correlated_bins.T1 Correlated_bins.T2:Correlated_bins.T11 Correlated_bins.V1:Correlated_bins.V1 Correlated_bins.V2:Correlated_bins.V11 Correlated_bins.X1:Correlated_bins.X1 Correlated_bins.X2:Correlated_bins.X11 Correlated_bins.Z1:Correlated_bins.Z1 Correlated_bins.Z2:Correlated_bins.Z11 Correlated_bins.AB1:Correlated_bins.AB1 Correlated_bins.AB2:Correlated_bins.AB11 Correlated_bins.AD1:Correlated_bins.AD1 Correlated_bins.AD2:Correlated_bins.AD11 Correlated_bins.AF1:Correlated_bins.AF1 Correlated_bins.AF2:Correlated_bins.AF11 Correlated_bins.AH1:Correlated_bins.AH1 Correlated_bins.AH2:Correlated_bins.AH11 Correlated_bins.AJ1:Correlated_bins.AJ1 Correlated_bins.AJ2:Correlated_bins.AJ11 Correlated_bins.AL1:Correlated_bins.AL1 Correlated_bins.AL2:Correlated_bins.AL11 Correlated_bins.AN1:Correlated_bins.AN1 Correlated_bins.AN2:Correlated_bins.AN11 Correlated_bins.AP1:Correlated_bins.AP1 Correlated_bins.AP2:Correlated_bins.AP11 Correlated_bins.AR1:Correlated_bins.AR1 Correlated_bins.AR2:Correlated_bins.AR11 Correlated_bins.AT1:Correlated_bins.AT1 Correlated_bins.AT2:Correlated_bins.AT11 Correlated_bins.AV1:Correlated_bins.AV1 Correlated_bins.AV2:Correlated_bins.AV11 Correlated_bins.AX1:Correlated_bins.AX1 Correlated_bins.AX2:Correlated_bins.AX11 Correlated_bins.AZ1:Correlated_bins.AZ1 Correlated_bins.AZ2:Correlated_bins.AZ11 Correlated_bins.BB1:Correlated_bins.BB1 Correlated_bins.BB2:Correlated_bins.BB11 Correlated_bins.BD1:Correlated_bins.BD1 Correlated_bins.BD2:Correlated_bins.BD11 Correlated_bins.BF1:Correlated_bins.BF1 Correlated_bins.BF2:Correlated_bins.BF11 Correlated_bins.BH1:Correlated_bins.BH1 Correlated_bins.BH2:Correlated_bins.BH11 Correlated_bins.BJ1:Correlated_bins.BJ1 Correlated_bins.BJ2:Correlated_bins.BJ11 Correlated_bins.BL1:Correlated_bins.BL1 Correlated_bins.BL2:Correlated_bins.BL11 Correlated_bins.BN1:Correlated_bins.BN1 Correlated_bins.BN2:Correlated_bins.BN11 Correlated_bins.BP1:Correlated_bins.BP1 Correlated_bins.BP2:Correlated_bins.BP11" xlink:href="./Object 30" xlink:type="simple" xlink:show="embed" xlink:actuate="onLoad"/>
            <draw:image xlink:href="./ObjectReplacements/Object 30" xlink:type="simple" xlink:show="embed" xlink:actuate="onLoad"/>
          </draw:frame>
          <draw:frame draw:z-index="3" draw:style-name="gr1" svg:width="35cm" svg:height="12cm" svg:x="55.67cm" svg:y="6.48cm">
            <draw:object draw:notify-on-update-of-ranges="Correlated_bins.A2:Correlated_bins.A10 Correlated_bins.L1:Correlated_bins.L1 Correlated_bins.L2:Correlated_bins.L10 Correlated_bins.X1:Correlated_bins.X1 Correlated_bins.X2:Correlated_bins.X10 Correlated_bins.AF1:Correlated_bins.AF1 Correlated_bins.AF2:Correlated_bins.AF10 Correlated_bins.AT1:Correlated_bins.AT1 Correlated_bins.AT2:Correlated_bins.AT10 Correlated_bins.BH1:Correlated_bins.BH1 Correlated_bins.BH2:Correlated_bins.BH10 Correlated_bins.BT1:Correlated_bins.BT1 Correlated_bins.BT2:Correlated_bins.BT10" xlink:href="./Object 41" xlink:type="simple" xlink:show="embed" xlink:actuate="onLoad"/>
            <draw:image xlink:href="./ObjectReplacements/Object 4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column table:style-name="co16" table:number-columns-repeated="2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9" table:number-columns-repeated="2" table:default-cell-style-name="Default"/>
        <table:table-column table:style-name="co15" table:number-columns-repeated="2" table:default-cell-style-name="Default"/>
        <table:table-column table:style-name="co19" table:number-columns-repeated="2" table:default-cell-style-name="Default"/>
        <table:table-column table:style-name="co15" table:number-columns-repeated="2" table:default-cell-style-name="Default"/>
        <table:table-column table:style-name="co4" table:number-columns-repeated="2" table:default-cell-style-name="Default"/>
        <table:table-column table:style-name="co16" table:number-columns-repeated="2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18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column table:style-name="co26" table:number-columns-repeated="6" table:default-cell-style-name="Default"/>
        <table:table-row table:style-name="ro3">
          <table:table-cell/>
          <table:table-cell office:value-type="string">
            <text:p>#bins </text:p>
          </table:table-cell>
          <table:table-cell office:value-type="string">
            <text:p><text:s/>#resources</text:p>
          </table:table-cell>
          <table:table-cell office:value-type="string">
            <text:p><text:s/>Avg #items </text:p>
          </table:table-cell>
          <table:table-cell office:value-type="string">
            <text:p><text:s/>Avg %usage </text:p>
          </table:table-cell>
          <table:table-cell office:value-type="string">
            <text:p><text:s/>Avg max % usage</text:p>
          </table:table-cell>
          <table:table-cell table:number-columns-repeated="2" office:value-type="string">
            <text:p>nothing</text:p>
          </table:table-cell>
          <table:table-cell table:number-columns-repeated="2" office:value-type="string">
            <text:p>shuff1</text:p>
          </table:table-cell>
          <table:table-cell table:number-columns-repeated="2" office:value-type="string">
            <text:p>1/C</text:p>
          </table:table-cell>
          <table:table-cell table:number-columns-repeated="2" office:value-type="string">
            <text:p>1/R</text:p>
          </table:table-cell>
          <table:table-cell table:number-columns-repeated="2" office:value-type="string">
            <text:p>R/C</text:p>
          </table:table-cell>
          <table:table-cell office:value-type="string">
            <text:p>ic_shuff</text:p>
          </table:table-cell>
          <table:table-cell office:value-type="string">
            <text:p>ic_shuff</text:p>
          </table:table-cell>
          <table:table-cell office:value-type="string">
            <text:p>ic_dyn_1/C</text:p>
          </table:table-cell>
          <table:table-cell office:value-type="string">
            <text:p>ic_dyn_1/C</text:p>
          </table:table-cell>
          <table:table-cell office:value-type="string">
            <text:p>ic_dyn_1/R</text:p>
          </table:table-cell>
          <table:table-cell office:value-type="string">
            <text:p>ic_dyn_1/R</text:p>
          </table:table-cell>
          <table:table-cell office:value-type="string">
            <text:p>ic_dyn_R/C</text:p>
          </table:table-cell>
          <table:table-cell office:value-type="string">
            <text:p>ic_dyn_R/C</text:p>
          </table:table-cell>
          <table:table-cell office:value-type="string">
            <text:p>bc_shuff</text:p>
          </table:table-cell>
          <table:table-cell office:value-type="string">
            <text:p>bc_shuff</text:p>
          </table:table-cell>
          <table:table-cell office:value-type="string">
            <text:p>bc_dyn_1/C</text:p>
          </table:table-cell>
          <table:table-cell office:value-type="string">
            <text:p>bc_dyn_1/C</text:p>
          </table:table-cell>
          <table:table-cell office:value-type="string">
            <text:p>bc_dyn_1/R</text:p>
          </table:table-cell>
          <table:table-cell office:value-type="string">
            <text:p>bc_dyn_1/R</text:p>
          </table:table-cell>
          <table:table-cell office:value-type="string">
            <text:p>bc_dyn_R/C</text:p>
          </table:table-cell>
          <table:table-cell office:value-type="string">
            <text:p>bc_dyn_R/C</text:p>
          </table:table-cell>
          <table:table-cell office:value-type="string">
            <text:p>bb_nothing</text:p>
          </table:table-cell>
          <table:table-cell office:value-type="string">
            <text:p>bb_nothing</text:p>
          </table:table-cell>
          <table:table-cell office:value-type="string">
            <text:p>bb_shuff1</text:p>
          </table:table-cell>
          <table:table-cell office:value-type="string">
            <text:p>bb_shuff1</text:p>
          </table:table-cell>
          <table:table-cell office:value-type="string">
            <text:p>bb_shuff</text:p>
          </table:table-cell>
          <table:table-cell office:value-type="string">
            <text:p>bb_shuff</text:p>
          </table:table-cell>
          <table:table-cell office:value-type="string">
            <text:p>bb_st_1/C</text:p>
          </table:table-cell>
          <table:table-cell office:value-type="string">
            <text:p>bb_st_1/C</text:p>
          </table:table-cell>
          <table:table-cell office:value-type="string">
            <text:p>bb_dyn_1/C</text:p>
          </table:table-cell>
          <table:table-cell office:value-type="string">
            <text:p>bb_dyn_1/C</text:p>
          </table:table-cell>
          <table:table-cell office:value-type="string">
            <text:p>bb_st_1/R</text:p>
          </table:table-cell>
          <table:table-cell office:value-type="string">
            <text:p>bb_st_1/R</text:p>
          </table:table-cell>
          <table:table-cell office:value-type="string">
            <text:p>bb_dyn_1/R</text:p>
          </table:table-cell>
          <table:table-cell office:value-type="string">
            <text:p>bb_dyn_1/R</text:p>
          </table:table-cell>
          <table:table-cell office:value-type="string">
            <text:p>bb_st_R/C</text:p>
          </table:table-cell>
          <table:table-cell office:value-type="string">
            <text:p>bb_st_R/C</text:p>
          </table:table-cell>
          <table:table-cell office:value-type="string">
            <text:p>bb_dyn_R/C</text:p>
          </table:table-cell>
          <table:table-cell office:value-type="string">
            <text:p>bb_dyn_R/C</text:p>
          </table:table-cell>
          <table:table-cell office:value-type="string">
            <text:p>sbb_nothing</text:p>
          </table:table-cell>
          <table:table-cell office:value-type="string">
            <text:p>sbb_nothing</text:p>
          </table:table-cell>
          <table:table-cell office:value-type="string">
            <text:p>sbb_shuff1</text:p>
          </table:table-cell>
          <table:table-cell office:value-type="string">
            <text:p>sbb_shuff1</text:p>
          </table:table-cell>
          <table:table-cell office:value-type="string">
            <text:p>sbb_shuff</text:p>
          </table:table-cell>
          <table:table-cell office:value-type="string">
            <text:p>sbb_shuff</text:p>
          </table:table-cell>
          <table:table-cell office:value-type="string">
            <text:p>sbb_st_1/C</text:p>
          </table:table-cell>
          <table:table-cell office:value-type="string">
            <text:p>sbb_st_1/C</text:p>
          </table:table-cell>
          <table:table-cell office:value-type="string">
            <text:p>sbb_dyn_1/C</text:p>
          </table:table-cell>
          <table:table-cell office:value-type="string">
            <text:p>sbb_dyn_1/C</text:p>
          </table:table-cell>
          <table:table-cell office:value-type="string">
            <text:p>sbb_st_1/R</text:p>
          </table:table-cell>
          <table:table-cell office:value-type="string">
            <text:p>sbb_st_1/R</text:p>
          </table:table-cell>
          <table:table-cell office:value-type="string">
            <text:p>sbb_st_1/R</text:p>
          </table:table-cell>
          <table:table-cell office:value-type="string">
            <text:p>sbb_dyn_1/R</text:p>
          </table:table-cell>
          <table:table-cell office:value-type="string">
            <text:p>sbb_st_R/C</text:p>
          </table:table-cell>
          <table:table-cell office:value-type="string">
            <text:p>sbb_st_R/C</text:p>
          </table:table-cell>
          <table:table-cell office:value-type="string">
            <text:p>sbb_dyn_R/C</text:p>
          </table:table-cell>
          <table:table-cell office:value-type="string">
            <text:p>sbb_dyn_R/C</text:p>
          </table:table-cell>
          <table:table-cell office:value-type="string">
            <text:p>dp</text:p>
          </table:table-cell>
          <table:table-cell office:value-type="string">
            <text:p>dp</text:p>
          </table:table-cell>
          <table:table-cell office:value-type="string">
            <text:p>dp_normC</text:p>
          </table:table-cell>
          <table:table-cell office:value-type="string">
            <text:p>dp_normC</text:p>
          </table:table-cell>
          <table:table-cell office:value-type="string">
            <text:p>dp_normR</text:p>
          </table:table-cell>
          <table:table-cell office:value-type="string">
            <text:p>dp_normR</text:p>
          </table:table-cell>
        </table:table-row>
        <table:table-row table:style-name="ro2">
          <table:table-cell table:formula="of:=[.B2]&amp;&quot;_&quot;&amp;[.C2]" office:value-type="string" office:string-value="10_2">
            <text:p>10_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0.855128178033">
            <text:p>0.855128178</text:p>
          </table:table-cell>
          <table:table-cell office:value-type="float" office:value="0.876177127084">
            <text:p>0.8761771271</text:p>
          </table:table-cell>
          <table:table-cell office:value-type="float" office:value="0.975635410482">
            <text:p>0.9756354105</text:p>
          </table:table-cell>
          <table:table-cell office:value-type="float" office:value="31">
            <text:p>31</text:p>
          </table:table-cell>
          <table:table-cell office:value-type="float" office:value="0.975911797661">
            <text:p>0.9759117977</text:p>
          </table:table-cell>
          <table:table-cell office:value-type="float" office:value="27">
            <text:p>27</text:p>
          </table:table-cell>
          <table:table-cell office:value-type="float" office:value="0.997744278498">
            <text:p>0.9977442785</text:p>
          </table:table-cell>
          <table:table-cell office:value-type="float" office:value="95">
            <text:p>95</text:p>
          </table:table-cell>
          <table:table-cell office:value-type="float" office:value="0.997157405911">
            <text:p>0.9971574059</text:p>
          </table:table-cell>
          <table:table-cell office:value-type="float" office:value="95">
            <text:p>95</text:p>
          </table:table-cell>
          <table:table-cell office:value-type="float" office:value="0.997217597971">
            <text:p>0.997217598</text:p>
          </table:table-cell>
          <table:table-cell office:value-type="float" office:value="95">
            <text:p>95</text:p>
          </table:table-cell>
          <table:table-cell office:value-type="float" office:value="0.959581979395">
            <text:p>0.9595819794</text:p>
          </table:table-cell>
          <table:table-cell office:value-type="float" office:value="4">
            <text:p>4</text:p>
          </table:table-cell>
          <table:table-cell office:value-type="float" office:value="0.997456483269">
            <text:p>0.9974564833</text:p>
          </table:table-cell>
          <table:table-cell office:value-type="float" office:value="95">
            <text:p>95</text:p>
          </table:table-cell>
          <table:table-cell office:value-type="float" office:value="0.996449296318">
            <text:p>0.9964492963</text:p>
          </table:table-cell>
          <table:table-cell office:value-type="float" office:value="94">
            <text:p>94</text:p>
          </table:table-cell>
          <table:table-cell office:value-type="float" office:value="0.997258616808">
            <text:p>0.9972586168</text:p>
          </table:table-cell>
          <table:table-cell office:value-type="float" office:value="94">
            <text:p>94</text:p>
          </table:table-cell>
          <table:table-cell office:value-type="float" office:value="0.968656805486">
            <text:p>0.9686568055</text:p>
          </table:table-cell>
          <table:table-cell office:value-type="float" office:value="11">
            <text:p>11</text:p>
          </table:table-cell>
          <table:table-cell office:value-type="float" office:value="0.996036353661">
            <text:p>0.9960363537</text:p>
          </table:table-cell>
          <table:table-cell office:value-type="float" office:value="93">
            <text:p>93</text:p>
          </table:table-cell>
          <table:table-cell office:value-type="float" office:value="0.995577182424">
            <text:p>0.9955771824</text:p>
          </table:table-cell>
          <table:table-cell office:value-type="float" office:value="93">
            <text:p>93</text:p>
          </table:table-cell>
          <table:table-cell office:value-type="float" office:value="0.998214869281">
            <text:p>0.9982148693</text:p>
          </table:table-cell>
          <table:table-cell office:value-type="float" office:value="97">
            <text:p>97</text:p>
          </table:table-cell>
          <table:table-cell office:value-type="float" office:value="0.959867228608">
            <text:p>0.9598672286</text:p>
          </table:table-cell>
          <table:table-cell office:value-type="float" office:value="7">
            <text:p>7</text:p>
          </table:table-cell>
          <table:table-cell office:value-type="float" office:value="0.959786923626">
            <text:p>0.9597869236</text:p>
          </table:table-cell>
          <table:table-cell office:value-type="float" office:value="6">
            <text:p>6</text:p>
          </table:table-cell>
          <table:table-cell office:value-type="float" office:value="0.955007547395">
            <text:p>0.9550075474</text:p>
          </table:table-cell>
          <table:table-cell office:value-type="float" office:value="4">
            <text:p>4</text:p>
          </table:table-cell>
          <table:table-cell office:value-type="float" office:value="0.982898373368">
            <text:p>0.9828983734</text:p>
          </table:table-cell>
          <table:table-cell office:value-type="float" office:value="66">
            <text:p>66</text:p>
          </table:table-cell>
          <table:table-cell office:value-type="float" office:value="0.988007502394">
            <text:p>0.9880075024</text:p>
          </table:table-cell>
          <table:table-cell office:value-type="float" office:value="74">
            <text:p>74</text:p>
          </table:table-cell>
          <table:table-cell office:value-type="float" office:value="0.980976542411">
            <text:p>0.9809765424</text:p>
          </table:table-cell>
          <table:table-cell office:value-type="float" office:value="68">
            <text:p>68</text:p>
          </table:table-cell>
          <table:table-cell office:value-type="float" office:value="0.989483890784">
            <text:p>0.9894838908</text:p>
          </table:table-cell>
          <table:table-cell office:value-type="float" office:value="85">
            <text:p>85</text:p>
          </table:table-cell>
          <table:table-cell office:value-type="float" office:value="0.985205165842">
            <text:p>0.9852051658</text:p>
          </table:table-cell>
          <table:table-cell office:value-type="float" office:value="71">
            <text:p>71</text:p>
          </table:table-cell>
          <table:table-cell office:value-type="float" office:value="0.983350125427">
            <text:p>0.9833501254</text:p>
          </table:table-cell>
          <table:table-cell office:value-type="float" office:value="70">
            <text:p>70</text:p>
          </table:table-cell>
          <table:table-cell office:value-type="float" office:value="0.968748614573">
            <text:p>0.9687486146</text:p>
          </table:table-cell>
          <table:table-cell office:value-type="float" office:value="16">
            <text:p>16</text:p>
          </table:table-cell>
          <table:table-cell office:value-type="float" office:value="0.969842261412">
            <text:p>0.9698422614</text:p>
          </table:table-cell>
          <table:table-cell office:value-type="float" office:value="16">
            <text:p>16</text:p>
          </table:table-cell>
          <table:table-cell office:value-type="float" office:value="0.962988858589">
            <text:p>0.9629888586</text:p>
          </table:table-cell>
          <table:table-cell office:value-type="float" office:value="8">
            <text:p>8</text:p>
          </table:table-cell>
          <table:table-cell office:value-type="float" office:value="0.990545289473">
            <text:p>0.9905452895</text:p>
          </table:table-cell>
          <table:table-cell office:value-type="float" office:value="86">
            <text:p>86</text:p>
          </table:table-cell>
          <table:table-cell office:value-type="float" office:value="0.991470493044">
            <text:p>0.991470493</text:p>
          </table:table-cell>
          <table:table-cell office:value-type="float" office:value="88">
            <text:p>88</text:p>
          </table:table-cell>
          <table:table-cell office:value-type="float" office:value="0.990501206533">
            <text:p>0.9905012065</text:p>
          </table:table-cell>
          <table:table-cell office:value-type="float" office:value="87">
            <text:p>87</text:p>
          </table:table-cell>
          <table:table-cell office:value-type="float" office:value="0.991421969314">
            <text:p>0.9914219693</text:p>
          </table:table-cell>
          <table:table-cell office:value-type="float" office:value="86">
            <text:p>86</text:p>
          </table:table-cell>
          <table:table-cell office:value-type="float" office:value="0.991149441746">
            <text:p>0.9911494417</text:p>
          </table:table-cell>
          <table:table-cell office:value-type="float" office:value="89">
            <text:p>89</text:p>
          </table:table-cell>
          <table:table-cell office:value-type="float" office:value="0.990711954923">
            <text:p>0.9907119549</text:p>
          </table:table-cell>
          <table:table-cell office:value-type="float" office:value="87">
            <text:p>87</text:p>
          </table:table-cell>
          <table:table-cell office:value-type="float" office:value="0.997611954155">
            <text:p>0.9976119542</text:p>
          </table:table-cell>
          <table:table-cell office:value-type="float" office:value="92">
            <text:p>92</text:p>
          </table:table-cell>
          <table:table-cell office:value-type="float" office:value="0.999487179487">
            <text:p>0.9994871795</text:p>
          </table:table-cell>
          <table:table-cell office:value-type="float" office:value="99">
            <text:p>99</text:p>
          </table:table-cell>
          <table:table-cell office:value-type="float" office:value="0.972798016677">
            <text:p>0.9727980167</text:p>
          </table:table-cell>
          <table:table-cell office:value-type="float" office:value="30">
            <text:p>30</text:p>
          </table:table-cell>
        </table:table-row>
        <table:table-row table:style-name="ro2">
          <table:table-cell table:formula="of:=[.B3]&amp;&quot;_&quot;&amp;[.C3]" office:value-type="string" office:string-value="10_5">
            <text:p>10_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0.849673995362">
            <text:p>0.8496739954</text:p>
          </table:table-cell>
          <table:table-cell office:value-type="float" office:value="0.896312961533">
            <text:p>0.8963129615</text:p>
          </table:table-cell>
          <table:table-cell office:value-type="float" office:value="0.908946546717">
            <text:p>0.9089465467</text:p>
          </table:table-cell>
          <table:table-cell office:value-type="float" office:value="0">
            <text:p>0</text:p>
          </table:table-cell>
          <table:table-cell office:value-type="float" office:value="0.914154452369">
            <text:p>0.9141544524</text:p>
          </table:table-cell>
          <table:table-cell office:value-type="float" office:value="0">
            <text:p>0</text:p>
          </table:table-cell>
          <table:table-cell office:value-type="float" office:value="0.869091609377">
            <text:p>0.8690916094</text:p>
          </table:table-cell>
          <table:table-cell office:value-type="float" office:value="3">
            <text:p>3</text:p>
          </table:table-cell>
          <table:table-cell office:value-type="float" office:value="0.871316236544">
            <text:p>0.8713162365</text:p>
          </table:table-cell>
          <table:table-cell office:value-type="float" office:value="2">
            <text:p>2</text:p>
          </table:table-cell>
          <table:table-cell office:value-type="float" office:value="0.872100292518">
            <text:p>0.8721002925</text:p>
          </table:table-cell>
          <table:table-cell office:value-type="float" office:value="5">
            <text:p>5</text:p>
          </table:table-cell>
          <table:table-cell office:value-type="float" office:value="0.898454173594">
            <text:p>0.8984541736</text:p>
          </table:table-cell>
          <table:table-cell office:value-type="float" office:value="0">
            <text:p>0</text:p>
          </table:table-cell>
          <table:table-cell office:value-type="float" office:value="0.877022380886">
            <text:p>0.8770223809</text:p>
          </table:table-cell>
          <table:table-cell office:value-type="float" office:value="3">
            <text:p>3</text:p>
          </table:table-cell>
          <table:table-cell office:value-type="float" office:value="0.877749002975">
            <text:p>0.877749003</text:p>
          </table:table-cell>
          <table:table-cell office:value-type="float" office:value="3">
            <text:p>3</text:p>
          </table:table-cell>
          <table:table-cell office:value-type="float" office:value="0.87846959212">
            <text:p>0.8784695921</text:p>
          </table:table-cell>
          <table:table-cell office:value-type="float" office:value="6">
            <text:p>6</text:p>
          </table:table-cell>
          <table:table-cell office:value-type="float" office:value="0.914126052409">
            <text:p>0.9141260524</text:p>
          </table:table-cell>
          <table:table-cell office:value-type="float" office:value="0">
            <text:p>0</text:p>
          </table:table-cell>
          <table:table-cell office:value-type="float" office:value="0.851612497105">
            <text:p>0.8516124971</text:p>
          </table:table-cell>
          <table:table-cell office:value-type="float" office:value="2">
            <text:p>2</text:p>
          </table:table-cell>
          <table:table-cell office:value-type="float" office:value="0.869609147934">
            <text:p>0.8696091479</text:p>
          </table:table-cell>
          <table:table-cell office:value-type="float" office:value="2">
            <text:p>2</text:p>
          </table:table-cell>
          <table:table-cell office:value-type="float" office:value="0.861404262296">
            <text:p>0.8614042623</text:p>
          </table:table-cell>
          <table:table-cell office:value-type="float" office:value="4">
            <text:p>4</text:p>
          </table:table-cell>
          <table:table-cell office:value-type="float" office:value="0.896922333383">
            <text:p>0.8969223334</text:p>
          </table:table-cell>
          <table:table-cell office:value-type="float" office:value="0">
            <text:p>0</text:p>
          </table:table-cell>
          <table:table-cell office:value-type="float" office:value="0.893620034989">
            <text:p>0.893620035</text:p>
          </table:table-cell>
          <table:table-cell office:value-type="float" office:value="0">
            <text:p>0</text:p>
          </table:table-cell>
          <table:table-cell office:value-type="float" office:value="0.894855105074">
            <text:p>0.8948551051</text:p>
          </table:table-cell>
          <table:table-cell office:value-type="float" office:value="0">
            <text:p>0</text:p>
          </table:table-cell>
          <table:table-cell office:value-type="float" office:value="0.873127191424">
            <text:p>0.8731271914</text:p>
          </table:table-cell>
          <table:table-cell office:value-type="float" office:value="0">
            <text:p>0</text:p>
          </table:table-cell>
          <table:table-cell office:value-type="float" office:value="0.873745758382">
            <text:p>0.8737457584</text:p>
          </table:table-cell>
          <table:table-cell office:value-type="float" office:value="0">
            <text:p>0</text:p>
          </table:table-cell>
          <table:table-cell office:value-type="float" office:value="0.87517479386">
            <text:p>0.8751747939</text:p>
          </table:table-cell>
          <table:table-cell office:value-type="float" office:value="0">
            <text:p>0</text:p>
          </table:table-cell>
          <table:table-cell office:value-type="float" office:value="0.87396540688">
            <text:p>0.8739654069</text:p>
          </table:table-cell>
          <table:table-cell office:value-type="float" office:value="1">
            <text:p>1</text:p>
          </table:table-cell>
          <table:table-cell office:value-type="float" office:value="0.868090394396">
            <text:p>0.8680903944</text:p>
          </table:table-cell>
          <table:table-cell office:value-type="float" office:value="0">
            <text:p>0</text:p>
          </table:table-cell>
          <table:table-cell office:value-type="float" office:value="0.862445132718">
            <text:p>0.8624451327</text:p>
          </table:table-cell>
          <table:table-cell office:value-type="float" office:value="0">
            <text:p>0</text:p>
          </table:table-cell>
          <table:table-cell office:value-type="float" office:value="0.903878796573">
            <text:p>0.9038787966</text:p>
          </table:table-cell>
          <table:table-cell office:value-type="float" office:value="0">
            <text:p>0</text:p>
          </table:table-cell>
          <table:table-cell office:value-type="float" office:value="0.903509250432">
            <text:p>0.9035092504</text:p>
          </table:table-cell>
          <table:table-cell office:value-type="float" office:value="0">
            <text:p>0</text:p>
          </table:table-cell>
          <table:table-cell office:value-type="float" office:value="0.898985521842">
            <text:p>0.8989855218</text:p>
          </table:table-cell>
          <table:table-cell office:value-type="float" office:value="0">
            <text:p>0</text:p>
          </table:table-cell>
          <table:table-cell office:value-type="float" office:value="0.867547583959">
            <text:p>0.867547584</text:p>
          </table:table-cell>
          <table:table-cell office:value-type="float" office:value="0">
            <text:p>0</text:p>
          </table:table-cell>
          <table:table-cell office:value-type="float" office:value="0.875688756872">
            <text:p>0.8756887569</text:p>
          </table:table-cell>
          <table:table-cell office:value-type="float" office:value="1">
            <text:p>1</text:p>
          </table:table-cell>
          <table:table-cell office:value-type="float" office:value="0.863122678605">
            <text:p>0.8631226786</text:p>
          </table:table-cell>
          <table:table-cell office:value-type="float" office:value="0">
            <text:p>0</text:p>
          </table:table-cell>
          <table:table-cell office:value-type="float" office:value="0.876223431842">
            <text:p>0.8762234318</text:p>
          </table:table-cell>
          <table:table-cell office:value-type="float" office:value="1">
            <text:p>1</text:p>
          </table:table-cell>
          <table:table-cell office:value-type="float" office:value="0.866035616792">
            <text:p>0.8660356168</text:p>
          </table:table-cell>
          <table:table-cell office:value-type="float" office:value="0">
            <text:p>0</text:p>
          </table:table-cell>
          <table:table-cell office:value-type="float" office:value="0.861672442552">
            <text:p>0.8616724426</text:p>
          </table:table-cell>
          <table:table-cell office:value-type="float" office:value="0">
            <text:p>0</text:p>
          </table:table-cell>
          <table:table-cell office:value-type="float" office:value="0.947225611924">
            <text:p>0.9472256119</text:p>
          </table:table-cell>
          <table:table-cell office:value-type="float" office:value="8">
            <text:p>8</text:p>
          </table:table-cell>
          <table:table-cell office:value-type="float" office:value="0.903443055817">
            <text:p>0.9034430558</text:p>
          </table:table-cell>
          <table:table-cell office:value-type="float" office:value="4">
            <text:p>4</text:p>
          </table:table-cell>
          <table:table-cell office:value-type="float" office:value="0.92430315617">
            <text:p>0.924303156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4]&amp;&quot;_&quot;&amp;[.C4]" office:value-type="string" office:string-value="10_10">
            <text:p>10_10</text:p>
          </table:table-cell>
          <table:table-cell table:number-columns-repeated="2"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0.845279397566">
            <text:p>0.8452793976</text:p>
          </table:table-cell>
          <table:table-cell office:value-type="float" office:value="0.905211808536">
            <text:p>0.9052118085</text:p>
          </table:table-cell>
          <table:table-cell office:value-type="float" office:value="0.857120025509">
            <text:p>0.8571200255</text:p>
          </table:table-cell>
          <table:table-cell office:value-type="float" office:value="0">
            <text:p>0</text:p>
          </table:table-cell>
          <table:table-cell office:value-type="float" office:value="0.857441485809">
            <text:p>0.8574414858</text:p>
          </table:table-cell>
          <table:table-cell office:value-type="float" office:value="0">
            <text:p>0</text:p>
          </table:table-cell>
          <table:table-cell office:value-type="float" office:value="0.777207843023">
            <text:p>0.777207843</text:p>
          </table:table-cell>
          <table:table-cell office:value-type="float" office:value="0">
            <text:p>0</text:p>
          </table:table-cell>
          <table:table-cell office:value-type="float" office:value="0.775028383272">
            <text:p>0.7750283833</text:p>
          </table:table-cell>
          <table:table-cell office:value-type="float" office:value="0">
            <text:p>0</text:p>
          </table:table-cell>
          <table:table-cell office:value-type="float" office:value="0.778084618215">
            <text:p>0.7780846182</text:p>
          </table:table-cell>
          <table:table-cell office:value-type="float" office:value="0">
            <text:p>0</text:p>
          </table:table-cell>
          <table:table-cell office:value-type="float" office:value="0.846715068215">
            <text:p>0.8467150682</text:p>
          </table:table-cell>
          <table:table-cell office:value-type="float" office:value="0">
            <text:p>0</text:p>
          </table:table-cell>
          <table:table-cell office:value-type="float" office:value="0.790155658774">
            <text:p>0.7901556588</text:p>
          </table:table-cell>
          <table:table-cell office:value-type="float" office:value="0">
            <text:p>0</text:p>
          </table:table-cell>
          <table:table-cell office:value-type="float" office:value="0.787498542904">
            <text:p>0.7874985429</text:p>
          </table:table-cell>
          <table:table-cell office:value-type="float" office:value="0">
            <text:p>0</text:p>
          </table:table-cell>
          <table:table-cell office:value-type="float" office:value="0.787429717335">
            <text:p>0.7874297173</text:p>
          </table:table-cell>
          <table:table-cell office:value-type="float" office:value="0">
            <text:p>0</text:p>
          </table:table-cell>
          <table:table-cell office:value-type="float" office:value="0.868370070637">
            <text:p>0.8683700706</text:p>
          </table:table-cell>
          <table:table-cell office:value-type="float" office:value="0">
            <text:p>0</text:p>
          </table:table-cell>
          <table:table-cell office:value-type="float" office:value="0.768630732074">
            <text:p>0.7686307321</text:p>
          </table:table-cell>
          <table:table-cell office:value-type="float" office:value="0">
            <text:p>0</text:p>
          </table:table-cell>
          <table:table-cell office:value-type="float" office:value="0.775761881196">
            <text:p>0.7757618812</text:p>
          </table:table-cell>
          <table:table-cell office:value-type="float" office:value="0">
            <text:p>0</text:p>
          </table:table-cell>
          <table:table-cell office:value-type="float" office:value="0.770097891274">
            <text:p>0.7700978913</text:p>
          </table:table-cell>
          <table:table-cell office:value-type="float" office:value="0">
            <text:p>0</text:p>
          </table:table-cell>
          <table:table-cell office:value-type="float" office:value="0.842422655679">
            <text:p>0.8424226557</text:p>
          </table:table-cell>
          <table:table-cell office:value-type="float" office:value="0">
            <text:p>0</text:p>
          </table:table-cell>
          <table:table-cell office:value-type="float" office:value="0.839638095576">
            <text:p>0.8396380956</text:p>
          </table:table-cell>
          <table:table-cell office:value-type="float" office:value="0">
            <text:p>0</text:p>
          </table:table-cell>
          <table:table-cell office:value-type="float" office:value="0.846749917214">
            <text:p>0.8467499172</text:p>
          </table:table-cell>
          <table:table-cell office:value-type="float" office:value="0">
            <text:p>0</text:p>
          </table:table-cell>
          <table:table-cell office:value-type="float" office:value="0.78720164983">
            <text:p>0.7872016498</text:p>
          </table:table-cell>
          <table:table-cell office:value-type="float" office:value="0">
            <text:p>0</text:p>
          </table:table-cell>
          <table:table-cell office:value-type="float" office:value="0.793932604363">
            <text:p>0.7939326044</text:p>
          </table:table-cell>
          <table:table-cell office:value-type="float" office:value="0">
            <text:p>0</text:p>
          </table:table-cell>
          <table:table-cell office:value-type="float" office:value="0.794040308777">
            <text:p>0.7940403088</text:p>
          </table:table-cell>
          <table:table-cell office:value-type="float" office:value="0">
            <text:p>0</text:p>
          </table:table-cell>
          <table:table-cell office:value-type="float" office:value="0.792044515435">
            <text:p>0.7920445154</text:p>
          </table:table-cell>
          <table:table-cell office:value-type="float" office:value="0">
            <text:p>0</text:p>
          </table:table-cell>
          <table:table-cell office:value-type="float" office:value="0.784340989063">
            <text:p>0.7843409891</text:p>
          </table:table-cell>
          <table:table-cell office:value-type="float" office:value="0">
            <text:p>0</text:p>
          </table:table-cell>
          <table:table-cell office:value-type="float" office:value="0.781418547353">
            <text:p>0.7814185474</text:p>
          </table:table-cell>
          <table:table-cell office:value-type="float" office:value="0">
            <text:p>0</text:p>
          </table:table-cell>
          <table:table-cell office:value-type="float" office:value="0.844875673453">
            <text:p>0.8448756735</text:p>
          </table:table-cell>
          <table:table-cell office:value-type="float" office:value="0">
            <text:p>0</text:p>
          </table:table-cell>
          <table:table-cell office:value-type="float" office:value="0.849470861525">
            <text:p>0.8494708615</text:p>
          </table:table-cell>
          <table:table-cell office:value-type="float" office:value="0">
            <text:p>0</text:p>
          </table:table-cell>
          <table:table-cell office:value-type="float" office:value="0.851740822212">
            <text:p>0.8517408222</text:p>
          </table:table-cell>
          <table:table-cell office:value-type="float" office:value="0">
            <text:p>0</text:p>
          </table:table-cell>
          <table:table-cell office:value-type="float" office:value="0.770701502785">
            <text:p>0.7707015028</text:p>
          </table:table-cell>
          <table:table-cell office:value-type="float" office:value="0">
            <text:p>0</text:p>
          </table:table-cell>
          <table:table-cell office:value-type="float" office:value="0.775787461734">
            <text:p>0.7757874617</text:p>
          </table:table-cell>
          <table:table-cell office:value-type="float" office:value="0">
            <text:p>0</text:p>
          </table:table-cell>
          <table:table-cell office:value-type="float" office:value="0.771647386554">
            <text:p>0.7716473866</text:p>
          </table:table-cell>
          <table:table-cell office:value-type="float" office:value="0">
            <text:p>0</text:p>
          </table:table-cell>
          <table:table-cell office:value-type="float" office:value="0.778988083468">
            <text:p>0.7789880835</text:p>
          </table:table-cell>
          <table:table-cell office:value-type="float" office:value="0">
            <text:p>0</text:p>
          </table:table-cell>
          <table:table-cell office:value-type="float" office:value="0.769629071567">
            <text:p>0.7696290716</text:p>
          </table:table-cell>
          <table:table-cell office:value-type="float" office:value="0">
            <text:p>0</text:p>
          </table:table-cell>
          <table:table-cell office:value-type="float" office:value="0.770574557566">
            <text:p>0.7705745576</text:p>
          </table:table-cell>
          <table:table-cell office:value-type="float" office:value="0">
            <text:p>0</text:p>
          </table:table-cell>
          <table:table-cell office:value-type="float" office:value="0.856700007822">
            <text:p>0.8567000078</text:p>
          </table:table-cell>
          <table:table-cell office:value-type="float" office:value="0">
            <text:p>0</text:p>
          </table:table-cell>
          <table:table-cell office:value-type="float" office:value="0.802816774262">
            <text:p>0.8028167743</text:p>
          </table:table-cell>
          <table:table-cell office:value-type="float" office:value="0">
            <text:p>0</text:p>
          </table:table-cell>
          <table:table-cell office:value-type="float" office:value="0.872869920943">
            <text:p>0.872869920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5]&amp;&quot;_&quot;&amp;[.C5]" office:value-type="string" office:string-value="30_2">
            <text:p>30_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0.857145124019">
            <text:p>0.857145124</text:p>
          </table:table-cell>
          <table:table-cell office:value-type="float" office:value="0.868720031298">
            <text:p>0.8687200313</text:p>
          </table:table-cell>
          <table:table-cell office:value-type="float" office:value="0.993665172591">
            <text:p>0.9936651726</text:p>
          </table:table-cell>
          <table:table-cell office:value-type="float" office:value="48">
            <text:p>48</text:p>
          </table:table-cell>
          <table:table-cell office:value-type="float" office:value="0.994745152281">
            <text:p>0.9947451523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0977732149">
            <text:p>0.9709777321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4026462599">
            <text:p>0.984026462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67840585361">
            <text:p>0.9678405854</text:p>
          </table:table-cell>
          <table:table-cell office:value-type="float" office:value="0">
            <text:p>0</text:p>
          </table:table-cell>
          <table:table-cell office:value-type="float" office:value="0.968582267356">
            <text:p>0.9685822674</text:p>
          </table:table-cell>
          <table:table-cell office:value-type="float" office:value="0">
            <text:p>0</text:p>
          </table:table-cell>
          <table:table-cell office:value-type="float" office:value="0.968148415034">
            <text:p>0.968148415</text:p>
          </table:table-cell>
          <table:table-cell office:value-type="float" office:value="0">
            <text:p>0</text:p>
          </table:table-cell>
          <table:table-cell office:value-type="float" office:value="0.995784571118">
            <text:p>0.9957845711</text:p>
          </table:table-cell>
          <table:table-cell office:value-type="float" office:value="83">
            <text:p>83</text:p>
          </table:table-cell>
          <table:table-cell office:value-type="float" office:value="0.995331081738">
            <text:p>0.9953310817</text:p>
          </table:table-cell>
          <table:table-cell office:value-type="float" office:value="83">
            <text:p>83</text:p>
          </table:table-cell>
          <table:table-cell office:value-type="float" office:value="0.993063559415">
            <text:p>0.9930635594</text:p>
          </table:table-cell>
          <table:table-cell office:value-type="float" office:value="76">
            <text:p>76</text:p>
          </table:table-cell>
          <table:table-cell office:value-type="float" office:value="0.997497829486">
            <text:p>0.9974978295</text:p>
          </table:table-cell>
          <table:table-cell office:value-type="float" office:value="91">
            <text:p>91</text:p>
          </table:table-cell>
          <table:table-cell office:value-type="float" office:value="0.994972039724">
            <text:p>0.9949720397</text:p>
          </table:table-cell>
          <table:table-cell office:value-type="float" office:value="85">
            <text:p>85</text:p>
          </table:table-cell>
          <table:table-cell office:value-type="float" office:value="0.994269933165">
            <text:p>0.9942699332</text:p>
          </table:table-cell>
          <table:table-cell office:value-type="float" office:value="80">
            <text:p>80</text:p>
          </table:table-cell>
          <table:table-cell office:value-type="float" office:value="0.985565270258">
            <text:p>0.9855652703</text:p>
          </table:table-cell>
          <table:table-cell office:value-type="float" office:value="15">
            <text:p>15</text:p>
          </table:table-cell>
          <table:table-cell office:value-type="float" office:value="0.985708981595">
            <text:p>0.9857089816</text:p>
          </table:table-cell>
          <table:table-cell office:value-type="float" office:value="10">
            <text:p>10</text:p>
          </table:table-cell>
          <table:table-cell office:value-type="float" office:value="0.977661310346">
            <text:p>0.9776613103</text:p>
          </table:table-cell>
          <table:table-cell office:value-type="float" office:value="3">
            <text:p>3</text:p>
          </table:table-cell>
          <table:table-cell office:value-type="float" office:value="0.999905660377">
            <text:p>0.9999056604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9027740612">
            <text:p>0.9990277406</text:p>
          </table:table-cell>
          <table:table-cell office:value-type="float" office:value="97">
            <text:p>97</text:p>
          </table:table-cell>
          <table:table-cell office:value-type="float" office:value="0.99963963964">
            <text:p>0.9996396396</text:p>
          </table:table-cell>
          <table:table-cell office:value-type="float" office:value="99">
            <text:p>99</text:p>
          </table:table-cell>
          <table:table-cell office:value-type="float" office:value="0.999801980198">
            <text:p>0.9998019802</text:p>
          </table:table-cell>
          <table:table-cell office:value-type="float" office:value="99">
            <text:p>99</text:p>
          </table:table-cell>
          <table:table-cell office:value-type="float" office:value="0.999709387605">
            <text:p>0.9997093876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189962111">
            <text:p>0.9918996211</text:p>
          </table:table-cell>
          <table:table-cell office:value-type="float" office:value="48">
            <text:p>48</text:p>
          </table:table-cell>
        </table:table-row>
        <table:table-row table:style-name="ro2">
          <table:table-cell table:formula="of:=[.B6]&amp;&quot;_&quot;&amp;[.C6]" office:value-type="string" office:string-value="30_5">
            <text:p>30_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09">
            <text:p>109</text:p>
          </table:table-cell>
          <table:table-cell office:value-type="float" office:value="0.851228964204">
            <text:p>0.8512289642</text:p>
          </table:table-cell>
          <table:table-cell office:value-type="float" office:value="0.878289516685">
            <text:p>0.8782895167</text:p>
          </table:table-cell>
          <table:table-cell office:value-type="float" office:value="0.939935382417">
            <text:p>0.9399353824</text:p>
          </table:table-cell>
          <table:table-cell office:value-type="float" office:value="0">
            <text:p>0</text:p>
          </table:table-cell>
          <table:table-cell office:value-type="float" office:value="0.94043203491">
            <text:p>0.9404320349</text:p>
          </table:table-cell>
          <table:table-cell office:value-type="float" office:value="0">
            <text:p>0</text:p>
          </table:table-cell>
          <table:table-cell office:value-type="float" office:value="0.904375217862">
            <text:p>0.9043752179</text:p>
          </table:table-cell>
          <table:table-cell office:value-type="float" office:value="5">
            <text:p>5</text:p>
          </table:table-cell>
          <table:table-cell office:value-type="float" office:value="0.903370440655">
            <text:p>0.9033704407</text:p>
          </table:table-cell>
          <table:table-cell office:value-type="float" office:value="2">
            <text:p>2</text:p>
          </table:table-cell>
          <table:table-cell office:value-type="float" office:value="0.901017232193">
            <text:p>0.9010172322</text:p>
          </table:table-cell>
          <table:table-cell office:value-type="float" office:value="2">
            <text:p>2</text:p>
          </table:table-cell>
          <table:table-cell office:value-type="float" office:value="0.912340086314">
            <text:p>0.9123400863</text:p>
          </table:table-cell>
          <table:table-cell office:value-type="float" office:value="0">
            <text:p>0</text:p>
          </table:table-cell>
          <table:table-cell office:value-type="float" office:value="0.907346266535">
            <text:p>0.9073462665</text:p>
          </table:table-cell>
          <table:table-cell office:value-type="float" office:value="4">
            <text:p>4</text:p>
          </table:table-cell>
          <table:table-cell office:value-type="float" office:value="0.904535260281">
            <text:p>0.9045352603</text:p>
          </table:table-cell>
          <table:table-cell office:value-type="float" office:value="3">
            <text:p>3</text:p>
          </table:table-cell>
          <table:table-cell office:value-type="float" office:value="0.916289699677">
            <text:p>0.9162896997</text:p>
          </table:table-cell>
          <table:table-cell office:value-type="float" office:value="7">
            <text:p>7</text:p>
          </table:table-cell>
          <table:table-cell office:value-type="float" office:value="0.938062647501">
            <text:p>0.9380626475</text:p>
          </table:table-cell>
          <table:table-cell office:value-type="float" office:value="0">
            <text:p>0</text:p>
          </table:table-cell>
          <table:table-cell office:value-type="float" office:value="0.883044065073">
            <text:p>0.8830440651</text:p>
          </table:table-cell>
          <table:table-cell office:value-type="float" office:value="3">
            <text:p>3</text:p>
          </table:table-cell>
          <table:table-cell office:value-type="float" office:value="0.89957733268">
            <text:p>0.8995773327</text:p>
          </table:table-cell>
          <table:table-cell office:value-type="float" office:value="1">
            <text:p>1</text:p>
          </table:table-cell>
          <table:table-cell office:value-type="float" office:value="0.892489565076">
            <text:p>0.8924895651</text:p>
          </table:table-cell>
          <table:table-cell office:value-type="float" office:value="2">
            <text:p>2</text:p>
          </table:table-cell>
          <table:table-cell office:value-type="float" office:value="0.914024225473">
            <text:p>0.9140242255</text:p>
          </table:table-cell>
          <table:table-cell office:value-type="float" office:value="0">
            <text:p>0</text:p>
          </table:table-cell>
          <table:table-cell office:value-type="float" office:value="0.913032419494">
            <text:p>0.9130324195</text:p>
          </table:table-cell>
          <table:table-cell office:value-type="float" office:value="0">
            <text:p>0</text:p>
          </table:table-cell>
          <table:table-cell office:value-type="float" office:value="0.915451246226">
            <text:p>0.9154512462</text:p>
          </table:table-cell>
          <table:table-cell office:value-type="float" office:value="0">
            <text:p>0</text:p>
          </table:table-cell>
          <table:table-cell office:value-type="float" office:value="0.902874552796">
            <text:p>0.9028745528</text:p>
          </table:table-cell>
          <table:table-cell office:value-type="float" office:value="0">
            <text:p>0</text:p>
          </table:table-cell>
          <table:table-cell office:value-type="float" office:value="0.901786076313">
            <text:p>0.9017860763</text:p>
          </table:table-cell>
          <table:table-cell office:value-type="float" office:value="0">
            <text:p>0</text:p>
          </table:table-cell>
          <table:table-cell office:value-type="float" office:value="0.902193775351">
            <text:p>0.9021937754</text:p>
          </table:table-cell>
          <table:table-cell office:value-type="float" office:value="0">
            <text:p>0</text:p>
          </table:table-cell>
          <table:table-cell office:value-type="float" office:value="0.904890372271">
            <text:p>0.9048903723</text:p>
          </table:table-cell>
          <table:table-cell office:value-type="float" office:value="0">
            <text:p>0</text:p>
          </table:table-cell>
          <table:table-cell office:value-type="float" office:value="0.901114280719">
            <text:p>0.9011142807</text:p>
          </table:table-cell>
          <table:table-cell office:value-type="float" office:value="0">
            <text:p>0</text:p>
          </table:table-cell>
          <table:table-cell office:value-type="float" office:value="0.898582864999">
            <text:p>0.898582865</text:p>
          </table:table-cell>
          <table:table-cell office:value-type="float" office:value="0">
            <text:p>0</text:p>
          </table:table-cell>
          <table:table-cell office:value-type="float" office:value="0.927917367661">
            <text:p>0.9279173677</text:p>
          </table:table-cell>
          <table:table-cell office:value-type="float" office:value="0">
            <text:p>0</text:p>
          </table:table-cell>
          <table:table-cell office:value-type="float" office:value="0.925612607411">
            <text:p>0.9256126074</text:p>
          </table:table-cell>
          <table:table-cell office:value-type="float" office:value="0">
            <text:p>0</text:p>
          </table:table-cell>
          <table:table-cell office:value-type="float" office:value="0.92421446463">
            <text:p>0.9242144646</text:p>
          </table:table-cell>
          <table:table-cell office:value-type="float" office:value="0">
            <text:p>0</text:p>
          </table:table-cell>
          <table:table-cell office:value-type="float" office:value="0.888748702317">
            <text:p>0.8887487023</text:p>
          </table:table-cell>
          <table:table-cell office:value-type="float" office:value="0">
            <text:p>0</text:p>
          </table:table-cell>
          <table:table-cell office:value-type="float" office:value="0.88683811515">
            <text:p>0.8868381152</text:p>
          </table:table-cell>
          <table:table-cell office:value-type="float" office:value="0">
            <text:p>0</text:p>
          </table:table-cell>
          <table:table-cell office:value-type="float" office:value="0.889299386729">
            <text:p>0.8892993867</text:p>
          </table:table-cell>
          <table:table-cell office:value-type="float" office:value="0">
            <text:p>0</text:p>
          </table:table-cell>
          <table:table-cell office:value-type="float" office:value="0.886299875033">
            <text:p>0.886299875</text:p>
          </table:table-cell>
          <table:table-cell office:value-type="float" office:value="0">
            <text:p>0</text:p>
          </table:table-cell>
          <table:table-cell office:value-type="float" office:value="0.884960295349">
            <text:p>0.8849602953</text:p>
          </table:table-cell>
          <table:table-cell office:value-type="float" office:value="0">
            <text:p>0</text:p>
          </table:table-cell>
          <table:table-cell office:value-type="float" office:value="0.884889901961">
            <text:p>0.884889902</text:p>
          </table:table-cell>
          <table:table-cell office:value-type="float" office:value="0">
            <text:p>0</text:p>
          </table:table-cell>
          <table:table-cell office:value-type="float" office:value="0.988447197562">
            <text:p>0.9884471976</text:p>
          </table:table-cell>
          <table:table-cell office:value-type="float" office:value="26">
            <text:p>26</text:p>
          </table:table-cell>
          <table:table-cell office:value-type="float" office:value="0.953606562107">
            <text:p>0.9536065621</text:p>
          </table:table-cell>
          <table:table-cell office:value-type="float" office:value="21">
            <text:p>21</text:p>
          </table:table-cell>
          <table:table-cell office:value-type="float" office:value="0.956707370372">
            <text:p>0.956707370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7]&amp;&quot;_&quot;&amp;[.C7]" office:value-type="string" office:string-value="30_10">
            <text:p>30_1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09">
            <text:p>109</text:p>
          </table:table-cell>
          <table:table-cell office:value-type="float" office:value="0.846036329015">
            <text:p>0.846036329</text:p>
          </table:table-cell>
          <table:table-cell office:value-type="float" office:value="0.883581471125">
            <text:p>0.8835814711</text:p>
          </table:table-cell>
          <table:table-cell office:value-type="float" office:value="0.876270050039">
            <text:p>0.87627005</text:p>
          </table:table-cell>
          <table:table-cell office:value-type="float" office:value="0">
            <text:p>0</text:p>
          </table:table-cell>
          <table:table-cell office:value-type="float" office:value="0.883226315291">
            <text:p>0.8832263153</text:p>
          </table:table-cell>
          <table:table-cell office:value-type="float" office:value="0">
            <text:p>0</text:p>
          </table:table-cell>
          <table:table-cell office:value-type="float" office:value="0.778851276319">
            <text:p>0.7788512763</text:p>
          </table:table-cell>
          <table:table-cell office:value-type="float" office:value="0">
            <text:p>0</text:p>
          </table:table-cell>
          <table:table-cell office:value-type="float" office:value="0.777398556762">
            <text:p>0.7773985568</text:p>
          </table:table-cell>
          <table:table-cell office:value-type="float" office:value="0">
            <text:p>0</text:p>
          </table:table-cell>
          <table:table-cell office:value-type="float" office:value="0.778731971669">
            <text:p>0.7787319717</text:p>
          </table:table-cell>
          <table:table-cell office:value-type="float" office:value="0">
            <text:p>0</text:p>
          </table:table-cell>
          <table:table-cell office:value-type="float" office:value="0.863972978473">
            <text:p>0.8639729785</text:p>
          </table:table-cell>
          <table:table-cell office:value-type="float" office:value="0">
            <text:p>0</text:p>
          </table:table-cell>
          <table:table-cell office:value-type="float" office:value="0.778968641208">
            <text:p>0.7789686412</text:p>
          </table:table-cell>
          <table:table-cell office:value-type="float" office:value="0">
            <text:p>0</text:p>
          </table:table-cell>
          <table:table-cell office:value-type="float" office:value="0.780087473306">
            <text:p>0.7800874733</text:p>
          </table:table-cell>
          <table:table-cell office:value-type="float" office:value="0">
            <text:p>0</text:p>
          </table:table-cell>
          <table:table-cell office:value-type="float" office:value="0.780680668286">
            <text:p>0.7806806683</text:p>
          </table:table-cell>
          <table:table-cell office:value-type="float" office:value="0">
            <text:p>0</text:p>
          </table:table-cell>
          <table:table-cell office:value-type="float" office:value="0.890590840662">
            <text:p>0.8905908407</text:p>
          </table:table-cell>
          <table:table-cell office:value-type="float" office:value="0">
            <text:p>0</text:p>
          </table:table-cell>
          <table:table-cell office:value-type="float" office:value="0.768226419457">
            <text:p>0.7682264195</text:p>
          </table:table-cell>
          <table:table-cell office:value-type="float" office:value="0">
            <text:p>0</text:p>
          </table:table-cell>
          <table:table-cell office:value-type="float" office:value="0.779356165093">
            <text:p>0.7793561651</text:p>
          </table:table-cell>
          <table:table-cell office:value-type="float" office:value="0">
            <text:p>0</text:p>
          </table:table-cell>
          <table:table-cell office:value-type="float" office:value="0.771376820106">
            <text:p>0.7713768201</text:p>
          </table:table-cell>
          <table:table-cell office:value-type="float" office:value="0">
            <text:p>0</text:p>
          </table:table-cell>
          <table:table-cell office:value-type="float" office:value="0.864042411986">
            <text:p>0.864042412</text:p>
          </table:table-cell>
          <table:table-cell office:value-type="float" office:value="0">
            <text:p>0</text:p>
          </table:table-cell>
          <table:table-cell office:value-type="float" office:value="0.859142953646">
            <text:p>0.8591429536</text:p>
          </table:table-cell>
          <table:table-cell office:value-type="float" office:value="0">
            <text:p>0</text:p>
          </table:table-cell>
          <table:table-cell office:value-type="float" office:value="0.864599715519">
            <text:p>0.8645997155</text:p>
          </table:table-cell>
          <table:table-cell office:value-type="float" office:value="0">
            <text:p>0</text:p>
          </table:table-cell>
          <table:table-cell office:value-type="float" office:value="0.80471732421">
            <text:p>0.8047173242</text:p>
          </table:table-cell>
          <table:table-cell office:value-type="float" office:value="0">
            <text:p>0</text:p>
          </table:table-cell>
          <table:table-cell office:value-type="float" office:value="0.800953017144">
            <text:p>0.8009530171</text:p>
          </table:table-cell>
          <table:table-cell office:value-type="float" office:value="0">
            <text:p>0</text:p>
          </table:table-cell>
          <table:table-cell office:value-type="float" office:value="0.803628822061">
            <text:p>0.8036288221</text:p>
          </table:table-cell>
          <table:table-cell office:value-type="float" office:value="0">
            <text:p>0</text:p>
          </table:table-cell>
          <table:table-cell office:value-type="float" office:value="0.801835436755">
            <text:p>0.8018354368</text:p>
          </table:table-cell>
          <table:table-cell office:value-type="float" office:value="0">
            <text:p>0</text:p>
          </table:table-cell>
          <table:table-cell office:value-type="float" office:value="0.801971433148">
            <text:p>0.8019714331</text:p>
          </table:table-cell>
          <table:table-cell office:value-type="float" office:value="0">
            <text:p>0</text:p>
          </table:table-cell>
          <table:table-cell office:value-type="float" office:value="0.796278852985">
            <text:p>0.796278853</text:p>
          </table:table-cell>
          <table:table-cell office:value-type="float" office:value="0">
            <text:p>0</text:p>
          </table:table-cell>
          <table:table-cell office:value-type="float" office:value="0.865712895733">
            <text:p>0.8657128957</text:p>
          </table:table-cell>
          <table:table-cell office:value-type="float" office:value="0">
            <text:p>0</text:p>
          </table:table-cell>
          <table:table-cell office:value-type="float" office:value="0.868875706385">
            <text:p>0.8688757064</text:p>
          </table:table-cell>
          <table:table-cell office:value-type="float" office:value="0">
            <text:p>0</text:p>
          </table:table-cell>
          <table:table-cell office:value-type="float" office:value="0.873993240429">
            <text:p>0.8739932404</text:p>
          </table:table-cell>
          <table:table-cell office:value-type="float" office:value="0">
            <text:p>0</text:p>
          </table:table-cell>
          <table:table-cell office:value-type="float" office:value="0.775372417892">
            <text:p>0.7753724179</text:p>
          </table:table-cell>
          <table:table-cell office:value-type="float" office:value="0">
            <text:p>0</text:p>
          </table:table-cell>
          <table:table-cell office:value-type="float" office:value="0.776530416565">
            <text:p>0.7765304166</text:p>
          </table:table-cell>
          <table:table-cell office:value-type="float" office:value="0">
            <text:p>0</text:p>
          </table:table-cell>
          <table:table-cell office:value-type="float" office:value="0.776284119167">
            <text:p>0.7762841192</text:p>
          </table:table-cell>
          <table:table-cell office:value-type="float" office:value="0">
            <text:p>0</text:p>
          </table:table-cell>
          <table:table-cell office:value-type="float" office:value="0.777803843965">
            <text:p>0.777803844</text:p>
          </table:table-cell>
          <table:table-cell office:value-type="float" office:value="0">
            <text:p>0</text:p>
          </table:table-cell>
          <table:table-cell office:value-type="float" office:value="0.776384047381">
            <text:p>0.7763840474</text:p>
          </table:table-cell>
          <table:table-cell office:value-type="float" office:value="0">
            <text:p>0</text:p>
          </table:table-cell>
          <table:table-cell office:value-type="float" office:value="0.778548401354">
            <text:p>0.7785484014</text:p>
          </table:table-cell>
          <table:table-cell office:value-type="float" office:value="0">
            <text:p>0</text:p>
          </table:table-cell>
          <table:table-cell office:value-type="float" office:value="0.883550022412">
            <text:p>0.8835500224</text:p>
          </table:table-cell>
          <table:table-cell office:value-type="float" office:value="0">
            <text:p>0</text:p>
          </table:table-cell>
          <table:table-cell office:value-type="float" office:value="0.805751475205">
            <text:p>0.8057514752</text:p>
          </table:table-cell>
          <table:table-cell office:value-type="float" office:value="0">
            <text:p>0</text:p>
          </table:table-cell>
          <table:table-cell office:value-type="float" office:value="0.901753780255">
            <text:p>0.901753780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formula="of:=[.B8]&amp;&quot;_&quot;&amp;[.C8]" office:value-type="string" office:string-value="100_2">
            <text:p>100_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358">
            <text:p>358</text:p>
          </table:table-cell>
          <table:table-cell office:value-type="float" office:value="0.857446524782">
            <text:p>0.8574465248</text:p>
          </table:table-cell>
          <table:table-cell office:value-type="float" office:value="0.863770378062">
            <text:p>0.8637703781</text:p>
          </table:table-cell>
          <table:table-cell office:value-type="float" office:value="0.999859268512">
            <text:p>0.9998592685</text:p>
          </table:table-cell>
          <table:table-cell office:value-type="float" office:value="95">
            <text:p>95</text:p>
          </table:table-cell>
          <table:table-cell office:value-type="float" office:value="0.999690292728">
            <text:p>0.9996902927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9002015491">
            <text:p>0.97900201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2339328647">
            <text:p>0.992339328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3651832195">
            <text:p>0.9736518322</text:p>
          </table:table-cell>
          <table:table-cell office:value-type="float" office:value="0">
            <text:p>0</text:p>
          </table:table-cell>
          <table:table-cell office:value-type="float" office:value="0.973419858165">
            <text:p>0.9734198582</text:p>
          </table:table-cell>
          <table:table-cell office:value-type="float" office:value="0">
            <text:p>0</text:p>
          </table:table-cell>
          <table:table-cell office:value-type="float" office:value="0.975570886098">
            <text:p>0.9755708861</text:p>
          </table:table-cell>
          <table:table-cell office:value-type="float" office:value="0">
            <text:p>0</text:p>
          </table:table-cell>
          <table:table-cell office:value-type="float" office:value="0.999663889227">
            <text:p>0.9996638892</text:p>
          </table:table-cell>
          <table:table-cell office:value-type="float" office:value="98">
            <text:p>98</text:p>
          </table:table-cell>
          <table:table-cell office:value-type="float" office:value="0.999886363636">
            <text:p>0.9998863636</text:p>
          </table:table-cell>
          <table:table-cell office:value-type="float" office:value="99">
            <text:p>99</text:p>
          </table:table-cell>
          <table:table-cell office:value-type="float" office:value="0.999602272727">
            <text:p>0.9996022727</text:p>
          </table:table-cell>
          <table:table-cell office:value-type="float" office:value="99">
            <text:p>99</text:p>
          </table:table-cell>
          <table:table-cell office:value-type="float" office:value="0.999631487466">
            <text:p>0.9996314875</text:p>
          </table:table-cell>
          <table:table-cell office:value-type="float" office:value="97">
            <text:p>97</text:p>
          </table:table-cell>
          <table:table-cell office:value-type="float" office:value="0.999857954545">
            <text:p>0.9998579545</text:p>
          </table:table-cell>
          <table:table-cell office:value-type="float" office:value="99">
            <text:p>99</text:p>
          </table:table-cell>
          <table:table-cell office:value-type="float" office:value="0.99974708231">
            <text:p>0.9997470823</text:p>
          </table:table-cell>
          <table:table-cell office:value-type="float" office:value="98">
            <text:p>98</text:p>
          </table:table-cell>
          <table:table-cell office:value-type="float" office:value="0.997252465822">
            <text:p>0.9972524658</text:p>
          </table:table-cell>
          <table:table-cell office:value-type="float" office:value="35">
            <text:p>35</text:p>
          </table:table-cell>
          <table:table-cell office:value-type="float" office:value="0.99687731655">
            <text:p>0.9968773166</text:p>
          </table:table-cell>
          <table:table-cell office:value-type="float" office:value="34">
            <text:p>34</text:p>
          </table:table-cell>
          <table:table-cell office:value-type="float" office:value="0.987493073638">
            <text:p>0.98749307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9210084467">
            <text:p>0.9992100845</text:p>
          </table:table-cell>
          <table:table-cell office:value-type="float" office:value="80">
            <text:p>80</text:p>
          </table:table-cell>
        </table:table-row>
        <table:table-row table:style-name="ro2">
          <table:table-cell table:formula="of:=[.B9]&amp;&quot;_&quot;&amp;[.C9]" office:value-type="string" office:string-value="100_5">
            <text:p>100_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63">
            <text:p>363</text:p>
          </table:table-cell>
          <table:table-cell office:value-type="float" office:value="0.849763693614">
            <text:p>0.8497636936</text:p>
          </table:table-cell>
          <table:table-cell office:value-type="float" office:value="0.865085933326">
            <text:p>0.8650859333</text:p>
          </table:table-cell>
          <table:table-cell office:value-type="float" office:value="0.963644840234">
            <text:p>0.9636448402</text:p>
          </table:table-cell>
          <table:table-cell office:value-type="float" office:value="0">
            <text:p>0</text:p>
          </table:table-cell>
          <table:table-cell office:value-type="float" office:value="0.964343163556">
            <text:p>0.9643431636</text:p>
          </table:table-cell>
          <table:table-cell office:value-type="float" office:value="0">
            <text:p>0</text:p>
          </table:table-cell>
          <table:table-cell office:value-type="float" office:value="0.975994192057">
            <text:p>0.9759941921</text:p>
          </table:table-cell>
          <table:table-cell office:value-type="float" office:value="38">
            <text:p>38</text:p>
          </table:table-cell>
          <table:table-cell office:value-type="float" office:value="0.974503997304">
            <text:p>0.9745039973</text:p>
          </table:table-cell>
          <table:table-cell office:value-type="float" office:value="40">
            <text:p>40</text:p>
          </table:table-cell>
          <table:table-cell office:value-type="float" office:value="0.975608406504">
            <text:p>0.9756084065</text:p>
          </table:table-cell>
          <table:table-cell office:value-type="float" office:value="38">
            <text:p>38</text:p>
          </table:table-cell>
          <table:table-cell office:value-type="float" office:value="0.930274452498">
            <text:p>0.9302744525</text:p>
          </table:table-cell>
          <table:table-cell office:value-type="float" office:value="0">
            <text:p>0</text:p>
          </table:table-cell>
          <table:table-cell office:value-type="float" office:value="0.973812314958">
            <text:p>0.973812315</text:p>
          </table:table-cell>
          <table:table-cell office:value-type="float" office:value="37">
            <text:p>37</text:p>
          </table:table-cell>
          <table:table-cell office:value-type="float" office:value="0.966771972407">
            <text:p>0.9667719724</text:p>
          </table:table-cell>
          <table:table-cell office:value-type="float" office:value="28">
            <text:p>28</text:p>
          </table:table-cell>
          <table:table-cell office:value-type="float" office:value="0.980696825964">
            <text:p>0.980696826</text:p>
          </table:table-cell>
          <table:table-cell office:value-type="float" office:value="47">
            <text:p>47</text:p>
          </table:table-cell>
          <table:table-cell office:value-type="float" office:value="0.953478780282">
            <text:p>0.9534787803</text:p>
          </table:table-cell>
          <table:table-cell office:value-type="float" office:value="0">
            <text:p>0</text:p>
          </table:table-cell>
          <table:table-cell office:value-type="float" office:value="0.960556113609">
            <text:p>0.9605561136</text:p>
          </table:table-cell>
          <table:table-cell office:value-type="float" office:value="24">
            <text:p>24</text:p>
          </table:table-cell>
          <table:table-cell office:value-type="float" office:value="0.96031933302">
            <text:p>0.960319333</text:p>
          </table:table-cell>
          <table:table-cell office:value-type="float" office:value="17">
            <text:p>17</text:p>
          </table:table-cell>
          <table:table-cell office:value-type="float" office:value="0.973967927584">
            <text:p>0.9739679276</text:p>
          </table:table-cell>
          <table:table-cell office:value-type="float" office:value="46">
            <text:p>46</text:p>
          </table:table-cell>
          <table:table-cell office:value-type="float" office:value="0.927213534904">
            <text:p>0.9272135349</text:p>
          </table:table-cell>
          <table:table-cell office:value-type="float" office:value="0">
            <text:p>0</text:p>
          </table:table-cell>
          <table:table-cell office:value-type="float" office:value="0.927863693215">
            <text:p>0.9278636932</text:p>
          </table:table-cell>
          <table:table-cell office:value-type="float" office:value="0">
            <text:p>0</text:p>
          </table:table-cell>
          <table:table-cell office:value-type="float" office:value="0.931136533601">
            <text:p>0.9311365336</text:p>
          </table:table-cell>
          <table:table-cell office:value-type="float" office:value="0">
            <text:p>0</text:p>
          </table:table-cell>
          <table:table-cell office:value-type="float" office:value="0.939889399255">
            <text:p>0.9398893993</text:p>
          </table:table-cell>
          <table:table-cell office:value-type="float" office:value="0">
            <text:p>0</text:p>
          </table:table-cell>
          <table:table-cell office:value-type="float" office:value="0.9352165453">
            <text:p>0.9352165453</text:p>
          </table:table-cell>
          <table:table-cell office:value-type="float" office:value="0">
            <text:p>0</text:p>
          </table:table-cell>
          <table:table-cell office:value-type="float" office:value="0.939940269594">
            <text:p>0.9399402696</text:p>
          </table:table-cell>
          <table:table-cell office:value-type="float" office:value="0">
            <text:p>0</text:p>
          </table:table-cell>
          <table:table-cell office:value-type="float" office:value="0.938901263661">
            <text:p>0.9389012637</text:p>
          </table:table-cell>
          <table:table-cell office:value-type="float" office:value="0">
            <text:p>0</text:p>
          </table:table-cell>
          <table:table-cell office:value-type="float" office:value="0.940635638663">
            <text:p>0.9406356387</text:p>
          </table:table-cell>
          <table:table-cell office:value-type="float" office:value="0">
            <text:p>0</text:p>
          </table:table-cell>
          <table:table-cell office:value-type="float" office:value="0.937581717478">
            <text:p>0.9375817175</text:p>
          </table:table-cell>
          <table:table-cell office:value-type="float" office:value="0">
            <text:p>0</text:p>
          </table:table-cell>
          <table:table-cell office:value-type="float" office:value="0.949369622682">
            <text:p>0.9493696227</text:p>
          </table:table-cell>
          <table:table-cell office:value-type="float" office:value="0">
            <text:p>0</text:p>
          </table:table-cell>
          <table:table-cell office:value-type="float" office:value="0.950089432362">
            <text:p>0.9500894324</text:p>
          </table:table-cell>
          <table:table-cell office:value-type="float" office:value="0">
            <text:p>0</text:p>
          </table:table-cell>
          <table:table-cell office:value-type="float" office:value="0.944241612655">
            <text:p>0.9442416127</text:p>
          </table:table-cell>
          <table:table-cell office:value-type="float" office:value="0">
            <text:p>0</text:p>
          </table:table-cell>
          <table:table-cell office:value-type="float" office:value="0.930586607837">
            <text:p>0.9305866078</text:p>
          </table:table-cell>
          <table:table-cell office:value-type="float" office:value="1">
            <text:p>1</text:p>
          </table:table-cell>
          <table:table-cell office:value-type="float" office:value="0.928543742095">
            <text:p>0.9285437421</text:p>
          </table:table-cell>
          <table:table-cell office:value-type="float" office:value="1">
            <text:p>1</text:p>
          </table:table-cell>
          <table:table-cell office:value-type="float" office:value="0.927682723902">
            <text:p>0.9276827239</text:p>
          </table:table-cell>
          <table:table-cell office:value-type="float" office:value="1">
            <text:p>1</text:p>
          </table:table-cell>
          <table:table-cell office:value-type="float" office:value="0.928052253839">
            <text:p>0.9280522538</text:p>
          </table:table-cell>
          <table:table-cell office:value-type="float" office:value="0">
            <text:p>0</text:p>
          </table:table-cell>
          <table:table-cell office:value-type="float" office:value="0.930054161529">
            <text:p>0.9300541615</text:p>
          </table:table-cell>
          <table:table-cell office:value-type="float" office:value="0">
            <text:p>0</text:p>
          </table:table-cell>
          <table:table-cell office:value-type="float" office:value="0.927272295009">
            <text:p>0.927272295</text:p>
          </table:table-cell>
          <table:table-cell office:value-type="float" office:value="0">
            <text:p>0</text:p>
          </table:table-cell>
          <table:table-cell office:value-type="float" office:value="0.997848978175">
            <text:p>0.9978489782</text:p>
          </table:table-cell>
          <table:table-cell office:value-type="float" office:value="54">
            <text:p>54</text:p>
          </table:table-cell>
          <table:table-cell office:value-type="float" office:value="0.999917127072">
            <text:p>0.9999171271</text:p>
          </table:table-cell>
          <table:table-cell office:value-type="float" office:value="99">
            <text:p>99</text:p>
          </table:table-cell>
          <table:table-cell office:value-type="float" office:value="0.984307371912">
            <text:p>0.9843073719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formula="of:=[.B10]&amp;&quot;_&quot;&amp;[.C10]" office:value-type="string" office:string-value="100_10">
            <text:p>100_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64">
            <text:p>364</text:p>
          </table:table-cell>
          <table:table-cell office:value-type="float" office:value="0.845807289393">
            <text:p>0.8458072894</text:p>
          </table:table-cell>
          <table:table-cell office:value-type="float" office:value="0.866731130061">
            <text:p>0.8667311301</text:p>
          </table:table-cell>
          <table:table-cell office:value-type="float" office:value="0.898387435199">
            <text:p>0.8983874352</text:p>
          </table:table-cell>
          <table:table-cell office:value-type="float" office:value="0">
            <text:p>0</text:p>
          </table:table-cell>
          <table:table-cell office:value-type="float" office:value="0.900367156931">
            <text:p>0.9003671569</text:p>
          </table:table-cell>
          <table:table-cell office:value-type="float" office:value="0">
            <text:p>0</text:p>
          </table:table-cell>
          <table:table-cell office:value-type="float" office:value="0.804904037357">
            <text:p>0.8049040374</text:p>
          </table:table-cell>
          <table:table-cell office:value-type="float" office:value="0">
            <text:p>0</text:p>
          </table:table-cell>
          <table:table-cell office:value-type="float" office:value="0.805842906556">
            <text:p>0.8058429066</text:p>
          </table:table-cell>
          <table:table-cell office:value-type="float" office:value="0">
            <text:p>0</text:p>
          </table:table-cell>
          <table:table-cell office:value-type="float" office:value="0.807608697521">
            <text:p>0.8076086975</text:p>
          </table:table-cell>
          <table:table-cell office:value-type="float" office:value="0">
            <text:p>0</text:p>
          </table:table-cell>
          <table:table-cell office:value-type="float" office:value="0.882373765503">
            <text:p>0.8823737655</text:p>
          </table:table-cell>
          <table:table-cell office:value-type="float" office:value="0">
            <text:p>0</text:p>
          </table:table-cell>
          <table:table-cell office:value-type="float" office:value="0.805295363995">
            <text:p>0.805295364</text:p>
          </table:table-cell>
          <table:table-cell office:value-type="float" office:value="0">
            <text:p>0</text:p>
          </table:table-cell>
          <table:table-cell office:value-type="float" office:value="0.807091763506">
            <text:p>0.8070917635</text:p>
          </table:table-cell>
          <table:table-cell office:value-type="float" office:value="0">
            <text:p>0</text:p>
          </table:table-cell>
          <table:table-cell office:value-type="float" office:value="0.807100208091">
            <text:p>0.8071002081</text:p>
          </table:table-cell>
          <table:table-cell office:value-type="float" office:value="0">
            <text:p>0</text:p>
          </table:table-cell>
          <table:table-cell office:value-type="float" office:value="0.908147949993">
            <text:p>0.90814795</text:p>
          </table:table-cell>
          <table:table-cell office:value-type="float" office:value="0">
            <text:p>0</text:p>
          </table:table-cell>
          <table:table-cell office:value-type="float" office:value="0.798361047987">
            <text:p>0.798361048</text:p>
          </table:table-cell>
          <table:table-cell office:value-type="float" office:value="0">
            <text:p>0</text:p>
          </table:table-cell>
          <table:table-cell office:value-type="float" office:value="0.805872749018">
            <text:p>0.805872749</text:p>
          </table:table-cell>
          <table:table-cell office:value-type="float" office:value="0">
            <text:p>0</text:p>
          </table:table-cell>
          <table:table-cell office:value-type="float" office:value="0.800188884757">
            <text:p>0.8001888848</text:p>
          </table:table-cell>
          <table:table-cell office:value-type="float" office:value="0">
            <text:p>0</text:p>
          </table:table-cell>
          <table:table-cell office:value-type="float" office:value="0.881589743646">
            <text:p>0.8815897436</text:p>
          </table:table-cell>
          <table:table-cell office:value-type="float" office:value="0">
            <text:p>0</text:p>
          </table:table-cell>
          <table:table-cell office:value-type="float" office:value="0.878018070591">
            <text:p>0.8780180706</text:p>
          </table:table-cell>
          <table:table-cell office:value-type="float" office:value="0">
            <text:p>0</text:p>
          </table:table-cell>
          <table:table-cell office:value-type="float" office:value="0.882553538156">
            <text:p>0.8825535382</text:p>
          </table:table-cell>
          <table:table-cell office:value-type="float" office:value="0">
            <text:p>0</text:p>
          </table:table-cell>
          <table:table-cell office:value-type="float" office:value="0.832160939702">
            <text:p>0.8321609397</text:p>
          </table:table-cell>
          <table:table-cell office:value-type="float" office:value="0">
            <text:p>0</text:p>
          </table:table-cell>
          <table:table-cell office:value-type="float" office:value="0.829570940896">
            <text:p>0.8295709409</text:p>
          </table:table-cell>
          <table:table-cell office:value-type="float" office:value="0">
            <text:p>0</text:p>
          </table:table-cell>
          <table:table-cell office:value-type="float" office:value="0.832036614645">
            <text:p>0.8320366146</text:p>
          </table:table-cell>
          <table:table-cell office:value-type="float" office:value="0">
            <text:p>0</text:p>
          </table:table-cell>
          <table:table-cell office:value-type="float" office:value="0.832588993467">
            <text:p>0.8325889935</text:p>
          </table:table-cell>
          <table:table-cell office:value-type="float" office:value="0">
            <text:p>0</text:p>
          </table:table-cell>
          <table:table-cell office:value-type="float" office:value="0.832640022908">
            <text:p>0.8326400229</text:p>
          </table:table-cell>
          <table:table-cell office:value-type="float" office:value="0">
            <text:p>0</text:p>
          </table:table-cell>
          <table:table-cell office:value-type="float" office:value="0.828891321805">
            <text:p>0.8288913218</text:p>
          </table:table-cell>
          <table:table-cell office:value-type="float" office:value="0">
            <text:p>0</text:p>
          </table:table-cell>
          <table:table-cell office:value-type="float" office:value="0.890872972383">
            <text:p>0.8908729724</text:p>
          </table:table-cell>
          <table:table-cell office:value-type="float" office:value="0">
            <text:p>0</text:p>
          </table:table-cell>
          <table:table-cell office:value-type="float" office:value="0.888812959083">
            <text:p>0.8888129591</text:p>
          </table:table-cell>
          <table:table-cell office:value-type="float" office:value="0">
            <text:p>0</text:p>
          </table:table-cell>
          <table:table-cell office:value-type="float" office:value="0.893569673759">
            <text:p>0.8935696738</text:p>
          </table:table-cell>
          <table:table-cell office:value-type="float" office:value="0">
            <text:p>0</text:p>
          </table:table-cell>
          <table:table-cell office:value-type="float" office:value="0.803138894832">
            <text:p>0.8031388948</text:p>
          </table:table-cell>
          <table:table-cell office:value-type="float" office:value="0">
            <text:p>0</text:p>
          </table:table-cell>
          <table:table-cell office:value-type="float" office:value="0.802109433921">
            <text:p>0.8021094339</text:p>
          </table:table-cell>
          <table:table-cell office:value-type="float" office:value="0">
            <text:p>0</text:p>
          </table:table-cell>
          <table:table-cell office:value-type="float" office:value="0.803747849698">
            <text:p>0.8037478497</text:p>
          </table:table-cell>
          <table:table-cell office:value-type="float" office:value="0">
            <text:p>0</text:p>
          </table:table-cell>
          <table:table-cell office:value-type="float" office:value="0.802883676513">
            <text:p>0.8028836765</text:p>
          </table:table-cell>
          <table:table-cell office:value-type="float" office:value="0">
            <text:p>0</text:p>
          </table:table-cell>
          <table:table-cell office:value-type="float" office:value="0.802875387443">
            <text:p>0.8028753874</text:p>
          </table:table-cell>
          <table:table-cell office:value-type="float" office:value="0">
            <text:p>0</text:p>
          </table:table-cell>
          <table:table-cell office:value-type="float" office:value="0.80527001324">
            <text:p>0.8052700132</text:p>
          </table:table-cell>
          <table:table-cell office:value-type="float" office:value="0">
            <text:p>0</text:p>
          </table:table-cell>
          <table:table-cell office:value-type="float" office:value="0.943718643292">
            <text:p>0.9437186433</text:p>
          </table:table-cell>
          <table:table-cell office:value-type="float" office:value="0">
            <text:p>0</text:p>
          </table:table-cell>
          <table:table-cell office:value-type="float" office:value="0.848830548767">
            <text:p>0.8488305488</text:p>
          </table:table-cell>
          <table:table-cell office:value-type="float" office:value="0">
            <text:p>0</text:p>
          </table:table-cell>
          <table:table-cell office:value-type="float" office:value="0.927089115744">
            <text:p>0.92708911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verage</text:p>
          </table:table-cell>
          <table:table-cell table:number-columns-repeated="2"/>
          <table:table-cell office:value-type="string">
            <text:p>Mean</text:p>
          </table:table-cell>
          <table:table-cell table:formula="of:=SUM([.E2:.E10])/COUNT([.$B$2:.$B$10])" office:value-type="float" office:value="0.850834388443111">
            <text:p>0.8508343884</text:p>
          </table:table-cell>
          <table:table-cell table:formula="of:=SUM([.F2:.F10])/COUNT([.$B$2:.$B$10])" office:value-type="float" office:value="0.878208928634444">
            <text:p>0.8782089286</text:p>
          </table:table-cell>
          <table:table-cell table:formula="of:=SUM([.G2:.G10])/COUNT([.$B$2:.$B$10])" office:value-type="float" office:value="0.934829347966667">
            <text:p>0.934829348</text:p>
          </table:table-cell>
          <table:table-cell table:formula="of:=SUM([.H2:.H10])/COUNT([.H2:.H10])" office:value-type="float" office:value="19.3333333333333">
            <text:p>19.3333333333</text:p>
          </table:table-cell>
          <table:table-cell table:formula="of:=SUM([.I2:.I10])/COUNT([.$B$2:.$B$10])" office:value-type="float" office:value="0.936701316837333">
            <text:p>0.9367013168</text:p>
          </table:table-cell>
          <table:table-cell table:formula="of:=SUM([.J2:.J10])/COUNT([.J2:.J10])" office:value-type="float" office:value="18.8888888888889">
            <text:p>18.8888888889</text:p>
          </table:table-cell>
          <table:table-cell table:formula="of:=SUM([.K2:.K10])/COUNT([.$B$2:.$B$10])" office:value-type="float" office:value="0.900907606054778">
            <text:p>0.9009076061</text:p>
          </table:table-cell>
          <table:table-cell table:formula="of:=SUM([.L2:.L10])/COUNT([.L2:.L10])" office:value-type="float" office:value="37.8888888888889">
            <text:p>37.8888888889</text:p>
          </table:table-cell>
          <table:table-cell table:formula="of:=SUM([.M2:.M10])/COUNT([.$B$2:.$B$10])" office:value-type="float" office:value="0.900513103000444">
            <text:p>0.900513103</text:p>
          </table:table-cell>
          <table:table-cell table:formula="of:=SUM([.N2:.N10])/COUNT([.N2:.N10])" office:value-type="float" office:value="37.6666666666667">
            <text:p>37.6666666667</text:p>
          </table:table-cell>
          <table:table-cell table:formula="of:=SUM([.O2:.O10])/COUNT([.$B$2:.$B$10])" office:value-type="float" office:value="0.901152090732333">
            <text:p>0.9011520907</text:p>
          </table:table-cell>
          <table:table-cell table:formula="of:=SUM([.P2:.P10])/COUNT([.P2:.P10])" office:value-type="float" office:value="37.7777777777778">
            <text:p>37.7777777778</text:p>
          </table:table-cell>
          <table:table-cell table:formula="of:=SUM([.Q2:.Q10])/COUNT([.$B$2:.$B$10])" office:value-type="float" office:value="0.915965805736889">
            <text:p>0.9159658057</text:p>
          </table:table-cell>
          <table:table-cell table:formula="of:=SUM([.R2:.R10])/COUNT([.R2:.R10])" office:value-type="float" office:value="0.555555555555556">
            <text:p>0.5555555556</text:p>
          </table:table-cell>
          <table:table-cell table:formula="of:=SUM([.S2:.S10])/COUNT([.$B$2:.$B$10])" office:value-type="float" office:value="0.903339678847222">
            <text:p>0.9033396788</text:p>
          </table:table-cell>
          <table:table-cell table:formula="of:=SUM([.T2:.T10])/COUNT([.T2:.T10])" office:value-type="float" office:value="37.6666666666667">
            <text:p>37.6666666667</text:p>
          </table:table-cell>
          <table:table-cell table:formula="of:=SUM([.U2:.U10])/COUNT([.$B$2:.$B$10])" office:value-type="float" office:value="0.902242590188556">
            <text:p>0.9022425902</text:p>
          </table:table-cell>
          <table:table-cell table:formula="of:=SUM([.V2:.V10])/COUNT([.V2:.V10])" office:value-type="float" office:value="36.4444444444444">
            <text:p>36.4444444444</text:p>
          </table:table-cell>
          <table:table-cell table:formula="of:=SUM([.W2:.W10])/COUNT([.$B$2:.$B$10])" office:value-type="float" office:value="0.905325036475667">
            <text:p>0.9053250365</text:p>
          </table:table-cell>
          <table:table-cell table:formula="of:=SUM([.X2:.X10])/COUNT([.X2:.X10])" office:value-type="float" office:value="39.3333333333333">
            <text:p>39.3333333333</text:p>
          </table:table-cell>
          <table:table-cell table:formula="of:=SUM([.Y2:.Y10])/COUNT([.$B$2:.$B$10])" office:value-type="float" office:value="0.935310993135111">
            <text:p>0.9353109931</text:p>
          </table:table-cell>
          <table:table-cell table:formula="of:=SUM([.Z2:.Z10])/COUNT([.Z2:.Z10])" office:value-type="float" office:value="2.66666666666667">
            <text:p>2.6666666667</text:p>
          </table:table-cell>
          <table:table-cell table:formula="of:=SUM([.AA2:.AA10])/COUNT([.$B$2:.$B$10])" office:value-type="float" office:value="0.891829692107333">
            <text:p>0.8918296921</text:p>
          </table:table-cell>
          <table:table-cell table:formula="of:=SUM([.AB2:.AB10])/COUNT([.AB2:.AB10])" office:value-type="float" office:value="35.7777777777778">
            <text:p>35.7777777778</text:p>
          </table:table-cell>
          <table:table-cell table:formula="of:=SUM([.AC2:.AC10])/COUNT([.$B$2:.$B$10])" office:value-type="float" office:value="0.898452643485">
            <text:p>0.8984526435</text:p>
          </table:table-cell>
          <table:table-cell table:formula="of:=SUM([.AD2:.AD10])/COUNT([.AD2:.AD10])" office:value-type="float" office:value="34.7777777777778">
            <text:p>34.7777777778</text:p>
          </table:table-cell>
          <table:table-cell table:formula="of:=SUM([.AE2:.AE10])/COUNT([.$B$2:.$B$10])" office:value-type="float" office:value="0.896415580041556">
            <text:p>0.89641558</text:p>
          </table:table-cell>
          <table:table-cell table:formula="of:=SUM([.AF2:.AF10])/COUNT([.AF2:.AF10])" office:value-type="float" office:value="38.7777777777778">
            <text:p>38.7777777778</text:p>
          </table:table-cell>
          <table:table-cell table:formula="of:=SUM([.AG2:.AG10])/COUNT([.$B$2:.$B$10])" office:value-type="float" office:value="0.914174950137222">
            <text:p>0.9141749501</text:p>
          </table:table-cell>
          <table:table-cell table:formula="of:=SUM([.AH2:.AH10])/COUNT([.AH2:.AH10])" office:value-type="float" office:value="0.777777777777778">
            <text:p>0.7777777778</text:p>
          </table:table-cell>
          <table:table-cell table:formula="of:=SUM([.AI2:.AI10])/COUNT([.$B$2:.$B$10])" office:value-type="float" office:value="0.912567146295333">
            <text:p>0.9125671463</text:p>
          </table:table-cell>
          <table:table-cell table:formula="of:=SUM([.AJ2:.AJ10])/COUNT([.AJ2:.AJ10])" office:value-type="float" office:value="0.666666666666667">
            <text:p>0.6666666667</text:p>
          </table:table-cell>
          <table:table-cell table:formula="of:=SUM([.AK2:.AK10])/COUNT([.$B$2:.$B$10])" office:value-type="float" office:value="0.914896989368556">
            <text:p>0.9148969894</text:p>
          </table:table-cell>
          <table:table-cell table:formula="of:=SUM([.AL2:.AL10])/COUNT([.AL2:.AL10])" office:value-type="float" office:value="0.444444444444444">
            <text:p>0.4444444444</text:p>
          </table:table-cell>
          <table:table-cell table:formula="of:=SUM([.AM2:.AM10])/COUNT([.$B$2:.$B$10])" office:value-type="float" office:value="0.902035321214444">
            <text:p>0.9020353212</text:p>
          </table:table-cell>
          <table:table-cell table:formula="of:=SUM([.AN2:.AN10])/COUNT([.AN2:.AN10])" office:value-type="float" office:value="27.4444444444444">
            <text:p>27.4444444444</text:p>
          </table:table-cell>
          <table:table-cell table:formula="of:=SUM([.AO2:.AO10])/COUNT([.$B$2:.$B$10])" office:value-type="float" office:value="0.902047765574">
            <text:p>0.9020477656</text:p>
          </table:table-cell>
          <table:table-cell table:formula="of:=SUM([.AP2:.AP10])/COUNT([.AP2:.AP10])" office:value-type="float" office:value="28.4444444444444">
            <text:p>28.4444444444</text:p>
          </table:table-cell>
          <table:table-cell table:formula="of:=SUM([.AQ2:.AQ10])/COUNT([.$B$2:.$B$10])" office:value-type="float" office:value="0.902295217649">
            <text:p>0.9022952176</text:p>
          </table:table-cell>
          <table:table-cell table:formula="of:=SUM([.AR2:.AR10])/COUNT([.AR2:.AR10])" office:value-type="float" office:value="27">
            <text:p>27</text:p>
          </table:table-cell>
          <table:table-cell table:formula="of:=SUM([.AS2:.AS10])/COUNT([.$B$2:.$B$10])" office:value-type="float" office:value="0.903426577356111">
            <text:p>0.9034265774</text:p>
          </table:table-cell>
          <table:table-cell table:formula="of:=SUM([.AT2:.AT10])/COUNT([.AT2:.AT10])" office:value-type="float" office:value="30.4444444444444">
            <text:p>30.4444444444</text:p>
          </table:table-cell>
          <table:table-cell table:formula="of:=SUM([.AU2:.AU10])/COUNT([.$B$2:.$B$10])" office:value-type="float" office:value="0.900980879889778">
            <text:p>0.9009808799</text:p>
          </table:table-cell>
          <table:table-cell table:formula="of:=SUM([.AV2:.AV10])/COUNT([.AV2:.AV10])" office:value-type="float" office:value="28.3333333333333">
            <text:p>28.3333333333</text:p>
          </table:table-cell>
          <table:table-cell table:formula="of:=SUM([.AW2:.AW10])/COUNT([.$B$2:.$B$10])" office:value-type="float" office:value="0.898062842026667">
            <text:p>0.898062842</text:p>
          </table:table-cell>
          <table:table-cell table:formula="of:=SUM([.AX2:.AX10])/COUNT([.AX2:.AX10])" office:value-type="float" office:value="27.5555555555556">
            <text:p>27.5555555556</text:p>
          </table:table-cell>
          <table:table-cell table:formula="of:=SUM([.AY2:.AY10])/COUNT([.$B$2:.$B$10])" office:value-type="float" office:value="0.926021519904222">
            <text:p>0.9260215199</text:p>
          </table:table-cell>
          <table:table-cell table:formula="of:=SUM([.AZ2:.AZ10])/COUNT([.AZ2:.AZ10])" office:value-type="float" office:value="7.33333333333333">
            <text:p>7.3333333333</text:p>
          </table:table-cell>
          <table:table-cell table:formula="of:=SUM([.BA2:.BA10])/COUNT([.$B$2:.$B$10])" office:value-type="float" office:value="0.926533264083889">
            <text:p>0.9265332641</text:p>
          </table:table-cell>
          <table:table-cell table:formula="of:=SUM([.BB2:.BB10])/COUNT([.BB2:.BB10])" office:value-type="float" office:value="6.66666666666667">
            <text:p>6.6666666667</text:p>
          </table:table-cell>
          <table:table-cell table:formula="of:=SUM([.BC2:.BC10])/COUNT([.$B$2:.$B$10])" office:value-type="float" office:value="0.923876508677778">
            <text:p>0.9238765087</text:p>
          </table:table-cell>
          <table:table-cell table:formula="of:=SUM([.BD2:.BD10])/COUNT([.BD2:.BD10])" office:value-type="float" office:value="1.22222222222222">
            <text:p>1.2222222222</text:p>
          </table:table-cell>
          <table:table-cell table:formula="of:=SUM([.BE2:.BE10])/COUNT([.$B$2:.$B$10])" office:value-type="float" office:value="0.891838517719111">
            <text:p>0.8918385177</text:p>
          </table:table-cell>
          <table:table-cell table:formula="of:=SUM([.BF2:.BF10])/COUNT([.BF2:.BF10])" office:value-type="float" office:value="31.7777777777778">
            <text:p>31.7777777778</text:p>
          </table:table-cell>
          <table:table-cell table:formula="of:=SUM([.BG2:.BG10])/COUNT([.$B$2:.$B$10])" office:value-type="float" office:value="0.892996491042334">
            <text:p>0.892996491</text:p>
          </table:table-cell>
          <table:table-cell table:formula="of:=SUM([.BH2:.BH10])/COUNT([.BH2:.BH10])" office:value-type="float" office:value="32.2222222222222">
            <text:p>32.2222222222</text:p>
          </table:table-cell>
          <table:table-cell table:formula="of:=SUM([.BI2:.BI10])/COUNT([.$B$2:.$B$10])" office:value-type="float" office:value="0.8912570102">
            <text:p>0.8912570102</text:p>
          </table:table-cell>
          <table:table-cell table:formula="of:=SUM([.BJ2:.BJ10])/COUNT([.BJ2:.BJ10])" office:value-type="float" office:value="31.6666666666667">
            <text:p>31.6666666667</text:p>
          </table:table-cell>
          <table:table-cell table:formula="of:=SUM([.BK2:.BK10])/COUNT([.$B$2:.$B$10])" office:value-type="float" office:value="0.893479197068222">
            <text:p>0.8934791971</text:p>
          </table:table-cell>
          <table:table-cell table:formula="of:=SUM([.BL2:.BL10])/COUNT([.BL2:.BL10])" office:value-type="float" office:value="31.7777777777778">
            <text:p>31.7777777778</text:p>
          </table:table-cell>
          <table:table-cell table:formula="of:=SUM([.BM2:.BM10])/COUNT([.$B$2:.$B$10])" office:value-type="float" office:value="0.891210000222778">
            <text:p>0.8912100002</text:p>
          </table:table-cell>
          <table:table-cell table:formula="of:=SUM([.BN2:.BN10])/COUNT([.BN2:.BN10])" office:value-type="float" office:value="32">
            <text:p>32</text:p>
          </table:table-cell>
          <table:table-cell table:formula="of:=SUM([.BO2:.BO10])/COUNT([.$B$2:.$B$10])" office:value-type="float" office:value="0.890960994912222">
            <text:p>0.8909609949</text:p>
          </table:table-cell>
          <table:table-cell table:formula="of:=SUM([.BP2:.BP10])/COUNT([.BP2:.BP10])" office:value-type="float" office:value="31.6666666666667">
            <text:p>31.6666666667</text:p>
          </table:table-cell>
          <table:table-cell table:formula="of:=SUM([.BQ2:.BQ10])/COUNT([.$B$2:.$B$10])" office:value-type="float" office:value="0.957233601704666">
            <text:p>0.9572336017</text:p>
          </table:table-cell>
          <table:table-cell table:formula="of:=SUM([.BR2:.BR10])/COUNT([.BR2:.BR10])" office:value-type="float" office:value="42.2222222222222">
            <text:p>42.2222222222</text:p>
          </table:table-cell>
          <table:table-cell table:formula="of:=SUM([.BS2:.BS10])/COUNT([.$B$2:.$B$10])" office:value-type="float" office:value="0.923761413635222">
            <text:p>0.9237614136</text:p>
          </table:table-cell>
          <table:table-cell table:formula="of:=SUM([.BT2:.BT10])/COUNT([.BT2:.BT10])" office:value-type="float" office:value="47">
            <text:p>47</text:p>
          </table:table-cell>
          <table:table-cell table:formula="of:=SUM([.BU2:.BU10])/COUNT([.$B$2:.$B$10])" office:value-type="float" office:value="0.947882048627778">
            <text:p>0.9478820486</text:p>
          </table:table-cell>
          <table:table-cell table:formula="of:=SUM([.BV2:.BV10])/COUNT([.BV2:.BV10])" office:value-type="float" office:value="17.7777777777778">
            <text:p>17.7777777778</text:p>
          </table:table-cell>
        </table:table-row>
      </table:table>
      <table:table table:name="Correlated_bins-items" table:style-name="ta1">
        <office:forms form:automatic-focus="false" form:apply-design-mode="false"/>
        <table:shapes>
          <draw:frame draw:z-index="0" draw:style-name="gr1" svg:width="50cm" svg:height="17.14cm" svg:x="2.863cm" svg:y="5.045cm">
            <draw:object draw:notify-on-update-of-ranges="'Correlated_bins-items'.A2:'Correlated_bins-items'.A2 'Correlated_bins-items'.A3:'Correlated_bins-items'.A3 'Correlated_bins-items'.A4:'Correlated_bins-items'.A4 'Correlated_bins-items'.A5:'Correlated_bins-items'.A5 'Correlated_bins-items'.A6:'Correlated_bins-items'.A6 'Correlated_bins-items'.A7:'Correlated_bins-items'.A7 'Correlated_bins-items'.A8:'Correlated_bins-items'.A8 'Correlated_bins-items'.A9:'Correlated_bins-items'.A9 'Correlated_bins-items'.A10:'Correlated_bins-items'.A10"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1" draw:style-name="gr1" svg:width="41.054cm" svg:height="14.115cm" svg:x="2.652cm" svg:y="23.199cm">
            <draw:object draw:notify-on-update-of-ranges="'Correlated_bins-items'.A2:'Correlated_bins-items'.A11 'Correlated_bins-items'.G1:'Correlated_bins-items'.G1 'Correlated_bins-items'.G2:'Correlated_bins-items'.G11 'Correlated_bins-items'.I1:'Correlated_bins-items'.I1 'Correlated_bins-items'.I2:'Correlated_bins-items'.I11 'Correlated_bins-items'.K1:'Correlated_bins-items'.K1 'Correlated_bins-items'.K2:'Correlated_bins-items'.K11 'Correlated_bins-items'.M1:'Correlated_bins-items'.M1 'Correlated_bins-items'.M2:'Correlated_bins-items'.M11 'Correlated_bins-items'.O1:'Correlated_bins-items'.O1 'Correlated_bins-items'.O2:'Correlated_bins-items'.O11 'Correlated_bins-items'.Q1:'Correlated_bins-items'.Q1 'Correlated_bins-items'.Q2:'Correlated_bins-items'.Q11 'Correlated_bins-items'.S1:'Correlated_bins-items'.S1 'Correlated_bins-items'.S2:'Correlated_bins-items'.S11 'Correlated_bins-items'.U1:'Correlated_bins-items'.U1 'Correlated_bins-items'.U2:'Correlated_bins-items'.U11 'Correlated_bins-items'.W1:'Correlated_bins-items'.W1 'Correlated_bins-items'.W2:'Correlated_bins-items'.W11 'Correlated_bins-items'.Y1:'Correlated_bins-items'.Y1 'Correlated_bins-items'.Y2:'Correlated_bins-items'.Y11 'Correlated_bins-items'.AA1:'Correlated_bins-items'.AA1 'Correlated_bins-items'.AA2:'Correlated_bins-items'.AA11 'Correlated_bins-items'.AC1:'Correlated_bins-items'.AC1 'Correlated_bins-items'.AC2:'Correlated_bins-items'.AC11 'Correlated_bins-items'.AE1:'Correlated_bins-items'.AE1 'Correlated_bins-items'.AE2:'Correlated_bins-items'.AE11 'Correlated_bins-items'.AG1:'Correlated_bins-items'.AG1 'Correlated_bins-items'.AG2:'Correlated_bins-items'.AG11 'Correlated_bins-items'.AI1:'Correlated_bins-items'.AI1 'Correlated_bins-items'.AI2:'Correlated_bins-items'.AI11 'Correlated_bins-items'.AK1:'Correlated_bins-items'.AK1 'Correlated_bins-items'.AK2:'Correlated_bins-items'.AK11 'Correlated_bins-items'.AM1:'Correlated_bins-items'.AM1 'Correlated_bins-items'.AM2:'Correlated_bins-items'.AM11 'Correlated_bins-items'.AO1:'Correlated_bins-items'.AO1 'Correlated_bins-items'.AO2:'Correlated_bins-items'.AO11 'Correlated_bins-items'.AQ1:'Correlated_bins-items'.AQ1 'Correlated_bins-items'.AQ2:'Correlated_bins-items'.AQ11 'Correlated_bins-items'.AS1:'Correlated_bins-items'.AS1 'Correlated_bins-items'.AS2:'Correlated_bins-items'.AS11 'Correlated_bins-items'.AU1:'Correlated_bins-items'.AU1 'Correlated_bins-items'.AU2:'Correlated_bins-items'.AU11 'Correlated_bins-items'.AW1:'Correlated_bins-items'.AW1 'Correlated_bins-items'.AW2:'Correlated_bins-items'.AW11 'Correlated_bins-items'.AY1:'Correlated_bins-items'.AY1 'Correlated_bins-items'.AY2:'Correlated_bins-items'.AY11 'Correlated_bins-items'.BA1:'Correlated_bins-items'.BA1 'Correlated_bins-items'.BA2:'Correlated_bins-items'.BA11 'Correlated_bins-items'.BC1:'Correlated_bins-items'.BC1 'Correlated_bins-items'.BC2:'Correlated_bins-items'.BC11 'Correlated_bins-items'.BE1:'Correlated_bins-items'.BE1 'Correlated_bins-items'.BE2:'Correlated_bins-items'.BE11 'Correlated_bins-items'.BG1:'Correlated_bins-items'.BG1 'Correlated_bins-items'.BG2:'Correlated_bins-items'.BG11 'Correlated_bins-items'.BI1:'Correlated_bins-items'.BI1 'Correlated_bins-items'.BI2:'Correlated_bins-items'.BI11 'Correlated_bins-items'.BK1:'Correlated_bins-items'.BK1 'Correlated_bins-items'.BK2:'Correlated_bins-items'.BK11 'Correlated_bins-items'.BM1:'Correlated_bins-items'.BM1 'Correlated_bins-items'.BM2:'Correlated_bins-items'.BM11 'Correlated_bins-items'.BO1:'Correlated_bins-items'.BO1 'Correlated_bins-items'.BO2:'Correlated_bins-items'.BO11" xlink:href="./Object 27" xlink:type="simple" xlink:show="embed" xlink:actuate="onLoad"/>
            <draw:image xlink:href="./ObjectReplacements/Object 27" xlink:type="simple" xlink:show="embed" xlink:actuate="onLoad"/>
          </draw:frame>
        </table:shapes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number-columns-repeated="4" table:default-cell-style-name="Default"/>
        <table:table-column table:style-name="co39" table:number-columns-repeated="2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41" table:number-columns-repeated="4" table:default-cell-style-name="Default"/>
        <table:table-column table:style-name="co42" table:number-columns-repeated="2" table:default-cell-style-name="Default"/>
        <table:table-column table:style-name="co43" table:number-columns-repeated="2" table:default-cell-style-name="Default"/>
        <table:table-column table:style-name="co44" table:number-columns-repeated="2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45" table:number-columns-repeated="2" table:default-cell-style-name="Default"/>
        <table:table-column table:style-name="co41" table:number-columns-repeated="2" table:default-cell-style-name="Default"/>
        <table:table-column table:style-name="co45" table:number-columns-repeated="2" table:default-cell-style-name="Default"/>
        <table:table-column table:style-name="co41" table:number-columns-repeated="2" table:default-cell-style-name="Default"/>
        <table:table-column table:style-name="co30" table:number-columns-repeated="2" table:default-cell-style-name="Default"/>
        <table:table-column table:style-name="co42" table:number-columns-repeated="2" table:default-cell-style-name="Default"/>
        <table:table-column table:style-name="co46" table:number-columns-repeated="2" table:default-cell-style-name="Default"/>
        <table:table-column table:style-name="co47" table:number-columns-repeated="2" table:default-cell-style-name="Default"/>
        <table:table-column table:style-name="co44" table:number-columns-repeated="2" table:default-cell-style-name="Default"/>
        <table:table-column table:style-name="co17" table:number-columns-repeated="2" table:default-cell-style-name="Default"/>
        <table:table-column table:style-name="co48" table:number-columns-repeated="2" table:default-cell-style-name="Default"/>
        <table:table-column table:style-name="co17" table:number-columns-repeated="2" table:default-cell-style-name="Default"/>
        <table:table-column table:style-name="co48" table:number-columns-repeated="2" table:default-cell-style-name="Default"/>
        <table:table-column table:style-name="co49" table:number-columns-repeated="2" table:default-cell-style-name="Default"/>
        <table:table-column table:style-name="co50" table:number-columns-repeated="2" table:default-cell-style-name="Default"/>
        <table:table-column table:style-name="co26" table:number-columns-repeated="6" table:default-cell-style-name="Default"/>
        <table:table-row table:style-name="ro3">
          <table:table-cell/>
          <table:table-cell office:value-type="string">
            <text:p>#bins </text:p>
          </table:table-cell>
          <table:table-cell office:value-type="string">
            <text:p><text:s/>#resources</text:p>
          </table:table-cell>
          <table:table-cell office:value-type="string">
            <text:p><text:s/>Avg #items </text:p>
          </table:table-cell>
          <table:table-cell office:value-type="string">
            <text:p><text:s/>Avg %usage </text:p>
          </table:table-cell>
          <table:table-cell office:value-type="string">
            <text:p><text:s/>Avg max % usage</text:p>
          </table:table-cell>
          <table:table-cell table:number-columns-repeated="2" office:value-type="string">
            <text:p>nothing</text:p>
          </table:table-cell>
          <table:table-cell table:number-columns-repeated="2" office:value-type="string">
            <text:p>shuff1</text:p>
          </table:table-cell>
          <table:table-cell table:number-columns-repeated="2" office:value-type="string">
            <text:p>1/C</text:p>
          </table:table-cell>
          <table:table-cell table:number-columns-repeated="2" office:value-type="string">
            <text:p>1/R</text:p>
          </table:table-cell>
          <table:table-cell table:number-columns-repeated="2" office:value-type="string">
            <text:p>R/C</text:p>
          </table:table-cell>
          <table:table-cell office:value-type="string">
            <text:p>ic_shuff</text:p>
          </table:table-cell>
          <table:table-cell office:value-type="string">
            <text:p>ic_shuff</text:p>
          </table:table-cell>
          <table:table-cell office:value-type="string">
            <text:p>ic_dyn_1/C</text:p>
          </table:table-cell>
          <table:table-cell office:value-type="string">
            <text:p>ic_dyn_1/C</text:p>
          </table:table-cell>
          <table:table-cell office:value-type="string">
            <text:p>ic_dyn_1/R</text:p>
          </table:table-cell>
          <table:table-cell office:value-type="string">
            <text:p>ic_dyn_1/R</text:p>
          </table:table-cell>
          <table:table-cell office:value-type="string">
            <text:p>ic_dyn_R/C</text:p>
          </table:table-cell>
          <table:table-cell office:value-type="string">
            <text:p>ic_dyn_R/C</text:p>
          </table:table-cell>
          <table:table-cell office:value-type="string">
            <text:p>bc_shuff</text:p>
          </table:table-cell>
          <table:table-cell office:value-type="string">
            <text:p>bc_shuff</text:p>
          </table:table-cell>
          <table:table-cell office:value-type="string">
            <text:p>bc_dyn_1/C</text:p>
          </table:table-cell>
          <table:table-cell office:value-type="string">
            <text:p>bc_dyn_1/C</text:p>
          </table:table-cell>
          <table:table-cell office:value-type="string">
            <text:p>bc_dyn_1/R</text:p>
          </table:table-cell>
          <table:table-cell office:value-type="string">
            <text:p>bc_dyn_1/R</text:p>
          </table:table-cell>
          <table:table-cell office:value-type="string">
            <text:p>bc_dyn_R/C</text:p>
          </table:table-cell>
          <table:table-cell office:value-type="string">
            <text:p>bc_dyn_R/C</text:p>
          </table:table-cell>
          <table:table-cell office:value-type="string">
            <text:p>bb_nothing</text:p>
          </table:table-cell>
          <table:table-cell office:value-type="string">
            <text:p>bb_nothing</text:p>
          </table:table-cell>
          <table:table-cell office:value-type="string">
            <text:p>bb_shuff1</text:p>
          </table:table-cell>
          <table:table-cell office:value-type="string">
            <text:p>bb_shuff1</text:p>
          </table:table-cell>
          <table:table-cell office:value-type="string">
            <text:p>bb_shuff</text:p>
          </table:table-cell>
          <table:table-cell office:value-type="string">
            <text:p>bb_shuff</text:p>
          </table:table-cell>
          <table:table-cell office:value-type="string">
            <text:p>bb_st_1/C</text:p>
          </table:table-cell>
          <table:table-cell office:value-type="string">
            <text:p>bb_st_1/C</text:p>
          </table:table-cell>
          <table:table-cell office:value-type="string">
            <text:p>bb_dyn_1/C</text:p>
          </table:table-cell>
          <table:table-cell office:value-type="string">
            <text:p>bb_dyn_1/C</text:p>
          </table:table-cell>
          <table:table-cell office:value-type="string">
            <text:p>bb_st_1/R</text:p>
          </table:table-cell>
          <table:table-cell office:value-type="string">
            <text:p>bb_st_1/R</text:p>
          </table:table-cell>
          <table:table-cell office:value-type="string">
            <text:p>bb_dyn_1/R</text:p>
          </table:table-cell>
          <table:table-cell office:value-type="string">
            <text:p>bb_dyn_1/R</text:p>
          </table:table-cell>
          <table:table-cell office:value-type="string">
            <text:p>bb_st_R/C</text:p>
          </table:table-cell>
          <table:table-cell office:value-type="string">
            <text:p>bb_st_R/C</text:p>
          </table:table-cell>
          <table:table-cell office:value-type="string">
            <text:p>bb_dyn_R/C</text:p>
          </table:table-cell>
          <table:table-cell office:value-type="string">
            <text:p>bb_dyn_R/C</text:p>
          </table:table-cell>
          <table:table-cell office:value-type="string">
            <text:p>sbb_nothing</text:p>
          </table:table-cell>
          <table:table-cell office:value-type="string">
            <text:p>sbb_nothing</text:p>
          </table:table-cell>
          <table:table-cell office:value-type="string">
            <text:p>sbb_shuff1</text:p>
          </table:table-cell>
          <table:table-cell office:value-type="string">
            <text:p>sbb_shuff1</text:p>
          </table:table-cell>
          <table:table-cell office:value-type="string">
            <text:p>sbb_shuff</text:p>
          </table:table-cell>
          <table:table-cell office:value-type="string">
            <text:p>sbb_shuff</text:p>
          </table:table-cell>
          <table:table-cell office:value-type="string">
            <text:p>sbb_st_1/C</text:p>
          </table:table-cell>
          <table:table-cell office:value-type="string">
            <text:p>sbb_st_1/C</text:p>
          </table:table-cell>
          <table:table-cell office:value-type="string">
            <text:p>sbb_dyn_1/C</text:p>
          </table:table-cell>
          <table:table-cell office:value-type="string">
            <text:p>sbb_dyn_1/C</text:p>
          </table:table-cell>
          <table:table-cell office:value-type="string">
            <text:p>sbb_st_1/R</text:p>
          </table:table-cell>
          <table:table-cell office:value-type="string">
            <text:p>sbb_st_1/R</text:p>
          </table:table-cell>
          <table:table-cell office:value-type="string">
            <text:p>sbb_st_1/R</text:p>
          </table:table-cell>
          <table:table-cell office:value-type="string">
            <text:p>sbb_dyn_1/R</text:p>
          </table:table-cell>
          <table:table-cell office:value-type="string">
            <text:p>sbb_st_R/C</text:p>
          </table:table-cell>
          <table:table-cell office:value-type="string">
            <text:p>sbb_st_R/C</text:p>
          </table:table-cell>
          <table:table-cell office:value-type="string">
            <text:p>sbb_dyn_R/C</text:p>
          </table:table-cell>
          <table:table-cell office:value-type="string">
            <text:p>sbb_dyn_R/C</text:p>
          </table:table-cell>
          <table:table-cell office:value-type="string">
            <text:p>dp</text:p>
          </table:table-cell>
          <table:table-cell office:value-type="string">
            <text:p>dp</text:p>
          </table:table-cell>
          <table:table-cell office:value-type="string">
            <text:p>dp_normC</text:p>
          </table:table-cell>
          <table:table-cell office:value-type="string">
            <text:p>dp_normC</text:p>
          </table:table-cell>
          <table:table-cell office:value-type="string">
            <text:p>dp_normR</text:p>
          </table:table-cell>
          <table:table-cell office:value-type="string">
            <text:p>dp_normR</text:p>
          </table:table-cell>
        </table:table-row>
        <table:table-row table:style-name="ro2">
          <table:table-cell table:formula="of:=[.B2]&amp;&quot;_&quot;&amp;[.C2]" office:value-type="string" office:string-value="10_2">
            <text:p>10_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0.868859510226">
            <text:p>0.8688595102</text:p>
          </table:table-cell>
          <table:table-cell office:value-type="float" office:value="0.890252400985">
            <text:p>0.890252401</text:p>
          </table:table-cell>
          <table:table-cell office:value-type="float" office:value="0.983575107771">
            <text:p>0.9835751078</text:p>
          </table:table-cell>
          <table:table-cell office:value-type="float" office:value="50">
            <text:p>50</text:p>
          </table:table-cell>
          <table:table-cell office:value-type="float" office:value="0.983182523425">
            <text:p>0.983182523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0033479828">
            <text:p>0.970033479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5681822184">
            <text:p>0.975681822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0099470866">
            <text:p>0.9700994709</text:p>
          </table:table-cell>
          <table:table-cell office:value-type="float" office:value="21">
            <text:p>21</text:p>
          </table:table-cell>
          <table:table-cell office:value-type="float" office:value="0.971160222025">
            <text:p>0.971160222</text:p>
          </table:table-cell>
          <table:table-cell office:value-type="float" office:value="19">
            <text:p>19</text:p>
          </table:table-cell>
          <table:table-cell office:value-type="float" office:value="0.967443729872">
            <text:p>0.967443729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7789986947">
            <text:p>0.9777899869</text:p>
          </table:table-cell>
          <table:table-cell office:value-type="float" office:value="36">
            <text:p>36</text:p>
          </table:table-cell>
          <table:table-cell office:value-type="float" office:value="0.978064086818">
            <text:p>0.9780640868</text:p>
          </table:table-cell>
          <table:table-cell office:value-type="float" office:value="34">
            <text:p>34</text:p>
          </table:table-cell>
          <table:table-cell office:value-type="float" office:value="0.970131348328">
            <text:p>0.970131348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96875">
            <text:p>0.9996875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0547367262">
            <text:p>0.9705473673</text:p>
          </table:table-cell>
          <table:table-cell office:value-type="float" office:value="21">
            <text:p>21</text:p>
          </table:table-cell>
        </table:table-row>
        <table:table-row table:style-name="ro2">
          <table:table-cell table:formula="of:=[.B3]&amp;&quot;_&quot;&amp;[.C3]" office:value-type="string" office:string-value="10_5">
            <text:p>10_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0.846693190686">
            <text:p>0.8466931907</text:p>
          </table:table-cell>
          <table:table-cell office:value-type="float" office:value="0.884583990219">
            <text:p>0.8845839902</text:p>
          </table:table-cell>
          <table:table-cell office:value-type="float" office:value="0.984477704077">
            <text:p>0.9844777041</text:p>
          </table:table-cell>
          <table:table-cell office:value-type="float" office:value="46">
            <text:p>46</text:p>
          </table:table-cell>
          <table:table-cell office:value-type="float" office:value="0.983557700381">
            <text:p>0.9835577004</text:p>
          </table:table-cell>
          <table:table-cell office:value-type="float" office:value="45">
            <text:p>45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66141229162">
            <text:p>0.9661412292</text:p>
          </table:table-cell>
          <table:table-cell office:value-type="float" office:value="5">
            <text:p>5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75290952813">
            <text:p>0.9752909528</text:p>
          </table:table-cell>
          <table:table-cell office:value-type="float" office:value="15">
            <text:p>15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6832370523">
            <text:p>0.9683237052</text:p>
          </table:table-cell>
          <table:table-cell office:value-type="float" office:value="7">
            <text:p>7</text:p>
          </table:table-cell>
          <table:table-cell office:value-type="float" office:value="0.970099819636">
            <text:p>0.9700998196</text:p>
          </table:table-cell>
          <table:table-cell office:value-type="float" office:value="11">
            <text:p>11</text:p>
          </table:table-cell>
          <table:table-cell office:value-type="float" office:value="0.966397613227">
            <text:p>0.966397613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51712517">
            <text:p>0.9751712517</text:p>
          </table:table-cell>
          <table:table-cell office:value-type="float" office:value="16">
            <text:p>16</text:p>
          </table:table-cell>
          <table:table-cell office:value-type="float" office:value="0.973926673244">
            <text:p>0.9739266732</text:p>
          </table:table-cell>
          <table:table-cell office:value-type="float" office:value="18">
            <text:p>18</text:p>
          </table:table-cell>
          <table:table-cell office:value-type="float" office:value="0.970492958967">
            <text:p>0.970492959</text:p>
          </table:table-cell>
          <table:table-cell office:value-type="float" office:value="14">
            <text:p>14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99142390289">
            <text:p>0.9991423903</text:p>
          </table:table-cell>
          <table:table-cell office:value-type="float" office:value="97">
            <text:p>97</text:p>
          </table:table-cell>
          <table:table-cell office:value-type="float" office:value="0.999428571429">
            <text:p>0.9994285714</text:p>
          </table:table-cell>
          <table:table-cell office:value-type="float" office:value="99">
            <text:p>99</text:p>
          </table:table-cell>
          <table:table-cell office:value-type="float" office:value="0.967861990114">
            <text:p>0.9678619901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formula="of:=[.B4]&amp;&quot;_&quot;&amp;[.C4]" office:value-type="string" office:string-value="10_10">
            <text:p>10_10</text:p>
          </table:table-cell>
          <table:table-cell table:number-columns-repeated="2"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.826094111947">
            <text:p>0.8260941119</text:p>
          </table:table-cell>
          <table:table-cell office:value-type="float" office:value="0.878891816982">
            <text:p>0.878891817</text:p>
          </table:table-cell>
          <table:table-cell office:value-type="float" office:value="0.978260598057">
            <text:p>0.9782605981</text:p>
          </table:table-cell>
          <table:table-cell office:value-type="float" office:value="22">
            <text:p>22</text:p>
          </table:table-cell>
          <table:table-cell office:value-type="float" office:value="0.98092317379">
            <text:p>0.9809231738</text:p>
          </table:table-cell>
          <table:table-cell office:value-type="float" office:value="30">
            <text:p>30</text:p>
          </table:table-cell>
          <table:table-cell office:value-type="float" office:value="0.997808050613">
            <text:p>0.9978080506</text:p>
          </table:table-cell>
          <table:table-cell office:value-type="float" office:value="95">
            <text:p>95</text:p>
          </table:table-cell>
          <table:table-cell office:value-type="float" office:value="0.997808050613">
            <text:p>0.9978080506</text:p>
          </table:table-cell>
          <table:table-cell office:value-type="float" office:value="95">
            <text:p>95</text:p>
          </table:table-cell>
          <table:table-cell office:value-type="float" office:value="0.997808050613">
            <text:p>0.9978080506</text:p>
          </table:table-cell>
          <table:table-cell office:value-type="float" office:value="95">
            <text:p>95</text:p>
          </table:table-cell>
          <table:table-cell office:value-type="float" office:value="0.966328532745">
            <text:p>0.9663285327</text:p>
          </table:table-cell>
          <table:table-cell office:value-type="float" office:value="3">
            <text:p>3</text:p>
          </table:table-cell>
          <table:table-cell office:value-type="float" office:value="0.998577281382">
            <text:p>0.9985772814</text:p>
          </table:table-cell>
          <table:table-cell office:value-type="float" office:value="96">
            <text:p>96</text:p>
          </table:table-cell>
          <table:table-cell office:value-type="float" office:value="0.998577281382">
            <text:p>0.9985772814</text:p>
          </table:table-cell>
          <table:table-cell office:value-type="float" office:value="96">
            <text:p>96</text:p>
          </table:table-cell>
          <table:table-cell office:value-type="float" office:value="0.998577281382">
            <text:p>0.9985772814</text:p>
          </table:table-cell>
          <table:table-cell office:value-type="float" office:value="96">
            <text:p>96</text:p>
          </table:table-cell>
          <table:table-cell office:value-type="float" office:value="0.975797320021">
            <text:p>0.97579732</text:p>
          </table:table-cell>
          <table:table-cell office:value-type="float" office:value="13">
            <text:p>13</text:p>
          </table:table-cell>
          <table:table-cell office:value-type="float" office:value="0.997808050613">
            <text:p>0.9978080506</text:p>
          </table:table-cell>
          <table:table-cell office:value-type="float" office:value="95">
            <text:p>95</text:p>
          </table:table-cell>
          <table:table-cell office:value-type="float" office:value="0.997808050613">
            <text:p>0.9978080506</text:p>
          </table:table-cell>
          <table:table-cell office:value-type="float" office:value="95">
            <text:p>95</text:p>
          </table:table-cell>
          <table:table-cell office:value-type="float" office:value="0.997808050613">
            <text:p>0.9978080506</text:p>
          </table:table-cell>
          <table:table-cell office:value-type="float" office:value="95">
            <text:p>95</text:p>
          </table:table-cell>
          <table:table-cell office:value-type="float" office:value="0.967808955003">
            <text:p>0.967808955</text:p>
          </table:table-cell>
          <table:table-cell office:value-type="float" office:value="4">
            <text:p>4</text:p>
          </table:table-cell>
          <table:table-cell office:value-type="float" office:value="0.970877829599">
            <text:p>0.9708778296</text:p>
          </table:table-cell>
          <table:table-cell office:value-type="float" office:value="6">
            <text:p>6</text:p>
          </table:table-cell>
          <table:table-cell office:value-type="float" office:value="0.967143137011">
            <text:p>0.967143137</text:p>
          </table:table-cell>
          <table:table-cell office:value-type="float" office:value="4">
            <text:p>4</text:p>
          </table:table-cell>
          <table:table-cell office:value-type="float" office:value="0.996751506418">
            <text:p>0.9967515064</text:p>
          </table:table-cell>
          <table:table-cell office:value-type="float" office:value="93">
            <text:p>93</text:p>
          </table:table-cell>
          <table:table-cell office:value-type="float" office:value="0.996751506418">
            <text:p>0.9967515064</text:p>
          </table:table-cell>
          <table:table-cell office:value-type="float" office:value="93">
            <text:p>93</text:p>
          </table:table-cell>
          <table:table-cell office:value-type="float" office:value="0.996751506418">
            <text:p>0.9967515064</text:p>
          </table:table-cell>
          <table:table-cell office:value-type="float" office:value="93">
            <text:p>93</text:p>
          </table:table-cell>
          <table:table-cell office:value-type="float" office:value="0.996751506418">
            <text:p>0.9967515064</text:p>
          </table:table-cell>
          <table:table-cell office:value-type="float" office:value="93">
            <text:p>93</text:p>
          </table:table-cell>
          <table:table-cell office:value-type="float" office:value="0.996751506418">
            <text:p>0.9967515064</text:p>
          </table:table-cell>
          <table:table-cell office:value-type="float" office:value="93">
            <text:p>93</text:p>
          </table:table-cell>
          <table:table-cell office:value-type="float" office:value="0.996751506418">
            <text:p>0.9967515064</text:p>
          </table:table-cell>
          <table:table-cell office:value-type="float" office:value="93">
            <text:p>93</text:p>
          </table:table-cell>
          <table:table-cell office:value-type="float" office:value="0.972356618797">
            <text:p>0.9723566188</text:p>
          </table:table-cell>
          <table:table-cell office:value-type="float" office:value="14">
            <text:p>14</text:p>
          </table:table-cell>
          <table:table-cell office:value-type="float" office:value="0.973674846804">
            <text:p>0.9736748468</text:p>
          </table:table-cell>
          <table:table-cell office:value-type="float" office:value="11">
            <text:p>11</text:p>
          </table:table-cell>
          <table:table-cell office:value-type="float" office:value="0.968717147268">
            <text:p>0.9687171473</text:p>
          </table:table-cell>
          <table:table-cell office:value-type="float" office:value="5">
            <text:p>5</text:p>
          </table:table-cell>
          <table:table-cell office:value-type="float" office:value="0.998218735942">
            <text:p>0.9982187359</text:p>
          </table:table-cell>
          <table:table-cell office:value-type="float" office:value="95">
            <text:p>95</text:p>
          </table:table-cell>
          <table:table-cell office:value-type="float" office:value="0.998218735942">
            <text:p>0.9982187359</text:p>
          </table:table-cell>
          <table:table-cell office:value-type="float" office:value="95">
            <text:p>95</text:p>
          </table:table-cell>
          <table:table-cell office:value-type="float" office:value="0.998218735942">
            <text:p>0.9982187359</text:p>
          </table:table-cell>
          <table:table-cell office:value-type="float" office:value="95">
            <text:p>95</text:p>
          </table:table-cell>
          <table:table-cell office:value-type="float" office:value="0.998218735942">
            <text:p>0.9982187359</text:p>
          </table:table-cell>
          <table:table-cell office:value-type="float" office:value="95">
            <text:p>95</text:p>
          </table:table-cell>
          <table:table-cell office:value-type="float" office:value="0.998218735942">
            <text:p>0.9982187359</text:p>
          </table:table-cell>
          <table:table-cell office:value-type="float" office:value="95">
            <text:p>95</text:p>
          </table:table-cell>
          <table:table-cell office:value-type="float" office:value="0.998218735942">
            <text:p>0.9982187359</text:p>
          </table:table-cell>
          <table:table-cell office:value-type="float" office:value="95">
            <text:p>95</text:p>
          </table:table-cell>
          <table:table-cell office:value-type="float" office:value="0.997654910184">
            <text:p>0.9976549102</text:p>
          </table:table-cell>
          <table:table-cell office:value-type="float" office:value="93">
            <text:p>93</text:p>
          </table:table-cell>
          <table:table-cell office:value-type="float" office:value="0.997838650368">
            <text:p>0.9978386504</text:p>
          </table:table-cell>
          <table:table-cell office:value-type="float" office:value="96">
            <text:p>96</text:p>
          </table:table-cell>
          <table:table-cell office:value-type="float" office:value="0.964226922235">
            <text:p>0.964226922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formula="of:=[.B5]&amp;&quot;_&quot;&amp;[.C5]" office:value-type="string" office:string-value="30_2">
            <text:p>30_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float" office:value="0.869950014945">
            <text:p>0.8699500149</text:p>
          </table:table-cell>
          <table:table-cell office:value-type="float" office:value="0.88115459497">
            <text:p>0.881154595</text:p>
          </table:table-cell>
          <table:table-cell office:value-type="float" office:value="0.997744208141">
            <text:p>0.9977442081</text:p>
          </table:table-cell>
          <table:table-cell office:value-type="float" office:value="82">
            <text:p>82</text:p>
          </table:table-cell>
          <table:table-cell office:value-type="float" office:value="0.998452012249">
            <text:p>0.9984520122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0406541274">
            <text:p>0.98040654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8082309948">
            <text:p>0.988082309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7332937561">
            <text:p>0.9773329376</text:p>
          </table:table-cell>
          <table:table-cell office:value-type="float" office:value="2">
            <text:p>2</text:p>
          </table:table-cell>
          <table:table-cell office:value-type="float" office:value="0.975467343706">
            <text:p>0.9754673437</text:p>
          </table:table-cell>
          <table:table-cell office:value-type="float" office:value="2">
            <text:p>2</text:p>
          </table:table-cell>
          <table:table-cell office:value-type="float" office:value="0.974916391735">
            <text:p>0.97491639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4333436547">
            <text:p>0.9943334365</text:p>
          </table:table-cell>
          <table:table-cell office:value-type="float" office:value="56">
            <text:p>56</text:p>
          </table:table-cell>
          <table:table-cell office:value-type="float" office:value="0.994618184673">
            <text:p>0.9946181847</text:p>
          </table:table-cell>
          <table:table-cell office:value-type="float" office:value="54">
            <text:p>54</text:p>
          </table:table-cell>
          <table:table-cell office:value-type="float" office:value="0.983605829834">
            <text:p>0.983605829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2597661545">
            <text:p>0.9825976615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formula="of:=[.B6]&amp;&quot;_&quot;&amp;[.C6]" office:value-type="string" office:string-value="30_5">
            <text:p>30_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1">
            <text:p>111</text:p>
          </table:table-cell>
          <table:table-cell office:value-type="float" office:value="0.843284061805">
            <text:p>0.8432840618</text:p>
          </table:table-cell>
          <table:table-cell office:value-type="float" office:value="0.867406860561">
            <text:p>0.8674068606</text:p>
          </table:table-cell>
          <table:table-cell office:value-type="float" office:value="0.997547970513">
            <text:p>0.9975479705</text:p>
          </table:table-cell>
          <table:table-cell office:value-type="float" office:value="75">
            <text:p>75</text:p>
          </table:table-cell>
          <table:table-cell office:value-type="float" office:value="0.99695961476">
            <text:p>0.9969596148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9055479318">
            <text:p>0.979055479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5607657713">
            <text:p>0.98560765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8382664373">
            <text:p>0.9783826644</text:p>
          </table:table-cell>
          <table:table-cell office:value-type="float" office:value="0">
            <text:p>0</text:p>
          </table:table-cell>
          <table:table-cell office:value-type="float" office:value="0.976861293339">
            <text:p>0.9768612933</text:p>
          </table:table-cell>
          <table:table-cell office:value-type="float" office:value="1">
            <text:p>1</text:p>
          </table:table-cell>
          <table:table-cell office:value-type="float" office:value="0.976450347384">
            <text:p>0.97645034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2290173849">
            <text:p>0.9922901738</text:p>
          </table:table-cell>
          <table:table-cell office:value-type="float" office:value="33">
            <text:p>33</text:p>
          </table:table-cell>
          <table:table-cell office:value-type="float" office:value="0.991068636887">
            <text:p>0.9910686369</text:p>
          </table:table-cell>
          <table:table-cell office:value-type="float" office:value="23">
            <text:p>23</text:p>
          </table:table-cell>
          <table:table-cell office:value-type="float" office:value="0.98170005198">
            <text:p>0.98170005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0604253287">
            <text:p>0.9806042533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formula="of:=[.B7]&amp;&quot;_&quot;&amp;[.C7]" office:value-type="string" office:string-value="30_10">
            <text:p>30_1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21">
            <text:p>121</text:p>
          </table:table-cell>
          <table:table-cell office:value-type="float" office:value="0.825226797995">
            <text:p>0.825226798</text:p>
          </table:table-cell>
          <table:table-cell office:value-type="float" office:value="0.854564350725">
            <text:p>0.8545643507</text:p>
          </table:table-cell>
          <table:table-cell office:value-type="float" office:value="0.996211805222">
            <text:p>0.9962118052</text:p>
          </table:table-cell>
          <table:table-cell office:value-type="float" office:value="60">
            <text:p>60</text:p>
          </table:table-cell>
          <table:table-cell office:value-type="float" office:value="0.995721217315">
            <text:p>0.9957212173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7926375347">
            <text:p>0.977926375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5150115681">
            <text:p>0.98515011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8246126678">
            <text:p>0.9782461267</text:p>
          </table:table-cell>
          <table:table-cell office:value-type="float" office:value="0">
            <text:p>0</text:p>
          </table:table-cell>
          <table:table-cell office:value-type="float" office:value="0.977906569149">
            <text:p>0.9779065691</text:p>
          </table:table-cell>
          <table:table-cell office:value-type="float" office:value="1">
            <text:p>1</text:p>
          </table:table-cell>
          <table:table-cell office:value-type="float" office:value="0.974823165545">
            <text:p>0.97482316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9988062332">
            <text:p>0.9899880623</text:p>
          </table:table-cell>
          <table:table-cell office:value-type="float" office:value="20">
            <text:p>20</text:p>
          </table:table-cell>
          <table:table-cell office:value-type="float" office:value="0.989185429759">
            <text:p>0.9891854298</text:p>
          </table:table-cell>
          <table:table-cell office:value-type="float" office:value="13">
            <text:p>13</text:p>
          </table:table-cell>
          <table:table-cell office:value-type="float" office:value="0.981904817237">
            <text:p>0.981904817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9917355372">
            <text:p>0.9999173554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7257080079">
            <text:p>0.9772570801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formula="of:=[.B8]&amp;&quot;_&quot;&amp;[.C8]" office:value-type="string" office:string-value="100_2">
            <text:p>100_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333">
            <text:p>333</text:p>
          </table:table-cell>
          <table:table-cell office:value-type="float" office:value="0.86907306722">
            <text:p>0.8690730672</text:p>
          </table:table-cell>
          <table:table-cell office:value-type="float" office:value="0.874792092257">
            <text:p>0.8747920923</text:p>
          </table:table-cell>
          <table:table-cell office:value-type="float" office:value="0.999850517772">
            <text:p>0.9998505178</text:p>
          </table:table-cell>
          <table:table-cell office:value-type="float" office:value="95">
            <text:p>95</text:p>
          </table:table-cell>
          <table:table-cell office:value-type="float" office:value="0.999939739355">
            <text:p>0.9999397394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5584011133">
            <text:p>0.98558401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5064927824">
            <text:p>0.995064927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9832714451">
            <text:p>0.9798327145</text:p>
          </table:table-cell>
          <table:table-cell office:value-type="float" office:value="0">
            <text:p>0</text:p>
          </table:table-cell>
          <table:table-cell office:value-type="float" office:value="0.979584972745">
            <text:p>0.9795849727</text:p>
          </table:table-cell>
          <table:table-cell office:value-type="float" office:value="0">
            <text:p>0</text:p>
          </table:table-cell>
          <table:table-cell office:value-type="float" office:value="0.98139264804">
            <text:p>0.9813926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8826916637">
            <text:p>0.9988269166</text:p>
          </table:table-cell>
          <table:table-cell office:value-type="float" office:value="66">
            <text:p>66</text:p>
          </table:table-cell>
          <table:table-cell office:value-type="float" office:value="0.99908565639">
            <text:p>0.9990856564</text:p>
          </table:table-cell>
          <table:table-cell office:value-type="float" office:value="77">
            <text:p>77</text:p>
          </table:table-cell>
          <table:table-cell office:value-type="float" office:value="0.992596449703">
            <text:p>0.992596449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8334309398">
            <text:p>0.9883343094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formula="of:=[.B9]&amp;&quot;_&quot;&amp;[.C9]" office:value-type="string" office:string-value="100_5">
            <text:p>100_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73">
            <text:p>373</text:p>
          </table:table-cell>
          <table:table-cell office:value-type="float" office:value="0.842001636433">
            <text:p>0.8420016364</text:p>
          </table:table-cell>
          <table:table-cell office:value-type="float" office:value="0.856036964863">
            <text:p>0.8560369649</text:p>
          </table:table-cell>
          <table:table-cell office:value-type="float" office:value="0.999920166432">
            <text:p>0.9999201664</text:p>
          </table:table-cell>
          <table:table-cell office:value-type="float" office:value="97">
            <text:p>97</text:p>
          </table:table-cell>
          <table:table-cell office:value-type="float" office:value="0.999839555334">
            <text:p>0.9998395553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4464358041">
            <text:p>0.9844643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2476850234">
            <text:p>0.9924768502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79820657396">
            <text:p>0.9798206574</text:p>
          </table:table-cell>
          <table:table-cell office:value-type="float" office:value="0">
            <text:p>0</text:p>
          </table:table-cell>
          <table:table-cell office:value-type="float" office:value="0.979407483494">
            <text:p>0.9794074835</text:p>
          </table:table-cell>
          <table:table-cell office:value-type="float" office:value="0">
            <text:p>0</text:p>
          </table:table-cell>
          <table:table-cell office:value-type="float" office:value="0.980674099939">
            <text:p>0.980674099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7998628897">
            <text:p>0.9979986289</text:p>
          </table:table-cell>
          <table:table-cell office:value-type="float" office:value="47">
            <text:p>47</text:p>
          </table:table-cell>
          <table:table-cell office:value-type="float" office:value="0.998442424941">
            <text:p>0.9984424249</text:p>
          </table:table-cell>
          <table:table-cell office:value-type="float" office:value="57">
            <text:p>57</text:p>
          </table:table-cell>
          <table:table-cell office:value-type="float" office:value="0.990191920344">
            <text:p>0.99019192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8980356983">
            <text:p>0.988980357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formula="of:=[.B10]&amp;&quot;_&quot;&amp;[.C10]" office:value-type="string" office:string-value="100_10">
            <text:p>100_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07">
            <text:p>407</text:p>
          </table:table-cell>
          <table:table-cell office:value-type="float" office:value="0.824674714567">
            <text:p>0.8246747146</text:p>
          </table:table-cell>
          <table:table-cell office:value-type="float" office:value="0.841656389973">
            <text:p>0.84165639</text:p>
          </table:table-cell>
          <table:table-cell office:value-type="float" office:value="0.999675853697">
            <text:p>0.9996758537</text:p>
          </table:table-cell>
          <table:table-cell office:value-type="float" office:value="88">
            <text:p>88</text:p>
          </table:table-cell>
          <table:table-cell office:value-type="float" office:value="0.999638043966">
            <text:p>0.999638044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3529913336">
            <text:p>0.98352991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0529317457">
            <text:p>0.99052931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0231462532">
            <text:p>0.9802314625</text:p>
          </table:table-cell>
          <table:table-cell office:value-type="float" office:value="0">
            <text:p>0</text:p>
          </table:table-cell>
          <table:table-cell office:value-type="float" office:value="0.979808593522">
            <text:p>0.9798085935</text:p>
          </table:table-cell>
          <table:table-cell office:value-type="float" office:value="0">
            <text:p>0</text:p>
          </table:table-cell>
          <table:table-cell office:value-type="float" office:value="0.979821723846">
            <text:p>0.97982172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7438944407">
            <text:p>0.9974389444</text:p>
          </table:table-cell>
          <table:table-cell office:value-type="float" office:value="31">
            <text:p>31</text:p>
          </table:table-cell>
          <table:table-cell office:value-type="float" office:value="0.997195338455">
            <text:p>0.9971953385</text:p>
          </table:table-cell>
          <table:table-cell office:value-type="float" office:value="26">
            <text:p>26</text:p>
          </table:table-cell>
          <table:table-cell office:value-type="float" office:value="0.98912933817">
            <text:p>0.98912933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84374629078">
            <text:p>0.984374629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verage</text:p>
          </table:table-cell>
          <table:table-cell table:number-columns-repeated="2"/>
          <table:table-cell office:value-type="string">
            <text:p>Mean</text:p>
          </table:table-cell>
          <table:table-cell table:formula="of:=SUM([.E2:.E10])/COUNT([.$B$2:.$B$10])" office:value-type="float" office:value="0.846206345091555">
            <text:p>0.8462063451</text:p>
          </table:table-cell>
          <table:table-cell table:formula="of:=SUM([.F2:.F10])/COUNT([.$B$2:.$B$10])" office:value-type="float" office:value="0.869926606837222">
            <text:p>0.8699266068</text:p>
          </table:table-cell>
          <table:table-cell table:formula="of:=SUM([.G2:.G10])/COUNT([.$B$2:.$B$10])" office:value-type="float" office:value="0.993029325742444">
            <text:p>0.9930293257</text:p>
          </table:table-cell>
          <table:table-cell table:formula="of:=SUM([.H2:.H10])/COUNT([.H2:.H10])" office:value-type="float" office:value="68.3333333333333">
            <text:p>68.3333333333</text:p>
          </table:table-cell>
          <table:table-cell table:formula="of:=SUM([.I2:.I10])/COUNT([.$B$2:.$B$10])" office:value-type="float" office:value="0.993134842286111">
            <text:p>0.9931348423</text:p>
          </table:table-cell>
          <table:table-cell table:formula="of:=SUM([.J2:.J10])/COUNT([.J2:.J10])" office:value-type="float" office:value="68.1111111111111">
            <text:p>68.1111111111</text:p>
          </table:table-cell>
          <table:table-cell table:formula="of:=SUM([.K2:.K10])/COUNT([.$B$2:.$B$10])" office:value-type="float" office:value="0.999692958004667">
            <text:p>0.999692958</text:p>
          </table:table-cell>
          <table:table-cell table:formula="of:=SUM([.L2:.L10])/COUNT([.L2:.L10])" office:value-type="float" office:value="99.3333333333333">
            <text:p>99.3333333333</text:p>
          </table:table-cell>
          <table:table-cell table:formula="of:=SUM([.M2:.M10])/COUNT([.$B$2:.$B$10])" office:value-type="float" office:value="0.999692958004667">
            <text:p>0.999692958</text:p>
          </table:table-cell>
          <table:table-cell table:formula="of:=SUM([.N2:.N10])/COUNT([.N2:.N10])" office:value-type="float" office:value="99.3333333333333">
            <text:p>99.3333333333</text:p>
          </table:table-cell>
          <table:table-cell table:formula="of:=SUM([.O2:.O10])/COUNT([.$B$2:.$B$10])" office:value-type="float" office:value="0.999692958004667">
            <text:p>0.999692958</text:p>
          </table:table-cell>
          <table:table-cell table:formula="of:=SUM([.P2:.P10])/COUNT([.P2:.P10])" office:value-type="float" office:value="99.3333333333333">
            <text:p>99.3333333333</text:p>
          </table:table-cell>
          <table:table-cell table:formula="of:=SUM([.Q2:.Q10])/COUNT([.$B$2:.$B$10])" office:value-type="float" office:value="0.977052213353778">
            <text:p>0.9770522134</text:p>
          </table:table-cell>
          <table:table-cell table:formula="of:=SUM([.R2:.R10])/COUNT([.R2:.R10])" office:value-type="float" office:value="3.44444444444444">
            <text:p>3.4444444444</text:p>
          </table:table-cell>
          <table:table-cell table:formula="of:=SUM([.S2:.S10])/COUNT([.$B$2:.$B$10])" office:value-type="float" office:value="0.999778428090111">
            <text:p>0.9997784281</text:p>
          </table:table-cell>
          <table:table-cell table:formula="of:=SUM([.T2:.T10])/COUNT([.T2:.T10])" office:value-type="float" office:value="99.4444444444444">
            <text:p>99.4444444444</text:p>
          </table:table-cell>
          <table:table-cell table:formula="of:=SUM([.U2:.U10])/COUNT([.$B$2:.$B$10])" office:value-type="float" office:value="0.999778428090111">
            <text:p>0.9997784281</text:p>
          </table:table-cell>
          <table:table-cell table:formula="of:=SUM([.V2:.V10])/COUNT([.V2:.V10])" office:value-type="float" office:value="99.4444444444444">
            <text:p>99.4444444444</text:p>
          </table:table-cell>
          <table:table-cell table:formula="of:=SUM([.W2:.W10])/COUNT([.$B$2:.$B$10])" office:value-type="float" office:value="0.999778428090111">
            <text:p>0.9997784281</text:p>
          </table:table-cell>
          <table:table-cell table:formula="of:=SUM([.X2:.X10])/COUNT([.X2:.X10])" office:value-type="float" office:value="99.4444444444444">
            <text:p>99.4444444444</text:p>
          </table:table-cell>
          <table:table-cell table:formula="of:=SUM([.Y2:.Y10])/COUNT([.$B$2:.$B$10])" office:value-type="float" office:value="0.984853474875">
            <text:p>0.9848534749</text:p>
          </table:table-cell>
          <table:table-cell table:formula="of:=SUM([.Z2:.Z10])/COUNT([.Z2:.Z10])" office:value-type="float" office:value="10.8888888888889">
            <text:p>10.8888888889</text:p>
          </table:table-cell>
          <table:table-cell table:formula="of:=SUM([.AA2:.AA10])/COUNT([.$B$2:.$B$10])" office:value-type="float" office:value="0.999692958004667">
            <text:p>0.999692958</text:p>
          </table:table-cell>
          <table:table-cell table:formula="of:=SUM([.AB2:.AB10])/COUNT([.AB2:.AB10])" office:value-type="float" office:value="99.3333333333333">
            <text:p>99.3333333333</text:p>
          </table:table-cell>
          <table:table-cell table:formula="of:=SUM([.AC2:.AC10])/COUNT([.$B$2:.$B$10])" office:value-type="float" office:value="0.999692958004667">
            <text:p>0.999692958</text:p>
          </table:table-cell>
          <table:table-cell table:formula="of:=SUM([.AD2:.AD10])/COUNT([.AD2:.AD10])" office:value-type="float" office:value="99.3333333333333">
            <text:p>99.3333333333</text:p>
          </table:table-cell>
          <table:table-cell table:formula="of:=SUM([.AE2:.AE10])/COUNT([.$B$2:.$B$10])" office:value-type="float" office:value="0.999692958004667">
            <text:p>0.999692958</text:p>
          </table:table-cell>
          <table:table-cell table:formula="of:=SUM([.AF2:.AF10])/COUNT([.AF2:.AF10])" office:value-type="float" office:value="99.3333333333333">
            <text:p>99.3333333333</text:p>
          </table:table-cell>
          <table:table-cell table:formula="of:=SUM([.AG2:.AG10])/COUNT([.$B$2:.$B$10])" office:value-type="float" office:value="0.975564299343333">
            <text:p>0.9755642993</text:p>
          </table:table-cell>
          <table:table-cell table:formula="of:=SUM([.AH2:.AH10])/COUNT([.AH2:.AH10])" office:value-type="float" office:value="3.77777777777778">
            <text:p>3.7777777778</text:p>
          </table:table-cell>
          <table:table-cell table:formula="of:=SUM([.AI2:.AI10])/COUNT([.$B$2:.$B$10])" office:value-type="float" office:value="0.975686014135">
            <text:p>0.9756860141</text:p>
          </table:table-cell>
          <table:table-cell table:formula="of:=SUM([.AJ2:.AJ10])/COUNT([.AJ2:.AJ10])" office:value-type="float" office:value="4.44444444444444">
            <text:p>4.4444444444</text:p>
          </table:table-cell>
          <table:table-cell table:formula="of:=SUM([.AK2:.AK10])/COUNT([.$B$2:.$B$10])" office:value-type="float" office:value="0.974340317399889">
            <text:p>0.9743403174</text:p>
          </table:table-cell>
          <table:table-cell table:formula="of:=SUM([.AL2:.AL10])/COUNT([.AL2:.AL10])" office:value-type="float" office:value="2.33333333333333">
            <text:p>2.3333333333</text:p>
          </table:table-cell>
          <table:table-cell table:formula="of:=SUM([.AM2:.AM10])/COUNT([.$B$2:.$B$10])" office:value-type="float" office:value="0.999639056268667">
            <text:p>0.9996390563</text:p>
          </table:table-cell>
          <table:table-cell table:formula="of:=SUM([.AN2:.AN10])/COUNT([.AN2:.AN10])" office:value-type="float" office:value="99.2222222222222">
            <text:p>99.2222222222</text:p>
          </table:table-cell>
          <table:table-cell table:formula="of:=SUM([.AO2:.AO10])/COUNT([.$B$2:.$B$10])" office:value-type="float" office:value="0.999639056268667">
            <text:p>0.9996390563</text:p>
          </table:table-cell>
          <table:table-cell table:formula="of:=SUM([.AP2:.AP10])/COUNT([.AP2:.AP10])" office:value-type="float" office:value="99.2222222222222">
            <text:p>99.2222222222</text:p>
          </table:table-cell>
          <table:table-cell table:formula="of:=SUM([.AQ2:.AQ10])/COUNT([.$B$2:.$B$10])" office:value-type="float" office:value="0.999639056268667">
            <text:p>0.9996390563</text:p>
          </table:table-cell>
          <table:table-cell table:formula="of:=SUM([.AR2:.AR10])/COUNT([.AR2:.AR10])" office:value-type="float" office:value="99.2222222222222">
            <text:p>99.2222222222</text:p>
          </table:table-cell>
          <table:table-cell table:formula="of:=SUM([.AS2:.AS10])/COUNT([.$B$2:.$B$10])" office:value-type="float" office:value="0.999639056268667">
            <text:p>0.9996390563</text:p>
          </table:table-cell>
          <table:table-cell table:formula="of:=SUM([.AT2:.AT10])/COUNT([.AT2:.AT10])" office:value-type="float" office:value="99.2222222222222">
            <text:p>99.2222222222</text:p>
          </table:table-cell>
          <table:table-cell table:formula="of:=SUM([.AU2:.AU10])/COUNT([.$B$2:.$B$10])" office:value-type="float" office:value="0.999639056268667">
            <text:p>0.9996390563</text:p>
          </table:table-cell>
          <table:table-cell table:formula="of:=SUM([.AV2:.AV10])/COUNT([.AV2:.AV10])" office:value-type="float" office:value="99.2222222222222">
            <text:p>99.2222222222</text:p>
          </table:table-cell>
          <table:table-cell table:formula="of:=SUM([.AW2:.AW10])/COUNT([.$B$2:.$B$10])" office:value-type="float" office:value="0.999639056268667">
            <text:p>0.9996390563</text:p>
          </table:table-cell>
          <table:table-cell table:formula="of:=SUM([.AX2:.AX10])/COUNT([.AX2:.AX10])" office:value-type="float" office:value="99.2222222222222">
            <text:p>99.2222222222</text:p>
          </table:table-cell>
          <table:table-cell table:formula="of:=SUM([.AY2:.AY10])/COUNT([.$B$2:.$B$10])" office:value-type="float" office:value="0.988466002234778">
            <text:p>0.9884660022</text:p>
          </table:table-cell>
          <table:table-cell table:formula="of:=SUM([.AZ2:.AZ10])/COUNT([.AZ2:.AZ10])" office:value-type="float" office:value="35.4444444444444">
            <text:p>35.4444444444</text:p>
          </table:table-cell>
          <table:table-cell table:formula="of:=SUM([.BA2:.BA10])/COUNT([.$B$2:.$B$10])" office:value-type="float" office:value="0.988362364219">
            <text:p>0.9883623642</text:p>
          </table:table-cell>
          <table:table-cell table:formula="of:=SUM([.BB2:.BB10])/COUNT([.BB2:.BB10])" office:value-type="float" office:value="34.7777777777778">
            <text:p>34.7777777778</text:p>
          </table:table-cell>
          <table:table-cell table:formula="of:=SUM([.BC2:.BC10])/COUNT([.$B$2:.$B$10])" office:value-type="float" office:value="0.980941095759">
            <text:p>0.9809410958</text:p>
          </table:table-cell>
          <table:table-cell table:formula="of:=SUM([.BD2:.BD10])/COUNT([.BD2:.BD10])" office:value-type="float" office:value="5.77777777777778">
            <text:p>5.7777777778</text:p>
          </table:table-cell>
          <table:table-cell table:formula="of:=SUM([.BE2:.BE10])/COUNT([.$B$2:.$B$10])" office:value-type="float" office:value="0.999738589707889">
            <text:p>0.9997385897</text:p>
          </table:table-cell>
          <table:table-cell table:formula="of:=SUM([.BF2:.BF10])/COUNT([.BF2:.BF10])" office:value-type="float" office:value="99.3333333333333">
            <text:p>99.3333333333</text:p>
          </table:table-cell>
          <table:table-cell table:formula="of:=SUM([.BG2:.BG10])/COUNT([.$B$2:.$B$10])" office:value-type="float" office:value="0.999738589707889">
            <text:p>0.9997385897</text:p>
          </table:table-cell>
          <table:table-cell table:formula="of:=SUM([.BH2:.BH10])/COUNT([.BH2:.BH10])" office:value-type="float" office:value="99.3333333333333">
            <text:p>99.3333333333</text:p>
          </table:table-cell>
          <table:table-cell table:formula="of:=SUM([.BI2:.BI10])/COUNT([.$B$2:.$B$10])" office:value-type="float" office:value="0.999738589707889">
            <text:p>0.9997385897</text:p>
          </table:table-cell>
          <table:table-cell table:formula="of:=SUM([.BJ2:.BJ10])/COUNT([.BJ2:.BJ10])" office:value-type="float" office:value="99.3333333333333">
            <text:p>99.3333333333</text:p>
          </table:table-cell>
          <table:table-cell table:formula="of:=SUM([.BK2:.BK10])/COUNT([.$B$2:.$B$10])" office:value-type="float" office:value="0.999738589707889">
            <text:p>0.9997385897</text:p>
          </table:table-cell>
          <table:table-cell table:formula="of:=SUM([.BL2:.BL10])/COUNT([.BL2:.BL10])" office:value-type="float" office:value="99.3333333333333">
            <text:p>99.3333333333</text:p>
          </table:table-cell>
          <table:table-cell table:formula="of:=SUM([.BM2:.BM10])/COUNT([.$B$2:.$B$10])" office:value-type="float" office:value="0.999738589707889">
            <text:p>0.9997385897</text:p>
          </table:table-cell>
          <table:table-cell table:formula="of:=SUM([.BN2:.BN10])/COUNT([.BN2:.BN10])" office:value-type="float" office:value="99.3333333333333">
            <text:p>99.3333333333</text:p>
          </table:table-cell>
          <table:table-cell table:formula="of:=SUM([.BO2:.BO10])/COUNT([.$B$2:.$B$10])" office:value-type="float" office:value="0.999738589707889">
            <text:p>0.9997385897</text:p>
          </table:table-cell>
          <table:table-cell table:formula="of:=SUM([.BP2:.BP10])/COUNT([.BP2:.BP10])" office:value-type="float" office:value="99.3333333333333">
            <text:p>99.3333333333</text:p>
          </table:table-cell>
          <table:table-cell table:formula="of:=SUM([.BQ2:.BQ10])/COUNT([.$B$2:.$B$10])" office:value-type="float" office:value="0.999600239538333">
            <text:p>0.9996002395</text:p>
          </table:table-cell>
          <table:table-cell table:formula="of:=SUM([.BR2:.BR10])/COUNT([.BR2:.BR10])" office:value-type="float" office:value="98.6666666666667">
            <text:p>98.6666666667</text:p>
          </table:table-cell>
          <table:table-cell table:formula="of:=SUM([.BS2:.BS10])/COUNT([.$B$2:.$B$10])" office:value-type="float" office:value="0.999696357977444">
            <text:p>0.999696358</text:p>
          </table:table-cell>
          <table:table-cell table:formula="of:=SUM([.BT2:.BT10])/COUNT([.BT2:.BT10])" office:value-type="float" office:value="99.4444444444444">
            <text:p>99.4444444444</text:p>
          </table:table-cell>
          <table:table-cell table:formula="of:=SUM([.BU2:.BU10])/COUNT([.$B$2:.$B$10])" office:value-type="float" office:value="0.978309396664555">
            <text:p>0.9783093967</text:p>
          </table:table-cell>
          <table:table-cell table:formula="of:=SUM([.BV2:.BV10])/COUNT([.BV2:.BV10])" office:value-type="float" office:value="5.22222222222222">
            <text:p>5.2222222222</text:p>
          </table:table-cell>
        </table:table-row>
      </table:table>
      <table:table table:name="Similar mf 0.8" table:style-name="ta1">
        <office:forms form:automatic-focus="false" form:apply-design-mode="false"/>
        <table:shapes>
          <draw:frame draw:z-index="0" draw:style-name="gr1" svg:width="36.059cm" svg:height="10.492cm" svg:x="1.174cm" svg:y="5.153cm">
            <draw:object draw:notify-on-update-of-ranges="'Similar mf 0.8'.A2:'Similar mf 0.8'.A10 'Similar mf 0.8'.T1:'Similar mf 0.8'.T1 'Similar mf 0.8'.T2:'Similar mf 0.8'.T10 'Similar mf 0.8'.AB1:'Similar mf 0.8'.AB1 'Similar mf 0.8'.AB2:'Similar mf 0.8'.AB10 'Similar mf 0.8'.AV1:'Similar mf 0.8'.AV1 'Similar mf 0.8'.AV2:'Similar mf 0.8'.AV10 'Similar mf 0.8'.BH1:'Similar mf 0.8'.BH1 'Similar mf 0.8'.BH2:'Similar mf 0.8'.BH10 'Similar mf 0.8'.BR1:'Similar mf 0.8'.BR1 'Similar mf 0.8'.BR2:'Similar mf 0.8'.BR10 'Similar mf 0.8'.BV1:'Similar mf 0.8'.BV1 'Similar mf 0.8'.BV2:'Similar mf 0.8'.BV10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1" draw:style-name="gr1" svg:width="49.738cm" svg:height="19.482cm" svg:x="1.216cm" svg:y="16.251cm">
            <draw:object draw:notify-on-update-of-ranges="'Similar mf 0.8'.A2:'Similar mf 0.8'.A11 'Similar mf 0.8'.G1:'Similar mf 0.8'.G1 'Similar mf 0.8'.G2:'Similar mf 0.8'.G11 'Similar mf 0.8'.I1:'Similar mf 0.8'.I1 'Similar mf 0.8'.I2:'Similar mf 0.8'.I11 'Similar mf 0.8'.K1:'Similar mf 0.8'.K1 'Similar mf 0.8'.K2:'Similar mf 0.8'.K11 'Similar mf 0.8'.M1:'Similar mf 0.8'.M1 'Similar mf 0.8'.M2:'Similar mf 0.8'.M11 'Similar mf 0.8'.O1:'Similar mf 0.8'.O1 'Similar mf 0.8'.O2:'Similar mf 0.8'.O11 'Similar mf 0.8'.Q1:'Similar mf 0.8'.Q1 'Similar mf 0.8'.Q2:'Similar mf 0.8'.Q11 'Similar mf 0.8'.S1:'Similar mf 0.8'.S1 'Similar mf 0.8'.S2:'Similar mf 0.8'.S11 'Similar mf 0.8'.U1:'Similar mf 0.8'.U1 'Similar mf 0.8'.U2:'Similar mf 0.8'.U11 'Similar mf 0.8'.W1:'Similar mf 0.8'.W1 'Similar mf 0.8'.W2:'Similar mf 0.8'.W11 'Similar mf 0.8'.Y1:'Similar mf 0.8'.Y1 'Similar mf 0.8'.Y2:'Similar mf 0.8'.Y11 'Similar mf 0.8'.AA1:'Similar mf 0.8'.AA1 'Similar mf 0.8'.AA2:'Similar mf 0.8'.AA11 'Similar mf 0.8'.AC1:'Similar mf 0.8'.AC1 'Similar mf 0.8'.AC2:'Similar mf 0.8'.AC11 'Similar mf 0.8'.AE1:'Similar mf 0.8'.AE1 'Similar mf 0.8'.AE2:'Similar mf 0.8'.AE11 'Similar mf 0.8'.AG1:'Similar mf 0.8'.AG1 'Similar mf 0.8'.AG2:'Similar mf 0.8'.AG11 'Similar mf 0.8'.AI1:'Similar mf 0.8'.AI1 'Similar mf 0.8'.AI2:'Similar mf 0.8'.AI11 'Similar mf 0.8'.AK1:'Similar mf 0.8'.AK1 'Similar mf 0.8'.AK2:'Similar mf 0.8'.AK11 'Similar mf 0.8'.AM1:'Similar mf 0.8'.AM1 'Similar mf 0.8'.AM2:'Similar mf 0.8'.AM11 'Similar mf 0.8'.AO1:'Similar mf 0.8'.AO1 'Similar mf 0.8'.AO2:'Similar mf 0.8'.AO11 'Similar mf 0.8'.AQ1:'Similar mf 0.8'.AQ1 'Similar mf 0.8'.AQ2:'Similar mf 0.8'.AQ11 'Similar mf 0.8'.AS1:'Similar mf 0.8'.AS1 'Similar mf 0.8'.AS2:'Similar mf 0.8'.AS11 'Similar mf 0.8'.AU1:'Similar mf 0.8'.AU1 'Similar mf 0.8'.AU2:'Similar mf 0.8'.AU11 'Similar mf 0.8'.AW1:'Similar mf 0.8'.AW1 'Similar mf 0.8'.AW2:'Similar mf 0.8'.AW11 'Similar mf 0.8'.AY1:'Similar mf 0.8'.AY1 'Similar mf 0.8'.AY2:'Similar mf 0.8'.AY11 'Similar mf 0.8'.BA1:'Similar mf 0.8'.BA1 'Similar mf 0.8'.BA2:'Similar mf 0.8'.BA11 'Similar mf 0.8'.BC1:'Similar mf 0.8'.BC1 'Similar mf 0.8'.BC2:'Similar mf 0.8'.BC11 'Similar mf 0.8'.BE1:'Similar mf 0.8'.BE1 'Similar mf 0.8'.BE2:'Similar mf 0.8'.BE11 'Similar mf 0.8'.BG1:'Similar mf 0.8'.BG1 'Similar mf 0.8'.BG2:'Similar mf 0.8'.BG11 'Similar mf 0.8'.BI1:'Similar mf 0.8'.BI1 'Similar mf 0.8'.BI2:'Similar mf 0.8'.BI11 'Similar mf 0.8'.BK1:'Similar mf 0.8'.BK1 'Similar mf 0.8'.BK2:'Similar mf 0.8'.BK11 'Similar mf 0.8'.BM1:'Similar mf 0.8'.BM1 'Similar mf 0.8'.BM2:'Similar mf 0.8'.BM11 'Similar mf 0.8'.BO1:'Similar mf 0.8'.BO1 'Similar mf 0.8'.BO2:'Similar mf 0.8'.BO11" xlink:href="./Object 29" xlink:type="simple" xlink:show="embed" xlink:actuate="onLoad"/>
            <draw:image xlink:href="./ObjectReplacements/Object 2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number-columns-repeated="4" table:default-cell-style-name="Default"/>
        <table:table-column table:style-name="co16" table:number-columns-repeated="2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9" table:number-columns-repeated="2" table:default-cell-style-name="Default"/>
        <table:table-column table:style-name="co15" table:number-columns-repeated="2" table:default-cell-style-name="Default"/>
        <table:table-column table:style-name="co19" table:number-columns-repeated="2" table:default-cell-style-name="Default"/>
        <table:table-column table:style-name="co15" table:number-columns-repeated="2" table:default-cell-style-name="Default"/>
        <table:table-column table:style-name="co4" table:number-columns-repeated="2" table:default-cell-style-name="Default"/>
        <table:table-column table:style-name="co16" table:number-columns-repeated="2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18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column table:style-name="co26" table:number-columns-repeated="6" table:default-cell-style-name="Default"/>
        <table:table-row table:style-name="ro2">
          <table:table-cell/>
          <table:table-cell office:value-type="string">
            <text:p>#bins </text:p>
          </table:table-cell>
          <table:table-cell office:value-type="string">
            <text:p><text:s/>#resources</text:p>
          </table:table-cell>
          <table:table-cell office:value-type="string">
            <text:p><text:s/>Avg #items </text:p>
          </table:table-cell>
          <table:table-cell office:value-type="string">
            <text:p><text:s/>Avg %usage </text:p>
          </table:table-cell>
          <table:table-cell office:value-type="string">
            <text:p><text:s/>Avg max % usage</text:p>
          </table:table-cell>
          <table:table-cell office:value-type="string">
            <text:p>nothing_pn</text:p>
          </table:table-cell>
          <table:table-cell office:value-type="string">
            <text:p>nothing_ns</text:p>
          </table:table-cell>
          <table:table-cell office:value-type="string">
            <text:p>shuff1_pn</text:p>
          </table:table-cell>
          <table:table-cell office:value-type="string">
            <text:p>shuff1_ns</text:p>
          </table:table-cell>
          <table:table-cell office:value-type="string">
            <text:p>1/C_pn</text:p>
          </table:table-cell>
          <table:table-cell office:value-type="string">
            <text:p>1/C_ns</text:p>
          </table:table-cell>
          <table:table-cell office:value-type="string">
            <text:p>1/R_pn</text:p>
          </table:table-cell>
          <table:table-cell office:value-type="string">
            <text:p>1/R_ns</text:p>
          </table:table-cell>
          <table:table-cell office:value-type="string">
            <text:p>R/C_pn</text:p>
          </table:table-cell>
          <table:table-cell office:value-type="string">
            <text:p>R/C_ns</text:p>
          </table:table-cell>
          <table:table-cell office:value-type="string">
            <text:p>ic_shuff_pn</text:p>
          </table:table-cell>
          <table:table-cell office:value-type="string">
            <text:p>ic_shuff_ns</text:p>
          </table:table-cell>
          <table:table-cell office:value-type="string">
            <text:p>ic_dyn_1/C_pn</text:p>
          </table:table-cell>
          <table:table-cell office:value-type="string">
            <text:p>ic_dyn_1/C_ns</text:p>
          </table:table-cell>
          <table:table-cell office:value-type="string">
            <text:p>ic_dyn_1/R_pn</text:p>
          </table:table-cell>
          <table:table-cell office:value-type="string">
            <text:p>ic_dyn_1/R_ns</text:p>
          </table:table-cell>
          <table:table-cell office:value-type="string">
            <text:p>ic_dyn_R/C_pn</text:p>
          </table:table-cell>
          <table:table-cell office:value-type="string">
            <text:p>ic_dyn_R/C_ns</text:p>
          </table:table-cell>
          <table:table-cell office:value-type="string">
            <text:p>bc_shuff_pn</text:p>
          </table:table-cell>
          <table:table-cell office:value-type="string">
            <text:p>bc_shuff_ns</text:p>
          </table:table-cell>
          <table:table-cell office:value-type="string">
            <text:p>bc_dyn_1/C_pn</text:p>
          </table:table-cell>
          <table:table-cell office:value-type="string">
            <text:p>bc_dyn_1/C_ns</text:p>
          </table:table-cell>
          <table:table-cell office:value-type="string">
            <text:p>bc_dyn_1/R_pn</text:p>
          </table:table-cell>
          <table:table-cell office:value-type="string">
            <text:p>bc_dyn_1/R_ns</text:p>
          </table:table-cell>
          <table:table-cell office:value-type="string">
            <text:p>bc_dyn_R/C_pn</text:p>
          </table:table-cell>
          <table:table-cell office:value-type="string">
            <text:p>bc_dyn_R/C_ns</text:p>
          </table:table-cell>
          <table:table-cell office:value-type="string">
            <text:p>bb_nothing_pn</text:p>
          </table:table-cell>
          <table:table-cell office:value-type="string">
            <text:p>bb_nothing_ns</text:p>
          </table:table-cell>
          <table:table-cell office:value-type="string">
            <text:p>bb_shuff1_pn</text:p>
          </table:table-cell>
          <table:table-cell office:value-type="string">
            <text:p>bb_shuff1_ns</text:p>
          </table:table-cell>
          <table:table-cell office:value-type="string">
            <text:p>bb_shuff_pn</text:p>
          </table:table-cell>
          <table:table-cell office:value-type="string">
            <text:p>bb_shuff_ns</text:p>
          </table:table-cell>
          <table:table-cell office:value-type="string">
            <text:p>bb_st_1/C_pn</text:p>
          </table:table-cell>
          <table:table-cell office:value-type="string">
            <text:p>bb_st_1/C_ns</text:p>
          </table:table-cell>
          <table:table-cell office:value-type="string">
            <text:p>bb_dyn_1/C_pn</text:p>
          </table:table-cell>
          <table:table-cell office:value-type="string">
            <text:p>bb_dyn_1/C_ns</text:p>
          </table:table-cell>
          <table:table-cell office:value-type="string">
            <text:p>bb_st_1/R_pn</text:p>
          </table:table-cell>
          <table:table-cell office:value-type="string">
            <text:p>bb_st_1/R_ns</text:p>
          </table:table-cell>
          <table:table-cell office:value-type="string">
            <text:p>bb_dyn_1/R_pn</text:p>
          </table:table-cell>
          <table:table-cell office:value-type="string">
            <text:p>bb_dyn_1/R_ns</text:p>
          </table:table-cell>
          <table:table-cell office:value-type="string">
            <text:p>bb_st_R/C_pn</text:p>
          </table:table-cell>
          <table:table-cell office:value-type="string">
            <text:p>bb_st_R/C_ns</text:p>
          </table:table-cell>
          <table:table-cell office:value-type="string">
            <text:p>bb_dyn_R/C_pn</text:p>
          </table:table-cell>
          <table:table-cell office:value-type="string">
            <text:p>bb_dyn_R/C_ns</text:p>
          </table:table-cell>
          <table:table-cell office:value-type="string">
            <text:p>sbb_nothing_pn</text:p>
          </table:table-cell>
          <table:table-cell office:value-type="string">
            <text:p>sbb_nothing_ns</text:p>
          </table:table-cell>
          <table:table-cell office:value-type="string">
            <text:p>sbb_shuff1_pn</text:p>
          </table:table-cell>
          <table:table-cell office:value-type="string">
            <text:p>sbb_shuff1_ns</text:p>
          </table:table-cell>
          <table:table-cell office:value-type="string">
            <text:p>sbb_shuff_pn</text:p>
          </table:table-cell>
          <table:table-cell office:value-type="string">
            <text:p>sbb_shuff_ns</text:p>
          </table:table-cell>
          <table:table-cell office:value-type="string">
            <text:p>sbb_st_1/C_pn</text:p>
          </table:table-cell>
          <table:table-cell office:value-type="string">
            <text:p>sbb_st_1/C_ns</text:p>
          </table:table-cell>
          <table:table-cell office:value-type="string">
            <text:p>sbb_dyn_1/C_pn</text:p>
          </table:table-cell>
          <table:table-cell office:value-type="string">
            <text:p>sbb_dyn_1/C_ns</text:p>
          </table:table-cell>
          <table:table-cell office:value-type="string">
            <text:p>sbb_st_1/R_pn</text:p>
          </table:table-cell>
          <table:table-cell office:value-type="string">
            <text:p>sbb_st_1/R_ns</text:p>
          </table:table-cell>
          <table:table-cell office:value-type="string">
            <text:p>sbb_dyn_1/R_pn</text:p>
          </table:table-cell>
          <table:table-cell office:value-type="string">
            <text:p>sbb_dyn_1/R_ns</text:p>
          </table:table-cell>
          <table:table-cell office:value-type="string">
            <text:p>sbb_st_R/C_pn</text:p>
          </table:table-cell>
          <table:table-cell office:value-type="string">
            <text:p>sbb_st_R/C_ns</text:p>
          </table:table-cell>
          <table:table-cell office:value-type="string">
            <text:p>sbb_dyn_R/C_pn</text:p>
          </table:table-cell>
          <table:table-cell office:value-type="string">
            <text:p>sbb_dyn_R/C_ns</text:p>
          </table:table-cell>
          <table:table-cell office:value-type="string">
            <text:p>dp_pn</text:p>
          </table:table-cell>
          <table:table-cell office:value-type="string">
            <text:p>dp_ns</text:p>
          </table:table-cell>
          <table:table-cell office:value-type="string">
            <text:p>dp_normC_pn</text:p>
          </table:table-cell>
          <table:table-cell office:value-type="string">
            <text:p>dp_normC_ns</text:p>
          </table:table-cell>
          <table:table-cell office:value-type="string">
            <text:p>dp_normR_pn</text:p>
          </table:table-cell>
          <table:table-cell office:value-type="string">
            <text:p>dp_normR_ns</text:p>
          </table:table-cell>
        </table:table-row>
        <table:table-row table:style-name="ro2">
          <table:table-cell table:formula="of:=[.B2]&amp;&quot;_&quot;&amp;[.C2]" office:value-type="string" office:string-value="10_2">
            <text:p>10_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0.884806520795">
            <text:p>0.8848065208</text:p>
          </table:table-cell>
          <table:table-cell office:value-type="float" office:value="0.902509062309">
            <text:p>0.9025090623</text:p>
          </table:table-cell>
          <table:table-cell office:value-type="float" office:value="0.855929018465">
            <text:p>0.8559290185</text:p>
          </table:table-cell>
          <table:table-cell office:value-type="float" office:value="0">
            <text:p>0</text:p>
          </table:table-cell>
          <table:table-cell office:value-type="float" office:value="0.855229588566">
            <text:p>0.8552295886</text:p>
          </table:table-cell>
          <table:table-cell office:value-type="float" office:value="0">
            <text:p>0</text:p>
          </table:table-cell>
          <table:table-cell office:value-type="float" office:value="0.79305807879">
            <text:p>0.7930580788</text:p>
          </table:table-cell>
          <table:table-cell office:value-type="float" office:value="0">
            <text:p>0</text:p>
          </table:table-cell>
          <table:table-cell office:value-type="float" office:value="0.794003208793">
            <text:p>0.7940032088</text:p>
          </table:table-cell>
          <table:table-cell office:value-type="float" office:value="0">
            <text:p>0</text:p>
          </table:table-cell>
          <table:table-cell office:value-type="float" office:value="0.804096298654">
            <text:p>0.8040962987</text:p>
          </table:table-cell>
          <table:table-cell office:value-type="float" office:value="0">
            <text:p>0</text:p>
          </table:table-cell>
          <table:table-cell office:value-type="float" office:value="0.840465109899">
            <text:p>0.8404651099</text:p>
          </table:table-cell>
          <table:table-cell office:value-type="float" office:value="0">
            <text:p>0</text:p>
          </table:table-cell>
          <table:table-cell office:value-type="float" office:value="0.789655948666">
            <text:p>0.7896559487</text:p>
          </table:table-cell>
          <table:table-cell office:value-type="float" office:value="2">
            <text:p>2</text:p>
          </table:table-cell>
          <table:table-cell office:value-type="float" office:value="0.780511944539">
            <text:p>0.7805119445</text:p>
          </table:table-cell>
          <table:table-cell office:value-type="float" office:value="1">
            <text:p>1</text:p>
          </table:table-cell>
          <table:table-cell office:value-type="float" office:value="0.793207282897">
            <text:p>0.7932072829</text:p>
          </table:table-cell>
          <table:table-cell office:value-type="float" office:value="1">
            <text:p>1</text:p>
          </table:table-cell>
          <table:table-cell office:value-type="float" office:value="0.855304206268">
            <text:p>0.8553042063</text:p>
          </table:table-cell>
          <table:table-cell office:value-type="float" office:value="0">
            <text:p>0</text:p>
          </table:table-cell>
          <table:table-cell office:value-type="float" office:value="0.76430302195">
            <text:p>0.764303022</text:p>
          </table:table-cell>
          <table:table-cell office:value-type="float" office:value="1">
            <text:p>1</text:p>
          </table:table-cell>
          <table:table-cell office:value-type="float" office:value="0.799617690999">
            <text:p>0.799617691</text:p>
          </table:table-cell>
          <table:table-cell office:value-type="float" office:value="1">
            <text:p>1</text:p>
          </table:table-cell>
          <table:table-cell office:value-type="float" office:value="0.776623717853">
            <text:p>0.7766237179</text:p>
          </table:table-cell>
          <table:table-cell office:value-type="float" office:value="0">
            <text:p>0</text:p>
          </table:table-cell>
          <table:table-cell office:value-type="float" office:value="0.841950444953">
            <text:p>0.841950445</text:p>
          </table:table-cell>
          <table:table-cell office:value-type="float" office:value="0">
            <text:p>0</text:p>
          </table:table-cell>
          <table:table-cell office:value-type="float" office:value="0.842213552993">
            <text:p>0.842213553</text:p>
          </table:table-cell>
          <table:table-cell office:value-type="float" office:value="0">
            <text:p>0</text:p>
          </table:table-cell>
          <table:table-cell office:value-type="float" office:value="0.84106597292">
            <text:p>0.8410659729</text:p>
          </table:table-cell>
          <table:table-cell office:value-type="float" office:value="0">
            <text:p>0</text:p>
          </table:table-cell>
          <table:table-cell office:value-type="float" office:value="0.777991380883">
            <text:p>0.7779913809</text:p>
          </table:table-cell>
          <table:table-cell office:value-type="float" office:value="0">
            <text:p>0</text:p>
          </table:table-cell>
          <table:table-cell office:value-type="float" office:value="0.780850992001">
            <text:p>0.780850992</text:p>
          </table:table-cell>
          <table:table-cell office:value-type="float" office:value="0">
            <text:p>0</text:p>
          </table:table-cell>
          <table:table-cell office:value-type="float" office:value="0.781410707104">
            <text:p>0.7814107071</text:p>
          </table:table-cell>
          <table:table-cell office:value-type="float" office:value="0">
            <text:p>0</text:p>
          </table:table-cell>
          <table:table-cell office:value-type="float" office:value="0.780059109355">
            <text:p>0.7800591094</text:p>
          </table:table-cell>
          <table:table-cell office:value-type="float" office:value="1">
            <text:p>1</text:p>
          </table:table-cell>
          <table:table-cell office:value-type="float" office:value="0.779760691197">
            <text:p>0.7797606912</text:p>
          </table:table-cell>
          <table:table-cell office:value-type="float" office:value="1">
            <text:p>1</text:p>
          </table:table-cell>
          <table:table-cell office:value-type="float" office:value="0.779773905052">
            <text:p>0.7797739051</text:p>
          </table:table-cell>
          <table:table-cell office:value-type="float" office:value="0">
            <text:p>0</text:p>
          </table:table-cell>
          <table:table-cell office:value-type="float" office:value="0.853488450119">
            <text:p>0.8534884501</text:p>
          </table:table-cell>
          <table:table-cell office:value-type="float" office:value="0">
            <text:p>0</text:p>
          </table:table-cell>
          <table:table-cell office:value-type="float" office:value="0.859998150002">
            <text:p>0.85999815</text:p>
          </table:table-cell>
          <table:table-cell office:value-type="float" office:value="0">
            <text:p>0</text:p>
          </table:table-cell>
          <table:table-cell office:value-type="float" office:value="0.851598076077">
            <text:p>0.8515980761</text:p>
          </table:table-cell>
          <table:table-cell office:value-type="float" office:value="0">
            <text:p>0</text:p>
          </table:table-cell>
          <table:table-cell office:value-type="float" office:value="0.789498342803">
            <text:p>0.7894983428</text:p>
          </table:table-cell>
          <table:table-cell office:value-type="float" office:value="0">
            <text:p>0</text:p>
          </table:table-cell>
          <table:table-cell office:value-type="float" office:value="0.786359471104">
            <text:p>0.7863594711</text:p>
          </table:table-cell>
          <table:table-cell office:value-type="float" office:value="1">
            <text:p>1</text:p>
          </table:table-cell>
          <table:table-cell office:value-type="float" office:value="0.792980974306">
            <text:p>0.7929809743</text:p>
          </table:table-cell>
          <table:table-cell office:value-type="float" office:value="1">
            <text:p>1</text:p>
          </table:table-cell>
          <table:table-cell office:value-type="float" office:value="0.773038028009">
            <text:p>0.773038028</text:p>
          </table:table-cell>
          <table:table-cell office:value-type="float" office:value="0">
            <text:p>0</text:p>
          </table:table-cell>
          <table:table-cell office:value-type="float" office:value="0.798081326875">
            <text:p>0.7980813269</text:p>
          </table:table-cell>
          <table:table-cell office:value-type="float" office:value="0">
            <text:p>0</text:p>
          </table:table-cell>
          <table:table-cell office:value-type="float" office:value="0.801279742699">
            <text:p>0.8012797427</text:p>
          </table:table-cell>
          <table:table-cell office:value-type="float" office:value="0">
            <text:p>0</text:p>
          </table:table-cell>
          <table:table-cell office:value-type="float" office:value="0.958276639228">
            <text:p>0.9582766392</text:p>
          </table:table-cell>
          <table:table-cell office:value-type="float" office:value="40">
            <text:p>40</text:p>
          </table:table-cell>
          <table:table-cell office:value-type="float" office:value="0.914297265705">
            <text:p>0.9142972657</text:p>
          </table:table-cell>
          <table:table-cell office:value-type="float" office:value="15">
            <text:p>15</text:p>
          </table:table-cell>
          <table:table-cell office:value-type="float" office:value="0.984716442389">
            <text:p>0.9847164424</text:p>
          </table:table-cell>
          <table:table-cell office:value-type="float" office:value="44">
            <text:p>44</text:p>
          </table:table-cell>
        </table:table-row>
        <table:table-row table:style-name="ro2">
          <table:table-cell table:formula="of:=[.B3]&amp;&quot;_&quot;&amp;[.C3]" office:value-type="string" office:string-value="10_5">
            <text:p>10_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0.831895904095">
            <text:p>0.8318959041</text:p>
          </table:table-cell>
          <table:table-cell office:value-type="float" office:value="0.866946082331">
            <text:p>0.8669460823</text:p>
          </table:table-cell>
          <table:table-cell office:value-type="float" office:value="0.689947773072">
            <text:p>0.6899477731</text:p>
          </table:table-cell>
          <table:table-cell office:value-type="float" office:value="0">
            <text:p>0</text:p>
          </table:table-cell>
          <table:table-cell office:value-type="float" office:value="0.685106360471">
            <text:p>0.6851063605</text:p>
          </table:table-cell>
          <table:table-cell office:value-type="float" office:value="0">
            <text:p>0</text:p>
          </table:table-cell>
          <table:table-cell office:value-type="float" office:value="0.647820465291">
            <text:p>0.6478204653</text:p>
          </table:table-cell>
          <table:table-cell office:value-type="float" office:value="0">
            <text:p>0</text:p>
          </table:table-cell>
          <table:table-cell office:value-type="float" office:value="0.646108941374">
            <text:p>0.6461089414</text:p>
          </table:table-cell>
          <table:table-cell office:value-type="float" office:value="0">
            <text:p>0</text:p>
          </table:table-cell>
          <table:table-cell office:value-type="float" office:value="0.650967748315">
            <text:p>0.6509677483</text:p>
          </table:table-cell>
          <table:table-cell office:value-type="float" office:value="0">
            <text:p>0</text:p>
          </table:table-cell>
          <table:table-cell office:value-type="float" office:value="0.676794699505">
            <text:p>0.6767946995</text:p>
          </table:table-cell>
          <table:table-cell office:value-type="float" office:value="0">
            <text:p>0</text:p>
          </table:table-cell>
          <table:table-cell office:value-type="float" office:value="0.638879908317">
            <text:p>0.6388799083</text:p>
          </table:table-cell>
          <table:table-cell office:value-type="float" office:value="0">
            <text:p>0</text:p>
          </table:table-cell>
          <table:table-cell office:value-type="float" office:value="0.624576586222">
            <text:p>0.6245765862</text:p>
          </table:table-cell>
          <table:table-cell office:value-type="float" office:value="0">
            <text:p>0</text:p>
          </table:table-cell>
          <table:table-cell office:value-type="float" office:value="0.647219866116">
            <text:p>0.6472198661</text:p>
          </table:table-cell>
          <table:table-cell office:value-type="float" office:value="0">
            <text:p>0</text:p>
          </table:table-cell>
          <table:table-cell office:value-type="float" office:value="0.690677840718">
            <text:p>0.6906778407</text:p>
          </table:table-cell>
          <table:table-cell office:value-type="float" office:value="0">
            <text:p>0</text:p>
          </table:table-cell>
          <table:table-cell office:value-type="float" office:value="0.622776952782">
            <text:p>0.6227769528</text:p>
          </table:table-cell>
          <table:table-cell office:value-type="float" office:value="0">
            <text:p>0</text:p>
          </table:table-cell>
          <table:table-cell office:value-type="float" office:value="0.64554606619">
            <text:p>0.6455460662</text:p>
          </table:table-cell>
          <table:table-cell office:value-type="float" office:value="0">
            <text:p>0</text:p>
          </table:table-cell>
          <table:table-cell office:value-type="float" office:value="0.619704105386">
            <text:p>0.6197041054</text:p>
          </table:table-cell>
          <table:table-cell office:value-type="float" office:value="0">
            <text:p>0</text:p>
          </table:table-cell>
          <table:table-cell office:value-type="float" office:value="0.684891088317">
            <text:p>0.6848910883</text:p>
          </table:table-cell>
          <table:table-cell office:value-type="float" office:value="0">
            <text:p>0</text:p>
          </table:table-cell>
          <table:table-cell office:value-type="float" office:value="0.671905198705">
            <text:p>0.6719051987</text:p>
          </table:table-cell>
          <table:table-cell office:value-type="float" office:value="0">
            <text:p>0</text:p>
          </table:table-cell>
          <table:table-cell office:value-type="float" office:value="0.674762748468">
            <text:p>0.6747627485</text:p>
          </table:table-cell>
          <table:table-cell office:value-type="float" office:value="0">
            <text:p>0</text:p>
          </table:table-cell>
          <table:table-cell office:value-type="float" office:value="0.644904051948">
            <text:p>0.6449040519</text:p>
          </table:table-cell>
          <table:table-cell office:value-type="float" office:value="0">
            <text:p>0</text:p>
          </table:table-cell>
          <table:table-cell office:value-type="float" office:value="0.639229587298">
            <text:p>0.6392295873</text:p>
          </table:table-cell>
          <table:table-cell office:value-type="float" office:value="0">
            <text:p>0</text:p>
          </table:table-cell>
          <table:table-cell office:value-type="float" office:value="0.643812375285">
            <text:p>0.6438123753</text:p>
          </table:table-cell>
          <table:table-cell office:value-type="float" office:value="0">
            <text:p>0</text:p>
          </table:table-cell>
          <table:table-cell office:value-type="float" office:value="0.629248719109">
            <text:p>0.6292487191</text:p>
          </table:table-cell>
          <table:table-cell office:value-type="float" office:value="0">
            <text:p>0</text:p>
          </table:table-cell>
          <table:table-cell office:value-type="float" office:value="0.639779636066">
            <text:p>0.6397796361</text:p>
          </table:table-cell>
          <table:table-cell office:value-type="float" office:value="0">
            <text:p>0</text:p>
          </table:table-cell>
          <table:table-cell office:value-type="float" office:value="0.642130501226">
            <text:p>0.6421305012</text:p>
          </table:table-cell>
          <table:table-cell office:value-type="float" office:value="0">
            <text:p>0</text:p>
          </table:table-cell>
          <table:table-cell office:value-type="float" office:value="0.686739973236">
            <text:p>0.6867399732</text:p>
          </table:table-cell>
          <table:table-cell office:value-type="float" office:value="0">
            <text:p>0</text:p>
          </table:table-cell>
          <table:table-cell office:value-type="float" office:value="0.69220005937">
            <text:p>0.6922000594</text:p>
          </table:table-cell>
          <table:table-cell office:value-type="float" office:value="0">
            <text:p>0</text:p>
          </table:table-cell>
          <table:table-cell office:value-type="float" office:value="0.680934647244">
            <text:p>0.6809346472</text:p>
          </table:table-cell>
          <table:table-cell office:value-type="float" office:value="0">
            <text:p>0</text:p>
          </table:table-cell>
          <table:table-cell office:value-type="float" office:value="0.636725357042">
            <text:p>0.636725357</text:p>
          </table:table-cell>
          <table:table-cell office:value-type="float" office:value="0">
            <text:p>0</text:p>
          </table:table-cell>
          <table:table-cell office:value-type="float" office:value="0.631418073881">
            <text:p>0.6314180739</text:p>
          </table:table-cell>
          <table:table-cell office:value-type="float" office:value="0">
            <text:p>0</text:p>
          </table:table-cell>
          <table:table-cell office:value-type="float" office:value="0.630491072703">
            <text:p>0.6304910727</text:p>
          </table:table-cell>
          <table:table-cell office:value-type="float" office:value="0">
            <text:p>0</text:p>
          </table:table-cell>
          <table:table-cell office:value-type="float" office:value="0.619351148511">
            <text:p>0.6193511485</text:p>
          </table:table-cell>
          <table:table-cell office:value-type="float" office:value="0">
            <text:p>0</text:p>
          </table:table-cell>
          <table:table-cell office:value-type="float" office:value="0.640357571004">
            <text:p>0.640357571</text:p>
          </table:table-cell>
          <table:table-cell office:value-type="float" office:value="0">
            <text:p>0</text:p>
          </table:table-cell>
          <table:table-cell office:value-type="float" office:value="0.639643928544">
            <text:p>0.6396439285</text:p>
          </table:table-cell>
          <table:table-cell office:value-type="float" office:value="0">
            <text:p>0</text:p>
          </table:table-cell>
          <table:table-cell office:value-type="float" office:value="0.839987709038">
            <text:p>0.839987709</text:p>
          </table:table-cell>
          <table:table-cell office:value-type="float" office:value="0">
            <text:p>0</text:p>
          </table:table-cell>
          <table:table-cell office:value-type="float" office:value="0.771093753529">
            <text:p>0.7710937535</text:p>
          </table:table-cell>
          <table:table-cell office:value-type="float" office:value="0">
            <text:p>0</text:p>
          </table:table-cell>
          <table:table-cell office:value-type="float" office:value="0.992341295419">
            <text:p>0.9923412954</text:p>
          </table:table-cell>
          <table:table-cell office:value-type="float" office:value="74">
            <text:p>74</text:p>
          </table:table-cell>
        </table:table-row>
        <table:table-row table:style-name="ro2">
          <table:table-cell table:formula="of:=[.B4]&amp;&quot;_&quot;&amp;[.C4]" office:value-type="string" office:string-value="10_10">
            <text:p>10_10</text:p>
          </table:table-cell>
          <table:table-cell table:number-columns-repeated="2"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0.79508344298">
            <text:p>0.795083443</text:p>
          </table:table-cell>
          <table:table-cell office:value-type="float" office:value="0.841615594728">
            <text:p>0.8416155947</text:p>
          </table:table-cell>
          <table:table-cell office:value-type="float" office:value="0.668582360843">
            <text:p>0.6685823608</text:p>
          </table:table-cell>
          <table:table-cell office:value-type="float" office:value="0">
            <text:p>0</text:p>
          </table:table-cell>
          <table:table-cell office:value-type="float" office:value="0.659501605086">
            <text:p>0.6595016051</text:p>
          </table:table-cell>
          <table:table-cell office:value-type="float" office:value="0">
            <text:p>0</text:p>
          </table:table-cell>
          <table:table-cell office:value-type="float" office:value="0.663457285033">
            <text:p>0.663457285</text:p>
          </table:table-cell>
          <table:table-cell office:value-type="float" office:value="0">
            <text:p>0</text:p>
          </table:table-cell>
          <table:table-cell office:value-type="float" office:value="0.660162388552">
            <text:p>0.6601623886</text:p>
          </table:table-cell>
          <table:table-cell office:value-type="float" office:value="0">
            <text:p>0</text:p>
          </table:table-cell>
          <table:table-cell office:value-type="float" office:value="0.66112531848">
            <text:p>0.6611253185</text:p>
          </table:table-cell>
          <table:table-cell office:value-type="float" office:value="0">
            <text:p>0</text:p>
          </table:table-cell>
          <table:table-cell office:value-type="float" office:value="0.630660252835">
            <text:p>0.6306602528</text:p>
          </table:table-cell>
          <table:table-cell office:value-type="float" office:value="0">
            <text:p>0</text:p>
          </table:table-cell>
          <table:table-cell office:value-type="float" office:value="0.664409299215">
            <text:p>0.6644092992</text:p>
          </table:table-cell>
          <table:table-cell office:value-type="float" office:value="1">
            <text:p>1</text:p>
          </table:table-cell>
          <table:table-cell office:value-type="float" office:value="0.66147311377">
            <text:p>0.6614731138</text:p>
          </table:table-cell>
          <table:table-cell office:value-type="float" office:value="1">
            <text:p>1</text:p>
          </table:table-cell>
          <table:table-cell office:value-type="float" office:value="0.658439245319">
            <text:p>0.6584392453</text:p>
          </table:table-cell>
          <table:table-cell office:value-type="float" office:value="0">
            <text:p>0</text:p>
          </table:table-cell>
          <table:table-cell office:value-type="float" office:value="0.652966112044">
            <text:p>0.652966112</text:p>
          </table:table-cell>
          <table:table-cell office:value-type="float" office:value="0">
            <text:p>0</text:p>
          </table:table-cell>
          <table:table-cell office:value-type="float" office:value="0.631773612017">
            <text:p>0.631773612</text:p>
          </table:table-cell>
          <table:table-cell office:value-type="float" office:value="0">
            <text:p>0</text:p>
          </table:table-cell>
          <table:table-cell office:value-type="float" office:value="0.664653528182">
            <text:p>0.6646535282</text:p>
          </table:table-cell>
          <table:table-cell office:value-type="float" office:value="0">
            <text:p>0</text:p>
          </table:table-cell>
          <table:table-cell office:value-type="float" office:value="0.631392021079">
            <text:p>0.6313920211</text:p>
          </table:table-cell>
          <table:table-cell office:value-type="float" office:value="0">
            <text:p>0</text:p>
          </table:table-cell>
          <table:table-cell office:value-type="float" office:value="0.644224317722">
            <text:p>0.6442243177</text:p>
          </table:table-cell>
          <table:table-cell office:value-type="float" office:value="0">
            <text:p>0</text:p>
          </table:table-cell>
          <table:table-cell office:value-type="float" office:value="0.647442876316">
            <text:p>0.6474428763</text:p>
          </table:table-cell>
          <table:table-cell office:value-type="float" office:value="0">
            <text:p>0</text:p>
          </table:table-cell>
          <table:table-cell office:value-type="float" office:value="0.635124200388">
            <text:p>0.6351242004</text:p>
          </table:table-cell>
          <table:table-cell office:value-type="float" office:value="0">
            <text:p>0</text:p>
          </table:table-cell>
          <table:table-cell office:value-type="float" office:value="0.66099244999">
            <text:p>0.66099245</text:p>
          </table:table-cell>
          <table:table-cell office:value-type="float" office:value="0">
            <text:p>0</text:p>
          </table:table-cell>
          <table:table-cell office:value-type="float" office:value="0.655286100499">
            <text:p>0.6552861005</text:p>
          </table:table-cell>
          <table:table-cell office:value-type="float" office:value="0">
            <text:p>0</text:p>
          </table:table-cell>
          <table:table-cell office:value-type="float" office:value="0.65731620472">
            <text:p>0.6573162047</text:p>
          </table:table-cell>
          <table:table-cell office:value-type="float" office:value="0">
            <text:p>0</text:p>
          </table:table-cell>
          <table:table-cell office:value-type="float" office:value="0.638100254705">
            <text:p>0.6381002547</text:p>
          </table:table-cell>
          <table:table-cell office:value-type="float" office:value="0">
            <text:p>0</text:p>
          </table:table-cell>
          <table:table-cell office:value-type="float" office:value="0.662378409001">
            <text:p>0.662378409</text:p>
          </table:table-cell>
          <table:table-cell office:value-type="float" office:value="0">
            <text:p>0</text:p>
          </table:table-cell>
          <table:table-cell office:value-type="float" office:value="0.660154491391">
            <text:p>0.6601544914</text:p>
          </table:table-cell>
          <table:table-cell office:value-type="float" office:value="0">
            <text:p>0</text:p>
          </table:table-cell>
          <table:table-cell office:value-type="float" office:value="0.655742835657">
            <text:p>0.6557428357</text:p>
          </table:table-cell>
          <table:table-cell office:value-type="float" office:value="0">
            <text:p>0</text:p>
          </table:table-cell>
          <table:table-cell office:value-type="float" office:value="0.655577762475">
            <text:p>0.6555777625</text:p>
          </table:table-cell>
          <table:table-cell office:value-type="float" office:value="0">
            <text:p>0</text:p>
          </table:table-cell>
          <table:table-cell office:value-type="float" office:value="0.659600058676">
            <text:p>0.6596000587</text:p>
          </table:table-cell>
          <table:table-cell office:value-type="float" office:value="0">
            <text:p>0</text:p>
          </table:table-cell>
          <table:table-cell office:value-type="float" office:value="0.649802648164">
            <text:p>0.6498026482</text:p>
          </table:table-cell>
          <table:table-cell office:value-type="float" office:value="0">
            <text:p>0</text:p>
          </table:table-cell>
          <table:table-cell office:value-type="float" office:value="0.651396659095">
            <text:p>0.6513966591</text:p>
          </table:table-cell>
          <table:table-cell office:value-type="float" office:value="0">
            <text:p>0</text:p>
          </table:table-cell>
          <table:table-cell office:value-type="float" office:value="0.647624657455">
            <text:p>0.6476246575</text:p>
          </table:table-cell>
          <table:table-cell office:value-type="float" office:value="0">
            <text:p>0</text:p>
          </table:table-cell>
          <table:table-cell office:value-type="float" office:value="0.639094370776">
            <text:p>0.6390943708</text:p>
          </table:table-cell>
          <table:table-cell office:value-type="float" office:value="0">
            <text:p>0</text:p>
          </table:table-cell>
          <table:table-cell office:value-type="float" office:value="0.655383835357">
            <text:p>0.6553838354</text:p>
          </table:table-cell>
          <table:table-cell office:value-type="float" office:value="0">
            <text:p>0</text:p>
          </table:table-cell>
          <table:table-cell office:value-type="float" office:value="0.657187132949">
            <text:p>0.6571871329</text:p>
          </table:table-cell>
          <table:table-cell office:value-type="float" office:value="0">
            <text:p>0</text:p>
          </table:table-cell>
          <table:table-cell office:value-type="float" office:value="0.895187303143">
            <text:p>0.8951873031</text:p>
          </table:table-cell>
          <table:table-cell office:value-type="float" office:value="11">
            <text:p>11</text:p>
          </table:table-cell>
          <table:table-cell office:value-type="float" office:value="0.842546546717">
            <text:p>0.8425465467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formula="of:=[.B5]&amp;&quot;_&quot;&amp;[.C5]" office:value-type="string" office:string-value="30_2">
            <text:p>30_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0.884923307918">
            <text:p>0.8849233079</text:p>
          </table:table-cell>
          <table:table-cell office:value-type="float" office:value="0.893893738545">
            <text:p>0.8938937385</text:p>
          </table:table-cell>
          <table:table-cell office:value-type="float" office:value="0.883888282339">
            <text:p>0.8838882823</text:p>
          </table:table-cell>
          <table:table-cell office:value-type="float" office:value="0">
            <text:p>0</text:p>
          </table:table-cell>
          <table:table-cell office:value-type="float" office:value="0.885119913851">
            <text:p>0.8851199139</text:p>
          </table:table-cell>
          <table:table-cell office:value-type="float" office:value="0">
            <text:p>0</text:p>
          </table:table-cell>
          <table:table-cell office:value-type="float" office:value="0.815357334203">
            <text:p>0.8153573342</text:p>
          </table:table-cell>
          <table:table-cell office:value-type="float" office:value="0">
            <text:p>0</text:p>
          </table:table-cell>
          <table:table-cell office:value-type="float" office:value="0.815106066507">
            <text:p>0.8151060665</text:p>
          </table:table-cell>
          <table:table-cell office:value-type="float" office:value="0">
            <text:p>0</text:p>
          </table:table-cell>
          <table:table-cell office:value-type="float" office:value="0.820093639499">
            <text:p>0.8200936395</text:p>
          </table:table-cell>
          <table:table-cell office:value-type="float" office:value="0">
            <text:p>0</text:p>
          </table:table-cell>
          <table:table-cell office:value-type="float" office:value="0.857343769119">
            <text:p>0.8573437691</text:p>
          </table:table-cell>
          <table:table-cell office:value-type="float" office:value="0">
            <text:p>0</text:p>
          </table:table-cell>
          <table:table-cell office:value-type="float" office:value="0.802898875809">
            <text:p>0.8028988758</text:p>
          </table:table-cell>
          <table:table-cell office:value-type="float" office:value="0">
            <text:p>0</text:p>
          </table:table-cell>
          <table:table-cell office:value-type="float" office:value="0.800578544205">
            <text:p>0.8005785442</text:p>
          </table:table-cell>
          <table:table-cell office:value-type="float" office:value="0">
            <text:p>0</text:p>
          </table:table-cell>
          <table:table-cell office:value-type="float" office:value="0.815268726767">
            <text:p>0.8152687268</text:p>
          </table:table-cell>
          <table:table-cell office:value-type="float" office:value="0">
            <text:p>0</text:p>
          </table:table-cell>
          <table:table-cell office:value-type="float" office:value="0.8905523861">
            <text:p>0.8905523861</text:p>
          </table:table-cell>
          <table:table-cell office:value-type="float" office:value="0">
            <text:p>0</text:p>
          </table:table-cell>
          <table:table-cell office:value-type="float" office:value="0.792700108702">
            <text:p>0.7927001087</text:p>
          </table:table-cell>
          <table:table-cell office:value-type="float" office:value="0">
            <text:p>0</text:p>
          </table:table-cell>
          <table:table-cell office:value-type="float" office:value="0.814328656662">
            <text:p>0.8143286567</text:p>
          </table:table-cell>
          <table:table-cell office:value-type="float" office:value="0">
            <text:p>0</text:p>
          </table:table-cell>
          <table:table-cell office:value-type="float" office:value="0.803758273975">
            <text:p>0.803758274</text:p>
          </table:table-cell>
          <table:table-cell office:value-type="float" office:value="0">
            <text:p>0</text:p>
          </table:table-cell>
          <table:table-cell office:value-type="float" office:value="0.855968935153">
            <text:p>0.8559689352</text:p>
          </table:table-cell>
          <table:table-cell office:value-type="float" office:value="0">
            <text:p>0</text:p>
          </table:table-cell>
          <table:table-cell office:value-type="float" office:value="0.855495679292">
            <text:p>0.8554956793</text:p>
          </table:table-cell>
          <table:table-cell office:value-type="float" office:value="0">
            <text:p>0</text:p>
          </table:table-cell>
          <table:table-cell office:value-type="float" office:value="0.860572560789">
            <text:p>0.8605725608</text:p>
          </table:table-cell>
          <table:table-cell office:value-type="float" office:value="0">
            <text:p>0</text:p>
          </table:table-cell>
          <table:table-cell office:value-type="float" office:value="0.804075735206">
            <text:p>0.8040757352</text:p>
          </table:table-cell>
          <table:table-cell office:value-type="float" office:value="0">
            <text:p>0</text:p>
          </table:table-cell>
          <table:table-cell office:value-type="float" office:value="0.800589291704">
            <text:p>0.8005892917</text:p>
          </table:table-cell>
          <table:table-cell office:value-type="float" office:value="0">
            <text:p>0</text:p>
          </table:table-cell>
          <table:table-cell office:value-type="float" office:value="0.809727036438">
            <text:p>0.8097270364</text:p>
          </table:table-cell>
          <table:table-cell office:value-type="float" office:value="0">
            <text:p>0</text:p>
          </table:table-cell>
          <table:table-cell office:value-type="float" office:value="0.795546690322">
            <text:p>0.7955466903</text:p>
          </table:table-cell>
          <table:table-cell office:value-type="float" office:value="0">
            <text:p>0</text:p>
          </table:table-cell>
          <table:table-cell office:value-type="float" office:value="0.809328644109">
            <text:p>0.8093286441</text:p>
          </table:table-cell>
          <table:table-cell office:value-type="float" office:value="0">
            <text:p>0</text:p>
          </table:table-cell>
          <table:table-cell office:value-type="float" office:value="0.806310331732">
            <text:p>0.8063103317</text:p>
          </table:table-cell>
          <table:table-cell office:value-type="float" office:value="0">
            <text:p>0</text:p>
          </table:table-cell>
          <table:table-cell office:value-type="float" office:value="0.880880178596">
            <text:p>0.8808801786</text:p>
          </table:table-cell>
          <table:table-cell office:value-type="float" office:value="0">
            <text:p>0</text:p>
          </table:table-cell>
          <table:table-cell office:value-type="float" office:value="0.87817243383">
            <text:p>0.8781724338</text:p>
          </table:table-cell>
          <table:table-cell office:value-type="float" office:value="0">
            <text:p>0</text:p>
          </table:table-cell>
          <table:table-cell office:value-type="float" office:value="0.879221529762">
            <text:p>0.8792215298</text:p>
          </table:table-cell>
          <table:table-cell office:value-type="float" office:value="0">
            <text:p>0</text:p>
          </table:table-cell>
          <table:table-cell office:value-type="float" office:value="0.827079271066">
            <text:p>0.8270792711</text:p>
          </table:table-cell>
          <table:table-cell office:value-type="float" office:value="0">
            <text:p>0</text:p>
          </table:table-cell>
          <table:table-cell office:value-type="float" office:value="0.81962094773">
            <text:p>0.8196209477</text:p>
          </table:table-cell>
          <table:table-cell office:value-type="float" office:value="0">
            <text:p>0</text:p>
          </table:table-cell>
          <table:table-cell office:value-type="float" office:value="0.830639382351">
            <text:p>0.8306393824</text:p>
          </table:table-cell>
          <table:table-cell office:value-type="float" office:value="0">
            <text:p>0</text:p>
          </table:table-cell>
          <table:table-cell office:value-type="float" office:value="0.820797220212">
            <text:p>0.8207972202</text:p>
          </table:table-cell>
          <table:table-cell office:value-type="float" office:value="0">
            <text:p>0</text:p>
          </table:table-cell>
          <table:table-cell office:value-type="float" office:value="0.827597302224">
            <text:p>0.8275973022</text:p>
          </table:table-cell>
          <table:table-cell office:value-type="float" office:value="0">
            <text:p>0</text:p>
          </table:table-cell>
          <table:table-cell office:value-type="float" office:value="0.831264657558">
            <text:p>0.8312646576</text:p>
          </table:table-cell>
          <table:table-cell office:value-type="float" office:value="0">
            <text:p>0</text:p>
          </table:table-cell>
          <table:table-cell office:value-type="float" office:value="0.995455213914">
            <text:p>0.9954552139</text:p>
          </table:table-cell>
          <table:table-cell office:value-type="float" office:value="75">
            <text:p>75</text:p>
          </table:table-cell>
          <table:table-cell office:value-type="float" office:value="0.970225472385">
            <text:p>0.9702254724</text:p>
          </table:table-cell>
          <table:table-cell office:value-type="float" office:value="41">
            <text:p>41</text:p>
          </table:table-cell>
          <table:table-cell office:value-type="float" office:value="0.995863984121">
            <text:p>0.9958639841</text:p>
          </table:table-cell>
          <table:table-cell office:value-type="float" office:value="59">
            <text:p>59</text:p>
          </table:table-cell>
        </table:table-row>
        <table:table-row table:style-name="ro2">
          <table:table-cell table:formula="of:=[.B6]&amp;&quot;_&quot;&amp;[.C6]" office:value-type="string" office:string-value="30_5">
            <text:p>30_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  <table:table-cell office:value-type="float" office:value="0.832894160622">
            <text:p>0.8328941606</text:p>
          </table:table-cell>
          <table:table-cell office:value-type="float" office:value="0.851636056583">
            <text:p>0.8516360566</text:p>
          </table:table-cell>
          <table:table-cell office:value-type="float" office:value="0.671862653052">
            <text:p>0.6718626531</text:p>
          </table:table-cell>
          <table:table-cell office:value-type="float" office:value="0">
            <text:p>0</text:p>
          </table:table-cell>
          <table:table-cell office:value-type="float" office:value="0.678444959107">
            <text:p>0.6784449591</text:p>
          </table:table-cell>
          <table:table-cell office:value-type="float" office:value="0">
            <text:p>0</text:p>
          </table:table-cell>
          <table:table-cell office:value-type="float" office:value="0.620481098019">
            <text:p>0.620481098</text:p>
          </table:table-cell>
          <table:table-cell office:value-type="float" office:value="0">
            <text:p>0</text:p>
          </table:table-cell>
          <table:table-cell office:value-type="float" office:value="0.619939323199">
            <text:p>0.6199393232</text:p>
          </table:table-cell>
          <table:table-cell office:value-type="float" office:value="0">
            <text:p>0</text:p>
          </table:table-cell>
          <table:table-cell office:value-type="float" office:value="0.616703004583">
            <text:p>0.6167030046</text:p>
          </table:table-cell>
          <table:table-cell office:value-type="float" office:value="0">
            <text:p>0</text:p>
          </table:table-cell>
          <table:table-cell office:value-type="float" office:value="0.664919555725">
            <text:p>0.6649195557</text:p>
          </table:table-cell>
          <table:table-cell office:value-type="float" office:value="0">
            <text:p>0</text:p>
          </table:table-cell>
          <table:table-cell office:value-type="float" office:value="0.613941069579">
            <text:p>0.6139410696</text:p>
          </table:table-cell>
          <table:table-cell office:value-type="float" office:value="0">
            <text:p>0</text:p>
          </table:table-cell>
          <table:table-cell office:value-type="float" office:value="0.607229077275">
            <text:p>0.6072290773</text:p>
          </table:table-cell>
          <table:table-cell office:value-type="float" office:value="0">
            <text:p>0</text:p>
          </table:table-cell>
          <table:table-cell office:value-type="float" office:value="0.614714461355">
            <text:p>0.6147144614</text:p>
          </table:table-cell>
          <table:table-cell office:value-type="float" office:value="0">
            <text:p>0</text:p>
          </table:table-cell>
          <table:table-cell office:value-type="float" office:value="0.682677056031">
            <text:p>0.682677056</text:p>
          </table:table-cell>
          <table:table-cell office:value-type="float" office:value="0">
            <text:p>0</text:p>
          </table:table-cell>
          <table:table-cell office:value-type="float" office:value="0.604602579792">
            <text:p>0.6046025798</text:p>
          </table:table-cell>
          <table:table-cell office:value-type="float" office:value="0">
            <text:p>0</text:p>
          </table:table-cell>
          <table:table-cell office:value-type="float" office:value="0.621246083859">
            <text:p>0.6212460839</text:p>
          </table:table-cell>
          <table:table-cell office:value-type="float" office:value="0">
            <text:p>0</text:p>
          </table:table-cell>
          <table:table-cell office:value-type="float" office:value="0.60346064016">
            <text:p>0.6034606402</text:p>
          </table:table-cell>
          <table:table-cell office:value-type="float" office:value="0">
            <text:p>0</text:p>
          </table:table-cell>
          <table:table-cell office:value-type="float" office:value="0.663772189289">
            <text:p>0.6637721893</text:p>
          </table:table-cell>
          <table:table-cell office:value-type="float" office:value="0">
            <text:p>0</text:p>
          </table:table-cell>
          <table:table-cell office:value-type="float" office:value="0.663755846911">
            <text:p>0.6637558469</text:p>
          </table:table-cell>
          <table:table-cell office:value-type="float" office:value="0">
            <text:p>0</text:p>
          </table:table-cell>
          <table:table-cell office:value-type="float" office:value="0.668893550707">
            <text:p>0.6688935507</text:p>
          </table:table-cell>
          <table:table-cell office:value-type="float" office:value="0">
            <text:p>0</text:p>
          </table:table-cell>
          <table:table-cell office:value-type="float" office:value="0.622709166821">
            <text:p>0.6227091668</text:p>
          </table:table-cell>
          <table:table-cell office:value-type="float" office:value="0">
            <text:p>0</text:p>
          </table:table-cell>
          <table:table-cell office:value-type="float" office:value="0.617141470913">
            <text:p>0.6171414709</text:p>
          </table:table-cell>
          <table:table-cell office:value-type="float" office:value="0">
            <text:p>0</text:p>
          </table:table-cell>
          <table:table-cell office:value-type="float" office:value="0.619973634203">
            <text:p>0.6199736342</text:p>
          </table:table-cell>
          <table:table-cell office:value-type="float" office:value="0">
            <text:p>0</text:p>
          </table:table-cell>
          <table:table-cell office:value-type="float" office:value="0.614731945455">
            <text:p>0.6147319455</text:p>
          </table:table-cell>
          <table:table-cell office:value-type="float" office:value="0">
            <text:p>0</text:p>
          </table:table-cell>
          <table:table-cell office:value-type="float" office:value="0.620506488854">
            <text:p>0.6205064889</text:p>
          </table:table-cell>
          <table:table-cell office:value-type="float" office:value="0">
            <text:p>0</text:p>
          </table:table-cell>
          <table:table-cell office:value-type="float" office:value="0.619698569243">
            <text:p>0.6196985692</text:p>
          </table:table-cell>
          <table:table-cell office:value-type="float" office:value="0">
            <text:p>0</text:p>
          </table:table-cell>
          <table:table-cell office:value-type="float" office:value="0.675652500407">
            <text:p>0.6756525004</text:p>
          </table:table-cell>
          <table:table-cell office:value-type="float" office:value="0">
            <text:p>0</text:p>
          </table:table-cell>
          <table:table-cell office:value-type="float" office:value="0.671122038221">
            <text:p>0.6711220382</text:p>
          </table:table-cell>
          <table:table-cell office:value-type="float" office:value="0">
            <text:p>0</text:p>
          </table:table-cell>
          <table:table-cell office:value-type="float" office:value="0.674035522363">
            <text:p>0.6740355224</text:p>
          </table:table-cell>
          <table:table-cell office:value-type="float" office:value="0">
            <text:p>0</text:p>
          </table:table-cell>
          <table:table-cell office:value-type="float" office:value="0.61880986809">
            <text:p>0.6188098681</text:p>
          </table:table-cell>
          <table:table-cell office:value-type="float" office:value="0">
            <text:p>0</text:p>
          </table:table-cell>
          <table:table-cell office:value-type="float" office:value="0.612589387779">
            <text:p>0.6125893878</text:p>
          </table:table-cell>
          <table:table-cell office:value-type="float" office:value="0">
            <text:p>0</text:p>
          </table:table-cell>
          <table:table-cell office:value-type="float" office:value="0.615745886353">
            <text:p>0.6157458864</text:p>
          </table:table-cell>
          <table:table-cell office:value-type="float" office:value="0">
            <text:p>0</text:p>
          </table:table-cell>
          <table:table-cell office:value-type="float" office:value="0.611013404687">
            <text:p>0.6110134047</text:p>
          </table:table-cell>
          <table:table-cell office:value-type="float" office:value="0">
            <text:p>0</text:p>
          </table:table-cell>
          <table:table-cell office:value-type="float" office:value="0.614251076185">
            <text:p>0.6142510762</text:p>
          </table:table-cell>
          <table:table-cell office:value-type="float" office:value="0">
            <text:p>0</text:p>
          </table:table-cell>
          <table:table-cell office:value-type="float" office:value="0.617439947191">
            <text:p>0.6174399472</text:p>
          </table:table-cell>
          <table:table-cell office:value-type="float" office:value="0">
            <text:p>0</text:p>
          </table:table-cell>
          <table:table-cell office:value-type="float" office:value="0.846249961016">
            <text:p>0.846249961</text:p>
          </table:table-cell>
          <table:table-cell office:value-type="float" office:value="0">
            <text:p>0</text:p>
          </table:table-cell>
          <table:table-cell office:value-type="float" office:value="0.76372244778">
            <text:p>0.7637224478</text:p>
          </table:table-cell>
          <table:table-cell office:value-type="float" office:value="0">
            <text:p>0</text:p>
          </table:table-cell>
          <table:table-cell office:value-type="float" office:value="0.983594527247">
            <text:p>0.9835945272</text:p>
          </table:table-cell>
          <table:table-cell office:value-type="float" office:value="8">
            <text:p>8</text:p>
          </table:table-cell>
        </table:table-row>
        <table:table-row table:style-name="ro2">
          <table:table-cell table:formula="of:=[.B7]&amp;&quot;_&quot;&amp;[.C7]" office:value-type="string" office:string-value="30_10">
            <text:p>30_1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19">
            <text:p>119</text:p>
          </table:table-cell>
          <table:table-cell office:value-type="float" office:value="0.794168964185">
            <text:p>0.7941689642</text:p>
          </table:table-cell>
          <table:table-cell office:value-type="float" office:value="0.820672664487">
            <text:p>0.8206726645</text:p>
          </table:table-cell>
          <table:table-cell office:value-type="float" office:value="0.584375239895">
            <text:p>0.5843752399</text:p>
          </table:table-cell>
          <table:table-cell office:value-type="float" office:value="0">
            <text:p>0</text:p>
          </table:table-cell>
          <table:table-cell office:value-type="float" office:value="0.586510496113">
            <text:p>0.5865104961</text:p>
          </table:table-cell>
          <table:table-cell office:value-type="float" office:value="0">
            <text:p>0</text:p>
          </table:table-cell>
          <table:table-cell office:value-type="float" office:value="0.561115745549">
            <text:p>0.5611157455</text:p>
          </table:table-cell>
          <table:table-cell office:value-type="float" office:value="0">
            <text:p>0</text:p>
          </table:table-cell>
          <table:table-cell office:value-type="float" office:value="0.561216881868">
            <text:p>0.5612168819</text:p>
          </table:table-cell>
          <table:table-cell office:value-type="float" office:value="0">
            <text:p>0</text:p>
          </table:table-cell>
          <table:table-cell office:value-type="float" office:value="0.561176710707">
            <text:p>0.5611767107</text:p>
          </table:table-cell>
          <table:table-cell office:value-type="float" office:value="0">
            <text:p>0</text:p>
          </table:table-cell>
          <table:table-cell office:value-type="float" office:value="0.565937252535">
            <text:p>0.5659372525</text:p>
          </table:table-cell>
          <table:table-cell office:value-type="float" office:value="0">
            <text:p>0</text:p>
          </table:table-cell>
          <table:table-cell office:value-type="float" office:value="0.568245548397">
            <text:p>0.5682455484</text:p>
          </table:table-cell>
          <table:table-cell office:value-type="float" office:value="0">
            <text:p>0</text:p>
          </table:table-cell>
          <table:table-cell office:value-type="float" office:value="0.559289997427">
            <text:p>0.5592899974</text:p>
          </table:table-cell>
          <table:table-cell office:value-type="float" office:value="0">
            <text:p>0</text:p>
          </table:table-cell>
          <table:table-cell office:value-type="float" office:value="0.56601084474">
            <text:p>0.5660108447</text:p>
          </table:table-cell>
          <table:table-cell office:value-type="float" office:value="0">
            <text:p>0</text:p>
          </table:table-cell>
          <table:table-cell office:value-type="float" office:value="0.581032774672">
            <text:p>0.5810327747</text:p>
          </table:table-cell>
          <table:table-cell office:value-type="float" office:value="0">
            <text:p>0</text:p>
          </table:table-cell>
          <table:table-cell office:value-type="float" office:value="0.543454955801">
            <text:p>0.5434549558</text:p>
          </table:table-cell>
          <table:table-cell office:value-type="float" office:value="0">
            <text:p>0</text:p>
          </table:table-cell>
          <table:table-cell office:value-type="float" office:value="0.560330409311">
            <text:p>0.5603304093</text:p>
          </table:table-cell>
          <table:table-cell office:value-type="float" office:value="0">
            <text:p>0</text:p>
          </table:table-cell>
          <table:table-cell office:value-type="float" office:value="0.543512315387">
            <text:p>0.5435123154</text:p>
          </table:table-cell>
          <table:table-cell office:value-type="float" office:value="0">
            <text:p>0</text:p>
          </table:table-cell>
          <table:table-cell office:value-type="float" office:value="0.564088200631">
            <text:p>0.5640882006</text:p>
          </table:table-cell>
          <table:table-cell office:value-type="float" office:value="0">
            <text:p>0</text:p>
          </table:table-cell>
          <table:table-cell office:value-type="float" office:value="0.567814633053">
            <text:p>0.5678146331</text:p>
          </table:table-cell>
          <table:table-cell office:value-type="float" office:value="0">
            <text:p>0</text:p>
          </table:table-cell>
          <table:table-cell office:value-type="float" office:value="0.566302518516">
            <text:p>0.5663025185</text:p>
          </table:table-cell>
          <table:table-cell office:value-type="float" office:value="0">
            <text:p>0</text:p>
          </table:table-cell>
          <table:table-cell office:value-type="float" office:value="0.569553674064">
            <text:p>0.5695536741</text:p>
          </table:table-cell>
          <table:table-cell office:value-type="float" office:value="0">
            <text:p>0</text:p>
          </table:table-cell>
          <table:table-cell office:value-type="float" office:value="0.568446627515">
            <text:p>0.5684466275</text:p>
          </table:table-cell>
          <table:table-cell office:value-type="float" office:value="0">
            <text:p>0</text:p>
          </table:table-cell>
          <table:table-cell office:value-type="float" office:value="0.562859158062">
            <text:p>0.5628591581</text:p>
          </table:table-cell>
          <table:table-cell office:value-type="float" office:value="0">
            <text:p>0</text:p>
          </table:table-cell>
          <table:table-cell office:value-type="float" office:value="0.564557360826">
            <text:p>0.5645573608</text:p>
          </table:table-cell>
          <table:table-cell office:value-type="float" office:value="0">
            <text:p>0</text:p>
          </table:table-cell>
          <table:table-cell office:value-type="float" office:value="0.563361612834">
            <text:p>0.5633616128</text:p>
          </table:table-cell>
          <table:table-cell office:value-type="float" office:value="0">
            <text:p>0</text:p>
          </table:table-cell>
          <table:table-cell office:value-type="float" office:value="0.564554028906">
            <text:p>0.5645540289</text:p>
          </table:table-cell>
          <table:table-cell office:value-type="float" office:value="0">
            <text:p>0</text:p>
          </table:table-cell>
          <table:table-cell office:value-type="float" office:value="0.58469261981">
            <text:p>0.5846926198</text:p>
          </table:table-cell>
          <table:table-cell office:value-type="float" office:value="0">
            <text:p>0</text:p>
          </table:table-cell>
          <table:table-cell office:value-type="float" office:value="0.575711140421">
            <text:p>0.5757111404</text:p>
          </table:table-cell>
          <table:table-cell office:value-type="float" office:value="0">
            <text:p>0</text:p>
          </table:table-cell>
          <table:table-cell office:value-type="float" office:value="0.57183057443">
            <text:p>0.5718305744</text:p>
          </table:table-cell>
          <table:table-cell office:value-type="float" office:value="0">
            <text:p>0</text:p>
          </table:table-cell>
          <table:table-cell office:value-type="float" office:value="0.553805889183">
            <text:p>0.5538058892</text:p>
          </table:table-cell>
          <table:table-cell office:value-type="float" office:value="0">
            <text:p>0</text:p>
          </table:table-cell>
          <table:table-cell office:value-type="float" office:value="0.55112323744">
            <text:p>0.5511232374</text:p>
          </table:table-cell>
          <table:table-cell office:value-type="float" office:value="0">
            <text:p>0</text:p>
          </table:table-cell>
          <table:table-cell office:value-type="float" office:value="0.552233589418">
            <text:p>0.5522335894</text:p>
          </table:table-cell>
          <table:table-cell office:value-type="float" office:value="0">
            <text:p>0</text:p>
          </table:table-cell>
          <table:table-cell office:value-type="float" office:value="0.547517187384">
            <text:p>0.5475171874</text:p>
          </table:table-cell>
          <table:table-cell office:value-type="float" office:value="0">
            <text:p>0</text:p>
          </table:table-cell>
          <table:table-cell office:value-type="float" office:value="0.552387570945">
            <text:p>0.5523875709</text:p>
          </table:table-cell>
          <table:table-cell office:value-type="float" office:value="0">
            <text:p>0</text:p>
          </table:table-cell>
          <table:table-cell office:value-type="float" office:value="0.553590514547">
            <text:p>0.5535905145</text:p>
          </table:table-cell>
          <table:table-cell office:value-type="float" office:value="0">
            <text:p>0</text:p>
          </table:table-cell>
          <table:table-cell office:value-type="float" office:value="0.832761735618">
            <text:p>0.8327617356</text:p>
          </table:table-cell>
          <table:table-cell office:value-type="float" office:value="0">
            <text:p>0</text:p>
          </table:table-cell>
          <table:table-cell office:value-type="float" office:value="0.762253473391">
            <text:p>0.7622534734</text:p>
          </table:table-cell>
          <table:table-cell office:value-type="float" office:value="0">
            <text:p>0</text:p>
          </table:table-cell>
          <table:table-cell office:value-type="float" office:value="0.998985007097">
            <text:p>0.9989850071</text:p>
          </table:table-cell>
          <table:table-cell office:value-type="float" office:value="89">
            <text:p>89</text:p>
          </table:table-cell>
        </table:table-row>
        <table:table-row table:style-name="ro2">
          <table:table-cell table:formula="of:=[.B8]&amp;&quot;_&quot;&amp;[.C8]" office:value-type="string" office:string-value="100_2">
            <text:p>100_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0.885089436901">
            <text:p>0.8850894369</text:p>
          </table:table-cell>
          <table:table-cell office:value-type="float" office:value="0.889591743406">
            <text:p>0.8895917434</text:p>
          </table:table-cell>
          <table:table-cell office:value-type="float" office:value="0.896915674812">
            <text:p>0.8969156748</text:p>
          </table:table-cell>
          <table:table-cell office:value-type="float" office:value="0">
            <text:p>0</text:p>
          </table:table-cell>
          <table:table-cell office:value-type="float" office:value="0.897827132188">
            <text:p>0.8978271322</text:p>
          </table:table-cell>
          <table:table-cell office:value-type="float" office:value="0">
            <text:p>0</text:p>
          </table:table-cell>
          <table:table-cell office:value-type="float" office:value="0.834819971644">
            <text:p>0.8348199716</text:p>
          </table:table-cell>
          <table:table-cell office:value-type="float" office:value="0">
            <text:p>0</text:p>
          </table:table-cell>
          <table:table-cell office:value-type="float" office:value="0.835952587721">
            <text:p>0.8359525877</text:p>
          </table:table-cell>
          <table:table-cell office:value-type="float" office:value="0">
            <text:p>0</text:p>
          </table:table-cell>
          <table:table-cell office:value-type="float" office:value="0.837087076119">
            <text:p>0.8370870761</text:p>
          </table:table-cell>
          <table:table-cell office:value-type="float" office:value="0">
            <text:p>0</text:p>
          </table:table-cell>
          <table:table-cell office:value-type="float" office:value="0.866831248836">
            <text:p>0.8668312488</text:p>
          </table:table-cell>
          <table:table-cell office:value-type="float" office:value="0">
            <text:p>0</text:p>
          </table:table-cell>
          <table:table-cell office:value-type="float" office:value="0.821179157258">
            <text:p>0.8211791573</text:p>
          </table:table-cell>
          <table:table-cell office:value-type="float" office:value="0">
            <text:p>0</text:p>
          </table:table-cell>
          <table:table-cell office:value-type="float" office:value="0.819625012556">
            <text:p>0.8196250126</text:p>
          </table:table-cell>
          <table:table-cell office:value-type="float" office:value="0">
            <text:p>0</text:p>
          </table:table-cell>
          <table:table-cell office:value-type="float" office:value="0.837169541569">
            <text:p>0.8371695416</text:p>
          </table:table-cell>
          <table:table-cell office:value-type="float" office:value="0">
            <text:p>0</text:p>
          </table:table-cell>
          <table:table-cell office:value-type="float" office:value="0.903263301993">
            <text:p>0.903263302</text:p>
          </table:table-cell>
          <table:table-cell office:value-type="float" office:value="0">
            <text:p>0</text:p>
          </table:table-cell>
          <table:table-cell office:value-type="float" office:value="0.80835401933">
            <text:p>0.8083540193</text:p>
          </table:table-cell>
          <table:table-cell office:value-type="float" office:value="0">
            <text:p>0</text:p>
          </table:table-cell>
          <table:table-cell office:value-type="float" office:value="0.826225881533">
            <text:p>0.8262258815</text:p>
          </table:table-cell>
          <table:table-cell office:value-type="float" office:value="0">
            <text:p>0</text:p>
          </table:table-cell>
          <table:table-cell office:value-type="float" office:value="0.816624258482">
            <text:p>0.8166242585</text:p>
          </table:table-cell>
          <table:table-cell office:value-type="float" office:value="0">
            <text:p>0</text:p>
          </table:table-cell>
          <table:table-cell office:value-type="float" office:value="0.864528560218">
            <text:p>0.8645285602</text:p>
          </table:table-cell>
          <table:table-cell office:value-type="float" office:value="0">
            <text:p>0</text:p>
          </table:table-cell>
          <table:table-cell office:value-type="float" office:value="0.862084437786">
            <text:p>0.8620844378</text:p>
          </table:table-cell>
          <table:table-cell office:value-type="float" office:value="0">
            <text:p>0</text:p>
          </table:table-cell>
          <table:table-cell office:value-type="float" office:value="0.865235334926">
            <text:p>0.8652353349</text:p>
          </table:table-cell>
          <table:table-cell office:value-type="float" office:value="0">
            <text:p>0</text:p>
          </table:table-cell>
          <table:table-cell office:value-type="float" office:value="0.818989846675">
            <text:p>0.8189898467</text:p>
          </table:table-cell>
          <table:table-cell office:value-type="float" office:value="0">
            <text:p>0</text:p>
          </table:table-cell>
          <table:table-cell office:value-type="float" office:value="0.817599253759">
            <text:p>0.8175992538</text:p>
          </table:table-cell>
          <table:table-cell office:value-type="float" office:value="0">
            <text:p>0</text:p>
          </table:table-cell>
          <table:table-cell office:value-type="float" office:value="0.8182120887">
            <text:p>0.8182120887</text:p>
          </table:table-cell>
          <table:table-cell office:value-type="float" office:value="0">
            <text:p>0</text:p>
          </table:table-cell>
          <table:table-cell office:value-type="float" office:value="0.809291782501">
            <text:p>0.8092917825</text:p>
          </table:table-cell>
          <table:table-cell office:value-type="float" office:value="0">
            <text:p>0</text:p>
          </table:table-cell>
          <table:table-cell office:value-type="float" office:value="0.818158328776">
            <text:p>0.8181583288</text:p>
          </table:table-cell>
          <table:table-cell office:value-type="float" office:value="0">
            <text:p>0</text:p>
          </table:table-cell>
          <table:table-cell office:value-type="float" office:value="0.817849142154">
            <text:p>0.8178491422</text:p>
          </table:table-cell>
          <table:table-cell office:value-type="float" office:value="0">
            <text:p>0</text:p>
          </table:table-cell>
          <table:table-cell office:value-type="float" office:value="0.890160800309">
            <text:p>0.8901608003</text:p>
          </table:table-cell>
          <table:table-cell office:value-type="float" office:value="0">
            <text:p>0</text:p>
          </table:table-cell>
          <table:table-cell office:value-type="float" office:value="0.893049342409">
            <text:p>0.8930493424</text:p>
          </table:table-cell>
          <table:table-cell office:value-type="float" office:value="0">
            <text:p>0</text:p>
          </table:table-cell>
          <table:table-cell office:value-type="float" office:value="0.89103969619">
            <text:p>0.8910396962</text:p>
          </table:table-cell>
          <table:table-cell office:value-type="float" office:value="0">
            <text:p>0</text:p>
          </table:table-cell>
          <table:table-cell office:value-type="float" office:value="0.845862181098">
            <text:p>0.8458621811</text:p>
          </table:table-cell>
          <table:table-cell office:value-type="float" office:value="0">
            <text:p>0</text:p>
          </table:table-cell>
          <table:table-cell office:value-type="float" office:value="0.8422939081">
            <text:p>0.8422939081</text:p>
          </table:table-cell>
          <table:table-cell office:value-type="float" office:value="0">
            <text:p>0</text:p>
          </table:table-cell>
          <table:table-cell office:value-type="float" office:value="0.845415719123">
            <text:p>0.8454157191</text:p>
          </table:table-cell>
          <table:table-cell office:value-type="float" office:value="0">
            <text:p>0</text:p>
          </table:table-cell>
          <table:table-cell office:value-type="float" office:value="0.84332460823">
            <text:p>0.8433246082</text:p>
          </table:table-cell>
          <table:table-cell office:value-type="float" office:value="0">
            <text:p>0</text:p>
          </table:table-cell>
          <table:table-cell office:value-type="float" office:value="0.846256113551">
            <text:p>0.8462561136</text:p>
          </table:table-cell>
          <table:table-cell office:value-type="float" office:value="0">
            <text:p>0</text:p>
          </table:table-cell>
          <table:table-cell office:value-type="float" office:value="0.846793727713">
            <text:p>0.846793727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8306024538">
            <text:p>0.9983060245</text:p>
          </table:table-cell>
          <table:table-cell office:value-type="float" office:value="91">
            <text:p>91</text:p>
          </table:table-cell>
          <table:table-cell office:value-type="float" office:value="0.999889133727">
            <text:p>0.9998891337</text:p>
          </table:table-cell>
          <table:table-cell office:value-type="float" office:value="96">
            <text:p>96</text:p>
          </table:table-cell>
        </table:table-row>
        <table:table-row table:style-name="ro2">
          <table:table-cell table:formula="of:=[.B9]&amp;&quot;_&quot;&amp;[.C9]" office:value-type="string" office:string-value="100_5">
            <text:p>100_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418">
            <text:p>418</text:p>
          </table:table-cell>
          <table:table-cell office:value-type="float" office:value="0.832111294363">
            <text:p>0.8321112944</text:p>
          </table:table-cell>
          <table:table-cell office:value-type="float" office:value="0.842650559342">
            <text:p>0.8426505593</text:p>
          </table:table-cell>
          <table:table-cell office:value-type="float" office:value="0.691554188294">
            <text:p>0.6915541883</text:p>
          </table:table-cell>
          <table:table-cell office:value-type="float" office:value="0">
            <text:p>0</text:p>
          </table:table-cell>
          <table:table-cell office:value-type="float" office:value="0.688877586574">
            <text:p>0.6888775866</text:p>
          </table:table-cell>
          <table:table-cell office:value-type="float" office:value="0">
            <text:p>0</text:p>
          </table:table-cell>
          <table:table-cell office:value-type="float" office:value="0.637257617821">
            <text:p>0.6372576178</text:p>
          </table:table-cell>
          <table:table-cell office:value-type="float" office:value="0">
            <text:p>0</text:p>
          </table:table-cell>
          <table:table-cell office:value-type="float" office:value="0.635522650689">
            <text:p>0.6355226507</text:p>
          </table:table-cell>
          <table:table-cell office:value-type="float" office:value="0">
            <text:p>0</text:p>
          </table:table-cell>
          <table:table-cell office:value-type="float" office:value="0.636088206607">
            <text:p>0.6360882066</text:p>
          </table:table-cell>
          <table:table-cell office:value-type="float" office:value="0">
            <text:p>0</text:p>
          </table:table-cell>
          <table:table-cell office:value-type="float" office:value="0.67900879059">
            <text:p>0.6790087906</text:p>
          </table:table-cell>
          <table:table-cell office:value-type="float" office:value="0">
            <text:p>0</text:p>
          </table:table-cell>
          <table:table-cell office:value-type="float" office:value="0.629874343486">
            <text:p>0.6298743435</text:p>
          </table:table-cell>
          <table:table-cell office:value-type="float" office:value="0">
            <text:p>0</text:p>
          </table:table-cell>
          <table:table-cell office:value-type="float" office:value="0.631303412466">
            <text:p>0.6313034125</text:p>
          </table:table-cell>
          <table:table-cell office:value-type="float" office:value="0">
            <text:p>0</text:p>
          </table:table-cell>
          <table:table-cell office:value-type="float" office:value="0.635385211369">
            <text:p>0.6353852114</text:p>
          </table:table-cell>
          <table:table-cell office:value-type="float" office:value="0">
            <text:p>0</text:p>
          </table:table-cell>
          <table:table-cell office:value-type="float" office:value="0.706917219419">
            <text:p>0.7069172194</text:p>
          </table:table-cell>
          <table:table-cell office:value-type="float" office:value="0">
            <text:p>0</text:p>
          </table:table-cell>
          <table:table-cell office:value-type="float" office:value="0.6204165331">
            <text:p>0.6204165331</text:p>
          </table:table-cell>
          <table:table-cell office:value-type="float" office:value="0">
            <text:p>0</text:p>
          </table:table-cell>
          <table:table-cell office:value-type="float" office:value="0.635186661692">
            <text:p>0.6351866617</text:p>
          </table:table-cell>
          <table:table-cell office:value-type="float" office:value="0">
            <text:p>0</text:p>
          </table:table-cell>
          <table:table-cell office:value-type="float" office:value="0.622107632333">
            <text:p>0.6221076323</text:p>
          </table:table-cell>
          <table:table-cell office:value-type="float" office:value="0">
            <text:p>0</text:p>
          </table:table-cell>
          <table:table-cell office:value-type="float" office:value="0.68047037426">
            <text:p>0.6804703743</text:p>
          </table:table-cell>
          <table:table-cell office:value-type="float" office:value="0">
            <text:p>0</text:p>
          </table:table-cell>
          <table:table-cell office:value-type="float" office:value="0.678485059478">
            <text:p>0.6784850595</text:p>
          </table:table-cell>
          <table:table-cell office:value-type="float" office:value="0">
            <text:p>0</text:p>
          </table:table-cell>
          <table:table-cell office:value-type="float" office:value="0.678897100364">
            <text:p>0.6788971004</text:p>
          </table:table-cell>
          <table:table-cell office:value-type="float" office:value="0">
            <text:p>0</text:p>
          </table:table-cell>
          <table:table-cell office:value-type="float" office:value="0.632769507562">
            <text:p>0.6327695076</text:p>
          </table:table-cell>
          <table:table-cell office:value-type="float" office:value="0">
            <text:p>0</text:p>
          </table:table-cell>
          <table:table-cell office:value-type="float" office:value="0.632260767864">
            <text:p>0.6322607679</text:p>
          </table:table-cell>
          <table:table-cell office:value-type="float" office:value="0">
            <text:p>0</text:p>
          </table:table-cell>
          <table:table-cell office:value-type="float" office:value="0.634733580593">
            <text:p>0.6347335806</text:p>
          </table:table-cell>
          <table:table-cell office:value-type="float" office:value="0">
            <text:p>0</text:p>
          </table:table-cell>
          <table:table-cell office:value-type="float" office:value="0.631563648403">
            <text:p>0.6315636484</text:p>
          </table:table-cell>
          <table:table-cell office:value-type="float" office:value="0">
            <text:p>0</text:p>
          </table:table-cell>
          <table:table-cell office:value-type="float" office:value="0.636122179865">
            <text:p>0.6361221799</text:p>
          </table:table-cell>
          <table:table-cell office:value-type="float" office:value="0">
            <text:p>0</text:p>
          </table:table-cell>
          <table:table-cell office:value-type="float" office:value="0.63228417305">
            <text:p>0.6322841731</text:p>
          </table:table-cell>
          <table:table-cell office:value-type="float" office:value="0">
            <text:p>0</text:p>
          </table:table-cell>
          <table:table-cell office:value-type="float" office:value="0.688016953607">
            <text:p>0.6880169536</text:p>
          </table:table-cell>
          <table:table-cell office:value-type="float" office:value="0">
            <text:p>0</text:p>
          </table:table-cell>
          <table:table-cell office:value-type="float" office:value="0.688716336047">
            <text:p>0.688716336</text:p>
          </table:table-cell>
          <table:table-cell office:value-type="float" office:value="0">
            <text:p>0</text:p>
          </table:table-cell>
          <table:table-cell office:value-type="float" office:value="0.687662110772">
            <text:p>0.6876621108</text:p>
          </table:table-cell>
          <table:table-cell office:value-type="float" office:value="0">
            <text:p>0</text:p>
          </table:table-cell>
          <table:table-cell office:value-type="float" office:value="0.637649091518">
            <text:p>0.6376490915</text:p>
          </table:table-cell>
          <table:table-cell office:value-type="float" office:value="0">
            <text:p>0</text:p>
          </table:table-cell>
          <table:table-cell office:value-type="float" office:value="0.634767842225">
            <text:p>0.6347678422</text:p>
          </table:table-cell>
          <table:table-cell office:value-type="float" office:value="0">
            <text:p>0</text:p>
          </table:table-cell>
          <table:table-cell office:value-type="float" office:value="0.637868180586">
            <text:p>0.6378681806</text:p>
          </table:table-cell>
          <table:table-cell office:value-type="float" office:value="0">
            <text:p>0</text:p>
          </table:table-cell>
          <table:table-cell office:value-type="float" office:value="0.635208258988">
            <text:p>0.635208259</text:p>
          </table:table-cell>
          <table:table-cell office:value-type="float" office:value="0">
            <text:p>0</text:p>
          </table:table-cell>
          <table:table-cell office:value-type="float" office:value="0.637897500593">
            <text:p>0.6378975006</text:p>
          </table:table-cell>
          <table:table-cell office:value-type="float" office:value="0">
            <text:p>0</text:p>
          </table:table-cell>
          <table:table-cell office:value-type="float" office:value="0.637445457883">
            <text:p>0.6374454579</text:p>
          </table:table-cell>
          <table:table-cell office:value-type="float" office:value="0">
            <text:p>0</text:p>
          </table:table-cell>
          <table:table-cell office:value-type="float" office:value="0.878964288242">
            <text:p>0.8789642882</text:p>
          </table:table-cell>
          <table:table-cell office:value-type="float" office:value="0">
            <text:p>0</text:p>
          </table:table-cell>
          <table:table-cell office:value-type="float" office:value="0.804719132315">
            <text:p>0.8047191323</text:p>
          </table:table-cell>
          <table:table-cell office:value-type="float" office:value="0">
            <text:p>0</text:p>
          </table:table-cell>
          <table:table-cell office:value-type="float" office:value="0.982204226036">
            <text:p>0.982204226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formula="of:=[.B10]&amp;&quot;_&quot;&amp;[.C10]" office:value-type="string" office:string-value="100_10">
            <text:p>100_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98">
            <text:p>398</text:p>
          </table:table-cell>
          <table:table-cell office:value-type="float" office:value="0.794182000002">
            <text:p>0.794182</text:p>
          </table:table-cell>
          <table:table-cell office:value-type="float" office:value="0.808538244296">
            <text:p>0.8085382443</text:p>
          </table:table-cell>
          <table:table-cell office:value-type="float" office:value="0.552330772264">
            <text:p>0.5523307723</text:p>
          </table:table-cell>
          <table:table-cell office:value-type="float" office:value="0">
            <text:p>0</text:p>
          </table:table-cell>
          <table:table-cell office:value-type="float" office:value="0.551851534035">
            <text:p>0.551851534</text:p>
          </table:table-cell>
          <table:table-cell office:value-type="float" office:value="0">
            <text:p>0</text:p>
          </table:table-cell>
          <table:table-cell office:value-type="float" office:value="0.521220897818">
            <text:p>0.5212208978</text:p>
          </table:table-cell>
          <table:table-cell office:value-type="float" office:value="0">
            <text:p>0</text:p>
          </table:table-cell>
          <table:table-cell office:value-type="float" office:value="0.520528028928">
            <text:p>0.5205280289</text:p>
          </table:table-cell>
          <table:table-cell office:value-type="float" office:value="0">
            <text:p>0</text:p>
          </table:table-cell>
          <table:table-cell office:value-type="float" office:value="0.520738210612">
            <text:p>0.5207382106</text:p>
          </table:table-cell>
          <table:table-cell office:value-type="float" office:value="0">
            <text:p>0</text:p>
          </table:table-cell>
          <table:table-cell office:value-type="float" office:value="0.545651949724">
            <text:p>0.5456519497</text:p>
          </table:table-cell>
          <table:table-cell office:value-type="float" office:value="0">
            <text:p>0</text:p>
          </table:table-cell>
          <table:table-cell office:value-type="float" office:value="0.516547571158">
            <text:p>0.5165475712</text:p>
          </table:table-cell>
          <table:table-cell office:value-type="float" office:value="0">
            <text:p>0</text:p>
          </table:table-cell>
          <table:table-cell office:value-type="float" office:value="0.515987927063">
            <text:p>0.5159879271</text:p>
          </table:table-cell>
          <table:table-cell office:value-type="float" office:value="0">
            <text:p>0</text:p>
          </table:table-cell>
          <table:table-cell office:value-type="float" office:value="0.516663801295">
            <text:p>0.5166638013</text:p>
          </table:table-cell>
          <table:table-cell office:value-type="float" office:value="0">
            <text:p>0</text:p>
          </table:table-cell>
          <table:table-cell office:value-type="float" office:value="0.560084595586">
            <text:p>0.5600845956</text:p>
          </table:table-cell>
          <table:table-cell office:value-type="float" office:value="0">
            <text:p>0</text:p>
          </table:table-cell>
          <table:table-cell office:value-type="float" office:value="0.510138742787">
            <text:p>0.5101387428</text:p>
          </table:table-cell>
          <table:table-cell office:value-type="float" office:value="0">
            <text:p>0</text:p>
          </table:table-cell>
          <table:table-cell office:value-type="float" office:value="0.518008161583">
            <text:p>0.5180081616</text:p>
          </table:table-cell>
          <table:table-cell office:value-type="float" office:value="0">
            <text:p>0</text:p>
          </table:table-cell>
          <table:table-cell office:value-type="float" office:value="0.511288531728">
            <text:p>0.5112885317</text:p>
          </table:table-cell>
          <table:table-cell office:value-type="float" office:value="0">
            <text:p>0</text:p>
          </table:table-cell>
          <table:table-cell office:value-type="float" office:value="0.544882130484">
            <text:p>0.5448821305</text:p>
          </table:table-cell>
          <table:table-cell office:value-type="float" office:value="0">
            <text:p>0</text:p>
          </table:table-cell>
          <table:table-cell office:value-type="float" office:value="0.545287633291">
            <text:p>0.5452876333</text:p>
          </table:table-cell>
          <table:table-cell office:value-type="float" office:value="0">
            <text:p>0</text:p>
          </table:table-cell>
          <table:table-cell office:value-type="float" office:value="0.542597931523">
            <text:p>0.5425979315</text:p>
          </table:table-cell>
          <table:table-cell office:value-type="float" office:value="0">
            <text:p>0</text:p>
          </table:table-cell>
          <table:table-cell office:value-type="float" office:value="0.523074635843">
            <text:p>0.5230746358</text:p>
          </table:table-cell>
          <table:table-cell office:value-type="float" office:value="0">
            <text:p>0</text:p>
          </table:table-cell>
          <table:table-cell office:value-type="float" office:value="0.524147005949">
            <text:p>0.5241470059</text:p>
          </table:table-cell>
          <table:table-cell office:value-type="float" office:value="0">
            <text:p>0</text:p>
          </table:table-cell>
          <table:table-cell office:value-type="float" office:value="0.522668928026">
            <text:p>0.522668928</text:p>
          </table:table-cell>
          <table:table-cell office:value-type="float" office:value="0">
            <text:p>0</text:p>
          </table:table-cell>
          <table:table-cell office:value-type="float" office:value="0.520129877238">
            <text:p>0.5201298772</text:p>
          </table:table-cell>
          <table:table-cell office:value-type="float" office:value="0">
            <text:p>0</text:p>
          </table:table-cell>
          <table:table-cell office:value-type="float" office:value="0.523349590043">
            <text:p>0.52334959</text:p>
          </table:table-cell>
          <table:table-cell office:value-type="float" office:value="0">
            <text:p>0</text:p>
          </table:table-cell>
          <table:table-cell office:value-type="float" office:value="0.524589514347">
            <text:p>0.5245895143</text:p>
          </table:table-cell>
          <table:table-cell office:value-type="float" office:value="0">
            <text:p>0</text:p>
          </table:table-cell>
          <table:table-cell office:value-type="float" office:value="0.551059461219">
            <text:p>0.5510594612</text:p>
          </table:table-cell>
          <table:table-cell office:value-type="float" office:value="0">
            <text:p>0</text:p>
          </table:table-cell>
          <table:table-cell office:value-type="float" office:value="0.548552008166">
            <text:p>0.5485520082</text:p>
          </table:table-cell>
          <table:table-cell office:value-type="float" office:value="0">
            <text:p>0</text:p>
          </table:table-cell>
          <table:table-cell office:value-type="float" office:value="0.547842136161">
            <text:p>0.5478421362</text:p>
          </table:table-cell>
          <table:table-cell office:value-type="float" office:value="0">
            <text:p>0</text:p>
          </table:table-cell>
          <table:table-cell office:value-type="float" office:value="0.515621809574">
            <text:p>0.5156218096</text:p>
          </table:table-cell>
          <table:table-cell office:value-type="float" office:value="0">
            <text:p>0</text:p>
          </table:table-cell>
          <table:table-cell office:value-type="float" office:value="0.516022280645">
            <text:p>0.5160222806</text:p>
          </table:table-cell>
          <table:table-cell office:value-type="float" office:value="0">
            <text:p>0</text:p>
          </table:table-cell>
          <table:table-cell office:value-type="float" office:value="0.515822930285">
            <text:p>0.5158229303</text:p>
          </table:table-cell>
          <table:table-cell office:value-type="float" office:value="0">
            <text:p>0</text:p>
          </table:table-cell>
          <table:table-cell office:value-type="float" office:value="0.514600735258">
            <text:p>0.5146007353</text:p>
          </table:table-cell>
          <table:table-cell office:value-type="float" office:value="0">
            <text:p>0</text:p>
          </table:table-cell>
          <table:table-cell office:value-type="float" office:value="0.51559507504">
            <text:p>0.515595075</text:p>
          </table:table-cell>
          <table:table-cell office:value-type="float" office:value="0">
            <text:p>0</text:p>
          </table:table-cell>
          <table:table-cell office:value-type="float" office:value="0.515872958757">
            <text:p>0.5158729588</text:p>
          </table:table-cell>
          <table:table-cell office:value-type="float" office:value="0">
            <text:p>0</text:p>
          </table:table-cell>
          <table:table-cell office:value-type="float" office:value="0.789524142448">
            <text:p>0.7895241424</text:p>
          </table:table-cell>
          <table:table-cell office:value-type="float" office:value="0">
            <text:p>0</text:p>
          </table:table-cell>
          <table:table-cell office:value-type="float" office:value="0.709667601792">
            <text:p>0.7096676018</text:p>
          </table:table-cell>
          <table:table-cell office:value-type="float" office:value="0">
            <text:p>0</text:p>
          </table:table-cell>
          <table:table-cell office:value-type="float" office:value="0.997060678054">
            <text:p>0.9970606781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string">
            <text:p>Average</text:p>
          </table:table-cell>
          <table:table-cell table:number-columns-repeated="2"/>
          <table:table-cell office:value-type="string">
            <text:p>Mean</text:p>
          </table:table-cell>
          <table:table-cell table:formula="of:=SUM([.E2:.E10])/COUNT([.$B$2:.$B$10])" office:value-type="float" office:value="0.837239447984556">
            <text:p>0.837239448</text:p>
          </table:table-cell>
          <table:table-cell table:formula="of:=SUM([.F2:.F10])/COUNT([.$B$2:.$B$10])" office:value-type="float" office:value="0.857561527336333">
            <text:p>0.8575615273</text:p>
          </table:table-cell>
          <table:table-cell table:formula="of:=SUM([.G2:.G10])/COUNT([.$B$2:.$B$10])" office:value-type="float" office:value="0.721709551448444">
            <text:p>0.7217095514</text:p>
          </table:table-cell>
          <table:table-cell table:formula="of:=SUM([.H2:.H10])/COUNT([.H2:.H10])" office:value-type="float" office:value="0">
            <text:p>0</text:p>
          </table:table-cell>
          <table:table-cell table:formula="of:=SUM([.I2:.I10])/COUNT([.$B$2:.$B$10])" office:value-type="float" office:value="0.720941019554556">
            <text:p>0.7209410196</text:p>
          </table:table-cell>
          <table:table-cell table:formula="of:=SUM([.J2:.J10])/COUNT([.J2:.J10])" office:value-type="float" office:value="0">
            <text:p>0</text:p>
          </table:table-cell>
          <table:table-cell table:formula="of:=SUM([.K2:.K10])/COUNT([.$B$2:.$B$10])" office:value-type="float" office:value="0.677176499352">
            <text:p>0.6771764994</text:p>
          </table:table-cell>
          <table:table-cell table:formula="of:=SUM([.L2:.L10])/COUNT([.L2:.L10])" office:value-type="float" office:value="0">
            <text:p>0</text:p>
          </table:table-cell>
          <table:table-cell table:formula="of:=SUM([.M2:.M10])/COUNT([.$B$2:.$B$10])" office:value-type="float" office:value="0.676504453070111">
            <text:p>0.6765044531</text:p>
          </table:table-cell>
          <table:table-cell table:formula="of:=SUM([.N2:.N10])/COUNT([.N2:.N10])" office:value-type="float" office:value="0">
            <text:p>0</text:p>
          </table:table-cell>
          <table:table-cell table:formula="of:=SUM([.O2:.O10])/COUNT([.$B$2:.$B$10])" office:value-type="float" office:value="0.678675134841778">
            <text:p>0.6786751348</text:p>
          </table:table-cell>
          <table:table-cell table:formula="of:=SUM([.P2:.P10])/COUNT([.P2:.P10])" office:value-type="float" office:value="0">
            <text:p>0</text:p>
          </table:table-cell>
          <table:table-cell table:formula="of:=SUM([.Q2:.Q10])/COUNT([.$B$2:.$B$10])" office:value-type="float" office:value="0.703068069863111">
            <text:p>0.7030680699</text:p>
          </table:table-cell>
          <table:table-cell table:formula="of:=SUM([.R2:.R10])/COUNT([.R2:.R10])" office:value-type="float" office:value="0">
            <text:p>0</text:p>
          </table:table-cell>
          <table:table-cell table:formula="of:=SUM([.S2:.S10])/COUNT([.$B$2:.$B$10])" office:value-type="float" office:value="0.671736857987222">
            <text:p>0.671736858</text:p>
          </table:table-cell>
          <table:table-cell table:formula="of:=SUM([.T2:.T10])/COUNT([.T2:.T10])" office:value-type="float" office:value="0.333333333333333">
            <text:p>0.3333333333</text:p>
          </table:table-cell>
          <table:table-cell table:formula="of:=SUM([.U2:.U10])/COUNT([.$B$2:.$B$10])" office:value-type="float" office:value="0.666730623947">
            <text:p>0.6667306239</text:p>
          </table:table-cell>
          <table:table-cell table:formula="of:=SUM([.V2:.V10])/COUNT([.V2:.V10])" office:value-type="float" office:value="0.222222222222222">
            <text:p>0.2222222222</text:p>
          </table:table-cell>
          <table:table-cell table:formula="of:=SUM([.W2:.W10])/COUNT([.$B$2:.$B$10])" office:value-type="float" office:value="0.676008775714111">
            <text:p>0.6760087757</text:p>
          </table:table-cell>
          <table:table-cell table:formula="of:=SUM([.X2:.X10])/COUNT([.X2:.X10])" office:value-type="float" office:value="0.111111111111111">
            <text:p>0.1111111111</text:p>
          </table:table-cell>
          <table:table-cell table:formula="of:=SUM([.Y2:.Y10])/COUNT([.$B$2:.$B$10])" office:value-type="float" office:value="0.724830610314556">
            <text:p>0.7248306103</text:p>
          </table:table-cell>
          <table:table-cell table:formula="of:=SUM([.Z2:.Z10])/COUNT([.Z2:.Z10])" office:value-type="float" office:value="0">
            <text:p>0</text:p>
          </table:table-cell>
          <table:table-cell table:formula="of:=SUM([.AA2:.AA10])/COUNT([.$B$2:.$B$10])" office:value-type="float" office:value="0.655391169584556">
            <text:p>0.6553911696</text:p>
          </table:table-cell>
          <table:table-cell table:formula="of:=SUM([.AB2:.AB10])/COUNT([.AB2:.AB10])" office:value-type="float" office:value="0.111111111111111">
            <text:p>0.1111111111</text:p>
          </table:table-cell>
          <table:table-cell table:formula="of:=SUM([.AC2:.AC10])/COUNT([.$B$2:.$B$10])" office:value-type="float" office:value="0.676127015556778">
            <text:p>0.6761270156</text:p>
          </table:table-cell>
          <table:table-cell table:formula="of:=SUM([.AD2:.AD10])/COUNT([.AD2:.AD10])" office:value-type="float" office:value="0.111111111111111">
            <text:p>0.1111111111</text:p>
          </table:table-cell>
          <table:table-cell table:formula="of:=SUM([.AE2:.AE10])/COUNT([.$B$2:.$B$10])" office:value-type="float" office:value="0.658719055153667">
            <text:p>0.6587190552</text:p>
          </table:table-cell>
          <table:table-cell table:formula="of:=SUM([.AF2:.AF10])/COUNT([.AF2:.AF10])" office:value-type="float" office:value="0">
            <text:p>0</text:p>
          </table:table-cell>
          <table:table-cell table:formula="of:=SUM([.AG2:.AG10])/COUNT([.$B$2:.$B$10])" office:value-type="float" office:value="0.704975137891889">
            <text:p>0.7049751379</text:p>
          </table:table-cell>
          <table:table-cell table:formula="of:=SUM([.AH2:.AH10])/COUNT([.AH2:.AH10])" office:value-type="float" office:value="0">
            <text:p>0</text:p>
          </table:table-cell>
          <table:table-cell table:formula="of:=SUM([.AI2:.AI10])/COUNT([.$B$2:.$B$10])" office:value-type="float" office:value="0.703831657536111">
            <text:p>0.7038316575</text:p>
          </table:table-cell>
          <table:table-cell table:formula="of:=SUM([.AJ2:.AJ10])/COUNT([.AJ2:.AJ10])" office:value-type="float" office:value="0">
            <text:p>0</text:p>
          </table:table-cell>
          <table:table-cell table:formula="of:=SUM([.AK2:.AK10])/COUNT([.$B$2:.$B$10])" office:value-type="float" office:value="0.703716879844556">
            <text:p>0.7037168798</text:p>
          </table:table-cell>
          <table:table-cell table:formula="of:=SUM([.AL2:.AL10])/COUNT([.AL2:.AL10])" office:value-type="float" office:value="0">
            <text:p>0</text:p>
          </table:table-cell>
          <table:table-cell table:formula="of:=SUM([.AM2:.AM10])/COUNT([.$B$2:.$B$10])" office:value-type="float" office:value="0.672784494332444">
            <text:p>0.6727844943</text:p>
          </table:table-cell>
          <table:table-cell table:formula="of:=SUM([.AN2:.AN10])/COUNT([.AN2:.AN10])" office:value-type="float" office:value="0">
            <text:p>0</text:p>
          </table:table-cell>
          <table:table-cell table:formula="of:=SUM([.AO2:.AO10])/COUNT([.$B$2:.$B$10])" office:value-type="float" office:value="0.670616788611333">
            <text:p>0.6706167886</text:p>
          </table:table-cell>
          <table:table-cell table:formula="of:=SUM([.AP2:.AP10])/COUNT([.AP2:.AP10])" office:value-type="float" office:value="0">
            <text:p>0</text:p>
          </table:table-cell>
          <table:table-cell table:formula="of:=SUM([.AQ2:.AQ10])/COUNT([.$B$2:.$B$10])" office:value-type="float" office:value="0.672301523681222">
            <text:p>0.6723015237</text:p>
          </table:table-cell>
          <table:table-cell table:formula="of:=SUM([.AR2:.AR10])/COUNT([.AR2:.AR10])" office:value-type="float" office:value="0">
            <text:p>0</text:p>
          </table:table-cell>
          <table:table-cell table:formula="of:=SUM([.AS2:.AS10])/COUNT([.$B$2:.$B$10])" office:value-type="float" office:value="0.664803265323778">
            <text:p>0.6648032653</text:p>
          </table:table-cell>
          <table:table-cell table:formula="of:=SUM([.AT2:.AT10])/COUNT([.AT2:.AT10])" office:value-type="float" office:value="0.111111111111111">
            <text:p>0.1111111111</text:p>
          </table:table-cell>
          <table:table-cell table:formula="of:=SUM([.AU2:.AU10])/COUNT([.$B$2:.$B$10])" office:value-type="float" office:value="0.672527286749444">
            <text:p>0.6725272867</text:p>
          </table:table-cell>
          <table:table-cell table:formula="of:=SUM([.AV2:.AV10])/COUNT([.AV2:.AV10])" office:value-type="float" office:value="0.111111111111111">
            <text:p>0.1111111111</text:p>
          </table:table-cell>
          <table:table-cell table:formula="of:=SUM([.AW2:.AW10])/COUNT([.$B$2:.$B$10])" office:value-type="float" office:value="0.671927184122333">
            <text:p>0.6719271841</text:p>
          </table:table-cell>
          <table:table-cell table:formula="of:=SUM([.AX2:.AX10])/COUNT([.AX2:.AX10])" office:value-type="float" office:value="0">
            <text:p>0</text:p>
          </table:table-cell>
          <table:table-cell table:formula="of:=SUM([.AY2:.AY10])/COUNT([.$B$2:.$B$10])" office:value-type="float" office:value="0.71849264144">
            <text:p>0.7184926414</text:p>
          </table:table-cell>
          <table:table-cell table:formula="of:=SUM([.AZ2:.AZ10])/COUNT([.AZ2:.AZ10])" office:value-type="float" office:value="0">
            <text:p>0</text:p>
          </table:table-cell>
          <table:table-cell table:formula="of:=SUM([.BA2:.BA10])/COUNT([.$B$2:.$B$10])" office:value-type="float" office:value="0.718122141215667">
            <text:p>0.7181221412</text:p>
          </table:table-cell>
          <table:table-cell table:formula="of:=SUM([.BB2:.BB10])/COUNT([.BB2:.BB10])" office:value-type="float" office:value="0">
            <text:p>0</text:p>
          </table:table-cell>
          <table:table-cell table:formula="of:=SUM([.BC2:.BC10])/COUNT([.$B$2:.$B$10])" office:value-type="float" office:value="0.715973816852778">
            <text:p>0.7159738169</text:p>
          </table:table-cell>
          <table:table-cell table:formula="of:=SUM([.BD2:.BD10])/COUNT([.BD2:.BD10])" office:value-type="float" office:value="0">
            <text:p>0</text:p>
          </table:table-cell>
          <table:table-cell table:formula="of:=SUM([.BE2:.BE10])/COUNT([.$B$2:.$B$10])" office:value-type="float" office:value="0.674983828726445">
            <text:p>0.6749838287</text:p>
          </table:table-cell>
          <table:table-cell table:formula="of:=SUM([.BF2:.BF10])/COUNT([.BF2:.BF10])" office:value-type="float" office:value="0">
            <text:p>0</text:p>
          </table:table-cell>
          <table:table-cell table:formula="of:=SUM([.BG2:.BG10])/COUNT([.$B$2:.$B$10])" office:value-type="float" office:value="0.671732423111">
            <text:p>0.6717324231</text:p>
          </table:table-cell>
          <table:table-cell table:formula="of:=SUM([.BH2:.BH10])/COUNT([.BH2:.BH10])" office:value-type="float" office:value="0.111111111111111">
            <text:p>0.1111111111</text:p>
          </table:table-cell>
          <table:table-cell table:formula="of:=SUM([.BI2:.BI10])/COUNT([.$B$2:.$B$10])" office:value-type="float" office:value="0.674313599175556">
            <text:p>0.6743135992</text:p>
          </table:table-cell>
          <table:table-cell table:formula="of:=SUM([.BJ2:.BJ10])/COUNT([.BJ2:.BJ10])" office:value-type="float" office:value="0.111111111111111">
            <text:p>0.1111111111</text:p>
          </table:table-cell>
          <table:table-cell table:formula="of:=SUM([.BK2:.BK10])/COUNT([.$B$2:.$B$10])" office:value-type="float" office:value="0.667104995783889">
            <text:p>0.6671049958</text:p>
          </table:table-cell>
          <table:table-cell table:formula="of:=SUM([.BL2:.BL10])/COUNT([.BL2:.BL10])" office:value-type="float" office:value="0">
            <text:p>0</text:p>
          </table:table-cell>
          <table:table-cell table:formula="of:=SUM([.BM2:.BM10])/COUNT([.$B$2:.$B$10])" office:value-type="float" office:value="0.676423041308222">
            <text:p>0.6764230413</text:p>
          </table:table-cell>
          <table:table-cell table:formula="of:=SUM([.BN2:.BN10])/COUNT([.BN2:.BN10])" office:value-type="float" office:value="0">
            <text:p>0</text:p>
          </table:table-cell>
          <table:table-cell table:formula="of:=SUM([.BO2:.BO10])/COUNT([.$B$2:.$B$10])" office:value-type="float" office:value="0.677835340871222">
            <text:p>0.6778353409</text:p>
          </table:table-cell>
          <table:table-cell table:formula="of:=SUM([.BP2:.BP10])/COUNT([.BP2:.BP10])" office:value-type="float" office:value="0">
            <text:p>0</text:p>
          </table:table-cell>
          <table:table-cell table:formula="of:=SUM([.BQ2:.BQ10])/COUNT([.$B$2:.$B$10])" office:value-type="float" office:value="0.892934110294111">
            <text:p>0.8929341103</text:p>
          </table:table-cell>
          <table:table-cell table:formula="of:=SUM([.BR2:.BR10])/COUNT([.BR2:.BR10])" office:value-type="float" office:value="25.1111111111111">
            <text:p>25.1111111111</text:p>
          </table:table-cell>
          <table:table-cell table:formula="of:=SUM([.BS2:.BS10])/COUNT([.$B$2:.$B$10])" office:value-type="float" office:value="0.837425746461333">
            <text:p>0.8374257465</text:p>
          </table:table-cell>
          <table:table-cell table:formula="of:=SUM([.BT2:.BT10])/COUNT([.BT2:.BT10])" office:value-type="float" office:value="16.4444444444444">
            <text:p>16.4444444444</text:p>
          </table:table-cell>
          <table:table-cell table:formula="of:=SUM([.BU2:.BU10])/COUNT([.$B$2:.$B$10])" office:value-type="float" office:value="0.992739477121111">
            <text:p>0.9927394771</text:p>
          </table:table-cell>
          <table:table-cell table:formula="of:=SUM([.BV2:.BV10])/COUNT([.BV2:.BV10])" office:value-type="float" office:value="55.4444444444444">
            <text:p>55.4444444444</text:p>
          </table:table-cell>
        </table:table-row>
      </table:table>
      <table:table table:name="Similar mf 0.7" table:style-name="ta1">
        <office:forms form:automatic-focus="false" form:apply-design-mode="false"/>
        <table:shapes>
          <draw:frame draw:z-index="0" draw:style-name="gr1" svg:width="35.01cm" svg:height="12cm" svg:x="4.627cm" svg:y="6.512cm">
            <draw:object draw:notify-on-update-of-ranges="'Similar mf 0.7'.A2:'Similar mf 0.7'.A10 'Similar mf 0.7'.N1:'Similar mf 0.7'.N1 'Similar mf 0.7'.N2:'Similar mf 0.7'.N10 'Similar mf 0.7'.X1:'Similar mf 0.7'.X1 'Similar mf 0.7'.X2:'Similar mf 0.7'.X10 'Similar mf 0.7'.AF1:'Similar mf 0.7'.AF1 'Similar mf 0.7'.AF2:'Similar mf 0.7'.AF10 'Similar mf 0.7'.AV1:'Similar mf 0.7'.AV1 'Similar mf 0.7'.AV2:'Similar mf 0.7'.AV10 'Similar mf 0.7'.BJ1:'Similar mf 0.7'.BJ1 'Similar mf 0.7'.BJ2:'Similar mf 0.7'.BJ10 'Similar mf 0.7'.BV1:'Similar mf 0.7'.BV1 'Similar mf 0.7'.BV2:'Similar mf 0.7'.BV10" xlink:href="./Object 39" xlink:type="simple" xlink:show="embed" xlink:actuate="onLoad"/>
            <draw:image xlink:href="./ObjectReplacements/Object 39" xlink:type="simple" xlink:show="embed" xlink:actuate="onLoad"/>
          </draw:frame>
          <draw:frame draw:z-index="1" draw:style-name="gr1" svg:width="39.347cm" svg:height="11.409cm" svg:x="6.904cm" svg:y="20.606cm">
            <draw:object draw:notify-on-update-of-ranges="'Similar mf 0.7'.A2:'Similar mf 0.7'.A11 'Similar mf 0.7'.G1:'Similar mf 0.7'.G1 'Similar mf 0.7'.G2:'Similar mf 0.7'.G11 'Similar mf 0.7'.I1:'Similar mf 0.7'.I1 'Similar mf 0.7'.I2:'Similar mf 0.7'.I11 'Similar mf 0.7'.K1:'Similar mf 0.7'.K1 'Similar mf 0.7'.K2:'Similar mf 0.7'.K11 'Similar mf 0.7'.M1:'Similar mf 0.7'.M1 'Similar mf 0.7'.M2:'Similar mf 0.7'.M11 'Similar mf 0.7'.O1:'Similar mf 0.7'.O1 'Similar mf 0.7'.O2:'Similar mf 0.7'.O11 'Similar mf 0.7'.Q1:'Similar mf 0.7'.Q1 'Similar mf 0.7'.Q2:'Similar mf 0.7'.Q11 'Similar mf 0.7'.S1:'Similar mf 0.7'.S1 'Similar mf 0.7'.S2:'Similar mf 0.7'.S11 'Similar mf 0.7'.U1:'Similar mf 0.7'.U1 'Similar mf 0.7'.U2:'Similar mf 0.7'.U11 'Similar mf 0.7'.W1:'Similar mf 0.7'.W1 'Similar mf 0.7'.W2:'Similar mf 0.7'.W11 'Similar mf 0.7'.Y1:'Similar mf 0.7'.Y1 'Similar mf 0.7'.Y2:'Similar mf 0.7'.Y11 'Similar mf 0.7'.AA1:'Similar mf 0.7'.AA1 'Similar mf 0.7'.AA2:'Similar mf 0.7'.AA11 'Similar mf 0.7'.AC1:'Similar mf 0.7'.AC1 'Similar mf 0.7'.AC2:'Similar mf 0.7'.AC11 'Similar mf 0.7'.AE1:'Similar mf 0.7'.AE1 'Similar mf 0.7'.AE2:'Similar mf 0.7'.AE11 'Similar mf 0.7'.AG1:'Similar mf 0.7'.AG1 'Similar mf 0.7'.AG2:'Similar mf 0.7'.AG11 'Similar mf 0.7'.AI1:'Similar mf 0.7'.AI1 'Similar mf 0.7'.AI2:'Similar mf 0.7'.AI11 'Similar mf 0.7'.AK1:'Similar mf 0.7'.AK1 'Similar mf 0.7'.AK2:'Similar mf 0.7'.AK11 'Similar mf 0.7'.AM1:'Similar mf 0.7'.AM1 'Similar mf 0.7'.AM2:'Similar mf 0.7'.AM11 'Similar mf 0.7'.AO1:'Similar mf 0.7'.AO1 'Similar mf 0.7'.AO2:'Similar mf 0.7'.AO11 'Similar mf 0.7'.AQ1:'Similar mf 0.7'.AQ1 'Similar mf 0.7'.AQ2:'Similar mf 0.7'.AQ11 'Similar mf 0.7'.AS1:'Similar mf 0.7'.AS1 'Similar mf 0.7'.AS2:'Similar mf 0.7'.AS11 'Similar mf 0.7'.AU1:'Similar mf 0.7'.AU1 'Similar mf 0.7'.AU2:'Similar mf 0.7'.AU11 'Similar mf 0.7'.AW1:'Similar mf 0.7'.AW1 'Similar mf 0.7'.AW2:'Similar mf 0.7'.AW11 'Similar mf 0.7'.AY1:'Similar mf 0.7'.AY1 'Similar mf 0.7'.AY2:'Similar mf 0.7'.AY11 'Similar mf 0.7'.BA1:'Similar mf 0.7'.BA1 'Similar mf 0.7'.BA2:'Similar mf 0.7'.BA11 'Similar mf 0.7'.BC1:'Similar mf 0.7'.BC1 'Similar mf 0.7'.BC2:'Similar mf 0.7'.BC11 'Similar mf 0.7'.BE1:'Similar mf 0.7'.BE1 'Similar mf 0.7'.BE2:'Similar mf 0.7'.BE11 'Similar mf 0.7'.BG1:'Similar mf 0.7'.BG1 'Similar mf 0.7'.BG2:'Similar mf 0.7'.BG11 'Similar mf 0.7'.BI1:'Similar mf 0.7'.BI1 'Similar mf 0.7'.BI2:'Similar mf 0.7'.BI11 'Similar mf 0.7'.BK1:'Similar mf 0.7'.BK1 'Similar mf 0.7'.BK2:'Similar mf 0.7'.BK11 'Similar mf 0.7'.BM1:'Similar mf 0.7'.BM1 'Similar mf 0.7'.BM2:'Similar mf 0.7'.BM11 'Similar mf 0.7'.BO1:'Similar mf 0.7'.BO1 'Similar mf 0.7'.BO2:'Similar mf 0.7'.BO11" xlink:href="./Object 40" xlink:type="simple" xlink:show="embed" xlink:actuate="onLoad"/>
            <draw:image xlink:href="./ObjectReplacements/Object 40" xlink:type="simple" xlink:show="embed" xlink:actuate="onLoad"/>
          </draw:frame>
        </table:shapes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number-columns-repeated="4" table:default-cell-style-name="Default"/>
        <table:table-column table:style-name="co39" table:number-columns-repeated="2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41" table:number-columns-repeated="4" table:default-cell-style-name="Default"/>
        <table:table-column table:style-name="co42" table:number-columns-repeated="2" table:default-cell-style-name="Default"/>
        <table:table-column table:style-name="co43" table:number-columns-repeated="2" table:default-cell-style-name="Default"/>
        <table:table-column table:style-name="co44" table:number-columns-repeated="2" table:default-cell-style-name="Default"/>
        <table:table-column table:style-name="co32" table:default-cell-style-name="Default"/>
        <table:table-column table:style-name="co40" table:default-cell-style-name="Default"/>
        <table:table-column table:style-name="co45" table:number-columns-repeated="2" table:default-cell-style-name="Default"/>
        <table:table-column table:style-name="co41" table:number-columns-repeated="2" table:default-cell-style-name="Default"/>
        <table:table-column table:style-name="co45" table:number-columns-repeated="2" table:default-cell-style-name="Default"/>
        <table:table-column table:style-name="co41" table:number-columns-repeated="2" table:default-cell-style-name="Default"/>
        <table:table-column table:style-name="co30" table:number-columns-repeated="2" table:default-cell-style-name="Default"/>
        <table:table-column table:style-name="co42" table:number-columns-repeated="2" table:default-cell-style-name="Default"/>
        <table:table-column table:style-name="co46" table:number-columns-repeated="2" table:default-cell-style-name="Default"/>
        <table:table-column table:style-name="co47" table:number-columns-repeated="2" table:default-cell-style-name="Default"/>
        <table:table-column table:style-name="co44" table:number-columns-repeated="2" table:default-cell-style-name="Default"/>
        <table:table-column table:style-name="co17" table:number-columns-repeated="2" table:default-cell-style-name="Default"/>
        <table:table-column table:style-name="co48" table:number-columns-repeated="2" table:default-cell-style-name="Default"/>
        <table:table-column table:style-name="co17" table:number-columns-repeated="2" table:default-cell-style-name="Default"/>
        <table:table-column table:style-name="co48" table:number-columns-repeated="2" table:default-cell-style-name="Default"/>
        <table:table-column table:style-name="co49" table:number-columns-repeated="2" table:default-cell-style-name="Default"/>
        <table:table-column table:style-name="co50" table:number-columns-repeated="2" table:default-cell-style-name="Default"/>
        <table:table-column table:style-name="co26" table:number-columns-repeated="6" table:default-cell-style-name="Default"/>
        <table:table-row table:style-name="ro3">
          <table:table-cell/>
          <table:table-cell office:value-type="string">
            <text:p>#bins </text:p>
          </table:table-cell>
          <table:table-cell office:value-type="string">
            <text:p><text:s/>#resources</text:p>
          </table:table-cell>
          <table:table-cell office:value-type="string">
            <text:p><text:s/>Avg #items </text:p>
          </table:table-cell>
          <table:table-cell office:value-type="string">
            <text:p><text:s/>Avg %usage </text:p>
          </table:table-cell>
          <table:table-cell office:value-type="string">
            <text:p><text:s/>Avg max % usage</text:p>
          </table:table-cell>
          <table:table-cell table:number-columns-repeated="2" office:value-type="string">
            <text:p>nothing</text:p>
          </table:table-cell>
          <table:table-cell table:number-columns-repeated="2" office:value-type="string">
            <text:p>shuff1</text:p>
          </table:table-cell>
          <table:table-cell table:number-columns-repeated="2" office:value-type="string">
            <text:p>1/C</text:p>
          </table:table-cell>
          <table:table-cell table:number-columns-repeated="2" office:value-type="string">
            <text:p>1/R</text:p>
          </table:table-cell>
          <table:table-cell table:number-columns-repeated="2" office:value-type="string">
            <text:p>R/C</text:p>
          </table:table-cell>
          <table:table-cell office:value-type="string">
            <text:p>ic_shuff</text:p>
          </table:table-cell>
          <table:table-cell office:value-type="string">
            <text:p>ic_shuff</text:p>
          </table:table-cell>
          <table:table-cell office:value-type="string">
            <text:p>ic_dyn_1/C</text:p>
          </table:table-cell>
          <table:table-cell office:value-type="string">
            <text:p>ic_dyn_1/C</text:p>
          </table:table-cell>
          <table:table-cell office:value-type="string">
            <text:p>ic_dyn_1/R</text:p>
          </table:table-cell>
          <table:table-cell office:value-type="string">
            <text:p>ic_dyn_1/R</text:p>
          </table:table-cell>
          <table:table-cell office:value-type="string">
            <text:p>ic_dyn_R/C</text:p>
          </table:table-cell>
          <table:table-cell office:value-type="string">
            <text:p>ic_dyn_R/C</text:p>
          </table:table-cell>
          <table:table-cell office:value-type="string">
            <text:p>bc_shuff</text:p>
          </table:table-cell>
          <table:table-cell office:value-type="string">
            <text:p>bc_shuff</text:p>
          </table:table-cell>
          <table:table-cell office:value-type="string">
            <text:p>bc_dyn_1/C</text:p>
          </table:table-cell>
          <table:table-cell office:value-type="string">
            <text:p>bc_dyn_1/C</text:p>
          </table:table-cell>
          <table:table-cell office:value-type="string">
            <text:p>bc_dyn_1/R</text:p>
          </table:table-cell>
          <table:table-cell office:value-type="string">
            <text:p>bc_dyn_1/R</text:p>
          </table:table-cell>
          <table:table-cell office:value-type="string">
            <text:p>bc_dyn_R/C</text:p>
          </table:table-cell>
          <table:table-cell office:value-type="string">
            <text:p>bc_dyn_R/C</text:p>
          </table:table-cell>
          <table:table-cell office:value-type="string">
            <text:p>bb_nothing</text:p>
          </table:table-cell>
          <table:table-cell office:value-type="string">
            <text:p>bb_nothing</text:p>
          </table:table-cell>
          <table:table-cell office:value-type="string">
            <text:p>bb_shuff1</text:p>
          </table:table-cell>
          <table:table-cell office:value-type="string">
            <text:p>bb_shuff1</text:p>
          </table:table-cell>
          <table:table-cell office:value-type="string">
            <text:p>bb_shuff</text:p>
          </table:table-cell>
          <table:table-cell office:value-type="string">
            <text:p>bb_shuff</text:p>
          </table:table-cell>
          <table:table-cell office:value-type="string">
            <text:p>bb_st_1/C</text:p>
          </table:table-cell>
          <table:table-cell office:value-type="string">
            <text:p>bb_st_1/C</text:p>
          </table:table-cell>
          <table:table-cell office:value-type="string">
            <text:p>bb_dyn_1/C</text:p>
          </table:table-cell>
          <table:table-cell office:value-type="string">
            <text:p>bb_dyn_1/C</text:p>
          </table:table-cell>
          <table:table-cell office:value-type="string">
            <text:p>bb_st_1/R</text:p>
          </table:table-cell>
          <table:table-cell office:value-type="string">
            <text:p>bb_st_1/R</text:p>
          </table:table-cell>
          <table:table-cell office:value-type="string">
            <text:p>bb_dyn_1/R</text:p>
          </table:table-cell>
          <table:table-cell office:value-type="string">
            <text:p>bb_dyn_1/R</text:p>
          </table:table-cell>
          <table:table-cell office:value-type="string">
            <text:p>bb_st_R/C</text:p>
          </table:table-cell>
          <table:table-cell office:value-type="string">
            <text:p>bb_st_R/C</text:p>
          </table:table-cell>
          <table:table-cell office:value-type="string">
            <text:p>bb_dyn_R/C</text:p>
          </table:table-cell>
          <table:table-cell office:value-type="string">
            <text:p>bb_dyn_R/C</text:p>
          </table:table-cell>
          <table:table-cell office:value-type="string">
            <text:p>sbb_nothing</text:p>
          </table:table-cell>
          <table:table-cell office:value-type="string">
            <text:p>sbb_nothing</text:p>
          </table:table-cell>
          <table:table-cell office:value-type="string">
            <text:p>sbb_shuff1</text:p>
          </table:table-cell>
          <table:table-cell office:value-type="string">
            <text:p>sbb_shuff1</text:p>
          </table:table-cell>
          <table:table-cell office:value-type="string">
            <text:p>sbb_shuff</text:p>
          </table:table-cell>
          <table:table-cell office:value-type="string">
            <text:p>sbb_shuff</text:p>
          </table:table-cell>
          <table:table-cell office:value-type="string">
            <text:p>sbb_st_1/C</text:p>
          </table:table-cell>
          <table:table-cell office:value-type="string">
            <text:p>sbb_st_1/C</text:p>
          </table:table-cell>
          <table:table-cell office:value-type="string">
            <text:p>sbb_dyn_1/C</text:p>
          </table:table-cell>
          <table:table-cell office:value-type="string">
            <text:p>sbb_dyn_1/C</text:p>
          </table:table-cell>
          <table:table-cell office:value-type="string">
            <text:p>sbb_st_1/R</text:p>
          </table:table-cell>
          <table:table-cell office:value-type="string">
            <text:p>sbb_st_1/R</text:p>
          </table:table-cell>
          <table:table-cell office:value-type="string">
            <text:p>sbb_st_1/R</text:p>
          </table:table-cell>
          <table:table-cell office:value-type="string">
            <text:p>sbb_dyn_1/R</text:p>
          </table:table-cell>
          <table:table-cell office:value-type="string">
            <text:p>sbb_st_R/C</text:p>
          </table:table-cell>
          <table:table-cell office:value-type="string">
            <text:p>sbb_st_R/C</text:p>
          </table:table-cell>
          <table:table-cell office:value-type="string">
            <text:p>sbb_dyn_R/C</text:p>
          </table:table-cell>
          <table:table-cell office:value-type="string">
            <text:p>sbb_dyn_R/C</text:p>
          </table:table-cell>
          <table:table-cell office:value-type="string">
            <text:p>dp</text:p>
          </table:table-cell>
          <table:table-cell office:value-type="string">
            <text:p>dp</text:p>
          </table:table-cell>
          <table:table-cell office:value-type="string">
            <text:p>dp_normC</text:p>
          </table:table-cell>
          <table:table-cell office:value-type="string">
            <text:p>dp_normC</text:p>
          </table:table-cell>
          <table:table-cell office:value-type="string">
            <text:p>dp_normR</text:p>
          </table:table-cell>
          <table:table-cell office:value-type="string">
            <text:p>dp_normR</text:p>
          </table:table-cell>
        </table:table-row>
        <table:table-row table:style-name="ro2">
          <table:table-cell table:formula="of:=[.B2]&amp;&quot;_&quot;&amp;[.C2]" office:value-type="string" office:string-value="10_2">
            <text:p>10_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0.796295844528">
            <text:p>0.7962958445</text:p>
          </table:table-cell>
          <table:table-cell office:value-type="float" office:value="0.81280806111">
            <text:p>0.8128080611</text:p>
          </table:table-cell>
          <table:table-cell office:value-type="float" office:value="0.928747556038">
            <text:p>0.928747556</text:p>
          </table:table-cell>
          <table:table-cell office:value-type="float" office:value="16">
            <text:p>16</text:p>
          </table:table-cell>
          <table:table-cell office:value-type="float" office:value="0.92801073862">
            <text:p>0.9280107386</text:p>
          </table:table-cell>
          <table:table-cell office:value-type="float" office:value="10">
            <text:p>10</text:p>
          </table:table-cell>
          <table:table-cell office:value-type="float" office:value="0.922854028834">
            <text:p>0.9228540288</text:p>
          </table:table-cell>
          <table:table-cell office:value-type="float" office:value="37">
            <text:p>37</text:p>
          </table:table-cell>
          <table:table-cell office:value-type="float" office:value="0.919854028834">
            <text:p>0.9198540288</text:p>
          </table:table-cell>
          <table:table-cell office:value-type="float" office:value="35">
            <text:p>35</text:p>
          </table:table-cell>
          <table:table-cell office:value-type="float" office:value="0.933487393437">
            <text:p>0.9334873934</text:p>
          </table:table-cell>
          <table:table-cell office:value-type="float" office:value="37">
            <text:p>37</text:p>
          </table:table-cell>
          <table:table-cell office:value-type="float" office:value="0.907066480695">
            <text:p>0.9070664807</text:p>
          </table:table-cell>
          <table:table-cell office:value-type="float" office:value="3">
            <text:p>3</text:p>
          </table:table-cell>
          <table:table-cell office:value-type="float" office:value="0.911286223297">
            <text:p>0.9112862233</text:p>
          </table:table-cell>
          <table:table-cell office:value-type="float" office:value="31">
            <text:p>31</text:p>
          </table:table-cell>
          <table:table-cell office:value-type="float" office:value="0.901632039762">
            <text:p>0.9016320398</text:p>
          </table:table-cell>
          <table:table-cell office:value-type="float" office:value="31">
            <text:p>31</text:p>
          </table:table-cell>
          <table:table-cell office:value-type="float" office:value="0.930214978111">
            <text:p>0.9302149781</text:p>
          </table:table-cell>
          <table:table-cell office:value-type="float" office:value="37">
            <text:p>37</text:p>
          </table:table-cell>
          <table:table-cell office:value-type="float" office:value="0.927519650439">
            <text:p>0.9275196504</text:p>
          </table:table-cell>
          <table:table-cell office:value-type="float" office:value="11">
            <text:p>11</text:p>
          </table:table-cell>
          <table:table-cell office:value-type="float" office:value="0.906274192752">
            <text:p>0.9062741928</text:p>
          </table:table-cell>
          <table:table-cell office:value-type="float" office:value="38">
            <text:p>38</text:p>
          </table:table-cell>
          <table:table-cell office:value-type="float" office:value="0.917154060103">
            <text:p>0.9171540601</text:p>
          </table:table-cell>
          <table:table-cell office:value-type="float" office:value="33">
            <text:p>33</text:p>
          </table:table-cell>
          <table:table-cell office:value-type="float" office:value="0.929350457523">
            <text:p>0.9293504575</text:p>
          </table:table-cell>
          <table:table-cell office:value-type="float" office:value="41">
            <text:p>41</text:p>
          </table:table-cell>
          <table:table-cell office:value-type="float" office:value="0.909611689872">
            <text:p>0.9096116899</text:p>
          </table:table-cell>
          <table:table-cell office:value-type="float" office:value="2">
            <text:p>2</text:p>
          </table:table-cell>
          <table:table-cell office:value-type="float" office:value="0.904399888088">
            <text:p>0.9043998881</text:p>
          </table:table-cell>
          <table:table-cell office:value-type="float" office:value="4">
            <text:p>4</text:p>
          </table:table-cell>
          <table:table-cell office:value-type="float" office:value="0.902312991672">
            <text:p>0.9023129917</text:p>
          </table:table-cell>
          <table:table-cell office:value-type="float" office:value="5">
            <text:p>5</text:p>
          </table:table-cell>
          <table:table-cell office:value-type="float" office:value="0.898051545374">
            <text:p>0.8980515454</text:p>
          </table:table-cell>
          <table:table-cell office:value-type="float" office:value="19">
            <text:p>19</text:p>
          </table:table-cell>
          <table:table-cell office:value-type="float" office:value="0.895773402785">
            <text:p>0.8957734028</text:p>
          </table:table-cell>
          <table:table-cell office:value-type="float" office:value="14">
            <text:p>14</text:p>
          </table:table-cell>
          <table:table-cell office:value-type="float" office:value="0.904045110431">
            <text:p>0.9040451104</text:p>
          </table:table-cell>
          <table:table-cell office:value-type="float" office:value="22">
            <text:p>22</text:p>
          </table:table-cell>
          <table:table-cell office:value-type="float" office:value="0.888509594813">
            <text:p>0.8885095948</text:p>
          </table:table-cell>
          <table:table-cell office:value-type="float" office:value="18">
            <text:p>18</text:p>
          </table:table-cell>
          <table:table-cell office:value-type="float" office:value="0.907437962872">
            <text:p>0.9074379629</text:p>
          </table:table-cell>
          <table:table-cell office:value-type="float" office:value="24">
            <text:p>24</text:p>
          </table:table-cell>
          <table:table-cell office:value-type="float" office:value="0.908259150456">
            <text:p>0.9082591505</text:p>
          </table:table-cell>
          <table:table-cell office:value-type="float" office:value="18">
            <text:p>18</text:p>
          </table:table-cell>
          <table:table-cell office:value-type="float" office:value="0.932261001942">
            <text:p>0.9322610019</text:p>
          </table:table-cell>
          <table:table-cell office:value-type="float" office:value="11">
            <text:p>11</text:p>
          </table:table-cell>
          <table:table-cell office:value-type="float" office:value="0.925666098878">
            <text:p>0.9256660989</text:p>
          </table:table-cell>
          <table:table-cell office:value-type="float" office:value="13">
            <text:p>13</text:p>
          </table:table-cell>
          <table:table-cell office:value-type="float" office:value="0.917687024785">
            <text:p>0.9176870248</text:p>
          </table:table-cell>
          <table:table-cell office:value-type="float" office:value="8">
            <text:p>8</text:p>
          </table:table-cell>
          <table:table-cell office:value-type="float" office:value="0.918554359633">
            <text:p>0.9185543596</text:p>
          </table:table-cell>
          <table:table-cell office:value-type="float" office:value="33">
            <text:p>33</text:p>
          </table:table-cell>
          <table:table-cell office:value-type="float" office:value="0.910263659853">
            <text:p>0.9102636599</text:p>
          </table:table-cell>
          <table:table-cell office:value-type="float" office:value="30">
            <text:p>30</text:p>
          </table:table-cell>
          <table:table-cell office:value-type="float" office:value="0.919323615088">
            <text:p>0.9193236151</text:p>
          </table:table-cell>
          <table:table-cell office:value-type="float" office:value="33">
            <text:p>33</text:p>
          </table:table-cell>
          <table:table-cell office:value-type="float" office:value="0.903045085744">
            <text:p>0.9030450857</text:p>
          </table:table-cell>
          <table:table-cell office:value-type="float" office:value="28">
            <text:p>28</text:p>
          </table:table-cell>
          <table:table-cell office:value-type="float" office:value="0.924287005036">
            <text:p>0.924287005</text:p>
          </table:table-cell>
          <table:table-cell office:value-type="float" office:value="33">
            <text:p>33</text:p>
          </table:table-cell>
          <table:table-cell office:value-type="float" office:value="0.925015824035">
            <text:p>0.925015824</text:p>
          </table:table-cell>
          <table:table-cell office:value-type="float" office:value="32">
            <text:p>32</text:p>
          </table:table-cell>
          <table:table-cell office:value-type="float" office:value="0.998980769231">
            <text:p>0.9989807692</text:p>
          </table:table-cell>
          <table:table-cell office:value-type="float" office:value="96">
            <text:p>96</text:p>
          </table:table-cell>
          <table:table-cell office:value-type="float" office:value="0.989742338962">
            <text:p>0.989742339</text:p>
          </table:table-cell>
          <table:table-cell office:value-type="float" office:value="85">
            <text:p>85</text:p>
          </table:table-cell>
          <table:table-cell office:value-type="float" office:value="0.998743589744">
            <text:p>0.9987435897</text:p>
          </table:table-cell>
          <table:table-cell office:value-type="float" office:value="95">
            <text:p>95</text:p>
          </table:table-cell>
        </table:table-row>
        <table:table-row table:style-name="ro2">
          <table:table-cell table:formula="of:=[.B3]&amp;&quot;_&quot;&amp;[.C3]" office:value-type="string" office:string-value="10_5">
            <text:p>10_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0.794191530117">
            <text:p>0.7941915301</text:p>
          </table:table-cell>
          <table:table-cell office:value-type="float" office:value="0.828316453928">
            <text:p>0.8283164539</text:p>
          </table:table-cell>
          <table:table-cell office:value-type="float" office:value="0.701663729643">
            <text:p>0.7016637296</text:p>
          </table:table-cell>
          <table:table-cell office:value-type="float" office:value="0">
            <text:p>0</text:p>
          </table:table-cell>
          <table:table-cell office:value-type="float" office:value="0.702925932771">
            <text:p>0.7029259328</text:p>
          </table:table-cell>
          <table:table-cell office:value-type="float" office:value="0">
            <text:p>0</text:p>
          </table:table-cell>
          <table:table-cell office:value-type="float" office:value="0.669067937865">
            <text:p>0.6690679379</text:p>
          </table:table-cell>
          <table:table-cell office:value-type="float" office:value="0">
            <text:p>0</text:p>
          </table:table-cell>
          <table:table-cell office:value-type="float" office:value="0.672330157673">
            <text:p>0.6723301577</text:p>
          </table:table-cell>
          <table:table-cell office:value-type="float" office:value="0">
            <text:p>0</text:p>
          </table:table-cell>
          <table:table-cell office:value-type="float" office:value="0.668637825294">
            <text:p>0.6686378253</text:p>
          </table:table-cell>
          <table:table-cell office:value-type="float" office:value="0">
            <text:p>0</text:p>
          </table:table-cell>
          <table:table-cell office:value-type="float" office:value="0.684830264426">
            <text:p>0.6848302644</text:p>
          </table:table-cell>
          <table:table-cell office:value-type="float" office:value="0">
            <text:p>0</text:p>
          </table:table-cell>
          <table:table-cell office:value-type="float" office:value="0.662822606501">
            <text:p>0.6628226065</text:p>
          </table:table-cell>
          <table:table-cell office:value-type="float" office:value="0">
            <text:p>0</text:p>
          </table:table-cell>
          <table:table-cell office:value-type="float" office:value="0.663058850571">
            <text:p>0.6630588506</text:p>
          </table:table-cell>
          <table:table-cell office:value-type="float" office:value="0">
            <text:p>0</text:p>
          </table:table-cell>
          <table:table-cell office:value-type="float" office:value="0.662597676846">
            <text:p>0.6625976768</text:p>
          </table:table-cell>
          <table:table-cell office:value-type="float" office:value="0">
            <text:p>0</text:p>
          </table:table-cell>
          <table:table-cell office:value-type="float" office:value="0.707186849756">
            <text:p>0.7071868498</text:p>
          </table:table-cell>
          <table:table-cell office:value-type="float" office:value="0">
            <text:p>0</text:p>
          </table:table-cell>
          <table:table-cell office:value-type="float" office:value="0.650211997274">
            <text:p>0.6502119973</text:p>
          </table:table-cell>
          <table:table-cell office:value-type="float" office:value="0">
            <text:p>0</text:p>
          </table:table-cell>
          <table:table-cell office:value-type="float" office:value="0.672525032982">
            <text:p>0.672525033</text:p>
          </table:table-cell>
          <table:table-cell office:value-type="float" office:value="0">
            <text:p>0</text:p>
          </table:table-cell>
          <table:table-cell office:value-type="float" office:value="0.648935730858">
            <text:p>0.6489357309</text:p>
          </table:table-cell>
          <table:table-cell office:value-type="float" office:value="0">
            <text:p>0</text:p>
          </table:table-cell>
          <table:table-cell office:value-type="float" office:value="0.691426580179">
            <text:p>0.6914265802</text:p>
          </table:table-cell>
          <table:table-cell office:value-type="float" office:value="0">
            <text:p>0</text:p>
          </table:table-cell>
          <table:table-cell office:value-type="float" office:value="0.700518476831">
            <text:p>0.7005184768</text:p>
          </table:table-cell>
          <table:table-cell office:value-type="float" office:value="0">
            <text:p>0</text:p>
          </table:table-cell>
          <table:table-cell office:value-type="float" office:value="0.697794427883">
            <text:p>0.6977944279</text:p>
          </table:table-cell>
          <table:table-cell office:value-type="float" office:value="0">
            <text:p>0</text:p>
          </table:table-cell>
          <table:table-cell office:value-type="float" office:value="0.664561502922">
            <text:p>0.6645615029</text:p>
          </table:table-cell>
          <table:table-cell office:value-type="float" office:value="0">
            <text:p>0</text:p>
          </table:table-cell>
          <table:table-cell office:value-type="float" office:value="0.66196433693">
            <text:p>0.6619643369</text:p>
          </table:table-cell>
          <table:table-cell office:value-type="float" office:value="0">
            <text:p>0</text:p>
          </table:table-cell>
          <table:table-cell office:value-type="float" office:value="0.663175225314">
            <text:p>0.6631752253</text:p>
          </table:table-cell>
          <table:table-cell office:value-type="float" office:value="0">
            <text:p>0</text:p>
          </table:table-cell>
          <table:table-cell office:value-type="float" office:value="0.648887413853">
            <text:p>0.6488874139</text:p>
          </table:table-cell>
          <table:table-cell office:value-type="float" office:value="0">
            <text:p>0</text:p>
          </table:table-cell>
          <table:table-cell office:value-type="float" office:value="0.654222173442">
            <text:p>0.6542221734</text:p>
          </table:table-cell>
          <table:table-cell office:value-type="float" office:value="0">
            <text:p>0</text:p>
          </table:table-cell>
          <table:table-cell office:value-type="float" office:value="0.662856476132">
            <text:p>0.6628564761</text:p>
          </table:table-cell>
          <table:table-cell office:value-type="float" office:value="0">
            <text:p>0</text:p>
          </table:table-cell>
          <table:table-cell office:value-type="float" office:value="0.709926626884">
            <text:p>0.7099266269</text:p>
          </table:table-cell>
          <table:table-cell office:value-type="float" office:value="0">
            <text:p>0</text:p>
          </table:table-cell>
          <table:table-cell office:value-type="float" office:value="0.714384434795">
            <text:p>0.7143844348</text:p>
          </table:table-cell>
          <table:table-cell office:value-type="float" office:value="0">
            <text:p>0</text:p>
          </table:table-cell>
          <table:table-cell office:value-type="float" office:value="0.702805871513">
            <text:p>0.7028058715</text:p>
          </table:table-cell>
          <table:table-cell office:value-type="float" office:value="0">
            <text:p>0</text:p>
          </table:table-cell>
          <table:table-cell office:value-type="float" office:value="0.653684507431">
            <text:p>0.6536845074</text:p>
          </table:table-cell>
          <table:table-cell office:value-type="float" office:value="0">
            <text:p>0</text:p>
          </table:table-cell>
          <table:table-cell office:value-type="float" office:value="0.654153654889">
            <text:p>0.6541536549</text:p>
          </table:table-cell>
          <table:table-cell office:value-type="float" office:value="0">
            <text:p>0</text:p>
          </table:table-cell>
          <table:table-cell office:value-type="float" office:value="0.660763767495">
            <text:p>0.6607637675</text:p>
          </table:table-cell>
          <table:table-cell office:value-type="float" office:value="0">
            <text:p>0</text:p>
          </table:table-cell>
          <table:table-cell office:value-type="float" office:value="0.646438410564">
            <text:p>0.6464384106</text:p>
          </table:table-cell>
          <table:table-cell office:value-type="float" office:value="0">
            <text:p>0</text:p>
          </table:table-cell>
          <table:table-cell office:value-type="float" office:value="0.658462074003">
            <text:p>0.658462074</text:p>
          </table:table-cell>
          <table:table-cell office:value-type="float" office:value="0">
            <text:p>0</text:p>
          </table:table-cell>
          <table:table-cell office:value-type="float" office:value="0.659493137825">
            <text:p>0.6594931378</text:p>
          </table:table-cell>
          <table:table-cell office:value-type="float" office:value="0">
            <text:p>0</text:p>
          </table:table-cell>
          <table:table-cell office:value-type="float" office:value="0.882859973161">
            <text:p>0.8828599732</text:p>
          </table:table-cell>
          <table:table-cell office:value-type="float" office:value="0">
            <text:p>0</text:p>
          </table:table-cell>
          <table:table-cell office:value-type="float" office:value="0.801016907794">
            <text:p>0.8010169078</text:p>
          </table:table-cell>
          <table:table-cell office:value-type="float" office:value="0">
            <text:p>0</text:p>
          </table:table-cell>
          <table:table-cell office:value-type="float" office:value="0.992967948718">
            <text:p>0.9929679487</text:p>
          </table:table-cell>
          <table:table-cell office:value-type="float" office:value="76">
            <text:p>76</text:p>
          </table:table-cell>
        </table:table-row>
        <table:table-row table:style-name="ro2">
          <table:table-cell table:formula="of:=[.B4]&amp;&quot;_&quot;&amp;[.C4]" office:value-type="string" office:string-value="10_10">
            <text:p>10_10</text:p>
          </table:table-cell>
          <table:table-cell table:number-columns-repeated="2" office:value-type="float" office:value="10">
            <text:p>10</text:p>
          </table:table-cell>
          <table:table-cell office:value-type="float" office:value="39">
            <text:p>39</text:p>
          </table:table-cell>
          <table:table-cell office:value-type="float" office:value="0.784571902649">
            <text:p>0.7845719026</text:p>
          </table:table-cell>
          <table:table-cell office:value-type="float" office:value="0.829429554947">
            <text:p>0.8294295549</text:p>
          </table:table-cell>
          <table:table-cell office:value-type="float" office:value="0.673145986067">
            <text:p>0.6731459861</text:p>
          </table:table-cell>
          <table:table-cell office:value-type="float" office:value="0">
            <text:p>0</text:p>
          </table:table-cell>
          <table:table-cell office:value-type="float" office:value="0.665700468687">
            <text:p>0.6657004687</text:p>
          </table:table-cell>
          <table:table-cell office:value-type="float" office:value="0">
            <text:p>0</text:p>
          </table:table-cell>
          <table:table-cell office:value-type="float" office:value="0.677188155767">
            <text:p>0.6771881558</text:p>
          </table:table-cell>
          <table:table-cell office:value-type="float" office:value="0">
            <text:p>0</text:p>
          </table:table-cell>
          <table:table-cell office:value-type="float" office:value="0.676905767103">
            <text:p>0.6769057671</text:p>
          </table:table-cell>
          <table:table-cell office:value-type="float" office:value="0">
            <text:p>0</text:p>
          </table:table-cell>
          <table:table-cell office:value-type="float" office:value="0.674332527872">
            <text:p>0.6743325279</text:p>
          </table:table-cell>
          <table:table-cell office:value-type="float" office:value="0">
            <text:p>0</text:p>
          </table:table-cell>
          <table:table-cell office:value-type="float" office:value="0.648299066273">
            <text:p>0.6482990663</text:p>
          </table:table-cell>
          <table:table-cell office:value-type="float" office:value="0">
            <text:p>0</text:p>
          </table:table-cell>
          <table:table-cell office:value-type="float" office:value="0.682244723468">
            <text:p>0.6822447235</text:p>
          </table:table-cell>
          <table:table-cell office:value-type="float" office:value="0">
            <text:p>0</text:p>
          </table:table-cell>
          <table:table-cell office:value-type="float" office:value="0.67540793425">
            <text:p>0.6754079343</text:p>
          </table:table-cell>
          <table:table-cell office:value-type="float" office:value="0">
            <text:p>0</text:p>
          </table:table-cell>
          <table:table-cell office:value-type="float" office:value="0.67156012085">
            <text:p>0.6715601209</text:p>
          </table:table-cell>
          <table:table-cell office:value-type="float" office:value="0">
            <text:p>0</text:p>
          </table:table-cell>
          <table:table-cell office:value-type="float" office:value="0.665403207864">
            <text:p>0.6654032079</text:p>
          </table:table-cell>
          <table:table-cell office:value-type="float" office:value="0">
            <text:p>0</text:p>
          </table:table-cell>
          <table:table-cell office:value-type="float" office:value="0.642029081713">
            <text:p>0.6420290817</text:p>
          </table:table-cell>
          <table:table-cell office:value-type="float" office:value="0">
            <text:p>0</text:p>
          </table:table-cell>
          <table:table-cell office:value-type="float" office:value="0.668103810288">
            <text:p>0.6681038103</text:p>
          </table:table-cell>
          <table:table-cell office:value-type="float" office:value="0">
            <text:p>0</text:p>
          </table:table-cell>
          <table:table-cell office:value-type="float" office:value="0.645609153688">
            <text:p>0.6456091537</text:p>
          </table:table-cell>
          <table:table-cell office:value-type="float" office:value="0">
            <text:p>0</text:p>
          </table:table-cell>
          <table:table-cell office:value-type="float" office:value="0.656456009653">
            <text:p>0.6564560097</text:p>
          </table:table-cell>
          <table:table-cell office:value-type="float" office:value="0">
            <text:p>0</text:p>
          </table:table-cell>
          <table:table-cell office:value-type="float" office:value="0.654505267413">
            <text:p>0.6545052674</text:p>
          </table:table-cell>
          <table:table-cell office:value-type="float" office:value="0">
            <text:p>0</text:p>
          </table:table-cell>
          <table:table-cell office:value-type="float" office:value="0.642140584917">
            <text:p>0.6421405849</text:p>
          </table:table-cell>
          <table:table-cell office:value-type="float" office:value="0">
            <text:p>0</text:p>
          </table:table-cell>
          <table:table-cell office:value-type="float" office:value="0.676404417575">
            <text:p>0.6764044176</text:p>
          </table:table-cell>
          <table:table-cell office:value-type="float" office:value="0">
            <text:p>0</text:p>
          </table:table-cell>
          <table:table-cell office:value-type="float" office:value="0.669022163864">
            <text:p>0.6690221639</text:p>
          </table:table-cell>
          <table:table-cell office:value-type="float" office:value="0">
            <text:p>0</text:p>
          </table:table-cell>
          <table:table-cell office:value-type="float" office:value="0.675581543082">
            <text:p>0.6755815431</text:p>
          </table:table-cell>
          <table:table-cell office:value-type="float" office:value="0">
            <text:p>0</text:p>
          </table:table-cell>
          <table:table-cell office:value-type="float" office:value="0.657768397953">
            <text:p>0.657768398</text:p>
          </table:table-cell>
          <table:table-cell office:value-type="float" office:value="0">
            <text:p>0</text:p>
          </table:table-cell>
          <table:table-cell office:value-type="float" office:value="0.67581720587">
            <text:p>0.6758172059</text:p>
          </table:table-cell>
          <table:table-cell office:value-type="float" office:value="0">
            <text:p>0</text:p>
          </table:table-cell>
          <table:table-cell office:value-type="float" office:value="0.676685316896">
            <text:p>0.6766853169</text:p>
          </table:table-cell>
          <table:table-cell office:value-type="float" office:value="0">
            <text:p>0</text:p>
          </table:table-cell>
          <table:table-cell office:value-type="float" office:value="0.666465258781">
            <text:p>0.6664652588</text:p>
          </table:table-cell>
          <table:table-cell office:value-type="float" office:value="0">
            <text:p>0</text:p>
          </table:table-cell>
          <table:table-cell office:value-type="float" office:value="0.658115305589">
            <text:p>0.6581153056</text:p>
          </table:table-cell>
          <table:table-cell office:value-type="float" office:value="0">
            <text:p>0</text:p>
          </table:table-cell>
          <table:table-cell office:value-type="float" office:value="0.644557756137">
            <text:p>0.6445577561</text:p>
          </table:table-cell>
          <table:table-cell office:value-type="float" office:value="0">
            <text:p>0</text:p>
          </table:table-cell>
          <table:table-cell office:value-type="float" office:value="0.661625712757">
            <text:p>0.6616257128</text:p>
          </table:table-cell>
          <table:table-cell office:value-type="float" office:value="0">
            <text:p>0</text:p>
          </table:table-cell>
          <table:table-cell office:value-type="float" office:value="0.658356481988">
            <text:p>0.658356482</text:p>
          </table:table-cell>
          <table:table-cell office:value-type="float" office:value="0">
            <text:p>0</text:p>
          </table:table-cell>
          <table:table-cell office:value-type="float" office:value="0.665466805875">
            <text:p>0.6654668059</text:p>
          </table:table-cell>
          <table:table-cell office:value-type="float" office:value="0">
            <text:p>0</text:p>
          </table:table-cell>
          <table:table-cell office:value-type="float" office:value="0.655468100692">
            <text:p>0.6554681007</text:p>
          </table:table-cell>
          <table:table-cell office:value-type="float" office:value="0">
            <text:p>0</text:p>
          </table:table-cell>
          <table:table-cell office:value-type="float" office:value="0.665122536504">
            <text:p>0.6651225365</text:p>
          </table:table-cell>
          <table:table-cell office:value-type="float" office:value="0">
            <text:p>0</text:p>
          </table:table-cell>
          <table:table-cell office:value-type="float" office:value="0.668178851929">
            <text:p>0.6681788519</text:p>
          </table:table-cell>
          <table:table-cell office:value-type="float" office:value="0">
            <text:p>0</text:p>
          </table:table-cell>
          <table:table-cell office:value-type="float" office:value="0.904488474304">
            <text:p>0.9044884743</text:p>
          </table:table-cell>
          <table:table-cell office:value-type="float" office:value="11">
            <text:p>11</text:p>
          </table:table-cell>
          <table:table-cell office:value-type="float" office:value="0.847498626157">
            <text:p>0.8474986262</text:p>
          </table:table-cell>
          <table:table-cell office:value-type="float" office:value="4">
            <text:p>4</text:p>
          </table:table-cell>
          <table:table-cell office:value-type="float" office:value="0.999487179487">
            <text:p>0.9994871795</text:p>
          </table:table-cell>
          <table:table-cell office:value-type="float" office:value="98">
            <text:p>98</text:p>
          </table:table-cell>
        </table:table-row>
        <table:table-row table:style-name="ro2">
          <table:table-cell table:formula="of:=[.B5]&amp;&quot;_&quot;&amp;[.C5]" office:value-type="string" office:string-value="30_2">
            <text:p>30_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 office:value-type="float" office:value="0.796122928845">
            <text:p>0.7961229288</text:p>
          </table:table-cell>
          <table:table-cell office:value-type="float" office:value="0.805957917382">
            <text:p>0.8059579174</text:p>
          </table:table-cell>
          <table:table-cell office:value-type="float" office:value="0.960103329744">
            <text:p>0.9601033297</text:p>
          </table:table-cell>
          <table:table-cell office:value-type="float" office:value="12">
            <text:p>12</text:p>
          </table:table-cell>
          <table:table-cell office:value-type="float" office:value="0.955956861476">
            <text:p>0.9559568615</text:p>
          </table:table-cell>
          <table:table-cell office:value-type="float" office:value="1">
            <text:p>1</text:p>
          </table:table-cell>
          <table:table-cell office:value-type="float" office:value="0.959374269544">
            <text:p>0.9593742695</text:p>
          </table:table-cell>
          <table:table-cell office:value-type="float" office:value="47">
            <text:p>47</text:p>
          </table:table-cell>
          <table:table-cell office:value-type="float" office:value="0.960485709614">
            <text:p>0.9604857096</text:p>
          </table:table-cell>
          <table:table-cell office:value-type="float" office:value="49">
            <text:p>49</text:p>
          </table:table-cell>
          <table:table-cell office:value-type="float" office:value="0.960549728341">
            <text:p>0.9605497283</text:p>
          </table:table-cell>
          <table:table-cell office:value-type="float" office:value="46">
            <text:p>46</text:p>
          </table:table-cell>
          <table:table-cell office:value-type="float" office:value="0.914504214583">
            <text:p>0.9145042146</text:p>
          </table:table-cell>
          <table:table-cell office:value-type="float" office:value="0">
            <text:p>0</text:p>
          </table:table-cell>
          <table:table-cell office:value-type="float" office:value="0.94475288736">
            <text:p>0.9447528874</text:p>
          </table:table-cell>
          <table:table-cell office:value-type="float" office:value="37">
            <text:p>37</text:p>
          </table:table-cell>
          <table:table-cell office:value-type="float" office:value="0.929662237722">
            <text:p>0.9296622377</text:p>
          </table:table-cell>
          <table:table-cell office:value-type="float" office:value="24">
            <text:p>24</text:p>
          </table:table-cell>
          <table:table-cell office:value-type="float" office:value="0.962394948046">
            <text:p>0.962394948</text:p>
          </table:table-cell>
          <table:table-cell office:value-type="float" office:value="42">
            <text:p>42</text:p>
          </table:table-cell>
          <table:table-cell office:value-type="float" office:value="0.954638017291">
            <text:p>0.9546380173</text:p>
          </table:table-cell>
          <table:table-cell office:value-type="float" office:value="5">
            <text:p>5</text:p>
          </table:table-cell>
          <table:table-cell office:value-type="float" office:value="0.943860184005">
            <text:p>0.943860184</text:p>
          </table:table-cell>
          <table:table-cell office:value-type="float" office:value="45">
            <text:p>45</text:p>
          </table:table-cell>
          <table:table-cell office:value-type="float" office:value="0.945556591863">
            <text:p>0.9455565919</text:p>
          </table:table-cell>
          <table:table-cell office:value-type="float" office:value="31">
            <text:p>31</text:p>
          </table:table-cell>
          <table:table-cell office:value-type="float" office:value="0.95933326611">
            <text:p>0.9593332661</text:p>
          </table:table-cell>
          <table:table-cell office:value-type="float" office:value="55">
            <text:p>55</text:p>
          </table:table-cell>
          <table:table-cell office:value-type="float" office:value="0.911240379533">
            <text:p>0.9112403795</text:p>
          </table:table-cell>
          <table:table-cell office:value-type="float" office:value="0">
            <text:p>0</text:p>
          </table:table-cell>
          <table:table-cell office:value-type="float" office:value="0.91579013532">
            <text:p>0.9157901353</text:p>
          </table:table-cell>
          <table:table-cell office:value-type="float" office:value="0">
            <text:p>0</text:p>
          </table:table-cell>
          <table:table-cell office:value-type="float" office:value="0.911623483849">
            <text:p>0.9116234838</text:p>
          </table:table-cell>
          <table:table-cell office:value-type="float" office:value="0">
            <text:p>0</text:p>
          </table:table-cell>
          <table:table-cell office:value-type="float" office:value="0.909807533946">
            <text:p>0.9098075339</text:p>
          </table:table-cell>
          <table:table-cell office:value-type="float" office:value="1">
            <text:p>1</text:p>
          </table:table-cell>
          <table:table-cell office:value-type="float" office:value="0.911431558547">
            <text:p>0.9114315585</text:p>
          </table:table-cell>
          <table:table-cell office:value-type="float" office:value="4">
            <text:p>4</text:p>
          </table:table-cell>
          <table:table-cell office:value-type="float" office:value="0.909951997995">
            <text:p>0.909951998</text:p>
          </table:table-cell>
          <table:table-cell office:value-type="float" office:value="1">
            <text:p>1</text:p>
          </table:table-cell>
          <table:table-cell office:value-type="float" office:value="0.902415114364">
            <text:p>0.9024151144</text:p>
          </table:table-cell>
          <table:table-cell office:value-type="float" office:value="6">
            <text:p>6</text:p>
          </table:table-cell>
          <table:table-cell office:value-type="float" office:value="0.915352409383">
            <text:p>0.9153524094</text:p>
          </table:table-cell>
          <table:table-cell office:value-type="float" office:value="5">
            <text:p>5</text:p>
          </table:table-cell>
          <table:table-cell office:value-type="float" office:value="0.914265785391">
            <text:p>0.9142657854</text:p>
          </table:table-cell>
          <table:table-cell office:value-type="float" office:value="4">
            <text:p>4</text:p>
          </table:table-cell>
          <table:table-cell office:value-type="float" office:value="0.948422218346">
            <text:p>0.9484222183</text:p>
          </table:table-cell>
          <table:table-cell office:value-type="float" office:value="2">
            <text:p>2</text:p>
          </table:table-cell>
          <table:table-cell office:value-type="float" office:value="0.950166696276">
            <text:p>0.9501666963</text:p>
          </table:table-cell>
          <table:table-cell office:value-type="float" office:value="5">
            <text:p>5</text:p>
          </table:table-cell>
          <table:table-cell office:value-type="float" office:value="0.946269151789">
            <text:p>0.9462691518</text:p>
          </table:table-cell>
          <table:table-cell office:value-type="float" office:value="2">
            <text:p>2</text:p>
          </table:table-cell>
          <table:table-cell office:value-type="float" office:value="0.956345123944">
            <text:p>0.9563451239</text:p>
          </table:table-cell>
          <table:table-cell office:value-type="float" office:value="44">
            <text:p>44</text:p>
          </table:table-cell>
          <table:table-cell office:value-type="float" office:value="0.950208857076">
            <text:p>0.9502088571</text:p>
          </table:table-cell>
          <table:table-cell office:value-type="float" office:value="36">
            <text:p>36</text:p>
          </table:table-cell>
          <table:table-cell office:value-type="float" office:value="0.959562862769">
            <text:p>0.9595628628</text:p>
          </table:table-cell>
          <table:table-cell office:value-type="float" office:value="46">
            <text:p>46</text:p>
          </table:table-cell>
          <table:table-cell office:value-type="float" office:value="0.939748353699">
            <text:p>0.9397483537</text:p>
          </table:table-cell>
          <table:table-cell office:value-type="float" office:value="23">
            <text:p>23</text:p>
          </table:table-cell>
          <table:table-cell office:value-type="float" office:value="0.956474242793">
            <text:p>0.9564742428</text:p>
          </table:table-cell>
          <table:table-cell office:value-type="float" office:value="38">
            <text:p>38</text:p>
          </table:table-cell>
          <table:table-cell office:value-type="float" office:value="0.959150819615">
            <text:p>0.9591508196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999916666667">
            <text:p>0.9999166667</text:p>
          </table:table-cell>
          <table:table-cell office:value-type="float" office:value="99">
            <text:p>99</text:p>
          </table:table-cell>
        </table:table-row>
        <table:table-row table:style-name="ro2">
          <table:table-cell table:formula="of:=[.B6]&amp;&quot;_&quot;&amp;[.C6]" office:value-type="string" office:string-value="30_5">
            <text:p>30_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9">
            <text:p>119</text:p>
          </table:table-cell>
          <table:table-cell office:value-type="float" office:value="0.792456883402">
            <text:p>0.7924568834</text:p>
          </table:table-cell>
          <table:table-cell office:value-type="float" office:value="0.811772425898">
            <text:p>0.8117724259</text:p>
          </table:table-cell>
          <table:table-cell office:value-type="float" office:value="0.704022109966">
            <text:p>0.70402211</text:p>
          </table:table-cell>
          <table:table-cell office:value-type="float" office:value="0">
            <text:p>0</text:p>
          </table:table-cell>
          <table:table-cell office:value-type="float" office:value="0.696811687854">
            <text:p>0.6968116879</text:p>
          </table:table-cell>
          <table:table-cell office:value-type="float" office:value="0">
            <text:p>0</text:p>
          </table:table-cell>
          <table:table-cell office:value-type="float" office:value="0.653594593889">
            <text:p>0.6535945939</text:p>
          </table:table-cell>
          <table:table-cell office:value-type="float" office:value="0">
            <text:p>0</text:p>
          </table:table-cell>
          <table:table-cell office:value-type="float" office:value="0.651812259349">
            <text:p>0.6518122593</text:p>
          </table:table-cell>
          <table:table-cell office:value-type="float" office:value="0">
            <text:p>0</text:p>
          </table:table-cell>
          <table:table-cell office:value-type="float" office:value="0.650975308612">
            <text:p>0.6509753086</text:p>
          </table:table-cell>
          <table:table-cell office:value-type="float" office:value="0">
            <text:p>0</text:p>
          </table:table-cell>
          <table:table-cell office:value-type="float" office:value="0.688022268576">
            <text:p>0.6880222686</text:p>
          </table:table-cell>
          <table:table-cell office:value-type="float" office:value="0">
            <text:p>0</text:p>
          </table:table-cell>
          <table:table-cell office:value-type="float" office:value="0.646936708955">
            <text:p>0.646936709</text:p>
          </table:table-cell>
          <table:table-cell office:value-type="float" office:value="0">
            <text:p>0</text:p>
          </table:table-cell>
          <table:table-cell office:value-type="float" office:value="0.638720738399">
            <text:p>0.6387207384</text:p>
          </table:table-cell>
          <table:table-cell office:value-type="float" office:value="0">
            <text:p>0</text:p>
          </table:table-cell>
          <table:table-cell office:value-type="float" office:value="0.649264433941">
            <text:p>0.6492644339</text:p>
          </table:table-cell>
          <table:table-cell office:value-type="float" office:value="0">
            <text:p>0</text:p>
          </table:table-cell>
          <table:table-cell office:value-type="float" office:value="0.710943390122">
            <text:p>0.7109433901</text:p>
          </table:table-cell>
          <table:table-cell office:value-type="float" office:value="0">
            <text:p>0</text:p>
          </table:table-cell>
          <table:table-cell office:value-type="float" office:value="0.631612630793">
            <text:p>0.6316126308</text:p>
          </table:table-cell>
          <table:table-cell office:value-type="float" office:value="0">
            <text:p>0</text:p>
          </table:table-cell>
          <table:table-cell office:value-type="float" office:value="0.651668430497">
            <text:p>0.6516684305</text:p>
          </table:table-cell>
          <table:table-cell office:value-type="float" office:value="0">
            <text:p>0</text:p>
          </table:table-cell>
          <table:table-cell office:value-type="float" office:value="0.631959229905">
            <text:p>0.6319592299</text:p>
          </table:table-cell>
          <table:table-cell office:value-type="float" office:value="0">
            <text:p>0</text:p>
          </table:table-cell>
          <table:table-cell office:value-type="float" office:value="0.688540203517">
            <text:p>0.6885402035</text:p>
          </table:table-cell>
          <table:table-cell office:value-type="float" office:value="0">
            <text:p>0</text:p>
          </table:table-cell>
          <table:table-cell office:value-type="float" office:value="0.685964769492">
            <text:p>0.6859647695</text:p>
          </table:table-cell>
          <table:table-cell office:value-type="float" office:value="0">
            <text:p>0</text:p>
          </table:table-cell>
          <table:table-cell office:value-type="float" office:value="0.684234803813">
            <text:p>0.6842348038</text:p>
          </table:table-cell>
          <table:table-cell office:value-type="float" office:value="0">
            <text:p>0</text:p>
          </table:table-cell>
          <table:table-cell office:value-type="float" office:value="0.6453453743">
            <text:p>0.6453453743</text:p>
          </table:table-cell>
          <table:table-cell office:value-type="float" office:value="0">
            <text:p>0</text:p>
          </table:table-cell>
          <table:table-cell office:value-type="float" office:value="0.64660108035">
            <text:p>0.6466010804</text:p>
          </table:table-cell>
          <table:table-cell office:value-type="float" office:value="0">
            <text:p>0</text:p>
          </table:table-cell>
          <table:table-cell office:value-type="float" office:value="0.643478695348">
            <text:p>0.6434786953</text:p>
          </table:table-cell>
          <table:table-cell office:value-type="float" office:value="0">
            <text:p>0</text:p>
          </table:table-cell>
          <table:table-cell office:value-type="float" office:value="0.639620577374">
            <text:p>0.6396205774</text:p>
          </table:table-cell>
          <table:table-cell office:value-type="float" office:value="0">
            <text:p>0</text:p>
          </table:table-cell>
          <table:table-cell office:value-type="float" office:value="0.646309968876">
            <text:p>0.6463099689</text:p>
          </table:table-cell>
          <table:table-cell office:value-type="float" office:value="0">
            <text:p>0</text:p>
          </table:table-cell>
          <table:table-cell office:value-type="float" office:value="0.646272481562">
            <text:p>0.6462724816</text:p>
          </table:table-cell>
          <table:table-cell office:value-type="float" office:value="0">
            <text:p>0</text:p>
          </table:table-cell>
          <table:table-cell office:value-type="float" office:value="0.706611659459">
            <text:p>0.7066116595</text:p>
          </table:table-cell>
          <table:table-cell office:value-type="float" office:value="0">
            <text:p>0</text:p>
          </table:table-cell>
          <table:table-cell office:value-type="float" office:value="0.694296196527">
            <text:p>0.6942961965</text:p>
          </table:table-cell>
          <table:table-cell office:value-type="float" office:value="0">
            <text:p>0</text:p>
          </table:table-cell>
          <table:table-cell office:value-type="float" office:value="0.699784985016">
            <text:p>0.699784985</text:p>
          </table:table-cell>
          <table:table-cell office:value-type="float" office:value="0">
            <text:p>0</text:p>
          </table:table-cell>
          <table:table-cell office:value-type="float" office:value="0.65456860818">
            <text:p>0.6545686082</text:p>
          </table:table-cell>
          <table:table-cell office:value-type="float" office:value="0">
            <text:p>0</text:p>
          </table:table-cell>
          <table:table-cell office:value-type="float" office:value="0.652388935842">
            <text:p>0.6523889358</text:p>
          </table:table-cell>
          <table:table-cell office:value-type="float" office:value="0">
            <text:p>0</text:p>
          </table:table-cell>
          <table:table-cell office:value-type="float" office:value="0.652040179414">
            <text:p>0.6520401794</text:p>
          </table:table-cell>
          <table:table-cell office:value-type="float" office:value="0">
            <text:p>0</text:p>
          </table:table-cell>
          <table:table-cell office:value-type="float" office:value="0.645675891306">
            <text:p>0.6456758913</text:p>
          </table:table-cell>
          <table:table-cell office:value-type="float" office:value="0">
            <text:p>0</text:p>
          </table:table-cell>
          <table:table-cell office:value-type="float" office:value="0.651861708367">
            <text:p>0.6518617084</text:p>
          </table:table-cell>
          <table:table-cell office:value-type="float" office:value="0">
            <text:p>0</text:p>
          </table:table-cell>
          <table:table-cell office:value-type="float" office:value="0.654619351209">
            <text:p>0.6546193512</text:p>
          </table:table-cell>
          <table:table-cell office:value-type="float" office:value="0">
            <text:p>0</text:p>
          </table:table-cell>
          <table:table-cell office:value-type="float" office:value="0.880562727782">
            <text:p>0.8805627278</text:p>
          </table:table-cell>
          <table:table-cell office:value-type="float" office:value="0">
            <text:p>0</text:p>
          </table:table-cell>
          <table:table-cell office:value-type="float" office:value="0.796767950151">
            <text:p>0.7967679502</text:p>
          </table:table-cell>
          <table:table-cell office:value-type="float" office:value="0">
            <text:p>0</text:p>
          </table:table-cell>
          <table:table-cell office:value-type="float" office:value="0.988062890977">
            <text:p>0.988062891</text:p>
          </table:table-cell>
          <table:table-cell office:value-type="float" office:value="22">
            <text:p>22</text:p>
          </table:table-cell>
        </table:table-row>
        <table:table-row table:style-name="ro2">
          <table:table-cell table:formula="of:=[.B7]&amp;&quot;_&quot;&amp;[.C7]" office:value-type="string" office:string-value="30_10">
            <text:p>30_1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18">
            <text:p>118</text:p>
          </table:table-cell>
          <table:table-cell office:value-type="float" office:value="0.785367124498">
            <text:p>0.7853671245</text:p>
          </table:table-cell>
          <table:table-cell office:value-type="float" office:value="0.810311560535">
            <text:p>0.8103115605</text:p>
          </table:table-cell>
          <table:table-cell office:value-type="float" office:value="0.591842069578">
            <text:p>0.5918420696</text:p>
          </table:table-cell>
          <table:table-cell office:value-type="float" office:value="0">
            <text:p>0</text:p>
          </table:table-cell>
          <table:table-cell office:value-type="float" office:value="0.595056424746">
            <text:p>0.5950564247</text:p>
          </table:table-cell>
          <table:table-cell office:value-type="float" office:value="0">
            <text:p>0</text:p>
          </table:table-cell>
          <table:table-cell office:value-type="float" office:value="0.571439063286">
            <text:p>0.5714390633</text:p>
          </table:table-cell>
          <table:table-cell office:value-type="float" office:value="0">
            <text:p>0</text:p>
          </table:table-cell>
          <table:table-cell office:value-type="float" office:value="0.571038237605">
            <text:p>0.5710382376</text:p>
          </table:table-cell>
          <table:table-cell office:value-type="float" office:value="0">
            <text:p>0</text:p>
          </table:table-cell>
          <table:table-cell office:value-type="float" office:value="0.570430800456">
            <text:p>0.5704308005</text:p>
          </table:table-cell>
          <table:table-cell office:value-type="float" office:value="0">
            <text:p>0</text:p>
          </table:table-cell>
          <table:table-cell office:value-type="float" office:value="0.569945009324">
            <text:p>0.5699450093</text:p>
          </table:table-cell>
          <table:table-cell office:value-type="float" office:value="0">
            <text:p>0</text:p>
          </table:table-cell>
          <table:table-cell office:value-type="float" office:value="0.569354452846">
            <text:p>0.5693544528</text:p>
          </table:table-cell>
          <table:table-cell office:value-type="float" office:value="0">
            <text:p>0</text:p>
          </table:table-cell>
          <table:table-cell office:value-type="float" office:value="0.565992486747">
            <text:p>0.5659924867</text:p>
          </table:table-cell>
          <table:table-cell office:value-type="float" office:value="0">
            <text:p>0</text:p>
          </table:table-cell>
          <table:table-cell office:value-type="float" office:value="0.565798344725">
            <text:p>0.5657983447</text:p>
          </table:table-cell>
          <table:table-cell office:value-type="float" office:value="0">
            <text:p>0</text:p>
          </table:table-cell>
          <table:table-cell office:value-type="float" office:value="0.589537408309">
            <text:p>0.5895374083</text:p>
          </table:table-cell>
          <table:table-cell office:value-type="float" office:value="0">
            <text:p>0</text:p>
          </table:table-cell>
          <table:table-cell office:value-type="float" office:value="0.556431443514">
            <text:p>0.5564314435</text:p>
          </table:table-cell>
          <table:table-cell office:value-type="float" office:value="0">
            <text:p>0</text:p>
          </table:table-cell>
          <table:table-cell office:value-type="float" office:value="0.571410106798">
            <text:p>0.5714101068</text:p>
          </table:table-cell>
          <table:table-cell office:value-type="float" office:value="0">
            <text:p>0</text:p>
          </table:table-cell>
          <table:table-cell office:value-type="float" office:value="0.556740733044">
            <text:p>0.556740733</text:p>
          </table:table-cell>
          <table:table-cell office:value-type="float" office:value="0">
            <text:p>0</text:p>
          </table:table-cell>
          <table:table-cell office:value-type="float" office:value="0.581407565004">
            <text:p>0.581407565</text:p>
          </table:table-cell>
          <table:table-cell office:value-type="float" office:value="0">
            <text:p>0</text:p>
          </table:table-cell>
          <table:table-cell office:value-type="float" office:value="0.578890168719">
            <text:p>0.5788901687</text:p>
          </table:table-cell>
          <table:table-cell office:value-type="float" office:value="0">
            <text:p>0</text:p>
          </table:table-cell>
          <table:table-cell office:value-type="float" office:value="0.568968952111">
            <text:p>0.5689689521</text:p>
          </table:table-cell>
          <table:table-cell office:value-type="float" office:value="0">
            <text:p>0</text:p>
          </table:table-cell>
          <table:table-cell office:value-type="float" office:value="0.573616633753">
            <text:p>0.5736166338</text:p>
          </table:table-cell>
          <table:table-cell office:value-type="float" office:value="0">
            <text:p>0</text:p>
          </table:table-cell>
          <table:table-cell office:value-type="float" office:value="0.575849080915">
            <text:p>0.5758490809</text:p>
          </table:table-cell>
          <table:table-cell office:value-type="float" office:value="0">
            <text:p>0</text:p>
          </table:table-cell>
          <table:table-cell office:value-type="float" office:value="0.571005510378">
            <text:p>0.5710055104</text:p>
          </table:table-cell>
          <table:table-cell office:value-type="float" office:value="0">
            <text:p>0</text:p>
          </table:table-cell>
          <table:table-cell office:value-type="float" office:value="0.568820031106">
            <text:p>0.5688200311</text:p>
          </table:table-cell>
          <table:table-cell office:value-type="float" office:value="0">
            <text:p>0</text:p>
          </table:table-cell>
          <table:table-cell office:value-type="float" office:value="0.575999949668">
            <text:p>0.5759999497</text:p>
          </table:table-cell>
          <table:table-cell office:value-type="float" office:value="0">
            <text:p>0</text:p>
          </table:table-cell>
          <table:table-cell office:value-type="float" office:value="0.578874593724">
            <text:p>0.5788745937</text:p>
          </table:table-cell>
          <table:table-cell office:value-type="float" office:value="0">
            <text:p>0</text:p>
          </table:table-cell>
          <table:table-cell office:value-type="float" office:value="0.589001247993">
            <text:p>0.589001248</text:p>
          </table:table-cell>
          <table:table-cell office:value-type="float" office:value="0">
            <text:p>0</text:p>
          </table:table-cell>
          <table:table-cell office:value-type="float" office:value="0.58213036934">
            <text:p>0.5821303693</text:p>
          </table:table-cell>
          <table:table-cell office:value-type="float" office:value="0">
            <text:p>0</text:p>
          </table:table-cell>
          <table:table-cell office:value-type="float" office:value="0.574338750757">
            <text:p>0.5743387508</text:p>
          </table:table-cell>
          <table:table-cell office:value-type="float" office:value="0">
            <text:p>0</text:p>
          </table:table-cell>
          <table:table-cell office:value-type="float" office:value="0.56066764257">
            <text:p>0.5606676426</text:p>
          </table:table-cell>
          <table:table-cell office:value-type="float" office:value="0">
            <text:p>0</text:p>
          </table:table-cell>
          <table:table-cell office:value-type="float" office:value="0.560746847234">
            <text:p>0.5607468472</text:p>
          </table:table-cell>
          <table:table-cell office:value-type="float" office:value="0">
            <text:p>0</text:p>
          </table:table-cell>
          <table:table-cell office:value-type="float" office:value="0.560474473252">
            <text:p>0.5604744733</text:p>
          </table:table-cell>
          <table:table-cell office:value-type="float" office:value="0">
            <text:p>0</text:p>
          </table:table-cell>
          <table:table-cell office:value-type="float" office:value="0.55474802777">
            <text:p>0.5547480278</text:p>
          </table:table-cell>
          <table:table-cell office:value-type="float" office:value="0">
            <text:p>0</text:p>
          </table:table-cell>
          <table:table-cell office:value-type="float" office:value="0.560090926075">
            <text:p>0.5600909261</text:p>
          </table:table-cell>
          <table:table-cell office:value-type="float" office:value="0">
            <text:p>0</text:p>
          </table:table-cell>
          <table:table-cell office:value-type="float" office:value="0.560332147131">
            <text:p>0.5603321471</text:p>
          </table:table-cell>
          <table:table-cell office:value-type="float" office:value="0">
            <text:p>0</text:p>
          </table:table-cell>
          <table:table-cell office:value-type="float" office:value="0.841350787621">
            <text:p>0.8413507876</text:p>
          </table:table-cell>
          <table:table-cell office:value-type="float" office:value="0">
            <text:p>0</text:p>
          </table:table-cell>
          <table:table-cell office:value-type="float" office:value="0.763930257617">
            <text:p>0.7639302576</text:p>
          </table:table-cell>
          <table:table-cell office:value-type="float" office:value="0">
            <text:p>0</text:p>
          </table:table-cell>
          <table:table-cell office:value-type="float" office:value="0.998726442286">
            <text:p>0.9987264423</text:p>
          </table:table-cell>
          <table:table-cell office:value-type="float" office:value="87">
            <text:p>87</text:p>
          </table:table-cell>
        </table:table-row>
        <table:table-row table:style-name="ro2">
          <table:table-cell table:formula="of:=[.B8]&amp;&quot;_&quot;&amp;[.C8]" office:value-type="string" office:string-value="100_2">
            <text:p>100_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397">
            <text:p>397</text:p>
          </table:table-cell>
          <table:table-cell office:value-type="float" office:value="0.794138808276">
            <text:p>0.7941388083</text:p>
          </table:table-cell>
          <table:table-cell office:value-type="float" office:value="0.798896264554">
            <text:p>0.7988962646</text:p>
          </table:table-cell>
          <table:table-cell office:value-type="float" office:value="0.97891326554">
            <text:p>0.9789132655</text:p>
          </table:table-cell>
          <table:table-cell office:value-type="float" office:value="10">
            <text:p>10</text:p>
          </table:table-cell>
          <table:table-cell office:value-type="float" office:value="0.978932153976">
            <text:p>0.978932154</text:p>
          </table:table-cell>
          <table:table-cell office:value-type="float" office:value="13">
            <text:p>13</text:p>
          </table:table-cell>
          <table:table-cell office:value-type="float" office:value="0.986630811959">
            <text:p>0.986630812</text:p>
          </table:table-cell>
          <table:table-cell office:value-type="float" office:value="66">
            <text:p>66</text:p>
          </table:table-cell>
          <table:table-cell office:value-type="float" office:value="0.986217609392">
            <text:p>0.9862176094</text:p>
          </table:table-cell>
          <table:table-cell office:value-type="float" office:value="75">
            <text:p>75</text:p>
          </table:table-cell>
          <table:table-cell office:value-type="float" office:value="0.98794534663">
            <text:p>0.9879453466</text:p>
          </table:table-cell>
          <table:table-cell office:value-type="float" office:value="65">
            <text:p>65</text:p>
          </table:table-cell>
          <table:table-cell office:value-type="float" office:value="0.925212636878">
            <text:p>0.9252126369</text:p>
          </table:table-cell>
          <table:table-cell office:value-type="float" office:value="0">
            <text:p>0</text:p>
          </table:table-cell>
          <table:table-cell office:value-type="float" office:value="0.977527455442">
            <text:p>0.9775274554</text:p>
          </table:table-cell>
          <table:table-cell office:value-type="float" office:value="55">
            <text:p>55</text:p>
          </table:table-cell>
          <table:table-cell office:value-type="float" office:value="0.953039266427">
            <text:p>0.9530392664</text:p>
          </table:table-cell>
          <table:table-cell office:value-type="float" office:value="27">
            <text:p>27</text:p>
          </table:table-cell>
          <table:table-cell office:value-type="float" office:value="0.991559289917">
            <text:p>0.9915592899</text:p>
          </table:table-cell>
          <table:table-cell office:value-type="float" office:value="74">
            <text:p>74</text:p>
          </table:table-cell>
          <table:table-cell office:value-type="float" office:value="0.967272104107">
            <text:p>0.9672721041</text:p>
          </table:table-cell>
          <table:table-cell office:value-type="float" office:value="1">
            <text:p>1</text:p>
          </table:table-cell>
          <table:table-cell office:value-type="float" office:value="0.974883683978">
            <text:p>0.974883684</text:p>
          </table:table-cell>
          <table:table-cell office:value-type="float" office:value="50">
            <text:p>50</text:p>
          </table:table-cell>
          <table:table-cell office:value-type="float" office:value="0.968579698601">
            <text:p>0.9685796986</text:p>
          </table:table-cell>
          <table:table-cell office:value-type="float" office:value="40">
            <text:p>40</text:p>
          </table:table-cell>
          <table:table-cell office:value-type="float" office:value="0.991621712915">
            <text:p>0.9916217129</text:p>
          </table:table-cell>
          <table:table-cell office:value-type="float" office:value="78">
            <text:p>78</text:p>
          </table:table-cell>
          <table:table-cell office:value-type="float" office:value="0.919520265631">
            <text:p>0.9195202656</text:p>
          </table:table-cell>
          <table:table-cell office:value-type="float" office:value="0">
            <text:p>0</text:p>
          </table:table-cell>
          <table:table-cell office:value-type="float" office:value="0.919921550922">
            <text:p>0.9199215509</text:p>
          </table:table-cell>
          <table:table-cell office:value-type="float" office:value="0">
            <text:p>0</text:p>
          </table:table-cell>
          <table:table-cell office:value-type="float" office:value="0.920231871736">
            <text:p>0.9202318717</text:p>
          </table:table-cell>
          <table:table-cell office:value-type="float" office:value="0">
            <text:p>0</text:p>
          </table:table-cell>
          <table:table-cell office:value-type="float" office:value="0.925321089139">
            <text:p>0.9253210891</text:p>
          </table:table-cell>
          <table:table-cell office:value-type="float" office:value="0">
            <text:p>0</text:p>
          </table:table-cell>
          <table:table-cell office:value-type="float" office:value="0.924467410844">
            <text:p>0.9244674108</text:p>
          </table:table-cell>
          <table:table-cell office:value-type="float" office:value="1">
            <text:p>1</text:p>
          </table:table-cell>
          <table:table-cell office:value-type="float" office:value="0.924538934903">
            <text:p>0.9245389349</text:p>
          </table:table-cell>
          <table:table-cell office:value-type="float" office:value="1">
            <text:p>1</text:p>
          </table:table-cell>
          <table:table-cell office:value-type="float" office:value="0.921466056844">
            <text:p>0.9214660568</text:p>
          </table:table-cell>
          <table:table-cell office:value-type="float" office:value="1">
            <text:p>1</text:p>
          </table:table-cell>
          <table:table-cell office:value-type="float" office:value="0.92467382878">
            <text:p>0.9246738288</text:p>
          </table:table-cell>
          <table:table-cell office:value-type="float" office:value="1">
            <text:p>1</text:p>
          </table:table-cell>
          <table:table-cell office:value-type="float" office:value="0.925570272748">
            <text:p>0.9255702727</text:p>
          </table:table-cell>
          <table:table-cell office:value-type="float" office:value="0">
            <text:p>0</text:p>
          </table:table-cell>
          <table:table-cell office:value-type="float" office:value="0.964413694004">
            <text:p>0.964413694</text:p>
          </table:table-cell>
          <table:table-cell office:value-type="float" office:value="0">
            <text:p>0</text:p>
          </table:table-cell>
          <table:table-cell office:value-type="float" office:value="0.965094930065">
            <text:p>0.9650949301</text:p>
          </table:table-cell>
          <table:table-cell office:value-type="float" office:value="1">
            <text:p>1</text:p>
          </table:table-cell>
          <table:table-cell office:value-type="float" office:value="0.960259773554">
            <text:p>0.9602597736</text:p>
          </table:table-cell>
          <table:table-cell office:value-type="float" office:value="0">
            <text:p>0</text:p>
          </table:table-cell>
          <table:table-cell office:value-type="float" office:value="0.990062092738">
            <text:p>0.9900620927</text:p>
          </table:table-cell>
          <table:table-cell office:value-type="float" office:value="67">
            <text:p>67</text:p>
          </table:table-cell>
          <table:table-cell office:value-type="float" office:value="0.984588983946">
            <text:p>0.9845889839</text:p>
          </table:table-cell>
          <table:table-cell office:value-type="float" office:value="59">
            <text:p>59</text:p>
          </table:table-cell>
          <table:table-cell office:value-type="float" office:value="0.989588356679">
            <text:p>0.9895883567</text:p>
          </table:table-cell>
          <table:table-cell office:value-type="float" office:value="72">
            <text:p>72</text:p>
          </table:table-cell>
          <table:table-cell office:value-type="float" office:value="0.978575533773">
            <text:p>0.9785755338</text:p>
          </table:table-cell>
          <table:table-cell office:value-type="float" office:value="49">
            <text:p>49</text:p>
          </table:table-cell>
          <table:table-cell office:value-type="float" office:value="0.990620566074">
            <text:p>0.9906205661</text:p>
          </table:table-cell>
          <table:table-cell office:value-type="float" office:value="71">
            <text:p>71</text:p>
          </table:table-cell>
          <table:table-cell office:value-type="float" office:value="0.991091598696">
            <text:p>0.9910915987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formula="of:=[.B9]&amp;&quot;_&quot;&amp;[.C9]" office:value-type="string" office:string-value="100_5">
            <text:p>100_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397">
            <text:p>397</text:p>
          </table:table-cell>
          <table:table-cell office:value-type="float" office:value="0.791837881755">
            <text:p>0.7918378818</text:p>
          </table:table-cell>
          <table:table-cell office:value-type="float" office:value="0.801485748967">
            <text:p>0.801485749</text:p>
          </table:table-cell>
          <table:table-cell office:value-type="float" office:value="0.717625212882">
            <text:p>0.7176252129</text:p>
          </table:table-cell>
          <table:table-cell office:value-type="float" office:value="0">
            <text:p>0</text:p>
          </table:table-cell>
          <table:table-cell office:value-type="float" office:value="0.717560140057">
            <text:p>0.7175601401</text:p>
          </table:table-cell>
          <table:table-cell office:value-type="float" office:value="0">
            <text:p>0</text:p>
          </table:table-cell>
          <table:table-cell office:value-type="float" office:value="0.667588300636">
            <text:p>0.6675883006</text:p>
          </table:table-cell>
          <table:table-cell office:value-type="float" office:value="0">
            <text:p>0</text:p>
          </table:table-cell>
          <table:table-cell office:value-type="float" office:value="0.669084023571">
            <text:p>0.6690840236</text:p>
          </table:table-cell>
          <table:table-cell office:value-type="float" office:value="0">
            <text:p>0</text:p>
          </table:table-cell>
          <table:table-cell office:value-type="float" office:value="0.671318833018">
            <text:p>0.671318833</text:p>
          </table:table-cell>
          <table:table-cell office:value-type="float" office:value="0">
            <text:p>0</text:p>
          </table:table-cell>
          <table:table-cell office:value-type="float" office:value="0.702764225477">
            <text:p>0.7027642255</text:p>
          </table:table-cell>
          <table:table-cell office:value-type="float" office:value="0">
            <text:p>0</text:p>
          </table:table-cell>
          <table:table-cell office:value-type="float" office:value="0.66416867713">
            <text:p>0.6641686771</text:p>
          </table:table-cell>
          <table:table-cell office:value-type="float" office:value="0">
            <text:p>0</text:p>
          </table:table-cell>
          <table:table-cell office:value-type="float" office:value="0.663924199306">
            <text:p>0.6639241993</text:p>
          </table:table-cell>
          <table:table-cell office:value-type="float" office:value="0">
            <text:p>0</text:p>
          </table:table-cell>
          <table:table-cell office:value-type="float" office:value="0.668650051603">
            <text:p>0.6686500516</text:p>
          </table:table-cell>
          <table:table-cell office:value-type="float" office:value="0">
            <text:p>0</text:p>
          </table:table-cell>
          <table:table-cell office:value-type="float" office:value="0.731881343053">
            <text:p>0.7318813431</text:p>
          </table:table-cell>
          <table:table-cell office:value-type="float" office:value="0">
            <text:p>0</text:p>
          </table:table-cell>
          <table:table-cell office:value-type="float" office:value="0.652493966181">
            <text:p>0.6524939662</text:p>
          </table:table-cell>
          <table:table-cell office:value-type="float" office:value="0">
            <text:p>0</text:p>
          </table:table-cell>
          <table:table-cell office:value-type="float" office:value="0.667585924186">
            <text:p>0.6675859242</text:p>
          </table:table-cell>
          <table:table-cell office:value-type="float" office:value="0">
            <text:p>0</text:p>
          </table:table-cell>
          <table:table-cell office:value-type="float" office:value="0.652511863674">
            <text:p>0.6525118637</text:p>
          </table:table-cell>
          <table:table-cell office:value-type="float" office:value="0">
            <text:p>0</text:p>
          </table:table-cell>
          <table:table-cell office:value-type="float" office:value="0.699323214646">
            <text:p>0.6993232146</text:p>
          </table:table-cell>
          <table:table-cell office:value-type="float" office:value="0">
            <text:p>0</text:p>
          </table:table-cell>
          <table:table-cell office:value-type="float" office:value="0.703399097891">
            <text:p>0.7033990979</text:p>
          </table:table-cell>
          <table:table-cell office:value-type="float" office:value="0">
            <text:p>0</text:p>
          </table:table-cell>
          <table:table-cell office:value-type="float" office:value="0.702485642637">
            <text:p>0.7024856426</text:p>
          </table:table-cell>
          <table:table-cell office:value-type="float" office:value="0">
            <text:p>0</text:p>
          </table:table-cell>
          <table:table-cell office:value-type="float" office:value="0.663361412091">
            <text:p>0.6633614121</text:p>
          </table:table-cell>
          <table:table-cell office:value-type="float" office:value="0">
            <text:p>0</text:p>
          </table:table-cell>
          <table:table-cell office:value-type="float" office:value="0.660144013858">
            <text:p>0.6601440139</text:p>
          </table:table-cell>
          <table:table-cell office:value-type="float" office:value="0">
            <text:p>0</text:p>
          </table:table-cell>
          <table:table-cell office:value-type="float" office:value="0.665106240513">
            <text:p>0.6651062405</text:p>
          </table:table-cell>
          <table:table-cell office:value-type="float" office:value="0">
            <text:p>0</text:p>
          </table:table-cell>
          <table:table-cell office:value-type="float" office:value="0.660563631822">
            <text:p>0.6605636318</text:p>
          </table:table-cell>
          <table:table-cell office:value-type="float" office:value="0">
            <text:p>0</text:p>
          </table:table-cell>
          <table:table-cell office:value-type="float" office:value="0.659208621871">
            <text:p>0.6592086219</text:p>
          </table:table-cell>
          <table:table-cell office:value-type="float" office:value="0">
            <text:p>0</text:p>
          </table:table-cell>
          <table:table-cell office:value-type="float" office:value="0.661775919679">
            <text:p>0.6617759197</text:p>
          </table:table-cell>
          <table:table-cell office:value-type="float" office:value="0">
            <text:p>0</text:p>
          </table:table-cell>
          <table:table-cell office:value-type="float" office:value="0.714226100378">
            <text:p>0.7142261004</text:p>
          </table:table-cell>
          <table:table-cell office:value-type="float" office:value="0">
            <text:p>0</text:p>
          </table:table-cell>
          <table:table-cell office:value-type="float" office:value="0.714756420836">
            <text:p>0.7147564208</text:p>
          </table:table-cell>
          <table:table-cell office:value-type="float" office:value="0">
            <text:p>0</text:p>
          </table:table-cell>
          <table:table-cell office:value-type="float" office:value="0.713110108428">
            <text:p>0.7131101084</text:p>
          </table:table-cell>
          <table:table-cell office:value-type="float" office:value="0">
            <text:p>0</text:p>
          </table:table-cell>
          <table:table-cell office:value-type="float" office:value="0.670811143128">
            <text:p>0.6708111431</text:p>
          </table:table-cell>
          <table:table-cell office:value-type="float" office:value="0">
            <text:p>0</text:p>
          </table:table-cell>
          <table:table-cell office:value-type="float" office:value="0.669100114524">
            <text:p>0.6691001145</text:p>
          </table:table-cell>
          <table:table-cell office:value-type="float" office:value="0">
            <text:p>0</text:p>
          </table:table-cell>
          <table:table-cell office:value-type="float" office:value="0.670414938429">
            <text:p>0.6704149384</text:p>
          </table:table-cell>
          <table:table-cell office:value-type="float" office:value="0">
            <text:p>0</text:p>
          </table:table-cell>
          <table:table-cell office:value-type="float" office:value="0.669585091687">
            <text:p>0.6695850917</text:p>
          </table:table-cell>
          <table:table-cell office:value-type="float" office:value="0">
            <text:p>0</text:p>
          </table:table-cell>
          <table:table-cell office:value-type="float" office:value="0.668771630683">
            <text:p>0.6687716307</text:p>
          </table:table-cell>
          <table:table-cell office:value-type="float" office:value="0">
            <text:p>0</text:p>
          </table:table-cell>
          <table:table-cell office:value-type="float" office:value="0.670911099184">
            <text:p>0.6709110992</text:p>
          </table:table-cell>
          <table:table-cell office:value-type="float" office:value="0">
            <text:p>0</text:p>
          </table:table-cell>
          <table:table-cell office:value-type="float" office:value="0.926727650058">
            <text:p>0.9267276501</text:p>
          </table:table-cell>
          <table:table-cell office:value-type="float" office:value="0">
            <text:p>0</text:p>
          </table:table-cell>
          <table:table-cell office:value-type="float" office:value="0.843814788906">
            <text:p>0.8438147889</text:p>
          </table:table-cell>
          <table:table-cell office:value-type="float" office:value="0">
            <text:p>0</text:p>
          </table:table-cell>
          <table:table-cell office:value-type="float" office:value="0.991840448115">
            <text:p>0.9918404481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formula="of:=[.B10]&amp;&quot;_&quot;&amp;[.C10]" office:value-type="string" office:string-value="100_10">
            <text:p>100_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94">
            <text:p>394</text:p>
          </table:table-cell>
          <table:table-cell office:value-type="float" office:value="0.786762163771">
            <text:p>0.7867621638</text:p>
          </table:table-cell>
          <table:table-cell office:value-type="float" office:value="0.800750023888">
            <text:p>0.8007500239</text:p>
          </table:table-cell>
          <table:table-cell office:value-type="float" office:value="0.556477333324">
            <text:p>0.5564773333</text:p>
          </table:table-cell>
          <table:table-cell office:value-type="float" office:value="0">
            <text:p>0</text:p>
          </table:table-cell>
          <table:table-cell office:value-type="float" office:value="0.557715321356">
            <text:p>0.5577153214</text:p>
          </table:table-cell>
          <table:table-cell office:value-type="float" office:value="0">
            <text:p>0</text:p>
          </table:table-cell>
          <table:table-cell office:value-type="float" office:value="0.522318900827">
            <text:p>0.5223189008</text:p>
          </table:table-cell>
          <table:table-cell office:value-type="float" office:value="0">
            <text:p>0</text:p>
          </table:table-cell>
          <table:table-cell office:value-type="float" office:value="0.522625825614">
            <text:p>0.5226258256</text:p>
          </table:table-cell>
          <table:table-cell office:value-type="float" office:value="0">
            <text:p>0</text:p>
          </table:table-cell>
          <table:table-cell office:value-type="float" office:value="0.522574055261">
            <text:p>0.5225740553</text:p>
          </table:table-cell>
          <table:table-cell office:value-type="float" office:value="0">
            <text:p>0</text:p>
          </table:table-cell>
          <table:table-cell office:value-type="float" office:value="0.549990670527">
            <text:p>0.5499906705</text:p>
          </table:table-cell>
          <table:table-cell office:value-type="float" office:value="0">
            <text:p>0</text:p>
          </table:table-cell>
          <table:table-cell office:value-type="float" office:value="0.520261865105">
            <text:p>0.5202618651</text:p>
          </table:table-cell>
          <table:table-cell office:value-type="float" office:value="0">
            <text:p>0</text:p>
          </table:table-cell>
          <table:table-cell office:value-type="float" office:value="0.518091690033">
            <text:p>0.51809169</text:p>
          </table:table-cell>
          <table:table-cell office:value-type="float" office:value="0">
            <text:p>0</text:p>
          </table:table-cell>
          <table:table-cell office:value-type="float" office:value="0.520447858011">
            <text:p>0.520447858</text:p>
          </table:table-cell>
          <table:table-cell office:value-type="float" office:value="0">
            <text:p>0</text:p>
          </table:table-cell>
          <table:table-cell office:value-type="float" office:value="0.566298132254">
            <text:p>0.5662981323</text:p>
          </table:table-cell>
          <table:table-cell office:value-type="float" office:value="0">
            <text:p>0</text:p>
          </table:table-cell>
          <table:table-cell office:value-type="float" office:value="0.514258291259">
            <text:p>0.5142582913</text:p>
          </table:table-cell>
          <table:table-cell office:value-type="float" office:value="0">
            <text:p>0</text:p>
          </table:table-cell>
          <table:table-cell office:value-type="float" office:value="0.523094330963">
            <text:p>0.523094331</text:p>
          </table:table-cell>
          <table:table-cell office:value-type="float" office:value="0">
            <text:p>0</text:p>
          </table:table-cell>
          <table:table-cell office:value-type="float" office:value="0.514962721218">
            <text:p>0.5149627212</text:p>
          </table:table-cell>
          <table:table-cell office:value-type="float" office:value="0">
            <text:p>0</text:p>
          </table:table-cell>
          <table:table-cell office:value-type="float" office:value="0.550004569476">
            <text:p>0.5500045695</text:p>
          </table:table-cell>
          <table:table-cell office:value-type="float" office:value="0">
            <text:p>0</text:p>
          </table:table-cell>
          <table:table-cell office:value-type="float" office:value="0.548181206651">
            <text:p>0.5481812067</text:p>
          </table:table-cell>
          <table:table-cell office:value-type="float" office:value="0">
            <text:p>0</text:p>
          </table:table-cell>
          <table:table-cell office:value-type="float" office:value="0.548849621016">
            <text:p>0.548849621</text:p>
          </table:table-cell>
          <table:table-cell office:value-type="float" office:value="0">
            <text:p>0</text:p>
          </table:table-cell>
          <table:table-cell office:value-type="float" office:value="0.523991348407">
            <text:p>0.5239913484</text:p>
          </table:table-cell>
          <table:table-cell office:value-type="float" office:value="0">
            <text:p>0</text:p>
          </table:table-cell>
          <table:table-cell office:value-type="float" office:value="0.522610957769">
            <text:p>0.5226109578</text:p>
          </table:table-cell>
          <table:table-cell office:value-type="float" office:value="0">
            <text:p>0</text:p>
          </table:table-cell>
          <table:table-cell office:value-type="float" office:value="0.526016406447">
            <text:p>0.5260164064</text:p>
          </table:table-cell>
          <table:table-cell office:value-type="float" office:value="0">
            <text:p>0</text:p>
          </table:table-cell>
          <table:table-cell office:value-type="float" office:value="0.521635658481">
            <text:p>0.5216356585</text:p>
          </table:table-cell>
          <table:table-cell office:value-type="float" office:value="0">
            <text:p>0</text:p>
          </table:table-cell>
          <table:table-cell office:value-type="float" office:value="0.527683173762">
            <text:p>0.5276831738</text:p>
          </table:table-cell>
          <table:table-cell office:value-type="float" office:value="0">
            <text:p>0</text:p>
          </table:table-cell>
          <table:table-cell office:value-type="float" office:value="0.524993191242">
            <text:p>0.5249931912</text:p>
          </table:table-cell>
          <table:table-cell office:value-type="float" office:value="0">
            <text:p>0</text:p>
          </table:table-cell>
          <table:table-cell office:value-type="float" office:value="0.558213598844">
            <text:p>0.5582135988</text:p>
          </table:table-cell>
          <table:table-cell office:value-type="float" office:value="0">
            <text:p>0</text:p>
          </table:table-cell>
          <table:table-cell office:value-type="float" office:value="0.55571605549">
            <text:p>0.5557160555</text:p>
          </table:table-cell>
          <table:table-cell office:value-type="float" office:value="0">
            <text:p>0</text:p>
          </table:table-cell>
          <table:table-cell office:value-type="float" office:value="0.553345078725">
            <text:p>0.5533450787</text:p>
          </table:table-cell>
          <table:table-cell office:value-type="float" office:value="0">
            <text:p>0</text:p>
          </table:table-cell>
          <table:table-cell office:value-type="float" office:value="0.51852161605">
            <text:p>0.5185216161</text:p>
          </table:table-cell>
          <table:table-cell office:value-type="float" office:value="0">
            <text:p>0</text:p>
          </table:table-cell>
          <table:table-cell office:value-type="float" office:value="0.518952722257">
            <text:p>0.5189527223</text:p>
          </table:table-cell>
          <table:table-cell office:value-type="float" office:value="0">
            <text:p>0</text:p>
          </table:table-cell>
          <table:table-cell office:value-type="float" office:value="0.518388772593">
            <text:p>0.5183887726</text:p>
          </table:table-cell>
          <table:table-cell office:value-type="float" office:value="0">
            <text:p>0</text:p>
          </table:table-cell>
          <table:table-cell office:value-type="float" office:value="0.516467689727">
            <text:p>0.5164676897</text:p>
          </table:table-cell>
          <table:table-cell office:value-type="float" office:value="0">
            <text:p>0</text:p>
          </table:table-cell>
          <table:table-cell office:value-type="float" office:value="0.521805860106">
            <text:p>0.5218058601</text:p>
          </table:table-cell>
          <table:table-cell office:value-type="float" office:value="0">
            <text:p>0</text:p>
          </table:table-cell>
          <table:table-cell office:value-type="float" office:value="0.521382272922">
            <text:p>0.5213822729</text:p>
          </table:table-cell>
          <table:table-cell office:value-type="float" office:value="0">
            <text:p>0</text:p>
          </table:table-cell>
          <table:table-cell office:value-type="float" office:value="0.789770250162">
            <text:p>0.7897702502</text:p>
          </table:table-cell>
          <table:table-cell office:value-type="float" office:value="0">
            <text:p>0</text:p>
          </table:table-cell>
          <table:table-cell office:value-type="float" office:value="0.709483132906">
            <text:p>0.7094831329</text:p>
          </table:table-cell>
          <table:table-cell office:value-type="float" office:value="0">
            <text:p>0</text:p>
          </table:table-cell>
          <table:table-cell office:value-type="float" office:value="0.997187973057">
            <text:p>0.9971879731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Average</text:p>
          </table:table-cell>
          <table:table-cell table:number-columns-repeated="2"/>
          <table:table-cell office:value-type="string">
            <text:p>Mean</text:p>
          </table:table-cell>
          <table:table-cell table:formula="of:=SUM([.E2:.E10])/COUNT([.$B$2:.$B$10])" office:value-type="float" office:value="0.791305007537889">
            <text:p>0.7913050075</text:p>
          </table:table-cell>
          <table:table-cell table:formula="of:=SUM([.F2:.F10])/COUNT([.$B$2:.$B$10])" office:value-type="float" office:value="0.811080890134333">
            <text:p>0.8110808901</text:p>
          </table:table-cell>
          <table:table-cell table:formula="of:=SUM([.G2:.G10])/COUNT([.$B$2:.$B$10])" office:value-type="float" office:value="0.756948954753555">
            <text:p>0.7569489548</text:p>
          </table:table-cell>
          <table:table-cell table:formula="of:=SUM([.H2:.H10])/COUNT([.H2:.H10])" office:value-type="float" office:value="4.22222222222222">
            <text:p>4.2222222222</text:p>
          </table:table-cell>
          <table:table-cell table:formula="of:=SUM([.I2:.I10])/COUNT([.$B$2:.$B$10])" office:value-type="float" office:value="0.755407747727">
            <text:p>0.7554077477</text:p>
          </table:table-cell>
          <table:table-cell table:formula="of:=SUM([.J2:.J10])/COUNT([.J2:.J10])" office:value-type="float" office:value="2.66666666666667">
            <text:p>2.6666666667</text:p>
          </table:table-cell>
          <table:table-cell table:formula="of:=SUM([.K2:.K10])/COUNT([.$B$2:.$B$10])" office:value-type="float" office:value="0.736672895845222">
            <text:p>0.7366728958</text:p>
          </table:table-cell>
          <table:table-cell table:formula="of:=SUM([.L2:.L10])/COUNT([.L2:.L10])" office:value-type="float" office:value="16.6666666666667">
            <text:p>16.6666666667</text:p>
          </table:table-cell>
          <table:table-cell table:formula="of:=SUM([.M2:.M10])/COUNT([.$B$2:.$B$10])" office:value-type="float" office:value="0.736705957639444">
            <text:p>0.7367059576</text:p>
          </table:table-cell>
          <table:table-cell table:formula="of:=SUM([.N2:.N10])/COUNT([.N2:.N10])" office:value-type="float" office:value="17.6666666666667">
            <text:p>17.6666666667</text:p>
          </table:table-cell>
          <table:table-cell table:formula="of:=SUM([.O2:.O10])/COUNT([.$B$2:.$B$10])" office:value-type="float" office:value="0.737805757657889">
            <text:p>0.7378057577</text:p>
          </table:table-cell>
          <table:table-cell table:formula="of:=SUM([.P2:.P10])/COUNT([.P2:.P10])" office:value-type="float" office:value="16.4444444444444">
            <text:p>16.4444444444</text:p>
          </table:table-cell>
          <table:table-cell table:formula="of:=SUM([.Q2:.Q10])/COUNT([.$B$2:.$B$10])" office:value-type="float" office:value="0.732292759639889">
            <text:p>0.7322927596</text:p>
          </table:table-cell>
          <table:table-cell table:formula="of:=SUM([.R2:.R10])/COUNT([.R2:.R10])" office:value-type="float" office:value="0.333333333333333">
            <text:p>0.3333333333</text:p>
          </table:table-cell>
          <table:table-cell table:formula="of:=SUM([.S2:.S10])/COUNT([.$B$2:.$B$10])" office:value-type="float" office:value="0.731039511122667">
            <text:p>0.7310395111</text:p>
          </table:table-cell>
          <table:table-cell table:formula="of:=SUM([.T2:.T10])/COUNT([.T2:.T10])" office:value-type="float" office:value="13.6666666666667">
            <text:p>13.6666666667</text:p>
          </table:table-cell>
          <table:table-cell table:formula="of:=SUM([.U2:.U10])/COUNT([.$B$2:.$B$10])" office:value-type="float" office:value="0.723281049246333">
            <text:p>0.7232810492</text:p>
          </table:table-cell>
          <table:table-cell table:formula="of:=SUM([.V2:.V10])/COUNT([.V2:.V10])" office:value-type="float" office:value="9.11111111111111">
            <text:p>9.1111111111</text:p>
          </table:table-cell>
          <table:table-cell table:formula="of:=SUM([.W2:.W10])/COUNT([.$B$2:.$B$10])" office:value-type="float" office:value="0.735831966894444">
            <text:p>0.7358319669</text:p>
          </table:table-cell>
          <table:table-cell table:formula="of:=SUM([.X2:.X10])/COUNT([.X2:.X10])" office:value-type="float" office:value="17">
            <text:p>17</text:p>
          </table:table-cell>
          <table:table-cell table:formula="of:=SUM([.Y2:.Y10])/COUNT([.$B$2:.$B$10])" office:value-type="float" office:value="0.757853344799444">
            <text:p>0.7578533448</text:p>
          </table:table-cell>
          <table:table-cell table:formula="of:=SUM([.Z2:.Z10])/COUNT([.Z2:.Z10])" office:value-type="float" office:value="1.88888888888889">
            <text:p>1.8888888889</text:p>
          </table:table-cell>
          <table:table-cell table:formula="of:=SUM([.AA2:.AA10])/COUNT([.$B$2:.$B$10])" office:value-type="float" office:value="0.719117274607667">
            <text:p>0.7191172746</text:p>
          </table:table-cell>
          <table:table-cell table:formula="of:=SUM([.AB2:.AB10])/COUNT([.AB2:.AB10])" office:value-type="float" office:value="14.7777777777778">
            <text:p>14.7777777778</text:p>
          </table:table-cell>
          <table:table-cell table:formula="of:=SUM([.AC2:.AC10])/COUNT([.$B$2:.$B$10])" office:value-type="float" office:value="0.731741998475667">
            <text:p>0.7317419985</text:p>
          </table:table-cell>
          <table:table-cell table:formula="of:=SUM([.AD2:.AD10])/COUNT([.AD2:.AD10])" office:value-type="float" office:value="11.5555555555556">
            <text:p>11.5555555556</text:p>
          </table:table-cell>
          <table:table-cell table:formula="of:=SUM([.AE2:.AE10])/COUNT([.$B$2:.$B$10])" office:value-type="float" office:value="0.725669429881667">
            <text:p>0.7256694299</text:p>
          </table:table-cell>
          <table:table-cell table:formula="of:=SUM([.AF2:.AF10])/COUNT([.AF2:.AF10])" office:value-type="float" office:value="19.3333333333333">
            <text:p>19.3333333333</text:p>
          </table:table-cell>
          <table:table-cell table:formula="of:=SUM([.AG2:.AG10])/COUNT([.$B$2:.$B$10])" office:value-type="float" office:value="0.734170053056778">
            <text:p>0.7341700531</text:p>
          </table:table-cell>
          <table:table-cell table:formula="of:=SUM([.AH2:.AH10])/COUNT([.AH2:.AH10])" office:value-type="float" office:value="0.222222222222222">
            <text:p>0.2222222222</text:p>
          </table:table-cell>
          <table:table-cell table:formula="of:=SUM([.AI2:.AI10])/COUNT([.$B$2:.$B$10])" office:value-type="float" office:value="0.734618951258556">
            <text:p>0.7346189513</text:p>
          </table:table-cell>
          <table:table-cell table:formula="of:=SUM([.AJ2:.AJ10])/COUNT([.AJ2:.AJ10])" office:value-type="float" office:value="0.444444444444444">
            <text:p>0.4444444444</text:p>
          </table:table-cell>
          <table:table-cell table:formula="of:=SUM([.AK2:.AK10])/COUNT([.$B$2:.$B$10])" office:value-type="float" office:value="0.730960264403778">
            <text:p>0.7309602644</text:p>
          </table:table-cell>
          <table:table-cell table:formula="of:=SUM([.AL2:.AL10])/COUNT([.AL2:.AL10])" office:value-type="float" office:value="0.555555555555556">
            <text:p>0.5555555556</text:p>
          </table:table-cell>
          <table:table-cell table:formula="of:=SUM([.AM2:.AM10])/COUNT([.$B$2:.$B$10])" office:value-type="float" office:value="0.720051206389667">
            <text:p>0.7200512064</text:p>
          </table:table-cell>
          <table:table-cell table:formula="of:=SUM([.AN2:.AN10])/COUNT([.AN2:.AN10])" office:value-type="float" office:value="2.22222222222222">
            <text:p>2.2222222222</text:p>
          </table:table-cell>
          <table:table-cell table:formula="of:=SUM([.AO2:.AO10])/COUNT([.$B$2:.$B$10])" office:value-type="float" office:value="0.718651556206889">
            <text:p>0.7186515562</text:p>
          </table:table-cell>
          <table:table-cell table:formula="of:=SUM([.AP2:.AP10])/COUNT([.AP2:.AP10])" office:value-type="float" office:value="2.11111111111111">
            <text:p>2.1111111111</text:p>
          </table:table-cell>
          <table:table-cell table:formula="of:=SUM([.AQ2:.AQ10])/COUNT([.$B$2:.$B$10])" office:value-type="float" office:value="0.720322184934556">
            <text:p>0.7203221849</text:p>
          </table:table-cell>
          <table:table-cell table:formula="of:=SUM([.AR2:.AR10])/COUNT([.AR2:.AR10])" office:value-type="float" office:value="2.66666666666667">
            <text:p>2.6666666667</text:p>
          </table:table-cell>
          <table:table-cell table:formula="of:=SUM([.AS2:.AS10])/COUNT([.$B$2:.$B$10])" office:value-type="float" office:value="0.71218738629">
            <text:p>0.7121873863</text:p>
          </table:table-cell>
          <table:table-cell table:formula="of:=SUM([.AT2:.AT10])/COUNT([.AT2:.AT10])" office:value-type="float" office:value="2.77777777777778">
            <text:p>2.7777777778</text:p>
          </table:table-cell>
          <table:table-cell table:formula="of:=SUM([.AU2:.AU10])/COUNT([.$B$2:.$B$10])" office:value-type="float" office:value="0.720745032724889">
            <text:p>0.7207450327</text:p>
          </table:table-cell>
          <table:table-cell table:formula="of:=SUM([.AV2:.AV10])/COUNT([.AV2:.AV10])" office:value-type="float" office:value="3.33333333333333">
            <text:p>3.3333333333</text:p>
          </table:table-cell>
          <table:table-cell table:formula="of:=SUM([.AW2:.AW10])/COUNT([.$B$2:.$B$10])" office:value-type="float" office:value="0.722172576425556">
            <text:p>0.7221725764</text:p>
          </table:table-cell>
          <table:table-cell table:formula="of:=SUM([.AX2:.AX10])/COUNT([.AX2:.AX10])" office:value-type="float" office:value="2.44444444444444">
            <text:p>2.4444444444</text:p>
          </table:table-cell>
          <table:table-cell table:formula="of:=SUM([.AY2:.AY10])/COUNT([.$B$2:.$B$10])" office:value-type="float" office:value="0.754393489625667">
            <text:p>0.7543934896</text:p>
          </table:table-cell>
          <table:table-cell table:formula="of:=SUM([.AZ2:.AZ10])/COUNT([.AZ2:.AZ10])" office:value-type="float" office:value="1.44444444444444">
            <text:p>1.4444444444</text:p>
          </table:table-cell>
          <table:table-cell table:formula="of:=SUM([.BA2:.BA10])/COUNT([.$B$2:.$B$10])" office:value-type="float" office:value="0.751147389755111">
            <text:p>0.7511473898</text:p>
          </table:table-cell>
          <table:table-cell table:formula="of:=SUM([.BB2:.BB10])/COUNT([.BB2:.BB10])" office:value-type="float" office:value="2.11111111111111">
            <text:p>2.1111111111</text:p>
          </table:table-cell>
          <table:table-cell table:formula="of:=SUM([.BC2:.BC10])/COUNT([.$B$2:.$B$10])" office:value-type="float" office:value="0.745795388967111">
            <text:p>0.745795389</text:p>
          </table:table-cell>
          <table:table-cell table:formula="of:=SUM([.BD2:.BD10])/COUNT([.BD2:.BD10])" office:value-type="float" office:value="1.11111111111111">
            <text:p>1.1111111111</text:p>
          </table:table-cell>
          <table:table-cell table:formula="of:=SUM([.BE2:.BE10])/COUNT([.$B$2:.$B$10])" office:value-type="float" office:value="0.731648978492333">
            <text:p>0.7316489785</text:p>
          </table:table-cell>
          <table:table-cell table:formula="of:=SUM([.BF2:.BF10])/COUNT([.BF2:.BF10])" office:value-type="float" office:value="16">
            <text:p>16</text:p>
          </table:table-cell>
          <table:table-cell table:formula="of:=SUM([.BG2:.BG10])/COUNT([.$B$2:.$B$10])" office:value-type="float" office:value="0.728751139734333">
            <text:p>0.7287511397</text:p>
          </table:table-cell>
          <table:table-cell table:formula="of:=SUM([.BH2:.BH10])/COUNT([.BH2:.BH10])" office:value-type="float" office:value="13.8888888888889">
            <text:p>13.8888888889</text:p>
          </table:table-cell>
          <table:table-cell table:formula="of:=SUM([.BI2:.BI10])/COUNT([.$B$2:.$B$10])" office:value-type="float" office:value="0.732891530177111">
            <text:p>0.7328915302</text:p>
          </table:table-cell>
          <table:table-cell table:formula="of:=SUM([.BJ2:.BJ10])/COUNT([.BJ2:.BJ10])" office:value-type="float" office:value="16.7777777777778">
            <text:p>16.7777777778</text:p>
          </table:table-cell>
          <table:table-cell table:formula="of:=SUM([.BK2:.BK10])/COUNT([.$B$2:.$B$10])" office:value-type="float" office:value="0.723305798329111">
            <text:p>0.7233057983</text:p>
          </table:table-cell>
          <table:table-cell table:formula="of:=SUM([.BL2:.BL10])/COUNT([.BL2:.BL10])" office:value-type="float" office:value="11.1111111111111">
            <text:p>11.1111111111</text:p>
          </table:table-cell>
          <table:table-cell table:formula="of:=SUM([.BM2:.BM10])/COUNT([.$B$2:.$B$10])" office:value-type="float" office:value="0.733055172182333">
            <text:p>0.7330551722</text:p>
          </table:table-cell>
          <table:table-cell table:formula="of:=SUM([.BN2:.BN10])/COUNT([.BN2:.BN10])" office:value-type="float" office:value="15.7777777777778">
            <text:p>15.7777777778</text:p>
          </table:table-cell>
          <table:table-cell table:formula="of:=SUM([.BO2:.BO10])/COUNT([.$B$2:.$B$10])" office:value-type="float" office:value="0.734463900282889">
            <text:p>0.7344639003</text:p>
          </table:table-cell>
          <table:table-cell table:formula="of:=SUM([.BP2:.BP10])/COUNT([.BP2:.BP10])" office:value-type="float" office:value="15.8888888888889">
            <text:p>15.8888888889</text:p>
          </table:table-cell>
          <table:table-cell table:formula="of:=SUM([.BQ2:.BQ10])/COUNT([.$B$2:.$B$10])" office:value-type="float" office:value="0.913860070257667">
            <text:p>0.9138600703</text:p>
          </table:table-cell>
          <table:table-cell table:formula="of:=SUM([.BR2:.BR10])/COUNT([.BR2:.BR10])" office:value-type="float" office:value="34.1111111111111">
            <text:p>34.1111111111</text:p>
          </table:table-cell>
          <table:table-cell table:formula="of:=SUM([.BS2:.BS10])/COUNT([.$B$2:.$B$10])" office:value-type="float" office:value="0.861361555832556">
            <text:p>0.8613615558</text:p>
          </table:table-cell>
          <table:table-cell table:formula="of:=SUM([.BT2:.BT10])/COUNT([.BT2:.BT10])" office:value-type="float" office:value="32.1111111111111">
            <text:p>32.1111111111</text:p>
          </table:table-cell>
          <table:table-cell table:formula="of:=SUM([.BU2:.BU10])/COUNT([.$B$2:.$B$10])" office:value-type="float" office:value="0.996325904339">
            <text:p>0.9963259043</text:p>
          </table:table-cell>
          <table:table-cell table:formula="of:=SUM([.BV2:.BV10])/COUNT([.BV2:.BV10])" office:value-type="float" office:value="68">
            <text:p>68</text:p>
          </table:table-cell>
        </table:table-row>
      </table:table>
      <table:table table:name="overall" table:style-name="ta1">
        <office:forms form:automatic-focus="false" form:apply-design-mode="false"/>
        <table:shapes>
          <draw:frame draw:z-index="0" draw:style-name="gr1" svg:width="40cm" svg:height="13.71cm" svg:x="4.31cm" svg:y="4.064cm">
            <draw:object draw:notify-on-update-of-ranges="overall.H1:overall.H1 overall.J1:overall.J1 overall.L1:overall.L1 overall.N1:overall.N1 overall.P1:overall.P1 overall.R1:overall.R1 overall.T1:overall.T1 overall.V1:overall.V1 overall.X1:overall.X1 overall.Z1:overall.Z1 overall.AB1:overall.AB1 overall.AD1:overall.AD1 overall.AF1:overall.AF1 overall.AH1:overall.AH1 overall.AJ1:overall.AJ1 overall.AL1:overall.AL1 overall.AN1:overall.AN1 overall.AP1:overall.AP1 overall.AR1:overall.AR1 overall.AT1:overall.AT1 overall.AV1:overall.AV1 overall.AX1:overall.AX1 overall.AZ1:overall.AZ1 overall.BB1:overall.BB1 overall.BD1:overall.BD1 overall.BF1:overall.BF1 overall.BH1:overall.BH1 overall.BJ1:overall.BJ1 overall.BL1:overall.BL1 overall.BN1:overall.BN1 overall.BP1:overall.BP1 overall.BR1:overall.BR1 overall.BT1:overall.BT1 overall.BV1:overall.BV1 overall.H2:overall.H2 overall.J2:overall.J2 overall.L2:overall.L2 overall.N2:overall.N2 overall.P2:overall.P2 overall.R2:overall.R2 overall.T2:overall.T2 overall.V2:overall.V2 overall.X2:overall.X2 overall.Z2:overall.Z2 overall.AB2:overall.AB2 overall.AD2:overall.AD2 overall.AF2:overall.AF2 overall.AH2:overall.AH2 overall.AJ2:overall.AJ2 overall.AL2:overall.AL2 overall.AN2:overall.AN2 overall.AP2:overall.AP2 overall.AR2:overall.AR2 overall.AT2:overall.AT2 overall.AV2:overall.AV2 overall.AX2:overall.AX2 overall.AZ2:overall.AZ2 overall.BB2:overall.BB2 overall.BD2:overall.BD2 overall.BF2:overall.BF2 overall.BH2:overall.BH2 overall.BJ2:overall.BJ2 overall.BL2:overall.BL2 overall.BN2:overall.BN2 overall.BP2:overall.BP2 overall.BR2:overall.BR2 overall.BT2:overall.BT2 overall.BV2:overall.BV2" xlink:href="./Object 42" xlink:type="simple" xlink:show="embed" xlink:actuate="onLoad"/>
            <draw:image xlink:href="./ObjectReplacements/Object 42" xlink:type="simple" xlink:show="embed" xlink:actuate="onLoad"/>
          </draw:frame>
          <draw:frame draw:z-index="1" draw:style-name="gr1" svg:width="64.035cm" svg:height="22.995cm" svg:x="4.517cm" svg:y="27.7cm">
            <draw:object draw:notify-on-update-of-ranges="overall.H1:overall.H1 overall.H2:overall.H2 overall.J1:overall.J1 overall.J2:overall.J2 overall.L1:overall.L1 overall.L2:overall.L2 overall.N1:overall.N1 overall.N2:overall.N2 overall.P1:overall.P1 overall.P2:overall.P2 overall.R1:overall.R1 overall.R2:overall.R2 overall.T1:overall.T1 overall.T2:overall.T2 overall.V1:overall.V1 overall.V2:overall.V2 overall.X1:overall.X1 overall.X2:overall.X2 overall.Z1:overall.Z1 overall.Z2:overall.Z2 overall.AB1:overall.AB1 overall.AB2:overall.AB2 overall.AD1:overall.AD1 overall.AD2:overall.AD2 overall.AF1:overall.AF1 overall.AF2:overall.AF2 overall.AH1:overall.AH1 overall.AH2:overall.AH2 overall.AJ1:overall.AJ1 overall.AJ2:overall.AJ2 overall.AL1:overall.AL1 overall.AL2:overall.AL2 overall.AN1:overall.AN1 overall.AN2:overall.AN2 overall.AP1:overall.AP1 overall.AP2:overall.AP2 overall.AR1:overall.AR1 overall.AR2:overall.AR2 overall.AT1:overall.AT1 overall.AT2:overall.AT2 overall.AV1:overall.AV1 overall.AV2:overall.AV2 overall.AX1:overall.AX1 overall.AX2:overall.AX2 overall.AZ1:overall.AZ1 overall.AZ2:overall.AZ2 overall.BB1:overall.BB1 overall.BB2:overall.BB2 overall.BD1:overall.BD1 overall.BD2:overall.BD2 overall.BF1:overall.BF1 overall.BF2:overall.BF2 overall.BH1:overall.BH1 overall.BH2:overall.BH2 overall.BJ1:overall.BJ1 overall.BJ2:overall.BJ2 overall.BL1:overall.BL1 overall.BL2:overall.BL2 overall.BN1:overall.BN1 overall.BN2:overall.BN2 overall.BP1:overall.BP1 overall.BP2:overall.BP2 overall.BR1:overall.BR1 overall.BR2:overall.BR2 overall.BT1:overall.BT1 overall.BT2:overall.BT2 overall.BV1:overall.BV1 overall.BV2:overall.BV2" xlink:href="./Object 43" xlink:type="simple" xlink:show="embed" xlink:actuate="onLoad"/>
            <draw:image xlink:href="./ObjectReplacements/Object 43" xlink:type="simple" xlink:show="embed" xlink:actuate="onLoad"/>
          </draw:frame>
        </table:shapes>
        <table:table-column table:style-name="co26" table:number-columns-repeated="74" table:default-cell-style-name="Default"/>
        <table:table-row table:style-name="ro3">
          <table:table-cell/>
          <table:table-cell office:value-type="string">
            <text:p>#bins </text:p>
          </table:table-cell>
          <table:table-cell office:value-type="string">
            <text:p><text:s/>#resources</text:p>
          </table:table-cell>
          <table:table-cell office:value-type="string">
            <text:p><text:s/>Avg #items </text:p>
          </table:table-cell>
          <table:table-cell office:value-type="string">
            <text:p><text:s/>Avg %usage </text:p>
          </table:table-cell>
          <table:table-cell office:value-type="string">
            <text:p><text:s/>Avg max % usage</text:p>
          </table:table-cell>
          <table:table-cell table:number-columns-repeated="2" office:value-type="string">
            <text:p>nothing</text:p>
          </table:table-cell>
          <table:table-cell table:number-columns-repeated="2" office:value-type="string">
            <text:p>shuff1</text:p>
          </table:table-cell>
          <table:table-cell table:number-columns-repeated="2" office:value-type="string">
            <text:p>1/C</text:p>
          </table:table-cell>
          <table:table-cell table:number-columns-repeated="2" office:value-type="string">
            <text:p>1/R</text:p>
          </table:table-cell>
          <table:table-cell table:number-columns-repeated="2" office:value-type="string">
            <text:p>R/C</text:p>
          </table:table-cell>
          <table:table-cell office:value-type="string">
            <text:p>ic_shuff</text:p>
          </table:table-cell>
          <table:table-cell office:value-type="string">
            <text:p>ic_shuff</text:p>
          </table:table-cell>
          <table:table-cell office:value-type="string">
            <text:p>ic_dyn_1/C</text:p>
          </table:table-cell>
          <table:table-cell office:value-type="string">
            <text:p>ic_dyn_1/C</text:p>
          </table:table-cell>
          <table:table-cell office:value-type="string">
            <text:p>ic_dyn_1/R</text:p>
          </table:table-cell>
          <table:table-cell office:value-type="string">
            <text:p>ic_dyn_1/R</text:p>
          </table:table-cell>
          <table:table-cell office:value-type="string">
            <text:p>ic_dyn_R/C</text:p>
          </table:table-cell>
          <table:table-cell office:value-type="string">
            <text:p>ic_dyn_R/C</text:p>
          </table:table-cell>
          <table:table-cell office:value-type="string">
            <text:p>bc_shuff</text:p>
          </table:table-cell>
          <table:table-cell office:value-type="string">
            <text:p>bc_shuff</text:p>
          </table:table-cell>
          <table:table-cell office:value-type="string">
            <text:p>bc_dyn_1/C</text:p>
          </table:table-cell>
          <table:table-cell office:value-type="string">
            <text:p>bc_dyn_1/C</text:p>
          </table:table-cell>
          <table:table-cell office:value-type="string">
            <text:p>bc_dyn_1/R</text:p>
          </table:table-cell>
          <table:table-cell office:value-type="string">
            <text:p>bc_dyn_1/R</text:p>
          </table:table-cell>
          <table:table-cell office:value-type="string">
            <text:p>bc_dyn_R/C</text:p>
          </table:table-cell>
          <table:table-cell office:value-type="string">
            <text:p>bc_dyn_R/C</text:p>
          </table:table-cell>
          <table:table-cell office:value-type="string">
            <text:p>bb_nothing</text:p>
          </table:table-cell>
          <table:table-cell office:value-type="string">
            <text:p>bb_nothing</text:p>
          </table:table-cell>
          <table:table-cell office:value-type="string">
            <text:p>bb_shuff1</text:p>
          </table:table-cell>
          <table:table-cell office:value-type="string">
            <text:p>bb_shuff1</text:p>
          </table:table-cell>
          <table:table-cell office:value-type="string">
            <text:p>bb_shuff</text:p>
          </table:table-cell>
          <table:table-cell office:value-type="string">
            <text:p>bb_shuff</text:p>
          </table:table-cell>
          <table:table-cell office:value-type="string">
            <text:p>bb_st_1/C</text:p>
          </table:table-cell>
          <table:table-cell office:value-type="string">
            <text:p>bb_st_1/C</text:p>
          </table:table-cell>
          <table:table-cell office:value-type="string">
            <text:p>bb_dyn_1/C</text:p>
          </table:table-cell>
          <table:table-cell office:value-type="string">
            <text:p>bb_dyn_1/C</text:p>
          </table:table-cell>
          <table:table-cell office:value-type="string">
            <text:p>bb_st_1/R</text:p>
          </table:table-cell>
          <table:table-cell office:value-type="string">
            <text:p>bb_st_1/R</text:p>
          </table:table-cell>
          <table:table-cell office:value-type="string">
            <text:p>bb_dyn_1/R</text:p>
          </table:table-cell>
          <table:table-cell office:value-type="string">
            <text:p>bb_dyn_1/R</text:p>
          </table:table-cell>
          <table:table-cell office:value-type="string">
            <text:p>bb_st_R/C</text:p>
          </table:table-cell>
          <table:table-cell office:value-type="string">
            <text:p>bb_st_R/C</text:p>
          </table:table-cell>
          <table:table-cell office:value-type="string">
            <text:p>bb_dyn_R/C</text:p>
          </table:table-cell>
          <table:table-cell office:value-type="string">
            <text:p>bb_dyn_R/C</text:p>
          </table:table-cell>
          <table:table-cell office:value-type="string">
            <text:p>sbb_nothing</text:p>
          </table:table-cell>
          <table:table-cell office:value-type="string">
            <text:p>sbb_nothing</text:p>
          </table:table-cell>
          <table:table-cell office:value-type="string">
            <text:p>sbb_shuff1</text:p>
          </table:table-cell>
          <table:table-cell office:value-type="string">
            <text:p>sbb_shuff1</text:p>
          </table:table-cell>
          <table:table-cell office:value-type="string">
            <text:p>sbb_shuff</text:p>
          </table:table-cell>
          <table:table-cell office:value-type="string">
            <text:p>sbb_shuff</text:p>
          </table:table-cell>
          <table:table-cell office:value-type="string">
            <text:p>sbb_st_1/C</text:p>
          </table:table-cell>
          <table:table-cell office:value-type="string">
            <text:p>sbb_st_1/C</text:p>
          </table:table-cell>
          <table:table-cell office:value-type="string">
            <text:p>sbb_dyn_1/C</text:p>
          </table:table-cell>
          <table:table-cell office:value-type="string">
            <text:p>sbb_dyn_1/C</text:p>
          </table:table-cell>
          <table:table-cell office:value-type="string">
            <text:p>sbb_st_1/R</text:p>
          </table:table-cell>
          <table:table-cell office:value-type="string">
            <text:p>sbb_st_1/R</text:p>
          </table:table-cell>
          <table:table-cell office:value-type="string">
            <text:p>sbb_st_1/R</text:p>
          </table:table-cell>
          <table:table-cell office:value-type="string">
            <text:p>sbb_dyn_1/R</text:p>
          </table:table-cell>
          <table:table-cell office:value-type="string">
            <text:p>sbb_st_R/C</text:p>
          </table:table-cell>
          <table:table-cell office:value-type="string">
            <text:p>sbb_st_R/C</text:p>
          </table:table-cell>
          <table:table-cell office:value-type="string">
            <text:p>sbb_dyn_R/C</text:p>
          </table:table-cell>
          <table:table-cell office:value-type="string">
            <text:p>sbb_dyn_R/C</text:p>
          </table:table-cell>
          <table:table-cell office:value-type="string">
            <text:p>dp</text:p>
          </table:table-cell>
          <table:table-cell office:value-type="string">
            <text:p>dp</text:p>
          </table:table-cell>
          <table:table-cell office:value-type="string">
            <text:p>dp_normC</text:p>
          </table:table-cell>
          <table:table-cell office:value-type="string">
            <text:p>dp_normC</text:p>
          </table:table-cell>
          <table:table-cell office:value-type="string">
            <text:p>dp_normR</text:p>
          </table:table-cell>
          <table:table-cell office:value-type="string">
            <text:p>dp_normR</text:p>
          </table:table-cell>
        </table:table-row>
        <table:table-row table:style-name="ro2">
          <table:table-cell office:value-type="string">
            <text:p>Sum</text:p>
          </table:table-cell>
          <table:table-cell table:number-columns-repeated="3"/>
          <table:table-cell table:formula="of:=SUM([.E3:.E7])/5" office:value-type="float" office:value="0.838364668792844">
            <text:p>0.8383646688</text:p>
          </table:table-cell>
          <table:table-cell table:formula="of:=SUM([.F3:.F7])/5" office:value-type="float" office:value="0.863821051512444">
            <text:p>0.8638210515</text:p>
          </table:table-cell>
          <table:table-cell table:formula="of:=SUM([.G3:.G7])/5" office:value-type="float" office:value="0.881530812357711">
            <text:p>0.8815308124</text:p>
          </table:table-cell>
          <table:table-cell table:formula="of:=SUM([.H3:.H7])*9" office:value-type="float" office:value="909.999999999999">
            <text:p>910</text:p>
          </table:table-cell>
          <table:table-cell table:formula="of:=SUM([.I3:.I7])/5" office:value-type="float" office:value="0.881282698432778">
            <text:p>0.8812826984</text:p>
          </table:table-cell>
          <table:table-cell table:formula="of:=SUM([.J3:.J7])*9" office:value-type="float" office:value="901">
            <text:p>901</text:p>
          </table:table-cell>
          <table:table-cell table:formula="of:=SUM([.K3:.K7])/5" office:value-type="float" office:value="0.892456859540911">
            <text:p>0.8924568595</text:p>
          </table:table-cell>
          <table:table-cell table:formula="of:=SUM([.L3:.L7])*9" office:value-type="float" office:value="1892">
            <text:p>1892</text:p>
          </table:table-cell>
          <table:table-cell table:formula="of:=SUM([.M3:.M7])/5" office:value-type="float" office:value="0.892201285933">
            <text:p>0.8922012859</text:p>
          </table:table-cell>
          <table:table-cell table:formula="of:=SUM([.N3:.N7])*9" office:value-type="float" office:value="1893">
            <text:p>1893</text:p>
          </table:table-cell>
          <table:table-cell table:formula="of:=SUM([.O3:.O7])/5" office:value-type="float" office:value="0.891752448507378">
            <text:p>0.8917524485</text:p>
          </table:table-cell>
          <table:table-cell table:formula="of:=SUM([.P3:.P7])*9" office:value-type="float" office:value="1957">
            <text:p>1957</text:p>
          </table:table-cell>
          <table:table-cell table:formula="of:=SUM([.Q3:.Q7])/5" office:value-type="float" office:value="0.859011066200089">
            <text:p>0.8590110662</text:p>
          </table:table-cell>
          <table:table-cell table:formula="of:=SUM([.R3:.R7])*9" office:value-type="float" office:value="48">
            <text:p>48</text:p>
          </table:table-cell>
          <table:table-cell table:formula="of:=SUM([.S3:.S7])/5" office:value-type="float" office:value="0.889956308111667">
            <text:p>0.8899563081</text:p>
          </table:table-cell>
          <table:table-cell table:formula="of:=SUM([.T3:.T7])*9" office:value-type="float" office:value="1783">
            <text:p>1783</text:p>
          </table:table-cell>
          <table:table-cell table:formula="of:=SUM([.U3:.U7])/5" office:value-type="float" office:value="0.887754202959933">
            <text:p>0.887754203</text:p>
          </table:table-cell>
          <table:table-cell table:formula="of:=SUM([.V3:.V7])*9" office:value-type="float" office:value="1703">
            <text:p>1703</text:p>
          </table:table-cell>
          <table:table-cell table:formula="of:=SUM([.W3:.W7])/5" office:value-type="float" office:value="0.887741725999956">
            <text:p>0.887741726</text:p>
          </table:table-cell>
          <table:table-cell table:formula="of:=SUM([.X3:.X7])*9" office:value-type="float" office:value="1804">
            <text:p>1804</text:p>
          </table:table-cell>
          <table:table-cell table:formula="of:=SUM([.Y3:.Y7])/5" office:value-type="float" office:value="0.875114970274555">
            <text:p>0.8751149703</text:p>
          </table:table-cell>
          <table:table-cell table:formula="of:=SUM([.Z3:.Z7])*9" office:value-type="float" office:value="149">
            <text:p>149</text:p>
          </table:table-cell>
          <table:table-cell table:formula="of:=SUM([.AA3:.AA7])/5" office:value-type="float" office:value="0.887020779606533">
            <text:p>0.8870207796</text:p>
          </table:table-cell>
          <table:table-cell table:formula="of:=SUM([.AB3:.AB7])*9" office:value-type="float" office:value="1961">
            <text:p>1961</text:p>
          </table:table-cell>
          <table:table-cell table:formula="of:=SUM([.AC3:.AC7])/5" office:value-type="float" office:value="0.8920808248346">
            <text:p>0.8920808248</text:p>
          </table:table-cell>
          <table:table-cell table:formula="of:=SUM([.AD3:.AD7])*9" office:value-type="float" office:value="1913">
            <text:p>1913</text:p>
          </table:table-cell>
          <table:table-cell table:formula="of:=SUM([.AE3:.AE7])/5" office:value-type="float" office:value="0.8874675590858">
            <text:p>0.8874675591</text:p>
          </table:table-cell>
          <table:table-cell table:formula="of:=SUM([.AF3:.AF7])*9" office:value-type="float" office:value="2000">
            <text:p>2000</text:p>
          </table:table-cell>
          <table:table-cell table:formula="of:=SUM([.AG3:.AG7])/5" office:value-type="float" office:value="0.858031096970044">
            <text:p>0.858031097</text:p>
          </table:table-cell>
          <table:table-cell table:formula="of:=SUM([.AH3:.AH7])*9" office:value-type="float" office:value="53">
            <text:p>53</text:p>
          </table:table-cell>
          <table:table-cell table:formula="of:=SUM([.AI3:.AI7])/5" office:value-type="float" office:value="0.857956837951178">
            <text:p>0.857956838</text:p>
          </table:table-cell>
          <table:table-cell table:formula="of:=SUM([.AJ3:.AJ7])*9" office:value-type="float" office:value="64.9999999999999">
            <text:p>65</text:p>
          </table:table-cell>
          <table:table-cell table:formula="of:=SUM([.AK3:.AK7])/5" office:value-type="float" office:value="0.857263251065045">
            <text:p>0.8572632511</text:p>
          </table:table-cell>
          <table:table-cell table:formula="of:=SUM([.AL3:.AL7])*9" office:value-type="float" office:value="38">
            <text:p>38</text:p>
          </table:table-cell>
          <table:table-cell table:formula="of:=SUM([.AM3:.AM7])/5" office:value-type="float" office:value="0.8776801420712">
            <text:p>0.8776801421</text:p>
          </table:table-cell>
          <table:table-cell table:formula="of:=SUM([.AN3:.AN7])*9" office:value-type="float" office:value="1319">
            <text:p>1319</text:p>
          </table:table-cell>
          <table:table-cell table:formula="of:=SUM([.AO3:.AO7])/5" office:value-type="float" office:value="0.878819184290245">
            <text:p>0.8788191843</text:p>
          </table:table-cell>
          <table:table-cell table:formula="of:=SUM([.AP3:.AP7])*9" office:value-type="float" office:value="1366">
            <text:p>1366</text:p>
          </table:table-cell>
          <table:table-cell table:formula="of:=SUM([.AQ3:.AQ7])/5" office:value-type="float" office:value="0.878021555810556">
            <text:p>0.8780215558</text:p>
          </table:table-cell>
          <table:table-cell table:formula="of:=SUM([.AR3:.AR7])*9" office:value-type="float" office:value="1329">
            <text:p>1329</text:p>
          </table:table-cell>
          <table:table-cell table:formula="of:=SUM([.AS3:.AS7])/5" office:value-type="float" office:value="0.878092589024111">
            <text:p>0.878092589</text:p>
          </table:table-cell>
          <table:table-cell table:formula="of:=SUM([.AT3:.AT7])*9" office:value-type="float" office:value="1388">
            <text:p>1388</text:p>
          </table:table-cell>
          <table:table-cell table:formula="of:=SUM([.AU3:.AU7])/5" office:value-type="float" office:value="0.874236644527734">
            <text:p>0.8742366445</text:p>
          </table:table-cell>
          <table:table-cell table:formula="of:=SUM([.AV3:.AV7])*9" office:value-type="float" office:value="1334">
            <text:p>1334</text:p>
          </table:table-cell>
          <table:table-cell table:formula="of:=SUM([.AW3:.AW7])/5" office:value-type="float" office:value="0.873369594059556">
            <text:p>0.8733695941</text:p>
          </table:table-cell>
          <table:table-cell table:formula="of:=SUM([.AX3:.AX7])*9" office:value-type="float" office:value="1303">
            <text:p>1303</text:p>
          </table:table-cell>
          <table:table-cell table:formula="of:=SUM([.AY3:.AY7])/5" office:value-type="float" office:value="0.871513818962289">
            <text:p>0.871513819</text:p>
          </table:table-cell>
          <table:table-cell table:formula="of:=SUM([.AZ3:.AZ7])*9" office:value-type="float" office:value="416">
            <text:p>416</text:p>
          </table:table-cell>
          <table:table-cell table:formula="of:=SUM([.BA3:.BA7])/5" office:value-type="float" office:value="0.870949807452778">
            <text:p>0.8709498075</text:p>
          </table:table-cell>
          <table:table-cell table:formula="of:=SUM([.BB3:.BB7])*9" office:value-type="float" office:value="409">
            <text:p>409</text:p>
          </table:table-cell>
          <table:table-cell table:formula="of:=SUM([.BC3:.BC7])/5" office:value-type="float" office:value="0.865464819116978">
            <text:p>0.8654648191</text:p>
          </table:table-cell>
          <table:table-cell table:formula="of:=SUM([.BD3:.BD7])*9" office:value-type="float" office:value="80">
            <text:p>80</text:p>
          </table:table-cell>
          <table:table-cell table:formula="of:=SUM([.BE3:.BE7])/5" office:value-type="float" office:value="0.884698331667422">
            <text:p>0.8846983317</text:p>
          </table:table-cell>
          <table:table-cell table:formula="of:=SUM([.BF3:.BF7])*9" office:value-type="float" office:value="1765">
            <text:p>1765</text:p>
          </table:table-cell>
          <table:table-cell table:formula="of:=SUM([.BG3:.BG7])/5" office:value-type="float" office:value="0.884497386781311">
            <text:p>0.8844973868</text:p>
          </table:table-cell>
          <table:table-cell table:formula="of:=SUM([.BH3:.BH7])*9" office:value-type="float" office:value="1704">
            <text:p>1704</text:p>
          </table:table-cell>
          <table:table-cell table:formula="of:=SUM([.BI3:.BI7])/5" office:value-type="float" office:value="0.884801991615978">
            <text:p>0.8848019916</text:p>
          </table:table-cell>
          <table:table-cell table:formula="of:=SUM([.BJ3:.BJ7])*9" office:value-type="float" office:value="1773">
            <text:p>1773</text:p>
          </table:table-cell>
          <table:table-cell table:formula="of:=SUM([.BK3:.BK7])/5" office:value-type="float" office:value="0.883477334954422">
            <text:p>0.883477335</text:p>
          </table:table-cell>
          <table:table-cell table:formula="of:=SUM([.BL3:.BL7])*9" office:value-type="float" office:value="1660">
            <text:p>1660</text:p>
          </table:table-cell>
          <table:table-cell table:formula="of:=SUM([.BM3:.BM7])/5" office:value-type="float" office:value="0.883260414636422">
            <text:p>0.8832604146</text:p>
          </table:table-cell>
          <table:table-cell table:formula="of:=SUM([.BN3:.BN7])*9" office:value-type="float" office:value="1806">
            <text:p>1806</text:p>
          </table:table-cell>
          <table:table-cell table:formula="of:=SUM([.BO3:.BO7])/5" office:value-type="float" office:value="0.883066404944822">
            <text:p>0.8830664049</text:p>
          </table:table-cell>
          <table:table-cell table:formula="of:=SUM([.BP3:.BP7])*9" office:value-type="float" office:value="1792">
            <text:p>1792</text:p>
          </table:table-cell>
          <table:table-cell table:formula="of:=SUM([.BQ3:.BQ7])/5" office:value-type="float" office:value="0.9497711296162">
            <text:p>0.9497711296</text:p>
          </table:table-cell>
          <table:table-cell table:formula="of:=SUM([.BR3:.BR7])*9" office:value-type="float" office:value="2181">
            <text:p>2181</text:p>
          </table:table-cell>
          <table:table-cell table:formula="of:=SUM([.BS3:.BS7])/5" office:value-type="float" office:value="0.9262421466744">
            <text:p>0.9262421467</text:p>
          </table:table-cell>
          <table:table-cell table:formula="of:=SUM([.BT3:.BT7])*9" office:value-type="float" office:value="2104">
            <text:p>2104</text:p>
          </table:table-cell>
          <table:table-cell table:formula="of:=SUM([.BU3:.BU7])/5" office:value-type="float" office:value="0.956705417761466">
            <text:p>0.9567054178</text:p>
          </table:table-cell>
          <table:table-cell table:formula="of:=SUM([.BV3:.BV7])*9" office:value-type="float" office:value="997">
            <text:p>997</text:p>
          </table:table-cell>
        </table:table-row>
        <table:table-row table:style-name="ro2">
          <table:table-cell office:value-type="string">
            <text:p>Average</text:p>
          </table:table-cell>
          <table:table-cell table:number-columns-repeated="2"/>
          <table:table-cell office:value-type="string">
            <text:p>Mean</text:p>
          </table:table-cell>
          <table:table-cell office:value-type="float" office:value="0.851742189797889">
            <text:p>0.8517421898</text:p>
          </table:table-cell>
          <table:table-cell office:value-type="float" office:value="0.877682487766333">
            <text:p>0.8776824878</text:p>
          </table:table-cell>
          <table:table-cell office:value-type="float" office:value="0.858509910099889">
            <text:p>0.8585099101</text:p>
          </table:table-cell>
          <table:table-cell office:value-type="float" office:value="7.11111111111111">
            <text:p>7.1111111111</text:p>
          </table:table-cell>
          <table:table-cell office:value-type="float" office:value="0.858496430938">
            <text:p>0.8584964309</text:p>
          </table:table-cell>
          <table:table-cell office:value-type="float" office:value="8.11111111111111">
            <text:p>8.1111111111</text:p>
          </table:table-cell>
          <table:table-cell office:value-type="float" office:value="0.902815996583444">
            <text:p>0.9028159966</text:p>
          </table:table-cell>
          <table:table-cell office:value-type="float" office:value="34.3333333333333">
            <text:p>34.3333333333</text:p>
          </table:table-cell>
          <table:table-cell office:value-type="float" office:value="0.902680327324889">
            <text:p>0.9026803273</text:p>
          </table:table-cell>
          <table:table-cell office:value-type="float" office:value="34.2222222222222">
            <text:p>34.2222222222</text:p>
          </table:table-cell>
          <table:table-cell office:value-type="float" office:value="0.901606408888889">
            <text:p>0.9016064089</text:p>
          </table:table-cell>
          <table:table-cell office:value-type="float" office:value="34.5555555555556">
            <text:p>34.5555555556</text:p>
          </table:table-cell>
          <table:table-cell office:value-type="float" office:value="0.831112109107111">
            <text:p>0.8311121091</text:p>
          </table:table-cell>
          <table:table-cell office:value-type="float" office:value="0">
            <text:p>0</text:p>
          </table:table-cell>
          <table:table-cell office:value-type="float" office:value="0.902047256203222">
            <text:p>0.9020472562</text:p>
          </table:table-cell>
          <table:table-cell office:value-type="float" office:value="34.8888888888889">
            <text:p>34.8888888889</text:p>
          </table:table-cell>
          <table:table-cell office:value-type="float" office:value="0.900113473628556">
            <text:p>0.9001134736</text:p>
          </table:table-cell>
          <table:table-cell office:value-type="float" office:value="34.1111111111111">
            <text:p>34.1111111111</text:p>
          </table:table-cell>
          <table:table-cell office:value-type="float" office:value="0.899170522697889">
            <text:p>0.8991705227</text:p>
          </table:table-cell>
          <table:table-cell office:value-type="float" office:value="34.7777777777778">
            <text:p>34.7777777778</text:p>
          </table:table-cell>
          <table:table-cell office:value-type="float" office:value="0.852655287387667">
            <text:p>0.8526552874</text:p>
          </table:table-cell>
          <table:table-cell office:value-type="float" office:value="0.222222222222222">
            <text:p>0.2222222222</text:p>
          </table:table-cell>
          <table:table-cell office:value-type="float" office:value="0.899964181575556">
            <text:p>0.8999641816</text:p>
          </table:table-cell>
          <table:table-cell office:value-type="float" office:value="34.7777777777778">
            <text:p>34.7777777778</text:p>
          </table:table-cell>
          <table:table-cell office:value-type="float" office:value="0.904430569968889">
            <text:p>0.90443057</text:p>
          </table:table-cell>
          <table:table-cell office:value-type="float" office:value="34.3333333333333">
            <text:p>34.3333333333</text:p>
          </table:table-cell>
          <table:table-cell office:value-type="float" office:value="0.898706940762889">
            <text:p>0.8987069408</text:p>
          </table:table-cell>
          <table:table-cell office:value-type="float" office:value="34.8888888888889">
            <text:p>34.8888888889</text:p>
          </table:table-cell>
          <table:table-cell office:value-type="float" office:value="0.830389063172333">
            <text:p>0.8303890632</text:p>
          </table:table-cell>
          <table:table-cell office:value-type="float" office:value="0.111111111111111">
            <text:p>0.1111111111</text:p>
          </table:table-cell>
          <table:table-cell office:value-type="float" office:value="0.831074876626222">
            <text:p>0.8310748766</text:p>
          </table:table-cell>
          <table:table-cell office:value-type="float" office:value="0.333333333333333">
            <text:p>0.3333333333</text:p>
          </table:table-cell>
          <table:table-cell office:value-type="float" office:value="0.829372865162111">
            <text:p>0.8293728652</text:p>
          </table:table-cell>
          <table:table-cell office:value-type="float" office:value="0.111111111111111">
            <text:p>0.1111111111</text:p>
          </table:table-cell>
          <table:table-cell office:value-type="float" office:value="0.871436567939111">
            <text:p>0.8714365679</text:p>
          </table:table-cell>
          <table:table-cell office:value-type="float" office:value="8.55555555555556">
            <text:p>8.5555555556</text:p>
          </table:table-cell>
          <table:table-cell office:value-type="float" office:value="0.874374973555667">
            <text:p>0.8743749736</text:p>
          </table:table-cell>
          <table:table-cell office:value-type="float" office:value="11.5555555555556">
            <text:p>11.5555555556</text:p>
          </table:table-cell>
          <table:table-cell office:value-type="float" office:value="0.873218953831555">
            <text:p>0.8732189538</text:p>
          </table:table-cell>
          <table:table-cell office:value-type="float" office:value="9.88888888888889">
            <text:p>9.8888888889</text:p>
          </table:table-cell>
          <table:table-cell office:value-type="float" office:value="0.873819993011111">
            <text:p>0.873819993</text:p>
          </table:table-cell>
          <table:table-cell office:value-type="float" office:value="11.2222222222222">
            <text:p>11.2222222222</text:p>
          </table:table-cell>
          <table:table-cell office:value-type="float" office:value="0.871875527355111">
            <text:p>0.8718755274</text:p>
          </table:table-cell>
          <table:table-cell office:value-type="float" office:value="10.5555555555556">
            <text:p>10.5555555556</text:p>
          </table:table-cell>
          <table:table-cell office:value-type="float" office:value="0.871420998100889">
            <text:p>0.8714209981</text:p>
          </table:table-cell>
          <table:table-cell office:value-type="float" office:value="9.22222222222222">
            <text:p>9.2222222222</text:p>
          </table:table-cell>
          <table:table-cell office:value-type="float" office:value="0.838196714477333">
            <text:p>0.8381967145</text:p>
          </table:table-cell>
          <table:table-cell office:value-type="float" office:value="0">
            <text:p>0</text:p>
          </table:table-cell>
          <table:table-cell office:value-type="float" office:value="0.838612755690667">
            <text:p>0.8386127557</text:p>
          </table:table-cell>
          <table:table-cell office:value-type="float" office:value="0.333333333333333">
            <text:p>0.3333333333</text:p>
          </table:table-cell>
          <table:table-cell office:value-type="float" office:value="0.832246595082">
            <text:p>0.8322465951</text:p>
          </table:table-cell>
          <table:table-cell office:value-type="float" office:value="0.111111111111111">
            <text:p>0.1111111111</text:p>
          </table:table-cell>
          <table:table-cell office:value-type="float" office:value="0.890587813208333">
            <text:p>0.8905878132</text:p>
          </table:table-cell>
          <table:table-cell office:value-type="float" office:value="31.4444444444444">
            <text:p>31.4444444444</text:p>
          </table:table-cell>
          <table:table-cell office:value-type="float" office:value="0.891398729364667">
            <text:p>0.8913987294</text:p>
          </table:table-cell>
          <table:table-cell office:value-type="float" office:value="30.8888888888889">
            <text:p>30.8888888889</text:p>
          </table:table-cell>
          <table:table-cell office:value-type="float" office:value="0.891124743881111">
            <text:p>0.8911247439</text:p>
          </table:table-cell>
          <table:table-cell office:value-type="float" office:value="31.5555555555556">
            <text:p>31.5555555556</text:p>
          </table:table-cell>
          <table:table-cell office:value-type="float" office:value="0.891319604191889">
            <text:p>0.8913196042</text:p>
          </table:table-cell>
          <table:table-cell office:value-type="float" office:value="31.1111111111111">
            <text:p>31.1111111111</text:p>
          </table:table-cell>
          <table:table-cell office:value-type="float" office:value="0.891135084257667">
            <text:p>0.8911350843</text:p>
          </table:table-cell>
          <table:table-cell office:value-type="float" office:value="32">
            <text:p>32</text:p>
          </table:table-cell>
          <table:table-cell office:value-type="float" office:value="0.889792302370667">
            <text:p>0.8897923024</text:p>
          </table:table-cell>
          <table:table-cell office:value-type="float" office:value="31.7777777777778">
            <text:p>31.7777777778</text:p>
          </table:table-cell>
          <table:table-cell office:value-type="float" office:value="0.940392197528222">
            <text:p>0.9403921975</text:p>
          </table:table-cell>
          <table:table-cell office:value-type="float" office:value="40.2222222222222">
            <text:p>40.2222222222</text:p>
          </table:table-cell>
          <table:table-cell office:value-type="float" office:value="0.928612375945222">
            <text:p>0.9286123759</text:p>
          </table:table-cell>
          <table:table-cell office:value-type="float" office:value="37.2222222222222">
            <text:p>37.2222222222</text:p>
          </table:table-cell>
          <table:table-cell office:value-type="float" office:value="0.926701175388444">
            <text:p>0.9267011754</text:p>
          </table:table-cell>
          <table:table-cell office:value-type="float" office:value="9.11111111111111">
            <text:p>9.1111111111</text:p>
          </table:table-cell>
        </table:table-row>
        <table:table-row table:style-name="ro2">
          <table:table-cell office:value-type="string">
            <text:p>Average</text:p>
          </table:table-cell>
          <table:table-cell table:number-columns-repeated="2"/>
          <table:table-cell office:value-type="string">
            <text:p>Mean</text:p>
          </table:table-cell>
          <table:table-cell office:value-type="float" office:value="0.851735413093778">
            <text:p>0.8517354131</text:p>
          </table:table-cell>
          <table:table-cell office:value-type="float" office:value="0.882206344189889">
            <text:p>0.8822063442</text:p>
          </table:table-cell>
          <table:table-cell office:value-type="float" office:value="0.864336523226">
            <text:p>0.8643365232</text:p>
          </table:table-cell>
          <table:table-cell office:value-type="float" office:value="2.11111111111111">
            <text:p>2.1111111111</text:p>
          </table:table-cell>
          <table:table-cell office:value-type="float" office:value="0.862673154375444">
            <text:p>0.8626731544</text:p>
          </table:table-cell>
          <table:table-cell office:value-type="float" office:value="2.33333333333333">
            <text:p>2.3333333333</text:p>
          </table:table-cell>
          <table:table-cell office:value-type="float" office:value="0.922194841216444">
            <text:p>0.9221948412</text:p>
          </table:table-cell>
          <table:table-cell office:value-type="float" office:value="22">
            <text:p>22</text:p>
          </table:table-cell>
          <table:table-cell office:value-type="float" office:value="0.921414083695555">
            <text:p>0.9214140837</text:p>
          </table:table-cell>
          <table:table-cell office:value-type="float" office:value="21.4444444444444">
            <text:p>21.4444444444</text:p>
          </table:table-cell>
          <table:table-cell office:value-type="float" office:value="0.918505027253111">
            <text:p>0.9185050273</text:p>
          </table:table-cell>
          <table:table-cell office:value-type="float" office:value="29.3333333333333">
            <text:p>29.3333333333</text:p>
          </table:table-cell>
          <table:table-cell office:value-type="float" office:value="0.838632443162778">
            <text:p>0.8386324432</text:p>
          </table:table-cell>
          <table:table-cell office:value-type="float" office:value="1">
            <text:p>1</text:p>
          </table:table-cell>
          <table:table-cell office:value-type="float" office:value="0.913576666295111">
            <text:p>0.9135766663</text:p>
          </table:table-cell>
          <table:table-cell office:value-type="float" office:value="12.4444444444444">
            <text:p>12.4444444444</text:p>
          </table:table-cell>
          <table:table-cell office:value-type="float" office:value="0.913355473646111">
            <text:p>0.9133554736</text:p>
          </table:table-cell>
          <table:table-cell office:value-type="float" office:value="10.1111111111111">
            <text:p>10.1111111111</text:p>
          </table:table-cell>
          <table:table-cell office:value-type="float" office:value="0.898602675841667">
            <text:p>0.8986026758</text:p>
          </table:table-cell>
          <table:table-cell office:value-type="float" office:value="9.88888888888889">
            <text:p>9.8888888889</text:p>
          </table:table-cell>
          <table:table-cell office:value-type="float" office:value="0.844901751175555">
            <text:p>0.8449017512</text:p>
          </table:table-cell>
          <table:table-cell office:value-type="float" office:value="0.888888888888889">
            <text:p>0.8888888889</text:p>
          </table:table-cell>
          <table:table-cell office:value-type="float" office:value="0.924499791737444">
            <text:p>0.9244997917</text:p>
          </table:table-cell>
          <table:table-cell office:value-type="float" office:value="33.2222222222222">
            <text:p>33.2222222222</text:p>
          </table:table-cell>
          <table:table-cell office:value-type="float" office:value="0.926085954238778">
            <text:p>0.9260859542</text:p>
          </table:table-cell>
          <table:table-cell office:value-type="float" office:value="32.5555555555556">
            <text:p>32.5555555556</text:p>
          </table:table-cell>
          <table:table-cell office:value-type="float" office:value="0.916852886738222">
            <text:p>0.9168528867</text:p>
          </table:table-cell>
          <table:table-cell office:value-type="float" office:value="29.8888888888889">
            <text:p>29.8888888889</text:p>
          </table:table-cell>
          <table:table-cell office:value-type="float" office:value="0.835857119140555">
            <text:p>0.8358571191</text:p>
          </table:table-cell>
          <table:table-cell office:value-type="float" office:value="1">
            <text:p>1</text:p>
          </table:table-cell>
          <table:table-cell office:value-type="float" office:value="0.835837201440778">
            <text:p>0.8358372014</text:p>
          </table:table-cell>
          <table:table-cell office:value-type="float" office:value="1.33333333333333">
            <text:p>1.3333333333</text:p>
          </table:table-cell>
          <table:table-cell office:value-type="float" office:value="0.836745818990889">
            <text:p>0.836745819</text:p>
          </table:table-cell>
          <table:table-cell office:value-type="float" office:value="0.777777777777778">
            <text:p>0.7777777778</text:p>
          </table:table-cell>
          <table:table-cell office:value-type="float" office:value="0.895238558544111">
            <text:p>0.8952385585</text:p>
          </table:table-cell>
          <table:table-cell office:value-type="float" office:value="9.11111111111111">
            <text:p>9.1111111111</text:p>
          </table:table-cell>
          <table:table-cell office:value-type="float" office:value="0.899382569846">
            <text:p>0.8993825698</text:p>
          </table:table-cell>
          <table:table-cell office:value-type="float" office:value="10.4444444444444">
            <text:p>10.4444444444</text:p>
          </table:table-cell>
          <table:table-cell office:value-type="float" office:value="0.894632366369">
            <text:p>0.8946323664</text:p>
          </table:table-cell>
          <table:table-cell office:value-type="float" office:value="8.88888888888889">
            <text:p>8.8888888889</text:p>
          </table:table-cell>
          <table:table-cell office:value-type="float" office:value="0.901389932194667">
            <text:p>0.9013899322</text:p>
          </table:table-cell>
          <table:table-cell office:value-type="float" office:value="10.5555555555556">
            <text:p>10.5555555556</text:p>
          </table:table-cell>
          <table:table-cell office:value-type="float" office:value="0.877942726400222">
            <text:p>0.8779427264</text:p>
          </table:table-cell>
          <table:table-cell office:value-type="float" office:value="6.77777777777778">
            <text:p>6.7777777778</text:p>
          </table:table-cell>
          <table:table-cell office:value-type="float" office:value="0.875552497476">
            <text:p>0.8755524975</text:p>
          </table:table-cell>
          <table:table-cell office:value-type="float" office:value="6.33333333333333">
            <text:p>6.3333333333</text:p>
          </table:table-cell>
          <table:table-cell office:value-type="float" office:value="0.850491368569444">
            <text:p>0.8504913686</text:p>
          </table:table-cell>
          <table:table-cell office:value-type="float" office:value="2">
            <text:p>2</text:p>
          </table:table-cell>
          <table:table-cell office:value-type="float" office:value="0.850093263515222">
            <text:p>0.8500932635</text:p>
          </table:table-cell>
          <table:table-cell office:value-type="float" office:value="1.55555555555556">
            <text:p>1.5555555556</text:p>
          </table:table-cell>
          <table:table-cell office:value-type="float" office:value="0.844464507099">
            <text:p>0.8444645071</text:p>
          </table:table-cell>
          <table:table-cell office:value-type="float" office:value="0.666666666666667">
            <text:p>0.6666666667</text:p>
          </table:table-cell>
          <table:table-cell office:value-type="float" office:value="0.909677759209444">
            <text:p>0.9096777592</text:p>
          </table:table-cell>
          <table:table-cell office:value-type="float" office:value="17.5555555555556">
            <text:p>17.5555555556</text:p>
          </table:table-cell>
          <table:table-cell office:value-type="float" office:value="0.909601984057333">
            <text:p>0.9096019841</text:p>
          </table:table-cell>
          <table:table-cell office:value-type="float" office:value="13">
            <text:p>13</text:p>
          </table:table-cell>
          <table:table-cell office:value-type="float" office:value="0.908998084113778">
            <text:p>0.9089980841</text:p>
          </table:table-cell>
          <table:table-cell office:value-type="float" office:value="17.6666666666667">
            <text:p>17.6666666667</text:p>
          </table:table-cell>
          <table:table-cell office:value-type="float" office:value="0.909543485475">
            <text:p>0.9095434855</text:p>
          </table:table-cell>
          <table:table-cell office:value-type="float" office:value="11.1111111111111">
            <text:p>11.1111111111</text:p>
          </table:table-cell>
          <table:table-cell office:value-type="float" office:value="0.901163226811444">
            <text:p>0.9011632268</text:p>
          </table:table-cell>
          <table:table-cell office:value-type="float" office:value="21.5555555555556">
            <text:p>21.5555555556</text:p>
          </table:table-cell>
          <table:table-cell office:value-type="float" office:value="0.900376237450444">
            <text:p>0.9003762375</text:p>
          </table:table-cell>
          <table:table-cell office:value-type="float" office:value="20.4444444444444">
            <text:p>20.4444444444</text:p>
          </table:table-cell>
          <table:table-cell office:value-type="float" office:value="0.937769539052111">
            <text:p>0.9377695391</text:p>
          </table:table-cell>
          <table:table-cell office:value-type="float" office:value="27.1111111111111">
            <text:p>27.1111111111</text:p>
          </table:table-cell>
          <table:table-cell office:value-type="float" office:value="0.917779029981555">
            <text:p>0.91777903</text:p>
          </table:table-cell>
          <table:table-cell office:value-type="float" office:value="18">
            <text:p>18</text:p>
          </table:table-cell>
          <table:table-cell office:value-type="float" office:value="0.934308563787555">
            <text:p>0.9343085638</text:p>
          </table:table-cell>
          <table:table-cell office:value-type="float" office:value="10.6666666666667">
            <text:p>10.6666666667</text:p>
          </table:table-cell>
        </table:table-row>
        <table:table-row table:style-name="ro2">
          <table:table-cell office:value-type="string">
            <text:p>Average</text:p>
          </table:table-cell>
          <table:table-cell table:number-columns-repeated="2"/>
          <table:table-cell office:value-type="string">
            <text:p>Mean</text:p>
          </table:table-cell>
          <table:table-cell office:value-type="float" office:value="0.850834388443111">
            <text:p>0.8508343884</text:p>
          </table:table-cell>
          <table:table-cell office:value-type="float" office:value="0.878208928634444">
            <text:p>0.8782089286</text:p>
          </table:table-cell>
          <table:table-cell office:value-type="float" office:value="0.934829347966667">
            <text:p>0.934829348</text:p>
          </table:table-cell>
          <table:table-cell office:value-type="float" office:value="19.3333333333333">
            <text:p>19.3333333333</text:p>
          </table:table-cell>
          <table:table-cell office:value-type="float" office:value="0.936701316837333">
            <text:p>0.9367013168</text:p>
          </table:table-cell>
          <table:table-cell office:value-type="float" office:value="18.8888888888889">
            <text:p>18.8888888889</text:p>
          </table:table-cell>
          <table:table-cell office:value-type="float" office:value="0.900907606054778">
            <text:p>0.9009076061</text:p>
          </table:table-cell>
          <table:table-cell office:value-type="float" office:value="37.8888888888889">
            <text:p>37.8888888889</text:p>
          </table:table-cell>
          <table:table-cell office:value-type="float" office:value="0.900513103000444">
            <text:p>0.900513103</text:p>
          </table:table-cell>
          <table:table-cell office:value-type="float" office:value="37.6666666666667">
            <text:p>37.6666666667</text:p>
          </table:table-cell>
          <table:table-cell office:value-type="float" office:value="0.901152090732333">
            <text:p>0.9011520907</text:p>
          </table:table-cell>
          <table:table-cell office:value-type="float" office:value="37.7777777777778">
            <text:p>37.7777777778</text:p>
          </table:table-cell>
          <table:table-cell office:value-type="float" office:value="0.915965805736889">
            <text:p>0.9159658057</text:p>
          </table:table-cell>
          <table:table-cell office:value-type="float" office:value="0.555555555555556">
            <text:p>0.5555555556</text:p>
          </table:table-cell>
          <table:table-cell office:value-type="float" office:value="0.903339678847222">
            <text:p>0.9033396788</text:p>
          </table:table-cell>
          <table:table-cell office:value-type="float" office:value="37.6666666666667">
            <text:p>37.6666666667</text:p>
          </table:table-cell>
          <table:table-cell office:value-type="float" office:value="0.902242590188556">
            <text:p>0.9022425902</text:p>
          </table:table-cell>
          <table:table-cell office:value-type="float" office:value="36.4444444444444">
            <text:p>36.4444444444</text:p>
          </table:table-cell>
          <table:table-cell office:value-type="float" office:value="0.905325036475667">
            <text:p>0.9053250365</text:p>
          </table:table-cell>
          <table:table-cell office:value-type="float" office:value="39.3333333333333">
            <text:p>39.3333333333</text:p>
          </table:table-cell>
          <table:table-cell office:value-type="float" office:value="0.935310993135111">
            <text:p>0.9353109931</text:p>
          </table:table-cell>
          <table:table-cell office:value-type="float" office:value="2.66666666666667">
            <text:p>2.6666666667</text:p>
          </table:table-cell>
          <table:table-cell office:value-type="float" office:value="0.891829692107333">
            <text:p>0.8918296921</text:p>
          </table:table-cell>
          <table:table-cell office:value-type="float" office:value="35.7777777777778">
            <text:p>35.7777777778</text:p>
          </table:table-cell>
          <table:table-cell office:value-type="float" office:value="0.898452643485">
            <text:p>0.8984526435</text:p>
          </table:table-cell>
          <table:table-cell office:value-type="float" office:value="34.7777777777778">
            <text:p>34.7777777778</text:p>
          </table:table-cell>
          <table:table-cell office:value-type="float" office:value="0.896415580041556">
            <text:p>0.89641558</text:p>
          </table:table-cell>
          <table:table-cell office:value-type="float" office:value="38.7777777777778">
            <text:p>38.7777777778</text:p>
          </table:table-cell>
          <table:table-cell office:value-type="float" office:value="0.914174950137222">
            <text:p>0.9141749501</text:p>
          </table:table-cell>
          <table:table-cell office:value-type="float" office:value="0.777777777777778">
            <text:p>0.7777777778</text:p>
          </table:table-cell>
          <table:table-cell office:value-type="float" office:value="0.912567146295333">
            <text:p>0.9125671463</text:p>
          </table:table-cell>
          <table:table-cell office:value-type="float" office:value="0.666666666666667">
            <text:p>0.6666666667</text:p>
          </table:table-cell>
          <table:table-cell office:value-type="float" office:value="0.914896989368556">
            <text:p>0.9148969894</text:p>
          </table:table-cell>
          <table:table-cell office:value-type="float" office:value="0.444444444444444">
            <text:p>0.4444444444</text:p>
          </table:table-cell>
          <table:table-cell office:value-type="float" office:value="0.902035321214444">
            <text:p>0.9020353212</text:p>
          </table:table-cell>
          <table:table-cell office:value-type="float" office:value="27.4444444444444">
            <text:p>27.4444444444</text:p>
          </table:table-cell>
          <table:table-cell office:value-type="float" office:value="0.902047765574">
            <text:p>0.9020477656</text:p>
          </table:table-cell>
          <table:table-cell office:value-type="float" office:value="28.4444444444444">
            <text:p>28.4444444444</text:p>
          </table:table-cell>
          <table:table-cell office:value-type="float" office:value="0.902295217649">
            <text:p>0.9022952176</text:p>
          </table:table-cell>
          <table:table-cell office:value-type="float" office:value="27">
            <text:p>27</text:p>
          </table:table-cell>
          <table:table-cell office:value-type="float" office:value="0.903426577356111">
            <text:p>0.9034265774</text:p>
          </table:table-cell>
          <table:table-cell office:value-type="float" office:value="30.4444444444444">
            <text:p>30.4444444444</text:p>
          </table:table-cell>
          <table:table-cell office:value-type="float" office:value="0.900980879889778">
            <text:p>0.9009808799</text:p>
          </table:table-cell>
          <table:table-cell office:value-type="float" office:value="28.3333333333333">
            <text:p>28.3333333333</text:p>
          </table:table-cell>
          <table:table-cell office:value-type="float" office:value="0.898062842026667">
            <text:p>0.898062842</text:p>
          </table:table-cell>
          <table:table-cell office:value-type="float" office:value="27.5555555555556">
            <text:p>27.5555555556</text:p>
          </table:table-cell>
          <table:table-cell office:value-type="float" office:value="0.926021519904222">
            <text:p>0.9260215199</text:p>
          </table:table-cell>
          <table:table-cell office:value-type="float" office:value="7.33333333333333">
            <text:p>7.3333333333</text:p>
          </table:table-cell>
          <table:table-cell office:value-type="float" office:value="0.926533264083889">
            <text:p>0.9265332641</text:p>
          </table:table-cell>
          <table:table-cell office:value-type="float" office:value="6.66666666666667">
            <text:p>6.6666666667</text:p>
          </table:table-cell>
          <table:table-cell office:value-type="float" office:value="0.923876508677778">
            <text:p>0.9238765087</text:p>
          </table:table-cell>
          <table:table-cell office:value-type="float" office:value="1.22222222222222">
            <text:p>1.2222222222</text:p>
          </table:table-cell>
          <table:table-cell office:value-type="float" office:value="0.891838517719111">
            <text:p>0.8918385177</text:p>
          </table:table-cell>
          <table:table-cell office:value-type="float" office:value="31.7777777777778">
            <text:p>31.7777777778</text:p>
          </table:table-cell>
          <table:table-cell office:value-type="float" office:value="0.892996491042334">
            <text:p>0.892996491</text:p>
          </table:table-cell>
          <table:table-cell office:value-type="float" office:value="32.2222222222222">
            <text:p>32.2222222222</text:p>
          </table:table-cell>
          <table:table-cell office:value-type="float" office:value="0.8912570102">
            <text:p>0.8912570102</text:p>
          </table:table-cell>
          <table:table-cell office:value-type="float" office:value="31.6666666666667">
            <text:p>31.6666666667</text:p>
          </table:table-cell>
          <table:table-cell office:value-type="float" office:value="0.893479197068222">
            <text:p>0.8934791971</text:p>
          </table:table-cell>
          <table:table-cell office:value-type="float" office:value="31.7777777777778">
            <text:p>31.7777777778</text:p>
          </table:table-cell>
          <table:table-cell office:value-type="float" office:value="0.891210000222778">
            <text:p>0.8912100002</text:p>
          </table:table-cell>
          <table:table-cell office:value-type="float" office:value="32">
            <text:p>32</text:p>
          </table:table-cell>
          <table:table-cell office:value-type="float" office:value="0.890960994912222">
            <text:p>0.8909609949</text:p>
          </table:table-cell>
          <table:table-cell office:value-type="float" office:value="31.6666666666667">
            <text:p>31.6666666667</text:p>
          </table:table-cell>
          <table:table-cell office:value-type="float" office:value="0.957233601704666">
            <text:p>0.9572336017</text:p>
          </table:table-cell>
          <table:table-cell office:value-type="float" office:value="42.2222222222222">
            <text:p>42.2222222222</text:p>
          </table:table-cell>
          <table:table-cell office:value-type="float" office:value="0.923761413635222">
            <text:p>0.9237614136</text:p>
          </table:table-cell>
          <table:table-cell office:value-type="float" office:value="47">
            <text:p>47</text:p>
          </table:table-cell>
          <table:table-cell office:value-type="float" office:value="0.947882048627778">
            <text:p>0.9478820486</text:p>
          </table:table-cell>
          <table:table-cell office:value-type="float" office:value="17.7777777777778">
            <text:p>17.7777777778</text:p>
          </table:table-cell>
        </table:table-row>
        <table:table-row table:style-name="ro2">
          <table:table-cell office:value-type="string">
            <text:p>Average</text:p>
          </table:table-cell>
          <table:table-cell table:number-columns-repeated="2"/>
          <table:table-cell office:value-type="string">
            <text:p>Mean</text:p>
          </table:table-cell>
          <table:table-cell office:value-type="float" office:value="0.846206345091555">
            <text:p>0.8462063451</text:p>
          </table:table-cell>
          <table:table-cell office:value-type="float" office:value="0.869926606837222">
            <text:p>0.8699266068</text:p>
          </table:table-cell>
          <table:table-cell office:value-type="float" office:value="0.993029325742444">
            <text:p>0.9930293257</text:p>
          </table:table-cell>
          <table:table-cell office:value-type="float" office:value="68.3333333333333">
            <text:p>68.3333333333</text:p>
          </table:table-cell>
          <table:table-cell office:value-type="float" office:value="0.993134842286111">
            <text:p>0.9931348423</text:p>
          </table:table-cell>
          <table:table-cell office:value-type="float" office:value="68.1111111111111">
            <text:p>68.1111111111</text:p>
          </table:table-cell>
          <table:table-cell office:value-type="float" office:value="0.999692958004667">
            <text:p>0.999692958</text:p>
          </table:table-cell>
          <table:table-cell office:value-type="float" office:value="99.3333333333333">
            <text:p>99.3333333333</text:p>
          </table:table-cell>
          <table:table-cell office:value-type="float" office:value="0.999692958004667">
            <text:p>0.999692958</text:p>
          </table:table-cell>
          <table:table-cell office:value-type="float" office:value="99.3333333333333">
            <text:p>99.3333333333</text:p>
          </table:table-cell>
          <table:table-cell office:value-type="float" office:value="0.999692958004667">
            <text:p>0.999692958</text:p>
          </table:table-cell>
          <table:table-cell office:value-type="float" office:value="99.3333333333333">
            <text:p>99.3333333333</text:p>
          </table:table-cell>
          <table:table-cell office:value-type="float" office:value="0.977052213353778">
            <text:p>0.9770522134</text:p>
          </table:table-cell>
          <table:table-cell office:value-type="float" office:value="3.44444444444444">
            <text:p>3.4444444444</text:p>
          </table:table-cell>
          <table:table-cell office:value-type="float" office:value="0.999778428090111">
            <text:p>0.9997784281</text:p>
          </table:table-cell>
          <table:table-cell office:value-type="float" office:value="99.4444444444444">
            <text:p>99.4444444444</text:p>
          </table:table-cell>
          <table:table-cell office:value-type="float" office:value="0.999778428090111">
            <text:p>0.9997784281</text:p>
          </table:table-cell>
          <table:table-cell office:value-type="float" office:value="99.4444444444444">
            <text:p>99.4444444444</text:p>
          </table:table-cell>
          <table:table-cell office:value-type="float" office:value="0.999778428090111">
            <text:p>0.9997784281</text:p>
          </table:table-cell>
          <table:table-cell office:value-type="float" office:value="99.4444444444444">
            <text:p>99.4444444444</text:p>
          </table:table-cell>
          <table:table-cell office:value-type="float" office:value="0.984853474875">
            <text:p>0.9848534749</text:p>
          </table:table-cell>
          <table:table-cell office:value-type="float" office:value="10.8888888888889">
            <text:p>10.8888888889</text:p>
          </table:table-cell>
          <table:table-cell office:value-type="float" office:value="0.999692958004667">
            <text:p>0.999692958</text:p>
          </table:table-cell>
          <table:table-cell office:value-type="float" office:value="99.3333333333333">
            <text:p>99.3333333333</text:p>
          </table:table-cell>
          <table:table-cell office:value-type="float" office:value="0.999692958004667">
            <text:p>0.999692958</text:p>
          </table:table-cell>
          <table:table-cell office:value-type="float" office:value="99.3333333333333">
            <text:p>99.3333333333</text:p>
          </table:table-cell>
          <table:table-cell office:value-type="float" office:value="0.999692958004667">
            <text:p>0.999692958</text:p>
          </table:table-cell>
          <table:table-cell office:value-type="float" office:value="99.3333333333333">
            <text:p>99.3333333333</text:p>
          </table:table-cell>
          <table:table-cell office:value-type="float" office:value="0.975564299343333">
            <text:p>0.9755642993</text:p>
          </table:table-cell>
          <table:table-cell office:value-type="float" office:value="3.77777777777778">
            <text:p>3.7777777778</text:p>
          </table:table-cell>
          <table:table-cell office:value-type="float" office:value="0.975686014135">
            <text:p>0.9756860141</text:p>
          </table:table-cell>
          <table:table-cell office:value-type="float" office:value="4.44444444444444">
            <text:p>4.4444444444</text:p>
          </table:table-cell>
          <table:table-cell office:value-type="float" office:value="0.974340317399889">
            <text:p>0.9743403174</text:p>
          </table:table-cell>
          <table:table-cell office:value-type="float" office:value="2.33333333333333">
            <text:p>2.3333333333</text:p>
          </table:table-cell>
          <table:table-cell office:value-type="float" office:value="0.999639056268667">
            <text:p>0.9996390563</text:p>
          </table:table-cell>
          <table:table-cell office:value-type="float" office:value="99.2222222222222">
            <text:p>99.2222222222</text:p>
          </table:table-cell>
          <table:table-cell office:value-type="float" office:value="0.999639056268667">
            <text:p>0.9996390563</text:p>
          </table:table-cell>
          <table:table-cell office:value-type="float" office:value="99.2222222222222">
            <text:p>99.2222222222</text:p>
          </table:table-cell>
          <table:table-cell office:value-type="float" office:value="0.999639056268667">
            <text:p>0.9996390563</text:p>
          </table:table-cell>
          <table:table-cell office:value-type="float" office:value="99.2222222222222">
            <text:p>99.2222222222</text:p>
          </table:table-cell>
          <table:table-cell office:value-type="float" office:value="0.999639056268667">
            <text:p>0.9996390563</text:p>
          </table:table-cell>
          <table:table-cell office:value-type="float" office:value="99.2222222222222">
            <text:p>99.2222222222</text:p>
          </table:table-cell>
          <table:table-cell office:value-type="float" office:value="0.999639056268667">
            <text:p>0.9996390563</text:p>
          </table:table-cell>
          <table:table-cell office:value-type="float" office:value="99.2222222222222">
            <text:p>99.2222222222</text:p>
          </table:table-cell>
          <table:table-cell office:value-type="float" office:value="0.999639056268667">
            <text:p>0.9996390563</text:p>
          </table:table-cell>
          <table:table-cell office:value-type="float" office:value="99.2222222222222">
            <text:p>99.2222222222</text:p>
          </table:table-cell>
          <table:table-cell office:value-type="float" office:value="0.988466002234778">
            <text:p>0.9884660022</text:p>
          </table:table-cell>
          <table:table-cell office:value-type="float" office:value="35.4444444444444">
            <text:p>35.4444444444</text:p>
          </table:table-cell>
          <table:table-cell office:value-type="float" office:value="0.988362364219">
            <text:p>0.9883623642</text:p>
          </table:table-cell>
          <table:table-cell office:value-type="float" office:value="34.7777777777778">
            <text:p>34.7777777778</text:p>
          </table:table-cell>
          <table:table-cell office:value-type="float" office:value="0.980941095759">
            <text:p>0.9809410958</text:p>
          </table:table-cell>
          <table:table-cell office:value-type="float" office:value="5.77777777777778">
            <text:p>5.7777777778</text:p>
          </table:table-cell>
          <table:table-cell office:value-type="float" office:value="0.999738589707889">
            <text:p>0.9997385897</text:p>
          </table:table-cell>
          <table:table-cell office:value-type="float" office:value="99.3333333333333">
            <text:p>99.3333333333</text:p>
          </table:table-cell>
          <table:table-cell office:value-type="float" office:value="0.999738589707889">
            <text:p>0.9997385897</text:p>
          </table:table-cell>
          <table:table-cell office:value-type="float" office:value="99.3333333333333">
            <text:p>99.3333333333</text:p>
          </table:table-cell>
          <table:table-cell office:value-type="float" office:value="0.999738589707889">
            <text:p>0.9997385897</text:p>
          </table:table-cell>
          <table:table-cell office:value-type="float" office:value="99.3333333333333">
            <text:p>99.3333333333</text:p>
          </table:table-cell>
          <table:table-cell office:value-type="float" office:value="0.999738589707889">
            <text:p>0.9997385897</text:p>
          </table:table-cell>
          <table:table-cell office:value-type="float" office:value="99.3333333333333">
            <text:p>99.3333333333</text:p>
          </table:table-cell>
          <table:table-cell office:value-type="float" office:value="0.999738589707889">
            <text:p>0.9997385897</text:p>
          </table:table-cell>
          <table:table-cell office:value-type="float" office:value="99.3333333333333">
            <text:p>99.3333333333</text:p>
          </table:table-cell>
          <table:table-cell office:value-type="float" office:value="0.999738589707889">
            <text:p>0.9997385897</text:p>
          </table:table-cell>
          <table:table-cell office:value-type="float" office:value="99.3333333333333">
            <text:p>99.3333333333</text:p>
          </table:table-cell>
          <table:table-cell office:value-type="float" office:value="0.999600239538333">
            <text:p>0.9996002395</text:p>
          </table:table-cell>
          <table:table-cell office:value-type="float" office:value="98.6666666666667">
            <text:p>98.6666666667</text:p>
          </table:table-cell>
          <table:table-cell office:value-type="float" office:value="0.999696357977444">
            <text:p>0.999696358</text:p>
          </table:table-cell>
          <table:table-cell office:value-type="float" office:value="99.4444444444444">
            <text:p>99.4444444444</text:p>
          </table:table-cell>
          <table:table-cell office:value-type="float" office:value="0.978309396664555">
            <text:p>0.9783093967</text:p>
          </table:table-cell>
          <table:table-cell office:value-type="float" office:value="5.22222222222222">
            <text:p>5.2222222222</text:p>
          </table:table-cell>
        </table:table-row>
        <table:table-row table:style-name="ro2">
          <table:table-cell office:value-type="string">
            <text:p>Average</text:p>
          </table:table-cell>
          <table:table-cell table:number-columns-repeated="2"/>
          <table:table-cell office:value-type="string">
            <text:p>Mean</text:p>
          </table:table-cell>
          <table:table-cell office:value-type="float" office:value="0.791305007537889">
            <text:p>0.7913050075</text:p>
          </table:table-cell>
          <table:table-cell office:value-type="float" office:value="0.811080890134333">
            <text:p>0.8110808901</text:p>
          </table:table-cell>
          <table:table-cell office:value-type="float" office:value="0.756948954753555">
            <text:p>0.7569489548</text:p>
          </table:table-cell>
          <table:table-cell office:value-type="float" office:value="4.22222222222222">
            <text:p>4.2222222222</text:p>
          </table:table-cell>
          <table:table-cell office:value-type="float" office:value="0.755407747727">
            <text:p>0.7554077477</text:p>
          </table:table-cell>
          <table:table-cell office:value-type="float" office:value="2.66666666666667">
            <text:p>2.6666666667</text:p>
          </table:table-cell>
          <table:table-cell office:value-type="float" office:value="0.736672895845222">
            <text:p>0.7366728958</text:p>
          </table:table-cell>
          <table:table-cell office:value-type="float" office:value="16.6666666666667">
            <text:p>16.6666666667</text:p>
          </table:table-cell>
          <table:table-cell office:value-type="float" office:value="0.736705957639444">
            <text:p>0.7367059576</text:p>
          </table:table-cell>
          <table:table-cell office:value-type="float" office:value="17.6666666666667">
            <text:p>17.6666666667</text:p>
          </table:table-cell>
          <table:table-cell office:value-type="float" office:value="0.737805757657889">
            <text:p>0.7378057577</text:p>
          </table:table-cell>
          <table:table-cell office:value-type="float" office:value="16.4444444444444">
            <text:p>16.4444444444</text:p>
          </table:table-cell>
          <table:table-cell office:value-type="float" office:value="0.732292759639889">
            <text:p>0.7322927596</text:p>
          </table:table-cell>
          <table:table-cell office:value-type="float" office:value="0.333333333333333">
            <text:p>0.3333333333</text:p>
          </table:table-cell>
          <table:table-cell office:value-type="float" office:value="0.731039511122667">
            <text:p>0.7310395111</text:p>
          </table:table-cell>
          <table:table-cell office:value-type="float" office:value="13.6666666666667">
            <text:p>13.6666666667</text:p>
          </table:table-cell>
          <table:table-cell office:value-type="float" office:value="0.723281049246333">
            <text:p>0.7232810492</text:p>
          </table:table-cell>
          <table:table-cell office:value-type="float" office:value="9.11111111111111">
            <text:p>9.1111111111</text:p>
          </table:table-cell>
          <table:table-cell office:value-type="float" office:value="0.735831966894444">
            <text:p>0.7358319669</text:p>
          </table:table-cell>
          <table:table-cell office:value-type="float" office:value="17">
            <text:p>17</text:p>
          </table:table-cell>
          <table:table-cell office:value-type="float" office:value="0.757853344799444">
            <text:p>0.7578533448</text:p>
          </table:table-cell>
          <table:table-cell office:value-type="float" office:value="1.88888888888889">
            <text:p>1.8888888889</text:p>
          </table:table-cell>
          <table:table-cell office:value-type="float" office:value="0.719117274607667">
            <text:p>0.7191172746</text:p>
          </table:table-cell>
          <table:table-cell office:value-type="float" office:value="14.7777777777778">
            <text:p>14.7777777778</text:p>
          </table:table-cell>
          <table:table-cell office:value-type="float" office:value="0.731741998475667">
            <text:p>0.7317419985</text:p>
          </table:table-cell>
          <table:table-cell office:value-type="float" office:value="11.5555555555556">
            <text:p>11.5555555556</text:p>
          </table:table-cell>
          <table:table-cell office:value-type="float" office:value="0.725669429881667">
            <text:p>0.7256694299</text:p>
          </table:table-cell>
          <table:table-cell office:value-type="float" office:value="19.3333333333333">
            <text:p>19.3333333333</text:p>
          </table:table-cell>
          <table:table-cell office:value-type="float" office:value="0.734170053056778">
            <text:p>0.7341700531</text:p>
          </table:table-cell>
          <table:table-cell office:value-type="float" office:value="0.222222222222222">
            <text:p>0.2222222222</text:p>
          </table:table-cell>
          <table:table-cell office:value-type="float" office:value="0.734618951258556">
            <text:p>0.7346189513</text:p>
          </table:table-cell>
          <table:table-cell office:value-type="float" office:value="0.444444444444444">
            <text:p>0.4444444444</text:p>
          </table:table-cell>
          <table:table-cell office:value-type="float" office:value="0.730960264403778">
            <text:p>0.7309602644</text:p>
          </table:table-cell>
          <table:table-cell office:value-type="float" office:value="0.555555555555556">
            <text:p>0.5555555556</text:p>
          </table:table-cell>
          <table:table-cell office:value-type="float" office:value="0.720051206389667">
            <text:p>0.7200512064</text:p>
          </table:table-cell>
          <table:table-cell office:value-type="float" office:value="2.22222222222222">
            <text:p>2.2222222222</text:p>
          </table:table-cell>
          <table:table-cell office:value-type="float" office:value="0.718651556206889">
            <text:p>0.7186515562</text:p>
          </table:table-cell>
          <table:table-cell office:value-type="float" office:value="2.11111111111111">
            <text:p>2.1111111111</text:p>
          </table:table-cell>
          <table:table-cell office:value-type="float" office:value="0.720322184934556">
            <text:p>0.7203221849</text:p>
          </table:table-cell>
          <table:table-cell office:value-type="float" office:value="2.66666666666667">
            <text:p>2.6666666667</text:p>
          </table:table-cell>
          <table:table-cell office:value-type="float" office:value="0.71218738629">
            <text:p>0.7121873863</text:p>
          </table:table-cell>
          <table:table-cell office:value-type="float" office:value="2.77777777777778">
            <text:p>2.7777777778</text:p>
          </table:table-cell>
          <table:table-cell office:value-type="float" office:value="0.720745032724889">
            <text:p>0.7207450327</text:p>
          </table:table-cell>
          <table:table-cell office:value-type="float" office:value="3.33333333333333">
            <text:p>3.3333333333</text:p>
          </table:table-cell>
          <table:table-cell office:value-type="float" office:value="0.722172576425556">
            <text:p>0.7221725764</text:p>
          </table:table-cell>
          <table:table-cell office:value-type="float" office:value="2.44444444444444">
            <text:p>2.4444444444</text:p>
          </table:table-cell>
          <table:table-cell office:value-type="float" office:value="0.754393489625667">
            <text:p>0.7543934896</text:p>
          </table:table-cell>
          <table:table-cell office:value-type="float" office:value="1.44444444444444">
            <text:p>1.4444444444</text:p>
          </table:table-cell>
          <table:table-cell office:value-type="float" office:value="0.751147389755111">
            <text:p>0.7511473898</text:p>
          </table:table-cell>
          <table:table-cell office:value-type="float" office:value="2.11111111111111">
            <text:p>2.1111111111</text:p>
          </table:table-cell>
          <table:table-cell office:value-type="float" office:value="0.745795388967111">
            <text:p>0.745795389</text:p>
          </table:table-cell>
          <table:table-cell office:value-type="float" office:value="1.11111111111111">
            <text:p>1.1111111111</text:p>
          </table:table-cell>
          <table:table-cell office:value-type="float" office:value="0.731648978492333">
            <text:p>0.7316489785</text:p>
          </table:table-cell>
          <table:table-cell office:value-type="float" office:value="16">
            <text:p>16</text:p>
          </table:table-cell>
          <table:table-cell office:value-type="float" office:value="0.728751139734333">
            <text:p>0.7287511397</text:p>
          </table:table-cell>
          <table:table-cell office:value-type="float" office:value="13.8888888888889">
            <text:p>13.8888888889</text:p>
          </table:table-cell>
          <table:table-cell office:value-type="float" office:value="0.732891530177111">
            <text:p>0.7328915302</text:p>
          </table:table-cell>
          <table:table-cell office:value-type="float" office:value="16.7777777777778">
            <text:p>16.7777777778</text:p>
          </table:table-cell>
          <table:table-cell office:value-type="float" office:value="0.723305798329111">
            <text:p>0.7233057983</text:p>
          </table:table-cell>
          <table:table-cell office:value-type="float" office:value="11.1111111111111">
            <text:p>11.1111111111</text:p>
          </table:table-cell>
          <table:table-cell office:value-type="float" office:value="0.733055172182333">
            <text:p>0.7330551722</text:p>
          </table:table-cell>
          <table:table-cell office:value-type="float" office:value="15.7777777777778">
            <text:p>15.7777777778</text:p>
          </table:table-cell>
          <table:table-cell office:value-type="float" office:value="0.734463900282889">
            <text:p>0.7344639003</text:p>
          </table:table-cell>
          <table:table-cell office:value-type="float" office:value="15.8888888888889">
            <text:p>15.8888888889</text:p>
          </table:table-cell>
          <table:table-cell office:value-type="float" office:value="0.913860070257667">
            <text:p>0.9138600703</text:p>
          </table:table-cell>
          <table:table-cell office:value-type="float" office:value="34.1111111111111">
            <text:p>34.1111111111</text:p>
          </table:table-cell>
          <table:table-cell office:value-type="float" office:value="0.861361555832556">
            <text:p>0.8613615558</text:p>
          </table:table-cell>
          <table:table-cell office:value-type="float" office:value="32.1111111111111">
            <text:p>32.1111111111</text:p>
          </table:table-cell>
          <table:table-cell office:value-type="float" office:value="0.996325904339">
            <text:p>0.9963259043</text:p>
          </table:table-cell>
          <table:table-cell office:value-type="float" office:value="68">
            <text:p>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5T11:53:15</dc:date>
    <dc:creator>Michael Gabay</dc:creator>
    <meta:generator>LibreOffice/3.5$Linux_X86_64 LibreOffice_project/350m1$Build-2</meta:generator>
    <meta:editing-duration>PT16H30M10S</meta:editing-duration>
    <meta:editing-cycles>86</meta:editing-cycles>
    <meta:document-statistic meta:table-count="13" meta:cell-count="9194" meta:object-count="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5.95cm" svg:height="12.409cm" xlink:href=".." xlink:type="simple" chart:class="chart:bar" chart:style-name="ch1">
        <chart:legend chart:legend-position="end" svg:x="42.576cm" svg:y="2.419cm" style:legend-expansion="high" chart:style-name="ch2"/>
        <chart:plot-area chart:style-name="ch3" table:cell-range-address="'mf 0.7 - rem 1.0'.A2:'mf 0.7 - rem 1.0'.A11 'mf 0.7 - rem 1.0'.K1:'mf 0.7 - rem 1.0'.K11 'mf 0.7 - rem 1.0'.M1:'mf 0.7 - rem 1.0'.M11 'mf 0.7 - rem 1.0'.O1:'mf 0.7 - rem 1.0'.O11 'mf 0.7 - rem 1.0'.S1:'mf 0.7 - rem 1.0'.S11 'mf 0.7 - rem 1.0'.U1:'mf 0.7 - rem 1.0'.U11 'mf 0.7 - rem 1.0'.W1:'mf 0.7 - rem 1.0'.W11 'mf 0.7 - rem 1.0'.AA1:'mf 0.7 - rem 1.0'.AA11 'mf 0.7 - rem 1.0'.AC1:'mf 0.7 - rem 1.0'.AC11 'mf 0.7 - rem 1.0'.AE1:'mf 0.7 - rem 1.0'.AE11 'mf 0.7 - rem 1.0'.BE1:'mf 0.7 - rem 1.0'.BE11 'mf 0.7 - rem 1.0'.BG1:'mf 0.7 - rem 1.0'.BG11 'mf 0.7 - rem 1.0'.BI1:'mf 0.7 - rem 1.0'.BI11 'mf 0.7 - rem 1.0'.BK1:'mf 0.7 - rem 1.0'.BK11 'mf 0.7 - rem 1.0'.BM1:'mf 0.7 - rem 1.0'.BM11 'mf 0.7 - rem 1.0'.BO1:'mf 0.7 - rem 1.0'.BO11" chart:data-source-has-labels="both" svg:x="1.369cm" svg:y="1.127cm" svg:width="39.369cm" svg:height="10.614cm">
          <chartooo:coordinate-region svg:x="2.281cm" svg:y="1.326cm" svg:width="38.457cm" svg:height="9.768cm"/>
          <chart:axis chart:dimension="x" chart:name="primary-x" chart:style-name="ch4" chartooo:axis-type="auto">
            <chartooo:date-scale/>
            <chart:categories table:cell-range-address="'mf 0.7 - rem 1.0'.A2:'mf 0.7 - rem 1.0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f 0.7 - rem 1.0'.K2:'mf 0.7 - rem 1.0'.K11" chart:label-cell-address="'mf 0.7 - rem 1.0'.K1:'mf 0.7 - rem 1.0'.K1" chart:class="chart:bar">
            <chart:data-point chart:repeated="10"/>
          </chart:series>
          <chart:series chart:style-name="ch8" chart:values-cell-range-address="'mf 0.7 - rem 1.0'.M2:'mf 0.7 - rem 1.0'.M11" chart:label-cell-address="'mf 0.7 - rem 1.0'.M1:'mf 0.7 - rem 1.0'.M1" chart:class="chart:bar">
            <chart:data-point chart:repeated="10"/>
          </chart:series>
          <chart:series chart:style-name="ch9" chart:values-cell-range-address="'mf 0.7 - rem 1.0'.O2:'mf 0.7 - rem 1.0'.O11" chart:label-cell-address="'mf 0.7 - rem 1.0'.O1:'mf 0.7 - rem 1.0'.O1" chart:class="chart:bar">
            <chart:data-point chart:repeated="10"/>
          </chart:series>
          <chart:series chart:style-name="ch10" chart:values-cell-range-address="'mf 0.7 - rem 1.0'.S2:'mf 0.7 - rem 1.0'.S11" chart:label-cell-address="'mf 0.7 - rem 1.0'.S1:'mf 0.7 - rem 1.0'.S1" chart:class="chart:bar">
            <chart:data-point chart:repeated="10"/>
          </chart:series>
          <chart:series chart:style-name="ch11" chart:values-cell-range-address="'mf 0.7 - rem 1.0'.U2:'mf 0.7 - rem 1.0'.U11" chart:label-cell-address="'mf 0.7 - rem 1.0'.U1:'mf 0.7 - rem 1.0'.U1" chart:class="chart:bar">
            <chart:data-point chart:repeated="10"/>
          </chart:series>
          <chart:series chart:style-name="ch7" chart:values-cell-range-address="'mf 0.7 - rem 1.0'.W2:'mf 0.7 - rem 1.0'.W11" chart:label-cell-address="'mf 0.7 - rem 1.0'.W1:'mf 0.7 - rem 1.0'.W1" chart:class="chart:bar">
            <chart:data-point chart:repeated="10"/>
          </chart:series>
          <chart:series chart:style-name="ch9" chart:values-cell-range-address="'mf 0.7 - rem 1.0'.AA2:'mf 0.7 - rem 1.0'.AA11" chart:label-cell-address="'mf 0.7 - rem 1.0'.AA1:'mf 0.7 - rem 1.0'.AA1" chart:class="chart:bar">
            <chart:data-point chart:repeated="10"/>
          </chart:series>
          <chart:series chart:style-name="ch12" chart:values-cell-range-address="'mf 0.7 - rem 1.0'.AC2:'mf 0.7 - rem 1.0'.AC11" chart:label-cell-address="'mf 0.7 - rem 1.0'.AC1:'mf 0.7 - rem 1.0'.AC1" chart:class="chart:bar">
            <chart:data-point chart:repeated="10"/>
          </chart:series>
          <chart:series chart:style-name="ch10" chart:values-cell-range-address="'mf 0.7 - rem 1.0'.AE2:'mf 0.7 - rem 1.0'.AE11" chart:label-cell-address="'mf 0.7 - rem 1.0'.AE1:'mf 0.7 - rem 1.0'.AE1" chart:class="chart:bar">
            <chart:data-point chart:repeated="10"/>
          </chart:series>
          <chart:series chart:style-name="ch11" chart:values-cell-range-address="'mf 0.7 - rem 1.0'.BE2:'mf 0.7 - rem 1.0'.BE11" chart:label-cell-address="'mf 0.7 - rem 1.0'.BE1:'mf 0.7 - rem 1.0'.BE1" chart:class="chart:bar">
            <chart:data-point chart:repeated="10"/>
          </chart:series>
          <chart:series chart:style-name="ch7" chart:values-cell-range-address="'mf 0.7 - rem 1.0'.BG2:'mf 0.7 - rem 1.0'.BG11" chart:label-cell-address="'mf 0.7 - rem 1.0'.BG1:'mf 0.7 - rem 1.0'.BG1" chart:class="chart:bar">
            <chart:data-point chart:repeated="10"/>
          </chart:series>
          <chart:series chart:style-name="ch8" chart:values-cell-range-address="'mf 0.7 - rem 1.0'.BI2:'mf 0.7 - rem 1.0'.BI11" chart:label-cell-address="'mf 0.7 - rem 1.0'.BI1:'mf 0.7 - rem 1.0'.BI1" chart:class="chart:bar">
            <chart:data-point chart:repeated="10"/>
          </chart:series>
          <chart:series chart:style-name="ch9" chart:values-cell-range-address="'mf 0.7 - rem 1.0'.BK2:'mf 0.7 - rem 1.0'.BK11" chart:label-cell-address="'mf 0.7 - rem 1.0'.BK1:'mf 0.7 - rem 1.0'.BK1" chart:class="chart:bar">
            <chart:data-point chart:repeated="10"/>
          </chart:series>
          <chart:series chart:style-name="ch12" chart:values-cell-range-address="'mf 0.7 - rem 1.0'.BM2:'mf 0.7 - rem 1.0'.BM11" chart:label-cell-address="'mf 0.7 - rem 1.0'.BM1:'mf 0.7 - rem 1.0'.BM1" chart:class="chart:bar">
            <chart:data-point chart:repeated="10"/>
          </chart:series>
          <chart:series chart:style-name="ch10" chart:values-cell-range-address="'mf 0.7 - rem 1.0'.BO2:'mf 0.7 - rem 1.0'.BO11" chart:label-cell-address="'mf 0.7 - rem 1.0'.BO1:'mf 0.7 - rem 1.0'.BO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C_pn</text:p>
                <draw:g>
                  <svg:desc>'mf 0.7 - rem 1.0'.K1:'mf 0.7 - rem 1.0'.K1</svg:desc>
                </draw:g>
              </table:table-cell>
              <table:table-cell office:value-type="string">
                <text:p>1/R_pn</text:p>
                <draw:g>
                  <svg:desc>'mf 0.7 - rem 1.0'.M1:'mf 0.7 - rem 1.0'.M1</svg:desc>
                </draw:g>
              </table:table-cell>
              <table:table-cell office:value-type="string">
                <text:p>R/C_pn</text:p>
                <draw:g>
                  <svg:desc>'mf 0.7 - rem 1.0'.O1:'mf 0.7 - rem 1.0'.O1</svg:desc>
                </draw:g>
              </table:table-cell>
              <table:table-cell office:value-type="string">
                <text:p>ic_dyn_1/C_pn</text:p>
                <draw:g>
                  <svg:desc>'mf 0.7 - rem 1.0'.S1:'mf 0.7 - rem 1.0'.S1</svg:desc>
                </draw:g>
              </table:table-cell>
              <table:table-cell office:value-type="string">
                <text:p>ic_dyn_1/R_pn</text:p>
                <draw:g>
                  <svg:desc>'mf 0.7 - rem 1.0'.U1:'mf 0.7 - rem 1.0'.U1</svg:desc>
                </draw:g>
              </table:table-cell>
              <table:table-cell office:value-type="string">
                <text:p>ic_dyn_R/C_pn</text:p>
                <draw:g>
                  <svg:desc>'mf 0.7 - rem 1.0'.W1:'mf 0.7 - rem 1.0'.W1</svg:desc>
                </draw:g>
              </table:table-cell>
              <table:table-cell office:value-type="string">
                <text:p>bc_dyn_1/C_pn</text:p>
                <draw:g>
                  <svg:desc>'mf 0.7 - rem 1.0'.AA1:'mf 0.7 - rem 1.0'.AA1</svg:desc>
                </draw:g>
              </table:table-cell>
              <table:table-cell office:value-type="string">
                <text:p>bc_dyn_1/R_pn</text:p>
                <draw:g>
                  <svg:desc>'mf 0.7 - rem 1.0'.AC1:'mf 0.7 - rem 1.0'.AC1</svg:desc>
                </draw:g>
              </table:table-cell>
              <table:table-cell office:value-type="string">
                <text:p>bc_dyn_R/C_pn</text:p>
                <draw:g>
                  <svg:desc>'mf 0.7 - rem 1.0'.AE1:'mf 0.7 - rem 1.0'.AE1</svg:desc>
                </draw:g>
              </table:table-cell>
              <table:table-cell office:value-type="string">
                <text:p>sbb_st_1/C_pn</text:p>
                <draw:g>
                  <svg:desc>'mf 0.7 - rem 1.0'.BE1:'mf 0.7 - rem 1.0'.BE1</svg:desc>
                </draw:g>
              </table:table-cell>
              <table:table-cell office:value-type="string">
                <text:p>sbb_dyn_1/C_pn</text:p>
                <draw:g>
                  <svg:desc>'mf 0.7 - rem 1.0'.BG1:'mf 0.7 - rem 1.0'.BG1</svg:desc>
                </draw:g>
              </table:table-cell>
              <table:table-cell office:value-type="string">
                <text:p>sbb_st_1/R_pn</text:p>
                <draw:g>
                  <svg:desc>'mf 0.7 - rem 1.0'.BI1:'mf 0.7 - rem 1.0'.BI1</svg:desc>
                </draw:g>
              </table:table-cell>
              <table:table-cell office:value-type="string">
                <text:p>sbb_dyn_1/R_pn</text:p>
                <draw:g>
                  <svg:desc>'mf 0.7 - rem 1.0'.BK1:'mf 0.7 - rem 1.0'.BK1</svg:desc>
                </draw:g>
              </table:table-cell>
              <table:table-cell office:value-type="string">
                <text:p>sbb_st_R/C_pn</text:p>
                <draw:g>
                  <svg:desc>'mf 0.7 - rem 1.0'.BM1:'mf 0.7 - rem 1.0'.BM1</svg:desc>
                </draw:g>
              </table:table-cell>
              <table:table-cell office:value-type="string">
                <text:p>sbb_dyn_R/C_pn</text:p>
                <draw:g>
                  <svg:desc>'mf 0.7 - rem 1.0'.BO1:'mf 0.7 - rem 1.0'.B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'mf 0.7 - rem 1.0'.A2:'mf 0.7 - rem 1.0'.A11</svg:desc>
                </draw:g>
              </table:table-cell>
              <table:table-cell office:value-type="float" office:value="0.985272411405">
                <text:p>0.985272411405</text:p>
                <draw:g>
                  <svg:desc>'mf 0.7 - rem 1.0'.K2:'mf 0.7 - rem 1.0'.K11</svg:desc>
                </draw:g>
              </table:table-cell>
              <table:table-cell office:value-type="float" office:value="0.982471086567">
                <text:p>0.982471086567</text:p>
                <draw:g>
                  <svg:desc>'mf 0.7 - rem 1.0'.M2:'mf 0.7 - rem 1.0'.M11</svg:desc>
                </draw:g>
              </table:table-cell>
              <table:table-cell office:value-type="float" office:value="0.986208131965">
                <text:p>0.986208131965</text:p>
                <draw:g>
                  <svg:desc>'mf 0.7 - rem 1.0'.O2:'mf 0.7 - rem 1.0'.O11</svg:desc>
                </draw:g>
              </table:table-cell>
              <table:table-cell office:value-type="float" office:value="0.990924745303">
                <text:p>0.990924745303</text:p>
                <draw:g>
                  <svg:desc>'mf 0.7 - rem 1.0'.S2:'mf 0.7 - rem 1.0'.S11</svg:desc>
                </draw:g>
              </table:table-cell>
              <table:table-cell office:value-type="float" office:value="0.986442521848">
                <text:p>0.986442521848</text:p>
                <draw:g>
                  <svg:desc>'mf 0.7 - rem 1.0'.U2:'mf 0.7 - rem 1.0'.U11</svg:desc>
                </draw:g>
              </table:table-cell>
              <table:table-cell office:value-type="float" office:value="0.986794557908">
                <text:p>0.986794557908</text:p>
                <draw:g>
                  <svg:desc>'mf 0.7 - rem 1.0'.W2:'mf 0.7 - rem 1.0'.W11</svg:desc>
                </draw:g>
              </table:table-cell>
              <table:table-cell office:value-type="float" office:value="0.988763279881">
                <text:p>0.988763279881</text:p>
                <draw:g>
                  <svg:desc>'mf 0.7 - rem 1.0'.AA2:'mf 0.7 - rem 1.0'.AA11</svg:desc>
                </draw:g>
              </table:table-cell>
              <table:table-cell office:value-type="float" office:value="0.985588309847">
                <text:p>0.985588309847</text:p>
                <draw:g>
                  <svg:desc>'mf 0.7 - rem 1.0'.AC2:'mf 0.7 - rem 1.0'.AC11</svg:desc>
                </draw:g>
              </table:table-cell>
              <table:table-cell office:value-type="float" office:value="0.986776746683">
                <text:p>0.986776746683</text:p>
                <draw:g>
                  <svg:desc>'mf 0.7 - rem 1.0'.AE2:'mf 0.7 - rem 1.0'.AE11</svg:desc>
                </draw:g>
              </table:table-cell>
              <table:table-cell office:value-type="float" office:value="0.984440960247">
                <text:p>0.984440960247</text:p>
                <draw:g>
                  <svg:desc>'mf 0.7 - rem 1.0'.BE2:'mf 0.7 - rem 1.0'.BE11</svg:desc>
                </draw:g>
              </table:table-cell>
              <table:table-cell office:value-type="float" office:value="0.986233948101">
                <text:p>0.986233948101</text:p>
                <draw:g>
                  <svg:desc>'mf 0.7 - rem 1.0'.BG2:'mf 0.7 - rem 1.0'.BG11</svg:desc>
                </draw:g>
              </table:table-cell>
              <table:table-cell office:value-type="float" office:value="0.982002605772">
                <text:p>0.982002605772</text:p>
                <draw:g>
                  <svg:desc>'mf 0.7 - rem 1.0'.BI2:'mf 0.7 - rem 1.0'.BI11</svg:desc>
                </draw:g>
              </table:table-cell>
              <table:table-cell office:value-type="float" office:value="0.981008830827">
                <text:p>0.981008830827</text:p>
                <draw:g>
                  <svg:desc>'mf 0.7 - rem 1.0'.BK2:'mf 0.7 - rem 1.0'.BK11</svg:desc>
                </draw:g>
              </table:table-cell>
              <table:table-cell office:value-type="float" office:value="0.986239934029">
                <text:p>0.986239934029</text:p>
                <draw:g>
                  <svg:desc>'mf 0.7 - rem 1.0'.BM2:'mf 0.7 - rem 1.0'.BM11</svg:desc>
                </draw:g>
              </table:table-cell>
              <table:table-cell office:value-type="float" office:value="0.988165713996">
                <text:p>0.988165713996</text:p>
                <draw:g>
                  <svg:desc>'mf 0.7 - rem 1.0'.BO2:'mf 0.7 - rem 1.0'.BO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0.915297141916">
                <text:p>0.915297141916</text:p>
              </table:table-cell>
              <table:table-cell office:value-type="float" office:value="0.910519516643">
                <text:p>0.910519516643</text:p>
              </table:table-cell>
              <table:table-cell office:value-type="float" office:value="0.907962290384">
                <text:p>0.907962290384</text:p>
              </table:table-cell>
              <table:table-cell office:value-type="float" office:value="0.931267809168">
                <text:p>0.931267809168</text:p>
              </table:table-cell>
              <table:table-cell office:value-type="float" office:value="0.92045646416">
                <text:p>0.92045646416</text:p>
              </table:table-cell>
              <table:table-cell office:value-type="float" office:value="0.918564756995">
                <text:p>0.918564756995</text:p>
              </table:table-cell>
              <table:table-cell office:value-type="float" office:value="0.914111675209">
                <text:p>0.914111675209</text:p>
              </table:table-cell>
              <table:table-cell office:value-type="float" office:value="0.913328169424">
                <text:p>0.913328169424</text:p>
              </table:table-cell>
              <table:table-cell office:value-type="float" office:value="0.906778875248">
                <text:p>0.906778875248</text:p>
              </table:table-cell>
              <table:table-cell office:value-type="float" office:value="0.9033311978">
                <text:p>0.9033311978</text:p>
              </table:table-cell>
              <table:table-cell office:value-type="float" office:value="0.910935570316">
                <text:p>0.910935570316</text:p>
              </table:table-cell>
              <table:table-cell office:value-type="float" office:value="0.898610849308">
                <text:p>0.898610849308</text:p>
              </table:table-cell>
              <table:table-cell office:value-type="float" office:value="0.911901487008">
                <text:p>0.911901487008</text:p>
              </table:table-cell>
              <table:table-cell office:value-type="float" office:value="0.89878175731">
                <text:p>0.89878175731</text:p>
              </table:table-cell>
              <table:table-cell office:value-type="float" office:value="0.897406230662">
                <text:p>0.897406230662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0.980026143422">
                <text:p>0.980026143422</text:p>
              </table:table-cell>
              <table:table-cell office:value-type="float" office:value="0.981330491248">
                <text:p>0.981330491248</text:p>
              </table:table-cell>
              <table:table-cell office:value-type="float" office:value="0.978390297384">
                <text:p>0.978390297384</text:p>
              </table:table-cell>
              <table:table-cell office:value-type="float" office:value="0.987107566347">
                <text:p>0.987107566347</text:p>
              </table:table-cell>
              <table:table-cell office:value-type="float" office:value="0.97950428195">
                <text:p>0.97950428195</text:p>
              </table:table-cell>
              <table:table-cell office:value-type="float" office:value="0.984373000188">
                <text:p>0.984373000188</text:p>
              </table:table-cell>
              <table:table-cell office:value-type="float" office:value="0.981821268586">
                <text:p>0.981821268586</text:p>
              </table:table-cell>
              <table:table-cell office:value-type="float" office:value="0.97851254253">
                <text:p>0.97851254253</text:p>
              </table:table-cell>
              <table:table-cell office:value-type="float" office:value="0.977955514775">
                <text:p>0.977955514775</text:p>
              </table:table-cell>
              <table:table-cell office:value-type="float" office:value="0.97744850367">
                <text:p>0.97744850367</text:p>
              </table:table-cell>
              <table:table-cell office:value-type="float" office:value="0.979941445511">
                <text:p>0.979941445511</text:p>
              </table:table-cell>
              <table:table-cell office:value-type="float" office:value="0.978752851496">
                <text:p>0.978752851496</text:p>
              </table:table-cell>
              <table:table-cell office:value-type="float" office:value="0.980891445511">
                <text:p>0.980891445511</text:p>
              </table:table-cell>
              <table:table-cell office:value-type="float" office:value="0.974906860531">
                <text:p>0.974906860531</text:p>
              </table:table-cell>
              <table:table-cell office:value-type="float" office:value="0.970001910408">
                <text:p>0.970001910408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61111111">
                <text:p>0.999861111111</text:p>
              </table:table-cell>
              <table:table-cell office:value-type="float" office:value="0.999556565001">
                <text:p>0.9995565650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48484848">
                <text:p>0.9998484848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41269841">
                <text:p>0.999841269841</text:p>
              </table:table-cell>
              <table:table-cell office:value-type="float" office:value="1">
                <text:p>1</text:p>
              </table:table-cell>
              <table:table-cell office:value-type="float" office:value="0.998031237604">
                <text:p>0.998031237604</text:p>
              </table:table-cell>
              <table:table-cell office:value-type="float" office:value="0.999852941176">
                <text:p>0.999852941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.897031572788">
                <text:p>0.897031572788</text:p>
              </table:table-cell>
              <table:table-cell office:value-type="float" office:value="0.894724254722">
                <text:p>0.894724254722</text:p>
              </table:table-cell>
              <table:table-cell office:value-type="float" office:value="0.895570586154">
                <text:p>0.895570586154</text:p>
              </table:table-cell>
              <table:table-cell office:value-type="float" office:value="0.897409959022">
                <text:p>0.897409959022</text:p>
              </table:table-cell>
              <table:table-cell office:value-type="float" office:value="0.897053917525">
                <text:p>0.897053917525</text:p>
              </table:table-cell>
              <table:table-cell office:value-type="float" office:value="0.901546263244">
                <text:p>0.901546263244</text:p>
              </table:table-cell>
              <table:table-cell office:value-type="float" office:value="0.896403598735">
                <text:p>0.896403598735</text:p>
              </table:table-cell>
              <table:table-cell office:value-type="float" office:value="0.898024429947">
                <text:p>0.898024429947</text:p>
              </table:table-cell>
              <table:table-cell office:value-type="float" office:value="0.894641107694">
                <text:p>0.894641107694</text:p>
              </table:table-cell>
              <table:table-cell office:value-type="float" office:value="0.888070398408">
                <text:p>0.888070398408</text:p>
              </table:table-cell>
              <table:table-cell office:value-type="float" office:value="0.886624827524">
                <text:p>0.886624827524</text:p>
              </table:table-cell>
              <table:table-cell office:value-type="float" office:value="0.886722267964">
                <text:p>0.886722267964</text:p>
              </table:table-cell>
              <table:table-cell office:value-type="float" office:value="0.885685921346">
                <text:p>0.885685921346</text:p>
              </table:table-cell>
              <table:table-cell office:value-type="float" office:value="0.886449608239">
                <text:p>0.886449608239</text:p>
              </table:table-cell>
              <table:table-cell office:value-type="float" office:value="0.884914716202">
                <text:p>0.884914716202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.949229607144">
                <text:p>0.949229607144</text:p>
              </table:table-cell>
              <table:table-cell office:value-type="float" office:value="0.948992181163">
                <text:p>0.948992181163</text:p>
              </table:table-cell>
              <table:table-cell office:value-type="float" office:value="0.946931435219">
                <text:p>0.946931435219</text:p>
              </table:table-cell>
              <table:table-cell office:value-type="float" office:value="0.964457994149">
                <text:p>0.964457994149</text:p>
              </table:table-cell>
              <table:table-cell office:value-type="float" office:value="0.963084912697">
                <text:p>0.963084912697</text:p>
              </table:table-cell>
              <table:table-cell office:value-type="float" office:value="0.961651149267">
                <text:p>0.961651149267</text:p>
              </table:table-cell>
              <table:table-cell office:value-type="float" office:value="0.951041812142">
                <text:p>0.951041812142</text:p>
              </table:table-cell>
              <table:table-cell office:value-type="float" office:value="0.94859554079">
                <text:p>0.94859554079</text:p>
              </table:table-cell>
              <table:table-cell office:value-type="float" office:value="0.952008347169">
                <text:p>0.952008347169</text:p>
              </table:table-cell>
              <table:table-cell office:value-type="float" office:value="0.941561374446">
                <text:p>0.941561374446</text:p>
              </table:table-cell>
              <table:table-cell office:value-type="float" office:value="0.942647362792">
                <text:p>0.942647362792</text:p>
              </table:table-cell>
              <table:table-cell office:value-type="float" office:value="0.941458604024">
                <text:p>0.941458604024</text:p>
              </table:table-cell>
              <table:table-cell office:value-type="float" office:value="0.945655038016">
                <text:p>0.945655038016</text:p>
              </table:table-cell>
              <table:table-cell office:value-type="float" office:value="0.939124952945">
                <text:p>0.939124952945</text:p>
              </table:table-cell>
              <table:table-cell office:value-type="float" office:value="0.936251991738">
                <text:p>0.936251991738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.943357730438">
                <text:p>0.943357730438</text:p>
              </table:table-cell>
              <table:table-cell office:value-type="float" office:value="0.943165177394">
                <text:p>0.943165177394</text:p>
              </table:table-cell>
              <table:table-cell office:value-type="float" office:value="0.944110892328">
                <text:p>0.944110892328</text:p>
              </table:table-cell>
              <table:table-cell office:value-type="float" office:value="0.943592066049">
                <text:p>0.943592066049</text:p>
              </table:table-cell>
              <table:table-cell office:value-type="float" office:value="0.940876027104">
                <text:p>0.940876027104</text:p>
              </table:table-cell>
              <table:table-cell office:value-type="float" office:value="0.944096058201">
                <text:p>0.944096058201</text:p>
              </table:table-cell>
              <table:table-cell office:value-type="float" office:value="0.938160406763">
                <text:p>0.938160406763</text:p>
              </table:table-cell>
              <table:table-cell office:value-type="float" office:value="0.943468012531">
                <text:p>0.943468012531</text:p>
              </table:table-cell>
              <table:table-cell office:value-type="float" office:value="0.940656836544">
                <text:p>0.940656836544</text:p>
              </table:table-cell>
              <table:table-cell office:value-type="float" office:value="0.934490294424">
                <text:p>0.934490294424</text:p>
              </table:table-cell>
              <table:table-cell office:value-type="float" office:value="0.933058606696">
                <text:p>0.933058606696</text:p>
              </table:table-cell>
              <table:table-cell office:value-type="float" office:value="0.933875389632">
                <text:p>0.933875389632</text:p>
              </table:table-cell>
              <table:table-cell office:value-type="float" office:value="0.932754535066">
                <text:p>0.932754535066</text:p>
              </table:table-cell>
              <table:table-cell office:value-type="float" office:value="0.932668401563">
                <text:p>0.932668401563</text:p>
              </table:table-cell>
              <table:table-cell office:value-type="float" office:value="0.933275585235">
                <text:p>0.933275585235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.896287914407">
                <text:p>0.896287914407</text:p>
              </table:table-cell>
              <table:table-cell office:value-type="float" office:value="0.895160678918">
                <text:p>0.895160678918</text:p>
              </table:table-cell>
              <table:table-cell office:value-type="float" office:value="0.895351612388">
                <text:p>0.895351612388</text:p>
              </table:table-cell>
              <table:table-cell office:value-type="float" office:value="0.917246043533">
                <text:p>0.917246043533</text:p>
              </table:table-cell>
              <table:table-cell office:value-type="float" office:value="0.91599137638">
                <text:p>0.91599137638</text:p>
              </table:table-cell>
              <table:table-cell office:value-type="float" office:value="0.91505885557">
                <text:p>0.91505885557</text:p>
              </table:table-cell>
              <table:table-cell office:value-type="float" office:value="0.896011665241">
                <text:p>0.896011665241</text:p>
              </table:table-cell>
              <table:table-cell office:value-type="float" office:value="0.896159161246">
                <text:p>0.896159161246</text:p>
              </table:table-cell>
              <table:table-cell office:value-type="float" office:value="0.896250397856">
                <text:p>0.896250397856</text:p>
              </table:table-cell>
              <table:table-cell office:value-type="float" office:value="0.884066725344">
                <text:p>0.884066725344</text:p>
              </table:table-cell>
              <table:table-cell office:value-type="float" office:value="0.884761896085">
                <text:p>0.884761896085</text:p>
              </table:table-cell>
              <table:table-cell office:value-type="float" office:value="0.882433206242">
                <text:p>0.882433206242</text:p>
              </table:table-cell>
              <table:table-cell office:value-type="float" office:value="0.881805925821">
                <text:p>0.881805925821</text:p>
              </table:table-cell>
              <table:table-cell office:value-type="float" office:value="0.882544178635">
                <text:p>0.882544178635</text:p>
              </table:table-cell>
              <table:table-cell office:value-type="float" office:value="0.881696962688">
                <text:p>0.881696962688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951833613502222">
                <text:p>0.951833613502222</text:p>
              </table:table-cell>
              <table:table-cell office:value-type="float" office:value="0.950707042961666">
                <text:p>0.950707042961666</text:p>
              </table:table-cell>
              <table:table-cell office:value-type="float" office:value="0.950502805091333">
                <text:p>0.950502805091333</text:p>
              </table:table-cell>
              <table:table-cell office:value-type="float" office:value="0.959096366075778">
                <text:p>0.959096366075778</text:p>
              </table:table-cell>
              <table:table-cell office:value-type="float" office:value="0.955885118518333">
                <text:p>0.955885118518333</text:p>
              </table:table-cell>
              <table:table-cell office:value-type="float" office:value="0.956898293485889">
                <text:p>0.956898293485889</text:p>
              </table:table-cell>
              <table:table-cell office:value-type="float" office:value="0.951812634061889">
                <text:p>0.951812634061889</text:p>
              </table:table-cell>
              <table:table-cell office:value-type="float" office:value="0.951502739018111">
                <text:p>0.951502739018111</text:p>
              </table:table-cell>
              <table:table-cell office:value-type="float" office:value="0.950563091774333">
                <text:p>0.950563091774333</text:p>
              </table:table-cell>
              <table:table-cell office:value-type="float" office:value="0.945934383815444">
                <text:p>0.945934383815444</text:p>
              </table:table-cell>
              <table:table-cell office:value-type="float" office:value="0.947116102985111">
                <text:p>0.947116102985111</text:p>
              </table:table-cell>
              <table:table-cell office:value-type="float" office:value="0.944872863826444">
                <text:p>0.944872863826444</text:p>
              </table:table-cell>
              <table:table-cell office:value-type="float" office:value="0.946414935688778">
                <text:p>0.946414935688778</text:p>
              </table:table-cell>
              <table:table-cell office:value-type="float" office:value="0.944507626047556">
                <text:p>0.944507626047556</text:p>
              </table:table-cell>
              <table:table-cell office:value-type="float" office:value="0.943523678992111">
                <text:p>0.9435236789921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5.95cm" svg:height="12.409cm" xlink:href=".." xlink:type="simple" chart:class="chart:bar" chart:style-name="ch1">
        <chart:legend chart:legend-position="end" svg:x="42.576cm" svg:y="2.419cm" style:legend-expansion="high" chart:style-name="ch2"/>
        <chart:plot-area chart:style-name="ch3" table:cell-range-address="'mf 0.9 - rem 1.0'.A2:'mf 0.9 - rem 1.0'.A11 'mf 0.9 - rem 1.0'.K1:'mf 0.9 - rem 1.0'.K11 'mf 0.9 - rem 1.0'.M1:'mf 0.9 - rem 1.0'.M11 'mf 0.9 - rem 1.0'.O1:'mf 0.9 - rem 1.0'.O11 'mf 0.9 - rem 1.0'.S1:'mf 0.9 - rem 1.0'.S11 'mf 0.9 - rem 1.0'.U1:'mf 0.9 - rem 1.0'.U11 'mf 0.9 - rem 1.0'.W1:'mf 0.9 - rem 1.0'.W11 'mf 0.9 - rem 1.0'.AA1:'mf 0.9 - rem 1.0'.AA11 'mf 0.9 - rem 1.0'.AC1:'mf 0.9 - rem 1.0'.AC11 'mf 0.9 - rem 1.0'.AE1:'mf 0.9 - rem 1.0'.AE11 'mf 0.9 - rem 1.0'.BE1:'mf 0.9 - rem 1.0'.BE11 'mf 0.9 - rem 1.0'.BG1:'mf 0.9 - rem 1.0'.BG11 'mf 0.9 - rem 1.0'.BI1:'mf 0.9 - rem 1.0'.BI11 'mf 0.9 - rem 1.0'.BK1:'mf 0.9 - rem 1.0'.BK11 'mf 0.9 - rem 1.0'.BM1:'mf 0.9 - rem 1.0'.BM11 'mf 0.9 - rem 1.0'.BO1:'mf 0.9 - rem 1.0'.BO11" chart:data-source-has-labels="both" svg:x="1.369cm" svg:y="1.127cm" svg:width="39.369cm" svg:height="10.614cm">
          <chartooo:coordinate-region svg:x="2.281cm" svg:y="1.326cm" svg:width="38.457cm" svg:height="9.768cm"/>
          <chart:axis chart:dimension="x" chart:name="primary-x" chart:style-name="ch4" chartooo:axis-type="auto">
            <chartooo:date-scale/>
            <chart:categories table:cell-range-address="'mf 0.9 - rem 1.0'.A2:'mf 0.9 - rem 1.0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f 0.9 - rem 1.0'.K2:'mf 0.9 - rem 1.0'.K11" chart:label-cell-address="'mf 0.9 - rem 1.0'.K1:'mf 0.9 - rem 1.0'.K1" chart:class="chart:bar">
            <chart:data-point chart:repeated="10"/>
          </chart:series>
          <chart:series chart:style-name="ch8" chart:values-cell-range-address="'mf 0.9 - rem 1.0'.M2:'mf 0.9 - rem 1.0'.M11" chart:label-cell-address="'mf 0.9 - rem 1.0'.M1:'mf 0.9 - rem 1.0'.M1" chart:class="chart:bar">
            <chart:data-point chart:repeated="10"/>
          </chart:series>
          <chart:series chart:style-name="ch9" chart:values-cell-range-address="'mf 0.9 - rem 1.0'.O2:'mf 0.9 - rem 1.0'.O11" chart:label-cell-address="'mf 0.9 - rem 1.0'.O1:'mf 0.9 - rem 1.0'.O1" chart:class="chart:bar">
            <chart:data-point chart:repeated="10"/>
          </chart:series>
          <chart:series chart:style-name="ch10" chart:values-cell-range-address="'mf 0.9 - rem 1.0'.S2:'mf 0.9 - rem 1.0'.S11" chart:label-cell-address="'mf 0.9 - rem 1.0'.S1:'mf 0.9 - rem 1.0'.S1" chart:class="chart:bar">
            <chart:data-point chart:repeated="10"/>
          </chart:series>
          <chart:series chart:style-name="ch11" chart:values-cell-range-address="'mf 0.9 - rem 1.0'.U2:'mf 0.9 - rem 1.0'.U11" chart:label-cell-address="'mf 0.9 - rem 1.0'.U1:'mf 0.9 - rem 1.0'.U1" chart:class="chart:bar">
            <chart:data-point chart:repeated="10"/>
          </chart:series>
          <chart:series chart:style-name="ch7" chart:values-cell-range-address="'mf 0.9 - rem 1.0'.W2:'mf 0.9 - rem 1.0'.W11" chart:label-cell-address="'mf 0.9 - rem 1.0'.W1:'mf 0.9 - rem 1.0'.W1" chart:class="chart:bar">
            <chart:data-point chart:repeated="10"/>
          </chart:series>
          <chart:series chart:style-name="ch9" chart:values-cell-range-address="'mf 0.9 - rem 1.0'.AA2:'mf 0.9 - rem 1.0'.AA11" chart:label-cell-address="'mf 0.9 - rem 1.0'.AA1:'mf 0.9 - rem 1.0'.AA1" chart:class="chart:bar">
            <chart:data-point chart:repeated="10"/>
          </chart:series>
          <chart:series chart:style-name="ch12" chart:values-cell-range-address="'mf 0.9 - rem 1.0'.AC2:'mf 0.9 - rem 1.0'.AC11" chart:label-cell-address="'mf 0.9 - rem 1.0'.AC1:'mf 0.9 - rem 1.0'.AC1" chart:class="chart:bar">
            <chart:data-point chart:repeated="10"/>
          </chart:series>
          <chart:series chart:style-name="ch10" chart:values-cell-range-address="'mf 0.9 - rem 1.0'.AE2:'mf 0.9 - rem 1.0'.AE11" chart:label-cell-address="'mf 0.9 - rem 1.0'.AE1:'mf 0.9 - rem 1.0'.AE1" chart:class="chart:bar">
            <chart:data-point chart:repeated="10"/>
          </chart:series>
          <chart:series chart:style-name="ch11" chart:values-cell-range-address="'mf 0.9 - rem 1.0'.BE2:'mf 0.9 - rem 1.0'.BE11" chart:label-cell-address="'mf 0.9 - rem 1.0'.BE1:'mf 0.9 - rem 1.0'.BE1" chart:class="chart:bar">
            <chart:data-point chart:repeated="10"/>
          </chart:series>
          <chart:series chart:style-name="ch7" chart:values-cell-range-address="'mf 0.9 - rem 1.0'.BG2:'mf 0.9 - rem 1.0'.BG11" chart:label-cell-address="'mf 0.9 - rem 1.0'.BG1:'mf 0.9 - rem 1.0'.BG1" chart:class="chart:bar">
            <chart:data-point chart:repeated="10"/>
          </chart:series>
          <chart:series chart:style-name="ch8" chart:values-cell-range-address="'mf 0.9 - rem 1.0'.BI2:'mf 0.9 - rem 1.0'.BI11" chart:label-cell-address="'mf 0.9 - rem 1.0'.BI1:'mf 0.9 - rem 1.0'.BI1" chart:class="chart:bar">
            <chart:data-point chart:repeated="10"/>
          </chart:series>
          <chart:series chart:style-name="ch9" chart:values-cell-range-address="'mf 0.9 - rem 1.0'.BK2:'mf 0.9 - rem 1.0'.BK11" chart:label-cell-address="'mf 0.9 - rem 1.0'.BK1:'mf 0.9 - rem 1.0'.BK1" chart:class="chart:bar">
            <chart:data-point chart:repeated="10"/>
          </chart:series>
          <chart:series chart:style-name="ch12" chart:values-cell-range-address="'mf 0.9 - rem 1.0'.BM2:'mf 0.9 - rem 1.0'.BM11" chart:label-cell-address="'mf 0.9 - rem 1.0'.BM1:'mf 0.9 - rem 1.0'.BM1" chart:class="chart:bar">
            <chart:data-point chart:repeated="10"/>
          </chart:series>
          <chart:series chart:style-name="ch10" chart:values-cell-range-address="'mf 0.9 - rem 1.0'.BO2:'mf 0.9 - rem 1.0'.BO11" chart:label-cell-address="'mf 0.9 - rem 1.0'.BO1:'mf 0.9 - rem 1.0'.BO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C_pn</text:p>
                <draw:g>
                  <svg:desc>'mf 0.9 - rem 1.0'.K1:'mf 0.9 - rem 1.0'.K1</svg:desc>
                </draw:g>
              </table:table-cell>
              <table:table-cell office:value-type="string">
                <text:p>1/R_pn</text:p>
                <draw:g>
                  <svg:desc>'mf 0.9 - rem 1.0'.M1:'mf 0.9 - rem 1.0'.M1</svg:desc>
                </draw:g>
              </table:table-cell>
              <table:table-cell office:value-type="string">
                <text:p>R/C_pn</text:p>
                <draw:g>
                  <svg:desc>'mf 0.9 - rem 1.0'.O1:'mf 0.9 - rem 1.0'.O1</svg:desc>
                </draw:g>
              </table:table-cell>
              <table:table-cell office:value-type="string">
                <text:p>ic_dyn_1/C_pn</text:p>
                <draw:g>
                  <svg:desc>'mf 0.9 - rem 1.0'.S1:'mf 0.9 - rem 1.0'.S1</svg:desc>
                </draw:g>
              </table:table-cell>
              <table:table-cell office:value-type="string">
                <text:p>ic_dyn_1/R_pn</text:p>
                <draw:g>
                  <svg:desc>'mf 0.9 - rem 1.0'.U1:'mf 0.9 - rem 1.0'.U1</svg:desc>
                </draw:g>
              </table:table-cell>
              <table:table-cell office:value-type="string">
                <text:p>ic_dyn_R/C_pn</text:p>
                <draw:g>
                  <svg:desc>'mf 0.9 - rem 1.0'.W1:'mf 0.9 - rem 1.0'.W1</svg:desc>
                </draw:g>
              </table:table-cell>
              <table:table-cell office:value-type="string">
                <text:p>bc_dyn_1/C_pn</text:p>
                <draw:g>
                  <svg:desc>'mf 0.9 - rem 1.0'.AA1:'mf 0.9 - rem 1.0'.AA1</svg:desc>
                </draw:g>
              </table:table-cell>
              <table:table-cell office:value-type="string">
                <text:p>bc_dyn_1/R_pn</text:p>
                <draw:g>
                  <svg:desc>'mf 0.9 - rem 1.0'.AC1:'mf 0.9 - rem 1.0'.AC1</svg:desc>
                </draw:g>
              </table:table-cell>
              <table:table-cell office:value-type="string">
                <text:p>bc_dyn_R/C_pn</text:p>
                <draw:g>
                  <svg:desc>'mf 0.9 - rem 1.0'.AE1:'mf 0.9 - rem 1.0'.AE1</svg:desc>
                </draw:g>
              </table:table-cell>
              <table:table-cell office:value-type="string">
                <text:p>sbb_st_1/C_pn</text:p>
                <draw:g>
                  <svg:desc>'mf 0.9 - rem 1.0'.BE1:'mf 0.9 - rem 1.0'.BE1</svg:desc>
                </draw:g>
              </table:table-cell>
              <table:table-cell office:value-type="string">
                <text:p>sbb_dyn_1/C_pn</text:p>
                <draw:g>
                  <svg:desc>'mf 0.9 - rem 1.0'.BG1:'mf 0.9 - rem 1.0'.BG1</svg:desc>
                </draw:g>
              </table:table-cell>
              <table:table-cell office:value-type="string">
                <text:p>sbb_st_1/R_pn</text:p>
                <draw:g>
                  <svg:desc>'mf 0.9 - rem 1.0'.BI1:'mf 0.9 - rem 1.0'.BI1</svg:desc>
                </draw:g>
              </table:table-cell>
              <table:table-cell office:value-type="string">
                <text:p>sbb_dyn_1/R_pn</text:p>
                <draw:g>
                  <svg:desc>'mf 0.9 - rem 1.0'.BK1:'mf 0.9 - rem 1.0'.BK1</svg:desc>
                </draw:g>
              </table:table-cell>
              <table:table-cell office:value-type="string">
                <text:p>sbb_st_R/C_pn</text:p>
                <draw:g>
                  <svg:desc>'mf 0.9 - rem 1.0'.BM1:'mf 0.9 - rem 1.0'.BM1</svg:desc>
                </draw:g>
              </table:table-cell>
              <table:table-cell office:value-type="string">
                <text:p>sbb_dyn_R/C_pn</text:p>
                <draw:g>
                  <svg:desc>'mf 0.9 - rem 1.0'.BO1:'mf 0.9 - rem 1.0'.B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'mf 0.9 - rem 1.0'.A2:'mf 0.9 - rem 1.0'.A11</svg:desc>
                </draw:g>
              </table:table-cell>
              <table:table-cell office:value-type="float" office:value="0.966048881833">
                <text:p>0.966048881833</text:p>
                <draw:g>
                  <svg:desc>'mf 0.9 - rem 1.0'.K2:'mf 0.9 - rem 1.0'.K11</svg:desc>
                </draw:g>
              </table:table-cell>
              <table:table-cell office:value-type="float" office:value="0.964658730318">
                <text:p>0.964658730318</text:p>
                <draw:g>
                  <svg:desc>'mf 0.9 - rem 1.0'.M2:'mf 0.9 - rem 1.0'.M11</svg:desc>
                </draw:g>
              </table:table-cell>
              <table:table-cell office:value-type="float" office:value="0.965367247012">
                <text:p>0.965367247012</text:p>
                <draw:g>
                  <svg:desc>'mf 0.9 - rem 1.0'.O2:'mf 0.9 - rem 1.0'.O11</svg:desc>
                </draw:g>
              </table:table-cell>
              <table:table-cell office:value-type="float" office:value="0.965224352342">
                <text:p>0.965224352342</text:p>
                <draw:g>
                  <svg:desc>'mf 0.9 - rem 1.0'.S2:'mf 0.9 - rem 1.0'.S11</svg:desc>
                </draw:g>
              </table:table-cell>
              <table:table-cell office:value-type="float" office:value="0.959190003561">
                <text:p>0.959190003561</text:p>
                <draw:g>
                  <svg:desc>'mf 0.9 - rem 1.0'.U2:'mf 0.9 - rem 1.0'.U11</svg:desc>
                </draw:g>
              </table:table-cell>
              <table:table-cell office:value-type="float" office:value="0.954439419354">
                <text:p>0.954439419354</text:p>
                <draw:g>
                  <svg:desc>'mf 0.9 - rem 1.0'.W2:'mf 0.9 - rem 1.0'.W11</svg:desc>
                </draw:g>
              </table:table-cell>
              <table:table-cell office:value-type="float" office:value="0.961652777735">
                <text:p>0.961652777735</text:p>
                <draw:g>
                  <svg:desc>'mf 0.9 - rem 1.0'.AA2:'mf 0.9 - rem 1.0'.AA11</svg:desc>
                </draw:g>
              </table:table-cell>
              <table:table-cell office:value-type="float" office:value="0.96144646391">
                <text:p>0.96144646391</text:p>
                <draw:g>
                  <svg:desc>'mf 0.9 - rem 1.0'.AC2:'mf 0.9 - rem 1.0'.AC11</svg:desc>
                </draw:g>
              </table:table-cell>
              <table:table-cell office:value-type="float" office:value="0.964391739094">
                <text:p>0.964391739094</text:p>
                <draw:g>
                  <svg:desc>'mf 0.9 - rem 1.0'.AE2:'mf 0.9 - rem 1.0'.AE11</svg:desc>
                </draw:g>
              </table:table-cell>
              <table:table-cell office:value-type="float" office:value="0.959920309044">
                <text:p>0.959920309044</text:p>
                <draw:g>
                  <svg:desc>'mf 0.9 - rem 1.0'.BE2:'mf 0.9 - rem 1.0'.BE11</svg:desc>
                </draw:g>
              </table:table-cell>
              <table:table-cell office:value-type="float" office:value="0.958135032126">
                <text:p>0.958135032126</text:p>
                <draw:g>
                  <svg:desc>'mf 0.9 - rem 1.0'.BG2:'mf 0.9 - rem 1.0'.BG11</svg:desc>
                </draw:g>
              </table:table-cell>
              <table:table-cell office:value-type="float" office:value="0.960695897928">
                <text:p>0.960695897928</text:p>
                <draw:g>
                  <svg:desc>'mf 0.9 - rem 1.0'.BI2:'mf 0.9 - rem 1.0'.BI11</svg:desc>
                </draw:g>
              </table:table-cell>
              <table:table-cell office:value-type="float" office:value="0.955249154594">
                <text:p>0.955249154594</text:p>
                <draw:g>
                  <svg:desc>'mf 0.9 - rem 1.0'.BK2:'mf 0.9 - rem 1.0'.BK11</svg:desc>
                </draw:g>
              </table:table-cell>
              <table:table-cell office:value-type="float" office:value="0.95968455973">
                <text:p>0.95968455973</text:p>
                <draw:g>
                  <svg:desc>'mf 0.9 - rem 1.0'.BM2:'mf 0.9 - rem 1.0'.BM11</svg:desc>
                </draw:g>
              </table:table-cell>
              <table:table-cell office:value-type="float" office:value="0.957541929917">
                <text:p>0.957541929917</text:p>
                <draw:g>
                  <svg:desc>'mf 0.9 - rem 1.0'.BO2:'mf 0.9 - rem 1.0'.BO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0.889754527741">
                <text:p>0.889754527741</text:p>
              </table:table-cell>
              <table:table-cell office:value-type="float" office:value="0.890496196412">
                <text:p>0.890496196412</text:p>
              </table:table-cell>
              <table:table-cell office:value-type="float" office:value="0.893818167293">
                <text:p>0.893818167293</text:p>
              </table:table-cell>
              <table:table-cell office:value-type="float" office:value="0.913479517253">
                <text:p>0.913479517253</text:p>
              </table:table-cell>
              <table:table-cell office:value-type="float" office:value="0.915089353084">
                <text:p>0.915089353084</text:p>
              </table:table-cell>
              <table:table-cell office:value-type="float" office:value="0.906612705281">
                <text:p>0.906612705281</text:p>
              </table:table-cell>
              <table:table-cell office:value-type="float" office:value="0.88891478485">
                <text:p>0.88891478485</text:p>
              </table:table-cell>
              <table:table-cell office:value-type="float" office:value="0.888045351085">
                <text:p>0.888045351085</text:p>
              </table:table-cell>
              <table:table-cell office:value-type="float" office:value="0.894763342198">
                <text:p>0.894763342198</text:p>
              </table:table-cell>
              <table:table-cell office:value-type="float" office:value="0.885583391922">
                <text:p>0.885583391922</text:p>
              </table:table-cell>
              <table:table-cell office:value-type="float" office:value="0.887274865533">
                <text:p>0.887274865533</text:p>
              </table:table-cell>
              <table:table-cell office:value-type="float" office:value="0.886028406423">
                <text:p>0.886028406423</text:p>
              </table:table-cell>
              <table:table-cell office:value-type="float" office:value="0.885670766778">
                <text:p>0.885670766778</text:p>
              </table:table-cell>
              <table:table-cell office:value-type="float" office:value="0.887208215083">
                <text:p>0.887208215083</text:p>
              </table:table-cell>
              <table:table-cell office:value-type="float" office:value="0.885683680674">
                <text:p>0.885683680674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0.977792105797">
                <text:p>0.977792105797</text:p>
              </table:table-cell>
              <table:table-cell office:value-type="float" office:value="0.977792105797">
                <text:p>0.977792105797</text:p>
              </table:table-cell>
              <table:table-cell office:value-type="float" office:value="0.984129312112">
                <text:p>0.984129312112</text:p>
              </table:table-cell>
              <table:table-cell office:value-type="float" office:value="0.986204168038">
                <text:p>0.986204168038</text:p>
              </table:table-cell>
              <table:table-cell office:value-type="float" office:value="0.986570048956">
                <text:p>0.986570048956</text:p>
              </table:table-cell>
              <table:table-cell office:value-type="float" office:value="0.984222675846">
                <text:p>0.984222675846</text:p>
              </table:table-cell>
              <table:table-cell office:value-type="float" office:value="0.984971149033">
                <text:p>0.984971149033</text:p>
              </table:table-cell>
              <table:table-cell office:value-type="float" office:value="0.984193766387">
                <text:p>0.984193766387</text:p>
              </table:table-cell>
              <table:table-cell office:value-type="float" office:value="0.983988997581">
                <text:p>0.983988997581</text:p>
              </table:table-cell>
              <table:table-cell office:value-type="float" office:value="0.974028061858">
                <text:p>0.974028061858</text:p>
              </table:table-cell>
              <table:table-cell office:value-type="float" office:value="0.979122471923">
                <text:p>0.979122471923</text:p>
              </table:table-cell>
              <table:table-cell office:value-type="float" office:value="0.975030039445">
                <text:p>0.975030039445</text:p>
              </table:table-cell>
              <table:table-cell office:value-type="float" office:value="0.977355353834">
                <text:p>0.977355353834</text:p>
              </table:table-cell>
              <table:table-cell office:value-type="float" office:value="0.975894044382">
                <text:p>0.975894044382</text:p>
              </table:table-cell>
              <table:table-cell office:value-type="float" office:value="0.973243764646">
                <text:p>0.973243764646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0.995450307364">
                <text:p>0.995450307364</text:p>
              </table:table-cell>
              <table:table-cell office:value-type="float" office:value="0.995455260801">
                <text:p>0.995455260801</text:p>
              </table:table-cell>
              <table:table-cell office:value-type="float" office:value="0.995599385558">
                <text:p>0.995599385558</text:p>
              </table:table-cell>
              <table:table-cell office:value-type="float" office:value="0.995789393786">
                <text:p>0.995789393786</text:p>
              </table:table-cell>
              <table:table-cell office:value-type="float" office:value="0.990134890626">
                <text:p>0.990134890626</text:p>
              </table:table-cell>
              <table:table-cell office:value-type="float" office:value="0.995667900282">
                <text:p>0.995667900282</text:p>
              </table:table-cell>
              <table:table-cell office:value-type="float" office:value="0.995076434513">
                <text:p>0.995076434513</text:p>
              </table:table-cell>
              <table:table-cell office:value-type="float" office:value="0.994093820858">
                <text:p>0.994093820858</text:p>
              </table:table-cell>
              <table:table-cell office:value-type="float" office:value="0.993386133304">
                <text:p>0.993386133304</text:p>
              </table:table-cell>
              <table:table-cell office:value-type="float" office:value="0.987491261739">
                <text:p>0.987491261739</text:p>
              </table:table-cell>
              <table:table-cell office:value-type="float" office:value="0.988580515401">
                <text:p>0.988580515401</text:p>
              </table:table-cell>
              <table:table-cell office:value-type="float" office:value="0.988495040666">
                <text:p>0.988495040666</text:p>
              </table:table-cell>
              <table:table-cell office:value-type="float" office:value="0.985453045063">
                <text:p>0.985453045063</text:p>
              </table:table-cell>
              <table:table-cell office:value-type="float" office:value="0.988435319095">
                <text:p>0.988435319095</text:p>
              </table:table-cell>
              <table:table-cell office:value-type="float" office:value="0.989288044439">
                <text:p>0.989288044439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.876025790084">
                <text:p>0.876025790084</text:p>
              </table:table-cell>
              <table:table-cell office:value-type="float" office:value="0.875135956153">
                <text:p>0.875135956153</text:p>
              </table:table-cell>
              <table:table-cell office:value-type="float" office:value="0.873565716899">
                <text:p>0.873565716899</text:p>
              </table:table-cell>
              <table:table-cell office:value-type="float" office:value="0.878366626106">
                <text:p>0.878366626106</text:p>
              </table:table-cell>
              <table:table-cell office:value-type="float" office:value="0.87807434612">
                <text:p>0.87807434612</text:p>
              </table:table-cell>
              <table:table-cell office:value-type="float" office:value="0.874083405436">
                <text:p>0.874083405436</text:p>
              </table:table-cell>
              <table:table-cell office:value-type="float" office:value="0.872332836878">
                <text:p>0.872332836878</text:p>
              </table:table-cell>
              <table:table-cell office:value-type="float" office:value="0.875828104235">
                <text:p>0.875828104235</text:p>
              </table:table-cell>
              <table:table-cell office:value-type="float" office:value="0.872744077089">
                <text:p>0.872744077089</text:p>
              </table:table-cell>
              <table:table-cell office:value-type="float" office:value="0.869080246143">
                <text:p>0.869080246143</text:p>
              </table:table-cell>
              <table:table-cell office:value-type="float" office:value="0.869550916317">
                <text:p>0.869550916317</text:p>
              </table:table-cell>
              <table:table-cell office:value-type="float" office:value="0.867186271684">
                <text:p>0.867186271684</text:p>
              </table:table-cell>
              <table:table-cell office:value-type="float" office:value="0.866627348507">
                <text:p>0.866627348507</text:p>
              </table:table-cell>
              <table:table-cell office:value-type="float" office:value="0.87039323229">
                <text:p>0.87039323229</text:p>
              </table:table-cell>
              <table:table-cell office:value-type="float" office:value="0.869069573425">
                <text:p>0.869069573425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.952544309977">
                <text:p>0.952544309977</text:p>
              </table:table-cell>
              <table:table-cell office:value-type="float" office:value="0.952535583755">
                <text:p>0.952535583755</text:p>
              </table:table-cell>
              <table:table-cell office:value-type="float" office:value="0.950964042613">
                <text:p>0.950964042613</text:p>
              </table:table-cell>
              <table:table-cell office:value-type="float" office:value="0.971839556879">
                <text:p>0.971839556879</text:p>
              </table:table-cell>
              <table:table-cell office:value-type="float" office:value="0.970094917049">
                <text:p>0.970094917049</text:p>
              </table:table-cell>
              <table:table-cell office:value-type="float" office:value="0.967655724244">
                <text:p>0.967655724244</text:p>
              </table:table-cell>
              <table:table-cell office:value-type="float" office:value="0.95459360915">
                <text:p>0.95459360915</text:p>
              </table:table-cell>
              <table:table-cell office:value-type="float" office:value="0.952475837052">
                <text:p>0.952475837052</text:p>
              </table:table-cell>
              <table:table-cell office:value-type="float" office:value="0.953789585327">
                <text:p>0.953789585327</text:p>
              </table:table-cell>
              <table:table-cell office:value-type="float" office:value="0.93901757603">
                <text:p>0.93901757603</text:p>
              </table:table-cell>
              <table:table-cell office:value-type="float" office:value="0.944433581241">
                <text:p>0.944433581241</text:p>
              </table:table-cell>
              <table:table-cell office:value-type="float" office:value="0.939002557273">
                <text:p>0.939002557273</text:p>
              </table:table-cell>
              <table:table-cell office:value-type="float" office:value="0.943365007123">
                <text:p>0.943365007123</text:p>
              </table:table-cell>
              <table:table-cell office:value-type="float" office:value="0.939718000553">
                <text:p>0.939718000553</text:p>
              </table:table-cell>
              <table:table-cell office:value-type="float" office:value="0.936929811154">
                <text:p>0.936929811154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53769441">
                <text:p>0.999537694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466980333">
                <text:p>0.999466980333</text:p>
              </table:table-cell>
              <table:table-cell office:value-type="float" office:value="0.99955722742">
                <text:p>0.99955722742</text:p>
              </table:table-cell>
              <table:table-cell office:value-type="float" office:value="0.999515569928">
                <text:p>0.999515569928</text:p>
              </table:table-cell>
              <table:table-cell office:value-type="float" office:value="0.99828635716">
                <text:p>0.99828635716</text:p>
              </table:table-cell>
              <table:table-cell office:value-type="float" office:value="0.999611447796">
                <text:p>0.999611447796</text:p>
              </table:table-cell>
              <table:table-cell office:value-type="float" office:value="0.999663069773">
                <text:p>0.999663069773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.8994745376">
                <text:p>0.8994745376</text:p>
              </table:table-cell>
              <table:table-cell office:value-type="float" office:value="0.899560757654">
                <text:p>0.899560757654</text:p>
              </table:table-cell>
              <table:table-cell office:value-type="float" office:value="0.899620545365">
                <text:p>0.899620545365</text:p>
              </table:table-cell>
              <table:table-cell office:value-type="float" office:value="0.894216820271">
                <text:p>0.894216820271</text:p>
              </table:table-cell>
              <table:table-cell office:value-type="float" office:value="0.896180128385">
                <text:p>0.896180128385</text:p>
              </table:table-cell>
              <table:table-cell office:value-type="float" office:value="0.895346575429">
                <text:p>0.895346575429</text:p>
              </table:table-cell>
              <table:table-cell office:value-type="float" office:value="0.898029535747">
                <text:p>0.898029535747</text:p>
              </table:table-cell>
              <table:table-cell office:value-type="float" office:value="0.901138190341">
                <text:p>0.901138190341</text:p>
              </table:table-cell>
              <table:table-cell office:value-type="float" office:value="0.896225427583">
                <text:p>0.896225427583</text:p>
              </table:table-cell>
              <table:table-cell office:value-type="float" office:value="0.895348042848">
                <text:p>0.895348042848</text:p>
              </table:table-cell>
              <table:table-cell office:value-type="float" office:value="0.895451411621">
                <text:p>0.895451411621</text:p>
              </table:table-cell>
              <table:table-cell office:value-type="float" office:value="0.895744957982">
                <text:p>0.895744957982</text:p>
              </table:table-cell>
              <table:table-cell office:value-type="float" office:value="0.892141705178">
                <text:p>0.892141705178</text:p>
              </table:table-cell>
              <table:table-cell office:value-type="float" office:value="0.896728269249">
                <text:p>0.896728269249</text:p>
              </table:table-cell>
              <table:table-cell office:value-type="float" office:value="0.894890919537">
                <text:p>0.894890919537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.89925141638">
                <text:p>0.89925141638</text:p>
              </table:table-cell>
              <table:table-cell office:value-type="float" office:value="0.899199628995">
                <text:p>0.899199628995</text:p>
              </table:table-cell>
              <table:table-cell office:value-type="float" office:value="0.899354670895">
                <text:p>0.899354670895</text:p>
              </table:table-cell>
              <table:table-cell office:value-type="float" office:value="0.925861181577">
                <text:p>0.925861181577</text:p>
              </table:table-cell>
              <table:table-cell office:value-type="float" office:value="0.926129047026">
                <text:p>0.926129047026</text:p>
              </table:table-cell>
              <table:table-cell office:value-type="float" office:value="0.924325788495">
                <text:p>0.924325788495</text:p>
              </table:table-cell>
              <table:table-cell office:value-type="float" office:value="0.899875455244">
                <text:p>0.899875455244</text:p>
              </table:table-cell>
              <table:table-cell office:value-type="float" office:value="0.900026638054">
                <text:p>0.900026638054</text:p>
              </table:table-cell>
              <table:table-cell office:value-type="float" office:value="0.898125715847">
                <text:p>0.898125715847</text:p>
              </table:table-cell>
              <table:table-cell office:value-type="float" office:value="0.875949868108">
                <text:p>0.875949868108</text:p>
              </table:table-cell>
              <table:table-cell office:value-type="float" office:value="0.876301565126">
                <text:p>0.876301565126</text:p>
              </table:table-cell>
              <table:table-cell office:value-type="float" office:value="0.87572772597">
                <text:p>0.87572772597</text:p>
              </table:table-cell>
              <table:table-cell office:value-type="float" office:value="0.876379605952">
                <text:p>0.876379605952</text:p>
              </table:table-cell>
              <table:table-cell office:value-type="float" office:value="0.875558688331">
                <text:p>0.875558688331</text:p>
              </table:table-cell>
              <table:table-cell office:value-type="float" office:value="0.873127203776">
                <text:p>0.873127203776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939593541864">
                <text:p>0.939593541864</text:p>
              </table:table-cell>
              <table:table-cell office:value-type="float" office:value="0.939426024431667">
                <text:p>0.939426024431667</text:p>
              </table:table-cell>
              <table:table-cell office:value-type="float" office:value="0.940268787527444">
                <text:p>0.940268787527444</text:p>
              </table:table-cell>
              <table:table-cell office:value-type="float" office:value="0.947886846250222">
                <text:p>0.947886846250222</text:p>
              </table:table-cell>
              <table:table-cell office:value-type="float" office:value="0.946777825468555">
                <text:p>0.946777825468555</text:p>
              </table:table-cell>
              <table:table-cell office:value-type="float" office:value="0.944706021596333">
                <text:p>0.944706021596333</text:p>
              </table:table-cell>
              <table:table-cell office:value-type="float" office:value="0.939494064794444">
                <text:p>0.939494064794444</text:p>
              </table:table-cell>
              <table:table-cell office:value-type="float" office:value="0.939694241324667">
                <text:p>0.939694241324667</text:p>
              </table:table-cell>
              <table:table-cell office:value-type="float" office:value="0.939712779780333">
                <text:p>0.939712779780333</text:p>
              </table:table-cell>
              <table:table-cell office:value-type="float" office:value="0.931765082002778">
                <text:p>0.931765082002778</text:p>
              </table:table-cell>
              <table:table-cell office:value-type="float" office:value="0.933156398523111">
                <text:p>0.933156398523111</text:p>
              </table:table-cell>
              <table:table-cell office:value-type="float" office:value="0.931936274144333">
                <text:p>0.931936274144333</text:p>
              </table:table-cell>
              <table:table-cell office:value-type="float" office:value="0.931169816021">
                <text:p>0.931169816021</text:p>
              </table:table-cell>
              <table:table-cell office:value-type="float" office:value="0.932581308501">
                <text:p>0.932581308501</text:p>
              </table:table-cell>
              <table:table-cell office:value-type="float" office:value="0.931048666371222">
                <text:p>0.93104866637122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6.933cm" svg:height="11.394cm" xlink:href=".." xlink:type="simple" chart:class="chart:bar" chart:style-name="ch1">
        <chart:legend chart:legend-position="end" svg:x="33.637cm" svg:y="2.417cm" style:legend-expansion="high" chart:style-name="ch2"/>
        <chart:plot-area chart:style-name="ch3" table:cell-range-address="'mf 0.7 - rem 1.0'.L1:'mf 0.7 - rem 1.0'.L1 'mf 0.7 - rem 1.0'.N1:'mf 0.7 - rem 1.0'.N1 'mf 0.7 - rem 1.0'.P1:'mf 0.7 - rem 1.0'.P1 'mf 0.7 - rem 1.0'.T1:'mf 0.7 - rem 1.0'.T1 'mf 0.7 - rem 1.0'.V1:'mf 0.7 - rem 1.0'.V1 'mf 0.7 - rem 1.0'.X1:'mf 0.7 - rem 1.0'.X1 'mf 0.7 - rem 1.0'.AB1:'mf 0.7 - rem 1.0'.AB1 'mf 0.7 - rem 1.0'.AD1:'mf 0.7 - rem 1.0'.AD1 'mf 0.7 - rem 1.0'.AF1:'mf 0.7 - rem 1.0'.AF1 'mf 0.7 - rem 1.0'.BF1:'mf 0.7 - rem 1.0'.BF1 'mf 0.7 - rem 1.0'.BH1:'mf 0.7 - rem 1.0'.BH1 'mf 0.7 - rem 1.0'.BJ1:'mf 0.7 - rem 1.0'.BJ1 'mf 0.7 - rem 1.0'.BL1:'mf 0.7 - rem 1.0'.BL1 'mf 0.7 - rem 1.0'.BN1:'mf 0.7 - rem 1.0'.BN1 'mf 0.7 - rem 1.0'.BP1:'mf 0.7 - rem 1.0'.BP1 'mf 0.7 - rem 1.0'.L11:'mf 0.7 - rem 1.0'.L11 'mf 0.7 - rem 1.0'.N11:'mf 0.7 - rem 1.0'.N11 'mf 0.7 - rem 1.0'.P11:'mf 0.7 - rem 1.0'.P11 'mf 0.7 - rem 1.0'.T11:'mf 0.7 - rem 1.0'.T11 'mf 0.7 - rem 1.0'.V11:'mf 0.7 - rem 1.0'.V11 'mf 0.7 - rem 1.0'.X11:'mf 0.7 - rem 1.0'.X11 'mf 0.7 - rem 1.0'.AB11:'mf 0.7 - rem 1.0'.AB11 'mf 0.7 - rem 1.0'.AD11:'mf 0.7 - rem 1.0'.AD11 'mf 0.7 - rem 1.0'.AF11:'mf 0.7 - rem 1.0'.AF11 'mf 0.7 - rem 1.0'.BF11:'mf 0.7 - rem 1.0'.BF11 'mf 0.7 - rem 1.0'.BH11:'mf 0.7 - rem 1.0'.BH11 'mf 0.7 - rem 1.0'.BJ11:'mf 0.7 - rem 1.0'.BJ11 'mf 0.7 - rem 1.0'.BL11:'mf 0.7 - rem 1.0'.BL11 'mf 0.7 - rem 1.0'.BN11:'mf 0.7 - rem 1.0'.BN11 'mf 0.7 - rem 1.0'.BP11:'mf 0.7 - rem 1.0'.BP11 'mf 0.8 - rem 0.8'.L11:'mf 0.8 - rem 0.8'.L11 'mf 0.8 - rem 0.8'.N11:'mf 0.8 - rem 0.8'.N11 'mf 0.8 - rem 0.8'.P11:'mf 0.8 - rem 0.8'.P11 'mf 0.8 - rem 0.8'.T11:'mf 0.8 - rem 0.8'.T11 'mf 0.8 - rem 0.8'.V11:'mf 0.8 - rem 0.8'.V11 'mf 0.8 - rem 0.8'.X11:'mf 0.8 - rem 0.8'.X11 'mf 0.8 - rem 0.8'.AB11:'mf 0.8 - rem 0.8'.AB11 'mf 0.8 - rem 0.8'.AD11:'mf 0.8 - rem 0.8'.AD11 'mf 0.8 - rem 0.8'.AF11:'mf 0.8 - rem 0.8'.AF11 'mf 0.8 - rem 0.8'.BF11:'mf 0.8 - rem 0.8'.BF11 'mf 0.8 - rem 0.8'.BH11:'mf 0.8 - rem 0.8'.BH11 'mf 0.8 - rem 0.8'.BJ11:'mf 0.8 - rem 0.8'.BJ11 'mf 0.8 - rem 0.8'.BL11:'mf 0.8 - rem 0.8'.BL11 'mf 0.8 - rem 0.8'.BN11:'mf 0.8 - rem 0.8'.BN11 'mf 0.8 - rem 0.8'.BP11:'mf 0.8 - rem 0.8'.BP11 'mf 0.8 - rem 1.0'.L11:'mf 0.8 - rem 1.0'.L11 'mf 0.8 - rem 1.0'.N11:'mf 0.8 - rem 1.0'.N11 'mf 0.8 - rem 1.0'.P11:'mf 0.8 - rem 1.0'.P11 'mf 0.8 - rem 1.0'.T11:'mf 0.8 - rem 1.0'.T11 'mf 0.8 - rem 1.0'.V11:'mf 0.8 - rem 1.0'.V11 'mf 0.8 - rem 1.0'.X11:'mf 0.8 - rem 1.0'.X11 'mf 0.8 - rem 1.0'.AB11:'mf 0.8 - rem 1.0'.AB11 'mf 0.8 - rem 1.0'.AD11:'mf 0.8 - rem 1.0'.AD11 'mf 0.8 - rem 1.0'.AF11:'mf 0.8 - rem 1.0'.AF11 'mf 0.8 - rem 1.0'.BF11:'mf 0.8 - rem 1.0'.BF11 'mf 0.8 - rem 1.0'.BH11:'mf 0.8 - rem 1.0'.BH11 'mf 0.8 - rem 1.0'.BJ11:'mf 0.8 - rem 1.0'.BJ11 'mf 0.8 - rem 1.0'.BL11:'mf 0.8 - rem 1.0'.BL11 'mf 0.8 - rem 1.0'.BN11:'mf 0.8 - rem 1.0'.BN11 'mf 0.8 - rem 1.0'.BP11:'mf 0.8 - rem 1.0'.BP11 'mf 0.9 - rem 0.8'.L11:'mf 0.9 - rem 0.8'.L11 'mf 0.9 - rem 0.8'.N11:'mf 0.9 - rem 0.8'.N11 'mf 0.9 - rem 0.8'.P11:'mf 0.9 - rem 0.8'.P11 'mf 0.9 - rem 0.8'.T11:'mf 0.9 - rem 0.8'.T11 'mf 0.9 - rem 0.8'.V11:'mf 0.9 - rem 0.8'.V11 'mf 0.9 - rem 0.8'.X11:'mf 0.9 - rem 0.8'.X11 'mf 0.9 - rem 0.8'.AB11:'mf 0.9 - rem 0.8'.AB11 'mf 0.9 - rem 0.8'.AD11:'mf 0.9 - rem 0.8'.AD11 'mf 0.9 - rem 0.8'.AF11:'mf 0.9 - rem 0.8'.AF11 'mf 0.9 - rem 0.8'.BF11:'mf 0.9 - rem 0.8'.BF11 'mf 0.9 - rem 0.8'.BH11:'mf 0.9 - rem 0.8'.BH11 'mf 0.9 - rem 0.8'.BJ11:'mf 0.9 - rem 0.8'.BJ11 'mf 0.9 - rem 0.8'.BL11:'mf 0.9 - rem 0.8'.BL11 'mf 0.9 - rem 0.8'.BN11:'mf 0.9 - rem 0.8'.BN11 'mf 0.9 - rem 0.8'.BP11:'mf 0.9 - rem 0.8'.BP11 'mf 0.9 - rem 1.0'.L11:'mf 0.9 - rem 1.0'.L11 'mf 0.9 - rem 1.0'.N11:'mf 0.9 - rem 1.0'.N11 'mf 0.9 - rem 1.0'.P11:'mf 0.9 - rem 1.0'.P11 'mf 0.9 - rem 1.0'.T11:'mf 0.9 - rem 1.0'.T11 'mf 0.9 - rem 1.0'.V11:'mf 0.9 - rem 1.0'.V11 'mf 0.9 - rem 1.0'.X11:'mf 0.9 - rem 1.0'.X11 'mf 0.9 - rem 1.0'.AB11:'mf 0.9 - rem 1.0'.AB11 'mf 0.9 - rem 1.0'.AD11:'mf 0.9 - rem 1.0'.AD11 'mf 0.9 - rem 1.0'.AF11:'mf 0.9 - rem 1.0'.AF11 'mf 0.9 - rem 1.0'.BF11:'mf 0.9 - rem 1.0'.BF11 'mf 0.9 - rem 1.0'.BH11:'mf 0.9 - rem 1.0'.BH11 'mf 0.9 - rem 1.0'.BJ11:'mf 0.9 - rem 1.0'.BJ11 'mf 0.9 - rem 1.0'.BL11:'mf 0.9 - rem 1.0'.BL11 'mf 0.9 - rem 1.0'.BN11:'mf 0.9 - rem 1.0'.BN11 'mf 0.9 - rem 1.0'.BP11:'mf 0.9 - rem 1.0'.BP11" chart:data-source-has-labels="row" svg:x="1.388cm" svg:y="1.043cm" svg:width="30.373cm" svg:height="9.704cm">
          <chartooo:coordinate-region svg:x="2.009cm" svg:y="1.242cm" svg:width="29.401cm" svg:height="8.46cm"/>
          <chart:axis chart:dimension="x" chart:name="primary-x" chart:style-name="ch4" chartooo:axis-type="auto">
            <chartooo:date-scale/>
            <chart:categories table:cell-range-address="'mf 0.7 - rem 1.0'.L1:'mf 0.7 - rem 1.0'.L1 'mf 0.7 - rem 1.0'.N1:'mf 0.7 - rem 1.0'.N1 'mf 0.7 - rem 1.0'.P1:'mf 0.7 - rem 1.0'.P1 'mf 0.7 - rem 1.0'.T1:'mf 0.7 - rem 1.0'.T1 'mf 0.7 - rem 1.0'.V1:'mf 0.7 - rem 1.0'.V1 'mf 0.7 - rem 1.0'.X1:'mf 0.7 - rem 1.0'.X1 'mf 0.7 - rem 1.0'.AB1:'mf 0.7 - rem 1.0'.AB1 'mf 0.7 - rem 1.0'.AD1:'mf 0.7 - rem 1.0'.AD1 'mf 0.7 - rem 1.0'.AF1:'mf 0.7 - rem 1.0'.AF1 'mf 0.7 - rem 1.0'.BF1:'mf 0.7 - rem 1.0'.BF1 'mf 0.7 - rem 1.0'.BH1:'mf 0.7 - rem 1.0'.BH1 'mf 0.7 - rem 1.0'.BJ1:'mf 0.7 - rem 1.0'.BJ1 'mf 0.7 - rem 1.0'.BL1:'mf 0.7 - rem 1.0'.BL1 'mf 0.7 - rem 1.0'.BN1:'mf 0.7 - rem 1.0'.BN1 'mf 0.7 - rem 1.0'.BP1:'mf 0.7 - rem 1.0'.BP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f 0.7 - rem 1.0'.L11:'mf 0.7 - rem 1.0'.L11 'mf 0.7 - rem 1.0'.N11:'mf 0.7 - rem 1.0'.N11 'mf 0.7 - rem 1.0'.P11:'mf 0.7 - rem 1.0'.P11 'mf 0.7 - rem 1.0'.T11:'mf 0.7 - rem 1.0'.T11 'mf 0.7 - rem 1.0'.V11:'mf 0.7 - rem 1.0'.V11 'mf 0.7 - rem 1.0'.X11:'mf 0.7 - rem 1.0'.X11 'mf 0.7 - rem 1.0'.AB11:'mf 0.7 - rem 1.0'.AB11 'mf 0.7 - rem 1.0'.AD11:'mf 0.7 - rem 1.0'.AD11 'mf 0.7 - rem 1.0'.AF11:'mf 0.7 - rem 1.0'.AF11 'mf 0.7 - rem 1.0'.BF11:'mf 0.7 - rem 1.0'.BF11 'mf 0.7 - rem 1.0'.BH11:'mf 0.7 - rem 1.0'.BH11 'mf 0.7 - rem 1.0'.BJ11:'mf 0.7 - rem 1.0'.BJ11 'mf 0.7 - rem 1.0'.BL11:'mf 0.7 - rem 1.0'.BL11 'mf 0.7 - rem 1.0'.BN11:'mf 0.7 - rem 1.0'.BN11 'mf 0.7 - rem 1.0'.BP11:'mf 0.7 - rem 1.0'.BP11" chart:class="chart:bar">
            <chart:data-point chart:repeated="15"/>
          </chart:series>
          <chart:series chart:style-name="ch8" chart:values-cell-range-address="'mf 0.8 - rem 0.8'.L11:'mf 0.8 - rem 0.8'.L11 'mf 0.8 - rem 0.8'.N11:'mf 0.8 - rem 0.8'.N11 'mf 0.8 - rem 0.8'.P11:'mf 0.8 - rem 0.8'.P11 'mf 0.8 - rem 0.8'.T11:'mf 0.8 - rem 0.8'.T11 'mf 0.8 - rem 0.8'.V11:'mf 0.8 - rem 0.8'.V11 'mf 0.8 - rem 0.8'.X11:'mf 0.8 - rem 0.8'.X11 'mf 0.8 - rem 0.8'.AB11:'mf 0.8 - rem 0.8'.AB11 'mf 0.8 - rem 0.8'.AD11:'mf 0.8 - rem 0.8'.AD11 'mf 0.8 - rem 0.8'.AF11:'mf 0.8 - rem 0.8'.AF11 'mf 0.8 - rem 0.8'.BF11:'mf 0.8 - rem 0.8'.BF11 'mf 0.8 - rem 0.8'.BH11:'mf 0.8 - rem 0.8'.BH11 'mf 0.8 - rem 0.8'.BJ11:'mf 0.8 - rem 0.8'.BJ11 'mf 0.8 - rem 0.8'.BL11:'mf 0.8 - rem 0.8'.BL11 'mf 0.8 - rem 0.8'.BN11:'mf 0.8 - rem 0.8'.BN11 'mf 0.8 - rem 0.8'.BP11:'mf 0.8 - rem 0.8'.BP11" chart:class="chart:bar">
            <chart:data-point chart:repeated="15"/>
          </chart:series>
          <chart:series chart:style-name="ch9" chart:values-cell-range-address="'mf 0.8 - rem 1.0'.L11:'mf 0.8 - rem 1.0'.L11 'mf 0.8 - rem 1.0'.N11:'mf 0.8 - rem 1.0'.N11 'mf 0.8 - rem 1.0'.P11:'mf 0.8 - rem 1.0'.P11 'mf 0.8 - rem 1.0'.T11:'mf 0.8 - rem 1.0'.T11 'mf 0.8 - rem 1.0'.V11:'mf 0.8 - rem 1.0'.V11 'mf 0.8 - rem 1.0'.X11:'mf 0.8 - rem 1.0'.X11 'mf 0.8 - rem 1.0'.AB11:'mf 0.8 - rem 1.0'.AB11 'mf 0.8 - rem 1.0'.AD11:'mf 0.8 - rem 1.0'.AD11 'mf 0.8 - rem 1.0'.AF11:'mf 0.8 - rem 1.0'.AF11 'mf 0.8 - rem 1.0'.BF11:'mf 0.8 - rem 1.0'.BF11 'mf 0.8 - rem 1.0'.BH11:'mf 0.8 - rem 1.0'.BH11 'mf 0.8 - rem 1.0'.BJ11:'mf 0.8 - rem 1.0'.BJ11 'mf 0.8 - rem 1.0'.BL11:'mf 0.8 - rem 1.0'.BL11 'mf 0.8 - rem 1.0'.BN11:'mf 0.8 - rem 1.0'.BN11 'mf 0.8 - rem 1.0'.BP11:'mf 0.8 - rem 1.0'.BP11" chart:class="chart:bar">
            <chart:data-point chart:repeated="15"/>
          </chart:series>
          <chart:series chart:style-name="ch10" chart:values-cell-range-address="'mf 0.9 - rem 0.8'.L11:'mf 0.9 - rem 0.8'.L11 'mf 0.9 - rem 0.8'.N11:'mf 0.9 - rem 0.8'.N11 'mf 0.9 - rem 0.8'.P11:'mf 0.9 - rem 0.8'.P11 'mf 0.9 - rem 0.8'.T11:'mf 0.9 - rem 0.8'.T11 'mf 0.9 - rem 0.8'.V11:'mf 0.9 - rem 0.8'.V11 'mf 0.9 - rem 0.8'.X11:'mf 0.9 - rem 0.8'.X11 'mf 0.9 - rem 0.8'.AB11:'mf 0.9 - rem 0.8'.AB11 'mf 0.9 - rem 0.8'.AD11:'mf 0.9 - rem 0.8'.AD11 'mf 0.9 - rem 0.8'.AF11:'mf 0.9 - rem 0.8'.AF11 'mf 0.9 - rem 0.8'.BF11:'mf 0.9 - rem 0.8'.BF11 'mf 0.9 - rem 0.8'.BH11:'mf 0.9 - rem 0.8'.BH11 'mf 0.9 - rem 0.8'.BJ11:'mf 0.9 - rem 0.8'.BJ11 'mf 0.9 - rem 0.8'.BL11:'mf 0.9 - rem 0.8'.BL11 'mf 0.9 - rem 0.8'.BN11:'mf 0.9 - rem 0.8'.BN11 'mf 0.9 - rem 0.8'.BP11:'mf 0.9 - rem 0.8'.BP11" chart:class="chart:bar">
            <chart:data-point chart:repeated="15"/>
          </chart:series>
          <chart:series chart:style-name="ch11" chart:values-cell-range-address="'mf 0.9 - rem 1.0'.L11:'mf 0.9 - rem 1.0'.L11 'mf 0.9 - rem 1.0'.N11:'mf 0.9 - rem 1.0'.N11 'mf 0.9 - rem 1.0'.P11:'mf 0.9 - rem 1.0'.P11 'mf 0.9 - rem 1.0'.T11:'mf 0.9 - rem 1.0'.T11 'mf 0.9 - rem 1.0'.V11:'mf 0.9 - rem 1.0'.V11 'mf 0.9 - rem 1.0'.X11:'mf 0.9 - rem 1.0'.X11 'mf 0.9 - rem 1.0'.AB11:'mf 0.9 - rem 1.0'.AB11 'mf 0.9 - rem 1.0'.AD11:'mf 0.9 - rem 1.0'.AD11 'mf 0.9 - rem 1.0'.AF11:'mf 0.9 - rem 1.0'.AF11 'mf 0.9 - rem 1.0'.BF11:'mf 0.9 - rem 1.0'.BF11 'mf 0.9 - rem 1.0'.BH11:'mf 0.9 - rem 1.0'.BH11 'mf 0.9 - rem 1.0'.BJ11:'mf 0.9 - rem 1.0'.BJ11 'mf 0.9 - rem 1.0'.BL11:'mf 0.9 - rem 1.0'.BL11 'mf 0.9 - rem 1.0'.BN11:'mf 0.9 - rem 1.0'.BN11 'mf 0.9 - rem 1.0'.BP11:'mf 0.9 - rem 1.0'.BP11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C_ns</text:p>
                <draw:g>
                  <svg:desc>'mf 0.7 - rem 1.0'.L1:'mf 0.7 - rem 1.0'.L1 'mf 0.7 - rem 1.0'.N1:'mf 0.7 - rem 1.0'.N1 'mf 0.7 - rem 1.0'.P1:'mf 0.7 - rem 1.0'.P1 'mf 0.7 - rem 1.0'.T1:'mf 0.7 - rem 1.0'.T1 'mf 0.7 - rem 1.0'.V1:'mf 0.7 - rem 1.0'.V1 'mf 0.7 - rem 1.0'.X1:'mf 0.7 - rem 1.0'.X1 'mf 0.7 - rem 1.0'.AB1:'mf 0.7 - rem 1.0'.AB1 'mf 0.7 - rem 1.0'.AD1:'mf 0.7 - rem 1.0'.AD1 'mf 0.7 - rem 1.0'.AF1:'mf 0.7 - rem 1.0'.AF1 'mf 0.7 - rem 1.0'.BF1:'mf 0.7 - rem 1.0'.BF1 'mf 0.7 - rem 1.0'.BH1:'mf 0.7 - rem 1.0'.BH1 'mf 0.7 - rem 1.0'.BJ1:'mf 0.7 - rem 1.0'.BJ1 'mf 0.7 - rem 1.0'.BL1:'mf 0.7 - rem 1.0'.BL1 'mf 0.7 - rem 1.0'.BN1:'mf 0.7 - rem 1.0'.BN1 'mf 0.7 - rem 1.0'.BP1:'mf 0.7 - rem 1.0'.BP1</svg:desc>
                </draw:g>
              </table:table-cell>
              <table:table-cell office:value-type="string">
                <text:p>1/R_ns</text:p>
              </table:table-cell>
              <table:table-cell office:value-type="string">
                <text:p>R/C_ns</text:p>
              </table:table-cell>
              <table:table-cell office:value-type="string">
                <text:p>ic_dyn_1/C_ns</text:p>
              </table:table-cell>
              <table:table-cell office:value-type="string">
                <text:p>ic_dyn_1/R_ns</text:p>
              </table:table-cell>
              <table:table-cell office:value-type="string">
                <text:p>ic_dyn_R/C_ns</text:p>
              </table:table-cell>
              <table:table-cell office:value-type="string">
                <text:p>bc_dyn_1/C_ns</text:p>
              </table:table-cell>
              <table:table-cell office:value-type="string">
                <text:p>bc_dyn_1/R_ns</text:p>
              </table:table-cell>
              <table:table-cell office:value-type="string">
                <text:p>bc_dyn_R/C_ns</text:p>
              </table:table-cell>
              <table:table-cell office:value-type="string">
                <text:p>sbb_st_1/C_ns</text:p>
              </table:table-cell>
              <table:table-cell office:value-type="string">
                <text:p>sbb_dyn_1/C_ns</text:p>
              </table:table-cell>
              <table:table-cell office:value-type="string">
                <text:p>sbb_st_1/R_ns</text:p>
              </table:table-cell>
              <table:table-cell office:value-type="string">
                <text:p>sbb_dyn_1/R_ns</text:p>
              </table:table-cell>
              <table:table-cell office:value-type="string">
                <text:p>sbb_st_R/C_ns</text:p>
              </table:table-cell>
              <table:table-cell office:value-type="string">
                <text:p>sbb_dyn_R/C_ns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3.2222222222222">
                <text:p>43.2222222222222</text:p>
                <draw:g>
                  <svg:desc>'mf 0.7 - rem 1.0'.L11:'mf 0.7 - rem 1.0'.L11 'mf 0.7 - rem 1.0'.N11:'mf 0.7 - rem 1.0'.N11 'mf 0.7 - rem 1.0'.P11:'mf 0.7 - rem 1.0'.P11 'mf 0.7 - rem 1.0'.T11:'mf 0.7 - rem 1.0'.T11 'mf 0.7 - rem 1.0'.V11:'mf 0.7 - rem 1.0'.V11 'mf 0.7 - rem 1.0'.X11:'mf 0.7 - rem 1.0'.X11 'mf 0.7 - rem 1.0'.AB11:'mf 0.7 - rem 1.0'.AB11 'mf 0.7 - rem 1.0'.AD11:'mf 0.7 - rem 1.0'.AD11 'mf 0.7 - rem 1.0'.AF11:'mf 0.7 - rem 1.0'.AF11 'mf 0.7 - rem 1.0'.BF11:'mf 0.7 - rem 1.0'.BF11 'mf 0.7 - rem 1.0'.BH11:'mf 0.7 - rem 1.0'.BH11 'mf 0.7 - rem 1.0'.BJ11:'mf 0.7 - rem 1.0'.BJ11 'mf 0.7 - rem 1.0'.BL11:'mf 0.7 - rem 1.0'.BL11 'mf 0.7 - rem 1.0'.BN11:'mf 0.7 - rem 1.0'.BN11 'mf 0.7 - rem 1.0'.BP11:'mf 0.7 - rem 1.0'.BP11</svg:desc>
                </draw:g>
              </table:table-cell>
              <table:table-cell office:value-type="float" office:value="43">
                <text:p>43</text:p>
              </table:table-cell>
              <table:table-cell office:value-type="float" office:value="43.4444444444444">
                <text:p>43.4444444444444</text:p>
              </table:table-cell>
              <table:table-cell office:value-type="float" office:value="47.2222222222222">
                <text:p>47.2222222222222</text:p>
              </table:table-cell>
              <table:table-cell office:value-type="float" office:value="44.5555555555556">
                <text:p>44.5555555555556</text:p>
              </table:table-cell>
              <table:table-cell office:value-type="float" office:value="44.7777777777778">
                <text:p>44.7777777777778</text:p>
              </table:table-cell>
              <table:table-cell office:value-type="float" office:value="43.7777777777778">
                <text:p>43.7777777777778</text:p>
              </table:table-cell>
              <table:table-cell office:value-type="float" office:value="42.4444444444444">
                <text:p>42.4444444444444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42">
                <text:p>42</text:p>
              </table:table-cell>
              <table:table-cell office:value-type="float" office:value="43.1111111111111">
                <text:p>43.1111111111111</text:p>
              </table:table-cell>
              <table:table-cell office:value-type="float" office:value="41.2222222222222">
                <text:p>41.2222222222222</text:p>
              </table:table-cell>
              <table:table-cell office:value-type="float" office:value="41.8888888888889">
                <text:p>41.8888888888889</text:p>
              </table:table-cell>
              <table:table-cell office:value-type="float" office:value="41.2222222222222">
                <text:p>41.2222222222222</text:p>
              </table:table-cell>
              <table:table-cell office:value-type="float" office:value="40.8888888888889">
                <text:p>40.8888888888889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4.3333333333333">
                <text:p>34.3333333333333</text:p>
                <draw:g>
                  <svg:desc>'mf 0.8 - rem 0.8'.L11:'mf 0.8 - rem 0.8'.L11 'mf 0.8 - rem 0.8'.N11:'mf 0.8 - rem 0.8'.N11 'mf 0.8 - rem 0.8'.P11:'mf 0.8 - rem 0.8'.P11 'mf 0.8 - rem 0.8'.T11:'mf 0.8 - rem 0.8'.T11 'mf 0.8 - rem 0.8'.V11:'mf 0.8 - rem 0.8'.V11 'mf 0.8 - rem 0.8'.X11:'mf 0.8 - rem 0.8'.X11 'mf 0.8 - rem 0.8'.AB11:'mf 0.8 - rem 0.8'.AB11 'mf 0.8 - rem 0.8'.AD11:'mf 0.8 - rem 0.8'.AD11 'mf 0.8 - rem 0.8'.AF11:'mf 0.8 - rem 0.8'.AF11 'mf 0.8 - rem 0.8'.BF11:'mf 0.8 - rem 0.8'.BF11 'mf 0.8 - rem 0.8'.BH11:'mf 0.8 - rem 0.8'.BH11 'mf 0.8 - rem 0.8'.BJ11:'mf 0.8 - rem 0.8'.BJ11 'mf 0.8 - rem 0.8'.BL11:'mf 0.8 - rem 0.8'.BL11 'mf 0.8 - rem 0.8'.BN11:'mf 0.8 - rem 0.8'.BN11 'mf 0.8 - rem 0.8'.BP11:'mf 0.8 - rem 0.8'.BP11</svg:desc>
                </draw:g>
              </table:table-cell>
              <table:table-cell office:value-type="float" office:value="34.2222222222222">
                <text:p>34.2222222222222</text:p>
              </table:table-cell>
              <table:table-cell office:value-type="float" office:value="34.5555555555556">
                <text:p>34.5555555555556</text:p>
              </table:table-cell>
              <table:table-cell office:value-type="float" office:value="34.8888888888889">
                <text:p>34.8888888888889</text:p>
              </table:table-cell>
              <table:table-cell office:value-type="float" office:value="34.1111111111111">
                <text:p>34.1111111111111</text:p>
              </table:table-cell>
              <table:table-cell office:value-type="float" office:value="34.7777777777778">
                <text:p>34.7777777777778</text:p>
              </table:table-cell>
              <table:table-cell office:value-type="float" office:value="34.7777777777778">
                <text:p>34.7777777777778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34.8888888888889">
                <text:p>34.8888888888889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0.8888888888889">
                <text:p>30.8888888888889</text:p>
              </table:table-cell>
              <table:table-cell office:value-type="float" office:value="31.5555555555556">
                <text:p>31.5555555555556</text:p>
              </table:table-cell>
              <table:table-cell office:value-type="float" office:value="31.1111111111111">
                <text:p>31.1111111111111</text:p>
              </table:table-cell>
              <table:table-cell office:value-type="float" office:value="32">
                <text:p>32</text:p>
              </table:table-cell>
              <table:table-cell office:value-type="float" office:value="31.7777777777778">
                <text:p>31.7777777777778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9.4444444444444">
                <text:p>39.4444444444444</text:p>
                <draw:g>
                  <svg:desc>'mf 0.8 - rem 1.0'.L11:'mf 0.8 - rem 1.0'.L11 'mf 0.8 - rem 1.0'.N11:'mf 0.8 - rem 1.0'.N11 'mf 0.8 - rem 1.0'.P11:'mf 0.8 - rem 1.0'.P11 'mf 0.8 - rem 1.0'.T11:'mf 0.8 - rem 1.0'.T11 'mf 0.8 - rem 1.0'.V11:'mf 0.8 - rem 1.0'.V11 'mf 0.8 - rem 1.0'.X11:'mf 0.8 - rem 1.0'.X11 'mf 0.8 - rem 1.0'.AB11:'mf 0.8 - rem 1.0'.AB11 'mf 0.8 - rem 1.0'.AD11:'mf 0.8 - rem 1.0'.AD11 'mf 0.8 - rem 1.0'.AF11:'mf 0.8 - rem 1.0'.AF11 'mf 0.8 - rem 1.0'.BF11:'mf 0.8 - rem 1.0'.BF11 'mf 0.8 - rem 1.0'.BH11:'mf 0.8 - rem 1.0'.BH11 'mf 0.8 - rem 1.0'.BJ11:'mf 0.8 - rem 1.0'.BJ11 'mf 0.8 - rem 1.0'.BL11:'mf 0.8 - rem 1.0'.BL11 'mf 0.8 - rem 1.0'.BN11:'mf 0.8 - rem 1.0'.BN11 'mf 0.8 - rem 1.0'.BP11:'mf 0.8 - rem 1.0'.BP11</svg:desc>
                </draw:g>
              </table:table-cell>
              <table:table-cell office:value-type="float" office:value="39.5555555555556">
                <text:p>39.5555555555556</text:p>
              </table:table-cell>
              <table:table-cell office:value-type="float" office:value="40.1111111111111">
                <text:p>40.1111111111111</text:p>
              </table:table-cell>
              <table:table-cell office:value-type="float" office:value="43">
                <text:p>43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41.4444444444444">
                <text:p>41.4444444444444</text:p>
              </table:table-cell>
              <table:table-cell office:value-type="float" office:value="40.3333333333333">
                <text:p>40.3333333333333</text:p>
              </table:table-cell>
              <table:table-cell office:value-type="float" office:value="40.2222222222222">
                <text:p>40.2222222222222</text:p>
              </table:table-cell>
              <table:table-cell office:value-type="float" office:value="40.4444444444444">
                <text:p>40.4444444444444</text:p>
              </table:table-cell>
              <table:table-cell office:value-type="float" office:value="37.8888888888889">
                <text:p>37.8888888888889</text:p>
              </table:table-cell>
              <table:table-cell office:value-type="float" office:value="37.8888888888889">
                <text:p>37.8888888888889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38.1111111111111">
                <text:p>38.11111111111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0.3333333333333">
                <text:p>30.3333333333333</text:p>
                <draw:g>
                  <svg:desc>'mf 0.9 - rem 0.8'.L11:'mf 0.9 - rem 0.8'.L11 'mf 0.9 - rem 0.8'.N11:'mf 0.9 - rem 0.8'.N11 'mf 0.9 - rem 0.8'.P11:'mf 0.9 - rem 0.8'.P11 'mf 0.9 - rem 0.8'.T11:'mf 0.9 - rem 0.8'.T11 'mf 0.9 - rem 0.8'.V11:'mf 0.9 - rem 0.8'.V11 'mf 0.9 - rem 0.8'.X11:'mf 0.9 - rem 0.8'.X11 'mf 0.9 - rem 0.8'.AB11:'mf 0.9 - rem 0.8'.AB11 'mf 0.9 - rem 0.8'.AD11:'mf 0.9 - rem 0.8'.AD11 'mf 0.9 - rem 0.8'.AF11:'mf 0.9 - rem 0.8'.AF11 'mf 0.9 - rem 0.8'.BF11:'mf 0.9 - rem 0.8'.BF11 'mf 0.9 - rem 0.8'.BH11:'mf 0.9 - rem 0.8'.BH11 'mf 0.9 - rem 0.8'.BJ11:'mf 0.9 - rem 0.8'.BJ11 'mf 0.9 - rem 0.8'.BL11:'mf 0.9 - rem 0.8'.BL11 'mf 0.9 - rem 0.8'.BN11:'mf 0.9 - rem 0.8'.BN11 'mf 0.9 - rem 0.8'.BP11:'mf 0.9 - rem 0.8'.BP11</svg:desc>
                </draw:g>
              </table:table-cell>
              <table:table-cell office:value-type="float" office:value="30.4444444444444">
                <text:p>30.4444444444444</text:p>
              </table:table-cell>
              <table:table-cell office:value-type="float" office:value="30.6666666666667">
                <text:p>30.6666666666667</text:p>
              </table:table-cell>
              <table:table-cell office:value-type="float" office:value="27.4444444444444">
                <text:p>27.4444444444444</text:p>
              </table:table-cell>
              <table:table-cell office:value-type="float" office:value="26">
                <text:p>26</text:p>
              </table:table-cell>
              <table:table-cell office:value-type="float" office:value="28.8888888888889">
                <text:p>28.8888888888889</text:p>
              </table:table-cell>
              <table:table-cell office:value-type="float" office:value="30.4444444444444">
                <text:p>30.4444444444444</text:p>
              </table:table-cell>
              <table:table-cell office:value-type="float" office:value="29.1111111111111">
                <text:p>29.1111111111111</text:p>
              </table:table-cell>
              <table:table-cell office:value-type="float" office:value="30.2222222222222">
                <text:p>30.2222222222222</text:p>
              </table:table-cell>
              <table:table-cell office:value-type="float" office:value="21.5555555555556">
                <text:p>21.5555555555556</text:p>
              </table:table-cell>
              <table:table-cell office:value-type="float" office:value="19.8888888888889">
                <text:p>19.8888888888889</text:p>
              </table:table-cell>
              <table:table-cell office:value-type="float" office:value="21.1111111111111">
                <text:p>21.1111111111111</text:p>
              </table:table-cell>
              <table:table-cell office:value-type="float" office:value="18.5555555555556">
                <text:p>18.5555555555556</text:p>
              </table:table-cell>
              <table:table-cell office:value-type="float" office:value="21.2222222222222">
                <text:p>21.2222222222222</text:p>
              </table:table-cell>
              <table:table-cell office:value-type="float" office:value="22.3333333333333">
                <text:p>22.3333333333333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5.6666666666667">
                <text:p>35.6666666666667</text:p>
                <draw:g>
                  <svg:desc>'mf 0.9 - rem 1.0'.L11:'mf 0.9 - rem 1.0'.L11 'mf 0.9 - rem 1.0'.N11:'mf 0.9 - rem 1.0'.N11 'mf 0.9 - rem 1.0'.P11:'mf 0.9 - rem 1.0'.P11 'mf 0.9 - rem 1.0'.T11:'mf 0.9 - rem 1.0'.T11 'mf 0.9 - rem 1.0'.V11:'mf 0.9 - rem 1.0'.V11 'mf 0.9 - rem 1.0'.X11:'mf 0.9 - rem 1.0'.X11 'mf 0.9 - rem 1.0'.AB11:'mf 0.9 - rem 1.0'.AB11 'mf 0.9 - rem 1.0'.AD11:'mf 0.9 - rem 1.0'.AD11 'mf 0.9 - rem 1.0'.AF11:'mf 0.9 - rem 1.0'.AF11 'mf 0.9 - rem 1.0'.BF11:'mf 0.9 - rem 1.0'.BF11 'mf 0.9 - rem 1.0'.BH11:'mf 0.9 - rem 1.0'.BH11 'mf 0.9 - rem 1.0'.BJ11:'mf 0.9 - rem 1.0'.BJ11 'mf 0.9 - rem 1.0'.BL11:'mf 0.9 - rem 1.0'.BL11 'mf 0.9 - rem 1.0'.BN11:'mf 0.9 - rem 1.0'.BN11 'mf 0.9 - rem 1.0'.BP11:'mf 0.9 - rem 1.0'.BP11</svg:desc>
                </draw:g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36.5555555555556">
                <text:p>36.5555555555556</text:p>
              </table:table-cell>
              <table:table-cell office:value-type="float" office:value="40.8888888888889">
                <text:p>40.8888888888889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37.2222222222222">
                <text:p>37.2222222222222</text:p>
              </table:table-cell>
              <table:table-cell office:value-type="float" office:value="37">
                <text:p>37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36.5555555555556">
                <text:p>36.5555555555556</text:p>
              </table:table-cell>
              <table:table-cell office:value-type="float" office:value="31.3333333333333">
                <text:p>31.3333333333333</text:p>
              </table:table-cell>
              <table:table-cell office:value-type="float" office:value="33.5555555555556">
                <text:p>33.5555555555556</text:p>
              </table:table-cell>
              <table:table-cell office:value-type="float" office:value="30.8888888888889">
                <text:p>30.8888888888889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1.3333333333333">
                <text:p>31.333333333333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graphic-properties draw:stroke="none" draw:fill-color="#579d1c"/>
      <style:text-properties fo:font-size="10pt" style:font-size-asian="10pt" style:font-size-complex="10pt"/>
    </style:style>
    <style:style style:name="ch8" style:family="chart" style:data-style-name="N2">
      <style:graphic-properties draw:stroke="none" draw:fill-color="#83caff"/>
      <style:text-properties fo:font-size="10pt" style:font-size-asian="10pt" style:font-size-complex="10pt"/>
    </style:style>
    <style:style style:name="ch9" style:family="chart" style:data-style-name="N2">
      <style:graphic-properties draw:stroke="none" draw:fill-color="#aecf00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950e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62.993cm" svg:height="15.986cm" xlink:href=".." xlink:type="simple" chart:class="chart:bar" chart:style-name="ch1">
        <chart:legend chart:legend-position="end" svg:x="60.359cm" svg:y="6.698cm" style:legend-expansion="high" chart:style-name="ch2"/>
        <chart:plot-area chart:style-name="ch3" table:cell-range-address="'Synthèse Unif'.E1:'Synthèse Unif'.E6 'Synthèse Unif'.G1:'Synthèse Unif'.G6 'Synthèse Unif'.I1:'Synthèse Unif'.I6 'Synthèse Unif'.K1:'Synthèse Unif'.K6 'Synthèse Unif'.M1:'Synthèse Unif'.M6 'Synthèse Unif'.O1:'Synthèse Unif'.O6 'Synthèse Unif'.Q1:'Synthèse Unif'.Q6 'Synthèse Unif'.S1:'Synthèse Unif'.S6 'Synthèse Unif'.U1:'Synthèse Unif'.U6 'Synthèse Unif'.W1:'Synthèse Unif'.W6 'Synthèse Unif'.Y1:'Synthèse Unif'.Y6 'Synthèse Unif'.AA1:'Synthèse Unif'.AA6 'Synthèse Unif'.AC1:'Synthèse Unif'.AC6 'Synthèse Unif'.AE1:'Synthèse Unif'.AE6 'Synthèse Unif'.AG1:'Synthèse Unif'.AG6 'Synthèse Unif'.AI1:'Synthèse Unif'.AI6 'Synthèse Unif'.AK1:'Synthèse Unif'.AK6 'Synthèse Unif'.AM1:'Synthèse Unif'.AM6 'Synthèse Unif'.AO1:'Synthèse Unif'.AO6 'Synthèse Unif'.AQ1:'Synthèse Unif'.AQ6 'Synthèse Unif'.AS1:'Synthèse Unif'.AS6 'Synthèse Unif'.AU1:'Synthèse Unif'.AU6 'Synthèse Unif'.AW1:'Synthèse Unif'.AW6 'Synthèse Unif'.AY1:'Synthèse Unif'.AY6 'Synthèse Unif'.BA1:'Synthèse Unif'.BA6 'Synthèse Unif'.BC1:'Synthèse Unif'.BC6 'Synthèse Unif'.BE1:'Synthèse Unif'.BE6 'Synthèse Unif'.BG1:'Synthèse Unif'.BG6 'Synthèse Unif'.BI1:'Synthèse Unif'.BI6 'Synthèse Unif'.BK1:'Synthèse Unif'.BK6 'Synthèse Unif'.BM1:'Synthèse Unif'.BM6 'Synthèse Unif'.A2:'Synthèse Unif'.A6" chart:data-source-has-labels="both" svg:x="1.709cm" svg:y="1.411cm" svg:width="56.132cm" svg:height="13.836cm">
          <chartooo:coordinate-region svg:x="2.807cm" svg:y="1.611cm" svg:width="54.595cm" svg:height="12.591cm"/>
          <chart:axis chart:dimension="x" chart:name="primary-x" chart:style-name="ch4" chartooo:axis-type="auto">
            <chartooo:date-scale/>
            <chart:categories table:cell-range-address="'Synthèse Unif'.E1:'Synthèse Unif'.E1 'Synthèse Unif'.G1:'Synthèse Unif'.G1 'Synthèse Unif'.I1:'Synthèse Unif'.I1 'Synthèse Unif'.K1:'Synthèse Unif'.K1 'Synthèse Unif'.M1:'Synthèse Unif'.M1 'Synthèse Unif'.O1:'Synthèse Unif'.O1 'Synthèse Unif'.Q1:'Synthèse Unif'.Q1 'Synthèse Unif'.S1:'Synthèse Unif'.S1 'Synthèse Unif'.U1:'Synthèse Unif'.U1 'Synthèse Unif'.W1:'Synthèse Unif'.W1 'Synthèse Unif'.Y1:'Synthèse Unif'.Y1 'Synthèse Unif'.AA1:'Synthèse Unif'.AA1 'Synthèse Unif'.AC1:'Synthèse Unif'.AC1 'Synthèse Unif'.AE1:'Synthèse Unif'.AE1 'Synthèse Unif'.AG1:'Synthèse Unif'.AG1 'Synthèse Unif'.AI1:'Synthèse Unif'.AI1 'Synthèse Unif'.AK1:'Synthèse Unif'.AK1 'Synthèse Unif'.AM1:'Synthèse Unif'.AM1 'Synthèse Unif'.AO1:'Synthèse Unif'.AO1 'Synthèse Unif'.AQ1:'Synthèse Unif'.AQ1 'Synthèse Unif'.AS1:'Synthèse Unif'.AS1 'Synthèse Unif'.AU1:'Synthèse Unif'.AU1 'Synthèse Unif'.AW1:'Synthèse Unif'.AW1 'Synthèse Unif'.AY1:'Synthèse Unif'.AY1 'Synthèse Unif'.BA1:'Synthèse Unif'.BA1 'Synthèse Unif'.BC1:'Synthèse Unif'.BC1 'Synthèse Unif'.BE1:'Synthèse Unif'.BE1 'Synthèse Unif'.BG1:'Synthèse Unif'.BG1 'Synthèse Unif'.BI1:'Synthèse Unif'.BI1 'Synthèse Unif'.BK1:'Synthèse Unif'.BK1 'Synthèse Unif'.BM1:'Synthèse Unif'.BM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ynthèse Unif'.E2:'Synthèse Unif'.E2 'Synthèse Unif'.G2:'Synthèse Unif'.G2 'Synthèse Unif'.I2:'Synthèse Unif'.I2 'Synthèse Unif'.K2:'Synthèse Unif'.K2 'Synthèse Unif'.M2:'Synthèse Unif'.M2 'Synthèse Unif'.O2:'Synthèse Unif'.O2 'Synthèse Unif'.Q2:'Synthèse Unif'.Q2 'Synthèse Unif'.S2:'Synthèse Unif'.S2 'Synthèse Unif'.U2:'Synthèse Unif'.U2 'Synthèse Unif'.W2:'Synthèse Unif'.W2 'Synthèse Unif'.Y2:'Synthèse Unif'.Y2 'Synthèse Unif'.AA2:'Synthèse Unif'.AA2 'Synthèse Unif'.AC2:'Synthèse Unif'.AC2 'Synthèse Unif'.AE2:'Synthèse Unif'.AE2 'Synthèse Unif'.AG2:'Synthèse Unif'.AG2 'Synthèse Unif'.AI2:'Synthèse Unif'.AI2 'Synthèse Unif'.AK2:'Synthèse Unif'.AK2 'Synthèse Unif'.AM2:'Synthèse Unif'.AM2 'Synthèse Unif'.AO2:'Synthèse Unif'.AO2 'Synthèse Unif'.AQ2:'Synthèse Unif'.AQ2 'Synthèse Unif'.AS2:'Synthèse Unif'.AS2 'Synthèse Unif'.AU2:'Synthèse Unif'.AU2 'Synthèse Unif'.AW2:'Synthèse Unif'.AW2 'Synthèse Unif'.AY2:'Synthèse Unif'.AY2 'Synthèse Unif'.BA2:'Synthèse Unif'.BA2 'Synthèse Unif'.BC2:'Synthèse Unif'.BC2 'Synthèse Unif'.BE2:'Synthèse Unif'.BE2 'Synthèse Unif'.BG2:'Synthèse Unif'.BG2 'Synthèse Unif'.BI2:'Synthèse Unif'.BI2 'Synthèse Unif'.BK2:'Synthèse Unif'.BK2 'Synthèse Unif'.BM2:'Synthèse Unif'.BM2" chart:label-cell-address="'Synthèse Unif'.A2:'Synthèse Unif'.A2" chart:class="chart:bar">
            <chart:data-point chart:repeated="31"/>
          </chart:series>
          <chart:series chart:style-name="ch8" chart:values-cell-range-address="'Synthèse Unif'.E3:'Synthèse Unif'.E3 'Synthèse Unif'.G3:'Synthèse Unif'.G3 'Synthèse Unif'.I3:'Synthèse Unif'.I3 'Synthèse Unif'.K3:'Synthèse Unif'.K3 'Synthèse Unif'.M3:'Synthèse Unif'.M3 'Synthèse Unif'.O3:'Synthèse Unif'.O3 'Synthèse Unif'.Q3:'Synthèse Unif'.Q3 'Synthèse Unif'.S3:'Synthèse Unif'.S3 'Synthèse Unif'.U3:'Synthèse Unif'.U3 'Synthèse Unif'.W3:'Synthèse Unif'.W3 'Synthèse Unif'.Y3:'Synthèse Unif'.Y3 'Synthèse Unif'.AA3:'Synthèse Unif'.AA3 'Synthèse Unif'.AC3:'Synthèse Unif'.AC3 'Synthèse Unif'.AE3:'Synthèse Unif'.AE3 'Synthèse Unif'.AG3:'Synthèse Unif'.AG3 'Synthèse Unif'.AI3:'Synthèse Unif'.AI3 'Synthèse Unif'.AK3:'Synthèse Unif'.AK3 'Synthèse Unif'.AM3:'Synthèse Unif'.AM3 'Synthèse Unif'.AO3:'Synthèse Unif'.AO3 'Synthèse Unif'.AQ3:'Synthèse Unif'.AQ3 'Synthèse Unif'.AS3:'Synthèse Unif'.AS3 'Synthèse Unif'.AU3:'Synthèse Unif'.AU3 'Synthèse Unif'.AW3:'Synthèse Unif'.AW3 'Synthèse Unif'.AY3:'Synthèse Unif'.AY3 'Synthèse Unif'.BA3:'Synthèse Unif'.BA3 'Synthèse Unif'.BC3:'Synthèse Unif'.BC3 'Synthèse Unif'.BE3:'Synthèse Unif'.BE3 'Synthèse Unif'.BG3:'Synthèse Unif'.BG3 'Synthèse Unif'.BI3:'Synthèse Unif'.BI3 'Synthèse Unif'.BK3:'Synthèse Unif'.BK3 'Synthèse Unif'.BM3:'Synthèse Unif'.BM3" chart:label-cell-address="'Synthèse Unif'.A3:'Synthèse Unif'.A3" chart:class="chart:bar">
            <chart:data-point chart:repeated="31"/>
          </chart:series>
          <chart:series chart:style-name="ch9" chart:values-cell-range-address="'Synthèse Unif'.E4:'Synthèse Unif'.E4 'Synthèse Unif'.G4:'Synthèse Unif'.G4 'Synthèse Unif'.I4:'Synthèse Unif'.I4 'Synthèse Unif'.K4:'Synthèse Unif'.K4 'Synthèse Unif'.M4:'Synthèse Unif'.M4 'Synthèse Unif'.O4:'Synthèse Unif'.O4 'Synthèse Unif'.Q4:'Synthèse Unif'.Q4 'Synthèse Unif'.S4:'Synthèse Unif'.S4 'Synthèse Unif'.U4:'Synthèse Unif'.U4 'Synthèse Unif'.W4:'Synthèse Unif'.W4 'Synthèse Unif'.Y4:'Synthèse Unif'.Y4 'Synthèse Unif'.AA4:'Synthèse Unif'.AA4 'Synthèse Unif'.AC4:'Synthèse Unif'.AC4 'Synthèse Unif'.AE4:'Synthèse Unif'.AE4 'Synthèse Unif'.AG4:'Synthèse Unif'.AG4 'Synthèse Unif'.AI4:'Synthèse Unif'.AI4 'Synthèse Unif'.AK4:'Synthèse Unif'.AK4 'Synthèse Unif'.AM4:'Synthèse Unif'.AM4 'Synthèse Unif'.AO4:'Synthèse Unif'.AO4 'Synthèse Unif'.AQ4:'Synthèse Unif'.AQ4 'Synthèse Unif'.AS4:'Synthèse Unif'.AS4 'Synthèse Unif'.AU4:'Synthèse Unif'.AU4 'Synthèse Unif'.AW4:'Synthèse Unif'.AW4 'Synthèse Unif'.AY4:'Synthèse Unif'.AY4 'Synthèse Unif'.BA4:'Synthèse Unif'.BA4 'Synthèse Unif'.BC4:'Synthèse Unif'.BC4 'Synthèse Unif'.BE4:'Synthèse Unif'.BE4 'Synthèse Unif'.BG4:'Synthèse Unif'.BG4 'Synthèse Unif'.BI4:'Synthèse Unif'.BI4 'Synthèse Unif'.BK4:'Synthèse Unif'.BK4 'Synthèse Unif'.BM4:'Synthèse Unif'.BM4" chart:label-cell-address="'Synthèse Unif'.A4:'Synthèse Unif'.A4" chart:class="chart:bar">
            <chart:data-point chart:repeated="31"/>
          </chart:series>
          <chart:series chart:style-name="ch10" chart:values-cell-range-address="'Synthèse Unif'.E5:'Synthèse Unif'.E5 'Synthèse Unif'.G5:'Synthèse Unif'.G5 'Synthèse Unif'.I5:'Synthèse Unif'.I5 'Synthèse Unif'.K5:'Synthèse Unif'.K5 'Synthèse Unif'.M5:'Synthèse Unif'.M5 'Synthèse Unif'.O5:'Synthèse Unif'.O5 'Synthèse Unif'.Q5:'Synthèse Unif'.Q5 'Synthèse Unif'.S5:'Synthèse Unif'.S5 'Synthèse Unif'.U5:'Synthèse Unif'.U5 'Synthèse Unif'.W5:'Synthèse Unif'.W5 'Synthèse Unif'.Y5:'Synthèse Unif'.Y5 'Synthèse Unif'.AA5:'Synthèse Unif'.AA5 'Synthèse Unif'.AC5:'Synthèse Unif'.AC5 'Synthèse Unif'.AE5:'Synthèse Unif'.AE5 'Synthèse Unif'.AG5:'Synthèse Unif'.AG5 'Synthèse Unif'.AI5:'Synthèse Unif'.AI5 'Synthèse Unif'.AK5:'Synthèse Unif'.AK5 'Synthèse Unif'.AM5:'Synthèse Unif'.AM5 'Synthèse Unif'.AO5:'Synthèse Unif'.AO5 'Synthèse Unif'.AQ5:'Synthèse Unif'.AQ5 'Synthèse Unif'.AS5:'Synthèse Unif'.AS5 'Synthèse Unif'.AU5:'Synthèse Unif'.AU5 'Synthèse Unif'.AW5:'Synthèse Unif'.AW5 'Synthèse Unif'.AY5:'Synthèse Unif'.AY5 'Synthèse Unif'.BA5:'Synthèse Unif'.BA5 'Synthèse Unif'.BC5:'Synthèse Unif'.BC5 'Synthèse Unif'.BE5:'Synthèse Unif'.BE5 'Synthèse Unif'.BG5:'Synthèse Unif'.BG5 'Synthèse Unif'.BI5:'Synthèse Unif'.BI5 'Synthèse Unif'.BK5:'Synthèse Unif'.BK5 'Synthèse Unif'.BM5:'Synthèse Unif'.BM5" chart:label-cell-address="'Synthèse Unif'.A5:'Synthèse Unif'.A5" chart:class="chart:bar">
            <chart:data-point chart:repeated="31"/>
          </chart:series>
          <chart:series chart:style-name="ch11" chart:values-cell-range-address="'Synthèse Unif'.E6:'Synthèse Unif'.E6 'Synthèse Unif'.G6:'Synthèse Unif'.G6 'Synthèse Unif'.I6:'Synthèse Unif'.I6 'Synthèse Unif'.K6:'Synthèse Unif'.K6 'Synthèse Unif'.M6:'Synthèse Unif'.M6 'Synthèse Unif'.O6:'Synthèse Unif'.O6 'Synthèse Unif'.Q6:'Synthèse Unif'.Q6 'Synthèse Unif'.S6:'Synthèse Unif'.S6 'Synthèse Unif'.U6:'Synthèse Unif'.U6 'Synthèse Unif'.W6:'Synthèse Unif'.W6 'Synthèse Unif'.Y6:'Synthèse Unif'.Y6 'Synthèse Unif'.AA6:'Synthèse Unif'.AA6 'Synthèse Unif'.AC6:'Synthèse Unif'.AC6 'Synthèse Unif'.AE6:'Synthèse Unif'.AE6 'Synthèse Unif'.AG6:'Synthèse Unif'.AG6 'Synthèse Unif'.AI6:'Synthèse Unif'.AI6 'Synthèse Unif'.AK6:'Synthèse Unif'.AK6 'Synthèse Unif'.AM6:'Synthèse Unif'.AM6 'Synthèse Unif'.AO6:'Synthèse Unif'.AO6 'Synthèse Unif'.AQ6:'Synthèse Unif'.AQ6 'Synthèse Unif'.AS6:'Synthèse Unif'.AS6 'Synthèse Unif'.AU6:'Synthèse Unif'.AU6 'Synthèse Unif'.AW6:'Synthèse Unif'.AW6 'Synthèse Unif'.AY6:'Synthèse Unif'.AY6 'Synthèse Unif'.BA6:'Synthèse Unif'.BA6 'Synthèse Unif'.BC6:'Synthèse Unif'.BC6 'Synthèse Unif'.BE6:'Synthèse Unif'.BE6 'Synthèse Unif'.BG6:'Synthèse Unif'.BG6 'Synthèse Unif'.BI6:'Synthèse Unif'.BI6 'Synthèse Unif'.BK6:'Synthèse Unif'.BK6 'Synthèse Unif'.BM6:'Synthèse Unif'.BM6" chart:label-cell-address="'Synthèse Unif'.A6:'Synthèse Unif'.A6" chart:class="chart:bar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_ns</text:p>
                <draw:g>
                  <svg:desc>'Synthèse Unif'.E1:'Synthèse Unif'.E1 'Synthèse Unif'.G1:'Synthèse Unif'.G1 'Synthèse Unif'.I1:'Synthèse Unif'.I1 'Synthèse Unif'.K1:'Synthèse Unif'.K1 'Synthèse Unif'.M1:'Synthèse Unif'.M1 'Synthèse Unif'.O1:'Synthèse Unif'.O1 'Synthèse Unif'.Q1:'Synthèse Unif'.Q1 'Synthèse Unif'.S1:'Synthèse Unif'.S1 'Synthèse Unif'.U1:'Synthèse Unif'.U1 'Synthèse Unif'.W1:'Synthèse Unif'.W1 'Synthèse Unif'.Y1:'Synthèse Unif'.Y1 'Synthèse Unif'.AA1:'Synthèse Unif'.AA1 'Synthèse Unif'.AC1:'Synthèse Unif'.AC1 'Synthèse Unif'.AE1:'Synthèse Unif'.AE1 'Synthèse Unif'.AG1:'Synthèse Unif'.AG1 'Synthèse Unif'.AI1:'Synthèse Unif'.AI1 'Synthèse Unif'.AK1:'Synthèse Unif'.AK1 'Synthèse Unif'.AM1:'Synthèse Unif'.AM1 'Synthèse Unif'.AO1:'Synthèse Unif'.AO1 'Synthèse Unif'.AQ1:'Synthèse Unif'.AQ1 'Synthèse Unif'.AS1:'Synthèse Unif'.AS1 'Synthèse Unif'.AU1:'Synthèse Unif'.AU1 'Synthèse Unif'.AW1:'Synthèse Unif'.AW1 'Synthèse Unif'.AY1:'Synthèse Unif'.AY1 'Synthèse Unif'.BA1:'Synthèse Unif'.BA1 'Synthèse Unif'.BC1:'Synthèse Unif'.BC1 'Synthèse Unif'.BE1:'Synthèse Unif'.BE1 'Synthèse Unif'.BG1:'Synthèse Unif'.BG1 'Synthèse Unif'.BI1:'Synthèse Unif'.BI1 'Synthèse Unif'.BK1:'Synthèse Unif'.BK1 'Synthèse Unif'.BM1:'Synthèse Unif'.BM1</svg:desc>
                </draw:g>
              </table:table-cell>
              <table:table-cell office:value-type="string">
                <text:p>shuff1_ns</text:p>
              </table:table-cell>
              <table:table-cell office:value-type="string">
                <text:p>1/C_ns</text:p>
              </table:table-cell>
              <table:table-cell office:value-type="string">
                <text:p>1/R_ns</text:p>
              </table:table-cell>
              <table:table-cell office:value-type="string">
                <text:p>R/C_ns</text:p>
              </table:table-cell>
              <table:table-cell office:value-type="string">
                <text:p>ic_shuff_ns</text:p>
              </table:table-cell>
              <table:table-cell office:value-type="string">
                <text:p>ic_dyn_1/C_ns</text:p>
              </table:table-cell>
              <table:table-cell office:value-type="string">
                <text:p>ic_dyn_1/R_ns</text:p>
              </table:table-cell>
              <table:table-cell office:value-type="string">
                <text:p>ic_dyn_R/C_ns</text:p>
              </table:table-cell>
              <table:table-cell office:value-type="string">
                <text:p>bc_shuff_ns</text:p>
              </table:table-cell>
              <table:table-cell office:value-type="string">
                <text:p>bc_dyn_1/C_ns</text:p>
              </table:table-cell>
              <table:table-cell office:value-type="string">
                <text:p>bc_dyn_1/R_ns</text:p>
              </table:table-cell>
              <table:table-cell office:value-type="string">
                <text:p>bc_dyn_R/C_ns</text:p>
              </table:table-cell>
              <table:table-cell office:value-type="string">
                <text:p>bb_nothing_ns</text:p>
              </table:table-cell>
              <table:table-cell office:value-type="string">
                <text:p>bb_shuff1_ns</text:p>
              </table:table-cell>
              <table:table-cell office:value-type="string">
                <text:p>bb_shuff_ns</text:p>
              </table:table-cell>
              <table:table-cell office:value-type="string">
                <text:p>bb_st_1/C_ns</text:p>
              </table:table-cell>
              <table:table-cell office:value-type="string">
                <text:p>bb_dyn_1/C_ns</text:p>
              </table:table-cell>
              <table:table-cell office:value-type="string">
                <text:p>bb_st_1/R_ns</text:p>
              </table:table-cell>
              <table:table-cell office:value-type="string">
                <text:p>bb_dyn_1/R_ns</text:p>
              </table:table-cell>
              <table:table-cell office:value-type="string">
                <text:p>bb_st_R/C_ns</text:p>
              </table:table-cell>
              <table:table-cell office:value-type="string">
                <text:p>bb_dyn_R/C_ns</text:p>
              </table:table-cell>
              <table:table-cell office:value-type="string">
                <text:p>sbb_nothing_ns</text:p>
              </table:table-cell>
              <table:table-cell office:value-type="string">
                <text:p>sbb_shuff1_ns</text:p>
              </table:table-cell>
              <table:table-cell office:value-type="string">
                <text:p>sbb_shuff_ns</text:p>
              </table:table-cell>
              <table:table-cell office:value-type="string">
                <text:p>sbb_st_1/C_ns</text:p>
              </table:table-cell>
              <table:table-cell office:value-type="string">
                <text:p>sbb_dyn_1/C_ns</text:p>
              </table:table-cell>
              <table:table-cell office:value-type="string">
                <text:p>sbb_st_1/R_ns</text:p>
              </table:table-cell>
              <table:table-cell office:value-type="string">
                <text:p>sbb_dyn_1/R_ns</text:p>
              </table:table-cell>
              <table:table-cell office:value-type="string">
                <text:p>sbb_st_R/C_ns</text:p>
              </table:table-cell>
              <table:table-cell office:value-type="string">
                <text:p>sbb_dyn_R/C_ns</text:p>
              </table:table-cell>
            </table:table-row>
          </table:table-header-rows>
          <table:table-rows>
            <table:table-row>
              <table:table-cell office:value-type="string">
                <text:p>Unif(0.7,0.7)</text:p>
                <draw:g>
                  <svg:desc>'Synthèse Unif'.A2:'Synthèse Unif'.A2</svg:desc>
                </draw:g>
              </table:table-cell>
              <table:table-cell office:value-type="float" office:value="5">
                <text:p>5</text:p>
                <draw:g>
                  <svg:desc>'Synthèse Unif'.E2:'Synthèse Unif'.E2 'Synthèse Unif'.G2:'Synthèse Unif'.G2 'Synthèse Unif'.I2:'Synthèse Unif'.I2 'Synthèse Unif'.K2:'Synthèse Unif'.K2 'Synthèse Unif'.M2:'Synthèse Unif'.M2 'Synthèse Unif'.O2:'Synthèse Unif'.O2 'Synthèse Unif'.Q2:'Synthèse Unif'.Q2 'Synthèse Unif'.S2:'Synthèse Unif'.S2 'Synthèse Unif'.U2:'Synthèse Unif'.U2 'Synthèse Unif'.W2:'Synthèse Unif'.W2 'Synthèse Unif'.Y2:'Synthèse Unif'.Y2 'Synthèse Unif'.AA2:'Synthèse Unif'.AA2 'Synthèse Unif'.AC2:'Synthèse Unif'.AC2 'Synthèse Unif'.AE2:'Synthèse Unif'.AE2 'Synthèse Unif'.AG2:'Synthèse Unif'.AG2 'Synthèse Unif'.AI2:'Synthèse Unif'.AI2 'Synthèse Unif'.AK2:'Synthèse Unif'.AK2 'Synthèse Unif'.AM2:'Synthèse Unif'.AM2 'Synthèse Unif'.AO2:'Synthèse Unif'.AO2 'Synthèse Unif'.AQ2:'Synthèse Unif'.AQ2 'Synthèse Unif'.AS2:'Synthèse Unif'.AS2 'Synthèse Unif'.AU2:'Synthèse Unif'.AU2 'Synthèse Unif'.AW2:'Synthèse Unif'.AW2 'Synthèse Unif'.AY2:'Synthèse Unif'.AY2 'Synthèse Unif'.BA2:'Synthèse Unif'.BA2 'Synthèse Unif'.BC2:'Synthèse Unif'.BC2 'Synthèse Unif'.BE2:'Synthèse Unif'.BE2 'Synthèse Unif'.BG2:'Synthèse Unif'.BG2 'Synthèse Unif'.BI2:'Synthèse Unif'.BI2 'Synthèse Unif'.BK2:'Synthèse Unif'.BK2 'Synthèse Unif'.BM2:'Synthèse Unif'.BM2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43.2222222222222">
                <text:p>43.2222222222222</text:p>
              </table:table-cell>
              <table:table-cell office:value-type="float" office:value="43">
                <text:p>43</text:p>
              </table:table-cell>
              <table:table-cell office:value-type="float" office:value="43.4444444444444">
                <text:p>43.4444444444444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47.2222222222222">
                <text:p>47.2222222222222</text:p>
              </table:table-cell>
              <table:table-cell office:value-type="float" office:value="44.5555555555556">
                <text:p>44.5555555555556</text:p>
              </table:table-cell>
              <table:table-cell office:value-type="float" office:value="44.7777777777778">
                <text:p>44.777777777777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43.7777777777778">
                <text:p>43.7777777777778</text:p>
              </table:table-cell>
              <table:table-cell office:value-type="float" office:value="42.4444444444444">
                <text:p>42.4444444444444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0">
                <text:p>0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36">
                <text:p>36</text:p>
              </table:table-cell>
              <table:table-cell office:value-type="float" office:value="33.5555555555556">
                <text:p>33.5555555555556</text:p>
              </table:table-cell>
              <table:table-cell office:value-type="float" office:value="35.1111111111111">
                <text:p>35.1111111111111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32.7777777777778">
                <text:p>32.7777777777778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43.1111111111111">
                <text:p>43.1111111111111</text:p>
              </table:table-cell>
              <table:table-cell office:value-type="float" office:value="41.2222222222222">
                <text:p>41.2222222222222</text:p>
              </table:table-cell>
              <table:table-cell office:value-type="float" office:value="41.8888888888889">
                <text:p>41.8888888888889</text:p>
              </table:table-cell>
              <table:table-cell office:value-type="float" office:value="41.2222222222222">
                <text:p>41.2222222222222</text:p>
              </table:table-cell>
              <table:table-cell office:value-type="float" office:value="40.8888888888889">
                <text:p>40.8888888888889</text:p>
              </table:table-cell>
            </table:table-row>
            <table:table-row>
              <table:table-cell office:value-type="string">
                <text:p>Unif(0.8,0.8)</text:p>
                <draw:g>
                  <svg:desc>'Synthèse Unif'.A3:'Synthèse Unif'.A3</svg:desc>
                </draw:g>
              </table:table-cell>
              <table:table-cell office:value-type="float" office:value="7.11111111111111">
                <text:p>7.11111111111111</text:p>
                <draw:g>
                  <svg:desc>'Synthèse Unif'.E3:'Synthèse Unif'.E3 'Synthèse Unif'.G3:'Synthèse Unif'.G3 'Synthèse Unif'.I3:'Synthèse Unif'.I3 'Synthèse Unif'.K3:'Synthèse Unif'.K3 'Synthèse Unif'.M3:'Synthèse Unif'.M3 'Synthèse Unif'.O3:'Synthèse Unif'.O3 'Synthèse Unif'.Q3:'Synthèse Unif'.Q3 'Synthèse Unif'.S3:'Synthèse Unif'.S3 'Synthèse Unif'.U3:'Synthèse Unif'.U3 'Synthèse Unif'.W3:'Synthèse Unif'.W3 'Synthèse Unif'.Y3:'Synthèse Unif'.Y3 'Synthèse Unif'.AA3:'Synthèse Unif'.AA3 'Synthèse Unif'.AC3:'Synthèse Unif'.AC3 'Synthèse Unif'.AE3:'Synthèse Unif'.AE3 'Synthèse Unif'.AG3:'Synthèse Unif'.AG3 'Synthèse Unif'.AI3:'Synthèse Unif'.AI3 'Synthèse Unif'.AK3:'Synthèse Unif'.AK3 'Synthèse Unif'.AM3:'Synthèse Unif'.AM3 'Synthèse Unif'.AO3:'Synthèse Unif'.AO3 'Synthèse Unif'.AQ3:'Synthèse Unif'.AQ3 'Synthèse Unif'.AS3:'Synthèse Unif'.AS3 'Synthèse Unif'.AU3:'Synthèse Unif'.AU3 'Synthèse Unif'.AW3:'Synthèse Unif'.AW3 'Synthèse Unif'.AY3:'Synthèse Unif'.AY3 'Synthèse Unif'.BA3:'Synthèse Unif'.BA3 'Synthèse Unif'.BC3:'Synthèse Unif'.BC3 'Synthèse Unif'.BE3:'Synthèse Unif'.BE3 'Synthèse Unif'.BG3:'Synthèse Unif'.BG3 'Synthèse Unif'.BI3:'Synthèse Unif'.BI3 'Synthèse Unif'.BK3:'Synthèse Unif'.BK3 'Synthèse Unif'.BM3:'Synthèse Unif'.BM3</svg:desc>
                </draw:g>
              </table:table-cell>
              <table:table-cell office:value-type="float" office:value="8.11111111111111">
                <text:p>8.11111111111111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34.2222222222222">
                <text:p>34.2222222222222</text:p>
              </table:table-cell>
              <table:table-cell office:value-type="float" office:value="34.5555555555556">
                <text:p>34.5555555555556</text:p>
              </table:table-cell>
              <table:table-cell office:value-type="float" office:value="0">
                <text:p>0</text:p>
              </table:table-cell>
              <table:table-cell office:value-type="float" office:value="34.8888888888889">
                <text:p>34.8888888888889</text:p>
              </table:table-cell>
              <table:table-cell office:value-type="float" office:value="34.1111111111111">
                <text:p>34.1111111111111</text:p>
              </table:table-cell>
              <table:table-cell office:value-type="float" office:value="34.7777777777778">
                <text:p>34.7777777777778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34.7777777777778">
                <text:p>34.7777777777778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34.8888888888889">
                <text:p>34.888888888888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8.55555555555556">
                <text:p>8.55555555555556</text:p>
              </table:table-cell>
              <table:table-cell office:value-type="float" office:value="11.5555555555556">
                <text:p>11.5555555555556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11.2222222222222">
                <text:p>11.2222222222222</text:p>
              </table:table-cell>
              <table:table-cell office:value-type="float" office:value="10.5555555555556">
                <text:p>10.5555555555556</text:p>
              </table:table-cell>
              <table:table-cell office:value-type="float" office:value="9.22222222222222">
                <text:p>9.2222222222222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0.8888888888889">
                <text:p>30.8888888888889</text:p>
              </table:table-cell>
              <table:table-cell office:value-type="float" office:value="31.5555555555556">
                <text:p>31.5555555555556</text:p>
              </table:table-cell>
              <table:table-cell office:value-type="float" office:value="31.1111111111111">
                <text:p>31.1111111111111</text:p>
              </table:table-cell>
              <table:table-cell office:value-type="float" office:value="32">
                <text:p>32</text:p>
              </table:table-cell>
              <table:table-cell office:value-type="float" office:value="31.7777777777778">
                <text:p>31.7777777777778</text:p>
              </table:table-cell>
            </table:table-row>
            <table:table-row>
              <table:table-cell office:value-type="string">
                <text:p>Unif(0.8,1)</text:p>
                <draw:g>
                  <svg:desc>'Synthèse Unif'.A4:'Synthèse Unif'.A4</svg:desc>
                </draw:g>
              </table:table-cell>
              <table:table-cell office:value-type="float" office:value="0.111111111111111">
                <text:p>0.111111111111111</text:p>
                <draw:g>
                  <svg:desc>'Synthèse Unif'.E4:'Synthèse Unif'.E4 'Synthèse Unif'.G4:'Synthèse Unif'.G4 'Synthèse Unif'.I4:'Synthèse Unif'.I4 'Synthèse Unif'.K4:'Synthèse Unif'.K4 'Synthèse Unif'.M4:'Synthèse Unif'.M4 'Synthèse Unif'.O4:'Synthèse Unif'.O4 'Synthèse Unif'.Q4:'Synthèse Unif'.Q4 'Synthèse Unif'.S4:'Synthèse Unif'.S4 'Synthèse Unif'.U4:'Synthèse Unif'.U4 'Synthèse Unif'.W4:'Synthèse Unif'.W4 'Synthèse Unif'.Y4:'Synthèse Unif'.Y4 'Synthèse Unif'.AA4:'Synthèse Unif'.AA4 'Synthèse Unif'.AC4:'Synthèse Unif'.AC4 'Synthèse Unif'.AE4:'Synthèse Unif'.AE4 'Synthèse Unif'.AG4:'Synthèse Unif'.AG4 'Synthèse Unif'.AI4:'Synthèse Unif'.AI4 'Synthèse Unif'.AK4:'Synthèse Unif'.AK4 'Synthèse Unif'.AM4:'Synthèse Unif'.AM4 'Synthèse Unif'.AO4:'Synthèse Unif'.AO4 'Synthèse Unif'.AQ4:'Synthèse Unif'.AQ4 'Synthèse Unif'.AS4:'Synthèse Unif'.AS4 'Synthèse Unif'.AU4:'Synthèse Unif'.AU4 'Synthèse Unif'.AW4:'Synthèse Unif'.AW4 'Synthèse Unif'.AY4:'Synthèse Unif'.AY4 'Synthèse Unif'.BA4:'Synthèse Unif'.BA4 'Synthèse Unif'.BC4:'Synthèse Unif'.BC4 'Synthèse Unif'.BE4:'Synthèse Unif'.BE4 'Synthèse Unif'.BG4:'Synthèse Unif'.BG4 'Synthèse Unif'.BI4:'Synthèse Unif'.BI4 'Synthèse Unif'.BK4:'Synthèse Unif'.BK4 'Synthèse Unif'.BM4:'Synthèse Unif'.BM4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39.4444444444444">
                <text:p>39.4444444444444</text:p>
              </table:table-cell>
              <table:table-cell office:value-type="float" office:value="39.5555555555556">
                <text:p>39.5555555555556</text:p>
              </table:table-cell>
              <table:table-cell office:value-type="float" office:value="40.1111111111111">
                <text:p>40.1111111111111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41.4444444444444">
                <text:p>41.4444444444444</text:p>
              </table:table-cell>
              <table:table-cell office:value-type="float" office:value="0">
                <text:p>0</text:p>
              </table:table-cell>
              <table:table-cell office:value-type="float" office:value="40.3333333333333">
                <text:p>40.3333333333333</text:p>
              </table:table-cell>
              <table:table-cell office:value-type="float" office:value="40.2222222222222">
                <text:p>40.2222222222222</text:p>
              </table:table-cell>
              <table:table-cell office:value-type="float" office:value="40.4444444444444">
                <text:p>40.4444444444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1111111111111">
                <text:p>26.1111111111111</text:p>
              </table:table-cell>
              <table:table-cell office:value-type="float" office:value="24.3333333333333">
                <text:p>24.3333333333333</text:p>
              </table:table-cell>
              <table:table-cell office:value-type="float" office:value="25.3333333333333">
                <text:p>25.3333333333333</text:p>
              </table:table-cell>
              <table:table-cell office:value-type="float" office:value="25.7777777777778">
                <text:p>25.7777777777778</text:p>
              </table:table-cell>
              <table:table-cell office:value-type="float" office:value="24.3333333333333">
                <text:p>24.3333333333333</text:p>
              </table:table-cell>
              <table:table-cell office:value-type="float" office:value="22.4444444444444">
                <text:p>22.4444444444444</text:p>
              </table:table-cell>
              <table:table-cell office:value-type="float" office:value="0">
                <text:p>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37.8888888888889">
                <text:p>37.8888888888889</text:p>
              </table:table-cell>
              <table:table-cell office:value-type="float" office:value="37.8888888888889">
                <text:p>37.8888888888889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38.1111111111111">
                <text:p>38.11111111111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Unif(0.9,0.8)</text:p>
                <draw:g>
                  <svg:desc>'Synthèse Unif'.A5:'Synthèse Unif'.A5</svg:desc>
                </draw:g>
              </table:table-cell>
              <table:table-cell office:value-type="float" office:value="0.111111111111111">
                <text:p>0.111111111111111</text:p>
                <draw:g>
                  <svg:desc>'Synthèse Unif'.E5:'Synthèse Unif'.E5 'Synthèse Unif'.G5:'Synthèse Unif'.G5 'Synthèse Unif'.I5:'Synthèse Unif'.I5 'Synthèse Unif'.K5:'Synthèse Unif'.K5 'Synthèse Unif'.M5:'Synthèse Unif'.M5 'Synthèse Unif'.O5:'Synthèse Unif'.O5 'Synthèse Unif'.Q5:'Synthèse Unif'.Q5 'Synthèse Unif'.S5:'Synthèse Unif'.S5 'Synthèse Unif'.U5:'Synthèse Unif'.U5 'Synthèse Unif'.W5:'Synthèse Unif'.W5 'Synthèse Unif'.Y5:'Synthèse Unif'.Y5 'Synthèse Unif'.AA5:'Synthèse Unif'.AA5 'Synthèse Unif'.AC5:'Synthèse Unif'.AC5 'Synthèse Unif'.AE5:'Synthèse Unif'.AE5 'Synthèse Unif'.AG5:'Synthèse Unif'.AG5 'Synthèse Unif'.AI5:'Synthèse Unif'.AI5 'Synthèse Unif'.AK5:'Synthèse Unif'.AK5 'Synthèse Unif'.AM5:'Synthèse Unif'.AM5 'Synthèse Unif'.AO5:'Synthèse Unif'.AO5 'Synthèse Unif'.AQ5:'Synthèse Unif'.AQ5 'Synthèse Unif'.AS5:'Synthèse Unif'.AS5 'Synthèse Unif'.AU5:'Synthèse Unif'.AU5 'Synthèse Unif'.AW5:'Synthèse Unif'.AW5 'Synthèse Unif'.AY5:'Synthèse Unif'.AY5 'Synthèse Unif'.BA5:'Synthèse Unif'.BA5 'Synthèse Unif'.BC5:'Synthèse Unif'.BC5 'Synthèse Unif'.BE5:'Synthèse Unif'.BE5 'Synthèse Unif'.BG5:'Synthèse Unif'.BG5 'Synthèse Unif'.BI5:'Synthèse Unif'.BI5 'Synthèse Unif'.BK5:'Synthèse Unif'.BK5 'Synthèse Unif'.BM5:'Synthèse Unif'.BM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0.3333333333333">
                <text:p>30.3333333333333</text:p>
              </table:table-cell>
              <table:table-cell office:value-type="float" office:value="30.4444444444444">
                <text:p>30.4444444444444</text:p>
              </table:table-cell>
              <table:table-cell office:value-type="float" office:value="30.6666666666667">
                <text:p>30.6666666666667</text:p>
              </table:table-cell>
              <table:table-cell office:value-type="float" office:value="0">
                <text:p>0</text:p>
              </table:table-cell>
              <table:table-cell office:value-type="float" office:value="27.4444444444444">
                <text:p>27.4444444444444</text:p>
              </table:table-cell>
              <table:table-cell office:value-type="float" office:value="26">
                <text:p>26</text:p>
              </table:table-cell>
              <table:table-cell office:value-type="float" office:value="28.8888888888889">
                <text:p>28.8888888888889</text:p>
              </table:table-cell>
              <table:table-cell office:value-type="float" office:value="0">
                <text:p>0</text:p>
              </table:table-cell>
              <table:table-cell office:value-type="float" office:value="30.4444444444444">
                <text:p>30.4444444444444</text:p>
              </table:table-cell>
              <table:table-cell office:value-type="float" office:value="29.1111111111111">
                <text:p>29.1111111111111</text:p>
              </table:table-cell>
              <table:table-cell office:value-type="float" office:value="30.2222222222222">
                <text:p>30.2222222222222</text:p>
              </table:table-cell>
              <table:table-cell office:value-type="float" office:value="0">
                <text:p>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.88888888888889">
                <text:p>3.88888888888889</text:p>
              </table:table-cell>
              <table:table-cell office:value-type="float" office:value="3.11111111111111">
                <text:p>3.11111111111111</text:p>
              </table:table-cell>
              <table:table-cell office:value-type="float" office:value="3.11111111111111">
                <text:p>3.11111111111111</text:p>
              </table:table-cell>
              <table:table-cell office:value-type="float" office:value="2.55555555555556">
                <text:p>2.55555555555556</text:p>
              </table:table-cell>
              <table:table-cell office:value-type="float" office:value="2.55555555555556">
                <text:p>2.55555555555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.5555555555556">
                <text:p>21.5555555555556</text:p>
              </table:table-cell>
              <table:table-cell office:value-type="float" office:value="19.8888888888889">
                <text:p>19.8888888888889</text:p>
              </table:table-cell>
              <table:table-cell office:value-type="float" office:value="21.1111111111111">
                <text:p>21.1111111111111</text:p>
              </table:table-cell>
              <table:table-cell office:value-type="float" office:value="18.5555555555556">
                <text:p>18.5555555555556</text:p>
              </table:table-cell>
              <table:table-cell office:value-type="float" office:value="21.2222222222222">
                <text:p>21.2222222222222</text:p>
              </table:table-cell>
              <table:table-cell office:value-type="float" office:value="22.3333333333333">
                <text:p>22.3333333333333</text:p>
              </table:table-cell>
            </table:table-row>
            <table:table-row>
              <table:table-cell office:value-type="string">
                <text:p>Unif(0.9,1)</text:p>
                <draw:g>
                  <svg:desc>'Synthèse Unif'.A6:'Synthèse Unif'.A6</svg:desc>
                </draw:g>
              </table:table-cell>
              <table:table-cell office:value-type="float" office:value="0">
                <text:p>0</text:p>
                <draw:g>
                  <svg:desc>'Synthèse Unif'.E6:'Synthèse Unif'.E6 'Synthèse Unif'.G6:'Synthèse Unif'.G6 'Synthèse Unif'.I6:'Synthèse Unif'.I6 'Synthèse Unif'.K6:'Synthèse Unif'.K6 'Synthèse Unif'.M6:'Synthèse Unif'.M6 'Synthèse Unif'.O6:'Synthèse Unif'.O6 'Synthèse Unif'.Q6:'Synthèse Unif'.Q6 'Synthèse Unif'.S6:'Synthèse Unif'.S6 'Synthèse Unif'.U6:'Synthèse Unif'.U6 'Synthèse Unif'.W6:'Synthèse Unif'.W6 'Synthèse Unif'.Y6:'Synthèse Unif'.Y6 'Synthèse Unif'.AA6:'Synthèse Unif'.AA6 'Synthèse Unif'.AC6:'Synthèse Unif'.AC6 'Synthèse Unif'.AE6:'Synthèse Unif'.AE6 'Synthèse Unif'.AG6:'Synthèse Unif'.AG6 'Synthèse Unif'.AI6:'Synthèse Unif'.AI6 'Synthèse Unif'.AK6:'Synthèse Unif'.AK6 'Synthèse Unif'.AM6:'Synthèse Unif'.AM6 'Synthèse Unif'.AO6:'Synthèse Unif'.AO6 'Synthèse Unif'.AQ6:'Synthèse Unif'.AQ6 'Synthèse Unif'.AS6:'Synthèse Unif'.AS6 'Synthèse Unif'.AU6:'Synthèse Unif'.AU6 'Synthèse Unif'.AW6:'Synthèse Unif'.AW6 'Synthèse Unif'.AY6:'Synthèse Unif'.AY6 'Synthèse Unif'.BA6:'Synthèse Unif'.BA6 'Synthèse Unif'.BC6:'Synthèse Unif'.BC6 'Synthèse Unif'.BE6:'Synthèse Unif'.BE6 'Synthèse Unif'.BG6:'Synthèse Unif'.BG6 'Synthèse Unif'.BI6:'Synthèse Unif'.BI6 'Synthèse Unif'.BK6:'Synthèse Unif'.BK6 'Synthèse Unif'.BM6:'Synthèse Unif'.BM6</svg:desc>
                </draw:g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36.5555555555556">
                <text:p>36.5555555555556</text:p>
              </table:table-cell>
              <table:table-cell office:value-type="float" office:value="0">
                <text:p>0</text:p>
              </table:table-cell>
              <table:table-cell office:value-type="float" office:value="40.8888888888889">
                <text:p>40.8888888888889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37.2222222222222">
                <text:p>37.2222222222222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36.5555555555556">
                <text:p>36.5555555555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4.1111111111111">
                <text:p>14.1111111111111</text:p>
              </table:table-cell>
              <table:table-cell office:value-type="float" office:value="12.1111111111111">
                <text:p>12.1111111111111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13.4444444444444">
                <text:p>13.4444444444444</text:p>
              </table:table-cell>
              <table:table-cell office:value-type="float" office:value="12.7777777777778">
                <text:p>12.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.3333333333333">
                <text:p>31.3333333333333</text:p>
              </table:table-cell>
              <table:table-cell office:value-type="float" office:value="33.5555555555556">
                <text:p>33.5555555555556</text:p>
              </table:table-cell>
              <table:table-cell office:value-type="float" office:value="30.8888888888889">
                <text:p>30.8888888888889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1.3333333333333">
                <text:p>31.333333333333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2">
      <style:graphic-properties draw:stroke="none" draw:fill-color="#7e0021"/>
      <style:text-properties fo:font-size="10pt" style:font-size-asian="10pt" style:font-size-complex="10pt"/>
    </style:style>
    <style:style style:name="ch9" style:family="chart" style:data-style-name="N2">
      <style:graphic-properties draw:stroke="none" draw:fill-color="#314004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4b1f6f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c5000b"/>
      <style:text-properties fo:font-size="10pt" style:font-size-asian="10pt" style:font-size-complex="10pt"/>
    </style:style>
    <style:style style:name="ch12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4.982cm" svg:height="13.29cm" xlink:href=".." xlink:type="simple" chart:class="chart:bar" chart:style-name="ch1">
        <chart:legend chart:legend-position="end" svg:x="38.629cm" svg:y="2.611cm" style:legend-expansion="high" chart:style-name="ch2"/>
        <chart:plot-area chart:style-name="ch3" table:cell-range-address="'Synthèse Unif'.A2:'Synthèse Unif'.A6 'Synthèse Unif'.D1:'Synthèse Unif'.D6 'Synthèse Unif'.F1:'Synthèse Unif'.F6 'Synthèse Unif'.H1:'Synthèse Unif'.H6 'Synthèse Unif'.J1:'Synthèse Unif'.J6 'Synthèse Unif'.L1:'Synthèse Unif'.L6 'Synthèse Unif'.N1:'Synthèse Unif'.N6 'Synthèse Unif'.P1:'Synthèse Unif'.P6 'Synthèse Unif'.R1:'Synthèse Unif'.R6 'Synthèse Unif'.T1:'Synthèse Unif'.T6 'Synthèse Unif'.V1:'Synthèse Unif'.V6 'Synthèse Unif'.X1:'Synthèse Unif'.X6 'Synthèse Unif'.Z1:'Synthèse Unif'.Z6 'Synthèse Unif'.AB1:'Synthèse Unif'.AB6 'Synthèse Unif'.AD1:'Synthèse Unif'.AD6 'Synthèse Unif'.AF1:'Synthèse Unif'.AF6 'Synthèse Unif'.AH1:'Synthèse Unif'.AH6 'Synthèse Unif'.AJ1:'Synthèse Unif'.AJ6 'Synthèse Unif'.AL1:'Synthèse Unif'.AL6 'Synthèse Unif'.AN1:'Synthèse Unif'.AN6 'Synthèse Unif'.AP1:'Synthèse Unif'.AP6 'Synthèse Unif'.AR1:'Synthèse Unif'.AR6 'Synthèse Unif'.AT1:'Synthèse Unif'.AT6 'Synthèse Unif'.AV1:'Synthèse Unif'.AV6 'Synthèse Unif'.AX1:'Synthèse Unif'.AX6 'Synthèse Unif'.AZ1:'Synthèse Unif'.AZ6 'Synthèse Unif'.BB1:'Synthèse Unif'.BB6 'Synthèse Unif'.BD1:'Synthèse Unif'.BD6 'Synthèse Unif'.BF1:'Synthèse Unif'.BF6 'Synthèse Unif'.BH1:'Synthèse Unif'.BH6 'Synthèse Unif'.BJ1:'Synthèse Unif'.BJ6 'Synthèse Unif'.BL1:'Synthèse Unif'.BL6" chart:data-source-has-labels="both" svg:x="1.349cm" svg:y="1.195cm" svg:width="35.482cm" svg:height="11.41cm">
          <chartooo:coordinate-region svg:x="2.261cm" svg:y="1.394cm" svg:width="34.57cm" svg:height="10.564cm"/>
          <chart:axis chart:dimension="x" chart:name="primary-x" chart:style-name="ch4" chartooo:axis-type="auto">
            <chartooo:date-scale/>
            <chart:categories table:cell-range-address="'Synthèse Unif'.A2:'Synthèse Unif'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ynthèse Unif'.D2:'Synthèse Unif'.D6" chart:label-cell-address="'Synthèse Unif'.D1:'Synthèse Unif'.D1" chart:class="chart:bar">
            <chart:data-point chart:repeated="5"/>
          </chart:series>
          <chart:series chart:style-name="ch8" chart:values-cell-range-address="'Synthèse Unif'.F2:'Synthèse Unif'.F6" chart:label-cell-address="'Synthèse Unif'.F1:'Synthèse Unif'.F1" chart:class="chart:bar">
            <chart:data-point chart:repeated="5"/>
          </chart:series>
          <chart:series chart:style-name="ch9" chart:values-cell-range-address="'Synthèse Unif'.H2:'Synthèse Unif'.H6" chart:label-cell-address="'Synthèse Unif'.H1:'Synthèse Unif'.H1" chart:class="chart:bar">
            <chart:data-point chart:repeated="5"/>
          </chart:series>
          <chart:series chart:style-name="ch10" chart:values-cell-range-address="'Synthèse Unif'.J2:'Synthèse Unif'.J6" chart:label-cell-address="'Synthèse Unif'.J1:'Synthèse Unif'.J1" chart:class="chart:bar">
            <chart:data-point chart:repeated="5"/>
          </chart:series>
          <chart:series chart:style-name="ch11" chart:values-cell-range-address="'Synthèse Unif'.L2:'Synthèse Unif'.L6" chart:label-cell-address="'Synthèse Unif'.L1:'Synthèse Unif'.L1" chart:class="chart:bar">
            <chart:data-point chart:repeated="5"/>
          </chart:series>
          <chart:series chart:style-name="ch12" chart:values-cell-range-address="'Synthèse Unif'.N2:'Synthèse Unif'.N6" chart:label-cell-address="'Synthèse Unif'.N1:'Synthèse Unif'.N1" chart:class="chart:bar">
            <chart:data-point chart:repeated="5"/>
          </chart:series>
          <chart:series chart:style-name="ch7" chart:values-cell-range-address="'Synthèse Unif'.P2:'Synthèse Unif'.P6" chart:label-cell-address="'Synthèse Unif'.P1:'Synthèse Unif'.P1" chart:class="chart:bar">
            <chart:data-point chart:repeated="5"/>
          </chart:series>
          <chart:series chart:style-name="ch8" chart:values-cell-range-address="'Synthèse Unif'.R2:'Synthèse Unif'.R6" chart:label-cell-address="'Synthèse Unif'.R1:'Synthèse Unif'.R1" chart:class="chart:bar">
            <chart:data-point chart:repeated="5"/>
          </chart:series>
          <chart:series chart:style-name="ch9" chart:values-cell-range-address="'Synthèse Unif'.T2:'Synthèse Unif'.T6" chart:label-cell-address="'Synthèse Unif'.T1:'Synthèse Unif'.T1" chart:class="chart:bar">
            <chart:data-point chart:repeated="5"/>
          </chart:series>
          <chart:series chart:style-name="ch10" chart:values-cell-range-address="'Synthèse Unif'.V2:'Synthèse Unif'.V6" chart:label-cell-address="'Synthèse Unif'.V1:'Synthèse Unif'.V1" chart:class="chart:bar">
            <chart:data-point chart:repeated="5"/>
          </chart:series>
          <chart:series chart:style-name="ch11" chart:values-cell-range-address="'Synthèse Unif'.X2:'Synthèse Unif'.X6" chart:label-cell-address="'Synthèse Unif'.X1:'Synthèse Unif'.X1" chart:class="chart:bar">
            <chart:data-point chart:repeated="5"/>
          </chart:series>
          <chart:series chart:style-name="ch12" chart:values-cell-range-address="'Synthèse Unif'.Z2:'Synthèse Unif'.Z6" chart:label-cell-address="'Synthèse Unif'.Z1:'Synthèse Unif'.Z1" chart:class="chart:bar">
            <chart:data-point chart:repeated="5"/>
          </chart:series>
          <chart:series chart:style-name="ch7" chart:values-cell-range-address="'Synthèse Unif'.AB2:'Synthèse Unif'.AB6" chart:label-cell-address="'Synthèse Unif'.AB1:'Synthèse Unif'.AB1" chart:class="chart:bar">
            <chart:data-point chart:repeated="5"/>
          </chart:series>
          <chart:series chart:style-name="ch8" chart:values-cell-range-address="'Synthèse Unif'.AD2:'Synthèse Unif'.AD6" chart:label-cell-address="'Synthèse Unif'.AD1:'Synthèse Unif'.AD1" chart:class="chart:bar">
            <chart:data-point chart:repeated="5"/>
          </chart:series>
          <chart:series chart:style-name="ch9" chart:values-cell-range-address="'Synthèse Unif'.AF2:'Synthèse Unif'.AF6" chart:label-cell-address="'Synthèse Unif'.AF1:'Synthèse Unif'.AF1" chart:class="chart:bar">
            <chart:data-point chart:repeated="5"/>
          </chart:series>
          <chart:series chart:style-name="ch10" chart:values-cell-range-address="'Synthèse Unif'.AH2:'Synthèse Unif'.AH6" chart:label-cell-address="'Synthèse Unif'.AH1:'Synthèse Unif'.AH1" chart:class="chart:bar">
            <chart:data-point chart:repeated="5"/>
          </chart:series>
          <chart:series chart:style-name="ch11" chart:values-cell-range-address="'Synthèse Unif'.AJ2:'Synthèse Unif'.AJ6" chart:label-cell-address="'Synthèse Unif'.AJ1:'Synthèse Unif'.AJ1" chart:class="chart:bar">
            <chart:data-point chart:repeated="5"/>
          </chart:series>
          <chart:series chart:style-name="ch12" chart:values-cell-range-address="'Synthèse Unif'.AL2:'Synthèse Unif'.AL6" chart:label-cell-address="'Synthèse Unif'.AL1:'Synthèse Unif'.AL1" chart:class="chart:bar">
            <chart:data-point chart:repeated="5"/>
          </chart:series>
          <chart:series chart:style-name="ch7" chart:values-cell-range-address="'Synthèse Unif'.AN2:'Synthèse Unif'.AN6" chart:label-cell-address="'Synthèse Unif'.AN1:'Synthèse Unif'.AN1" chart:class="chart:bar">
            <chart:data-point chart:repeated="5"/>
          </chart:series>
          <chart:series chart:style-name="ch8" chart:values-cell-range-address="'Synthèse Unif'.AP2:'Synthèse Unif'.AP6" chart:label-cell-address="'Synthèse Unif'.AP1:'Synthèse Unif'.AP1" chart:class="chart:bar">
            <chart:data-point chart:repeated="5"/>
          </chart:series>
          <chart:series chart:style-name="ch9" chart:values-cell-range-address="'Synthèse Unif'.AR2:'Synthèse Unif'.AR6" chart:label-cell-address="'Synthèse Unif'.AR1:'Synthèse Unif'.AR1" chart:class="chart:bar">
            <chart:data-point chart:repeated="5"/>
          </chart:series>
          <chart:series chart:style-name="ch10" chart:values-cell-range-address="'Synthèse Unif'.AT2:'Synthèse Unif'.AT6" chart:label-cell-address="'Synthèse Unif'.AT1:'Synthèse Unif'.AT1" chart:class="chart:bar">
            <chart:data-point chart:repeated="5"/>
          </chart:series>
          <chart:series chart:style-name="ch11" chart:values-cell-range-address="'Synthèse Unif'.AV2:'Synthèse Unif'.AV6" chart:label-cell-address="'Synthèse Unif'.AV1:'Synthèse Unif'.AV1" chart:class="chart:bar">
            <chart:data-point chart:repeated="5"/>
          </chart:series>
          <chart:series chart:style-name="ch12" chart:values-cell-range-address="'Synthèse Unif'.AX2:'Synthèse Unif'.AX6" chart:label-cell-address="'Synthèse Unif'.AX1:'Synthèse Unif'.AX1" chart:class="chart:bar">
            <chart:data-point chart:repeated="5"/>
          </chart:series>
          <chart:series chart:style-name="ch7" chart:values-cell-range-address="'Synthèse Unif'.AZ2:'Synthèse Unif'.AZ6" chart:label-cell-address="'Synthèse Unif'.AZ1:'Synthèse Unif'.AZ1" chart:class="chart:bar">
            <chart:data-point chart:repeated="5"/>
          </chart:series>
          <chart:series chart:style-name="ch8" chart:values-cell-range-address="'Synthèse Unif'.BB2:'Synthèse Unif'.BB6" chart:label-cell-address="'Synthèse Unif'.BB1:'Synthèse Unif'.BB1" chart:class="chart:bar">
            <chart:data-point chart:repeated="5"/>
          </chart:series>
          <chart:series chart:style-name="ch9" chart:values-cell-range-address="'Synthèse Unif'.BD2:'Synthèse Unif'.BD6" chart:label-cell-address="'Synthèse Unif'.BD1:'Synthèse Unif'.BD1" chart:class="chart:bar">
            <chart:data-point chart:repeated="5"/>
          </chart:series>
          <chart:series chart:style-name="ch10" chart:values-cell-range-address="'Synthèse Unif'.BF2:'Synthèse Unif'.BF6" chart:label-cell-address="'Synthèse Unif'.BF1:'Synthèse Unif'.BF1" chart:class="chart:bar">
            <chart:data-point chart:repeated="5"/>
          </chart:series>
          <chart:series chart:style-name="ch11" chart:values-cell-range-address="'Synthèse Unif'.BH2:'Synthèse Unif'.BH6" chart:label-cell-address="'Synthèse Unif'.BH1:'Synthèse Unif'.BH1" chart:class="chart:bar">
            <chart:data-point chart:repeated="5"/>
          </chart:series>
          <chart:series chart:style-name="ch12" chart:values-cell-range-address="'Synthèse Unif'.BJ2:'Synthèse Unif'.BJ6" chart:label-cell-address="'Synthèse Unif'.BJ1:'Synthèse Unif'.BJ1" chart:class="chart:bar">
            <chart:data-point chart:repeated="5"/>
          </chart:series>
          <chart:series chart:style-name="ch7" chart:values-cell-range-address="'Synthèse Unif'.BL2:'Synthèse Unif'.BL6" chart:label-cell-address="'Synthèse Unif'.BL1:'Synthèse Unif'.BL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_pn</text:p>
                <draw:g>
                  <svg:desc>'Synthèse Unif'.D1:'Synthèse Unif'.D1</svg:desc>
                </draw:g>
              </table:table-cell>
              <table:table-cell office:value-type="string">
                <text:p>shuff1_pn</text:p>
                <draw:g>
                  <svg:desc>'Synthèse Unif'.F1:'Synthèse Unif'.F1</svg:desc>
                </draw:g>
              </table:table-cell>
              <table:table-cell office:value-type="string">
                <text:p>1/C_pn</text:p>
                <draw:g>
                  <svg:desc>'Synthèse Unif'.H1:'Synthèse Unif'.H1</svg:desc>
                </draw:g>
              </table:table-cell>
              <table:table-cell office:value-type="string">
                <text:p>1/R_pn</text:p>
                <draw:g>
                  <svg:desc>'Synthèse Unif'.J1:'Synthèse Unif'.J1</svg:desc>
                </draw:g>
              </table:table-cell>
              <table:table-cell office:value-type="string">
                <text:p>R/C_pn</text:p>
                <draw:g>
                  <svg:desc>'Synthèse Unif'.L1:'Synthèse Unif'.L1</svg:desc>
                </draw:g>
              </table:table-cell>
              <table:table-cell office:value-type="string">
                <text:p>ic_shuff_pn</text:p>
                <draw:g>
                  <svg:desc>'Synthèse Unif'.N1:'Synthèse Unif'.N1</svg:desc>
                </draw:g>
              </table:table-cell>
              <table:table-cell office:value-type="string">
                <text:p>ic_dyn_1/C_pn</text:p>
                <draw:g>
                  <svg:desc>'Synthèse Unif'.P1:'Synthèse Unif'.P1</svg:desc>
                </draw:g>
              </table:table-cell>
              <table:table-cell office:value-type="string">
                <text:p>ic_dyn_1/R_pn</text:p>
                <draw:g>
                  <svg:desc>'Synthèse Unif'.R1:'Synthèse Unif'.R1</svg:desc>
                </draw:g>
              </table:table-cell>
              <table:table-cell office:value-type="string">
                <text:p>ic_dyn_R/C_pn</text:p>
                <draw:g>
                  <svg:desc>'Synthèse Unif'.T1:'Synthèse Unif'.T1</svg:desc>
                </draw:g>
              </table:table-cell>
              <table:table-cell office:value-type="string">
                <text:p>bc_shuff_pn</text:p>
                <draw:g>
                  <svg:desc>'Synthèse Unif'.V1:'Synthèse Unif'.V1</svg:desc>
                </draw:g>
              </table:table-cell>
              <table:table-cell office:value-type="string">
                <text:p>bc_dyn_1/C_pn</text:p>
                <draw:g>
                  <svg:desc>'Synthèse Unif'.X1:'Synthèse Unif'.X1</svg:desc>
                </draw:g>
              </table:table-cell>
              <table:table-cell office:value-type="string">
                <text:p>bc_dyn_1/R_pn</text:p>
                <draw:g>
                  <svg:desc>'Synthèse Unif'.Z1:'Synthèse Unif'.Z1</svg:desc>
                </draw:g>
              </table:table-cell>
              <table:table-cell office:value-type="string">
                <text:p>bc_dyn_R/C_pn</text:p>
                <draw:g>
                  <svg:desc>'Synthèse Unif'.AB1:'Synthèse Unif'.AB1</svg:desc>
                </draw:g>
              </table:table-cell>
              <table:table-cell office:value-type="string">
                <text:p>bb_nothing_pn</text:p>
                <draw:g>
                  <svg:desc>'Synthèse Unif'.AD1:'Synthèse Unif'.AD1</svg:desc>
                </draw:g>
              </table:table-cell>
              <table:table-cell office:value-type="string">
                <text:p>bb_shuff1_pn</text:p>
                <draw:g>
                  <svg:desc>'Synthèse Unif'.AF1:'Synthèse Unif'.AF1</svg:desc>
                </draw:g>
              </table:table-cell>
              <table:table-cell office:value-type="string">
                <text:p>bb_shuff_pn</text:p>
                <draw:g>
                  <svg:desc>'Synthèse Unif'.AH1:'Synthèse Unif'.AH1</svg:desc>
                </draw:g>
              </table:table-cell>
              <table:table-cell office:value-type="string">
                <text:p>bb_st_1/C_pn</text:p>
                <draw:g>
                  <svg:desc>'Synthèse Unif'.AJ1:'Synthèse Unif'.AJ1</svg:desc>
                </draw:g>
              </table:table-cell>
              <table:table-cell office:value-type="string">
                <text:p>bb_dyn_1/C_pn</text:p>
                <draw:g>
                  <svg:desc>'Synthèse Unif'.AL1:'Synthèse Unif'.AL1</svg:desc>
                </draw:g>
              </table:table-cell>
              <table:table-cell office:value-type="string">
                <text:p>bb_st_1/R_pn</text:p>
                <draw:g>
                  <svg:desc>'Synthèse Unif'.AN1:'Synthèse Unif'.AN1</svg:desc>
                </draw:g>
              </table:table-cell>
              <table:table-cell office:value-type="string">
                <text:p>bb_dyn_1/R_pn</text:p>
                <draw:g>
                  <svg:desc>'Synthèse Unif'.AP1:'Synthèse Unif'.AP1</svg:desc>
                </draw:g>
              </table:table-cell>
              <table:table-cell office:value-type="string">
                <text:p>bb_st_R/C_pn</text:p>
                <draw:g>
                  <svg:desc>'Synthèse Unif'.AR1:'Synthèse Unif'.AR1</svg:desc>
                </draw:g>
              </table:table-cell>
              <table:table-cell office:value-type="string">
                <text:p>bb_dyn_R/C_pn</text:p>
                <draw:g>
                  <svg:desc>'Synthèse Unif'.AT1:'Synthèse Unif'.AT1</svg:desc>
                </draw:g>
              </table:table-cell>
              <table:table-cell office:value-type="string">
                <text:p>sbb_nothing_pn</text:p>
                <draw:g>
                  <svg:desc>'Synthèse Unif'.AV1:'Synthèse Unif'.AV1</svg:desc>
                </draw:g>
              </table:table-cell>
              <table:table-cell office:value-type="string">
                <text:p>sbb_shuff1_pn</text:p>
                <draw:g>
                  <svg:desc>'Synthèse Unif'.AX1:'Synthèse Unif'.AX1</svg:desc>
                </draw:g>
              </table:table-cell>
              <table:table-cell office:value-type="string">
                <text:p>sbb_shuff_pn</text:p>
                <draw:g>
                  <svg:desc>'Synthèse Unif'.AZ1:'Synthèse Unif'.AZ1</svg:desc>
                </draw:g>
              </table:table-cell>
              <table:table-cell office:value-type="string">
                <text:p>sbb_st_1/C_pn</text:p>
                <draw:g>
                  <svg:desc>'Synthèse Unif'.BB1:'Synthèse Unif'.BB1</svg:desc>
                </draw:g>
              </table:table-cell>
              <table:table-cell office:value-type="string">
                <text:p>sbb_dyn_1/C_pn</text:p>
                <draw:g>
                  <svg:desc>'Synthèse Unif'.BD1:'Synthèse Unif'.BD1</svg:desc>
                </draw:g>
              </table:table-cell>
              <table:table-cell office:value-type="string">
                <text:p>sbb_st_1/R_pn</text:p>
                <draw:g>
                  <svg:desc>'Synthèse Unif'.BF1:'Synthèse Unif'.BF1</svg:desc>
                </draw:g>
              </table:table-cell>
              <table:table-cell office:value-type="string">
                <text:p>sbb_dyn_1/R_pn</text:p>
                <draw:g>
                  <svg:desc>'Synthèse Unif'.BH1:'Synthèse Unif'.BH1</svg:desc>
                </draw:g>
              </table:table-cell>
              <table:table-cell office:value-type="string">
                <text:p>sbb_st_R/C_pn</text:p>
                <draw:g>
                  <svg:desc>'Synthèse Unif'.BJ1:'Synthèse Unif'.BJ1</svg:desc>
                </draw:g>
              </table:table-cell>
              <table:table-cell office:value-type="string">
                <text:p>sbb_dyn_R/C_pn</text:p>
                <draw:g>
                  <svg:desc>'Synthèse Unif'.BL1:'Synthèse Unif'.B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if(0.7,0.7)</text:p>
                <draw:g>
                  <svg:desc>'Synthèse Unif'.A2:'Synthèse Unif'.A6</svg:desc>
                </draw:g>
              </table:table-cell>
              <table:table-cell office:value-type="float" office:value="0.857301373171111">
                <text:p>0.857301373171111</text:p>
                <draw:g>
                  <svg:desc>'Synthèse Unif'.D2:'Synthèse Unif'.D6</svg:desc>
                </draw:g>
              </table:table-cell>
              <table:table-cell office:value-type="float" office:value="0.859873096548667">
                <text:p>0.859873096548667</text:p>
                <draw:g>
                  <svg:desc>'Synthèse Unif'.F2:'Synthèse Unif'.F6</svg:desc>
                </draw:g>
              </table:table-cell>
              <table:table-cell office:value-type="float" office:value="0.951833613502222">
                <text:p>0.951833613502222</text:p>
                <draw:g>
                  <svg:desc>'Synthèse Unif'.H2:'Synthèse Unif'.H6</svg:desc>
                </draw:g>
              </table:table-cell>
              <table:table-cell office:value-type="float" office:value="0.950707042961666">
                <text:p>0.950707042961666</text:p>
                <draw:g>
                  <svg:desc>'Synthèse Unif'.J2:'Synthèse Unif'.J6</svg:desc>
                </draw:g>
              </table:table-cell>
              <table:table-cell office:value-type="float" office:value="0.950502805091333">
                <text:p>0.950502805091333</text:p>
                <draw:g>
                  <svg:desc>'Synthèse Unif'.L2:'Synthèse Unif'.L6</svg:desc>
                </draw:g>
              </table:table-cell>
              <table:table-cell office:value-type="float" office:value="0.827613606957333">
                <text:p>0.827613606957333</text:p>
                <draw:g>
                  <svg:desc>'Synthèse Unif'.N2:'Synthèse Unif'.N6</svg:desc>
                </draw:g>
              </table:table-cell>
              <table:table-cell office:value-type="float" office:value="0.959096366075778">
                <text:p>0.959096366075778</text:p>
                <draw:g>
                  <svg:desc>'Synthèse Unif'.P2:'Synthèse Unif'.P6</svg:desc>
                </draw:g>
              </table:table-cell>
              <table:table-cell office:value-type="float" office:value="0.955885118518333">
                <text:p>0.955885118518333</text:p>
                <draw:g>
                  <svg:desc>'Synthèse Unif'.R2:'Synthèse Unif'.R6</svg:desc>
                </draw:g>
              </table:table-cell>
              <table:table-cell office:value-type="float" office:value="0.956898293485889">
                <text:p>0.956898293485889</text:p>
                <draw:g>
                  <svg:desc>'Synthèse Unif'.T2:'Synthèse Unif'.T6</svg:desc>
                </draw:g>
              </table:table-cell>
              <table:table-cell office:value-type="float" office:value="0.844506183033667">
                <text:p>0.844506183033667</text:p>
                <draw:g>
                  <svg:desc>'Synthèse Unif'.V2:'Synthèse Unif'.V6</svg:desc>
                </draw:g>
              </table:table-cell>
              <table:table-cell office:value-type="float" office:value="0.951812634061889">
                <text:p>0.951812634061889</text:p>
                <draw:g>
                  <svg:desc>'Synthèse Unif'.X2:'Synthèse Unif'.X6</svg:desc>
                </draw:g>
              </table:table-cell>
              <table:table-cell office:value-type="float" office:value="0.951502739018111">
                <text:p>0.951502739018111</text:p>
                <draw:g>
                  <svg:desc>'Synthèse Unif'.Z2:'Synthèse Unif'.Z6</svg:desc>
                </draw:g>
              </table:table-cell>
              <table:table-cell office:value-type="float" office:value="0.950563091774333">
                <text:p>0.950563091774333</text:p>
                <draw:g>
                  <svg:desc>'Synthèse Unif'.AB2:'Synthèse Unif'.AB6</svg:desc>
                </draw:g>
              </table:table-cell>
              <table:table-cell office:value-type="float" office:value="0.824108991450667">
                <text:p>0.824108991450667</text:p>
                <draw:g>
                  <svg:desc>'Synthèse Unif'.AD2:'Synthèse Unif'.AD6</svg:desc>
                </draw:g>
              </table:table-cell>
              <table:table-cell office:value-type="float" office:value="0.824122414760333">
                <text:p>0.824122414760333</text:p>
                <draw:g>
                  <svg:desc>'Synthèse Unif'.AF2:'Synthèse Unif'.AF6</svg:desc>
                </draw:g>
              </table:table-cell>
              <table:table-cell office:value-type="float" office:value="0.821039758670778">
                <text:p>0.821039758670778</text:p>
                <draw:g>
                  <svg:desc>'Synthèse Unif'.AH2:'Synthèse Unif'.AH6</svg:desc>
                </draw:g>
              </table:table-cell>
              <table:table-cell office:value-type="float" office:value="0.932247991720111">
                <text:p>0.932247991720111</text:p>
                <draw:g>
                  <svg:desc>'Synthèse Unif'.AJ2:'Synthèse Unif'.AJ6</svg:desc>
                </draw:g>
              </table:table-cell>
              <table:table-cell office:value-type="float" office:value="0.933526043535555">
                <text:p>0.933526043535555</text:p>
                <draw:g>
                  <svg:desc>'Synthèse Unif'.AL2:'Synthèse Unif'.AL6</svg:desc>
                </draw:g>
              </table:table-cell>
              <table:table-cell office:value-type="float" office:value="0.931953308764555">
                <text:p>0.931953308764555</text:p>
                <draw:g>
                  <svg:desc>'Synthèse Unif'.AN2:'Synthèse Unif'.AN6</svg:desc>
                </draw:g>
              </table:table-cell>
              <table:table-cell office:value-type="float" office:value="0.933699548909333">
                <text:p>0.933699548909333</text:p>
                <draw:g>
                  <svg:desc>'Synthèse Unif'.AP2:'Synthèse Unif'.AP6</svg:desc>
                </draw:g>
              </table:table-cell>
              <table:table-cell office:value-type="float" office:value="0.931576557148111">
                <text:p>0.931576557148111</text:p>
                <draw:g>
                  <svg:desc>'Synthèse Unif'.AR2:'Synthèse Unif'.AR6</svg:desc>
                </draw:g>
              </table:table-cell>
              <table:table-cell office:value-type="float" office:value="0.928825211211444">
                <text:p>0.928825211211444</text:p>
                <draw:g>
                  <svg:desc>'Synthèse Unif'.AT2:'Synthèse Unif'.AT6</svg:desc>
                </draw:g>
              </table:table-cell>
              <table:table-cell office:value-type="float" office:value="0.838950623106889">
                <text:p>0.838950623106889</text:p>
                <draw:g>
                  <svg:desc>'Synthèse Unif'.AV2:'Synthèse Unif'.AV6</svg:desc>
                </draw:g>
              </table:table-cell>
              <table:table-cell office:value-type="float" office:value="0.838625495192667">
                <text:p>0.838625495192667</text:p>
                <draw:g>
                  <svg:desc>'Synthèse Unif'.AX2:'Synthèse Unif'.AX6</svg:desc>
                </draw:g>
              </table:table-cell>
              <table:table-cell office:value-type="float" office:value="0.820690314892222">
                <text:p>0.820690314892222</text:p>
                <draw:g>
                  <svg:desc>'Synthèse Unif'.AZ2:'Synthèse Unif'.AZ6</svg:desc>
                </draw:g>
              </table:table-cell>
              <table:table-cell office:value-type="float" office:value="0.945934383815444">
                <text:p>0.945934383815444</text:p>
                <draw:g>
                  <svg:desc>'Synthèse Unif'.BB2:'Synthèse Unif'.BB6</svg:desc>
                </draw:g>
              </table:table-cell>
              <table:table-cell office:value-type="float" office:value="0.947116102985111">
                <text:p>0.947116102985111</text:p>
                <draw:g>
                  <svg:desc>'Synthèse Unif'.BD2:'Synthèse Unif'.BD6</svg:desc>
                </draw:g>
              </table:table-cell>
              <table:table-cell office:value-type="float" office:value="0.944872863826444">
                <text:p>0.944872863826444</text:p>
                <draw:g>
                  <svg:desc>'Synthèse Unif'.BF2:'Synthèse Unif'.BF6</svg:desc>
                </draw:g>
              </table:table-cell>
              <table:table-cell office:value-type="float" office:value="0.946414935688778">
                <text:p>0.946414935688778</text:p>
                <draw:g>
                  <svg:desc>'Synthèse Unif'.BH2:'Synthèse Unif'.BH6</svg:desc>
                </draw:g>
              </table:table-cell>
              <table:table-cell office:value-type="float" office:value="0.944507626047556">
                <text:p>0.944507626047556</text:p>
                <draw:g>
                  <svg:desc>'Synthèse Unif'.BJ2:'Synthèse Unif'.BJ6</svg:desc>
                </draw:g>
              </table:table-cell>
              <table:table-cell office:value-type="float" office:value="0.943523678992111">
                <text:p>0.943523678992111</text:p>
                <draw:g>
                  <svg:desc>'Synthèse Unif'.BL2:'Synthèse Unif'.BL6</svg:desc>
                </draw:g>
              </table:table-cell>
            </table:table-row>
            <table:table-row>
              <table:table-cell office:value-type="string">
                <text:p>Unif(0.8,0.8)</text:p>
              </table:table-cell>
              <table:table-cell office:value-type="float" office:value="0.858509910099889">
                <text:p>0.858509910099889</text:p>
              </table:table-cell>
              <table:table-cell office:value-type="float" office:value="0.858496430938">
                <text:p>0.858496430938</text:p>
              </table:table-cell>
              <table:table-cell office:value-type="float" office:value="0.902815996583444">
                <text:p>0.902815996583444</text:p>
              </table:table-cell>
              <table:table-cell office:value-type="float" office:value="0.902680327324889">
                <text:p>0.902680327324889</text:p>
              </table:table-cell>
              <table:table-cell office:value-type="float" office:value="0.901606408888889">
                <text:p>0.901606408888889</text:p>
              </table:table-cell>
              <table:table-cell office:value-type="float" office:value="0.831112109107111">
                <text:p>0.831112109107111</text:p>
              </table:table-cell>
              <table:table-cell office:value-type="float" office:value="0.902047256203222">
                <text:p>0.902047256203222</text:p>
              </table:table-cell>
              <table:table-cell office:value-type="float" office:value="0.900113473628556">
                <text:p>0.900113473628556</text:p>
              </table:table-cell>
              <table:table-cell office:value-type="float" office:value="0.899170522697889">
                <text:p>0.899170522697889</text:p>
              </table:table-cell>
              <table:table-cell office:value-type="float" office:value="0.852655287387667">
                <text:p>0.852655287387667</text:p>
              </table:table-cell>
              <table:table-cell office:value-type="float" office:value="0.899964181575556">
                <text:p>0.899964181575556</text:p>
              </table:table-cell>
              <table:table-cell office:value-type="float" office:value="0.904430569968889">
                <text:p>0.904430569968889</text:p>
              </table:table-cell>
              <table:table-cell office:value-type="float" office:value="0.898706940762889">
                <text:p>0.898706940762889</text:p>
              </table:table-cell>
              <table:table-cell office:value-type="float" office:value="0.830389063172333">
                <text:p>0.830389063172333</text:p>
              </table:table-cell>
              <table:table-cell office:value-type="float" office:value="0.831074876626222">
                <text:p>0.831074876626222</text:p>
              </table:table-cell>
              <table:table-cell office:value-type="float" office:value="0.829372865162111">
                <text:p>0.829372865162111</text:p>
              </table:table-cell>
              <table:table-cell office:value-type="float" office:value="0.871436567939111">
                <text:p>0.871436567939111</text:p>
              </table:table-cell>
              <table:table-cell office:value-type="float" office:value="0.874374973555667">
                <text:p>0.874374973555667</text:p>
              </table:table-cell>
              <table:table-cell office:value-type="float" office:value="0.873218953831555">
                <text:p>0.873218953831555</text:p>
              </table:table-cell>
              <table:table-cell office:value-type="float" office:value="0.873819993011111">
                <text:p>0.873819993011111</text:p>
              </table:table-cell>
              <table:table-cell office:value-type="float" office:value="0.871875527355111">
                <text:p>0.871875527355111</text:p>
              </table:table-cell>
              <table:table-cell office:value-type="float" office:value="0.871420998100889">
                <text:p>0.871420998100889</text:p>
              </table:table-cell>
              <table:table-cell office:value-type="float" office:value="0.838196714477333">
                <text:p>0.838196714477333</text:p>
              </table:table-cell>
              <table:table-cell office:value-type="float" office:value="0.838612755690667">
                <text:p>0.838612755690667</text:p>
              </table:table-cell>
              <table:table-cell office:value-type="float" office:value="0.832246595082">
                <text:p>0.832246595082</text:p>
              </table:table-cell>
              <table:table-cell office:value-type="float" office:value="0.890587813208333">
                <text:p>0.890587813208333</text:p>
              </table:table-cell>
              <table:table-cell office:value-type="float" office:value="0.891398729364667">
                <text:p>0.891398729364667</text:p>
              </table:table-cell>
              <table:table-cell office:value-type="float" office:value="0.891124743881111">
                <text:p>0.891124743881111</text:p>
              </table:table-cell>
              <table:table-cell office:value-type="float" office:value="0.891319604191889">
                <text:p>0.891319604191889</text:p>
              </table:table-cell>
              <table:table-cell office:value-type="float" office:value="0.891135084257667">
                <text:p>0.891135084257667</text:p>
              </table:table-cell>
              <table:table-cell office:value-type="float" office:value="0.889792302370667">
                <text:p>0.889792302370667</text:p>
              </table:table-cell>
            </table:table-row>
            <table:table-row>
              <table:table-cell office:value-type="string">
                <text:p>Unif(0.8,1)</text:p>
              </table:table-cell>
              <table:table-cell office:value-type="float" office:value="0.858834024452778">
                <text:p>0.858834024452778</text:p>
              </table:table-cell>
              <table:table-cell office:value-type="float" office:value="0.857257931626889">
                <text:p>0.857257931626889</text:p>
              </table:table-cell>
              <table:table-cell office:value-type="float" office:value="0.943424876972889">
                <text:p>0.943424876972889</text:p>
              </table:table-cell>
              <table:table-cell office:value-type="float" office:value="0.943080505281333">
                <text:p>0.943080505281333</text:p>
              </table:table-cell>
              <table:table-cell office:value-type="float" office:value="0.943503121291556">
                <text:p>0.943503121291556</text:p>
              </table:table-cell>
              <table:table-cell office:value-type="float" office:value="0.824807358404556">
                <text:p>0.824807358404556</text:p>
              </table:table-cell>
              <table:table-cell office:value-type="float" office:value="0.951744031896889">
                <text:p>0.951744031896889</text:p>
              </table:table-cell>
              <table:table-cell office:value-type="float" office:value="0.949727313668111">
                <text:p>0.949727313668111</text:p>
              </table:table-cell>
              <table:table-cell office:value-type="float" office:value="0.949253367044889">
                <text:p>0.949253367044889</text:p>
              </table:table-cell>
              <table:table-cell office:value-type="float" office:value="0.845246573338222">
                <text:p>0.845246573338222</text:p>
              </table:table-cell>
              <table:table-cell office:value-type="float" office:value="0.942988611931667">
                <text:p>0.942988611931667</text:p>
              </table:table-cell>
              <table:table-cell office:value-type="float" office:value="0.943885072285">
                <text:p>0.943885072285</text:p>
              </table:table-cell>
              <table:table-cell office:value-type="float" office:value="0.942167369407111">
                <text:p>0.942167369407111</text:p>
              </table:table-cell>
              <table:table-cell office:value-type="float" office:value="0.822881684742555">
                <text:p>0.822881684742555</text:p>
              </table:table-cell>
              <table:table-cell office:value-type="float" office:value="0.822341687237222">
                <text:p>0.822341687237222</text:p>
              </table:table-cell>
              <table:table-cell office:value-type="float" office:value="0.819602499233556">
                <text:p>0.819602499233556</text:p>
              </table:table-cell>
              <table:table-cell office:value-type="float" office:value="0.925998215130222">
                <text:p>0.925998215130222</text:p>
              </table:table-cell>
              <table:table-cell office:value-type="float" office:value="0.923889795173778">
                <text:p>0.923889795173778</text:p>
              </table:table-cell>
              <table:table-cell office:value-type="float" office:value="0.925214884745">
                <text:p>0.925214884745</text:p>
              </table:table-cell>
              <table:table-cell office:value-type="float" office:value="0.924981588060778">
                <text:p>0.924981588060778</text:p>
              </table:table-cell>
              <table:table-cell office:value-type="float" office:value="0.923311695663">
                <text:p>0.923311695663</text:p>
              </table:table-cell>
              <table:table-cell office:value-type="float" office:value="0.921541827287">
                <text:p>0.921541827287</text:p>
              </table:table-cell>
              <table:table-cell office:value-type="float" office:value="0.830043346079333">
                <text:p>0.830043346079333</text:p>
              </table:table-cell>
              <table:table-cell office:value-type="float" office:value="0.831374254321333">
                <text:p>0.831374254321333</text:p>
              </table:table-cell>
              <table:table-cell office:value-type="float" office:value="0.820281847966222">
                <text:p>0.820281847966222</text:p>
              </table:table-cell>
              <table:table-cell office:value-type="float" office:value="0.936488907797111">
                <text:p>0.936488907797111</text:p>
              </table:table-cell>
              <table:table-cell office:value-type="float" office:value="0.937336905680667">
                <text:p>0.937336905680667</text:p>
              </table:table-cell>
              <table:table-cell office:value-type="float" office:value="0.936325735757">
                <text:p>0.936325735757</text:p>
              </table:table-cell>
              <table:table-cell office:value-type="float" office:value="0.936140105529111">
                <text:p>0.936140105529111</text:p>
              </table:table-cell>
              <table:table-cell office:value-type="float" office:value="0.936289470613667">
                <text:p>0.936289470613667</text:p>
              </table:table-cell>
              <table:table-cell office:value-type="float" office:value="0.934457441319">
                <text:p>0.934457441319</text:p>
              </table:table-cell>
            </table:table-row>
            <table:table-row>
              <table:table-cell office:value-type="string">
                <text:p>Unif(0.9,0.8)</text:p>
              </table:table-cell>
              <table:table-cell office:value-type="float" office:value="0.852834530571444">
                <text:p>0.852834530571444</text:p>
              </table:table-cell>
              <table:table-cell office:value-type="float" office:value="0.852759934759778">
                <text:p>0.852759934759778</text:p>
              </table:table-cell>
              <table:table-cell office:value-type="float" office:value="0.876252196520222">
                <text:p>0.876252196520222</text:p>
              </table:table-cell>
              <table:table-cell office:value-type="float" office:value="0.875877402761">
                <text:p>0.875877402761</text:p>
              </table:table-cell>
              <table:table-cell office:value-type="float" office:value="0.876446552213889">
                <text:p>0.876446552213889</text:p>
              </table:table-cell>
              <table:table-cell office:value-type="float" office:value="0.832371672309222">
                <text:p>0.832371672309222</text:p>
              </table:table-cell>
              <table:table-cell office:value-type="float" office:value="0.870557450960667">
                <text:p>0.870557450960667</text:p>
              </table:table-cell>
              <table:table-cell office:value-type="float" office:value="0.868207948528445">
                <text:p>0.868207948528445</text:p>
              </table:table-cell>
              <table:table-cell office:value-type="float" office:value="0.870625736908333">
                <text:p>0.870625736908333</text:p>
              </table:table-cell>
              <table:table-cell office:value-type="float" office:value="0.856099532773555">
                <text:p>0.856099532773555</text:p>
              </table:table-cell>
              <table:table-cell office:value-type="float" office:value="0.870813736109">
                <text:p>0.870813736109</text:p>
              </table:table-cell>
              <table:table-cell office:value-type="float" office:value="0.875341324066444">
                <text:p>0.875341324066444</text:p>
              </table:table-cell>
              <table:table-cell office:value-type="float" office:value="0.871943116984667">
                <text:p>0.871943116984667</text:p>
              </table:table-cell>
              <table:table-cell office:value-type="float" office:value="0.831765833227">
                <text:p>0.831765833227</text:p>
              </table:table-cell>
              <table:table-cell office:value-type="float" office:value="0.830719827218">
                <text:p>0.830719827218</text:p>
              </table:table-cell>
              <table:table-cell office:value-type="float" office:value="0.830559781362">
                <text:p>0.830559781362</text:p>
              </table:table-cell>
              <table:table-cell office:value-type="float" office:value="0.821359996143778">
                <text:p>0.821359996143778</text:p>
              </table:table-cell>
              <table:table-cell office:value-type="float" office:value="0.823432620580111">
                <text:p>0.823432620580111</text:p>
              </table:table-cell>
              <table:table-cell office:value-type="float" office:value="0.819554166204556">
                <text:p>0.819554166204556</text:p>
              </table:table-cell>
              <table:table-cell office:value-type="float" office:value="0.822771747142889">
                <text:p>0.822771747142889</text:p>
              </table:table-cell>
              <table:table-cell office:value-type="float" office:value="0.818624974858889">
                <text:p>0.818624974858889</text:p>
              </table:table-cell>
              <table:table-cell office:value-type="float" office:value="0.819084688287222">
                <text:p>0.819084688287222</text:p>
              </table:table-cell>
              <table:table-cell office:value-type="float" office:value="0.836320444826111">
                <text:p>0.836320444826111</text:p>
              </table:table-cell>
              <table:table-cell office:value-type="float" office:value="0.835681481222667">
                <text:p>0.835681481222667</text:p>
              </table:table-cell>
              <table:table-cell office:value-type="float" office:value="0.832777967953111">
                <text:p>0.832777967953111</text:p>
              </table:table-cell>
              <table:table-cell office:value-type="float" office:value="0.860669882628889">
                <text:p>0.860669882628889</text:p>
              </table:table-cell>
              <table:table-cell office:value-type="float" office:value="0.858073395084555">
                <text:p>0.858073395084555</text:p>
              </table:table-cell>
              <table:table-cell office:value-type="float" office:value="0.860270778060889">
                <text:p>0.860270778060889</text:p>
              </table:table-cell>
              <table:table-cell office:value-type="float" office:value="0.856722564471778">
                <text:p>0.856722564471778</text:p>
              </table:table-cell>
              <table:table-cell office:value-type="float" office:value="0.85860021895">
                <text:p>0.85860021895</text:p>
              </table:table-cell>
              <table:table-cell office:value-type="float" office:value="0.858548540458778">
                <text:p>0.858548540458778</text:p>
              </table:table-cell>
            </table:table-row>
            <table:table-row>
              <table:table-cell office:value-type="string">
                <text:p>Unif(0.9,1)</text:p>
              </table:table-cell>
              <table:table-cell office:value-type="float" office:value="0.868174621723555">
                <text:p>0.868174621723555</text:p>
              </table:table-cell>
              <table:table-cell office:value-type="float" office:value="0.867130592820778">
                <text:p>0.867130592820778</text:p>
              </table:table-cell>
              <table:table-cell office:value-type="float" office:value="0.939593541864">
                <text:p>0.939593541864</text:p>
              </table:table-cell>
              <table:table-cell office:value-type="float" office:value="0.939426024431667">
                <text:p>0.939426024431667</text:p>
              </table:table-cell>
              <table:table-cell office:value-type="float" office:value="0.940268787527444">
                <text:p>0.940268787527444</text:p>
              </table:table-cell>
              <table:table-cell office:value-type="float" office:value="0.835161876681">
                <text:p>0.835161876681</text:p>
              </table:table-cell>
              <table:table-cell office:value-type="float" office:value="0.947886846250222">
                <text:p>0.947886846250222</text:p>
              </table:table-cell>
              <table:table-cell office:value-type="float" office:value="0.946777825468555">
                <text:p>0.946777825468555</text:p>
              </table:table-cell>
              <table:table-cell office:value-type="float" office:value="0.944706021596333">
                <text:p>0.944706021596333</text:p>
              </table:table-cell>
              <table:table-cell office:value-type="float" office:value="0.854274014622">
                <text:p>0.854274014622</text:p>
              </table:table-cell>
              <table:table-cell office:value-type="float" office:value="0.939494064794444">
                <text:p>0.939494064794444</text:p>
              </table:table-cell>
              <table:table-cell office:value-type="float" office:value="0.939694241324667">
                <text:p>0.939694241324667</text:p>
              </table:table-cell>
              <table:table-cell office:value-type="float" office:value="0.939712779780333">
                <text:p>0.939712779780333</text:p>
              </table:table-cell>
              <table:table-cell office:value-type="float" office:value="0.833474964286556">
                <text:p>0.833474964286556</text:p>
              </table:table-cell>
              <table:table-cell office:value-type="float" office:value="0.833434497891333">
                <text:p>0.833434497891333</text:p>
              </table:table-cell>
              <table:table-cell office:value-type="float" office:value="0.832025449614">
                <text:p>0.832025449614</text:p>
              </table:table-cell>
              <table:table-cell office:value-type="float" office:value="0.917900719259778">
                <text:p>0.917900719259778</text:p>
              </table:table-cell>
              <table:table-cell office:value-type="float" office:value="0.919814858014444">
                <text:p>0.919814858014444</text:p>
              </table:table-cell>
              <table:table-cell office:value-type="float" office:value="0.918711172781222">
                <text:p>0.918711172781222</text:p>
              </table:table-cell>
              <table:table-cell office:value-type="float" office:value="0.921332807347667">
                <text:p>0.921332807347667</text:p>
              </table:table-cell>
              <table:table-cell office:value-type="float" office:value="0.918154454491">
                <text:p>0.918154454491</text:p>
              </table:table-cell>
              <table:table-cell office:value-type="float" office:value="0.917773805766111">
                <text:p>0.917773805766111</text:p>
              </table:table-cell>
              <table:table-cell office:value-type="float" office:value="0.837840305202222">
                <text:p>0.837840305202222</text:p>
              </table:table-cell>
              <table:table-cell office:value-type="float" office:value="0.838691424236889">
                <text:p>0.838691424236889</text:p>
              </table:table-cell>
              <table:table-cell office:value-type="float" office:value="0.831178035575">
                <text:p>0.831178035575</text:p>
              </table:table-cell>
              <table:table-cell office:value-type="float" office:value="0.931765082002778">
                <text:p>0.931765082002778</text:p>
              </table:table-cell>
              <table:table-cell office:value-type="float" office:value="0.933156398523111">
                <text:p>0.933156398523111</text:p>
              </table:table-cell>
              <table:table-cell office:value-type="float" office:value="0.931936274144333">
                <text:p>0.931936274144333</text:p>
              </table:table-cell>
              <table:table-cell office:value-type="float" office:value="0.931169816021">
                <text:p>0.931169816021</text:p>
              </table:table-cell>
              <table:table-cell office:value-type="float" office:value="0.932581308501">
                <text:p>0.932581308501</text:p>
              </table:table-cell>
              <table:table-cell office:value-type="float" office:value="0.931048666371222">
                <text:p>0.93104866637122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series-source="rows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2">
      <style:graphic-properties draw:stroke="none" draw:fill-color="#7e0021"/>
      <style:text-properties fo:font-size="10pt" style:font-size-asian="10pt" style:font-size-complex="10pt"/>
    </style:style>
    <style:style style:name="ch9" style:family="chart" style:data-style-name="N2">
      <style:graphic-properties draw:stroke="none" draw:fill-color="#314004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4b1f6f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c5000b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4.982cm" svg:height="13.29cm" xlink:href=".." xlink:type="simple" chart:class="chart:bar" chart:style-name="ch1">
        <chart:legend chart:legend-position="end" svg:x="42.348cm" svg:y="5.35cm" style:legend-expansion="high" chart:style-name="ch2"/>
        <chart:plot-area chart:style-name="ch3" table:cell-range-address="'Synthèse Unif'.D1:'Synthèse Unif'.D6 'Synthèse Unif'.F1:'Synthèse Unif'.F6 'Synthèse Unif'.H1:'Synthèse Unif'.H6 'Synthèse Unif'.J1:'Synthèse Unif'.J6 'Synthèse Unif'.L1:'Synthèse Unif'.L6 'Synthèse Unif'.N1:'Synthèse Unif'.N6 'Synthèse Unif'.P1:'Synthèse Unif'.P6 'Synthèse Unif'.R1:'Synthèse Unif'.R6 'Synthèse Unif'.T1:'Synthèse Unif'.T6 'Synthèse Unif'.V1:'Synthèse Unif'.V6 'Synthèse Unif'.X1:'Synthèse Unif'.X6 'Synthèse Unif'.Z1:'Synthèse Unif'.Z6 'Synthèse Unif'.AB1:'Synthèse Unif'.AB6 'Synthèse Unif'.AD1:'Synthèse Unif'.AD6 'Synthèse Unif'.AF1:'Synthèse Unif'.AF6 'Synthèse Unif'.AH1:'Synthèse Unif'.AH6 'Synthèse Unif'.AJ1:'Synthèse Unif'.AJ6 'Synthèse Unif'.AL1:'Synthèse Unif'.AL6 'Synthèse Unif'.AN1:'Synthèse Unif'.AN6 'Synthèse Unif'.AP1:'Synthèse Unif'.AP6 'Synthèse Unif'.AR1:'Synthèse Unif'.AR6 'Synthèse Unif'.AT1:'Synthèse Unif'.AT6 'Synthèse Unif'.AV1:'Synthèse Unif'.AV6 'Synthèse Unif'.AX1:'Synthèse Unif'.AX6 'Synthèse Unif'.AZ1:'Synthèse Unif'.AZ6 'Synthèse Unif'.BB1:'Synthèse Unif'.BB6 'Synthèse Unif'.BD1:'Synthèse Unif'.BD6 'Synthèse Unif'.BF1:'Synthèse Unif'.BF6 'Synthèse Unif'.BH1:'Synthèse Unif'.BH6 'Synthèse Unif'.BJ1:'Synthèse Unif'.BJ6 'Synthèse Unif'.BL1:'Synthèse Unif'.BL6 'Synthèse Unif'.A2:'Synthèse Unif'.A6" chart:data-source-has-labels="both" svg:x="1.034cm" svg:y="1.087cm" svg:width="41.677cm" svg:height="11.991cm">
          <chartooo:coordinate-region svg:x="1.946cm" svg:y="1.286cm" svg:width="40.101cm" svg:height="10.747cm"/>
          <chart:axis chart:dimension="x" chart:name="primary-x" chart:style-name="ch4" chartooo:axis-type="auto">
            <chartooo:date-scale/>
            <chart:categories table:cell-range-address="'Synthèse Unif'.D1:'Synthèse Unif'.D1 'Synthèse Unif'.F1:'Synthèse Unif'.F1 'Synthèse Unif'.H1:'Synthèse Unif'.H1 'Synthèse Unif'.J1:'Synthèse Unif'.J1 'Synthèse Unif'.L1:'Synthèse Unif'.L1 'Synthèse Unif'.N1:'Synthèse Unif'.N1 'Synthèse Unif'.P1:'Synthèse Unif'.P1 'Synthèse Unif'.R1:'Synthèse Unif'.R1 'Synthèse Unif'.T1:'Synthèse Unif'.T1 'Synthèse Unif'.V1:'Synthèse Unif'.V1 'Synthèse Unif'.X1:'Synthèse Unif'.X1 'Synthèse Unif'.Z1:'Synthèse Unif'.Z1 'Synthèse Unif'.AB1:'Synthèse Unif'.AB1 'Synthèse Unif'.AD1:'Synthèse Unif'.AD1 'Synthèse Unif'.AF1:'Synthèse Unif'.AF1 'Synthèse Unif'.AH1:'Synthèse Unif'.AH1 'Synthèse Unif'.AJ1:'Synthèse Unif'.AJ1 'Synthèse Unif'.AL1:'Synthèse Unif'.AL1 'Synthèse Unif'.AN1:'Synthèse Unif'.AN1 'Synthèse Unif'.AP1:'Synthèse Unif'.AP1 'Synthèse Unif'.AR1:'Synthèse Unif'.AR1 'Synthèse Unif'.AT1:'Synthèse Unif'.AT1 'Synthèse Unif'.AV1:'Synthèse Unif'.AV1 'Synthèse Unif'.AX1:'Synthèse Unif'.AX1 'Synthèse Unif'.AZ1:'Synthèse Unif'.AZ1 'Synthèse Unif'.BB1:'Synthèse Unif'.BB1 'Synthèse Unif'.BD1:'Synthèse Unif'.BD1 'Synthèse Unif'.BF1:'Synthèse Unif'.BF1 'Synthèse Unif'.BH1:'Synthèse Unif'.BH1 'Synthèse Unif'.BJ1:'Synthèse Unif'.BJ1 'Synthèse Unif'.BL1:'Synthèse Unif'.BL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ynthèse Unif'.D2:'Synthèse Unif'.D2 'Synthèse Unif'.F2:'Synthèse Unif'.F2 'Synthèse Unif'.H2:'Synthèse Unif'.H2 'Synthèse Unif'.J2:'Synthèse Unif'.J2 'Synthèse Unif'.L2:'Synthèse Unif'.L2 'Synthèse Unif'.N2:'Synthèse Unif'.N2 'Synthèse Unif'.P2:'Synthèse Unif'.P2 'Synthèse Unif'.R2:'Synthèse Unif'.R2 'Synthèse Unif'.T2:'Synthèse Unif'.T2 'Synthèse Unif'.V2:'Synthèse Unif'.V2 'Synthèse Unif'.X2:'Synthèse Unif'.X2 'Synthèse Unif'.Z2:'Synthèse Unif'.Z2 'Synthèse Unif'.AB2:'Synthèse Unif'.AB2 'Synthèse Unif'.AD2:'Synthèse Unif'.AD2 'Synthèse Unif'.AF2:'Synthèse Unif'.AF2 'Synthèse Unif'.AH2:'Synthèse Unif'.AH2 'Synthèse Unif'.AJ2:'Synthèse Unif'.AJ2 'Synthèse Unif'.AL2:'Synthèse Unif'.AL2 'Synthèse Unif'.AN2:'Synthèse Unif'.AN2 'Synthèse Unif'.AP2:'Synthèse Unif'.AP2 'Synthèse Unif'.AR2:'Synthèse Unif'.AR2 'Synthèse Unif'.AT2:'Synthèse Unif'.AT2 'Synthèse Unif'.AV2:'Synthèse Unif'.AV2 'Synthèse Unif'.AX2:'Synthèse Unif'.AX2 'Synthèse Unif'.AZ2:'Synthèse Unif'.AZ2 'Synthèse Unif'.BB2:'Synthèse Unif'.BB2 'Synthèse Unif'.BD2:'Synthèse Unif'.BD2 'Synthèse Unif'.BF2:'Synthèse Unif'.BF2 'Synthèse Unif'.BH2:'Synthèse Unif'.BH2 'Synthèse Unif'.BJ2:'Synthèse Unif'.BJ2 'Synthèse Unif'.BL2:'Synthèse Unif'.BL2" chart:label-cell-address="'Synthèse Unif'.A2:'Synthèse Unif'.A2" chart:class="chart:bar">
            <chart:data-point chart:repeated="31"/>
          </chart:series>
          <chart:series chart:style-name="ch8" chart:values-cell-range-address="'Synthèse Unif'.D3:'Synthèse Unif'.D3 'Synthèse Unif'.F3:'Synthèse Unif'.F3 'Synthèse Unif'.H3:'Synthèse Unif'.H3 'Synthèse Unif'.J3:'Synthèse Unif'.J3 'Synthèse Unif'.L3:'Synthèse Unif'.L3 'Synthèse Unif'.N3:'Synthèse Unif'.N3 'Synthèse Unif'.P3:'Synthèse Unif'.P3 'Synthèse Unif'.R3:'Synthèse Unif'.R3 'Synthèse Unif'.T3:'Synthèse Unif'.T3 'Synthèse Unif'.V3:'Synthèse Unif'.V3 'Synthèse Unif'.X3:'Synthèse Unif'.X3 'Synthèse Unif'.Z3:'Synthèse Unif'.Z3 'Synthèse Unif'.AB3:'Synthèse Unif'.AB3 'Synthèse Unif'.AD3:'Synthèse Unif'.AD3 'Synthèse Unif'.AF3:'Synthèse Unif'.AF3 'Synthèse Unif'.AH3:'Synthèse Unif'.AH3 'Synthèse Unif'.AJ3:'Synthèse Unif'.AJ3 'Synthèse Unif'.AL3:'Synthèse Unif'.AL3 'Synthèse Unif'.AN3:'Synthèse Unif'.AN3 'Synthèse Unif'.AP3:'Synthèse Unif'.AP3 'Synthèse Unif'.AR3:'Synthèse Unif'.AR3 'Synthèse Unif'.AT3:'Synthèse Unif'.AT3 'Synthèse Unif'.AV3:'Synthèse Unif'.AV3 'Synthèse Unif'.AX3:'Synthèse Unif'.AX3 'Synthèse Unif'.AZ3:'Synthèse Unif'.AZ3 'Synthèse Unif'.BB3:'Synthèse Unif'.BB3 'Synthèse Unif'.BD3:'Synthèse Unif'.BD3 'Synthèse Unif'.BF3:'Synthèse Unif'.BF3 'Synthèse Unif'.BH3:'Synthèse Unif'.BH3 'Synthèse Unif'.BJ3:'Synthèse Unif'.BJ3 'Synthèse Unif'.BL3:'Synthèse Unif'.BL3" chart:label-cell-address="'Synthèse Unif'.A3:'Synthèse Unif'.A3" chart:class="chart:bar">
            <chart:data-point chart:repeated="31"/>
          </chart:series>
          <chart:series chart:style-name="ch9" chart:values-cell-range-address="'Synthèse Unif'.D4:'Synthèse Unif'.D4 'Synthèse Unif'.F4:'Synthèse Unif'.F4 'Synthèse Unif'.H4:'Synthèse Unif'.H4 'Synthèse Unif'.J4:'Synthèse Unif'.J4 'Synthèse Unif'.L4:'Synthèse Unif'.L4 'Synthèse Unif'.N4:'Synthèse Unif'.N4 'Synthèse Unif'.P4:'Synthèse Unif'.P4 'Synthèse Unif'.R4:'Synthèse Unif'.R4 'Synthèse Unif'.T4:'Synthèse Unif'.T4 'Synthèse Unif'.V4:'Synthèse Unif'.V4 'Synthèse Unif'.X4:'Synthèse Unif'.X4 'Synthèse Unif'.Z4:'Synthèse Unif'.Z4 'Synthèse Unif'.AB4:'Synthèse Unif'.AB4 'Synthèse Unif'.AD4:'Synthèse Unif'.AD4 'Synthèse Unif'.AF4:'Synthèse Unif'.AF4 'Synthèse Unif'.AH4:'Synthèse Unif'.AH4 'Synthèse Unif'.AJ4:'Synthèse Unif'.AJ4 'Synthèse Unif'.AL4:'Synthèse Unif'.AL4 'Synthèse Unif'.AN4:'Synthèse Unif'.AN4 'Synthèse Unif'.AP4:'Synthèse Unif'.AP4 'Synthèse Unif'.AR4:'Synthèse Unif'.AR4 'Synthèse Unif'.AT4:'Synthèse Unif'.AT4 'Synthèse Unif'.AV4:'Synthèse Unif'.AV4 'Synthèse Unif'.AX4:'Synthèse Unif'.AX4 'Synthèse Unif'.AZ4:'Synthèse Unif'.AZ4 'Synthèse Unif'.BB4:'Synthèse Unif'.BB4 'Synthèse Unif'.BD4:'Synthèse Unif'.BD4 'Synthèse Unif'.BF4:'Synthèse Unif'.BF4 'Synthèse Unif'.BH4:'Synthèse Unif'.BH4 'Synthèse Unif'.BJ4:'Synthèse Unif'.BJ4 'Synthèse Unif'.BL4:'Synthèse Unif'.BL4" chart:label-cell-address="'Synthèse Unif'.A4:'Synthèse Unif'.A4" chart:class="chart:bar">
            <chart:data-point chart:repeated="31"/>
          </chart:series>
          <chart:series chart:style-name="ch10" chart:values-cell-range-address="'Synthèse Unif'.D5:'Synthèse Unif'.D5 'Synthèse Unif'.F5:'Synthèse Unif'.F5 'Synthèse Unif'.H5:'Synthèse Unif'.H5 'Synthèse Unif'.J5:'Synthèse Unif'.J5 'Synthèse Unif'.L5:'Synthèse Unif'.L5 'Synthèse Unif'.N5:'Synthèse Unif'.N5 'Synthèse Unif'.P5:'Synthèse Unif'.P5 'Synthèse Unif'.R5:'Synthèse Unif'.R5 'Synthèse Unif'.T5:'Synthèse Unif'.T5 'Synthèse Unif'.V5:'Synthèse Unif'.V5 'Synthèse Unif'.X5:'Synthèse Unif'.X5 'Synthèse Unif'.Z5:'Synthèse Unif'.Z5 'Synthèse Unif'.AB5:'Synthèse Unif'.AB5 'Synthèse Unif'.AD5:'Synthèse Unif'.AD5 'Synthèse Unif'.AF5:'Synthèse Unif'.AF5 'Synthèse Unif'.AH5:'Synthèse Unif'.AH5 'Synthèse Unif'.AJ5:'Synthèse Unif'.AJ5 'Synthèse Unif'.AL5:'Synthèse Unif'.AL5 'Synthèse Unif'.AN5:'Synthèse Unif'.AN5 'Synthèse Unif'.AP5:'Synthèse Unif'.AP5 'Synthèse Unif'.AR5:'Synthèse Unif'.AR5 'Synthèse Unif'.AT5:'Synthèse Unif'.AT5 'Synthèse Unif'.AV5:'Synthèse Unif'.AV5 'Synthèse Unif'.AX5:'Synthèse Unif'.AX5 'Synthèse Unif'.AZ5:'Synthèse Unif'.AZ5 'Synthèse Unif'.BB5:'Synthèse Unif'.BB5 'Synthèse Unif'.BD5:'Synthèse Unif'.BD5 'Synthèse Unif'.BF5:'Synthèse Unif'.BF5 'Synthèse Unif'.BH5:'Synthèse Unif'.BH5 'Synthèse Unif'.BJ5:'Synthèse Unif'.BJ5 'Synthèse Unif'.BL5:'Synthèse Unif'.BL5" chart:label-cell-address="'Synthèse Unif'.A5:'Synthèse Unif'.A5" chart:class="chart:bar">
            <chart:data-point chart:repeated="31"/>
          </chart:series>
          <chart:series chart:style-name="ch11" chart:values-cell-range-address="'Synthèse Unif'.D6:'Synthèse Unif'.D6 'Synthèse Unif'.F6:'Synthèse Unif'.F6 'Synthèse Unif'.H6:'Synthèse Unif'.H6 'Synthèse Unif'.J6:'Synthèse Unif'.J6 'Synthèse Unif'.L6:'Synthèse Unif'.L6 'Synthèse Unif'.N6:'Synthèse Unif'.N6 'Synthèse Unif'.P6:'Synthèse Unif'.P6 'Synthèse Unif'.R6:'Synthèse Unif'.R6 'Synthèse Unif'.T6:'Synthèse Unif'.T6 'Synthèse Unif'.V6:'Synthèse Unif'.V6 'Synthèse Unif'.X6:'Synthèse Unif'.X6 'Synthèse Unif'.Z6:'Synthèse Unif'.Z6 'Synthèse Unif'.AB6:'Synthèse Unif'.AB6 'Synthèse Unif'.AD6:'Synthèse Unif'.AD6 'Synthèse Unif'.AF6:'Synthèse Unif'.AF6 'Synthèse Unif'.AH6:'Synthèse Unif'.AH6 'Synthèse Unif'.AJ6:'Synthèse Unif'.AJ6 'Synthèse Unif'.AL6:'Synthèse Unif'.AL6 'Synthèse Unif'.AN6:'Synthèse Unif'.AN6 'Synthèse Unif'.AP6:'Synthèse Unif'.AP6 'Synthèse Unif'.AR6:'Synthèse Unif'.AR6 'Synthèse Unif'.AT6:'Synthèse Unif'.AT6 'Synthèse Unif'.AV6:'Synthèse Unif'.AV6 'Synthèse Unif'.AX6:'Synthèse Unif'.AX6 'Synthèse Unif'.AZ6:'Synthèse Unif'.AZ6 'Synthèse Unif'.BB6:'Synthèse Unif'.BB6 'Synthèse Unif'.BD6:'Synthèse Unif'.BD6 'Synthèse Unif'.BF6:'Synthèse Unif'.BF6 'Synthèse Unif'.BH6:'Synthèse Unif'.BH6 'Synthèse Unif'.BJ6:'Synthèse Unif'.BJ6 'Synthèse Unif'.BL6:'Synthèse Unif'.BL6" chart:label-cell-address="'Synthèse Unif'.A6:'Synthèse Unif'.A6" chart:class="chart:bar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_pn</text:p>
                <draw:g>
                  <svg:desc>'Synthèse Unif'.D1:'Synthèse Unif'.D1 'Synthèse Unif'.F1:'Synthèse Unif'.F1 'Synthèse Unif'.H1:'Synthèse Unif'.H1 'Synthèse Unif'.J1:'Synthèse Unif'.J1 'Synthèse Unif'.L1:'Synthèse Unif'.L1 'Synthèse Unif'.N1:'Synthèse Unif'.N1 'Synthèse Unif'.P1:'Synthèse Unif'.P1 'Synthèse Unif'.R1:'Synthèse Unif'.R1 'Synthèse Unif'.T1:'Synthèse Unif'.T1 'Synthèse Unif'.V1:'Synthèse Unif'.V1 'Synthèse Unif'.X1:'Synthèse Unif'.X1 'Synthèse Unif'.Z1:'Synthèse Unif'.Z1 'Synthèse Unif'.AB1:'Synthèse Unif'.AB1 'Synthèse Unif'.AD1:'Synthèse Unif'.AD1 'Synthèse Unif'.AF1:'Synthèse Unif'.AF1 'Synthèse Unif'.AH1:'Synthèse Unif'.AH1 'Synthèse Unif'.AJ1:'Synthèse Unif'.AJ1 'Synthèse Unif'.AL1:'Synthèse Unif'.AL1 'Synthèse Unif'.AN1:'Synthèse Unif'.AN1 'Synthèse Unif'.AP1:'Synthèse Unif'.AP1 'Synthèse Unif'.AR1:'Synthèse Unif'.AR1 'Synthèse Unif'.AT1:'Synthèse Unif'.AT1 'Synthèse Unif'.AV1:'Synthèse Unif'.AV1 'Synthèse Unif'.AX1:'Synthèse Unif'.AX1 'Synthèse Unif'.AZ1:'Synthèse Unif'.AZ1 'Synthèse Unif'.BB1:'Synthèse Unif'.BB1 'Synthèse Unif'.BD1:'Synthèse Unif'.BD1 'Synthèse Unif'.BF1:'Synthèse Unif'.BF1 'Synthèse Unif'.BH1:'Synthèse Unif'.BH1 'Synthèse Unif'.BJ1:'Synthèse Unif'.BJ1 'Synthèse Unif'.BL1:'Synthèse Unif'.BL1</svg:desc>
                </draw:g>
              </table:table-cell>
              <table:table-cell office:value-type="string">
                <text:p>shuff1_pn</text:p>
              </table:table-cell>
              <table:table-cell office:value-type="string">
                <text:p>1/C_pn</text:p>
              </table:table-cell>
              <table:table-cell office:value-type="string">
                <text:p>1/R_pn</text:p>
              </table:table-cell>
              <table:table-cell office:value-type="string">
                <text:p>R/C_pn</text:p>
              </table:table-cell>
              <table:table-cell office:value-type="string">
                <text:p>ic_shuff_pn</text:p>
              </table:table-cell>
              <table:table-cell office:value-type="string">
                <text:p>ic_dyn_1/C_pn</text:p>
              </table:table-cell>
              <table:table-cell office:value-type="string">
                <text:p>ic_dyn_1/R_pn</text:p>
              </table:table-cell>
              <table:table-cell office:value-type="string">
                <text:p>ic_dyn_R/C_pn</text:p>
              </table:table-cell>
              <table:table-cell office:value-type="string">
                <text:p>bc_shuff_pn</text:p>
              </table:table-cell>
              <table:table-cell office:value-type="string">
                <text:p>bc_dyn_1/C_pn</text:p>
              </table:table-cell>
              <table:table-cell office:value-type="string">
                <text:p>bc_dyn_1/R_pn</text:p>
              </table:table-cell>
              <table:table-cell office:value-type="string">
                <text:p>bc_dyn_R/C_pn</text:p>
              </table:table-cell>
              <table:table-cell office:value-type="string">
                <text:p>bb_nothing_pn</text:p>
              </table:table-cell>
              <table:table-cell office:value-type="string">
                <text:p>bb_shuff1_pn</text:p>
              </table:table-cell>
              <table:table-cell office:value-type="string">
                <text:p>bb_shuff_pn</text:p>
              </table:table-cell>
              <table:table-cell office:value-type="string">
                <text:p>bb_st_1/C_pn</text:p>
              </table:table-cell>
              <table:table-cell office:value-type="string">
                <text:p>bb_dyn_1/C_pn</text:p>
              </table:table-cell>
              <table:table-cell office:value-type="string">
                <text:p>bb_st_1/R_pn</text:p>
              </table:table-cell>
              <table:table-cell office:value-type="string">
                <text:p>bb_dyn_1/R_pn</text:p>
              </table:table-cell>
              <table:table-cell office:value-type="string">
                <text:p>bb_st_R/C_pn</text:p>
              </table:table-cell>
              <table:table-cell office:value-type="string">
                <text:p>bb_dyn_R/C_pn</text:p>
              </table:table-cell>
              <table:table-cell office:value-type="string">
                <text:p>sbb_nothing_pn</text:p>
              </table:table-cell>
              <table:table-cell office:value-type="string">
                <text:p>sbb_shuff1_pn</text:p>
              </table:table-cell>
              <table:table-cell office:value-type="string">
                <text:p>sbb_shuff_pn</text:p>
              </table:table-cell>
              <table:table-cell office:value-type="string">
                <text:p>sbb_st_1/C_pn</text:p>
              </table:table-cell>
              <table:table-cell office:value-type="string">
                <text:p>sbb_dyn_1/C_pn</text:p>
              </table:table-cell>
              <table:table-cell office:value-type="string">
                <text:p>sbb_st_1/R_pn</text:p>
              </table:table-cell>
              <table:table-cell office:value-type="string">
                <text:p>sbb_dyn_1/R_pn</text:p>
              </table:table-cell>
              <table:table-cell office:value-type="string">
                <text:p>sbb_st_R/C_pn</text:p>
              </table:table-cell>
              <table:table-cell office:value-type="string">
                <text:p>sbb_dyn_R/C_pn</text:p>
              </table:table-cell>
            </table:table-row>
          </table:table-header-rows>
          <table:table-rows>
            <table:table-row>
              <table:table-cell office:value-type="string">
                <text:p>Unif(0.7,0.7)</text:p>
                <draw:g>
                  <svg:desc>'Synthèse Unif'.A2:'Synthèse Unif'.A2</svg:desc>
                </draw:g>
              </table:table-cell>
              <table:table-cell office:value-type="float" office:value="0.857301373171111">
                <text:p>0.857301373171111</text:p>
                <draw:g>
                  <svg:desc>'Synthèse Unif'.D2:'Synthèse Unif'.D2 'Synthèse Unif'.F2:'Synthèse Unif'.F2 'Synthèse Unif'.H2:'Synthèse Unif'.H2 'Synthèse Unif'.J2:'Synthèse Unif'.J2 'Synthèse Unif'.L2:'Synthèse Unif'.L2 'Synthèse Unif'.N2:'Synthèse Unif'.N2 'Synthèse Unif'.P2:'Synthèse Unif'.P2 'Synthèse Unif'.R2:'Synthèse Unif'.R2 'Synthèse Unif'.T2:'Synthèse Unif'.T2 'Synthèse Unif'.V2:'Synthèse Unif'.V2 'Synthèse Unif'.X2:'Synthèse Unif'.X2 'Synthèse Unif'.Z2:'Synthèse Unif'.Z2 'Synthèse Unif'.AB2:'Synthèse Unif'.AB2 'Synthèse Unif'.AD2:'Synthèse Unif'.AD2 'Synthèse Unif'.AF2:'Synthèse Unif'.AF2 'Synthèse Unif'.AH2:'Synthèse Unif'.AH2 'Synthèse Unif'.AJ2:'Synthèse Unif'.AJ2 'Synthèse Unif'.AL2:'Synthèse Unif'.AL2 'Synthèse Unif'.AN2:'Synthèse Unif'.AN2 'Synthèse Unif'.AP2:'Synthèse Unif'.AP2 'Synthèse Unif'.AR2:'Synthèse Unif'.AR2 'Synthèse Unif'.AT2:'Synthèse Unif'.AT2 'Synthèse Unif'.AV2:'Synthèse Unif'.AV2 'Synthèse Unif'.AX2:'Synthèse Unif'.AX2 'Synthèse Unif'.AZ2:'Synthèse Unif'.AZ2 'Synthèse Unif'.BB2:'Synthèse Unif'.BB2 'Synthèse Unif'.BD2:'Synthèse Unif'.BD2 'Synthèse Unif'.BF2:'Synthèse Unif'.BF2 'Synthèse Unif'.BH2:'Synthèse Unif'.BH2 'Synthèse Unif'.BJ2:'Synthèse Unif'.BJ2 'Synthèse Unif'.BL2:'Synthèse Unif'.BL2</svg:desc>
                </draw:g>
              </table:table-cell>
              <table:table-cell office:value-type="float" office:value="0.859873096548667">
                <text:p>0.859873096548667</text:p>
              </table:table-cell>
              <table:table-cell office:value-type="float" office:value="0.951833613502222">
                <text:p>0.951833613502222</text:p>
              </table:table-cell>
              <table:table-cell office:value-type="float" office:value="0.950707042961666">
                <text:p>0.950707042961666</text:p>
              </table:table-cell>
              <table:table-cell office:value-type="float" office:value="0.950502805091333">
                <text:p>0.950502805091333</text:p>
              </table:table-cell>
              <table:table-cell office:value-type="float" office:value="0.827613606957333">
                <text:p>0.827613606957333</text:p>
              </table:table-cell>
              <table:table-cell office:value-type="float" office:value="0.959096366075778">
                <text:p>0.959096366075778</text:p>
              </table:table-cell>
              <table:table-cell office:value-type="float" office:value="0.955885118518333">
                <text:p>0.955885118518333</text:p>
              </table:table-cell>
              <table:table-cell office:value-type="float" office:value="0.956898293485889">
                <text:p>0.956898293485889</text:p>
              </table:table-cell>
              <table:table-cell office:value-type="float" office:value="0.844506183033667">
                <text:p>0.844506183033667</text:p>
              </table:table-cell>
              <table:table-cell office:value-type="float" office:value="0.951812634061889">
                <text:p>0.951812634061889</text:p>
              </table:table-cell>
              <table:table-cell office:value-type="float" office:value="0.951502739018111">
                <text:p>0.951502739018111</text:p>
              </table:table-cell>
              <table:table-cell office:value-type="float" office:value="0.950563091774333">
                <text:p>0.950563091774333</text:p>
              </table:table-cell>
              <table:table-cell office:value-type="float" office:value="0.824108991450667">
                <text:p>0.824108991450667</text:p>
              </table:table-cell>
              <table:table-cell office:value-type="float" office:value="0.824122414760333">
                <text:p>0.824122414760333</text:p>
              </table:table-cell>
              <table:table-cell office:value-type="float" office:value="0.821039758670778">
                <text:p>0.821039758670778</text:p>
              </table:table-cell>
              <table:table-cell office:value-type="float" office:value="0.932247991720111">
                <text:p>0.932247991720111</text:p>
              </table:table-cell>
              <table:table-cell office:value-type="float" office:value="0.933526043535555">
                <text:p>0.933526043535555</text:p>
              </table:table-cell>
              <table:table-cell office:value-type="float" office:value="0.931953308764555">
                <text:p>0.931953308764555</text:p>
              </table:table-cell>
              <table:table-cell office:value-type="float" office:value="0.933699548909333">
                <text:p>0.933699548909333</text:p>
              </table:table-cell>
              <table:table-cell office:value-type="float" office:value="0.931576557148111">
                <text:p>0.931576557148111</text:p>
              </table:table-cell>
              <table:table-cell office:value-type="float" office:value="0.928825211211444">
                <text:p>0.928825211211444</text:p>
              </table:table-cell>
              <table:table-cell office:value-type="float" office:value="0.838950623106889">
                <text:p>0.838950623106889</text:p>
              </table:table-cell>
              <table:table-cell office:value-type="float" office:value="0.838625495192667">
                <text:p>0.838625495192667</text:p>
              </table:table-cell>
              <table:table-cell office:value-type="float" office:value="0.820690314892222">
                <text:p>0.820690314892222</text:p>
              </table:table-cell>
              <table:table-cell office:value-type="float" office:value="0.945934383815444">
                <text:p>0.945934383815444</text:p>
              </table:table-cell>
              <table:table-cell office:value-type="float" office:value="0.947116102985111">
                <text:p>0.947116102985111</text:p>
              </table:table-cell>
              <table:table-cell office:value-type="float" office:value="0.944872863826444">
                <text:p>0.944872863826444</text:p>
              </table:table-cell>
              <table:table-cell office:value-type="float" office:value="0.946414935688778">
                <text:p>0.946414935688778</text:p>
              </table:table-cell>
              <table:table-cell office:value-type="float" office:value="0.944507626047556">
                <text:p>0.944507626047556</text:p>
              </table:table-cell>
              <table:table-cell office:value-type="float" office:value="0.943523678992111">
                <text:p>0.943523678992111</text:p>
              </table:table-cell>
            </table:table-row>
            <table:table-row>
              <table:table-cell office:value-type="string">
                <text:p>Unif(0.8,0.8)</text:p>
                <draw:g>
                  <svg:desc>'Synthèse Unif'.A3:'Synthèse Unif'.A3</svg:desc>
                </draw:g>
              </table:table-cell>
              <table:table-cell office:value-type="float" office:value="0.858509910099889">
                <text:p>0.858509910099889</text:p>
                <draw:g>
                  <svg:desc>'Synthèse Unif'.D3:'Synthèse Unif'.D3 'Synthèse Unif'.F3:'Synthèse Unif'.F3 'Synthèse Unif'.H3:'Synthèse Unif'.H3 'Synthèse Unif'.J3:'Synthèse Unif'.J3 'Synthèse Unif'.L3:'Synthèse Unif'.L3 'Synthèse Unif'.N3:'Synthèse Unif'.N3 'Synthèse Unif'.P3:'Synthèse Unif'.P3 'Synthèse Unif'.R3:'Synthèse Unif'.R3 'Synthèse Unif'.T3:'Synthèse Unif'.T3 'Synthèse Unif'.V3:'Synthèse Unif'.V3 'Synthèse Unif'.X3:'Synthèse Unif'.X3 'Synthèse Unif'.Z3:'Synthèse Unif'.Z3 'Synthèse Unif'.AB3:'Synthèse Unif'.AB3 'Synthèse Unif'.AD3:'Synthèse Unif'.AD3 'Synthèse Unif'.AF3:'Synthèse Unif'.AF3 'Synthèse Unif'.AH3:'Synthèse Unif'.AH3 'Synthèse Unif'.AJ3:'Synthèse Unif'.AJ3 'Synthèse Unif'.AL3:'Synthèse Unif'.AL3 'Synthèse Unif'.AN3:'Synthèse Unif'.AN3 'Synthèse Unif'.AP3:'Synthèse Unif'.AP3 'Synthèse Unif'.AR3:'Synthèse Unif'.AR3 'Synthèse Unif'.AT3:'Synthèse Unif'.AT3 'Synthèse Unif'.AV3:'Synthèse Unif'.AV3 'Synthèse Unif'.AX3:'Synthèse Unif'.AX3 'Synthèse Unif'.AZ3:'Synthèse Unif'.AZ3 'Synthèse Unif'.BB3:'Synthèse Unif'.BB3 'Synthèse Unif'.BD3:'Synthèse Unif'.BD3 'Synthèse Unif'.BF3:'Synthèse Unif'.BF3 'Synthèse Unif'.BH3:'Synthèse Unif'.BH3 'Synthèse Unif'.BJ3:'Synthèse Unif'.BJ3 'Synthèse Unif'.BL3:'Synthèse Unif'.BL3</svg:desc>
                </draw:g>
              </table:table-cell>
              <table:table-cell office:value-type="float" office:value="0.858496430938">
                <text:p>0.858496430938</text:p>
              </table:table-cell>
              <table:table-cell office:value-type="float" office:value="0.902815996583444">
                <text:p>0.902815996583444</text:p>
              </table:table-cell>
              <table:table-cell office:value-type="float" office:value="0.902680327324889">
                <text:p>0.902680327324889</text:p>
              </table:table-cell>
              <table:table-cell office:value-type="float" office:value="0.901606408888889">
                <text:p>0.901606408888889</text:p>
              </table:table-cell>
              <table:table-cell office:value-type="float" office:value="0.831112109107111">
                <text:p>0.831112109107111</text:p>
              </table:table-cell>
              <table:table-cell office:value-type="float" office:value="0.902047256203222">
                <text:p>0.902047256203222</text:p>
              </table:table-cell>
              <table:table-cell office:value-type="float" office:value="0.900113473628556">
                <text:p>0.900113473628556</text:p>
              </table:table-cell>
              <table:table-cell office:value-type="float" office:value="0.899170522697889">
                <text:p>0.899170522697889</text:p>
              </table:table-cell>
              <table:table-cell office:value-type="float" office:value="0.852655287387667">
                <text:p>0.852655287387667</text:p>
              </table:table-cell>
              <table:table-cell office:value-type="float" office:value="0.899964181575556">
                <text:p>0.899964181575556</text:p>
              </table:table-cell>
              <table:table-cell office:value-type="float" office:value="0.904430569968889">
                <text:p>0.904430569968889</text:p>
              </table:table-cell>
              <table:table-cell office:value-type="float" office:value="0.898706940762889">
                <text:p>0.898706940762889</text:p>
              </table:table-cell>
              <table:table-cell office:value-type="float" office:value="0.830389063172333">
                <text:p>0.830389063172333</text:p>
              </table:table-cell>
              <table:table-cell office:value-type="float" office:value="0.831074876626222">
                <text:p>0.831074876626222</text:p>
              </table:table-cell>
              <table:table-cell office:value-type="float" office:value="0.829372865162111">
                <text:p>0.829372865162111</text:p>
              </table:table-cell>
              <table:table-cell office:value-type="float" office:value="0.871436567939111">
                <text:p>0.871436567939111</text:p>
              </table:table-cell>
              <table:table-cell office:value-type="float" office:value="0.874374973555667">
                <text:p>0.874374973555667</text:p>
              </table:table-cell>
              <table:table-cell office:value-type="float" office:value="0.873218953831555">
                <text:p>0.873218953831555</text:p>
              </table:table-cell>
              <table:table-cell office:value-type="float" office:value="0.873819993011111">
                <text:p>0.873819993011111</text:p>
              </table:table-cell>
              <table:table-cell office:value-type="float" office:value="0.871875527355111">
                <text:p>0.871875527355111</text:p>
              </table:table-cell>
              <table:table-cell office:value-type="float" office:value="0.871420998100889">
                <text:p>0.871420998100889</text:p>
              </table:table-cell>
              <table:table-cell office:value-type="float" office:value="0.838196714477333">
                <text:p>0.838196714477333</text:p>
              </table:table-cell>
              <table:table-cell office:value-type="float" office:value="0.838612755690667">
                <text:p>0.838612755690667</text:p>
              </table:table-cell>
              <table:table-cell office:value-type="float" office:value="0.832246595082">
                <text:p>0.832246595082</text:p>
              </table:table-cell>
              <table:table-cell office:value-type="float" office:value="0.890587813208333">
                <text:p>0.890587813208333</text:p>
              </table:table-cell>
              <table:table-cell office:value-type="float" office:value="0.891398729364667">
                <text:p>0.891398729364667</text:p>
              </table:table-cell>
              <table:table-cell office:value-type="float" office:value="0.891124743881111">
                <text:p>0.891124743881111</text:p>
              </table:table-cell>
              <table:table-cell office:value-type="float" office:value="0.891319604191889">
                <text:p>0.891319604191889</text:p>
              </table:table-cell>
              <table:table-cell office:value-type="float" office:value="0.891135084257667">
                <text:p>0.891135084257667</text:p>
              </table:table-cell>
              <table:table-cell office:value-type="float" office:value="0.889792302370667">
                <text:p>0.889792302370667</text:p>
              </table:table-cell>
            </table:table-row>
            <table:table-row>
              <table:table-cell office:value-type="string">
                <text:p>Unif(0.8,1)</text:p>
                <draw:g>
                  <svg:desc>'Synthèse Unif'.A4:'Synthèse Unif'.A4</svg:desc>
                </draw:g>
              </table:table-cell>
              <table:table-cell office:value-type="float" office:value="0.858834024452778">
                <text:p>0.858834024452778</text:p>
                <draw:g>
                  <svg:desc>'Synthèse Unif'.D4:'Synthèse Unif'.D4 'Synthèse Unif'.F4:'Synthèse Unif'.F4 'Synthèse Unif'.H4:'Synthèse Unif'.H4 'Synthèse Unif'.J4:'Synthèse Unif'.J4 'Synthèse Unif'.L4:'Synthèse Unif'.L4 'Synthèse Unif'.N4:'Synthèse Unif'.N4 'Synthèse Unif'.P4:'Synthèse Unif'.P4 'Synthèse Unif'.R4:'Synthèse Unif'.R4 'Synthèse Unif'.T4:'Synthèse Unif'.T4 'Synthèse Unif'.V4:'Synthèse Unif'.V4 'Synthèse Unif'.X4:'Synthèse Unif'.X4 'Synthèse Unif'.Z4:'Synthèse Unif'.Z4 'Synthèse Unif'.AB4:'Synthèse Unif'.AB4 'Synthèse Unif'.AD4:'Synthèse Unif'.AD4 'Synthèse Unif'.AF4:'Synthèse Unif'.AF4 'Synthèse Unif'.AH4:'Synthèse Unif'.AH4 'Synthèse Unif'.AJ4:'Synthèse Unif'.AJ4 'Synthèse Unif'.AL4:'Synthèse Unif'.AL4 'Synthèse Unif'.AN4:'Synthèse Unif'.AN4 'Synthèse Unif'.AP4:'Synthèse Unif'.AP4 'Synthèse Unif'.AR4:'Synthèse Unif'.AR4 'Synthèse Unif'.AT4:'Synthèse Unif'.AT4 'Synthèse Unif'.AV4:'Synthèse Unif'.AV4 'Synthèse Unif'.AX4:'Synthèse Unif'.AX4 'Synthèse Unif'.AZ4:'Synthèse Unif'.AZ4 'Synthèse Unif'.BB4:'Synthèse Unif'.BB4 'Synthèse Unif'.BD4:'Synthèse Unif'.BD4 'Synthèse Unif'.BF4:'Synthèse Unif'.BF4 'Synthèse Unif'.BH4:'Synthèse Unif'.BH4 'Synthèse Unif'.BJ4:'Synthèse Unif'.BJ4 'Synthèse Unif'.BL4:'Synthèse Unif'.BL4</svg:desc>
                </draw:g>
              </table:table-cell>
              <table:table-cell office:value-type="float" office:value="0.857257931626889">
                <text:p>0.857257931626889</text:p>
              </table:table-cell>
              <table:table-cell office:value-type="float" office:value="0.943424876972889">
                <text:p>0.943424876972889</text:p>
              </table:table-cell>
              <table:table-cell office:value-type="float" office:value="0.943080505281333">
                <text:p>0.943080505281333</text:p>
              </table:table-cell>
              <table:table-cell office:value-type="float" office:value="0.943503121291556">
                <text:p>0.943503121291556</text:p>
              </table:table-cell>
              <table:table-cell office:value-type="float" office:value="0.824807358404556">
                <text:p>0.824807358404556</text:p>
              </table:table-cell>
              <table:table-cell office:value-type="float" office:value="0.951744031896889">
                <text:p>0.951744031896889</text:p>
              </table:table-cell>
              <table:table-cell office:value-type="float" office:value="0.949727313668111">
                <text:p>0.949727313668111</text:p>
              </table:table-cell>
              <table:table-cell office:value-type="float" office:value="0.949253367044889">
                <text:p>0.949253367044889</text:p>
              </table:table-cell>
              <table:table-cell office:value-type="float" office:value="0.845246573338222">
                <text:p>0.845246573338222</text:p>
              </table:table-cell>
              <table:table-cell office:value-type="float" office:value="0.942988611931667">
                <text:p>0.942988611931667</text:p>
              </table:table-cell>
              <table:table-cell office:value-type="float" office:value="0.943885072285">
                <text:p>0.943885072285</text:p>
              </table:table-cell>
              <table:table-cell office:value-type="float" office:value="0.942167369407111">
                <text:p>0.942167369407111</text:p>
              </table:table-cell>
              <table:table-cell office:value-type="float" office:value="0.822881684742555">
                <text:p>0.822881684742555</text:p>
              </table:table-cell>
              <table:table-cell office:value-type="float" office:value="0.822341687237222">
                <text:p>0.822341687237222</text:p>
              </table:table-cell>
              <table:table-cell office:value-type="float" office:value="0.819602499233556">
                <text:p>0.819602499233556</text:p>
              </table:table-cell>
              <table:table-cell office:value-type="float" office:value="0.925998215130222">
                <text:p>0.925998215130222</text:p>
              </table:table-cell>
              <table:table-cell office:value-type="float" office:value="0.923889795173778">
                <text:p>0.923889795173778</text:p>
              </table:table-cell>
              <table:table-cell office:value-type="float" office:value="0.925214884745">
                <text:p>0.925214884745</text:p>
              </table:table-cell>
              <table:table-cell office:value-type="float" office:value="0.924981588060778">
                <text:p>0.924981588060778</text:p>
              </table:table-cell>
              <table:table-cell office:value-type="float" office:value="0.923311695663">
                <text:p>0.923311695663</text:p>
              </table:table-cell>
              <table:table-cell office:value-type="float" office:value="0.921541827287">
                <text:p>0.921541827287</text:p>
              </table:table-cell>
              <table:table-cell office:value-type="float" office:value="0.830043346079333">
                <text:p>0.830043346079333</text:p>
              </table:table-cell>
              <table:table-cell office:value-type="float" office:value="0.831374254321333">
                <text:p>0.831374254321333</text:p>
              </table:table-cell>
              <table:table-cell office:value-type="float" office:value="0.820281847966222">
                <text:p>0.820281847966222</text:p>
              </table:table-cell>
              <table:table-cell office:value-type="float" office:value="0.936488907797111">
                <text:p>0.936488907797111</text:p>
              </table:table-cell>
              <table:table-cell office:value-type="float" office:value="0.937336905680667">
                <text:p>0.937336905680667</text:p>
              </table:table-cell>
              <table:table-cell office:value-type="float" office:value="0.936325735757">
                <text:p>0.936325735757</text:p>
              </table:table-cell>
              <table:table-cell office:value-type="float" office:value="0.936140105529111">
                <text:p>0.936140105529111</text:p>
              </table:table-cell>
              <table:table-cell office:value-type="float" office:value="0.936289470613667">
                <text:p>0.936289470613667</text:p>
              </table:table-cell>
              <table:table-cell office:value-type="float" office:value="0.934457441319">
                <text:p>0.934457441319</text:p>
              </table:table-cell>
            </table:table-row>
            <table:table-row>
              <table:table-cell office:value-type="string">
                <text:p>Unif(0.9,0.8)</text:p>
                <draw:g>
                  <svg:desc>'Synthèse Unif'.A5:'Synthèse Unif'.A5</svg:desc>
                </draw:g>
              </table:table-cell>
              <table:table-cell office:value-type="float" office:value="0.852834530571444">
                <text:p>0.852834530571444</text:p>
                <draw:g>
                  <svg:desc>'Synthèse Unif'.D5:'Synthèse Unif'.D5 'Synthèse Unif'.F5:'Synthèse Unif'.F5 'Synthèse Unif'.H5:'Synthèse Unif'.H5 'Synthèse Unif'.J5:'Synthèse Unif'.J5 'Synthèse Unif'.L5:'Synthèse Unif'.L5 'Synthèse Unif'.N5:'Synthèse Unif'.N5 'Synthèse Unif'.P5:'Synthèse Unif'.P5 'Synthèse Unif'.R5:'Synthèse Unif'.R5 'Synthèse Unif'.T5:'Synthèse Unif'.T5 'Synthèse Unif'.V5:'Synthèse Unif'.V5 'Synthèse Unif'.X5:'Synthèse Unif'.X5 'Synthèse Unif'.Z5:'Synthèse Unif'.Z5 'Synthèse Unif'.AB5:'Synthèse Unif'.AB5 'Synthèse Unif'.AD5:'Synthèse Unif'.AD5 'Synthèse Unif'.AF5:'Synthèse Unif'.AF5 'Synthèse Unif'.AH5:'Synthèse Unif'.AH5 'Synthèse Unif'.AJ5:'Synthèse Unif'.AJ5 'Synthèse Unif'.AL5:'Synthèse Unif'.AL5 'Synthèse Unif'.AN5:'Synthèse Unif'.AN5 'Synthèse Unif'.AP5:'Synthèse Unif'.AP5 'Synthèse Unif'.AR5:'Synthèse Unif'.AR5 'Synthèse Unif'.AT5:'Synthèse Unif'.AT5 'Synthèse Unif'.AV5:'Synthèse Unif'.AV5 'Synthèse Unif'.AX5:'Synthèse Unif'.AX5 'Synthèse Unif'.AZ5:'Synthèse Unif'.AZ5 'Synthèse Unif'.BB5:'Synthèse Unif'.BB5 'Synthèse Unif'.BD5:'Synthèse Unif'.BD5 'Synthèse Unif'.BF5:'Synthèse Unif'.BF5 'Synthèse Unif'.BH5:'Synthèse Unif'.BH5 'Synthèse Unif'.BJ5:'Synthèse Unif'.BJ5 'Synthèse Unif'.BL5:'Synthèse Unif'.BL5</svg:desc>
                </draw:g>
              </table:table-cell>
              <table:table-cell office:value-type="float" office:value="0.852759934759778">
                <text:p>0.852759934759778</text:p>
              </table:table-cell>
              <table:table-cell office:value-type="float" office:value="0.876252196520222">
                <text:p>0.876252196520222</text:p>
              </table:table-cell>
              <table:table-cell office:value-type="float" office:value="0.875877402761">
                <text:p>0.875877402761</text:p>
              </table:table-cell>
              <table:table-cell office:value-type="float" office:value="0.876446552213889">
                <text:p>0.876446552213889</text:p>
              </table:table-cell>
              <table:table-cell office:value-type="float" office:value="0.832371672309222">
                <text:p>0.832371672309222</text:p>
              </table:table-cell>
              <table:table-cell office:value-type="float" office:value="0.870557450960667">
                <text:p>0.870557450960667</text:p>
              </table:table-cell>
              <table:table-cell office:value-type="float" office:value="0.868207948528445">
                <text:p>0.868207948528445</text:p>
              </table:table-cell>
              <table:table-cell office:value-type="float" office:value="0.870625736908333">
                <text:p>0.870625736908333</text:p>
              </table:table-cell>
              <table:table-cell office:value-type="float" office:value="0.856099532773555">
                <text:p>0.856099532773555</text:p>
              </table:table-cell>
              <table:table-cell office:value-type="float" office:value="0.870813736109">
                <text:p>0.870813736109</text:p>
              </table:table-cell>
              <table:table-cell office:value-type="float" office:value="0.875341324066444">
                <text:p>0.875341324066444</text:p>
              </table:table-cell>
              <table:table-cell office:value-type="float" office:value="0.871943116984667">
                <text:p>0.871943116984667</text:p>
              </table:table-cell>
              <table:table-cell office:value-type="float" office:value="0.831765833227">
                <text:p>0.831765833227</text:p>
              </table:table-cell>
              <table:table-cell office:value-type="float" office:value="0.830719827218">
                <text:p>0.830719827218</text:p>
              </table:table-cell>
              <table:table-cell office:value-type="float" office:value="0.830559781362">
                <text:p>0.830559781362</text:p>
              </table:table-cell>
              <table:table-cell office:value-type="float" office:value="0.821359996143778">
                <text:p>0.821359996143778</text:p>
              </table:table-cell>
              <table:table-cell office:value-type="float" office:value="0.823432620580111">
                <text:p>0.823432620580111</text:p>
              </table:table-cell>
              <table:table-cell office:value-type="float" office:value="0.819554166204556">
                <text:p>0.819554166204556</text:p>
              </table:table-cell>
              <table:table-cell office:value-type="float" office:value="0.822771747142889">
                <text:p>0.822771747142889</text:p>
              </table:table-cell>
              <table:table-cell office:value-type="float" office:value="0.818624974858889">
                <text:p>0.818624974858889</text:p>
              </table:table-cell>
              <table:table-cell office:value-type="float" office:value="0.819084688287222">
                <text:p>0.819084688287222</text:p>
              </table:table-cell>
              <table:table-cell office:value-type="float" office:value="0.836320444826111">
                <text:p>0.836320444826111</text:p>
              </table:table-cell>
              <table:table-cell office:value-type="float" office:value="0.835681481222667">
                <text:p>0.835681481222667</text:p>
              </table:table-cell>
              <table:table-cell office:value-type="float" office:value="0.832777967953111">
                <text:p>0.832777967953111</text:p>
              </table:table-cell>
              <table:table-cell office:value-type="float" office:value="0.860669882628889">
                <text:p>0.860669882628889</text:p>
              </table:table-cell>
              <table:table-cell office:value-type="float" office:value="0.858073395084555">
                <text:p>0.858073395084555</text:p>
              </table:table-cell>
              <table:table-cell office:value-type="float" office:value="0.860270778060889">
                <text:p>0.860270778060889</text:p>
              </table:table-cell>
              <table:table-cell office:value-type="float" office:value="0.856722564471778">
                <text:p>0.856722564471778</text:p>
              </table:table-cell>
              <table:table-cell office:value-type="float" office:value="0.85860021895">
                <text:p>0.85860021895</text:p>
              </table:table-cell>
              <table:table-cell office:value-type="float" office:value="0.858548540458778">
                <text:p>0.858548540458778</text:p>
              </table:table-cell>
            </table:table-row>
            <table:table-row>
              <table:table-cell office:value-type="string">
                <text:p>Unif(0.9,1)</text:p>
                <draw:g>
                  <svg:desc>'Synthèse Unif'.A6:'Synthèse Unif'.A6</svg:desc>
                </draw:g>
              </table:table-cell>
              <table:table-cell office:value-type="float" office:value="0.868174621723555">
                <text:p>0.868174621723555</text:p>
                <draw:g>
                  <svg:desc>'Synthèse Unif'.D6:'Synthèse Unif'.D6 'Synthèse Unif'.F6:'Synthèse Unif'.F6 'Synthèse Unif'.H6:'Synthèse Unif'.H6 'Synthèse Unif'.J6:'Synthèse Unif'.J6 'Synthèse Unif'.L6:'Synthèse Unif'.L6 'Synthèse Unif'.N6:'Synthèse Unif'.N6 'Synthèse Unif'.P6:'Synthèse Unif'.P6 'Synthèse Unif'.R6:'Synthèse Unif'.R6 'Synthèse Unif'.T6:'Synthèse Unif'.T6 'Synthèse Unif'.V6:'Synthèse Unif'.V6 'Synthèse Unif'.X6:'Synthèse Unif'.X6 'Synthèse Unif'.Z6:'Synthèse Unif'.Z6 'Synthèse Unif'.AB6:'Synthèse Unif'.AB6 'Synthèse Unif'.AD6:'Synthèse Unif'.AD6 'Synthèse Unif'.AF6:'Synthèse Unif'.AF6 'Synthèse Unif'.AH6:'Synthèse Unif'.AH6 'Synthèse Unif'.AJ6:'Synthèse Unif'.AJ6 'Synthèse Unif'.AL6:'Synthèse Unif'.AL6 'Synthèse Unif'.AN6:'Synthèse Unif'.AN6 'Synthèse Unif'.AP6:'Synthèse Unif'.AP6 'Synthèse Unif'.AR6:'Synthèse Unif'.AR6 'Synthèse Unif'.AT6:'Synthèse Unif'.AT6 'Synthèse Unif'.AV6:'Synthèse Unif'.AV6 'Synthèse Unif'.AX6:'Synthèse Unif'.AX6 'Synthèse Unif'.AZ6:'Synthèse Unif'.AZ6 'Synthèse Unif'.BB6:'Synthèse Unif'.BB6 'Synthèse Unif'.BD6:'Synthèse Unif'.BD6 'Synthèse Unif'.BF6:'Synthèse Unif'.BF6 'Synthèse Unif'.BH6:'Synthèse Unif'.BH6 'Synthèse Unif'.BJ6:'Synthèse Unif'.BJ6 'Synthèse Unif'.BL6:'Synthèse Unif'.BL6</svg:desc>
                </draw:g>
              </table:table-cell>
              <table:table-cell office:value-type="float" office:value="0.867130592820778">
                <text:p>0.867130592820778</text:p>
              </table:table-cell>
              <table:table-cell office:value-type="float" office:value="0.939593541864">
                <text:p>0.939593541864</text:p>
              </table:table-cell>
              <table:table-cell office:value-type="float" office:value="0.939426024431667">
                <text:p>0.939426024431667</text:p>
              </table:table-cell>
              <table:table-cell office:value-type="float" office:value="0.940268787527444">
                <text:p>0.940268787527444</text:p>
              </table:table-cell>
              <table:table-cell office:value-type="float" office:value="0.835161876681">
                <text:p>0.835161876681</text:p>
              </table:table-cell>
              <table:table-cell office:value-type="float" office:value="0.947886846250222">
                <text:p>0.947886846250222</text:p>
              </table:table-cell>
              <table:table-cell office:value-type="float" office:value="0.946777825468555">
                <text:p>0.946777825468555</text:p>
              </table:table-cell>
              <table:table-cell office:value-type="float" office:value="0.944706021596333">
                <text:p>0.944706021596333</text:p>
              </table:table-cell>
              <table:table-cell office:value-type="float" office:value="0.854274014622">
                <text:p>0.854274014622</text:p>
              </table:table-cell>
              <table:table-cell office:value-type="float" office:value="0.939494064794444">
                <text:p>0.939494064794444</text:p>
              </table:table-cell>
              <table:table-cell office:value-type="float" office:value="0.939694241324667">
                <text:p>0.939694241324667</text:p>
              </table:table-cell>
              <table:table-cell office:value-type="float" office:value="0.939712779780333">
                <text:p>0.939712779780333</text:p>
              </table:table-cell>
              <table:table-cell office:value-type="float" office:value="0.833474964286556">
                <text:p>0.833474964286556</text:p>
              </table:table-cell>
              <table:table-cell office:value-type="float" office:value="0.833434497891333">
                <text:p>0.833434497891333</text:p>
              </table:table-cell>
              <table:table-cell office:value-type="float" office:value="0.832025449614">
                <text:p>0.832025449614</text:p>
              </table:table-cell>
              <table:table-cell office:value-type="float" office:value="0.917900719259778">
                <text:p>0.917900719259778</text:p>
              </table:table-cell>
              <table:table-cell office:value-type="float" office:value="0.919814858014444">
                <text:p>0.919814858014444</text:p>
              </table:table-cell>
              <table:table-cell office:value-type="float" office:value="0.918711172781222">
                <text:p>0.918711172781222</text:p>
              </table:table-cell>
              <table:table-cell office:value-type="float" office:value="0.921332807347667">
                <text:p>0.921332807347667</text:p>
              </table:table-cell>
              <table:table-cell office:value-type="float" office:value="0.918154454491">
                <text:p>0.918154454491</text:p>
              </table:table-cell>
              <table:table-cell office:value-type="float" office:value="0.917773805766111">
                <text:p>0.917773805766111</text:p>
              </table:table-cell>
              <table:table-cell office:value-type="float" office:value="0.837840305202222">
                <text:p>0.837840305202222</text:p>
              </table:table-cell>
              <table:table-cell office:value-type="float" office:value="0.838691424236889">
                <text:p>0.838691424236889</text:p>
              </table:table-cell>
              <table:table-cell office:value-type="float" office:value="0.831178035575">
                <text:p>0.831178035575</text:p>
              </table:table-cell>
              <table:table-cell office:value-type="float" office:value="0.931765082002778">
                <text:p>0.931765082002778</text:p>
              </table:table-cell>
              <table:table-cell office:value-type="float" office:value="0.933156398523111">
                <text:p>0.933156398523111</text:p>
              </table:table-cell>
              <table:table-cell office:value-type="float" office:value="0.931936274144333">
                <text:p>0.931936274144333</text:p>
              </table:table-cell>
              <table:table-cell office:value-type="float" office:value="0.931169816021">
                <text:p>0.931169816021</text:p>
              </table:table-cell>
              <table:table-cell office:value-type="float" office:value="0.932581308501">
                <text:p>0.932581308501</text:p>
              </table:table-cell>
              <table:table-cell office:value-type="float" office:value="0.931048666371222">
                <text:p>0.93104866637122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2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2">
      <style:graphic-properties draw:stroke="none" draw:fill-color="#aecf00"/>
      <style:text-properties fo:font-size="10pt" style:font-size-asian="10pt" style:font-size-complex="10pt"/>
    </style:style>
    <style:style style:name="ch13" style:family="chart" style:data-style-name="N2">
      <style:graphic-properties draw:stroke="none" draw:fill-color="#ff950e"/>
      <style:text-properties fo:font-size="10pt" style:font-size-asian="10pt" style:font-size-complex="10pt"/>
    </style:style>
    <style:style style:name="ch14" style:family="chart" style:data-style-name="N2">
      <style:graphic-properties draw:stroke="none" draw:fill-color="#0084d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69.739cm" svg:height="22.133cm" xlink:href=".." xlink:type="simple" chart:class="chart:bar" chart:style-name="ch1">
        <chart:title svg:x="25.111cm" svg:y="0.577cm" chart:style-name="ch2">
          <text:p>Cumulated number of success on random uniform instances</text:p>
        </chart:title>
        <chart:legend chart:legend-position="end" svg:x="67.105cm" svg:y="9.771cm" style:legend-expansion="high" chart:style-name="ch3"/>
        <chart:plot-area chart:style-name="ch4" table:cell-range-address="'Synthèse Unif'.E1:'Synthèse Unif'.E6 'Synthèse Unif'.G1:'Synthèse Unif'.G6 'Synthèse Unif'.I1:'Synthèse Unif'.I6 'Synthèse Unif'.K1:'Synthèse Unif'.K6 'Synthèse Unif'.M1:'Synthèse Unif'.M6 'Synthèse Unif'.O1:'Synthèse Unif'.O6 'Synthèse Unif'.Q1:'Synthèse Unif'.Q6 'Synthèse Unif'.S1:'Synthèse Unif'.S6 'Synthèse Unif'.U1:'Synthèse Unif'.U6 'Synthèse Unif'.W1:'Synthèse Unif'.W6 'Synthèse Unif'.Y1:'Synthèse Unif'.Y6 'Synthèse Unif'.AA1:'Synthèse Unif'.AA6 'Synthèse Unif'.AC1:'Synthèse Unif'.AC6 'Synthèse Unif'.AE1:'Synthèse Unif'.AE6 'Synthèse Unif'.AG1:'Synthèse Unif'.AG6 'Synthèse Unif'.AI1:'Synthèse Unif'.AI6 'Synthèse Unif'.AK1:'Synthèse Unif'.AK6 'Synthèse Unif'.AM1:'Synthèse Unif'.AM6 'Synthèse Unif'.AO1:'Synthèse Unif'.AO6 'Synthèse Unif'.AQ1:'Synthèse Unif'.AQ6 'Synthèse Unif'.AS1:'Synthèse Unif'.AS6 'Synthèse Unif'.AU1:'Synthèse Unif'.AU6 'Synthèse Unif'.AW1:'Synthèse Unif'.AW6 'Synthèse Unif'.AY1:'Synthèse Unif'.AY6 'Synthèse Unif'.BA1:'Synthèse Unif'.BA6 'Synthèse Unif'.BC1:'Synthèse Unif'.BC6 'Synthèse Unif'.BE1:'Synthèse Unif'.BE6 'Synthèse Unif'.BG1:'Synthèse Unif'.BG6 'Synthèse Unif'.BI1:'Synthèse Unif'.BI6 'Synthèse Unif'.BK1:'Synthèse Unif'.BK6 'Synthèse Unif'.BM1:'Synthèse Unif'.BM6 'Synthèse Unif'.A2:'Synthèse Unif'.A6" chart:data-source-has-labels="both" svg:x="3.063cm" svg:y="3.122cm" svg:width="61.254cm" svg:height="16.93cm">
          <chartooo:coordinate-region svg:x="4.346cm" svg:y="3.321cm" svg:width="59.612cm" svg:height="15.686cm"/>
          <chart:axis chart:dimension="x" chart:name="primary-x" chart:style-name="ch5" chartooo:axis-type="auto">
            <chartooo:date-scale/>
            <chart:title svg:x="32.147cm" svg:y="20.494cm" chart:style-name="ch6">
              <text:p>Heuristic</text:p>
            </chart:title>
            <chart:categories table:cell-range-address="'Synthèse Unif'.E1:'Synthèse Unif'.E1 'Synthèse Unif'.G1:'Synthèse Unif'.G1 'Synthèse Unif'.I1:'Synthèse Unif'.I1 'Synthèse Unif'.K1:'Synthèse Unif'.K1 'Synthèse Unif'.M1:'Synthèse Unif'.M1 'Synthèse Unif'.O1:'Synthèse Unif'.O1 'Synthèse Unif'.Q1:'Synthèse Unif'.Q1 'Synthèse Unif'.S1:'Synthèse Unif'.S1 'Synthèse Unif'.U1:'Synthèse Unif'.U1 'Synthèse Unif'.W1:'Synthèse Unif'.W1 'Synthèse Unif'.Y1:'Synthèse Unif'.Y1 'Synthèse Unif'.AA1:'Synthèse Unif'.AA1 'Synthèse Unif'.AC1:'Synthèse Unif'.AC1 'Synthèse Unif'.AE1:'Synthèse Unif'.AE1 'Synthèse Unif'.AG1:'Synthèse Unif'.AG1 'Synthèse Unif'.AI1:'Synthèse Unif'.AI1 'Synthèse Unif'.AK1:'Synthèse Unif'.AK1 'Synthèse Unif'.AM1:'Synthèse Unif'.AM1 'Synthèse Unif'.AO1:'Synthèse Unif'.AO1 'Synthèse Unif'.AQ1:'Synthèse Unif'.AQ1 'Synthèse Unif'.AS1:'Synthèse Unif'.AS1 'Synthèse Unif'.AU1:'Synthèse Unif'.AU1 'Synthèse Unif'.AW1:'Synthèse Unif'.AW1 'Synthèse Unif'.AY1:'Synthèse Unif'.AY1 'Synthèse Unif'.BA1:'Synthèse Unif'.BA1 'Synthèse Unif'.BC1:'Synthèse Unif'.BC1 'Synthèse Unif'.BE1:'Synthèse Unif'.BE1 'Synthèse Unif'.BG1:'Synthèse Unif'.BG1 'Synthèse Unif'.BI1:'Synthèse Unif'.BI1 'Synthèse Unif'.BK1:'Synthèse Unif'.BK1 'Synthèse Unif'.BM1:'Synthèse Unif'.BM1"/>
          </chart:axis>
          <chart:axis chart:dimension="y" chart:name="primary-y" chart:style-name="ch7">
            <chart:title svg:x="0.451cm" svg:y="16.596cm" chart:style-name="ch8">
              <text:p>Cumulated number of success</text:p>
            </chart:title>
            <chart:grid chart:style-name="ch9" chart:class="major"/>
          </chart:axis>
          <chart:series chart:style-name="ch10" chart:values-cell-range-address="'Synthèse Unif'.E2:'Synthèse Unif'.E2 'Synthèse Unif'.G2:'Synthèse Unif'.G2 'Synthèse Unif'.I2:'Synthèse Unif'.I2 'Synthèse Unif'.K2:'Synthèse Unif'.K2 'Synthèse Unif'.M2:'Synthèse Unif'.M2 'Synthèse Unif'.O2:'Synthèse Unif'.O2 'Synthèse Unif'.Q2:'Synthèse Unif'.Q2 'Synthèse Unif'.S2:'Synthèse Unif'.S2 'Synthèse Unif'.U2:'Synthèse Unif'.U2 'Synthèse Unif'.W2:'Synthèse Unif'.W2 'Synthèse Unif'.Y2:'Synthèse Unif'.Y2 'Synthèse Unif'.AA2:'Synthèse Unif'.AA2 'Synthèse Unif'.AC2:'Synthèse Unif'.AC2 'Synthèse Unif'.AE2:'Synthèse Unif'.AE2 'Synthèse Unif'.AG2:'Synthèse Unif'.AG2 'Synthèse Unif'.AI2:'Synthèse Unif'.AI2 'Synthèse Unif'.AK2:'Synthèse Unif'.AK2 'Synthèse Unif'.AM2:'Synthèse Unif'.AM2 'Synthèse Unif'.AO2:'Synthèse Unif'.AO2 'Synthèse Unif'.AQ2:'Synthèse Unif'.AQ2 'Synthèse Unif'.AS2:'Synthèse Unif'.AS2 'Synthèse Unif'.AU2:'Synthèse Unif'.AU2 'Synthèse Unif'.AW2:'Synthèse Unif'.AW2 'Synthèse Unif'.AY2:'Synthèse Unif'.AY2 'Synthèse Unif'.BA2:'Synthèse Unif'.BA2 'Synthèse Unif'.BC2:'Synthèse Unif'.BC2 'Synthèse Unif'.BE2:'Synthèse Unif'.BE2 'Synthèse Unif'.BG2:'Synthèse Unif'.BG2 'Synthèse Unif'.BI2:'Synthèse Unif'.BI2 'Synthèse Unif'.BK2:'Synthèse Unif'.BK2 'Synthèse Unif'.BM2:'Synthèse Unif'.BM2" chart:label-cell-address="'Synthèse Unif'.A2:'Synthèse Unif'.A2" chart:class="chart:bar">
            <chart:data-point chart:repeated="31"/>
          </chart:series>
          <chart:series chart:style-name="ch11" chart:values-cell-range-address="'Synthèse Unif'.E3:'Synthèse Unif'.E3 'Synthèse Unif'.G3:'Synthèse Unif'.G3 'Synthèse Unif'.I3:'Synthèse Unif'.I3 'Synthèse Unif'.K3:'Synthèse Unif'.K3 'Synthèse Unif'.M3:'Synthèse Unif'.M3 'Synthèse Unif'.O3:'Synthèse Unif'.O3 'Synthèse Unif'.Q3:'Synthèse Unif'.Q3 'Synthèse Unif'.S3:'Synthèse Unif'.S3 'Synthèse Unif'.U3:'Synthèse Unif'.U3 'Synthèse Unif'.W3:'Synthèse Unif'.W3 'Synthèse Unif'.Y3:'Synthèse Unif'.Y3 'Synthèse Unif'.AA3:'Synthèse Unif'.AA3 'Synthèse Unif'.AC3:'Synthèse Unif'.AC3 'Synthèse Unif'.AE3:'Synthèse Unif'.AE3 'Synthèse Unif'.AG3:'Synthèse Unif'.AG3 'Synthèse Unif'.AI3:'Synthèse Unif'.AI3 'Synthèse Unif'.AK3:'Synthèse Unif'.AK3 'Synthèse Unif'.AM3:'Synthèse Unif'.AM3 'Synthèse Unif'.AO3:'Synthèse Unif'.AO3 'Synthèse Unif'.AQ3:'Synthèse Unif'.AQ3 'Synthèse Unif'.AS3:'Synthèse Unif'.AS3 'Synthèse Unif'.AU3:'Synthèse Unif'.AU3 'Synthèse Unif'.AW3:'Synthèse Unif'.AW3 'Synthèse Unif'.AY3:'Synthèse Unif'.AY3 'Synthèse Unif'.BA3:'Synthèse Unif'.BA3 'Synthèse Unif'.BC3:'Synthèse Unif'.BC3 'Synthèse Unif'.BE3:'Synthèse Unif'.BE3 'Synthèse Unif'.BG3:'Synthèse Unif'.BG3 'Synthèse Unif'.BI3:'Synthèse Unif'.BI3 'Synthèse Unif'.BK3:'Synthèse Unif'.BK3 'Synthèse Unif'.BM3:'Synthèse Unif'.BM3" chart:label-cell-address="'Synthèse Unif'.A3:'Synthèse Unif'.A3" chart:class="chart:bar">
            <chart:data-point chart:repeated="31"/>
          </chart:series>
          <chart:series chart:style-name="ch12" chart:values-cell-range-address="'Synthèse Unif'.E4:'Synthèse Unif'.E4 'Synthèse Unif'.G4:'Synthèse Unif'.G4 'Synthèse Unif'.I4:'Synthèse Unif'.I4 'Synthèse Unif'.K4:'Synthèse Unif'.K4 'Synthèse Unif'.M4:'Synthèse Unif'.M4 'Synthèse Unif'.O4:'Synthèse Unif'.O4 'Synthèse Unif'.Q4:'Synthèse Unif'.Q4 'Synthèse Unif'.S4:'Synthèse Unif'.S4 'Synthèse Unif'.U4:'Synthèse Unif'.U4 'Synthèse Unif'.W4:'Synthèse Unif'.W4 'Synthèse Unif'.Y4:'Synthèse Unif'.Y4 'Synthèse Unif'.AA4:'Synthèse Unif'.AA4 'Synthèse Unif'.AC4:'Synthèse Unif'.AC4 'Synthèse Unif'.AE4:'Synthèse Unif'.AE4 'Synthèse Unif'.AG4:'Synthèse Unif'.AG4 'Synthèse Unif'.AI4:'Synthèse Unif'.AI4 'Synthèse Unif'.AK4:'Synthèse Unif'.AK4 'Synthèse Unif'.AM4:'Synthèse Unif'.AM4 'Synthèse Unif'.AO4:'Synthèse Unif'.AO4 'Synthèse Unif'.AQ4:'Synthèse Unif'.AQ4 'Synthèse Unif'.AS4:'Synthèse Unif'.AS4 'Synthèse Unif'.AU4:'Synthèse Unif'.AU4 'Synthèse Unif'.AW4:'Synthèse Unif'.AW4 'Synthèse Unif'.AY4:'Synthèse Unif'.AY4 'Synthèse Unif'.BA4:'Synthèse Unif'.BA4 'Synthèse Unif'.BC4:'Synthèse Unif'.BC4 'Synthèse Unif'.BE4:'Synthèse Unif'.BE4 'Synthèse Unif'.BG4:'Synthèse Unif'.BG4 'Synthèse Unif'.BI4:'Synthèse Unif'.BI4 'Synthèse Unif'.BK4:'Synthèse Unif'.BK4 'Synthèse Unif'.BM4:'Synthèse Unif'.BM4" chart:label-cell-address="'Synthèse Unif'.A4:'Synthèse Unif'.A4" chart:class="chart:bar">
            <chart:data-point chart:repeated="31"/>
          </chart:series>
          <chart:series chart:style-name="ch13" chart:values-cell-range-address="'Synthèse Unif'.E5:'Synthèse Unif'.E5 'Synthèse Unif'.G5:'Synthèse Unif'.G5 'Synthèse Unif'.I5:'Synthèse Unif'.I5 'Synthèse Unif'.K5:'Synthèse Unif'.K5 'Synthèse Unif'.M5:'Synthèse Unif'.M5 'Synthèse Unif'.O5:'Synthèse Unif'.O5 'Synthèse Unif'.Q5:'Synthèse Unif'.Q5 'Synthèse Unif'.S5:'Synthèse Unif'.S5 'Synthèse Unif'.U5:'Synthèse Unif'.U5 'Synthèse Unif'.W5:'Synthèse Unif'.W5 'Synthèse Unif'.Y5:'Synthèse Unif'.Y5 'Synthèse Unif'.AA5:'Synthèse Unif'.AA5 'Synthèse Unif'.AC5:'Synthèse Unif'.AC5 'Synthèse Unif'.AE5:'Synthèse Unif'.AE5 'Synthèse Unif'.AG5:'Synthèse Unif'.AG5 'Synthèse Unif'.AI5:'Synthèse Unif'.AI5 'Synthèse Unif'.AK5:'Synthèse Unif'.AK5 'Synthèse Unif'.AM5:'Synthèse Unif'.AM5 'Synthèse Unif'.AO5:'Synthèse Unif'.AO5 'Synthèse Unif'.AQ5:'Synthèse Unif'.AQ5 'Synthèse Unif'.AS5:'Synthèse Unif'.AS5 'Synthèse Unif'.AU5:'Synthèse Unif'.AU5 'Synthèse Unif'.AW5:'Synthèse Unif'.AW5 'Synthèse Unif'.AY5:'Synthèse Unif'.AY5 'Synthèse Unif'.BA5:'Synthèse Unif'.BA5 'Synthèse Unif'.BC5:'Synthèse Unif'.BC5 'Synthèse Unif'.BE5:'Synthèse Unif'.BE5 'Synthèse Unif'.BG5:'Synthèse Unif'.BG5 'Synthèse Unif'.BI5:'Synthèse Unif'.BI5 'Synthèse Unif'.BK5:'Synthèse Unif'.BK5 'Synthèse Unif'.BM5:'Synthèse Unif'.BM5" chart:label-cell-address="'Synthèse Unif'.A5:'Synthèse Unif'.A5" chart:class="chart:bar">
            <chart:data-point chart:repeated="31"/>
          </chart:series>
          <chart:series chart:style-name="ch14" chart:values-cell-range-address="'Synthèse Unif'.E6:'Synthèse Unif'.E6 'Synthèse Unif'.G6:'Synthèse Unif'.G6 'Synthèse Unif'.I6:'Synthèse Unif'.I6 'Synthèse Unif'.K6:'Synthèse Unif'.K6 'Synthèse Unif'.M6:'Synthèse Unif'.M6 'Synthèse Unif'.O6:'Synthèse Unif'.O6 'Synthèse Unif'.Q6:'Synthèse Unif'.Q6 'Synthèse Unif'.S6:'Synthèse Unif'.S6 'Synthèse Unif'.U6:'Synthèse Unif'.U6 'Synthèse Unif'.W6:'Synthèse Unif'.W6 'Synthèse Unif'.Y6:'Synthèse Unif'.Y6 'Synthèse Unif'.AA6:'Synthèse Unif'.AA6 'Synthèse Unif'.AC6:'Synthèse Unif'.AC6 'Synthèse Unif'.AE6:'Synthèse Unif'.AE6 'Synthèse Unif'.AG6:'Synthèse Unif'.AG6 'Synthèse Unif'.AI6:'Synthèse Unif'.AI6 'Synthèse Unif'.AK6:'Synthèse Unif'.AK6 'Synthèse Unif'.AM6:'Synthèse Unif'.AM6 'Synthèse Unif'.AO6:'Synthèse Unif'.AO6 'Synthèse Unif'.AQ6:'Synthèse Unif'.AQ6 'Synthèse Unif'.AS6:'Synthèse Unif'.AS6 'Synthèse Unif'.AU6:'Synthèse Unif'.AU6 'Synthèse Unif'.AW6:'Synthèse Unif'.AW6 'Synthèse Unif'.AY6:'Synthèse Unif'.AY6 'Synthèse Unif'.BA6:'Synthèse Unif'.BA6 'Synthèse Unif'.BC6:'Synthèse Unif'.BC6 'Synthèse Unif'.BE6:'Synthèse Unif'.BE6 'Synthèse Unif'.BG6:'Synthèse Unif'.BG6 'Synthèse Unif'.BI6:'Synthèse Unif'.BI6 'Synthèse Unif'.BK6:'Synthèse Unif'.BK6 'Synthèse Unif'.BM6:'Synthèse Unif'.BM6" chart:label-cell-address="'Synthèse Unif'.A6:'Synthèse Unif'.A6" chart:class="chart:bar">
            <chart:data-point chart:repeated="3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_ns</text:p>
                <draw:g>
                  <svg:desc>'Synthèse Unif'.E1:'Synthèse Unif'.E1 'Synthèse Unif'.G1:'Synthèse Unif'.G1 'Synthèse Unif'.I1:'Synthèse Unif'.I1 'Synthèse Unif'.K1:'Synthèse Unif'.K1 'Synthèse Unif'.M1:'Synthèse Unif'.M1 'Synthèse Unif'.O1:'Synthèse Unif'.O1 'Synthèse Unif'.Q1:'Synthèse Unif'.Q1 'Synthèse Unif'.S1:'Synthèse Unif'.S1 'Synthèse Unif'.U1:'Synthèse Unif'.U1 'Synthèse Unif'.W1:'Synthèse Unif'.W1 'Synthèse Unif'.Y1:'Synthèse Unif'.Y1 'Synthèse Unif'.AA1:'Synthèse Unif'.AA1 'Synthèse Unif'.AC1:'Synthèse Unif'.AC1 'Synthèse Unif'.AE1:'Synthèse Unif'.AE1 'Synthèse Unif'.AG1:'Synthèse Unif'.AG1 'Synthèse Unif'.AI1:'Synthèse Unif'.AI1 'Synthèse Unif'.AK1:'Synthèse Unif'.AK1 'Synthèse Unif'.AM1:'Synthèse Unif'.AM1 'Synthèse Unif'.AO1:'Synthèse Unif'.AO1 'Synthèse Unif'.AQ1:'Synthèse Unif'.AQ1 'Synthèse Unif'.AS1:'Synthèse Unif'.AS1 'Synthèse Unif'.AU1:'Synthèse Unif'.AU1 'Synthèse Unif'.AW1:'Synthèse Unif'.AW1 'Synthèse Unif'.AY1:'Synthèse Unif'.AY1 'Synthèse Unif'.BA1:'Synthèse Unif'.BA1 'Synthèse Unif'.BC1:'Synthèse Unif'.BC1 'Synthèse Unif'.BE1:'Synthèse Unif'.BE1 'Synthèse Unif'.BG1:'Synthèse Unif'.BG1 'Synthèse Unif'.BI1:'Synthèse Unif'.BI1 'Synthèse Unif'.BK1:'Synthèse Unif'.BK1 'Synthèse Unif'.BM1:'Synthèse Unif'.BM1</svg:desc>
                </draw:g>
              </table:table-cell>
              <table:table-cell office:value-type="string">
                <text:p>shuff1_ns</text:p>
              </table:table-cell>
              <table:table-cell office:value-type="string">
                <text:p>1/C_ns</text:p>
              </table:table-cell>
              <table:table-cell office:value-type="string">
                <text:p>1/R_ns</text:p>
              </table:table-cell>
              <table:table-cell office:value-type="string">
                <text:p>R/C_ns</text:p>
              </table:table-cell>
              <table:table-cell office:value-type="string">
                <text:p>ic_shuff_ns</text:p>
              </table:table-cell>
              <table:table-cell office:value-type="string">
                <text:p>ic_dyn_1/C_ns</text:p>
              </table:table-cell>
              <table:table-cell office:value-type="string">
                <text:p>ic_dyn_1/R_ns</text:p>
              </table:table-cell>
              <table:table-cell office:value-type="string">
                <text:p>ic_dyn_R/C_ns</text:p>
              </table:table-cell>
              <table:table-cell office:value-type="string">
                <text:p>bc_shuff_ns</text:p>
              </table:table-cell>
              <table:table-cell office:value-type="string">
                <text:p>bc_dyn_1/C_ns</text:p>
              </table:table-cell>
              <table:table-cell office:value-type="string">
                <text:p>bc_dyn_1/R_ns</text:p>
              </table:table-cell>
              <table:table-cell office:value-type="string">
                <text:p>bc_dyn_R/C_ns</text:p>
              </table:table-cell>
              <table:table-cell office:value-type="string">
                <text:p>bb_nothing_ns</text:p>
              </table:table-cell>
              <table:table-cell office:value-type="string">
                <text:p>bb_shuff1_ns</text:p>
              </table:table-cell>
              <table:table-cell office:value-type="string">
                <text:p>bb_shuff_ns</text:p>
              </table:table-cell>
              <table:table-cell office:value-type="string">
                <text:p>bb_st_1/C_ns</text:p>
              </table:table-cell>
              <table:table-cell office:value-type="string">
                <text:p>bb_dyn_1/C_ns</text:p>
              </table:table-cell>
              <table:table-cell office:value-type="string">
                <text:p>bb_st_1/R_ns</text:p>
              </table:table-cell>
              <table:table-cell office:value-type="string">
                <text:p>bb_dyn_1/R_ns</text:p>
              </table:table-cell>
              <table:table-cell office:value-type="string">
                <text:p>bb_st_R/C_ns</text:p>
              </table:table-cell>
              <table:table-cell office:value-type="string">
                <text:p>bb_dyn_R/C_ns</text:p>
              </table:table-cell>
              <table:table-cell office:value-type="string">
                <text:p>sbb_nothing_ns</text:p>
              </table:table-cell>
              <table:table-cell office:value-type="string">
                <text:p>sbb_shuff1_ns</text:p>
              </table:table-cell>
              <table:table-cell office:value-type="string">
                <text:p>sbb_shuff_ns</text:p>
              </table:table-cell>
              <table:table-cell office:value-type="string">
                <text:p>sbb_st_1/C_ns</text:p>
              </table:table-cell>
              <table:table-cell office:value-type="string">
                <text:p>sbb_dyn_1/C_ns</text:p>
              </table:table-cell>
              <table:table-cell office:value-type="string">
                <text:p>sbb_st_1/R_ns</text:p>
              </table:table-cell>
              <table:table-cell office:value-type="string">
                <text:p>sbb_dyn_1/R_ns</text:p>
              </table:table-cell>
              <table:table-cell office:value-type="string">
                <text:p>sbb_st_R/C_ns</text:p>
              </table:table-cell>
              <table:table-cell office:value-type="string">
                <text:p>sbb_dyn_R/C_ns</text:p>
              </table:table-cell>
            </table:table-row>
          </table:table-header-rows>
          <table:table-rows>
            <table:table-row>
              <table:table-cell office:value-type="string">
                <text:p>Unif(0.7,0.7)</text:p>
                <draw:g>
                  <svg:desc>'Synthèse Unif'.A2:'Synthèse Unif'.A2</svg:desc>
                </draw:g>
              </table:table-cell>
              <table:table-cell office:value-type="float" office:value="5">
                <text:p>5</text:p>
                <draw:g>
                  <svg:desc>'Synthèse Unif'.E2:'Synthèse Unif'.E2 'Synthèse Unif'.G2:'Synthèse Unif'.G2 'Synthèse Unif'.I2:'Synthèse Unif'.I2 'Synthèse Unif'.K2:'Synthèse Unif'.K2 'Synthèse Unif'.M2:'Synthèse Unif'.M2 'Synthèse Unif'.O2:'Synthèse Unif'.O2 'Synthèse Unif'.Q2:'Synthèse Unif'.Q2 'Synthèse Unif'.S2:'Synthèse Unif'.S2 'Synthèse Unif'.U2:'Synthèse Unif'.U2 'Synthèse Unif'.W2:'Synthèse Unif'.W2 'Synthèse Unif'.Y2:'Synthèse Unif'.Y2 'Synthèse Unif'.AA2:'Synthèse Unif'.AA2 'Synthèse Unif'.AC2:'Synthèse Unif'.AC2 'Synthèse Unif'.AE2:'Synthèse Unif'.AE2 'Synthèse Unif'.AG2:'Synthèse Unif'.AG2 'Synthèse Unif'.AI2:'Synthèse Unif'.AI2 'Synthèse Unif'.AK2:'Synthèse Unif'.AK2 'Synthèse Unif'.AM2:'Synthèse Unif'.AM2 'Synthèse Unif'.AO2:'Synthèse Unif'.AO2 'Synthèse Unif'.AQ2:'Synthèse Unif'.AQ2 'Synthèse Unif'.AS2:'Synthèse Unif'.AS2 'Synthèse Unif'.AU2:'Synthèse Unif'.AU2 'Synthèse Unif'.AW2:'Synthèse Unif'.AW2 'Synthèse Unif'.AY2:'Synthèse Unif'.AY2 'Synthèse Unif'.BA2:'Synthèse Unif'.BA2 'Synthèse Unif'.BC2:'Synthèse Unif'.BC2 'Synthèse Unif'.BE2:'Synthèse Unif'.BE2 'Synthèse Unif'.BG2:'Synthèse Unif'.BG2 'Synthèse Unif'.BI2:'Synthèse Unif'.BI2 'Synthèse Unif'.BK2:'Synthèse Unif'.BK2 'Synthèse Unif'.BM2:'Synthèse Unif'.BM2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43.2222222222222">
                <text:p>43.2222222222222</text:p>
              </table:table-cell>
              <table:table-cell office:value-type="float" office:value="43">
                <text:p>43</text:p>
              </table:table-cell>
              <table:table-cell office:value-type="float" office:value="43.4444444444444">
                <text:p>43.4444444444444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47.2222222222222">
                <text:p>47.2222222222222</text:p>
              </table:table-cell>
              <table:table-cell office:value-type="float" office:value="44.5555555555556">
                <text:p>44.5555555555556</text:p>
              </table:table-cell>
              <table:table-cell office:value-type="float" office:value="44.7777777777778">
                <text:p>44.777777777777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43.7777777777778">
                <text:p>43.7777777777778</text:p>
              </table:table-cell>
              <table:table-cell office:value-type="float" office:value="42.4444444444444">
                <text:p>42.4444444444444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0">
                <text:p>0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36">
                <text:p>36</text:p>
              </table:table-cell>
              <table:table-cell office:value-type="float" office:value="33.5555555555556">
                <text:p>33.5555555555556</text:p>
              </table:table-cell>
              <table:table-cell office:value-type="float" office:value="35.1111111111111">
                <text:p>35.1111111111111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32.7777777777778">
                <text:p>32.7777777777778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43.1111111111111">
                <text:p>43.1111111111111</text:p>
              </table:table-cell>
              <table:table-cell office:value-type="float" office:value="41.2222222222222">
                <text:p>41.2222222222222</text:p>
              </table:table-cell>
              <table:table-cell office:value-type="float" office:value="41.8888888888889">
                <text:p>41.8888888888889</text:p>
              </table:table-cell>
              <table:table-cell office:value-type="float" office:value="41.2222222222222">
                <text:p>41.2222222222222</text:p>
              </table:table-cell>
              <table:table-cell office:value-type="float" office:value="40.8888888888889">
                <text:p>40.8888888888889</text:p>
              </table:table-cell>
            </table:table-row>
            <table:table-row>
              <table:table-cell office:value-type="string">
                <text:p>Unif(0.8,0.8)</text:p>
                <draw:g>
                  <svg:desc>'Synthèse Unif'.A3:'Synthèse Unif'.A3</svg:desc>
                </draw:g>
              </table:table-cell>
              <table:table-cell office:value-type="float" office:value="7.11111111111111">
                <text:p>7.11111111111111</text:p>
                <draw:g>
                  <svg:desc>'Synthèse Unif'.E3:'Synthèse Unif'.E3 'Synthèse Unif'.G3:'Synthèse Unif'.G3 'Synthèse Unif'.I3:'Synthèse Unif'.I3 'Synthèse Unif'.K3:'Synthèse Unif'.K3 'Synthèse Unif'.M3:'Synthèse Unif'.M3 'Synthèse Unif'.O3:'Synthèse Unif'.O3 'Synthèse Unif'.Q3:'Synthèse Unif'.Q3 'Synthèse Unif'.S3:'Synthèse Unif'.S3 'Synthèse Unif'.U3:'Synthèse Unif'.U3 'Synthèse Unif'.W3:'Synthèse Unif'.W3 'Synthèse Unif'.Y3:'Synthèse Unif'.Y3 'Synthèse Unif'.AA3:'Synthèse Unif'.AA3 'Synthèse Unif'.AC3:'Synthèse Unif'.AC3 'Synthèse Unif'.AE3:'Synthèse Unif'.AE3 'Synthèse Unif'.AG3:'Synthèse Unif'.AG3 'Synthèse Unif'.AI3:'Synthèse Unif'.AI3 'Synthèse Unif'.AK3:'Synthèse Unif'.AK3 'Synthèse Unif'.AM3:'Synthèse Unif'.AM3 'Synthèse Unif'.AO3:'Synthèse Unif'.AO3 'Synthèse Unif'.AQ3:'Synthèse Unif'.AQ3 'Synthèse Unif'.AS3:'Synthèse Unif'.AS3 'Synthèse Unif'.AU3:'Synthèse Unif'.AU3 'Synthèse Unif'.AW3:'Synthèse Unif'.AW3 'Synthèse Unif'.AY3:'Synthèse Unif'.AY3 'Synthèse Unif'.BA3:'Synthèse Unif'.BA3 'Synthèse Unif'.BC3:'Synthèse Unif'.BC3 'Synthèse Unif'.BE3:'Synthèse Unif'.BE3 'Synthèse Unif'.BG3:'Synthèse Unif'.BG3 'Synthèse Unif'.BI3:'Synthèse Unif'.BI3 'Synthèse Unif'.BK3:'Synthèse Unif'.BK3 'Synthèse Unif'.BM3:'Synthèse Unif'.BM3</svg:desc>
                </draw:g>
              </table:table-cell>
              <table:table-cell office:value-type="float" office:value="8.11111111111111">
                <text:p>8.11111111111111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34.2222222222222">
                <text:p>34.2222222222222</text:p>
              </table:table-cell>
              <table:table-cell office:value-type="float" office:value="34.5555555555556">
                <text:p>34.5555555555556</text:p>
              </table:table-cell>
              <table:table-cell office:value-type="float" office:value="0">
                <text:p>0</text:p>
              </table:table-cell>
              <table:table-cell office:value-type="float" office:value="34.8888888888889">
                <text:p>34.8888888888889</text:p>
              </table:table-cell>
              <table:table-cell office:value-type="float" office:value="34.1111111111111">
                <text:p>34.1111111111111</text:p>
              </table:table-cell>
              <table:table-cell office:value-type="float" office:value="34.7777777777778">
                <text:p>34.7777777777778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34.7777777777778">
                <text:p>34.7777777777778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34.8888888888889">
                <text:p>34.888888888888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8.55555555555556">
                <text:p>8.55555555555556</text:p>
              </table:table-cell>
              <table:table-cell office:value-type="float" office:value="11.5555555555556">
                <text:p>11.5555555555556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11.2222222222222">
                <text:p>11.2222222222222</text:p>
              </table:table-cell>
              <table:table-cell office:value-type="float" office:value="10.5555555555556">
                <text:p>10.5555555555556</text:p>
              </table:table-cell>
              <table:table-cell office:value-type="float" office:value="9.22222222222222">
                <text:p>9.2222222222222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0.8888888888889">
                <text:p>30.8888888888889</text:p>
              </table:table-cell>
              <table:table-cell office:value-type="float" office:value="31.5555555555556">
                <text:p>31.5555555555556</text:p>
              </table:table-cell>
              <table:table-cell office:value-type="float" office:value="31.1111111111111">
                <text:p>31.1111111111111</text:p>
              </table:table-cell>
              <table:table-cell office:value-type="float" office:value="32">
                <text:p>32</text:p>
              </table:table-cell>
              <table:table-cell office:value-type="float" office:value="31.7777777777778">
                <text:p>31.7777777777778</text:p>
              </table:table-cell>
            </table:table-row>
            <table:table-row>
              <table:table-cell office:value-type="string">
                <text:p>Unif(0.8,1)</text:p>
                <draw:g>
                  <svg:desc>'Synthèse Unif'.A4:'Synthèse Unif'.A4</svg:desc>
                </draw:g>
              </table:table-cell>
              <table:table-cell office:value-type="float" office:value="0.111111111111111">
                <text:p>0.111111111111111</text:p>
                <draw:g>
                  <svg:desc>'Synthèse Unif'.E4:'Synthèse Unif'.E4 'Synthèse Unif'.G4:'Synthèse Unif'.G4 'Synthèse Unif'.I4:'Synthèse Unif'.I4 'Synthèse Unif'.K4:'Synthèse Unif'.K4 'Synthèse Unif'.M4:'Synthèse Unif'.M4 'Synthèse Unif'.O4:'Synthèse Unif'.O4 'Synthèse Unif'.Q4:'Synthèse Unif'.Q4 'Synthèse Unif'.S4:'Synthèse Unif'.S4 'Synthèse Unif'.U4:'Synthèse Unif'.U4 'Synthèse Unif'.W4:'Synthèse Unif'.W4 'Synthèse Unif'.Y4:'Synthèse Unif'.Y4 'Synthèse Unif'.AA4:'Synthèse Unif'.AA4 'Synthèse Unif'.AC4:'Synthèse Unif'.AC4 'Synthèse Unif'.AE4:'Synthèse Unif'.AE4 'Synthèse Unif'.AG4:'Synthèse Unif'.AG4 'Synthèse Unif'.AI4:'Synthèse Unif'.AI4 'Synthèse Unif'.AK4:'Synthèse Unif'.AK4 'Synthèse Unif'.AM4:'Synthèse Unif'.AM4 'Synthèse Unif'.AO4:'Synthèse Unif'.AO4 'Synthèse Unif'.AQ4:'Synthèse Unif'.AQ4 'Synthèse Unif'.AS4:'Synthèse Unif'.AS4 'Synthèse Unif'.AU4:'Synthèse Unif'.AU4 'Synthèse Unif'.AW4:'Synthèse Unif'.AW4 'Synthèse Unif'.AY4:'Synthèse Unif'.AY4 'Synthèse Unif'.BA4:'Synthèse Unif'.BA4 'Synthèse Unif'.BC4:'Synthèse Unif'.BC4 'Synthèse Unif'.BE4:'Synthèse Unif'.BE4 'Synthèse Unif'.BG4:'Synthèse Unif'.BG4 'Synthèse Unif'.BI4:'Synthèse Unif'.BI4 'Synthèse Unif'.BK4:'Synthèse Unif'.BK4 'Synthèse Unif'.BM4:'Synthèse Unif'.BM4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39.4444444444444">
                <text:p>39.4444444444444</text:p>
              </table:table-cell>
              <table:table-cell office:value-type="float" office:value="39.5555555555556">
                <text:p>39.5555555555556</text:p>
              </table:table-cell>
              <table:table-cell office:value-type="float" office:value="40.1111111111111">
                <text:p>40.1111111111111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41.4444444444444">
                <text:p>41.4444444444444</text:p>
              </table:table-cell>
              <table:table-cell office:value-type="float" office:value="0">
                <text:p>0</text:p>
              </table:table-cell>
              <table:table-cell office:value-type="float" office:value="40.3333333333333">
                <text:p>40.3333333333333</text:p>
              </table:table-cell>
              <table:table-cell office:value-type="float" office:value="40.2222222222222">
                <text:p>40.2222222222222</text:p>
              </table:table-cell>
              <table:table-cell office:value-type="float" office:value="40.4444444444444">
                <text:p>40.4444444444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1111111111111">
                <text:p>26.1111111111111</text:p>
              </table:table-cell>
              <table:table-cell office:value-type="float" office:value="24.3333333333333">
                <text:p>24.3333333333333</text:p>
              </table:table-cell>
              <table:table-cell office:value-type="float" office:value="25.3333333333333">
                <text:p>25.3333333333333</text:p>
              </table:table-cell>
              <table:table-cell office:value-type="float" office:value="25.7777777777778">
                <text:p>25.7777777777778</text:p>
              </table:table-cell>
              <table:table-cell office:value-type="float" office:value="24.3333333333333">
                <text:p>24.3333333333333</text:p>
              </table:table-cell>
              <table:table-cell office:value-type="float" office:value="22.4444444444444">
                <text:p>22.4444444444444</text:p>
              </table:table-cell>
              <table:table-cell office:value-type="float" office:value="0">
                <text:p>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37.8888888888889">
                <text:p>37.8888888888889</text:p>
              </table:table-cell>
              <table:table-cell office:value-type="float" office:value="37.8888888888889">
                <text:p>37.8888888888889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38.1111111111111">
                <text:p>38.11111111111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Unif(0.9,0.8)</text:p>
                <draw:g>
                  <svg:desc>'Synthèse Unif'.A5:'Synthèse Unif'.A5</svg:desc>
                </draw:g>
              </table:table-cell>
              <table:table-cell office:value-type="float" office:value="0.111111111111111">
                <text:p>0.111111111111111</text:p>
                <draw:g>
                  <svg:desc>'Synthèse Unif'.E5:'Synthèse Unif'.E5 'Synthèse Unif'.G5:'Synthèse Unif'.G5 'Synthèse Unif'.I5:'Synthèse Unif'.I5 'Synthèse Unif'.K5:'Synthèse Unif'.K5 'Synthèse Unif'.M5:'Synthèse Unif'.M5 'Synthèse Unif'.O5:'Synthèse Unif'.O5 'Synthèse Unif'.Q5:'Synthèse Unif'.Q5 'Synthèse Unif'.S5:'Synthèse Unif'.S5 'Synthèse Unif'.U5:'Synthèse Unif'.U5 'Synthèse Unif'.W5:'Synthèse Unif'.W5 'Synthèse Unif'.Y5:'Synthèse Unif'.Y5 'Synthèse Unif'.AA5:'Synthèse Unif'.AA5 'Synthèse Unif'.AC5:'Synthèse Unif'.AC5 'Synthèse Unif'.AE5:'Synthèse Unif'.AE5 'Synthèse Unif'.AG5:'Synthèse Unif'.AG5 'Synthèse Unif'.AI5:'Synthèse Unif'.AI5 'Synthèse Unif'.AK5:'Synthèse Unif'.AK5 'Synthèse Unif'.AM5:'Synthèse Unif'.AM5 'Synthèse Unif'.AO5:'Synthèse Unif'.AO5 'Synthèse Unif'.AQ5:'Synthèse Unif'.AQ5 'Synthèse Unif'.AS5:'Synthèse Unif'.AS5 'Synthèse Unif'.AU5:'Synthèse Unif'.AU5 'Synthèse Unif'.AW5:'Synthèse Unif'.AW5 'Synthèse Unif'.AY5:'Synthèse Unif'.AY5 'Synthèse Unif'.BA5:'Synthèse Unif'.BA5 'Synthèse Unif'.BC5:'Synthèse Unif'.BC5 'Synthèse Unif'.BE5:'Synthèse Unif'.BE5 'Synthèse Unif'.BG5:'Synthèse Unif'.BG5 'Synthèse Unif'.BI5:'Synthèse Unif'.BI5 'Synthèse Unif'.BK5:'Synthèse Unif'.BK5 'Synthèse Unif'.BM5:'Synthèse Unif'.BM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0.3333333333333">
                <text:p>30.3333333333333</text:p>
              </table:table-cell>
              <table:table-cell office:value-type="float" office:value="30.4444444444444">
                <text:p>30.4444444444444</text:p>
              </table:table-cell>
              <table:table-cell office:value-type="float" office:value="30.6666666666667">
                <text:p>30.6666666666667</text:p>
              </table:table-cell>
              <table:table-cell office:value-type="float" office:value="0">
                <text:p>0</text:p>
              </table:table-cell>
              <table:table-cell office:value-type="float" office:value="27.4444444444444">
                <text:p>27.4444444444444</text:p>
              </table:table-cell>
              <table:table-cell office:value-type="float" office:value="26">
                <text:p>26</text:p>
              </table:table-cell>
              <table:table-cell office:value-type="float" office:value="28.8888888888889">
                <text:p>28.8888888888889</text:p>
              </table:table-cell>
              <table:table-cell office:value-type="float" office:value="0">
                <text:p>0</text:p>
              </table:table-cell>
              <table:table-cell office:value-type="float" office:value="30.4444444444444">
                <text:p>30.4444444444444</text:p>
              </table:table-cell>
              <table:table-cell office:value-type="float" office:value="29.1111111111111">
                <text:p>29.1111111111111</text:p>
              </table:table-cell>
              <table:table-cell office:value-type="float" office:value="30.2222222222222">
                <text:p>30.2222222222222</text:p>
              </table:table-cell>
              <table:table-cell office:value-type="float" office:value="0">
                <text:p>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.88888888888889">
                <text:p>3.88888888888889</text:p>
              </table:table-cell>
              <table:table-cell office:value-type="float" office:value="3.11111111111111">
                <text:p>3.11111111111111</text:p>
              </table:table-cell>
              <table:table-cell office:value-type="float" office:value="3.11111111111111">
                <text:p>3.11111111111111</text:p>
              </table:table-cell>
              <table:table-cell office:value-type="float" office:value="2.55555555555556">
                <text:p>2.55555555555556</text:p>
              </table:table-cell>
              <table:table-cell office:value-type="float" office:value="2.55555555555556">
                <text:p>2.55555555555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.5555555555556">
                <text:p>21.5555555555556</text:p>
              </table:table-cell>
              <table:table-cell office:value-type="float" office:value="19.8888888888889">
                <text:p>19.8888888888889</text:p>
              </table:table-cell>
              <table:table-cell office:value-type="float" office:value="21.1111111111111">
                <text:p>21.1111111111111</text:p>
              </table:table-cell>
              <table:table-cell office:value-type="float" office:value="18.5555555555556">
                <text:p>18.5555555555556</text:p>
              </table:table-cell>
              <table:table-cell office:value-type="float" office:value="21.2222222222222">
                <text:p>21.2222222222222</text:p>
              </table:table-cell>
              <table:table-cell office:value-type="float" office:value="22.3333333333333">
                <text:p>22.3333333333333</text:p>
              </table:table-cell>
            </table:table-row>
            <table:table-row>
              <table:table-cell office:value-type="string">
                <text:p>Unif(0.9,1)</text:p>
                <draw:g>
                  <svg:desc>'Synthèse Unif'.A6:'Synthèse Unif'.A6</svg:desc>
                </draw:g>
              </table:table-cell>
              <table:table-cell office:value-type="float" office:value="0">
                <text:p>0</text:p>
                <draw:g>
                  <svg:desc>'Synthèse Unif'.E6:'Synthèse Unif'.E6 'Synthèse Unif'.G6:'Synthèse Unif'.G6 'Synthèse Unif'.I6:'Synthèse Unif'.I6 'Synthèse Unif'.K6:'Synthèse Unif'.K6 'Synthèse Unif'.M6:'Synthèse Unif'.M6 'Synthèse Unif'.O6:'Synthèse Unif'.O6 'Synthèse Unif'.Q6:'Synthèse Unif'.Q6 'Synthèse Unif'.S6:'Synthèse Unif'.S6 'Synthèse Unif'.U6:'Synthèse Unif'.U6 'Synthèse Unif'.W6:'Synthèse Unif'.W6 'Synthèse Unif'.Y6:'Synthèse Unif'.Y6 'Synthèse Unif'.AA6:'Synthèse Unif'.AA6 'Synthèse Unif'.AC6:'Synthèse Unif'.AC6 'Synthèse Unif'.AE6:'Synthèse Unif'.AE6 'Synthèse Unif'.AG6:'Synthèse Unif'.AG6 'Synthèse Unif'.AI6:'Synthèse Unif'.AI6 'Synthèse Unif'.AK6:'Synthèse Unif'.AK6 'Synthèse Unif'.AM6:'Synthèse Unif'.AM6 'Synthèse Unif'.AO6:'Synthèse Unif'.AO6 'Synthèse Unif'.AQ6:'Synthèse Unif'.AQ6 'Synthèse Unif'.AS6:'Synthèse Unif'.AS6 'Synthèse Unif'.AU6:'Synthèse Unif'.AU6 'Synthèse Unif'.AW6:'Synthèse Unif'.AW6 'Synthèse Unif'.AY6:'Synthèse Unif'.AY6 'Synthèse Unif'.BA6:'Synthèse Unif'.BA6 'Synthèse Unif'.BC6:'Synthèse Unif'.BC6 'Synthèse Unif'.BE6:'Synthèse Unif'.BE6 'Synthèse Unif'.BG6:'Synthèse Unif'.BG6 'Synthèse Unif'.BI6:'Synthèse Unif'.BI6 'Synthèse Unif'.BK6:'Synthèse Unif'.BK6 'Synthèse Unif'.BM6:'Synthèse Unif'.BM6</svg:desc>
                </draw:g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36.5555555555556">
                <text:p>36.5555555555556</text:p>
              </table:table-cell>
              <table:table-cell office:value-type="float" office:value="0">
                <text:p>0</text:p>
              </table:table-cell>
              <table:table-cell office:value-type="float" office:value="40.8888888888889">
                <text:p>40.8888888888889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37.2222222222222">
                <text:p>37.2222222222222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36.5555555555556">
                <text:p>36.5555555555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4.1111111111111">
                <text:p>14.1111111111111</text:p>
              </table:table-cell>
              <table:table-cell office:value-type="float" office:value="12.1111111111111">
                <text:p>12.1111111111111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13.4444444444444">
                <text:p>13.4444444444444</text:p>
              </table:table-cell>
              <table:table-cell office:value-type="float" office:value="12.7777777777778">
                <text:p>12.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.3333333333333">
                <text:p>31.3333333333333</text:p>
              </table:table-cell>
              <table:table-cell office:value-type="float" office:value="33.5555555555556">
                <text:p>33.5555555555556</text:p>
              </table:table-cell>
              <table:table-cell office:value-type="float" office:value="30.8888888888889">
                <text:p>30.8888888888889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1.3333333333333">
                <text:p>31.333333333333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6.933cm" svg:height="11.394cm" xlink:href=".." xlink:type="simple" chart:class="chart:bar" chart:style-name="ch1">
        <chart:legend chart:legend-position="end" svg:x="33.637cm" svg:y="2.417cm" style:legend-expansion="high" chart:style-name="ch2"/>
        <chart:plot-area chart:style-name="ch3" table:cell-range-address="'mf 0.7 - rem 1.0'.L1:'mf 0.7 - rem 1.0'.L1 'mf 0.7 - rem 1.0'.N1:'mf 0.7 - rem 1.0'.N1 'mf 0.7 - rem 1.0'.P1:'mf 0.7 - rem 1.0'.P1 'mf 0.7 - rem 1.0'.T1:'mf 0.7 - rem 1.0'.T1 'mf 0.7 - rem 1.0'.V1:'mf 0.7 - rem 1.0'.V1 'mf 0.7 - rem 1.0'.X1:'mf 0.7 - rem 1.0'.X1 'mf 0.7 - rem 1.0'.AB1:'mf 0.7 - rem 1.0'.AB1 'mf 0.7 - rem 1.0'.AD1:'mf 0.7 - rem 1.0'.AD1 'mf 0.7 - rem 1.0'.AF1:'mf 0.7 - rem 1.0'.AF1 'mf 0.7 - rem 1.0'.BF1:'mf 0.7 - rem 1.0'.BF1 'mf 0.7 - rem 1.0'.BH1:'mf 0.7 - rem 1.0'.BH1 'mf 0.7 - rem 1.0'.BJ1:'mf 0.7 - rem 1.0'.BJ1 'mf 0.7 - rem 1.0'.BL1:'mf 0.7 - rem 1.0'.BL1 'mf 0.7 - rem 1.0'.BN1:'mf 0.7 - rem 1.0'.BN1 'mf 0.7 - rem 1.0'.BP1:'mf 0.7 - rem 1.0'.BP1 'mf 0.7 - rem 1.0'.L11:'mf 0.7 - rem 1.0'.L11 'mf 0.7 - rem 1.0'.N11:'mf 0.7 - rem 1.0'.N11 'mf 0.7 - rem 1.0'.P11:'mf 0.7 - rem 1.0'.P11 'mf 0.7 - rem 1.0'.T11:'mf 0.7 - rem 1.0'.T11 'mf 0.7 - rem 1.0'.V11:'mf 0.7 - rem 1.0'.V11 'mf 0.7 - rem 1.0'.X11:'mf 0.7 - rem 1.0'.X11 'mf 0.7 - rem 1.0'.AB11:'mf 0.7 - rem 1.0'.AB11 'mf 0.7 - rem 1.0'.AD11:'mf 0.7 - rem 1.0'.AD11 'mf 0.7 - rem 1.0'.AF11:'mf 0.7 - rem 1.0'.AF11 'mf 0.7 - rem 1.0'.BF11:'mf 0.7 - rem 1.0'.BF11 'mf 0.7 - rem 1.0'.BH11:'mf 0.7 - rem 1.0'.BH11 'mf 0.7 - rem 1.0'.BJ11:'mf 0.7 - rem 1.0'.BJ11 'mf 0.7 - rem 1.0'.BL11:'mf 0.7 - rem 1.0'.BL11 'mf 0.7 - rem 1.0'.BN11:'mf 0.7 - rem 1.0'.BN11 'mf 0.7 - rem 1.0'.BP11:'mf 0.7 - rem 1.0'.BP11 'mf 0.8 - rem 0.8'.L11:'mf 0.8 - rem 0.8'.L11 'mf 0.8 - rem 0.8'.N11:'mf 0.8 - rem 0.8'.N11 'mf 0.8 - rem 0.8'.P11:'mf 0.8 - rem 0.8'.P11 'mf 0.8 - rem 0.8'.T11:'mf 0.8 - rem 0.8'.T11 'mf 0.8 - rem 0.8'.V11:'mf 0.8 - rem 0.8'.V11 'mf 0.8 - rem 0.8'.X11:'mf 0.8 - rem 0.8'.X11 'mf 0.8 - rem 0.8'.AB11:'mf 0.8 - rem 0.8'.AB11 'mf 0.8 - rem 0.8'.AD11:'mf 0.8 - rem 0.8'.AD11 'mf 0.8 - rem 0.8'.AF11:'mf 0.8 - rem 0.8'.AF11 'mf 0.8 - rem 0.8'.BF11:'mf 0.8 - rem 0.8'.BF11 'mf 0.8 - rem 0.8'.BH11:'mf 0.8 - rem 0.8'.BH11 'mf 0.8 - rem 0.8'.BJ11:'mf 0.8 - rem 0.8'.BJ11 'mf 0.8 - rem 0.8'.BL11:'mf 0.8 - rem 0.8'.BL11 'mf 0.8 - rem 0.8'.BN11:'mf 0.8 - rem 0.8'.BN11 'mf 0.8 - rem 0.8'.BP11:'mf 0.8 - rem 0.8'.BP11 'mf 0.8 - rem 1.0'.L11:'mf 0.8 - rem 1.0'.L11 'mf 0.8 - rem 1.0'.N11:'mf 0.8 - rem 1.0'.N11 'mf 0.8 - rem 1.0'.P11:'mf 0.8 - rem 1.0'.P11 'mf 0.8 - rem 1.0'.T11:'mf 0.8 - rem 1.0'.T11 'mf 0.8 - rem 1.0'.V11:'mf 0.8 - rem 1.0'.V11 'mf 0.8 - rem 1.0'.X11:'mf 0.8 - rem 1.0'.X11 'mf 0.8 - rem 1.0'.AB11:'mf 0.8 - rem 1.0'.AB11 'mf 0.8 - rem 1.0'.AD11:'mf 0.8 - rem 1.0'.AD11 'mf 0.8 - rem 1.0'.AF11:'mf 0.8 - rem 1.0'.AF11 'mf 0.8 - rem 1.0'.BF11:'mf 0.8 - rem 1.0'.BF11 'mf 0.8 - rem 1.0'.BH11:'mf 0.8 - rem 1.0'.BH11 'mf 0.8 - rem 1.0'.BJ11:'mf 0.8 - rem 1.0'.BJ11 'mf 0.8 - rem 1.0'.BL11:'mf 0.8 - rem 1.0'.BL11 'mf 0.8 - rem 1.0'.BN11:'mf 0.8 - rem 1.0'.BN11 'mf 0.8 - rem 1.0'.BP11:'mf 0.8 - rem 1.0'.BP11 'mf 0.9 - rem 0.8'.L11:'mf 0.9 - rem 0.8'.L11 'mf 0.9 - rem 0.8'.N11:'mf 0.9 - rem 0.8'.N11 'mf 0.9 - rem 0.8'.P11:'mf 0.9 - rem 0.8'.P11 'mf 0.9 - rem 0.8'.T11:'mf 0.9 - rem 0.8'.T11 'mf 0.9 - rem 0.8'.V11:'mf 0.9 - rem 0.8'.V11 'mf 0.9 - rem 0.8'.X11:'mf 0.9 - rem 0.8'.X11 'mf 0.9 - rem 0.8'.AB11:'mf 0.9 - rem 0.8'.AB11 'mf 0.9 - rem 0.8'.AD11:'mf 0.9 - rem 0.8'.AD11 'mf 0.9 - rem 0.8'.AF11:'mf 0.9 - rem 0.8'.AF11 'mf 0.9 - rem 0.8'.BF11:'mf 0.9 - rem 0.8'.BF11 'mf 0.9 - rem 0.8'.BH11:'mf 0.9 - rem 0.8'.BH11 'mf 0.9 - rem 0.8'.BJ11:'mf 0.9 - rem 0.8'.BJ11 'mf 0.9 - rem 0.8'.BL11:'mf 0.9 - rem 0.8'.BL11 'mf 0.9 - rem 0.8'.BN11:'mf 0.9 - rem 0.8'.BN11 'mf 0.9 - rem 0.8'.BP11:'mf 0.9 - rem 0.8'.BP11 'mf 0.9 - rem 1.0'.L11:'mf 0.9 - rem 1.0'.L11 'mf 0.9 - rem 1.0'.N11:'mf 0.9 - rem 1.0'.N11 'mf 0.9 - rem 1.0'.P11:'mf 0.9 - rem 1.0'.P11 'mf 0.9 - rem 1.0'.T11:'mf 0.9 - rem 1.0'.T11 'mf 0.9 - rem 1.0'.V11:'mf 0.9 - rem 1.0'.V11 'mf 0.9 - rem 1.0'.X11:'mf 0.9 - rem 1.0'.X11 'mf 0.9 - rem 1.0'.AB11:'mf 0.9 - rem 1.0'.AB11 'mf 0.9 - rem 1.0'.AD11:'mf 0.9 - rem 1.0'.AD11 'mf 0.9 - rem 1.0'.AF11:'mf 0.9 - rem 1.0'.AF11 'mf 0.9 - rem 1.0'.BF11:'mf 0.9 - rem 1.0'.BF11 'mf 0.9 - rem 1.0'.BH11:'mf 0.9 - rem 1.0'.BH11 'mf 0.9 - rem 1.0'.BJ11:'mf 0.9 - rem 1.0'.BJ11 'mf 0.9 - rem 1.0'.BL11:'mf 0.9 - rem 1.0'.BL11 'mf 0.9 - rem 1.0'.BN11:'mf 0.9 - rem 1.0'.BN11 'mf 0.9 - rem 1.0'.BP11:'mf 0.9 - rem 1.0'.BP11" chart:data-source-has-labels="row" svg:x="1.388cm" svg:y="1.043cm" svg:width="30.373cm" svg:height="9.704cm">
          <chartooo:coordinate-region svg:x="2.009cm" svg:y="1.242cm" svg:width="29.401cm" svg:height="8.46cm"/>
          <chart:axis chart:dimension="x" chart:name="primary-x" chart:style-name="ch4" chartooo:axis-type="auto">
            <chartooo:date-scale/>
            <chart:categories table:cell-range-address="'mf 0.7 - rem 1.0'.L1:'mf 0.7 - rem 1.0'.L1 'mf 0.7 - rem 1.0'.N1:'mf 0.7 - rem 1.0'.N1 'mf 0.7 - rem 1.0'.P1:'mf 0.7 - rem 1.0'.P1 'mf 0.7 - rem 1.0'.T1:'mf 0.7 - rem 1.0'.T1 'mf 0.7 - rem 1.0'.V1:'mf 0.7 - rem 1.0'.V1 'mf 0.7 - rem 1.0'.X1:'mf 0.7 - rem 1.0'.X1 'mf 0.7 - rem 1.0'.AB1:'mf 0.7 - rem 1.0'.AB1 'mf 0.7 - rem 1.0'.AD1:'mf 0.7 - rem 1.0'.AD1 'mf 0.7 - rem 1.0'.AF1:'mf 0.7 - rem 1.0'.AF1 'mf 0.7 - rem 1.0'.BF1:'mf 0.7 - rem 1.0'.BF1 'mf 0.7 - rem 1.0'.BH1:'mf 0.7 - rem 1.0'.BH1 'mf 0.7 - rem 1.0'.BJ1:'mf 0.7 - rem 1.0'.BJ1 'mf 0.7 - rem 1.0'.BL1:'mf 0.7 - rem 1.0'.BL1 'mf 0.7 - rem 1.0'.BN1:'mf 0.7 - rem 1.0'.BN1 'mf 0.7 - rem 1.0'.BP1:'mf 0.7 - rem 1.0'.BP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f 0.7 - rem 1.0'.L11:'mf 0.7 - rem 1.0'.L11 'mf 0.7 - rem 1.0'.N11:'mf 0.7 - rem 1.0'.N11 'mf 0.7 - rem 1.0'.P11:'mf 0.7 - rem 1.0'.P11 'mf 0.7 - rem 1.0'.T11:'mf 0.7 - rem 1.0'.T11 'mf 0.7 - rem 1.0'.V11:'mf 0.7 - rem 1.0'.V11 'mf 0.7 - rem 1.0'.X11:'mf 0.7 - rem 1.0'.X11 'mf 0.7 - rem 1.0'.AB11:'mf 0.7 - rem 1.0'.AB11 'mf 0.7 - rem 1.0'.AD11:'mf 0.7 - rem 1.0'.AD11 'mf 0.7 - rem 1.0'.AF11:'mf 0.7 - rem 1.0'.AF11 'mf 0.7 - rem 1.0'.BF11:'mf 0.7 - rem 1.0'.BF11 'mf 0.7 - rem 1.0'.BH11:'mf 0.7 - rem 1.0'.BH11 'mf 0.7 - rem 1.0'.BJ11:'mf 0.7 - rem 1.0'.BJ11 'mf 0.7 - rem 1.0'.BL11:'mf 0.7 - rem 1.0'.BL11 'mf 0.7 - rem 1.0'.BN11:'mf 0.7 - rem 1.0'.BN11 'mf 0.7 - rem 1.0'.BP11:'mf 0.7 - rem 1.0'.BP11" chart:class="chart:bar">
            <chart:data-point chart:repeated="15"/>
          </chart:series>
          <chart:series chart:style-name="ch8" chart:values-cell-range-address="'mf 0.8 - rem 0.8'.L11:'mf 0.8 - rem 0.8'.L11 'mf 0.8 - rem 0.8'.N11:'mf 0.8 - rem 0.8'.N11 'mf 0.8 - rem 0.8'.P11:'mf 0.8 - rem 0.8'.P11 'mf 0.8 - rem 0.8'.T11:'mf 0.8 - rem 0.8'.T11 'mf 0.8 - rem 0.8'.V11:'mf 0.8 - rem 0.8'.V11 'mf 0.8 - rem 0.8'.X11:'mf 0.8 - rem 0.8'.X11 'mf 0.8 - rem 0.8'.AB11:'mf 0.8 - rem 0.8'.AB11 'mf 0.8 - rem 0.8'.AD11:'mf 0.8 - rem 0.8'.AD11 'mf 0.8 - rem 0.8'.AF11:'mf 0.8 - rem 0.8'.AF11 'mf 0.8 - rem 0.8'.BF11:'mf 0.8 - rem 0.8'.BF11 'mf 0.8 - rem 0.8'.BH11:'mf 0.8 - rem 0.8'.BH11 'mf 0.8 - rem 0.8'.BJ11:'mf 0.8 - rem 0.8'.BJ11 'mf 0.8 - rem 0.8'.BL11:'mf 0.8 - rem 0.8'.BL11 'mf 0.8 - rem 0.8'.BN11:'mf 0.8 - rem 0.8'.BN11 'mf 0.8 - rem 0.8'.BP11:'mf 0.8 - rem 0.8'.BP11" chart:class="chart:bar">
            <chart:data-point chart:repeated="15"/>
          </chart:series>
          <chart:series chart:style-name="ch9" chart:values-cell-range-address="'mf 0.8 - rem 1.0'.L11:'mf 0.8 - rem 1.0'.L11 'mf 0.8 - rem 1.0'.N11:'mf 0.8 - rem 1.0'.N11 'mf 0.8 - rem 1.0'.P11:'mf 0.8 - rem 1.0'.P11 'mf 0.8 - rem 1.0'.T11:'mf 0.8 - rem 1.0'.T11 'mf 0.8 - rem 1.0'.V11:'mf 0.8 - rem 1.0'.V11 'mf 0.8 - rem 1.0'.X11:'mf 0.8 - rem 1.0'.X11 'mf 0.8 - rem 1.0'.AB11:'mf 0.8 - rem 1.0'.AB11 'mf 0.8 - rem 1.0'.AD11:'mf 0.8 - rem 1.0'.AD11 'mf 0.8 - rem 1.0'.AF11:'mf 0.8 - rem 1.0'.AF11 'mf 0.8 - rem 1.0'.BF11:'mf 0.8 - rem 1.0'.BF11 'mf 0.8 - rem 1.0'.BH11:'mf 0.8 - rem 1.0'.BH11 'mf 0.8 - rem 1.0'.BJ11:'mf 0.8 - rem 1.0'.BJ11 'mf 0.8 - rem 1.0'.BL11:'mf 0.8 - rem 1.0'.BL11 'mf 0.8 - rem 1.0'.BN11:'mf 0.8 - rem 1.0'.BN11 'mf 0.8 - rem 1.0'.BP11:'mf 0.8 - rem 1.0'.BP11" chart:class="chart:bar">
            <chart:data-point chart:repeated="15"/>
          </chart:series>
          <chart:series chart:style-name="ch10" chart:values-cell-range-address="'mf 0.9 - rem 0.8'.L11:'mf 0.9 - rem 0.8'.L11 'mf 0.9 - rem 0.8'.N11:'mf 0.9 - rem 0.8'.N11 'mf 0.9 - rem 0.8'.P11:'mf 0.9 - rem 0.8'.P11 'mf 0.9 - rem 0.8'.T11:'mf 0.9 - rem 0.8'.T11 'mf 0.9 - rem 0.8'.V11:'mf 0.9 - rem 0.8'.V11 'mf 0.9 - rem 0.8'.X11:'mf 0.9 - rem 0.8'.X11 'mf 0.9 - rem 0.8'.AB11:'mf 0.9 - rem 0.8'.AB11 'mf 0.9 - rem 0.8'.AD11:'mf 0.9 - rem 0.8'.AD11 'mf 0.9 - rem 0.8'.AF11:'mf 0.9 - rem 0.8'.AF11 'mf 0.9 - rem 0.8'.BF11:'mf 0.9 - rem 0.8'.BF11 'mf 0.9 - rem 0.8'.BH11:'mf 0.9 - rem 0.8'.BH11 'mf 0.9 - rem 0.8'.BJ11:'mf 0.9 - rem 0.8'.BJ11 'mf 0.9 - rem 0.8'.BL11:'mf 0.9 - rem 0.8'.BL11 'mf 0.9 - rem 0.8'.BN11:'mf 0.9 - rem 0.8'.BN11 'mf 0.9 - rem 0.8'.BP11:'mf 0.9 - rem 0.8'.BP11" chart:class="chart:bar">
            <chart:data-point chart:repeated="15"/>
          </chart:series>
          <chart:series chart:style-name="ch11" chart:values-cell-range-address="'mf 0.9 - rem 1.0'.L11:'mf 0.9 - rem 1.0'.L11 'mf 0.9 - rem 1.0'.N11:'mf 0.9 - rem 1.0'.N11 'mf 0.9 - rem 1.0'.P11:'mf 0.9 - rem 1.0'.P11 'mf 0.9 - rem 1.0'.T11:'mf 0.9 - rem 1.0'.T11 'mf 0.9 - rem 1.0'.V11:'mf 0.9 - rem 1.0'.V11 'mf 0.9 - rem 1.0'.X11:'mf 0.9 - rem 1.0'.X11 'mf 0.9 - rem 1.0'.AB11:'mf 0.9 - rem 1.0'.AB11 'mf 0.9 - rem 1.0'.AD11:'mf 0.9 - rem 1.0'.AD11 'mf 0.9 - rem 1.0'.AF11:'mf 0.9 - rem 1.0'.AF11 'mf 0.9 - rem 1.0'.BF11:'mf 0.9 - rem 1.0'.BF11 'mf 0.9 - rem 1.0'.BH11:'mf 0.9 - rem 1.0'.BH11 'mf 0.9 - rem 1.0'.BJ11:'mf 0.9 - rem 1.0'.BJ11 'mf 0.9 - rem 1.0'.BL11:'mf 0.9 - rem 1.0'.BL11 'mf 0.9 - rem 1.0'.BN11:'mf 0.9 - rem 1.0'.BN11 'mf 0.9 - rem 1.0'.BP11:'mf 0.9 - rem 1.0'.BP11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C_ns</text:p>
                <draw:g>
                  <svg:desc>'mf 0.7 - rem 1.0'.L1:'mf 0.7 - rem 1.0'.L1 'mf 0.7 - rem 1.0'.N1:'mf 0.7 - rem 1.0'.N1 'mf 0.7 - rem 1.0'.P1:'mf 0.7 - rem 1.0'.P1 'mf 0.7 - rem 1.0'.T1:'mf 0.7 - rem 1.0'.T1 'mf 0.7 - rem 1.0'.V1:'mf 0.7 - rem 1.0'.V1 'mf 0.7 - rem 1.0'.X1:'mf 0.7 - rem 1.0'.X1 'mf 0.7 - rem 1.0'.AB1:'mf 0.7 - rem 1.0'.AB1 'mf 0.7 - rem 1.0'.AD1:'mf 0.7 - rem 1.0'.AD1 'mf 0.7 - rem 1.0'.AF1:'mf 0.7 - rem 1.0'.AF1 'mf 0.7 - rem 1.0'.BF1:'mf 0.7 - rem 1.0'.BF1 'mf 0.7 - rem 1.0'.BH1:'mf 0.7 - rem 1.0'.BH1 'mf 0.7 - rem 1.0'.BJ1:'mf 0.7 - rem 1.0'.BJ1 'mf 0.7 - rem 1.0'.BL1:'mf 0.7 - rem 1.0'.BL1 'mf 0.7 - rem 1.0'.BN1:'mf 0.7 - rem 1.0'.BN1 'mf 0.7 - rem 1.0'.BP1:'mf 0.7 - rem 1.0'.BP1</svg:desc>
                </draw:g>
              </table:table-cell>
              <table:table-cell office:value-type="string">
                <text:p>1/R_ns</text:p>
              </table:table-cell>
              <table:table-cell office:value-type="string">
                <text:p>R/C_ns</text:p>
              </table:table-cell>
              <table:table-cell office:value-type="string">
                <text:p>ic_dyn_1/C_ns</text:p>
              </table:table-cell>
              <table:table-cell office:value-type="string">
                <text:p>ic_dyn_1/R_ns</text:p>
              </table:table-cell>
              <table:table-cell office:value-type="string">
                <text:p>ic_dyn_R/C_ns</text:p>
              </table:table-cell>
              <table:table-cell office:value-type="string">
                <text:p>bc_dyn_1/C_ns</text:p>
              </table:table-cell>
              <table:table-cell office:value-type="string">
                <text:p>bc_dyn_1/R_ns</text:p>
              </table:table-cell>
              <table:table-cell office:value-type="string">
                <text:p>bc_dyn_R/C_ns</text:p>
              </table:table-cell>
              <table:table-cell office:value-type="string">
                <text:p>sbb_st_1/C_ns</text:p>
              </table:table-cell>
              <table:table-cell office:value-type="string">
                <text:p>sbb_dyn_1/C_ns</text:p>
              </table:table-cell>
              <table:table-cell office:value-type="string">
                <text:p>sbb_st_1/R_ns</text:p>
              </table:table-cell>
              <table:table-cell office:value-type="string">
                <text:p>sbb_dyn_1/R_ns</text:p>
              </table:table-cell>
              <table:table-cell office:value-type="string">
                <text:p>sbb_st_R/C_ns</text:p>
              </table:table-cell>
              <table:table-cell office:value-type="string">
                <text:p>sbb_dyn_R/C_ns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3.2222222222222">
                <text:p>43.2222222222222</text:p>
                <draw:g>
                  <svg:desc>'mf 0.7 - rem 1.0'.L11:'mf 0.7 - rem 1.0'.L11 'mf 0.7 - rem 1.0'.N11:'mf 0.7 - rem 1.0'.N11 'mf 0.7 - rem 1.0'.P11:'mf 0.7 - rem 1.0'.P11 'mf 0.7 - rem 1.0'.T11:'mf 0.7 - rem 1.0'.T11 'mf 0.7 - rem 1.0'.V11:'mf 0.7 - rem 1.0'.V11 'mf 0.7 - rem 1.0'.X11:'mf 0.7 - rem 1.0'.X11 'mf 0.7 - rem 1.0'.AB11:'mf 0.7 - rem 1.0'.AB11 'mf 0.7 - rem 1.0'.AD11:'mf 0.7 - rem 1.0'.AD11 'mf 0.7 - rem 1.0'.AF11:'mf 0.7 - rem 1.0'.AF11 'mf 0.7 - rem 1.0'.BF11:'mf 0.7 - rem 1.0'.BF11 'mf 0.7 - rem 1.0'.BH11:'mf 0.7 - rem 1.0'.BH11 'mf 0.7 - rem 1.0'.BJ11:'mf 0.7 - rem 1.0'.BJ11 'mf 0.7 - rem 1.0'.BL11:'mf 0.7 - rem 1.0'.BL11 'mf 0.7 - rem 1.0'.BN11:'mf 0.7 - rem 1.0'.BN11 'mf 0.7 - rem 1.0'.BP11:'mf 0.7 - rem 1.0'.BP11</svg:desc>
                </draw:g>
              </table:table-cell>
              <table:table-cell office:value-type="float" office:value="43">
                <text:p>43</text:p>
              </table:table-cell>
              <table:table-cell office:value-type="float" office:value="43.4444444444444">
                <text:p>43.4444444444444</text:p>
              </table:table-cell>
              <table:table-cell office:value-type="float" office:value="47.2222222222222">
                <text:p>47.2222222222222</text:p>
              </table:table-cell>
              <table:table-cell office:value-type="float" office:value="44.5555555555556">
                <text:p>44.5555555555556</text:p>
              </table:table-cell>
              <table:table-cell office:value-type="float" office:value="44.7777777777778">
                <text:p>44.7777777777778</text:p>
              </table:table-cell>
              <table:table-cell office:value-type="float" office:value="43.7777777777778">
                <text:p>43.7777777777778</text:p>
              </table:table-cell>
              <table:table-cell office:value-type="float" office:value="42.4444444444444">
                <text:p>42.4444444444444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42">
                <text:p>42</text:p>
              </table:table-cell>
              <table:table-cell office:value-type="float" office:value="43.1111111111111">
                <text:p>43.1111111111111</text:p>
              </table:table-cell>
              <table:table-cell office:value-type="float" office:value="41.2222222222222">
                <text:p>41.2222222222222</text:p>
              </table:table-cell>
              <table:table-cell office:value-type="float" office:value="41.8888888888889">
                <text:p>41.8888888888889</text:p>
              </table:table-cell>
              <table:table-cell office:value-type="float" office:value="41.2222222222222">
                <text:p>41.2222222222222</text:p>
              </table:table-cell>
              <table:table-cell office:value-type="float" office:value="40.8888888888889">
                <text:p>40.8888888888889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4.3333333333333">
                <text:p>34.3333333333333</text:p>
                <draw:g>
                  <svg:desc>'mf 0.8 - rem 0.8'.L11:'mf 0.8 - rem 0.8'.L11 'mf 0.8 - rem 0.8'.N11:'mf 0.8 - rem 0.8'.N11 'mf 0.8 - rem 0.8'.P11:'mf 0.8 - rem 0.8'.P11 'mf 0.8 - rem 0.8'.T11:'mf 0.8 - rem 0.8'.T11 'mf 0.8 - rem 0.8'.V11:'mf 0.8 - rem 0.8'.V11 'mf 0.8 - rem 0.8'.X11:'mf 0.8 - rem 0.8'.X11 'mf 0.8 - rem 0.8'.AB11:'mf 0.8 - rem 0.8'.AB11 'mf 0.8 - rem 0.8'.AD11:'mf 0.8 - rem 0.8'.AD11 'mf 0.8 - rem 0.8'.AF11:'mf 0.8 - rem 0.8'.AF11 'mf 0.8 - rem 0.8'.BF11:'mf 0.8 - rem 0.8'.BF11 'mf 0.8 - rem 0.8'.BH11:'mf 0.8 - rem 0.8'.BH11 'mf 0.8 - rem 0.8'.BJ11:'mf 0.8 - rem 0.8'.BJ11 'mf 0.8 - rem 0.8'.BL11:'mf 0.8 - rem 0.8'.BL11 'mf 0.8 - rem 0.8'.BN11:'mf 0.8 - rem 0.8'.BN11 'mf 0.8 - rem 0.8'.BP11:'mf 0.8 - rem 0.8'.BP11</svg:desc>
                </draw:g>
              </table:table-cell>
              <table:table-cell office:value-type="float" office:value="34.2222222222222">
                <text:p>34.2222222222222</text:p>
              </table:table-cell>
              <table:table-cell office:value-type="float" office:value="34.5555555555556">
                <text:p>34.5555555555556</text:p>
              </table:table-cell>
              <table:table-cell office:value-type="float" office:value="34.8888888888889">
                <text:p>34.8888888888889</text:p>
              </table:table-cell>
              <table:table-cell office:value-type="float" office:value="34.1111111111111">
                <text:p>34.1111111111111</text:p>
              </table:table-cell>
              <table:table-cell office:value-type="float" office:value="34.7777777777778">
                <text:p>34.7777777777778</text:p>
              </table:table-cell>
              <table:table-cell office:value-type="float" office:value="34.7777777777778">
                <text:p>34.7777777777778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34.8888888888889">
                <text:p>34.8888888888889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0.8888888888889">
                <text:p>30.8888888888889</text:p>
              </table:table-cell>
              <table:table-cell office:value-type="float" office:value="31.5555555555556">
                <text:p>31.5555555555556</text:p>
              </table:table-cell>
              <table:table-cell office:value-type="float" office:value="31.1111111111111">
                <text:p>31.1111111111111</text:p>
              </table:table-cell>
              <table:table-cell office:value-type="float" office:value="32">
                <text:p>32</text:p>
              </table:table-cell>
              <table:table-cell office:value-type="float" office:value="31.7777777777778">
                <text:p>31.7777777777778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9.4444444444444">
                <text:p>39.4444444444444</text:p>
                <draw:g>
                  <svg:desc>'mf 0.8 - rem 1.0'.L11:'mf 0.8 - rem 1.0'.L11 'mf 0.8 - rem 1.0'.N11:'mf 0.8 - rem 1.0'.N11 'mf 0.8 - rem 1.0'.P11:'mf 0.8 - rem 1.0'.P11 'mf 0.8 - rem 1.0'.T11:'mf 0.8 - rem 1.0'.T11 'mf 0.8 - rem 1.0'.V11:'mf 0.8 - rem 1.0'.V11 'mf 0.8 - rem 1.0'.X11:'mf 0.8 - rem 1.0'.X11 'mf 0.8 - rem 1.0'.AB11:'mf 0.8 - rem 1.0'.AB11 'mf 0.8 - rem 1.0'.AD11:'mf 0.8 - rem 1.0'.AD11 'mf 0.8 - rem 1.0'.AF11:'mf 0.8 - rem 1.0'.AF11 'mf 0.8 - rem 1.0'.BF11:'mf 0.8 - rem 1.0'.BF11 'mf 0.8 - rem 1.0'.BH11:'mf 0.8 - rem 1.0'.BH11 'mf 0.8 - rem 1.0'.BJ11:'mf 0.8 - rem 1.0'.BJ11 'mf 0.8 - rem 1.0'.BL11:'mf 0.8 - rem 1.0'.BL11 'mf 0.8 - rem 1.0'.BN11:'mf 0.8 - rem 1.0'.BN11 'mf 0.8 - rem 1.0'.BP11:'mf 0.8 - rem 1.0'.BP11</svg:desc>
                </draw:g>
              </table:table-cell>
              <table:table-cell office:value-type="float" office:value="39.5555555555556">
                <text:p>39.5555555555556</text:p>
              </table:table-cell>
              <table:table-cell office:value-type="float" office:value="40.1111111111111">
                <text:p>40.1111111111111</text:p>
              </table:table-cell>
              <table:table-cell office:value-type="float" office:value="43">
                <text:p>43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41.4444444444444">
                <text:p>41.4444444444444</text:p>
              </table:table-cell>
              <table:table-cell office:value-type="float" office:value="40.3333333333333">
                <text:p>40.3333333333333</text:p>
              </table:table-cell>
              <table:table-cell office:value-type="float" office:value="40.2222222222222">
                <text:p>40.2222222222222</text:p>
              </table:table-cell>
              <table:table-cell office:value-type="float" office:value="40.4444444444444">
                <text:p>40.4444444444444</text:p>
              </table:table-cell>
              <table:table-cell office:value-type="float" office:value="37.8888888888889">
                <text:p>37.8888888888889</text:p>
              </table:table-cell>
              <table:table-cell office:value-type="float" office:value="37.8888888888889">
                <text:p>37.8888888888889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38.1111111111111">
                <text:p>38.11111111111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0.3333333333333">
                <text:p>30.3333333333333</text:p>
                <draw:g>
                  <svg:desc>'mf 0.9 - rem 0.8'.L11:'mf 0.9 - rem 0.8'.L11 'mf 0.9 - rem 0.8'.N11:'mf 0.9 - rem 0.8'.N11 'mf 0.9 - rem 0.8'.P11:'mf 0.9 - rem 0.8'.P11 'mf 0.9 - rem 0.8'.T11:'mf 0.9 - rem 0.8'.T11 'mf 0.9 - rem 0.8'.V11:'mf 0.9 - rem 0.8'.V11 'mf 0.9 - rem 0.8'.X11:'mf 0.9 - rem 0.8'.X11 'mf 0.9 - rem 0.8'.AB11:'mf 0.9 - rem 0.8'.AB11 'mf 0.9 - rem 0.8'.AD11:'mf 0.9 - rem 0.8'.AD11 'mf 0.9 - rem 0.8'.AF11:'mf 0.9 - rem 0.8'.AF11 'mf 0.9 - rem 0.8'.BF11:'mf 0.9 - rem 0.8'.BF11 'mf 0.9 - rem 0.8'.BH11:'mf 0.9 - rem 0.8'.BH11 'mf 0.9 - rem 0.8'.BJ11:'mf 0.9 - rem 0.8'.BJ11 'mf 0.9 - rem 0.8'.BL11:'mf 0.9 - rem 0.8'.BL11 'mf 0.9 - rem 0.8'.BN11:'mf 0.9 - rem 0.8'.BN11 'mf 0.9 - rem 0.8'.BP11:'mf 0.9 - rem 0.8'.BP11</svg:desc>
                </draw:g>
              </table:table-cell>
              <table:table-cell office:value-type="float" office:value="30.4444444444444">
                <text:p>30.4444444444444</text:p>
              </table:table-cell>
              <table:table-cell office:value-type="float" office:value="30.6666666666667">
                <text:p>30.6666666666667</text:p>
              </table:table-cell>
              <table:table-cell office:value-type="float" office:value="27.4444444444444">
                <text:p>27.4444444444444</text:p>
              </table:table-cell>
              <table:table-cell office:value-type="float" office:value="26">
                <text:p>26</text:p>
              </table:table-cell>
              <table:table-cell office:value-type="float" office:value="28.8888888888889">
                <text:p>28.8888888888889</text:p>
              </table:table-cell>
              <table:table-cell office:value-type="float" office:value="30.4444444444444">
                <text:p>30.4444444444444</text:p>
              </table:table-cell>
              <table:table-cell office:value-type="float" office:value="29.1111111111111">
                <text:p>29.1111111111111</text:p>
              </table:table-cell>
              <table:table-cell office:value-type="float" office:value="30.2222222222222">
                <text:p>30.2222222222222</text:p>
              </table:table-cell>
              <table:table-cell office:value-type="float" office:value="21.5555555555556">
                <text:p>21.5555555555556</text:p>
              </table:table-cell>
              <table:table-cell office:value-type="float" office:value="19.8888888888889">
                <text:p>19.8888888888889</text:p>
              </table:table-cell>
              <table:table-cell office:value-type="float" office:value="21.1111111111111">
                <text:p>21.1111111111111</text:p>
              </table:table-cell>
              <table:table-cell office:value-type="float" office:value="18.5555555555556">
                <text:p>18.5555555555556</text:p>
              </table:table-cell>
              <table:table-cell office:value-type="float" office:value="21.2222222222222">
                <text:p>21.2222222222222</text:p>
              </table:table-cell>
              <table:table-cell office:value-type="float" office:value="22.3333333333333">
                <text:p>22.3333333333333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5.6666666666667">
                <text:p>35.6666666666667</text:p>
                <draw:g>
                  <svg:desc>'mf 0.9 - rem 1.0'.L11:'mf 0.9 - rem 1.0'.L11 'mf 0.9 - rem 1.0'.N11:'mf 0.9 - rem 1.0'.N11 'mf 0.9 - rem 1.0'.P11:'mf 0.9 - rem 1.0'.P11 'mf 0.9 - rem 1.0'.T11:'mf 0.9 - rem 1.0'.T11 'mf 0.9 - rem 1.0'.V11:'mf 0.9 - rem 1.0'.V11 'mf 0.9 - rem 1.0'.X11:'mf 0.9 - rem 1.0'.X11 'mf 0.9 - rem 1.0'.AB11:'mf 0.9 - rem 1.0'.AB11 'mf 0.9 - rem 1.0'.AD11:'mf 0.9 - rem 1.0'.AD11 'mf 0.9 - rem 1.0'.AF11:'mf 0.9 - rem 1.0'.AF11 'mf 0.9 - rem 1.0'.BF11:'mf 0.9 - rem 1.0'.BF11 'mf 0.9 - rem 1.0'.BH11:'mf 0.9 - rem 1.0'.BH11 'mf 0.9 - rem 1.0'.BJ11:'mf 0.9 - rem 1.0'.BJ11 'mf 0.9 - rem 1.0'.BL11:'mf 0.9 - rem 1.0'.BL11 'mf 0.9 - rem 1.0'.BN11:'mf 0.9 - rem 1.0'.BN11 'mf 0.9 - rem 1.0'.BP11:'mf 0.9 - rem 1.0'.BP11</svg:desc>
                </draw:g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36.5555555555556">
                <text:p>36.5555555555556</text:p>
              </table:table-cell>
              <table:table-cell office:value-type="float" office:value="40.8888888888889">
                <text:p>40.8888888888889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37.2222222222222">
                <text:p>37.2222222222222</text:p>
              </table:table-cell>
              <table:table-cell office:value-type="float" office:value="37">
                <text:p>37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36.5555555555556">
                <text:p>36.5555555555556</text:p>
              </table:table-cell>
              <table:table-cell office:value-type="float" office:value="31.3333333333333">
                <text:p>31.3333333333333</text:p>
              </table:table-cell>
              <table:table-cell office:value-type="float" office:value="33.5555555555556">
                <text:p>33.5555555555556</text:p>
              </table:table-cell>
              <table:table-cell office:value-type="float" office:value="30.8888888888889">
                <text:p>30.8888888888889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1.3333333333333">
                <text:p>31.333333333333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20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20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2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62.993cm" svg:height="19.247cm" xlink:href=".." xlink:type="simple" chart:class="chart:bar" chart:style-name="ch1">
        <chart:title svg:x="22.783cm" svg:y="0.096cm" chart:style-name="ch2">
          <text:p>Number of success on random uniform instances</text:p>
        </chart:title>
        <chart:legend chart:legend-position="end" svg:x="60.359cm" svg:y="8.328cm" style:legend-expansion="high" chart:style-name="ch3"/>
        <chart:plot-area chart:style-name="ch4" table:cell-range-address="'Synthèse 2 Unif'.E1:'Synthèse 2 Unif'.E6 'Synthèse 2 Unif'.G1:'Synthèse 2 Unif'.G6 'Synthèse 2 Unif'.I1:'Synthèse 2 Unif'.I6 'Synthèse 2 Unif'.K1:'Synthèse 2 Unif'.K6 'Synthèse 2 Unif'.M1:'Synthèse 2 Unif'.M6 'Synthèse 2 Unif'.O1:'Synthèse 2 Unif'.O6 'Synthèse 2 Unif'.Q1:'Synthèse 2 Unif'.Q6 'Synthèse 2 Unif'.S1:'Synthèse 2 Unif'.S6 'Synthèse 2 Unif'.U1:'Synthèse 2 Unif'.U6 'Synthèse 2 Unif'.W1:'Synthèse 2 Unif'.W6 'Synthèse 2 Unif'.Y1:'Synthèse 2 Unif'.Y6 'Synthèse 2 Unif'.AA1:'Synthèse 2 Unif'.AA6 'Synthèse 2 Unif'.AC1:'Synthèse 2 Unif'.AC6 'Synthèse 2 Unif'.AE1:'Synthèse 2 Unif'.AE6 'Synthèse 2 Unif'.AG1:'Synthèse 2 Unif'.AG6 'Synthèse 2 Unif'.AI1:'Synthèse 2 Unif'.AI6 'Synthèse 2 Unif'.AK1:'Synthèse 2 Unif'.AK6 'Synthèse 2 Unif'.AM1:'Synthèse 2 Unif'.AM6 'Synthèse 2 Unif'.AO1:'Synthèse 2 Unif'.AO6 'Synthèse 2 Unif'.AQ1:'Synthèse 2 Unif'.AQ6 'Synthèse 2 Unif'.AS1:'Synthèse 2 Unif'.AS6 'Synthèse 2 Unif'.AU1:'Synthèse 2 Unif'.AU6 'Synthèse 2 Unif'.AW1:'Synthèse 2 Unif'.AW6 'Synthèse 2 Unif'.AY1:'Synthèse 2 Unif'.AY6 'Synthèse 2 Unif'.BA1:'Synthèse 2 Unif'.BA6 'Synthèse 2 Unif'.BC1:'Synthèse 2 Unif'.BC6 'Synthèse 2 Unif'.BE1:'Synthèse 2 Unif'.BE6 'Synthèse 2 Unif'.BG1:'Synthèse 2 Unif'.BG6 'Synthèse 2 Unif'.BI1:'Synthèse 2 Unif'.BI6 'Synthèse 2 Unif'.BK1:'Synthèse 2 Unif'.BK6 'Synthèse 2 Unif'.BM1:'Synthèse 2 Unif'.BM6 'Synthèse 2 Unif'.A2:'Synthèse 2 Unif'.A6" chart:data-source-has-labels="both" svg:x="1.417cm" svg:y="1.712cm" svg:width="58.194cm" svg:height="15.909cm">
          <chartooo:coordinate-region svg:x="2.224cm" svg:y="1.911cm" svg:width="57.277cm" svg:height="14.665cm"/>
          <chart:axis chart:dimension="x" chart:name="primary-x" chart:style-name="ch5" chartooo:axis-type="auto">
            <chartooo:date-scale/>
            <chart:title svg:x="27.553cm" svg:y="17.903cm" chart:style-name="ch6">
              <text:p>Heuristics</text:p>
            </chart:title>
            <chart:categories table:cell-range-address="'Synthèse 2 Unif'.E1:'Synthèse 2 Unif'.E1 'Synthèse 2 Unif'.G1:'Synthèse 2 Unif'.G1 'Synthèse 2 Unif'.I1:'Synthèse 2 Unif'.I1 'Synthèse 2 Unif'.K1:'Synthèse 2 Unif'.K1 'Synthèse 2 Unif'.M1:'Synthèse 2 Unif'.M1 'Synthèse 2 Unif'.O1:'Synthèse 2 Unif'.O1 'Synthèse 2 Unif'.Q1:'Synthèse 2 Unif'.Q1 'Synthèse 2 Unif'.S1:'Synthèse 2 Unif'.S1 'Synthèse 2 Unif'.U1:'Synthèse 2 Unif'.U1 'Synthèse 2 Unif'.W1:'Synthèse 2 Unif'.W1 'Synthèse 2 Unif'.Y1:'Synthèse 2 Unif'.Y1 'Synthèse 2 Unif'.AA1:'Synthèse 2 Unif'.AA1 'Synthèse 2 Unif'.AC1:'Synthèse 2 Unif'.AC1 'Synthèse 2 Unif'.AE1:'Synthèse 2 Unif'.AE1 'Synthèse 2 Unif'.AG1:'Synthèse 2 Unif'.AG1 'Synthèse 2 Unif'.AI1:'Synthèse 2 Unif'.AI1 'Synthèse 2 Unif'.AK1:'Synthèse 2 Unif'.AK1 'Synthèse 2 Unif'.AM1:'Synthèse 2 Unif'.AM1 'Synthèse 2 Unif'.AO1:'Synthèse 2 Unif'.AO1 'Synthèse 2 Unif'.AQ1:'Synthèse 2 Unif'.AQ1 'Synthèse 2 Unif'.AS1:'Synthèse 2 Unif'.AS1 'Synthèse 2 Unif'.AU1:'Synthèse 2 Unif'.AU1 'Synthèse 2 Unif'.AW1:'Synthèse 2 Unif'.AW1 'Synthèse 2 Unif'.AY1:'Synthèse 2 Unif'.AY1 'Synthèse 2 Unif'.BA1:'Synthèse 2 Unif'.BA1 'Synthèse 2 Unif'.BC1:'Synthèse 2 Unif'.BC1 'Synthèse 2 Unif'.BE1:'Synthèse 2 Unif'.BE1 'Synthèse 2 Unif'.BG1:'Synthèse 2 Unif'.BG1 'Synthèse 2 Unif'.BI1:'Synthèse 2 Unif'.BI1 'Synthèse 2 Unif'.BK1:'Synthèse 2 Unif'.BK1 'Synthèse 2 Unif'.BM1:'Synthèse 2 Unif'.BM1"/>
          </chart:axis>
          <chart:axis chart:dimension="y" chart:name="primary-y" chart:style-name="ch7">
            <chart:title svg:x="0.146cm" svg:y="12.481cm" chart:style-name="ch8">
              <text:p>Number of success</text:p>
            </chart:title>
            <chart:grid chart:style-name="ch9" chart:class="major"/>
          </chart:axis>
          <chart:series chart:style-name="ch10" chart:values-cell-range-address="'Synthèse 2 Unif'.E2:'Synthèse 2 Unif'.E2 'Synthèse 2 Unif'.G2:'Synthèse 2 Unif'.G2 'Synthèse 2 Unif'.I2:'Synthèse 2 Unif'.I2 'Synthèse 2 Unif'.K2:'Synthèse 2 Unif'.K2 'Synthèse 2 Unif'.M2:'Synthèse 2 Unif'.M2 'Synthèse 2 Unif'.O2:'Synthèse 2 Unif'.O2 'Synthèse 2 Unif'.Q2:'Synthèse 2 Unif'.Q2 'Synthèse 2 Unif'.S2:'Synthèse 2 Unif'.S2 'Synthèse 2 Unif'.U2:'Synthèse 2 Unif'.U2 'Synthèse 2 Unif'.W2:'Synthèse 2 Unif'.W2 'Synthèse 2 Unif'.Y2:'Synthèse 2 Unif'.Y2 'Synthèse 2 Unif'.AA2:'Synthèse 2 Unif'.AA2 'Synthèse 2 Unif'.AC2:'Synthèse 2 Unif'.AC2 'Synthèse 2 Unif'.AE2:'Synthèse 2 Unif'.AE2 'Synthèse 2 Unif'.AG2:'Synthèse 2 Unif'.AG2 'Synthèse 2 Unif'.AI2:'Synthèse 2 Unif'.AI2 'Synthèse 2 Unif'.AK2:'Synthèse 2 Unif'.AK2 'Synthèse 2 Unif'.AM2:'Synthèse 2 Unif'.AM2 'Synthèse 2 Unif'.AO2:'Synthèse 2 Unif'.AO2 'Synthèse 2 Unif'.AQ2:'Synthèse 2 Unif'.AQ2 'Synthèse 2 Unif'.AS2:'Synthèse 2 Unif'.AS2 'Synthèse 2 Unif'.AU2:'Synthèse 2 Unif'.AU2 'Synthèse 2 Unif'.AW2:'Synthèse 2 Unif'.AW2 'Synthèse 2 Unif'.AY2:'Synthèse 2 Unif'.AY2 'Synthèse 2 Unif'.BA2:'Synthèse 2 Unif'.BA2 'Synthèse 2 Unif'.BC2:'Synthèse 2 Unif'.BC2 'Synthèse 2 Unif'.BE2:'Synthèse 2 Unif'.BE2 'Synthèse 2 Unif'.BG2:'Synthèse 2 Unif'.BG2 'Synthèse 2 Unif'.BI2:'Synthèse 2 Unif'.BI2 'Synthèse 2 Unif'.BK2:'Synthèse 2 Unif'.BK2 'Synthèse 2 Unif'.BM2:'Synthèse 2 Unif'.BM2" chart:label-cell-address="'Synthèse 2 Unif'.A2:'Synthèse 2 Unif'.A2" chart:class="chart:bar">
            <chart:data-point chart:repeated="31"/>
          </chart:series>
          <chart:series chart:style-name="ch11" chart:values-cell-range-address="'Synthèse 2 Unif'.E3:'Synthèse 2 Unif'.E3 'Synthèse 2 Unif'.G3:'Synthèse 2 Unif'.G3 'Synthèse 2 Unif'.I3:'Synthèse 2 Unif'.I3 'Synthèse 2 Unif'.K3:'Synthèse 2 Unif'.K3 'Synthèse 2 Unif'.M3:'Synthèse 2 Unif'.M3 'Synthèse 2 Unif'.O3:'Synthèse 2 Unif'.O3 'Synthèse 2 Unif'.Q3:'Synthèse 2 Unif'.Q3 'Synthèse 2 Unif'.S3:'Synthèse 2 Unif'.S3 'Synthèse 2 Unif'.U3:'Synthèse 2 Unif'.U3 'Synthèse 2 Unif'.W3:'Synthèse 2 Unif'.W3 'Synthèse 2 Unif'.Y3:'Synthèse 2 Unif'.Y3 'Synthèse 2 Unif'.AA3:'Synthèse 2 Unif'.AA3 'Synthèse 2 Unif'.AC3:'Synthèse 2 Unif'.AC3 'Synthèse 2 Unif'.AE3:'Synthèse 2 Unif'.AE3 'Synthèse 2 Unif'.AG3:'Synthèse 2 Unif'.AG3 'Synthèse 2 Unif'.AI3:'Synthèse 2 Unif'.AI3 'Synthèse 2 Unif'.AK3:'Synthèse 2 Unif'.AK3 'Synthèse 2 Unif'.AM3:'Synthèse 2 Unif'.AM3 'Synthèse 2 Unif'.AO3:'Synthèse 2 Unif'.AO3 'Synthèse 2 Unif'.AQ3:'Synthèse 2 Unif'.AQ3 'Synthèse 2 Unif'.AS3:'Synthèse 2 Unif'.AS3 'Synthèse 2 Unif'.AU3:'Synthèse 2 Unif'.AU3 'Synthèse 2 Unif'.AW3:'Synthèse 2 Unif'.AW3 'Synthèse 2 Unif'.AY3:'Synthèse 2 Unif'.AY3 'Synthèse 2 Unif'.BA3:'Synthèse 2 Unif'.BA3 'Synthèse 2 Unif'.BC3:'Synthèse 2 Unif'.BC3 'Synthèse 2 Unif'.BE3:'Synthèse 2 Unif'.BE3 'Synthèse 2 Unif'.BG3:'Synthèse 2 Unif'.BG3 'Synthèse 2 Unif'.BI3:'Synthèse 2 Unif'.BI3 'Synthèse 2 Unif'.BK3:'Synthèse 2 Unif'.BK3 'Synthèse 2 Unif'.BM3:'Synthèse 2 Unif'.BM3" chart:label-cell-address="'Synthèse 2 Unif'.A3:'Synthèse 2 Unif'.A3" chart:class="chart:bar">
            <chart:data-point chart:repeated="31"/>
          </chart:series>
          <chart:series chart:style-name="ch12" chart:values-cell-range-address="'Synthèse 2 Unif'.E4:'Synthèse 2 Unif'.E4 'Synthèse 2 Unif'.G4:'Synthèse 2 Unif'.G4 'Synthèse 2 Unif'.I4:'Synthèse 2 Unif'.I4 'Synthèse 2 Unif'.K4:'Synthèse 2 Unif'.K4 'Synthèse 2 Unif'.M4:'Synthèse 2 Unif'.M4 'Synthèse 2 Unif'.O4:'Synthèse 2 Unif'.O4 'Synthèse 2 Unif'.Q4:'Synthèse 2 Unif'.Q4 'Synthèse 2 Unif'.S4:'Synthèse 2 Unif'.S4 'Synthèse 2 Unif'.U4:'Synthèse 2 Unif'.U4 'Synthèse 2 Unif'.W4:'Synthèse 2 Unif'.W4 'Synthèse 2 Unif'.Y4:'Synthèse 2 Unif'.Y4 'Synthèse 2 Unif'.AA4:'Synthèse 2 Unif'.AA4 'Synthèse 2 Unif'.AC4:'Synthèse 2 Unif'.AC4 'Synthèse 2 Unif'.AE4:'Synthèse 2 Unif'.AE4 'Synthèse 2 Unif'.AG4:'Synthèse 2 Unif'.AG4 'Synthèse 2 Unif'.AI4:'Synthèse 2 Unif'.AI4 'Synthèse 2 Unif'.AK4:'Synthèse 2 Unif'.AK4 'Synthèse 2 Unif'.AM4:'Synthèse 2 Unif'.AM4 'Synthèse 2 Unif'.AO4:'Synthèse 2 Unif'.AO4 'Synthèse 2 Unif'.AQ4:'Synthèse 2 Unif'.AQ4 'Synthèse 2 Unif'.AS4:'Synthèse 2 Unif'.AS4 'Synthèse 2 Unif'.AU4:'Synthèse 2 Unif'.AU4 'Synthèse 2 Unif'.AW4:'Synthèse 2 Unif'.AW4 'Synthèse 2 Unif'.AY4:'Synthèse 2 Unif'.AY4 'Synthèse 2 Unif'.BA4:'Synthèse 2 Unif'.BA4 'Synthèse 2 Unif'.BC4:'Synthèse 2 Unif'.BC4 'Synthèse 2 Unif'.BE4:'Synthèse 2 Unif'.BE4 'Synthèse 2 Unif'.BG4:'Synthèse 2 Unif'.BG4 'Synthèse 2 Unif'.BI4:'Synthèse 2 Unif'.BI4 'Synthèse 2 Unif'.BK4:'Synthèse 2 Unif'.BK4 'Synthèse 2 Unif'.BM4:'Synthèse 2 Unif'.BM4" chart:label-cell-address="'Synthèse 2 Unif'.A4:'Synthèse 2 Unif'.A4" chart:class="chart:bar">
            <chart:data-point chart:repeated="31"/>
          </chart:series>
          <chart:series chart:style-name="ch13" chart:values-cell-range-address="'Synthèse 2 Unif'.E5:'Synthèse 2 Unif'.E5 'Synthèse 2 Unif'.G5:'Synthèse 2 Unif'.G5 'Synthèse 2 Unif'.I5:'Synthèse 2 Unif'.I5 'Synthèse 2 Unif'.K5:'Synthèse 2 Unif'.K5 'Synthèse 2 Unif'.M5:'Synthèse 2 Unif'.M5 'Synthèse 2 Unif'.O5:'Synthèse 2 Unif'.O5 'Synthèse 2 Unif'.Q5:'Synthèse 2 Unif'.Q5 'Synthèse 2 Unif'.S5:'Synthèse 2 Unif'.S5 'Synthèse 2 Unif'.U5:'Synthèse 2 Unif'.U5 'Synthèse 2 Unif'.W5:'Synthèse 2 Unif'.W5 'Synthèse 2 Unif'.Y5:'Synthèse 2 Unif'.Y5 'Synthèse 2 Unif'.AA5:'Synthèse 2 Unif'.AA5 'Synthèse 2 Unif'.AC5:'Synthèse 2 Unif'.AC5 'Synthèse 2 Unif'.AE5:'Synthèse 2 Unif'.AE5 'Synthèse 2 Unif'.AG5:'Synthèse 2 Unif'.AG5 'Synthèse 2 Unif'.AI5:'Synthèse 2 Unif'.AI5 'Synthèse 2 Unif'.AK5:'Synthèse 2 Unif'.AK5 'Synthèse 2 Unif'.AM5:'Synthèse 2 Unif'.AM5 'Synthèse 2 Unif'.AO5:'Synthèse 2 Unif'.AO5 'Synthèse 2 Unif'.AQ5:'Synthèse 2 Unif'.AQ5 'Synthèse 2 Unif'.AS5:'Synthèse 2 Unif'.AS5 'Synthèse 2 Unif'.AU5:'Synthèse 2 Unif'.AU5 'Synthèse 2 Unif'.AW5:'Synthèse 2 Unif'.AW5 'Synthèse 2 Unif'.AY5:'Synthèse 2 Unif'.AY5 'Synthèse 2 Unif'.BA5:'Synthèse 2 Unif'.BA5 'Synthèse 2 Unif'.BC5:'Synthèse 2 Unif'.BC5 'Synthèse 2 Unif'.BE5:'Synthèse 2 Unif'.BE5 'Synthèse 2 Unif'.BG5:'Synthèse 2 Unif'.BG5 'Synthèse 2 Unif'.BI5:'Synthèse 2 Unif'.BI5 'Synthèse 2 Unif'.BK5:'Synthèse 2 Unif'.BK5 'Synthèse 2 Unif'.BM5:'Synthèse 2 Unif'.BM5" chart:label-cell-address="'Synthèse 2 Unif'.A5:'Synthèse 2 Unif'.A5" chart:class="chart:bar">
            <chart:data-point chart:repeated="31"/>
          </chart:series>
          <chart:series chart:style-name="ch14" chart:values-cell-range-address="'Synthèse 2 Unif'.E6:'Synthèse 2 Unif'.E6 'Synthèse 2 Unif'.G6:'Synthèse 2 Unif'.G6 'Synthèse 2 Unif'.I6:'Synthèse 2 Unif'.I6 'Synthèse 2 Unif'.K6:'Synthèse 2 Unif'.K6 'Synthèse 2 Unif'.M6:'Synthèse 2 Unif'.M6 'Synthèse 2 Unif'.O6:'Synthèse 2 Unif'.O6 'Synthèse 2 Unif'.Q6:'Synthèse 2 Unif'.Q6 'Synthèse 2 Unif'.S6:'Synthèse 2 Unif'.S6 'Synthèse 2 Unif'.U6:'Synthèse 2 Unif'.U6 'Synthèse 2 Unif'.W6:'Synthèse 2 Unif'.W6 'Synthèse 2 Unif'.Y6:'Synthèse 2 Unif'.Y6 'Synthèse 2 Unif'.AA6:'Synthèse 2 Unif'.AA6 'Synthèse 2 Unif'.AC6:'Synthèse 2 Unif'.AC6 'Synthèse 2 Unif'.AE6:'Synthèse 2 Unif'.AE6 'Synthèse 2 Unif'.AG6:'Synthèse 2 Unif'.AG6 'Synthèse 2 Unif'.AI6:'Synthèse 2 Unif'.AI6 'Synthèse 2 Unif'.AK6:'Synthèse 2 Unif'.AK6 'Synthèse 2 Unif'.AM6:'Synthèse 2 Unif'.AM6 'Synthèse 2 Unif'.AO6:'Synthèse 2 Unif'.AO6 'Synthèse 2 Unif'.AQ6:'Synthèse 2 Unif'.AQ6 'Synthèse 2 Unif'.AS6:'Synthèse 2 Unif'.AS6 'Synthèse 2 Unif'.AU6:'Synthèse 2 Unif'.AU6 'Synthèse 2 Unif'.AW6:'Synthèse 2 Unif'.AW6 'Synthèse 2 Unif'.AY6:'Synthèse 2 Unif'.AY6 'Synthèse 2 Unif'.BA6:'Synthèse 2 Unif'.BA6 'Synthèse 2 Unif'.BC6:'Synthèse 2 Unif'.BC6 'Synthèse 2 Unif'.BE6:'Synthèse 2 Unif'.BE6 'Synthèse 2 Unif'.BG6:'Synthèse 2 Unif'.BG6 'Synthèse 2 Unif'.BI6:'Synthèse 2 Unif'.BI6 'Synthèse 2 Unif'.BK6:'Synthèse 2 Unif'.BK6 'Synthèse 2 Unif'.BM6:'Synthèse 2 Unif'.BM6" chart:label-cell-address="'Synthèse 2 Unif'.A6:'Synthèse 2 Unif'.A6" chart:class="chart:bar">
            <chart:data-point chart:repeated="3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</text:p>
                <draw:g>
                  <svg:desc>'Synthèse 2 Unif'.E1:'Synthèse 2 Unif'.E1 'Synthèse 2 Unif'.G1:'Synthèse 2 Unif'.G1 'Synthèse 2 Unif'.I1:'Synthèse 2 Unif'.I1 'Synthèse 2 Unif'.K1:'Synthèse 2 Unif'.K1 'Synthèse 2 Unif'.M1:'Synthèse 2 Unif'.M1 'Synthèse 2 Unif'.O1:'Synthèse 2 Unif'.O1 'Synthèse 2 Unif'.Q1:'Synthèse 2 Unif'.Q1 'Synthèse 2 Unif'.S1:'Synthèse 2 Unif'.S1 'Synthèse 2 Unif'.U1:'Synthèse 2 Unif'.U1 'Synthèse 2 Unif'.W1:'Synthèse 2 Unif'.W1 'Synthèse 2 Unif'.Y1:'Synthèse 2 Unif'.Y1 'Synthèse 2 Unif'.AA1:'Synthèse 2 Unif'.AA1 'Synthèse 2 Unif'.AC1:'Synthèse 2 Unif'.AC1 'Synthèse 2 Unif'.AE1:'Synthèse 2 Unif'.AE1 'Synthèse 2 Unif'.AG1:'Synthèse 2 Unif'.AG1 'Synthèse 2 Unif'.AI1:'Synthèse 2 Unif'.AI1 'Synthèse 2 Unif'.AK1:'Synthèse 2 Unif'.AK1 'Synthèse 2 Unif'.AM1:'Synthèse 2 Unif'.AM1 'Synthèse 2 Unif'.AO1:'Synthèse 2 Unif'.AO1 'Synthèse 2 Unif'.AQ1:'Synthèse 2 Unif'.AQ1 'Synthèse 2 Unif'.AS1:'Synthèse 2 Unif'.AS1 'Synthèse 2 Unif'.AU1:'Synthèse 2 Unif'.AU1 'Synthèse 2 Unif'.AW1:'Synthèse 2 Unif'.AW1 'Synthèse 2 Unif'.AY1:'Synthèse 2 Unif'.AY1 'Synthèse 2 Unif'.BA1:'Synthèse 2 Unif'.BA1 'Synthèse 2 Unif'.BC1:'Synthèse 2 Unif'.BC1 'Synthèse 2 Unif'.BE1:'Synthèse 2 Unif'.BE1 'Synthèse 2 Unif'.BG1:'Synthèse 2 Unif'.BG1 'Synthèse 2 Unif'.BI1:'Synthèse 2 Unif'.BI1 'Synthèse 2 Unif'.BK1:'Synthèse 2 Unif'.BK1 'Synthèse 2 Unif'.BM1:'Synthèse 2 Unif'.BM1</svg:desc>
                </draw:g>
              </table:table-cell>
              <table:table-cell office:value-type="string">
                <text:p>shuff1</text:p>
              </table:table-cell>
              <table:table-cell office:value-type="string">
                <text:p>1/C</text:p>
              </table:table-cell>
              <table:table-cell office:value-type="string">
                <text:p>1/R</text:p>
              </table:table-cell>
              <table:table-cell office:value-type="string">
                <text:p>R/C</text:p>
              </table:table-cell>
              <table:table-cell office:value-type="string">
                <text:p>ic_shuff</text:p>
              </table:table-cell>
              <table:table-cell office:value-type="string">
                <text:p>ic_dyn_1/C</text:p>
              </table:table-cell>
              <table:table-cell office:value-type="string">
                <text:p>ic_dyn_1/R</text:p>
              </table:table-cell>
              <table:table-cell office:value-type="string">
                <text:p>ic_dyn_R/C</text:p>
              </table:table-cell>
              <table:table-cell office:value-type="string">
                <text:p>bc_shuff</text:p>
              </table:table-cell>
              <table:table-cell office:value-type="string">
                <text:p>bc_dyn_1/C</text:p>
              </table:table-cell>
              <table:table-cell office:value-type="string">
                <text:p>bc_dyn_1/R</text:p>
              </table:table-cell>
              <table:table-cell office:value-type="string">
                <text:p>bc_dyn_R/C</text:p>
              </table:table-cell>
              <table:table-cell office:value-type="string">
                <text:p>bb_nothing</text:p>
              </table:table-cell>
              <table:table-cell office:value-type="string">
                <text:p>bb_shuff1</text:p>
              </table:table-cell>
              <table:table-cell office:value-type="string">
                <text:p>bb_shuff</text:p>
              </table:table-cell>
              <table:table-cell office:value-type="string">
                <text:p>bb_st_1/C</text:p>
              </table:table-cell>
              <table:table-cell office:value-type="string">
                <text:p>bb_dyn_1/C</text:p>
              </table:table-cell>
              <table:table-cell office:value-type="string">
                <text:p>bb_st_1/R</text:p>
              </table:table-cell>
              <table:table-cell office:value-type="string">
                <text:p>bb_dyn_1/R</text:p>
              </table:table-cell>
              <table:table-cell office:value-type="string">
                <text:p>bb_st_R/C</text:p>
              </table:table-cell>
              <table:table-cell office:value-type="string">
                <text:p>bb_dyn_R/C</text:p>
              </table:table-cell>
              <table:table-cell office:value-type="string">
                <text:p>sbb_nothing</text:p>
              </table:table-cell>
              <table:table-cell office:value-type="string">
                <text:p>sbb_shuff1</text:p>
              </table:table-cell>
              <table:table-cell office:value-type="string">
                <text:p>sbb_shuff</text:p>
              </table:table-cell>
              <table:table-cell office:value-type="string">
                <text:p>sbb_st_1/C</text:p>
              </table:table-cell>
              <table:table-cell office:value-type="string">
                <text:p>sbb_dyn_1/C</text:p>
              </table:table-cell>
              <table:table-cell office:value-type="string">
                <text:p>sbb_st_1/R</text:p>
              </table:table-cell>
              <table:table-cell office:value-type="string">
                <text:p>sbb_dyn_1/R</text:p>
              </table:table-cell>
              <table:table-cell office:value-type="string">
                <text:p>sbb_st_R/C</text:p>
              </table:table-cell>
              <table:table-cell office:value-type="string">
                <text:p>sbb_dyn_R/C</text:p>
              </table:table-cell>
            </table:table-row>
          </table:table-header-rows>
          <table:table-rows>
            <table:table-row>
              <table:table-cell office:value-type="string">
                <text:p>Unif(0.7,0.7)</text:p>
                <draw:g>
                  <svg:desc>'Synthèse 2 Unif'.A2:'Synthèse 2 Unif'.A2</svg:desc>
                </draw:g>
              </table:table-cell>
              <table:table-cell office:value-type="float" office:value="45">
                <text:p>45</text:p>
                <draw:g>
                  <svg:desc>'Synthèse 2 Unif'.E2:'Synthèse 2 Unif'.E2 'Synthèse 2 Unif'.G2:'Synthèse 2 Unif'.G2 'Synthèse 2 Unif'.I2:'Synthèse 2 Unif'.I2 'Synthèse 2 Unif'.K2:'Synthèse 2 Unif'.K2 'Synthèse 2 Unif'.M2:'Synthèse 2 Unif'.M2 'Synthèse 2 Unif'.O2:'Synthèse 2 Unif'.O2 'Synthèse 2 Unif'.Q2:'Synthèse 2 Unif'.Q2 'Synthèse 2 Unif'.S2:'Synthèse 2 Unif'.S2 'Synthèse 2 Unif'.U2:'Synthèse 2 Unif'.U2 'Synthèse 2 Unif'.W2:'Synthèse 2 Unif'.W2 'Synthèse 2 Unif'.Y2:'Synthèse 2 Unif'.Y2 'Synthèse 2 Unif'.AA2:'Synthèse 2 Unif'.AA2 'Synthèse 2 Unif'.AC2:'Synthèse 2 Unif'.AC2 'Synthèse 2 Unif'.AE2:'Synthèse 2 Unif'.AE2 'Synthèse 2 Unif'.AG2:'Synthèse 2 Unif'.AG2 'Synthèse 2 Unif'.AI2:'Synthèse 2 Unif'.AI2 'Synthèse 2 Unif'.AK2:'Synthèse 2 Unif'.AK2 'Synthèse 2 Unif'.AM2:'Synthèse 2 Unif'.AM2 'Synthèse 2 Unif'.AO2:'Synthèse 2 Unif'.AO2 'Synthèse 2 Unif'.AQ2:'Synthèse 2 Unif'.AQ2 'Synthèse 2 Unif'.AS2:'Synthèse 2 Unif'.AS2 'Synthèse 2 Unif'.AU2:'Synthèse 2 Unif'.AU2 'Synthèse 2 Unif'.AW2:'Synthèse 2 Unif'.AW2 'Synthèse 2 Unif'.AY2:'Synthèse 2 Unif'.AY2 'Synthèse 2 Unif'.BA2:'Synthèse 2 Unif'.BA2 'Synthèse 2 Unif'.BC2:'Synthèse 2 Unif'.BC2 'Synthèse 2 Unif'.BE2:'Synthèse 2 Unif'.BE2 'Synthèse 2 Unif'.BG2:'Synthèse 2 Unif'.BG2 'Synthèse 2 Unif'.BI2:'Synthèse 2 Unif'.BI2 'Synthèse 2 Unif'.BK2:'Synthèse 2 Unif'.BK2 'Synthèse 2 Unif'.BM2:'Synthèse 2 Unif'.BM2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389">
                <text:p>389</text:p>
              </table:table-cell>
              <table:table-cell office:value-type="float" office:value="387">
                <text:p>387</text:p>
              </table:table-cell>
              <table:table-cell office:value-type="float" office:value="391">
                <text:p>391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425">
                <text:p>425</text:p>
              </table:table-cell>
              <table:table-cell office:value-type="float" office:value="401">
                <text:p>401</text:p>
              </table:table-cell>
              <table:table-cell office:value-type="float" office:value="403">
                <text:p>403</text:p>
              </table:table-cell>
              <table:table-cell office:value-type="float" office:value="3">
                <text:p>3</text:p>
              </table:table-cell>
              <table:table-cell office:value-type="float" office:value="394">
                <text:p>394</text:p>
              </table:table-cell>
              <table:table-cell office:value-type="float" office:value="382">
                <text:p>382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03">
                <text:p>303</text:p>
              </table:table-cell>
              <table:table-cell office:value-type="float" office:value="324">
                <text:p>324</text:p>
              </table:table-cell>
              <table:table-cell office:value-type="float" office:value="302">
                <text:p>302</text:p>
              </table:table-cell>
              <table:table-cell office:value-type="float" office:value="316">
                <text:p>316</text:p>
              </table:table-cell>
              <table:table-cell office:value-type="float" office:value="303">
                <text:p>303</text:p>
              </table:table-cell>
              <table:table-cell office:value-type="float" office:value="295">
                <text:p>29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78">
                <text:p>378</text:p>
              </table:table-cell>
              <table:table-cell office:value-type="float" office:value="388">
                <text:p>388</text:p>
              </table:table-cell>
              <table:table-cell office:value-type="float" office:value="371">
                <text:p>371</text:p>
              </table:table-cell>
              <table:table-cell office:value-type="float" office:value="377">
                <text:p>377</text:p>
              </table:table-cell>
              <table:table-cell office:value-type="float" office:value="371">
                <text:p>37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Unif(0.8,0.8)</text:p>
                <draw:g>
                  <svg:desc>'Synthèse 2 Unif'.A3:'Synthèse 2 Unif'.A3</svg:desc>
                </draw:g>
              </table:table-cell>
              <table:table-cell office:value-type="float" office:value="64">
                <text:p>64</text:p>
                <draw:g>
                  <svg:desc>'Synthèse 2 Unif'.E3:'Synthèse 2 Unif'.E3 'Synthèse 2 Unif'.G3:'Synthèse 2 Unif'.G3 'Synthèse 2 Unif'.I3:'Synthèse 2 Unif'.I3 'Synthèse 2 Unif'.K3:'Synthèse 2 Unif'.K3 'Synthèse 2 Unif'.M3:'Synthèse 2 Unif'.M3 'Synthèse 2 Unif'.O3:'Synthèse 2 Unif'.O3 'Synthèse 2 Unif'.Q3:'Synthèse 2 Unif'.Q3 'Synthèse 2 Unif'.S3:'Synthèse 2 Unif'.S3 'Synthèse 2 Unif'.U3:'Synthèse 2 Unif'.U3 'Synthèse 2 Unif'.W3:'Synthèse 2 Unif'.W3 'Synthèse 2 Unif'.Y3:'Synthèse 2 Unif'.Y3 'Synthèse 2 Unif'.AA3:'Synthèse 2 Unif'.AA3 'Synthèse 2 Unif'.AC3:'Synthèse 2 Unif'.AC3 'Synthèse 2 Unif'.AE3:'Synthèse 2 Unif'.AE3 'Synthèse 2 Unif'.AG3:'Synthèse 2 Unif'.AG3 'Synthèse 2 Unif'.AI3:'Synthèse 2 Unif'.AI3 'Synthèse 2 Unif'.AK3:'Synthèse 2 Unif'.AK3 'Synthèse 2 Unif'.AM3:'Synthèse 2 Unif'.AM3 'Synthèse 2 Unif'.AO3:'Synthèse 2 Unif'.AO3 'Synthèse 2 Unif'.AQ3:'Synthèse 2 Unif'.AQ3 'Synthèse 2 Unif'.AS3:'Synthèse 2 Unif'.AS3 'Synthèse 2 Unif'.AU3:'Synthèse 2 Unif'.AU3 'Synthèse 2 Unif'.AW3:'Synthèse 2 Unif'.AW3 'Synthèse 2 Unif'.AY3:'Synthèse 2 Unif'.AY3 'Synthèse 2 Unif'.BA3:'Synthèse 2 Unif'.BA3 'Synthèse 2 Unif'.BC3:'Synthèse 2 Unif'.BC3 'Synthèse 2 Unif'.BE3:'Synthèse 2 Unif'.BE3 'Synthèse 2 Unif'.BG3:'Synthèse 2 Unif'.BG3 'Synthèse 2 Unif'.BI3:'Synthèse 2 Unif'.BI3 'Synthèse 2 Unif'.BK3:'Synthèse 2 Unif'.BK3 'Synthèse 2 Unif'.BM3:'Synthèse 2 Unif'.BM3</svg:desc>
                </draw:g>
              </table:table-cell>
              <table:table-cell office:value-type="float" office:value="73">
                <text:p>73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1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314">
                <text:p>314</text:p>
              </table:table-cell>
              <table:table-cell office:value-type="float" office:value="307">
                <text:p>307</text:p>
              </table:table-cell>
              <table:table-cell office:value-type="float" office:value="313">
                <text:p>313</text:p>
              </table:table-cell>
              <table:table-cell office:value-type="float" office:value="2">
                <text:p>2</text:p>
              </table:table-cell>
              <table:table-cell office:value-type="float" office:value="313">
                <text:p>313</text:p>
              </table:table-cell>
              <table:table-cell office:value-type="float" office:value="309">
                <text:p>309</text:p>
              </table:table-cell>
              <table:table-cell office:value-type="float" office:value="314">
                <text:p>314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3">
                <text:p>3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  <table:table-cell office:value-type="float" office:value="89">
                <text:p>89</text:p>
              </table:table-cell>
              <table:table-cell office:value-type="float" office:value="101">
                <text:p>101</text:p>
              </table:table-cell>
              <table:table-cell office:value-type="float" office:value="95.0000000000004">
                <text:p>95.0000000000004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283">
                <text:p>283</text:p>
              </table:table-cell>
              <table:table-cell office:value-type="float" office:value="278">
                <text:p>278</text:p>
              </table:table-cell>
              <table:table-cell office:value-type="float" office:value="284">
                <text:p>284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Unif(0.8,1)</text:p>
                <draw:g>
                  <svg:desc>'Synthèse 2 Unif'.A4:'Synthèse 2 Unif'.A4</svg:desc>
                </draw:g>
              </table:table-cell>
              <table:table-cell office:value-type="float" office:value="0.999999999999999">
                <text:p>0.999999999999999</text:p>
                <draw:g>
                  <svg:desc>'Synthèse 2 Unif'.E4:'Synthèse 2 Unif'.E4 'Synthèse 2 Unif'.G4:'Synthèse 2 Unif'.G4 'Synthèse 2 Unif'.I4:'Synthèse 2 Unif'.I4 'Synthèse 2 Unif'.K4:'Synthèse 2 Unif'.K4 'Synthèse 2 Unif'.M4:'Synthèse 2 Unif'.M4 'Synthèse 2 Unif'.O4:'Synthèse 2 Unif'.O4 'Synthèse 2 Unif'.Q4:'Synthèse 2 Unif'.Q4 'Synthèse 2 Unif'.S4:'Synthèse 2 Unif'.S4 'Synthèse 2 Unif'.U4:'Synthèse 2 Unif'.U4 'Synthèse 2 Unif'.W4:'Synthèse 2 Unif'.W4 'Synthèse 2 Unif'.Y4:'Synthèse 2 Unif'.Y4 'Synthèse 2 Unif'.AA4:'Synthèse 2 Unif'.AA4 'Synthèse 2 Unif'.AC4:'Synthèse 2 Unif'.AC4 'Synthèse 2 Unif'.AE4:'Synthèse 2 Unif'.AE4 'Synthèse 2 Unif'.AG4:'Synthèse 2 Unif'.AG4 'Synthèse 2 Unif'.AI4:'Synthèse 2 Unif'.AI4 'Synthèse 2 Unif'.AK4:'Synthèse 2 Unif'.AK4 'Synthèse 2 Unif'.AM4:'Synthèse 2 Unif'.AM4 'Synthèse 2 Unif'.AO4:'Synthèse 2 Unif'.AO4 'Synthèse 2 Unif'.AQ4:'Synthèse 2 Unif'.AQ4 'Synthèse 2 Unif'.AS4:'Synthèse 2 Unif'.AS4 'Synthèse 2 Unif'.AU4:'Synthèse 2 Unif'.AU4 'Synthèse 2 Unif'.AW4:'Synthèse 2 Unif'.AW4 'Synthèse 2 Unif'.AY4:'Synthèse 2 Unif'.AY4 'Synthèse 2 Unif'.BA4:'Synthèse 2 Unif'.BA4 'Synthèse 2 Unif'.BC4:'Synthèse 2 Unif'.BC4 'Synthèse 2 Unif'.BE4:'Synthèse 2 Unif'.BE4 'Synthèse 2 Unif'.BG4:'Synthèse 2 Unif'.BG4 'Synthèse 2 Unif'.BI4:'Synthèse 2 Unif'.BI4 'Synthèse 2 Unif'.BK4:'Synthèse 2 Unif'.BK4 'Synthèse 2 Unif'.BM4:'Synthèse 2 Unif'.BM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55">
                <text:p>355</text:p>
              </table:table-cell>
              <table:table-cell office:value-type="float" office:value="356">
                <text:p>356</text:p>
              </table:table-cell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387">
                <text:p>387</text:p>
              </table:table-cell>
              <table:table-cell office:value-type="float" office:value="375">
                <text:p>375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363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364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5">
                <text:p>235</text:p>
              </table:table-cell>
              <table:table-cell office:value-type="float" office:value="219">
                <text:p>219</text:p>
              </table:table-cell>
              <table:table-cell office:value-type="float" office:value="228">
                <text:p>228</text:p>
              </table:table-cell>
              <table:table-cell office:value-type="float" office:value="232">
                <text:p>232</text:p>
              </table:table-cell>
              <table:table-cell office:value-type="float" office:value="219">
                <text:p>219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0">
                <text:p>0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3">
                <text:p>34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Unif(0.9,0.8)</text:p>
                <draw:g>
                  <svg:desc>'Synthèse 2 Unif'.A5:'Synthèse 2 Unif'.A5</svg:desc>
                </draw:g>
              </table:table-cell>
              <table:table-cell office:value-type="float" office:value="0.999999999999999">
                <text:p>0.999999999999999</text:p>
                <draw:g>
                  <svg:desc>'Synthèse 2 Unif'.E5:'Synthèse 2 Unif'.E5 'Synthèse 2 Unif'.G5:'Synthèse 2 Unif'.G5 'Synthèse 2 Unif'.I5:'Synthèse 2 Unif'.I5 'Synthèse 2 Unif'.K5:'Synthèse 2 Unif'.K5 'Synthèse 2 Unif'.M5:'Synthèse 2 Unif'.M5 'Synthèse 2 Unif'.O5:'Synthèse 2 Unif'.O5 'Synthèse 2 Unif'.Q5:'Synthèse 2 Unif'.Q5 'Synthèse 2 Unif'.S5:'Synthèse 2 Unif'.S5 'Synthèse 2 Unif'.U5:'Synthèse 2 Unif'.U5 'Synthèse 2 Unif'.W5:'Synthèse 2 Unif'.W5 'Synthèse 2 Unif'.Y5:'Synthèse 2 Unif'.Y5 'Synthèse 2 Unif'.AA5:'Synthèse 2 Unif'.AA5 'Synthèse 2 Unif'.AC5:'Synthèse 2 Unif'.AC5 'Synthèse 2 Unif'.AE5:'Synthèse 2 Unif'.AE5 'Synthèse 2 Unif'.AG5:'Synthèse 2 Unif'.AG5 'Synthèse 2 Unif'.AI5:'Synthèse 2 Unif'.AI5 'Synthèse 2 Unif'.AK5:'Synthèse 2 Unif'.AK5 'Synthèse 2 Unif'.AM5:'Synthèse 2 Unif'.AM5 'Synthèse 2 Unif'.AO5:'Synthèse 2 Unif'.AO5 'Synthèse 2 Unif'.AQ5:'Synthèse 2 Unif'.AQ5 'Synthèse 2 Unif'.AS5:'Synthèse 2 Unif'.AS5 'Synthèse 2 Unif'.AU5:'Synthèse 2 Unif'.AU5 'Synthèse 2 Unif'.AW5:'Synthèse 2 Unif'.AW5 'Synthèse 2 Unif'.AY5:'Synthèse 2 Unif'.AY5 'Synthèse 2 Unif'.BA5:'Synthèse 2 Unif'.BA5 'Synthèse 2 Unif'.BC5:'Synthèse 2 Unif'.BC5 'Synthèse 2 Unif'.BE5:'Synthèse 2 Unif'.BE5 'Synthèse 2 Unif'.BG5:'Synthèse 2 Unif'.BG5 'Synthèse 2 Unif'.BI5:'Synthèse 2 Unif'.BI5 'Synthèse 2 Unif'.BK5:'Synthèse 2 Unif'.BK5 'Synthèse 2 Unif'.BM5:'Synthèse 2 Unif'.BM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73">
                <text:p>273</text:p>
              </table:table-cell>
              <table:table-cell office:value-type="float" office:value="274">
                <text:p>274</text:p>
              </table:table-cell>
              <table:table-cell office:value-type="float" office:value="276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234">
                <text:p>234</text:p>
              </table:table-cell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274">
                <text:p>274</text:p>
              </table:table-cell>
              <table:table-cell office:value-type="float" office:value="262">
                <text:p>262</text:p>
              </table:table-cell>
              <table:table-cell office:value-type="float" office:value="272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4">
                <text:p>194</text:p>
              </table:table-cell>
              <table:table-cell office:value-type="float" office:value="179">
                <text:p>179</text:p>
              </table:table-cell>
              <table:table-cell office:value-type="float" office:value="190">
                <text:p>190</text:p>
              </table:table-cell>
              <table:table-cell office:value-type="float" office:value="167">
                <text:p>167</text:p>
              </table:table-cell>
              <table:table-cell office:value-type="float" office:value="191">
                <text:p>19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Unif(0.9,1)</text:p>
                <draw:g>
                  <svg:desc>'Synthèse 2 Unif'.A6:'Synthèse 2 Unif'.A6</svg:desc>
                </draw:g>
              </table:table-cell>
              <table:table-cell office:value-type="float" office:value="0">
                <text:p>0</text:p>
                <draw:g>
                  <svg:desc>'Synthèse 2 Unif'.E6:'Synthèse 2 Unif'.E6 'Synthèse 2 Unif'.G6:'Synthèse 2 Unif'.G6 'Synthèse 2 Unif'.I6:'Synthèse 2 Unif'.I6 'Synthèse 2 Unif'.K6:'Synthèse 2 Unif'.K6 'Synthèse 2 Unif'.M6:'Synthèse 2 Unif'.M6 'Synthèse 2 Unif'.O6:'Synthèse 2 Unif'.O6 'Synthèse 2 Unif'.Q6:'Synthèse 2 Unif'.Q6 'Synthèse 2 Unif'.S6:'Synthèse 2 Unif'.S6 'Synthèse 2 Unif'.U6:'Synthèse 2 Unif'.U6 'Synthèse 2 Unif'.W6:'Synthèse 2 Unif'.W6 'Synthèse 2 Unif'.Y6:'Synthèse 2 Unif'.Y6 'Synthèse 2 Unif'.AA6:'Synthèse 2 Unif'.AA6 'Synthèse 2 Unif'.AC6:'Synthèse 2 Unif'.AC6 'Synthèse 2 Unif'.AE6:'Synthèse 2 Unif'.AE6 'Synthèse 2 Unif'.AG6:'Synthèse 2 Unif'.AG6 'Synthèse 2 Unif'.AI6:'Synthèse 2 Unif'.AI6 'Synthèse 2 Unif'.AK6:'Synthèse 2 Unif'.AK6 'Synthèse 2 Unif'.AM6:'Synthèse 2 Unif'.AM6 'Synthèse 2 Unif'.AO6:'Synthèse 2 Unif'.AO6 'Synthèse 2 Unif'.AQ6:'Synthèse 2 Unif'.AQ6 'Synthèse 2 Unif'.AS6:'Synthèse 2 Unif'.AS6 'Synthèse 2 Unif'.AU6:'Synthèse 2 Unif'.AU6 'Synthèse 2 Unif'.AW6:'Synthèse 2 Unif'.AW6 'Synthèse 2 Unif'.AY6:'Synthèse 2 Unif'.AY6 'Synthèse 2 Unif'.BA6:'Synthèse 2 Unif'.BA6 'Synthèse 2 Unif'.BC6:'Synthèse 2 Unif'.BC6 'Synthèse 2 Unif'.BE6:'Synthèse 2 Unif'.BE6 'Synthèse 2 Unif'.BG6:'Synthèse 2 Unif'.BG6 'Synthèse 2 Unif'.BI6:'Synthèse 2 Unif'.BI6 'Synthèse 2 Unif'.BK6:'Synthèse 2 Unif'.BK6 'Synthèse 2 Unif'.BM6:'Synthèse 2 Unif'.BM6</svg:desc>
                </draw:g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329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368">
                <text:p>368</text:p>
              </table:table-cell>
              <table:table-cell office:value-type="float" office:value="339">
                <text:p>339</text:p>
              </table:table-cell>
              <table:table-cell office:value-type="float" office:value="335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333">
                <text:p>333</text:p>
              </table:table-cell>
              <table:table-cell office:value-type="float" office:value="325">
                <text:p>325</text:p>
              </table:table-cell>
              <table:table-cell office:value-type="float" office:value="329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127">
                <text:p>127</text:p>
              </table:table-cell>
              <table:table-cell office:value-type="float" office:value="109">
                <text:p>109</text:p>
              </table:table-cell>
              <table:table-cell office:value-type="float" office:value="132">
                <text:p>132</text:p>
              </table:table-cell>
              <table:table-cell office:value-type="float" office:value="121">
                <text:p>121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2">
                <text:p>282</text:p>
              </table:table-cell>
              <table:table-cell office:value-type="float" office:value="302">
                <text:p>302</text:p>
              </table:table-cell>
              <table:table-cell office:value-type="float" office:value="278">
                <text:p>278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82">
                <text:p>28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4.982cm" svg:height="13.29cm" xlink:href=".." xlink:type="simple" chart:class="chart:bar" chart:style-name="ch1">
        <chart:legend chart:legend-position="end" svg:x="38.629cm" svg:y="2.611cm" style:legend-expansion="high" chart:style-name="ch2"/>
        <chart:plot-area chart:style-name="ch3" table:cell-range-address="'Synthèse 2 Unif'.A2:'Synthèse 2 Unif'.A6 'Synthèse 2 Unif'.D1:'Synthèse 2 Unif'.D6 'Synthèse 2 Unif'.F1:'Synthèse 2 Unif'.F6 'Synthèse 2 Unif'.H1:'Synthèse 2 Unif'.H6 'Synthèse 2 Unif'.J1:'Synthèse 2 Unif'.J6 'Synthèse 2 Unif'.L1:'Synthèse 2 Unif'.L6 'Synthèse 2 Unif'.N1:'Synthèse 2 Unif'.N6 'Synthèse 2 Unif'.P1:'Synthèse 2 Unif'.P6 'Synthèse 2 Unif'.R1:'Synthèse 2 Unif'.R6 'Synthèse 2 Unif'.T1:'Synthèse 2 Unif'.T6 'Synthèse 2 Unif'.V1:'Synthèse 2 Unif'.V6 'Synthèse 2 Unif'.X1:'Synthèse 2 Unif'.X6 'Synthèse 2 Unif'.Z1:'Synthèse 2 Unif'.Z6 'Synthèse 2 Unif'.AB1:'Synthèse 2 Unif'.AB6 'Synthèse 2 Unif'.AD1:'Synthèse 2 Unif'.AD6 'Synthèse 2 Unif'.AF1:'Synthèse 2 Unif'.AF6 'Synthèse 2 Unif'.AH1:'Synthèse 2 Unif'.AH6 'Synthèse 2 Unif'.AJ1:'Synthèse 2 Unif'.AJ6 'Synthèse 2 Unif'.AL1:'Synthèse 2 Unif'.AL6 'Synthèse 2 Unif'.AN1:'Synthèse 2 Unif'.AN6 'Synthèse 2 Unif'.AP1:'Synthèse 2 Unif'.AP6 'Synthèse 2 Unif'.AR1:'Synthèse 2 Unif'.AR6 'Synthèse 2 Unif'.AT1:'Synthèse 2 Unif'.AT6 'Synthèse 2 Unif'.AV1:'Synthèse 2 Unif'.AV6 'Synthèse 2 Unif'.AX1:'Synthèse 2 Unif'.AX6 'Synthèse 2 Unif'.AZ1:'Synthèse 2 Unif'.AZ6 'Synthèse 2 Unif'.BB1:'Synthèse 2 Unif'.BB6 'Synthèse 2 Unif'.BD1:'Synthèse 2 Unif'.BD6 'Synthèse 2 Unif'.BF1:'Synthèse 2 Unif'.BF6 'Synthèse 2 Unif'.BH1:'Synthèse 2 Unif'.BH6 'Synthèse 2 Unif'.BJ1:'Synthèse 2 Unif'.BJ6 'Synthèse 2 Unif'.BL1:'Synthèse 2 Unif'.BL6" chart:data-source-has-labels="both" svg:x="1.349cm" svg:y="1.195cm" svg:width="35.482cm" svg:height="11.41cm">
          <chartooo:coordinate-region svg:x="2.261cm" svg:y="1.394cm" svg:width="34.57cm" svg:height="10.564cm"/>
          <chart:axis chart:dimension="x" chart:name="primary-x" chart:style-name="ch4" chartooo:axis-type="auto">
            <chartooo:date-scale/>
            <chart:categories table:cell-range-address="'Synthèse 2 Unif'.A2:'Synthèse 2 Unif'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ynthèse 2 Unif'.D2:'Synthèse 2 Unif'.D6" chart:label-cell-address="'Synthèse 2 Unif'.D1:'Synthèse 2 Unif'.D1" chart:class="chart:bar">
            <chart:data-point chart:repeated="5"/>
          </chart:series>
          <chart:series chart:style-name="ch8" chart:values-cell-range-address="'Synthèse 2 Unif'.F2:'Synthèse 2 Unif'.F6" chart:label-cell-address="'Synthèse 2 Unif'.F1:'Synthèse 2 Unif'.F1" chart:class="chart:bar">
            <chart:data-point chart:repeated="5"/>
          </chart:series>
          <chart:series chart:style-name="ch9" chart:values-cell-range-address="'Synthèse 2 Unif'.H2:'Synthèse 2 Unif'.H6" chart:label-cell-address="'Synthèse 2 Unif'.H1:'Synthèse 2 Unif'.H1" chart:class="chart:bar">
            <chart:data-point chart:repeated="5"/>
          </chart:series>
          <chart:series chart:style-name="ch10" chart:values-cell-range-address="'Synthèse 2 Unif'.J2:'Synthèse 2 Unif'.J6" chart:label-cell-address="'Synthèse 2 Unif'.J1:'Synthèse 2 Unif'.J1" chart:class="chart:bar">
            <chart:data-point chart:repeated="5"/>
          </chart:series>
          <chart:series chart:style-name="ch11" chart:values-cell-range-address="'Synthèse 2 Unif'.L2:'Synthèse 2 Unif'.L6" chart:label-cell-address="'Synthèse 2 Unif'.L1:'Synthèse 2 Unif'.L1" chart:class="chart:bar">
            <chart:data-point chart:repeated="5"/>
          </chart:series>
          <chart:series chart:style-name="ch12" chart:values-cell-range-address="'Synthèse 2 Unif'.N2:'Synthèse 2 Unif'.N6" chart:label-cell-address="'Synthèse 2 Unif'.N1:'Synthèse 2 Unif'.N1" chart:class="chart:bar">
            <chart:data-point chart:repeated="5"/>
          </chart:series>
          <chart:series chart:style-name="ch7" chart:values-cell-range-address="'Synthèse 2 Unif'.P2:'Synthèse 2 Unif'.P6" chart:label-cell-address="'Synthèse 2 Unif'.P1:'Synthèse 2 Unif'.P1" chart:class="chart:bar">
            <chart:data-point chart:repeated="5"/>
          </chart:series>
          <chart:series chart:style-name="ch8" chart:values-cell-range-address="'Synthèse 2 Unif'.R2:'Synthèse 2 Unif'.R6" chart:label-cell-address="'Synthèse 2 Unif'.R1:'Synthèse 2 Unif'.R1" chart:class="chart:bar">
            <chart:data-point chart:repeated="5"/>
          </chart:series>
          <chart:series chart:style-name="ch9" chart:values-cell-range-address="'Synthèse 2 Unif'.T2:'Synthèse 2 Unif'.T6" chart:label-cell-address="'Synthèse 2 Unif'.T1:'Synthèse 2 Unif'.T1" chart:class="chart:bar">
            <chart:data-point chart:repeated="5"/>
          </chart:series>
          <chart:series chart:style-name="ch10" chart:values-cell-range-address="'Synthèse 2 Unif'.V2:'Synthèse 2 Unif'.V6" chart:label-cell-address="'Synthèse 2 Unif'.V1:'Synthèse 2 Unif'.V1" chart:class="chart:bar">
            <chart:data-point chart:repeated="5"/>
          </chart:series>
          <chart:series chart:style-name="ch11" chart:values-cell-range-address="'Synthèse 2 Unif'.X2:'Synthèse 2 Unif'.X6" chart:label-cell-address="'Synthèse 2 Unif'.X1:'Synthèse 2 Unif'.X1" chart:class="chart:bar">
            <chart:data-point chart:repeated="5"/>
          </chart:series>
          <chart:series chart:style-name="ch12" chart:values-cell-range-address="'Synthèse 2 Unif'.Z2:'Synthèse 2 Unif'.Z6" chart:label-cell-address="'Synthèse 2 Unif'.Z1:'Synthèse 2 Unif'.Z1" chart:class="chart:bar">
            <chart:data-point chart:repeated="5"/>
          </chart:series>
          <chart:series chart:style-name="ch7" chart:values-cell-range-address="'Synthèse 2 Unif'.AB2:'Synthèse 2 Unif'.AB6" chart:label-cell-address="'Synthèse 2 Unif'.AB1:'Synthèse 2 Unif'.AB1" chart:class="chart:bar">
            <chart:data-point chart:repeated="5"/>
          </chart:series>
          <chart:series chart:style-name="ch8" chart:values-cell-range-address="'Synthèse 2 Unif'.AD2:'Synthèse 2 Unif'.AD6" chart:label-cell-address="'Synthèse 2 Unif'.AD1:'Synthèse 2 Unif'.AD1" chart:class="chart:bar">
            <chart:data-point chart:repeated="5"/>
          </chart:series>
          <chart:series chart:style-name="ch9" chart:values-cell-range-address="'Synthèse 2 Unif'.AF2:'Synthèse 2 Unif'.AF6" chart:label-cell-address="'Synthèse 2 Unif'.AF1:'Synthèse 2 Unif'.AF1" chart:class="chart:bar">
            <chart:data-point chart:repeated="5"/>
          </chart:series>
          <chart:series chart:style-name="ch10" chart:values-cell-range-address="'Synthèse 2 Unif'.AH2:'Synthèse 2 Unif'.AH6" chart:label-cell-address="'Synthèse 2 Unif'.AH1:'Synthèse 2 Unif'.AH1" chart:class="chart:bar">
            <chart:data-point chart:repeated="5"/>
          </chart:series>
          <chart:series chart:style-name="ch11" chart:values-cell-range-address="'Synthèse 2 Unif'.AJ2:'Synthèse 2 Unif'.AJ6" chart:label-cell-address="'Synthèse 2 Unif'.AJ1:'Synthèse 2 Unif'.AJ1" chart:class="chart:bar">
            <chart:data-point chart:repeated="5"/>
          </chart:series>
          <chart:series chart:style-name="ch12" chart:values-cell-range-address="'Synthèse 2 Unif'.AL2:'Synthèse 2 Unif'.AL6" chart:label-cell-address="'Synthèse 2 Unif'.AL1:'Synthèse 2 Unif'.AL1" chart:class="chart:bar">
            <chart:data-point chart:repeated="5"/>
          </chart:series>
          <chart:series chart:style-name="ch7" chart:values-cell-range-address="'Synthèse 2 Unif'.AN2:'Synthèse 2 Unif'.AN6" chart:label-cell-address="'Synthèse 2 Unif'.AN1:'Synthèse 2 Unif'.AN1" chart:class="chart:bar">
            <chart:data-point chart:repeated="5"/>
          </chart:series>
          <chart:series chart:style-name="ch8" chart:values-cell-range-address="'Synthèse 2 Unif'.AP2:'Synthèse 2 Unif'.AP6" chart:label-cell-address="'Synthèse 2 Unif'.AP1:'Synthèse 2 Unif'.AP1" chart:class="chart:bar">
            <chart:data-point chart:repeated="5"/>
          </chart:series>
          <chart:series chart:style-name="ch9" chart:values-cell-range-address="'Synthèse 2 Unif'.AR2:'Synthèse 2 Unif'.AR6" chart:label-cell-address="'Synthèse 2 Unif'.AR1:'Synthèse 2 Unif'.AR1" chart:class="chart:bar">
            <chart:data-point chart:repeated="5"/>
          </chart:series>
          <chart:series chart:style-name="ch10" chart:values-cell-range-address="'Synthèse 2 Unif'.AT2:'Synthèse 2 Unif'.AT6" chart:label-cell-address="'Synthèse 2 Unif'.AT1:'Synthèse 2 Unif'.AT1" chart:class="chart:bar">
            <chart:data-point chart:repeated="5"/>
          </chart:series>
          <chart:series chart:style-name="ch11" chart:values-cell-range-address="'Synthèse 2 Unif'.AV2:'Synthèse 2 Unif'.AV6" chart:label-cell-address="'Synthèse 2 Unif'.AV1:'Synthèse 2 Unif'.AV1" chart:class="chart:bar">
            <chart:data-point chart:repeated="5"/>
          </chart:series>
          <chart:series chart:style-name="ch12" chart:values-cell-range-address="'Synthèse 2 Unif'.AX2:'Synthèse 2 Unif'.AX6" chart:label-cell-address="'Synthèse 2 Unif'.AX1:'Synthèse 2 Unif'.AX1" chart:class="chart:bar">
            <chart:data-point chart:repeated="5"/>
          </chart:series>
          <chart:series chart:style-name="ch7" chart:values-cell-range-address="'Synthèse 2 Unif'.AZ2:'Synthèse 2 Unif'.AZ6" chart:label-cell-address="'Synthèse 2 Unif'.AZ1:'Synthèse 2 Unif'.AZ1" chart:class="chart:bar">
            <chart:data-point chart:repeated="5"/>
          </chart:series>
          <chart:series chart:style-name="ch8" chart:values-cell-range-address="'Synthèse 2 Unif'.BB2:'Synthèse 2 Unif'.BB6" chart:label-cell-address="'Synthèse 2 Unif'.BB1:'Synthèse 2 Unif'.BB1" chart:class="chart:bar">
            <chart:data-point chart:repeated="5"/>
          </chart:series>
          <chart:series chart:style-name="ch9" chart:values-cell-range-address="'Synthèse 2 Unif'.BD2:'Synthèse 2 Unif'.BD6" chart:label-cell-address="'Synthèse 2 Unif'.BD1:'Synthèse 2 Unif'.BD1" chart:class="chart:bar">
            <chart:data-point chart:repeated="5"/>
          </chart:series>
          <chart:series chart:style-name="ch10" chart:values-cell-range-address="'Synthèse 2 Unif'.BF2:'Synthèse 2 Unif'.BF6" chart:label-cell-address="'Synthèse 2 Unif'.BF1:'Synthèse 2 Unif'.BF1" chart:class="chart:bar">
            <chart:data-point chart:repeated="5"/>
          </chart:series>
          <chart:series chart:style-name="ch11" chart:values-cell-range-address="'Synthèse 2 Unif'.BH2:'Synthèse 2 Unif'.BH6" chart:label-cell-address="'Synthèse 2 Unif'.BH1:'Synthèse 2 Unif'.BH1" chart:class="chart:bar">
            <chart:data-point chart:repeated="5"/>
          </chart:series>
          <chart:series chart:style-name="ch12" chart:values-cell-range-address="'Synthèse 2 Unif'.BJ2:'Synthèse 2 Unif'.BJ6" chart:label-cell-address="'Synthèse 2 Unif'.BJ1:'Synthèse 2 Unif'.BJ1" chart:class="chart:bar">
            <chart:data-point chart:repeated="5"/>
          </chart:series>
          <chart:series chart:style-name="ch7" chart:values-cell-range-address="'Synthèse 2 Unif'.BL2:'Synthèse 2 Unif'.BL6" chart:label-cell-address="'Synthèse 2 Unif'.BL1:'Synthèse 2 Unif'.BL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_pn</text:p>
                <draw:g>
                  <svg:desc>'Synthèse 2 Unif'.D1:'Synthèse 2 Unif'.D1</svg:desc>
                </draw:g>
              </table:table-cell>
              <table:table-cell office:value-type="string">
                <text:p>shuff1_pn</text:p>
                <draw:g>
                  <svg:desc>'Synthèse 2 Unif'.F1:'Synthèse 2 Unif'.F1</svg:desc>
                </draw:g>
              </table:table-cell>
              <table:table-cell office:value-type="string">
                <text:p>1/C_pn</text:p>
                <draw:g>
                  <svg:desc>'Synthèse 2 Unif'.H1:'Synthèse 2 Unif'.H1</svg:desc>
                </draw:g>
              </table:table-cell>
              <table:table-cell office:value-type="string">
                <text:p>1/R_pn</text:p>
                <draw:g>
                  <svg:desc>'Synthèse 2 Unif'.J1:'Synthèse 2 Unif'.J1</svg:desc>
                </draw:g>
              </table:table-cell>
              <table:table-cell office:value-type="string">
                <text:p>R/C_pn</text:p>
                <draw:g>
                  <svg:desc>'Synthèse 2 Unif'.L1:'Synthèse 2 Unif'.L1</svg:desc>
                </draw:g>
              </table:table-cell>
              <table:table-cell office:value-type="string">
                <text:p>ic_shuff_pn</text:p>
                <draw:g>
                  <svg:desc>'Synthèse 2 Unif'.N1:'Synthèse 2 Unif'.N1</svg:desc>
                </draw:g>
              </table:table-cell>
              <table:table-cell office:value-type="string">
                <text:p>ic_dyn_1/C_pn</text:p>
                <draw:g>
                  <svg:desc>'Synthèse 2 Unif'.P1:'Synthèse 2 Unif'.P1</svg:desc>
                </draw:g>
              </table:table-cell>
              <table:table-cell office:value-type="string">
                <text:p>ic_dyn_1/R_pn</text:p>
                <draw:g>
                  <svg:desc>'Synthèse 2 Unif'.R1:'Synthèse 2 Unif'.R1</svg:desc>
                </draw:g>
              </table:table-cell>
              <table:table-cell office:value-type="string">
                <text:p>ic_dyn_R/C_pn</text:p>
                <draw:g>
                  <svg:desc>'Synthèse 2 Unif'.T1:'Synthèse 2 Unif'.T1</svg:desc>
                </draw:g>
              </table:table-cell>
              <table:table-cell office:value-type="string">
                <text:p>bc_shuff_pn</text:p>
                <draw:g>
                  <svg:desc>'Synthèse 2 Unif'.V1:'Synthèse 2 Unif'.V1</svg:desc>
                </draw:g>
              </table:table-cell>
              <table:table-cell office:value-type="string">
                <text:p>bc_dyn_1/C_pn</text:p>
                <draw:g>
                  <svg:desc>'Synthèse 2 Unif'.X1:'Synthèse 2 Unif'.X1</svg:desc>
                </draw:g>
              </table:table-cell>
              <table:table-cell office:value-type="string">
                <text:p>bc_dyn_1/R_pn</text:p>
                <draw:g>
                  <svg:desc>'Synthèse 2 Unif'.Z1:'Synthèse 2 Unif'.Z1</svg:desc>
                </draw:g>
              </table:table-cell>
              <table:table-cell office:value-type="string">
                <text:p>bc_dyn_R/C_pn</text:p>
                <draw:g>
                  <svg:desc>'Synthèse 2 Unif'.AB1:'Synthèse 2 Unif'.AB1</svg:desc>
                </draw:g>
              </table:table-cell>
              <table:table-cell office:value-type="string">
                <text:p>bb_nothing_pn</text:p>
                <draw:g>
                  <svg:desc>'Synthèse 2 Unif'.AD1:'Synthèse 2 Unif'.AD1</svg:desc>
                </draw:g>
              </table:table-cell>
              <table:table-cell office:value-type="string">
                <text:p>bb_shuff1_pn</text:p>
                <draw:g>
                  <svg:desc>'Synthèse 2 Unif'.AF1:'Synthèse 2 Unif'.AF1</svg:desc>
                </draw:g>
              </table:table-cell>
              <table:table-cell office:value-type="string">
                <text:p>bb_shuff_pn</text:p>
                <draw:g>
                  <svg:desc>'Synthèse 2 Unif'.AH1:'Synthèse 2 Unif'.AH1</svg:desc>
                </draw:g>
              </table:table-cell>
              <table:table-cell office:value-type="string">
                <text:p>bb_st_1/C_pn</text:p>
                <draw:g>
                  <svg:desc>'Synthèse 2 Unif'.AJ1:'Synthèse 2 Unif'.AJ1</svg:desc>
                </draw:g>
              </table:table-cell>
              <table:table-cell office:value-type="string">
                <text:p>bb_dyn_1/C_pn</text:p>
                <draw:g>
                  <svg:desc>'Synthèse 2 Unif'.AL1:'Synthèse 2 Unif'.AL1</svg:desc>
                </draw:g>
              </table:table-cell>
              <table:table-cell office:value-type="string">
                <text:p>bb_st_1/R_pn</text:p>
                <draw:g>
                  <svg:desc>'Synthèse 2 Unif'.AN1:'Synthèse 2 Unif'.AN1</svg:desc>
                </draw:g>
              </table:table-cell>
              <table:table-cell office:value-type="string">
                <text:p>bb_dyn_1/R_pn</text:p>
                <draw:g>
                  <svg:desc>'Synthèse 2 Unif'.AP1:'Synthèse 2 Unif'.AP1</svg:desc>
                </draw:g>
              </table:table-cell>
              <table:table-cell office:value-type="string">
                <text:p>bb_st_R/C_pn</text:p>
                <draw:g>
                  <svg:desc>'Synthèse 2 Unif'.AR1:'Synthèse 2 Unif'.AR1</svg:desc>
                </draw:g>
              </table:table-cell>
              <table:table-cell office:value-type="string">
                <text:p>bb_dyn_R/C_pn</text:p>
                <draw:g>
                  <svg:desc>'Synthèse 2 Unif'.AT1:'Synthèse 2 Unif'.AT1</svg:desc>
                </draw:g>
              </table:table-cell>
              <table:table-cell office:value-type="string">
                <text:p>sbb_nothing_pn</text:p>
                <draw:g>
                  <svg:desc>'Synthèse 2 Unif'.AV1:'Synthèse 2 Unif'.AV1</svg:desc>
                </draw:g>
              </table:table-cell>
              <table:table-cell office:value-type="string">
                <text:p>sbb_shuff1_pn</text:p>
                <draw:g>
                  <svg:desc>'Synthèse 2 Unif'.AX1:'Synthèse 2 Unif'.AX1</svg:desc>
                </draw:g>
              </table:table-cell>
              <table:table-cell office:value-type="string">
                <text:p>sbb_shuff_pn</text:p>
                <draw:g>
                  <svg:desc>'Synthèse 2 Unif'.AZ1:'Synthèse 2 Unif'.AZ1</svg:desc>
                </draw:g>
              </table:table-cell>
              <table:table-cell office:value-type="string">
                <text:p>sbb_st_1/C_pn</text:p>
                <draw:g>
                  <svg:desc>'Synthèse 2 Unif'.BB1:'Synthèse 2 Unif'.BB1</svg:desc>
                </draw:g>
              </table:table-cell>
              <table:table-cell office:value-type="string">
                <text:p>sbb_dyn_1/C_pn</text:p>
                <draw:g>
                  <svg:desc>'Synthèse 2 Unif'.BD1:'Synthèse 2 Unif'.BD1</svg:desc>
                </draw:g>
              </table:table-cell>
              <table:table-cell office:value-type="string">
                <text:p>sbb_st_1/R_pn</text:p>
                <draw:g>
                  <svg:desc>'Synthèse 2 Unif'.BF1:'Synthèse 2 Unif'.BF1</svg:desc>
                </draw:g>
              </table:table-cell>
              <table:table-cell office:value-type="string">
                <text:p>sbb_dyn_1/R_pn</text:p>
                <draw:g>
                  <svg:desc>'Synthèse 2 Unif'.BH1:'Synthèse 2 Unif'.BH1</svg:desc>
                </draw:g>
              </table:table-cell>
              <table:table-cell office:value-type="string">
                <text:p>sbb_st_R/C_pn</text:p>
                <draw:g>
                  <svg:desc>'Synthèse 2 Unif'.BJ1:'Synthèse 2 Unif'.BJ1</svg:desc>
                </draw:g>
              </table:table-cell>
              <table:table-cell office:value-type="string">
                <text:p>sbb_dyn_R/C_pn</text:p>
                <draw:g>
                  <svg:desc>'Synthèse 2 Unif'.BL1:'Synthèse 2 Unif'.B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if(0.7,0.7)</text:p>
                <draw:g>
                  <svg:desc>'Synthèse 2 Unif'.A2:'Synthèse 2 Unif'.A6</svg:desc>
                </draw:g>
              </table:table-cell>
              <table:table-cell office:value-type="float" office:value="0.857301373171111">
                <text:p>0.857301373171111</text:p>
                <draw:g>
                  <svg:desc>'Synthèse 2 Unif'.D2:'Synthèse 2 Unif'.D6</svg:desc>
                </draw:g>
              </table:table-cell>
              <table:table-cell office:value-type="float" office:value="0.859873096548667">
                <text:p>0.859873096548667</text:p>
                <draw:g>
                  <svg:desc>'Synthèse 2 Unif'.F2:'Synthèse 2 Unif'.F6</svg:desc>
                </draw:g>
              </table:table-cell>
              <table:table-cell office:value-type="float" office:value="0.951833613502222">
                <text:p>0.951833613502222</text:p>
                <draw:g>
                  <svg:desc>'Synthèse 2 Unif'.H2:'Synthèse 2 Unif'.H6</svg:desc>
                </draw:g>
              </table:table-cell>
              <table:table-cell office:value-type="float" office:value="0.950707042961666">
                <text:p>0.950707042961666</text:p>
                <draw:g>
                  <svg:desc>'Synthèse 2 Unif'.J2:'Synthèse 2 Unif'.J6</svg:desc>
                </draw:g>
              </table:table-cell>
              <table:table-cell office:value-type="float" office:value="0.950502805091333">
                <text:p>0.950502805091333</text:p>
                <draw:g>
                  <svg:desc>'Synthèse 2 Unif'.L2:'Synthèse 2 Unif'.L6</svg:desc>
                </draw:g>
              </table:table-cell>
              <table:table-cell office:value-type="float" office:value="0.827613606957333">
                <text:p>0.827613606957333</text:p>
                <draw:g>
                  <svg:desc>'Synthèse 2 Unif'.N2:'Synthèse 2 Unif'.N6</svg:desc>
                </draw:g>
              </table:table-cell>
              <table:table-cell office:value-type="float" office:value="0.959096366075778">
                <text:p>0.959096366075778</text:p>
                <draw:g>
                  <svg:desc>'Synthèse 2 Unif'.P2:'Synthèse 2 Unif'.P6</svg:desc>
                </draw:g>
              </table:table-cell>
              <table:table-cell office:value-type="float" office:value="0.955885118518333">
                <text:p>0.955885118518333</text:p>
                <draw:g>
                  <svg:desc>'Synthèse 2 Unif'.R2:'Synthèse 2 Unif'.R6</svg:desc>
                </draw:g>
              </table:table-cell>
              <table:table-cell office:value-type="float" office:value="0.956898293485889">
                <text:p>0.956898293485889</text:p>
                <draw:g>
                  <svg:desc>'Synthèse 2 Unif'.T2:'Synthèse 2 Unif'.T6</svg:desc>
                </draw:g>
              </table:table-cell>
              <table:table-cell office:value-type="float" office:value="0.844506183033667">
                <text:p>0.844506183033667</text:p>
                <draw:g>
                  <svg:desc>'Synthèse 2 Unif'.V2:'Synthèse 2 Unif'.V6</svg:desc>
                </draw:g>
              </table:table-cell>
              <table:table-cell office:value-type="float" office:value="0.951812634061889">
                <text:p>0.951812634061889</text:p>
                <draw:g>
                  <svg:desc>'Synthèse 2 Unif'.X2:'Synthèse 2 Unif'.X6</svg:desc>
                </draw:g>
              </table:table-cell>
              <table:table-cell office:value-type="float" office:value="0.951502739018111">
                <text:p>0.951502739018111</text:p>
                <draw:g>
                  <svg:desc>'Synthèse 2 Unif'.Z2:'Synthèse 2 Unif'.Z6</svg:desc>
                </draw:g>
              </table:table-cell>
              <table:table-cell office:value-type="float" office:value="0.950563091774333">
                <text:p>0.950563091774333</text:p>
                <draw:g>
                  <svg:desc>'Synthèse 2 Unif'.AB2:'Synthèse 2 Unif'.AB6</svg:desc>
                </draw:g>
              </table:table-cell>
              <table:table-cell office:value-type="float" office:value="0.824108991450667">
                <text:p>0.824108991450667</text:p>
                <draw:g>
                  <svg:desc>'Synthèse 2 Unif'.AD2:'Synthèse 2 Unif'.AD6</svg:desc>
                </draw:g>
              </table:table-cell>
              <table:table-cell office:value-type="float" office:value="0.824122414760333">
                <text:p>0.824122414760333</text:p>
                <draw:g>
                  <svg:desc>'Synthèse 2 Unif'.AF2:'Synthèse 2 Unif'.AF6</svg:desc>
                </draw:g>
              </table:table-cell>
              <table:table-cell office:value-type="float" office:value="0.821039758670778">
                <text:p>0.821039758670778</text:p>
                <draw:g>
                  <svg:desc>'Synthèse 2 Unif'.AH2:'Synthèse 2 Unif'.AH6</svg:desc>
                </draw:g>
              </table:table-cell>
              <table:table-cell office:value-type="float" office:value="0.932247991720111">
                <text:p>0.932247991720111</text:p>
                <draw:g>
                  <svg:desc>'Synthèse 2 Unif'.AJ2:'Synthèse 2 Unif'.AJ6</svg:desc>
                </draw:g>
              </table:table-cell>
              <table:table-cell office:value-type="float" office:value="0.933526043535555">
                <text:p>0.933526043535555</text:p>
                <draw:g>
                  <svg:desc>'Synthèse 2 Unif'.AL2:'Synthèse 2 Unif'.AL6</svg:desc>
                </draw:g>
              </table:table-cell>
              <table:table-cell office:value-type="float" office:value="0.931953308764555">
                <text:p>0.931953308764555</text:p>
                <draw:g>
                  <svg:desc>'Synthèse 2 Unif'.AN2:'Synthèse 2 Unif'.AN6</svg:desc>
                </draw:g>
              </table:table-cell>
              <table:table-cell office:value-type="float" office:value="0.933699548909333">
                <text:p>0.933699548909333</text:p>
                <draw:g>
                  <svg:desc>'Synthèse 2 Unif'.AP2:'Synthèse 2 Unif'.AP6</svg:desc>
                </draw:g>
              </table:table-cell>
              <table:table-cell office:value-type="float" office:value="0.931576557148111">
                <text:p>0.931576557148111</text:p>
                <draw:g>
                  <svg:desc>'Synthèse 2 Unif'.AR2:'Synthèse 2 Unif'.AR6</svg:desc>
                </draw:g>
              </table:table-cell>
              <table:table-cell office:value-type="float" office:value="0.928825211211444">
                <text:p>0.928825211211444</text:p>
                <draw:g>
                  <svg:desc>'Synthèse 2 Unif'.AT2:'Synthèse 2 Unif'.AT6</svg:desc>
                </draw:g>
              </table:table-cell>
              <table:table-cell office:value-type="float" office:value="0.838950623106889">
                <text:p>0.838950623106889</text:p>
                <draw:g>
                  <svg:desc>'Synthèse 2 Unif'.AV2:'Synthèse 2 Unif'.AV6</svg:desc>
                </draw:g>
              </table:table-cell>
              <table:table-cell office:value-type="float" office:value="0.838625495192667">
                <text:p>0.838625495192667</text:p>
                <draw:g>
                  <svg:desc>'Synthèse 2 Unif'.AX2:'Synthèse 2 Unif'.AX6</svg:desc>
                </draw:g>
              </table:table-cell>
              <table:table-cell office:value-type="float" office:value="0.820690314892222">
                <text:p>0.820690314892222</text:p>
                <draw:g>
                  <svg:desc>'Synthèse 2 Unif'.AZ2:'Synthèse 2 Unif'.AZ6</svg:desc>
                </draw:g>
              </table:table-cell>
              <table:table-cell office:value-type="float" office:value="0.945934383815444">
                <text:p>0.945934383815444</text:p>
                <draw:g>
                  <svg:desc>'Synthèse 2 Unif'.BB2:'Synthèse 2 Unif'.BB6</svg:desc>
                </draw:g>
              </table:table-cell>
              <table:table-cell office:value-type="float" office:value="0.947116102985111">
                <text:p>0.947116102985111</text:p>
                <draw:g>
                  <svg:desc>'Synthèse 2 Unif'.BD2:'Synthèse 2 Unif'.BD6</svg:desc>
                </draw:g>
              </table:table-cell>
              <table:table-cell office:value-type="float" office:value="0.944872863826444">
                <text:p>0.944872863826444</text:p>
                <draw:g>
                  <svg:desc>'Synthèse 2 Unif'.BF2:'Synthèse 2 Unif'.BF6</svg:desc>
                </draw:g>
              </table:table-cell>
              <table:table-cell office:value-type="float" office:value="0.946414935688778">
                <text:p>0.946414935688778</text:p>
                <draw:g>
                  <svg:desc>'Synthèse 2 Unif'.BH2:'Synthèse 2 Unif'.BH6</svg:desc>
                </draw:g>
              </table:table-cell>
              <table:table-cell office:value-type="float" office:value="0.944507626047556">
                <text:p>0.944507626047556</text:p>
                <draw:g>
                  <svg:desc>'Synthèse 2 Unif'.BJ2:'Synthèse 2 Unif'.BJ6</svg:desc>
                </draw:g>
              </table:table-cell>
              <table:table-cell office:value-type="float" office:value="0.943523678992111">
                <text:p>0.943523678992111</text:p>
                <draw:g>
                  <svg:desc>'Synthèse 2 Unif'.BL2:'Synthèse 2 Unif'.BL6</svg:desc>
                </draw:g>
              </table:table-cell>
            </table:table-row>
            <table:table-row>
              <table:table-cell office:value-type="string">
                <text:p>Unif(0.8,0.8)</text:p>
              </table:table-cell>
              <table:table-cell office:value-type="float" office:value="0.858509910099889">
                <text:p>0.858509910099889</text:p>
              </table:table-cell>
              <table:table-cell office:value-type="float" office:value="0.858496430938">
                <text:p>0.858496430938</text:p>
              </table:table-cell>
              <table:table-cell office:value-type="float" office:value="0.902815996583444">
                <text:p>0.902815996583444</text:p>
              </table:table-cell>
              <table:table-cell office:value-type="float" office:value="0.902680327324889">
                <text:p>0.902680327324889</text:p>
              </table:table-cell>
              <table:table-cell office:value-type="float" office:value="0.901606408888889">
                <text:p>0.901606408888889</text:p>
              </table:table-cell>
              <table:table-cell office:value-type="float" office:value="0.831112109107111">
                <text:p>0.831112109107111</text:p>
              </table:table-cell>
              <table:table-cell office:value-type="float" office:value="0.902047256203222">
                <text:p>0.902047256203222</text:p>
              </table:table-cell>
              <table:table-cell office:value-type="float" office:value="0.900113473628556">
                <text:p>0.900113473628556</text:p>
              </table:table-cell>
              <table:table-cell office:value-type="float" office:value="0.899170522697889">
                <text:p>0.899170522697889</text:p>
              </table:table-cell>
              <table:table-cell office:value-type="float" office:value="0.852655287387667">
                <text:p>0.852655287387667</text:p>
              </table:table-cell>
              <table:table-cell office:value-type="float" office:value="0.899964181575556">
                <text:p>0.899964181575556</text:p>
              </table:table-cell>
              <table:table-cell office:value-type="float" office:value="0.904430569968889">
                <text:p>0.904430569968889</text:p>
              </table:table-cell>
              <table:table-cell office:value-type="float" office:value="0.898706940762889">
                <text:p>0.898706940762889</text:p>
              </table:table-cell>
              <table:table-cell office:value-type="float" office:value="0.830389063172333">
                <text:p>0.830389063172333</text:p>
              </table:table-cell>
              <table:table-cell office:value-type="float" office:value="0.831074876626222">
                <text:p>0.831074876626222</text:p>
              </table:table-cell>
              <table:table-cell office:value-type="float" office:value="0.829372865162111">
                <text:p>0.829372865162111</text:p>
              </table:table-cell>
              <table:table-cell office:value-type="float" office:value="0.871436567939111">
                <text:p>0.871436567939111</text:p>
              </table:table-cell>
              <table:table-cell office:value-type="float" office:value="0.874374973555667">
                <text:p>0.874374973555667</text:p>
              </table:table-cell>
              <table:table-cell office:value-type="float" office:value="0.873218953831555">
                <text:p>0.873218953831555</text:p>
              </table:table-cell>
              <table:table-cell office:value-type="float" office:value="0.873819993011111">
                <text:p>0.873819993011111</text:p>
              </table:table-cell>
              <table:table-cell office:value-type="float" office:value="0.871875527355111">
                <text:p>0.871875527355111</text:p>
              </table:table-cell>
              <table:table-cell office:value-type="float" office:value="0.871420998100889">
                <text:p>0.871420998100889</text:p>
              </table:table-cell>
              <table:table-cell office:value-type="float" office:value="0.838196714477333">
                <text:p>0.838196714477333</text:p>
              </table:table-cell>
              <table:table-cell office:value-type="float" office:value="0.838612755690667">
                <text:p>0.838612755690667</text:p>
              </table:table-cell>
              <table:table-cell office:value-type="float" office:value="0.832246595082">
                <text:p>0.832246595082</text:p>
              </table:table-cell>
              <table:table-cell office:value-type="float" office:value="0.890587813208333">
                <text:p>0.890587813208333</text:p>
              </table:table-cell>
              <table:table-cell office:value-type="float" office:value="0.891398729364667">
                <text:p>0.891398729364667</text:p>
              </table:table-cell>
              <table:table-cell office:value-type="float" office:value="0.891124743881111">
                <text:p>0.891124743881111</text:p>
              </table:table-cell>
              <table:table-cell office:value-type="float" office:value="0.891319604191889">
                <text:p>0.891319604191889</text:p>
              </table:table-cell>
              <table:table-cell office:value-type="float" office:value="0.891135084257667">
                <text:p>0.891135084257667</text:p>
              </table:table-cell>
              <table:table-cell office:value-type="float" office:value="0.889792302370667">
                <text:p>0.889792302370667</text:p>
              </table:table-cell>
            </table:table-row>
            <table:table-row>
              <table:table-cell office:value-type="string">
                <text:p>Unif(0.8,1)</text:p>
              </table:table-cell>
              <table:table-cell office:value-type="float" office:value="0.858834024452778">
                <text:p>0.858834024452778</text:p>
              </table:table-cell>
              <table:table-cell office:value-type="float" office:value="0.857257931626889">
                <text:p>0.857257931626889</text:p>
              </table:table-cell>
              <table:table-cell office:value-type="float" office:value="0.943424876972889">
                <text:p>0.943424876972889</text:p>
              </table:table-cell>
              <table:table-cell office:value-type="float" office:value="0.943080505281333">
                <text:p>0.943080505281333</text:p>
              </table:table-cell>
              <table:table-cell office:value-type="float" office:value="0.943503121291556">
                <text:p>0.943503121291556</text:p>
              </table:table-cell>
              <table:table-cell office:value-type="float" office:value="0.824807358404556">
                <text:p>0.824807358404556</text:p>
              </table:table-cell>
              <table:table-cell office:value-type="float" office:value="0.951744031896889">
                <text:p>0.951744031896889</text:p>
              </table:table-cell>
              <table:table-cell office:value-type="float" office:value="0.949727313668111">
                <text:p>0.949727313668111</text:p>
              </table:table-cell>
              <table:table-cell office:value-type="float" office:value="0.949253367044889">
                <text:p>0.949253367044889</text:p>
              </table:table-cell>
              <table:table-cell office:value-type="float" office:value="0.845246573338222">
                <text:p>0.845246573338222</text:p>
              </table:table-cell>
              <table:table-cell office:value-type="float" office:value="0.942988611931667">
                <text:p>0.942988611931667</text:p>
              </table:table-cell>
              <table:table-cell office:value-type="float" office:value="0.943885072285">
                <text:p>0.943885072285</text:p>
              </table:table-cell>
              <table:table-cell office:value-type="float" office:value="0.942167369407111">
                <text:p>0.942167369407111</text:p>
              </table:table-cell>
              <table:table-cell office:value-type="float" office:value="0.822881684742555">
                <text:p>0.822881684742555</text:p>
              </table:table-cell>
              <table:table-cell office:value-type="float" office:value="0.822341687237222">
                <text:p>0.822341687237222</text:p>
              </table:table-cell>
              <table:table-cell office:value-type="float" office:value="0.819602499233556">
                <text:p>0.819602499233556</text:p>
              </table:table-cell>
              <table:table-cell office:value-type="float" office:value="0.925998215130222">
                <text:p>0.925998215130222</text:p>
              </table:table-cell>
              <table:table-cell office:value-type="float" office:value="0.923889795173778">
                <text:p>0.923889795173778</text:p>
              </table:table-cell>
              <table:table-cell office:value-type="float" office:value="0.925214884745">
                <text:p>0.925214884745</text:p>
              </table:table-cell>
              <table:table-cell office:value-type="float" office:value="0.924981588060778">
                <text:p>0.924981588060778</text:p>
              </table:table-cell>
              <table:table-cell office:value-type="float" office:value="0.923311695663">
                <text:p>0.923311695663</text:p>
              </table:table-cell>
              <table:table-cell office:value-type="float" office:value="0.921541827287">
                <text:p>0.921541827287</text:p>
              </table:table-cell>
              <table:table-cell office:value-type="float" office:value="0.830043346079333">
                <text:p>0.830043346079333</text:p>
              </table:table-cell>
              <table:table-cell office:value-type="float" office:value="0.831374254321333">
                <text:p>0.831374254321333</text:p>
              </table:table-cell>
              <table:table-cell office:value-type="float" office:value="0.820281847966222">
                <text:p>0.820281847966222</text:p>
              </table:table-cell>
              <table:table-cell office:value-type="float" office:value="0.936488907797111">
                <text:p>0.936488907797111</text:p>
              </table:table-cell>
              <table:table-cell office:value-type="float" office:value="0.937336905680667">
                <text:p>0.937336905680667</text:p>
              </table:table-cell>
              <table:table-cell office:value-type="float" office:value="0.936325735757">
                <text:p>0.936325735757</text:p>
              </table:table-cell>
              <table:table-cell office:value-type="float" office:value="0.936140105529111">
                <text:p>0.936140105529111</text:p>
              </table:table-cell>
              <table:table-cell office:value-type="float" office:value="0.936289470613667">
                <text:p>0.936289470613667</text:p>
              </table:table-cell>
              <table:table-cell office:value-type="float" office:value="0.934457441319">
                <text:p>0.934457441319</text:p>
              </table:table-cell>
            </table:table-row>
            <table:table-row>
              <table:table-cell office:value-type="string">
                <text:p>Unif(0.9,0.8)</text:p>
              </table:table-cell>
              <table:table-cell office:value-type="float" office:value="0.852834530571444">
                <text:p>0.852834530571444</text:p>
              </table:table-cell>
              <table:table-cell office:value-type="float" office:value="0.852759934759778">
                <text:p>0.852759934759778</text:p>
              </table:table-cell>
              <table:table-cell office:value-type="float" office:value="0.876252196520222">
                <text:p>0.876252196520222</text:p>
              </table:table-cell>
              <table:table-cell office:value-type="float" office:value="0.875877402761">
                <text:p>0.875877402761</text:p>
              </table:table-cell>
              <table:table-cell office:value-type="float" office:value="0.876446552213889">
                <text:p>0.876446552213889</text:p>
              </table:table-cell>
              <table:table-cell office:value-type="float" office:value="0.832371672309222">
                <text:p>0.832371672309222</text:p>
              </table:table-cell>
              <table:table-cell office:value-type="float" office:value="0.870557450960667">
                <text:p>0.870557450960667</text:p>
              </table:table-cell>
              <table:table-cell office:value-type="float" office:value="0.868207948528445">
                <text:p>0.868207948528445</text:p>
              </table:table-cell>
              <table:table-cell office:value-type="float" office:value="0.870625736908333">
                <text:p>0.870625736908333</text:p>
              </table:table-cell>
              <table:table-cell office:value-type="float" office:value="0.856099532773555">
                <text:p>0.856099532773555</text:p>
              </table:table-cell>
              <table:table-cell office:value-type="float" office:value="0.870813736109">
                <text:p>0.870813736109</text:p>
              </table:table-cell>
              <table:table-cell office:value-type="float" office:value="0.875341324066444">
                <text:p>0.875341324066444</text:p>
              </table:table-cell>
              <table:table-cell office:value-type="float" office:value="0.871943116984667">
                <text:p>0.871943116984667</text:p>
              </table:table-cell>
              <table:table-cell office:value-type="float" office:value="0.831765833227">
                <text:p>0.831765833227</text:p>
              </table:table-cell>
              <table:table-cell office:value-type="float" office:value="0.830719827218">
                <text:p>0.830719827218</text:p>
              </table:table-cell>
              <table:table-cell office:value-type="float" office:value="0.830559781362">
                <text:p>0.830559781362</text:p>
              </table:table-cell>
              <table:table-cell office:value-type="float" office:value="0.821359996143778">
                <text:p>0.821359996143778</text:p>
              </table:table-cell>
              <table:table-cell office:value-type="float" office:value="0.823432620580111">
                <text:p>0.823432620580111</text:p>
              </table:table-cell>
              <table:table-cell office:value-type="float" office:value="0.819554166204556">
                <text:p>0.819554166204556</text:p>
              </table:table-cell>
              <table:table-cell office:value-type="float" office:value="0.822771747142889">
                <text:p>0.822771747142889</text:p>
              </table:table-cell>
              <table:table-cell office:value-type="float" office:value="0.818624974858889">
                <text:p>0.818624974858889</text:p>
              </table:table-cell>
              <table:table-cell office:value-type="float" office:value="0.819084688287222">
                <text:p>0.819084688287222</text:p>
              </table:table-cell>
              <table:table-cell office:value-type="float" office:value="0.836320444826111">
                <text:p>0.836320444826111</text:p>
              </table:table-cell>
              <table:table-cell office:value-type="float" office:value="0.835681481222667">
                <text:p>0.835681481222667</text:p>
              </table:table-cell>
              <table:table-cell office:value-type="float" office:value="0.832777967953111">
                <text:p>0.832777967953111</text:p>
              </table:table-cell>
              <table:table-cell office:value-type="float" office:value="0.860669882628889">
                <text:p>0.860669882628889</text:p>
              </table:table-cell>
              <table:table-cell office:value-type="float" office:value="0.858073395084555">
                <text:p>0.858073395084555</text:p>
              </table:table-cell>
              <table:table-cell office:value-type="float" office:value="0.860270778060889">
                <text:p>0.860270778060889</text:p>
              </table:table-cell>
              <table:table-cell office:value-type="float" office:value="0.856722564471778">
                <text:p>0.856722564471778</text:p>
              </table:table-cell>
              <table:table-cell office:value-type="float" office:value="0.85860021895">
                <text:p>0.85860021895</text:p>
              </table:table-cell>
              <table:table-cell office:value-type="float" office:value="0.858548540458778">
                <text:p>0.858548540458778</text:p>
              </table:table-cell>
            </table:table-row>
            <table:table-row>
              <table:table-cell office:value-type="string">
                <text:p>Unif(0.9,1)</text:p>
              </table:table-cell>
              <table:table-cell office:value-type="float" office:value="0.868174621723555">
                <text:p>0.868174621723555</text:p>
              </table:table-cell>
              <table:table-cell office:value-type="float" office:value="0.867130592820778">
                <text:p>0.867130592820778</text:p>
              </table:table-cell>
              <table:table-cell office:value-type="float" office:value="0.939593541864">
                <text:p>0.939593541864</text:p>
              </table:table-cell>
              <table:table-cell office:value-type="float" office:value="0.939426024431667">
                <text:p>0.939426024431667</text:p>
              </table:table-cell>
              <table:table-cell office:value-type="float" office:value="0.940268787527444">
                <text:p>0.940268787527444</text:p>
              </table:table-cell>
              <table:table-cell office:value-type="float" office:value="0.835161876681">
                <text:p>0.835161876681</text:p>
              </table:table-cell>
              <table:table-cell office:value-type="float" office:value="0.947886846250222">
                <text:p>0.947886846250222</text:p>
              </table:table-cell>
              <table:table-cell office:value-type="float" office:value="0.946777825468555">
                <text:p>0.946777825468555</text:p>
              </table:table-cell>
              <table:table-cell office:value-type="float" office:value="0.944706021596333">
                <text:p>0.944706021596333</text:p>
              </table:table-cell>
              <table:table-cell office:value-type="float" office:value="0.854274014622">
                <text:p>0.854274014622</text:p>
              </table:table-cell>
              <table:table-cell office:value-type="float" office:value="0.939494064794444">
                <text:p>0.939494064794444</text:p>
              </table:table-cell>
              <table:table-cell office:value-type="float" office:value="0.939694241324667">
                <text:p>0.939694241324667</text:p>
              </table:table-cell>
              <table:table-cell office:value-type="float" office:value="0.939712779780333">
                <text:p>0.939712779780333</text:p>
              </table:table-cell>
              <table:table-cell office:value-type="float" office:value="0.833474964286556">
                <text:p>0.833474964286556</text:p>
              </table:table-cell>
              <table:table-cell office:value-type="float" office:value="0.833434497891333">
                <text:p>0.833434497891333</text:p>
              </table:table-cell>
              <table:table-cell office:value-type="float" office:value="0.832025449614">
                <text:p>0.832025449614</text:p>
              </table:table-cell>
              <table:table-cell office:value-type="float" office:value="0.917900719259778">
                <text:p>0.917900719259778</text:p>
              </table:table-cell>
              <table:table-cell office:value-type="float" office:value="0.919814858014444">
                <text:p>0.919814858014444</text:p>
              </table:table-cell>
              <table:table-cell office:value-type="float" office:value="0.918711172781222">
                <text:p>0.918711172781222</text:p>
              </table:table-cell>
              <table:table-cell office:value-type="float" office:value="0.921332807347667">
                <text:p>0.921332807347667</text:p>
              </table:table-cell>
              <table:table-cell office:value-type="float" office:value="0.918154454491">
                <text:p>0.918154454491</text:p>
              </table:table-cell>
              <table:table-cell office:value-type="float" office:value="0.917773805766111">
                <text:p>0.917773805766111</text:p>
              </table:table-cell>
              <table:table-cell office:value-type="float" office:value="0.837840305202222">
                <text:p>0.837840305202222</text:p>
              </table:table-cell>
              <table:table-cell office:value-type="float" office:value="0.838691424236889">
                <text:p>0.838691424236889</text:p>
              </table:table-cell>
              <table:table-cell office:value-type="float" office:value="0.831178035575">
                <text:p>0.831178035575</text:p>
              </table:table-cell>
              <table:table-cell office:value-type="float" office:value="0.931765082002778">
                <text:p>0.931765082002778</text:p>
              </table:table-cell>
              <table:table-cell office:value-type="float" office:value="0.933156398523111">
                <text:p>0.933156398523111</text:p>
              </table:table-cell>
              <table:table-cell office:value-type="float" office:value="0.931936274144333">
                <text:p>0.931936274144333</text:p>
              </table:table-cell>
              <table:table-cell office:value-type="float" office:value="0.931169816021">
                <text:p>0.931169816021</text:p>
              </table:table-cell>
              <table:table-cell office:value-type="float" office:value="0.932581308501">
                <text:p>0.932581308501</text:p>
              </table:table-cell>
              <table:table-cell office:value-type="float" office:value="0.931048666371222">
                <text:p>0.93104866637122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4.982cm" svg:height="13.29cm" xlink:href=".." xlink:type="simple" chart:class="chart:bar" chart:style-name="ch1">
        <chart:legend chart:legend-position="end" svg:x="42.348cm" svg:y="5.35cm" style:legend-expansion="high" chart:style-name="ch2"/>
        <chart:plot-area chart:style-name="ch3" table:cell-range-address="'Synthèse 2 Unif'.D1:'Synthèse 2 Unif'.D6 'Synthèse 2 Unif'.F1:'Synthèse 2 Unif'.F6 'Synthèse 2 Unif'.H1:'Synthèse 2 Unif'.H6 'Synthèse 2 Unif'.J1:'Synthèse 2 Unif'.J6 'Synthèse 2 Unif'.L1:'Synthèse 2 Unif'.L6 'Synthèse 2 Unif'.N1:'Synthèse 2 Unif'.N6 'Synthèse 2 Unif'.P1:'Synthèse 2 Unif'.P6 'Synthèse 2 Unif'.R1:'Synthèse 2 Unif'.R6 'Synthèse 2 Unif'.T1:'Synthèse 2 Unif'.T6 'Synthèse 2 Unif'.V1:'Synthèse 2 Unif'.V6 'Synthèse 2 Unif'.X1:'Synthèse 2 Unif'.X6 'Synthèse 2 Unif'.Z1:'Synthèse 2 Unif'.Z6 'Synthèse 2 Unif'.AB1:'Synthèse 2 Unif'.AB6 'Synthèse 2 Unif'.AD1:'Synthèse 2 Unif'.AD6 'Synthèse 2 Unif'.AF1:'Synthèse 2 Unif'.AF6 'Synthèse 2 Unif'.AH1:'Synthèse 2 Unif'.AH6 'Synthèse 2 Unif'.AJ1:'Synthèse 2 Unif'.AJ6 'Synthèse 2 Unif'.AL1:'Synthèse 2 Unif'.AL6 'Synthèse 2 Unif'.AN1:'Synthèse 2 Unif'.AN6 'Synthèse 2 Unif'.AP1:'Synthèse 2 Unif'.AP6 'Synthèse 2 Unif'.AR1:'Synthèse 2 Unif'.AR6 'Synthèse 2 Unif'.AT1:'Synthèse 2 Unif'.AT6 'Synthèse 2 Unif'.AV1:'Synthèse 2 Unif'.AV6 'Synthèse 2 Unif'.AX1:'Synthèse 2 Unif'.AX6 'Synthèse 2 Unif'.AZ1:'Synthèse 2 Unif'.AZ6 'Synthèse 2 Unif'.BB1:'Synthèse 2 Unif'.BB6 'Synthèse 2 Unif'.BD1:'Synthèse 2 Unif'.BD6 'Synthèse 2 Unif'.BF1:'Synthèse 2 Unif'.BF6 'Synthèse 2 Unif'.BH1:'Synthèse 2 Unif'.BH6 'Synthèse 2 Unif'.BJ1:'Synthèse 2 Unif'.BJ6 'Synthèse 2 Unif'.BL1:'Synthèse 2 Unif'.BL6 'Synthèse 2 Unif'.A2:'Synthèse 2 Unif'.A6" chart:data-source-has-labels="both" svg:x="1.349cm" svg:y="1.195cm" svg:width="39.201cm" svg:height="11.41cm">
          <chartooo:coordinate-region svg:x="2.076cm" svg:y="1.394cm" svg:width="37.766cm" svg:height="10.166cm"/>
          <chart:axis chart:dimension="x" chart:name="primary-x" chart:style-name="ch4" chartooo:axis-type="auto">
            <chartooo:date-scale/>
            <chart:categories table:cell-range-address="'Synthèse 2 Unif'.D1:'Synthèse 2 Unif'.D1 'Synthèse 2 Unif'.F1:'Synthèse 2 Unif'.F1 'Synthèse 2 Unif'.H1:'Synthèse 2 Unif'.H1 'Synthèse 2 Unif'.J1:'Synthèse 2 Unif'.J1 'Synthèse 2 Unif'.L1:'Synthèse 2 Unif'.L1 'Synthèse 2 Unif'.N1:'Synthèse 2 Unif'.N1 'Synthèse 2 Unif'.P1:'Synthèse 2 Unif'.P1 'Synthèse 2 Unif'.R1:'Synthèse 2 Unif'.R1 'Synthèse 2 Unif'.T1:'Synthèse 2 Unif'.T1 'Synthèse 2 Unif'.V1:'Synthèse 2 Unif'.V1 'Synthèse 2 Unif'.X1:'Synthèse 2 Unif'.X1 'Synthèse 2 Unif'.Z1:'Synthèse 2 Unif'.Z1 'Synthèse 2 Unif'.AB1:'Synthèse 2 Unif'.AB1 'Synthèse 2 Unif'.AD1:'Synthèse 2 Unif'.AD1 'Synthèse 2 Unif'.AF1:'Synthèse 2 Unif'.AF1 'Synthèse 2 Unif'.AH1:'Synthèse 2 Unif'.AH1 'Synthèse 2 Unif'.AJ1:'Synthèse 2 Unif'.AJ1 'Synthèse 2 Unif'.AL1:'Synthèse 2 Unif'.AL1 'Synthèse 2 Unif'.AN1:'Synthèse 2 Unif'.AN1 'Synthèse 2 Unif'.AP1:'Synthèse 2 Unif'.AP1 'Synthèse 2 Unif'.AR1:'Synthèse 2 Unif'.AR1 'Synthèse 2 Unif'.AT1:'Synthèse 2 Unif'.AT1 'Synthèse 2 Unif'.AV1:'Synthèse 2 Unif'.AV1 'Synthèse 2 Unif'.AX1:'Synthèse 2 Unif'.AX1 'Synthèse 2 Unif'.AZ1:'Synthèse 2 Unif'.AZ1 'Synthèse 2 Unif'.BB1:'Synthèse 2 Unif'.BB1 'Synthèse 2 Unif'.BD1:'Synthèse 2 Unif'.BD1 'Synthèse 2 Unif'.BF1:'Synthèse 2 Unif'.BF1 'Synthèse 2 Unif'.BH1:'Synthèse 2 Unif'.BH1 'Synthèse 2 Unif'.BJ1:'Synthèse 2 Unif'.BJ1 'Synthèse 2 Unif'.BL1:'Synthèse 2 Unif'.BL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ynthèse 2 Unif'.D2:'Synthèse 2 Unif'.D2 'Synthèse 2 Unif'.F2:'Synthèse 2 Unif'.F2 'Synthèse 2 Unif'.H2:'Synthèse 2 Unif'.H2 'Synthèse 2 Unif'.J2:'Synthèse 2 Unif'.J2 'Synthèse 2 Unif'.L2:'Synthèse 2 Unif'.L2 'Synthèse 2 Unif'.N2:'Synthèse 2 Unif'.N2 'Synthèse 2 Unif'.P2:'Synthèse 2 Unif'.P2 'Synthèse 2 Unif'.R2:'Synthèse 2 Unif'.R2 'Synthèse 2 Unif'.T2:'Synthèse 2 Unif'.T2 'Synthèse 2 Unif'.V2:'Synthèse 2 Unif'.V2 'Synthèse 2 Unif'.X2:'Synthèse 2 Unif'.X2 'Synthèse 2 Unif'.Z2:'Synthèse 2 Unif'.Z2 'Synthèse 2 Unif'.AB2:'Synthèse 2 Unif'.AB2 'Synthèse 2 Unif'.AD2:'Synthèse 2 Unif'.AD2 'Synthèse 2 Unif'.AF2:'Synthèse 2 Unif'.AF2 'Synthèse 2 Unif'.AH2:'Synthèse 2 Unif'.AH2 'Synthèse 2 Unif'.AJ2:'Synthèse 2 Unif'.AJ2 'Synthèse 2 Unif'.AL2:'Synthèse 2 Unif'.AL2 'Synthèse 2 Unif'.AN2:'Synthèse 2 Unif'.AN2 'Synthèse 2 Unif'.AP2:'Synthèse 2 Unif'.AP2 'Synthèse 2 Unif'.AR2:'Synthèse 2 Unif'.AR2 'Synthèse 2 Unif'.AT2:'Synthèse 2 Unif'.AT2 'Synthèse 2 Unif'.AV2:'Synthèse 2 Unif'.AV2 'Synthèse 2 Unif'.AX2:'Synthèse 2 Unif'.AX2 'Synthèse 2 Unif'.AZ2:'Synthèse 2 Unif'.AZ2 'Synthèse 2 Unif'.BB2:'Synthèse 2 Unif'.BB2 'Synthèse 2 Unif'.BD2:'Synthèse 2 Unif'.BD2 'Synthèse 2 Unif'.BF2:'Synthèse 2 Unif'.BF2 'Synthèse 2 Unif'.BH2:'Synthèse 2 Unif'.BH2 'Synthèse 2 Unif'.BJ2:'Synthèse 2 Unif'.BJ2 'Synthèse 2 Unif'.BL2:'Synthèse 2 Unif'.BL2" chart:label-cell-address="'Synthèse 2 Unif'.A2:'Synthèse 2 Unif'.A2" chart:class="chart:bar">
            <chart:data-point chart:repeated="31"/>
          </chart:series>
          <chart:series chart:style-name="ch8" chart:values-cell-range-address="'Synthèse 2 Unif'.D3:'Synthèse 2 Unif'.D3 'Synthèse 2 Unif'.F3:'Synthèse 2 Unif'.F3 'Synthèse 2 Unif'.H3:'Synthèse 2 Unif'.H3 'Synthèse 2 Unif'.J3:'Synthèse 2 Unif'.J3 'Synthèse 2 Unif'.L3:'Synthèse 2 Unif'.L3 'Synthèse 2 Unif'.N3:'Synthèse 2 Unif'.N3 'Synthèse 2 Unif'.P3:'Synthèse 2 Unif'.P3 'Synthèse 2 Unif'.R3:'Synthèse 2 Unif'.R3 'Synthèse 2 Unif'.T3:'Synthèse 2 Unif'.T3 'Synthèse 2 Unif'.V3:'Synthèse 2 Unif'.V3 'Synthèse 2 Unif'.X3:'Synthèse 2 Unif'.X3 'Synthèse 2 Unif'.Z3:'Synthèse 2 Unif'.Z3 'Synthèse 2 Unif'.AB3:'Synthèse 2 Unif'.AB3 'Synthèse 2 Unif'.AD3:'Synthèse 2 Unif'.AD3 'Synthèse 2 Unif'.AF3:'Synthèse 2 Unif'.AF3 'Synthèse 2 Unif'.AH3:'Synthèse 2 Unif'.AH3 'Synthèse 2 Unif'.AJ3:'Synthèse 2 Unif'.AJ3 'Synthèse 2 Unif'.AL3:'Synthèse 2 Unif'.AL3 'Synthèse 2 Unif'.AN3:'Synthèse 2 Unif'.AN3 'Synthèse 2 Unif'.AP3:'Synthèse 2 Unif'.AP3 'Synthèse 2 Unif'.AR3:'Synthèse 2 Unif'.AR3 'Synthèse 2 Unif'.AT3:'Synthèse 2 Unif'.AT3 'Synthèse 2 Unif'.AV3:'Synthèse 2 Unif'.AV3 'Synthèse 2 Unif'.AX3:'Synthèse 2 Unif'.AX3 'Synthèse 2 Unif'.AZ3:'Synthèse 2 Unif'.AZ3 'Synthèse 2 Unif'.BB3:'Synthèse 2 Unif'.BB3 'Synthèse 2 Unif'.BD3:'Synthèse 2 Unif'.BD3 'Synthèse 2 Unif'.BF3:'Synthèse 2 Unif'.BF3 'Synthèse 2 Unif'.BH3:'Synthèse 2 Unif'.BH3 'Synthèse 2 Unif'.BJ3:'Synthèse 2 Unif'.BJ3 'Synthèse 2 Unif'.BL3:'Synthèse 2 Unif'.BL3" chart:label-cell-address="'Synthèse 2 Unif'.A3:'Synthèse 2 Unif'.A3" chart:class="chart:bar">
            <chart:data-point chart:repeated="31"/>
          </chart:series>
          <chart:series chart:style-name="ch9" chart:values-cell-range-address="'Synthèse 2 Unif'.D4:'Synthèse 2 Unif'.D4 'Synthèse 2 Unif'.F4:'Synthèse 2 Unif'.F4 'Synthèse 2 Unif'.H4:'Synthèse 2 Unif'.H4 'Synthèse 2 Unif'.J4:'Synthèse 2 Unif'.J4 'Synthèse 2 Unif'.L4:'Synthèse 2 Unif'.L4 'Synthèse 2 Unif'.N4:'Synthèse 2 Unif'.N4 'Synthèse 2 Unif'.P4:'Synthèse 2 Unif'.P4 'Synthèse 2 Unif'.R4:'Synthèse 2 Unif'.R4 'Synthèse 2 Unif'.T4:'Synthèse 2 Unif'.T4 'Synthèse 2 Unif'.V4:'Synthèse 2 Unif'.V4 'Synthèse 2 Unif'.X4:'Synthèse 2 Unif'.X4 'Synthèse 2 Unif'.Z4:'Synthèse 2 Unif'.Z4 'Synthèse 2 Unif'.AB4:'Synthèse 2 Unif'.AB4 'Synthèse 2 Unif'.AD4:'Synthèse 2 Unif'.AD4 'Synthèse 2 Unif'.AF4:'Synthèse 2 Unif'.AF4 'Synthèse 2 Unif'.AH4:'Synthèse 2 Unif'.AH4 'Synthèse 2 Unif'.AJ4:'Synthèse 2 Unif'.AJ4 'Synthèse 2 Unif'.AL4:'Synthèse 2 Unif'.AL4 'Synthèse 2 Unif'.AN4:'Synthèse 2 Unif'.AN4 'Synthèse 2 Unif'.AP4:'Synthèse 2 Unif'.AP4 'Synthèse 2 Unif'.AR4:'Synthèse 2 Unif'.AR4 'Synthèse 2 Unif'.AT4:'Synthèse 2 Unif'.AT4 'Synthèse 2 Unif'.AV4:'Synthèse 2 Unif'.AV4 'Synthèse 2 Unif'.AX4:'Synthèse 2 Unif'.AX4 'Synthèse 2 Unif'.AZ4:'Synthèse 2 Unif'.AZ4 'Synthèse 2 Unif'.BB4:'Synthèse 2 Unif'.BB4 'Synthèse 2 Unif'.BD4:'Synthèse 2 Unif'.BD4 'Synthèse 2 Unif'.BF4:'Synthèse 2 Unif'.BF4 'Synthèse 2 Unif'.BH4:'Synthèse 2 Unif'.BH4 'Synthèse 2 Unif'.BJ4:'Synthèse 2 Unif'.BJ4 'Synthèse 2 Unif'.BL4:'Synthèse 2 Unif'.BL4" chart:label-cell-address="'Synthèse 2 Unif'.A4:'Synthèse 2 Unif'.A4" chart:class="chart:bar">
            <chart:data-point chart:repeated="31"/>
          </chart:series>
          <chart:series chart:style-name="ch10" chart:values-cell-range-address="'Synthèse 2 Unif'.D5:'Synthèse 2 Unif'.D5 'Synthèse 2 Unif'.F5:'Synthèse 2 Unif'.F5 'Synthèse 2 Unif'.H5:'Synthèse 2 Unif'.H5 'Synthèse 2 Unif'.J5:'Synthèse 2 Unif'.J5 'Synthèse 2 Unif'.L5:'Synthèse 2 Unif'.L5 'Synthèse 2 Unif'.N5:'Synthèse 2 Unif'.N5 'Synthèse 2 Unif'.P5:'Synthèse 2 Unif'.P5 'Synthèse 2 Unif'.R5:'Synthèse 2 Unif'.R5 'Synthèse 2 Unif'.T5:'Synthèse 2 Unif'.T5 'Synthèse 2 Unif'.V5:'Synthèse 2 Unif'.V5 'Synthèse 2 Unif'.X5:'Synthèse 2 Unif'.X5 'Synthèse 2 Unif'.Z5:'Synthèse 2 Unif'.Z5 'Synthèse 2 Unif'.AB5:'Synthèse 2 Unif'.AB5 'Synthèse 2 Unif'.AD5:'Synthèse 2 Unif'.AD5 'Synthèse 2 Unif'.AF5:'Synthèse 2 Unif'.AF5 'Synthèse 2 Unif'.AH5:'Synthèse 2 Unif'.AH5 'Synthèse 2 Unif'.AJ5:'Synthèse 2 Unif'.AJ5 'Synthèse 2 Unif'.AL5:'Synthèse 2 Unif'.AL5 'Synthèse 2 Unif'.AN5:'Synthèse 2 Unif'.AN5 'Synthèse 2 Unif'.AP5:'Synthèse 2 Unif'.AP5 'Synthèse 2 Unif'.AR5:'Synthèse 2 Unif'.AR5 'Synthèse 2 Unif'.AT5:'Synthèse 2 Unif'.AT5 'Synthèse 2 Unif'.AV5:'Synthèse 2 Unif'.AV5 'Synthèse 2 Unif'.AX5:'Synthèse 2 Unif'.AX5 'Synthèse 2 Unif'.AZ5:'Synthèse 2 Unif'.AZ5 'Synthèse 2 Unif'.BB5:'Synthèse 2 Unif'.BB5 'Synthèse 2 Unif'.BD5:'Synthèse 2 Unif'.BD5 'Synthèse 2 Unif'.BF5:'Synthèse 2 Unif'.BF5 'Synthèse 2 Unif'.BH5:'Synthèse 2 Unif'.BH5 'Synthèse 2 Unif'.BJ5:'Synthèse 2 Unif'.BJ5 'Synthèse 2 Unif'.BL5:'Synthèse 2 Unif'.BL5" chart:label-cell-address="'Synthèse 2 Unif'.A5:'Synthèse 2 Unif'.A5" chart:class="chart:bar">
            <chart:data-point chart:repeated="31"/>
          </chart:series>
          <chart:series chart:style-name="ch11" chart:values-cell-range-address="'Synthèse 2 Unif'.D6:'Synthèse 2 Unif'.D6 'Synthèse 2 Unif'.F6:'Synthèse 2 Unif'.F6 'Synthèse 2 Unif'.H6:'Synthèse 2 Unif'.H6 'Synthèse 2 Unif'.J6:'Synthèse 2 Unif'.J6 'Synthèse 2 Unif'.L6:'Synthèse 2 Unif'.L6 'Synthèse 2 Unif'.N6:'Synthèse 2 Unif'.N6 'Synthèse 2 Unif'.P6:'Synthèse 2 Unif'.P6 'Synthèse 2 Unif'.R6:'Synthèse 2 Unif'.R6 'Synthèse 2 Unif'.T6:'Synthèse 2 Unif'.T6 'Synthèse 2 Unif'.V6:'Synthèse 2 Unif'.V6 'Synthèse 2 Unif'.X6:'Synthèse 2 Unif'.X6 'Synthèse 2 Unif'.Z6:'Synthèse 2 Unif'.Z6 'Synthèse 2 Unif'.AB6:'Synthèse 2 Unif'.AB6 'Synthèse 2 Unif'.AD6:'Synthèse 2 Unif'.AD6 'Synthèse 2 Unif'.AF6:'Synthèse 2 Unif'.AF6 'Synthèse 2 Unif'.AH6:'Synthèse 2 Unif'.AH6 'Synthèse 2 Unif'.AJ6:'Synthèse 2 Unif'.AJ6 'Synthèse 2 Unif'.AL6:'Synthèse 2 Unif'.AL6 'Synthèse 2 Unif'.AN6:'Synthèse 2 Unif'.AN6 'Synthèse 2 Unif'.AP6:'Synthèse 2 Unif'.AP6 'Synthèse 2 Unif'.AR6:'Synthèse 2 Unif'.AR6 'Synthèse 2 Unif'.AT6:'Synthèse 2 Unif'.AT6 'Synthèse 2 Unif'.AV6:'Synthèse 2 Unif'.AV6 'Synthèse 2 Unif'.AX6:'Synthèse 2 Unif'.AX6 'Synthèse 2 Unif'.AZ6:'Synthèse 2 Unif'.AZ6 'Synthèse 2 Unif'.BB6:'Synthèse 2 Unif'.BB6 'Synthèse 2 Unif'.BD6:'Synthèse 2 Unif'.BD6 'Synthèse 2 Unif'.BF6:'Synthèse 2 Unif'.BF6 'Synthèse 2 Unif'.BH6:'Synthèse 2 Unif'.BH6 'Synthèse 2 Unif'.BJ6:'Synthèse 2 Unif'.BJ6 'Synthèse 2 Unif'.BL6:'Synthèse 2 Unif'.BL6" chart:label-cell-address="'Synthèse 2 Unif'.A6:'Synthèse 2 Unif'.A6" chart:class="chart:bar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_pn</text:p>
                <draw:g>
                  <svg:desc>'Synthèse 2 Unif'.D1:'Synthèse 2 Unif'.D1 'Synthèse 2 Unif'.F1:'Synthèse 2 Unif'.F1 'Synthèse 2 Unif'.H1:'Synthèse 2 Unif'.H1 'Synthèse 2 Unif'.J1:'Synthèse 2 Unif'.J1 'Synthèse 2 Unif'.L1:'Synthèse 2 Unif'.L1 'Synthèse 2 Unif'.N1:'Synthèse 2 Unif'.N1 'Synthèse 2 Unif'.P1:'Synthèse 2 Unif'.P1 'Synthèse 2 Unif'.R1:'Synthèse 2 Unif'.R1 'Synthèse 2 Unif'.T1:'Synthèse 2 Unif'.T1 'Synthèse 2 Unif'.V1:'Synthèse 2 Unif'.V1 'Synthèse 2 Unif'.X1:'Synthèse 2 Unif'.X1 'Synthèse 2 Unif'.Z1:'Synthèse 2 Unif'.Z1 'Synthèse 2 Unif'.AB1:'Synthèse 2 Unif'.AB1 'Synthèse 2 Unif'.AD1:'Synthèse 2 Unif'.AD1 'Synthèse 2 Unif'.AF1:'Synthèse 2 Unif'.AF1 'Synthèse 2 Unif'.AH1:'Synthèse 2 Unif'.AH1 'Synthèse 2 Unif'.AJ1:'Synthèse 2 Unif'.AJ1 'Synthèse 2 Unif'.AL1:'Synthèse 2 Unif'.AL1 'Synthèse 2 Unif'.AN1:'Synthèse 2 Unif'.AN1 'Synthèse 2 Unif'.AP1:'Synthèse 2 Unif'.AP1 'Synthèse 2 Unif'.AR1:'Synthèse 2 Unif'.AR1 'Synthèse 2 Unif'.AT1:'Synthèse 2 Unif'.AT1 'Synthèse 2 Unif'.AV1:'Synthèse 2 Unif'.AV1 'Synthèse 2 Unif'.AX1:'Synthèse 2 Unif'.AX1 'Synthèse 2 Unif'.AZ1:'Synthèse 2 Unif'.AZ1 'Synthèse 2 Unif'.BB1:'Synthèse 2 Unif'.BB1 'Synthèse 2 Unif'.BD1:'Synthèse 2 Unif'.BD1 'Synthèse 2 Unif'.BF1:'Synthèse 2 Unif'.BF1 'Synthèse 2 Unif'.BH1:'Synthèse 2 Unif'.BH1 'Synthèse 2 Unif'.BJ1:'Synthèse 2 Unif'.BJ1 'Synthèse 2 Unif'.BL1:'Synthèse 2 Unif'.BL1</svg:desc>
                </draw:g>
              </table:table-cell>
              <table:table-cell office:value-type="string">
                <text:p>shuff1_pn</text:p>
              </table:table-cell>
              <table:table-cell office:value-type="string">
                <text:p>1/C_pn</text:p>
              </table:table-cell>
              <table:table-cell office:value-type="string">
                <text:p>1/R_pn</text:p>
              </table:table-cell>
              <table:table-cell office:value-type="string">
                <text:p>R/C_pn</text:p>
              </table:table-cell>
              <table:table-cell office:value-type="string">
                <text:p>ic_shuff_pn</text:p>
              </table:table-cell>
              <table:table-cell office:value-type="string">
                <text:p>ic_dyn_1/C_pn</text:p>
              </table:table-cell>
              <table:table-cell office:value-type="string">
                <text:p>ic_dyn_1/R_pn</text:p>
              </table:table-cell>
              <table:table-cell office:value-type="string">
                <text:p>ic_dyn_R/C_pn</text:p>
              </table:table-cell>
              <table:table-cell office:value-type="string">
                <text:p>bc_shuff_pn</text:p>
              </table:table-cell>
              <table:table-cell office:value-type="string">
                <text:p>bc_dyn_1/C_pn</text:p>
              </table:table-cell>
              <table:table-cell office:value-type="string">
                <text:p>bc_dyn_1/R_pn</text:p>
              </table:table-cell>
              <table:table-cell office:value-type="string">
                <text:p>bc_dyn_R/C_pn</text:p>
              </table:table-cell>
              <table:table-cell office:value-type="string">
                <text:p>bb_nothing_pn</text:p>
              </table:table-cell>
              <table:table-cell office:value-type="string">
                <text:p>bb_shuff1_pn</text:p>
              </table:table-cell>
              <table:table-cell office:value-type="string">
                <text:p>bb_shuff_pn</text:p>
              </table:table-cell>
              <table:table-cell office:value-type="string">
                <text:p>bb_st_1/C_pn</text:p>
              </table:table-cell>
              <table:table-cell office:value-type="string">
                <text:p>bb_dyn_1/C_pn</text:p>
              </table:table-cell>
              <table:table-cell office:value-type="string">
                <text:p>bb_st_1/R_pn</text:p>
              </table:table-cell>
              <table:table-cell office:value-type="string">
                <text:p>bb_dyn_1/R_pn</text:p>
              </table:table-cell>
              <table:table-cell office:value-type="string">
                <text:p>bb_st_R/C_pn</text:p>
              </table:table-cell>
              <table:table-cell office:value-type="string">
                <text:p>bb_dyn_R/C_pn</text:p>
              </table:table-cell>
              <table:table-cell office:value-type="string">
                <text:p>sbb_nothing_pn</text:p>
              </table:table-cell>
              <table:table-cell office:value-type="string">
                <text:p>sbb_shuff1_pn</text:p>
              </table:table-cell>
              <table:table-cell office:value-type="string">
                <text:p>sbb_shuff_pn</text:p>
              </table:table-cell>
              <table:table-cell office:value-type="string">
                <text:p>sbb_st_1/C_pn</text:p>
              </table:table-cell>
              <table:table-cell office:value-type="string">
                <text:p>sbb_dyn_1/C_pn</text:p>
              </table:table-cell>
              <table:table-cell office:value-type="string">
                <text:p>sbb_st_1/R_pn</text:p>
              </table:table-cell>
              <table:table-cell office:value-type="string">
                <text:p>sbb_dyn_1/R_pn</text:p>
              </table:table-cell>
              <table:table-cell office:value-type="string">
                <text:p>sbb_st_R/C_pn</text:p>
              </table:table-cell>
              <table:table-cell office:value-type="string">
                <text:p>sbb_dyn_R/C_pn</text:p>
              </table:table-cell>
            </table:table-row>
          </table:table-header-rows>
          <table:table-rows>
            <table:table-row>
              <table:table-cell office:value-type="string">
                <text:p>Unif(0.7,0.7)</text:p>
                <draw:g>
                  <svg:desc>'Synthèse 2 Unif'.A2:'Synthèse 2 Unif'.A2</svg:desc>
                </draw:g>
              </table:table-cell>
              <table:table-cell office:value-type="float" office:value="0.857301373171111">
                <text:p>0.857301373171111</text:p>
                <draw:g>
                  <svg:desc>'Synthèse 2 Unif'.D2:'Synthèse 2 Unif'.D2 'Synthèse 2 Unif'.F2:'Synthèse 2 Unif'.F2 'Synthèse 2 Unif'.H2:'Synthèse 2 Unif'.H2 'Synthèse 2 Unif'.J2:'Synthèse 2 Unif'.J2 'Synthèse 2 Unif'.L2:'Synthèse 2 Unif'.L2 'Synthèse 2 Unif'.N2:'Synthèse 2 Unif'.N2 'Synthèse 2 Unif'.P2:'Synthèse 2 Unif'.P2 'Synthèse 2 Unif'.R2:'Synthèse 2 Unif'.R2 'Synthèse 2 Unif'.T2:'Synthèse 2 Unif'.T2 'Synthèse 2 Unif'.V2:'Synthèse 2 Unif'.V2 'Synthèse 2 Unif'.X2:'Synthèse 2 Unif'.X2 'Synthèse 2 Unif'.Z2:'Synthèse 2 Unif'.Z2 'Synthèse 2 Unif'.AB2:'Synthèse 2 Unif'.AB2 'Synthèse 2 Unif'.AD2:'Synthèse 2 Unif'.AD2 'Synthèse 2 Unif'.AF2:'Synthèse 2 Unif'.AF2 'Synthèse 2 Unif'.AH2:'Synthèse 2 Unif'.AH2 'Synthèse 2 Unif'.AJ2:'Synthèse 2 Unif'.AJ2 'Synthèse 2 Unif'.AL2:'Synthèse 2 Unif'.AL2 'Synthèse 2 Unif'.AN2:'Synthèse 2 Unif'.AN2 'Synthèse 2 Unif'.AP2:'Synthèse 2 Unif'.AP2 'Synthèse 2 Unif'.AR2:'Synthèse 2 Unif'.AR2 'Synthèse 2 Unif'.AT2:'Synthèse 2 Unif'.AT2 'Synthèse 2 Unif'.AV2:'Synthèse 2 Unif'.AV2 'Synthèse 2 Unif'.AX2:'Synthèse 2 Unif'.AX2 'Synthèse 2 Unif'.AZ2:'Synthèse 2 Unif'.AZ2 'Synthèse 2 Unif'.BB2:'Synthèse 2 Unif'.BB2 'Synthèse 2 Unif'.BD2:'Synthèse 2 Unif'.BD2 'Synthèse 2 Unif'.BF2:'Synthèse 2 Unif'.BF2 'Synthèse 2 Unif'.BH2:'Synthèse 2 Unif'.BH2 'Synthèse 2 Unif'.BJ2:'Synthèse 2 Unif'.BJ2 'Synthèse 2 Unif'.BL2:'Synthèse 2 Unif'.BL2</svg:desc>
                </draw:g>
              </table:table-cell>
              <table:table-cell office:value-type="float" office:value="0.859873096548667">
                <text:p>0.859873096548667</text:p>
              </table:table-cell>
              <table:table-cell office:value-type="float" office:value="0.951833613502222">
                <text:p>0.951833613502222</text:p>
              </table:table-cell>
              <table:table-cell office:value-type="float" office:value="0.950707042961666">
                <text:p>0.950707042961666</text:p>
              </table:table-cell>
              <table:table-cell office:value-type="float" office:value="0.950502805091333">
                <text:p>0.950502805091333</text:p>
              </table:table-cell>
              <table:table-cell office:value-type="float" office:value="0.827613606957333">
                <text:p>0.827613606957333</text:p>
              </table:table-cell>
              <table:table-cell office:value-type="float" office:value="0.959096366075778">
                <text:p>0.959096366075778</text:p>
              </table:table-cell>
              <table:table-cell office:value-type="float" office:value="0.955885118518333">
                <text:p>0.955885118518333</text:p>
              </table:table-cell>
              <table:table-cell office:value-type="float" office:value="0.956898293485889">
                <text:p>0.956898293485889</text:p>
              </table:table-cell>
              <table:table-cell office:value-type="float" office:value="0.844506183033667">
                <text:p>0.844506183033667</text:p>
              </table:table-cell>
              <table:table-cell office:value-type="float" office:value="0.951812634061889">
                <text:p>0.951812634061889</text:p>
              </table:table-cell>
              <table:table-cell office:value-type="float" office:value="0.951502739018111">
                <text:p>0.951502739018111</text:p>
              </table:table-cell>
              <table:table-cell office:value-type="float" office:value="0.950563091774333">
                <text:p>0.950563091774333</text:p>
              </table:table-cell>
              <table:table-cell office:value-type="float" office:value="0.824108991450667">
                <text:p>0.824108991450667</text:p>
              </table:table-cell>
              <table:table-cell office:value-type="float" office:value="0.824122414760333">
                <text:p>0.824122414760333</text:p>
              </table:table-cell>
              <table:table-cell office:value-type="float" office:value="0.821039758670778">
                <text:p>0.821039758670778</text:p>
              </table:table-cell>
              <table:table-cell office:value-type="float" office:value="0.932247991720111">
                <text:p>0.932247991720111</text:p>
              </table:table-cell>
              <table:table-cell office:value-type="float" office:value="0.933526043535555">
                <text:p>0.933526043535555</text:p>
              </table:table-cell>
              <table:table-cell office:value-type="float" office:value="0.931953308764555">
                <text:p>0.931953308764555</text:p>
              </table:table-cell>
              <table:table-cell office:value-type="float" office:value="0.933699548909333">
                <text:p>0.933699548909333</text:p>
              </table:table-cell>
              <table:table-cell office:value-type="float" office:value="0.931576557148111">
                <text:p>0.931576557148111</text:p>
              </table:table-cell>
              <table:table-cell office:value-type="float" office:value="0.928825211211444">
                <text:p>0.928825211211444</text:p>
              </table:table-cell>
              <table:table-cell office:value-type="float" office:value="0.838950623106889">
                <text:p>0.838950623106889</text:p>
              </table:table-cell>
              <table:table-cell office:value-type="float" office:value="0.838625495192667">
                <text:p>0.838625495192667</text:p>
              </table:table-cell>
              <table:table-cell office:value-type="float" office:value="0.820690314892222">
                <text:p>0.820690314892222</text:p>
              </table:table-cell>
              <table:table-cell office:value-type="float" office:value="0.945934383815444">
                <text:p>0.945934383815444</text:p>
              </table:table-cell>
              <table:table-cell office:value-type="float" office:value="0.947116102985111">
                <text:p>0.947116102985111</text:p>
              </table:table-cell>
              <table:table-cell office:value-type="float" office:value="0.944872863826444">
                <text:p>0.944872863826444</text:p>
              </table:table-cell>
              <table:table-cell office:value-type="float" office:value="0.946414935688778">
                <text:p>0.946414935688778</text:p>
              </table:table-cell>
              <table:table-cell office:value-type="float" office:value="0.944507626047556">
                <text:p>0.944507626047556</text:p>
              </table:table-cell>
              <table:table-cell office:value-type="float" office:value="0.943523678992111">
                <text:p>0.943523678992111</text:p>
              </table:table-cell>
            </table:table-row>
            <table:table-row>
              <table:table-cell office:value-type="string">
                <text:p>Unif(0.8,0.8)</text:p>
                <draw:g>
                  <svg:desc>'Synthèse 2 Unif'.A3:'Synthèse 2 Unif'.A3</svg:desc>
                </draw:g>
              </table:table-cell>
              <table:table-cell office:value-type="float" office:value="0.858509910099889">
                <text:p>0.858509910099889</text:p>
                <draw:g>
                  <svg:desc>'Synthèse 2 Unif'.D3:'Synthèse 2 Unif'.D3 'Synthèse 2 Unif'.F3:'Synthèse 2 Unif'.F3 'Synthèse 2 Unif'.H3:'Synthèse 2 Unif'.H3 'Synthèse 2 Unif'.J3:'Synthèse 2 Unif'.J3 'Synthèse 2 Unif'.L3:'Synthèse 2 Unif'.L3 'Synthèse 2 Unif'.N3:'Synthèse 2 Unif'.N3 'Synthèse 2 Unif'.P3:'Synthèse 2 Unif'.P3 'Synthèse 2 Unif'.R3:'Synthèse 2 Unif'.R3 'Synthèse 2 Unif'.T3:'Synthèse 2 Unif'.T3 'Synthèse 2 Unif'.V3:'Synthèse 2 Unif'.V3 'Synthèse 2 Unif'.X3:'Synthèse 2 Unif'.X3 'Synthèse 2 Unif'.Z3:'Synthèse 2 Unif'.Z3 'Synthèse 2 Unif'.AB3:'Synthèse 2 Unif'.AB3 'Synthèse 2 Unif'.AD3:'Synthèse 2 Unif'.AD3 'Synthèse 2 Unif'.AF3:'Synthèse 2 Unif'.AF3 'Synthèse 2 Unif'.AH3:'Synthèse 2 Unif'.AH3 'Synthèse 2 Unif'.AJ3:'Synthèse 2 Unif'.AJ3 'Synthèse 2 Unif'.AL3:'Synthèse 2 Unif'.AL3 'Synthèse 2 Unif'.AN3:'Synthèse 2 Unif'.AN3 'Synthèse 2 Unif'.AP3:'Synthèse 2 Unif'.AP3 'Synthèse 2 Unif'.AR3:'Synthèse 2 Unif'.AR3 'Synthèse 2 Unif'.AT3:'Synthèse 2 Unif'.AT3 'Synthèse 2 Unif'.AV3:'Synthèse 2 Unif'.AV3 'Synthèse 2 Unif'.AX3:'Synthèse 2 Unif'.AX3 'Synthèse 2 Unif'.AZ3:'Synthèse 2 Unif'.AZ3 'Synthèse 2 Unif'.BB3:'Synthèse 2 Unif'.BB3 'Synthèse 2 Unif'.BD3:'Synthèse 2 Unif'.BD3 'Synthèse 2 Unif'.BF3:'Synthèse 2 Unif'.BF3 'Synthèse 2 Unif'.BH3:'Synthèse 2 Unif'.BH3 'Synthèse 2 Unif'.BJ3:'Synthèse 2 Unif'.BJ3 'Synthèse 2 Unif'.BL3:'Synthèse 2 Unif'.BL3</svg:desc>
                </draw:g>
              </table:table-cell>
              <table:table-cell office:value-type="float" office:value="0.858496430938">
                <text:p>0.858496430938</text:p>
              </table:table-cell>
              <table:table-cell office:value-type="float" office:value="0.902815996583444">
                <text:p>0.902815996583444</text:p>
              </table:table-cell>
              <table:table-cell office:value-type="float" office:value="0.902680327324889">
                <text:p>0.902680327324889</text:p>
              </table:table-cell>
              <table:table-cell office:value-type="float" office:value="0.901606408888889">
                <text:p>0.901606408888889</text:p>
              </table:table-cell>
              <table:table-cell office:value-type="float" office:value="0.831112109107111">
                <text:p>0.831112109107111</text:p>
              </table:table-cell>
              <table:table-cell office:value-type="float" office:value="0.902047256203222">
                <text:p>0.902047256203222</text:p>
              </table:table-cell>
              <table:table-cell office:value-type="float" office:value="0.900113473628556">
                <text:p>0.900113473628556</text:p>
              </table:table-cell>
              <table:table-cell office:value-type="float" office:value="0.899170522697889">
                <text:p>0.899170522697889</text:p>
              </table:table-cell>
              <table:table-cell office:value-type="float" office:value="0.852655287387667">
                <text:p>0.852655287387667</text:p>
              </table:table-cell>
              <table:table-cell office:value-type="float" office:value="0.899964181575556">
                <text:p>0.899964181575556</text:p>
              </table:table-cell>
              <table:table-cell office:value-type="float" office:value="0.904430569968889">
                <text:p>0.904430569968889</text:p>
              </table:table-cell>
              <table:table-cell office:value-type="float" office:value="0.898706940762889">
                <text:p>0.898706940762889</text:p>
              </table:table-cell>
              <table:table-cell office:value-type="float" office:value="0.830389063172333">
                <text:p>0.830389063172333</text:p>
              </table:table-cell>
              <table:table-cell office:value-type="float" office:value="0.831074876626222">
                <text:p>0.831074876626222</text:p>
              </table:table-cell>
              <table:table-cell office:value-type="float" office:value="0.829372865162111">
                <text:p>0.829372865162111</text:p>
              </table:table-cell>
              <table:table-cell office:value-type="float" office:value="0.871436567939111">
                <text:p>0.871436567939111</text:p>
              </table:table-cell>
              <table:table-cell office:value-type="float" office:value="0.874374973555667">
                <text:p>0.874374973555667</text:p>
              </table:table-cell>
              <table:table-cell office:value-type="float" office:value="0.873218953831555">
                <text:p>0.873218953831555</text:p>
              </table:table-cell>
              <table:table-cell office:value-type="float" office:value="0.873819993011111">
                <text:p>0.873819993011111</text:p>
              </table:table-cell>
              <table:table-cell office:value-type="float" office:value="0.871875527355111">
                <text:p>0.871875527355111</text:p>
              </table:table-cell>
              <table:table-cell office:value-type="float" office:value="0.871420998100889">
                <text:p>0.871420998100889</text:p>
              </table:table-cell>
              <table:table-cell office:value-type="float" office:value="0.838196714477333">
                <text:p>0.838196714477333</text:p>
              </table:table-cell>
              <table:table-cell office:value-type="float" office:value="0.838612755690667">
                <text:p>0.838612755690667</text:p>
              </table:table-cell>
              <table:table-cell office:value-type="float" office:value="0.832246595082">
                <text:p>0.832246595082</text:p>
              </table:table-cell>
              <table:table-cell office:value-type="float" office:value="0.890587813208333">
                <text:p>0.890587813208333</text:p>
              </table:table-cell>
              <table:table-cell office:value-type="float" office:value="0.891398729364667">
                <text:p>0.891398729364667</text:p>
              </table:table-cell>
              <table:table-cell office:value-type="float" office:value="0.891124743881111">
                <text:p>0.891124743881111</text:p>
              </table:table-cell>
              <table:table-cell office:value-type="float" office:value="0.891319604191889">
                <text:p>0.891319604191889</text:p>
              </table:table-cell>
              <table:table-cell office:value-type="float" office:value="0.891135084257667">
                <text:p>0.891135084257667</text:p>
              </table:table-cell>
              <table:table-cell office:value-type="float" office:value="0.889792302370667">
                <text:p>0.889792302370667</text:p>
              </table:table-cell>
            </table:table-row>
            <table:table-row>
              <table:table-cell office:value-type="string">
                <text:p>Unif(0.8,1)</text:p>
                <draw:g>
                  <svg:desc>'Synthèse 2 Unif'.A4:'Synthèse 2 Unif'.A4</svg:desc>
                </draw:g>
              </table:table-cell>
              <table:table-cell office:value-type="float" office:value="0.858834024452778">
                <text:p>0.858834024452778</text:p>
                <draw:g>
                  <svg:desc>'Synthèse 2 Unif'.D4:'Synthèse 2 Unif'.D4 'Synthèse 2 Unif'.F4:'Synthèse 2 Unif'.F4 'Synthèse 2 Unif'.H4:'Synthèse 2 Unif'.H4 'Synthèse 2 Unif'.J4:'Synthèse 2 Unif'.J4 'Synthèse 2 Unif'.L4:'Synthèse 2 Unif'.L4 'Synthèse 2 Unif'.N4:'Synthèse 2 Unif'.N4 'Synthèse 2 Unif'.P4:'Synthèse 2 Unif'.P4 'Synthèse 2 Unif'.R4:'Synthèse 2 Unif'.R4 'Synthèse 2 Unif'.T4:'Synthèse 2 Unif'.T4 'Synthèse 2 Unif'.V4:'Synthèse 2 Unif'.V4 'Synthèse 2 Unif'.X4:'Synthèse 2 Unif'.X4 'Synthèse 2 Unif'.Z4:'Synthèse 2 Unif'.Z4 'Synthèse 2 Unif'.AB4:'Synthèse 2 Unif'.AB4 'Synthèse 2 Unif'.AD4:'Synthèse 2 Unif'.AD4 'Synthèse 2 Unif'.AF4:'Synthèse 2 Unif'.AF4 'Synthèse 2 Unif'.AH4:'Synthèse 2 Unif'.AH4 'Synthèse 2 Unif'.AJ4:'Synthèse 2 Unif'.AJ4 'Synthèse 2 Unif'.AL4:'Synthèse 2 Unif'.AL4 'Synthèse 2 Unif'.AN4:'Synthèse 2 Unif'.AN4 'Synthèse 2 Unif'.AP4:'Synthèse 2 Unif'.AP4 'Synthèse 2 Unif'.AR4:'Synthèse 2 Unif'.AR4 'Synthèse 2 Unif'.AT4:'Synthèse 2 Unif'.AT4 'Synthèse 2 Unif'.AV4:'Synthèse 2 Unif'.AV4 'Synthèse 2 Unif'.AX4:'Synthèse 2 Unif'.AX4 'Synthèse 2 Unif'.AZ4:'Synthèse 2 Unif'.AZ4 'Synthèse 2 Unif'.BB4:'Synthèse 2 Unif'.BB4 'Synthèse 2 Unif'.BD4:'Synthèse 2 Unif'.BD4 'Synthèse 2 Unif'.BF4:'Synthèse 2 Unif'.BF4 'Synthèse 2 Unif'.BH4:'Synthèse 2 Unif'.BH4 'Synthèse 2 Unif'.BJ4:'Synthèse 2 Unif'.BJ4 'Synthèse 2 Unif'.BL4:'Synthèse 2 Unif'.BL4</svg:desc>
                </draw:g>
              </table:table-cell>
              <table:table-cell office:value-type="float" office:value="0.857257931626889">
                <text:p>0.857257931626889</text:p>
              </table:table-cell>
              <table:table-cell office:value-type="float" office:value="0.943424876972889">
                <text:p>0.943424876972889</text:p>
              </table:table-cell>
              <table:table-cell office:value-type="float" office:value="0.943080505281333">
                <text:p>0.943080505281333</text:p>
              </table:table-cell>
              <table:table-cell office:value-type="float" office:value="0.943503121291556">
                <text:p>0.943503121291556</text:p>
              </table:table-cell>
              <table:table-cell office:value-type="float" office:value="0.824807358404556">
                <text:p>0.824807358404556</text:p>
              </table:table-cell>
              <table:table-cell office:value-type="float" office:value="0.951744031896889">
                <text:p>0.951744031896889</text:p>
              </table:table-cell>
              <table:table-cell office:value-type="float" office:value="0.949727313668111">
                <text:p>0.949727313668111</text:p>
              </table:table-cell>
              <table:table-cell office:value-type="float" office:value="0.949253367044889">
                <text:p>0.949253367044889</text:p>
              </table:table-cell>
              <table:table-cell office:value-type="float" office:value="0.845246573338222">
                <text:p>0.845246573338222</text:p>
              </table:table-cell>
              <table:table-cell office:value-type="float" office:value="0.942988611931667">
                <text:p>0.942988611931667</text:p>
              </table:table-cell>
              <table:table-cell office:value-type="float" office:value="0.943885072285">
                <text:p>0.943885072285</text:p>
              </table:table-cell>
              <table:table-cell office:value-type="float" office:value="0.942167369407111">
                <text:p>0.942167369407111</text:p>
              </table:table-cell>
              <table:table-cell office:value-type="float" office:value="0.822881684742555">
                <text:p>0.822881684742555</text:p>
              </table:table-cell>
              <table:table-cell office:value-type="float" office:value="0.822341687237222">
                <text:p>0.822341687237222</text:p>
              </table:table-cell>
              <table:table-cell office:value-type="float" office:value="0.819602499233556">
                <text:p>0.819602499233556</text:p>
              </table:table-cell>
              <table:table-cell office:value-type="float" office:value="0.925998215130222">
                <text:p>0.925998215130222</text:p>
              </table:table-cell>
              <table:table-cell office:value-type="float" office:value="0.923889795173778">
                <text:p>0.923889795173778</text:p>
              </table:table-cell>
              <table:table-cell office:value-type="float" office:value="0.925214884745">
                <text:p>0.925214884745</text:p>
              </table:table-cell>
              <table:table-cell office:value-type="float" office:value="0.924981588060778">
                <text:p>0.924981588060778</text:p>
              </table:table-cell>
              <table:table-cell office:value-type="float" office:value="0.923311695663">
                <text:p>0.923311695663</text:p>
              </table:table-cell>
              <table:table-cell office:value-type="float" office:value="0.921541827287">
                <text:p>0.921541827287</text:p>
              </table:table-cell>
              <table:table-cell office:value-type="float" office:value="0.830043346079333">
                <text:p>0.830043346079333</text:p>
              </table:table-cell>
              <table:table-cell office:value-type="float" office:value="0.831374254321333">
                <text:p>0.831374254321333</text:p>
              </table:table-cell>
              <table:table-cell office:value-type="float" office:value="0.820281847966222">
                <text:p>0.820281847966222</text:p>
              </table:table-cell>
              <table:table-cell office:value-type="float" office:value="0.936488907797111">
                <text:p>0.936488907797111</text:p>
              </table:table-cell>
              <table:table-cell office:value-type="float" office:value="0.937336905680667">
                <text:p>0.937336905680667</text:p>
              </table:table-cell>
              <table:table-cell office:value-type="float" office:value="0.936325735757">
                <text:p>0.936325735757</text:p>
              </table:table-cell>
              <table:table-cell office:value-type="float" office:value="0.936140105529111">
                <text:p>0.936140105529111</text:p>
              </table:table-cell>
              <table:table-cell office:value-type="float" office:value="0.936289470613667">
                <text:p>0.936289470613667</text:p>
              </table:table-cell>
              <table:table-cell office:value-type="float" office:value="0.934457441319">
                <text:p>0.934457441319</text:p>
              </table:table-cell>
            </table:table-row>
            <table:table-row>
              <table:table-cell office:value-type="string">
                <text:p>Unif(0.9,0.8)</text:p>
                <draw:g>
                  <svg:desc>'Synthèse 2 Unif'.A5:'Synthèse 2 Unif'.A5</svg:desc>
                </draw:g>
              </table:table-cell>
              <table:table-cell office:value-type="float" office:value="0.852834530571444">
                <text:p>0.852834530571444</text:p>
                <draw:g>
                  <svg:desc>'Synthèse 2 Unif'.D5:'Synthèse 2 Unif'.D5 'Synthèse 2 Unif'.F5:'Synthèse 2 Unif'.F5 'Synthèse 2 Unif'.H5:'Synthèse 2 Unif'.H5 'Synthèse 2 Unif'.J5:'Synthèse 2 Unif'.J5 'Synthèse 2 Unif'.L5:'Synthèse 2 Unif'.L5 'Synthèse 2 Unif'.N5:'Synthèse 2 Unif'.N5 'Synthèse 2 Unif'.P5:'Synthèse 2 Unif'.P5 'Synthèse 2 Unif'.R5:'Synthèse 2 Unif'.R5 'Synthèse 2 Unif'.T5:'Synthèse 2 Unif'.T5 'Synthèse 2 Unif'.V5:'Synthèse 2 Unif'.V5 'Synthèse 2 Unif'.X5:'Synthèse 2 Unif'.X5 'Synthèse 2 Unif'.Z5:'Synthèse 2 Unif'.Z5 'Synthèse 2 Unif'.AB5:'Synthèse 2 Unif'.AB5 'Synthèse 2 Unif'.AD5:'Synthèse 2 Unif'.AD5 'Synthèse 2 Unif'.AF5:'Synthèse 2 Unif'.AF5 'Synthèse 2 Unif'.AH5:'Synthèse 2 Unif'.AH5 'Synthèse 2 Unif'.AJ5:'Synthèse 2 Unif'.AJ5 'Synthèse 2 Unif'.AL5:'Synthèse 2 Unif'.AL5 'Synthèse 2 Unif'.AN5:'Synthèse 2 Unif'.AN5 'Synthèse 2 Unif'.AP5:'Synthèse 2 Unif'.AP5 'Synthèse 2 Unif'.AR5:'Synthèse 2 Unif'.AR5 'Synthèse 2 Unif'.AT5:'Synthèse 2 Unif'.AT5 'Synthèse 2 Unif'.AV5:'Synthèse 2 Unif'.AV5 'Synthèse 2 Unif'.AX5:'Synthèse 2 Unif'.AX5 'Synthèse 2 Unif'.AZ5:'Synthèse 2 Unif'.AZ5 'Synthèse 2 Unif'.BB5:'Synthèse 2 Unif'.BB5 'Synthèse 2 Unif'.BD5:'Synthèse 2 Unif'.BD5 'Synthèse 2 Unif'.BF5:'Synthèse 2 Unif'.BF5 'Synthèse 2 Unif'.BH5:'Synthèse 2 Unif'.BH5 'Synthèse 2 Unif'.BJ5:'Synthèse 2 Unif'.BJ5 'Synthèse 2 Unif'.BL5:'Synthèse 2 Unif'.BL5</svg:desc>
                </draw:g>
              </table:table-cell>
              <table:table-cell office:value-type="float" office:value="0.852759934759778">
                <text:p>0.852759934759778</text:p>
              </table:table-cell>
              <table:table-cell office:value-type="float" office:value="0.876252196520222">
                <text:p>0.876252196520222</text:p>
              </table:table-cell>
              <table:table-cell office:value-type="float" office:value="0.875877402761">
                <text:p>0.875877402761</text:p>
              </table:table-cell>
              <table:table-cell office:value-type="float" office:value="0.876446552213889">
                <text:p>0.876446552213889</text:p>
              </table:table-cell>
              <table:table-cell office:value-type="float" office:value="0.832371672309222">
                <text:p>0.832371672309222</text:p>
              </table:table-cell>
              <table:table-cell office:value-type="float" office:value="0.870557450960667">
                <text:p>0.870557450960667</text:p>
              </table:table-cell>
              <table:table-cell office:value-type="float" office:value="0.868207948528445">
                <text:p>0.868207948528445</text:p>
              </table:table-cell>
              <table:table-cell office:value-type="float" office:value="0.870625736908333">
                <text:p>0.870625736908333</text:p>
              </table:table-cell>
              <table:table-cell office:value-type="float" office:value="0.856099532773555">
                <text:p>0.856099532773555</text:p>
              </table:table-cell>
              <table:table-cell office:value-type="float" office:value="0.870813736109">
                <text:p>0.870813736109</text:p>
              </table:table-cell>
              <table:table-cell office:value-type="float" office:value="0.875341324066444">
                <text:p>0.875341324066444</text:p>
              </table:table-cell>
              <table:table-cell office:value-type="float" office:value="0.871943116984667">
                <text:p>0.871943116984667</text:p>
              </table:table-cell>
              <table:table-cell office:value-type="float" office:value="0.831765833227">
                <text:p>0.831765833227</text:p>
              </table:table-cell>
              <table:table-cell office:value-type="float" office:value="0.830719827218">
                <text:p>0.830719827218</text:p>
              </table:table-cell>
              <table:table-cell office:value-type="float" office:value="0.830559781362">
                <text:p>0.830559781362</text:p>
              </table:table-cell>
              <table:table-cell office:value-type="float" office:value="0.821359996143778">
                <text:p>0.821359996143778</text:p>
              </table:table-cell>
              <table:table-cell office:value-type="float" office:value="0.823432620580111">
                <text:p>0.823432620580111</text:p>
              </table:table-cell>
              <table:table-cell office:value-type="float" office:value="0.819554166204556">
                <text:p>0.819554166204556</text:p>
              </table:table-cell>
              <table:table-cell office:value-type="float" office:value="0.822771747142889">
                <text:p>0.822771747142889</text:p>
              </table:table-cell>
              <table:table-cell office:value-type="float" office:value="0.818624974858889">
                <text:p>0.818624974858889</text:p>
              </table:table-cell>
              <table:table-cell office:value-type="float" office:value="0.819084688287222">
                <text:p>0.819084688287222</text:p>
              </table:table-cell>
              <table:table-cell office:value-type="float" office:value="0.836320444826111">
                <text:p>0.836320444826111</text:p>
              </table:table-cell>
              <table:table-cell office:value-type="float" office:value="0.835681481222667">
                <text:p>0.835681481222667</text:p>
              </table:table-cell>
              <table:table-cell office:value-type="float" office:value="0.832777967953111">
                <text:p>0.832777967953111</text:p>
              </table:table-cell>
              <table:table-cell office:value-type="float" office:value="0.860669882628889">
                <text:p>0.860669882628889</text:p>
              </table:table-cell>
              <table:table-cell office:value-type="float" office:value="0.858073395084555">
                <text:p>0.858073395084555</text:p>
              </table:table-cell>
              <table:table-cell office:value-type="float" office:value="0.860270778060889">
                <text:p>0.860270778060889</text:p>
              </table:table-cell>
              <table:table-cell office:value-type="float" office:value="0.856722564471778">
                <text:p>0.856722564471778</text:p>
              </table:table-cell>
              <table:table-cell office:value-type="float" office:value="0.85860021895">
                <text:p>0.85860021895</text:p>
              </table:table-cell>
              <table:table-cell office:value-type="float" office:value="0.858548540458778">
                <text:p>0.858548540458778</text:p>
              </table:table-cell>
            </table:table-row>
            <table:table-row>
              <table:table-cell office:value-type="string">
                <text:p>Unif(0.9,1)</text:p>
                <draw:g>
                  <svg:desc>'Synthèse 2 Unif'.A6:'Synthèse 2 Unif'.A6</svg:desc>
                </draw:g>
              </table:table-cell>
              <table:table-cell office:value-type="float" office:value="0.868174621723555">
                <text:p>0.868174621723555</text:p>
                <draw:g>
                  <svg:desc>'Synthèse 2 Unif'.D6:'Synthèse 2 Unif'.D6 'Synthèse 2 Unif'.F6:'Synthèse 2 Unif'.F6 'Synthèse 2 Unif'.H6:'Synthèse 2 Unif'.H6 'Synthèse 2 Unif'.J6:'Synthèse 2 Unif'.J6 'Synthèse 2 Unif'.L6:'Synthèse 2 Unif'.L6 'Synthèse 2 Unif'.N6:'Synthèse 2 Unif'.N6 'Synthèse 2 Unif'.P6:'Synthèse 2 Unif'.P6 'Synthèse 2 Unif'.R6:'Synthèse 2 Unif'.R6 'Synthèse 2 Unif'.T6:'Synthèse 2 Unif'.T6 'Synthèse 2 Unif'.V6:'Synthèse 2 Unif'.V6 'Synthèse 2 Unif'.X6:'Synthèse 2 Unif'.X6 'Synthèse 2 Unif'.Z6:'Synthèse 2 Unif'.Z6 'Synthèse 2 Unif'.AB6:'Synthèse 2 Unif'.AB6 'Synthèse 2 Unif'.AD6:'Synthèse 2 Unif'.AD6 'Synthèse 2 Unif'.AF6:'Synthèse 2 Unif'.AF6 'Synthèse 2 Unif'.AH6:'Synthèse 2 Unif'.AH6 'Synthèse 2 Unif'.AJ6:'Synthèse 2 Unif'.AJ6 'Synthèse 2 Unif'.AL6:'Synthèse 2 Unif'.AL6 'Synthèse 2 Unif'.AN6:'Synthèse 2 Unif'.AN6 'Synthèse 2 Unif'.AP6:'Synthèse 2 Unif'.AP6 'Synthèse 2 Unif'.AR6:'Synthèse 2 Unif'.AR6 'Synthèse 2 Unif'.AT6:'Synthèse 2 Unif'.AT6 'Synthèse 2 Unif'.AV6:'Synthèse 2 Unif'.AV6 'Synthèse 2 Unif'.AX6:'Synthèse 2 Unif'.AX6 'Synthèse 2 Unif'.AZ6:'Synthèse 2 Unif'.AZ6 'Synthèse 2 Unif'.BB6:'Synthèse 2 Unif'.BB6 'Synthèse 2 Unif'.BD6:'Synthèse 2 Unif'.BD6 'Synthèse 2 Unif'.BF6:'Synthèse 2 Unif'.BF6 'Synthèse 2 Unif'.BH6:'Synthèse 2 Unif'.BH6 'Synthèse 2 Unif'.BJ6:'Synthèse 2 Unif'.BJ6 'Synthèse 2 Unif'.BL6:'Synthèse 2 Unif'.BL6</svg:desc>
                </draw:g>
              </table:table-cell>
              <table:table-cell office:value-type="float" office:value="0.867130592820778">
                <text:p>0.867130592820778</text:p>
              </table:table-cell>
              <table:table-cell office:value-type="float" office:value="0.939593541864">
                <text:p>0.939593541864</text:p>
              </table:table-cell>
              <table:table-cell office:value-type="float" office:value="0.939426024431667">
                <text:p>0.939426024431667</text:p>
              </table:table-cell>
              <table:table-cell office:value-type="float" office:value="0.940268787527444">
                <text:p>0.940268787527444</text:p>
              </table:table-cell>
              <table:table-cell office:value-type="float" office:value="0.835161876681">
                <text:p>0.835161876681</text:p>
              </table:table-cell>
              <table:table-cell office:value-type="float" office:value="0.947886846250222">
                <text:p>0.947886846250222</text:p>
              </table:table-cell>
              <table:table-cell office:value-type="float" office:value="0.946777825468555">
                <text:p>0.946777825468555</text:p>
              </table:table-cell>
              <table:table-cell office:value-type="float" office:value="0.944706021596333">
                <text:p>0.944706021596333</text:p>
              </table:table-cell>
              <table:table-cell office:value-type="float" office:value="0.854274014622">
                <text:p>0.854274014622</text:p>
              </table:table-cell>
              <table:table-cell office:value-type="float" office:value="0.939494064794444">
                <text:p>0.939494064794444</text:p>
              </table:table-cell>
              <table:table-cell office:value-type="float" office:value="0.939694241324667">
                <text:p>0.939694241324667</text:p>
              </table:table-cell>
              <table:table-cell office:value-type="float" office:value="0.939712779780333">
                <text:p>0.939712779780333</text:p>
              </table:table-cell>
              <table:table-cell office:value-type="float" office:value="0.833474964286556">
                <text:p>0.833474964286556</text:p>
              </table:table-cell>
              <table:table-cell office:value-type="float" office:value="0.833434497891333">
                <text:p>0.833434497891333</text:p>
              </table:table-cell>
              <table:table-cell office:value-type="float" office:value="0.832025449614">
                <text:p>0.832025449614</text:p>
              </table:table-cell>
              <table:table-cell office:value-type="float" office:value="0.917900719259778">
                <text:p>0.917900719259778</text:p>
              </table:table-cell>
              <table:table-cell office:value-type="float" office:value="0.919814858014444">
                <text:p>0.919814858014444</text:p>
              </table:table-cell>
              <table:table-cell office:value-type="float" office:value="0.918711172781222">
                <text:p>0.918711172781222</text:p>
              </table:table-cell>
              <table:table-cell office:value-type="float" office:value="0.921332807347667">
                <text:p>0.921332807347667</text:p>
              </table:table-cell>
              <table:table-cell office:value-type="float" office:value="0.918154454491">
                <text:p>0.918154454491</text:p>
              </table:table-cell>
              <table:table-cell office:value-type="float" office:value="0.917773805766111">
                <text:p>0.917773805766111</text:p>
              </table:table-cell>
              <table:table-cell office:value-type="float" office:value="0.837840305202222">
                <text:p>0.837840305202222</text:p>
              </table:table-cell>
              <table:table-cell office:value-type="float" office:value="0.838691424236889">
                <text:p>0.838691424236889</text:p>
              </table:table-cell>
              <table:table-cell office:value-type="float" office:value="0.831178035575">
                <text:p>0.831178035575</text:p>
              </table:table-cell>
              <table:table-cell office:value-type="float" office:value="0.931765082002778">
                <text:p>0.931765082002778</text:p>
              </table:table-cell>
              <table:table-cell office:value-type="float" office:value="0.933156398523111">
                <text:p>0.933156398523111</text:p>
              </table:table-cell>
              <table:table-cell office:value-type="float" office:value="0.931936274144333">
                <text:p>0.931936274144333</text:p>
              </table:table-cell>
              <table:table-cell office:value-type="float" office:value="0.931169816021">
                <text:p>0.931169816021</text:p>
              </table:table-cell>
              <table:table-cell office:value-type="float" office:value="0.932581308501">
                <text:p>0.932581308501</text:p>
              </table:table-cell>
              <table:table-cell office:value-type="float" office:value="0.931048666371222">
                <text:p>0.93104866637122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6.933cm" svg:height="11.394cm" xlink:href=".." xlink:type="simple" chart:class="chart:bar" chart:style-name="ch1">
        <chart:legend chart:legend-position="end" svg:x="43.559cm" svg:y="1.912cm" style:legend-expansion="high" chart:style-name="ch2"/>
        <chart:plot-area chart:style-name="ch3" table:cell-range-address="'mf 0.7 - rem 1.0'.A2:'mf 0.7 - rem 1.0'.A11 'mf 0.7 - rem 1.0'.L1:'mf 0.7 - rem 1.0'.L11 'mf 0.7 - rem 1.0'.N1:'mf 0.7 - rem 1.0'.N11 'mf 0.7 - rem 1.0'.P1:'mf 0.7 - rem 1.0'.P11 'mf 0.7 - rem 1.0'.T1:'mf 0.7 - rem 1.0'.T11 'mf 0.7 - rem 1.0'.V1:'mf 0.7 - rem 1.0'.V11 'mf 0.7 - rem 1.0'.X1:'mf 0.7 - rem 1.0'.X11 'mf 0.7 - rem 1.0'.AB1:'mf 0.7 - rem 1.0'.AB11 'mf 0.7 - rem 1.0'.AD1:'mf 0.7 - rem 1.0'.AD11 'mf 0.7 - rem 1.0'.AF1:'mf 0.7 - rem 1.0'.AF11 'mf 0.7 - rem 1.0'.BF1:'mf 0.7 - rem 1.0'.BF11 'mf 0.7 - rem 1.0'.BH1:'mf 0.7 - rem 1.0'.BH11 'mf 0.7 - rem 1.0'.BJ1:'mf 0.7 - rem 1.0'.BJ11 'mf 0.7 - rem 1.0'.BL1:'mf 0.7 - rem 1.0'.BL11 'mf 0.7 - rem 1.0'.BN1:'mf 0.7 - rem 1.0'.BN11 'mf 0.7 - rem 1.0'.BP1:'mf 0.7 - rem 1.0'.BP11" chart:data-source-has-labels="both" svg:x="1.388cm" svg:y="1.043cm" svg:width="40.295cm" svg:height="9.704cm">
          <chartooo:coordinate-region svg:x="2.195cm" svg:y="1.242cm" svg:width="39.488cm" svg:height="8.858cm"/>
          <chart:axis chart:dimension="x" chart:name="primary-x" chart:style-name="ch4" chartooo:axis-type="auto">
            <chartooo:date-scale/>
            <chart:categories table:cell-range-address="'mf 0.7 - rem 1.0'.A2:'mf 0.7 - rem 1.0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f 0.7 - rem 1.0'.L2:'mf 0.7 - rem 1.0'.L11" chart:label-cell-address="'mf 0.7 - rem 1.0'.L1:'mf 0.7 - rem 1.0'.L1" chart:class="chart:bar">
            <chart:data-point chart:repeated="10"/>
          </chart:series>
          <chart:series chart:style-name="ch8" chart:values-cell-range-address="'mf 0.7 - rem 1.0'.N2:'mf 0.7 - rem 1.0'.N11" chart:label-cell-address="'mf 0.7 - rem 1.0'.N1:'mf 0.7 - rem 1.0'.N1" chart:class="chart:bar">
            <chart:data-point chart:repeated="10"/>
          </chart:series>
          <chart:series chart:style-name="ch9" chart:values-cell-range-address="'mf 0.7 - rem 1.0'.P2:'mf 0.7 - rem 1.0'.P11" chart:label-cell-address="'mf 0.7 - rem 1.0'.P1:'mf 0.7 - rem 1.0'.P1" chart:class="chart:bar">
            <chart:data-point chart:repeated="10"/>
          </chart:series>
          <chart:series chart:style-name="ch10" chart:values-cell-range-address="'mf 0.7 - rem 1.0'.T2:'mf 0.7 - rem 1.0'.T11" chart:label-cell-address="'mf 0.7 - rem 1.0'.T1:'mf 0.7 - rem 1.0'.T1" chart:class="chart:bar">
            <chart:data-point chart:repeated="10"/>
          </chart:series>
          <chart:series chart:style-name="ch11" chart:values-cell-range-address="'mf 0.7 - rem 1.0'.V2:'mf 0.7 - rem 1.0'.V11" chart:label-cell-address="'mf 0.7 - rem 1.0'.V1:'mf 0.7 - rem 1.0'.V1" chart:class="chart:bar">
            <chart:data-point chart:repeated="10"/>
          </chart:series>
          <chart:series chart:style-name="ch12" chart:values-cell-range-address="'mf 0.7 - rem 1.0'.X2:'mf 0.7 - rem 1.0'.X11" chart:label-cell-address="'mf 0.7 - rem 1.0'.X1:'mf 0.7 - rem 1.0'.X1" chart:class="chart:bar">
            <chart:data-point chart:repeated="10"/>
          </chart:series>
          <chart:series chart:style-name="ch13" chart:values-cell-range-address="'mf 0.7 - rem 1.0'.AB2:'mf 0.7 - rem 1.0'.AB11" chart:label-cell-address="'mf 0.7 - rem 1.0'.AB1:'mf 0.7 - rem 1.0'.AB1" chart:class="chart:bar">
            <chart:data-point chart:repeated="10"/>
          </chart:series>
          <chart:series chart:style-name="ch14" chart:values-cell-range-address="'mf 0.7 - rem 1.0'.AD2:'mf 0.7 - rem 1.0'.AD11" chart:label-cell-address="'mf 0.7 - rem 1.0'.AD1:'mf 0.7 - rem 1.0'.AD1" chart:class="chart:bar">
            <chart:data-point chart:repeated="10"/>
          </chart:series>
          <chart:series chart:style-name="ch15" chart:values-cell-range-address="'mf 0.7 - rem 1.0'.AF2:'mf 0.7 - rem 1.0'.AF11" chart:label-cell-address="'mf 0.7 - rem 1.0'.AF1:'mf 0.7 - rem 1.0'.AF1" chart:class="chart:bar">
            <chart:data-point chart:repeated="10"/>
          </chart:series>
          <chart:series chart:style-name="ch16" chart:values-cell-range-address="'mf 0.7 - rem 1.0'.BF2:'mf 0.7 - rem 1.0'.BF11" chart:label-cell-address="'mf 0.7 - rem 1.0'.BF1:'mf 0.7 - rem 1.0'.BF1" chart:class="chart:bar">
            <chart:data-point chart:repeated="10"/>
          </chart:series>
          <chart:series chart:style-name="ch7" chart:values-cell-range-address="'mf 0.7 - rem 1.0'.BH2:'mf 0.7 - rem 1.0'.BH11" chart:label-cell-address="'mf 0.7 - rem 1.0'.BH1:'mf 0.7 - rem 1.0'.BH1" chart:class="chart:bar">
            <chart:data-point chart:repeated="10"/>
          </chart:series>
          <chart:series chart:style-name="ch8" chart:values-cell-range-address="'mf 0.7 - rem 1.0'.BJ2:'mf 0.7 - rem 1.0'.BJ11" chart:label-cell-address="'mf 0.7 - rem 1.0'.BJ1:'mf 0.7 - rem 1.0'.BJ1" chart:class="chart:bar">
            <chart:data-point chart:repeated="10"/>
          </chart:series>
          <chart:series chart:style-name="ch9" chart:values-cell-range-address="'mf 0.7 - rem 1.0'.BL2:'mf 0.7 - rem 1.0'.BL11" chart:label-cell-address="'mf 0.7 - rem 1.0'.BL1:'mf 0.7 - rem 1.0'.BL1" chart:class="chart:bar">
            <chart:data-point chart:repeated="10"/>
          </chart:series>
          <chart:series chart:style-name="ch17" chart:values-cell-range-address="'mf 0.7 - rem 1.0'.BN2:'mf 0.7 - rem 1.0'.BN11" chart:label-cell-address="'mf 0.7 - rem 1.0'.BN1:'mf 0.7 - rem 1.0'.BN1" chart:class="chart:bar">
            <chart:data-point chart:repeated="10"/>
          </chart:series>
          <chart:series chart:style-name="ch10" chart:values-cell-range-address="'mf 0.7 - rem 1.0'.BP2:'mf 0.7 - rem 1.0'.BP11" chart:label-cell-address="'mf 0.7 - rem 1.0'.BP1:'mf 0.7 - rem 1.0'.BP1" chart:class="chart:bar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C_ns</text:p>
                <draw:g>
                  <svg:desc>'mf 0.7 - rem 1.0'.L1:'mf 0.7 - rem 1.0'.L1</svg:desc>
                </draw:g>
              </table:table-cell>
              <table:table-cell office:value-type="string">
                <text:p>1/R_ns</text:p>
                <draw:g>
                  <svg:desc>'mf 0.7 - rem 1.0'.N1:'mf 0.7 - rem 1.0'.N1</svg:desc>
                </draw:g>
              </table:table-cell>
              <table:table-cell office:value-type="string">
                <text:p>R/C_ns</text:p>
                <draw:g>
                  <svg:desc>'mf 0.7 - rem 1.0'.P1:'mf 0.7 - rem 1.0'.P1</svg:desc>
                </draw:g>
              </table:table-cell>
              <table:table-cell office:value-type="string">
                <text:p>ic_dyn_1/C_ns</text:p>
                <draw:g>
                  <svg:desc>'mf 0.7 - rem 1.0'.T1:'mf 0.7 - rem 1.0'.T1</svg:desc>
                </draw:g>
              </table:table-cell>
              <table:table-cell office:value-type="string">
                <text:p>ic_dyn_1/R_ns</text:p>
                <draw:g>
                  <svg:desc>'mf 0.7 - rem 1.0'.V1:'mf 0.7 - rem 1.0'.V1</svg:desc>
                </draw:g>
              </table:table-cell>
              <table:table-cell office:value-type="string">
                <text:p>ic_dyn_R/C_ns</text:p>
                <draw:g>
                  <svg:desc>'mf 0.7 - rem 1.0'.X1:'mf 0.7 - rem 1.0'.X1</svg:desc>
                </draw:g>
              </table:table-cell>
              <table:table-cell office:value-type="string">
                <text:p>bc_dyn_1/C_ns</text:p>
                <draw:g>
                  <svg:desc>'mf 0.7 - rem 1.0'.AB1:'mf 0.7 - rem 1.0'.AB1</svg:desc>
                </draw:g>
              </table:table-cell>
              <table:table-cell office:value-type="string">
                <text:p>bc_dyn_1/R_ns</text:p>
                <draw:g>
                  <svg:desc>'mf 0.7 - rem 1.0'.AD1:'mf 0.7 - rem 1.0'.AD1</svg:desc>
                </draw:g>
              </table:table-cell>
              <table:table-cell office:value-type="string">
                <text:p>bc_dyn_R/C_ns</text:p>
                <draw:g>
                  <svg:desc>'mf 0.7 - rem 1.0'.AF1:'mf 0.7 - rem 1.0'.AF1</svg:desc>
                </draw:g>
              </table:table-cell>
              <table:table-cell office:value-type="string">
                <text:p>sbb_st_1/C_ns</text:p>
                <draw:g>
                  <svg:desc>'mf 0.7 - rem 1.0'.BF1:'mf 0.7 - rem 1.0'.BF1</svg:desc>
                </draw:g>
              </table:table-cell>
              <table:table-cell office:value-type="string">
                <text:p>sbb_dyn_1/C_ns</text:p>
                <draw:g>
                  <svg:desc>'mf 0.7 - rem 1.0'.BH1:'mf 0.7 - rem 1.0'.BH1</svg:desc>
                </draw:g>
              </table:table-cell>
              <table:table-cell office:value-type="string">
                <text:p>sbb_st_1/R_ns</text:p>
                <draw:g>
                  <svg:desc>'mf 0.7 - rem 1.0'.BJ1:'mf 0.7 - rem 1.0'.BJ1</svg:desc>
                </draw:g>
              </table:table-cell>
              <table:table-cell office:value-type="string">
                <text:p>sbb_dyn_1/R_ns</text:p>
                <draw:g>
                  <svg:desc>'mf 0.7 - rem 1.0'.BL1:'mf 0.7 - rem 1.0'.BL1</svg:desc>
                </draw:g>
              </table:table-cell>
              <table:table-cell office:value-type="string">
                <text:p>sbb_st_R/C_ns</text:p>
                <draw:g>
                  <svg:desc>'mf 0.7 - rem 1.0'.BN1:'mf 0.7 - rem 1.0'.BN1</svg:desc>
                </draw:g>
              </table:table-cell>
              <table:table-cell office:value-type="string">
                <text:p>sbb_dyn_R/C_ns</text:p>
                <draw:g>
                  <svg:desc>'mf 0.7 - rem 1.0'.BP1:'mf 0.7 - rem 1.0'.B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'mf 0.7 - rem 1.0'.A2:'mf 0.7 - rem 1.0'.A11</svg:desc>
                </draw:g>
              </table:table-cell>
              <table:table-cell office:value-type="float" office:value="74">
                <text:p>74</text:p>
                <draw:g>
                  <svg:desc>'mf 0.7 - rem 1.0'.L2:'mf 0.7 - rem 1.0'.L11</svg:desc>
                </draw:g>
              </table:table-cell>
              <table:table-cell office:value-type="float" office:value="71">
                <text:p>71</text:p>
                <draw:g>
                  <svg:desc>'mf 0.7 - rem 1.0'.N2:'mf 0.7 - rem 1.0'.N11</svg:desc>
                </draw:g>
              </table:table-cell>
              <table:table-cell office:value-type="float" office:value="78">
                <text:p>78</text:p>
                <draw:g>
                  <svg:desc>'mf 0.7 - rem 1.0'.P2:'mf 0.7 - rem 1.0'.P11</svg:desc>
                </draw:g>
              </table:table-cell>
              <table:table-cell office:value-type="float" office:value="85">
                <text:p>85</text:p>
                <draw:g>
                  <svg:desc>'mf 0.7 - rem 1.0'.T2:'mf 0.7 - rem 1.0'.T11</svg:desc>
                </draw:g>
              </table:table-cell>
              <table:table-cell office:value-type="float" office:value="77">
                <text:p>77</text:p>
                <draw:g>
                  <svg:desc>'mf 0.7 - rem 1.0'.V2:'mf 0.7 - rem 1.0'.V11</svg:desc>
                </draw:g>
              </table:table-cell>
              <table:table-cell office:value-type="float" office:value="78">
                <text:p>78</text:p>
                <draw:g>
                  <svg:desc>'mf 0.7 - rem 1.0'.X2:'mf 0.7 - rem 1.0'.X11</svg:desc>
                </draw:g>
              </table:table-cell>
              <table:table-cell office:value-type="float" office:value="78">
                <text:p>78</text:p>
                <draw:g>
                  <svg:desc>'mf 0.7 - rem 1.0'.AB2:'mf 0.7 - rem 1.0'.AB11</svg:desc>
                </draw:g>
              </table:table-cell>
              <table:table-cell office:value-type="float" office:value="72">
                <text:p>72</text:p>
                <draw:g>
                  <svg:desc>'mf 0.7 - rem 1.0'.AD2:'mf 0.7 - rem 1.0'.AD11</svg:desc>
                </draw:g>
              </table:table-cell>
              <table:table-cell office:value-type="float" office:value="80">
                <text:p>80</text:p>
                <draw:g>
                  <svg:desc>'mf 0.7 - rem 1.0'.AF2:'mf 0.7 - rem 1.0'.AF11</svg:desc>
                </draw:g>
              </table:table-cell>
              <table:table-cell office:value-type="float" office:value="73">
                <text:p>73</text:p>
                <draw:g>
                  <svg:desc>'mf 0.7 - rem 1.0'.BF2:'mf 0.7 - rem 1.0'.BF11</svg:desc>
                </draw:g>
              </table:table-cell>
              <table:table-cell office:value-type="float" office:value="75">
                <text:p>75</text:p>
                <draw:g>
                  <svg:desc>'mf 0.7 - rem 1.0'.BH2:'mf 0.7 - rem 1.0'.BH11</svg:desc>
                </draw:g>
              </table:table-cell>
              <table:table-cell office:value-type="float" office:value="69">
                <text:p>69</text:p>
                <draw:g>
                  <svg:desc>'mf 0.7 - rem 1.0'.BJ2:'mf 0.7 - rem 1.0'.BJ11</svg:desc>
                </draw:g>
              </table:table-cell>
              <table:table-cell office:value-type="float" office:value="68">
                <text:p>68</text:p>
                <draw:g>
                  <svg:desc>'mf 0.7 - rem 1.0'.BL2:'mf 0.7 - rem 1.0'.BL11</svg:desc>
                </draw:g>
              </table:table-cell>
              <table:table-cell office:value-type="float" office:value="75">
                <text:p>75</text:p>
                <draw:g>
                  <svg:desc>'mf 0.7 - rem 1.0'.BN2:'mf 0.7 - rem 1.0'.BN11</svg:desc>
                </draw:g>
              </table:table-cell>
              <table:table-cell office:value-type="float" office:value="77">
                <text:p>77</text:p>
                <draw:g>
                  <svg:desc>'mf 0.7 - rem 1.0'.BP2:'mf 0.7 - rem 1.0'.BP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86">
                <text:p>86</text:p>
              </table:table-cell>
              <table:table-cell office:value-type="float" office:value="78">
                <text:p>78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78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78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93">
                <text:p>93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43.2222222222222">
                <text:p>43.2222222222222</text:p>
              </table:table-cell>
              <table:table-cell office:value-type="float" office:value="43">
                <text:p>43</text:p>
              </table:table-cell>
              <table:table-cell office:value-type="float" office:value="43.4444444444444">
                <text:p>43.4444444444444</text:p>
              </table:table-cell>
              <table:table-cell office:value-type="float" office:value="47.2222222222222">
                <text:p>47.2222222222222</text:p>
              </table:table-cell>
              <table:table-cell office:value-type="float" office:value="44.5555555555556">
                <text:p>44.5555555555556</text:p>
              </table:table-cell>
              <table:table-cell office:value-type="float" office:value="44.7777777777778">
                <text:p>44.7777777777778</text:p>
              </table:table-cell>
              <table:table-cell office:value-type="float" office:value="43.7777777777778">
                <text:p>43.7777777777778</text:p>
              </table:table-cell>
              <table:table-cell office:value-type="float" office:value="42.4444444444444">
                <text:p>42.4444444444444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42">
                <text:p>42</text:p>
              </table:table-cell>
              <table:table-cell office:value-type="float" office:value="43.1111111111111">
                <text:p>43.1111111111111</text:p>
              </table:table-cell>
              <table:table-cell office:value-type="float" office:value="41.2222222222222">
                <text:p>41.2222222222222</text:p>
              </table:table-cell>
              <table:table-cell office:value-type="float" office:value="41.8888888888889">
                <text:p>41.8888888888889</text:p>
              </table:table-cell>
              <table:table-cell office:value-type="float" office:value="41.2222222222222">
                <text:p>41.2222222222222</text:p>
              </table:table-cell>
              <table:table-cell office:value-type="float" office:value="40.8888888888889">
                <text:p>40.88888888888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69.739cm" svg:height="22.133cm" xlink:href=".." xlink:type="simple" chart:class="chart:bar" chart:style-name="ch1">
        <chart:title svg:x="28.766cm" svg:y="0.578cm" chart:style-name="ch2">
          <text:p>Cumulated number of success on random uniform instances </text:p>
        </chart:title>
        <chart:legend chart:legend-position="end" svg:x="67.105cm" svg:y="9.771cm" style:legend-expansion="high" chart:style-name="ch3"/>
        <chart:plot-area chart:style-name="ch4" table:cell-range-address="'Synthèse 2 Unif'.E1:'Synthèse 2 Unif'.E6 'Synthèse 2 Unif'.G1:'Synthèse 2 Unif'.G6 'Synthèse 2 Unif'.I1:'Synthèse 2 Unif'.I6 'Synthèse 2 Unif'.K1:'Synthèse 2 Unif'.K6 'Synthèse 2 Unif'.M1:'Synthèse 2 Unif'.M6 'Synthèse 2 Unif'.O1:'Synthèse 2 Unif'.O6 'Synthèse 2 Unif'.Q1:'Synthèse 2 Unif'.Q6 'Synthèse 2 Unif'.S1:'Synthèse 2 Unif'.S6 'Synthèse 2 Unif'.U1:'Synthèse 2 Unif'.U6 'Synthèse 2 Unif'.W1:'Synthèse 2 Unif'.W6 'Synthèse 2 Unif'.Y1:'Synthèse 2 Unif'.Y6 'Synthèse 2 Unif'.AA1:'Synthèse 2 Unif'.AA6 'Synthèse 2 Unif'.AC1:'Synthèse 2 Unif'.AC6 'Synthèse 2 Unif'.AE1:'Synthèse 2 Unif'.AE6 'Synthèse 2 Unif'.AG1:'Synthèse 2 Unif'.AG6 'Synthèse 2 Unif'.AI1:'Synthèse 2 Unif'.AI6 'Synthèse 2 Unif'.AK1:'Synthèse 2 Unif'.AK6 'Synthèse 2 Unif'.AM1:'Synthèse 2 Unif'.AM6 'Synthèse 2 Unif'.AO1:'Synthèse 2 Unif'.AO6 'Synthèse 2 Unif'.AQ1:'Synthèse 2 Unif'.AQ6 'Synthèse 2 Unif'.AS1:'Synthèse 2 Unif'.AS6 'Synthèse 2 Unif'.AU1:'Synthèse 2 Unif'.AU6 'Synthèse 2 Unif'.AW1:'Synthèse 2 Unif'.AW6 'Synthèse 2 Unif'.AY1:'Synthèse 2 Unif'.AY6 'Synthèse 2 Unif'.BA1:'Synthèse 2 Unif'.BA6 'Synthèse 2 Unif'.BC1:'Synthèse 2 Unif'.BC6 'Synthèse 2 Unif'.BE1:'Synthèse 2 Unif'.BE6 'Synthèse 2 Unif'.BG1:'Synthèse 2 Unif'.BG6 'Synthèse 2 Unif'.BI1:'Synthèse 2 Unif'.BI6 'Synthèse 2 Unif'.BK1:'Synthèse 2 Unif'.BK6 'Synthèse 2 Unif'.BM1:'Synthèse 2 Unif'.BM6 'Synthèse 2 Unif'.A2:'Synthèse 2 Unif'.A6" chart:data-source-has-labels="both" svg:x="2.405cm" svg:y="2.683cm" svg:width="61.912cm" svg:height="18.027cm">
          <chartooo:coordinate-region svg:x="3.397cm" svg:y="2.882cm" svg:width="60.858cm" svg:height="17.181cm"/>
          <chart:axis chart:dimension="x" chart:name="primary-x" chart:style-name="ch5" chartooo:axis-type="auto">
            <chartooo:date-scale/>
            <chart:title svg:x="32.589cm" svg:y="21.152cm" chart:style-name="ch6">
              <text:p>Heuristics</text:p>
            </chart:title>
            <chart:categories table:cell-range-address="'Synthèse 2 Unif'.E1:'Synthèse 2 Unif'.E1 'Synthèse 2 Unif'.G1:'Synthèse 2 Unif'.G1 'Synthèse 2 Unif'.I1:'Synthèse 2 Unif'.I1 'Synthèse 2 Unif'.K1:'Synthèse 2 Unif'.K1 'Synthèse 2 Unif'.M1:'Synthèse 2 Unif'.M1 'Synthèse 2 Unif'.O1:'Synthèse 2 Unif'.O1 'Synthèse 2 Unif'.Q1:'Synthèse 2 Unif'.Q1 'Synthèse 2 Unif'.S1:'Synthèse 2 Unif'.S1 'Synthèse 2 Unif'.U1:'Synthèse 2 Unif'.U1 'Synthèse 2 Unif'.W1:'Synthèse 2 Unif'.W1 'Synthèse 2 Unif'.Y1:'Synthèse 2 Unif'.Y1 'Synthèse 2 Unif'.AA1:'Synthèse 2 Unif'.AA1 'Synthèse 2 Unif'.AC1:'Synthèse 2 Unif'.AC1 'Synthèse 2 Unif'.AE1:'Synthèse 2 Unif'.AE1 'Synthèse 2 Unif'.AG1:'Synthèse 2 Unif'.AG1 'Synthèse 2 Unif'.AI1:'Synthèse 2 Unif'.AI1 'Synthèse 2 Unif'.AK1:'Synthèse 2 Unif'.AK1 'Synthèse 2 Unif'.AM1:'Synthèse 2 Unif'.AM1 'Synthèse 2 Unif'.AO1:'Synthèse 2 Unif'.AO1 'Synthèse 2 Unif'.AQ1:'Synthèse 2 Unif'.AQ1 'Synthèse 2 Unif'.AS1:'Synthèse 2 Unif'.AS1 'Synthèse 2 Unif'.AU1:'Synthèse 2 Unif'.AU1 'Synthèse 2 Unif'.AW1:'Synthèse 2 Unif'.AW1 'Synthèse 2 Unif'.AY1:'Synthèse 2 Unif'.AY1 'Synthèse 2 Unif'.BA1:'Synthèse 2 Unif'.BA1 'Synthèse 2 Unif'.BC1:'Synthèse 2 Unif'.BC1 'Synthèse 2 Unif'.BE1:'Synthèse 2 Unif'.BE1 'Synthèse 2 Unif'.BG1:'Synthèse 2 Unif'.BG1 'Synthèse 2 Unif'.BI1:'Synthèse 2 Unif'.BI1 'Synthèse 2 Unif'.BK1:'Synthèse 2 Unif'.BK1 'Synthèse 2 Unif'.BM1:'Synthèse 2 Unif'.BM1"/>
          </chart:axis>
          <chart:axis chart:dimension="y" chart:name="primary-y" chart:style-name="ch7">
            <chart:title svg:x="0.451cm" svg:y="13.129cm" chart:style-name="ch8">
              <text:p>Number of success</text:p>
            </chart:title>
            <chart:grid chart:style-name="ch9" chart:class="major"/>
          </chart:axis>
          <chart:series chart:style-name="ch10" chart:values-cell-range-address="'Synthèse 2 Unif'.E2:'Synthèse 2 Unif'.E2 'Synthèse 2 Unif'.G2:'Synthèse 2 Unif'.G2 'Synthèse 2 Unif'.I2:'Synthèse 2 Unif'.I2 'Synthèse 2 Unif'.K2:'Synthèse 2 Unif'.K2 'Synthèse 2 Unif'.M2:'Synthèse 2 Unif'.M2 'Synthèse 2 Unif'.O2:'Synthèse 2 Unif'.O2 'Synthèse 2 Unif'.Q2:'Synthèse 2 Unif'.Q2 'Synthèse 2 Unif'.S2:'Synthèse 2 Unif'.S2 'Synthèse 2 Unif'.U2:'Synthèse 2 Unif'.U2 'Synthèse 2 Unif'.W2:'Synthèse 2 Unif'.W2 'Synthèse 2 Unif'.Y2:'Synthèse 2 Unif'.Y2 'Synthèse 2 Unif'.AA2:'Synthèse 2 Unif'.AA2 'Synthèse 2 Unif'.AC2:'Synthèse 2 Unif'.AC2 'Synthèse 2 Unif'.AE2:'Synthèse 2 Unif'.AE2 'Synthèse 2 Unif'.AG2:'Synthèse 2 Unif'.AG2 'Synthèse 2 Unif'.AI2:'Synthèse 2 Unif'.AI2 'Synthèse 2 Unif'.AK2:'Synthèse 2 Unif'.AK2 'Synthèse 2 Unif'.AM2:'Synthèse 2 Unif'.AM2 'Synthèse 2 Unif'.AO2:'Synthèse 2 Unif'.AO2 'Synthèse 2 Unif'.AQ2:'Synthèse 2 Unif'.AQ2 'Synthèse 2 Unif'.AS2:'Synthèse 2 Unif'.AS2 'Synthèse 2 Unif'.AU2:'Synthèse 2 Unif'.AU2 'Synthèse 2 Unif'.AW2:'Synthèse 2 Unif'.AW2 'Synthèse 2 Unif'.AY2:'Synthèse 2 Unif'.AY2 'Synthèse 2 Unif'.BA2:'Synthèse 2 Unif'.BA2 'Synthèse 2 Unif'.BC2:'Synthèse 2 Unif'.BC2 'Synthèse 2 Unif'.BE2:'Synthèse 2 Unif'.BE2 'Synthèse 2 Unif'.BG2:'Synthèse 2 Unif'.BG2 'Synthèse 2 Unif'.BI2:'Synthèse 2 Unif'.BI2 'Synthèse 2 Unif'.BK2:'Synthèse 2 Unif'.BK2 'Synthèse 2 Unif'.BM2:'Synthèse 2 Unif'.BM2" chart:label-cell-address="'Synthèse 2 Unif'.A2:'Synthèse 2 Unif'.A2" chart:class="chart:bar">
            <chart:data-point chart:repeated="31"/>
          </chart:series>
          <chart:series chart:style-name="ch11" chart:values-cell-range-address="'Synthèse 2 Unif'.E3:'Synthèse 2 Unif'.E3 'Synthèse 2 Unif'.G3:'Synthèse 2 Unif'.G3 'Synthèse 2 Unif'.I3:'Synthèse 2 Unif'.I3 'Synthèse 2 Unif'.K3:'Synthèse 2 Unif'.K3 'Synthèse 2 Unif'.M3:'Synthèse 2 Unif'.M3 'Synthèse 2 Unif'.O3:'Synthèse 2 Unif'.O3 'Synthèse 2 Unif'.Q3:'Synthèse 2 Unif'.Q3 'Synthèse 2 Unif'.S3:'Synthèse 2 Unif'.S3 'Synthèse 2 Unif'.U3:'Synthèse 2 Unif'.U3 'Synthèse 2 Unif'.W3:'Synthèse 2 Unif'.W3 'Synthèse 2 Unif'.Y3:'Synthèse 2 Unif'.Y3 'Synthèse 2 Unif'.AA3:'Synthèse 2 Unif'.AA3 'Synthèse 2 Unif'.AC3:'Synthèse 2 Unif'.AC3 'Synthèse 2 Unif'.AE3:'Synthèse 2 Unif'.AE3 'Synthèse 2 Unif'.AG3:'Synthèse 2 Unif'.AG3 'Synthèse 2 Unif'.AI3:'Synthèse 2 Unif'.AI3 'Synthèse 2 Unif'.AK3:'Synthèse 2 Unif'.AK3 'Synthèse 2 Unif'.AM3:'Synthèse 2 Unif'.AM3 'Synthèse 2 Unif'.AO3:'Synthèse 2 Unif'.AO3 'Synthèse 2 Unif'.AQ3:'Synthèse 2 Unif'.AQ3 'Synthèse 2 Unif'.AS3:'Synthèse 2 Unif'.AS3 'Synthèse 2 Unif'.AU3:'Synthèse 2 Unif'.AU3 'Synthèse 2 Unif'.AW3:'Synthèse 2 Unif'.AW3 'Synthèse 2 Unif'.AY3:'Synthèse 2 Unif'.AY3 'Synthèse 2 Unif'.BA3:'Synthèse 2 Unif'.BA3 'Synthèse 2 Unif'.BC3:'Synthèse 2 Unif'.BC3 'Synthèse 2 Unif'.BE3:'Synthèse 2 Unif'.BE3 'Synthèse 2 Unif'.BG3:'Synthèse 2 Unif'.BG3 'Synthèse 2 Unif'.BI3:'Synthèse 2 Unif'.BI3 'Synthèse 2 Unif'.BK3:'Synthèse 2 Unif'.BK3 'Synthèse 2 Unif'.BM3:'Synthèse 2 Unif'.BM3" chart:label-cell-address="'Synthèse 2 Unif'.A3:'Synthèse 2 Unif'.A3" chart:class="chart:bar">
            <chart:data-point chart:repeated="31"/>
          </chart:series>
          <chart:series chart:style-name="ch12" chart:values-cell-range-address="'Synthèse 2 Unif'.E4:'Synthèse 2 Unif'.E4 'Synthèse 2 Unif'.G4:'Synthèse 2 Unif'.G4 'Synthèse 2 Unif'.I4:'Synthèse 2 Unif'.I4 'Synthèse 2 Unif'.K4:'Synthèse 2 Unif'.K4 'Synthèse 2 Unif'.M4:'Synthèse 2 Unif'.M4 'Synthèse 2 Unif'.O4:'Synthèse 2 Unif'.O4 'Synthèse 2 Unif'.Q4:'Synthèse 2 Unif'.Q4 'Synthèse 2 Unif'.S4:'Synthèse 2 Unif'.S4 'Synthèse 2 Unif'.U4:'Synthèse 2 Unif'.U4 'Synthèse 2 Unif'.W4:'Synthèse 2 Unif'.W4 'Synthèse 2 Unif'.Y4:'Synthèse 2 Unif'.Y4 'Synthèse 2 Unif'.AA4:'Synthèse 2 Unif'.AA4 'Synthèse 2 Unif'.AC4:'Synthèse 2 Unif'.AC4 'Synthèse 2 Unif'.AE4:'Synthèse 2 Unif'.AE4 'Synthèse 2 Unif'.AG4:'Synthèse 2 Unif'.AG4 'Synthèse 2 Unif'.AI4:'Synthèse 2 Unif'.AI4 'Synthèse 2 Unif'.AK4:'Synthèse 2 Unif'.AK4 'Synthèse 2 Unif'.AM4:'Synthèse 2 Unif'.AM4 'Synthèse 2 Unif'.AO4:'Synthèse 2 Unif'.AO4 'Synthèse 2 Unif'.AQ4:'Synthèse 2 Unif'.AQ4 'Synthèse 2 Unif'.AS4:'Synthèse 2 Unif'.AS4 'Synthèse 2 Unif'.AU4:'Synthèse 2 Unif'.AU4 'Synthèse 2 Unif'.AW4:'Synthèse 2 Unif'.AW4 'Synthèse 2 Unif'.AY4:'Synthèse 2 Unif'.AY4 'Synthèse 2 Unif'.BA4:'Synthèse 2 Unif'.BA4 'Synthèse 2 Unif'.BC4:'Synthèse 2 Unif'.BC4 'Synthèse 2 Unif'.BE4:'Synthèse 2 Unif'.BE4 'Synthèse 2 Unif'.BG4:'Synthèse 2 Unif'.BG4 'Synthèse 2 Unif'.BI4:'Synthèse 2 Unif'.BI4 'Synthèse 2 Unif'.BK4:'Synthèse 2 Unif'.BK4 'Synthèse 2 Unif'.BM4:'Synthèse 2 Unif'.BM4" chart:label-cell-address="'Synthèse 2 Unif'.A4:'Synthèse 2 Unif'.A4" chart:class="chart:bar">
            <chart:data-point chart:repeated="31"/>
          </chart:series>
          <chart:series chart:style-name="ch13" chart:values-cell-range-address="'Synthèse 2 Unif'.E5:'Synthèse 2 Unif'.E5 'Synthèse 2 Unif'.G5:'Synthèse 2 Unif'.G5 'Synthèse 2 Unif'.I5:'Synthèse 2 Unif'.I5 'Synthèse 2 Unif'.K5:'Synthèse 2 Unif'.K5 'Synthèse 2 Unif'.M5:'Synthèse 2 Unif'.M5 'Synthèse 2 Unif'.O5:'Synthèse 2 Unif'.O5 'Synthèse 2 Unif'.Q5:'Synthèse 2 Unif'.Q5 'Synthèse 2 Unif'.S5:'Synthèse 2 Unif'.S5 'Synthèse 2 Unif'.U5:'Synthèse 2 Unif'.U5 'Synthèse 2 Unif'.W5:'Synthèse 2 Unif'.W5 'Synthèse 2 Unif'.Y5:'Synthèse 2 Unif'.Y5 'Synthèse 2 Unif'.AA5:'Synthèse 2 Unif'.AA5 'Synthèse 2 Unif'.AC5:'Synthèse 2 Unif'.AC5 'Synthèse 2 Unif'.AE5:'Synthèse 2 Unif'.AE5 'Synthèse 2 Unif'.AG5:'Synthèse 2 Unif'.AG5 'Synthèse 2 Unif'.AI5:'Synthèse 2 Unif'.AI5 'Synthèse 2 Unif'.AK5:'Synthèse 2 Unif'.AK5 'Synthèse 2 Unif'.AM5:'Synthèse 2 Unif'.AM5 'Synthèse 2 Unif'.AO5:'Synthèse 2 Unif'.AO5 'Synthèse 2 Unif'.AQ5:'Synthèse 2 Unif'.AQ5 'Synthèse 2 Unif'.AS5:'Synthèse 2 Unif'.AS5 'Synthèse 2 Unif'.AU5:'Synthèse 2 Unif'.AU5 'Synthèse 2 Unif'.AW5:'Synthèse 2 Unif'.AW5 'Synthèse 2 Unif'.AY5:'Synthèse 2 Unif'.AY5 'Synthèse 2 Unif'.BA5:'Synthèse 2 Unif'.BA5 'Synthèse 2 Unif'.BC5:'Synthèse 2 Unif'.BC5 'Synthèse 2 Unif'.BE5:'Synthèse 2 Unif'.BE5 'Synthèse 2 Unif'.BG5:'Synthèse 2 Unif'.BG5 'Synthèse 2 Unif'.BI5:'Synthèse 2 Unif'.BI5 'Synthèse 2 Unif'.BK5:'Synthèse 2 Unif'.BK5 'Synthèse 2 Unif'.BM5:'Synthèse 2 Unif'.BM5" chart:label-cell-address="'Synthèse 2 Unif'.A5:'Synthèse 2 Unif'.A5" chart:class="chart:bar">
            <chart:data-point chart:repeated="31"/>
          </chart:series>
          <chart:series chart:style-name="ch14" chart:values-cell-range-address="'Synthèse 2 Unif'.E6:'Synthèse 2 Unif'.E6 'Synthèse 2 Unif'.G6:'Synthèse 2 Unif'.G6 'Synthèse 2 Unif'.I6:'Synthèse 2 Unif'.I6 'Synthèse 2 Unif'.K6:'Synthèse 2 Unif'.K6 'Synthèse 2 Unif'.M6:'Synthèse 2 Unif'.M6 'Synthèse 2 Unif'.O6:'Synthèse 2 Unif'.O6 'Synthèse 2 Unif'.Q6:'Synthèse 2 Unif'.Q6 'Synthèse 2 Unif'.S6:'Synthèse 2 Unif'.S6 'Synthèse 2 Unif'.U6:'Synthèse 2 Unif'.U6 'Synthèse 2 Unif'.W6:'Synthèse 2 Unif'.W6 'Synthèse 2 Unif'.Y6:'Synthèse 2 Unif'.Y6 'Synthèse 2 Unif'.AA6:'Synthèse 2 Unif'.AA6 'Synthèse 2 Unif'.AC6:'Synthèse 2 Unif'.AC6 'Synthèse 2 Unif'.AE6:'Synthèse 2 Unif'.AE6 'Synthèse 2 Unif'.AG6:'Synthèse 2 Unif'.AG6 'Synthèse 2 Unif'.AI6:'Synthèse 2 Unif'.AI6 'Synthèse 2 Unif'.AK6:'Synthèse 2 Unif'.AK6 'Synthèse 2 Unif'.AM6:'Synthèse 2 Unif'.AM6 'Synthèse 2 Unif'.AO6:'Synthèse 2 Unif'.AO6 'Synthèse 2 Unif'.AQ6:'Synthèse 2 Unif'.AQ6 'Synthèse 2 Unif'.AS6:'Synthèse 2 Unif'.AS6 'Synthèse 2 Unif'.AU6:'Synthèse 2 Unif'.AU6 'Synthèse 2 Unif'.AW6:'Synthèse 2 Unif'.AW6 'Synthèse 2 Unif'.AY6:'Synthèse 2 Unif'.AY6 'Synthèse 2 Unif'.BA6:'Synthèse 2 Unif'.BA6 'Synthèse 2 Unif'.BC6:'Synthèse 2 Unif'.BC6 'Synthèse 2 Unif'.BE6:'Synthèse 2 Unif'.BE6 'Synthèse 2 Unif'.BG6:'Synthèse 2 Unif'.BG6 'Synthèse 2 Unif'.BI6:'Synthèse 2 Unif'.BI6 'Synthèse 2 Unif'.BK6:'Synthèse 2 Unif'.BK6 'Synthèse 2 Unif'.BM6:'Synthèse 2 Unif'.BM6" chart:label-cell-address="'Synthèse 2 Unif'.A6:'Synthèse 2 Unif'.A6" chart:class="chart:bar">
            <chart:data-point chart:repeated="3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</text:p>
                <draw:g>
                  <svg:desc>'Synthèse 2 Unif'.E1:'Synthèse 2 Unif'.E1 'Synthèse 2 Unif'.G1:'Synthèse 2 Unif'.G1 'Synthèse 2 Unif'.I1:'Synthèse 2 Unif'.I1 'Synthèse 2 Unif'.K1:'Synthèse 2 Unif'.K1 'Synthèse 2 Unif'.M1:'Synthèse 2 Unif'.M1 'Synthèse 2 Unif'.O1:'Synthèse 2 Unif'.O1 'Synthèse 2 Unif'.Q1:'Synthèse 2 Unif'.Q1 'Synthèse 2 Unif'.S1:'Synthèse 2 Unif'.S1 'Synthèse 2 Unif'.U1:'Synthèse 2 Unif'.U1 'Synthèse 2 Unif'.W1:'Synthèse 2 Unif'.W1 'Synthèse 2 Unif'.Y1:'Synthèse 2 Unif'.Y1 'Synthèse 2 Unif'.AA1:'Synthèse 2 Unif'.AA1 'Synthèse 2 Unif'.AC1:'Synthèse 2 Unif'.AC1 'Synthèse 2 Unif'.AE1:'Synthèse 2 Unif'.AE1 'Synthèse 2 Unif'.AG1:'Synthèse 2 Unif'.AG1 'Synthèse 2 Unif'.AI1:'Synthèse 2 Unif'.AI1 'Synthèse 2 Unif'.AK1:'Synthèse 2 Unif'.AK1 'Synthèse 2 Unif'.AM1:'Synthèse 2 Unif'.AM1 'Synthèse 2 Unif'.AO1:'Synthèse 2 Unif'.AO1 'Synthèse 2 Unif'.AQ1:'Synthèse 2 Unif'.AQ1 'Synthèse 2 Unif'.AS1:'Synthèse 2 Unif'.AS1 'Synthèse 2 Unif'.AU1:'Synthèse 2 Unif'.AU1 'Synthèse 2 Unif'.AW1:'Synthèse 2 Unif'.AW1 'Synthèse 2 Unif'.AY1:'Synthèse 2 Unif'.AY1 'Synthèse 2 Unif'.BA1:'Synthèse 2 Unif'.BA1 'Synthèse 2 Unif'.BC1:'Synthèse 2 Unif'.BC1 'Synthèse 2 Unif'.BE1:'Synthèse 2 Unif'.BE1 'Synthèse 2 Unif'.BG1:'Synthèse 2 Unif'.BG1 'Synthèse 2 Unif'.BI1:'Synthèse 2 Unif'.BI1 'Synthèse 2 Unif'.BK1:'Synthèse 2 Unif'.BK1 'Synthèse 2 Unif'.BM1:'Synthèse 2 Unif'.BM1</svg:desc>
                </draw:g>
              </table:table-cell>
              <table:table-cell office:value-type="string">
                <text:p>shuff1</text:p>
              </table:table-cell>
              <table:table-cell office:value-type="string">
                <text:p>1/C</text:p>
              </table:table-cell>
              <table:table-cell office:value-type="string">
                <text:p>1/R</text:p>
              </table:table-cell>
              <table:table-cell office:value-type="string">
                <text:p>R/C</text:p>
              </table:table-cell>
              <table:table-cell office:value-type="string">
                <text:p>ic_shuff</text:p>
              </table:table-cell>
              <table:table-cell office:value-type="string">
                <text:p>ic_dyn_1/C</text:p>
              </table:table-cell>
              <table:table-cell office:value-type="string">
                <text:p>ic_dyn_1/R</text:p>
              </table:table-cell>
              <table:table-cell office:value-type="string">
                <text:p>ic_dyn_R/C</text:p>
              </table:table-cell>
              <table:table-cell office:value-type="string">
                <text:p>bc_shuff</text:p>
              </table:table-cell>
              <table:table-cell office:value-type="string">
                <text:p>bc_dyn_1/C</text:p>
              </table:table-cell>
              <table:table-cell office:value-type="string">
                <text:p>bc_dyn_1/R</text:p>
              </table:table-cell>
              <table:table-cell office:value-type="string">
                <text:p>bc_dyn_R/C</text:p>
              </table:table-cell>
              <table:table-cell office:value-type="string">
                <text:p>bb_nothing</text:p>
              </table:table-cell>
              <table:table-cell office:value-type="string">
                <text:p>bb_shuff1</text:p>
              </table:table-cell>
              <table:table-cell office:value-type="string">
                <text:p>bb_shuff</text:p>
              </table:table-cell>
              <table:table-cell office:value-type="string">
                <text:p>bb_st_1/C</text:p>
              </table:table-cell>
              <table:table-cell office:value-type="string">
                <text:p>bb_dyn_1/C</text:p>
              </table:table-cell>
              <table:table-cell office:value-type="string">
                <text:p>bb_st_1/R</text:p>
              </table:table-cell>
              <table:table-cell office:value-type="string">
                <text:p>bb_dyn_1/R</text:p>
              </table:table-cell>
              <table:table-cell office:value-type="string">
                <text:p>bb_st_R/C</text:p>
              </table:table-cell>
              <table:table-cell office:value-type="string">
                <text:p>bb_dyn_R/C</text:p>
              </table:table-cell>
              <table:table-cell office:value-type="string">
                <text:p>sbb_nothing</text:p>
              </table:table-cell>
              <table:table-cell office:value-type="string">
                <text:p>sbb_shuff1</text:p>
              </table:table-cell>
              <table:table-cell office:value-type="string">
                <text:p>sbb_shuff</text:p>
              </table:table-cell>
              <table:table-cell office:value-type="string">
                <text:p>sbb_st_1/C</text:p>
              </table:table-cell>
              <table:table-cell office:value-type="string">
                <text:p>sbb_dyn_1/C</text:p>
              </table:table-cell>
              <table:table-cell office:value-type="string">
                <text:p>sbb_st_1/R</text:p>
              </table:table-cell>
              <table:table-cell office:value-type="string">
                <text:p>sbb_dyn_1/R</text:p>
              </table:table-cell>
              <table:table-cell office:value-type="string">
                <text:p>sbb_st_R/C</text:p>
              </table:table-cell>
              <table:table-cell office:value-type="string">
                <text:p>sbb_dyn_R/C</text:p>
              </table:table-cell>
            </table:table-row>
          </table:table-header-rows>
          <table:table-rows>
            <table:table-row>
              <table:table-cell office:value-type="string">
                <text:p>Unif(0.7,0.7)</text:p>
                <draw:g>
                  <svg:desc>'Synthèse 2 Unif'.A2:'Synthèse 2 Unif'.A2</svg:desc>
                </draw:g>
              </table:table-cell>
              <table:table-cell office:value-type="float" office:value="45">
                <text:p>45</text:p>
                <draw:g>
                  <svg:desc>'Synthèse 2 Unif'.E2:'Synthèse 2 Unif'.E2 'Synthèse 2 Unif'.G2:'Synthèse 2 Unif'.G2 'Synthèse 2 Unif'.I2:'Synthèse 2 Unif'.I2 'Synthèse 2 Unif'.K2:'Synthèse 2 Unif'.K2 'Synthèse 2 Unif'.M2:'Synthèse 2 Unif'.M2 'Synthèse 2 Unif'.O2:'Synthèse 2 Unif'.O2 'Synthèse 2 Unif'.Q2:'Synthèse 2 Unif'.Q2 'Synthèse 2 Unif'.S2:'Synthèse 2 Unif'.S2 'Synthèse 2 Unif'.U2:'Synthèse 2 Unif'.U2 'Synthèse 2 Unif'.W2:'Synthèse 2 Unif'.W2 'Synthèse 2 Unif'.Y2:'Synthèse 2 Unif'.Y2 'Synthèse 2 Unif'.AA2:'Synthèse 2 Unif'.AA2 'Synthèse 2 Unif'.AC2:'Synthèse 2 Unif'.AC2 'Synthèse 2 Unif'.AE2:'Synthèse 2 Unif'.AE2 'Synthèse 2 Unif'.AG2:'Synthèse 2 Unif'.AG2 'Synthèse 2 Unif'.AI2:'Synthèse 2 Unif'.AI2 'Synthèse 2 Unif'.AK2:'Synthèse 2 Unif'.AK2 'Synthèse 2 Unif'.AM2:'Synthèse 2 Unif'.AM2 'Synthèse 2 Unif'.AO2:'Synthèse 2 Unif'.AO2 'Synthèse 2 Unif'.AQ2:'Synthèse 2 Unif'.AQ2 'Synthèse 2 Unif'.AS2:'Synthèse 2 Unif'.AS2 'Synthèse 2 Unif'.AU2:'Synthèse 2 Unif'.AU2 'Synthèse 2 Unif'.AW2:'Synthèse 2 Unif'.AW2 'Synthèse 2 Unif'.AY2:'Synthèse 2 Unif'.AY2 'Synthèse 2 Unif'.BA2:'Synthèse 2 Unif'.BA2 'Synthèse 2 Unif'.BC2:'Synthèse 2 Unif'.BC2 'Synthèse 2 Unif'.BE2:'Synthèse 2 Unif'.BE2 'Synthèse 2 Unif'.BG2:'Synthèse 2 Unif'.BG2 'Synthèse 2 Unif'.BI2:'Synthèse 2 Unif'.BI2 'Synthèse 2 Unif'.BK2:'Synthèse 2 Unif'.BK2 'Synthèse 2 Unif'.BM2:'Synthèse 2 Unif'.BM2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389">
                <text:p>389</text:p>
              </table:table-cell>
              <table:table-cell office:value-type="float" office:value="387">
                <text:p>387</text:p>
              </table:table-cell>
              <table:table-cell office:value-type="float" office:value="391">
                <text:p>391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425">
                <text:p>425</text:p>
              </table:table-cell>
              <table:table-cell office:value-type="float" office:value="401">
                <text:p>401</text:p>
              </table:table-cell>
              <table:table-cell office:value-type="float" office:value="403">
                <text:p>403</text:p>
              </table:table-cell>
              <table:table-cell office:value-type="float" office:value="3">
                <text:p>3</text:p>
              </table:table-cell>
              <table:table-cell office:value-type="float" office:value="394">
                <text:p>394</text:p>
              </table:table-cell>
              <table:table-cell office:value-type="float" office:value="382">
                <text:p>382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03">
                <text:p>303</text:p>
              </table:table-cell>
              <table:table-cell office:value-type="float" office:value="324">
                <text:p>324</text:p>
              </table:table-cell>
              <table:table-cell office:value-type="float" office:value="302">
                <text:p>302</text:p>
              </table:table-cell>
              <table:table-cell office:value-type="float" office:value="316">
                <text:p>316</text:p>
              </table:table-cell>
              <table:table-cell office:value-type="float" office:value="303">
                <text:p>303</text:p>
              </table:table-cell>
              <table:table-cell office:value-type="float" office:value="295">
                <text:p>29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78">
                <text:p>378</text:p>
              </table:table-cell>
              <table:table-cell office:value-type="float" office:value="388">
                <text:p>388</text:p>
              </table:table-cell>
              <table:table-cell office:value-type="float" office:value="371">
                <text:p>371</text:p>
              </table:table-cell>
              <table:table-cell office:value-type="float" office:value="377">
                <text:p>377</text:p>
              </table:table-cell>
              <table:table-cell office:value-type="float" office:value="371">
                <text:p>37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Unif(0.8,0.8)</text:p>
                <draw:g>
                  <svg:desc>'Synthèse 2 Unif'.A3:'Synthèse 2 Unif'.A3</svg:desc>
                </draw:g>
              </table:table-cell>
              <table:table-cell office:value-type="float" office:value="64">
                <text:p>64</text:p>
                <draw:g>
                  <svg:desc>'Synthèse 2 Unif'.E3:'Synthèse 2 Unif'.E3 'Synthèse 2 Unif'.G3:'Synthèse 2 Unif'.G3 'Synthèse 2 Unif'.I3:'Synthèse 2 Unif'.I3 'Synthèse 2 Unif'.K3:'Synthèse 2 Unif'.K3 'Synthèse 2 Unif'.M3:'Synthèse 2 Unif'.M3 'Synthèse 2 Unif'.O3:'Synthèse 2 Unif'.O3 'Synthèse 2 Unif'.Q3:'Synthèse 2 Unif'.Q3 'Synthèse 2 Unif'.S3:'Synthèse 2 Unif'.S3 'Synthèse 2 Unif'.U3:'Synthèse 2 Unif'.U3 'Synthèse 2 Unif'.W3:'Synthèse 2 Unif'.W3 'Synthèse 2 Unif'.Y3:'Synthèse 2 Unif'.Y3 'Synthèse 2 Unif'.AA3:'Synthèse 2 Unif'.AA3 'Synthèse 2 Unif'.AC3:'Synthèse 2 Unif'.AC3 'Synthèse 2 Unif'.AE3:'Synthèse 2 Unif'.AE3 'Synthèse 2 Unif'.AG3:'Synthèse 2 Unif'.AG3 'Synthèse 2 Unif'.AI3:'Synthèse 2 Unif'.AI3 'Synthèse 2 Unif'.AK3:'Synthèse 2 Unif'.AK3 'Synthèse 2 Unif'.AM3:'Synthèse 2 Unif'.AM3 'Synthèse 2 Unif'.AO3:'Synthèse 2 Unif'.AO3 'Synthèse 2 Unif'.AQ3:'Synthèse 2 Unif'.AQ3 'Synthèse 2 Unif'.AS3:'Synthèse 2 Unif'.AS3 'Synthèse 2 Unif'.AU3:'Synthèse 2 Unif'.AU3 'Synthèse 2 Unif'.AW3:'Synthèse 2 Unif'.AW3 'Synthèse 2 Unif'.AY3:'Synthèse 2 Unif'.AY3 'Synthèse 2 Unif'.BA3:'Synthèse 2 Unif'.BA3 'Synthèse 2 Unif'.BC3:'Synthèse 2 Unif'.BC3 'Synthèse 2 Unif'.BE3:'Synthèse 2 Unif'.BE3 'Synthèse 2 Unif'.BG3:'Synthèse 2 Unif'.BG3 'Synthèse 2 Unif'.BI3:'Synthèse 2 Unif'.BI3 'Synthèse 2 Unif'.BK3:'Synthèse 2 Unif'.BK3 'Synthèse 2 Unif'.BM3:'Synthèse 2 Unif'.BM3</svg:desc>
                </draw:g>
              </table:table-cell>
              <table:table-cell office:value-type="float" office:value="73">
                <text:p>73</text:p>
              </table:table-cell>
              <table:table-cell office:value-type="float" office:value="309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11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314">
                <text:p>314</text:p>
              </table:table-cell>
              <table:table-cell office:value-type="float" office:value="307">
                <text:p>307</text:p>
              </table:table-cell>
              <table:table-cell office:value-type="float" office:value="313">
                <text:p>313</text:p>
              </table:table-cell>
              <table:table-cell office:value-type="float" office:value="2">
                <text:p>2</text:p>
              </table:table-cell>
              <table:table-cell office:value-type="float" office:value="313">
                <text:p>313</text:p>
              </table:table-cell>
              <table:table-cell office:value-type="float" office:value="309">
                <text:p>309</text:p>
              </table:table-cell>
              <table:table-cell office:value-type="float" office:value="314">
                <text:p>314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3">
                <text:p>3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  <table:table-cell office:value-type="float" office:value="89">
                <text:p>89</text:p>
              </table:table-cell>
              <table:table-cell office:value-type="float" office:value="101">
                <text:p>101</text:p>
              </table:table-cell>
              <table:table-cell office:value-type="float" office:value="95.0000000000004">
                <text:p>95.0000000000004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283">
                <text:p>283</text:p>
              </table:table-cell>
              <table:table-cell office:value-type="float" office:value="278">
                <text:p>278</text:p>
              </table:table-cell>
              <table:table-cell office:value-type="float" office:value="284">
                <text:p>284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Unif(0.8,1)</text:p>
                <draw:g>
                  <svg:desc>'Synthèse 2 Unif'.A4:'Synthèse 2 Unif'.A4</svg:desc>
                </draw:g>
              </table:table-cell>
              <table:table-cell office:value-type="float" office:value="0.999999999999999">
                <text:p>0.999999999999999</text:p>
                <draw:g>
                  <svg:desc>'Synthèse 2 Unif'.E4:'Synthèse 2 Unif'.E4 'Synthèse 2 Unif'.G4:'Synthèse 2 Unif'.G4 'Synthèse 2 Unif'.I4:'Synthèse 2 Unif'.I4 'Synthèse 2 Unif'.K4:'Synthèse 2 Unif'.K4 'Synthèse 2 Unif'.M4:'Synthèse 2 Unif'.M4 'Synthèse 2 Unif'.O4:'Synthèse 2 Unif'.O4 'Synthèse 2 Unif'.Q4:'Synthèse 2 Unif'.Q4 'Synthèse 2 Unif'.S4:'Synthèse 2 Unif'.S4 'Synthèse 2 Unif'.U4:'Synthèse 2 Unif'.U4 'Synthèse 2 Unif'.W4:'Synthèse 2 Unif'.W4 'Synthèse 2 Unif'.Y4:'Synthèse 2 Unif'.Y4 'Synthèse 2 Unif'.AA4:'Synthèse 2 Unif'.AA4 'Synthèse 2 Unif'.AC4:'Synthèse 2 Unif'.AC4 'Synthèse 2 Unif'.AE4:'Synthèse 2 Unif'.AE4 'Synthèse 2 Unif'.AG4:'Synthèse 2 Unif'.AG4 'Synthèse 2 Unif'.AI4:'Synthèse 2 Unif'.AI4 'Synthèse 2 Unif'.AK4:'Synthèse 2 Unif'.AK4 'Synthèse 2 Unif'.AM4:'Synthèse 2 Unif'.AM4 'Synthèse 2 Unif'.AO4:'Synthèse 2 Unif'.AO4 'Synthèse 2 Unif'.AQ4:'Synthèse 2 Unif'.AQ4 'Synthèse 2 Unif'.AS4:'Synthèse 2 Unif'.AS4 'Synthèse 2 Unif'.AU4:'Synthèse 2 Unif'.AU4 'Synthèse 2 Unif'.AW4:'Synthèse 2 Unif'.AW4 'Synthèse 2 Unif'.AY4:'Synthèse 2 Unif'.AY4 'Synthèse 2 Unif'.BA4:'Synthèse 2 Unif'.BA4 'Synthèse 2 Unif'.BC4:'Synthèse 2 Unif'.BC4 'Synthèse 2 Unif'.BE4:'Synthèse 2 Unif'.BE4 'Synthèse 2 Unif'.BG4:'Synthèse 2 Unif'.BG4 'Synthèse 2 Unif'.BI4:'Synthèse 2 Unif'.BI4 'Synthèse 2 Unif'.BK4:'Synthèse 2 Unif'.BK4 'Synthèse 2 Unif'.BM4:'Synthèse 2 Unif'.BM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55">
                <text:p>355</text:p>
              </table:table-cell>
              <table:table-cell office:value-type="float" office:value="356">
                <text:p>356</text:p>
              </table:table-cell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387">
                <text:p>387</text:p>
              </table:table-cell>
              <table:table-cell office:value-type="float" office:value="375">
                <text:p>375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363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364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5">
                <text:p>235</text:p>
              </table:table-cell>
              <table:table-cell office:value-type="float" office:value="219">
                <text:p>219</text:p>
              </table:table-cell>
              <table:table-cell office:value-type="float" office:value="228">
                <text:p>228</text:p>
              </table:table-cell>
              <table:table-cell office:value-type="float" office:value="232">
                <text:p>232</text:p>
              </table:table-cell>
              <table:table-cell office:value-type="float" office:value="219">
                <text:p>219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0">
                <text:p>0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3">
                <text:p>34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Unif(0.9,0.8)</text:p>
                <draw:g>
                  <svg:desc>'Synthèse 2 Unif'.A5:'Synthèse 2 Unif'.A5</svg:desc>
                </draw:g>
              </table:table-cell>
              <table:table-cell office:value-type="float" office:value="0.999999999999999">
                <text:p>0.999999999999999</text:p>
                <draw:g>
                  <svg:desc>'Synthèse 2 Unif'.E5:'Synthèse 2 Unif'.E5 'Synthèse 2 Unif'.G5:'Synthèse 2 Unif'.G5 'Synthèse 2 Unif'.I5:'Synthèse 2 Unif'.I5 'Synthèse 2 Unif'.K5:'Synthèse 2 Unif'.K5 'Synthèse 2 Unif'.M5:'Synthèse 2 Unif'.M5 'Synthèse 2 Unif'.O5:'Synthèse 2 Unif'.O5 'Synthèse 2 Unif'.Q5:'Synthèse 2 Unif'.Q5 'Synthèse 2 Unif'.S5:'Synthèse 2 Unif'.S5 'Synthèse 2 Unif'.U5:'Synthèse 2 Unif'.U5 'Synthèse 2 Unif'.W5:'Synthèse 2 Unif'.W5 'Synthèse 2 Unif'.Y5:'Synthèse 2 Unif'.Y5 'Synthèse 2 Unif'.AA5:'Synthèse 2 Unif'.AA5 'Synthèse 2 Unif'.AC5:'Synthèse 2 Unif'.AC5 'Synthèse 2 Unif'.AE5:'Synthèse 2 Unif'.AE5 'Synthèse 2 Unif'.AG5:'Synthèse 2 Unif'.AG5 'Synthèse 2 Unif'.AI5:'Synthèse 2 Unif'.AI5 'Synthèse 2 Unif'.AK5:'Synthèse 2 Unif'.AK5 'Synthèse 2 Unif'.AM5:'Synthèse 2 Unif'.AM5 'Synthèse 2 Unif'.AO5:'Synthèse 2 Unif'.AO5 'Synthèse 2 Unif'.AQ5:'Synthèse 2 Unif'.AQ5 'Synthèse 2 Unif'.AS5:'Synthèse 2 Unif'.AS5 'Synthèse 2 Unif'.AU5:'Synthèse 2 Unif'.AU5 'Synthèse 2 Unif'.AW5:'Synthèse 2 Unif'.AW5 'Synthèse 2 Unif'.AY5:'Synthèse 2 Unif'.AY5 'Synthèse 2 Unif'.BA5:'Synthèse 2 Unif'.BA5 'Synthèse 2 Unif'.BC5:'Synthèse 2 Unif'.BC5 'Synthèse 2 Unif'.BE5:'Synthèse 2 Unif'.BE5 'Synthèse 2 Unif'.BG5:'Synthèse 2 Unif'.BG5 'Synthèse 2 Unif'.BI5:'Synthèse 2 Unif'.BI5 'Synthèse 2 Unif'.BK5:'Synthèse 2 Unif'.BK5 'Synthèse 2 Unif'.BM5:'Synthèse 2 Unif'.BM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73">
                <text:p>273</text:p>
              </table:table-cell>
              <table:table-cell office:value-type="float" office:value="274">
                <text:p>274</text:p>
              </table:table-cell>
              <table:table-cell office:value-type="float" office:value="276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  <table:table-cell office:value-type="float" office:value="234">
                <text:p>234</text:p>
              </table:table-cell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274">
                <text:p>274</text:p>
              </table:table-cell>
              <table:table-cell office:value-type="float" office:value="262">
                <text:p>262</text:p>
              </table:table-cell>
              <table:table-cell office:value-type="float" office:value="272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4">
                <text:p>194</text:p>
              </table:table-cell>
              <table:table-cell office:value-type="float" office:value="179">
                <text:p>179</text:p>
              </table:table-cell>
              <table:table-cell office:value-type="float" office:value="190">
                <text:p>190</text:p>
              </table:table-cell>
              <table:table-cell office:value-type="float" office:value="167">
                <text:p>167</text:p>
              </table:table-cell>
              <table:table-cell office:value-type="float" office:value="191">
                <text:p>19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Unif(0.9,1)</text:p>
                <draw:g>
                  <svg:desc>'Synthèse 2 Unif'.A6:'Synthèse 2 Unif'.A6</svg:desc>
                </draw:g>
              </table:table-cell>
              <table:table-cell office:value-type="float" office:value="0">
                <text:p>0</text:p>
                <draw:g>
                  <svg:desc>'Synthèse 2 Unif'.E6:'Synthèse 2 Unif'.E6 'Synthèse 2 Unif'.G6:'Synthèse 2 Unif'.G6 'Synthèse 2 Unif'.I6:'Synthèse 2 Unif'.I6 'Synthèse 2 Unif'.K6:'Synthèse 2 Unif'.K6 'Synthèse 2 Unif'.M6:'Synthèse 2 Unif'.M6 'Synthèse 2 Unif'.O6:'Synthèse 2 Unif'.O6 'Synthèse 2 Unif'.Q6:'Synthèse 2 Unif'.Q6 'Synthèse 2 Unif'.S6:'Synthèse 2 Unif'.S6 'Synthèse 2 Unif'.U6:'Synthèse 2 Unif'.U6 'Synthèse 2 Unif'.W6:'Synthèse 2 Unif'.W6 'Synthèse 2 Unif'.Y6:'Synthèse 2 Unif'.Y6 'Synthèse 2 Unif'.AA6:'Synthèse 2 Unif'.AA6 'Synthèse 2 Unif'.AC6:'Synthèse 2 Unif'.AC6 'Synthèse 2 Unif'.AE6:'Synthèse 2 Unif'.AE6 'Synthèse 2 Unif'.AG6:'Synthèse 2 Unif'.AG6 'Synthèse 2 Unif'.AI6:'Synthèse 2 Unif'.AI6 'Synthèse 2 Unif'.AK6:'Synthèse 2 Unif'.AK6 'Synthèse 2 Unif'.AM6:'Synthèse 2 Unif'.AM6 'Synthèse 2 Unif'.AO6:'Synthèse 2 Unif'.AO6 'Synthèse 2 Unif'.AQ6:'Synthèse 2 Unif'.AQ6 'Synthèse 2 Unif'.AS6:'Synthèse 2 Unif'.AS6 'Synthèse 2 Unif'.AU6:'Synthèse 2 Unif'.AU6 'Synthèse 2 Unif'.AW6:'Synthèse 2 Unif'.AW6 'Synthèse 2 Unif'.AY6:'Synthèse 2 Unif'.AY6 'Synthèse 2 Unif'.BA6:'Synthèse 2 Unif'.BA6 'Synthèse 2 Unif'.BC6:'Synthèse 2 Unif'.BC6 'Synthèse 2 Unif'.BE6:'Synthèse 2 Unif'.BE6 'Synthèse 2 Unif'.BG6:'Synthèse 2 Unif'.BG6 'Synthèse 2 Unif'.BI6:'Synthèse 2 Unif'.BI6 'Synthèse 2 Unif'.BK6:'Synthèse 2 Unif'.BK6 'Synthèse 2 Unif'.BM6:'Synthèse 2 Unif'.BM6</svg:desc>
                </draw:g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321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329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368">
                <text:p>368</text:p>
              </table:table-cell>
              <table:table-cell office:value-type="float" office:value="339">
                <text:p>339</text:p>
              </table:table-cell>
              <table:table-cell office:value-type="float" office:value="335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333">
                <text:p>333</text:p>
              </table:table-cell>
              <table:table-cell office:value-type="float" office:value="325">
                <text:p>325</text:p>
              </table:table-cell>
              <table:table-cell office:value-type="float" office:value="329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8">
                <text:p>108</text:p>
              </table:table-cell>
              <table:table-cell office:value-type="float" office:value="127">
                <text:p>127</text:p>
              </table:table-cell>
              <table:table-cell office:value-type="float" office:value="109">
                <text:p>109</text:p>
              </table:table-cell>
              <table:table-cell office:value-type="float" office:value="132">
                <text:p>132</text:p>
              </table:table-cell>
              <table:table-cell office:value-type="float" office:value="121">
                <text:p>121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2">
                <text:p>282</text:p>
              </table:table-cell>
              <table:table-cell office:value-type="float" office:value="302">
                <text:p>302</text:p>
              </table:table-cell>
              <table:table-cell office:value-type="float" office:value="278">
                <text:p>278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82">
                <text:p>28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0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20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2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69.739cm" svg:height="22.133cm" xlink:href=".." xlink:type="simple" chart:class="chart:bar" chart:style-name="ch1">
        <chart:title svg:x="24.105cm" svg:y="0.577cm" chart:style-name="ch2">
          <text:p>Cumulated number of success on random uniform instances </text:p>
        </chart:title>
        <chart:legend chart:legend-position="end" svg:x="67.105cm" svg:y="9.771cm" style:legend-expansion="high" chart:style-name="ch3"/>
        <chart:plot-area chart:style-name="ch4" table:cell-range-address="'Synthèse 2 Unif'.I1:'Synthèse 2 Unif'.I6 'Synthèse 2 Unif'.K1:'Synthèse 2 Unif'.K6 'Synthèse 2 Unif'.M1:'Synthèse 2 Unif'.M6 'Synthèse 2 Unif'.Q1:'Synthèse 2 Unif'.Q6 'Synthèse 2 Unif'.S1:'Synthèse 2 Unif'.S6 'Synthèse 2 Unif'.U1:'Synthèse 2 Unif'.U6 'Synthèse 2 Unif'.Y1:'Synthèse 2 Unif'.Y6 'Synthèse 2 Unif'.AA1:'Synthèse 2 Unif'.AA6 'Synthèse 2 Unif'.AC1:'Synthèse 2 Unif'.AC6 'Synthèse 2 Unif'.AK1:'Synthèse 2 Unif'.AK6 'Synthèse 2 Unif'.AM1:'Synthèse 2 Unif'.AM6 'Synthèse 2 Unif'.AO1:'Synthèse 2 Unif'.AO6 'Synthèse 2 Unif'.AQ1:'Synthèse 2 Unif'.AQ6 'Synthèse 2 Unif'.AS1:'Synthèse 2 Unif'.AS6 'Synthèse 2 Unif'.AU1:'Synthèse 2 Unif'.AU6 'Synthèse 2 Unif'.BC1:'Synthèse 2 Unif'.BC6 'Synthèse 2 Unif'.BE1:'Synthèse 2 Unif'.BE6 'Synthèse 2 Unif'.BG1:'Synthèse 2 Unif'.BG6 'Synthèse 2 Unif'.BI1:'Synthèse 2 Unif'.BI6 'Synthèse 2 Unif'.BK1:'Synthèse 2 Unif'.BK6 'Synthèse 2 Unif'.BM1:'Synthèse 2 Unif'.BM6 'Synthèse 2 Unif'.A2:'Synthèse 2 Unif'.A6" chart:data-source-has-labels="both" svg:x="1.228cm" svg:y="2.681cm" svg:width="64.911cm" svg:height="18.023cm">
          <chartooo:coordinate-region svg:x="2.22cm" svg:y="2.88cm" svg:width="63.919cm" svg:height="17.177cm"/>
          <chart:axis chart:dimension="x" chart:name="primary-x" chart:style-name="ch5" chartooo:axis-type="auto">
            <chartooo:date-scale/>
            <chart:title svg:x="31.955cm" svg:y="20.915cm" chart:style-name="ch6">
              <text:p>Heuristics</text:p>
            </chart:title>
            <chart:categories table:cell-range-address="'Synthèse 2 Unif'.I1:'Synthèse 2 Unif'.I1 'Synthèse 2 Unif'.K1:'Synthèse 2 Unif'.K1 'Synthèse 2 Unif'.M1:'Synthèse 2 Unif'.M1 'Synthèse 2 Unif'.Q1:'Synthèse 2 Unif'.Q1 'Synthèse 2 Unif'.S1:'Synthèse 2 Unif'.S1 'Synthèse 2 Unif'.U1:'Synthèse 2 Unif'.U1 'Synthèse 2 Unif'.Y1:'Synthèse 2 Unif'.Y1 'Synthèse 2 Unif'.AA1:'Synthèse 2 Unif'.AA1 'Synthèse 2 Unif'.AC1:'Synthèse 2 Unif'.AC1 'Synthèse 2 Unif'.AK1:'Synthèse 2 Unif'.AK1 'Synthèse 2 Unif'.AM1:'Synthèse 2 Unif'.AM1 'Synthèse 2 Unif'.AO1:'Synthèse 2 Unif'.AO1 'Synthèse 2 Unif'.AQ1:'Synthèse 2 Unif'.AQ1 'Synthèse 2 Unif'.AS1:'Synthèse 2 Unif'.AS1 'Synthèse 2 Unif'.AU1:'Synthèse 2 Unif'.AU1 'Synthèse 2 Unif'.BC1:'Synthèse 2 Unif'.BC1 'Synthèse 2 Unif'.BE1:'Synthèse 2 Unif'.BE1 'Synthèse 2 Unif'.BG1:'Synthèse 2 Unif'.BG1 'Synthèse 2 Unif'.BI1:'Synthèse 2 Unif'.BI1 'Synthèse 2 Unif'.BK1:'Synthèse 2 Unif'.BK1 'Synthèse 2 Unif'.BM1:'Synthèse 2 Unif'.BM1"/>
          </chart:axis>
          <chart:axis chart:dimension="y" chart:name="primary-y" chart:style-name="ch7">
            <chart:title svg:x="0cm" svg:y="14.928cm" chart:style-name="ch8">
              <text:p>Number of success</text:p>
            </chart:title>
            <chart:grid chart:style-name="ch9" chart:class="major"/>
          </chart:axis>
          <chart:series chart:style-name="ch10" chart:values-cell-range-address="'Synthèse 2 Unif'.I2:'Synthèse 2 Unif'.I2 'Synthèse 2 Unif'.K2:'Synthèse 2 Unif'.K2 'Synthèse 2 Unif'.M2:'Synthèse 2 Unif'.M2 'Synthèse 2 Unif'.Q2:'Synthèse 2 Unif'.Q2 'Synthèse 2 Unif'.S2:'Synthèse 2 Unif'.S2 'Synthèse 2 Unif'.U2:'Synthèse 2 Unif'.U2 'Synthèse 2 Unif'.Y2:'Synthèse 2 Unif'.Y2 'Synthèse 2 Unif'.AA2:'Synthèse 2 Unif'.AA2 'Synthèse 2 Unif'.AC2:'Synthèse 2 Unif'.AC2 'Synthèse 2 Unif'.AK2:'Synthèse 2 Unif'.AK2 'Synthèse 2 Unif'.AM2:'Synthèse 2 Unif'.AM2 'Synthèse 2 Unif'.AO2:'Synthèse 2 Unif'.AO2 'Synthèse 2 Unif'.AQ2:'Synthèse 2 Unif'.AQ2 'Synthèse 2 Unif'.AS2:'Synthèse 2 Unif'.AS2 'Synthèse 2 Unif'.AU2:'Synthèse 2 Unif'.AU2 'Synthèse 2 Unif'.BC2:'Synthèse 2 Unif'.BC2 'Synthèse 2 Unif'.BE2:'Synthèse 2 Unif'.BE2 'Synthèse 2 Unif'.BG2:'Synthèse 2 Unif'.BG2 'Synthèse 2 Unif'.BI2:'Synthèse 2 Unif'.BI2 'Synthèse 2 Unif'.BK2:'Synthèse 2 Unif'.BK2 'Synthèse 2 Unif'.BM2:'Synthèse 2 Unif'.BM2" chart:label-cell-address="'Synthèse 2 Unif'.A2:'Synthèse 2 Unif'.A2" chart:class="chart:bar">
            <chart:data-point chart:repeated="21"/>
          </chart:series>
          <chart:series chart:style-name="ch11" chart:values-cell-range-address="'Synthèse 2 Unif'.I3:'Synthèse 2 Unif'.I3 'Synthèse 2 Unif'.K3:'Synthèse 2 Unif'.K3 'Synthèse 2 Unif'.M3:'Synthèse 2 Unif'.M3 'Synthèse 2 Unif'.Q3:'Synthèse 2 Unif'.Q3 'Synthèse 2 Unif'.S3:'Synthèse 2 Unif'.S3 'Synthèse 2 Unif'.U3:'Synthèse 2 Unif'.U3 'Synthèse 2 Unif'.Y3:'Synthèse 2 Unif'.Y3 'Synthèse 2 Unif'.AA3:'Synthèse 2 Unif'.AA3 'Synthèse 2 Unif'.AC3:'Synthèse 2 Unif'.AC3 'Synthèse 2 Unif'.AK3:'Synthèse 2 Unif'.AK3 'Synthèse 2 Unif'.AM3:'Synthèse 2 Unif'.AM3 'Synthèse 2 Unif'.AO3:'Synthèse 2 Unif'.AO3 'Synthèse 2 Unif'.AQ3:'Synthèse 2 Unif'.AQ3 'Synthèse 2 Unif'.AS3:'Synthèse 2 Unif'.AS3 'Synthèse 2 Unif'.AU3:'Synthèse 2 Unif'.AU3 'Synthèse 2 Unif'.BC3:'Synthèse 2 Unif'.BC3 'Synthèse 2 Unif'.BE3:'Synthèse 2 Unif'.BE3 'Synthèse 2 Unif'.BG3:'Synthèse 2 Unif'.BG3 'Synthèse 2 Unif'.BI3:'Synthèse 2 Unif'.BI3 'Synthèse 2 Unif'.BK3:'Synthèse 2 Unif'.BK3 'Synthèse 2 Unif'.BM3:'Synthèse 2 Unif'.BM3" chart:label-cell-address="'Synthèse 2 Unif'.A3:'Synthèse 2 Unif'.A3" chart:class="chart:bar">
            <chart:data-point chart:repeated="21"/>
          </chart:series>
          <chart:series chart:style-name="ch12" chart:values-cell-range-address="'Synthèse 2 Unif'.I4:'Synthèse 2 Unif'.I4 'Synthèse 2 Unif'.K4:'Synthèse 2 Unif'.K4 'Synthèse 2 Unif'.M4:'Synthèse 2 Unif'.M4 'Synthèse 2 Unif'.Q4:'Synthèse 2 Unif'.Q4 'Synthèse 2 Unif'.S4:'Synthèse 2 Unif'.S4 'Synthèse 2 Unif'.U4:'Synthèse 2 Unif'.U4 'Synthèse 2 Unif'.Y4:'Synthèse 2 Unif'.Y4 'Synthèse 2 Unif'.AA4:'Synthèse 2 Unif'.AA4 'Synthèse 2 Unif'.AC4:'Synthèse 2 Unif'.AC4 'Synthèse 2 Unif'.AK4:'Synthèse 2 Unif'.AK4 'Synthèse 2 Unif'.AM4:'Synthèse 2 Unif'.AM4 'Synthèse 2 Unif'.AO4:'Synthèse 2 Unif'.AO4 'Synthèse 2 Unif'.AQ4:'Synthèse 2 Unif'.AQ4 'Synthèse 2 Unif'.AS4:'Synthèse 2 Unif'.AS4 'Synthèse 2 Unif'.AU4:'Synthèse 2 Unif'.AU4 'Synthèse 2 Unif'.BC4:'Synthèse 2 Unif'.BC4 'Synthèse 2 Unif'.BE4:'Synthèse 2 Unif'.BE4 'Synthèse 2 Unif'.BG4:'Synthèse 2 Unif'.BG4 'Synthèse 2 Unif'.BI4:'Synthèse 2 Unif'.BI4 'Synthèse 2 Unif'.BK4:'Synthèse 2 Unif'.BK4 'Synthèse 2 Unif'.BM4:'Synthèse 2 Unif'.BM4" chart:label-cell-address="'Synthèse 2 Unif'.A4:'Synthèse 2 Unif'.A4" chart:class="chart:bar">
            <chart:data-point chart:repeated="21"/>
          </chart:series>
          <chart:series chart:style-name="ch13" chart:values-cell-range-address="'Synthèse 2 Unif'.I5:'Synthèse 2 Unif'.I5 'Synthèse 2 Unif'.K5:'Synthèse 2 Unif'.K5 'Synthèse 2 Unif'.M5:'Synthèse 2 Unif'.M5 'Synthèse 2 Unif'.Q5:'Synthèse 2 Unif'.Q5 'Synthèse 2 Unif'.S5:'Synthèse 2 Unif'.S5 'Synthèse 2 Unif'.U5:'Synthèse 2 Unif'.U5 'Synthèse 2 Unif'.Y5:'Synthèse 2 Unif'.Y5 'Synthèse 2 Unif'.AA5:'Synthèse 2 Unif'.AA5 'Synthèse 2 Unif'.AC5:'Synthèse 2 Unif'.AC5 'Synthèse 2 Unif'.AK5:'Synthèse 2 Unif'.AK5 'Synthèse 2 Unif'.AM5:'Synthèse 2 Unif'.AM5 'Synthèse 2 Unif'.AO5:'Synthèse 2 Unif'.AO5 'Synthèse 2 Unif'.AQ5:'Synthèse 2 Unif'.AQ5 'Synthèse 2 Unif'.AS5:'Synthèse 2 Unif'.AS5 'Synthèse 2 Unif'.AU5:'Synthèse 2 Unif'.AU5 'Synthèse 2 Unif'.BC5:'Synthèse 2 Unif'.BC5 'Synthèse 2 Unif'.BE5:'Synthèse 2 Unif'.BE5 'Synthèse 2 Unif'.BG5:'Synthèse 2 Unif'.BG5 'Synthèse 2 Unif'.BI5:'Synthèse 2 Unif'.BI5 'Synthèse 2 Unif'.BK5:'Synthèse 2 Unif'.BK5 'Synthèse 2 Unif'.BM5:'Synthèse 2 Unif'.BM5" chart:label-cell-address="'Synthèse 2 Unif'.A5:'Synthèse 2 Unif'.A5" chart:class="chart:bar">
            <chart:data-point chart:repeated="21"/>
          </chart:series>
          <chart:series chart:style-name="ch14" chart:values-cell-range-address="'Synthèse 2 Unif'.I6:'Synthèse 2 Unif'.I6 'Synthèse 2 Unif'.K6:'Synthèse 2 Unif'.K6 'Synthèse 2 Unif'.M6:'Synthèse 2 Unif'.M6 'Synthèse 2 Unif'.Q6:'Synthèse 2 Unif'.Q6 'Synthèse 2 Unif'.S6:'Synthèse 2 Unif'.S6 'Synthèse 2 Unif'.U6:'Synthèse 2 Unif'.U6 'Synthèse 2 Unif'.Y6:'Synthèse 2 Unif'.Y6 'Synthèse 2 Unif'.AA6:'Synthèse 2 Unif'.AA6 'Synthèse 2 Unif'.AC6:'Synthèse 2 Unif'.AC6 'Synthèse 2 Unif'.AK6:'Synthèse 2 Unif'.AK6 'Synthèse 2 Unif'.AM6:'Synthèse 2 Unif'.AM6 'Synthèse 2 Unif'.AO6:'Synthèse 2 Unif'.AO6 'Synthèse 2 Unif'.AQ6:'Synthèse 2 Unif'.AQ6 'Synthèse 2 Unif'.AS6:'Synthèse 2 Unif'.AS6 'Synthèse 2 Unif'.AU6:'Synthèse 2 Unif'.AU6 'Synthèse 2 Unif'.BC6:'Synthèse 2 Unif'.BC6 'Synthèse 2 Unif'.BE6:'Synthèse 2 Unif'.BE6 'Synthèse 2 Unif'.BG6:'Synthèse 2 Unif'.BG6 'Synthèse 2 Unif'.BI6:'Synthèse 2 Unif'.BI6 'Synthèse 2 Unif'.BK6:'Synthèse 2 Unif'.BK6 'Synthèse 2 Unif'.BM6:'Synthèse 2 Unif'.BM6" chart:label-cell-address="'Synthèse 2 Unif'.A6:'Synthèse 2 Unif'.A6" chart:class="chart:bar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C</text:p>
                <draw:g>
                  <svg:desc>'Synthèse 2 Unif'.I1:'Synthèse 2 Unif'.I1 'Synthèse 2 Unif'.K1:'Synthèse 2 Unif'.K1 'Synthèse 2 Unif'.M1:'Synthèse 2 Unif'.M1 'Synthèse 2 Unif'.Q1:'Synthèse 2 Unif'.Q1 'Synthèse 2 Unif'.S1:'Synthèse 2 Unif'.S1 'Synthèse 2 Unif'.U1:'Synthèse 2 Unif'.U1 'Synthèse 2 Unif'.Y1:'Synthèse 2 Unif'.Y1 'Synthèse 2 Unif'.AA1:'Synthèse 2 Unif'.AA1 'Synthèse 2 Unif'.AC1:'Synthèse 2 Unif'.AC1 'Synthèse 2 Unif'.AK1:'Synthèse 2 Unif'.AK1 'Synthèse 2 Unif'.AM1:'Synthèse 2 Unif'.AM1 'Synthèse 2 Unif'.AO1:'Synthèse 2 Unif'.AO1 'Synthèse 2 Unif'.AQ1:'Synthèse 2 Unif'.AQ1 'Synthèse 2 Unif'.AS1:'Synthèse 2 Unif'.AS1 'Synthèse 2 Unif'.AU1:'Synthèse 2 Unif'.AU1 'Synthèse 2 Unif'.BC1:'Synthèse 2 Unif'.BC1 'Synthèse 2 Unif'.BE1:'Synthèse 2 Unif'.BE1 'Synthèse 2 Unif'.BG1:'Synthèse 2 Unif'.BG1 'Synthèse 2 Unif'.BI1:'Synthèse 2 Unif'.BI1 'Synthèse 2 Unif'.BK1:'Synthèse 2 Unif'.BK1 'Synthèse 2 Unif'.BM1:'Synthèse 2 Unif'.BM1</svg:desc>
                </draw:g>
              </table:table-cell>
              <table:table-cell office:value-type="string">
                <text:p>1/R</text:p>
              </table:table-cell>
              <table:table-cell office:value-type="string">
                <text:p>R/C</text:p>
              </table:table-cell>
              <table:table-cell office:value-type="string">
                <text:p>ic_dyn_1/C</text:p>
              </table:table-cell>
              <table:table-cell office:value-type="string">
                <text:p>ic_dyn_1/R</text:p>
              </table:table-cell>
              <table:table-cell office:value-type="string">
                <text:p>ic_dyn_R/C</text:p>
              </table:table-cell>
              <table:table-cell office:value-type="string">
                <text:p>bc_dyn_1/C</text:p>
              </table:table-cell>
              <table:table-cell office:value-type="string">
                <text:p>bc_dyn_1/R</text:p>
              </table:table-cell>
              <table:table-cell office:value-type="string">
                <text:p>bc_dyn_R/C</text:p>
              </table:table-cell>
              <table:table-cell office:value-type="string">
                <text:p>bb_st_1/C</text:p>
              </table:table-cell>
              <table:table-cell office:value-type="string">
                <text:p>bb_dyn_1/C</text:p>
              </table:table-cell>
              <table:table-cell office:value-type="string">
                <text:p>bb_st_1/R</text:p>
              </table:table-cell>
              <table:table-cell office:value-type="string">
                <text:p>bb_dyn_1/R</text:p>
              </table:table-cell>
              <table:table-cell office:value-type="string">
                <text:p>bb_st_R/C</text:p>
              </table:table-cell>
              <table:table-cell office:value-type="string">
                <text:p>bb_dyn_R/C</text:p>
              </table:table-cell>
              <table:table-cell office:value-type="string">
                <text:p>sbb_st_1/C</text:p>
              </table:table-cell>
              <table:table-cell office:value-type="string">
                <text:p>sbb_dyn_1/C</text:p>
              </table:table-cell>
              <table:table-cell office:value-type="string">
                <text:p>sbb_st_1/R</text:p>
              </table:table-cell>
              <table:table-cell office:value-type="string">
                <text:p>sbb_dyn_1/R</text:p>
              </table:table-cell>
              <table:table-cell office:value-type="string">
                <text:p>sbb_st_R/C</text:p>
              </table:table-cell>
              <table:table-cell office:value-type="string">
                <text:p>sbb_dyn_R/C</text:p>
              </table:table-cell>
            </table:table-row>
          </table:table-header-rows>
          <table:table-rows>
            <table:table-row>
              <table:table-cell office:value-type="string">
                <text:p>Unif(0.7,0.7)</text:p>
                <draw:g>
                  <svg:desc>'Synthèse 2 Unif'.A2:'Synthèse 2 Unif'.A2</svg:desc>
                </draw:g>
              </table:table-cell>
              <table:table-cell office:value-type="float" office:value="389">
                <text:p>389</text:p>
                <draw:g>
                  <svg:desc>'Synthèse 2 Unif'.I2:'Synthèse 2 Unif'.I2 'Synthèse 2 Unif'.K2:'Synthèse 2 Unif'.K2 'Synthèse 2 Unif'.M2:'Synthèse 2 Unif'.M2 'Synthèse 2 Unif'.Q2:'Synthèse 2 Unif'.Q2 'Synthèse 2 Unif'.S2:'Synthèse 2 Unif'.S2 'Synthèse 2 Unif'.U2:'Synthèse 2 Unif'.U2 'Synthèse 2 Unif'.Y2:'Synthèse 2 Unif'.Y2 'Synthèse 2 Unif'.AA2:'Synthèse 2 Unif'.AA2 'Synthèse 2 Unif'.AC2:'Synthèse 2 Unif'.AC2 'Synthèse 2 Unif'.AK2:'Synthèse 2 Unif'.AK2 'Synthèse 2 Unif'.AM2:'Synthèse 2 Unif'.AM2 'Synthèse 2 Unif'.AO2:'Synthèse 2 Unif'.AO2 'Synthèse 2 Unif'.AQ2:'Synthèse 2 Unif'.AQ2 'Synthèse 2 Unif'.AS2:'Synthèse 2 Unif'.AS2 'Synthèse 2 Unif'.AU2:'Synthèse 2 Unif'.AU2 'Synthèse 2 Unif'.BC2:'Synthèse 2 Unif'.BC2 'Synthèse 2 Unif'.BE2:'Synthèse 2 Unif'.BE2 'Synthèse 2 Unif'.BG2:'Synthèse 2 Unif'.BG2 'Synthèse 2 Unif'.BI2:'Synthèse 2 Unif'.BI2 'Synthèse 2 Unif'.BK2:'Synthèse 2 Unif'.BK2 'Synthèse 2 Unif'.BM2:'Synthèse 2 Unif'.BM2</svg:desc>
                </draw:g>
              </table:table-cell>
              <table:table-cell office:value-type="float" office:value="387">
                <text:p>387</text:p>
              </table:table-cell>
              <table:table-cell office:value-type="float" office:value="391">
                <text:p>391</text:p>
              </table:table-cell>
              <table:table-cell office:value-type="float" office:value="425">
                <text:p>425</text:p>
              </table:table-cell>
              <table:table-cell office:value-type="float" office:value="401">
                <text:p>401</text:p>
              </table:table-cell>
              <table:table-cell office:value-type="float" office:value="403">
                <text:p>403</text:p>
              </table:table-cell>
              <table:table-cell office:value-type="float" office:value="394">
                <text:p>394</text:p>
              </table:table-cell>
              <table:table-cell office:value-type="float" office:value="382">
                <text:p>382</text:p>
              </table:table-cell>
              <table:table-cell office:value-type="float" office:value="400">
                <text:p>400</text:p>
              </table:table-cell>
              <table:table-cell office:value-type="float" office:value="303">
                <text:p>303</text:p>
              </table:table-cell>
              <table:table-cell office:value-type="float" office:value="324">
                <text:p>324</text:p>
              </table:table-cell>
              <table:table-cell office:value-type="float" office:value="302">
                <text:p>302</text:p>
              </table:table-cell>
              <table:table-cell office:value-type="float" office:value="316">
                <text:p>316</text:p>
              </table:table-cell>
              <table:table-cell office:value-type="float" office:value="303">
                <text:p>303</text:p>
              </table:table-cell>
              <table:table-cell office:value-type="float" office:value="295">
                <text:p>295</text:p>
              </table:table-cell>
              <table:table-cell office:value-type="float" office:value="378">
                <text:p>378</text:p>
              </table:table-cell>
              <table:table-cell office:value-type="float" office:value="388">
                <text:p>388</text:p>
              </table:table-cell>
              <table:table-cell office:value-type="float" office:value="371">
                <text:p>371</text:p>
              </table:table-cell>
              <table:table-cell office:value-type="float" office:value="377">
                <text:p>377</text:p>
              </table:table-cell>
              <table:table-cell office:value-type="float" office:value="371">
                <text:p>37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Unif(0.8,0.8)</text:p>
                <draw:g>
                  <svg:desc>'Synthèse 2 Unif'.A3:'Synthèse 2 Unif'.A3</svg:desc>
                </draw:g>
              </table:table-cell>
              <table:table-cell office:value-type="float" office:value="309">
                <text:p>309</text:p>
                <draw:g>
                  <svg:desc>'Synthèse 2 Unif'.I3:'Synthèse 2 Unif'.I3 'Synthèse 2 Unif'.K3:'Synthèse 2 Unif'.K3 'Synthèse 2 Unif'.M3:'Synthèse 2 Unif'.M3 'Synthèse 2 Unif'.Q3:'Synthèse 2 Unif'.Q3 'Synthèse 2 Unif'.S3:'Synthèse 2 Unif'.S3 'Synthèse 2 Unif'.U3:'Synthèse 2 Unif'.U3 'Synthèse 2 Unif'.Y3:'Synthèse 2 Unif'.Y3 'Synthèse 2 Unif'.AA3:'Synthèse 2 Unif'.AA3 'Synthèse 2 Unif'.AC3:'Synthèse 2 Unif'.AC3 'Synthèse 2 Unif'.AK3:'Synthèse 2 Unif'.AK3 'Synthèse 2 Unif'.AM3:'Synthèse 2 Unif'.AM3 'Synthèse 2 Unif'.AO3:'Synthèse 2 Unif'.AO3 'Synthèse 2 Unif'.AQ3:'Synthèse 2 Unif'.AQ3 'Synthèse 2 Unif'.AS3:'Synthèse 2 Unif'.AS3 'Synthèse 2 Unif'.AU3:'Synthèse 2 Unif'.AU3 'Synthèse 2 Unif'.BC3:'Synthèse 2 Unif'.BC3 'Synthèse 2 Unif'.BE3:'Synthèse 2 Unif'.BE3 'Synthèse 2 Unif'.BG3:'Synthèse 2 Unif'.BG3 'Synthèse 2 Unif'.BI3:'Synthèse 2 Unif'.BI3 'Synthèse 2 Unif'.BK3:'Synthèse 2 Unif'.BK3 'Synthèse 2 Unif'.BM3:'Synthèse 2 Unif'.BM3</svg:desc>
                </draw:g>
              </table:table-cell>
              <table:table-cell office:value-type="float" office:value="308">
                <text:p>308</text:p>
              </table:table-cell>
              <table:table-cell office:value-type="float" office:value="311">
                <text:p>311</text:p>
              </table:table-cell>
              <table:table-cell office:value-type="float" office:value="314">
                <text:p>314</text:p>
              </table:table-cell>
              <table:table-cell office:value-type="float" office:value="307">
                <text:p>307</text:p>
              </table:table-cell>
              <table:table-cell office:value-type="float" office:value="313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309">
                <text:p>309</text:p>
              </table:table-cell>
              <table:table-cell office:value-type="float" office:value="314">
                <text:p>314</text:p>
              </table:table-cell>
              <table:table-cell office:value-type="float" office:value="77">
                <text:p>77</text:p>
              </table:table-cell>
              <table:table-cell office:value-type="float" office:value="104">
                <text:p>104</text:p>
              </table:table-cell>
              <table:table-cell office:value-type="float" office:value="89">
                <text:p>89</text:p>
              </table:table-cell>
              <table:table-cell office:value-type="float" office:value="101">
                <text:p>101</text:p>
              </table:table-cell>
              <table:table-cell office:value-type="float" office:value="95.0000000000004">
                <text:p>95.0000000000004</text:p>
              </table:table-cell>
              <table:table-cell office:value-type="float" office:value="83">
                <text:p>83</text:p>
              </table:table-cell>
              <table:table-cell office:value-type="float" office:value="283">
                <text:p>283</text:p>
              </table:table-cell>
              <table:table-cell office:value-type="float" office:value="278">
                <text:p>278</text:p>
              </table:table-cell>
              <table:table-cell office:value-type="float" office:value="284">
                <text:p>284</text:p>
              </table:table-cell>
              <table:table-cell office:value-type="float" office:value="280">
                <text:p>280</text:p>
              </table:table-cell>
              <table:table-cell office:value-type="float" office:value="288">
                <text:p>28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Unif(0.8,1)</text:p>
                <draw:g>
                  <svg:desc>'Synthèse 2 Unif'.A4:'Synthèse 2 Unif'.A4</svg:desc>
                </draw:g>
              </table:table-cell>
              <table:table-cell office:value-type="float" office:value="355">
                <text:p>355</text:p>
                <draw:g>
                  <svg:desc>'Synthèse 2 Unif'.I4:'Synthèse 2 Unif'.I4 'Synthèse 2 Unif'.K4:'Synthèse 2 Unif'.K4 'Synthèse 2 Unif'.M4:'Synthèse 2 Unif'.M4 'Synthèse 2 Unif'.Q4:'Synthèse 2 Unif'.Q4 'Synthèse 2 Unif'.S4:'Synthèse 2 Unif'.S4 'Synthèse 2 Unif'.U4:'Synthèse 2 Unif'.U4 'Synthèse 2 Unif'.Y4:'Synthèse 2 Unif'.Y4 'Synthèse 2 Unif'.AA4:'Synthèse 2 Unif'.AA4 'Synthèse 2 Unif'.AC4:'Synthèse 2 Unif'.AC4 'Synthèse 2 Unif'.AK4:'Synthèse 2 Unif'.AK4 'Synthèse 2 Unif'.AM4:'Synthèse 2 Unif'.AM4 'Synthèse 2 Unif'.AO4:'Synthèse 2 Unif'.AO4 'Synthèse 2 Unif'.AQ4:'Synthèse 2 Unif'.AQ4 'Synthèse 2 Unif'.AS4:'Synthèse 2 Unif'.AS4 'Synthèse 2 Unif'.AU4:'Synthèse 2 Unif'.AU4 'Synthèse 2 Unif'.BC4:'Synthèse 2 Unif'.BC4 'Synthèse 2 Unif'.BE4:'Synthèse 2 Unif'.BE4 'Synthèse 2 Unif'.BG4:'Synthèse 2 Unif'.BG4 'Synthèse 2 Unif'.BI4:'Synthèse 2 Unif'.BI4 'Synthèse 2 Unif'.BK4:'Synthèse 2 Unif'.BK4 'Synthèse 2 Unif'.BM4:'Synthèse 2 Unif'.BM4</svg:desc>
                </draw:g>
              </table:table-cell>
              <table:table-cell office:value-type="float" office:value="356">
                <text:p>356</text:p>
              </table:table-cell>
              <table:table-cell office:value-type="float" office:value="361">
                <text:p>361</text:p>
              </table:table-cell>
              <table:table-cell office:value-type="float" office:value="387">
                <text:p>387</text:p>
              </table:table-cell>
              <table:table-cell office:value-type="float" office:value="375">
                <text:p>375</text:p>
              </table:table-cell>
              <table:table-cell office:value-type="float" office:value="373">
                <text:p>373</text:p>
              </table:table-cell>
              <table:table-cell office:value-type="float" office:value="363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364">
                <text:p>364</text:p>
              </table:table-cell>
              <table:table-cell office:value-type="float" office:value="235">
                <text:p>235</text:p>
              </table:table-cell>
              <table:table-cell office:value-type="float" office:value="219">
                <text:p>219</text:p>
              </table:table-cell>
              <table:table-cell office:value-type="float" office:value="228">
                <text:p>228</text:p>
              </table:table-cell>
              <table:table-cell office:value-type="float" office:value="232">
                <text:p>232</text:p>
              </table:table-cell>
              <table:table-cell office:value-type="float" office:value="219">
                <text:p>219</text:p>
              </table:table-cell>
              <table:table-cell office:value-type="float" office:value="202">
                <text:p>202</text:p>
              </table:table-cell>
              <table:table-cell office:value-type="float" office:value="341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3">
                <text:p>34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Unif(0.9,0.8)</text:p>
                <draw:g>
                  <svg:desc>'Synthèse 2 Unif'.A5:'Synthèse 2 Unif'.A5</svg:desc>
                </draw:g>
              </table:table-cell>
              <table:table-cell office:value-type="float" office:value="273">
                <text:p>273</text:p>
                <draw:g>
                  <svg:desc>'Synthèse 2 Unif'.I5:'Synthèse 2 Unif'.I5 'Synthèse 2 Unif'.K5:'Synthèse 2 Unif'.K5 'Synthèse 2 Unif'.M5:'Synthèse 2 Unif'.M5 'Synthèse 2 Unif'.Q5:'Synthèse 2 Unif'.Q5 'Synthèse 2 Unif'.S5:'Synthèse 2 Unif'.S5 'Synthèse 2 Unif'.U5:'Synthèse 2 Unif'.U5 'Synthèse 2 Unif'.Y5:'Synthèse 2 Unif'.Y5 'Synthèse 2 Unif'.AA5:'Synthèse 2 Unif'.AA5 'Synthèse 2 Unif'.AC5:'Synthèse 2 Unif'.AC5 'Synthèse 2 Unif'.AK5:'Synthèse 2 Unif'.AK5 'Synthèse 2 Unif'.AM5:'Synthèse 2 Unif'.AM5 'Synthèse 2 Unif'.AO5:'Synthèse 2 Unif'.AO5 'Synthèse 2 Unif'.AQ5:'Synthèse 2 Unif'.AQ5 'Synthèse 2 Unif'.AS5:'Synthèse 2 Unif'.AS5 'Synthèse 2 Unif'.AU5:'Synthèse 2 Unif'.AU5 'Synthèse 2 Unif'.BC5:'Synthèse 2 Unif'.BC5 'Synthèse 2 Unif'.BE5:'Synthèse 2 Unif'.BE5 'Synthèse 2 Unif'.BG5:'Synthèse 2 Unif'.BG5 'Synthèse 2 Unif'.BI5:'Synthèse 2 Unif'.BI5 'Synthèse 2 Unif'.BK5:'Synthèse 2 Unif'.BK5 'Synthèse 2 Unif'.BM5:'Synthèse 2 Unif'.BM5</svg:desc>
                </draw:g>
              </table:table-cell>
              <table:table-cell office:value-type="float" office:value="274">
                <text:p>274</text:p>
              </table:table-cell>
              <table:table-cell office:value-type="float" office:value="276">
                <text:p>276</text:p>
              </table:table-cell>
              <table:table-cell office:value-type="float" office:value="247">
                <text:p>247</text:p>
              </table:table-cell>
              <table:table-cell office:value-type="float" office:value="234">
                <text:p>234</text:p>
              </table:table-cell>
              <table:table-cell office:value-type="float" office:value="260">
                <text:p>260</text:p>
              </table:table-cell>
              <table:table-cell office:value-type="float" office:value="274">
                <text:p>274</text:p>
              </table:table-cell>
              <table:table-cell office:value-type="float" office:value="262">
                <text:p>262</text:p>
              </table:table-cell>
              <table:table-cell office:value-type="float" office:value="272">
                <text:p>272</text:p>
              </table:table-cell>
              <table:table-cell office:value-type="float" office:value="27">
                <text:p>27</text:p>
              </table:table-cell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94">
                <text:p>194</text:p>
              </table:table-cell>
              <table:table-cell office:value-type="float" office:value="179">
                <text:p>179</text:p>
              </table:table-cell>
              <table:table-cell office:value-type="float" office:value="190">
                <text:p>190</text:p>
              </table:table-cell>
              <table:table-cell office:value-type="float" office:value="167">
                <text:p>167</text:p>
              </table:table-cell>
              <table:table-cell office:value-type="float" office:value="191">
                <text:p>19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Unif(0.9,1)</text:p>
                <draw:g>
                  <svg:desc>'Synthèse 2 Unif'.A6:'Synthèse 2 Unif'.A6</svg:desc>
                </draw:g>
              </table:table-cell>
              <table:table-cell office:value-type="float" office:value="321">
                <text:p>321</text:p>
                <draw:g>
                  <svg:desc>'Synthèse 2 Unif'.I6:'Synthèse 2 Unif'.I6 'Synthèse 2 Unif'.K6:'Synthèse 2 Unif'.K6 'Synthèse 2 Unif'.M6:'Synthèse 2 Unif'.M6 'Synthèse 2 Unif'.Q6:'Synthèse 2 Unif'.Q6 'Synthèse 2 Unif'.S6:'Synthèse 2 Unif'.S6 'Synthèse 2 Unif'.U6:'Synthèse 2 Unif'.U6 'Synthèse 2 Unif'.Y6:'Synthèse 2 Unif'.Y6 'Synthèse 2 Unif'.AA6:'Synthèse 2 Unif'.AA6 'Synthèse 2 Unif'.AC6:'Synthèse 2 Unif'.AC6 'Synthèse 2 Unif'.AK6:'Synthèse 2 Unif'.AK6 'Synthèse 2 Unif'.AM6:'Synthèse 2 Unif'.AM6 'Synthèse 2 Unif'.AO6:'Synthèse 2 Unif'.AO6 'Synthèse 2 Unif'.AQ6:'Synthèse 2 Unif'.AQ6 'Synthèse 2 Unif'.AS6:'Synthèse 2 Unif'.AS6 'Synthèse 2 Unif'.AU6:'Synthèse 2 Unif'.AU6 'Synthèse 2 Unif'.BC6:'Synthèse 2 Unif'.BC6 'Synthèse 2 Unif'.BE6:'Synthèse 2 Unif'.BE6 'Synthèse 2 Unif'.BG6:'Synthèse 2 Unif'.BG6 'Synthèse 2 Unif'.BI6:'Synthèse 2 Unif'.BI6 'Synthèse 2 Unif'.BK6:'Synthèse 2 Unif'.BK6 'Synthèse 2 Unif'.BM6:'Synthèse 2 Unif'.BM6</svg:desc>
                </draw:g>
              </table:table-cell>
              <table:table-cell office:value-type="float" office:value="321">
                <text:p>321</text:p>
              </table:table-cell>
              <table:table-cell office:value-type="float" office:value="329">
                <text:p>329</text:p>
              </table:table-cell>
              <table:table-cell office:value-type="float" office:value="368">
                <text:p>368</text:p>
              </table:table-cell>
              <table:table-cell office:value-type="float" office:value="339">
                <text:p>339</text:p>
              </table:table-cell>
              <table:table-cell office:value-type="float" office:value="335">
                <text:p>335</text:p>
              </table:table-cell>
              <table:table-cell office:value-type="float" office:value="333">
                <text:p>333</text:p>
              </table:table-cell>
              <table:table-cell office:value-type="float" office:value="325">
                <text:p>325</text:p>
              </table:table-cell>
              <table:table-cell office:value-type="float" office:value="329">
                <text:p>329</text:p>
              </table:table-cell>
              <table:table-cell office:value-type="float" office:value="108">
                <text:p>108</text:p>
              </table:table-cell>
              <table:table-cell office:value-type="float" office:value="127">
                <text:p>127</text:p>
              </table:table-cell>
              <table:table-cell office:value-type="float" office:value="109">
                <text:p>109</text:p>
              </table:table-cell>
              <table:table-cell office:value-type="float" office:value="132">
                <text:p>132</text:p>
              </table:table-cell>
              <table:table-cell office:value-type="float" office:value="121">
                <text:p>121</text:p>
              </table:table-cell>
              <table:table-cell office:value-type="float" office:value="115">
                <text:p>115</text:p>
              </table:table-cell>
              <table:table-cell office:value-type="float" office:value="282">
                <text:p>282</text:p>
              </table:table-cell>
              <table:table-cell office:value-type="float" office:value="302">
                <text:p>302</text:p>
              </table:table-cell>
              <table:table-cell office:value-type="float" office:value="278">
                <text:p>278</text:p>
              </table:table-cell>
              <table:table-cell office:value-type="float" office:value="283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282">
                <text:p>282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5.784cm" svg:height="13.434cm" xlink:href=".." xlink:type="simple" chart:class="chart:bar" chart:style-name="ch1">
        <chart:legend chart:legend-position="end" svg:x="43.759cm" svg:y="4.177cm" style:legend-expansion="high" chart:style-name="ch2"/>
        <chart:plot-area chart:style-name="ch3" table:cell-range-address="Unif_rare.H1:Unif_rare.H11 Unif_rare.J1:Unif_rare.J11 Unif_rare.L1:Unif_rare.L11 Unif_rare.N1:Unif_rare.N11 Unif_rare.P1:Unif_rare.P11 Unif_rare.R1:Unif_rare.R11 Unif_rare.T1:Unif_rare.T11 Unif_rare.V1:Unif_rare.V11 Unif_rare.X1:Unif_rare.X11 Unif_rare.Z1:Unif_rare.Z11 Unif_rare.AB1:Unif_rare.AB11 Unif_rare.AD1:Unif_rare.AD11 Unif_rare.AF1:Unif_rare.AF11 Unif_rare.AH1:Unif_rare.AH11 Unif_rare.AJ1:Unif_rare.AJ11 Unif_rare.AL1:Unif_rare.AL11 Unif_rare.AN1:Unif_rare.AN11 Unif_rare.AP1:Unif_rare.AP11 Unif_rare.AR1:Unif_rare.AR11 Unif_rare.AT1:Unif_rare.AT11 Unif_rare.AV1:Unif_rare.AV11 Unif_rare.AX1:Unif_rare.AX11 Unif_rare.AZ1:Unif_rare.AZ11 Unif_rare.BB1:Unif_rare.BB11 Unif_rare.BD1:Unif_rare.BD11 Unif_rare.BF1:Unif_rare.BF11 Unif_rare.BH1:Unif_rare.BH11 Unif_rare.BJ1:Unif_rare.BJ11 Unif_rare.BL1:Unif_rare.BL11 Unif_rare.BN1:Unif_rare.BN11 Unif_rare.BP1:Unif_rare.BP11 Unif_rare.A2:Unif_rare.A11" chart:data-source-has-labels="both" svg:x="1.365cm" svg:y="1.207cm" svg:width="40.564cm" svg:height="11.539cm">
          <chartooo:coordinate-region svg:x="2.172cm" svg:y="1.407cm" svg:width="39.07cm" svg:height="10.294cm"/>
          <chart:axis chart:dimension="x" chart:name="primary-x" chart:style-name="ch4" chartooo:axis-type="auto">
            <chartooo:date-scale/>
            <chart:categories table:cell-range-address="Unif_rare.H1:Unif_rare.H1 Unif_rare.J1:Unif_rare.J1 Unif_rare.L1:Unif_rare.L1 Unif_rare.N1:Unif_rare.N1 Unif_rare.P1:Unif_rare.P1 Unif_rare.R1:Unif_rare.R1 Unif_rare.T1:Unif_rare.T1 Unif_rare.V1:Unif_rare.V1 Unif_rare.X1:Unif_rare.X1 Unif_rare.Z1:Unif_rare.Z1 Unif_rare.AB1:Unif_rare.AB1 Unif_rare.AD1:Unif_rare.AD1 Unif_rare.AF1:Unif_rare.AF1 Unif_rare.AH1:Unif_rare.AH1 Unif_rare.AJ1:Unif_rare.AJ1 Unif_rare.AL1:Unif_rare.AL1 Unif_rare.AN1:Unif_rare.AN1 Unif_rare.AP1:Unif_rare.AP1 Unif_rare.AR1:Unif_rare.AR1 Unif_rare.AT1:Unif_rare.AT1 Unif_rare.AV1:Unif_rare.AV1 Unif_rare.AX1:Unif_rare.AX1 Unif_rare.AZ1:Unif_rare.AZ1 Unif_rare.BB1:Unif_rare.BB1 Unif_rare.BD1:Unif_rare.BD1 Unif_rare.BF1:Unif_rare.BF1 Unif_rare.BH1:Unif_rare.BH1 Unif_rare.BJ1:Unif_rare.BJ1 Unif_rare.BL1:Unif_rare.BL1 Unif_rare.BN1:Unif_rare.BN1 Unif_rare.BP1:Unif_rare.BP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Unif_rare.H2:Unif_rare.H2 Unif_rare.J2:Unif_rare.J2 Unif_rare.L2:Unif_rare.L2 Unif_rare.N2:Unif_rare.N2 Unif_rare.P2:Unif_rare.P2 Unif_rare.R2:Unif_rare.R2 Unif_rare.T2:Unif_rare.T2 Unif_rare.V2:Unif_rare.V2 Unif_rare.X2:Unif_rare.X2 Unif_rare.Z2:Unif_rare.Z2 Unif_rare.AB2:Unif_rare.AB2 Unif_rare.AD2:Unif_rare.AD2 Unif_rare.AF2:Unif_rare.AF2 Unif_rare.AH2:Unif_rare.AH2 Unif_rare.AJ2:Unif_rare.AJ2 Unif_rare.AL2:Unif_rare.AL2 Unif_rare.AN2:Unif_rare.AN2 Unif_rare.AP2:Unif_rare.AP2 Unif_rare.AR2:Unif_rare.AR2 Unif_rare.AT2:Unif_rare.AT2 Unif_rare.AV2:Unif_rare.AV2 Unif_rare.AX2:Unif_rare.AX2 Unif_rare.AZ2:Unif_rare.AZ2 Unif_rare.BB2:Unif_rare.BB2 Unif_rare.BD2:Unif_rare.BD2 Unif_rare.BF2:Unif_rare.BF2 Unif_rare.BH2:Unif_rare.BH2 Unif_rare.BJ2:Unif_rare.BJ2 Unif_rare.BL2:Unif_rare.BL2 Unif_rare.BN2:Unif_rare.BN2 Unif_rare.BP2:Unif_rare.BP2" chart:label-cell-address="Unif_rare.A2:Unif_rare.A2" chart:class="chart:bar">
            <chart:data-point chart:repeated="31"/>
          </chart:series>
          <chart:series chart:style-name="ch8" chart:values-cell-range-address="Unif_rare.H3:Unif_rare.H3 Unif_rare.J3:Unif_rare.J3 Unif_rare.L3:Unif_rare.L3 Unif_rare.N3:Unif_rare.N3 Unif_rare.P3:Unif_rare.P3 Unif_rare.R3:Unif_rare.R3 Unif_rare.T3:Unif_rare.T3 Unif_rare.V3:Unif_rare.V3 Unif_rare.X3:Unif_rare.X3 Unif_rare.Z3:Unif_rare.Z3 Unif_rare.AB3:Unif_rare.AB3 Unif_rare.AD3:Unif_rare.AD3 Unif_rare.AF3:Unif_rare.AF3 Unif_rare.AH3:Unif_rare.AH3 Unif_rare.AJ3:Unif_rare.AJ3 Unif_rare.AL3:Unif_rare.AL3 Unif_rare.AN3:Unif_rare.AN3 Unif_rare.AP3:Unif_rare.AP3 Unif_rare.AR3:Unif_rare.AR3 Unif_rare.AT3:Unif_rare.AT3 Unif_rare.AV3:Unif_rare.AV3 Unif_rare.AX3:Unif_rare.AX3 Unif_rare.AZ3:Unif_rare.AZ3 Unif_rare.BB3:Unif_rare.BB3 Unif_rare.BD3:Unif_rare.BD3 Unif_rare.BF3:Unif_rare.BF3 Unif_rare.BH3:Unif_rare.BH3 Unif_rare.BJ3:Unif_rare.BJ3 Unif_rare.BL3:Unif_rare.BL3 Unif_rare.BN3:Unif_rare.BN3 Unif_rare.BP3:Unif_rare.BP3" chart:label-cell-address="Unif_rare.A3:Unif_rare.A3" chart:class="chart:bar">
            <chart:data-point chart:repeated="31"/>
          </chart:series>
          <chart:series chart:style-name="ch9" chart:values-cell-range-address="Unif_rare.H4:Unif_rare.H4 Unif_rare.J4:Unif_rare.J4 Unif_rare.L4:Unif_rare.L4 Unif_rare.N4:Unif_rare.N4 Unif_rare.P4:Unif_rare.P4 Unif_rare.R4:Unif_rare.R4 Unif_rare.T4:Unif_rare.T4 Unif_rare.V4:Unif_rare.V4 Unif_rare.X4:Unif_rare.X4 Unif_rare.Z4:Unif_rare.Z4 Unif_rare.AB4:Unif_rare.AB4 Unif_rare.AD4:Unif_rare.AD4 Unif_rare.AF4:Unif_rare.AF4 Unif_rare.AH4:Unif_rare.AH4 Unif_rare.AJ4:Unif_rare.AJ4 Unif_rare.AL4:Unif_rare.AL4 Unif_rare.AN4:Unif_rare.AN4 Unif_rare.AP4:Unif_rare.AP4 Unif_rare.AR4:Unif_rare.AR4 Unif_rare.AT4:Unif_rare.AT4 Unif_rare.AV4:Unif_rare.AV4 Unif_rare.AX4:Unif_rare.AX4 Unif_rare.AZ4:Unif_rare.AZ4 Unif_rare.BB4:Unif_rare.BB4 Unif_rare.BD4:Unif_rare.BD4 Unif_rare.BF4:Unif_rare.BF4 Unif_rare.BH4:Unif_rare.BH4 Unif_rare.BJ4:Unif_rare.BJ4 Unif_rare.BL4:Unif_rare.BL4 Unif_rare.BN4:Unif_rare.BN4 Unif_rare.BP4:Unif_rare.BP4" chart:label-cell-address="Unif_rare.A4:Unif_rare.A4" chart:class="chart:bar">
            <chart:data-point chart:repeated="31"/>
          </chart:series>
          <chart:series chart:style-name="ch10" chart:values-cell-range-address="Unif_rare.H5:Unif_rare.H5 Unif_rare.J5:Unif_rare.J5 Unif_rare.L5:Unif_rare.L5 Unif_rare.N5:Unif_rare.N5 Unif_rare.P5:Unif_rare.P5 Unif_rare.R5:Unif_rare.R5 Unif_rare.T5:Unif_rare.T5 Unif_rare.V5:Unif_rare.V5 Unif_rare.X5:Unif_rare.X5 Unif_rare.Z5:Unif_rare.Z5 Unif_rare.AB5:Unif_rare.AB5 Unif_rare.AD5:Unif_rare.AD5 Unif_rare.AF5:Unif_rare.AF5 Unif_rare.AH5:Unif_rare.AH5 Unif_rare.AJ5:Unif_rare.AJ5 Unif_rare.AL5:Unif_rare.AL5 Unif_rare.AN5:Unif_rare.AN5 Unif_rare.AP5:Unif_rare.AP5 Unif_rare.AR5:Unif_rare.AR5 Unif_rare.AT5:Unif_rare.AT5 Unif_rare.AV5:Unif_rare.AV5 Unif_rare.AX5:Unif_rare.AX5 Unif_rare.AZ5:Unif_rare.AZ5 Unif_rare.BB5:Unif_rare.BB5 Unif_rare.BD5:Unif_rare.BD5 Unif_rare.BF5:Unif_rare.BF5 Unif_rare.BH5:Unif_rare.BH5 Unif_rare.BJ5:Unif_rare.BJ5 Unif_rare.BL5:Unif_rare.BL5 Unif_rare.BN5:Unif_rare.BN5 Unif_rare.BP5:Unif_rare.BP5" chart:label-cell-address="Unif_rare.A5:Unif_rare.A5" chart:class="chart:bar">
            <chart:data-point chart:repeated="31"/>
          </chart:series>
          <chart:series chart:style-name="ch11" chart:values-cell-range-address="Unif_rare.H6:Unif_rare.H6 Unif_rare.J6:Unif_rare.J6 Unif_rare.L6:Unif_rare.L6 Unif_rare.N6:Unif_rare.N6 Unif_rare.P6:Unif_rare.P6 Unif_rare.R6:Unif_rare.R6 Unif_rare.T6:Unif_rare.T6 Unif_rare.V6:Unif_rare.V6 Unif_rare.X6:Unif_rare.X6 Unif_rare.Z6:Unif_rare.Z6 Unif_rare.AB6:Unif_rare.AB6 Unif_rare.AD6:Unif_rare.AD6 Unif_rare.AF6:Unif_rare.AF6 Unif_rare.AH6:Unif_rare.AH6 Unif_rare.AJ6:Unif_rare.AJ6 Unif_rare.AL6:Unif_rare.AL6 Unif_rare.AN6:Unif_rare.AN6 Unif_rare.AP6:Unif_rare.AP6 Unif_rare.AR6:Unif_rare.AR6 Unif_rare.AT6:Unif_rare.AT6 Unif_rare.AV6:Unif_rare.AV6 Unif_rare.AX6:Unif_rare.AX6 Unif_rare.AZ6:Unif_rare.AZ6 Unif_rare.BB6:Unif_rare.BB6 Unif_rare.BD6:Unif_rare.BD6 Unif_rare.BF6:Unif_rare.BF6 Unif_rare.BH6:Unif_rare.BH6 Unif_rare.BJ6:Unif_rare.BJ6 Unif_rare.BL6:Unif_rare.BL6 Unif_rare.BN6:Unif_rare.BN6 Unif_rare.BP6:Unif_rare.BP6" chart:label-cell-address="Unif_rare.A6:Unif_rare.A6" chart:class="chart:bar">
            <chart:data-point chart:repeated="31"/>
          </chart:series>
          <chart:series chart:style-name="ch12" chart:values-cell-range-address="Unif_rare.H7:Unif_rare.H7 Unif_rare.J7:Unif_rare.J7 Unif_rare.L7:Unif_rare.L7 Unif_rare.N7:Unif_rare.N7 Unif_rare.P7:Unif_rare.P7 Unif_rare.R7:Unif_rare.R7 Unif_rare.T7:Unif_rare.T7 Unif_rare.V7:Unif_rare.V7 Unif_rare.X7:Unif_rare.X7 Unif_rare.Z7:Unif_rare.Z7 Unif_rare.AB7:Unif_rare.AB7 Unif_rare.AD7:Unif_rare.AD7 Unif_rare.AF7:Unif_rare.AF7 Unif_rare.AH7:Unif_rare.AH7 Unif_rare.AJ7:Unif_rare.AJ7 Unif_rare.AL7:Unif_rare.AL7 Unif_rare.AN7:Unif_rare.AN7 Unif_rare.AP7:Unif_rare.AP7 Unif_rare.AR7:Unif_rare.AR7 Unif_rare.AT7:Unif_rare.AT7 Unif_rare.AV7:Unif_rare.AV7 Unif_rare.AX7:Unif_rare.AX7 Unif_rare.AZ7:Unif_rare.AZ7 Unif_rare.BB7:Unif_rare.BB7 Unif_rare.BD7:Unif_rare.BD7 Unif_rare.BF7:Unif_rare.BF7 Unif_rare.BH7:Unif_rare.BH7 Unif_rare.BJ7:Unif_rare.BJ7 Unif_rare.BL7:Unif_rare.BL7 Unif_rare.BN7:Unif_rare.BN7 Unif_rare.BP7:Unif_rare.BP7" chart:label-cell-address="Unif_rare.A7:Unif_rare.A7" chart:class="chart:bar">
            <chart:data-point chart:repeated="31"/>
          </chart:series>
          <chart:series chart:style-name="ch13" chart:values-cell-range-address="Unif_rare.H8:Unif_rare.H8 Unif_rare.J8:Unif_rare.J8 Unif_rare.L8:Unif_rare.L8 Unif_rare.N8:Unif_rare.N8 Unif_rare.P8:Unif_rare.P8 Unif_rare.R8:Unif_rare.R8 Unif_rare.T8:Unif_rare.T8 Unif_rare.V8:Unif_rare.V8 Unif_rare.X8:Unif_rare.X8 Unif_rare.Z8:Unif_rare.Z8 Unif_rare.AB8:Unif_rare.AB8 Unif_rare.AD8:Unif_rare.AD8 Unif_rare.AF8:Unif_rare.AF8 Unif_rare.AH8:Unif_rare.AH8 Unif_rare.AJ8:Unif_rare.AJ8 Unif_rare.AL8:Unif_rare.AL8 Unif_rare.AN8:Unif_rare.AN8 Unif_rare.AP8:Unif_rare.AP8 Unif_rare.AR8:Unif_rare.AR8 Unif_rare.AT8:Unif_rare.AT8 Unif_rare.AV8:Unif_rare.AV8 Unif_rare.AX8:Unif_rare.AX8 Unif_rare.AZ8:Unif_rare.AZ8 Unif_rare.BB8:Unif_rare.BB8 Unif_rare.BD8:Unif_rare.BD8 Unif_rare.BF8:Unif_rare.BF8 Unif_rare.BH8:Unif_rare.BH8 Unif_rare.BJ8:Unif_rare.BJ8 Unif_rare.BL8:Unif_rare.BL8 Unif_rare.BN8:Unif_rare.BN8 Unif_rare.BP8:Unif_rare.BP8" chart:label-cell-address="Unif_rare.A8:Unif_rare.A8" chart:class="chart:bar">
            <chart:data-point chart:repeated="31"/>
          </chart:series>
          <chart:series chart:style-name="ch14" chart:values-cell-range-address="Unif_rare.H9:Unif_rare.H9 Unif_rare.J9:Unif_rare.J9 Unif_rare.L9:Unif_rare.L9 Unif_rare.N9:Unif_rare.N9 Unif_rare.P9:Unif_rare.P9 Unif_rare.R9:Unif_rare.R9 Unif_rare.T9:Unif_rare.T9 Unif_rare.V9:Unif_rare.V9 Unif_rare.X9:Unif_rare.X9 Unif_rare.Z9:Unif_rare.Z9 Unif_rare.AB9:Unif_rare.AB9 Unif_rare.AD9:Unif_rare.AD9 Unif_rare.AF9:Unif_rare.AF9 Unif_rare.AH9:Unif_rare.AH9 Unif_rare.AJ9:Unif_rare.AJ9 Unif_rare.AL9:Unif_rare.AL9 Unif_rare.AN9:Unif_rare.AN9 Unif_rare.AP9:Unif_rare.AP9 Unif_rare.AR9:Unif_rare.AR9 Unif_rare.AT9:Unif_rare.AT9 Unif_rare.AV9:Unif_rare.AV9 Unif_rare.AX9:Unif_rare.AX9 Unif_rare.AZ9:Unif_rare.AZ9 Unif_rare.BB9:Unif_rare.BB9 Unif_rare.BD9:Unif_rare.BD9 Unif_rare.BF9:Unif_rare.BF9 Unif_rare.BH9:Unif_rare.BH9 Unif_rare.BJ9:Unif_rare.BJ9 Unif_rare.BL9:Unif_rare.BL9 Unif_rare.BN9:Unif_rare.BN9 Unif_rare.BP9:Unif_rare.BP9" chart:label-cell-address="Unif_rare.A9:Unif_rare.A9" chart:class="chart:bar">
            <chart:data-point chart:repeated="31"/>
          </chart:series>
          <chart:series chart:style-name="ch15" chart:values-cell-range-address="Unif_rare.H10:Unif_rare.H10 Unif_rare.J10:Unif_rare.J10 Unif_rare.L10:Unif_rare.L10 Unif_rare.N10:Unif_rare.N10 Unif_rare.P10:Unif_rare.P10 Unif_rare.R10:Unif_rare.R10 Unif_rare.T10:Unif_rare.T10 Unif_rare.V10:Unif_rare.V10 Unif_rare.X10:Unif_rare.X10 Unif_rare.Z10:Unif_rare.Z10 Unif_rare.AB10:Unif_rare.AB10 Unif_rare.AD10:Unif_rare.AD10 Unif_rare.AF10:Unif_rare.AF10 Unif_rare.AH10:Unif_rare.AH10 Unif_rare.AJ10:Unif_rare.AJ10 Unif_rare.AL10:Unif_rare.AL10 Unif_rare.AN10:Unif_rare.AN10 Unif_rare.AP10:Unif_rare.AP10 Unif_rare.AR10:Unif_rare.AR10 Unif_rare.AT10:Unif_rare.AT10 Unif_rare.AV10:Unif_rare.AV10 Unif_rare.AX10:Unif_rare.AX10 Unif_rare.AZ10:Unif_rare.AZ10 Unif_rare.BB10:Unif_rare.BB10 Unif_rare.BD10:Unif_rare.BD10 Unif_rare.BF10:Unif_rare.BF10 Unif_rare.BH10:Unif_rare.BH10 Unif_rare.BJ10:Unif_rare.BJ10 Unif_rare.BL10:Unif_rare.BL10 Unif_rare.BN10:Unif_rare.BN10 Unif_rare.BP10:Unif_rare.BP10" chart:label-cell-address="Unif_rare.A10:Unif_rare.A10" chart:class="chart:bar">
            <chart:data-point chart:repeated="31"/>
          </chart:series>
          <chart:series chart:style-name="ch16" chart:values-cell-range-address="Unif_rare.H11:Unif_rare.H11 Unif_rare.J11:Unif_rare.J11 Unif_rare.L11:Unif_rare.L11 Unif_rare.N11:Unif_rare.N11 Unif_rare.P11:Unif_rare.P11 Unif_rare.R11:Unif_rare.R11 Unif_rare.T11:Unif_rare.T11 Unif_rare.V11:Unif_rare.V11 Unif_rare.X11:Unif_rare.X11 Unif_rare.Z11:Unif_rare.Z11 Unif_rare.AB11:Unif_rare.AB11 Unif_rare.AD11:Unif_rare.AD11 Unif_rare.AF11:Unif_rare.AF11 Unif_rare.AH11:Unif_rare.AH11 Unif_rare.AJ11:Unif_rare.AJ11 Unif_rare.AL11:Unif_rare.AL11 Unif_rare.AN11:Unif_rare.AN11 Unif_rare.AP11:Unif_rare.AP11 Unif_rare.AR11:Unif_rare.AR11 Unif_rare.AT11:Unif_rare.AT11 Unif_rare.AV11:Unif_rare.AV11 Unif_rare.AX11:Unif_rare.AX11 Unif_rare.AZ11:Unif_rare.AZ11 Unif_rare.BB11:Unif_rare.BB11 Unif_rare.BD11:Unif_rare.BD11 Unif_rare.BF11:Unif_rare.BF11 Unif_rare.BH11:Unif_rare.BH11 Unif_rare.BJ11:Unif_rare.BJ11 Unif_rare.BL11:Unif_rare.BL11 Unif_rare.BN11:Unif_rare.BN11 Unif_rare.BP11:Unif_rare.BP11" chart:label-cell-address="Unif_rare.A11:Unif_rare.A11" chart:class="chart:bar">
            <chart:data-point chart:repeated="3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_ns</text:p>
                <draw:g>
                  <svg:desc>Unif_rare.H1:Unif_rare.H1 Unif_rare.J1:Unif_rare.J1 Unif_rare.L1:Unif_rare.L1 Unif_rare.N1:Unif_rare.N1 Unif_rare.P1:Unif_rare.P1 Unif_rare.R1:Unif_rare.R1 Unif_rare.T1:Unif_rare.T1 Unif_rare.V1:Unif_rare.V1 Unif_rare.X1:Unif_rare.X1 Unif_rare.Z1:Unif_rare.Z1 Unif_rare.AB1:Unif_rare.AB1 Unif_rare.AD1:Unif_rare.AD1 Unif_rare.AF1:Unif_rare.AF1 Unif_rare.AH1:Unif_rare.AH1 Unif_rare.AJ1:Unif_rare.AJ1 Unif_rare.AL1:Unif_rare.AL1 Unif_rare.AN1:Unif_rare.AN1 Unif_rare.AP1:Unif_rare.AP1 Unif_rare.AR1:Unif_rare.AR1 Unif_rare.AT1:Unif_rare.AT1 Unif_rare.AV1:Unif_rare.AV1 Unif_rare.AX1:Unif_rare.AX1 Unif_rare.AZ1:Unif_rare.AZ1 Unif_rare.BB1:Unif_rare.BB1 Unif_rare.BD1:Unif_rare.BD1 Unif_rare.BF1:Unif_rare.BF1 Unif_rare.BH1:Unif_rare.BH1 Unif_rare.BJ1:Unif_rare.BJ1 Unif_rare.BL1:Unif_rare.BL1 Unif_rare.BN1:Unif_rare.BN1 Unif_rare.BP1:Unif_rare.BP1</svg:desc>
                </draw:g>
              </table:table-cell>
              <table:table-cell office:value-type="string">
                <text:p>shuff1_ns</text:p>
              </table:table-cell>
              <table:table-cell office:value-type="string">
                <text:p>1/C_ns</text:p>
              </table:table-cell>
              <table:table-cell office:value-type="string">
                <text:p>1/R_ns</text:p>
              </table:table-cell>
              <table:table-cell office:value-type="string">
                <text:p>R/C_ns</text:p>
              </table:table-cell>
              <table:table-cell office:value-type="string">
                <text:p>ic_shuff_ns</text:p>
              </table:table-cell>
              <table:table-cell office:value-type="string">
                <text:p>ic_dyn_1/C_ns</text:p>
              </table:table-cell>
              <table:table-cell office:value-type="string">
                <text:p>ic_dyn_1/R_ns</text:p>
              </table:table-cell>
              <table:table-cell office:value-type="string">
                <text:p>ic_dyn_R/C_ns</text:p>
              </table:table-cell>
              <table:table-cell office:value-type="string">
                <text:p>bc_shuff_ns</text:p>
              </table:table-cell>
              <table:table-cell office:value-type="string">
                <text:p>bc_dyn_1/C_ns</text:p>
              </table:table-cell>
              <table:table-cell office:value-type="string">
                <text:p>bc_dyn_1/R_ns</text:p>
              </table:table-cell>
              <table:table-cell office:value-type="string">
                <text:p>bc_dyn_R/C_ns</text:p>
              </table:table-cell>
              <table:table-cell office:value-type="string">
                <text:p>bb_nothing_ns</text:p>
              </table:table-cell>
              <table:table-cell office:value-type="string">
                <text:p>bb_shuff1_ns</text:p>
              </table:table-cell>
              <table:table-cell office:value-type="string">
                <text:p>bb_shuff_ns</text:p>
              </table:table-cell>
              <table:table-cell office:value-type="string">
                <text:p>bb_st_1/C_ns</text:p>
              </table:table-cell>
              <table:table-cell office:value-type="string">
                <text:p>bb_dyn_1/C_ns</text:p>
              </table:table-cell>
              <table:table-cell office:value-type="string">
                <text:p>bb_st_1/R_ns</text:p>
              </table:table-cell>
              <table:table-cell office:value-type="string">
                <text:p>bb_dyn_1/R_ns</text:p>
              </table:table-cell>
              <table:table-cell office:value-type="string">
                <text:p>bb_st_R/C_ns</text:p>
              </table:table-cell>
              <table:table-cell office:value-type="string">
                <text:p>bb_dyn_R/C_ns</text:p>
              </table:table-cell>
              <table:table-cell office:value-type="string">
                <text:p>sbb_nothing_ns</text:p>
              </table:table-cell>
              <table:table-cell office:value-type="string">
                <text:p>sbb_shuff1_ns</text:p>
              </table:table-cell>
              <table:table-cell office:value-type="string">
                <text:p>sbb_shuff_ns</text:p>
              </table:table-cell>
              <table:table-cell office:value-type="string">
                <text:p>sbb_st_1/C_ns</text:p>
              </table:table-cell>
              <table:table-cell office:value-type="string">
                <text:p>sbb_dyn_1/C_ns</text:p>
              </table:table-cell>
              <table:table-cell office:value-type="string">
                <text:p>sbb_st_1/R_ns</text:p>
              </table:table-cell>
              <table:table-cell office:value-type="string">
                <text:p>sbb_dyn_1/R_ns</text:p>
              </table:table-cell>
              <table:table-cell office:value-type="string">
                <text:p>sbb_st_R/C_ns</text:p>
              </table:table-cell>
              <table:table-cell office:value-type="string">
                <text:p>sbb_dyn_R/C_ns</text:p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Unif_rare.A2:Unif_rare.A2</svg:desc>
                </draw:g>
              </table:table-cell>
              <table:table-cell office:value-type="float" office:value="18">
                <text:p>18</text:p>
                <draw:g>
                  <svg:desc>Unif_rare.H2:Unif_rare.H2 Unif_rare.J2:Unif_rare.J2 Unif_rare.L2:Unif_rare.L2 Unif_rare.N2:Unif_rare.N2 Unif_rare.P2:Unif_rare.P2 Unif_rare.R2:Unif_rare.R2 Unif_rare.T2:Unif_rare.T2 Unif_rare.V2:Unif_rare.V2 Unif_rare.X2:Unif_rare.X2 Unif_rare.Z2:Unif_rare.Z2 Unif_rare.AB2:Unif_rare.AB2 Unif_rare.AD2:Unif_rare.AD2 Unif_rare.AF2:Unif_rare.AF2 Unif_rare.AH2:Unif_rare.AH2 Unif_rare.AJ2:Unif_rare.AJ2 Unif_rare.AL2:Unif_rare.AL2 Unif_rare.AN2:Unif_rare.AN2 Unif_rare.AP2:Unif_rare.AP2 Unif_rare.AR2:Unif_rare.AR2 Unif_rare.AT2:Unif_rare.AT2 Unif_rare.AV2:Unif_rare.AV2 Unif_rare.AX2:Unif_rare.AX2 Unif_rare.AZ2:Unif_rare.AZ2 Unif_rare.BB2:Unif_rare.BB2 Unif_rare.BD2:Unif_rare.BD2 Unif_rare.BF2:Unif_rare.BF2 Unif_rare.BH2:Unif_rare.BH2 Unif_rare.BJ2:Unif_rare.BJ2 Unif_rare.BL2:Unif_rare.BL2 Unif_rare.BN2:Unif_rare.BN2 Unif_rare.BP2:Unif_rare.BP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9">
                <text:p>9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68">
                <text:p>68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45">
                <text:p>45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58">
                <text:p>58</text:p>
              </table:table-cell>
              <table:table-cell office:value-type="float" office:value="42">
                <text:p>42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57">
                <text:p>57</text:p>
              </table:table-cell>
              <table:table-cell office:value-type="float" office:value="59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_5</text:p>
                <draw:g>
                  <svg:desc>Unif_rare.A3:Unif_rare.A3</svg:desc>
                </draw:g>
              </table:table-cell>
              <table:table-cell office:value-type="float" office:value="0">
                <text:p>0</text:p>
                <draw:g>
                  <svg:desc>Unif_rare.H3:Unif_rare.H3 Unif_rare.J3:Unif_rare.J3 Unif_rare.L3:Unif_rare.L3 Unif_rare.N3:Unif_rare.N3 Unif_rare.P3:Unif_rare.P3 Unif_rare.R3:Unif_rare.R3 Unif_rare.T3:Unif_rare.T3 Unif_rare.V3:Unif_rare.V3 Unif_rare.X3:Unif_rare.X3 Unif_rare.Z3:Unif_rare.Z3 Unif_rare.AB3:Unif_rare.AB3 Unif_rare.AD3:Unif_rare.AD3 Unif_rare.AF3:Unif_rare.AF3 Unif_rare.AH3:Unif_rare.AH3 Unif_rare.AJ3:Unif_rare.AJ3 Unif_rare.AL3:Unif_rare.AL3 Unif_rare.AN3:Unif_rare.AN3 Unif_rare.AP3:Unif_rare.AP3 Unif_rare.AR3:Unif_rare.AR3 Unif_rare.AT3:Unif_rare.AT3 Unif_rare.AV3:Unif_rare.AV3 Unif_rare.AX3:Unif_rare.AX3 Unif_rare.AZ3:Unif_rare.AZ3 Unif_rare.BB3:Unif_rare.BB3 Unif_rare.BD3:Unif_rare.BD3 Unif_rare.BF3:Unif_rare.BF3 Unif_rare.BH3:Unif_rare.BH3 Unif_rare.BJ3:Unif_rare.BJ3 Unif_rare.BL3:Unif_rare.BL3 Unif_rare.BN3:Unif_rare.BN3 Unif_rare.BP3:Unif_rare.BP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_10</text:p>
                <draw:g>
                  <svg:desc>Unif_rare.A4:Unif_rare.A4</svg:desc>
                </draw:g>
              </table:table-cell>
              <table:table-cell office:value-type="float" office:value="0">
                <text:p>0</text:p>
                <draw:g>
                  <svg:desc>Unif_rare.H4:Unif_rare.H4 Unif_rare.J4:Unif_rare.J4 Unif_rare.L4:Unif_rare.L4 Unif_rare.N4:Unif_rare.N4 Unif_rare.P4:Unif_rare.P4 Unif_rare.R4:Unif_rare.R4 Unif_rare.T4:Unif_rare.T4 Unif_rare.V4:Unif_rare.V4 Unif_rare.X4:Unif_rare.X4 Unif_rare.Z4:Unif_rare.Z4 Unif_rare.AB4:Unif_rare.AB4 Unif_rare.AD4:Unif_rare.AD4 Unif_rare.AF4:Unif_rare.AF4 Unif_rare.AH4:Unif_rare.AH4 Unif_rare.AJ4:Unif_rare.AJ4 Unif_rare.AL4:Unif_rare.AL4 Unif_rare.AN4:Unif_rare.AN4 Unif_rare.AP4:Unif_rare.AP4 Unif_rare.AR4:Unif_rare.AR4 Unif_rare.AT4:Unif_rare.AT4 Unif_rare.AV4:Unif_rare.AV4 Unif_rare.AX4:Unif_rare.AX4 Unif_rare.AZ4:Unif_rare.AZ4 Unif_rare.BB4:Unif_rare.BB4 Unif_rare.BD4:Unif_rare.BD4 Unif_rare.BF4:Unif_rare.BF4 Unif_rare.BH4:Unif_rare.BH4 Unif_rare.BJ4:Unif_rare.BJ4 Unif_rare.BL4:Unif_rare.BL4 Unif_rare.BN4:Unif_rare.BN4 Unif_rare.BP4:Unif_rare.BP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_2</text:p>
                <draw:g>
                  <svg:desc>Unif_rare.A5:Unif_rare.A5</svg:desc>
                </draw:g>
              </table:table-cell>
              <table:table-cell office:value-type="float" office:value="0">
                <text:p>0</text:p>
                <draw:g>
                  <svg:desc>Unif_rare.H5:Unif_rare.H5 Unif_rare.J5:Unif_rare.J5 Unif_rare.L5:Unif_rare.L5 Unif_rare.N5:Unif_rare.N5 Unif_rare.P5:Unif_rare.P5 Unif_rare.R5:Unif_rare.R5 Unif_rare.T5:Unif_rare.T5 Unif_rare.V5:Unif_rare.V5 Unif_rare.X5:Unif_rare.X5 Unif_rare.Z5:Unif_rare.Z5 Unif_rare.AB5:Unif_rare.AB5 Unif_rare.AD5:Unif_rare.AD5 Unif_rare.AF5:Unif_rare.AF5 Unif_rare.AH5:Unif_rare.AH5 Unif_rare.AJ5:Unif_rare.AJ5 Unif_rare.AL5:Unif_rare.AL5 Unif_rare.AN5:Unif_rare.AN5 Unif_rare.AP5:Unif_rare.AP5 Unif_rare.AR5:Unif_rare.AR5 Unif_rare.AT5:Unif_rare.AT5 Unif_rare.AV5:Unif_rare.AV5 Unif_rare.AX5:Unif_rare.AX5 Unif_rare.AZ5:Unif_rare.AZ5 Unif_rare.BB5:Unif_rare.BB5 Unif_rare.BD5:Unif_rare.BD5 Unif_rare.BF5:Unif_rare.BF5 Unif_rare.BH5:Unif_rare.BH5 Unif_rare.BJ5:Unif_rare.BJ5 Unif_rare.BL5:Unif_rare.BL5 Unif_rare.BN5:Unif_rare.BN5 Unif_rare.BP5:Unif_rare.BP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9">
                <text:p>79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_5</text:p>
                <draw:g>
                  <svg:desc>Unif_rare.A6:Unif_rare.A6</svg:desc>
                </draw:g>
              </table:table-cell>
              <table:table-cell office:value-type="float" office:value="0">
                <text:p>0</text:p>
                <draw:g>
                  <svg:desc>Unif_rare.H6:Unif_rare.H6 Unif_rare.J6:Unif_rare.J6 Unif_rare.L6:Unif_rare.L6 Unif_rare.N6:Unif_rare.N6 Unif_rare.P6:Unif_rare.P6 Unif_rare.R6:Unif_rare.R6 Unif_rare.T6:Unif_rare.T6 Unif_rare.V6:Unif_rare.V6 Unif_rare.X6:Unif_rare.X6 Unif_rare.Z6:Unif_rare.Z6 Unif_rare.AB6:Unif_rare.AB6 Unif_rare.AD6:Unif_rare.AD6 Unif_rare.AF6:Unif_rare.AF6 Unif_rare.AH6:Unif_rare.AH6 Unif_rare.AJ6:Unif_rare.AJ6 Unif_rare.AL6:Unif_rare.AL6 Unif_rare.AN6:Unif_rare.AN6 Unif_rare.AP6:Unif_rare.AP6 Unif_rare.AR6:Unif_rare.AR6 Unif_rare.AT6:Unif_rare.AT6 Unif_rare.AV6:Unif_rare.AV6 Unif_rare.AX6:Unif_rare.AX6 Unif_rare.AZ6:Unif_rare.AZ6 Unif_rare.BB6:Unif_rare.BB6 Unif_rare.BD6:Unif_rare.BD6 Unif_rare.BF6:Unif_rare.BF6 Unif_rare.BH6:Unif_rare.BH6 Unif_rare.BJ6:Unif_rare.BJ6 Unif_rare.BL6:Unif_rare.BL6 Unif_rare.BN6:Unif_rare.BN6 Unif_rare.BP6:Unif_rare.BP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_10</text:p>
                <draw:g>
                  <svg:desc>Unif_rare.A7:Unif_rare.A7</svg:desc>
                </draw:g>
              </table:table-cell>
              <table:table-cell office:value-type="float" office:value="0">
                <text:p>0</text:p>
                <draw:g>
                  <svg:desc>Unif_rare.H7:Unif_rare.H7 Unif_rare.J7:Unif_rare.J7 Unif_rare.L7:Unif_rare.L7 Unif_rare.N7:Unif_rare.N7 Unif_rare.P7:Unif_rare.P7 Unif_rare.R7:Unif_rare.R7 Unif_rare.T7:Unif_rare.T7 Unif_rare.V7:Unif_rare.V7 Unif_rare.X7:Unif_rare.X7 Unif_rare.Z7:Unif_rare.Z7 Unif_rare.AB7:Unif_rare.AB7 Unif_rare.AD7:Unif_rare.AD7 Unif_rare.AF7:Unif_rare.AF7 Unif_rare.AH7:Unif_rare.AH7 Unif_rare.AJ7:Unif_rare.AJ7 Unif_rare.AL7:Unif_rare.AL7 Unif_rare.AN7:Unif_rare.AN7 Unif_rare.AP7:Unif_rare.AP7 Unif_rare.AR7:Unif_rare.AR7 Unif_rare.AT7:Unif_rare.AT7 Unif_rare.AV7:Unif_rare.AV7 Unif_rare.AX7:Unif_rare.AX7 Unif_rare.AZ7:Unif_rare.AZ7 Unif_rare.BB7:Unif_rare.BB7 Unif_rare.BD7:Unif_rare.BD7 Unif_rare.BF7:Unif_rare.BF7 Unif_rare.BH7:Unif_rare.BH7 Unif_rare.BJ7:Unif_rare.BJ7 Unif_rare.BL7:Unif_rare.BL7 Unif_rare.BN7:Unif_rare.BN7 Unif_rare.BP7:Unif_rare.BP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2</text:p>
                <draw:g>
                  <svg:desc>Unif_rare.A8:Unif_rare.A8</svg:desc>
                </draw:g>
              </table:table-cell>
              <table:table-cell office:value-type="float" office:value="1">
                <text:p>1</text:p>
                <draw:g>
                  <svg:desc>Unif_rare.H8:Unif_rare.H8 Unif_rare.J8:Unif_rare.J8 Unif_rare.L8:Unif_rare.L8 Unif_rare.N8:Unif_rare.N8 Unif_rare.P8:Unif_rare.P8 Unif_rare.R8:Unif_rare.R8 Unif_rare.T8:Unif_rare.T8 Unif_rare.V8:Unif_rare.V8 Unif_rare.X8:Unif_rare.X8 Unif_rare.Z8:Unif_rare.Z8 Unif_rare.AB8:Unif_rare.AB8 Unif_rare.AD8:Unif_rare.AD8 Unif_rare.AF8:Unif_rare.AF8 Unif_rare.AH8:Unif_rare.AH8 Unif_rare.AJ8:Unif_rare.AJ8 Unif_rare.AL8:Unif_rare.AL8 Unif_rare.AN8:Unif_rare.AN8 Unif_rare.AP8:Unif_rare.AP8 Unif_rare.AR8:Unif_rare.AR8 Unif_rare.AT8:Unif_rare.AT8 Unif_rare.AV8:Unif_rare.AV8 Unif_rare.AX8:Unif_rare.AX8 Unif_rare.AZ8:Unif_rare.AZ8 Unif_rare.BB8:Unif_rare.BB8 Unif_rare.BD8:Unif_rare.BD8 Unif_rare.BF8:Unif_rare.BF8 Unif_rare.BH8:Unif_rare.BH8 Unif_rare.BJ8:Unif_rare.BJ8 Unif_rare.BL8:Unif_rare.BL8 Unif_rare.BN8:Unif_rare.BN8 Unif_rare.BP8:Unif_rare.BP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0_5</text:p>
                <draw:g>
                  <svg:desc>Unif_rare.A9:Unif_rare.A9</svg:desc>
                </draw:g>
              </table:table-cell>
              <table:table-cell office:value-type="float" office:value="0">
                <text:p>0</text:p>
                <draw:g>
                  <svg:desc>Unif_rare.H9:Unif_rare.H9 Unif_rare.J9:Unif_rare.J9 Unif_rare.L9:Unif_rare.L9 Unif_rare.N9:Unif_rare.N9 Unif_rare.P9:Unif_rare.P9 Unif_rare.R9:Unif_rare.R9 Unif_rare.T9:Unif_rare.T9 Unif_rare.V9:Unif_rare.V9 Unif_rare.X9:Unif_rare.X9 Unif_rare.Z9:Unif_rare.Z9 Unif_rare.AB9:Unif_rare.AB9 Unif_rare.AD9:Unif_rare.AD9 Unif_rare.AF9:Unif_rare.AF9 Unif_rare.AH9:Unif_rare.AH9 Unif_rare.AJ9:Unif_rare.AJ9 Unif_rare.AL9:Unif_rare.AL9 Unif_rare.AN9:Unif_rare.AN9 Unif_rare.AP9:Unif_rare.AP9 Unif_rare.AR9:Unif_rare.AR9 Unif_rare.AT9:Unif_rare.AT9 Unif_rare.AV9:Unif_rare.AV9 Unif_rare.AX9:Unif_rare.AX9 Unif_rare.AZ9:Unif_rare.AZ9 Unif_rare.BB9:Unif_rare.BB9 Unif_rare.BD9:Unif_rare.BD9 Unif_rare.BF9:Unif_rare.BF9 Unif_rare.BH9:Unif_rare.BH9 Unif_rare.BJ9:Unif_rare.BJ9 Unif_rare.BL9:Unif_rare.BL9 Unif_rare.BN9:Unif_rare.BN9 Unif_rare.BP9:Unif_rare.BP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10</text:p>
                <draw:g>
                  <svg:desc>Unif_rare.A10:Unif_rare.A10</svg:desc>
                </draw:g>
              </table:table-cell>
              <table:table-cell office:value-type="float" office:value="0">
                <text:p>0</text:p>
                <draw:g>
                  <svg:desc>Unif_rare.H10:Unif_rare.H10 Unif_rare.J10:Unif_rare.J10 Unif_rare.L10:Unif_rare.L10 Unif_rare.N10:Unif_rare.N10 Unif_rare.P10:Unif_rare.P10 Unif_rare.R10:Unif_rare.R10 Unif_rare.T10:Unif_rare.T10 Unif_rare.V10:Unif_rare.V10 Unif_rare.X10:Unif_rare.X10 Unif_rare.Z10:Unif_rare.Z10 Unif_rare.AB10:Unif_rare.AB10 Unif_rare.AD10:Unif_rare.AD10 Unif_rare.AF10:Unif_rare.AF10 Unif_rare.AH10:Unif_rare.AH10 Unif_rare.AJ10:Unif_rare.AJ10 Unif_rare.AL10:Unif_rare.AL10 Unif_rare.AN10:Unif_rare.AN10 Unif_rare.AP10:Unif_rare.AP10 Unif_rare.AR10:Unif_rare.AR10 Unif_rare.AT10:Unif_rare.AT10 Unif_rare.AV10:Unif_rare.AV10 Unif_rare.AX10:Unif_rare.AX10 Unif_rare.AZ10:Unif_rare.AZ10 Unif_rare.BB10:Unif_rare.BB10 Unif_rare.BD10:Unif_rare.BD10 Unif_rare.BF10:Unif_rare.BF10 Unif_rare.BH10:Unif_rare.BH10 Unif_rare.BJ10:Unif_rare.BJ10 Unif_rare.BL10:Unif_rare.BL10 Unif_rare.BN10:Unif_rare.BN10 Unif_rare.BP10:Unif_rare.BP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verage</text:p>
                <draw:g>
                  <svg:desc>Unif_rare.A11:Unif_rare.A11</svg:desc>
                </draw:g>
              </table:table-cell>
              <table:table-cell office:value-type="float" office:value="2.11111111111111">
                <text:p>2.11111111111111</text:p>
                <draw:g>
                  <svg:desc>Unif_rare.H11:Unif_rare.H11 Unif_rare.J11:Unif_rare.J11 Unif_rare.L11:Unif_rare.L11 Unif_rare.N11:Unif_rare.N11 Unif_rare.P11:Unif_rare.P11 Unif_rare.R11:Unif_rare.R11 Unif_rare.T11:Unif_rare.T11 Unif_rare.V11:Unif_rare.V11 Unif_rare.X11:Unif_rare.X11 Unif_rare.Z11:Unif_rare.Z11 Unif_rare.AB11:Unif_rare.AB11 Unif_rare.AD11:Unif_rare.AD11 Unif_rare.AF11:Unif_rare.AF11 Unif_rare.AH11:Unif_rare.AH11 Unif_rare.AJ11:Unif_rare.AJ11 Unif_rare.AL11:Unif_rare.AL11 Unif_rare.AN11:Unif_rare.AN11 Unif_rare.AP11:Unif_rare.AP11 Unif_rare.AR11:Unif_rare.AR11 Unif_rare.AT11:Unif_rare.AT11 Unif_rare.AV11:Unif_rare.AV11 Unif_rare.AX11:Unif_rare.AX11 Unif_rare.AZ11:Unif_rare.AZ11 Unif_rare.BB11:Unif_rare.BB11 Unif_rare.BD11:Unif_rare.BD11 Unif_rare.BF11:Unif_rare.BF11 Unif_rare.BH11:Unif_rare.BH11 Unif_rare.BJ11:Unif_rare.BJ11 Unif_rare.BL11:Unif_rare.BL11 Unif_rare.BN11:Unif_rare.BN11 Unif_rare.BP11:Unif_rare.BP11</svg:desc>
                </draw:g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2">
                <text:p>22</text:p>
              </table:table-cell>
              <table:table-cell office:value-type="float" office:value="21.4444444444444">
                <text:p>21.4444444444444</text:p>
              </table:table-cell>
              <table:table-cell office:value-type="float" office:value="29.3333333333333">
                <text:p>29.3333333333333</text:p>
              </table:table-cell>
              <table:table-cell office:value-type="float" office:value="1">
                <text:p>1</text:p>
              </table:table-cell>
              <table:table-cell office:value-type="float" office:value="12.4444444444444">
                <text:p>12.4444444444444</text:p>
              </table:table-cell>
              <table:table-cell office:value-type="float" office:value="10.1111111111111">
                <text:p>10.1111111111111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33.2222222222222">
                <text:p>33.2222222222222</text:p>
              </table:table-cell>
              <table:table-cell office:value-type="float" office:value="32.5555555555556">
                <text:p>32.5555555555556</text:p>
              </table:table-cell>
              <table:table-cell office:value-type="float" office:value="29.8888888888889">
                <text:p>29.8888888888889</text:p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9.11111111111111">
                <text:p>9.11111111111111</text:p>
              </table:table-cell>
              <table:table-cell office:value-type="float" office:value="10.4444444444444">
                <text:p>10.4444444444444</text:p>
              </table:table-cell>
              <table:table-cell office:value-type="float" office:value="8.88888888888889">
                <text:p>8.88888888888889</text:p>
              </table:table-cell>
              <table:table-cell office:value-type="float" office:value="10.5555555555556">
                <text:p>10.5555555555556</text:p>
              </table:table-cell>
              <table:table-cell office:value-type="float" office:value="6.77777777777778">
                <text:p>6.77777777777778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2">
                <text:p>2</text:p>
              </table:table-cell>
              <table:table-cell office:value-type="float" office:value="1.55555555555556">
                <text:p>1.5555555555555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7.5555555555556">
                <text:p>17.5555555555556</text:p>
              </table:table-cell>
              <table:table-cell office:value-type="float" office:value="13">
                <text:p>13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21.5555555555556">
                <text:p>21.5555555555556</text:p>
              </table:table-cell>
              <table:table-cell office:value-type="float" office:value="20.4444444444444">
                <text:p>20.444444444444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52.257cm" svg:height="20.45cm" xlink:href=".." xlink:type="simple" chart:class="chart:bar" chart:style-name="ch1">
        <chart:legend chart:legend-position="end" svg:x="49.438cm" svg:y="2.456cm" style:legend-expansion="high" chart:style-name="ch2"/>
        <chart:plot-area chart:style-name="ch3" table:cell-range-address="Unif_rare.A2:Unif_rare.A11 Unif_rare.G1:Unif_rare.G11 Unif_rare.I1:Unif_rare.I11 Unif_rare.K1:Unif_rare.K11 Unif_rare.M1:Unif_rare.M11 Unif_rare.O1:Unif_rare.O11 Unif_rare.Q1:Unif_rare.Q11 Unif_rare.S1:Unif_rare.S11 Unif_rare.U1:Unif_rare.U11 Unif_rare.W1:Unif_rare.W11 Unif_rare.Y1:Unif_rare.Y11 Unif_rare.AA1:Unif_rare.AA11 Unif_rare.AC1:Unif_rare.AC11 Unif_rare.AE1:Unif_rare.AE11 Unif_rare.AG1:Unif_rare.AG11 Unif_rare.AI1:Unif_rare.AI11 Unif_rare.AK1:Unif_rare.AK11 Unif_rare.AM1:Unif_rare.AM11 Unif_rare.AO1:Unif_rare.AO11 Unif_rare.AQ1:Unif_rare.AQ11 Unif_rare.AS1:Unif_rare.AS11 Unif_rare.AU1:Unif_rare.AU11 Unif_rare.AW1:Unif_rare.AW11 Unif_rare.AY1:Unif_rare.AY11 Unif_rare.BA1:Unif_rare.BA11 Unif_rare.BC1:Unif_rare.BC11 Unif_rare.BE1:Unif_rare.BE11 Unif_rare.BG1:Unif_rare.BG11 Unif_rare.BI1:Unif_rare.BI11 Unif_rare.BK1:Unif_rare.BK11 Unif_rare.BM1:Unif_rare.BM11 Unif_rare.BO1:Unif_rare.BO11" chart:data-source-has-labels="both" svg:x="1.495cm" svg:y="1.771cm" svg:width="45.853cm" svg:height="17.85cm">
          <chartooo:coordinate-region svg:x="2.222cm" svg:y="1.971cm" svg:width="45.126cm" svg:height="17.003cm"/>
          <chart:axis chart:dimension="x" chart:name="primary-x" chart:style-name="ch4" chartooo:axis-type="auto">
            <chartooo:date-scale/>
            <chart:categories table:cell-range-address="Unif_rare.A2:Unif_rare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Unif_rare.G2:Unif_rare.G11" chart:label-cell-address="Unif_rare.G1:Unif_rare.G1" chart:class="chart:bar">
            <chart:data-point chart:repeated="10"/>
          </chart:series>
          <chart:series chart:style-name="ch8" chart:values-cell-range-address="Unif_rare.I2:Unif_rare.I11" chart:label-cell-address="Unif_rare.I1:Unif_rare.I1" chart:class="chart:bar">
            <chart:data-point chart:repeated="10"/>
          </chart:series>
          <chart:series chart:style-name="ch9" chart:values-cell-range-address="Unif_rare.K2:Unif_rare.K11" chart:label-cell-address="Unif_rare.K1:Unif_rare.K1" chart:class="chart:bar">
            <chart:data-point chart:repeated="10"/>
          </chart:series>
          <chart:series chart:style-name="ch10" chart:values-cell-range-address="Unif_rare.M2:Unif_rare.M11" chart:label-cell-address="Unif_rare.M1:Unif_rare.M1" chart:class="chart:bar">
            <chart:data-point chart:repeated="10"/>
          </chart:series>
          <chart:series chart:style-name="ch11" chart:values-cell-range-address="Unif_rare.O2:Unif_rare.O11" chart:label-cell-address="Unif_rare.O1:Unif_rare.O1" chart:class="chart:bar">
            <chart:data-point chart:repeated="10"/>
          </chart:series>
          <chart:series chart:style-name="ch12" chart:values-cell-range-address="Unif_rare.Q2:Unif_rare.Q11" chart:label-cell-address="Unif_rare.Q1:Unif_rare.Q1" chart:class="chart:bar">
            <chart:data-point chart:repeated="10"/>
          </chart:series>
          <chart:series chart:style-name="ch13" chart:values-cell-range-address="Unif_rare.S2:Unif_rare.S11" chart:label-cell-address="Unif_rare.S1:Unif_rare.S1" chart:class="chart:bar">
            <chart:data-point chart:repeated="10"/>
          </chart:series>
          <chart:series chart:style-name="ch14" chart:values-cell-range-address="Unif_rare.U2:Unif_rare.U11" chart:label-cell-address="Unif_rare.U1:Unif_rare.U1" chart:class="chart:bar">
            <chart:data-point chart:repeated="10"/>
          </chart:series>
          <chart:series chart:style-name="ch15" chart:values-cell-range-address="Unif_rare.W2:Unif_rare.W11" chart:label-cell-address="Unif_rare.W1:Unif_rare.W1" chart:class="chart:bar">
            <chart:data-point chart:repeated="10"/>
          </chart:series>
          <chart:series chart:style-name="ch16" chart:values-cell-range-address="Unif_rare.Y2:Unif_rare.Y11" chart:label-cell-address="Unif_rare.Y1:Unif_rare.Y1" chart:class="chart:bar">
            <chart:data-point chart:repeated="10"/>
          </chart:series>
          <chart:series chart:style-name="ch17" chart:values-cell-range-address="Unif_rare.AA2:Unif_rare.AA11" chart:label-cell-address="Unif_rare.AA1:Unif_rare.AA1" chart:class="chart:bar">
            <chart:data-point chart:repeated="10"/>
          </chart:series>
          <chart:series chart:style-name="ch18" chart:values-cell-range-address="Unif_rare.AC2:Unif_rare.AC11" chart:label-cell-address="Unif_rare.AC1:Unif_rare.AC1" chart:class="chart:bar">
            <chart:data-point chart:repeated="10"/>
          </chart:series>
          <chart:series chart:style-name="ch7" chart:values-cell-range-address="Unif_rare.AE2:Unif_rare.AE11" chart:label-cell-address="Unif_rare.AE1:Unif_rare.AE1" chart:class="chart:bar">
            <chart:data-point chart:repeated="10"/>
          </chart:series>
          <chart:series chart:style-name="ch8" chart:values-cell-range-address="Unif_rare.AG2:Unif_rare.AG11" chart:label-cell-address="Unif_rare.AG1:Unif_rare.AG1" chart:class="chart:bar">
            <chart:data-point chart:repeated="10"/>
          </chart:series>
          <chart:series chart:style-name="ch9" chart:values-cell-range-address="Unif_rare.AI2:Unif_rare.AI11" chart:label-cell-address="Unif_rare.AI1:Unif_rare.AI1" chart:class="chart:bar">
            <chart:data-point chart:repeated="10"/>
          </chart:series>
          <chart:series chart:style-name="ch10" chart:values-cell-range-address="Unif_rare.AK2:Unif_rare.AK11" chart:label-cell-address="Unif_rare.AK1:Unif_rare.AK1" chart:class="chart:bar">
            <chart:data-point chart:repeated="10"/>
          </chart:series>
          <chart:series chart:style-name="ch11" chart:values-cell-range-address="Unif_rare.AM2:Unif_rare.AM11" chart:label-cell-address="Unif_rare.AM1:Unif_rare.AM1" chart:class="chart:bar">
            <chart:data-point chart:repeated="10"/>
          </chart:series>
          <chart:series chart:style-name="ch12" chart:values-cell-range-address="Unif_rare.AO2:Unif_rare.AO11" chart:label-cell-address="Unif_rare.AO1:Unif_rare.AO1" chart:class="chart:bar">
            <chart:data-point chart:repeated="10"/>
          </chart:series>
          <chart:series chart:style-name="ch13" chart:values-cell-range-address="Unif_rare.AQ2:Unif_rare.AQ11" chart:label-cell-address="Unif_rare.AQ1:Unif_rare.AQ1" chart:class="chart:bar">
            <chart:data-point chart:repeated="10"/>
          </chart:series>
          <chart:series chart:style-name="ch14" chart:values-cell-range-address="Unif_rare.AS2:Unif_rare.AS11" chart:label-cell-address="Unif_rare.AS1:Unif_rare.AS1" chart:class="chart:bar">
            <chart:data-point chart:repeated="10"/>
          </chart:series>
          <chart:series chart:style-name="ch15" chart:values-cell-range-address="Unif_rare.AU2:Unif_rare.AU11" chart:label-cell-address="Unif_rare.AU1:Unif_rare.AU1" chart:class="chart:bar">
            <chart:data-point chart:repeated="10"/>
          </chart:series>
          <chart:series chart:style-name="ch16" chart:values-cell-range-address="Unif_rare.AW2:Unif_rare.AW11" chart:label-cell-address="Unif_rare.AW1:Unif_rare.AW1" chart:class="chart:bar">
            <chart:data-point chart:repeated="10"/>
          </chart:series>
          <chart:series chart:style-name="ch17" chart:values-cell-range-address="Unif_rare.AY2:Unif_rare.AY11" chart:label-cell-address="Unif_rare.AY1:Unif_rare.AY1" chart:class="chart:bar">
            <chart:data-point chart:repeated="10"/>
          </chart:series>
          <chart:series chart:style-name="ch18" chart:values-cell-range-address="Unif_rare.BA2:Unif_rare.BA11" chart:label-cell-address="Unif_rare.BA1:Unif_rare.BA1" chart:class="chart:bar">
            <chart:data-point chart:repeated="10"/>
          </chart:series>
          <chart:series chart:style-name="ch7" chart:values-cell-range-address="Unif_rare.BC2:Unif_rare.BC11" chart:label-cell-address="Unif_rare.BC1:Unif_rare.BC1" chart:class="chart:bar">
            <chart:data-point chart:repeated="10"/>
          </chart:series>
          <chart:series chart:style-name="ch8" chart:values-cell-range-address="Unif_rare.BE2:Unif_rare.BE11" chart:label-cell-address="Unif_rare.BE1:Unif_rare.BE1" chart:class="chart:bar">
            <chart:data-point chart:repeated="10"/>
          </chart:series>
          <chart:series chart:style-name="ch9" chart:values-cell-range-address="Unif_rare.BG2:Unif_rare.BG11" chart:label-cell-address="Unif_rare.BG1:Unif_rare.BG1" chart:class="chart:bar">
            <chart:data-point chart:repeated="10"/>
          </chart:series>
          <chart:series chart:style-name="ch10" chart:values-cell-range-address="Unif_rare.BI2:Unif_rare.BI11" chart:label-cell-address="Unif_rare.BI1:Unif_rare.BI1" chart:class="chart:bar">
            <chart:data-point chart:repeated="10"/>
          </chart:series>
          <chart:series chart:style-name="ch11" chart:values-cell-range-address="Unif_rare.BK2:Unif_rare.BK11" chart:label-cell-address="Unif_rare.BK1:Unif_rare.BK1" chart:class="chart:bar">
            <chart:data-point chart:repeated="10"/>
          </chart:series>
          <chart:series chart:style-name="ch12" chart:values-cell-range-address="Unif_rare.BM2:Unif_rare.BM11" chart:label-cell-address="Unif_rare.BM1:Unif_rare.BM1" chart:class="chart:bar">
            <chart:data-point chart:repeated="10"/>
          </chart:series>
          <chart:series chart:style-name="ch13" chart:values-cell-range-address="Unif_rare.BO2:Unif_rare.BO11" chart:label-cell-address="Unif_rare.BO1:Unif_rare.BO1" chart:class="chart:bar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</text:p>
                <draw:g>
                  <svg:desc>Unif_rare.G1:Unif_rare.G1</svg:desc>
                </draw:g>
              </table:table-cell>
              <table:table-cell office:value-type="string">
                <text:p>shuff1</text:p>
                <draw:g>
                  <svg:desc>Unif_rare.I1:Unif_rare.I1</svg:desc>
                </draw:g>
              </table:table-cell>
              <table:table-cell office:value-type="string">
                <text:p>1/C</text:p>
                <draw:g>
                  <svg:desc>Unif_rare.K1:Unif_rare.K1</svg:desc>
                </draw:g>
              </table:table-cell>
              <table:table-cell office:value-type="string">
                <text:p>1/R</text:p>
                <draw:g>
                  <svg:desc>Unif_rare.M1:Unif_rare.M1</svg:desc>
                </draw:g>
              </table:table-cell>
              <table:table-cell office:value-type="string">
                <text:p>R/C</text:p>
                <draw:g>
                  <svg:desc>Unif_rare.O1:Unif_rare.O1</svg:desc>
                </draw:g>
              </table:table-cell>
              <table:table-cell office:value-type="string">
                <text:p>ic_shuff</text:p>
                <draw:g>
                  <svg:desc>Unif_rare.Q1:Unif_rare.Q1</svg:desc>
                </draw:g>
              </table:table-cell>
              <table:table-cell office:value-type="string">
                <text:p>ic_dyn_1/C</text:p>
                <draw:g>
                  <svg:desc>Unif_rare.S1:Unif_rare.S1</svg:desc>
                </draw:g>
              </table:table-cell>
              <table:table-cell office:value-type="string">
                <text:p>ic_dyn_1/R</text:p>
                <draw:g>
                  <svg:desc>Unif_rare.U1:Unif_rare.U1</svg:desc>
                </draw:g>
              </table:table-cell>
              <table:table-cell office:value-type="string">
                <text:p>ic_dyn_R/C</text:p>
                <draw:g>
                  <svg:desc>Unif_rare.W1:Unif_rare.W1</svg:desc>
                </draw:g>
              </table:table-cell>
              <table:table-cell office:value-type="string">
                <text:p>bc_shuff</text:p>
                <draw:g>
                  <svg:desc>Unif_rare.Y1:Unif_rare.Y1</svg:desc>
                </draw:g>
              </table:table-cell>
              <table:table-cell office:value-type="string">
                <text:p>bc_dyn_1/C</text:p>
                <draw:g>
                  <svg:desc>Unif_rare.AA1:Unif_rare.AA1</svg:desc>
                </draw:g>
              </table:table-cell>
              <table:table-cell office:value-type="string">
                <text:p>bc_dyn_1/R</text:p>
                <draw:g>
                  <svg:desc>Unif_rare.AC1:Unif_rare.AC1</svg:desc>
                </draw:g>
              </table:table-cell>
              <table:table-cell office:value-type="string">
                <text:p>bc_dyn_R/C</text:p>
                <draw:g>
                  <svg:desc>Unif_rare.AE1:Unif_rare.AE1</svg:desc>
                </draw:g>
              </table:table-cell>
              <table:table-cell office:value-type="string">
                <text:p>bb_nothing</text:p>
                <draw:g>
                  <svg:desc>Unif_rare.AG1:Unif_rare.AG1</svg:desc>
                </draw:g>
              </table:table-cell>
              <table:table-cell office:value-type="string">
                <text:p>bb_shuff1</text:p>
                <draw:g>
                  <svg:desc>Unif_rare.AI1:Unif_rare.AI1</svg:desc>
                </draw:g>
              </table:table-cell>
              <table:table-cell office:value-type="string">
                <text:p>bb_shuff</text:p>
                <draw:g>
                  <svg:desc>Unif_rare.AK1:Unif_rare.AK1</svg:desc>
                </draw:g>
              </table:table-cell>
              <table:table-cell office:value-type="string">
                <text:p>bb_st_1/C</text:p>
                <draw:g>
                  <svg:desc>Unif_rare.AM1:Unif_rare.AM1</svg:desc>
                </draw:g>
              </table:table-cell>
              <table:table-cell office:value-type="string">
                <text:p>bb_dyn_1/C</text:p>
                <draw:g>
                  <svg:desc>Unif_rare.AO1:Unif_rare.AO1</svg:desc>
                </draw:g>
              </table:table-cell>
              <table:table-cell office:value-type="string">
                <text:p>bb_st_1/R</text:p>
                <draw:g>
                  <svg:desc>Unif_rare.AQ1:Unif_rare.AQ1</svg:desc>
                </draw:g>
              </table:table-cell>
              <table:table-cell office:value-type="string">
                <text:p>bb_dyn_1/R</text:p>
                <draw:g>
                  <svg:desc>Unif_rare.AS1:Unif_rare.AS1</svg:desc>
                </draw:g>
              </table:table-cell>
              <table:table-cell office:value-type="string">
                <text:p>bb_st_R/C</text:p>
                <draw:g>
                  <svg:desc>Unif_rare.AU1:Unif_rare.AU1</svg:desc>
                </draw:g>
              </table:table-cell>
              <table:table-cell office:value-type="string">
                <text:p>bb_dyn_R/C</text:p>
                <draw:g>
                  <svg:desc>Unif_rare.AW1:Unif_rare.AW1</svg:desc>
                </draw:g>
              </table:table-cell>
              <table:table-cell office:value-type="string">
                <text:p>sbb_nothing</text:p>
                <draw:g>
                  <svg:desc>Unif_rare.AY1:Unif_rare.AY1</svg:desc>
                </draw:g>
              </table:table-cell>
              <table:table-cell office:value-type="string">
                <text:p>sbb_shuff1</text:p>
                <draw:g>
                  <svg:desc>Unif_rare.BA1:Unif_rare.BA1</svg:desc>
                </draw:g>
              </table:table-cell>
              <table:table-cell office:value-type="string">
                <text:p>sbb_shuff</text:p>
                <draw:g>
                  <svg:desc>Unif_rare.BC1:Unif_rare.BC1</svg:desc>
                </draw:g>
              </table:table-cell>
              <table:table-cell office:value-type="string">
                <text:p>sbb_st_1/C</text:p>
                <draw:g>
                  <svg:desc>Unif_rare.BE1:Unif_rare.BE1</svg:desc>
                </draw:g>
              </table:table-cell>
              <table:table-cell office:value-type="string">
                <text:p>sbb_dyn_1/C</text:p>
                <draw:g>
                  <svg:desc>Unif_rare.BG1:Unif_rare.BG1</svg:desc>
                </draw:g>
              </table:table-cell>
              <table:table-cell office:value-type="string">
                <text:p>sbb_st_1/R</text:p>
                <draw:g>
                  <svg:desc>Unif_rare.BI1:Unif_rare.BI1</svg:desc>
                </draw:g>
              </table:table-cell>
              <table:table-cell office:value-type="string">
                <text:p>sbb_st_1/R</text:p>
                <draw:g>
                  <svg:desc>Unif_rare.BK1:Unif_rare.BK1</svg:desc>
                </draw:g>
              </table:table-cell>
              <table:table-cell office:value-type="string">
                <text:p>sbb_st_R/C</text:p>
                <draw:g>
                  <svg:desc>Unif_rare.BM1:Unif_rare.BM1</svg:desc>
                </draw:g>
              </table:table-cell>
              <table:table-cell office:value-type="string">
                <text:p>sbb_dyn_R/C</text:p>
                <draw:g>
                  <svg:desc>Unif_rare.BO1:Unif_rare.B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Unif_rare.A2:Unif_rare.A11</svg:desc>
                </draw:g>
              </table:table-cell>
              <table:table-cell office:value-type="float" office:value="0.949413507193">
                <text:p>0.949413507193</text:p>
                <draw:g>
                  <svg:desc>Unif_rare.G2:Unif_rare.G11</svg:desc>
                </draw:g>
              </table:table-cell>
              <table:table-cell office:value-type="float" office:value="0.948453281159">
                <text:p>0.948453281159</text:p>
                <draw:g>
                  <svg:desc>Unif_rare.I2:Unif_rare.I11</svg:desc>
                </draw:g>
              </table:table-cell>
              <table:table-cell office:value-type="float" office:value="0.980755764533">
                <text:p>0.980755764533</text:p>
                <draw:g>
                  <svg:desc>Unif_rare.K2:Unif_rare.K11</svg:desc>
                </draw:g>
              </table:table-cell>
              <table:table-cell office:value-type="float" office:value="0.981498224538">
                <text:p>0.981498224538</text:p>
                <draw:g>
                  <svg:desc>Unif_rare.M2:Unif_rare.M11</svg:desc>
                </draw:g>
              </table:table-cell>
              <table:table-cell office:value-type="float" office:value="0.978548469727">
                <text:p>0.978548469727</text:p>
                <draw:g>
                  <svg:desc>Unif_rare.O2:Unif_rare.O11</svg:desc>
                </draw:g>
              </table:table-cell>
              <table:table-cell office:value-type="float" office:value="0.937420848136">
                <text:p>0.937420848136</text:p>
                <draw:g>
                  <svg:desc>Unif_rare.Q2:Unif_rare.Q11</svg:desc>
                </draw:g>
              </table:table-cell>
              <table:table-cell office:value-type="float" office:value="0.974225982785">
                <text:p>0.974225982785</text:p>
                <draw:g>
                  <svg:desc>Unif_rare.S2:Unif_rare.S11</svg:desc>
                </draw:g>
              </table:table-cell>
              <table:table-cell office:value-type="float" office:value="0.975840843486">
                <text:p>0.975840843486</text:p>
                <draw:g>
                  <svg:desc>Unif_rare.U2:Unif_rare.U11</svg:desc>
                </draw:g>
              </table:table-cell>
              <table:table-cell office:value-type="float" office:value="0.950284338994">
                <text:p>0.950284338994</text:p>
                <draw:g>
                  <svg:desc>Unif_rare.W2:Unif_rare.W11</svg:desc>
                </draw:g>
              </table:table-cell>
              <table:table-cell office:value-type="float" office:value="0.931709883289">
                <text:p>0.931709883289</text:p>
                <draw:g>
                  <svg:desc>Unif_rare.Y2:Unif_rare.Y11</svg:desc>
                </draw:g>
              </table:table-cell>
              <table:table-cell office:value-type="float" office:value="0.987972593684">
                <text:p>0.987972593684</text:p>
                <draw:g>
                  <svg:desc>Unif_rare.AA2:Unif_rare.AA11</svg:desc>
                </draw:g>
              </table:table-cell>
              <table:table-cell office:value-type="float" office:value="0.990264776467">
                <text:p>0.990264776467</text:p>
                <draw:g>
                  <svg:desc>Unif_rare.AC2:Unif_rare.AC11</svg:desc>
                </draw:g>
              </table:table-cell>
              <table:table-cell office:value-type="float" office:value="0.978673629737">
                <text:p>0.978673629737</text:p>
                <draw:g>
                  <svg:desc>Unif_rare.AE2:Unif_rare.AE11</svg:desc>
                </draw:g>
              </table:table-cell>
              <table:table-cell office:value-type="float" office:value="0.94504954912">
                <text:p>0.94504954912</text:p>
                <draw:g>
                  <svg:desc>Unif_rare.AG2:Unif_rare.AG11</svg:desc>
                </draw:g>
              </table:table-cell>
              <table:table-cell office:value-type="float" office:value="0.947314212083">
                <text:p>0.947314212083</text:p>
                <draw:g>
                  <svg:desc>Unif_rare.AI2:Unif_rare.AI11</svg:desc>
                </draw:g>
              </table:table-cell>
              <table:table-cell office:value-type="float" office:value="0.941291635848">
                <text:p>0.941291635848</text:p>
                <draw:g>
                  <svg:desc>Unif_rare.AK2:Unif_rare.AK11</svg:desc>
                </draw:g>
              </table:table-cell>
              <table:table-cell office:value-type="float" office:value="0.972403488361">
                <text:p>0.972403488361</text:p>
                <draw:g>
                  <svg:desc>Unif_rare.AM2:Unif_rare.AM11</svg:desc>
                </draw:g>
              </table:table-cell>
              <table:table-cell office:value-type="float" office:value="0.978426637665">
                <text:p>0.978426637665</text:p>
                <draw:g>
                  <svg:desc>Unif_rare.AO2:Unif_rare.AO11</svg:desc>
                </draw:g>
              </table:table-cell>
              <table:table-cell office:value-type="float" office:value="0.976116214238">
                <text:p>0.976116214238</text:p>
                <draw:g>
                  <svg:desc>Unif_rare.AQ2:Unif_rare.AQ11</svg:desc>
                </draw:g>
              </table:table-cell>
              <table:table-cell office:value-type="float" office:value="0.979919157264">
                <text:p>0.979919157264</text:p>
                <draw:g>
                  <svg:desc>Unif_rare.AS2:Unif_rare.AS11</svg:desc>
                </draw:g>
              </table:table-cell>
              <table:table-cell office:value-type="float" office:value="0.960230035875">
                <text:p>0.960230035875</text:p>
                <draw:g>
                  <svg:desc>Unif_rare.AU2:Unif_rare.AU11</svg:desc>
                </draw:g>
              </table:table-cell>
              <table:table-cell office:value-type="float" office:value="0.957107993149">
                <text:p>0.957107993149</text:p>
                <draw:g>
                  <svg:desc>Unif_rare.AW2:Unif_rare.AW11</svg:desc>
                </draw:g>
              </table:table-cell>
              <table:table-cell office:value-type="float" office:value="0.954966584205">
                <text:p>0.954966584205</text:p>
                <draw:g>
                  <svg:desc>Unif_rare.AY2:Unif_rare.AY11</svg:desc>
                </draw:g>
              </table:table-cell>
              <table:table-cell office:value-type="float" office:value="0.955986692362">
                <text:p>0.955986692362</text:p>
                <draw:g>
                  <svg:desc>Unif_rare.BA2:Unif_rare.BA11</svg:desc>
                </draw:g>
              </table:table-cell>
              <table:table-cell office:value-type="float" office:value="0.949818286372">
                <text:p>0.949818286372</text:p>
                <draw:g>
                  <svg:desc>Unif_rare.BC2:Unif_rare.BC11</svg:desc>
                </draw:g>
              </table:table-cell>
              <table:table-cell office:value-type="float" office:value="0.980870503303">
                <text:p>0.980870503303</text:p>
                <draw:g>
                  <svg:desc>Unif_rare.BE2:Unif_rare.BE11</svg:desc>
                </draw:g>
              </table:table-cell>
              <table:table-cell office:value-type="float" office:value="0.981315422972">
                <text:p>0.981315422972</text:p>
                <draw:g>
                  <svg:desc>Unif_rare.BG2:Unif_rare.BG11</svg:desc>
                </draw:g>
              </table:table-cell>
              <table:table-cell office:value-type="float" office:value="0.981064437368">
                <text:p>0.981064437368</text:p>
                <draw:g>
                  <svg:desc>Unif_rare.BI2:Unif_rare.BI11</svg:desc>
                </draw:g>
              </table:table-cell>
              <table:table-cell office:value-type="float" office:value="0.980926307966">
                <text:p>0.980926307966</text:p>
                <draw:g>
                  <svg:desc>Unif_rare.BK2:Unif_rare.BK11</svg:desc>
                </draw:g>
              </table:table-cell>
              <table:table-cell office:value-type="float" office:value="0.970747909087">
                <text:p>0.970747909087</text:p>
                <draw:g>
                  <svg:desc>Unif_rare.BM2:Unif_rare.BM11</svg:desc>
                </draw:g>
              </table:table-cell>
              <table:table-cell office:value-type="float" office:value="0.968992481916">
                <text:p>0.968992481916</text:p>
                <draw:g>
                  <svg:desc>Unif_rare.BO2:Unif_rare.BO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0.836698699505">
                <text:p>0.836698699505</text:p>
              </table:table-cell>
              <table:table-cell office:value-type="float" office:value="0.830303923975">
                <text:p>0.830303923975</text:p>
              </table:table-cell>
              <table:table-cell office:value-type="float" office:value="0.897031521649">
                <text:p>0.897031521649</text:p>
              </table:table-cell>
              <table:table-cell office:value-type="float" office:value="0.895652155255">
                <text:p>0.895652155255</text:p>
              </table:table-cell>
              <table:table-cell office:value-type="float" office:value="0.881800757781">
                <text:p>0.881800757781</text:p>
              </table:table-cell>
              <table:table-cell office:value-type="float" office:value="0.812191083261">
                <text:p>0.812191083261</text:p>
              </table:table-cell>
              <table:table-cell office:value-type="float" office:value="0.890269092953">
                <text:p>0.890269092953</text:p>
              </table:table-cell>
              <table:table-cell office:value-type="float" office:value="0.891513078515">
                <text:p>0.891513078515</text:p>
              </table:table-cell>
              <table:table-cell office:value-type="float" office:value="0.866023979999">
                <text:p>0.866023979999</text:p>
              </table:table-cell>
              <table:table-cell office:value-type="float" office:value="0.826743015202">
                <text:p>0.826743015202</text:p>
              </table:table-cell>
              <table:table-cell office:value-type="float" office:value="0.894853193983">
                <text:p>0.894853193983</text:p>
              </table:table-cell>
              <table:table-cell office:value-type="float" office:value="0.899135256711">
                <text:p>0.899135256711</text:p>
              </table:table-cell>
              <table:table-cell office:value-type="float" office:value="0.874615721375">
                <text:p>0.874615721375</text:p>
              </table:table-cell>
              <table:table-cell office:value-type="float" office:value="0.816881244114">
                <text:p>0.816881244114</text:p>
              </table:table-cell>
              <table:table-cell office:value-type="float" office:value="0.819528529725">
                <text:p>0.819528529725</text:p>
              </table:table-cell>
              <table:table-cell office:value-type="float" office:value="0.806976912967">
                <text:p>0.806976912967</text:p>
              </table:table-cell>
              <table:table-cell office:value-type="float" office:value="0.868962883134">
                <text:p>0.868962883134</text:p>
              </table:table-cell>
              <table:table-cell office:value-type="float" office:value="0.870726221976">
                <text:p>0.870726221976</text:p>
              </table:table-cell>
              <table:table-cell office:value-type="float" office:value="0.868868766589">
                <text:p>0.868868766589</text:p>
              </table:table-cell>
              <table:table-cell office:value-type="float" office:value="0.867557659862">
                <text:p>0.867557659862</text:p>
              </table:table-cell>
              <table:table-cell office:value-type="float" office:value="0.848155634722">
                <text:p>0.848155634722</text:p>
              </table:table-cell>
              <table:table-cell office:value-type="float" office:value="0.845822143227">
                <text:p>0.845822143227</text:p>
              </table:table-cell>
              <table:table-cell office:value-type="float" office:value="0.82135911332">
                <text:p>0.82135911332</text:p>
              </table:table-cell>
              <table:table-cell office:value-type="float" office:value="0.818196680256">
                <text:p>0.818196680256</text:p>
              </table:table-cell>
              <table:table-cell office:value-type="float" office:value="0.819778048707">
                <text:p>0.819778048707</text:p>
              </table:table-cell>
              <table:table-cell office:value-type="float" office:value="0.882131992779">
                <text:p>0.882131992779</text:p>
              </table:table-cell>
              <table:table-cell office:value-type="float" office:value="0.887012140796">
                <text:p>0.887012140796</text:p>
              </table:table-cell>
              <table:table-cell office:value-type="float" office:value="0.882163440548">
                <text:p>0.882163440548</text:p>
              </table:table-cell>
              <table:table-cell office:value-type="float" office:value="0.883612839177">
                <text:p>0.883612839177</text:p>
              </table:table-cell>
              <table:table-cell office:value-type="float" office:value="0.864433400039">
                <text:p>0.864433400039</text:p>
              </table:table-cell>
              <table:table-cell office:value-type="float" office:value="0.867681458982">
                <text:p>0.867681458982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0.76983201641">
                <text:p>0.76983201641</text:p>
              </table:table-cell>
              <table:table-cell office:value-type="float" office:value="0.763164094424">
                <text:p>0.763164094424</text:p>
              </table:table-cell>
              <table:table-cell office:value-type="float" office:value="0.940856638202">
                <text:p>0.940856638202</text:p>
              </table:table-cell>
              <table:table-cell office:value-type="float" office:value="0.937254009836">
                <text:p>0.937254009836</text:p>
              </table:table-cell>
              <table:table-cell office:value-type="float" office:value="0.933417956944">
                <text:p>0.933417956944</text:p>
              </table:table-cell>
              <table:table-cell office:value-type="float" office:value="0.749977441546">
                <text:p>0.749977441546</text:p>
              </table:table-cell>
              <table:table-cell office:value-type="float" office:value="0.944068401002">
                <text:p>0.944068401002</text:p>
              </table:table-cell>
              <table:table-cell office:value-type="float" office:value="0.942251010927">
                <text:p>0.942251010927</text:p>
              </table:table-cell>
              <table:table-cell office:value-type="float" office:value="0.929436188913">
                <text:p>0.929436188913</text:p>
              </table:table-cell>
              <table:table-cell office:value-type="float" office:value="0.745368353353">
                <text:p>0.745368353353</text:p>
              </table:table-cell>
              <table:table-cell office:value-type="float" office:value="0.945932215309">
                <text:p>0.945932215309</text:p>
              </table:table-cell>
              <table:table-cell office:value-type="float" office:value="0.936468508627">
                <text:p>0.936468508627</text:p>
              </table:table-cell>
              <table:table-cell office:value-type="float" office:value="0.932746500152">
                <text:p>0.932746500152</text:p>
              </table:table-cell>
              <table:table-cell office:value-type="float" office:value="0.743929317345">
                <text:p>0.743929317345</text:p>
              </table:table-cell>
              <table:table-cell office:value-type="float" office:value="0.738326085708">
                <text:p>0.738326085708</text:p>
              </table:table-cell>
              <table:table-cell office:value-type="float" office:value="0.740362619507">
                <text:p>0.740362619507</text:p>
              </table:table-cell>
              <table:table-cell office:value-type="float" office:value="0.914397011139">
                <text:p>0.914397011139</text:p>
              </table:table-cell>
              <table:table-cell office:value-type="float" office:value="0.920207352739">
                <text:p>0.920207352739</text:p>
              </table:table-cell>
              <table:table-cell office:value-type="float" office:value="0.904694328442">
                <text:p>0.904694328442</text:p>
              </table:table-cell>
              <table:table-cell office:value-type="float" office:value="0.91100037908">
                <text:p>0.91100037908</text:p>
              </table:table-cell>
              <table:table-cell office:value-type="float" office:value="0.898697230464">
                <text:p>0.898697230464</text:p>
              </table:table-cell>
              <table:table-cell office:value-type="float" office:value="0.896535720588">
                <text:p>0.896535720588</text:p>
              </table:table-cell>
              <table:table-cell office:value-type="float" office:value="0.744609159346">
                <text:p>0.744609159346</text:p>
              </table:table-cell>
              <table:table-cell office:value-type="float" office:value="0.740993182498">
                <text:p>0.740993182498</text:p>
              </table:table-cell>
              <table:table-cell office:value-type="float" office:value="0.734663350556">
                <text:p>0.734663350556</text:p>
              </table:table-cell>
              <table:table-cell office:value-type="float" office:value="0.924340233355">
                <text:p>0.924340233355</text:p>
              </table:table-cell>
              <table:table-cell office:value-type="float" office:value="0.930815190123">
                <text:p>0.930815190123</text:p>
              </table:table-cell>
              <table:table-cell office:value-type="float" office:value="0.921174199768">
                <text:p>0.921174199768</text:p>
              </table:table-cell>
              <table:table-cell office:value-type="float" office:value="0.924318488728">
                <text:p>0.924318488728</text:p>
              </table:table-cell>
              <table:table-cell office:value-type="float" office:value="0.904815168754">
                <text:p>0.904815168754</text:p>
              </table:table-cell>
              <table:table-cell office:value-type="float" office:value="0.906498672168">
                <text:p>0.906498672168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0.963163647708">
                <text:p>0.963163647708</text:p>
              </table:table-cell>
              <table:table-cell office:value-type="float" office:value="0.964969948396">
                <text:p>0.964969948396</text:p>
              </table:table-cell>
              <table:table-cell office:value-type="float" office:value="0.982874235823">
                <text:p>0.982874235823</text:p>
              </table:table-cell>
              <table:table-cell office:value-type="float" office:value="0.98327289433">
                <text:p>0.98327289433</text:p>
              </table:table-cell>
              <table:table-cell office:value-type="float" office:value="0.989952031048">
                <text:p>0.989952031048</text:p>
              </table:table-cell>
              <table:table-cell office:value-type="float" office:value="0.953929821617">
                <text:p>0.953929821617</text:p>
              </table:table-cell>
              <table:table-cell office:value-type="float" office:value="0.967604709776">
                <text:p>0.967604709776</text:p>
              </table:table-cell>
              <table:table-cell office:value-type="float" office:value="0.966021523506">
                <text:p>0.966021523506</text:p>
              </table:table-cell>
              <table:table-cell office:value-type="float" office:value="0.950902567699">
                <text:p>0.950902567699</text:p>
              </table:table-cell>
              <table:table-cell office:value-type="float" office:value="0.948426932928">
                <text:p>0.948426932928</text:p>
              </table:table-cell>
              <table:table-cell office:value-type="float" office:value="0.992926358072">
                <text:p>0.992926358072</text:p>
              </table:table-cell>
              <table:table-cell office:value-type="float" office:value="0.993699978801">
                <text:p>0.993699978801</text:p>
              </table:table-cell>
              <table:table-cell office:value-type="float" office:value="0.990320973525">
                <text:p>0.990320973525</text:p>
              </table:table-cell>
              <table:table-cell office:value-type="float" office:value="0.94063678849">
                <text:p>0.94063678849</text:p>
              </table:table-cell>
              <table:table-cell office:value-type="float" office:value="0.940726538758">
                <text:p>0.940726538758</text:p>
              </table:table-cell>
              <table:table-cell office:value-type="float" office:value="0.949430564619">
                <text:p>0.949430564619</text:p>
              </table:table-cell>
              <table:table-cell office:value-type="float" office:value="0.967725681913">
                <text:p>0.967725681913</text:p>
              </table:table-cell>
              <table:table-cell office:value-type="float" office:value="0.97522613174">
                <text:p>0.97522613174</text:p>
              </table:table-cell>
              <table:table-cell office:value-type="float" office:value="0.967325156244">
                <text:p>0.967325156244</text:p>
              </table:table-cell>
              <table:table-cell office:value-type="float" office:value="0.976930460515">
                <text:p>0.976930460515</text:p>
              </table:table-cell>
              <table:table-cell office:value-type="float" office:value="0.941114570944">
                <text:p>0.941114570944</text:p>
              </table:table-cell>
              <table:table-cell office:value-type="float" office:value="0.939423431933">
                <text:p>0.939423431933</text:p>
              </table:table-cell>
              <table:table-cell office:value-type="float" office:value="0.970495168037">
                <text:p>0.970495168037</text:p>
              </table:table-cell>
              <table:table-cell office:value-type="float" office:value="0.970674900927">
                <text:p>0.970674900927</text:p>
              </table:table-cell>
              <table:table-cell office:value-type="float" office:value="0.964103868287">
                <text:p>0.964103868287</text:p>
              </table:table-cell>
              <table:table-cell office:value-type="float" office:value="0.980259045864">
                <text:p>0.980259045864</text:p>
              </table:table-cell>
              <table:table-cell office:value-type="float" office:value="0.974037619902">
                <text:p>0.974037619902</text:p>
              </table:table-cell>
              <table:table-cell office:value-type="float" office:value="0.98078471518">
                <text:p>0.98078471518</text:p>
              </table:table-cell>
              <table:table-cell office:value-type="float" office:value="0.97406713702">
                <text:p>0.97406713702</text:p>
              </table:table-cell>
              <table:table-cell office:value-type="float" office:value="0.97762311459">
                <text:p>0.97762311459</text:p>
              </table:table-cell>
              <table:table-cell office:value-type="float" office:value="0.976190555615">
                <text:p>0.976190555615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.864140225745">
                <text:p>0.864140225745</text:p>
              </table:table-cell>
              <table:table-cell office:value-type="float" office:value="0.86866702646">
                <text:p>0.86866702646</text:p>
              </table:table-cell>
              <table:table-cell office:value-type="float" office:value="0.904636384812">
                <text:p>0.904636384812</text:p>
              </table:table-cell>
              <table:table-cell office:value-type="float" office:value="0.904025951386">
                <text:p>0.904025951386</text:p>
              </table:table-cell>
              <table:table-cell office:value-type="float" office:value="0.895940704885">
                <text:p>0.895940704885</text:p>
              </table:table-cell>
              <table:table-cell office:value-type="float" office:value="0.828023668122">
                <text:p>0.828023668122</text:p>
              </table:table-cell>
              <table:table-cell office:value-type="float" office:value="0.894268402973">
                <text:p>0.894268402973</text:p>
              </table:table-cell>
              <table:table-cell office:value-type="float" office:value="0.891755646656">
                <text:p>0.891755646656</text:p>
              </table:table-cell>
              <table:table-cell office:value-type="float" office:value="0.876163364434">
                <text:p>0.876163364434</text:p>
              </table:table-cell>
              <table:table-cell office:value-type="float" office:value="0.846271062037">
                <text:p>0.846271062037</text:p>
              </table:table-cell>
              <table:table-cell office:value-type="float" office:value="0.899175682676">
                <text:p>0.899175682676</text:p>
              </table:table-cell>
              <table:table-cell office:value-type="float" office:value="0.905908503979">
                <text:p>0.905908503979</text:p>
              </table:table-cell>
              <table:table-cell office:value-type="float" office:value="0.89290665846">
                <text:p>0.89290665846</text:p>
              </table:table-cell>
              <table:table-cell office:value-type="float" office:value="0.831040692648">
                <text:p>0.831040692648</text:p>
              </table:table-cell>
              <table:table-cell office:value-type="float" office:value="0.831143021046">
                <text:p>0.831143021046</text:p>
              </table:table-cell>
              <table:table-cell office:value-type="float" office:value="0.828459005081">
                <text:p>0.828459005081</text:p>
              </table:table-cell>
              <table:table-cell office:value-type="float" office:value="0.870008468487">
                <text:p>0.870008468487</text:p>
              </table:table-cell>
              <table:table-cell office:value-type="float" office:value="0.868845433487">
                <text:p>0.868845433487</text:p>
              </table:table-cell>
              <table:table-cell office:value-type="float" office:value="0.869095286975">
                <text:p>0.869095286975</text:p>
              </table:table-cell>
              <table:table-cell office:value-type="float" office:value="0.884382506627">
                <text:p>0.884382506627</text:p>
              </table:table-cell>
              <table:table-cell office:value-type="float" office:value="0.852166070397">
                <text:p>0.852166070397</text:p>
              </table:table-cell>
              <table:table-cell office:value-type="float" office:value="0.851479979013">
                <text:p>0.851479979013</text:p>
              </table:table-cell>
              <table:table-cell office:value-type="float" office:value="0.84284934632">
                <text:p>0.84284934632</text:p>
              </table:table-cell>
              <table:table-cell office:value-type="float" office:value="0.849930117184">
                <text:p>0.849930117184</text:p>
              </table:table-cell>
              <table:table-cell office:value-type="float" office:value="0.837684776268">
                <text:p>0.837684776268</text:p>
              </table:table-cell>
              <table:table-cell office:value-type="float" office:value="0.886099936087">
                <text:p>0.886099936087</text:p>
              </table:table-cell>
              <table:table-cell office:value-type="float" office:value="0.885071056603">
                <text:p>0.885071056603</text:p>
              </table:table-cell>
              <table:table-cell office:value-type="float" office:value="0.886694769438">
                <text:p>0.886694769438</text:p>
              </table:table-cell>
              <table:table-cell office:value-type="float" office:value="0.896419672837">
                <text:p>0.896419672837</text:p>
              </table:table-cell>
              <table:table-cell office:value-type="float" office:value="0.87537184552">
                <text:p>0.87537184552</text:p>
              </table:table-cell>
              <table:table-cell office:value-type="float" office:value="0.872915546232">
                <text:p>0.872915546232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.747292934716">
                <text:p>0.747292934716</text:p>
              </table:table-cell>
              <table:table-cell office:value-type="float" office:value="0.740346249744">
                <text:p>0.740346249744</text:p>
              </table:table-cell>
              <table:table-cell office:value-type="float" office:value="0.855748532165">
                <text:p>0.855748532165</text:p>
              </table:table-cell>
              <table:table-cell office:value-type="float" office:value="0.854021392507">
                <text:p>0.854021392507</text:p>
              </table:table-cell>
              <table:table-cell office:value-type="float" office:value="0.853415380805">
                <text:p>0.853415380805</text:p>
              </table:table-cell>
              <table:table-cell office:value-type="float" office:value="0.713703243445">
                <text:p>0.713703243445</text:p>
              </table:table-cell>
              <table:table-cell office:value-type="float" office:value="0.856785460811">
                <text:p>0.856785460811</text:p>
              </table:table-cell>
              <table:table-cell office:value-type="float" office:value="0.852584343933">
                <text:p>0.852584343933</text:p>
              </table:table-cell>
              <table:table-cell office:value-type="float" office:value="0.845022309485">
                <text:p>0.845022309485</text:p>
              </table:table-cell>
              <table:table-cell office:value-type="float" office:value="0.728381969367">
                <text:p>0.728381969367</text:p>
              </table:table-cell>
              <table:table-cell office:value-type="float" office:value="0.855436184298">
                <text:p>0.855436184298</text:p>
              </table:table-cell>
              <table:table-cell office:value-type="float" office:value="0.858289515427">
                <text:p>0.858289515427</text:p>
              </table:table-cell>
              <table:table-cell office:value-type="float" office:value="0.851876784325">
                <text:p>0.851876784325</text:p>
              </table:table-cell>
              <table:table-cell office:value-type="float" office:value="0.722181280027">
                <text:p>0.722181280027</text:p>
              </table:table-cell>
              <table:table-cell office:value-type="float" office:value="0.724327262472">
                <text:p>0.724327262472</text:p>
              </table:table-cell>
              <table:table-cell office:value-type="float" office:value="0.721935647397">
                <text:p>0.721935647397</text:p>
              </table:table-cell>
              <table:table-cell office:value-type="float" office:value="0.823708970175">
                <text:p>0.823708970175</text:p>
              </table:table-cell>
              <table:table-cell office:value-type="float" office:value="0.825012545224">
                <text:p>0.825012545224</text:p>
              </table:table-cell>
              <table:table-cell office:value-type="float" office:value="0.824719399056">
                <text:p>0.824719399056</text:p>
              </table:table-cell>
              <table:table-cell office:value-type="float" office:value="0.826345536775">
                <text:p>0.826345536775</text:p>
              </table:table-cell>
              <table:table-cell office:value-type="float" office:value="0.815409698489">
                <text:p>0.815409698489</text:p>
              </table:table-cell>
              <table:table-cell office:value-type="float" office:value="0.812610282785">
                <text:p>0.812610282785</text:p>
              </table:table-cell>
              <table:table-cell office:value-type="float" office:value="0.722667353067">
                <text:p>0.722667353067</text:p>
              </table:table-cell>
              <table:table-cell office:value-type="float" office:value="0.721016783552">
                <text:p>0.721016783552</text:p>
              </table:table-cell>
              <table:table-cell office:value-type="float" office:value="0.713077498986">
                <text:p>0.713077498986</text:p>
              </table:table-cell>
              <table:table-cell office:value-type="float" office:value="0.833730383925">
                <text:p>0.833730383925</text:p>
              </table:table-cell>
              <table:table-cell office:value-type="float" office:value="0.832156342698">
                <text:p>0.832156342698</text:p>
              </table:table-cell>
              <table:table-cell office:value-type="float" office:value="0.83064175017">
                <text:p>0.83064175017</text:p>
              </table:table-cell>
              <table:table-cell office:value-type="float" office:value="0.826482101548">
                <text:p>0.826482101548</text:p>
              </table:table-cell>
              <table:table-cell office:value-type="float" office:value="0.828414245596">
                <text:p>0.828414245596</text:p>
              </table:table-cell>
              <table:table-cell office:value-type="float" office:value="0.824004800913">
                <text:p>0.824004800913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0.981928201018">
                <text:p>0.981928201018</text:p>
              </table:table-cell>
              <table:table-cell office:value-type="float" office:value="0.981296146441">
                <text:p>0.981296146441</text:p>
              </table:table-cell>
              <table:table-cell office:value-type="float" office:value="0.987868454576">
                <text:p>0.987868454576</text:p>
              </table:table-cell>
              <table:table-cell office:value-type="float" office:value="0.987449534144">
                <text:p>0.987449534144</text:p>
              </table:table-cell>
              <table:table-cell office:value-type="float" office:value="0.999830026965">
                <text:p>0.999830026965</text:p>
              </table:table-cell>
              <table:table-cell office:value-type="float" office:value="0.962027771433">
                <text:p>0.962027771433</text:p>
              </table:table-cell>
              <table:table-cell office:value-type="float" office:value="0.968100914564">
                <text:p>0.968100914564</text:p>
              </table:table-cell>
              <table:table-cell office:value-type="float" office:value="0.966230263659">
                <text:p>0.966230263659</text:p>
              </table:table-cell>
              <table:table-cell office:value-type="float" office:value="0.978576236414">
                <text:p>0.978576236414</text:p>
              </table:table-cell>
              <table:table-cell office:value-type="float" office:value="0.95731863413">
                <text:p>0.95731863413</text:p>
              </table:table-cell>
              <table:table-cell office:value-type="float" office:value="0.999856722104">
                <text:p>0.999856722104</text:p>
              </table:table-cell>
              <table:table-cell office:value-type="float" office:value="0.999854424422">
                <text:p>0.999854424422</text:p>
              </table:table-cell>
              <table:table-cell office:value-type="float" office:value="0.999484332635">
                <text:p>0.999484332635</text:p>
              </table:table-cell>
              <table:table-cell office:value-type="float" office:value="0.934421501274">
                <text:p>0.934421501274</text:p>
              </table:table-cell>
              <table:table-cell office:value-type="float" office:value="0.93374617834">
                <text:p>0.93374617834</text:p>
              </table:table-cell>
              <table:table-cell office:value-type="float" office:value="0.958368056675">
                <text:p>0.958368056675</text:p>
              </table:table-cell>
              <table:table-cell office:value-type="float" office:value="0.969815201986">
                <text:p>0.969815201986</text:p>
              </table:table-cell>
              <table:table-cell office:value-type="float" office:value="0.981326319946">
                <text:p>0.981326319946</text:p>
              </table:table-cell>
              <table:table-cell office:value-type="float" office:value="0.969685762636">
                <text:p>0.969685762636</text:p>
              </table:table-cell>
              <table:table-cell office:value-type="float" office:value="0.980450586307">
                <text:p>0.980450586307</text:p>
              </table:table-cell>
              <table:table-cell office:value-type="float" office:value="0.93637812501">
                <text:p>0.93637812501</text:p>
              </table:table-cell>
              <table:table-cell office:value-type="float" office:value="0.933587219247">
                <text:p>0.933587219247</text:p>
              </table:table-cell>
              <table:table-cell office:value-type="float" office:value="0.981102113987">
                <text:p>0.981102113987</text:p>
              </table:table-cell>
              <table:table-cell office:value-type="float" office:value="0.978833583232">
                <text:p>0.978833583232</text:p>
              </table:table-cell>
              <table:table-cell office:value-type="float" office:value="0.981213602032">
                <text:p>0.981213602032</text:p>
              </table:table-cell>
              <table:table-cell office:value-type="float" office:value="0.988990235847">
                <text:p>0.988990235847</text:p>
              </table:table-cell>
              <table:table-cell office:value-type="float" office:value="0.981916782189">
                <text:p>0.981916782189</text:p>
              </table:table-cell>
              <table:table-cell office:value-type="float" office:value="0.9885023137">
                <text:p>0.9885023137</text:p>
              </table:table-cell>
              <table:table-cell office:value-type="float" office:value="0.976825922015">
                <text:p>0.976825922015</text:p>
              </table:table-cell>
              <table:table-cell office:value-type="float" office:value="0.998086149082">
                <text:p>0.998086149082</text:p>
              </table:table-cell>
              <table:table-cell office:value-type="float" office:value="0.997099019186">
                <text:p>0.997099019186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.904699428336">
                <text:p>0.904699428336</text:p>
              </table:table-cell>
              <table:table-cell office:value-type="float" office:value="0.904251459678">
                <text:p>0.904251459678</text:p>
              </table:table-cell>
              <table:table-cell office:value-type="float" office:value="0.940141480534">
                <text:p>0.940141480534</text:p>
              </table:table-cell>
              <table:table-cell office:value-type="float" office:value="0.93926412763">
                <text:p>0.93926412763</text:p>
              </table:table-cell>
              <table:table-cell office:value-type="float" office:value="0.92857848522">
                <text:p>0.92857848522</text:p>
              </table:table-cell>
              <table:table-cell office:value-type="float" office:value="0.859637384356">
                <text:p>0.859637384356</text:p>
              </table:table-cell>
              <table:table-cell office:value-type="float" office:value="0.92615677321">
                <text:p>0.92615677321</text:p>
              </table:table-cell>
              <table:table-cell office:value-type="float" office:value="0.933570793509">
                <text:p>0.933570793509</text:p>
              </table:table-cell>
              <table:table-cell office:value-type="float" office:value="0.898671443628">
                <text:p>0.898671443628</text:p>
              </table:table-cell>
              <table:table-cell office:value-type="float" office:value="0.876295474291">
                <text:p>0.876295474291</text:p>
              </table:table-cell>
              <table:table-cell office:value-type="float" office:value="0.9358395258">
                <text:p>0.9358395258</text:p>
              </table:table-cell>
              <table:table-cell office:value-type="float" office:value="0.940179328855">
                <text:p>0.940179328855</text:p>
              </table:table-cell>
              <table:table-cell office:value-type="float" office:value="0.928002329081">
                <text:p>0.928002329081</text:p>
              </table:table-cell>
              <table:table-cell office:value-type="float" office:value="0.857604553677">
                <text:p>0.857604553677</text:p>
              </table:table-cell>
              <table:table-cell office:value-type="float" office:value="0.85638047823">
                <text:p>0.85638047823</text:p>
              </table:table-cell>
              <table:table-cell office:value-type="float" office:value="0.856780166777">
                <text:p>0.856780166777</text:p>
              </table:table-cell>
              <table:table-cell office:value-type="float" office:value="0.887309601783">
                <text:p>0.887309601783</text:p>
              </table:table-cell>
              <table:table-cell office:value-type="float" office:value="0.892326905968">
                <text:p>0.892326905968</text:p>
              </table:table-cell>
              <table:table-cell office:value-type="float" office:value="0.888345095786">
                <text:p>0.888345095786</text:p>
              </table:table-cell>
              <table:table-cell office:value-type="float" office:value="0.896902918266">
                <text:p>0.896902918266</text:p>
              </table:table-cell>
              <table:table-cell office:value-type="float" office:value="0.874612886301">
                <text:p>0.874612886301</text:p>
              </table:table-cell>
              <table:table-cell office:value-type="float" office:value="0.871273311352">
                <text:p>0.871273311352</text:p>
              </table:table-cell>
              <table:table-cell office:value-type="float" office:value="0.881327337101">
                <text:p>0.881327337101</text:p>
              </table:table-cell>
              <table:table-cell office:value-type="float" office:value="0.87988734013">
                <text:p>0.87988734013</text:p>
              </table:table-cell>
              <table:table-cell office:value-type="float" office:value="0.87044972583">
                <text:p>0.87044972583</text:p>
              </table:table-cell>
              <table:table-cell office:value-type="float" office:value="0.918820005534">
                <text:p>0.918820005534</text:p>
              </table:table-cell>
              <table:table-cell office:value-type="float" office:value="0.920850684235">
                <text:p>0.920850684235</text:p>
              </table:table-cell>
              <table:table-cell office:value-type="float" office:value="0.916695033769">
                <text:p>0.916695033769</text:p>
              </table:table-cell>
              <table:table-cell office:value-type="float" office:value="0.927895504401">
                <text:p>0.927895504401</text:p>
              </table:table-cell>
              <table:table-cell office:value-type="float" office:value="0.903981622292">
                <text:p>0.903981622292</text:p>
              </table:table-cell>
              <table:table-cell office:value-type="float" office:value="0.903775691767">
                <text:p>0.903775691767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.761860048403">
                <text:p>0.761860048403</text:p>
              </table:table-cell>
              <table:table-cell office:value-type="float" office:value="0.762606259102">
                <text:p>0.762606259102</text:p>
              </table:table-cell>
              <table:table-cell office:value-type="float" office:value="0.809840558654">
                <text:p>0.809840558654</text:p>
              </table:table-cell>
              <table:table-cell office:value-type="float" office:value="0.810288463634">
                <text:p>0.810288463634</text:p>
              </table:table-cell>
              <table:table-cell office:value-type="float" office:value="0.805061431903">
                <text:p>0.805061431903</text:p>
              </table:table-cell>
              <table:table-cell office:value-type="float" office:value="0.730780726549">
                <text:p>0.730780726549</text:p>
              </table:table-cell>
              <table:table-cell office:value-type="float" office:value="0.800710258582">
                <text:p>0.800710258582</text:p>
              </table:table-cell>
              <table:table-cell office:value-type="float" office:value="0.800431758624">
                <text:p>0.800431758624</text:p>
              </table:table-cell>
              <table:table-cell office:value-type="float" office:value="0.792343653009">
                <text:p>0.792343653009</text:p>
              </table:table-cell>
              <table:table-cell office:value-type="float" office:value="0.743600435983">
                <text:p>0.743600435983</text:p>
              </table:table-cell>
              <table:table-cell office:value-type="float" office:value="0.808505649711">
                <text:p>0.808505649711</text:p>
              </table:table-cell>
              <table:table-cell office:value-type="float" office:value="0.81097329486">
                <text:p>0.81097329486</text:p>
              </table:table-cell>
              <table:table-cell office:value-type="float" office:value="0.803049051354">
                <text:p>0.803049051354</text:p>
              </table:table-cell>
              <table:table-cell office:value-type="float" office:value="0.73096914557">
                <text:p>0.73096914557</text:p>
              </table:table-cell>
              <table:table-cell office:value-type="float" office:value="0.731042506605">
                <text:p>0.731042506605</text:p>
              </table:table-cell>
              <table:table-cell office:value-type="float" office:value="0.727107762047">
                <text:p>0.727107762047</text:p>
              </table:table-cell>
              <table:table-cell office:value-type="float" office:value="0.782815719919">
                <text:p>0.782815719919</text:p>
              </table:table-cell>
              <table:table-cell office:value-type="float" office:value="0.782345579869">
                <text:p>0.782345579869</text:p>
              </table:table-cell>
              <table:table-cell office:value-type="float" office:value="0.782841287355">
                <text:p>0.782841287355</text:p>
              </table:table-cell>
              <table:table-cell office:value-type="float" office:value="0.789020185056">
                <text:p>0.789020185056</text:p>
              </table:table-cell>
              <table:table-cell office:value-type="float" office:value="0.7747202854">
                <text:p>0.7747202854</text:p>
              </table:table-cell>
              <table:table-cell office:value-type="float" office:value="0.77213239599">
                <text:p>0.77213239599</text:p>
              </table:table-cell>
              <table:table-cell office:value-type="float" office:value="0.735046141742">
                <text:p>0.735046141742</text:p>
              </table:table-cell>
              <table:table-cell office:value-type="float" office:value="0.735320091496">
                <text:p>0.735320091496</text:p>
              </table:table-cell>
              <table:table-cell office:value-type="float" office:value="0.729391406853">
                <text:p>0.729391406853</text:p>
              </table:table-cell>
              <table:table-cell office:value-type="float" office:value="0.791857496191">
                <text:p>0.791857496191</text:p>
              </table:table-cell>
              <table:table-cell office:value-type="float" office:value="0.793242616998">
                <text:p>0.793242616998</text:p>
              </table:table-cell>
              <table:table-cell office:value-type="float" office:value="0.793262097083">
                <text:p>0.793262097083</text:p>
              </table:table-cell>
              <table:table-cell office:value-type="float" office:value="0.795343395583">
                <text:p>0.795343395583</text:p>
              </table:table-cell>
              <table:table-cell office:value-type="float" office:value="0.786995586343">
                <text:p>0.786995586343</text:p>
              </table:table-cell>
              <table:table-cell office:value-type="float" office:value="0.786227910275">
                <text:p>0.786227910275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864336523226">
                <text:p>0.864336523226</text:p>
              </table:table-cell>
              <table:table-cell office:value-type="float" office:value="0.862673154375444">
                <text:p>0.862673154375444</text:p>
              </table:table-cell>
              <table:table-cell office:value-type="float" office:value="0.922194841216444">
                <text:p>0.922194841216444</text:p>
              </table:table-cell>
              <table:table-cell office:value-type="float" office:value="0.921414083695555">
                <text:p>0.921414083695555</text:p>
              </table:table-cell>
              <table:table-cell office:value-type="float" office:value="0.918505027253111">
                <text:p>0.918505027253111</text:p>
              </table:table-cell>
              <table:table-cell office:value-type="float" office:value="0.838632443162778">
                <text:p>0.838632443162778</text:p>
              </table:table-cell>
              <table:table-cell office:value-type="float" office:value="0.913576666295111">
                <text:p>0.913576666295111</text:p>
              </table:table-cell>
              <table:table-cell office:value-type="float" office:value="0.913355473646111">
                <text:p>0.913355473646111</text:p>
              </table:table-cell>
              <table:table-cell office:value-type="float" office:value="0.898602675841667">
                <text:p>0.898602675841667</text:p>
              </table:table-cell>
              <table:table-cell office:value-type="float" office:value="0.844901751175555">
                <text:p>0.844901751175555</text:p>
              </table:table-cell>
              <table:table-cell office:value-type="float" office:value="0.924499791737444">
                <text:p>0.924499791737444</text:p>
              </table:table-cell>
              <table:table-cell office:value-type="float" office:value="0.926085954238778">
                <text:p>0.926085954238778</text:p>
              </table:table-cell>
              <table:table-cell office:value-type="float" office:value="0.916852886738222">
                <text:p>0.916852886738222</text:p>
              </table:table-cell>
              <table:table-cell office:value-type="float" office:value="0.835857119140555">
                <text:p>0.835857119140555</text:p>
              </table:table-cell>
              <table:table-cell office:value-type="float" office:value="0.835837201440778">
                <text:p>0.835837201440778</text:p>
              </table:table-cell>
              <table:table-cell office:value-type="float" office:value="0.836745818990889">
                <text:p>0.836745818990889</text:p>
              </table:table-cell>
              <table:table-cell office:value-type="float" office:value="0.895238558544111">
                <text:p>0.895238558544111</text:p>
              </table:table-cell>
              <table:table-cell office:value-type="float" office:value="0.899382569846">
                <text:p>0.899382569846</text:p>
              </table:table-cell>
              <table:table-cell office:value-type="float" office:value="0.894632366369">
                <text:p>0.894632366369</text:p>
              </table:table-cell>
              <table:table-cell office:value-type="float" office:value="0.901389932194667">
                <text:p>0.901389932194667</text:p>
              </table:table-cell>
              <table:table-cell office:value-type="float" office:value="0.877942726400222">
                <text:p>0.877942726400222</text:p>
              </table:table-cell>
              <table:table-cell office:value-type="float" office:value="0.875552497476">
                <text:p>0.875552497476</text:p>
              </table:table-cell>
              <table:table-cell office:value-type="float" office:value="0.850491368569444">
                <text:p>0.850491368569444</text:p>
              </table:table-cell>
              <table:table-cell office:value-type="float" office:value="0.850093263515222">
                <text:p>0.850093263515222</text:p>
              </table:table-cell>
              <table:table-cell office:value-type="float" office:value="0.844464507099">
                <text:p>0.844464507099</text:p>
              </table:table-cell>
              <table:table-cell office:value-type="float" office:value="0.909677759209444">
                <text:p>0.909677759209444</text:p>
              </table:table-cell>
              <table:table-cell office:value-type="float" office:value="0.909601984057333">
                <text:p>0.909601984057333</text:p>
              </table:table-cell>
              <table:table-cell office:value-type="float" office:value="0.908998084113778">
                <text:p>0.908998084113778</text:p>
              </table:table-cell>
              <table:table-cell office:value-type="float" office:value="0.909543485475">
                <text:p>0.909543485475</text:p>
              </table:table-cell>
              <table:table-cell office:value-type="float" office:value="0.901163226811444">
                <text:p>0.901163226811444</text:p>
              </table:table-cell>
              <table:table-cell office:value-type="float" office:value="0.900376237450444">
                <text:p>0.900376237450444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2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tacked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20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style:rotation-angle="90"/>
      <style:text-properties fo:font-size="2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50.001cm" svg:height="17.141cm" xlink:href=".." xlink:type="simple" chart:class="chart:bar" chart:style-name="ch1">
        <chart:title svg:x="21.313cm" svg:y="0cm" chart:style-name="ch2">
          <text:p>Correlated capacities</text:p>
        </chart:title>
        <chart:legend svg:x="0cm" svg:y="0.792cm" style:legend-expansion="custom" chartooo:width="50cm" chartooo:height="1.37cm" style:legend-expansion-aspect-ratio="36.4963503649635" chart:style-name="ch3"/>
        <chart:plot-area chart:style-name="ch4" table:cell-range-address="Correlated_bins.H1:Correlated_bins.H10 Correlated_bins.J1:Correlated_bins.J10 Correlated_bins.L1:Correlated_bins.L10 Correlated_bins.N1:Correlated_bins.N10 Correlated_bins.P1:Correlated_bins.P10 Correlated_bins.R1:Correlated_bins.R10 Correlated_bins.T1:Correlated_bins.T10 Correlated_bins.V1:Correlated_bins.V10 Correlated_bins.X1:Correlated_bins.X10 Correlated_bins.Z1:Correlated_bins.Z10 Correlated_bins.AB1:Correlated_bins.AB10 Correlated_bins.AD1:Correlated_bins.AD10 Correlated_bins.AF1:Correlated_bins.AF10 Correlated_bins.AH1:Correlated_bins.AH10 Correlated_bins.AJ1:Correlated_bins.AJ10 Correlated_bins.AL1:Correlated_bins.AL10 Correlated_bins.AN1:Correlated_bins.AN10 Correlated_bins.AP1:Correlated_bins.AP10 Correlated_bins.AR1:Correlated_bins.AR10 Correlated_bins.AT1:Correlated_bins.AT10 Correlated_bins.AV1:Correlated_bins.AV10 Correlated_bins.AX1:Correlated_bins.AX10 Correlated_bins.AZ1:Correlated_bins.AZ10 Correlated_bins.BB1:Correlated_bins.BB10 Correlated_bins.BD1:Correlated_bins.BD10 Correlated_bins.BF1:Correlated_bins.BF10 Correlated_bins.BH1:Correlated_bins.BH10 Correlated_bins.BJ1:Correlated_bins.BJ10 Correlated_bins.BL1:Correlated_bins.BL10 Correlated_bins.BN1:Correlated_bins.BN10 Correlated_bins.BP1:Correlated_bins.BP10 Correlated_bins.BR1:Correlated_bins.BR10 Correlated_bins.BT1:Correlated_bins.BT10 Correlated_bins.BV1:Correlated_bins.BV10 Correlated_bins.A2:Correlated_bins.A10" chart:data-source-has-labels="both" svg:x="1.429cm" svg:y="1.916cm" svg:width="48.082cm" svg:height="13.654cm">
          <chartooo:coordinate-region svg:x="2.394cm" svg:y="2.142cm" svg:width="47.027cm" svg:height="12.383cm"/>
          <chart:axis chart:dimension="x" chart:name="primary-x" chart:style-name="ch5" chartooo:axis-type="auto">
            <chartooo:date-scale/>
            <chart:title svg:x="23.272cm" svg:y="15.817cm" chart:style-name="ch6">
              <text:p>Heuristics</text:p>
            </chart:title>
            <chart:categories table:cell-range-address="Correlated_bins.H1:Correlated_bins.H1 Correlated_bins.J1:Correlated_bins.J1 Correlated_bins.L1:Correlated_bins.L1 Correlated_bins.N1:Correlated_bins.N1 Correlated_bins.P1:Correlated_bins.P1 Correlated_bins.R1:Correlated_bins.R1 Correlated_bins.T1:Correlated_bins.T1 Correlated_bins.V1:Correlated_bins.V1 Correlated_bins.X1:Correlated_bins.X1 Correlated_bins.Z1:Correlated_bins.Z1 Correlated_bins.AB1:Correlated_bins.AB1 Correlated_bins.AD1:Correlated_bins.AD1 Correlated_bins.AF1:Correlated_bins.AF1 Correlated_bins.AH1:Correlated_bins.AH1 Correlated_bins.AJ1:Correlated_bins.AJ1 Correlated_bins.AL1:Correlated_bins.AL1 Correlated_bins.AN1:Correlated_bins.AN1 Correlated_bins.AP1:Correlated_bins.AP1 Correlated_bins.AR1:Correlated_bins.AR1 Correlated_bins.AT1:Correlated_bins.AT1 Correlated_bins.AV1:Correlated_bins.AV1 Correlated_bins.AX1:Correlated_bins.AX1 Correlated_bins.AZ1:Correlated_bins.AZ1 Correlated_bins.BB1:Correlated_bins.BB1 Correlated_bins.BD1:Correlated_bins.BD1 Correlated_bins.BF1:Correlated_bins.BF1 Correlated_bins.BH1:Correlated_bins.BH1 Correlated_bins.BJ1:Correlated_bins.BJ1 Correlated_bins.BL1:Correlated_bins.BL1 Correlated_bins.BN1:Correlated_bins.BN1 Correlated_bins.BP1:Correlated_bins.BP1 Correlated_bins.BR1:Correlated_bins.BR1 Correlated_bins.BT1:Correlated_bins.BT1 Correlated_bins.BV1:Correlated_bins.BV1"/>
          </chart:axis>
          <chart:axis chart:dimension="y" chart:name="primary-y" chart:style-name="ch7">
            <chart:title svg:x="0.08cm" svg:y="13.709cm" chart:style-name="ch8">
              <text:p>Cumulated number of success</text:p>
            </chart:title>
            <chart:grid chart:style-name="ch9" chart:class="major"/>
          </chart:axis>
          <chart:series chart:style-name="ch10" chart:values-cell-range-address="Correlated_bins.H2:Correlated_bins.H2 Correlated_bins.J2:Correlated_bins.J2 Correlated_bins.L2:Correlated_bins.L2 Correlated_bins.N2:Correlated_bins.N2 Correlated_bins.P2:Correlated_bins.P2 Correlated_bins.R2:Correlated_bins.R2 Correlated_bins.T2:Correlated_bins.T2 Correlated_bins.V2:Correlated_bins.V2 Correlated_bins.X2:Correlated_bins.X2 Correlated_bins.Z2:Correlated_bins.Z2 Correlated_bins.AB2:Correlated_bins.AB2 Correlated_bins.AD2:Correlated_bins.AD2 Correlated_bins.AF2:Correlated_bins.AF2 Correlated_bins.AH2:Correlated_bins.AH2 Correlated_bins.AJ2:Correlated_bins.AJ2 Correlated_bins.AL2:Correlated_bins.AL2 Correlated_bins.AN2:Correlated_bins.AN2 Correlated_bins.AP2:Correlated_bins.AP2 Correlated_bins.AR2:Correlated_bins.AR2 Correlated_bins.AT2:Correlated_bins.AT2 Correlated_bins.AV2:Correlated_bins.AV2 Correlated_bins.AX2:Correlated_bins.AX2 Correlated_bins.AZ2:Correlated_bins.AZ2 Correlated_bins.BB2:Correlated_bins.BB2 Correlated_bins.BD2:Correlated_bins.BD2 Correlated_bins.BF2:Correlated_bins.BF2 Correlated_bins.BH2:Correlated_bins.BH2 Correlated_bins.BJ2:Correlated_bins.BJ2 Correlated_bins.BL2:Correlated_bins.BL2 Correlated_bins.BN2:Correlated_bins.BN2 Correlated_bins.BP2:Correlated_bins.BP2 Correlated_bins.BR2:Correlated_bins.BR2 Correlated_bins.BT2:Correlated_bins.BT2 Correlated_bins.BV2:Correlated_bins.BV2" chart:label-cell-address="Correlated_bins.A2:Correlated_bins.A2" chart:class="chart:bar">
            <chart:data-point chart:repeated="34"/>
          </chart:series>
          <chart:series chart:style-name="ch11" chart:values-cell-range-address="Correlated_bins.H3:Correlated_bins.H3 Correlated_bins.J3:Correlated_bins.J3 Correlated_bins.L3:Correlated_bins.L3 Correlated_bins.N3:Correlated_bins.N3 Correlated_bins.P3:Correlated_bins.P3 Correlated_bins.R3:Correlated_bins.R3 Correlated_bins.T3:Correlated_bins.T3 Correlated_bins.V3:Correlated_bins.V3 Correlated_bins.X3:Correlated_bins.X3 Correlated_bins.Z3:Correlated_bins.Z3 Correlated_bins.AB3:Correlated_bins.AB3 Correlated_bins.AD3:Correlated_bins.AD3 Correlated_bins.AF3:Correlated_bins.AF3 Correlated_bins.AH3:Correlated_bins.AH3 Correlated_bins.AJ3:Correlated_bins.AJ3 Correlated_bins.AL3:Correlated_bins.AL3 Correlated_bins.AN3:Correlated_bins.AN3 Correlated_bins.AP3:Correlated_bins.AP3 Correlated_bins.AR3:Correlated_bins.AR3 Correlated_bins.AT3:Correlated_bins.AT3 Correlated_bins.AV3:Correlated_bins.AV3 Correlated_bins.AX3:Correlated_bins.AX3 Correlated_bins.AZ3:Correlated_bins.AZ3 Correlated_bins.BB3:Correlated_bins.BB3 Correlated_bins.BD3:Correlated_bins.BD3 Correlated_bins.BF3:Correlated_bins.BF3 Correlated_bins.BH3:Correlated_bins.BH3 Correlated_bins.BJ3:Correlated_bins.BJ3 Correlated_bins.BL3:Correlated_bins.BL3 Correlated_bins.BN3:Correlated_bins.BN3 Correlated_bins.BP3:Correlated_bins.BP3 Correlated_bins.BR3:Correlated_bins.BR3 Correlated_bins.BT3:Correlated_bins.BT3 Correlated_bins.BV3:Correlated_bins.BV3" chart:label-cell-address="Correlated_bins.A3:Correlated_bins.A3" chart:class="chart:bar">
            <chart:data-point chart:repeated="34"/>
          </chart:series>
          <chart:series chart:style-name="ch12" chart:values-cell-range-address="Correlated_bins.H4:Correlated_bins.H4 Correlated_bins.J4:Correlated_bins.J4 Correlated_bins.L4:Correlated_bins.L4 Correlated_bins.N4:Correlated_bins.N4 Correlated_bins.P4:Correlated_bins.P4 Correlated_bins.R4:Correlated_bins.R4 Correlated_bins.T4:Correlated_bins.T4 Correlated_bins.V4:Correlated_bins.V4 Correlated_bins.X4:Correlated_bins.X4 Correlated_bins.Z4:Correlated_bins.Z4 Correlated_bins.AB4:Correlated_bins.AB4 Correlated_bins.AD4:Correlated_bins.AD4 Correlated_bins.AF4:Correlated_bins.AF4 Correlated_bins.AH4:Correlated_bins.AH4 Correlated_bins.AJ4:Correlated_bins.AJ4 Correlated_bins.AL4:Correlated_bins.AL4 Correlated_bins.AN4:Correlated_bins.AN4 Correlated_bins.AP4:Correlated_bins.AP4 Correlated_bins.AR4:Correlated_bins.AR4 Correlated_bins.AT4:Correlated_bins.AT4 Correlated_bins.AV4:Correlated_bins.AV4 Correlated_bins.AX4:Correlated_bins.AX4 Correlated_bins.AZ4:Correlated_bins.AZ4 Correlated_bins.BB4:Correlated_bins.BB4 Correlated_bins.BD4:Correlated_bins.BD4 Correlated_bins.BF4:Correlated_bins.BF4 Correlated_bins.BH4:Correlated_bins.BH4 Correlated_bins.BJ4:Correlated_bins.BJ4 Correlated_bins.BL4:Correlated_bins.BL4 Correlated_bins.BN4:Correlated_bins.BN4 Correlated_bins.BP4:Correlated_bins.BP4 Correlated_bins.BR4:Correlated_bins.BR4 Correlated_bins.BT4:Correlated_bins.BT4 Correlated_bins.BV4:Correlated_bins.BV4" chart:label-cell-address="Correlated_bins.A4:Correlated_bins.A4" chart:class="chart:bar">
            <chart:data-point chart:repeated="34"/>
          </chart:series>
          <chart:series chart:style-name="ch13" chart:values-cell-range-address="Correlated_bins.H5:Correlated_bins.H5 Correlated_bins.J5:Correlated_bins.J5 Correlated_bins.L5:Correlated_bins.L5 Correlated_bins.N5:Correlated_bins.N5 Correlated_bins.P5:Correlated_bins.P5 Correlated_bins.R5:Correlated_bins.R5 Correlated_bins.T5:Correlated_bins.T5 Correlated_bins.V5:Correlated_bins.V5 Correlated_bins.X5:Correlated_bins.X5 Correlated_bins.Z5:Correlated_bins.Z5 Correlated_bins.AB5:Correlated_bins.AB5 Correlated_bins.AD5:Correlated_bins.AD5 Correlated_bins.AF5:Correlated_bins.AF5 Correlated_bins.AH5:Correlated_bins.AH5 Correlated_bins.AJ5:Correlated_bins.AJ5 Correlated_bins.AL5:Correlated_bins.AL5 Correlated_bins.AN5:Correlated_bins.AN5 Correlated_bins.AP5:Correlated_bins.AP5 Correlated_bins.AR5:Correlated_bins.AR5 Correlated_bins.AT5:Correlated_bins.AT5 Correlated_bins.AV5:Correlated_bins.AV5 Correlated_bins.AX5:Correlated_bins.AX5 Correlated_bins.AZ5:Correlated_bins.AZ5 Correlated_bins.BB5:Correlated_bins.BB5 Correlated_bins.BD5:Correlated_bins.BD5 Correlated_bins.BF5:Correlated_bins.BF5 Correlated_bins.BH5:Correlated_bins.BH5 Correlated_bins.BJ5:Correlated_bins.BJ5 Correlated_bins.BL5:Correlated_bins.BL5 Correlated_bins.BN5:Correlated_bins.BN5 Correlated_bins.BP5:Correlated_bins.BP5 Correlated_bins.BR5:Correlated_bins.BR5 Correlated_bins.BT5:Correlated_bins.BT5 Correlated_bins.BV5:Correlated_bins.BV5" chart:label-cell-address="Correlated_bins.A5:Correlated_bins.A5" chart:class="chart:bar">
            <chart:data-point chart:repeated="34"/>
          </chart:series>
          <chart:series chart:style-name="ch14" chart:values-cell-range-address="Correlated_bins.H6:Correlated_bins.H6 Correlated_bins.J6:Correlated_bins.J6 Correlated_bins.L6:Correlated_bins.L6 Correlated_bins.N6:Correlated_bins.N6 Correlated_bins.P6:Correlated_bins.P6 Correlated_bins.R6:Correlated_bins.R6 Correlated_bins.T6:Correlated_bins.T6 Correlated_bins.V6:Correlated_bins.V6 Correlated_bins.X6:Correlated_bins.X6 Correlated_bins.Z6:Correlated_bins.Z6 Correlated_bins.AB6:Correlated_bins.AB6 Correlated_bins.AD6:Correlated_bins.AD6 Correlated_bins.AF6:Correlated_bins.AF6 Correlated_bins.AH6:Correlated_bins.AH6 Correlated_bins.AJ6:Correlated_bins.AJ6 Correlated_bins.AL6:Correlated_bins.AL6 Correlated_bins.AN6:Correlated_bins.AN6 Correlated_bins.AP6:Correlated_bins.AP6 Correlated_bins.AR6:Correlated_bins.AR6 Correlated_bins.AT6:Correlated_bins.AT6 Correlated_bins.AV6:Correlated_bins.AV6 Correlated_bins.AX6:Correlated_bins.AX6 Correlated_bins.AZ6:Correlated_bins.AZ6 Correlated_bins.BB6:Correlated_bins.BB6 Correlated_bins.BD6:Correlated_bins.BD6 Correlated_bins.BF6:Correlated_bins.BF6 Correlated_bins.BH6:Correlated_bins.BH6 Correlated_bins.BJ6:Correlated_bins.BJ6 Correlated_bins.BL6:Correlated_bins.BL6 Correlated_bins.BN6:Correlated_bins.BN6 Correlated_bins.BP6:Correlated_bins.BP6 Correlated_bins.BR6:Correlated_bins.BR6 Correlated_bins.BT6:Correlated_bins.BT6 Correlated_bins.BV6:Correlated_bins.BV6" chart:label-cell-address="Correlated_bins.A6:Correlated_bins.A6" chart:class="chart:bar">
            <chart:data-point chart:repeated="34"/>
          </chart:series>
          <chart:series chart:style-name="ch15" chart:values-cell-range-address="Correlated_bins.H7:Correlated_bins.H7 Correlated_bins.J7:Correlated_bins.J7 Correlated_bins.L7:Correlated_bins.L7 Correlated_bins.N7:Correlated_bins.N7 Correlated_bins.P7:Correlated_bins.P7 Correlated_bins.R7:Correlated_bins.R7 Correlated_bins.T7:Correlated_bins.T7 Correlated_bins.V7:Correlated_bins.V7 Correlated_bins.X7:Correlated_bins.X7 Correlated_bins.Z7:Correlated_bins.Z7 Correlated_bins.AB7:Correlated_bins.AB7 Correlated_bins.AD7:Correlated_bins.AD7 Correlated_bins.AF7:Correlated_bins.AF7 Correlated_bins.AH7:Correlated_bins.AH7 Correlated_bins.AJ7:Correlated_bins.AJ7 Correlated_bins.AL7:Correlated_bins.AL7 Correlated_bins.AN7:Correlated_bins.AN7 Correlated_bins.AP7:Correlated_bins.AP7 Correlated_bins.AR7:Correlated_bins.AR7 Correlated_bins.AT7:Correlated_bins.AT7 Correlated_bins.AV7:Correlated_bins.AV7 Correlated_bins.AX7:Correlated_bins.AX7 Correlated_bins.AZ7:Correlated_bins.AZ7 Correlated_bins.BB7:Correlated_bins.BB7 Correlated_bins.BD7:Correlated_bins.BD7 Correlated_bins.BF7:Correlated_bins.BF7 Correlated_bins.BH7:Correlated_bins.BH7 Correlated_bins.BJ7:Correlated_bins.BJ7 Correlated_bins.BL7:Correlated_bins.BL7 Correlated_bins.BN7:Correlated_bins.BN7 Correlated_bins.BP7:Correlated_bins.BP7 Correlated_bins.BR7:Correlated_bins.BR7 Correlated_bins.BT7:Correlated_bins.BT7 Correlated_bins.BV7:Correlated_bins.BV7" chart:label-cell-address="Correlated_bins.A7:Correlated_bins.A7" chart:class="chart:bar">
            <chart:data-point chart:repeated="34"/>
          </chart:series>
          <chart:series chart:style-name="ch16" chart:values-cell-range-address="Correlated_bins.H8:Correlated_bins.H8 Correlated_bins.J8:Correlated_bins.J8 Correlated_bins.L8:Correlated_bins.L8 Correlated_bins.N8:Correlated_bins.N8 Correlated_bins.P8:Correlated_bins.P8 Correlated_bins.R8:Correlated_bins.R8 Correlated_bins.T8:Correlated_bins.T8 Correlated_bins.V8:Correlated_bins.V8 Correlated_bins.X8:Correlated_bins.X8 Correlated_bins.Z8:Correlated_bins.Z8 Correlated_bins.AB8:Correlated_bins.AB8 Correlated_bins.AD8:Correlated_bins.AD8 Correlated_bins.AF8:Correlated_bins.AF8 Correlated_bins.AH8:Correlated_bins.AH8 Correlated_bins.AJ8:Correlated_bins.AJ8 Correlated_bins.AL8:Correlated_bins.AL8 Correlated_bins.AN8:Correlated_bins.AN8 Correlated_bins.AP8:Correlated_bins.AP8 Correlated_bins.AR8:Correlated_bins.AR8 Correlated_bins.AT8:Correlated_bins.AT8 Correlated_bins.AV8:Correlated_bins.AV8 Correlated_bins.AX8:Correlated_bins.AX8 Correlated_bins.AZ8:Correlated_bins.AZ8 Correlated_bins.BB8:Correlated_bins.BB8 Correlated_bins.BD8:Correlated_bins.BD8 Correlated_bins.BF8:Correlated_bins.BF8 Correlated_bins.BH8:Correlated_bins.BH8 Correlated_bins.BJ8:Correlated_bins.BJ8 Correlated_bins.BL8:Correlated_bins.BL8 Correlated_bins.BN8:Correlated_bins.BN8 Correlated_bins.BP8:Correlated_bins.BP8 Correlated_bins.BR8:Correlated_bins.BR8 Correlated_bins.BT8:Correlated_bins.BT8 Correlated_bins.BV8:Correlated_bins.BV8" chart:label-cell-address="Correlated_bins.A8:Correlated_bins.A8" chart:class="chart:bar">
            <chart:data-point chart:repeated="34"/>
          </chart:series>
          <chart:series chart:style-name="ch17" chart:values-cell-range-address="Correlated_bins.H9:Correlated_bins.H9 Correlated_bins.J9:Correlated_bins.J9 Correlated_bins.L9:Correlated_bins.L9 Correlated_bins.N9:Correlated_bins.N9 Correlated_bins.P9:Correlated_bins.P9 Correlated_bins.R9:Correlated_bins.R9 Correlated_bins.T9:Correlated_bins.T9 Correlated_bins.V9:Correlated_bins.V9 Correlated_bins.X9:Correlated_bins.X9 Correlated_bins.Z9:Correlated_bins.Z9 Correlated_bins.AB9:Correlated_bins.AB9 Correlated_bins.AD9:Correlated_bins.AD9 Correlated_bins.AF9:Correlated_bins.AF9 Correlated_bins.AH9:Correlated_bins.AH9 Correlated_bins.AJ9:Correlated_bins.AJ9 Correlated_bins.AL9:Correlated_bins.AL9 Correlated_bins.AN9:Correlated_bins.AN9 Correlated_bins.AP9:Correlated_bins.AP9 Correlated_bins.AR9:Correlated_bins.AR9 Correlated_bins.AT9:Correlated_bins.AT9 Correlated_bins.AV9:Correlated_bins.AV9 Correlated_bins.AX9:Correlated_bins.AX9 Correlated_bins.AZ9:Correlated_bins.AZ9 Correlated_bins.BB9:Correlated_bins.BB9 Correlated_bins.BD9:Correlated_bins.BD9 Correlated_bins.BF9:Correlated_bins.BF9 Correlated_bins.BH9:Correlated_bins.BH9 Correlated_bins.BJ9:Correlated_bins.BJ9 Correlated_bins.BL9:Correlated_bins.BL9 Correlated_bins.BN9:Correlated_bins.BN9 Correlated_bins.BP9:Correlated_bins.BP9 Correlated_bins.BR9:Correlated_bins.BR9 Correlated_bins.BT9:Correlated_bins.BT9 Correlated_bins.BV9:Correlated_bins.BV9" chart:label-cell-address="Correlated_bins.A9:Correlated_bins.A9" chart:class="chart:bar">
            <chart:data-point chart:repeated="34"/>
          </chart:series>
          <chart:series chart:style-name="ch18" chart:values-cell-range-address="Correlated_bins.H10:Correlated_bins.H10 Correlated_bins.J10:Correlated_bins.J10 Correlated_bins.L10:Correlated_bins.L10 Correlated_bins.N10:Correlated_bins.N10 Correlated_bins.P10:Correlated_bins.P10 Correlated_bins.R10:Correlated_bins.R10 Correlated_bins.T10:Correlated_bins.T10 Correlated_bins.V10:Correlated_bins.V10 Correlated_bins.X10:Correlated_bins.X10 Correlated_bins.Z10:Correlated_bins.Z10 Correlated_bins.AB10:Correlated_bins.AB10 Correlated_bins.AD10:Correlated_bins.AD10 Correlated_bins.AF10:Correlated_bins.AF10 Correlated_bins.AH10:Correlated_bins.AH10 Correlated_bins.AJ10:Correlated_bins.AJ10 Correlated_bins.AL10:Correlated_bins.AL10 Correlated_bins.AN10:Correlated_bins.AN10 Correlated_bins.AP10:Correlated_bins.AP10 Correlated_bins.AR10:Correlated_bins.AR10 Correlated_bins.AT10:Correlated_bins.AT10 Correlated_bins.AV10:Correlated_bins.AV10 Correlated_bins.AX10:Correlated_bins.AX10 Correlated_bins.AZ10:Correlated_bins.AZ10 Correlated_bins.BB10:Correlated_bins.BB10 Correlated_bins.BD10:Correlated_bins.BD10 Correlated_bins.BF10:Correlated_bins.BF10 Correlated_bins.BH10:Correlated_bins.BH10 Correlated_bins.BJ10:Correlated_bins.BJ10 Correlated_bins.BL10:Correlated_bins.BL10 Correlated_bins.BN10:Correlated_bins.BN10 Correlated_bins.BP10:Correlated_bins.BP10 Correlated_bins.BR10:Correlated_bins.BR10 Correlated_bins.BT10:Correlated_bins.BT10 Correlated_bins.BV10:Correlated_bins.BV10" chart:label-cell-address="Correlated_bins.A10:Correlated_bins.A10" chart:class="chart:bar">
            <chart:data-point chart:repeated="3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</text:p>
                <draw:g>
                  <svg:desc>Correlated_bins.H1:Correlated_bins.H1 Correlated_bins.J1:Correlated_bins.J1 Correlated_bins.L1:Correlated_bins.L1 Correlated_bins.N1:Correlated_bins.N1 Correlated_bins.P1:Correlated_bins.P1 Correlated_bins.R1:Correlated_bins.R1 Correlated_bins.T1:Correlated_bins.T1 Correlated_bins.V1:Correlated_bins.V1 Correlated_bins.X1:Correlated_bins.X1 Correlated_bins.Z1:Correlated_bins.Z1 Correlated_bins.AB1:Correlated_bins.AB1 Correlated_bins.AD1:Correlated_bins.AD1 Correlated_bins.AF1:Correlated_bins.AF1 Correlated_bins.AH1:Correlated_bins.AH1 Correlated_bins.AJ1:Correlated_bins.AJ1 Correlated_bins.AL1:Correlated_bins.AL1 Correlated_bins.AN1:Correlated_bins.AN1 Correlated_bins.AP1:Correlated_bins.AP1 Correlated_bins.AR1:Correlated_bins.AR1 Correlated_bins.AT1:Correlated_bins.AT1 Correlated_bins.AV1:Correlated_bins.AV1 Correlated_bins.AX1:Correlated_bins.AX1 Correlated_bins.AZ1:Correlated_bins.AZ1 Correlated_bins.BB1:Correlated_bins.BB1 Correlated_bins.BD1:Correlated_bins.BD1 Correlated_bins.BF1:Correlated_bins.BF1 Correlated_bins.BH1:Correlated_bins.BH1 Correlated_bins.BJ1:Correlated_bins.BJ1 Correlated_bins.BL1:Correlated_bins.BL1 Correlated_bins.BN1:Correlated_bins.BN1 Correlated_bins.BP1:Correlated_bins.BP1 Correlated_bins.BR1:Correlated_bins.BR1 Correlated_bins.BT1:Correlated_bins.BT1 Correlated_bins.BV1:Correlated_bins.BV1</svg:desc>
                </draw:g>
              </table:table-cell>
              <table:table-cell office:value-type="string">
                <text:p>shuff1</text:p>
              </table:table-cell>
              <table:table-cell office:value-type="string">
                <text:p>1/C</text:p>
              </table:table-cell>
              <table:table-cell office:value-type="string">
                <text:p>1/R</text:p>
              </table:table-cell>
              <table:table-cell office:value-type="string">
                <text:p>R/C</text:p>
              </table:table-cell>
              <table:table-cell office:value-type="string">
                <text:p>ic_shuff</text:p>
              </table:table-cell>
              <table:table-cell office:value-type="string">
                <text:p>ic_dyn_1/C</text:p>
              </table:table-cell>
              <table:table-cell office:value-type="string">
                <text:p>ic_dyn_1/R</text:p>
              </table:table-cell>
              <table:table-cell office:value-type="string">
                <text:p>ic_dyn_R/C</text:p>
              </table:table-cell>
              <table:table-cell office:value-type="string">
                <text:p>bc_shuff</text:p>
              </table:table-cell>
              <table:table-cell office:value-type="string">
                <text:p>bc_dyn_1/C</text:p>
              </table:table-cell>
              <table:table-cell office:value-type="string">
                <text:p>bc_dyn_1/R</text:p>
              </table:table-cell>
              <table:table-cell office:value-type="string">
                <text:p>bc_dyn_R/C</text:p>
              </table:table-cell>
              <table:table-cell office:value-type="string">
                <text:p>bb_nothing</text:p>
              </table:table-cell>
              <table:table-cell office:value-type="string">
                <text:p>bb_shuff1</text:p>
              </table:table-cell>
              <table:table-cell office:value-type="string">
                <text:p>bb_shuff</text:p>
              </table:table-cell>
              <table:table-cell office:value-type="string">
                <text:p>bb_st_1/C</text:p>
              </table:table-cell>
              <table:table-cell office:value-type="string">
                <text:p>bb_dyn_1/C</text:p>
              </table:table-cell>
              <table:table-cell office:value-type="string">
                <text:p>bb_st_1/R</text:p>
              </table:table-cell>
              <table:table-cell office:value-type="string">
                <text:p>bb_dyn_1/R</text:p>
              </table:table-cell>
              <table:table-cell office:value-type="string">
                <text:p>bb_st_R/C</text:p>
              </table:table-cell>
              <table:table-cell office:value-type="string">
                <text:p>bb_dyn_R/C</text:p>
              </table:table-cell>
              <table:table-cell office:value-type="string">
                <text:p>sbb_nothing</text:p>
              </table:table-cell>
              <table:table-cell office:value-type="string">
                <text:p>sbb_shuff1</text:p>
              </table:table-cell>
              <table:table-cell office:value-type="string">
                <text:p>sbb_shuff</text:p>
              </table:table-cell>
              <table:table-cell office:value-type="string">
                <text:p>sbb_st_1/C</text:p>
              </table:table-cell>
              <table:table-cell office:value-type="string">
                <text:p>sbb_dyn_1/C</text:p>
              </table:table-cell>
              <table:table-cell office:value-type="string">
                <text:p>sbb_st_1/R</text:p>
              </table:table-cell>
              <table:table-cell office:value-type="string">
                <text:p>sbb_dyn_1/R</text:p>
              </table:table-cell>
              <table:table-cell office:value-type="string">
                <text:p>sbb_st_R/C</text:p>
              </table:table-cell>
              <table:table-cell office:value-type="string">
                <text:p>sbb_dyn_R/C</text:p>
              </table:table-cell>
              <table:table-cell office:value-type="string">
                <text:p>dp</text:p>
              </table:table-cell>
              <table:table-cell office:value-type="string">
                <text:p>dp_normC</text:p>
              </table:table-cell>
              <table:table-cell office:value-type="string">
                <text:p>dp_normR</text:p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Correlated_bins.A2:Correlated_bins.A2</svg:desc>
                </draw:g>
              </table:table-cell>
              <table:table-cell office:value-type="float" office:value="31">
                <text:p>31</text:p>
                <draw:g>
                  <svg:desc>Correlated_bins.H2:Correlated_bins.H2 Correlated_bins.J2:Correlated_bins.J2 Correlated_bins.L2:Correlated_bins.L2 Correlated_bins.N2:Correlated_bins.N2 Correlated_bins.P2:Correlated_bins.P2 Correlated_bins.R2:Correlated_bins.R2 Correlated_bins.T2:Correlated_bins.T2 Correlated_bins.V2:Correlated_bins.V2 Correlated_bins.X2:Correlated_bins.X2 Correlated_bins.Z2:Correlated_bins.Z2 Correlated_bins.AB2:Correlated_bins.AB2 Correlated_bins.AD2:Correlated_bins.AD2 Correlated_bins.AF2:Correlated_bins.AF2 Correlated_bins.AH2:Correlated_bins.AH2 Correlated_bins.AJ2:Correlated_bins.AJ2 Correlated_bins.AL2:Correlated_bins.AL2 Correlated_bins.AN2:Correlated_bins.AN2 Correlated_bins.AP2:Correlated_bins.AP2 Correlated_bins.AR2:Correlated_bins.AR2 Correlated_bins.AT2:Correlated_bins.AT2 Correlated_bins.AV2:Correlated_bins.AV2 Correlated_bins.AX2:Correlated_bins.AX2 Correlated_bins.AZ2:Correlated_bins.AZ2 Correlated_bins.BB2:Correlated_bins.BB2 Correlated_bins.BD2:Correlated_bins.BD2 Correlated_bins.BF2:Correlated_bins.BF2 Correlated_bins.BH2:Correlated_bins.BH2 Correlated_bins.BJ2:Correlated_bins.BJ2 Correlated_bins.BL2:Correlated_bins.BL2 Correlated_bins.BN2:Correlated_bins.BN2 Correlated_bins.BP2:Correlated_bins.BP2 Correlated_bins.BR2:Correlated_bins.BR2 Correlated_bins.BT2:Correlated_bins.BT2 Correlated_bins.BV2:Correlated_bins.BV2</svg:desc>
                </draw:g>
              </table:table-cell>
              <table:table-cell office:value-type="float" office:value="27">
                <text:p>27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1">
                <text:p>1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66">
                <text:p>66</text:p>
              </table:table-cell>
              <table:table-cell office:value-type="float" office:value="74">
                <text:p>74</text:p>
              </table:table-cell>
              <table:table-cell office:value-type="float" office:value="68">
                <text:p>68</text:p>
              </table:table-cell>
              <table:table-cell office:value-type="float" office:value="85">
                <text:p>85</text:p>
              </table:table-cell>
              <table:table-cell office:value-type="float" office:value="71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92">
                <text:p>92</text:p>
              </table:table-cell>
              <table:table-cell office:value-type="float" office:value="99">
                <text:p>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_5</text:p>
                <draw:g>
                  <svg:desc>Correlated_bins.A3:Correlated_bins.A3</svg:desc>
                </draw:g>
              </table:table-cell>
              <table:table-cell office:value-type="float" office:value="0">
                <text:p>0</text:p>
                <draw:g>
                  <svg:desc>Correlated_bins.H3:Correlated_bins.H3 Correlated_bins.J3:Correlated_bins.J3 Correlated_bins.L3:Correlated_bins.L3 Correlated_bins.N3:Correlated_bins.N3 Correlated_bins.P3:Correlated_bins.P3 Correlated_bins.R3:Correlated_bins.R3 Correlated_bins.T3:Correlated_bins.T3 Correlated_bins.V3:Correlated_bins.V3 Correlated_bins.X3:Correlated_bins.X3 Correlated_bins.Z3:Correlated_bins.Z3 Correlated_bins.AB3:Correlated_bins.AB3 Correlated_bins.AD3:Correlated_bins.AD3 Correlated_bins.AF3:Correlated_bins.AF3 Correlated_bins.AH3:Correlated_bins.AH3 Correlated_bins.AJ3:Correlated_bins.AJ3 Correlated_bins.AL3:Correlated_bins.AL3 Correlated_bins.AN3:Correlated_bins.AN3 Correlated_bins.AP3:Correlated_bins.AP3 Correlated_bins.AR3:Correlated_bins.AR3 Correlated_bins.AT3:Correlated_bins.AT3 Correlated_bins.AV3:Correlated_bins.AV3 Correlated_bins.AX3:Correlated_bins.AX3 Correlated_bins.AZ3:Correlated_bins.AZ3 Correlated_bins.BB3:Correlated_bins.BB3 Correlated_bins.BD3:Correlated_bins.BD3 Correlated_bins.BF3:Correlated_bins.BF3 Correlated_bins.BH3:Correlated_bins.BH3 Correlated_bins.BJ3:Correlated_bins.BJ3 Correlated_bins.BL3:Correlated_bins.BL3 Correlated_bins.BN3:Correlated_bins.BN3 Correlated_bins.BP3:Correlated_bins.BP3 Correlated_bins.BR3:Correlated_bins.BR3 Correlated_bins.BT3:Correlated_bins.BT3 Correlated_bins.BV3:Correlated_bins.BV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_10</text:p>
                <draw:g>
                  <svg:desc>Correlated_bins.A4:Correlated_bins.A4</svg:desc>
                </draw:g>
              </table:table-cell>
              <table:table-cell office:value-type="float" office:value="0">
                <text:p>0</text:p>
                <draw:g>
                  <svg:desc>Correlated_bins.H4:Correlated_bins.H4 Correlated_bins.J4:Correlated_bins.J4 Correlated_bins.L4:Correlated_bins.L4 Correlated_bins.N4:Correlated_bins.N4 Correlated_bins.P4:Correlated_bins.P4 Correlated_bins.R4:Correlated_bins.R4 Correlated_bins.T4:Correlated_bins.T4 Correlated_bins.V4:Correlated_bins.V4 Correlated_bins.X4:Correlated_bins.X4 Correlated_bins.Z4:Correlated_bins.Z4 Correlated_bins.AB4:Correlated_bins.AB4 Correlated_bins.AD4:Correlated_bins.AD4 Correlated_bins.AF4:Correlated_bins.AF4 Correlated_bins.AH4:Correlated_bins.AH4 Correlated_bins.AJ4:Correlated_bins.AJ4 Correlated_bins.AL4:Correlated_bins.AL4 Correlated_bins.AN4:Correlated_bins.AN4 Correlated_bins.AP4:Correlated_bins.AP4 Correlated_bins.AR4:Correlated_bins.AR4 Correlated_bins.AT4:Correlated_bins.AT4 Correlated_bins.AV4:Correlated_bins.AV4 Correlated_bins.AX4:Correlated_bins.AX4 Correlated_bins.AZ4:Correlated_bins.AZ4 Correlated_bins.BB4:Correlated_bins.BB4 Correlated_bins.BD4:Correlated_bins.BD4 Correlated_bins.BF4:Correlated_bins.BF4 Correlated_bins.BH4:Correlated_bins.BH4 Correlated_bins.BJ4:Correlated_bins.BJ4 Correlated_bins.BL4:Correlated_bins.BL4 Correlated_bins.BN4:Correlated_bins.BN4 Correlated_bins.BP4:Correlated_bins.BP4 Correlated_bins.BR4:Correlated_bins.BR4 Correlated_bins.BT4:Correlated_bins.BT4 Correlated_bins.BV4:Correlated_bins.BV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_2</text:p>
                <draw:g>
                  <svg:desc>Correlated_bins.A5:Correlated_bins.A5</svg:desc>
                </draw:g>
              </table:table-cell>
              <table:table-cell office:value-type="float" office:value="48">
                <text:p>48</text:p>
                <draw:g>
                  <svg:desc>Correlated_bins.H5:Correlated_bins.H5 Correlated_bins.J5:Correlated_bins.J5 Correlated_bins.L5:Correlated_bins.L5 Correlated_bins.N5:Correlated_bins.N5 Correlated_bins.P5:Correlated_bins.P5 Correlated_bins.R5:Correlated_bins.R5 Correlated_bins.T5:Correlated_bins.T5 Correlated_bins.V5:Correlated_bins.V5 Correlated_bins.X5:Correlated_bins.X5 Correlated_bins.Z5:Correlated_bins.Z5 Correlated_bins.AB5:Correlated_bins.AB5 Correlated_bins.AD5:Correlated_bins.AD5 Correlated_bins.AF5:Correlated_bins.AF5 Correlated_bins.AH5:Correlated_bins.AH5 Correlated_bins.AJ5:Correlated_bins.AJ5 Correlated_bins.AL5:Correlated_bins.AL5 Correlated_bins.AN5:Correlated_bins.AN5 Correlated_bins.AP5:Correlated_bins.AP5 Correlated_bins.AR5:Correlated_bins.AR5 Correlated_bins.AT5:Correlated_bins.AT5 Correlated_bins.AV5:Correlated_bins.AV5 Correlated_bins.AX5:Correlated_bins.AX5 Correlated_bins.AZ5:Correlated_bins.AZ5 Correlated_bins.BB5:Correlated_bins.BB5 Correlated_bins.BD5:Correlated_bins.BD5 Correlated_bins.BF5:Correlated_bins.BF5 Correlated_bins.BH5:Correlated_bins.BH5 Correlated_bins.BJ5:Correlated_bins.BJ5 Correlated_bins.BL5:Correlated_bins.BL5 Correlated_bins.BN5:Correlated_bins.BN5 Correlated_bins.BP5:Correlated_bins.BP5 Correlated_bins.BR5:Correlated_bins.BR5 Correlated_bins.BT5:Correlated_bins.BT5 Correlated_bins.BV5:Correlated_bins.BV5</svg:desc>
                </draw:g>
              </table:table-cell>
              <table:table-cell office:value-type="float" office:value="52">
                <text:p>5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6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0_5</text:p>
                <draw:g>
                  <svg:desc>Correlated_bins.A6:Correlated_bins.A6</svg:desc>
                </draw:g>
              </table:table-cell>
              <table:table-cell office:value-type="float" office:value="0">
                <text:p>0</text:p>
                <draw:g>
                  <svg:desc>Correlated_bins.H6:Correlated_bins.H6 Correlated_bins.J6:Correlated_bins.J6 Correlated_bins.L6:Correlated_bins.L6 Correlated_bins.N6:Correlated_bins.N6 Correlated_bins.P6:Correlated_bins.P6 Correlated_bins.R6:Correlated_bins.R6 Correlated_bins.T6:Correlated_bins.T6 Correlated_bins.V6:Correlated_bins.V6 Correlated_bins.X6:Correlated_bins.X6 Correlated_bins.Z6:Correlated_bins.Z6 Correlated_bins.AB6:Correlated_bins.AB6 Correlated_bins.AD6:Correlated_bins.AD6 Correlated_bins.AF6:Correlated_bins.AF6 Correlated_bins.AH6:Correlated_bins.AH6 Correlated_bins.AJ6:Correlated_bins.AJ6 Correlated_bins.AL6:Correlated_bins.AL6 Correlated_bins.AN6:Correlated_bins.AN6 Correlated_bins.AP6:Correlated_bins.AP6 Correlated_bins.AR6:Correlated_bins.AR6 Correlated_bins.AT6:Correlated_bins.AT6 Correlated_bins.AV6:Correlated_bins.AV6 Correlated_bins.AX6:Correlated_bins.AX6 Correlated_bins.AZ6:Correlated_bins.AZ6 Correlated_bins.BB6:Correlated_bins.BB6 Correlated_bins.BD6:Correlated_bins.BD6 Correlated_bins.BF6:Correlated_bins.BF6 Correlated_bins.BH6:Correlated_bins.BH6 Correlated_bins.BJ6:Correlated_bins.BJ6 Correlated_bins.BL6:Correlated_bins.BL6 Correlated_bins.BN6:Correlated_bins.BN6 Correlated_bins.BP6:Correlated_bins.BP6 Correlated_bins.BR6:Correlated_bins.BR6 Correlated_bins.BT6:Correlated_bins.BT6 Correlated_bins.BV6:Correlated_bins.BV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_10</text:p>
                <draw:g>
                  <svg:desc>Correlated_bins.A7:Correlated_bins.A7</svg:desc>
                </draw:g>
              </table:table-cell>
              <table:table-cell office:value-type="float" office:value="0">
                <text:p>0</text:p>
                <draw:g>
                  <svg:desc>Correlated_bins.H7:Correlated_bins.H7 Correlated_bins.J7:Correlated_bins.J7 Correlated_bins.L7:Correlated_bins.L7 Correlated_bins.N7:Correlated_bins.N7 Correlated_bins.P7:Correlated_bins.P7 Correlated_bins.R7:Correlated_bins.R7 Correlated_bins.T7:Correlated_bins.T7 Correlated_bins.V7:Correlated_bins.V7 Correlated_bins.X7:Correlated_bins.X7 Correlated_bins.Z7:Correlated_bins.Z7 Correlated_bins.AB7:Correlated_bins.AB7 Correlated_bins.AD7:Correlated_bins.AD7 Correlated_bins.AF7:Correlated_bins.AF7 Correlated_bins.AH7:Correlated_bins.AH7 Correlated_bins.AJ7:Correlated_bins.AJ7 Correlated_bins.AL7:Correlated_bins.AL7 Correlated_bins.AN7:Correlated_bins.AN7 Correlated_bins.AP7:Correlated_bins.AP7 Correlated_bins.AR7:Correlated_bins.AR7 Correlated_bins.AT7:Correlated_bins.AT7 Correlated_bins.AV7:Correlated_bins.AV7 Correlated_bins.AX7:Correlated_bins.AX7 Correlated_bins.AZ7:Correlated_bins.AZ7 Correlated_bins.BB7:Correlated_bins.BB7 Correlated_bins.BD7:Correlated_bins.BD7 Correlated_bins.BF7:Correlated_bins.BF7 Correlated_bins.BH7:Correlated_bins.BH7 Correlated_bins.BJ7:Correlated_bins.BJ7 Correlated_bins.BL7:Correlated_bins.BL7 Correlated_bins.BN7:Correlated_bins.BN7 Correlated_bins.BP7:Correlated_bins.BP7 Correlated_bins.BR7:Correlated_bins.BR7 Correlated_bins.BT7:Correlated_bins.BT7 Correlated_bins.BV7:Correlated_bins.BV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2</text:p>
                <draw:g>
                  <svg:desc>Correlated_bins.A8:Correlated_bins.A8</svg:desc>
                </draw:g>
              </table:table-cell>
              <table:table-cell office:value-type="float" office:value="95">
                <text:p>95</text:p>
                <draw:g>
                  <svg:desc>Correlated_bins.H8:Correlated_bins.H8 Correlated_bins.J8:Correlated_bins.J8 Correlated_bins.L8:Correlated_bins.L8 Correlated_bins.N8:Correlated_bins.N8 Correlated_bins.P8:Correlated_bins.P8 Correlated_bins.R8:Correlated_bins.R8 Correlated_bins.T8:Correlated_bins.T8 Correlated_bins.V8:Correlated_bins.V8 Correlated_bins.X8:Correlated_bins.X8 Correlated_bins.Z8:Correlated_bins.Z8 Correlated_bins.AB8:Correlated_bins.AB8 Correlated_bins.AD8:Correlated_bins.AD8 Correlated_bins.AF8:Correlated_bins.AF8 Correlated_bins.AH8:Correlated_bins.AH8 Correlated_bins.AJ8:Correlated_bins.AJ8 Correlated_bins.AL8:Correlated_bins.AL8 Correlated_bins.AN8:Correlated_bins.AN8 Correlated_bins.AP8:Correlated_bins.AP8 Correlated_bins.AR8:Correlated_bins.AR8 Correlated_bins.AT8:Correlated_bins.AT8 Correlated_bins.AV8:Correlated_bins.AV8 Correlated_bins.AX8:Correlated_bins.AX8 Correlated_bins.AZ8:Correlated_bins.AZ8 Correlated_bins.BB8:Correlated_bins.BB8 Correlated_bins.BD8:Correlated_bins.BD8 Correlated_bins.BF8:Correlated_bins.BF8 Correlated_bins.BH8:Correlated_bins.BH8 Correlated_bins.BJ8:Correlated_bins.BJ8 Correlated_bins.BL8:Correlated_bins.BL8 Correlated_bins.BN8:Correlated_bins.BN8 Correlated_bins.BP8:Correlated_bins.BP8 Correlated_bins.BR8:Correlated_bins.BR8 Correlated_bins.BT8:Correlated_bins.BT8 Correlated_bins.BV8:Correlated_bins.BV8</svg:desc>
                </draw:g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0_5</text:p>
                <draw:g>
                  <svg:desc>Correlated_bins.A9:Correlated_bins.A9</svg:desc>
                </draw:g>
              </table:table-cell>
              <table:table-cell office:value-type="float" office:value="0">
                <text:p>0</text:p>
                <draw:g>
                  <svg:desc>Correlated_bins.H9:Correlated_bins.H9 Correlated_bins.J9:Correlated_bins.J9 Correlated_bins.L9:Correlated_bins.L9 Correlated_bins.N9:Correlated_bins.N9 Correlated_bins.P9:Correlated_bins.P9 Correlated_bins.R9:Correlated_bins.R9 Correlated_bins.T9:Correlated_bins.T9 Correlated_bins.V9:Correlated_bins.V9 Correlated_bins.X9:Correlated_bins.X9 Correlated_bins.Z9:Correlated_bins.Z9 Correlated_bins.AB9:Correlated_bins.AB9 Correlated_bins.AD9:Correlated_bins.AD9 Correlated_bins.AF9:Correlated_bins.AF9 Correlated_bins.AH9:Correlated_bins.AH9 Correlated_bins.AJ9:Correlated_bins.AJ9 Correlated_bins.AL9:Correlated_bins.AL9 Correlated_bins.AN9:Correlated_bins.AN9 Correlated_bins.AP9:Correlated_bins.AP9 Correlated_bins.AR9:Correlated_bins.AR9 Correlated_bins.AT9:Correlated_bins.AT9 Correlated_bins.AV9:Correlated_bins.AV9 Correlated_bins.AX9:Correlated_bins.AX9 Correlated_bins.AZ9:Correlated_bins.AZ9 Correlated_bins.BB9:Correlated_bins.BB9 Correlated_bins.BD9:Correlated_bins.BD9 Correlated_bins.BF9:Correlated_bins.BF9 Correlated_bins.BH9:Correlated_bins.BH9 Correlated_bins.BJ9:Correlated_bins.BJ9 Correlated_bins.BL9:Correlated_bins.BL9 Correlated_bins.BN9:Correlated_bins.BN9 Correlated_bins.BP9:Correlated_bins.BP9 Correlated_bins.BR9:Correlated_bins.BR9 Correlated_bins.BT9:Correlated_bins.BT9 Correlated_bins.BV9:Correlated_bins.BV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28">
                <text:p>28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99">
                <text:p>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_10</text:p>
                <draw:g>
                  <svg:desc>Correlated_bins.A10:Correlated_bins.A10</svg:desc>
                </draw:g>
              </table:table-cell>
              <table:table-cell office:value-type="float" office:value="0">
                <text:p>0</text:p>
                <draw:g>
                  <svg:desc>Correlated_bins.H10:Correlated_bins.H10 Correlated_bins.J10:Correlated_bins.J10 Correlated_bins.L10:Correlated_bins.L10 Correlated_bins.N10:Correlated_bins.N10 Correlated_bins.P10:Correlated_bins.P10 Correlated_bins.R10:Correlated_bins.R10 Correlated_bins.T10:Correlated_bins.T10 Correlated_bins.V10:Correlated_bins.V10 Correlated_bins.X10:Correlated_bins.X10 Correlated_bins.Z10:Correlated_bins.Z10 Correlated_bins.AB10:Correlated_bins.AB10 Correlated_bins.AD10:Correlated_bins.AD10 Correlated_bins.AF10:Correlated_bins.AF10 Correlated_bins.AH10:Correlated_bins.AH10 Correlated_bins.AJ10:Correlated_bins.AJ10 Correlated_bins.AL10:Correlated_bins.AL10 Correlated_bins.AN10:Correlated_bins.AN10 Correlated_bins.AP10:Correlated_bins.AP10 Correlated_bins.AR10:Correlated_bins.AR10 Correlated_bins.AT10:Correlated_bins.AT10 Correlated_bins.AV10:Correlated_bins.AV10 Correlated_bins.AX10:Correlated_bins.AX10 Correlated_bins.AZ10:Correlated_bins.AZ10 Correlated_bins.BB10:Correlated_bins.BB10 Correlated_bins.BD10:Correlated_bins.BD10 Correlated_bins.BF10:Correlated_bins.BF10 Correlated_bins.BH10:Correlated_bins.BH10 Correlated_bins.BJ10:Correlated_bins.BJ10 Correlated_bins.BL10:Correlated_bins.BL10 Correlated_bins.BN10:Correlated_bins.BN10 Correlated_bins.BP10:Correlated_bins.BP10 Correlated_bins.BR10:Correlated_bins.BR10 Correlated_bins.BT10:Correlated_bins.BT10 Correlated_bins.BV10:Correlated_bins.BV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757cm" svg:y="0.466cm" style:legend-expansion="high" chart:style-name="ch2"/>
        <chart:plot-area chart:style-name="ch3" table:cell-range-address="Correlated_bins.A2:Correlated_bins.A11 Correlated_bins.G1:Correlated_bins.G11 Correlated_bins.I1:Correlated_bins.I11 Correlated_bins.K1:Correlated_bins.K11 Correlated_bins.M1:Correlated_bins.M11 Correlated_bins.O1:Correlated_bins.O11 Correlated_bins.Q1:Correlated_bins.Q11 Correlated_bins.S1:Correlated_bins.S11 Correlated_bins.U1:Correlated_bins.U11 Correlated_bins.W1:Correlated_bins.W11 Correlated_bins.Y1:Correlated_bins.Y11 Correlated_bins.AA1:Correlated_bins.AA11 Correlated_bins.AC1:Correlated_bins.AC11 Correlated_bins.AE1:Correlated_bins.AE11 Correlated_bins.AG1:Correlated_bins.AG11 Correlated_bins.AI1:Correlated_bins.AI11 Correlated_bins.AK1:Correlated_bins.AK11 Correlated_bins.AM1:Correlated_bins.AM11 Correlated_bins.AO1:Correlated_bins.AO11 Correlated_bins.AQ1:Correlated_bins.AQ11 Correlated_bins.AS1:Correlated_bins.AS11 Correlated_bins.AU1:Correlated_bins.AU11 Correlated_bins.AW1:Correlated_bins.AW11 Correlated_bins.AY1:Correlated_bins.AY11 Correlated_bins.BA1:Correlated_bins.BA11 Correlated_bins.BC1:Correlated_bins.BC11 Correlated_bins.BE1:Correlated_bins.BE11 Correlated_bins.BG1:Correlated_bins.BG11 Correlated_bins.BI1:Correlated_bins.BI11 Correlated_bins.BK1:Correlated_bins.BK11 Correlated_bins.BM1:Correlated_bins.BM11 Correlated_bins.BO1:Correlated_bins.BO11" chart:data-source-has-labels="both" svg:x="0.77cm" svg:y="0.855cm" svg:width="9.347cm" svg:height="7.545cm">
          <chartooo:coordinate-region svg:x="1.497cm" svg:y="1.055cm" svg:width="8.39cm" svg:height="6.3cm"/>
          <chart:axis chart:dimension="x" chart:name="primary-x" chart:style-name="ch4" chartooo:axis-type="auto">
            <chartooo:date-scale/>
            <chart:categories table:cell-range-address="Correlated_bins.A2:Correlated_bins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rrelated_bins.G2:Correlated_bins.G11" chart:label-cell-address="Correlated_bins.G1:Correlated_bins.G1" chart:class="chart:bar">
            <chart:data-point chart:repeated="10"/>
          </chart:series>
          <chart:series chart:style-name="ch8" chart:values-cell-range-address="Correlated_bins.I2:Correlated_bins.I11" chart:label-cell-address="Correlated_bins.I1:Correlated_bins.I1" chart:class="chart:bar">
            <chart:data-point chart:repeated="10"/>
          </chart:series>
          <chart:series chart:style-name="ch9" chart:values-cell-range-address="Correlated_bins.K2:Correlated_bins.K11" chart:label-cell-address="Correlated_bins.K1:Correlated_bins.K1" chart:class="chart:bar">
            <chart:data-point chart:repeated="10"/>
          </chart:series>
          <chart:series chart:style-name="ch10" chart:values-cell-range-address="Correlated_bins.M2:Correlated_bins.M11" chart:label-cell-address="Correlated_bins.M1:Correlated_bins.M1" chart:class="chart:bar">
            <chart:data-point chart:repeated="10"/>
          </chart:series>
          <chart:series chart:style-name="ch11" chart:values-cell-range-address="Correlated_bins.O2:Correlated_bins.O11" chart:label-cell-address="Correlated_bins.O1:Correlated_bins.O1" chart:class="chart:bar">
            <chart:data-point chart:repeated="10"/>
          </chart:series>
          <chart:series chart:style-name="ch12" chart:values-cell-range-address="Correlated_bins.Q2:Correlated_bins.Q11" chart:label-cell-address="Correlated_bins.Q1:Correlated_bins.Q1" chart:class="chart:bar">
            <chart:data-point chart:repeated="10"/>
          </chart:series>
          <chart:series chart:style-name="ch13" chart:values-cell-range-address="Correlated_bins.S2:Correlated_bins.S11" chart:label-cell-address="Correlated_bins.S1:Correlated_bins.S1" chart:class="chart:bar">
            <chart:data-point chart:repeated="10"/>
          </chart:series>
          <chart:series chart:style-name="ch14" chart:values-cell-range-address="Correlated_bins.U2:Correlated_bins.U11" chart:label-cell-address="Correlated_bins.U1:Correlated_bins.U1" chart:class="chart:bar">
            <chart:data-point chart:repeated="10"/>
          </chart:series>
          <chart:series chart:style-name="ch15" chart:values-cell-range-address="Correlated_bins.W2:Correlated_bins.W11" chart:label-cell-address="Correlated_bins.W1:Correlated_bins.W1" chart:class="chart:bar">
            <chart:data-point chart:repeated="10"/>
          </chart:series>
          <chart:series chart:style-name="ch16" chart:values-cell-range-address="Correlated_bins.Y2:Correlated_bins.Y11" chart:label-cell-address="Correlated_bins.Y1:Correlated_bins.Y1" chart:class="chart:bar">
            <chart:data-point chart:repeated="10"/>
          </chart:series>
          <chart:series chart:style-name="ch17" chart:values-cell-range-address="Correlated_bins.AA2:Correlated_bins.AA11" chart:label-cell-address="Correlated_bins.AA1:Correlated_bins.AA1" chart:class="chart:bar">
            <chart:data-point chart:repeated="10"/>
          </chart:series>
          <chart:series chart:style-name="ch18" chart:values-cell-range-address="Correlated_bins.AC2:Correlated_bins.AC11" chart:label-cell-address="Correlated_bins.AC1:Correlated_bins.AC1" chart:class="chart:bar">
            <chart:data-point chart:repeated="10"/>
          </chart:series>
          <chart:series chart:style-name="ch7" chart:values-cell-range-address="Correlated_bins.AE2:Correlated_bins.AE11" chart:label-cell-address="Correlated_bins.AE1:Correlated_bins.AE1" chart:class="chart:bar">
            <chart:data-point chart:repeated="10"/>
          </chart:series>
          <chart:series chart:style-name="ch8" chart:values-cell-range-address="Correlated_bins.AG2:Correlated_bins.AG11" chart:label-cell-address="Correlated_bins.AG1:Correlated_bins.AG1" chart:class="chart:bar">
            <chart:data-point chart:repeated="10"/>
          </chart:series>
          <chart:series chart:style-name="ch9" chart:values-cell-range-address="Correlated_bins.AI2:Correlated_bins.AI11" chart:label-cell-address="Correlated_bins.AI1:Correlated_bins.AI1" chart:class="chart:bar">
            <chart:data-point chart:repeated="10"/>
          </chart:series>
          <chart:series chart:style-name="ch10" chart:values-cell-range-address="Correlated_bins.AK2:Correlated_bins.AK11" chart:label-cell-address="Correlated_bins.AK1:Correlated_bins.AK1" chart:class="chart:bar">
            <chart:data-point chart:repeated="10"/>
          </chart:series>
          <chart:series chart:style-name="ch11" chart:values-cell-range-address="Correlated_bins.AM2:Correlated_bins.AM11" chart:label-cell-address="Correlated_bins.AM1:Correlated_bins.AM1" chart:class="chart:bar">
            <chart:data-point chart:repeated="10"/>
          </chart:series>
          <chart:series chart:style-name="ch12" chart:values-cell-range-address="Correlated_bins.AO2:Correlated_bins.AO11" chart:label-cell-address="Correlated_bins.AO1:Correlated_bins.AO1" chart:class="chart:bar">
            <chart:data-point chart:repeated="10"/>
          </chart:series>
          <chart:series chart:style-name="ch13" chart:values-cell-range-address="Correlated_bins.AQ2:Correlated_bins.AQ11" chart:label-cell-address="Correlated_bins.AQ1:Correlated_bins.AQ1" chart:class="chart:bar">
            <chart:data-point chart:repeated="10"/>
          </chart:series>
          <chart:series chart:style-name="ch14" chart:values-cell-range-address="Correlated_bins.AS2:Correlated_bins.AS11" chart:label-cell-address="Correlated_bins.AS1:Correlated_bins.AS1" chart:class="chart:bar">
            <chart:data-point chart:repeated="10"/>
          </chart:series>
          <chart:series chart:style-name="ch15" chart:values-cell-range-address="Correlated_bins.AU2:Correlated_bins.AU11" chart:label-cell-address="Correlated_bins.AU1:Correlated_bins.AU1" chart:class="chart:bar">
            <chart:data-point chart:repeated="10"/>
          </chart:series>
          <chart:series chart:style-name="ch16" chart:values-cell-range-address="Correlated_bins.AW2:Correlated_bins.AW11" chart:label-cell-address="Correlated_bins.AW1:Correlated_bins.AW1" chart:class="chart:bar">
            <chart:data-point chart:repeated="10"/>
          </chart:series>
          <chart:series chart:style-name="ch17" chart:values-cell-range-address="Correlated_bins.AY2:Correlated_bins.AY11" chart:label-cell-address="Correlated_bins.AY1:Correlated_bins.AY1" chart:class="chart:bar">
            <chart:data-point chart:repeated="10"/>
          </chart:series>
          <chart:series chart:style-name="ch18" chart:values-cell-range-address="Correlated_bins.BA2:Correlated_bins.BA11" chart:label-cell-address="Correlated_bins.BA1:Correlated_bins.BA1" chart:class="chart:bar">
            <chart:data-point chart:repeated="10"/>
          </chart:series>
          <chart:series chart:style-name="ch7" chart:values-cell-range-address="Correlated_bins.BC2:Correlated_bins.BC11" chart:label-cell-address="Correlated_bins.BC1:Correlated_bins.BC1" chart:class="chart:bar">
            <chart:data-point chart:repeated="10"/>
          </chart:series>
          <chart:series chart:style-name="ch8" chart:values-cell-range-address="Correlated_bins.BE2:Correlated_bins.BE11" chart:label-cell-address="Correlated_bins.BE1:Correlated_bins.BE1" chart:class="chart:bar">
            <chart:data-point chart:repeated="10"/>
          </chart:series>
          <chart:series chart:style-name="ch9" chart:values-cell-range-address="Correlated_bins.BG2:Correlated_bins.BG11" chart:label-cell-address="Correlated_bins.BG1:Correlated_bins.BG1" chart:class="chart:bar">
            <chart:data-point chart:repeated="10"/>
          </chart:series>
          <chart:series chart:style-name="ch10" chart:values-cell-range-address="Correlated_bins.BI2:Correlated_bins.BI11" chart:label-cell-address="Correlated_bins.BI1:Correlated_bins.BI1" chart:class="chart:bar">
            <chart:data-point chart:repeated="10"/>
          </chart:series>
          <chart:series chart:style-name="ch11" chart:values-cell-range-address="Correlated_bins.BK2:Correlated_bins.BK11" chart:label-cell-address="Correlated_bins.BK1:Correlated_bins.BK1" chart:class="chart:bar">
            <chart:data-point chart:repeated="10"/>
          </chart:series>
          <chart:series chart:style-name="ch12" chart:values-cell-range-address="Correlated_bins.BM2:Correlated_bins.BM11" chart:label-cell-address="Correlated_bins.BM1:Correlated_bins.BM1" chart:class="chart:bar">
            <chart:data-point chart:repeated="10"/>
          </chart:series>
          <chart:series chart:style-name="ch13" chart:values-cell-range-address="Correlated_bins.BO2:Correlated_bins.BO11" chart:label-cell-address="Correlated_bins.BO1:Correlated_bins.BO1" chart:class="chart:bar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</text:p>
                <draw:g>
                  <svg:desc>Correlated_bins.G1:Correlated_bins.G1</svg:desc>
                </draw:g>
              </table:table-cell>
              <table:table-cell office:value-type="string">
                <text:p>shuff1</text:p>
                <draw:g>
                  <svg:desc>Correlated_bins.I1:Correlated_bins.I1</svg:desc>
                </draw:g>
              </table:table-cell>
              <table:table-cell office:value-type="string">
                <text:p>1/C</text:p>
                <draw:g>
                  <svg:desc>Correlated_bins.K1:Correlated_bins.K1</svg:desc>
                </draw:g>
              </table:table-cell>
              <table:table-cell office:value-type="string">
                <text:p>1/R</text:p>
                <draw:g>
                  <svg:desc>Correlated_bins.M1:Correlated_bins.M1</svg:desc>
                </draw:g>
              </table:table-cell>
              <table:table-cell office:value-type="string">
                <text:p>R/C</text:p>
                <draw:g>
                  <svg:desc>Correlated_bins.O1:Correlated_bins.O1</svg:desc>
                </draw:g>
              </table:table-cell>
              <table:table-cell office:value-type="string">
                <text:p>ic_shuff</text:p>
                <draw:g>
                  <svg:desc>Correlated_bins.Q1:Correlated_bins.Q1</svg:desc>
                </draw:g>
              </table:table-cell>
              <table:table-cell office:value-type="string">
                <text:p>ic_dyn_1/C</text:p>
                <draw:g>
                  <svg:desc>Correlated_bins.S1:Correlated_bins.S1</svg:desc>
                </draw:g>
              </table:table-cell>
              <table:table-cell office:value-type="string">
                <text:p>ic_dyn_1/R</text:p>
                <draw:g>
                  <svg:desc>Correlated_bins.U1:Correlated_bins.U1</svg:desc>
                </draw:g>
              </table:table-cell>
              <table:table-cell office:value-type="string">
                <text:p>ic_dyn_R/C</text:p>
                <draw:g>
                  <svg:desc>Correlated_bins.W1:Correlated_bins.W1</svg:desc>
                </draw:g>
              </table:table-cell>
              <table:table-cell office:value-type="string">
                <text:p>bc_shuff</text:p>
                <draw:g>
                  <svg:desc>Correlated_bins.Y1:Correlated_bins.Y1</svg:desc>
                </draw:g>
              </table:table-cell>
              <table:table-cell office:value-type="string">
                <text:p>bc_dyn_1/C</text:p>
                <draw:g>
                  <svg:desc>Correlated_bins.AA1:Correlated_bins.AA1</svg:desc>
                </draw:g>
              </table:table-cell>
              <table:table-cell office:value-type="string">
                <text:p>bc_dyn_1/R</text:p>
                <draw:g>
                  <svg:desc>Correlated_bins.AC1:Correlated_bins.AC1</svg:desc>
                </draw:g>
              </table:table-cell>
              <table:table-cell office:value-type="string">
                <text:p>bc_dyn_R/C</text:p>
                <draw:g>
                  <svg:desc>Correlated_bins.AE1:Correlated_bins.AE1</svg:desc>
                </draw:g>
              </table:table-cell>
              <table:table-cell office:value-type="string">
                <text:p>bb_nothing</text:p>
                <draw:g>
                  <svg:desc>Correlated_bins.AG1:Correlated_bins.AG1</svg:desc>
                </draw:g>
              </table:table-cell>
              <table:table-cell office:value-type="string">
                <text:p>bb_shuff1</text:p>
                <draw:g>
                  <svg:desc>Correlated_bins.AI1:Correlated_bins.AI1</svg:desc>
                </draw:g>
              </table:table-cell>
              <table:table-cell office:value-type="string">
                <text:p>bb_shuff</text:p>
                <draw:g>
                  <svg:desc>Correlated_bins.AK1:Correlated_bins.AK1</svg:desc>
                </draw:g>
              </table:table-cell>
              <table:table-cell office:value-type="string">
                <text:p>bb_st_1/C</text:p>
                <draw:g>
                  <svg:desc>Correlated_bins.AM1:Correlated_bins.AM1</svg:desc>
                </draw:g>
              </table:table-cell>
              <table:table-cell office:value-type="string">
                <text:p>bb_dyn_1/C</text:p>
                <draw:g>
                  <svg:desc>Correlated_bins.AO1:Correlated_bins.AO1</svg:desc>
                </draw:g>
              </table:table-cell>
              <table:table-cell office:value-type="string">
                <text:p>bb_st_1/R</text:p>
                <draw:g>
                  <svg:desc>Correlated_bins.AQ1:Correlated_bins.AQ1</svg:desc>
                </draw:g>
              </table:table-cell>
              <table:table-cell office:value-type="string">
                <text:p>bb_dyn_1/R</text:p>
                <draw:g>
                  <svg:desc>Correlated_bins.AS1:Correlated_bins.AS1</svg:desc>
                </draw:g>
              </table:table-cell>
              <table:table-cell office:value-type="string">
                <text:p>bb_st_R/C</text:p>
                <draw:g>
                  <svg:desc>Correlated_bins.AU1:Correlated_bins.AU1</svg:desc>
                </draw:g>
              </table:table-cell>
              <table:table-cell office:value-type="string">
                <text:p>bb_dyn_R/C</text:p>
                <draw:g>
                  <svg:desc>Correlated_bins.AW1:Correlated_bins.AW1</svg:desc>
                </draw:g>
              </table:table-cell>
              <table:table-cell office:value-type="string">
                <text:p>sbb_nothing</text:p>
                <draw:g>
                  <svg:desc>Correlated_bins.AY1:Correlated_bins.AY1</svg:desc>
                </draw:g>
              </table:table-cell>
              <table:table-cell office:value-type="string">
                <text:p>sbb_shuff1</text:p>
                <draw:g>
                  <svg:desc>Correlated_bins.BA1:Correlated_bins.BA1</svg:desc>
                </draw:g>
              </table:table-cell>
              <table:table-cell office:value-type="string">
                <text:p>sbb_shuff</text:p>
                <draw:g>
                  <svg:desc>Correlated_bins.BC1:Correlated_bins.BC1</svg:desc>
                </draw:g>
              </table:table-cell>
              <table:table-cell office:value-type="string">
                <text:p>sbb_st_1/C</text:p>
                <draw:g>
                  <svg:desc>Correlated_bins.BE1:Correlated_bins.BE1</svg:desc>
                </draw:g>
              </table:table-cell>
              <table:table-cell office:value-type="string">
                <text:p>sbb_dyn_1/C</text:p>
                <draw:g>
                  <svg:desc>Correlated_bins.BG1:Correlated_bins.BG1</svg:desc>
                </draw:g>
              </table:table-cell>
              <table:table-cell office:value-type="string">
                <text:p>sbb_st_1/R</text:p>
                <draw:g>
                  <svg:desc>Correlated_bins.BI1:Correlated_bins.BI1</svg:desc>
                </draw:g>
              </table:table-cell>
              <table:table-cell office:value-type="string">
                <text:p>sbb_st_1/R</text:p>
                <draw:g>
                  <svg:desc>Correlated_bins.BK1:Correlated_bins.BK1</svg:desc>
                </draw:g>
              </table:table-cell>
              <table:table-cell office:value-type="string">
                <text:p>sbb_st_R/C</text:p>
                <draw:g>
                  <svg:desc>Correlated_bins.BM1:Correlated_bins.BM1</svg:desc>
                </draw:g>
              </table:table-cell>
              <table:table-cell office:value-type="string">
                <text:p>sbb_dyn_R/C</text:p>
                <draw:g>
                  <svg:desc>Correlated_bins.BO1:Correlated_bins.B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Correlated_bins.A2:Correlated_bins.A11</svg:desc>
                </draw:g>
              </table:table-cell>
              <table:table-cell office:value-type="float" office:value="0.975635410482">
                <text:p>0.975635410482</text:p>
                <draw:g>
                  <svg:desc>Correlated_bins.G2:Correlated_bins.G11</svg:desc>
                </draw:g>
              </table:table-cell>
              <table:table-cell office:value-type="float" office:value="0.975911797661">
                <text:p>0.975911797661</text:p>
                <draw:g>
                  <svg:desc>Correlated_bins.I2:Correlated_bins.I11</svg:desc>
                </draw:g>
              </table:table-cell>
              <table:table-cell office:value-type="float" office:value="0.997744278498">
                <text:p>0.997744278498</text:p>
                <draw:g>
                  <svg:desc>Correlated_bins.K2:Correlated_bins.K11</svg:desc>
                </draw:g>
              </table:table-cell>
              <table:table-cell office:value-type="float" office:value="0.997157405911">
                <text:p>0.997157405911</text:p>
                <draw:g>
                  <svg:desc>Correlated_bins.M2:Correlated_bins.M11</svg:desc>
                </draw:g>
              </table:table-cell>
              <table:table-cell office:value-type="float" office:value="0.997217597971">
                <text:p>0.997217597971</text:p>
                <draw:g>
                  <svg:desc>Correlated_bins.O2:Correlated_bins.O11</svg:desc>
                </draw:g>
              </table:table-cell>
              <table:table-cell office:value-type="float" office:value="0.959581979395">
                <text:p>0.959581979395</text:p>
                <draw:g>
                  <svg:desc>Correlated_bins.Q2:Correlated_bins.Q11</svg:desc>
                </draw:g>
              </table:table-cell>
              <table:table-cell office:value-type="float" office:value="0.997456483269">
                <text:p>0.997456483269</text:p>
                <draw:g>
                  <svg:desc>Correlated_bins.S2:Correlated_bins.S11</svg:desc>
                </draw:g>
              </table:table-cell>
              <table:table-cell office:value-type="float" office:value="0.996449296318">
                <text:p>0.996449296318</text:p>
                <draw:g>
                  <svg:desc>Correlated_bins.U2:Correlated_bins.U11</svg:desc>
                </draw:g>
              </table:table-cell>
              <table:table-cell office:value-type="float" office:value="0.997258616808">
                <text:p>0.997258616808</text:p>
                <draw:g>
                  <svg:desc>Correlated_bins.W2:Correlated_bins.W11</svg:desc>
                </draw:g>
              </table:table-cell>
              <table:table-cell office:value-type="float" office:value="0.968656805486">
                <text:p>0.968656805486</text:p>
                <draw:g>
                  <svg:desc>Correlated_bins.Y2:Correlated_bins.Y11</svg:desc>
                </draw:g>
              </table:table-cell>
              <table:table-cell office:value-type="float" office:value="0.996036353661">
                <text:p>0.996036353661</text:p>
                <draw:g>
                  <svg:desc>Correlated_bins.AA2:Correlated_bins.AA11</svg:desc>
                </draw:g>
              </table:table-cell>
              <table:table-cell office:value-type="float" office:value="0.995577182424">
                <text:p>0.995577182424</text:p>
                <draw:g>
                  <svg:desc>Correlated_bins.AC2:Correlated_bins.AC11</svg:desc>
                </draw:g>
              </table:table-cell>
              <table:table-cell office:value-type="float" office:value="0.998214869281">
                <text:p>0.998214869281</text:p>
                <draw:g>
                  <svg:desc>Correlated_bins.AE2:Correlated_bins.AE11</svg:desc>
                </draw:g>
              </table:table-cell>
              <table:table-cell office:value-type="float" office:value="0.959867228608">
                <text:p>0.959867228608</text:p>
                <draw:g>
                  <svg:desc>Correlated_bins.AG2:Correlated_bins.AG11</svg:desc>
                </draw:g>
              </table:table-cell>
              <table:table-cell office:value-type="float" office:value="0.959786923626">
                <text:p>0.959786923626</text:p>
                <draw:g>
                  <svg:desc>Correlated_bins.AI2:Correlated_bins.AI11</svg:desc>
                </draw:g>
              </table:table-cell>
              <table:table-cell office:value-type="float" office:value="0.955007547395">
                <text:p>0.955007547395</text:p>
                <draw:g>
                  <svg:desc>Correlated_bins.AK2:Correlated_bins.AK11</svg:desc>
                </draw:g>
              </table:table-cell>
              <table:table-cell office:value-type="float" office:value="0.982898373368">
                <text:p>0.982898373368</text:p>
                <draw:g>
                  <svg:desc>Correlated_bins.AM2:Correlated_bins.AM11</svg:desc>
                </draw:g>
              </table:table-cell>
              <table:table-cell office:value-type="float" office:value="0.988007502394">
                <text:p>0.988007502394</text:p>
                <draw:g>
                  <svg:desc>Correlated_bins.AO2:Correlated_bins.AO11</svg:desc>
                </draw:g>
              </table:table-cell>
              <table:table-cell office:value-type="float" office:value="0.980976542411">
                <text:p>0.980976542411</text:p>
                <draw:g>
                  <svg:desc>Correlated_bins.AQ2:Correlated_bins.AQ11</svg:desc>
                </draw:g>
              </table:table-cell>
              <table:table-cell office:value-type="float" office:value="0.989483890784">
                <text:p>0.989483890784</text:p>
                <draw:g>
                  <svg:desc>Correlated_bins.AS2:Correlated_bins.AS11</svg:desc>
                </draw:g>
              </table:table-cell>
              <table:table-cell office:value-type="float" office:value="0.985205165842">
                <text:p>0.985205165842</text:p>
                <draw:g>
                  <svg:desc>Correlated_bins.AU2:Correlated_bins.AU11</svg:desc>
                </draw:g>
              </table:table-cell>
              <table:table-cell office:value-type="float" office:value="0.983350125427">
                <text:p>0.983350125427</text:p>
                <draw:g>
                  <svg:desc>Correlated_bins.AW2:Correlated_bins.AW11</svg:desc>
                </draw:g>
              </table:table-cell>
              <table:table-cell office:value-type="float" office:value="0.968748614573">
                <text:p>0.968748614573</text:p>
                <draw:g>
                  <svg:desc>Correlated_bins.AY2:Correlated_bins.AY11</svg:desc>
                </draw:g>
              </table:table-cell>
              <table:table-cell office:value-type="float" office:value="0.969842261412">
                <text:p>0.969842261412</text:p>
                <draw:g>
                  <svg:desc>Correlated_bins.BA2:Correlated_bins.BA11</svg:desc>
                </draw:g>
              </table:table-cell>
              <table:table-cell office:value-type="float" office:value="0.962988858589">
                <text:p>0.962988858589</text:p>
                <draw:g>
                  <svg:desc>Correlated_bins.BC2:Correlated_bins.BC11</svg:desc>
                </draw:g>
              </table:table-cell>
              <table:table-cell office:value-type="float" office:value="0.990545289473">
                <text:p>0.990545289473</text:p>
                <draw:g>
                  <svg:desc>Correlated_bins.BE2:Correlated_bins.BE11</svg:desc>
                </draw:g>
              </table:table-cell>
              <table:table-cell office:value-type="float" office:value="0.991470493044">
                <text:p>0.991470493044</text:p>
                <draw:g>
                  <svg:desc>Correlated_bins.BG2:Correlated_bins.BG11</svg:desc>
                </draw:g>
              </table:table-cell>
              <table:table-cell office:value-type="float" office:value="0.990501206533">
                <text:p>0.990501206533</text:p>
                <draw:g>
                  <svg:desc>Correlated_bins.BI2:Correlated_bins.BI11</svg:desc>
                </draw:g>
              </table:table-cell>
              <table:table-cell office:value-type="float" office:value="0.991421969314">
                <text:p>0.991421969314</text:p>
                <draw:g>
                  <svg:desc>Correlated_bins.BK2:Correlated_bins.BK11</svg:desc>
                </draw:g>
              </table:table-cell>
              <table:table-cell office:value-type="float" office:value="0.991149441746">
                <text:p>0.991149441746</text:p>
                <draw:g>
                  <svg:desc>Correlated_bins.BM2:Correlated_bins.BM11</svg:desc>
                </draw:g>
              </table:table-cell>
              <table:table-cell office:value-type="float" office:value="0.990711954923">
                <text:p>0.990711954923</text:p>
                <draw:g>
                  <svg:desc>Correlated_bins.BO2:Correlated_bins.BO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0.908946546717">
                <text:p>0.908946546717</text:p>
              </table:table-cell>
              <table:table-cell office:value-type="float" office:value="0.914154452369">
                <text:p>0.914154452369</text:p>
              </table:table-cell>
              <table:table-cell office:value-type="float" office:value="0.869091609377">
                <text:p>0.869091609377</text:p>
              </table:table-cell>
              <table:table-cell office:value-type="float" office:value="0.871316236544">
                <text:p>0.871316236544</text:p>
              </table:table-cell>
              <table:table-cell office:value-type="float" office:value="0.872100292518">
                <text:p>0.872100292518</text:p>
              </table:table-cell>
              <table:table-cell office:value-type="float" office:value="0.898454173594">
                <text:p>0.898454173594</text:p>
              </table:table-cell>
              <table:table-cell office:value-type="float" office:value="0.877022380886">
                <text:p>0.877022380886</text:p>
              </table:table-cell>
              <table:table-cell office:value-type="float" office:value="0.877749002975">
                <text:p>0.877749002975</text:p>
              </table:table-cell>
              <table:table-cell office:value-type="float" office:value="0.87846959212">
                <text:p>0.87846959212</text:p>
              </table:table-cell>
              <table:table-cell office:value-type="float" office:value="0.914126052409">
                <text:p>0.914126052409</text:p>
              </table:table-cell>
              <table:table-cell office:value-type="float" office:value="0.851612497105">
                <text:p>0.851612497105</text:p>
              </table:table-cell>
              <table:table-cell office:value-type="float" office:value="0.869609147934">
                <text:p>0.869609147934</text:p>
              </table:table-cell>
              <table:table-cell office:value-type="float" office:value="0.861404262296">
                <text:p>0.861404262296</text:p>
              </table:table-cell>
              <table:table-cell office:value-type="float" office:value="0.896922333383">
                <text:p>0.896922333383</text:p>
              </table:table-cell>
              <table:table-cell office:value-type="float" office:value="0.893620034989">
                <text:p>0.893620034989</text:p>
              </table:table-cell>
              <table:table-cell office:value-type="float" office:value="0.894855105074">
                <text:p>0.894855105074</text:p>
              </table:table-cell>
              <table:table-cell office:value-type="float" office:value="0.873127191424">
                <text:p>0.873127191424</text:p>
              </table:table-cell>
              <table:table-cell office:value-type="float" office:value="0.873745758382">
                <text:p>0.873745758382</text:p>
              </table:table-cell>
              <table:table-cell office:value-type="float" office:value="0.87517479386">
                <text:p>0.87517479386</text:p>
              </table:table-cell>
              <table:table-cell office:value-type="float" office:value="0.87396540688">
                <text:p>0.87396540688</text:p>
              </table:table-cell>
              <table:table-cell office:value-type="float" office:value="0.868090394396">
                <text:p>0.868090394396</text:p>
              </table:table-cell>
              <table:table-cell office:value-type="float" office:value="0.862445132718">
                <text:p>0.862445132718</text:p>
              </table:table-cell>
              <table:table-cell office:value-type="float" office:value="0.903878796573">
                <text:p>0.903878796573</text:p>
              </table:table-cell>
              <table:table-cell office:value-type="float" office:value="0.903509250432">
                <text:p>0.903509250432</text:p>
              </table:table-cell>
              <table:table-cell office:value-type="float" office:value="0.898985521842">
                <text:p>0.898985521842</text:p>
              </table:table-cell>
              <table:table-cell office:value-type="float" office:value="0.867547583959">
                <text:p>0.867547583959</text:p>
              </table:table-cell>
              <table:table-cell office:value-type="float" office:value="0.875688756872">
                <text:p>0.875688756872</text:p>
              </table:table-cell>
              <table:table-cell office:value-type="float" office:value="0.863122678605">
                <text:p>0.863122678605</text:p>
              </table:table-cell>
              <table:table-cell office:value-type="float" office:value="0.876223431842">
                <text:p>0.876223431842</text:p>
              </table:table-cell>
              <table:table-cell office:value-type="float" office:value="0.866035616792">
                <text:p>0.866035616792</text:p>
              </table:table-cell>
              <table:table-cell office:value-type="float" office:value="0.861672442552">
                <text:p>0.861672442552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0.857120025509">
                <text:p>0.857120025509</text:p>
              </table:table-cell>
              <table:table-cell office:value-type="float" office:value="0.857441485809">
                <text:p>0.857441485809</text:p>
              </table:table-cell>
              <table:table-cell office:value-type="float" office:value="0.777207843023">
                <text:p>0.777207843023</text:p>
              </table:table-cell>
              <table:table-cell office:value-type="float" office:value="0.775028383272">
                <text:p>0.775028383272</text:p>
              </table:table-cell>
              <table:table-cell office:value-type="float" office:value="0.778084618215">
                <text:p>0.778084618215</text:p>
              </table:table-cell>
              <table:table-cell office:value-type="float" office:value="0.846715068215">
                <text:p>0.846715068215</text:p>
              </table:table-cell>
              <table:table-cell office:value-type="float" office:value="0.790155658774">
                <text:p>0.790155658774</text:p>
              </table:table-cell>
              <table:table-cell office:value-type="float" office:value="0.787498542904">
                <text:p>0.787498542904</text:p>
              </table:table-cell>
              <table:table-cell office:value-type="float" office:value="0.787429717335">
                <text:p>0.787429717335</text:p>
              </table:table-cell>
              <table:table-cell office:value-type="float" office:value="0.868370070637">
                <text:p>0.868370070637</text:p>
              </table:table-cell>
              <table:table-cell office:value-type="float" office:value="0.768630732074">
                <text:p>0.768630732074</text:p>
              </table:table-cell>
              <table:table-cell office:value-type="float" office:value="0.775761881196">
                <text:p>0.775761881196</text:p>
              </table:table-cell>
              <table:table-cell office:value-type="float" office:value="0.770097891274">
                <text:p>0.770097891274</text:p>
              </table:table-cell>
              <table:table-cell office:value-type="float" office:value="0.842422655679">
                <text:p>0.842422655679</text:p>
              </table:table-cell>
              <table:table-cell office:value-type="float" office:value="0.839638095576">
                <text:p>0.839638095576</text:p>
              </table:table-cell>
              <table:table-cell office:value-type="float" office:value="0.846749917214">
                <text:p>0.846749917214</text:p>
              </table:table-cell>
              <table:table-cell office:value-type="float" office:value="0.78720164983">
                <text:p>0.78720164983</text:p>
              </table:table-cell>
              <table:table-cell office:value-type="float" office:value="0.793932604363">
                <text:p>0.793932604363</text:p>
              </table:table-cell>
              <table:table-cell office:value-type="float" office:value="0.794040308777">
                <text:p>0.794040308777</text:p>
              </table:table-cell>
              <table:table-cell office:value-type="float" office:value="0.792044515435">
                <text:p>0.792044515435</text:p>
              </table:table-cell>
              <table:table-cell office:value-type="float" office:value="0.784340989063">
                <text:p>0.784340989063</text:p>
              </table:table-cell>
              <table:table-cell office:value-type="float" office:value="0.781418547353">
                <text:p>0.781418547353</text:p>
              </table:table-cell>
              <table:table-cell office:value-type="float" office:value="0.844875673453">
                <text:p>0.844875673453</text:p>
              </table:table-cell>
              <table:table-cell office:value-type="float" office:value="0.849470861525">
                <text:p>0.849470861525</text:p>
              </table:table-cell>
              <table:table-cell office:value-type="float" office:value="0.851740822212">
                <text:p>0.851740822212</text:p>
              </table:table-cell>
              <table:table-cell office:value-type="float" office:value="0.770701502785">
                <text:p>0.770701502785</text:p>
              </table:table-cell>
              <table:table-cell office:value-type="float" office:value="0.775787461734">
                <text:p>0.775787461734</text:p>
              </table:table-cell>
              <table:table-cell office:value-type="float" office:value="0.771647386554">
                <text:p>0.771647386554</text:p>
              </table:table-cell>
              <table:table-cell office:value-type="float" office:value="0.778988083468">
                <text:p>0.778988083468</text:p>
              </table:table-cell>
              <table:table-cell office:value-type="float" office:value="0.769629071567">
                <text:p>0.769629071567</text:p>
              </table:table-cell>
              <table:table-cell office:value-type="float" office:value="0.770574557566">
                <text:p>0.770574557566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0.993665172591">
                <text:p>0.993665172591</text:p>
              </table:table-cell>
              <table:table-cell office:value-type="float" office:value="0.994745152281">
                <text:p>0.9947451522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0977732149">
                <text:p>0.9709777321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4026462599">
                <text:p>0.9840264625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7840585361">
                <text:p>0.967840585361</text:p>
              </table:table-cell>
              <table:table-cell office:value-type="float" office:value="0.968582267356">
                <text:p>0.968582267356</text:p>
              </table:table-cell>
              <table:table-cell office:value-type="float" office:value="0.968148415034">
                <text:p>0.968148415034</text:p>
              </table:table-cell>
              <table:table-cell office:value-type="float" office:value="0.995784571118">
                <text:p>0.995784571118</text:p>
              </table:table-cell>
              <table:table-cell office:value-type="float" office:value="0.995331081738">
                <text:p>0.995331081738</text:p>
              </table:table-cell>
              <table:table-cell office:value-type="float" office:value="0.993063559415">
                <text:p>0.993063559415</text:p>
              </table:table-cell>
              <table:table-cell office:value-type="float" office:value="0.997497829486">
                <text:p>0.997497829486</text:p>
              </table:table-cell>
              <table:table-cell office:value-type="float" office:value="0.994972039724">
                <text:p>0.994972039724</text:p>
              </table:table-cell>
              <table:table-cell office:value-type="float" office:value="0.994269933165">
                <text:p>0.994269933165</text:p>
              </table:table-cell>
              <table:table-cell office:value-type="float" office:value="0.985565270258">
                <text:p>0.985565270258</text:p>
              </table:table-cell>
              <table:table-cell office:value-type="float" office:value="0.985708981595">
                <text:p>0.985708981595</text:p>
              </table:table-cell>
              <table:table-cell office:value-type="float" office:value="0.977661310346">
                <text:p>0.977661310346</text:p>
              </table:table-cell>
              <table:table-cell office:value-type="float" office:value="0.999905660377">
                <text:p>0.999905660377</text:p>
              </table:table-cell>
              <table:table-cell office:value-type="float" office:value="1">
                <text:p>1</text:p>
              </table:table-cell>
              <table:table-cell office:value-type="float" office:value="0.999027740612">
                <text:p>0.999027740612</text:p>
              </table:table-cell>
              <table:table-cell office:value-type="float" office:value="0.99963963964">
                <text:p>0.99963963964</text:p>
              </table:table-cell>
              <table:table-cell office:value-type="float" office:value="0.999801980198">
                <text:p>0.999801980198</text:p>
              </table:table-cell>
              <table:table-cell office:value-type="float" office:value="0.999709387605">
                <text:p>0.999709387605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.939935382417">
                <text:p>0.939935382417</text:p>
              </table:table-cell>
              <table:table-cell office:value-type="float" office:value="0.94043203491">
                <text:p>0.94043203491</text:p>
              </table:table-cell>
              <table:table-cell office:value-type="float" office:value="0.904375217862">
                <text:p>0.904375217862</text:p>
              </table:table-cell>
              <table:table-cell office:value-type="float" office:value="0.903370440655">
                <text:p>0.903370440655</text:p>
              </table:table-cell>
              <table:table-cell office:value-type="float" office:value="0.901017232193">
                <text:p>0.901017232193</text:p>
              </table:table-cell>
              <table:table-cell office:value-type="float" office:value="0.912340086314">
                <text:p>0.912340086314</text:p>
              </table:table-cell>
              <table:table-cell office:value-type="float" office:value="0.907346266535">
                <text:p>0.907346266535</text:p>
              </table:table-cell>
              <table:table-cell office:value-type="float" office:value="0.904535260281">
                <text:p>0.904535260281</text:p>
              </table:table-cell>
              <table:table-cell office:value-type="float" office:value="0.916289699677">
                <text:p>0.916289699677</text:p>
              </table:table-cell>
              <table:table-cell office:value-type="float" office:value="0.938062647501">
                <text:p>0.938062647501</text:p>
              </table:table-cell>
              <table:table-cell office:value-type="float" office:value="0.883044065073">
                <text:p>0.883044065073</text:p>
              </table:table-cell>
              <table:table-cell office:value-type="float" office:value="0.89957733268">
                <text:p>0.89957733268</text:p>
              </table:table-cell>
              <table:table-cell office:value-type="float" office:value="0.892489565076">
                <text:p>0.892489565076</text:p>
              </table:table-cell>
              <table:table-cell office:value-type="float" office:value="0.914024225473">
                <text:p>0.914024225473</text:p>
              </table:table-cell>
              <table:table-cell office:value-type="float" office:value="0.913032419494">
                <text:p>0.913032419494</text:p>
              </table:table-cell>
              <table:table-cell office:value-type="float" office:value="0.915451246226">
                <text:p>0.915451246226</text:p>
              </table:table-cell>
              <table:table-cell office:value-type="float" office:value="0.902874552796">
                <text:p>0.902874552796</text:p>
              </table:table-cell>
              <table:table-cell office:value-type="float" office:value="0.901786076313">
                <text:p>0.901786076313</text:p>
              </table:table-cell>
              <table:table-cell office:value-type="float" office:value="0.902193775351">
                <text:p>0.902193775351</text:p>
              </table:table-cell>
              <table:table-cell office:value-type="float" office:value="0.904890372271">
                <text:p>0.904890372271</text:p>
              </table:table-cell>
              <table:table-cell office:value-type="float" office:value="0.901114280719">
                <text:p>0.901114280719</text:p>
              </table:table-cell>
              <table:table-cell office:value-type="float" office:value="0.898582864999">
                <text:p>0.898582864999</text:p>
              </table:table-cell>
              <table:table-cell office:value-type="float" office:value="0.927917367661">
                <text:p>0.927917367661</text:p>
              </table:table-cell>
              <table:table-cell office:value-type="float" office:value="0.925612607411">
                <text:p>0.925612607411</text:p>
              </table:table-cell>
              <table:table-cell office:value-type="float" office:value="0.92421446463">
                <text:p>0.92421446463</text:p>
              </table:table-cell>
              <table:table-cell office:value-type="float" office:value="0.888748702317">
                <text:p>0.888748702317</text:p>
              </table:table-cell>
              <table:table-cell office:value-type="float" office:value="0.88683811515">
                <text:p>0.88683811515</text:p>
              </table:table-cell>
              <table:table-cell office:value-type="float" office:value="0.889299386729">
                <text:p>0.889299386729</text:p>
              </table:table-cell>
              <table:table-cell office:value-type="float" office:value="0.886299875033">
                <text:p>0.886299875033</text:p>
              </table:table-cell>
              <table:table-cell office:value-type="float" office:value="0.884960295349">
                <text:p>0.884960295349</text:p>
              </table:table-cell>
              <table:table-cell office:value-type="float" office:value="0.884889901961">
                <text:p>0.884889901961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.876270050039">
                <text:p>0.876270050039</text:p>
              </table:table-cell>
              <table:table-cell office:value-type="float" office:value="0.883226315291">
                <text:p>0.883226315291</text:p>
              </table:table-cell>
              <table:table-cell office:value-type="float" office:value="0.778851276319">
                <text:p>0.778851276319</text:p>
              </table:table-cell>
              <table:table-cell office:value-type="float" office:value="0.777398556762">
                <text:p>0.777398556762</text:p>
              </table:table-cell>
              <table:table-cell office:value-type="float" office:value="0.778731971669">
                <text:p>0.778731971669</text:p>
              </table:table-cell>
              <table:table-cell office:value-type="float" office:value="0.863972978473">
                <text:p>0.863972978473</text:p>
              </table:table-cell>
              <table:table-cell office:value-type="float" office:value="0.778968641208">
                <text:p>0.778968641208</text:p>
              </table:table-cell>
              <table:table-cell office:value-type="float" office:value="0.780087473306">
                <text:p>0.780087473306</text:p>
              </table:table-cell>
              <table:table-cell office:value-type="float" office:value="0.780680668286">
                <text:p>0.780680668286</text:p>
              </table:table-cell>
              <table:table-cell office:value-type="float" office:value="0.890590840662">
                <text:p>0.890590840662</text:p>
              </table:table-cell>
              <table:table-cell office:value-type="float" office:value="0.768226419457">
                <text:p>0.768226419457</text:p>
              </table:table-cell>
              <table:table-cell office:value-type="float" office:value="0.779356165093">
                <text:p>0.779356165093</text:p>
              </table:table-cell>
              <table:table-cell office:value-type="float" office:value="0.771376820106">
                <text:p>0.771376820106</text:p>
              </table:table-cell>
              <table:table-cell office:value-type="float" office:value="0.864042411986">
                <text:p>0.864042411986</text:p>
              </table:table-cell>
              <table:table-cell office:value-type="float" office:value="0.859142953646">
                <text:p>0.859142953646</text:p>
              </table:table-cell>
              <table:table-cell office:value-type="float" office:value="0.864599715519">
                <text:p>0.864599715519</text:p>
              </table:table-cell>
              <table:table-cell office:value-type="float" office:value="0.80471732421">
                <text:p>0.80471732421</text:p>
              </table:table-cell>
              <table:table-cell office:value-type="float" office:value="0.800953017144">
                <text:p>0.800953017144</text:p>
              </table:table-cell>
              <table:table-cell office:value-type="float" office:value="0.803628822061">
                <text:p>0.803628822061</text:p>
              </table:table-cell>
              <table:table-cell office:value-type="float" office:value="0.801835436755">
                <text:p>0.801835436755</text:p>
              </table:table-cell>
              <table:table-cell office:value-type="float" office:value="0.801971433148">
                <text:p>0.801971433148</text:p>
              </table:table-cell>
              <table:table-cell office:value-type="float" office:value="0.796278852985">
                <text:p>0.796278852985</text:p>
              </table:table-cell>
              <table:table-cell office:value-type="float" office:value="0.865712895733">
                <text:p>0.865712895733</text:p>
              </table:table-cell>
              <table:table-cell office:value-type="float" office:value="0.868875706385">
                <text:p>0.868875706385</text:p>
              </table:table-cell>
              <table:table-cell office:value-type="float" office:value="0.873993240429">
                <text:p>0.873993240429</text:p>
              </table:table-cell>
              <table:table-cell office:value-type="float" office:value="0.775372417892">
                <text:p>0.775372417892</text:p>
              </table:table-cell>
              <table:table-cell office:value-type="float" office:value="0.776530416565">
                <text:p>0.776530416565</text:p>
              </table:table-cell>
              <table:table-cell office:value-type="float" office:value="0.776284119167">
                <text:p>0.776284119167</text:p>
              </table:table-cell>
              <table:table-cell office:value-type="float" office:value="0.777803843965">
                <text:p>0.777803843965</text:p>
              </table:table-cell>
              <table:table-cell office:value-type="float" office:value="0.776384047381">
                <text:p>0.776384047381</text:p>
              </table:table-cell>
              <table:table-cell office:value-type="float" office:value="0.778548401354">
                <text:p>0.778548401354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0.999859268512">
                <text:p>0.999859268512</text:p>
              </table:table-cell>
              <table:table-cell office:value-type="float" office:value="0.999690292728">
                <text:p>0.9996902927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9002015491">
                <text:p>0.97900201549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2339328647">
                <text:p>0.9923393286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3651832195">
                <text:p>0.973651832195</text:p>
              </table:table-cell>
              <table:table-cell office:value-type="float" office:value="0.973419858165">
                <text:p>0.973419858165</text:p>
              </table:table-cell>
              <table:table-cell office:value-type="float" office:value="0.975570886098">
                <text:p>0.975570886098</text:p>
              </table:table-cell>
              <table:table-cell office:value-type="float" office:value="0.999663889227">
                <text:p>0.999663889227</text:p>
              </table:table-cell>
              <table:table-cell office:value-type="float" office:value="0.999886363636">
                <text:p>0.999886363636</text:p>
              </table:table-cell>
              <table:table-cell office:value-type="float" office:value="0.999602272727">
                <text:p>0.999602272727</text:p>
              </table:table-cell>
              <table:table-cell office:value-type="float" office:value="0.999631487466">
                <text:p>0.999631487466</text:p>
              </table:table-cell>
              <table:table-cell office:value-type="float" office:value="0.999857954545">
                <text:p>0.999857954545</text:p>
              </table:table-cell>
              <table:table-cell office:value-type="float" office:value="0.99974708231">
                <text:p>0.99974708231</text:p>
              </table:table-cell>
              <table:table-cell office:value-type="float" office:value="0.997252465822">
                <text:p>0.997252465822</text:p>
              </table:table-cell>
              <table:table-cell office:value-type="float" office:value="0.99687731655">
                <text:p>0.99687731655</text:p>
              </table:table-cell>
              <table:table-cell office:value-type="float" office:value="0.987493073638">
                <text:p>0.9874930736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.963644840234">
                <text:p>0.963644840234</text:p>
              </table:table-cell>
              <table:table-cell office:value-type="float" office:value="0.964343163556">
                <text:p>0.964343163556</text:p>
              </table:table-cell>
              <table:table-cell office:value-type="float" office:value="0.975994192057">
                <text:p>0.975994192057</text:p>
              </table:table-cell>
              <table:table-cell office:value-type="float" office:value="0.974503997304">
                <text:p>0.974503997304</text:p>
              </table:table-cell>
              <table:table-cell office:value-type="float" office:value="0.975608406504">
                <text:p>0.975608406504</text:p>
              </table:table-cell>
              <table:table-cell office:value-type="float" office:value="0.930274452498">
                <text:p>0.930274452498</text:p>
              </table:table-cell>
              <table:table-cell office:value-type="float" office:value="0.973812314958">
                <text:p>0.973812314958</text:p>
              </table:table-cell>
              <table:table-cell office:value-type="float" office:value="0.966771972407">
                <text:p>0.966771972407</text:p>
              </table:table-cell>
              <table:table-cell office:value-type="float" office:value="0.980696825964">
                <text:p>0.980696825964</text:p>
              </table:table-cell>
              <table:table-cell office:value-type="float" office:value="0.953478780282">
                <text:p>0.953478780282</text:p>
              </table:table-cell>
              <table:table-cell office:value-type="float" office:value="0.960556113609">
                <text:p>0.960556113609</text:p>
              </table:table-cell>
              <table:table-cell office:value-type="float" office:value="0.96031933302">
                <text:p>0.96031933302</text:p>
              </table:table-cell>
              <table:table-cell office:value-type="float" office:value="0.973967927584">
                <text:p>0.973967927584</text:p>
              </table:table-cell>
              <table:table-cell office:value-type="float" office:value="0.927213534904">
                <text:p>0.927213534904</text:p>
              </table:table-cell>
              <table:table-cell office:value-type="float" office:value="0.927863693215">
                <text:p>0.927863693215</text:p>
              </table:table-cell>
              <table:table-cell office:value-type="float" office:value="0.931136533601">
                <text:p>0.931136533601</text:p>
              </table:table-cell>
              <table:table-cell office:value-type="float" office:value="0.939889399255">
                <text:p>0.939889399255</text:p>
              </table:table-cell>
              <table:table-cell office:value-type="float" office:value="0.9352165453">
                <text:p>0.9352165453</text:p>
              </table:table-cell>
              <table:table-cell office:value-type="float" office:value="0.939940269594">
                <text:p>0.939940269594</text:p>
              </table:table-cell>
              <table:table-cell office:value-type="float" office:value="0.938901263661">
                <text:p>0.938901263661</text:p>
              </table:table-cell>
              <table:table-cell office:value-type="float" office:value="0.940635638663">
                <text:p>0.940635638663</text:p>
              </table:table-cell>
              <table:table-cell office:value-type="float" office:value="0.937581717478">
                <text:p>0.937581717478</text:p>
              </table:table-cell>
              <table:table-cell office:value-type="float" office:value="0.949369622682">
                <text:p>0.949369622682</text:p>
              </table:table-cell>
              <table:table-cell office:value-type="float" office:value="0.950089432362">
                <text:p>0.950089432362</text:p>
              </table:table-cell>
              <table:table-cell office:value-type="float" office:value="0.944241612655">
                <text:p>0.944241612655</text:p>
              </table:table-cell>
              <table:table-cell office:value-type="float" office:value="0.930586607837">
                <text:p>0.930586607837</text:p>
              </table:table-cell>
              <table:table-cell office:value-type="float" office:value="0.928543742095">
                <text:p>0.928543742095</text:p>
              </table:table-cell>
              <table:table-cell office:value-type="float" office:value="0.927682723902">
                <text:p>0.927682723902</text:p>
              </table:table-cell>
              <table:table-cell office:value-type="float" office:value="0.928052253839">
                <text:p>0.928052253839</text:p>
              </table:table-cell>
              <table:table-cell office:value-type="float" office:value="0.930054161529">
                <text:p>0.930054161529</text:p>
              </table:table-cell>
              <table:table-cell office:value-type="float" office:value="0.927272295009">
                <text:p>0.927272295009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.898387435199">
                <text:p>0.898387435199</text:p>
              </table:table-cell>
              <table:table-cell office:value-type="float" office:value="0.900367156931">
                <text:p>0.900367156931</text:p>
              </table:table-cell>
              <table:table-cell office:value-type="float" office:value="0.804904037357">
                <text:p>0.804904037357</text:p>
              </table:table-cell>
              <table:table-cell office:value-type="float" office:value="0.805842906556">
                <text:p>0.805842906556</text:p>
              </table:table-cell>
              <table:table-cell office:value-type="float" office:value="0.807608697521">
                <text:p>0.807608697521</text:p>
              </table:table-cell>
              <table:table-cell office:value-type="float" office:value="0.882373765503">
                <text:p>0.882373765503</text:p>
              </table:table-cell>
              <table:table-cell office:value-type="float" office:value="0.805295363995">
                <text:p>0.805295363995</text:p>
              </table:table-cell>
              <table:table-cell office:value-type="float" office:value="0.807091763506">
                <text:p>0.807091763506</text:p>
              </table:table-cell>
              <table:table-cell office:value-type="float" office:value="0.807100208091">
                <text:p>0.807100208091</text:p>
              </table:table-cell>
              <table:table-cell office:value-type="float" office:value="0.908147949993">
                <text:p>0.908147949993</text:p>
              </table:table-cell>
              <table:table-cell office:value-type="float" office:value="0.798361047987">
                <text:p>0.798361047987</text:p>
              </table:table-cell>
              <table:table-cell office:value-type="float" office:value="0.805872749018">
                <text:p>0.805872749018</text:p>
              </table:table-cell>
              <table:table-cell office:value-type="float" office:value="0.800188884757">
                <text:p>0.800188884757</text:p>
              </table:table-cell>
              <table:table-cell office:value-type="float" office:value="0.881589743646">
                <text:p>0.881589743646</text:p>
              </table:table-cell>
              <table:table-cell office:value-type="float" office:value="0.878018070591">
                <text:p>0.878018070591</text:p>
              </table:table-cell>
              <table:table-cell office:value-type="float" office:value="0.882553538156">
                <text:p>0.882553538156</text:p>
              </table:table-cell>
              <table:table-cell office:value-type="float" office:value="0.832160939702">
                <text:p>0.832160939702</text:p>
              </table:table-cell>
              <table:table-cell office:value-type="float" office:value="0.829570940896">
                <text:p>0.829570940896</text:p>
              </table:table-cell>
              <table:table-cell office:value-type="float" office:value="0.832036614645">
                <text:p>0.832036614645</text:p>
              </table:table-cell>
              <table:table-cell office:value-type="float" office:value="0.832588993467">
                <text:p>0.832588993467</text:p>
              </table:table-cell>
              <table:table-cell office:value-type="float" office:value="0.832640022908">
                <text:p>0.832640022908</text:p>
              </table:table-cell>
              <table:table-cell office:value-type="float" office:value="0.828891321805">
                <text:p>0.828891321805</text:p>
              </table:table-cell>
              <table:table-cell office:value-type="float" office:value="0.890872972383">
                <text:p>0.890872972383</text:p>
              </table:table-cell>
              <table:table-cell office:value-type="float" office:value="0.888812959083">
                <text:p>0.888812959083</text:p>
              </table:table-cell>
              <table:table-cell office:value-type="float" office:value="0.893569673759">
                <text:p>0.893569673759</text:p>
              </table:table-cell>
              <table:table-cell office:value-type="float" office:value="0.803138894832">
                <text:p>0.803138894832</text:p>
              </table:table-cell>
              <table:table-cell office:value-type="float" office:value="0.802109433921">
                <text:p>0.802109433921</text:p>
              </table:table-cell>
              <table:table-cell office:value-type="float" office:value="0.803747849698">
                <text:p>0.803747849698</text:p>
              </table:table-cell>
              <table:table-cell office:value-type="float" office:value="0.802883676513">
                <text:p>0.802883676513</text:p>
              </table:table-cell>
              <table:table-cell office:value-type="float" office:value="0.802875387443">
                <text:p>0.802875387443</text:p>
              </table:table-cell>
              <table:table-cell office:value-type="float" office:value="0.80527001324">
                <text:p>0.80527001324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934829347966667">
                <text:p>0.934829347966667</text:p>
              </table:table-cell>
              <table:table-cell office:value-type="float" office:value="0.936701316837333">
                <text:p>0.936701316837333</text:p>
              </table:table-cell>
              <table:table-cell office:value-type="float" office:value="0.900907606054778">
                <text:p>0.900907606054778</text:p>
              </table:table-cell>
              <table:table-cell office:value-type="float" office:value="0.900513103000444">
                <text:p>0.900513103000444</text:p>
              </table:table-cell>
              <table:table-cell office:value-type="float" office:value="0.901152090732333">
                <text:p>0.901152090732333</text:p>
              </table:table-cell>
              <table:table-cell office:value-type="float" office:value="0.915965805736889">
                <text:p>0.915965805736889</text:p>
              </table:table-cell>
              <table:table-cell office:value-type="float" office:value="0.903339678847222">
                <text:p>0.903339678847222</text:p>
              </table:table-cell>
              <table:table-cell office:value-type="float" office:value="0.902242590188556">
                <text:p>0.902242590188556</text:p>
              </table:table-cell>
              <table:table-cell office:value-type="float" office:value="0.905325036475667">
                <text:p>0.905325036475667</text:p>
              </table:table-cell>
              <table:table-cell office:value-type="float" office:value="0.935310993135111">
                <text:p>0.935310993135111</text:p>
              </table:table-cell>
              <table:table-cell office:value-type="float" office:value="0.891829692107333">
                <text:p>0.891829692107333</text:p>
              </table:table-cell>
              <table:table-cell office:value-type="float" office:value="0.898452643485">
                <text:p>0.898452643485</text:p>
              </table:table-cell>
              <table:table-cell office:value-type="float" office:value="0.896415580041556">
                <text:p>0.896415580041556</text:p>
              </table:table-cell>
              <table:table-cell office:value-type="float" office:value="0.914174950137222">
                <text:p>0.914174950137222</text:p>
              </table:table-cell>
              <table:table-cell office:value-type="float" office:value="0.912567146295333">
                <text:p>0.912567146295333</text:p>
              </table:table-cell>
              <table:table-cell office:value-type="float" office:value="0.914896989368556">
                <text:p>0.914896989368556</text:p>
              </table:table-cell>
              <table:table-cell office:value-type="float" office:value="0.902035321214444">
                <text:p>0.902035321214444</text:p>
              </table:table-cell>
              <table:table-cell office:value-type="float" office:value="0.902047765574">
                <text:p>0.902047765574</text:p>
              </table:table-cell>
              <table:table-cell office:value-type="float" office:value="0.902295217649">
                <text:p>0.902295217649</text:p>
              </table:table-cell>
              <table:table-cell office:value-type="float" office:value="0.903426577356111">
                <text:p>0.903426577356111</text:p>
              </table:table-cell>
              <table:table-cell office:value-type="float" office:value="0.900980879889778">
                <text:p>0.900980879889778</text:p>
              </table:table-cell>
              <table:table-cell office:value-type="float" office:value="0.898062842026667">
                <text:p>0.898062842026667</text:p>
              </table:table-cell>
              <table:table-cell office:value-type="float" office:value="0.926021519904222">
                <text:p>0.926021519904222</text:p>
              </table:table-cell>
              <table:table-cell office:value-type="float" office:value="0.926533264083889">
                <text:p>0.926533264083889</text:p>
              </table:table-cell>
              <table:table-cell office:value-type="float" office:value="0.923876508677778">
                <text:p>0.923876508677778</text:p>
              </table:table-cell>
              <table:table-cell office:value-type="float" office:value="0.891838517719111">
                <text:p>0.891838517719111</text:p>
              </table:table-cell>
              <table:table-cell office:value-type="float" office:value="0.892996491042334">
                <text:p>0.892996491042334</text:p>
              </table:table-cell>
              <table:table-cell office:value-type="float" office:value="0.8912570102">
                <text:p>0.8912570102</text:p>
              </table:table-cell>
              <table:table-cell office:value-type="float" office:value="0.893479197068222">
                <text:p>0.893479197068222</text:p>
              </table:table-cell>
              <table:table-cell office:value-type="float" office:value="0.891210000222778">
                <text:p>0.891210000222778</text:p>
              </table:table-cell>
              <table:table-cell office:value-type="float" office:value="0.890960994912222">
                <text:p>0.890960994912222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2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style:font-style-name="Normal" fo:font-size="14pt" style:font-size-asian="10pt" style:font-size-complex="10pt"/>
    </style:style>
    <style:style style:name="ch4" style:family="chart">
      <style:chart-properties chart:stacked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20pt" style:font-size-asian="9pt" style:font-size-complex="9pt"/>
    </style:style>
    <style:style style:name="ch7" style:family="chart" style:data-style-name="N0">
      <style:chart-properties chart:display-label="true" chart:logarithmic="false" chart:maximum="9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2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50.001cm" svg:height="17.141cm" xlink:href=".." xlink:type="simple" chart:class="chart:bar" chart:style-name="ch1">
        <chart:title svg:x="19.211cm" svg:y="0cm" chart:style-name="ch2">
          <text:p>Correlated capacities and requirements</text:p>
        </chart:title>
        <chart:legend svg:x="0cm" svg:y="0.949cm" style:legend-expansion="custom" chartooo:width="50.001cm" chartooo:height="1.865cm" style:legend-expansion-aspect-ratio="26.8101876675603" chart:style-name="ch3"/>
        <chart:plot-area chart:style-name="ch4" table:cell-range-address="'Correlated_bins-items'.H1:'Correlated_bins-items'.H10 'Correlated_bins-items'.J1:'Correlated_bins-items'.J10 'Correlated_bins-items'.L1:'Correlated_bins-items'.L10 'Correlated_bins-items'.N1:'Correlated_bins-items'.N10 'Correlated_bins-items'.P1:'Correlated_bins-items'.P10 'Correlated_bins-items'.R1:'Correlated_bins-items'.R10 'Correlated_bins-items'.T1:'Correlated_bins-items'.T10 'Correlated_bins-items'.V1:'Correlated_bins-items'.V10 'Correlated_bins-items'.X1:'Correlated_bins-items'.X10 'Correlated_bins-items'.Z1:'Correlated_bins-items'.Z10 'Correlated_bins-items'.AB1:'Correlated_bins-items'.AB10 'Correlated_bins-items'.AD1:'Correlated_bins-items'.AD10 'Correlated_bins-items'.AF1:'Correlated_bins-items'.AF10 'Correlated_bins-items'.AH1:'Correlated_bins-items'.AH10 'Correlated_bins-items'.AJ1:'Correlated_bins-items'.AJ10 'Correlated_bins-items'.AL1:'Correlated_bins-items'.AL10 'Correlated_bins-items'.AN1:'Correlated_bins-items'.AN10 'Correlated_bins-items'.AP1:'Correlated_bins-items'.AP10 'Correlated_bins-items'.AR1:'Correlated_bins-items'.AR10 'Correlated_bins-items'.AT1:'Correlated_bins-items'.AT10 'Correlated_bins-items'.AV1:'Correlated_bins-items'.AV10 'Correlated_bins-items'.AX1:'Correlated_bins-items'.AX10 'Correlated_bins-items'.AZ1:'Correlated_bins-items'.AZ10 'Correlated_bins-items'.BB1:'Correlated_bins-items'.BB10 'Correlated_bins-items'.BD1:'Correlated_bins-items'.BD10 'Correlated_bins-items'.BF1:'Correlated_bins-items'.BF10 'Correlated_bins-items'.BH1:'Correlated_bins-items'.BH10 'Correlated_bins-items'.BJ1:'Correlated_bins-items'.BJ10 'Correlated_bins-items'.BL1:'Correlated_bins-items'.BL10 'Correlated_bins-items'.BN1:'Correlated_bins-items'.BN10 'Correlated_bins-items'.BP1:'Correlated_bins-items'.BP10 'Correlated_bins-items'.BR1:'Correlated_bins-items'.BR10 'Correlated_bins-items'.BT1:'Correlated_bins-items'.BT10 'Correlated_bins-items'.BV1:'Correlated_bins-items'.BV10 'Correlated_bins-items'.A2:'Correlated_bins-items'.A10" chart:data-source-has-labels="both" svg:x="2.548cm" svg:y="2.656cm" svg:width="46.98cm" svg:height="12.668cm">
          <chartooo:coordinate-region svg:x="3.355cm" svg:y="2.855cm" svg:width="46.069cm" svg:height="11.424cm"/>
          <chart:axis chart:dimension="x" chart:name="primary-x" chart:style-name="ch5" chartooo:axis-type="auto">
            <chartooo:date-scale/>
            <chart:title svg:x="23.222cm" svg:y="15.692cm" chart:style-name="ch6">
              <text:p>Heuristics</text:p>
            </chart:title>
            <chart:categories table:cell-range-address="'Correlated_bins-items'.H1:'Correlated_bins-items'.H1 'Correlated_bins-items'.J1:'Correlated_bins-items'.J1 'Correlated_bins-items'.L1:'Correlated_bins-items'.L1 'Correlated_bins-items'.N1:'Correlated_bins-items'.N1 'Correlated_bins-items'.P1:'Correlated_bins-items'.P1 'Correlated_bins-items'.R1:'Correlated_bins-items'.R1 'Correlated_bins-items'.T1:'Correlated_bins-items'.T1 'Correlated_bins-items'.V1:'Correlated_bins-items'.V1 'Correlated_bins-items'.X1:'Correlated_bins-items'.X1 'Correlated_bins-items'.Z1:'Correlated_bins-items'.Z1 'Correlated_bins-items'.AB1:'Correlated_bins-items'.AB1 'Correlated_bins-items'.AD1:'Correlated_bins-items'.AD1 'Correlated_bins-items'.AF1:'Correlated_bins-items'.AF1 'Correlated_bins-items'.AH1:'Correlated_bins-items'.AH1 'Correlated_bins-items'.AJ1:'Correlated_bins-items'.AJ1 'Correlated_bins-items'.AL1:'Correlated_bins-items'.AL1 'Correlated_bins-items'.AN1:'Correlated_bins-items'.AN1 'Correlated_bins-items'.AP1:'Correlated_bins-items'.AP1 'Correlated_bins-items'.AR1:'Correlated_bins-items'.AR1 'Correlated_bins-items'.AT1:'Correlated_bins-items'.AT1 'Correlated_bins-items'.AV1:'Correlated_bins-items'.AV1 'Correlated_bins-items'.AX1:'Correlated_bins-items'.AX1 'Correlated_bins-items'.AZ1:'Correlated_bins-items'.AZ1 'Correlated_bins-items'.BB1:'Correlated_bins-items'.BB1 'Correlated_bins-items'.BD1:'Correlated_bins-items'.BD1 'Correlated_bins-items'.BF1:'Correlated_bins-items'.BF1 'Correlated_bins-items'.BH1:'Correlated_bins-items'.BH1 'Correlated_bins-items'.BJ1:'Correlated_bins-items'.BJ1 'Correlated_bins-items'.BL1:'Correlated_bins-items'.BL1 'Correlated_bins-items'.BN1:'Correlated_bins-items'.BN1 'Correlated_bins-items'.BP1:'Correlated_bins-items'.BP1 'Correlated_bins-items'.BR1:'Correlated_bins-items'.BR1 'Correlated_bins-items'.BT1:'Correlated_bins-items'.BT1 'Correlated_bins-items'.BV1:'Correlated_bins-items'.BV1"/>
          </chart:axis>
          <chart:axis chart:dimension="y" chart:name="primary-y" chart:style-name="ch7">
            <chart:title svg:x="0.261cm" svg:y="13.656cm" chart:style-name="ch8">
              <text:p>Cumulated number of success</text:p>
            </chart:title>
            <chart:grid chart:style-name="ch9" chart:class="major"/>
          </chart:axis>
          <chart:series chart:style-name="ch10" chart:values-cell-range-address="'Correlated_bins-items'.H2:'Correlated_bins-items'.H2 'Correlated_bins-items'.J2:'Correlated_bins-items'.J2 'Correlated_bins-items'.L2:'Correlated_bins-items'.L2 'Correlated_bins-items'.N2:'Correlated_bins-items'.N2 'Correlated_bins-items'.P2:'Correlated_bins-items'.P2 'Correlated_bins-items'.R2:'Correlated_bins-items'.R2 'Correlated_bins-items'.T2:'Correlated_bins-items'.T2 'Correlated_bins-items'.V2:'Correlated_bins-items'.V2 'Correlated_bins-items'.X2:'Correlated_bins-items'.X2 'Correlated_bins-items'.Z2:'Correlated_bins-items'.Z2 'Correlated_bins-items'.AB2:'Correlated_bins-items'.AB2 'Correlated_bins-items'.AD2:'Correlated_bins-items'.AD2 'Correlated_bins-items'.AF2:'Correlated_bins-items'.AF2 'Correlated_bins-items'.AH2:'Correlated_bins-items'.AH2 'Correlated_bins-items'.AJ2:'Correlated_bins-items'.AJ2 'Correlated_bins-items'.AL2:'Correlated_bins-items'.AL2 'Correlated_bins-items'.AN2:'Correlated_bins-items'.AN2 'Correlated_bins-items'.AP2:'Correlated_bins-items'.AP2 'Correlated_bins-items'.AR2:'Correlated_bins-items'.AR2 'Correlated_bins-items'.AT2:'Correlated_bins-items'.AT2 'Correlated_bins-items'.AV2:'Correlated_bins-items'.AV2 'Correlated_bins-items'.AX2:'Correlated_bins-items'.AX2 'Correlated_bins-items'.AZ2:'Correlated_bins-items'.AZ2 'Correlated_bins-items'.BB2:'Correlated_bins-items'.BB2 'Correlated_bins-items'.BD2:'Correlated_bins-items'.BD2 'Correlated_bins-items'.BF2:'Correlated_bins-items'.BF2 'Correlated_bins-items'.BH2:'Correlated_bins-items'.BH2 'Correlated_bins-items'.BJ2:'Correlated_bins-items'.BJ2 'Correlated_bins-items'.BL2:'Correlated_bins-items'.BL2 'Correlated_bins-items'.BN2:'Correlated_bins-items'.BN2 'Correlated_bins-items'.BP2:'Correlated_bins-items'.BP2 'Correlated_bins-items'.BR2:'Correlated_bins-items'.BR2 'Correlated_bins-items'.BT2:'Correlated_bins-items'.BT2 'Correlated_bins-items'.BV2:'Correlated_bins-items'.BV2" chart:label-cell-address="'Correlated_bins-items'.A2:'Correlated_bins-items'.A2" chart:class="chart:bar">
            <chart:data-point chart:repeated="34"/>
          </chart:series>
          <chart:series chart:style-name="ch11" chart:values-cell-range-address="'Correlated_bins-items'.H3:'Correlated_bins-items'.H3 'Correlated_bins-items'.J3:'Correlated_bins-items'.J3 'Correlated_bins-items'.L3:'Correlated_bins-items'.L3 'Correlated_bins-items'.N3:'Correlated_bins-items'.N3 'Correlated_bins-items'.P3:'Correlated_bins-items'.P3 'Correlated_bins-items'.R3:'Correlated_bins-items'.R3 'Correlated_bins-items'.T3:'Correlated_bins-items'.T3 'Correlated_bins-items'.V3:'Correlated_bins-items'.V3 'Correlated_bins-items'.X3:'Correlated_bins-items'.X3 'Correlated_bins-items'.Z3:'Correlated_bins-items'.Z3 'Correlated_bins-items'.AB3:'Correlated_bins-items'.AB3 'Correlated_bins-items'.AD3:'Correlated_bins-items'.AD3 'Correlated_bins-items'.AF3:'Correlated_bins-items'.AF3 'Correlated_bins-items'.AH3:'Correlated_bins-items'.AH3 'Correlated_bins-items'.AJ3:'Correlated_bins-items'.AJ3 'Correlated_bins-items'.AL3:'Correlated_bins-items'.AL3 'Correlated_bins-items'.AN3:'Correlated_bins-items'.AN3 'Correlated_bins-items'.AP3:'Correlated_bins-items'.AP3 'Correlated_bins-items'.AR3:'Correlated_bins-items'.AR3 'Correlated_bins-items'.AT3:'Correlated_bins-items'.AT3 'Correlated_bins-items'.AV3:'Correlated_bins-items'.AV3 'Correlated_bins-items'.AX3:'Correlated_bins-items'.AX3 'Correlated_bins-items'.AZ3:'Correlated_bins-items'.AZ3 'Correlated_bins-items'.BB3:'Correlated_bins-items'.BB3 'Correlated_bins-items'.BD3:'Correlated_bins-items'.BD3 'Correlated_bins-items'.BF3:'Correlated_bins-items'.BF3 'Correlated_bins-items'.BH3:'Correlated_bins-items'.BH3 'Correlated_bins-items'.BJ3:'Correlated_bins-items'.BJ3 'Correlated_bins-items'.BL3:'Correlated_bins-items'.BL3 'Correlated_bins-items'.BN3:'Correlated_bins-items'.BN3 'Correlated_bins-items'.BP3:'Correlated_bins-items'.BP3 'Correlated_bins-items'.BR3:'Correlated_bins-items'.BR3 'Correlated_bins-items'.BT3:'Correlated_bins-items'.BT3 'Correlated_bins-items'.BV3:'Correlated_bins-items'.BV3" chart:label-cell-address="'Correlated_bins-items'.A3:'Correlated_bins-items'.A3" chart:class="chart:bar">
            <chart:data-point chart:repeated="34"/>
          </chart:series>
          <chart:series chart:style-name="ch12" chart:values-cell-range-address="'Correlated_bins-items'.H4:'Correlated_bins-items'.H4 'Correlated_bins-items'.J4:'Correlated_bins-items'.J4 'Correlated_bins-items'.L4:'Correlated_bins-items'.L4 'Correlated_bins-items'.N4:'Correlated_bins-items'.N4 'Correlated_bins-items'.P4:'Correlated_bins-items'.P4 'Correlated_bins-items'.R4:'Correlated_bins-items'.R4 'Correlated_bins-items'.T4:'Correlated_bins-items'.T4 'Correlated_bins-items'.V4:'Correlated_bins-items'.V4 'Correlated_bins-items'.X4:'Correlated_bins-items'.X4 'Correlated_bins-items'.Z4:'Correlated_bins-items'.Z4 'Correlated_bins-items'.AB4:'Correlated_bins-items'.AB4 'Correlated_bins-items'.AD4:'Correlated_bins-items'.AD4 'Correlated_bins-items'.AF4:'Correlated_bins-items'.AF4 'Correlated_bins-items'.AH4:'Correlated_bins-items'.AH4 'Correlated_bins-items'.AJ4:'Correlated_bins-items'.AJ4 'Correlated_bins-items'.AL4:'Correlated_bins-items'.AL4 'Correlated_bins-items'.AN4:'Correlated_bins-items'.AN4 'Correlated_bins-items'.AP4:'Correlated_bins-items'.AP4 'Correlated_bins-items'.AR4:'Correlated_bins-items'.AR4 'Correlated_bins-items'.AT4:'Correlated_bins-items'.AT4 'Correlated_bins-items'.AV4:'Correlated_bins-items'.AV4 'Correlated_bins-items'.AX4:'Correlated_bins-items'.AX4 'Correlated_bins-items'.AZ4:'Correlated_bins-items'.AZ4 'Correlated_bins-items'.BB4:'Correlated_bins-items'.BB4 'Correlated_bins-items'.BD4:'Correlated_bins-items'.BD4 'Correlated_bins-items'.BF4:'Correlated_bins-items'.BF4 'Correlated_bins-items'.BH4:'Correlated_bins-items'.BH4 'Correlated_bins-items'.BJ4:'Correlated_bins-items'.BJ4 'Correlated_bins-items'.BL4:'Correlated_bins-items'.BL4 'Correlated_bins-items'.BN4:'Correlated_bins-items'.BN4 'Correlated_bins-items'.BP4:'Correlated_bins-items'.BP4 'Correlated_bins-items'.BR4:'Correlated_bins-items'.BR4 'Correlated_bins-items'.BT4:'Correlated_bins-items'.BT4 'Correlated_bins-items'.BV4:'Correlated_bins-items'.BV4" chart:label-cell-address="'Correlated_bins-items'.A4:'Correlated_bins-items'.A4" chart:class="chart:bar">
            <chart:data-point chart:repeated="34"/>
          </chart:series>
          <chart:series chart:style-name="ch13" chart:values-cell-range-address="'Correlated_bins-items'.H5:'Correlated_bins-items'.H5 'Correlated_bins-items'.J5:'Correlated_bins-items'.J5 'Correlated_bins-items'.L5:'Correlated_bins-items'.L5 'Correlated_bins-items'.N5:'Correlated_bins-items'.N5 'Correlated_bins-items'.P5:'Correlated_bins-items'.P5 'Correlated_bins-items'.R5:'Correlated_bins-items'.R5 'Correlated_bins-items'.T5:'Correlated_bins-items'.T5 'Correlated_bins-items'.V5:'Correlated_bins-items'.V5 'Correlated_bins-items'.X5:'Correlated_bins-items'.X5 'Correlated_bins-items'.Z5:'Correlated_bins-items'.Z5 'Correlated_bins-items'.AB5:'Correlated_bins-items'.AB5 'Correlated_bins-items'.AD5:'Correlated_bins-items'.AD5 'Correlated_bins-items'.AF5:'Correlated_bins-items'.AF5 'Correlated_bins-items'.AH5:'Correlated_bins-items'.AH5 'Correlated_bins-items'.AJ5:'Correlated_bins-items'.AJ5 'Correlated_bins-items'.AL5:'Correlated_bins-items'.AL5 'Correlated_bins-items'.AN5:'Correlated_bins-items'.AN5 'Correlated_bins-items'.AP5:'Correlated_bins-items'.AP5 'Correlated_bins-items'.AR5:'Correlated_bins-items'.AR5 'Correlated_bins-items'.AT5:'Correlated_bins-items'.AT5 'Correlated_bins-items'.AV5:'Correlated_bins-items'.AV5 'Correlated_bins-items'.AX5:'Correlated_bins-items'.AX5 'Correlated_bins-items'.AZ5:'Correlated_bins-items'.AZ5 'Correlated_bins-items'.BB5:'Correlated_bins-items'.BB5 'Correlated_bins-items'.BD5:'Correlated_bins-items'.BD5 'Correlated_bins-items'.BF5:'Correlated_bins-items'.BF5 'Correlated_bins-items'.BH5:'Correlated_bins-items'.BH5 'Correlated_bins-items'.BJ5:'Correlated_bins-items'.BJ5 'Correlated_bins-items'.BL5:'Correlated_bins-items'.BL5 'Correlated_bins-items'.BN5:'Correlated_bins-items'.BN5 'Correlated_bins-items'.BP5:'Correlated_bins-items'.BP5 'Correlated_bins-items'.BR5:'Correlated_bins-items'.BR5 'Correlated_bins-items'.BT5:'Correlated_bins-items'.BT5 'Correlated_bins-items'.BV5:'Correlated_bins-items'.BV5" chart:label-cell-address="'Correlated_bins-items'.A5:'Correlated_bins-items'.A5" chart:class="chart:bar">
            <chart:data-point chart:repeated="34"/>
          </chart:series>
          <chart:series chart:style-name="ch14" chart:values-cell-range-address="'Correlated_bins-items'.H6:'Correlated_bins-items'.H6 'Correlated_bins-items'.J6:'Correlated_bins-items'.J6 'Correlated_bins-items'.L6:'Correlated_bins-items'.L6 'Correlated_bins-items'.N6:'Correlated_bins-items'.N6 'Correlated_bins-items'.P6:'Correlated_bins-items'.P6 'Correlated_bins-items'.R6:'Correlated_bins-items'.R6 'Correlated_bins-items'.T6:'Correlated_bins-items'.T6 'Correlated_bins-items'.V6:'Correlated_bins-items'.V6 'Correlated_bins-items'.X6:'Correlated_bins-items'.X6 'Correlated_bins-items'.Z6:'Correlated_bins-items'.Z6 'Correlated_bins-items'.AB6:'Correlated_bins-items'.AB6 'Correlated_bins-items'.AD6:'Correlated_bins-items'.AD6 'Correlated_bins-items'.AF6:'Correlated_bins-items'.AF6 'Correlated_bins-items'.AH6:'Correlated_bins-items'.AH6 'Correlated_bins-items'.AJ6:'Correlated_bins-items'.AJ6 'Correlated_bins-items'.AL6:'Correlated_bins-items'.AL6 'Correlated_bins-items'.AN6:'Correlated_bins-items'.AN6 'Correlated_bins-items'.AP6:'Correlated_bins-items'.AP6 'Correlated_bins-items'.AR6:'Correlated_bins-items'.AR6 'Correlated_bins-items'.AT6:'Correlated_bins-items'.AT6 'Correlated_bins-items'.AV6:'Correlated_bins-items'.AV6 'Correlated_bins-items'.AX6:'Correlated_bins-items'.AX6 'Correlated_bins-items'.AZ6:'Correlated_bins-items'.AZ6 'Correlated_bins-items'.BB6:'Correlated_bins-items'.BB6 'Correlated_bins-items'.BD6:'Correlated_bins-items'.BD6 'Correlated_bins-items'.BF6:'Correlated_bins-items'.BF6 'Correlated_bins-items'.BH6:'Correlated_bins-items'.BH6 'Correlated_bins-items'.BJ6:'Correlated_bins-items'.BJ6 'Correlated_bins-items'.BL6:'Correlated_bins-items'.BL6 'Correlated_bins-items'.BN6:'Correlated_bins-items'.BN6 'Correlated_bins-items'.BP6:'Correlated_bins-items'.BP6 'Correlated_bins-items'.BR6:'Correlated_bins-items'.BR6 'Correlated_bins-items'.BT6:'Correlated_bins-items'.BT6 'Correlated_bins-items'.BV6:'Correlated_bins-items'.BV6" chart:label-cell-address="'Correlated_bins-items'.A6:'Correlated_bins-items'.A6" chart:class="chart:bar">
            <chart:data-point chart:repeated="34"/>
          </chart:series>
          <chart:series chart:style-name="ch15" chart:values-cell-range-address="'Correlated_bins-items'.H7:'Correlated_bins-items'.H7 'Correlated_bins-items'.J7:'Correlated_bins-items'.J7 'Correlated_bins-items'.L7:'Correlated_bins-items'.L7 'Correlated_bins-items'.N7:'Correlated_bins-items'.N7 'Correlated_bins-items'.P7:'Correlated_bins-items'.P7 'Correlated_bins-items'.R7:'Correlated_bins-items'.R7 'Correlated_bins-items'.T7:'Correlated_bins-items'.T7 'Correlated_bins-items'.V7:'Correlated_bins-items'.V7 'Correlated_bins-items'.X7:'Correlated_bins-items'.X7 'Correlated_bins-items'.Z7:'Correlated_bins-items'.Z7 'Correlated_bins-items'.AB7:'Correlated_bins-items'.AB7 'Correlated_bins-items'.AD7:'Correlated_bins-items'.AD7 'Correlated_bins-items'.AF7:'Correlated_bins-items'.AF7 'Correlated_bins-items'.AH7:'Correlated_bins-items'.AH7 'Correlated_bins-items'.AJ7:'Correlated_bins-items'.AJ7 'Correlated_bins-items'.AL7:'Correlated_bins-items'.AL7 'Correlated_bins-items'.AN7:'Correlated_bins-items'.AN7 'Correlated_bins-items'.AP7:'Correlated_bins-items'.AP7 'Correlated_bins-items'.AR7:'Correlated_bins-items'.AR7 'Correlated_bins-items'.AT7:'Correlated_bins-items'.AT7 'Correlated_bins-items'.AV7:'Correlated_bins-items'.AV7 'Correlated_bins-items'.AX7:'Correlated_bins-items'.AX7 'Correlated_bins-items'.AZ7:'Correlated_bins-items'.AZ7 'Correlated_bins-items'.BB7:'Correlated_bins-items'.BB7 'Correlated_bins-items'.BD7:'Correlated_bins-items'.BD7 'Correlated_bins-items'.BF7:'Correlated_bins-items'.BF7 'Correlated_bins-items'.BH7:'Correlated_bins-items'.BH7 'Correlated_bins-items'.BJ7:'Correlated_bins-items'.BJ7 'Correlated_bins-items'.BL7:'Correlated_bins-items'.BL7 'Correlated_bins-items'.BN7:'Correlated_bins-items'.BN7 'Correlated_bins-items'.BP7:'Correlated_bins-items'.BP7 'Correlated_bins-items'.BR7:'Correlated_bins-items'.BR7 'Correlated_bins-items'.BT7:'Correlated_bins-items'.BT7 'Correlated_bins-items'.BV7:'Correlated_bins-items'.BV7" chart:label-cell-address="'Correlated_bins-items'.A7:'Correlated_bins-items'.A7" chart:class="chart:bar">
            <chart:data-point chart:repeated="34"/>
          </chart:series>
          <chart:series chart:style-name="ch16" chart:values-cell-range-address="'Correlated_bins-items'.H8:'Correlated_bins-items'.H8 'Correlated_bins-items'.J8:'Correlated_bins-items'.J8 'Correlated_bins-items'.L8:'Correlated_bins-items'.L8 'Correlated_bins-items'.N8:'Correlated_bins-items'.N8 'Correlated_bins-items'.P8:'Correlated_bins-items'.P8 'Correlated_bins-items'.R8:'Correlated_bins-items'.R8 'Correlated_bins-items'.T8:'Correlated_bins-items'.T8 'Correlated_bins-items'.V8:'Correlated_bins-items'.V8 'Correlated_bins-items'.X8:'Correlated_bins-items'.X8 'Correlated_bins-items'.Z8:'Correlated_bins-items'.Z8 'Correlated_bins-items'.AB8:'Correlated_bins-items'.AB8 'Correlated_bins-items'.AD8:'Correlated_bins-items'.AD8 'Correlated_bins-items'.AF8:'Correlated_bins-items'.AF8 'Correlated_bins-items'.AH8:'Correlated_bins-items'.AH8 'Correlated_bins-items'.AJ8:'Correlated_bins-items'.AJ8 'Correlated_bins-items'.AL8:'Correlated_bins-items'.AL8 'Correlated_bins-items'.AN8:'Correlated_bins-items'.AN8 'Correlated_bins-items'.AP8:'Correlated_bins-items'.AP8 'Correlated_bins-items'.AR8:'Correlated_bins-items'.AR8 'Correlated_bins-items'.AT8:'Correlated_bins-items'.AT8 'Correlated_bins-items'.AV8:'Correlated_bins-items'.AV8 'Correlated_bins-items'.AX8:'Correlated_bins-items'.AX8 'Correlated_bins-items'.AZ8:'Correlated_bins-items'.AZ8 'Correlated_bins-items'.BB8:'Correlated_bins-items'.BB8 'Correlated_bins-items'.BD8:'Correlated_bins-items'.BD8 'Correlated_bins-items'.BF8:'Correlated_bins-items'.BF8 'Correlated_bins-items'.BH8:'Correlated_bins-items'.BH8 'Correlated_bins-items'.BJ8:'Correlated_bins-items'.BJ8 'Correlated_bins-items'.BL8:'Correlated_bins-items'.BL8 'Correlated_bins-items'.BN8:'Correlated_bins-items'.BN8 'Correlated_bins-items'.BP8:'Correlated_bins-items'.BP8 'Correlated_bins-items'.BR8:'Correlated_bins-items'.BR8 'Correlated_bins-items'.BT8:'Correlated_bins-items'.BT8 'Correlated_bins-items'.BV8:'Correlated_bins-items'.BV8" chart:label-cell-address="'Correlated_bins-items'.A8:'Correlated_bins-items'.A8" chart:class="chart:bar">
            <chart:data-point chart:repeated="34"/>
          </chart:series>
          <chart:series chart:style-name="ch17" chart:values-cell-range-address="'Correlated_bins-items'.H9:'Correlated_bins-items'.H9 'Correlated_bins-items'.J9:'Correlated_bins-items'.J9 'Correlated_bins-items'.L9:'Correlated_bins-items'.L9 'Correlated_bins-items'.N9:'Correlated_bins-items'.N9 'Correlated_bins-items'.P9:'Correlated_bins-items'.P9 'Correlated_bins-items'.R9:'Correlated_bins-items'.R9 'Correlated_bins-items'.T9:'Correlated_bins-items'.T9 'Correlated_bins-items'.V9:'Correlated_bins-items'.V9 'Correlated_bins-items'.X9:'Correlated_bins-items'.X9 'Correlated_bins-items'.Z9:'Correlated_bins-items'.Z9 'Correlated_bins-items'.AB9:'Correlated_bins-items'.AB9 'Correlated_bins-items'.AD9:'Correlated_bins-items'.AD9 'Correlated_bins-items'.AF9:'Correlated_bins-items'.AF9 'Correlated_bins-items'.AH9:'Correlated_bins-items'.AH9 'Correlated_bins-items'.AJ9:'Correlated_bins-items'.AJ9 'Correlated_bins-items'.AL9:'Correlated_bins-items'.AL9 'Correlated_bins-items'.AN9:'Correlated_bins-items'.AN9 'Correlated_bins-items'.AP9:'Correlated_bins-items'.AP9 'Correlated_bins-items'.AR9:'Correlated_bins-items'.AR9 'Correlated_bins-items'.AT9:'Correlated_bins-items'.AT9 'Correlated_bins-items'.AV9:'Correlated_bins-items'.AV9 'Correlated_bins-items'.AX9:'Correlated_bins-items'.AX9 'Correlated_bins-items'.AZ9:'Correlated_bins-items'.AZ9 'Correlated_bins-items'.BB9:'Correlated_bins-items'.BB9 'Correlated_bins-items'.BD9:'Correlated_bins-items'.BD9 'Correlated_bins-items'.BF9:'Correlated_bins-items'.BF9 'Correlated_bins-items'.BH9:'Correlated_bins-items'.BH9 'Correlated_bins-items'.BJ9:'Correlated_bins-items'.BJ9 'Correlated_bins-items'.BL9:'Correlated_bins-items'.BL9 'Correlated_bins-items'.BN9:'Correlated_bins-items'.BN9 'Correlated_bins-items'.BP9:'Correlated_bins-items'.BP9 'Correlated_bins-items'.BR9:'Correlated_bins-items'.BR9 'Correlated_bins-items'.BT9:'Correlated_bins-items'.BT9 'Correlated_bins-items'.BV9:'Correlated_bins-items'.BV9" chart:label-cell-address="'Correlated_bins-items'.A9:'Correlated_bins-items'.A9" chart:class="chart:bar">
            <chart:data-point chart:repeated="34"/>
          </chart:series>
          <chart:series chart:style-name="ch18" chart:values-cell-range-address="'Correlated_bins-items'.H10:'Correlated_bins-items'.H10 'Correlated_bins-items'.J10:'Correlated_bins-items'.J10 'Correlated_bins-items'.L10:'Correlated_bins-items'.L10 'Correlated_bins-items'.N10:'Correlated_bins-items'.N10 'Correlated_bins-items'.P10:'Correlated_bins-items'.P10 'Correlated_bins-items'.R10:'Correlated_bins-items'.R10 'Correlated_bins-items'.T10:'Correlated_bins-items'.T10 'Correlated_bins-items'.V10:'Correlated_bins-items'.V10 'Correlated_bins-items'.X10:'Correlated_bins-items'.X10 'Correlated_bins-items'.Z10:'Correlated_bins-items'.Z10 'Correlated_bins-items'.AB10:'Correlated_bins-items'.AB10 'Correlated_bins-items'.AD10:'Correlated_bins-items'.AD10 'Correlated_bins-items'.AF10:'Correlated_bins-items'.AF10 'Correlated_bins-items'.AH10:'Correlated_bins-items'.AH10 'Correlated_bins-items'.AJ10:'Correlated_bins-items'.AJ10 'Correlated_bins-items'.AL10:'Correlated_bins-items'.AL10 'Correlated_bins-items'.AN10:'Correlated_bins-items'.AN10 'Correlated_bins-items'.AP10:'Correlated_bins-items'.AP10 'Correlated_bins-items'.AR10:'Correlated_bins-items'.AR10 'Correlated_bins-items'.AT10:'Correlated_bins-items'.AT10 'Correlated_bins-items'.AV10:'Correlated_bins-items'.AV10 'Correlated_bins-items'.AX10:'Correlated_bins-items'.AX10 'Correlated_bins-items'.AZ10:'Correlated_bins-items'.AZ10 'Correlated_bins-items'.BB10:'Correlated_bins-items'.BB10 'Correlated_bins-items'.BD10:'Correlated_bins-items'.BD10 'Correlated_bins-items'.BF10:'Correlated_bins-items'.BF10 'Correlated_bins-items'.BH10:'Correlated_bins-items'.BH10 'Correlated_bins-items'.BJ10:'Correlated_bins-items'.BJ10 'Correlated_bins-items'.BL10:'Correlated_bins-items'.BL10 'Correlated_bins-items'.BN10:'Correlated_bins-items'.BN10 'Correlated_bins-items'.BP10:'Correlated_bins-items'.BP10 'Correlated_bins-items'.BR10:'Correlated_bins-items'.BR10 'Correlated_bins-items'.BT10:'Correlated_bins-items'.BT10 'Correlated_bins-items'.BV10:'Correlated_bins-items'.BV10" chart:label-cell-address="'Correlated_bins-items'.A10:'Correlated_bins-items'.A10" chart:class="chart:bar">
            <chart:data-point chart:repeated="3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</text:p>
                <draw:g>
                  <svg:desc>'Correlated_bins-items'.H1:'Correlated_bins-items'.H1 'Correlated_bins-items'.J1:'Correlated_bins-items'.J1 'Correlated_bins-items'.L1:'Correlated_bins-items'.L1 'Correlated_bins-items'.N1:'Correlated_bins-items'.N1 'Correlated_bins-items'.P1:'Correlated_bins-items'.P1 'Correlated_bins-items'.R1:'Correlated_bins-items'.R1 'Correlated_bins-items'.T1:'Correlated_bins-items'.T1 'Correlated_bins-items'.V1:'Correlated_bins-items'.V1 'Correlated_bins-items'.X1:'Correlated_bins-items'.X1 'Correlated_bins-items'.Z1:'Correlated_bins-items'.Z1 'Correlated_bins-items'.AB1:'Correlated_bins-items'.AB1 'Correlated_bins-items'.AD1:'Correlated_bins-items'.AD1 'Correlated_bins-items'.AF1:'Correlated_bins-items'.AF1 'Correlated_bins-items'.AH1:'Correlated_bins-items'.AH1 'Correlated_bins-items'.AJ1:'Correlated_bins-items'.AJ1 'Correlated_bins-items'.AL1:'Correlated_bins-items'.AL1 'Correlated_bins-items'.AN1:'Correlated_bins-items'.AN1 'Correlated_bins-items'.AP1:'Correlated_bins-items'.AP1 'Correlated_bins-items'.AR1:'Correlated_bins-items'.AR1 'Correlated_bins-items'.AT1:'Correlated_bins-items'.AT1 'Correlated_bins-items'.AV1:'Correlated_bins-items'.AV1 'Correlated_bins-items'.AX1:'Correlated_bins-items'.AX1 'Correlated_bins-items'.AZ1:'Correlated_bins-items'.AZ1 'Correlated_bins-items'.BB1:'Correlated_bins-items'.BB1 'Correlated_bins-items'.BD1:'Correlated_bins-items'.BD1 'Correlated_bins-items'.BF1:'Correlated_bins-items'.BF1 'Correlated_bins-items'.BH1:'Correlated_bins-items'.BH1 'Correlated_bins-items'.BJ1:'Correlated_bins-items'.BJ1 'Correlated_bins-items'.BL1:'Correlated_bins-items'.BL1 'Correlated_bins-items'.BN1:'Correlated_bins-items'.BN1 'Correlated_bins-items'.BP1:'Correlated_bins-items'.BP1 'Correlated_bins-items'.BR1:'Correlated_bins-items'.BR1 'Correlated_bins-items'.BT1:'Correlated_bins-items'.BT1 'Correlated_bins-items'.BV1:'Correlated_bins-items'.BV1</svg:desc>
                </draw:g>
              </table:table-cell>
              <table:table-cell office:value-type="string">
                <text:p>shuff1</text:p>
              </table:table-cell>
              <table:table-cell office:value-type="string">
                <text:p>1/C</text:p>
              </table:table-cell>
              <table:table-cell office:value-type="string">
                <text:p>1/R</text:p>
              </table:table-cell>
              <table:table-cell office:value-type="string">
                <text:p>R/C</text:p>
              </table:table-cell>
              <table:table-cell office:value-type="string">
                <text:p>ic_shuff</text:p>
              </table:table-cell>
              <table:table-cell office:value-type="string">
                <text:p>ic_dyn_1/C</text:p>
              </table:table-cell>
              <table:table-cell office:value-type="string">
                <text:p>ic_dyn_1/R</text:p>
              </table:table-cell>
              <table:table-cell office:value-type="string">
                <text:p>ic_dyn_R/C</text:p>
              </table:table-cell>
              <table:table-cell office:value-type="string">
                <text:p>bc_shuff</text:p>
              </table:table-cell>
              <table:table-cell office:value-type="string">
                <text:p>bc_dyn_1/C</text:p>
              </table:table-cell>
              <table:table-cell office:value-type="string">
                <text:p>bc_dyn_1/R</text:p>
              </table:table-cell>
              <table:table-cell office:value-type="string">
                <text:p>bc_dyn_R/C</text:p>
              </table:table-cell>
              <table:table-cell office:value-type="string">
                <text:p>bb_nothing</text:p>
              </table:table-cell>
              <table:table-cell office:value-type="string">
                <text:p>bb_shuff1</text:p>
              </table:table-cell>
              <table:table-cell office:value-type="string">
                <text:p>bb_shuff</text:p>
              </table:table-cell>
              <table:table-cell office:value-type="string">
                <text:p>bb_st_1/C</text:p>
              </table:table-cell>
              <table:table-cell office:value-type="string">
                <text:p>bb_dyn_1/C</text:p>
              </table:table-cell>
              <table:table-cell office:value-type="string">
                <text:p>bb_st_1/R</text:p>
              </table:table-cell>
              <table:table-cell office:value-type="string">
                <text:p>bb_dyn_1/R</text:p>
              </table:table-cell>
              <table:table-cell office:value-type="string">
                <text:p>bb_st_R/C</text:p>
              </table:table-cell>
              <table:table-cell office:value-type="string">
                <text:p>bb_dyn_R/C</text:p>
              </table:table-cell>
              <table:table-cell office:value-type="string">
                <text:p>sbb_nothing</text:p>
              </table:table-cell>
              <table:table-cell office:value-type="string">
                <text:p>sbb_shuff1</text:p>
              </table:table-cell>
              <table:table-cell office:value-type="string">
                <text:p>sbb_shuff</text:p>
              </table:table-cell>
              <table:table-cell office:value-type="string">
                <text:p>sbb_st_1/C</text:p>
              </table:table-cell>
              <table:table-cell office:value-type="string">
                <text:p>sbb_dyn_1/C</text:p>
              </table:table-cell>
              <table:table-cell office:value-type="string">
                <text:p>sbb_st_1/R</text:p>
              </table:table-cell>
              <table:table-cell office:value-type="string">
                <text:p>sbb_dyn_1/R</text:p>
              </table:table-cell>
              <table:table-cell office:value-type="string">
                <text:p>sbb_st_R/C</text:p>
              </table:table-cell>
              <table:table-cell office:value-type="string">
                <text:p>sbb_dyn_R/C</text:p>
              </table:table-cell>
              <table:table-cell office:value-type="string">
                <text:p>dp</text:p>
              </table:table-cell>
              <table:table-cell office:value-type="string">
                <text:p>dp_normC</text:p>
              </table:table-cell>
              <table:table-cell office:value-type="string">
                <text:p>dp_normR</text:p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'Correlated_bins-items'.A2:'Correlated_bins-items'.A2</svg:desc>
                </draw:g>
              </table:table-cell>
              <table:table-cell office:value-type="float" office:value="50">
                <text:p>50</text:p>
                <draw:g>
                  <svg:desc>'Correlated_bins-items'.H2:'Correlated_bins-items'.H2 'Correlated_bins-items'.J2:'Correlated_bins-items'.J2 'Correlated_bins-items'.L2:'Correlated_bins-items'.L2 'Correlated_bins-items'.N2:'Correlated_bins-items'.N2 'Correlated_bins-items'.P2:'Correlated_bins-items'.P2 'Correlated_bins-items'.R2:'Correlated_bins-items'.R2 'Correlated_bins-items'.T2:'Correlated_bins-items'.T2 'Correlated_bins-items'.V2:'Correlated_bins-items'.V2 'Correlated_bins-items'.X2:'Correlated_bins-items'.X2 'Correlated_bins-items'.Z2:'Correlated_bins-items'.Z2 'Correlated_bins-items'.AB2:'Correlated_bins-items'.AB2 'Correlated_bins-items'.AD2:'Correlated_bins-items'.AD2 'Correlated_bins-items'.AF2:'Correlated_bins-items'.AF2 'Correlated_bins-items'.AH2:'Correlated_bins-items'.AH2 'Correlated_bins-items'.AJ2:'Correlated_bins-items'.AJ2 'Correlated_bins-items'.AL2:'Correlated_bins-items'.AL2 'Correlated_bins-items'.AN2:'Correlated_bins-items'.AN2 'Correlated_bins-items'.AP2:'Correlated_bins-items'.AP2 'Correlated_bins-items'.AR2:'Correlated_bins-items'.AR2 'Correlated_bins-items'.AT2:'Correlated_bins-items'.AT2 'Correlated_bins-items'.AV2:'Correlated_bins-items'.AV2 'Correlated_bins-items'.AX2:'Correlated_bins-items'.AX2 'Correlated_bins-items'.AZ2:'Correlated_bins-items'.AZ2 'Correlated_bins-items'.BB2:'Correlated_bins-items'.BB2 'Correlated_bins-items'.BD2:'Correlated_bins-items'.BD2 'Correlated_bins-items'.BF2:'Correlated_bins-items'.BF2 'Correlated_bins-items'.BH2:'Correlated_bins-items'.BH2 'Correlated_bins-items'.BJ2:'Correlated_bins-items'.BJ2 'Correlated_bins-items'.BL2:'Correlated_bins-items'.BL2 'Correlated_bins-items'.BN2:'Correlated_bins-items'.BN2 'Correlated_bins-items'.BP2:'Correlated_bins-items'.BP2 'Correlated_bins-items'.BR2:'Correlated_bins-items'.BR2 'Correlated_bins-items'.BT2:'Correlated_bins-items'.BT2 'Correlated_bins-items'.BV2:'Correlated_bins-items'.BV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7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7">
                <text:p>2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_5</text:p>
                <draw:g>
                  <svg:desc>'Correlated_bins-items'.A3:'Correlated_bins-items'.A3</svg:desc>
                </draw:g>
              </table:table-cell>
              <table:table-cell office:value-type="float" office:value="46">
                <text:p>46</text:p>
                <draw:g>
                  <svg:desc>'Correlated_bins-items'.H3:'Correlated_bins-items'.H3 'Correlated_bins-items'.J3:'Correlated_bins-items'.J3 'Correlated_bins-items'.L3:'Correlated_bins-items'.L3 'Correlated_bins-items'.N3:'Correlated_bins-items'.N3 'Correlated_bins-items'.P3:'Correlated_bins-items'.P3 'Correlated_bins-items'.R3:'Correlated_bins-items'.R3 'Correlated_bins-items'.T3:'Correlated_bins-items'.T3 'Correlated_bins-items'.V3:'Correlated_bins-items'.V3 'Correlated_bins-items'.X3:'Correlated_bins-items'.X3 'Correlated_bins-items'.Z3:'Correlated_bins-items'.Z3 'Correlated_bins-items'.AB3:'Correlated_bins-items'.AB3 'Correlated_bins-items'.AD3:'Correlated_bins-items'.AD3 'Correlated_bins-items'.AF3:'Correlated_bins-items'.AF3 'Correlated_bins-items'.AH3:'Correlated_bins-items'.AH3 'Correlated_bins-items'.AJ3:'Correlated_bins-items'.AJ3 'Correlated_bins-items'.AL3:'Correlated_bins-items'.AL3 'Correlated_bins-items'.AN3:'Correlated_bins-items'.AN3 'Correlated_bins-items'.AP3:'Correlated_bins-items'.AP3 'Correlated_bins-items'.AR3:'Correlated_bins-items'.AR3 'Correlated_bins-items'.AT3:'Correlated_bins-items'.AT3 'Correlated_bins-items'.AV3:'Correlated_bins-items'.AV3 'Correlated_bins-items'.AX3:'Correlated_bins-items'.AX3 'Correlated_bins-items'.AZ3:'Correlated_bins-items'.AZ3 'Correlated_bins-items'.BB3:'Correlated_bins-items'.BB3 'Correlated_bins-items'.BD3:'Correlated_bins-items'.BD3 'Correlated_bins-items'.BF3:'Correlated_bins-items'.BF3 'Correlated_bins-items'.BH3:'Correlated_bins-items'.BH3 'Correlated_bins-items'.BJ3:'Correlated_bins-items'.BJ3 'Correlated_bins-items'.BL3:'Correlated_bins-items'.BL3 'Correlated_bins-items'.BN3:'Correlated_bins-items'.BN3 'Correlated_bins-items'.BP3:'Correlated_bins-items'.BP3 'Correlated_bins-items'.BR3:'Correlated_bins-items'.BR3 'Correlated_bins-items'.BT3:'Correlated_bins-items'.BT3 'Correlated_bins-items'.BV3:'Correlated_bins-items'.BV3</svg:desc>
                </draw:g>
              </table:table-cell>
              <table:table-cell office:value-type="float" office:value="45">
                <text:p>45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5">
                <text:p>5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5">
                <text:p>15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_10</text:p>
                <draw:g>
                  <svg:desc>'Correlated_bins-items'.A4:'Correlated_bins-items'.A4</svg:desc>
                </draw:g>
              </table:table-cell>
              <table:table-cell office:value-type="float" office:value="22">
                <text:p>22</text:p>
                <draw:g>
                  <svg:desc>'Correlated_bins-items'.H4:'Correlated_bins-items'.H4 'Correlated_bins-items'.J4:'Correlated_bins-items'.J4 'Correlated_bins-items'.L4:'Correlated_bins-items'.L4 'Correlated_bins-items'.N4:'Correlated_bins-items'.N4 'Correlated_bins-items'.P4:'Correlated_bins-items'.P4 'Correlated_bins-items'.R4:'Correlated_bins-items'.R4 'Correlated_bins-items'.T4:'Correlated_bins-items'.T4 'Correlated_bins-items'.V4:'Correlated_bins-items'.V4 'Correlated_bins-items'.X4:'Correlated_bins-items'.X4 'Correlated_bins-items'.Z4:'Correlated_bins-items'.Z4 'Correlated_bins-items'.AB4:'Correlated_bins-items'.AB4 'Correlated_bins-items'.AD4:'Correlated_bins-items'.AD4 'Correlated_bins-items'.AF4:'Correlated_bins-items'.AF4 'Correlated_bins-items'.AH4:'Correlated_bins-items'.AH4 'Correlated_bins-items'.AJ4:'Correlated_bins-items'.AJ4 'Correlated_bins-items'.AL4:'Correlated_bins-items'.AL4 'Correlated_bins-items'.AN4:'Correlated_bins-items'.AN4 'Correlated_bins-items'.AP4:'Correlated_bins-items'.AP4 'Correlated_bins-items'.AR4:'Correlated_bins-items'.AR4 'Correlated_bins-items'.AT4:'Correlated_bins-items'.AT4 'Correlated_bins-items'.AV4:'Correlated_bins-items'.AV4 'Correlated_bins-items'.AX4:'Correlated_bins-items'.AX4 'Correlated_bins-items'.AZ4:'Correlated_bins-items'.AZ4 'Correlated_bins-items'.BB4:'Correlated_bins-items'.BB4 'Correlated_bins-items'.BD4:'Correlated_bins-items'.BD4 'Correlated_bins-items'.BF4:'Correlated_bins-items'.BF4 'Correlated_bins-items'.BH4:'Correlated_bins-items'.BH4 'Correlated_bins-items'.BJ4:'Correlated_bins-items'.BJ4 'Correlated_bins-items'.BL4:'Correlated_bins-items'.BL4 'Correlated_bins-items'.BN4:'Correlated_bins-items'.BN4 'Correlated_bins-items'.BP4:'Correlated_bins-items'.BP4 'Correlated_bins-items'.BR4:'Correlated_bins-items'.BR4 'Correlated_bins-items'.BT4:'Correlated_bins-items'.BT4 'Correlated_bins-items'.BV4:'Correlated_bins-items'.BV4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3">
                <text:p>3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3">
                <text:p>13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96">
                <text:p>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_2</text:p>
                <draw:g>
                  <svg:desc>'Correlated_bins-items'.A5:'Correlated_bins-items'.A5</svg:desc>
                </draw:g>
              </table:table-cell>
              <table:table-cell office:value-type="float" office:value="82">
                <text:p>82</text:p>
                <draw:g>
                  <svg:desc>'Correlated_bins-items'.H5:'Correlated_bins-items'.H5 'Correlated_bins-items'.J5:'Correlated_bins-items'.J5 'Correlated_bins-items'.L5:'Correlated_bins-items'.L5 'Correlated_bins-items'.N5:'Correlated_bins-items'.N5 'Correlated_bins-items'.P5:'Correlated_bins-items'.P5 'Correlated_bins-items'.R5:'Correlated_bins-items'.R5 'Correlated_bins-items'.T5:'Correlated_bins-items'.T5 'Correlated_bins-items'.V5:'Correlated_bins-items'.V5 'Correlated_bins-items'.X5:'Correlated_bins-items'.X5 'Correlated_bins-items'.Z5:'Correlated_bins-items'.Z5 'Correlated_bins-items'.AB5:'Correlated_bins-items'.AB5 'Correlated_bins-items'.AD5:'Correlated_bins-items'.AD5 'Correlated_bins-items'.AF5:'Correlated_bins-items'.AF5 'Correlated_bins-items'.AH5:'Correlated_bins-items'.AH5 'Correlated_bins-items'.AJ5:'Correlated_bins-items'.AJ5 'Correlated_bins-items'.AL5:'Correlated_bins-items'.AL5 'Correlated_bins-items'.AN5:'Correlated_bins-items'.AN5 'Correlated_bins-items'.AP5:'Correlated_bins-items'.AP5 'Correlated_bins-items'.AR5:'Correlated_bins-items'.AR5 'Correlated_bins-items'.AT5:'Correlated_bins-items'.AT5 'Correlated_bins-items'.AV5:'Correlated_bins-items'.AV5 'Correlated_bins-items'.AX5:'Correlated_bins-items'.AX5 'Correlated_bins-items'.AZ5:'Correlated_bins-items'.AZ5 'Correlated_bins-items'.BB5:'Correlated_bins-items'.BB5 'Correlated_bins-items'.BD5:'Correlated_bins-items'.BD5 'Correlated_bins-items'.BF5:'Correlated_bins-items'.BF5 'Correlated_bins-items'.BH5:'Correlated_bins-items'.BH5 'Correlated_bins-items'.BJ5:'Correlated_bins-items'.BJ5 'Correlated_bins-items'.BL5:'Correlated_bins-items'.BL5 'Correlated_bins-items'.BN5:'Correlated_bins-items'.BN5 'Correlated_bins-items'.BP5:'Correlated_bins-items'.BP5 'Correlated_bins-items'.BR5:'Correlated_bins-items'.BR5 'Correlated_bins-items'.BT5:'Correlated_bins-items'.BT5 'Correlated_bins-items'.BV5:'Correlated_bins-items'.BV5</svg:desc>
                </draw:g>
              </table:table-cell>
              <table:table-cell office:value-type="float" office:value="86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_5</text:p>
                <draw:g>
                  <svg:desc>'Correlated_bins-items'.A6:'Correlated_bins-items'.A6</svg:desc>
                </draw:g>
              </table:table-cell>
              <table:table-cell office:value-type="float" office:value="75">
                <text:p>75</text:p>
                <draw:g>
                  <svg:desc>'Correlated_bins-items'.H6:'Correlated_bins-items'.H6 'Correlated_bins-items'.J6:'Correlated_bins-items'.J6 'Correlated_bins-items'.L6:'Correlated_bins-items'.L6 'Correlated_bins-items'.N6:'Correlated_bins-items'.N6 'Correlated_bins-items'.P6:'Correlated_bins-items'.P6 'Correlated_bins-items'.R6:'Correlated_bins-items'.R6 'Correlated_bins-items'.T6:'Correlated_bins-items'.T6 'Correlated_bins-items'.V6:'Correlated_bins-items'.V6 'Correlated_bins-items'.X6:'Correlated_bins-items'.X6 'Correlated_bins-items'.Z6:'Correlated_bins-items'.Z6 'Correlated_bins-items'.AB6:'Correlated_bins-items'.AB6 'Correlated_bins-items'.AD6:'Correlated_bins-items'.AD6 'Correlated_bins-items'.AF6:'Correlated_bins-items'.AF6 'Correlated_bins-items'.AH6:'Correlated_bins-items'.AH6 'Correlated_bins-items'.AJ6:'Correlated_bins-items'.AJ6 'Correlated_bins-items'.AL6:'Correlated_bins-items'.AL6 'Correlated_bins-items'.AN6:'Correlated_bins-items'.AN6 'Correlated_bins-items'.AP6:'Correlated_bins-items'.AP6 'Correlated_bins-items'.AR6:'Correlated_bins-items'.AR6 'Correlated_bins-items'.AT6:'Correlated_bins-items'.AT6 'Correlated_bins-items'.AV6:'Correlated_bins-items'.AV6 'Correlated_bins-items'.AX6:'Correlated_bins-items'.AX6 'Correlated_bins-items'.AZ6:'Correlated_bins-items'.AZ6 'Correlated_bins-items'.BB6:'Correlated_bins-items'.BB6 'Correlated_bins-items'.BD6:'Correlated_bins-items'.BD6 'Correlated_bins-items'.BF6:'Correlated_bins-items'.BF6 'Correlated_bins-items'.BH6:'Correlated_bins-items'.BH6 'Correlated_bins-items'.BJ6:'Correlated_bins-items'.BJ6 'Correlated_bins-items'.BL6:'Correlated_bins-items'.BL6 'Correlated_bins-items'.BN6:'Correlated_bins-items'.BN6 'Correlated_bins-items'.BP6:'Correlated_bins-items'.BP6 'Correlated_bins-items'.BR6:'Correlated_bins-items'.BR6 'Correlated_bins-items'.BT6:'Correlated_bins-items'.BT6 'Correlated_bins-items'.BV6:'Correlated_bins-items'.BV6</svg:desc>
                </draw:g>
              </table:table-cell>
              <table:table-cell office:value-type="float" office:value="69">
                <text:p>6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3">
                <text:p>3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_10</text:p>
                <draw:g>
                  <svg:desc>'Correlated_bins-items'.A7:'Correlated_bins-items'.A7</svg:desc>
                </draw:g>
              </table:table-cell>
              <table:table-cell office:value-type="float" office:value="60">
                <text:p>60</text:p>
                <draw:g>
                  <svg:desc>'Correlated_bins-items'.H7:'Correlated_bins-items'.H7 'Correlated_bins-items'.J7:'Correlated_bins-items'.J7 'Correlated_bins-items'.L7:'Correlated_bins-items'.L7 'Correlated_bins-items'.N7:'Correlated_bins-items'.N7 'Correlated_bins-items'.P7:'Correlated_bins-items'.P7 'Correlated_bins-items'.R7:'Correlated_bins-items'.R7 'Correlated_bins-items'.T7:'Correlated_bins-items'.T7 'Correlated_bins-items'.V7:'Correlated_bins-items'.V7 'Correlated_bins-items'.X7:'Correlated_bins-items'.X7 'Correlated_bins-items'.Z7:'Correlated_bins-items'.Z7 'Correlated_bins-items'.AB7:'Correlated_bins-items'.AB7 'Correlated_bins-items'.AD7:'Correlated_bins-items'.AD7 'Correlated_bins-items'.AF7:'Correlated_bins-items'.AF7 'Correlated_bins-items'.AH7:'Correlated_bins-items'.AH7 'Correlated_bins-items'.AJ7:'Correlated_bins-items'.AJ7 'Correlated_bins-items'.AL7:'Correlated_bins-items'.AL7 'Correlated_bins-items'.AN7:'Correlated_bins-items'.AN7 'Correlated_bins-items'.AP7:'Correlated_bins-items'.AP7 'Correlated_bins-items'.AR7:'Correlated_bins-items'.AR7 'Correlated_bins-items'.AT7:'Correlated_bins-items'.AT7 'Correlated_bins-items'.AV7:'Correlated_bins-items'.AV7 'Correlated_bins-items'.AX7:'Correlated_bins-items'.AX7 'Correlated_bins-items'.AZ7:'Correlated_bins-items'.AZ7 'Correlated_bins-items'.BB7:'Correlated_bins-items'.BB7 'Correlated_bins-items'.BD7:'Correlated_bins-items'.BD7 'Correlated_bins-items'.BF7:'Correlated_bins-items'.BF7 'Correlated_bins-items'.BH7:'Correlated_bins-items'.BH7 'Correlated_bins-items'.BJ7:'Correlated_bins-items'.BJ7 'Correlated_bins-items'.BL7:'Correlated_bins-items'.BL7 'Correlated_bins-items'.BN7:'Correlated_bins-items'.BN7 'Correlated_bins-items'.BP7:'Correlated_bins-items'.BP7 'Correlated_bins-items'.BR7:'Correlated_bins-items'.BR7 'Correlated_bins-items'.BT7:'Correlated_bins-items'.BT7 'Correlated_bins-items'.BV7:'Correlated_bins-items'.BV7</svg:desc>
                </draw:g>
              </table:table-cell>
              <table:table-cell office:value-type="float" office:value="56">
                <text:p>5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_2</text:p>
                <draw:g>
                  <svg:desc>'Correlated_bins-items'.A8:'Correlated_bins-items'.A8</svg:desc>
                </draw:g>
              </table:table-cell>
              <table:table-cell office:value-type="float" office:value="95">
                <text:p>95</text:p>
                <draw:g>
                  <svg:desc>'Correlated_bins-items'.H8:'Correlated_bins-items'.H8 'Correlated_bins-items'.J8:'Correlated_bins-items'.J8 'Correlated_bins-items'.L8:'Correlated_bins-items'.L8 'Correlated_bins-items'.N8:'Correlated_bins-items'.N8 'Correlated_bins-items'.P8:'Correlated_bins-items'.P8 'Correlated_bins-items'.R8:'Correlated_bins-items'.R8 'Correlated_bins-items'.T8:'Correlated_bins-items'.T8 'Correlated_bins-items'.V8:'Correlated_bins-items'.V8 'Correlated_bins-items'.X8:'Correlated_bins-items'.X8 'Correlated_bins-items'.Z8:'Correlated_bins-items'.Z8 'Correlated_bins-items'.AB8:'Correlated_bins-items'.AB8 'Correlated_bins-items'.AD8:'Correlated_bins-items'.AD8 'Correlated_bins-items'.AF8:'Correlated_bins-items'.AF8 'Correlated_bins-items'.AH8:'Correlated_bins-items'.AH8 'Correlated_bins-items'.AJ8:'Correlated_bins-items'.AJ8 'Correlated_bins-items'.AL8:'Correlated_bins-items'.AL8 'Correlated_bins-items'.AN8:'Correlated_bins-items'.AN8 'Correlated_bins-items'.AP8:'Correlated_bins-items'.AP8 'Correlated_bins-items'.AR8:'Correlated_bins-items'.AR8 'Correlated_bins-items'.AT8:'Correlated_bins-items'.AT8 'Correlated_bins-items'.AV8:'Correlated_bins-items'.AV8 'Correlated_bins-items'.AX8:'Correlated_bins-items'.AX8 'Correlated_bins-items'.AZ8:'Correlated_bins-items'.AZ8 'Correlated_bins-items'.BB8:'Correlated_bins-items'.BB8 'Correlated_bins-items'.BD8:'Correlated_bins-items'.BD8 'Correlated_bins-items'.BF8:'Correlated_bins-items'.BF8 'Correlated_bins-items'.BH8:'Correlated_bins-items'.BH8 'Correlated_bins-items'.BJ8:'Correlated_bins-items'.BJ8 'Correlated_bins-items'.BL8:'Correlated_bins-items'.BL8 'Correlated_bins-items'.BN8:'Correlated_bins-items'.BN8 'Correlated_bins-items'.BP8:'Correlated_bins-items'.BP8 'Correlated_bins-items'.BR8:'Correlated_bins-items'.BR8 'Correlated_bins-items'.BT8:'Correlated_bins-items'.BT8 'Correlated_bins-items'.BV8:'Correlated_bins-items'.BV8</svg:desc>
                </draw:g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6">
                <text:p>66</text:p>
              </table:table-cell>
              <table:table-cell office:value-type="float" office:value="77">
                <text:p>77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_5</text:p>
                <draw:g>
                  <svg:desc>'Correlated_bins-items'.A9:'Correlated_bins-items'.A9</svg:desc>
                </draw:g>
              </table:table-cell>
              <table:table-cell office:value-type="float" office:value="97">
                <text:p>97</text:p>
                <draw:g>
                  <svg:desc>'Correlated_bins-items'.H9:'Correlated_bins-items'.H9 'Correlated_bins-items'.J9:'Correlated_bins-items'.J9 'Correlated_bins-items'.L9:'Correlated_bins-items'.L9 'Correlated_bins-items'.N9:'Correlated_bins-items'.N9 'Correlated_bins-items'.P9:'Correlated_bins-items'.P9 'Correlated_bins-items'.R9:'Correlated_bins-items'.R9 'Correlated_bins-items'.T9:'Correlated_bins-items'.T9 'Correlated_bins-items'.V9:'Correlated_bins-items'.V9 'Correlated_bins-items'.X9:'Correlated_bins-items'.X9 'Correlated_bins-items'.Z9:'Correlated_bins-items'.Z9 'Correlated_bins-items'.AB9:'Correlated_bins-items'.AB9 'Correlated_bins-items'.AD9:'Correlated_bins-items'.AD9 'Correlated_bins-items'.AF9:'Correlated_bins-items'.AF9 'Correlated_bins-items'.AH9:'Correlated_bins-items'.AH9 'Correlated_bins-items'.AJ9:'Correlated_bins-items'.AJ9 'Correlated_bins-items'.AL9:'Correlated_bins-items'.AL9 'Correlated_bins-items'.AN9:'Correlated_bins-items'.AN9 'Correlated_bins-items'.AP9:'Correlated_bins-items'.AP9 'Correlated_bins-items'.AR9:'Correlated_bins-items'.AR9 'Correlated_bins-items'.AT9:'Correlated_bins-items'.AT9 'Correlated_bins-items'.AV9:'Correlated_bins-items'.AV9 'Correlated_bins-items'.AX9:'Correlated_bins-items'.AX9 'Correlated_bins-items'.AZ9:'Correlated_bins-items'.AZ9 'Correlated_bins-items'.BB9:'Correlated_bins-items'.BB9 'Correlated_bins-items'.BD9:'Correlated_bins-items'.BD9 'Correlated_bins-items'.BF9:'Correlated_bins-items'.BF9 'Correlated_bins-items'.BH9:'Correlated_bins-items'.BH9 'Correlated_bins-items'.BJ9:'Correlated_bins-items'.BJ9 'Correlated_bins-items'.BL9:'Correlated_bins-items'.BL9 'Correlated_bins-items'.BN9:'Correlated_bins-items'.BN9 'Correlated_bins-items'.BP9:'Correlated_bins-items'.BP9 'Correlated_bins-items'.BR9:'Correlated_bins-items'.BR9 'Correlated_bins-items'.BT9:'Correlated_bins-items'.BT9 'Correlated_bins-items'.BV9:'Correlated_bins-items'.BV9</svg:desc>
                </draw:g>
              </table:table-cell>
              <table:table-cell office:value-type="float" office:value="94">
                <text:p>9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7">
                <text:p>47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_10</text:p>
                <draw:g>
                  <svg:desc>'Correlated_bins-items'.A10:'Correlated_bins-items'.A10</svg:desc>
                </draw:g>
              </table:table-cell>
              <table:table-cell office:value-type="float" office:value="88">
                <text:p>88</text:p>
                <draw:g>
                  <svg:desc>'Correlated_bins-items'.H10:'Correlated_bins-items'.H10 'Correlated_bins-items'.J10:'Correlated_bins-items'.J10 'Correlated_bins-items'.L10:'Correlated_bins-items'.L10 'Correlated_bins-items'.N10:'Correlated_bins-items'.N10 'Correlated_bins-items'.P10:'Correlated_bins-items'.P10 'Correlated_bins-items'.R10:'Correlated_bins-items'.R10 'Correlated_bins-items'.T10:'Correlated_bins-items'.T10 'Correlated_bins-items'.V10:'Correlated_bins-items'.V10 'Correlated_bins-items'.X10:'Correlated_bins-items'.X10 'Correlated_bins-items'.Z10:'Correlated_bins-items'.Z10 'Correlated_bins-items'.AB10:'Correlated_bins-items'.AB10 'Correlated_bins-items'.AD10:'Correlated_bins-items'.AD10 'Correlated_bins-items'.AF10:'Correlated_bins-items'.AF10 'Correlated_bins-items'.AH10:'Correlated_bins-items'.AH10 'Correlated_bins-items'.AJ10:'Correlated_bins-items'.AJ10 'Correlated_bins-items'.AL10:'Correlated_bins-items'.AL10 'Correlated_bins-items'.AN10:'Correlated_bins-items'.AN10 'Correlated_bins-items'.AP10:'Correlated_bins-items'.AP10 'Correlated_bins-items'.AR10:'Correlated_bins-items'.AR10 'Correlated_bins-items'.AT10:'Correlated_bins-items'.AT10 'Correlated_bins-items'.AV10:'Correlated_bins-items'.AV10 'Correlated_bins-items'.AX10:'Correlated_bins-items'.AX10 'Correlated_bins-items'.AZ10:'Correlated_bins-items'.AZ10 'Correlated_bins-items'.BB10:'Correlated_bins-items'.BB10 'Correlated_bins-items'.BD10:'Correlated_bins-items'.BD10 'Correlated_bins-items'.BF10:'Correlated_bins-items'.BF10 'Correlated_bins-items'.BH10:'Correlated_bins-items'.BH10 'Correlated_bins-items'.BJ10:'Correlated_bins-items'.BJ10 'Correlated_bins-items'.BL10:'Correlated_bins-items'.BL10 'Correlated_bins-items'.BN10:'Correlated_bins-items'.BN10 'Correlated_bins-items'.BP10:'Correlated_bins-items'.BP10 'Correlated_bins-items'.BR10:'Correlated_bins-items'.BR10 'Correlated_bins-items'.BT10:'Correlated_bins-items'.BT10 'Correlated_bins-items'.BV10:'Correlated_bins-items'.BV10</svg:desc>
                </draw:g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1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41.055cm" svg:height="14.116cm" xlink:href=".." xlink:type="simple" chart:class="chart:bar" chart:style-name="ch1">
        <chart:legend chart:legend-position="end" svg:x="35.812cm" svg:y="3.024cm" style:legend-expansion="high" chart:style-name="ch2"/>
        <chart:plot-area chart:style-name="ch3" table:cell-range-address="'Correlated_bins-items'.A2:'Correlated_bins-items'.A11 'Correlated_bins-items'.G1:'Correlated_bins-items'.G11 'Correlated_bins-items'.I1:'Correlated_bins-items'.I11 'Correlated_bins-items'.K1:'Correlated_bins-items'.K11 'Correlated_bins-items'.M1:'Correlated_bins-items'.M11 'Correlated_bins-items'.O1:'Correlated_bins-items'.O11 'Correlated_bins-items'.Q1:'Correlated_bins-items'.Q11 'Correlated_bins-items'.S1:'Correlated_bins-items'.S11 'Correlated_bins-items'.U1:'Correlated_bins-items'.U11 'Correlated_bins-items'.W1:'Correlated_bins-items'.W11 'Correlated_bins-items'.Y1:'Correlated_bins-items'.Y11 'Correlated_bins-items'.AA1:'Correlated_bins-items'.AA11 'Correlated_bins-items'.AC1:'Correlated_bins-items'.AC11 'Correlated_bins-items'.AE1:'Correlated_bins-items'.AE11 'Correlated_bins-items'.AG1:'Correlated_bins-items'.AG11 'Correlated_bins-items'.AI1:'Correlated_bins-items'.AI11 'Correlated_bins-items'.AK1:'Correlated_bins-items'.AK11 'Correlated_bins-items'.AM1:'Correlated_bins-items'.AM11 'Correlated_bins-items'.AO1:'Correlated_bins-items'.AO11 'Correlated_bins-items'.AQ1:'Correlated_bins-items'.AQ11 'Correlated_bins-items'.AS1:'Correlated_bins-items'.AS11 'Correlated_bins-items'.AU1:'Correlated_bins-items'.AU11 'Correlated_bins-items'.AW1:'Correlated_bins-items'.AW11 'Correlated_bins-items'.AY1:'Correlated_bins-items'.AY11 'Correlated_bins-items'.BA1:'Correlated_bins-items'.BA11 'Correlated_bins-items'.BC1:'Correlated_bins-items'.BC11 'Correlated_bins-items'.BE1:'Correlated_bins-items'.BE11 'Correlated_bins-items'.BG1:'Correlated_bins-items'.BG11 'Correlated_bins-items'.BI1:'Correlated_bins-items'.BI11 'Correlated_bins-items'.BK1:'Correlated_bins-items'.BK11 'Correlated_bins-items'.BM1:'Correlated_bins-items'.BM11 'Correlated_bins-items'.BO1:'Correlated_bins-items'.BO11" chart:data-source-has-labels="both" svg:x="1.271cm" svg:y="1.263cm" svg:width="32.899cm" svg:height="12.151cm">
          <chartooo:coordinate-region svg:x="2.183cm" svg:y="1.463cm" svg:width="31.987cm" svg:height="11.305cm"/>
          <chart:axis chart:dimension="x" chart:name="primary-x" chart:style-name="ch4" chartooo:axis-type="auto">
            <chartooo:date-scale/>
            <chart:categories table:cell-range-address="'Correlated_bins-items'.A2:'Correlated_bins-items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rrelated_bins-items'.G2:'Correlated_bins-items'.G11" chart:label-cell-address="'Correlated_bins-items'.G1:'Correlated_bins-items'.G1" chart:class="chart:bar">
            <chart:data-point chart:repeated="10"/>
          </chart:series>
          <chart:series chart:style-name="ch8" chart:values-cell-range-address="'Correlated_bins-items'.I2:'Correlated_bins-items'.I11" chart:label-cell-address="'Correlated_bins-items'.I1:'Correlated_bins-items'.I1" chart:class="chart:bar">
            <chart:data-point chart:repeated="10"/>
          </chart:series>
          <chart:series chart:style-name="ch9" chart:values-cell-range-address="'Correlated_bins-items'.K2:'Correlated_bins-items'.K11" chart:label-cell-address="'Correlated_bins-items'.K1:'Correlated_bins-items'.K1" chart:class="chart:bar">
            <chart:data-point chart:repeated="10"/>
          </chart:series>
          <chart:series chart:style-name="ch10" chart:values-cell-range-address="'Correlated_bins-items'.M2:'Correlated_bins-items'.M11" chart:label-cell-address="'Correlated_bins-items'.M1:'Correlated_bins-items'.M1" chart:class="chart:bar">
            <chart:data-point chart:repeated="10"/>
          </chart:series>
          <chart:series chart:style-name="ch11" chart:values-cell-range-address="'Correlated_bins-items'.O2:'Correlated_bins-items'.O11" chart:label-cell-address="'Correlated_bins-items'.O1:'Correlated_bins-items'.O1" chart:class="chart:bar">
            <chart:data-point chart:repeated="10"/>
          </chart:series>
          <chart:series chart:style-name="ch12" chart:values-cell-range-address="'Correlated_bins-items'.Q2:'Correlated_bins-items'.Q11" chart:label-cell-address="'Correlated_bins-items'.Q1:'Correlated_bins-items'.Q1" chart:class="chart:bar">
            <chart:data-point chart:repeated="10"/>
          </chart:series>
          <chart:series chart:style-name="ch13" chart:values-cell-range-address="'Correlated_bins-items'.S2:'Correlated_bins-items'.S11" chart:label-cell-address="'Correlated_bins-items'.S1:'Correlated_bins-items'.S1" chart:class="chart:bar">
            <chart:data-point chart:repeated="10"/>
          </chart:series>
          <chart:series chart:style-name="ch14" chart:values-cell-range-address="'Correlated_bins-items'.U2:'Correlated_bins-items'.U11" chart:label-cell-address="'Correlated_bins-items'.U1:'Correlated_bins-items'.U1" chart:class="chart:bar">
            <chart:data-point chart:repeated="10"/>
          </chart:series>
          <chart:series chart:style-name="ch15" chart:values-cell-range-address="'Correlated_bins-items'.W2:'Correlated_bins-items'.W11" chart:label-cell-address="'Correlated_bins-items'.W1:'Correlated_bins-items'.W1" chart:class="chart:bar">
            <chart:data-point chart:repeated="10"/>
          </chart:series>
          <chart:series chart:style-name="ch16" chart:values-cell-range-address="'Correlated_bins-items'.Y2:'Correlated_bins-items'.Y11" chart:label-cell-address="'Correlated_bins-items'.Y1:'Correlated_bins-items'.Y1" chart:class="chart:bar">
            <chart:data-point chart:repeated="10"/>
          </chart:series>
          <chart:series chart:style-name="ch17" chart:values-cell-range-address="'Correlated_bins-items'.AA2:'Correlated_bins-items'.AA11" chart:label-cell-address="'Correlated_bins-items'.AA1:'Correlated_bins-items'.AA1" chart:class="chart:bar">
            <chart:data-point chart:repeated="10"/>
          </chart:series>
          <chart:series chart:style-name="ch18" chart:values-cell-range-address="'Correlated_bins-items'.AC2:'Correlated_bins-items'.AC11" chart:label-cell-address="'Correlated_bins-items'.AC1:'Correlated_bins-items'.AC1" chart:class="chart:bar">
            <chart:data-point chart:repeated="10"/>
          </chart:series>
          <chart:series chart:style-name="ch7" chart:values-cell-range-address="'Correlated_bins-items'.AE2:'Correlated_bins-items'.AE11" chart:label-cell-address="'Correlated_bins-items'.AE1:'Correlated_bins-items'.AE1" chart:class="chart:bar">
            <chart:data-point chart:repeated="10"/>
          </chart:series>
          <chart:series chart:style-name="ch8" chart:values-cell-range-address="'Correlated_bins-items'.AG2:'Correlated_bins-items'.AG11" chart:label-cell-address="'Correlated_bins-items'.AG1:'Correlated_bins-items'.AG1" chart:class="chart:bar">
            <chart:data-point chart:repeated="10"/>
          </chart:series>
          <chart:series chart:style-name="ch9" chart:values-cell-range-address="'Correlated_bins-items'.AI2:'Correlated_bins-items'.AI11" chart:label-cell-address="'Correlated_bins-items'.AI1:'Correlated_bins-items'.AI1" chart:class="chart:bar">
            <chart:data-point chart:repeated="10"/>
          </chart:series>
          <chart:series chart:style-name="ch10" chart:values-cell-range-address="'Correlated_bins-items'.AK2:'Correlated_bins-items'.AK11" chart:label-cell-address="'Correlated_bins-items'.AK1:'Correlated_bins-items'.AK1" chart:class="chart:bar">
            <chart:data-point chart:repeated="10"/>
          </chart:series>
          <chart:series chart:style-name="ch11" chart:values-cell-range-address="'Correlated_bins-items'.AM2:'Correlated_bins-items'.AM11" chart:label-cell-address="'Correlated_bins-items'.AM1:'Correlated_bins-items'.AM1" chart:class="chart:bar">
            <chart:data-point chart:repeated="10"/>
          </chart:series>
          <chart:series chart:style-name="ch12" chart:values-cell-range-address="'Correlated_bins-items'.AO2:'Correlated_bins-items'.AO11" chart:label-cell-address="'Correlated_bins-items'.AO1:'Correlated_bins-items'.AO1" chart:class="chart:bar">
            <chart:data-point chart:repeated="10"/>
          </chart:series>
          <chart:series chart:style-name="ch13" chart:values-cell-range-address="'Correlated_bins-items'.AQ2:'Correlated_bins-items'.AQ11" chart:label-cell-address="'Correlated_bins-items'.AQ1:'Correlated_bins-items'.AQ1" chart:class="chart:bar">
            <chart:data-point chart:repeated="10"/>
          </chart:series>
          <chart:series chart:style-name="ch14" chart:values-cell-range-address="'Correlated_bins-items'.AS2:'Correlated_bins-items'.AS11" chart:label-cell-address="'Correlated_bins-items'.AS1:'Correlated_bins-items'.AS1" chart:class="chart:bar">
            <chart:data-point chart:repeated="10"/>
          </chart:series>
          <chart:series chart:style-name="ch15" chart:values-cell-range-address="'Correlated_bins-items'.AU2:'Correlated_bins-items'.AU11" chart:label-cell-address="'Correlated_bins-items'.AU1:'Correlated_bins-items'.AU1" chart:class="chart:bar">
            <chart:data-point chart:repeated="10"/>
          </chart:series>
          <chart:series chart:style-name="ch16" chart:values-cell-range-address="'Correlated_bins-items'.AW2:'Correlated_bins-items'.AW11" chart:label-cell-address="'Correlated_bins-items'.AW1:'Correlated_bins-items'.AW1" chart:class="chart:bar">
            <chart:data-point chart:repeated="10"/>
          </chart:series>
          <chart:series chart:style-name="ch17" chart:values-cell-range-address="'Correlated_bins-items'.AY2:'Correlated_bins-items'.AY11" chart:label-cell-address="'Correlated_bins-items'.AY1:'Correlated_bins-items'.AY1" chart:class="chart:bar">
            <chart:data-point chart:repeated="10"/>
          </chart:series>
          <chart:series chart:style-name="ch18" chart:values-cell-range-address="'Correlated_bins-items'.BA2:'Correlated_bins-items'.BA11" chart:label-cell-address="'Correlated_bins-items'.BA1:'Correlated_bins-items'.BA1" chart:class="chart:bar">
            <chart:data-point chart:repeated="10"/>
          </chart:series>
          <chart:series chart:style-name="ch7" chart:values-cell-range-address="'Correlated_bins-items'.BC2:'Correlated_bins-items'.BC11" chart:label-cell-address="'Correlated_bins-items'.BC1:'Correlated_bins-items'.BC1" chart:class="chart:bar">
            <chart:data-point chart:repeated="10"/>
          </chart:series>
          <chart:series chart:style-name="ch8" chart:values-cell-range-address="'Correlated_bins-items'.BE2:'Correlated_bins-items'.BE11" chart:label-cell-address="'Correlated_bins-items'.BE1:'Correlated_bins-items'.BE1" chart:class="chart:bar">
            <chart:data-point chart:repeated="10"/>
          </chart:series>
          <chart:series chart:style-name="ch9" chart:values-cell-range-address="'Correlated_bins-items'.BG2:'Correlated_bins-items'.BG11" chart:label-cell-address="'Correlated_bins-items'.BG1:'Correlated_bins-items'.BG1" chart:class="chart:bar">
            <chart:data-point chart:repeated="10"/>
          </chart:series>
          <chart:series chart:style-name="ch10" chart:values-cell-range-address="'Correlated_bins-items'.BI2:'Correlated_bins-items'.BI11" chart:label-cell-address="'Correlated_bins-items'.BI1:'Correlated_bins-items'.BI1" chart:class="chart:bar">
            <chart:data-point chart:repeated="10"/>
          </chart:series>
          <chart:series chart:style-name="ch11" chart:values-cell-range-address="'Correlated_bins-items'.BK2:'Correlated_bins-items'.BK11" chart:label-cell-address="'Correlated_bins-items'.BK1:'Correlated_bins-items'.BK1" chart:class="chart:bar">
            <chart:data-point chart:repeated="10"/>
          </chart:series>
          <chart:series chart:style-name="ch12" chart:values-cell-range-address="'Correlated_bins-items'.BM2:'Correlated_bins-items'.BM11" chart:label-cell-address="'Correlated_bins-items'.BM1:'Correlated_bins-items'.BM1" chart:class="chart:bar">
            <chart:data-point chart:repeated="10"/>
          </chart:series>
          <chart:series chart:style-name="ch13" chart:values-cell-range-address="'Correlated_bins-items'.BO2:'Correlated_bins-items'.BO11" chart:label-cell-address="'Correlated_bins-items'.BO1:'Correlated_bins-items'.BO1" chart:class="chart:bar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</text:p>
                <draw:g>
                  <svg:desc>'Correlated_bins-items'.G1:'Correlated_bins-items'.G1</svg:desc>
                </draw:g>
              </table:table-cell>
              <table:table-cell office:value-type="string">
                <text:p>shuff1</text:p>
                <draw:g>
                  <svg:desc>'Correlated_bins-items'.I1:'Correlated_bins-items'.I1</svg:desc>
                </draw:g>
              </table:table-cell>
              <table:table-cell office:value-type="string">
                <text:p>1/C</text:p>
                <draw:g>
                  <svg:desc>'Correlated_bins-items'.K1:'Correlated_bins-items'.K1</svg:desc>
                </draw:g>
              </table:table-cell>
              <table:table-cell office:value-type="string">
                <text:p>1/R</text:p>
                <draw:g>
                  <svg:desc>'Correlated_bins-items'.M1:'Correlated_bins-items'.M1</svg:desc>
                </draw:g>
              </table:table-cell>
              <table:table-cell office:value-type="string">
                <text:p>R/C</text:p>
                <draw:g>
                  <svg:desc>'Correlated_bins-items'.O1:'Correlated_bins-items'.O1</svg:desc>
                </draw:g>
              </table:table-cell>
              <table:table-cell office:value-type="string">
                <text:p>ic_shuff</text:p>
                <draw:g>
                  <svg:desc>'Correlated_bins-items'.Q1:'Correlated_bins-items'.Q1</svg:desc>
                </draw:g>
              </table:table-cell>
              <table:table-cell office:value-type="string">
                <text:p>ic_dyn_1/C</text:p>
                <draw:g>
                  <svg:desc>'Correlated_bins-items'.S1:'Correlated_bins-items'.S1</svg:desc>
                </draw:g>
              </table:table-cell>
              <table:table-cell office:value-type="string">
                <text:p>ic_dyn_1/R</text:p>
                <draw:g>
                  <svg:desc>'Correlated_bins-items'.U1:'Correlated_bins-items'.U1</svg:desc>
                </draw:g>
              </table:table-cell>
              <table:table-cell office:value-type="string">
                <text:p>ic_dyn_R/C</text:p>
                <draw:g>
                  <svg:desc>'Correlated_bins-items'.W1:'Correlated_bins-items'.W1</svg:desc>
                </draw:g>
              </table:table-cell>
              <table:table-cell office:value-type="string">
                <text:p>bc_shuff</text:p>
                <draw:g>
                  <svg:desc>'Correlated_bins-items'.Y1:'Correlated_bins-items'.Y1</svg:desc>
                </draw:g>
              </table:table-cell>
              <table:table-cell office:value-type="string">
                <text:p>bc_dyn_1/C</text:p>
                <draw:g>
                  <svg:desc>'Correlated_bins-items'.AA1:'Correlated_bins-items'.AA1</svg:desc>
                </draw:g>
              </table:table-cell>
              <table:table-cell office:value-type="string">
                <text:p>bc_dyn_1/R</text:p>
                <draw:g>
                  <svg:desc>'Correlated_bins-items'.AC1:'Correlated_bins-items'.AC1</svg:desc>
                </draw:g>
              </table:table-cell>
              <table:table-cell office:value-type="string">
                <text:p>bc_dyn_R/C</text:p>
                <draw:g>
                  <svg:desc>'Correlated_bins-items'.AE1:'Correlated_bins-items'.AE1</svg:desc>
                </draw:g>
              </table:table-cell>
              <table:table-cell office:value-type="string">
                <text:p>bb_nothing</text:p>
                <draw:g>
                  <svg:desc>'Correlated_bins-items'.AG1:'Correlated_bins-items'.AG1</svg:desc>
                </draw:g>
              </table:table-cell>
              <table:table-cell office:value-type="string">
                <text:p>bb_shuff1</text:p>
                <draw:g>
                  <svg:desc>'Correlated_bins-items'.AI1:'Correlated_bins-items'.AI1</svg:desc>
                </draw:g>
              </table:table-cell>
              <table:table-cell office:value-type="string">
                <text:p>bb_shuff</text:p>
                <draw:g>
                  <svg:desc>'Correlated_bins-items'.AK1:'Correlated_bins-items'.AK1</svg:desc>
                </draw:g>
              </table:table-cell>
              <table:table-cell office:value-type="string">
                <text:p>bb_st_1/C</text:p>
                <draw:g>
                  <svg:desc>'Correlated_bins-items'.AM1:'Correlated_bins-items'.AM1</svg:desc>
                </draw:g>
              </table:table-cell>
              <table:table-cell office:value-type="string">
                <text:p>bb_dyn_1/C</text:p>
                <draw:g>
                  <svg:desc>'Correlated_bins-items'.AO1:'Correlated_bins-items'.AO1</svg:desc>
                </draw:g>
              </table:table-cell>
              <table:table-cell office:value-type="string">
                <text:p>bb_st_1/R</text:p>
                <draw:g>
                  <svg:desc>'Correlated_bins-items'.AQ1:'Correlated_bins-items'.AQ1</svg:desc>
                </draw:g>
              </table:table-cell>
              <table:table-cell office:value-type="string">
                <text:p>bb_dyn_1/R</text:p>
                <draw:g>
                  <svg:desc>'Correlated_bins-items'.AS1:'Correlated_bins-items'.AS1</svg:desc>
                </draw:g>
              </table:table-cell>
              <table:table-cell office:value-type="string">
                <text:p>bb_st_R/C</text:p>
                <draw:g>
                  <svg:desc>'Correlated_bins-items'.AU1:'Correlated_bins-items'.AU1</svg:desc>
                </draw:g>
              </table:table-cell>
              <table:table-cell office:value-type="string">
                <text:p>bb_dyn_R/C</text:p>
                <draw:g>
                  <svg:desc>'Correlated_bins-items'.AW1:'Correlated_bins-items'.AW1</svg:desc>
                </draw:g>
              </table:table-cell>
              <table:table-cell office:value-type="string">
                <text:p>sbb_nothing</text:p>
                <draw:g>
                  <svg:desc>'Correlated_bins-items'.AY1:'Correlated_bins-items'.AY1</svg:desc>
                </draw:g>
              </table:table-cell>
              <table:table-cell office:value-type="string">
                <text:p>sbb_shuff1</text:p>
                <draw:g>
                  <svg:desc>'Correlated_bins-items'.BA1:'Correlated_bins-items'.BA1</svg:desc>
                </draw:g>
              </table:table-cell>
              <table:table-cell office:value-type="string">
                <text:p>sbb_shuff</text:p>
                <draw:g>
                  <svg:desc>'Correlated_bins-items'.BC1:'Correlated_bins-items'.BC1</svg:desc>
                </draw:g>
              </table:table-cell>
              <table:table-cell office:value-type="string">
                <text:p>sbb_st_1/C</text:p>
                <draw:g>
                  <svg:desc>'Correlated_bins-items'.BE1:'Correlated_bins-items'.BE1</svg:desc>
                </draw:g>
              </table:table-cell>
              <table:table-cell office:value-type="string">
                <text:p>sbb_dyn_1/C</text:p>
                <draw:g>
                  <svg:desc>'Correlated_bins-items'.BG1:'Correlated_bins-items'.BG1</svg:desc>
                </draw:g>
              </table:table-cell>
              <table:table-cell office:value-type="string">
                <text:p>sbb_st_1/R</text:p>
                <draw:g>
                  <svg:desc>'Correlated_bins-items'.BI1:'Correlated_bins-items'.BI1</svg:desc>
                </draw:g>
              </table:table-cell>
              <table:table-cell office:value-type="string">
                <text:p>sbb_st_1/R</text:p>
                <draw:g>
                  <svg:desc>'Correlated_bins-items'.BK1:'Correlated_bins-items'.BK1</svg:desc>
                </draw:g>
              </table:table-cell>
              <table:table-cell office:value-type="string">
                <text:p>sbb_st_R/C</text:p>
                <draw:g>
                  <svg:desc>'Correlated_bins-items'.BM1:'Correlated_bins-items'.BM1</svg:desc>
                </draw:g>
              </table:table-cell>
              <table:table-cell office:value-type="string">
                <text:p>sbb_dyn_R/C</text:p>
                <draw:g>
                  <svg:desc>'Correlated_bins-items'.BO1:'Correlated_bins-items'.B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'Correlated_bins-items'.A2:'Correlated_bins-items'.A11</svg:desc>
                </draw:g>
              </table:table-cell>
              <table:table-cell office:value-type="float" office:value="0.983575107771">
                <text:p>0.983575107771</text:p>
                <draw:g>
                  <svg:desc>'Correlated_bins-items'.G2:'Correlated_bins-items'.G11</svg:desc>
                </draw:g>
              </table:table-cell>
              <table:table-cell office:value-type="float" office:value="0.983182523425">
                <text:p>0.983182523425</text:p>
                <draw:g>
                  <svg:desc>'Correlated_bins-items'.I2:'Correlated_bins-items'.I11</svg:desc>
                </draw:g>
              </table:table-cell>
              <table:table-cell office:value-type="float" office:value="1">
                <text:p>1</text:p>
                <draw:g>
                  <svg:desc>'Correlated_bins-items'.K2:'Correlated_bins-items'.K11</svg:desc>
                </draw:g>
              </table:table-cell>
              <table:table-cell office:value-type="float" office:value="1">
                <text:p>1</text:p>
                <draw:g>
                  <svg:desc>'Correlated_bins-items'.M2:'Correlated_bins-items'.M11</svg:desc>
                </draw:g>
              </table:table-cell>
              <table:table-cell office:value-type="float" office:value="1">
                <text:p>1</text:p>
                <draw:g>
                  <svg:desc>'Correlated_bins-items'.O2:'Correlated_bins-items'.O11</svg:desc>
                </draw:g>
              </table:table-cell>
              <table:table-cell office:value-type="float" office:value="0.970033479828">
                <text:p>0.970033479828</text:p>
                <draw:g>
                  <svg:desc>'Correlated_bins-items'.Q2:'Correlated_bins-items'.Q11</svg:desc>
                </draw:g>
              </table:table-cell>
              <table:table-cell office:value-type="float" office:value="1">
                <text:p>1</text:p>
                <draw:g>
                  <svg:desc>'Correlated_bins-items'.S2:'Correlated_bins-items'.S11</svg:desc>
                </draw:g>
              </table:table-cell>
              <table:table-cell office:value-type="float" office:value="1">
                <text:p>1</text:p>
                <draw:g>
                  <svg:desc>'Correlated_bins-items'.U2:'Correlated_bins-items'.U11</svg:desc>
                </draw:g>
              </table:table-cell>
              <table:table-cell office:value-type="float" office:value="1">
                <text:p>1</text:p>
                <draw:g>
                  <svg:desc>'Correlated_bins-items'.W2:'Correlated_bins-items'.W11</svg:desc>
                </draw:g>
              </table:table-cell>
              <table:table-cell office:value-type="float" office:value="0.975681822184">
                <text:p>0.975681822184</text:p>
                <draw:g>
                  <svg:desc>'Correlated_bins-items'.Y2:'Correlated_bins-items'.Y11</svg:desc>
                </draw:g>
              </table:table-cell>
              <table:table-cell office:value-type="float" office:value="1">
                <text:p>1</text:p>
                <draw:g>
                  <svg:desc>'Correlated_bins-items'.AA2:'Correlated_bins-items'.AA11</svg:desc>
                </draw:g>
              </table:table-cell>
              <table:table-cell office:value-type="float" office:value="1">
                <text:p>1</text:p>
                <draw:g>
                  <svg:desc>'Correlated_bins-items'.AC2:'Correlated_bins-items'.AC11</svg:desc>
                </draw:g>
              </table:table-cell>
              <table:table-cell office:value-type="float" office:value="1">
                <text:p>1</text:p>
                <draw:g>
                  <svg:desc>'Correlated_bins-items'.AE2:'Correlated_bins-items'.AE11</svg:desc>
                </draw:g>
              </table:table-cell>
              <table:table-cell office:value-type="float" office:value="0.970099470866">
                <text:p>0.970099470866</text:p>
                <draw:g>
                  <svg:desc>'Correlated_bins-items'.AG2:'Correlated_bins-items'.AG11</svg:desc>
                </draw:g>
              </table:table-cell>
              <table:table-cell office:value-type="float" office:value="0.971160222025">
                <text:p>0.971160222025</text:p>
                <draw:g>
                  <svg:desc>'Correlated_bins-items'.AI2:'Correlated_bins-items'.AI11</svg:desc>
                </draw:g>
              </table:table-cell>
              <table:table-cell office:value-type="float" office:value="0.967443729872">
                <text:p>0.967443729872</text:p>
                <draw:g>
                  <svg:desc>'Correlated_bins-items'.AK2:'Correlated_bins-items'.AK11</svg:desc>
                </draw:g>
              </table:table-cell>
              <table:table-cell office:value-type="float" office:value="1">
                <text:p>1</text:p>
                <draw:g>
                  <svg:desc>'Correlated_bins-items'.AM2:'Correlated_bins-items'.AM11</svg:desc>
                </draw:g>
              </table:table-cell>
              <table:table-cell office:value-type="float" office:value="1">
                <text:p>1</text:p>
                <draw:g>
                  <svg:desc>'Correlated_bins-items'.AO2:'Correlated_bins-items'.AO11</svg:desc>
                </draw:g>
              </table:table-cell>
              <table:table-cell office:value-type="float" office:value="1">
                <text:p>1</text:p>
                <draw:g>
                  <svg:desc>'Correlated_bins-items'.AQ2:'Correlated_bins-items'.AQ11</svg:desc>
                </draw:g>
              </table:table-cell>
              <table:table-cell office:value-type="float" office:value="1">
                <text:p>1</text:p>
                <draw:g>
                  <svg:desc>'Correlated_bins-items'.AS2:'Correlated_bins-items'.AS11</svg:desc>
                </draw:g>
              </table:table-cell>
              <table:table-cell office:value-type="float" office:value="1">
                <text:p>1</text:p>
                <draw:g>
                  <svg:desc>'Correlated_bins-items'.AU2:'Correlated_bins-items'.AU11</svg:desc>
                </draw:g>
              </table:table-cell>
              <table:table-cell office:value-type="float" office:value="1">
                <text:p>1</text:p>
                <draw:g>
                  <svg:desc>'Correlated_bins-items'.AW2:'Correlated_bins-items'.AW11</svg:desc>
                </draw:g>
              </table:table-cell>
              <table:table-cell office:value-type="float" office:value="0.977789986947">
                <text:p>0.977789986947</text:p>
                <draw:g>
                  <svg:desc>'Correlated_bins-items'.AY2:'Correlated_bins-items'.AY11</svg:desc>
                </draw:g>
              </table:table-cell>
              <table:table-cell office:value-type="float" office:value="0.978064086818">
                <text:p>0.978064086818</text:p>
                <draw:g>
                  <svg:desc>'Correlated_bins-items'.BA2:'Correlated_bins-items'.BA11</svg:desc>
                </draw:g>
              </table:table-cell>
              <table:table-cell office:value-type="float" office:value="0.970131348328">
                <text:p>0.970131348328</text:p>
                <draw:g>
                  <svg:desc>'Correlated_bins-items'.BC2:'Correlated_bins-items'.BC11</svg:desc>
                </draw:g>
              </table:table-cell>
              <table:table-cell office:value-type="float" office:value="1">
                <text:p>1</text:p>
                <draw:g>
                  <svg:desc>'Correlated_bins-items'.BE2:'Correlated_bins-items'.BE11</svg:desc>
                </draw:g>
              </table:table-cell>
              <table:table-cell office:value-type="float" office:value="1">
                <text:p>1</text:p>
                <draw:g>
                  <svg:desc>'Correlated_bins-items'.BG2:'Correlated_bins-items'.BG11</svg:desc>
                </draw:g>
              </table:table-cell>
              <table:table-cell office:value-type="float" office:value="1">
                <text:p>1</text:p>
                <draw:g>
                  <svg:desc>'Correlated_bins-items'.BI2:'Correlated_bins-items'.BI11</svg:desc>
                </draw:g>
              </table:table-cell>
              <table:table-cell office:value-type="float" office:value="1">
                <text:p>1</text:p>
                <draw:g>
                  <svg:desc>'Correlated_bins-items'.BK2:'Correlated_bins-items'.BK11</svg:desc>
                </draw:g>
              </table:table-cell>
              <table:table-cell office:value-type="float" office:value="1">
                <text:p>1</text:p>
                <draw:g>
                  <svg:desc>'Correlated_bins-items'.BM2:'Correlated_bins-items'.BM11</svg:desc>
                </draw:g>
              </table:table-cell>
              <table:table-cell office:value-type="float" office:value="1">
                <text:p>1</text:p>
                <draw:g>
                  <svg:desc>'Correlated_bins-items'.BO2:'Correlated_bins-items'.BO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0.984477704077">
                <text:p>0.984477704077</text:p>
              </table:table-cell>
              <table:table-cell office:value-type="float" office:value="0.983557700381">
                <text:p>0.983557700381</text:p>
              </table:table-cell>
              <table:table-cell office:value-type="float" office:value="0.999428571429">
                <text:p>0.999428571429</text:p>
              </table:table-cell>
              <table:table-cell office:value-type="float" office:value="0.999428571429">
                <text:p>0.999428571429</text:p>
              </table:table-cell>
              <table:table-cell office:value-type="float" office:value="0.999428571429">
                <text:p>0.999428571429</text:p>
              </table:table-cell>
              <table:table-cell office:value-type="float" office:value="0.966141229162">
                <text:p>0.966141229162</text:p>
              </table:table-cell>
              <table:table-cell office:value-type="float" office:value="0.999428571429">
                <text:p>0.999428571429</text:p>
              </table:table-cell>
              <table:table-cell office:value-type="float" office:value="0.999428571429">
                <text:p>0.999428571429</text:p>
              </table:table-cell>
              <table:table-cell office:value-type="float" office:value="0.999428571429">
                <text:p>0.999428571429</text:p>
              </table:table-cell>
              <table:table-cell office:value-type="float" office:value="0.975290952813">
                <text:p>0.975290952813</text:p>
              </table:table-cell>
              <table:table-cell office:value-type="float" office:value="0.999428571429">
                <text:p>0.999428571429</text:p>
              </table:table-cell>
              <table:table-cell office:value-type="float" office:value="0.999428571429">
                <text:p>0.999428571429</text:p>
              </table:table-cell>
              <table:table-cell office:value-type="float" office:value="0.999428571429">
                <text:p>0.999428571429</text:p>
              </table:table-cell>
              <table:table-cell office:value-type="float" office:value="0.96832370523">
                <text:p>0.96832370523</text:p>
              </table:table-cell>
              <table:table-cell office:value-type="float" office:value="0.970099819636">
                <text:p>0.970099819636</text:p>
              </table:table-cell>
              <table:table-cell office:value-type="float" office:value="0.966397613227">
                <text:p>0.9663976132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51712517">
                <text:p>0.9751712517</text:p>
              </table:table-cell>
              <table:table-cell office:value-type="float" office:value="0.973926673244">
                <text:p>0.973926673244</text:p>
              </table:table-cell>
              <table:table-cell office:value-type="float" office:value="0.970492958967">
                <text:p>0.970492958967</text:p>
              </table:table-cell>
              <table:table-cell office:value-type="float" office:value="0.999428571429">
                <text:p>0.999428571429</text:p>
              </table:table-cell>
              <table:table-cell office:value-type="float" office:value="0.999428571429">
                <text:p>0.999428571429</text:p>
              </table:table-cell>
              <table:table-cell office:value-type="float" office:value="0.999428571429">
                <text:p>0.999428571429</text:p>
              </table:table-cell>
              <table:table-cell office:value-type="float" office:value="0.999428571429">
                <text:p>0.999428571429</text:p>
              </table:table-cell>
              <table:table-cell office:value-type="float" office:value="0.999428571429">
                <text:p>0.999428571429</text:p>
              </table:table-cell>
              <table:table-cell office:value-type="float" office:value="0.999428571429">
                <text:p>0.999428571429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0.978260598057">
                <text:p>0.978260598057</text:p>
              </table:table-cell>
              <table:table-cell office:value-type="float" office:value="0.98092317379">
                <text:p>0.98092317379</text:p>
              </table:table-cell>
              <table:table-cell office:value-type="float" office:value="0.997808050613">
                <text:p>0.997808050613</text:p>
              </table:table-cell>
              <table:table-cell office:value-type="float" office:value="0.997808050613">
                <text:p>0.997808050613</text:p>
              </table:table-cell>
              <table:table-cell office:value-type="float" office:value="0.997808050613">
                <text:p>0.997808050613</text:p>
              </table:table-cell>
              <table:table-cell office:value-type="float" office:value="0.966328532745">
                <text:p>0.966328532745</text:p>
              </table:table-cell>
              <table:table-cell office:value-type="float" office:value="0.998577281382">
                <text:p>0.998577281382</text:p>
              </table:table-cell>
              <table:table-cell office:value-type="float" office:value="0.998577281382">
                <text:p>0.998577281382</text:p>
              </table:table-cell>
              <table:table-cell office:value-type="float" office:value="0.998577281382">
                <text:p>0.998577281382</text:p>
              </table:table-cell>
              <table:table-cell office:value-type="float" office:value="0.975797320021">
                <text:p>0.975797320021</text:p>
              </table:table-cell>
              <table:table-cell office:value-type="float" office:value="0.997808050613">
                <text:p>0.997808050613</text:p>
              </table:table-cell>
              <table:table-cell office:value-type="float" office:value="0.997808050613">
                <text:p>0.997808050613</text:p>
              </table:table-cell>
              <table:table-cell office:value-type="float" office:value="0.997808050613">
                <text:p>0.997808050613</text:p>
              </table:table-cell>
              <table:table-cell office:value-type="float" office:value="0.967808955003">
                <text:p>0.967808955003</text:p>
              </table:table-cell>
              <table:table-cell office:value-type="float" office:value="0.970877829599">
                <text:p>0.970877829599</text:p>
              </table:table-cell>
              <table:table-cell office:value-type="float" office:value="0.967143137011">
                <text:p>0.967143137011</text:p>
              </table:table-cell>
              <table:table-cell office:value-type="float" office:value="0.996751506418">
                <text:p>0.996751506418</text:p>
              </table:table-cell>
              <table:table-cell office:value-type="float" office:value="0.996751506418">
                <text:p>0.996751506418</text:p>
              </table:table-cell>
              <table:table-cell office:value-type="float" office:value="0.996751506418">
                <text:p>0.996751506418</text:p>
              </table:table-cell>
              <table:table-cell office:value-type="float" office:value="0.996751506418">
                <text:p>0.996751506418</text:p>
              </table:table-cell>
              <table:table-cell office:value-type="float" office:value="0.996751506418">
                <text:p>0.996751506418</text:p>
              </table:table-cell>
              <table:table-cell office:value-type="float" office:value="0.996751506418">
                <text:p>0.996751506418</text:p>
              </table:table-cell>
              <table:table-cell office:value-type="float" office:value="0.972356618797">
                <text:p>0.972356618797</text:p>
              </table:table-cell>
              <table:table-cell office:value-type="float" office:value="0.973674846804">
                <text:p>0.973674846804</text:p>
              </table:table-cell>
              <table:table-cell office:value-type="float" office:value="0.968717147268">
                <text:p>0.968717147268</text:p>
              </table:table-cell>
              <table:table-cell office:value-type="float" office:value="0.998218735942">
                <text:p>0.998218735942</text:p>
              </table:table-cell>
              <table:table-cell office:value-type="float" office:value="0.998218735942">
                <text:p>0.998218735942</text:p>
              </table:table-cell>
              <table:table-cell office:value-type="float" office:value="0.998218735942">
                <text:p>0.998218735942</text:p>
              </table:table-cell>
              <table:table-cell office:value-type="float" office:value="0.998218735942">
                <text:p>0.998218735942</text:p>
              </table:table-cell>
              <table:table-cell office:value-type="float" office:value="0.998218735942">
                <text:p>0.998218735942</text:p>
              </table:table-cell>
              <table:table-cell office:value-type="float" office:value="0.998218735942">
                <text:p>0.998218735942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0.997744208141">
                <text:p>0.997744208141</text:p>
              </table:table-cell>
              <table:table-cell office:value-type="float" office:value="0.998452012249">
                <text:p>0.99845201224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0406541274">
                <text:p>0.9804065412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8082309948">
                <text:p>0.9880823099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7332937561">
                <text:p>0.977332937561</text:p>
              </table:table-cell>
              <table:table-cell office:value-type="float" office:value="0.975467343706">
                <text:p>0.975467343706</text:p>
              </table:table-cell>
              <table:table-cell office:value-type="float" office:value="0.974916391735">
                <text:p>0.9749163917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4333436547">
                <text:p>0.994333436547</text:p>
              </table:table-cell>
              <table:table-cell office:value-type="float" office:value="0.994618184673">
                <text:p>0.994618184673</text:p>
              </table:table-cell>
              <table:table-cell office:value-type="float" office:value="0.983605829834">
                <text:p>0.9836058298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.997547970513">
                <text:p>0.997547970513</text:p>
              </table:table-cell>
              <table:table-cell office:value-type="float" office:value="0.99695961476">
                <text:p>0.996959614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9055479318">
                <text:p>0.9790554793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607657713">
                <text:p>0.9856076577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8382664373">
                <text:p>0.978382664373</text:p>
              </table:table-cell>
              <table:table-cell office:value-type="float" office:value="0.976861293339">
                <text:p>0.976861293339</text:p>
              </table:table-cell>
              <table:table-cell office:value-type="float" office:value="0.976450347384">
                <text:p>0.9764503473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2290173849">
                <text:p>0.992290173849</text:p>
              </table:table-cell>
              <table:table-cell office:value-type="float" office:value="0.991068636887">
                <text:p>0.991068636887</text:p>
              </table:table-cell>
              <table:table-cell office:value-type="float" office:value="0.98170005198">
                <text:p>0.9817000519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.996211805222">
                <text:p>0.996211805222</text:p>
              </table:table-cell>
              <table:table-cell office:value-type="float" office:value="0.995721217315">
                <text:p>0.9957212173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7926375347">
                <text:p>0.9779263753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150115681">
                <text:p>0.9851501156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8246126678">
                <text:p>0.978246126678</text:p>
              </table:table-cell>
              <table:table-cell office:value-type="float" office:value="0.977906569149">
                <text:p>0.977906569149</text:p>
              </table:table-cell>
              <table:table-cell office:value-type="float" office:value="0.974823165545">
                <text:p>0.9748231655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9988062332">
                <text:p>0.989988062332</text:p>
              </table:table-cell>
              <table:table-cell office:value-type="float" office:value="0.989185429759">
                <text:p>0.989185429759</text:p>
              </table:table-cell>
              <table:table-cell office:value-type="float" office:value="0.981904817237">
                <text:p>0.9819048172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0.999850517772">
                <text:p>0.999850517772</text:p>
              </table:table-cell>
              <table:table-cell office:value-type="float" office:value="0.999939739355">
                <text:p>0.9999397393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584011133">
                <text:p>0.9855840111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5064927824">
                <text:p>0.99506492782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9832714451">
                <text:p>0.979832714451</text:p>
              </table:table-cell>
              <table:table-cell office:value-type="float" office:value="0.979584972745">
                <text:p>0.979584972745</text:p>
              </table:table-cell>
              <table:table-cell office:value-type="float" office:value="0.98139264804">
                <text:p>0.9813926480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8826916637">
                <text:p>0.998826916637</text:p>
              </table:table-cell>
              <table:table-cell office:value-type="float" office:value="0.99908565639">
                <text:p>0.99908565639</text:p>
              </table:table-cell>
              <table:table-cell office:value-type="float" office:value="0.992596449703">
                <text:p>0.9925964497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.999920166432">
                <text:p>0.999920166432</text:p>
              </table:table-cell>
              <table:table-cell office:value-type="float" office:value="0.999839555334">
                <text:p>0.9998395553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4464358041">
                <text:p>0.9844643580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2476850234">
                <text:p>0.9924768502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79820657396">
                <text:p>0.979820657396</text:p>
              </table:table-cell>
              <table:table-cell office:value-type="float" office:value="0.979407483494">
                <text:p>0.979407483494</text:p>
              </table:table-cell>
              <table:table-cell office:value-type="float" office:value="0.980674099939">
                <text:p>0.98067409993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7998628897">
                <text:p>0.997998628897</text:p>
              </table:table-cell>
              <table:table-cell office:value-type="float" office:value="0.998442424941">
                <text:p>0.998442424941</text:p>
              </table:table-cell>
              <table:table-cell office:value-type="float" office:value="0.990191920344">
                <text:p>0.9901919203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.999675853697">
                <text:p>0.999675853697</text:p>
              </table:table-cell>
              <table:table-cell office:value-type="float" office:value="0.999638043966">
                <text:p>0.9996380439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3529913336">
                <text:p>0.9835299133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0529317457">
                <text:p>0.9905293174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0231462532">
                <text:p>0.980231462532</text:p>
              </table:table-cell>
              <table:table-cell office:value-type="float" office:value="0.979808593522">
                <text:p>0.979808593522</text:p>
              </table:table-cell>
              <table:table-cell office:value-type="float" office:value="0.979821723846">
                <text:p>0.97982172384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7438944407">
                <text:p>0.997438944407</text:p>
              </table:table-cell>
              <table:table-cell office:value-type="float" office:value="0.997195338455">
                <text:p>0.997195338455</text:p>
              </table:table-cell>
              <table:table-cell office:value-type="float" office:value="0.98912933817">
                <text:p>0.989129338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993029325742444">
                <text:p>0.993029325742444</text:p>
              </table:table-cell>
              <table:table-cell office:value-type="float" office:value="0.993134842286111">
                <text:p>0.993134842286111</text:p>
              </table:table-cell>
              <table:table-cell office:value-type="float" office:value="0.999692958004667">
                <text:p>0.999692958004667</text:p>
              </table:table-cell>
              <table:table-cell office:value-type="float" office:value="0.999692958004667">
                <text:p>0.999692958004667</text:p>
              </table:table-cell>
              <table:table-cell office:value-type="float" office:value="0.999692958004667">
                <text:p>0.999692958004667</text:p>
              </table:table-cell>
              <table:table-cell office:value-type="float" office:value="0.977052213353778">
                <text:p>0.977052213353778</text:p>
              </table:table-cell>
              <table:table-cell office:value-type="float" office:value="0.999778428090111">
                <text:p>0.999778428090111</text:p>
              </table:table-cell>
              <table:table-cell office:value-type="float" office:value="0.999778428090111">
                <text:p>0.999778428090111</text:p>
              </table:table-cell>
              <table:table-cell office:value-type="float" office:value="0.999778428090111">
                <text:p>0.999778428090111</text:p>
              </table:table-cell>
              <table:table-cell office:value-type="float" office:value="0.984853474875">
                <text:p>0.984853474875</text:p>
              </table:table-cell>
              <table:table-cell office:value-type="float" office:value="0.999692958004667">
                <text:p>0.999692958004667</text:p>
              </table:table-cell>
              <table:table-cell office:value-type="float" office:value="0.999692958004667">
                <text:p>0.999692958004667</text:p>
              </table:table-cell>
              <table:table-cell office:value-type="float" office:value="0.999692958004667">
                <text:p>0.999692958004667</text:p>
              </table:table-cell>
              <table:table-cell office:value-type="float" office:value="0.975564299343333">
                <text:p>0.975564299343333</text:p>
              </table:table-cell>
              <table:table-cell office:value-type="float" office:value="0.975686014135">
                <text:p>0.975686014135</text:p>
              </table:table-cell>
              <table:table-cell office:value-type="float" office:value="0.974340317399889">
                <text:p>0.974340317399889</text:p>
              </table:table-cell>
              <table:table-cell office:value-type="float" office:value="0.999639056268667">
                <text:p>0.999639056268667</text:p>
              </table:table-cell>
              <table:table-cell office:value-type="float" office:value="0.999639056268667">
                <text:p>0.999639056268667</text:p>
              </table:table-cell>
              <table:table-cell office:value-type="float" office:value="0.999639056268667">
                <text:p>0.999639056268667</text:p>
              </table:table-cell>
              <table:table-cell office:value-type="float" office:value="0.999639056268667">
                <text:p>0.999639056268667</text:p>
              </table:table-cell>
              <table:table-cell office:value-type="float" office:value="0.999639056268667">
                <text:p>0.999639056268667</text:p>
              </table:table-cell>
              <table:table-cell office:value-type="float" office:value="0.999639056268667">
                <text:p>0.999639056268667</text:p>
              </table:table-cell>
              <table:table-cell office:value-type="float" office:value="0.988466002234778">
                <text:p>0.988466002234778</text:p>
              </table:table-cell>
              <table:table-cell office:value-type="float" office:value="0.988362364219">
                <text:p>0.988362364219</text:p>
              </table:table-cell>
              <table:table-cell office:value-type="float" office:value="0.980941095759">
                <text:p>0.980941095759</text:p>
              </table:table-cell>
              <table:table-cell office:value-type="float" office:value="0.999738589707889">
                <text:p>0.999738589707889</text:p>
              </table:table-cell>
              <table:table-cell office:value-type="float" office:value="0.999738589707889">
                <text:p>0.999738589707889</text:p>
              </table:table-cell>
              <table:table-cell office:value-type="float" office:value="0.999738589707889">
                <text:p>0.999738589707889</text:p>
              </table:table-cell>
              <table:table-cell office:value-type="float" office:value="0.999738589707889">
                <text:p>0.999738589707889</text:p>
              </table:table-cell>
              <table:table-cell office:value-type="float" office:value="0.999738589707889">
                <text:p>0.999738589707889</text:p>
              </table:table-cell>
              <table:table-cell office:value-type="float" office:value="0.999738589707889">
                <text:p>0.999738589707889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2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20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2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6.06cm" svg:height="10.493cm" xlink:href=".." xlink:type="simple" chart:class="chart:bar" chart:style-name="ch1">
        <chart:title svg:x="14.031cm" svg:y="0cm" chart:style-name="ch2">
          <text:p>Similar items and bins</text:p>
        </chart:title>
        <chart:legend svg:x="32.948cm" svg:y="3.702cm" style:legend-expansion="custom" chartooo:width="3.111cm" chartooo:height="3.088cm" style:legend-expansion-aspect-ratio="1.0074481865285" chart:style-name="ch3"/>
        <chart:plot-area chart:style-name="ch4" table:cell-range-address="'Similar mf 0.8'.A2:'Similar mf 0.8'.A10 'Similar mf 0.8'.T1:'Similar mf 0.8'.T10 'Similar mf 0.8'.AB1:'Similar mf 0.8'.AB10 'Similar mf 0.8'.AV1:'Similar mf 0.8'.AV10 'Similar mf 0.8'.BH1:'Similar mf 0.8'.BH10 'Similar mf 0.8'.BR1:'Similar mf 0.8'.BR10 'Similar mf 0.8'.BV1:'Similar mf 0.8'.BV10" chart:data-source-has-labels="both" svg:x="1.486cm" svg:y="1.258cm" svg:width="31.121cm" svg:height="7.975cm">
          <chartooo:coordinate-region svg:x="2.293cm" svg:y="1.457cm" svg:width="30.314cm" svg:height="7.129cm"/>
          <chart:axis chart:dimension="x" chart:name="primary-x" chart:style-name="ch5" chartooo:axis-type="auto">
            <chartooo:date-scale/>
            <chart:title svg:x="12.515cm" svg:y="9.273cm" chart:style-name="ch6">
              <text:p>Instances (#bins_#resources)</text:p>
            </chart:title>
            <chart:categories table:cell-range-address="'Similar mf 0.8'.A2:'Similar mf 0.8'.A10"/>
          </chart:axis>
          <chart:axis chart:dimension="y" chart:name="primary-y" chart:style-name="ch7">
            <chart:title svg:x="0cm" svg:y="8.649cm" chart:style-name="ch8">
              <text:p>Number of success</text:p>
            </chart:title>
            <chart:grid chart:style-name="ch9" chart:class="major"/>
          </chart:axis>
          <chart:series chart:style-name="ch10" chart:values-cell-range-address="'Similar mf 0.8'.T2:'Similar mf 0.8'.T10" chart:label-cell-address="'Similar mf 0.8'.T1:'Similar mf 0.8'.T1" chart:class="chart:bar">
            <chart:data-point chart:repeated="9"/>
          </chart:series>
          <chart:series chart:style-name="ch11" chart:values-cell-range-address="'Similar mf 0.8'.AB2:'Similar mf 0.8'.AB10" chart:label-cell-address="'Similar mf 0.8'.AB1:'Similar mf 0.8'.AB1" chart:class="chart:bar">
            <chart:data-point chart:repeated="9"/>
          </chart:series>
          <chart:series chart:style-name="ch12" chart:values-cell-range-address="'Similar mf 0.8'.AV2:'Similar mf 0.8'.AV10" chart:label-cell-address="'Similar mf 0.8'.AV1:'Similar mf 0.8'.AV1" chart:class="chart:bar">
            <chart:data-point chart:repeated="9"/>
          </chart:series>
          <chart:series chart:style-name="ch13" chart:values-cell-range-address="'Similar mf 0.8'.BH2:'Similar mf 0.8'.BH10" chart:label-cell-address="'Similar mf 0.8'.BH1:'Similar mf 0.8'.BH1" chart:class="chart:bar">
            <chart:data-point chart:repeated="9"/>
          </chart:series>
          <chart:series chart:style-name="ch14" chart:values-cell-range-address="'Similar mf 0.8'.BR2:'Similar mf 0.8'.BR10" chart:label-cell-address="'Similar mf 0.8'.BR1:'Similar mf 0.8'.BR1" chart:class="chart:bar">
            <chart:data-point chart:repeated="9"/>
          </chart:series>
          <chart:series chart:style-name="ch15" chart:values-cell-range-address="'Similar mf 0.8'.BV2:'Similar mf 0.8'.BV10" chart:label-cell-address="'Similar mf 0.8'.BV1:'Similar mf 0.8'.BV1" chart:class="chart:bar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_dyn_1/C_ns</text:p>
                <draw:g>
                  <svg:desc>'Similar mf 0.8'.T1:'Similar mf 0.8'.T1</svg:desc>
                </draw:g>
              </table:table-cell>
              <table:table-cell office:value-type="string">
                <text:p>bc_dyn_1/C_ns</text:p>
                <draw:g>
                  <svg:desc>'Similar mf 0.8'.AB1:'Similar mf 0.8'.AB1</svg:desc>
                </draw:g>
              </table:table-cell>
              <table:table-cell office:value-type="string">
                <text:p>bb_st_R/C_ns</text:p>
                <draw:g>
                  <svg:desc>'Similar mf 0.8'.AV1:'Similar mf 0.8'.AV1</svg:desc>
                </draw:g>
              </table:table-cell>
              <table:table-cell office:value-type="string">
                <text:p>sbb_dyn_1/C_ns</text:p>
                <draw:g>
                  <svg:desc>'Similar mf 0.8'.BH1:'Similar mf 0.8'.BH1</svg:desc>
                </draw:g>
              </table:table-cell>
              <table:table-cell office:value-type="string">
                <text:p>dp_ns</text:p>
                <draw:g>
                  <svg:desc>'Similar mf 0.8'.BR1:'Similar mf 0.8'.BR1</svg:desc>
                </draw:g>
              </table:table-cell>
              <table:table-cell office:value-type="string">
                <text:p>dp_normR_ns</text:p>
                <draw:g>
                  <svg:desc>'Similar mf 0.8'.BV1:'Similar mf 0.8'.B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'Similar mf 0.8'.A2:'Similar mf 0.8'.A10</svg:desc>
                </draw:g>
              </table:table-cell>
              <table:table-cell office:value-type="float" office:value="2">
                <text:p>2</text:p>
                <draw:g>
                  <svg:desc>'Similar mf 0.8'.T2:'Similar mf 0.8'.T10</svg:desc>
                </draw:g>
              </table:table-cell>
              <table:table-cell office:value-type="float" office:value="1">
                <text:p>1</text:p>
                <draw:g>
                  <svg:desc>'Similar mf 0.8'.AB2:'Similar mf 0.8'.AB10</svg:desc>
                </draw:g>
              </table:table-cell>
              <table:table-cell office:value-type="float" office:value="1">
                <text:p>1</text:p>
                <draw:g>
                  <svg:desc>'Similar mf 0.8'.AV2:'Similar mf 0.8'.AV10</svg:desc>
                </draw:g>
              </table:table-cell>
              <table:table-cell office:value-type="float" office:value="1">
                <text:p>1</text:p>
                <draw:g>
                  <svg:desc>'Similar mf 0.8'.BH2:'Similar mf 0.8'.BH10</svg:desc>
                </draw:g>
              </table:table-cell>
              <table:table-cell office:value-type="float" office:value="40">
                <text:p>40</text:p>
                <draw:g>
                  <svg:desc>'Similar mf 0.8'.BR2:'Similar mf 0.8'.BR10</svg:desc>
                </draw:g>
              </table:table-cell>
              <table:table-cell office:value-type="float" office:value="44">
                <text:p>44</text:p>
                <draw:g>
                  <svg:desc>'Similar mf 0.8'.BV2:'Similar mf 0.8'.BV10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49.739cm" svg:height="19.483cm" xlink:href=".." xlink:type="simple" chart:class="chart:bar" chart:style-name="ch1">
        <chart:legend chart:legend-position="end" svg:x="46.365cm" svg:y="1.972cm" style:legend-expansion="high" chart:style-name="ch2"/>
        <chart:plot-area chart:style-name="ch3" table:cell-range-address="'Similar mf 0.8'.A2:'Similar mf 0.8'.A11 'Similar mf 0.8'.G1:'Similar mf 0.8'.G11 'Similar mf 0.8'.I1:'Similar mf 0.8'.I11 'Similar mf 0.8'.K1:'Similar mf 0.8'.K11 'Similar mf 0.8'.M1:'Similar mf 0.8'.M11 'Similar mf 0.8'.O1:'Similar mf 0.8'.O11 'Similar mf 0.8'.Q1:'Similar mf 0.8'.Q11 'Similar mf 0.8'.S1:'Similar mf 0.8'.S11 'Similar mf 0.8'.U1:'Similar mf 0.8'.U11 'Similar mf 0.8'.W1:'Similar mf 0.8'.W11 'Similar mf 0.8'.Y1:'Similar mf 0.8'.Y11 'Similar mf 0.8'.AA1:'Similar mf 0.8'.AA11 'Similar mf 0.8'.AC1:'Similar mf 0.8'.AC11 'Similar mf 0.8'.AE1:'Similar mf 0.8'.AE11 'Similar mf 0.8'.AG1:'Similar mf 0.8'.AG11 'Similar mf 0.8'.AI1:'Similar mf 0.8'.AI11 'Similar mf 0.8'.AK1:'Similar mf 0.8'.AK11 'Similar mf 0.8'.AM1:'Similar mf 0.8'.AM11 'Similar mf 0.8'.AO1:'Similar mf 0.8'.AO11 'Similar mf 0.8'.AQ1:'Similar mf 0.8'.AQ11 'Similar mf 0.8'.AS1:'Similar mf 0.8'.AS11 'Similar mf 0.8'.AU1:'Similar mf 0.8'.AU11 'Similar mf 0.8'.AW1:'Similar mf 0.8'.AW11 'Similar mf 0.8'.AY1:'Similar mf 0.8'.AY11 'Similar mf 0.8'.BA1:'Similar mf 0.8'.BA11 'Similar mf 0.8'.BC1:'Similar mf 0.8'.BC11 'Similar mf 0.8'.BE1:'Similar mf 0.8'.BE11 'Similar mf 0.8'.BG1:'Similar mf 0.8'.BG11 'Similar mf 0.8'.BI1:'Similar mf 0.8'.BI11 'Similar mf 0.8'.BK1:'Similar mf 0.8'.BK11 'Similar mf 0.8'.BM1:'Similar mf 0.8'.BM11 'Similar mf 0.8'.BO1:'Similar mf 0.8'.BO11" chart:data-source-has-labels="both" svg:x="1.444cm" svg:y="1.691cm" svg:width="42.933cm" svg:height="16.983cm">
          <chartooo:coordinate-region svg:x="2.171cm" svg:y="1.89cm" svg:width="42.206cm" svg:height="16.137cm"/>
          <chart:axis chart:dimension="x" chart:name="primary-x" chart:style-name="ch4" chartooo:axis-type="auto">
            <chartooo:date-scale/>
            <chart:categories table:cell-range-address="'Similar mf 0.8'.A2:'Similar mf 0.8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imilar mf 0.8'.G2:'Similar mf 0.8'.G11" chart:label-cell-address="'Similar mf 0.8'.G1:'Similar mf 0.8'.G1" chart:class="chart:bar">
            <chart:data-point chart:repeated="10"/>
          </chart:series>
          <chart:series chart:style-name="ch8" chart:values-cell-range-address="'Similar mf 0.8'.I2:'Similar mf 0.8'.I11" chart:label-cell-address="'Similar mf 0.8'.I1:'Similar mf 0.8'.I1" chart:class="chart:bar">
            <chart:data-point chart:repeated="10"/>
          </chart:series>
          <chart:series chart:style-name="ch9" chart:values-cell-range-address="'Similar mf 0.8'.K2:'Similar mf 0.8'.K11" chart:label-cell-address="'Similar mf 0.8'.K1:'Similar mf 0.8'.K1" chart:class="chart:bar">
            <chart:data-point chart:repeated="10"/>
          </chart:series>
          <chart:series chart:style-name="ch10" chart:values-cell-range-address="'Similar mf 0.8'.M2:'Similar mf 0.8'.M11" chart:label-cell-address="'Similar mf 0.8'.M1:'Similar mf 0.8'.M1" chart:class="chart:bar">
            <chart:data-point chart:repeated="10"/>
          </chart:series>
          <chart:series chart:style-name="ch11" chart:values-cell-range-address="'Similar mf 0.8'.O2:'Similar mf 0.8'.O11" chart:label-cell-address="'Similar mf 0.8'.O1:'Similar mf 0.8'.O1" chart:class="chart:bar">
            <chart:data-point chart:repeated="10"/>
          </chart:series>
          <chart:series chart:style-name="ch12" chart:values-cell-range-address="'Similar mf 0.8'.Q2:'Similar mf 0.8'.Q11" chart:label-cell-address="'Similar mf 0.8'.Q1:'Similar mf 0.8'.Q1" chart:class="chart:bar">
            <chart:data-point chart:repeated="10"/>
          </chart:series>
          <chart:series chart:style-name="ch13" chart:values-cell-range-address="'Similar mf 0.8'.S2:'Similar mf 0.8'.S11" chart:label-cell-address="'Similar mf 0.8'.S1:'Similar mf 0.8'.S1" chart:class="chart:bar">
            <chart:data-point chart:repeated="10"/>
          </chart:series>
          <chart:series chart:style-name="ch14" chart:values-cell-range-address="'Similar mf 0.8'.U2:'Similar mf 0.8'.U11" chart:label-cell-address="'Similar mf 0.8'.U1:'Similar mf 0.8'.U1" chart:class="chart:bar">
            <chart:data-point chart:repeated="10"/>
          </chart:series>
          <chart:series chart:style-name="ch15" chart:values-cell-range-address="'Similar mf 0.8'.W2:'Similar mf 0.8'.W11" chart:label-cell-address="'Similar mf 0.8'.W1:'Similar mf 0.8'.W1" chart:class="chart:bar">
            <chart:data-point chart:repeated="10"/>
          </chart:series>
          <chart:series chart:style-name="ch16" chart:values-cell-range-address="'Similar mf 0.8'.Y2:'Similar mf 0.8'.Y11" chart:label-cell-address="'Similar mf 0.8'.Y1:'Similar mf 0.8'.Y1" chart:class="chart:bar">
            <chart:data-point chart:repeated="10"/>
          </chart:series>
          <chart:series chart:style-name="ch17" chart:values-cell-range-address="'Similar mf 0.8'.AA2:'Similar mf 0.8'.AA11" chart:label-cell-address="'Similar mf 0.8'.AA1:'Similar mf 0.8'.AA1" chart:class="chart:bar">
            <chart:data-point chart:repeated="10"/>
          </chart:series>
          <chart:series chart:style-name="ch18" chart:values-cell-range-address="'Similar mf 0.8'.AC2:'Similar mf 0.8'.AC11" chart:label-cell-address="'Similar mf 0.8'.AC1:'Similar mf 0.8'.AC1" chart:class="chart:bar">
            <chart:data-point chart:repeated="10"/>
          </chart:series>
          <chart:series chart:style-name="ch7" chart:values-cell-range-address="'Similar mf 0.8'.AE2:'Similar mf 0.8'.AE11" chart:label-cell-address="'Similar mf 0.8'.AE1:'Similar mf 0.8'.AE1" chart:class="chart:bar">
            <chart:data-point chart:repeated="10"/>
          </chart:series>
          <chart:series chart:style-name="ch8" chart:values-cell-range-address="'Similar mf 0.8'.AG2:'Similar mf 0.8'.AG11" chart:label-cell-address="'Similar mf 0.8'.AG1:'Similar mf 0.8'.AG1" chart:class="chart:bar">
            <chart:data-point chart:repeated="10"/>
          </chart:series>
          <chart:series chart:style-name="ch9" chart:values-cell-range-address="'Similar mf 0.8'.AI2:'Similar mf 0.8'.AI11" chart:label-cell-address="'Similar mf 0.8'.AI1:'Similar mf 0.8'.AI1" chart:class="chart:bar">
            <chart:data-point chart:repeated="10"/>
          </chart:series>
          <chart:series chart:style-name="ch10" chart:values-cell-range-address="'Similar mf 0.8'.AK2:'Similar mf 0.8'.AK11" chart:label-cell-address="'Similar mf 0.8'.AK1:'Similar mf 0.8'.AK1" chart:class="chart:bar">
            <chart:data-point chart:repeated="10"/>
          </chart:series>
          <chart:series chart:style-name="ch11" chart:values-cell-range-address="'Similar mf 0.8'.AM2:'Similar mf 0.8'.AM11" chart:label-cell-address="'Similar mf 0.8'.AM1:'Similar mf 0.8'.AM1" chart:class="chart:bar">
            <chart:data-point chart:repeated="10"/>
          </chart:series>
          <chart:series chart:style-name="ch12" chart:values-cell-range-address="'Similar mf 0.8'.AO2:'Similar mf 0.8'.AO11" chart:label-cell-address="'Similar mf 0.8'.AO1:'Similar mf 0.8'.AO1" chart:class="chart:bar">
            <chart:data-point chart:repeated="10"/>
          </chart:series>
          <chart:series chart:style-name="ch13" chart:values-cell-range-address="'Similar mf 0.8'.AQ2:'Similar mf 0.8'.AQ11" chart:label-cell-address="'Similar mf 0.8'.AQ1:'Similar mf 0.8'.AQ1" chart:class="chart:bar">
            <chart:data-point chart:repeated="10"/>
          </chart:series>
          <chart:series chart:style-name="ch14" chart:values-cell-range-address="'Similar mf 0.8'.AS2:'Similar mf 0.8'.AS11" chart:label-cell-address="'Similar mf 0.8'.AS1:'Similar mf 0.8'.AS1" chart:class="chart:bar">
            <chart:data-point chart:repeated="10"/>
          </chart:series>
          <chart:series chart:style-name="ch15" chart:values-cell-range-address="'Similar mf 0.8'.AU2:'Similar mf 0.8'.AU11" chart:label-cell-address="'Similar mf 0.8'.AU1:'Similar mf 0.8'.AU1" chart:class="chart:bar">
            <chart:data-point chart:repeated="10"/>
          </chart:series>
          <chart:series chart:style-name="ch16" chart:values-cell-range-address="'Similar mf 0.8'.AW2:'Similar mf 0.8'.AW11" chart:label-cell-address="'Similar mf 0.8'.AW1:'Similar mf 0.8'.AW1" chart:class="chart:bar">
            <chart:data-point chart:repeated="10"/>
          </chart:series>
          <chart:series chart:style-name="ch17" chart:values-cell-range-address="'Similar mf 0.8'.AY2:'Similar mf 0.8'.AY11" chart:label-cell-address="'Similar mf 0.8'.AY1:'Similar mf 0.8'.AY1" chart:class="chart:bar">
            <chart:data-point chart:repeated="10"/>
          </chart:series>
          <chart:series chart:style-name="ch18" chart:values-cell-range-address="'Similar mf 0.8'.BA2:'Similar mf 0.8'.BA11" chart:label-cell-address="'Similar mf 0.8'.BA1:'Similar mf 0.8'.BA1" chart:class="chart:bar">
            <chart:data-point chart:repeated="10"/>
          </chart:series>
          <chart:series chart:style-name="ch7" chart:values-cell-range-address="'Similar mf 0.8'.BC2:'Similar mf 0.8'.BC11" chart:label-cell-address="'Similar mf 0.8'.BC1:'Similar mf 0.8'.BC1" chart:class="chart:bar">
            <chart:data-point chart:repeated="10"/>
          </chart:series>
          <chart:series chart:style-name="ch8" chart:values-cell-range-address="'Similar mf 0.8'.BE2:'Similar mf 0.8'.BE11" chart:label-cell-address="'Similar mf 0.8'.BE1:'Similar mf 0.8'.BE1" chart:class="chart:bar">
            <chart:data-point chart:repeated="10"/>
          </chart:series>
          <chart:series chart:style-name="ch9" chart:values-cell-range-address="'Similar mf 0.8'.BG2:'Similar mf 0.8'.BG11" chart:label-cell-address="'Similar mf 0.8'.BG1:'Similar mf 0.8'.BG1" chart:class="chart:bar">
            <chart:data-point chart:repeated="10"/>
          </chart:series>
          <chart:series chart:style-name="ch10" chart:values-cell-range-address="'Similar mf 0.8'.BI2:'Similar mf 0.8'.BI11" chart:label-cell-address="'Similar mf 0.8'.BI1:'Similar mf 0.8'.BI1" chart:class="chart:bar">
            <chart:data-point chart:repeated="10"/>
          </chart:series>
          <chart:series chart:style-name="ch11" chart:values-cell-range-address="'Similar mf 0.8'.BK2:'Similar mf 0.8'.BK11" chart:label-cell-address="'Similar mf 0.8'.BK1:'Similar mf 0.8'.BK1" chart:class="chart:bar">
            <chart:data-point chart:repeated="10"/>
          </chart:series>
          <chart:series chart:style-name="ch12" chart:values-cell-range-address="'Similar mf 0.8'.BM2:'Similar mf 0.8'.BM11" chart:label-cell-address="'Similar mf 0.8'.BM1:'Similar mf 0.8'.BM1" chart:class="chart:bar">
            <chart:data-point chart:repeated="10"/>
          </chart:series>
          <chart:series chart:style-name="ch13" chart:values-cell-range-address="'Similar mf 0.8'.BO2:'Similar mf 0.8'.BO11" chart:label-cell-address="'Similar mf 0.8'.BO1:'Similar mf 0.8'.BO1" chart:class="chart:bar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_pn</text:p>
                <draw:g>
                  <svg:desc>'Similar mf 0.8'.G1:'Similar mf 0.8'.G1</svg:desc>
                </draw:g>
              </table:table-cell>
              <table:table-cell office:value-type="string">
                <text:p>shuff1_pn</text:p>
                <draw:g>
                  <svg:desc>'Similar mf 0.8'.I1:'Similar mf 0.8'.I1</svg:desc>
                </draw:g>
              </table:table-cell>
              <table:table-cell office:value-type="string">
                <text:p>1/C_pn</text:p>
                <draw:g>
                  <svg:desc>'Similar mf 0.8'.K1:'Similar mf 0.8'.K1</svg:desc>
                </draw:g>
              </table:table-cell>
              <table:table-cell office:value-type="string">
                <text:p>1/R_pn</text:p>
                <draw:g>
                  <svg:desc>'Similar mf 0.8'.M1:'Similar mf 0.8'.M1</svg:desc>
                </draw:g>
              </table:table-cell>
              <table:table-cell office:value-type="string">
                <text:p>R/C_pn</text:p>
                <draw:g>
                  <svg:desc>'Similar mf 0.8'.O1:'Similar mf 0.8'.O1</svg:desc>
                </draw:g>
              </table:table-cell>
              <table:table-cell office:value-type="string">
                <text:p>ic_shuff_pn</text:p>
                <draw:g>
                  <svg:desc>'Similar mf 0.8'.Q1:'Similar mf 0.8'.Q1</svg:desc>
                </draw:g>
              </table:table-cell>
              <table:table-cell office:value-type="string">
                <text:p>ic_dyn_1/C_pn</text:p>
                <draw:g>
                  <svg:desc>'Similar mf 0.8'.S1:'Similar mf 0.8'.S1</svg:desc>
                </draw:g>
              </table:table-cell>
              <table:table-cell office:value-type="string">
                <text:p>ic_dyn_1/R_pn</text:p>
                <draw:g>
                  <svg:desc>'Similar mf 0.8'.U1:'Similar mf 0.8'.U1</svg:desc>
                </draw:g>
              </table:table-cell>
              <table:table-cell office:value-type="string">
                <text:p>ic_dyn_R/C_pn</text:p>
                <draw:g>
                  <svg:desc>'Similar mf 0.8'.W1:'Similar mf 0.8'.W1</svg:desc>
                </draw:g>
              </table:table-cell>
              <table:table-cell office:value-type="string">
                <text:p>bc_shuff_pn</text:p>
                <draw:g>
                  <svg:desc>'Similar mf 0.8'.Y1:'Similar mf 0.8'.Y1</svg:desc>
                </draw:g>
              </table:table-cell>
              <table:table-cell office:value-type="string">
                <text:p>bc_dyn_1/C_pn</text:p>
                <draw:g>
                  <svg:desc>'Similar mf 0.8'.AA1:'Similar mf 0.8'.AA1</svg:desc>
                </draw:g>
              </table:table-cell>
              <table:table-cell office:value-type="string">
                <text:p>bc_dyn_1/R_pn</text:p>
                <draw:g>
                  <svg:desc>'Similar mf 0.8'.AC1:'Similar mf 0.8'.AC1</svg:desc>
                </draw:g>
              </table:table-cell>
              <table:table-cell office:value-type="string">
                <text:p>bc_dyn_R/C_pn</text:p>
                <draw:g>
                  <svg:desc>'Similar mf 0.8'.AE1:'Similar mf 0.8'.AE1</svg:desc>
                </draw:g>
              </table:table-cell>
              <table:table-cell office:value-type="string">
                <text:p>bb_nothing_pn</text:p>
                <draw:g>
                  <svg:desc>'Similar mf 0.8'.AG1:'Similar mf 0.8'.AG1</svg:desc>
                </draw:g>
              </table:table-cell>
              <table:table-cell office:value-type="string">
                <text:p>bb_shuff1_pn</text:p>
                <draw:g>
                  <svg:desc>'Similar mf 0.8'.AI1:'Similar mf 0.8'.AI1</svg:desc>
                </draw:g>
              </table:table-cell>
              <table:table-cell office:value-type="string">
                <text:p>bb_shuff_pn</text:p>
                <draw:g>
                  <svg:desc>'Similar mf 0.8'.AK1:'Similar mf 0.8'.AK1</svg:desc>
                </draw:g>
              </table:table-cell>
              <table:table-cell office:value-type="string">
                <text:p>bb_st_1/C_pn</text:p>
                <draw:g>
                  <svg:desc>'Similar mf 0.8'.AM1:'Similar mf 0.8'.AM1</svg:desc>
                </draw:g>
              </table:table-cell>
              <table:table-cell office:value-type="string">
                <text:p>bb_dyn_1/C_pn</text:p>
                <draw:g>
                  <svg:desc>'Similar mf 0.8'.AO1:'Similar mf 0.8'.AO1</svg:desc>
                </draw:g>
              </table:table-cell>
              <table:table-cell office:value-type="string">
                <text:p>bb_st_1/R_pn</text:p>
                <draw:g>
                  <svg:desc>'Similar mf 0.8'.AQ1:'Similar mf 0.8'.AQ1</svg:desc>
                </draw:g>
              </table:table-cell>
              <table:table-cell office:value-type="string">
                <text:p>bb_dyn_1/R_pn</text:p>
                <draw:g>
                  <svg:desc>'Similar mf 0.8'.AS1:'Similar mf 0.8'.AS1</svg:desc>
                </draw:g>
              </table:table-cell>
              <table:table-cell office:value-type="string">
                <text:p>bb_st_R/C_pn</text:p>
                <draw:g>
                  <svg:desc>'Similar mf 0.8'.AU1:'Similar mf 0.8'.AU1</svg:desc>
                </draw:g>
              </table:table-cell>
              <table:table-cell office:value-type="string">
                <text:p>bb_dyn_R/C_pn</text:p>
                <draw:g>
                  <svg:desc>'Similar mf 0.8'.AW1:'Similar mf 0.8'.AW1</svg:desc>
                </draw:g>
              </table:table-cell>
              <table:table-cell office:value-type="string">
                <text:p>sbb_nothing_pn</text:p>
                <draw:g>
                  <svg:desc>'Similar mf 0.8'.AY1:'Similar mf 0.8'.AY1</svg:desc>
                </draw:g>
              </table:table-cell>
              <table:table-cell office:value-type="string">
                <text:p>sbb_shuff1_pn</text:p>
                <draw:g>
                  <svg:desc>'Similar mf 0.8'.BA1:'Similar mf 0.8'.BA1</svg:desc>
                </draw:g>
              </table:table-cell>
              <table:table-cell office:value-type="string">
                <text:p>sbb_shuff_pn</text:p>
                <draw:g>
                  <svg:desc>'Similar mf 0.8'.BC1:'Similar mf 0.8'.BC1</svg:desc>
                </draw:g>
              </table:table-cell>
              <table:table-cell office:value-type="string">
                <text:p>sbb_st_1/C_pn</text:p>
                <draw:g>
                  <svg:desc>'Similar mf 0.8'.BE1:'Similar mf 0.8'.BE1</svg:desc>
                </draw:g>
              </table:table-cell>
              <table:table-cell office:value-type="string">
                <text:p>sbb_dyn_1/C_pn</text:p>
                <draw:g>
                  <svg:desc>'Similar mf 0.8'.BG1:'Similar mf 0.8'.BG1</svg:desc>
                </draw:g>
              </table:table-cell>
              <table:table-cell office:value-type="string">
                <text:p>sbb_st_1/R_pn</text:p>
                <draw:g>
                  <svg:desc>'Similar mf 0.8'.BI1:'Similar mf 0.8'.BI1</svg:desc>
                </draw:g>
              </table:table-cell>
              <table:table-cell office:value-type="string">
                <text:p>sbb_dyn_1/R_pn</text:p>
                <draw:g>
                  <svg:desc>'Similar mf 0.8'.BK1:'Similar mf 0.8'.BK1</svg:desc>
                </draw:g>
              </table:table-cell>
              <table:table-cell office:value-type="string">
                <text:p>sbb_st_R/C_pn</text:p>
                <draw:g>
                  <svg:desc>'Similar mf 0.8'.BM1:'Similar mf 0.8'.BM1</svg:desc>
                </draw:g>
              </table:table-cell>
              <table:table-cell office:value-type="string">
                <text:p>sbb_dyn_R/C_pn</text:p>
                <draw:g>
                  <svg:desc>'Similar mf 0.8'.BO1:'Similar mf 0.8'.B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'Similar mf 0.8'.A2:'Similar mf 0.8'.A11</svg:desc>
                </draw:g>
              </table:table-cell>
              <table:table-cell office:value-type="float" office:value="0.855929018465">
                <text:p>0.855929018465</text:p>
                <draw:g>
                  <svg:desc>'Similar mf 0.8'.G2:'Similar mf 0.8'.G11</svg:desc>
                </draw:g>
              </table:table-cell>
              <table:table-cell office:value-type="float" office:value="0.855229588566">
                <text:p>0.855229588566</text:p>
                <draw:g>
                  <svg:desc>'Similar mf 0.8'.I2:'Similar mf 0.8'.I11</svg:desc>
                </draw:g>
              </table:table-cell>
              <table:table-cell office:value-type="float" office:value="0.79305807879">
                <text:p>0.79305807879</text:p>
                <draw:g>
                  <svg:desc>'Similar mf 0.8'.K2:'Similar mf 0.8'.K11</svg:desc>
                </draw:g>
              </table:table-cell>
              <table:table-cell office:value-type="float" office:value="0.794003208793">
                <text:p>0.794003208793</text:p>
                <draw:g>
                  <svg:desc>'Similar mf 0.8'.M2:'Similar mf 0.8'.M11</svg:desc>
                </draw:g>
              </table:table-cell>
              <table:table-cell office:value-type="float" office:value="0.804096298654">
                <text:p>0.804096298654</text:p>
                <draw:g>
                  <svg:desc>'Similar mf 0.8'.O2:'Similar mf 0.8'.O11</svg:desc>
                </draw:g>
              </table:table-cell>
              <table:table-cell office:value-type="float" office:value="0.840465109899">
                <text:p>0.840465109899</text:p>
                <draw:g>
                  <svg:desc>'Similar mf 0.8'.Q2:'Similar mf 0.8'.Q11</svg:desc>
                </draw:g>
              </table:table-cell>
              <table:table-cell office:value-type="float" office:value="0.789655948666">
                <text:p>0.789655948666</text:p>
                <draw:g>
                  <svg:desc>'Similar mf 0.8'.S2:'Similar mf 0.8'.S11</svg:desc>
                </draw:g>
              </table:table-cell>
              <table:table-cell office:value-type="float" office:value="0.780511944539">
                <text:p>0.780511944539</text:p>
                <draw:g>
                  <svg:desc>'Similar mf 0.8'.U2:'Similar mf 0.8'.U11</svg:desc>
                </draw:g>
              </table:table-cell>
              <table:table-cell office:value-type="float" office:value="0.793207282897">
                <text:p>0.793207282897</text:p>
                <draw:g>
                  <svg:desc>'Similar mf 0.8'.W2:'Similar mf 0.8'.W11</svg:desc>
                </draw:g>
              </table:table-cell>
              <table:table-cell office:value-type="float" office:value="0.855304206268">
                <text:p>0.855304206268</text:p>
                <draw:g>
                  <svg:desc>'Similar mf 0.8'.Y2:'Similar mf 0.8'.Y11</svg:desc>
                </draw:g>
              </table:table-cell>
              <table:table-cell office:value-type="float" office:value="0.76430302195">
                <text:p>0.76430302195</text:p>
                <draw:g>
                  <svg:desc>'Similar mf 0.8'.AA2:'Similar mf 0.8'.AA11</svg:desc>
                </draw:g>
              </table:table-cell>
              <table:table-cell office:value-type="float" office:value="0.799617690999">
                <text:p>0.799617690999</text:p>
                <draw:g>
                  <svg:desc>'Similar mf 0.8'.AC2:'Similar mf 0.8'.AC11</svg:desc>
                </draw:g>
              </table:table-cell>
              <table:table-cell office:value-type="float" office:value="0.776623717853">
                <text:p>0.776623717853</text:p>
                <draw:g>
                  <svg:desc>'Similar mf 0.8'.AE2:'Similar mf 0.8'.AE11</svg:desc>
                </draw:g>
              </table:table-cell>
              <table:table-cell office:value-type="float" office:value="0.841950444953">
                <text:p>0.841950444953</text:p>
                <draw:g>
                  <svg:desc>'Similar mf 0.8'.AG2:'Similar mf 0.8'.AG11</svg:desc>
                </draw:g>
              </table:table-cell>
              <table:table-cell office:value-type="float" office:value="0.842213552993">
                <text:p>0.842213552993</text:p>
                <draw:g>
                  <svg:desc>'Similar mf 0.8'.AI2:'Similar mf 0.8'.AI11</svg:desc>
                </draw:g>
              </table:table-cell>
              <table:table-cell office:value-type="float" office:value="0.84106597292">
                <text:p>0.84106597292</text:p>
                <draw:g>
                  <svg:desc>'Similar mf 0.8'.AK2:'Similar mf 0.8'.AK11</svg:desc>
                </draw:g>
              </table:table-cell>
              <table:table-cell office:value-type="float" office:value="0.777991380883">
                <text:p>0.777991380883</text:p>
                <draw:g>
                  <svg:desc>'Similar mf 0.8'.AM2:'Similar mf 0.8'.AM11</svg:desc>
                </draw:g>
              </table:table-cell>
              <table:table-cell office:value-type="float" office:value="0.780850992001">
                <text:p>0.780850992001</text:p>
                <draw:g>
                  <svg:desc>'Similar mf 0.8'.AO2:'Similar mf 0.8'.AO11</svg:desc>
                </draw:g>
              </table:table-cell>
              <table:table-cell office:value-type="float" office:value="0.781410707104">
                <text:p>0.781410707104</text:p>
                <draw:g>
                  <svg:desc>'Similar mf 0.8'.AQ2:'Similar mf 0.8'.AQ11</svg:desc>
                </draw:g>
              </table:table-cell>
              <table:table-cell office:value-type="float" office:value="0.780059109355">
                <text:p>0.780059109355</text:p>
                <draw:g>
                  <svg:desc>'Similar mf 0.8'.AS2:'Similar mf 0.8'.AS11</svg:desc>
                </draw:g>
              </table:table-cell>
              <table:table-cell office:value-type="float" office:value="0.779760691197">
                <text:p>0.779760691197</text:p>
                <draw:g>
                  <svg:desc>'Similar mf 0.8'.AU2:'Similar mf 0.8'.AU11</svg:desc>
                </draw:g>
              </table:table-cell>
              <table:table-cell office:value-type="float" office:value="0.779773905052">
                <text:p>0.779773905052</text:p>
                <draw:g>
                  <svg:desc>'Similar mf 0.8'.AW2:'Similar mf 0.8'.AW11</svg:desc>
                </draw:g>
              </table:table-cell>
              <table:table-cell office:value-type="float" office:value="0.853488450119">
                <text:p>0.853488450119</text:p>
                <draw:g>
                  <svg:desc>'Similar mf 0.8'.AY2:'Similar mf 0.8'.AY11</svg:desc>
                </draw:g>
              </table:table-cell>
              <table:table-cell office:value-type="float" office:value="0.859998150002">
                <text:p>0.859998150002</text:p>
                <draw:g>
                  <svg:desc>'Similar mf 0.8'.BA2:'Similar mf 0.8'.BA11</svg:desc>
                </draw:g>
              </table:table-cell>
              <table:table-cell office:value-type="float" office:value="0.851598076077">
                <text:p>0.851598076077</text:p>
                <draw:g>
                  <svg:desc>'Similar mf 0.8'.BC2:'Similar mf 0.8'.BC11</svg:desc>
                </draw:g>
              </table:table-cell>
              <table:table-cell office:value-type="float" office:value="0.789498342803">
                <text:p>0.789498342803</text:p>
                <draw:g>
                  <svg:desc>'Similar mf 0.8'.BE2:'Similar mf 0.8'.BE11</svg:desc>
                </draw:g>
              </table:table-cell>
              <table:table-cell office:value-type="float" office:value="0.786359471104">
                <text:p>0.786359471104</text:p>
                <draw:g>
                  <svg:desc>'Similar mf 0.8'.BG2:'Similar mf 0.8'.BG11</svg:desc>
                </draw:g>
              </table:table-cell>
              <table:table-cell office:value-type="float" office:value="0.792980974306">
                <text:p>0.792980974306</text:p>
                <draw:g>
                  <svg:desc>'Similar mf 0.8'.BI2:'Similar mf 0.8'.BI11</svg:desc>
                </draw:g>
              </table:table-cell>
              <table:table-cell office:value-type="float" office:value="0.773038028009">
                <text:p>0.773038028009</text:p>
                <draw:g>
                  <svg:desc>'Similar mf 0.8'.BK2:'Similar mf 0.8'.BK11</svg:desc>
                </draw:g>
              </table:table-cell>
              <table:table-cell office:value-type="float" office:value="0.798081326875">
                <text:p>0.798081326875</text:p>
                <draw:g>
                  <svg:desc>'Similar mf 0.8'.BM2:'Similar mf 0.8'.BM11</svg:desc>
                </draw:g>
              </table:table-cell>
              <table:table-cell office:value-type="float" office:value="0.801279742699">
                <text:p>0.801279742699</text:p>
                <draw:g>
                  <svg:desc>'Similar mf 0.8'.BO2:'Similar mf 0.8'.BO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0.689947773072">
                <text:p>0.689947773072</text:p>
              </table:table-cell>
              <table:table-cell office:value-type="float" office:value="0.685106360471">
                <text:p>0.685106360471</text:p>
              </table:table-cell>
              <table:table-cell office:value-type="float" office:value="0.647820465291">
                <text:p>0.647820465291</text:p>
              </table:table-cell>
              <table:table-cell office:value-type="float" office:value="0.646108941374">
                <text:p>0.646108941374</text:p>
              </table:table-cell>
              <table:table-cell office:value-type="float" office:value="0.650967748315">
                <text:p>0.650967748315</text:p>
              </table:table-cell>
              <table:table-cell office:value-type="float" office:value="0.676794699505">
                <text:p>0.676794699505</text:p>
              </table:table-cell>
              <table:table-cell office:value-type="float" office:value="0.638879908317">
                <text:p>0.638879908317</text:p>
              </table:table-cell>
              <table:table-cell office:value-type="float" office:value="0.624576586222">
                <text:p>0.624576586222</text:p>
              </table:table-cell>
              <table:table-cell office:value-type="float" office:value="0.647219866116">
                <text:p>0.647219866116</text:p>
              </table:table-cell>
              <table:table-cell office:value-type="float" office:value="0.690677840718">
                <text:p>0.690677840718</text:p>
              </table:table-cell>
              <table:table-cell office:value-type="float" office:value="0.622776952782">
                <text:p>0.622776952782</text:p>
              </table:table-cell>
              <table:table-cell office:value-type="float" office:value="0.64554606619">
                <text:p>0.64554606619</text:p>
              </table:table-cell>
              <table:table-cell office:value-type="float" office:value="0.619704105386">
                <text:p>0.619704105386</text:p>
              </table:table-cell>
              <table:table-cell office:value-type="float" office:value="0.684891088317">
                <text:p>0.684891088317</text:p>
              </table:table-cell>
              <table:table-cell office:value-type="float" office:value="0.671905198705">
                <text:p>0.671905198705</text:p>
              </table:table-cell>
              <table:table-cell office:value-type="float" office:value="0.674762748468">
                <text:p>0.674762748468</text:p>
              </table:table-cell>
              <table:table-cell office:value-type="float" office:value="0.644904051948">
                <text:p>0.644904051948</text:p>
              </table:table-cell>
              <table:table-cell office:value-type="float" office:value="0.639229587298">
                <text:p>0.639229587298</text:p>
              </table:table-cell>
              <table:table-cell office:value-type="float" office:value="0.643812375285">
                <text:p>0.643812375285</text:p>
              </table:table-cell>
              <table:table-cell office:value-type="float" office:value="0.629248719109">
                <text:p>0.629248719109</text:p>
              </table:table-cell>
              <table:table-cell office:value-type="float" office:value="0.639779636066">
                <text:p>0.639779636066</text:p>
              </table:table-cell>
              <table:table-cell office:value-type="float" office:value="0.642130501226">
                <text:p>0.642130501226</text:p>
              </table:table-cell>
              <table:table-cell office:value-type="float" office:value="0.686739973236">
                <text:p>0.686739973236</text:p>
              </table:table-cell>
              <table:table-cell office:value-type="float" office:value="0.69220005937">
                <text:p>0.69220005937</text:p>
              </table:table-cell>
              <table:table-cell office:value-type="float" office:value="0.680934647244">
                <text:p>0.680934647244</text:p>
              </table:table-cell>
              <table:table-cell office:value-type="float" office:value="0.636725357042">
                <text:p>0.636725357042</text:p>
              </table:table-cell>
              <table:table-cell office:value-type="float" office:value="0.631418073881">
                <text:p>0.631418073881</text:p>
              </table:table-cell>
              <table:table-cell office:value-type="float" office:value="0.630491072703">
                <text:p>0.630491072703</text:p>
              </table:table-cell>
              <table:table-cell office:value-type="float" office:value="0.619351148511">
                <text:p>0.619351148511</text:p>
              </table:table-cell>
              <table:table-cell office:value-type="float" office:value="0.640357571004">
                <text:p>0.640357571004</text:p>
              </table:table-cell>
              <table:table-cell office:value-type="float" office:value="0.639643928544">
                <text:p>0.639643928544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0.668582360843">
                <text:p>0.668582360843</text:p>
              </table:table-cell>
              <table:table-cell office:value-type="float" office:value="0.659501605086">
                <text:p>0.659501605086</text:p>
              </table:table-cell>
              <table:table-cell office:value-type="float" office:value="0.663457285033">
                <text:p>0.663457285033</text:p>
              </table:table-cell>
              <table:table-cell office:value-type="float" office:value="0.660162388552">
                <text:p>0.660162388552</text:p>
              </table:table-cell>
              <table:table-cell office:value-type="float" office:value="0.66112531848">
                <text:p>0.66112531848</text:p>
              </table:table-cell>
              <table:table-cell office:value-type="float" office:value="0.630660252835">
                <text:p>0.630660252835</text:p>
              </table:table-cell>
              <table:table-cell office:value-type="float" office:value="0.664409299215">
                <text:p>0.664409299215</text:p>
              </table:table-cell>
              <table:table-cell office:value-type="float" office:value="0.66147311377">
                <text:p>0.66147311377</text:p>
              </table:table-cell>
              <table:table-cell office:value-type="float" office:value="0.658439245319">
                <text:p>0.658439245319</text:p>
              </table:table-cell>
              <table:table-cell office:value-type="float" office:value="0.652966112044">
                <text:p>0.652966112044</text:p>
              </table:table-cell>
              <table:table-cell office:value-type="float" office:value="0.631773612017">
                <text:p>0.631773612017</text:p>
              </table:table-cell>
              <table:table-cell office:value-type="float" office:value="0.664653528182">
                <text:p>0.664653528182</text:p>
              </table:table-cell>
              <table:table-cell office:value-type="float" office:value="0.631392021079">
                <text:p>0.631392021079</text:p>
              </table:table-cell>
              <table:table-cell office:value-type="float" office:value="0.644224317722">
                <text:p>0.644224317722</text:p>
              </table:table-cell>
              <table:table-cell office:value-type="float" office:value="0.647442876316">
                <text:p>0.647442876316</text:p>
              </table:table-cell>
              <table:table-cell office:value-type="float" office:value="0.635124200388">
                <text:p>0.635124200388</text:p>
              </table:table-cell>
              <table:table-cell office:value-type="float" office:value="0.66099244999">
                <text:p>0.66099244999</text:p>
              </table:table-cell>
              <table:table-cell office:value-type="float" office:value="0.655286100499">
                <text:p>0.655286100499</text:p>
              </table:table-cell>
              <table:table-cell office:value-type="float" office:value="0.65731620472">
                <text:p>0.65731620472</text:p>
              </table:table-cell>
              <table:table-cell office:value-type="float" office:value="0.638100254705">
                <text:p>0.638100254705</text:p>
              </table:table-cell>
              <table:table-cell office:value-type="float" office:value="0.662378409001">
                <text:p>0.662378409001</text:p>
              </table:table-cell>
              <table:table-cell office:value-type="float" office:value="0.660154491391">
                <text:p>0.660154491391</text:p>
              </table:table-cell>
              <table:table-cell office:value-type="float" office:value="0.655742835657">
                <text:p>0.655742835657</text:p>
              </table:table-cell>
              <table:table-cell office:value-type="float" office:value="0.655577762475">
                <text:p>0.655577762475</text:p>
              </table:table-cell>
              <table:table-cell office:value-type="float" office:value="0.659600058676">
                <text:p>0.659600058676</text:p>
              </table:table-cell>
              <table:table-cell office:value-type="float" office:value="0.649802648164">
                <text:p>0.649802648164</text:p>
              </table:table-cell>
              <table:table-cell office:value-type="float" office:value="0.651396659095">
                <text:p>0.651396659095</text:p>
              </table:table-cell>
              <table:table-cell office:value-type="float" office:value="0.647624657455">
                <text:p>0.647624657455</text:p>
              </table:table-cell>
              <table:table-cell office:value-type="float" office:value="0.639094370776">
                <text:p>0.639094370776</text:p>
              </table:table-cell>
              <table:table-cell office:value-type="float" office:value="0.655383835357">
                <text:p>0.655383835357</text:p>
              </table:table-cell>
              <table:table-cell office:value-type="float" office:value="0.657187132949">
                <text:p>0.657187132949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0.883888282339">
                <text:p>0.883888282339</text:p>
              </table:table-cell>
              <table:table-cell office:value-type="float" office:value="0.885119913851">
                <text:p>0.885119913851</text:p>
              </table:table-cell>
              <table:table-cell office:value-type="float" office:value="0.815357334203">
                <text:p>0.815357334203</text:p>
              </table:table-cell>
              <table:table-cell office:value-type="float" office:value="0.815106066507">
                <text:p>0.815106066507</text:p>
              </table:table-cell>
              <table:table-cell office:value-type="float" office:value="0.820093639499">
                <text:p>0.820093639499</text:p>
              </table:table-cell>
              <table:table-cell office:value-type="float" office:value="0.857343769119">
                <text:p>0.857343769119</text:p>
              </table:table-cell>
              <table:table-cell office:value-type="float" office:value="0.802898875809">
                <text:p>0.802898875809</text:p>
              </table:table-cell>
              <table:table-cell office:value-type="float" office:value="0.800578544205">
                <text:p>0.800578544205</text:p>
              </table:table-cell>
              <table:table-cell office:value-type="float" office:value="0.815268726767">
                <text:p>0.815268726767</text:p>
              </table:table-cell>
              <table:table-cell office:value-type="float" office:value="0.8905523861">
                <text:p>0.8905523861</text:p>
              </table:table-cell>
              <table:table-cell office:value-type="float" office:value="0.792700108702">
                <text:p>0.792700108702</text:p>
              </table:table-cell>
              <table:table-cell office:value-type="float" office:value="0.814328656662">
                <text:p>0.814328656662</text:p>
              </table:table-cell>
              <table:table-cell office:value-type="float" office:value="0.803758273975">
                <text:p>0.803758273975</text:p>
              </table:table-cell>
              <table:table-cell office:value-type="float" office:value="0.855968935153">
                <text:p>0.855968935153</text:p>
              </table:table-cell>
              <table:table-cell office:value-type="float" office:value="0.855495679292">
                <text:p>0.855495679292</text:p>
              </table:table-cell>
              <table:table-cell office:value-type="float" office:value="0.860572560789">
                <text:p>0.860572560789</text:p>
              </table:table-cell>
              <table:table-cell office:value-type="float" office:value="0.804075735206">
                <text:p>0.804075735206</text:p>
              </table:table-cell>
              <table:table-cell office:value-type="float" office:value="0.800589291704">
                <text:p>0.800589291704</text:p>
              </table:table-cell>
              <table:table-cell office:value-type="float" office:value="0.809727036438">
                <text:p>0.809727036438</text:p>
              </table:table-cell>
              <table:table-cell office:value-type="float" office:value="0.795546690322">
                <text:p>0.795546690322</text:p>
              </table:table-cell>
              <table:table-cell office:value-type="float" office:value="0.809328644109">
                <text:p>0.809328644109</text:p>
              </table:table-cell>
              <table:table-cell office:value-type="float" office:value="0.806310331732">
                <text:p>0.806310331732</text:p>
              </table:table-cell>
              <table:table-cell office:value-type="float" office:value="0.880880178596">
                <text:p>0.880880178596</text:p>
              </table:table-cell>
              <table:table-cell office:value-type="float" office:value="0.87817243383">
                <text:p>0.87817243383</text:p>
              </table:table-cell>
              <table:table-cell office:value-type="float" office:value="0.879221529762">
                <text:p>0.879221529762</text:p>
              </table:table-cell>
              <table:table-cell office:value-type="float" office:value="0.827079271066">
                <text:p>0.827079271066</text:p>
              </table:table-cell>
              <table:table-cell office:value-type="float" office:value="0.81962094773">
                <text:p>0.81962094773</text:p>
              </table:table-cell>
              <table:table-cell office:value-type="float" office:value="0.830639382351">
                <text:p>0.830639382351</text:p>
              </table:table-cell>
              <table:table-cell office:value-type="float" office:value="0.820797220212">
                <text:p>0.820797220212</text:p>
              </table:table-cell>
              <table:table-cell office:value-type="float" office:value="0.827597302224">
                <text:p>0.827597302224</text:p>
              </table:table-cell>
              <table:table-cell office:value-type="float" office:value="0.831264657558">
                <text:p>0.831264657558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.671862653052">
                <text:p>0.671862653052</text:p>
              </table:table-cell>
              <table:table-cell office:value-type="float" office:value="0.678444959107">
                <text:p>0.678444959107</text:p>
              </table:table-cell>
              <table:table-cell office:value-type="float" office:value="0.620481098019">
                <text:p>0.620481098019</text:p>
              </table:table-cell>
              <table:table-cell office:value-type="float" office:value="0.619939323199">
                <text:p>0.619939323199</text:p>
              </table:table-cell>
              <table:table-cell office:value-type="float" office:value="0.616703004583">
                <text:p>0.616703004583</text:p>
              </table:table-cell>
              <table:table-cell office:value-type="float" office:value="0.664919555725">
                <text:p>0.664919555725</text:p>
              </table:table-cell>
              <table:table-cell office:value-type="float" office:value="0.613941069579">
                <text:p>0.613941069579</text:p>
              </table:table-cell>
              <table:table-cell office:value-type="float" office:value="0.607229077275">
                <text:p>0.607229077275</text:p>
              </table:table-cell>
              <table:table-cell office:value-type="float" office:value="0.614714461355">
                <text:p>0.614714461355</text:p>
              </table:table-cell>
              <table:table-cell office:value-type="float" office:value="0.682677056031">
                <text:p>0.682677056031</text:p>
              </table:table-cell>
              <table:table-cell office:value-type="float" office:value="0.604602579792">
                <text:p>0.604602579792</text:p>
              </table:table-cell>
              <table:table-cell office:value-type="float" office:value="0.621246083859">
                <text:p>0.621246083859</text:p>
              </table:table-cell>
              <table:table-cell office:value-type="float" office:value="0.60346064016">
                <text:p>0.60346064016</text:p>
              </table:table-cell>
              <table:table-cell office:value-type="float" office:value="0.663772189289">
                <text:p>0.663772189289</text:p>
              </table:table-cell>
              <table:table-cell office:value-type="float" office:value="0.663755846911">
                <text:p>0.663755846911</text:p>
              </table:table-cell>
              <table:table-cell office:value-type="float" office:value="0.668893550707">
                <text:p>0.668893550707</text:p>
              </table:table-cell>
              <table:table-cell office:value-type="float" office:value="0.622709166821">
                <text:p>0.622709166821</text:p>
              </table:table-cell>
              <table:table-cell office:value-type="float" office:value="0.617141470913">
                <text:p>0.617141470913</text:p>
              </table:table-cell>
              <table:table-cell office:value-type="float" office:value="0.619973634203">
                <text:p>0.619973634203</text:p>
              </table:table-cell>
              <table:table-cell office:value-type="float" office:value="0.614731945455">
                <text:p>0.614731945455</text:p>
              </table:table-cell>
              <table:table-cell office:value-type="float" office:value="0.620506488854">
                <text:p>0.620506488854</text:p>
              </table:table-cell>
              <table:table-cell office:value-type="float" office:value="0.619698569243">
                <text:p>0.619698569243</text:p>
              </table:table-cell>
              <table:table-cell office:value-type="float" office:value="0.675652500407">
                <text:p>0.675652500407</text:p>
              </table:table-cell>
              <table:table-cell office:value-type="float" office:value="0.671122038221">
                <text:p>0.671122038221</text:p>
              </table:table-cell>
              <table:table-cell office:value-type="float" office:value="0.674035522363">
                <text:p>0.674035522363</text:p>
              </table:table-cell>
              <table:table-cell office:value-type="float" office:value="0.61880986809">
                <text:p>0.61880986809</text:p>
              </table:table-cell>
              <table:table-cell office:value-type="float" office:value="0.612589387779">
                <text:p>0.612589387779</text:p>
              </table:table-cell>
              <table:table-cell office:value-type="float" office:value="0.615745886353">
                <text:p>0.615745886353</text:p>
              </table:table-cell>
              <table:table-cell office:value-type="float" office:value="0.611013404687">
                <text:p>0.611013404687</text:p>
              </table:table-cell>
              <table:table-cell office:value-type="float" office:value="0.614251076185">
                <text:p>0.614251076185</text:p>
              </table:table-cell>
              <table:table-cell office:value-type="float" office:value="0.617439947191">
                <text:p>0.617439947191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.584375239895">
                <text:p>0.584375239895</text:p>
              </table:table-cell>
              <table:table-cell office:value-type="float" office:value="0.586510496113">
                <text:p>0.586510496113</text:p>
              </table:table-cell>
              <table:table-cell office:value-type="float" office:value="0.561115745549">
                <text:p>0.561115745549</text:p>
              </table:table-cell>
              <table:table-cell office:value-type="float" office:value="0.561216881868">
                <text:p>0.561216881868</text:p>
              </table:table-cell>
              <table:table-cell office:value-type="float" office:value="0.561176710707">
                <text:p>0.561176710707</text:p>
              </table:table-cell>
              <table:table-cell office:value-type="float" office:value="0.565937252535">
                <text:p>0.565937252535</text:p>
              </table:table-cell>
              <table:table-cell office:value-type="float" office:value="0.568245548397">
                <text:p>0.568245548397</text:p>
              </table:table-cell>
              <table:table-cell office:value-type="float" office:value="0.559289997427">
                <text:p>0.559289997427</text:p>
              </table:table-cell>
              <table:table-cell office:value-type="float" office:value="0.56601084474">
                <text:p>0.56601084474</text:p>
              </table:table-cell>
              <table:table-cell office:value-type="float" office:value="0.581032774672">
                <text:p>0.581032774672</text:p>
              </table:table-cell>
              <table:table-cell office:value-type="float" office:value="0.543454955801">
                <text:p>0.543454955801</text:p>
              </table:table-cell>
              <table:table-cell office:value-type="float" office:value="0.560330409311">
                <text:p>0.560330409311</text:p>
              </table:table-cell>
              <table:table-cell office:value-type="float" office:value="0.543512315387">
                <text:p>0.543512315387</text:p>
              </table:table-cell>
              <table:table-cell office:value-type="float" office:value="0.564088200631">
                <text:p>0.564088200631</text:p>
              </table:table-cell>
              <table:table-cell office:value-type="float" office:value="0.567814633053">
                <text:p>0.567814633053</text:p>
              </table:table-cell>
              <table:table-cell office:value-type="float" office:value="0.566302518516">
                <text:p>0.566302518516</text:p>
              </table:table-cell>
              <table:table-cell office:value-type="float" office:value="0.569553674064">
                <text:p>0.569553674064</text:p>
              </table:table-cell>
              <table:table-cell office:value-type="float" office:value="0.568446627515">
                <text:p>0.568446627515</text:p>
              </table:table-cell>
              <table:table-cell office:value-type="float" office:value="0.562859158062">
                <text:p>0.562859158062</text:p>
              </table:table-cell>
              <table:table-cell office:value-type="float" office:value="0.564557360826">
                <text:p>0.564557360826</text:p>
              </table:table-cell>
              <table:table-cell office:value-type="float" office:value="0.563361612834">
                <text:p>0.563361612834</text:p>
              </table:table-cell>
              <table:table-cell office:value-type="float" office:value="0.564554028906">
                <text:p>0.564554028906</text:p>
              </table:table-cell>
              <table:table-cell office:value-type="float" office:value="0.58469261981">
                <text:p>0.58469261981</text:p>
              </table:table-cell>
              <table:table-cell office:value-type="float" office:value="0.575711140421">
                <text:p>0.575711140421</text:p>
              </table:table-cell>
              <table:table-cell office:value-type="float" office:value="0.57183057443">
                <text:p>0.57183057443</text:p>
              </table:table-cell>
              <table:table-cell office:value-type="float" office:value="0.553805889183">
                <text:p>0.553805889183</text:p>
              </table:table-cell>
              <table:table-cell office:value-type="float" office:value="0.55112323744">
                <text:p>0.55112323744</text:p>
              </table:table-cell>
              <table:table-cell office:value-type="float" office:value="0.552233589418">
                <text:p>0.552233589418</text:p>
              </table:table-cell>
              <table:table-cell office:value-type="float" office:value="0.547517187384">
                <text:p>0.547517187384</text:p>
              </table:table-cell>
              <table:table-cell office:value-type="float" office:value="0.552387570945">
                <text:p>0.552387570945</text:p>
              </table:table-cell>
              <table:table-cell office:value-type="float" office:value="0.553590514547">
                <text:p>0.553590514547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0.896915674812">
                <text:p>0.896915674812</text:p>
              </table:table-cell>
              <table:table-cell office:value-type="float" office:value="0.897827132188">
                <text:p>0.897827132188</text:p>
              </table:table-cell>
              <table:table-cell office:value-type="float" office:value="0.834819971644">
                <text:p>0.834819971644</text:p>
              </table:table-cell>
              <table:table-cell office:value-type="float" office:value="0.835952587721">
                <text:p>0.835952587721</text:p>
              </table:table-cell>
              <table:table-cell office:value-type="float" office:value="0.837087076119">
                <text:p>0.837087076119</text:p>
              </table:table-cell>
              <table:table-cell office:value-type="float" office:value="0.866831248836">
                <text:p>0.866831248836</text:p>
              </table:table-cell>
              <table:table-cell office:value-type="float" office:value="0.821179157258">
                <text:p>0.821179157258</text:p>
              </table:table-cell>
              <table:table-cell office:value-type="float" office:value="0.819625012556">
                <text:p>0.819625012556</text:p>
              </table:table-cell>
              <table:table-cell office:value-type="float" office:value="0.837169541569">
                <text:p>0.837169541569</text:p>
              </table:table-cell>
              <table:table-cell office:value-type="float" office:value="0.903263301993">
                <text:p>0.903263301993</text:p>
              </table:table-cell>
              <table:table-cell office:value-type="float" office:value="0.80835401933">
                <text:p>0.80835401933</text:p>
              </table:table-cell>
              <table:table-cell office:value-type="float" office:value="0.826225881533">
                <text:p>0.826225881533</text:p>
              </table:table-cell>
              <table:table-cell office:value-type="float" office:value="0.816624258482">
                <text:p>0.816624258482</text:p>
              </table:table-cell>
              <table:table-cell office:value-type="float" office:value="0.864528560218">
                <text:p>0.864528560218</text:p>
              </table:table-cell>
              <table:table-cell office:value-type="float" office:value="0.862084437786">
                <text:p>0.862084437786</text:p>
              </table:table-cell>
              <table:table-cell office:value-type="float" office:value="0.865235334926">
                <text:p>0.865235334926</text:p>
              </table:table-cell>
              <table:table-cell office:value-type="float" office:value="0.818989846675">
                <text:p>0.818989846675</text:p>
              </table:table-cell>
              <table:table-cell office:value-type="float" office:value="0.817599253759">
                <text:p>0.817599253759</text:p>
              </table:table-cell>
              <table:table-cell office:value-type="float" office:value="0.8182120887">
                <text:p>0.8182120887</text:p>
              </table:table-cell>
              <table:table-cell office:value-type="float" office:value="0.809291782501">
                <text:p>0.809291782501</text:p>
              </table:table-cell>
              <table:table-cell office:value-type="float" office:value="0.818158328776">
                <text:p>0.818158328776</text:p>
              </table:table-cell>
              <table:table-cell office:value-type="float" office:value="0.817849142154">
                <text:p>0.817849142154</text:p>
              </table:table-cell>
              <table:table-cell office:value-type="float" office:value="0.890160800309">
                <text:p>0.890160800309</text:p>
              </table:table-cell>
              <table:table-cell office:value-type="float" office:value="0.893049342409">
                <text:p>0.893049342409</text:p>
              </table:table-cell>
              <table:table-cell office:value-type="float" office:value="0.89103969619">
                <text:p>0.89103969619</text:p>
              </table:table-cell>
              <table:table-cell office:value-type="float" office:value="0.845862181098">
                <text:p>0.845862181098</text:p>
              </table:table-cell>
              <table:table-cell office:value-type="float" office:value="0.8422939081">
                <text:p>0.8422939081</text:p>
              </table:table-cell>
              <table:table-cell office:value-type="float" office:value="0.845415719123">
                <text:p>0.845415719123</text:p>
              </table:table-cell>
              <table:table-cell office:value-type="float" office:value="0.84332460823">
                <text:p>0.84332460823</text:p>
              </table:table-cell>
              <table:table-cell office:value-type="float" office:value="0.846256113551">
                <text:p>0.846256113551</text:p>
              </table:table-cell>
              <table:table-cell office:value-type="float" office:value="0.846793727713">
                <text:p>0.846793727713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.691554188294">
                <text:p>0.691554188294</text:p>
              </table:table-cell>
              <table:table-cell office:value-type="float" office:value="0.688877586574">
                <text:p>0.688877586574</text:p>
              </table:table-cell>
              <table:table-cell office:value-type="float" office:value="0.637257617821">
                <text:p>0.637257617821</text:p>
              </table:table-cell>
              <table:table-cell office:value-type="float" office:value="0.635522650689">
                <text:p>0.635522650689</text:p>
              </table:table-cell>
              <table:table-cell office:value-type="float" office:value="0.636088206607">
                <text:p>0.636088206607</text:p>
              </table:table-cell>
              <table:table-cell office:value-type="float" office:value="0.67900879059">
                <text:p>0.67900879059</text:p>
              </table:table-cell>
              <table:table-cell office:value-type="float" office:value="0.629874343486">
                <text:p>0.629874343486</text:p>
              </table:table-cell>
              <table:table-cell office:value-type="float" office:value="0.631303412466">
                <text:p>0.631303412466</text:p>
              </table:table-cell>
              <table:table-cell office:value-type="float" office:value="0.635385211369">
                <text:p>0.635385211369</text:p>
              </table:table-cell>
              <table:table-cell office:value-type="float" office:value="0.706917219419">
                <text:p>0.706917219419</text:p>
              </table:table-cell>
              <table:table-cell office:value-type="float" office:value="0.6204165331">
                <text:p>0.6204165331</text:p>
              </table:table-cell>
              <table:table-cell office:value-type="float" office:value="0.635186661692">
                <text:p>0.635186661692</text:p>
              </table:table-cell>
              <table:table-cell office:value-type="float" office:value="0.622107632333">
                <text:p>0.622107632333</text:p>
              </table:table-cell>
              <table:table-cell office:value-type="float" office:value="0.68047037426">
                <text:p>0.68047037426</text:p>
              </table:table-cell>
              <table:table-cell office:value-type="float" office:value="0.678485059478">
                <text:p>0.678485059478</text:p>
              </table:table-cell>
              <table:table-cell office:value-type="float" office:value="0.678897100364">
                <text:p>0.678897100364</text:p>
              </table:table-cell>
              <table:table-cell office:value-type="float" office:value="0.632769507562">
                <text:p>0.632769507562</text:p>
              </table:table-cell>
              <table:table-cell office:value-type="float" office:value="0.632260767864">
                <text:p>0.632260767864</text:p>
              </table:table-cell>
              <table:table-cell office:value-type="float" office:value="0.634733580593">
                <text:p>0.634733580593</text:p>
              </table:table-cell>
              <table:table-cell office:value-type="float" office:value="0.631563648403">
                <text:p>0.631563648403</text:p>
              </table:table-cell>
              <table:table-cell office:value-type="float" office:value="0.636122179865">
                <text:p>0.636122179865</text:p>
              </table:table-cell>
              <table:table-cell office:value-type="float" office:value="0.63228417305">
                <text:p>0.63228417305</text:p>
              </table:table-cell>
              <table:table-cell office:value-type="float" office:value="0.688016953607">
                <text:p>0.688016953607</text:p>
              </table:table-cell>
              <table:table-cell office:value-type="float" office:value="0.688716336047">
                <text:p>0.688716336047</text:p>
              </table:table-cell>
              <table:table-cell office:value-type="float" office:value="0.687662110772">
                <text:p>0.687662110772</text:p>
              </table:table-cell>
              <table:table-cell office:value-type="float" office:value="0.637649091518">
                <text:p>0.637649091518</text:p>
              </table:table-cell>
              <table:table-cell office:value-type="float" office:value="0.634767842225">
                <text:p>0.634767842225</text:p>
              </table:table-cell>
              <table:table-cell office:value-type="float" office:value="0.637868180586">
                <text:p>0.637868180586</text:p>
              </table:table-cell>
              <table:table-cell office:value-type="float" office:value="0.635208258988">
                <text:p>0.635208258988</text:p>
              </table:table-cell>
              <table:table-cell office:value-type="float" office:value="0.637897500593">
                <text:p>0.637897500593</text:p>
              </table:table-cell>
              <table:table-cell office:value-type="float" office:value="0.637445457883">
                <text:p>0.637445457883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.552330772264">
                <text:p>0.552330772264</text:p>
              </table:table-cell>
              <table:table-cell office:value-type="float" office:value="0.551851534035">
                <text:p>0.551851534035</text:p>
              </table:table-cell>
              <table:table-cell office:value-type="float" office:value="0.521220897818">
                <text:p>0.521220897818</text:p>
              </table:table-cell>
              <table:table-cell office:value-type="float" office:value="0.520528028928">
                <text:p>0.520528028928</text:p>
              </table:table-cell>
              <table:table-cell office:value-type="float" office:value="0.520738210612">
                <text:p>0.520738210612</text:p>
              </table:table-cell>
              <table:table-cell office:value-type="float" office:value="0.545651949724">
                <text:p>0.545651949724</text:p>
              </table:table-cell>
              <table:table-cell office:value-type="float" office:value="0.516547571158">
                <text:p>0.516547571158</text:p>
              </table:table-cell>
              <table:table-cell office:value-type="float" office:value="0.515987927063">
                <text:p>0.515987927063</text:p>
              </table:table-cell>
              <table:table-cell office:value-type="float" office:value="0.516663801295">
                <text:p>0.516663801295</text:p>
              </table:table-cell>
              <table:table-cell office:value-type="float" office:value="0.560084595586">
                <text:p>0.560084595586</text:p>
              </table:table-cell>
              <table:table-cell office:value-type="float" office:value="0.510138742787">
                <text:p>0.510138742787</text:p>
              </table:table-cell>
              <table:table-cell office:value-type="float" office:value="0.518008161583">
                <text:p>0.518008161583</text:p>
              </table:table-cell>
              <table:table-cell office:value-type="float" office:value="0.511288531728">
                <text:p>0.511288531728</text:p>
              </table:table-cell>
              <table:table-cell office:value-type="float" office:value="0.544882130484">
                <text:p>0.544882130484</text:p>
              </table:table-cell>
              <table:table-cell office:value-type="float" office:value="0.545287633291">
                <text:p>0.545287633291</text:p>
              </table:table-cell>
              <table:table-cell office:value-type="float" office:value="0.542597931523">
                <text:p>0.542597931523</text:p>
              </table:table-cell>
              <table:table-cell office:value-type="float" office:value="0.523074635843">
                <text:p>0.523074635843</text:p>
              </table:table-cell>
              <table:table-cell office:value-type="float" office:value="0.524147005949">
                <text:p>0.524147005949</text:p>
              </table:table-cell>
              <table:table-cell office:value-type="float" office:value="0.522668928026">
                <text:p>0.522668928026</text:p>
              </table:table-cell>
              <table:table-cell office:value-type="float" office:value="0.520129877238">
                <text:p>0.520129877238</text:p>
              </table:table-cell>
              <table:table-cell office:value-type="float" office:value="0.523349590043">
                <text:p>0.523349590043</text:p>
              </table:table-cell>
              <table:table-cell office:value-type="float" office:value="0.524589514347">
                <text:p>0.524589514347</text:p>
              </table:table-cell>
              <table:table-cell office:value-type="float" office:value="0.551059461219">
                <text:p>0.551059461219</text:p>
              </table:table-cell>
              <table:table-cell office:value-type="float" office:value="0.548552008166">
                <text:p>0.548552008166</text:p>
              </table:table-cell>
              <table:table-cell office:value-type="float" office:value="0.547842136161">
                <text:p>0.547842136161</text:p>
              </table:table-cell>
              <table:table-cell office:value-type="float" office:value="0.515621809574">
                <text:p>0.515621809574</text:p>
              </table:table-cell>
              <table:table-cell office:value-type="float" office:value="0.516022280645">
                <text:p>0.516022280645</text:p>
              </table:table-cell>
              <table:table-cell office:value-type="float" office:value="0.515822930285">
                <text:p>0.515822930285</text:p>
              </table:table-cell>
              <table:table-cell office:value-type="float" office:value="0.514600735258">
                <text:p>0.514600735258</text:p>
              </table:table-cell>
              <table:table-cell office:value-type="float" office:value="0.51559507504">
                <text:p>0.51559507504</text:p>
              </table:table-cell>
              <table:table-cell office:value-type="float" office:value="0.515872958757">
                <text:p>0.515872958757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721709551448444">
                <text:p>0.721709551448444</text:p>
              </table:table-cell>
              <table:table-cell office:value-type="float" office:value="0.720941019554556">
                <text:p>0.720941019554556</text:p>
              </table:table-cell>
              <table:table-cell office:value-type="float" office:value="0.677176499352">
                <text:p>0.677176499352</text:p>
              </table:table-cell>
              <table:table-cell office:value-type="float" office:value="0.676504453070111">
                <text:p>0.676504453070111</text:p>
              </table:table-cell>
              <table:table-cell office:value-type="float" office:value="0.678675134841778">
                <text:p>0.678675134841778</text:p>
              </table:table-cell>
              <table:table-cell office:value-type="float" office:value="0.703068069863111">
                <text:p>0.703068069863111</text:p>
              </table:table-cell>
              <table:table-cell office:value-type="float" office:value="0.671736857987222">
                <text:p>0.671736857987222</text:p>
              </table:table-cell>
              <table:table-cell office:value-type="float" office:value="0.666730623947">
                <text:p>0.666730623947</text:p>
              </table:table-cell>
              <table:table-cell office:value-type="float" office:value="0.676008775714111">
                <text:p>0.676008775714111</text:p>
              </table:table-cell>
              <table:table-cell office:value-type="float" office:value="0.724830610314556">
                <text:p>0.724830610314556</text:p>
              </table:table-cell>
              <table:table-cell office:value-type="float" office:value="0.655391169584556">
                <text:p>0.655391169584556</text:p>
              </table:table-cell>
              <table:table-cell office:value-type="float" office:value="0.676127015556778">
                <text:p>0.676127015556778</text:p>
              </table:table-cell>
              <table:table-cell office:value-type="float" office:value="0.658719055153667">
                <text:p>0.658719055153667</text:p>
              </table:table-cell>
              <table:table-cell office:value-type="float" office:value="0.704975137891889">
                <text:p>0.704975137891889</text:p>
              </table:table-cell>
              <table:table-cell office:value-type="float" office:value="0.703831657536111">
                <text:p>0.703831657536111</text:p>
              </table:table-cell>
              <table:table-cell office:value-type="float" office:value="0.703716879844556">
                <text:p>0.703716879844556</text:p>
              </table:table-cell>
              <table:table-cell office:value-type="float" office:value="0.672784494332444">
                <text:p>0.672784494332444</text:p>
              </table:table-cell>
              <table:table-cell office:value-type="float" office:value="0.670616788611333">
                <text:p>0.670616788611333</text:p>
              </table:table-cell>
              <table:table-cell office:value-type="float" office:value="0.672301523681222">
                <text:p>0.672301523681222</text:p>
              </table:table-cell>
              <table:table-cell office:value-type="float" office:value="0.664803265323778">
                <text:p>0.664803265323778</text:p>
              </table:table-cell>
              <table:table-cell office:value-type="float" office:value="0.672527286749444">
                <text:p>0.672527286749444</text:p>
              </table:table-cell>
              <table:table-cell office:value-type="float" office:value="0.671927184122333">
                <text:p>0.671927184122333</text:p>
              </table:table-cell>
              <table:table-cell office:value-type="float" office:value="0.71849264144">
                <text:p>0.71849264144</text:p>
              </table:table-cell>
              <table:table-cell office:value-type="float" office:value="0.718122141215667">
                <text:p>0.718122141215667</text:p>
              </table:table-cell>
              <table:table-cell office:value-type="float" office:value="0.715973816852778">
                <text:p>0.715973816852778</text:p>
              </table:table-cell>
              <table:table-cell office:value-type="float" office:value="0.674983828726445">
                <text:p>0.674983828726445</text:p>
              </table:table-cell>
              <table:table-cell office:value-type="float" office:value="0.671732423111">
                <text:p>0.671732423111</text:p>
              </table:table-cell>
              <table:table-cell office:value-type="float" office:value="0.674313599175556">
                <text:p>0.674313599175556</text:p>
              </table:table-cell>
              <table:table-cell office:value-type="float" office:value="0.667104995783889">
                <text:p>0.667104995783889</text:p>
              </table:table-cell>
              <table:table-cell office:value-type="float" office:value="0.676423041308222">
                <text:p>0.676423041308222</text:p>
              </table:table-cell>
              <table:table-cell office:value-type="float" office:value="0.677835340871222">
                <text:p>0.677835340871222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2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20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2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001cm" svg:height="12.001cm" xlink:href=".." xlink:type="simple" chart:class="chart:bar" chart:style-name="ch1">
        <chart:title svg:x="12.801cm" svg:y="0cm" chart:style-name="ch2">
          <text:p>Random uniform instances</text:p>
        </chart:title>
        <chart:legend svg:x="0cm" svg:y="0.7cm" style:legend-expansion="custom" chartooo:width="35.001cm" chartooo:height="1.249cm" style:legend-expansion-aspect-ratio="28.0232185748599" chart:style-name="ch3"/>
        <chart:plot-area chart:style-name="ch4" table:cell-range-address="'mf 0.8 - rem 0.8'.A2:'mf 0.8 - rem 0.8'.A10 'mf 0.8 - rem 0.8'.L1:'mf 0.8 - rem 0.8'.L10 'mf 0.8 - rem 0.8'.T1:'mf 0.8 - rem 0.8'.T10 'mf 0.8 - rem 0.8'.AF1:'mf 0.8 - rem 0.8'.AF10 'mf 0.8 - rem 0.8'.AP1:'mf 0.8 - rem 0.8'.AP10 'mf 0.8 - rem 0.8'.BP1:'mf 0.8 - rem 0.8'.BP10 'mf 0.8 - rem 0.8'.BR1:'mf 0.8 - rem 0.8'.BR10" chart:data-source-has-labels="both" svg:x="1.652cm" svg:y="1.799cm" svg:width="32.906cm" svg:height="9.005cm">
          <chartooo:coordinate-region svg:x="2.459cm" svg:y="1.999cm" svg:width="32.099cm" svg:height="7.999cm"/>
          <chart:axis chart:dimension="x" chart:name="primary-x" chart:style-name="ch5" chartooo:axis-type="auto">
            <chartooo:date-scale/>
            <chart:title svg:x="12.643cm" svg:y="10.781cm" chart:style-name="ch6">
              <text:p>Instances (#bins_#resources)</text:p>
            </chart:title>
            <chart:categories table:cell-range-address="'mf 0.8 - rem 0.8'.A2:'mf 0.8 - rem 0.8'.A10"/>
          </chart:axis>
          <chart:axis chart:dimension="y" chart:name="primary-y" chart:style-name="ch7">
            <chart:title svg:x="0cm" svg:y="9.31cm" chart:style-name="ch8">
              <text:p>Number of success</text:p>
            </chart:title>
            <chart:grid chart:style-name="ch9" chart:class="major"/>
          </chart:axis>
          <chart:series chart:style-name="ch10" chart:values-cell-range-address="'mf 0.8 - rem 0.8'.L2:'mf 0.8 - rem 0.8'.L10" chart:label-cell-address="'mf 0.8 - rem 0.8'.L1:'mf 0.8 - rem 0.8'.L1" chart:class="chart:bar">
            <chart:data-point chart:repeated="9"/>
          </chart:series>
          <chart:series chart:style-name="ch11" chart:values-cell-range-address="'mf 0.8 - rem 0.8'.T2:'mf 0.8 - rem 0.8'.T10" chart:label-cell-address="'mf 0.8 - rem 0.8'.T1:'mf 0.8 - rem 0.8'.T1" chart:class="chart:bar">
            <chart:data-point chart:repeated="9"/>
          </chart:series>
          <chart:series chart:style-name="ch12" chart:values-cell-range-address="'mf 0.8 - rem 0.8'.AF2:'mf 0.8 - rem 0.8'.AF10" chart:label-cell-address="'mf 0.8 - rem 0.8'.AF1:'mf 0.8 - rem 0.8'.AF1" chart:class="chart:bar">
            <chart:data-point chart:repeated="9"/>
          </chart:series>
          <chart:series chart:style-name="ch13" chart:values-cell-range-address="'mf 0.8 - rem 0.8'.AP2:'mf 0.8 - rem 0.8'.AP10" chart:label-cell-address="'mf 0.8 - rem 0.8'.AP1:'mf 0.8 - rem 0.8'.AP1" chart:class="chart:bar">
            <chart:data-point chart:repeated="9"/>
          </chart:series>
          <chart:series chart:style-name="ch11" chart:values-cell-range-address="'mf 0.8 - rem 0.8'.BP2:'mf 0.8 - rem 0.8'.BP10" chart:label-cell-address="'mf 0.8 - rem 0.8'.BP1:'mf 0.8 - rem 0.8'.BP1" chart:class="chart:bar">
            <chart:data-point chart:repeated="9"/>
          </chart:series>
          <chart:series chart:style-name="ch14" chart:values-cell-range-address="'mf 0.8 - rem 0.8'.BR2:'mf 0.8 - rem 0.8'.BR10" chart:label-cell-address="'mf 0.8 - rem 0.8'.BR1:'mf 0.8 - rem 0.8'.BR1" chart:class="chart:bar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C</text:p>
                <draw:g>
                  <svg:desc>'mf 0.8 - rem 0.8'.L1:'mf 0.8 - rem 0.8'.L1</svg:desc>
                </draw:g>
              </table:table-cell>
              <table:table-cell office:value-type="string">
                <text:p>ic_dyn_1/C</text:p>
                <draw:g>
                  <svg:desc>'mf 0.8 - rem 0.8'.T1:'mf 0.8 - rem 0.8'.T1</svg:desc>
                </draw:g>
              </table:table-cell>
              <table:table-cell office:value-type="string">
                <text:p>bc_dyn_R/C</text:p>
                <draw:g>
                  <svg:desc>'mf 0.8 - rem 0.8'.AF1:'mf 0.8 - rem 0.8'.AF1</svg:desc>
                </draw:g>
              </table:table-cell>
              <table:table-cell office:value-type="string">
                <text:p>bb_dyn_1/C</text:p>
                <draw:g>
                  <svg:desc>'mf 0.8 - rem 0.8'.AP1:'mf 0.8 - rem 0.8'.AP1</svg:desc>
                </draw:g>
              </table:table-cell>
              <table:table-cell office:value-type="string">
                <text:p>sbb_dyn_R/C</text:p>
                <draw:g>
                  <svg:desc>'mf 0.8 - rem 0.8'.BP1:'mf 0.8 - rem 0.8'.BP1</svg:desc>
                </draw:g>
              </table:table-cell>
              <table:table-cell office:value-type="string">
                <text:p>dp</text:p>
                <draw:g>
                  <svg:desc>'mf 0.8 - rem 0.8'.BR1:'mf 0.8 - rem 0.8'.B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'mf 0.8 - rem 0.8'.A2:'mf 0.8 - rem 0.8'.A10</svg:desc>
                </draw:g>
              </table:table-cell>
              <table:table-cell office:value-type="float" office:value="87">
                <text:p>87</text:p>
                <draw:g>
                  <svg:desc>'mf 0.8 - rem 0.8'.L2:'mf 0.8 - rem 0.8'.L10</svg:desc>
                </draw:g>
              </table:table-cell>
              <table:table-cell office:value-type="float" office:value="81">
                <text:p>81</text:p>
                <draw:g>
                  <svg:desc>'mf 0.8 - rem 0.8'.T2:'mf 0.8 - rem 0.8'.T10</svg:desc>
                </draw:g>
              </table:table-cell>
              <table:table-cell office:value-type="float" office:value="89">
                <text:p>89</text:p>
                <draw:g>
                  <svg:desc>'mf 0.8 - rem 0.8'.AF2:'mf 0.8 - rem 0.8'.AF10</svg:desc>
                </draw:g>
              </table:table-cell>
              <table:table-cell office:value-type="float" office:value="43">
                <text:p>43</text:p>
                <draw:g>
                  <svg:desc>'mf 0.8 - rem 0.8'.AP2:'mf 0.8 - rem 0.8'.AP10</svg:desc>
                </draw:g>
              </table:table-cell>
              <table:table-cell office:value-type="float" office:value="80">
                <text:p>80</text:p>
                <draw:g>
                  <svg:desc>'mf 0.8 - rem 0.8'.BP2:'mf 0.8 - rem 0.8'.BP10</svg:desc>
                </draw:g>
              </table:table-cell>
              <table:table-cell office:value-type="float" office:value="91">
                <text:p>91</text:p>
                <draw:g>
                  <svg:desc>'mf 0.8 - rem 0.8'.BR2:'mf 0.8 - rem 0.8'.BR10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21">
                <text:p>21</text:p>
              </table:table-cell>
              <table:table-cell office:value-type="float" office:value="33">
                <text:p>33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24">
                <text:p>24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46.546cm" svg:height="15.703cm" xlink:href=".." xlink:type="simple" chart:class="chart:bar" chart:style-name="ch1">
        <chart:legend chart:legend-position="end" svg:x="41.303cm" svg:y="3.817cm" style:legend-expansion="high" chart:style-name="ch2"/>
        <chart:plot-area chart:style-name="ch3" table:cell-range-address="Correlated_bins.A2:Correlated_bins.A11 Correlated_bins.H1:Correlated_bins.H11 Correlated_bins.J1:Correlated_bins.J11 Correlated_bins.L1:Correlated_bins.L11 Correlated_bins.N1:Correlated_bins.N11 Correlated_bins.P1:Correlated_bins.P11 Correlated_bins.R1:Correlated_bins.R11 Correlated_bins.T1:Correlated_bins.T11 Correlated_bins.V1:Correlated_bins.V11 Correlated_bins.X1:Correlated_bins.X11 Correlated_bins.Z1:Correlated_bins.Z11 Correlated_bins.AB1:Correlated_bins.AB11 Correlated_bins.AD1:Correlated_bins.AD11 Correlated_bins.AF1:Correlated_bins.AF11 Correlated_bins.AH1:Correlated_bins.AH11 Correlated_bins.AJ1:Correlated_bins.AJ11 Correlated_bins.AL1:Correlated_bins.AL11 Correlated_bins.AN1:Correlated_bins.AN11 Correlated_bins.AP1:Correlated_bins.AP11 Correlated_bins.AR1:Correlated_bins.AR11 Correlated_bins.AT1:Correlated_bins.AT11 Correlated_bins.AV1:Correlated_bins.AV11 Correlated_bins.AX1:Correlated_bins.AX11 Correlated_bins.AZ1:Correlated_bins.AZ11 Correlated_bins.BB1:Correlated_bins.BB11 Correlated_bins.BD1:Correlated_bins.BD11 Correlated_bins.BF1:Correlated_bins.BF11 Correlated_bins.BH1:Correlated_bins.BH11 Correlated_bins.BJ1:Correlated_bins.BJ11 Correlated_bins.BL1:Correlated_bins.BL11 Correlated_bins.BN1:Correlated_bins.BN11 Correlated_bins.BP1:Correlated_bins.BP11" chart:data-source-has-labels="both" svg:x="0.703cm" svg:y="1.29cm" svg:width="37.135cm" svg:height="13.575cm">
          <chartooo:coordinate-region svg:x="1.695cm" svg:y="1.489cm" svg:width="36.143cm" svg:height="12.729cm"/>
          <chart:axis chart:dimension="x" chart:name="primary-x" chart:style-name="ch4" chartooo:axis-type="auto">
            <chartooo:date-scale/>
            <chart:categories table:cell-range-address="Correlated_bins.A2:Correlated_bins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rrelated_bins.H2:Correlated_bins.H11" chart:label-cell-address="Correlated_bins.H1:Correlated_bins.H1" chart:class="chart:bar">
            <chart:data-point chart:repeated="10"/>
          </chart:series>
          <chart:series chart:style-name="ch8" chart:values-cell-range-address="Correlated_bins.J2:Correlated_bins.J11" chart:label-cell-address="Correlated_bins.J1:Correlated_bins.J1" chart:class="chart:bar">
            <chart:data-point chart:repeated="10"/>
          </chart:series>
          <chart:series chart:style-name="ch9" chart:values-cell-range-address="Correlated_bins.L2:Correlated_bins.L11" chart:label-cell-address="Correlated_bins.L1:Correlated_bins.L1" chart:class="chart:bar">
            <chart:data-point chart:repeated="10"/>
          </chart:series>
          <chart:series chart:style-name="ch10" chart:values-cell-range-address="Correlated_bins.N2:Correlated_bins.N11" chart:label-cell-address="Correlated_bins.N1:Correlated_bins.N1" chart:class="chart:bar">
            <chart:data-point chart:repeated="10"/>
          </chart:series>
          <chart:series chart:style-name="ch11" chart:values-cell-range-address="Correlated_bins.P2:Correlated_bins.P11" chart:label-cell-address="Correlated_bins.P1:Correlated_bins.P1" chart:class="chart:bar">
            <chart:data-point chart:repeated="10"/>
          </chart:series>
          <chart:series chart:style-name="ch12" chart:values-cell-range-address="Correlated_bins.R2:Correlated_bins.R11" chart:label-cell-address="Correlated_bins.R1:Correlated_bins.R1" chart:class="chart:bar">
            <chart:data-point chart:repeated="10"/>
          </chart:series>
          <chart:series chart:style-name="ch13" chart:values-cell-range-address="Correlated_bins.T2:Correlated_bins.T11" chart:label-cell-address="Correlated_bins.T1:Correlated_bins.T1" chart:class="chart:bar">
            <chart:data-point chart:repeated="10"/>
          </chart:series>
          <chart:series chart:style-name="ch14" chart:values-cell-range-address="Correlated_bins.V2:Correlated_bins.V11" chart:label-cell-address="Correlated_bins.V1:Correlated_bins.V1" chart:class="chart:bar">
            <chart:data-point chart:repeated="10"/>
          </chart:series>
          <chart:series chart:style-name="ch15" chart:values-cell-range-address="Correlated_bins.X2:Correlated_bins.X11" chart:label-cell-address="Correlated_bins.X1:Correlated_bins.X1" chart:class="chart:bar">
            <chart:data-point chart:repeated="10"/>
          </chart:series>
          <chart:series chart:style-name="ch16" chart:values-cell-range-address="Correlated_bins.Z2:Correlated_bins.Z11" chart:label-cell-address="Correlated_bins.Z1:Correlated_bins.Z1" chart:class="chart:bar">
            <chart:data-point chart:repeated="10"/>
          </chart:series>
          <chart:series chart:style-name="ch17" chart:values-cell-range-address="Correlated_bins.AB2:Correlated_bins.AB11" chart:label-cell-address="Correlated_bins.AB1:Correlated_bins.AB1" chart:class="chart:bar">
            <chart:data-point chart:repeated="10"/>
          </chart:series>
          <chart:series chart:style-name="ch18" chart:values-cell-range-address="Correlated_bins.AD2:Correlated_bins.AD11" chart:label-cell-address="Correlated_bins.AD1:Correlated_bins.AD1" chart:class="chart:bar">
            <chart:data-point chart:repeated="10"/>
          </chart:series>
          <chart:series chart:style-name="ch7" chart:values-cell-range-address="Correlated_bins.AF2:Correlated_bins.AF11" chart:label-cell-address="Correlated_bins.AF1:Correlated_bins.AF1" chart:class="chart:bar">
            <chart:data-point chart:repeated="10"/>
          </chart:series>
          <chart:series chart:style-name="ch8" chart:values-cell-range-address="Correlated_bins.AH2:Correlated_bins.AH11" chart:label-cell-address="Correlated_bins.AH1:Correlated_bins.AH1" chart:class="chart:bar">
            <chart:data-point chart:repeated="10"/>
          </chart:series>
          <chart:series chart:style-name="ch9" chart:values-cell-range-address="Correlated_bins.AJ2:Correlated_bins.AJ11" chart:label-cell-address="Correlated_bins.AJ1:Correlated_bins.AJ1" chart:class="chart:bar">
            <chart:data-point chart:repeated="10"/>
          </chart:series>
          <chart:series chart:style-name="ch10" chart:values-cell-range-address="Correlated_bins.AL2:Correlated_bins.AL11" chart:label-cell-address="Correlated_bins.AL1:Correlated_bins.AL1" chart:class="chart:bar">
            <chart:data-point chart:repeated="10"/>
          </chart:series>
          <chart:series chart:style-name="ch11" chart:values-cell-range-address="Correlated_bins.AN2:Correlated_bins.AN11" chart:label-cell-address="Correlated_bins.AN1:Correlated_bins.AN1" chart:class="chart:bar">
            <chart:data-point chart:repeated="10"/>
          </chart:series>
          <chart:series chart:style-name="ch12" chart:values-cell-range-address="Correlated_bins.AP2:Correlated_bins.AP11" chart:label-cell-address="Correlated_bins.AP1:Correlated_bins.AP1" chart:class="chart:bar">
            <chart:data-point chart:repeated="10"/>
          </chart:series>
          <chart:series chart:style-name="ch13" chart:values-cell-range-address="Correlated_bins.AR2:Correlated_bins.AR11" chart:label-cell-address="Correlated_bins.AR1:Correlated_bins.AR1" chart:class="chart:bar">
            <chart:data-point chart:repeated="10"/>
          </chart:series>
          <chart:series chart:style-name="ch14" chart:values-cell-range-address="Correlated_bins.AT2:Correlated_bins.AT11" chart:label-cell-address="Correlated_bins.AT1:Correlated_bins.AT1" chart:class="chart:bar">
            <chart:data-point chart:repeated="10"/>
          </chart:series>
          <chart:series chart:style-name="ch15" chart:values-cell-range-address="Correlated_bins.AV2:Correlated_bins.AV11" chart:label-cell-address="Correlated_bins.AV1:Correlated_bins.AV1" chart:class="chart:bar">
            <chart:data-point chart:repeated="10"/>
          </chart:series>
          <chart:series chart:style-name="ch16" chart:values-cell-range-address="Correlated_bins.AX2:Correlated_bins.AX11" chart:label-cell-address="Correlated_bins.AX1:Correlated_bins.AX1" chart:class="chart:bar">
            <chart:data-point chart:repeated="10"/>
          </chart:series>
          <chart:series chart:style-name="ch17" chart:values-cell-range-address="Correlated_bins.AZ2:Correlated_bins.AZ11" chart:label-cell-address="Correlated_bins.AZ1:Correlated_bins.AZ1" chart:class="chart:bar">
            <chart:data-point chart:repeated="10"/>
          </chart:series>
          <chart:series chart:style-name="ch18" chart:values-cell-range-address="Correlated_bins.BB2:Correlated_bins.BB11" chart:label-cell-address="Correlated_bins.BB1:Correlated_bins.BB1" chart:class="chart:bar">
            <chart:data-point chart:repeated="10"/>
          </chart:series>
          <chart:series chart:style-name="ch7" chart:values-cell-range-address="Correlated_bins.BD2:Correlated_bins.BD11" chart:label-cell-address="Correlated_bins.BD1:Correlated_bins.BD1" chart:class="chart:bar">
            <chart:data-point chart:repeated="10"/>
          </chart:series>
          <chart:series chart:style-name="ch8" chart:values-cell-range-address="Correlated_bins.BF2:Correlated_bins.BF11" chart:label-cell-address="Correlated_bins.BF1:Correlated_bins.BF1" chart:class="chart:bar">
            <chart:data-point chart:repeated="10"/>
          </chart:series>
          <chart:series chart:style-name="ch9" chart:values-cell-range-address="Correlated_bins.BH2:Correlated_bins.BH11" chart:label-cell-address="Correlated_bins.BH1:Correlated_bins.BH1" chart:class="chart:bar">
            <chart:data-point chart:repeated="10"/>
          </chart:series>
          <chart:series chart:style-name="ch10" chart:values-cell-range-address="Correlated_bins.BJ2:Correlated_bins.BJ11" chart:label-cell-address="Correlated_bins.BJ1:Correlated_bins.BJ1" chart:class="chart:bar">
            <chart:data-point chart:repeated="10"/>
          </chart:series>
          <chart:series chart:style-name="ch11" chart:values-cell-range-address="Correlated_bins.BL2:Correlated_bins.BL11" chart:label-cell-address="Correlated_bins.BL1:Correlated_bins.BL1" chart:class="chart:bar">
            <chart:data-point chart:repeated="10"/>
          </chart:series>
          <chart:series chart:style-name="ch12" chart:values-cell-range-address="Correlated_bins.BN2:Correlated_bins.BN11" chart:label-cell-address="Correlated_bins.BN1:Correlated_bins.BN1" chart:class="chart:bar">
            <chart:data-point chart:repeated="10"/>
          </chart:series>
          <chart:series chart:style-name="ch13" chart:values-cell-range-address="Correlated_bins.BP2:Correlated_bins.BP11" chart:label-cell-address="Correlated_bins.BP1:Correlated_bins.BP1" chart:class="chart:bar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</text:p>
                <draw:g>
                  <svg:desc>Correlated_bins.H1:Correlated_bins.H1</svg:desc>
                </draw:g>
              </table:table-cell>
              <table:table-cell office:value-type="string">
                <text:p>shuff1</text:p>
                <draw:g>
                  <svg:desc>Correlated_bins.J1:Correlated_bins.J1</svg:desc>
                </draw:g>
              </table:table-cell>
              <table:table-cell office:value-type="string">
                <text:p>1/C</text:p>
                <draw:g>
                  <svg:desc>Correlated_bins.L1:Correlated_bins.L1</svg:desc>
                </draw:g>
              </table:table-cell>
              <table:table-cell office:value-type="string">
                <text:p>1/R</text:p>
                <draw:g>
                  <svg:desc>Correlated_bins.N1:Correlated_bins.N1</svg:desc>
                </draw:g>
              </table:table-cell>
              <table:table-cell office:value-type="string">
                <text:p>R/C</text:p>
                <draw:g>
                  <svg:desc>Correlated_bins.P1:Correlated_bins.P1</svg:desc>
                </draw:g>
              </table:table-cell>
              <table:table-cell office:value-type="string">
                <text:p>ic_shuff</text:p>
                <draw:g>
                  <svg:desc>Correlated_bins.R1:Correlated_bins.R1</svg:desc>
                </draw:g>
              </table:table-cell>
              <table:table-cell office:value-type="string">
                <text:p>ic_dyn_1/C</text:p>
                <draw:g>
                  <svg:desc>Correlated_bins.T1:Correlated_bins.T1</svg:desc>
                </draw:g>
              </table:table-cell>
              <table:table-cell office:value-type="string">
                <text:p>ic_dyn_1/R</text:p>
                <draw:g>
                  <svg:desc>Correlated_bins.V1:Correlated_bins.V1</svg:desc>
                </draw:g>
              </table:table-cell>
              <table:table-cell office:value-type="string">
                <text:p>ic_dyn_R/C</text:p>
                <draw:g>
                  <svg:desc>Correlated_bins.X1:Correlated_bins.X1</svg:desc>
                </draw:g>
              </table:table-cell>
              <table:table-cell office:value-type="string">
                <text:p>bc_shuff</text:p>
                <draw:g>
                  <svg:desc>Correlated_bins.Z1:Correlated_bins.Z1</svg:desc>
                </draw:g>
              </table:table-cell>
              <table:table-cell office:value-type="string">
                <text:p>bc_dyn_1/C</text:p>
                <draw:g>
                  <svg:desc>Correlated_bins.AB1:Correlated_bins.AB1</svg:desc>
                </draw:g>
              </table:table-cell>
              <table:table-cell office:value-type="string">
                <text:p>bc_dyn_1/R</text:p>
                <draw:g>
                  <svg:desc>Correlated_bins.AD1:Correlated_bins.AD1</svg:desc>
                </draw:g>
              </table:table-cell>
              <table:table-cell office:value-type="string">
                <text:p>bc_dyn_R/C</text:p>
                <draw:g>
                  <svg:desc>Correlated_bins.AF1:Correlated_bins.AF1</svg:desc>
                </draw:g>
              </table:table-cell>
              <table:table-cell office:value-type="string">
                <text:p>bb_nothing</text:p>
                <draw:g>
                  <svg:desc>Correlated_bins.AH1:Correlated_bins.AH1</svg:desc>
                </draw:g>
              </table:table-cell>
              <table:table-cell office:value-type="string">
                <text:p>bb_shuff1</text:p>
                <draw:g>
                  <svg:desc>Correlated_bins.AJ1:Correlated_bins.AJ1</svg:desc>
                </draw:g>
              </table:table-cell>
              <table:table-cell office:value-type="string">
                <text:p>bb_shuff</text:p>
                <draw:g>
                  <svg:desc>Correlated_bins.AL1:Correlated_bins.AL1</svg:desc>
                </draw:g>
              </table:table-cell>
              <table:table-cell office:value-type="string">
                <text:p>bb_st_1/C</text:p>
                <draw:g>
                  <svg:desc>Correlated_bins.AN1:Correlated_bins.AN1</svg:desc>
                </draw:g>
              </table:table-cell>
              <table:table-cell office:value-type="string">
                <text:p>bb_dyn_1/C</text:p>
                <draw:g>
                  <svg:desc>Correlated_bins.AP1:Correlated_bins.AP1</svg:desc>
                </draw:g>
              </table:table-cell>
              <table:table-cell office:value-type="string">
                <text:p>bb_st_1/R</text:p>
                <draw:g>
                  <svg:desc>Correlated_bins.AR1:Correlated_bins.AR1</svg:desc>
                </draw:g>
              </table:table-cell>
              <table:table-cell office:value-type="string">
                <text:p>bb_dyn_1/R</text:p>
                <draw:g>
                  <svg:desc>Correlated_bins.AT1:Correlated_bins.AT1</svg:desc>
                </draw:g>
              </table:table-cell>
              <table:table-cell office:value-type="string">
                <text:p>bb_st_R/C</text:p>
                <draw:g>
                  <svg:desc>Correlated_bins.AV1:Correlated_bins.AV1</svg:desc>
                </draw:g>
              </table:table-cell>
              <table:table-cell office:value-type="string">
                <text:p>bb_dyn_R/C</text:p>
                <draw:g>
                  <svg:desc>Correlated_bins.AX1:Correlated_bins.AX1</svg:desc>
                </draw:g>
              </table:table-cell>
              <table:table-cell office:value-type="string">
                <text:p>sbb_nothing</text:p>
                <draw:g>
                  <svg:desc>Correlated_bins.AZ1:Correlated_bins.AZ1</svg:desc>
                </draw:g>
              </table:table-cell>
              <table:table-cell office:value-type="string">
                <text:p>sbb_shuff1</text:p>
                <draw:g>
                  <svg:desc>Correlated_bins.BB1:Correlated_bins.BB1</svg:desc>
                </draw:g>
              </table:table-cell>
              <table:table-cell office:value-type="string">
                <text:p>sbb_shuff</text:p>
                <draw:g>
                  <svg:desc>Correlated_bins.BD1:Correlated_bins.BD1</svg:desc>
                </draw:g>
              </table:table-cell>
              <table:table-cell office:value-type="string">
                <text:p>sbb_st_1/C</text:p>
                <draw:g>
                  <svg:desc>Correlated_bins.BF1:Correlated_bins.BF1</svg:desc>
                </draw:g>
              </table:table-cell>
              <table:table-cell office:value-type="string">
                <text:p>sbb_dyn_1/C</text:p>
                <draw:g>
                  <svg:desc>Correlated_bins.BH1:Correlated_bins.BH1</svg:desc>
                </draw:g>
              </table:table-cell>
              <table:table-cell office:value-type="string">
                <text:p>sbb_st_1/R</text:p>
                <draw:g>
                  <svg:desc>Correlated_bins.BJ1:Correlated_bins.BJ1</svg:desc>
                </draw:g>
              </table:table-cell>
              <table:table-cell office:value-type="string">
                <text:p>sbb_dyn_1/R</text:p>
                <draw:g>
                  <svg:desc>Correlated_bins.BL1:Correlated_bins.BL1</svg:desc>
                </draw:g>
              </table:table-cell>
              <table:table-cell office:value-type="string">
                <text:p>sbb_st_R/C</text:p>
                <draw:g>
                  <svg:desc>Correlated_bins.BN1:Correlated_bins.BN1</svg:desc>
                </draw:g>
              </table:table-cell>
              <table:table-cell office:value-type="string">
                <text:p>sbb_dyn_R/C</text:p>
                <draw:g>
                  <svg:desc>Correlated_bins.BP1:Correlated_bins.B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Correlated_bins.A2:Correlated_bins.A11</svg:desc>
                </draw:g>
              </table:table-cell>
              <table:table-cell office:value-type="float" office:value="31">
                <text:p>31</text:p>
                <draw:g>
                  <svg:desc>Correlated_bins.H2:Correlated_bins.H11</svg:desc>
                </draw:g>
              </table:table-cell>
              <table:table-cell office:value-type="float" office:value="27">
                <text:p>27</text:p>
                <draw:g>
                  <svg:desc>Correlated_bins.J2:Correlated_bins.J11</svg:desc>
                </draw:g>
              </table:table-cell>
              <table:table-cell office:value-type="float" office:value="95">
                <text:p>95</text:p>
                <draw:g>
                  <svg:desc>Correlated_bins.L2:Correlated_bins.L11</svg:desc>
                </draw:g>
              </table:table-cell>
              <table:table-cell office:value-type="float" office:value="95">
                <text:p>95</text:p>
                <draw:g>
                  <svg:desc>Correlated_bins.N2:Correlated_bins.N11</svg:desc>
                </draw:g>
              </table:table-cell>
              <table:table-cell office:value-type="float" office:value="95">
                <text:p>95</text:p>
                <draw:g>
                  <svg:desc>Correlated_bins.P2:Correlated_bins.P11</svg:desc>
                </draw:g>
              </table:table-cell>
              <table:table-cell office:value-type="float" office:value="4">
                <text:p>4</text:p>
                <draw:g>
                  <svg:desc>Correlated_bins.R2:Correlated_bins.R11</svg:desc>
                </draw:g>
              </table:table-cell>
              <table:table-cell office:value-type="float" office:value="95">
                <text:p>95</text:p>
                <draw:g>
                  <svg:desc>Correlated_bins.T2:Correlated_bins.T11</svg:desc>
                </draw:g>
              </table:table-cell>
              <table:table-cell office:value-type="float" office:value="94">
                <text:p>94</text:p>
                <draw:g>
                  <svg:desc>Correlated_bins.V2:Correlated_bins.V11</svg:desc>
                </draw:g>
              </table:table-cell>
              <table:table-cell office:value-type="float" office:value="94">
                <text:p>94</text:p>
                <draw:g>
                  <svg:desc>Correlated_bins.X2:Correlated_bins.X11</svg:desc>
                </draw:g>
              </table:table-cell>
              <table:table-cell office:value-type="float" office:value="11">
                <text:p>11</text:p>
                <draw:g>
                  <svg:desc>Correlated_bins.Z2:Correlated_bins.Z11</svg:desc>
                </draw:g>
              </table:table-cell>
              <table:table-cell office:value-type="float" office:value="93">
                <text:p>93</text:p>
                <draw:g>
                  <svg:desc>Correlated_bins.AB2:Correlated_bins.AB11</svg:desc>
                </draw:g>
              </table:table-cell>
              <table:table-cell office:value-type="float" office:value="93">
                <text:p>93</text:p>
                <draw:g>
                  <svg:desc>Correlated_bins.AD2:Correlated_bins.AD11</svg:desc>
                </draw:g>
              </table:table-cell>
              <table:table-cell office:value-type="float" office:value="97">
                <text:p>97</text:p>
                <draw:g>
                  <svg:desc>Correlated_bins.AF2:Correlated_bins.AF11</svg:desc>
                </draw:g>
              </table:table-cell>
              <table:table-cell office:value-type="float" office:value="7">
                <text:p>7</text:p>
                <draw:g>
                  <svg:desc>Correlated_bins.AH2:Correlated_bins.AH11</svg:desc>
                </draw:g>
              </table:table-cell>
              <table:table-cell office:value-type="float" office:value="6">
                <text:p>6</text:p>
                <draw:g>
                  <svg:desc>Correlated_bins.AJ2:Correlated_bins.AJ11</svg:desc>
                </draw:g>
              </table:table-cell>
              <table:table-cell office:value-type="float" office:value="4">
                <text:p>4</text:p>
                <draw:g>
                  <svg:desc>Correlated_bins.AL2:Correlated_bins.AL11</svg:desc>
                </draw:g>
              </table:table-cell>
              <table:table-cell office:value-type="float" office:value="66">
                <text:p>66</text:p>
                <draw:g>
                  <svg:desc>Correlated_bins.AN2:Correlated_bins.AN11</svg:desc>
                </draw:g>
              </table:table-cell>
              <table:table-cell office:value-type="float" office:value="74">
                <text:p>74</text:p>
                <draw:g>
                  <svg:desc>Correlated_bins.AP2:Correlated_bins.AP11</svg:desc>
                </draw:g>
              </table:table-cell>
              <table:table-cell office:value-type="float" office:value="68">
                <text:p>68</text:p>
                <draw:g>
                  <svg:desc>Correlated_bins.AR2:Correlated_bins.AR11</svg:desc>
                </draw:g>
              </table:table-cell>
              <table:table-cell office:value-type="float" office:value="85">
                <text:p>85</text:p>
                <draw:g>
                  <svg:desc>Correlated_bins.AT2:Correlated_bins.AT11</svg:desc>
                </draw:g>
              </table:table-cell>
              <table:table-cell office:value-type="float" office:value="71">
                <text:p>71</text:p>
                <draw:g>
                  <svg:desc>Correlated_bins.AV2:Correlated_bins.AV11</svg:desc>
                </draw:g>
              </table:table-cell>
              <table:table-cell office:value-type="float" office:value="70">
                <text:p>70</text:p>
                <draw:g>
                  <svg:desc>Correlated_bins.AX2:Correlated_bins.AX11</svg:desc>
                </draw:g>
              </table:table-cell>
              <table:table-cell office:value-type="float" office:value="16">
                <text:p>16</text:p>
                <draw:g>
                  <svg:desc>Correlated_bins.AZ2:Correlated_bins.AZ11</svg:desc>
                </draw:g>
              </table:table-cell>
              <table:table-cell office:value-type="float" office:value="16">
                <text:p>16</text:p>
                <draw:g>
                  <svg:desc>Correlated_bins.BB2:Correlated_bins.BB11</svg:desc>
                </draw:g>
              </table:table-cell>
              <table:table-cell office:value-type="float" office:value="8">
                <text:p>8</text:p>
                <draw:g>
                  <svg:desc>Correlated_bins.BD2:Correlated_bins.BD11</svg:desc>
                </draw:g>
              </table:table-cell>
              <table:table-cell office:value-type="float" office:value="86">
                <text:p>86</text:p>
                <draw:g>
                  <svg:desc>Correlated_bins.BF2:Correlated_bins.BF11</svg:desc>
                </draw:g>
              </table:table-cell>
              <table:table-cell office:value-type="float" office:value="88">
                <text:p>88</text:p>
                <draw:g>
                  <svg:desc>Correlated_bins.BH2:Correlated_bins.BH11</svg:desc>
                </draw:g>
              </table:table-cell>
              <table:table-cell office:value-type="float" office:value="87">
                <text:p>87</text:p>
                <draw:g>
                  <svg:desc>Correlated_bins.BJ2:Correlated_bins.BJ11</svg:desc>
                </draw:g>
              </table:table-cell>
              <table:table-cell office:value-type="float" office:value="86">
                <text:p>86</text:p>
                <draw:g>
                  <svg:desc>Correlated_bins.BL2:Correlated_bins.BL11</svg:desc>
                </draw:g>
              </table:table-cell>
              <table:table-cell office:value-type="float" office:value="89">
                <text:p>89</text:p>
                <draw:g>
                  <svg:desc>Correlated_bins.BN2:Correlated_bins.BN11</svg:desc>
                </draw:g>
              </table:table-cell>
              <table:table-cell office:value-type="float" office:value="87">
                <text:p>87</text:p>
                <draw:g>
                  <svg:desc>Correlated_bins.BP2:Correlated_bins.BP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48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6">
                <text:p>76</text:p>
              </table:table-cell>
              <table:table-cell office:value-type="float" office:value="91">
                <text:p>91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95">
                <text:p>95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28">
                <text:p>28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7">
                <text:p>17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19.3333333333333">
                <text:p>19.3333333333333</text:p>
              </table:table-cell>
              <table:table-cell office:value-type="float" office:value="18.8888888888889">
                <text:p>18.8888888888889</text:p>
              </table:table-cell>
              <table:table-cell office:value-type="float" office:value="37.8888888888889">
                <text:p>37.8888888888889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37.7777777777778">
                <text:p>37.7777777777778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36.4444444444444">
                <text:p>36.4444444444444</text:p>
              </table:table-cell>
              <table:table-cell office:value-type="float" office:value="39.3333333333333">
                <text:p>39.333333333333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35.7777777777778">
                <text:p>35.7777777777778</text:p>
              </table:table-cell>
              <table:table-cell office:value-type="float" office:value="34.7777777777778">
                <text:p>34.7777777777778</text:p>
              </table:table-cell>
              <table:table-cell office:value-type="float" office:value="38.7777777777778">
                <text:p>38.7777777777778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27.4444444444444">
                <text:p>27.4444444444444</text:p>
              </table:table-cell>
              <table:table-cell office:value-type="float" office:value="28.4444444444444">
                <text:p>28.4444444444444</text:p>
              </table:table-cell>
              <table:table-cell office:value-type="float" office:value="27">
                <text:p>27</text:p>
              </table:table-cell>
              <table:table-cell office:value-type="float" office:value="30.4444444444444">
                <text:p>30.4444444444444</text:p>
              </table:table-cell>
              <table:table-cell office:value-type="float" office:value="28.3333333333333">
                <text:p>28.3333333333333</text:p>
              </table:table-cell>
              <table:table-cell office:value-type="float" office:value="27.5555555555556">
                <text:p>27.555555555555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31.7777777777778">
                <text:p>31.7777777777778</text:p>
              </table:table-cell>
              <table:table-cell office:value-type="float" office:value="32.2222222222222">
                <text:p>32.2222222222222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31.7777777777778">
                <text:p>31.7777777777778</text:p>
              </table:table-cell>
              <table:table-cell office:value-type="float" office:value="32">
                <text:p>32</text:p>
              </table:table-cell>
              <table:table-cell office:value-type="float" office:value="31.6666666666667">
                <text:p>31.6666666666667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20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20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2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7.584cm" svg:height="15.15cm" xlink:href=".." xlink:type="simple" chart:class="chart:bar" chart:style-name="ch1">
        <chart:title svg:x="10.215cm" svg:y="0cm" chart:style-name="ch2">
          <text:p>Number of success on random uniform instances </text:p>
        </chart:title>
        <chart:legend chart:legend-position="end" svg:x="34.818cm" svg:y="6.28cm" style:legend-expansion="high" chart:style-name="ch3"/>
        <chart:plot-area chart:style-name="ch4" table:cell-range-address="'Synthèse 2 Unif'.A2:'Synthèse 2 Unif'.A6 'Synthèse 2 Unif'.M2:'Synthèse 2 Unif'.M6 'Synthèse 2 Unif'.Q1:'Synthèse 2 Unif'.Q6 'Synthèse 2 Unif'.AC1:'Synthèse 2 Unif'.AC6 'Synthèse 2 Unif'.AQ1:'Synthèse 2 Unif'.AQ1 'Synthèse 2 Unif'.AM2:'Synthèse 2 Unif'.AM6 'Synthèse 2 Unif'.BE1:'Synthèse 2 Unif'.BE6" chart:data-source-has-labels="both" svg:x="1.55cm" svg:y="1.134cm" svg:width="32.881cm" svg:height="12.686cm">
          <chartooo:coordinate-region svg:x="2.357cm" svg:y="1.333cm" svg:width="32.074cm" svg:height="11.84cm"/>
          <chart:axis chart:dimension="x" chart:name="primary-x" chart:style-name="ch5" chartooo:axis-type="auto">
            <chartooo:date-scale/>
            <chart:title svg:x="17.153cm" svg:y="13.93cm" chart:style-name="ch6">
              <text:p>Heuristics</text:p>
            </chart:title>
            <chart:categories table:cell-range-address="'Synthèse 2 Unif'.A2:'Synthèse 2 Unif'.A6"/>
          </chart:axis>
          <chart:axis chart:dimension="y" chart:name="primary-y" chart:style-name="ch7">
            <chart:title svg:x="0cm" svg:y="10.713cm" chart:style-name="ch8">
              <text:p>Number of success</text:p>
            </chart:title>
            <chart:grid chart:style-name="ch9" chart:class="major"/>
          </chart:axis>
          <chart:series chart:style-name="ch10" chart:values-cell-range-address="'Synthèse 2 Unif'.M2:'Synthèse 2 Unif'.M6" chart:class="chart:bar">
            <chart:data-point chart:repeated="5"/>
          </chart:series>
          <chart:series chart:style-name="ch11" chart:values-cell-range-address="'Synthèse 2 Unif'.Q2:'Synthèse 2 Unif'.Q6" chart:label-cell-address="'Synthèse 2 Unif'.Q1:'Synthèse 2 Unif'.Q1" chart:class="chart:bar">
            <chart:data-point chart:repeated="5"/>
          </chart:series>
          <chart:series chart:style-name="ch12" chart:values-cell-range-address="'Synthèse 2 Unif'.AC2:'Synthèse 2 Unif'.AC6" chart:label-cell-address="'Synthèse 2 Unif'.AC1:'Synthèse 2 Unif'.AC1" chart:class="chart:bar">
            <chart:data-point chart:repeated="5"/>
          </chart:series>
          <chart:series chart:style-name="ch13" chart:values-cell-range-address="'Synthèse 2 Unif'.AM2:'Synthèse 2 Unif'.AM6" chart:label-cell-address="'Synthèse 2 Unif'.AQ1:'Synthèse 2 Unif'.AQ1" chart:class="chart:bar">
            <chart:data-point chart:repeated="5"/>
          </chart:series>
          <chart:series chart:style-name="ch14" chart:values-cell-range-address="'Synthèse 2 Unif'.BE2:'Synthèse 2 Unif'.BE6" chart:label-cell-address="'Synthèse 2 Unif'.BE1:'Synthèse 2 Unif'.BE1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M</text:p>
              </table:table-cell>
              <table:table-cell office:value-type="string">
                <text:p>ic_dyn_1/C</text:p>
                <draw:g>
                  <svg:desc>'Synthèse 2 Unif'.Q1:'Synthèse 2 Unif'.Q1</svg:desc>
                </draw:g>
              </table:table-cell>
              <table:table-cell office:value-type="string">
                <text:p>bc_dyn_R/C</text:p>
                <draw:g>
                  <svg:desc>'Synthèse 2 Unif'.AC1:'Synthèse 2 Unif'.AC1</svg:desc>
                </draw:g>
              </table:table-cell>
              <table:table-cell office:value-type="string">
                <text:p>bb_dyn_1/R</text:p>
                <draw:g>
                  <svg:desc>'Synthèse 2 Unif'.AQ1:'Synthèse 2 Unif'.AQ1</svg:desc>
                </draw:g>
              </table:table-cell>
              <table:table-cell office:value-type="string">
                <text:p>sbb_dyn_1/C</text:p>
                <draw:g>
                  <svg:desc>'Synthèse 2 Unif'.BE1:'Synthèse 2 Unif'.B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if(0.7,0.7)</text:p>
                <draw:g>
                  <svg:desc>'Synthèse 2 Unif'.A2:'Synthèse 2 Unif'.A6</svg:desc>
                </draw:g>
              </table:table-cell>
              <table:table-cell office:value-type="float" office:value="391">
                <text:p>391</text:p>
                <draw:g>
                  <svg:desc>'Synthèse 2 Unif'.M2:'Synthèse 2 Unif'.M6</svg:desc>
                </draw:g>
              </table:table-cell>
              <table:table-cell office:value-type="float" office:value="425">
                <text:p>425</text:p>
                <draw:g>
                  <svg:desc>'Synthèse 2 Unif'.Q2:'Synthèse 2 Unif'.Q6</svg:desc>
                </draw:g>
              </table:table-cell>
              <table:table-cell office:value-type="float" office:value="400">
                <text:p>400</text:p>
                <draw:g>
                  <svg:desc>'Synthèse 2 Unif'.AC2:'Synthèse 2 Unif'.AC6</svg:desc>
                </draw:g>
              </table:table-cell>
              <table:table-cell office:value-type="float" office:value="324">
                <text:p>324</text:p>
                <draw:g>
                  <svg:desc>'Synthèse 2 Unif'.AM2:'Synthèse 2 Unif'.AM6</svg:desc>
                </draw:g>
              </table:table-cell>
              <table:table-cell office:value-type="float" office:value="388">
                <text:p>388</text:p>
                <draw:g>
                  <svg:desc>'Synthèse 2 Unif'.BE2:'Synthèse 2 Unif'.BE6</svg:desc>
                </draw:g>
              </table:table-cell>
            </table:table-row>
            <table:table-row>
              <table:table-cell office:value-type="string">
                <text:p>Unif(0.8,0.8)</text:p>
              </table:table-cell>
              <table:table-cell office:value-type="float" office:value="311">
                <text:p>311</text:p>
              </table:table-cell>
              <table:table-cell office:value-type="float" office:value="314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04">
                <text:p>10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Unif(0.8,1)</text:p>
              </table:table-cell>
              <table:table-cell office:value-type="float" office:value="361">
                <text:p>361</text:p>
              </table:table-cell>
              <table:table-cell office:value-type="float" office:value="387">
                <text:p>387</text:p>
              </table:table-cell>
              <table:table-cell office:value-type="float" office:value="364">
                <text:p>364</text:p>
              </table:table-cell>
              <table:table-cell office:value-type="float" office:value="219">
                <text:p>219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Unif(0.9,0.8)</text:p>
              </table:table-cell>
              <table:table-cell office:value-type="float" office:value="276">
                <text:p>276</text:p>
              </table:table-cell>
              <table:table-cell office:value-type="float" office:value="247">
                <text:p>247</text:p>
              </table:table-cell>
              <table:table-cell office:value-type="float" office:value="272">
                <text:p>272</text:p>
              </table:table-cell>
              <table:table-cell office:value-type="float" office:value="35">
                <text:p>3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Unif(0.9,1)</text:p>
              </table:table-cell>
              <table:table-cell office:value-type="float" office:value="329">
                <text:p>329</text:p>
              </table:table-cell>
              <table:table-cell office:value-type="float" office:value="368">
                <text:p>368</text:p>
              </table:table-cell>
              <table:table-cell office:value-type="float" office:value="329">
                <text:p>329</text:p>
              </table:table-cell>
              <table:table-cell office:value-type="float" office:value="127">
                <text:p>127</text:p>
              </table:table-cell>
              <table:table-cell office:value-type="float" office:value="302">
                <text:p>302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51.705cm" svg:height="19.676cm" xlink:href=".." xlink:type="simple" chart:class="chart:bar" chart:style-name="ch1">
        <chart:legend chart:legend-position="end" svg:x="48.886cm" svg:y="4.559cm" style:legend-expansion="high" chart:style-name="ch2"/>
        <chart:plot-area chart:style-name="ch3" table:cell-range-address="Unif_rare.A2:Unif_rare.A11 Unif_rare.L1:Unif_rare.L11 Unif_rare.N1:Unif_rare.N11 Unif_rare.P1:Unif_rare.P11 Unif_rare.T1:Unif_rare.T11 Unif_rare.V1:Unif_rare.V11 Unif_rare.X1:Unif_rare.X11 Unif_rare.AB1:Unif_rare.AB11 Unif_rare.AD1:Unif_rare.AD11 Unif_rare.AF1:Unif_rare.AF11 Unif_rare.AN1:Unif_rare.AN11 Unif_rare.AP1:Unif_rare.AP11 Unif_rare.AR1:Unif_rare.AR11 Unif_rare.AT1:Unif_rare.AT11 Unif_rare.AV1:Unif_rare.AV11 Unif_rare.AX1:Unif_rare.AX11 Unif_rare.BF1:Unif_rare.BF11 Unif_rare.BH1:Unif_rare.BH11 Unif_rare.BJ1:Unif_rare.BJ11 Unif_rare.BL1:Unif_rare.BL11 Unif_rare.BN1:Unif_rare.BN11 Unif_rare.BP1:Unif_rare.BP11" chart:data-source-has-labels="both" svg:x="1.484cm" svg:y="1.707cm" svg:width="45.334cm" svg:height="17.156cm">
          <chartooo:coordinate-region svg:x="2.291cm" svg:y="1.906cm" svg:width="44.527cm" svg:height="16.31cm"/>
          <chart:axis chart:dimension="x" chart:name="primary-x" chart:style-name="ch4" chartooo:axis-type="auto">
            <chartooo:date-scale/>
            <chart:categories table:cell-range-address="Unif_rare.A2:Unif_rare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Unif_rare.L2:Unif_rare.L11" chart:label-cell-address="Unif_rare.L1:Unif_rare.L1" chart:class="chart:bar">
            <chart:data-point chart:repeated="10"/>
          </chart:series>
          <chart:series chart:style-name="ch8" chart:values-cell-range-address="Unif_rare.N2:Unif_rare.N11" chart:label-cell-address="Unif_rare.N1:Unif_rare.N1" chart:class="chart:bar">
            <chart:data-point chart:repeated="10"/>
          </chart:series>
          <chart:series chart:style-name="ch9" chart:values-cell-range-address="Unif_rare.P2:Unif_rare.P11" chart:label-cell-address="Unif_rare.P1:Unif_rare.P1" chart:class="chart:bar">
            <chart:data-point chart:repeated="10"/>
          </chart:series>
          <chart:series chart:style-name="ch10" chart:values-cell-range-address="Unif_rare.T2:Unif_rare.T11" chart:label-cell-address="Unif_rare.T1:Unif_rare.T1" chart:class="chart:bar">
            <chart:data-point chart:repeated="10"/>
          </chart:series>
          <chart:series chart:style-name="ch11" chart:values-cell-range-address="Unif_rare.V2:Unif_rare.V11" chart:label-cell-address="Unif_rare.V1:Unif_rare.V1" chart:class="chart:bar">
            <chart:data-point chart:repeated="10"/>
          </chart:series>
          <chart:series chart:style-name="ch12" chart:values-cell-range-address="Unif_rare.X2:Unif_rare.X11" chart:label-cell-address="Unif_rare.X1:Unif_rare.X1" chart:class="chart:bar">
            <chart:data-point chart:repeated="10"/>
          </chart:series>
          <chart:series chart:style-name="ch13" chart:values-cell-range-address="Unif_rare.AB2:Unif_rare.AB11" chart:label-cell-address="Unif_rare.AB1:Unif_rare.AB1" chart:class="chart:bar">
            <chart:data-point chart:repeated="10"/>
          </chart:series>
          <chart:series chart:style-name="ch14" chart:values-cell-range-address="Unif_rare.AD2:Unif_rare.AD11" chart:label-cell-address="Unif_rare.AD1:Unif_rare.AD1" chart:class="chart:bar">
            <chart:data-point chart:repeated="10"/>
          </chart:series>
          <chart:series chart:style-name="ch15" chart:values-cell-range-address="Unif_rare.AF2:Unif_rare.AF11" chart:label-cell-address="Unif_rare.AF1:Unif_rare.AF1" chart:class="chart:bar">
            <chart:data-point chart:repeated="10"/>
          </chart:series>
          <chart:series chart:style-name="ch9" chart:values-cell-range-address="Unif_rare.AN2:Unif_rare.AN11" chart:label-cell-address="Unif_rare.AN1:Unif_rare.AN1" chart:class="chart:bar">
            <chart:data-point chart:repeated="10"/>
          </chart:series>
          <chart:series chart:style-name="ch16" chart:values-cell-range-address="Unif_rare.AP2:Unif_rare.AP11" chart:label-cell-address="Unif_rare.AP1:Unif_rare.AP1" chart:class="chart:bar">
            <chart:data-point chart:repeated="10"/>
          </chart:series>
          <chart:series chart:style-name="ch10" chart:values-cell-range-address="Unif_rare.AR2:Unif_rare.AR11" chart:label-cell-address="Unif_rare.AR1:Unif_rare.AR1" chart:class="chart:bar">
            <chart:data-point chart:repeated="10"/>
          </chart:series>
          <chart:series chart:style-name="ch11" chart:values-cell-range-address="Unif_rare.AT2:Unif_rare.AT11" chart:label-cell-address="Unif_rare.AT1:Unif_rare.AT1" chart:class="chart:bar">
            <chart:data-point chart:repeated="10"/>
          </chart:series>
          <chart:series chart:style-name="ch12" chart:values-cell-range-address="Unif_rare.AV2:Unif_rare.AV11" chart:label-cell-address="Unif_rare.AV1:Unif_rare.AV1" chart:class="chart:bar">
            <chart:data-point chart:repeated="10"/>
          </chart:series>
          <chart:series chart:style-name="ch17" chart:values-cell-range-address="Unif_rare.AX2:Unif_rare.AX11" chart:label-cell-address="Unif_rare.AX1:Unif_rare.AX1" chart:class="chart:bar">
            <chart:data-point chart:repeated="10"/>
          </chart:series>
          <chart:series chart:style-name="ch18" chart:values-cell-range-address="Unif_rare.BF2:Unif_rare.BF11" chart:label-cell-address="Unif_rare.BF1:Unif_rare.BF1" chart:class="chart:bar">
            <chart:data-point chart:repeated="10"/>
          </chart:series>
          <chart:series chart:style-name="ch7" chart:values-cell-range-address="Unif_rare.BH2:Unif_rare.BH11" chart:label-cell-address="Unif_rare.BH1:Unif_rare.BH1" chart:class="chart:bar">
            <chart:data-point chart:repeated="10"/>
          </chart:series>
          <chart:series chart:style-name="ch8" chart:values-cell-range-address="Unif_rare.BJ2:Unif_rare.BJ11" chart:label-cell-address="Unif_rare.BJ1:Unif_rare.BJ1" chart:class="chart:bar">
            <chart:data-point chart:repeated="10"/>
          </chart:series>
          <chart:series chart:style-name="ch9" chart:values-cell-range-address="Unif_rare.BL2:Unif_rare.BL11" chart:label-cell-address="Unif_rare.BL1:Unif_rare.BL1" chart:class="chart:bar">
            <chart:data-point chart:repeated="10"/>
          </chart:series>
          <chart:series chart:style-name="ch16" chart:values-cell-range-address="Unif_rare.BN2:Unif_rare.BN11" chart:label-cell-address="Unif_rare.BN1:Unif_rare.BN1" chart:class="chart:bar">
            <chart:data-point chart:repeated="10"/>
          </chart:series>
          <chart:series chart:style-name="ch10" chart:values-cell-range-address="Unif_rare.BP2:Unif_rare.BP11" chart:label-cell-address="Unif_rare.BP1:Unif_rare.BP1" chart:class="chart:bar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C</text:p>
                <draw:g>
                  <svg:desc>Unif_rare.L1:Unif_rare.L1</svg:desc>
                </draw:g>
              </table:table-cell>
              <table:table-cell office:value-type="string">
                <text:p>1/R</text:p>
                <draw:g>
                  <svg:desc>Unif_rare.N1:Unif_rare.N1</svg:desc>
                </draw:g>
              </table:table-cell>
              <table:table-cell office:value-type="string">
                <text:p>R/C</text:p>
                <draw:g>
                  <svg:desc>Unif_rare.P1:Unif_rare.P1</svg:desc>
                </draw:g>
              </table:table-cell>
              <table:table-cell office:value-type="string">
                <text:p>ic_dyn_1/C</text:p>
                <draw:g>
                  <svg:desc>Unif_rare.T1:Unif_rare.T1</svg:desc>
                </draw:g>
              </table:table-cell>
              <table:table-cell office:value-type="string">
                <text:p>ic_dyn_1/R</text:p>
                <draw:g>
                  <svg:desc>Unif_rare.V1:Unif_rare.V1</svg:desc>
                </draw:g>
              </table:table-cell>
              <table:table-cell office:value-type="string">
                <text:p>ic_dyn_R/C</text:p>
                <draw:g>
                  <svg:desc>Unif_rare.X1:Unif_rare.X1</svg:desc>
                </draw:g>
              </table:table-cell>
              <table:table-cell office:value-type="string">
                <text:p>bc_dyn_1/C</text:p>
                <draw:g>
                  <svg:desc>Unif_rare.AB1:Unif_rare.AB1</svg:desc>
                </draw:g>
              </table:table-cell>
              <table:table-cell office:value-type="string">
                <text:p>bc_dyn_1/R</text:p>
                <draw:g>
                  <svg:desc>Unif_rare.AD1:Unif_rare.AD1</svg:desc>
                </draw:g>
              </table:table-cell>
              <table:table-cell office:value-type="string">
                <text:p>bc_dyn_R/C</text:p>
                <draw:g>
                  <svg:desc>Unif_rare.AF1:Unif_rare.AF1</svg:desc>
                </draw:g>
              </table:table-cell>
              <table:table-cell office:value-type="string">
                <text:p>bb_st_1/C</text:p>
                <draw:g>
                  <svg:desc>Unif_rare.AN1:Unif_rare.AN1</svg:desc>
                </draw:g>
              </table:table-cell>
              <table:table-cell office:value-type="string">
                <text:p>bb_dyn_1/C</text:p>
                <draw:g>
                  <svg:desc>Unif_rare.AP1:Unif_rare.AP1</svg:desc>
                </draw:g>
              </table:table-cell>
              <table:table-cell office:value-type="string">
                <text:p>bb_st_1/R</text:p>
                <draw:g>
                  <svg:desc>Unif_rare.AR1:Unif_rare.AR1</svg:desc>
                </draw:g>
              </table:table-cell>
              <table:table-cell office:value-type="string">
                <text:p>bb_dyn_1/R</text:p>
                <draw:g>
                  <svg:desc>Unif_rare.AT1:Unif_rare.AT1</svg:desc>
                </draw:g>
              </table:table-cell>
              <table:table-cell office:value-type="string">
                <text:p>bb_st_R/C</text:p>
                <draw:g>
                  <svg:desc>Unif_rare.AV1:Unif_rare.AV1</svg:desc>
                </draw:g>
              </table:table-cell>
              <table:table-cell office:value-type="string">
                <text:p>bb_dyn_R/C</text:p>
                <draw:g>
                  <svg:desc>Unif_rare.AX1:Unif_rare.AX1</svg:desc>
                </draw:g>
              </table:table-cell>
              <table:table-cell office:value-type="string">
                <text:p>sbb_st_1/C</text:p>
                <draw:g>
                  <svg:desc>Unif_rare.BF1:Unif_rare.BF1</svg:desc>
                </draw:g>
              </table:table-cell>
              <table:table-cell office:value-type="string">
                <text:p>sbb_dyn_1/C</text:p>
                <draw:g>
                  <svg:desc>Unif_rare.BH1:Unif_rare.BH1</svg:desc>
                </draw:g>
              </table:table-cell>
              <table:table-cell office:value-type="string">
                <text:p>sbb_st_1/R</text:p>
                <draw:g>
                  <svg:desc>Unif_rare.BJ1:Unif_rare.BJ1</svg:desc>
                </draw:g>
              </table:table-cell>
              <table:table-cell office:value-type="string">
                <text:p>sbb_dyn_1/R</text:p>
                <draw:g>
                  <svg:desc>Unif_rare.BL1:Unif_rare.BL1</svg:desc>
                </draw:g>
              </table:table-cell>
              <table:table-cell office:value-type="string">
                <text:p>sbb_st_R/C</text:p>
                <draw:g>
                  <svg:desc>Unif_rare.BN1:Unif_rare.BN1</svg:desc>
                </draw:g>
              </table:table-cell>
              <table:table-cell office:value-type="string">
                <text:p>sbb_dyn_R/C</text:p>
                <draw:g>
                  <svg:desc>Unif_rare.BP1:Unif_rare.B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Unif_rare.A2:Unif_rare.A11</svg:desc>
                </draw:g>
              </table:table-cell>
              <table:table-cell office:value-type="float" office:value="67">
                <text:p>67</text:p>
                <draw:g>
                  <svg:desc>Unif_rare.L2:Unif_rare.L11</svg:desc>
                </draw:g>
              </table:table-cell>
              <table:table-cell office:value-type="float" office:value="68">
                <text:p>68</text:p>
                <draw:g>
                  <svg:desc>Unif_rare.N2:Unif_rare.N11</svg:desc>
                </draw:g>
              </table:table-cell>
              <table:table-cell office:value-type="float" office:value="69">
                <text:p>69</text:p>
                <draw:g>
                  <svg:desc>Unif_rare.P2:Unif_rare.P11</svg:desc>
                </draw:g>
              </table:table-cell>
              <table:table-cell office:value-type="float" office:value="52">
                <text:p>52</text:p>
                <draw:g>
                  <svg:desc>Unif_rare.T2:Unif_rare.T11</svg:desc>
                </draw:g>
              </table:table-cell>
              <table:table-cell office:value-type="float" office:value="50">
                <text:p>50</text:p>
                <draw:g>
                  <svg:desc>Unif_rare.V2:Unif_rare.V11</svg:desc>
                </draw:g>
              </table:table-cell>
              <table:table-cell office:value-type="float" office:value="30">
                <text:p>30</text:p>
                <draw:g>
                  <svg:desc>Unif_rare.X2:Unif_rare.X11</svg:desc>
                </draw:g>
              </table:table-cell>
              <table:table-cell office:value-type="float" office:value="76">
                <text:p>76</text:p>
                <draw:g>
                  <svg:desc>Unif_rare.AB2:Unif_rare.AB11</svg:desc>
                </draw:g>
              </table:table-cell>
              <table:table-cell office:value-type="float" office:value="80">
                <text:p>80</text:p>
                <draw:g>
                  <svg:desc>Unif_rare.AD2:Unif_rare.AD11</svg:desc>
                </draw:g>
              </table:table-cell>
              <table:table-cell office:value-type="float" office:value="68">
                <text:p>68</text:p>
                <draw:g>
                  <svg:desc>Unif_rare.AF2:Unif_rare.AF11</svg:desc>
                </draw:g>
              </table:table-cell>
              <table:table-cell office:value-type="float" office:value="45">
                <text:p>45</text:p>
                <draw:g>
                  <svg:desc>Unif_rare.AN2:Unif_rare.AN11</svg:desc>
                </draw:g>
              </table:table-cell>
              <table:table-cell office:value-type="float" office:value="53">
                <text:p>53</text:p>
                <draw:g>
                  <svg:desc>Unif_rare.AP2:Unif_rare.AP11</svg:desc>
                </draw:g>
              </table:table-cell>
              <table:table-cell office:value-type="float" office:value="50">
                <text:p>50</text:p>
                <draw:g>
                  <svg:desc>Unif_rare.AR2:Unif_rare.AR11</svg:desc>
                </draw:g>
              </table:table-cell>
              <table:table-cell office:value-type="float" office:value="58">
                <text:p>58</text:p>
                <draw:g>
                  <svg:desc>Unif_rare.AT2:Unif_rare.AT11</svg:desc>
                </draw:g>
              </table:table-cell>
              <table:table-cell office:value-type="float" office:value="42">
                <text:p>42</text:p>
                <draw:g>
                  <svg:desc>Unif_rare.AV2:Unif_rare.AV11</svg:desc>
                </draw:g>
              </table:table-cell>
              <table:table-cell office:value-type="float" office:value="35">
                <text:p>35</text:p>
                <draw:g>
                  <svg:desc>Unif_rare.AX2:Unif_rare.AX11</svg:desc>
                </draw:g>
              </table:table-cell>
              <table:table-cell office:value-type="float" office:value="57">
                <text:p>57</text:p>
                <draw:g>
                  <svg:desc>Unif_rare.BF2:Unif_rare.BF11</svg:desc>
                </draw:g>
              </table:table-cell>
              <table:table-cell office:value-type="float" office:value="59">
                <text:p>59</text:p>
                <draw:g>
                  <svg:desc>Unif_rare.BH2:Unif_rare.BH11</svg:desc>
                </draw:g>
              </table:table-cell>
              <table:table-cell office:value-type="float" office:value="58">
                <text:p>58</text:p>
                <draw:g>
                  <svg:desc>Unif_rare.BJ2:Unif_rare.BJ11</svg:desc>
                </draw:g>
              </table:table-cell>
              <table:table-cell office:value-type="float" office:value="60">
                <text:p>60</text:p>
                <draw:g>
                  <svg:desc>Unif_rare.BL2:Unif_rare.BL11</svg:desc>
                </draw:g>
              </table:table-cell>
              <table:table-cell office:value-type="float" office:value="51">
                <text:p>51</text:p>
                <draw:g>
                  <svg:desc>Unif_rare.BN2:Unif_rare.BN11</svg:desc>
                </draw:g>
              </table:table-cell>
              <table:table-cell office:value-type="float" office:value="48">
                <text:p>48</text:p>
                <draw:g>
                  <svg:desc>Unif_rare.BP2:Unif_rare.BP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41">
                <text:p>41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9">
                <text:p>79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50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98">
                <text:p>9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22">
                <text:p>22</text:p>
              </table:table-cell>
              <table:table-cell office:value-type="float" office:value="21.4444444444444">
                <text:p>21.4444444444444</text:p>
              </table:table-cell>
              <table:table-cell office:value-type="float" office:value="29.3333333333333">
                <text:p>29.3333333333333</text:p>
              </table:table-cell>
              <table:table-cell office:value-type="float" office:value="12.4444444444444">
                <text:p>12.4444444444444</text:p>
              </table:table-cell>
              <table:table-cell office:value-type="float" office:value="10.1111111111111">
                <text:p>10.1111111111111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33.2222222222222">
                <text:p>33.2222222222222</text:p>
              </table:table-cell>
              <table:table-cell office:value-type="float" office:value="32.5555555555556">
                <text:p>32.5555555555556</text:p>
              </table:table-cell>
              <table:table-cell office:value-type="float" office:value="29.8888888888889">
                <text:p>29.8888888888889</text:p>
              </table:table-cell>
              <table:table-cell office:value-type="float" office:value="9.11111111111111">
                <text:p>9.11111111111111</text:p>
              </table:table-cell>
              <table:table-cell office:value-type="float" office:value="10.4444444444444">
                <text:p>10.4444444444444</text:p>
              </table:table-cell>
              <table:table-cell office:value-type="float" office:value="8.88888888888889">
                <text:p>8.88888888888889</text:p>
              </table:table-cell>
              <table:table-cell office:value-type="float" office:value="10.5555555555556">
                <text:p>10.5555555555556</text:p>
              </table:table-cell>
              <table:table-cell office:value-type="float" office:value="6.77777777777778">
                <text:p>6.77777777777778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17.5555555555556">
                <text:p>17.5555555555556</text:p>
              </table:table-cell>
              <table:table-cell office:value-type="float" office:value="13">
                <text:p>13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21.5555555555556">
                <text:p>21.5555555555556</text:p>
              </table:table-cell>
              <table:table-cell office:value-type="float" office:value="20.4444444444444">
                <text:p>20.4444444444444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20pt" style:font-size-asian="13pt" style:font-size-complex="13pt"/>
    </style:style>
    <style:style style:name="ch3" style:family="chart">
      <style:text-properties fo:font-size="15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20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20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2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2">
      <style:graphic-properties draw:stroke="none" draw:fill-color="#aecf00"/>
      <style:text-properties fo:font-size="10pt" style:font-size-asian="10pt" style:font-size-complex="10pt"/>
    </style:style>
    <style:style style:name="ch14" style:family="chart" style:data-style-name="N2">
      <style:graphic-properties draw:stroke="none" draw:fill-color="#ff950e"/>
      <style:text-properties fo:font-size="10pt" style:font-size-asian="10pt" style:font-size-complex="10pt"/>
    </style:style>
    <style:style style:name="ch15" style:family="chart" style:data-style-name="N2">
      <style:graphic-properties draw:stroke="none" draw:fill-color="#0084d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001cm" svg:height="14.401cm" xlink:href=".." xlink:type="simple" chart:class="chart:bar" chart:style-name="ch1">
        <chart:title svg:x="2.642cm" svg:y="0cm" chart:style-name="ch2">
          <text:p>Cumulated number of success on random uniform instances</text:p>
        </chart:title>
        <chart:subtitle svg:x="10.874cm" svg:y="0.989cm" chart:style-name="ch3">
          <text:p>Static Measures</text:p>
        </chart:subtitle>
        <chart:legend chart:legend-position="end" svg:x="23.367cm" svg:y="5.905cm" style:legend-expansion="high" chart:style-name="ch4"/>
        <chart:plot-area chart:style-name="ch5" table:cell-range-address="'Synthèse Unif'.A2:'Synthèse Unif'.A6 'Synthèse Unif'.E2:'Synthèse Unif'.E6 'Synthèse Unif'.G2:'Synthèse Unif'.G6 'Synthèse Unif'.I2:'Synthèse Unif'.I6 'Synthèse Unif'.K2:'Synthèse Unif'.K6 'Synthèse Unif'.M2:'Synthèse Unif'.M6" chart:data-source-has-labels="both" svg:x="1.767cm" svg:y="1.938cm" svg:width="21.071cm" svg:height="11.118cm">
          <chartooo:coordinate-region svg:x="3.05cm" svg:y="2.137cm" svg:width="19.788cm" svg:height="10.272cm"/>
          <chart:axis chart:dimension="x" chart:name="primary-x" chart:style-name="ch6" chartooo:axis-type="auto">
            <chartooo:date-scale/>
            <chart:title svg:x="11.772cm" svg:y="13.176cm" chart:style-name="ch7">
              <text:p>Heuristic</text:p>
            </chart:title>
            <chart:categories table:cell-range-address="'Synthèse Unif'.A2:'Synthèse Unif'.A6"/>
          </chart:axis>
          <chart:axis chart:dimension="y" chart:name="primary-y" chart:style-name="ch8">
            <chart:title svg:x="0.034cm" svg:y="12.509cm" chart:style-name="ch9">
              <text:p>Cumulated number of success</text:p>
            </chart:title>
            <chart:grid chart:style-name="ch10" chart:class="major"/>
          </chart:axis>
          <chart:series chart:style-name="ch11" chart:values-cell-range-address="'Synthèse Unif'.E2:'Synthèse Unif'.E2 'Synthèse Unif'.G2:'Synthèse Unif'.G2 'Synthèse Unif'.I2:'Synthèse Unif'.I2 'Synthèse Unif'.K2:'Synthèse Unif'.K2 'Synthèse Unif'.M2:'Synthèse Unif'.M2" chart:label-cell-address="'Synthèse Unif'.A2:'Synthèse Unif'.A2" chart:class="chart:bar">
            <chart:data-point chart:repeated="5"/>
          </chart:series>
          <chart:series chart:style-name="ch12" chart:values-cell-range-address="'Synthèse Unif'.E3:'Synthèse Unif'.E3 'Synthèse Unif'.G3:'Synthèse Unif'.G3 'Synthèse Unif'.I3:'Synthèse Unif'.I3 'Synthèse Unif'.K3:'Synthèse Unif'.K3 'Synthèse Unif'.M3:'Synthèse Unif'.M3" chart:label-cell-address="'Synthèse Unif'.A3:'Synthèse Unif'.A3" chart:class="chart:bar">
            <chart:data-point chart:repeated="5"/>
          </chart:series>
          <chart:series chart:style-name="ch13" chart:values-cell-range-address="'Synthèse Unif'.E4:'Synthèse Unif'.E4 'Synthèse Unif'.G4:'Synthèse Unif'.G4 'Synthèse Unif'.I4:'Synthèse Unif'.I4 'Synthèse Unif'.K4:'Synthèse Unif'.K4 'Synthèse Unif'.M4:'Synthèse Unif'.M4" chart:label-cell-address="'Synthèse Unif'.A4:'Synthèse Unif'.A4" chart:class="chart:bar">
            <chart:data-point chart:repeated="5"/>
          </chart:series>
          <chart:series chart:style-name="ch14" chart:values-cell-range-address="'Synthèse Unif'.E5:'Synthèse Unif'.E5 'Synthèse Unif'.G5:'Synthèse Unif'.G5 'Synthèse Unif'.I5:'Synthèse Unif'.I5 'Synthèse Unif'.K5:'Synthèse Unif'.K5 'Synthèse Unif'.M5:'Synthèse Unif'.M5" chart:label-cell-address="'Synthèse Unif'.A5:'Synthèse Unif'.A5" chart:class="chart:bar">
            <chart:data-point chart:repeated="5"/>
          </chart:series>
          <chart:series chart:style-name="ch15" chart:values-cell-range-address="'Synthèse Unif'.E6:'Synthèse Unif'.E6 'Synthèse Unif'.G6:'Synthèse Unif'.G6 'Synthèse Unif'.I6:'Synthèse Unif'.I6 'Synthèse Unif'.K6:'Synthèse Unif'.K6 'Synthèse Unif'.M6:'Synthèse Unif'.M6" chart:label-cell-address="'Synthèse Unif'.A6:'Synthèse Unif'.A6" chart:class="chart:ba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f(0.7,0.7)</text:p>
                <draw:g>
                  <svg:desc>'Synthèse Unif'.A2:'Synthèse Unif'.A2</svg:desc>
                </draw:g>
              </table:table-cell>
              <table:table-cell office:value-type="string">
                <text:p>Unif(0.8,0.8)</text:p>
                <draw:g>
                  <svg:desc>'Synthèse Unif'.A3:'Synthèse Unif'.A3</svg:desc>
                </draw:g>
              </table:table-cell>
              <table:table-cell office:value-type="string">
                <text:p>Unif(0.8,1)</text:p>
                <draw:g>
                  <svg:desc>'Synthèse Unif'.A4:'Synthèse Unif'.A4</svg:desc>
                </draw:g>
              </table:table-cell>
              <table:table-cell office:value-type="string">
                <text:p>Unif(0.9,0.8)</text:p>
                <draw:g>
                  <svg:desc>'Synthèse Unif'.A5:'Synthèse Unif'.A5</svg:desc>
                </draw:g>
              </table:table-cell>
              <table:table-cell office:value-type="string">
                <text:p>Unif(0.9,1)</text:p>
                <draw:g>
                  <svg:desc>'Synthèse Unif'.A6:'Synthèse Unif'.A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if(0.7,0.7)</text:p>
                <draw:g>
                  <svg:desc>'Synthèse Unif'.A2:'Synthèse Unif'.A6</svg:desc>
                </draw:g>
              </table:table-cell>
              <table:table-cell office:value-type="float" office:value="5">
                <text:p>5</text:p>
                <draw:g>
                  <svg:desc>'Synthèse Unif'.E2:'Synthèse Unif'.E2 'Synthèse Unif'.G2:'Synthèse Unif'.G2 'Synthèse Unif'.I2:'Synthèse Unif'.I2 'Synthèse Unif'.K2:'Synthèse Unif'.K2 'Synthèse Unif'.M2:'Synthèse Unif'.M2</svg:desc>
                </draw:g>
              </table:table-cell>
              <table:table-cell office:value-type="float" office:value="7.11111111111111">
                <text:p>7.11111111111111</text:p>
                <draw:g>
                  <svg:desc>'Synthèse Unif'.E3:'Synthèse Unif'.E3 'Synthèse Unif'.G3:'Synthèse Unif'.G3 'Synthèse Unif'.I3:'Synthèse Unif'.I3 'Synthèse Unif'.K3:'Synthèse Unif'.K3 'Synthèse Unif'.M3:'Synthèse Unif'.M3</svg:desc>
                </draw:g>
              </table:table-cell>
              <table:table-cell office:value-type="float" office:value="0.111111111111111">
                <text:p>0.111111111111111</text:p>
                <draw:g>
                  <svg:desc>'Synthèse Unif'.E4:'Synthèse Unif'.E4 'Synthèse Unif'.G4:'Synthèse Unif'.G4 'Synthèse Unif'.I4:'Synthèse Unif'.I4 'Synthèse Unif'.K4:'Synthèse Unif'.K4 'Synthèse Unif'.M4:'Synthèse Unif'.M4</svg:desc>
                </draw:g>
              </table:table-cell>
              <table:table-cell office:value-type="float" office:value="0.111111111111111">
                <text:p>0.111111111111111</text:p>
                <draw:g>
                  <svg:desc>'Synthèse Unif'.E5:'Synthèse Unif'.E5 'Synthèse Unif'.G5:'Synthèse Unif'.G5 'Synthèse Unif'.I5:'Synthèse Unif'.I5 'Synthèse Unif'.K5:'Synthèse Unif'.K5 'Synthèse Unif'.M5:'Synthèse Unif'.M5</svg:desc>
                </draw:g>
              </table:table-cell>
              <table:table-cell office:value-type="float" office:value="0">
                <text:p>0</text:p>
                <draw:g>
                  <svg:desc>'Synthèse Unif'.E6:'Synthèse Unif'.E6 'Synthèse Unif'.G6:'Synthèse Unif'.G6 'Synthèse Unif'.I6:'Synthèse Unif'.I6 'Synthèse Unif'.K6:'Synthèse Unif'.K6 'Synthèse Unif'.M6:'Synthèse Unif'.M6</svg:desc>
                </draw:g>
              </table:table-cell>
            </table:table-row>
            <table:table-row>
              <table:table-cell office:value-type="string">
                <text:p>Unif(0.8,0.8)</text:p>
              </table:table-cell>
              <table:table-cell office:value-type="float" office:value="6">
                <text:p>6</text:p>
              </table:table-cell>
              <table:table-cell office:value-type="float" office:value="8.11111111111111">
                <text:p>8.11111111111111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">
                <text:p>0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Unif(0.8,1)</text:p>
              </table:table-cell>
              <table:table-cell office:value-type="float" office:value="43.2222222222222">
                <text:p>43.2222222222222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39.4444444444444">
                <text:p>39.4444444444444</text:p>
              </table:table-cell>
              <table:table-cell office:value-type="float" office:value="30.3333333333333">
                <text:p>30.3333333333333</text:p>
              </table:table-cell>
              <table:table-cell office:value-type="float" office:value="35.6666666666667">
                <text:p>35.6666666666667</text:p>
              </table:table-cell>
            </table:table-row>
            <table:table-row>
              <table:table-cell office:value-type="string">
                <text:p>Unif(0.9,0.8)</text:p>
              </table:table-cell>
              <table:table-cell office:value-type="float" office:value="43">
                <text:p>43</text:p>
              </table:table-cell>
              <table:table-cell office:value-type="float" office:value="34.2222222222222">
                <text:p>34.2222222222222</text:p>
              </table:table-cell>
              <table:table-cell office:value-type="float" office:value="39.5555555555556">
                <text:p>39.5555555555556</text:p>
              </table:table-cell>
              <table:table-cell office:value-type="float" office:value="30.4444444444444">
                <text:p>30.4444444444444</text:p>
              </table:table-cell>
              <table:table-cell office:value-type="float" office:value="35.6666666666667">
                <text:p>35.6666666666667</text:p>
              </table:table-cell>
            </table:table-row>
            <table:table-row>
              <table:table-cell office:value-type="string">
                <text:p>Unif(0.9,1)</text:p>
              </table:table-cell>
              <table:table-cell office:value-type="float" office:value="43.4444444444444">
                <text:p>43.4444444444444</text:p>
              </table:table-cell>
              <table:table-cell office:value-type="float" office:value="34.5555555555556">
                <text:p>34.5555555555556</text:p>
              </table:table-cell>
              <table:table-cell office:value-type="float" office:value="40.1111111111111">
                <text:p>40.1111111111111</text:p>
              </table:table-cell>
              <table:table-cell office:value-type="float" office:value="30.6666666666667">
                <text:p>30.6666666666667</text:p>
              </table:table-cell>
              <table:table-cell office:value-type="float" office:value="36.5555555555556">
                <text:p>36.5555555555556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20pt" style:font-size-asian="13pt" style:font-size-complex="13pt"/>
    </style:style>
    <style:style style:name="ch3" style:family="chart">
      <style:text-properties fo:font-size="16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treat-empty-cells="leave-gap" chart:series-source="rows" chart:right-angled-axes="true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20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20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2">
      <style:graphic-properties draw:stroke="none" draw:fill-color="#314004"/>
      <style:text-properties fo:font-size="10pt" style:font-size-asian="10pt" style:font-size-complex="10pt"/>
    </style:style>
    <style:style style:name="ch13" style:family="chart" style:data-style-name="N2">
      <style:graphic-properties draw:stroke="none" draw:fill-color="#aecf00"/>
      <style:text-properties fo:font-size="10pt" style:font-size-asian="10pt" style:font-size-complex="10pt"/>
    </style:style>
    <style:style style:name="ch14" style:family="chart" style:data-style-name="N2">
      <style:graphic-properties draw:stroke="none" draw:fill-color="#4b1f6f"/>
      <style:text-properties fo:font-size="10pt" style:font-size-asian="10pt" style:font-size-complex="10pt"/>
    </style:style>
    <style:style style:name="ch15" style:family="chart" style:data-style-name="N2">
      <style:graphic-properties draw:stroke="non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001cm" svg:height="14.401cm" xlink:href=".." xlink:type="simple" chart:class="chart:bar" chart:style-name="ch1">
        <chart:title svg:x="3.246cm" svg:y="0.005cm" chart:style-name="ch2">
          <text:p>Cumulated number of success on random uniform instances</text:p>
        </chart:title>
        <chart:subtitle svg:x="10.45cm" svg:y="1.09cm" chart:style-name="ch3">
          <text:p>Dynamic measures</text:p>
        </chart:subtitle>
        <chart:legend svg:x="23.317cm" svg:y="5.894cm" style:legend-expansion="custom" chartooo:width="2.56cm" chartooo:height="2.611cm" style:legend-expansion-aspect-ratio="0.980467253925699" chart:style-name="ch4"/>
        <chart:plot-area chart:style-name="ch5" table:cell-range-address="'Synthèse Unif'.O1:'Synthèse Unif'.O6 'Synthèse Unif'.Q1:'Synthèse Unif'.Q6 'Synthèse Unif'.S1:'Synthèse Unif'.S6 'Synthèse Unif'.U1:'Synthèse Unif'.U6 'Synthèse Unif'.W1:'Synthèse Unif'.W6 'Synthèse Unif'.Y1:'Synthèse Unif'.Y6 'Synthèse Unif'.AA1:'Synthèse Unif'.AA6 'Synthèse Unif'.AC1:'Synthèse Unif'.AC6 'Synthèse Unif'.A2:'Synthèse Unif'.A6" chart:data-source-has-labels="both" svg:x="1.769cm" svg:y="1.938cm" svg:width="21.07cm" svg:height="11.121cm">
          <chartooo:coordinate-region svg:x="3.052cm" svg:y="2.137cm" svg:width="19.787cm" svg:height="10.275cm"/>
          <chart:axis chart:dimension="x" chart:name="primary-x" chart:style-name="ch6" chartooo:axis-type="auto">
            <chartooo:date-scale/>
            <chart:title svg:x="11.48cm" svg:y="13.176cm" chart:style-name="ch7">
              <text:p>Heuristic</text:p>
            </chart:title>
            <chart:categories table:cell-range-address="'Synthèse Unif'.O1:'Synthèse Unif'.O1 'Synthèse Unif'.Q1:'Synthèse Unif'.Q1 'Synthèse Unif'.S1:'Synthèse Unif'.S1 'Synthèse Unif'.U1:'Synthèse Unif'.U1 'Synthèse Unif'.W1:'Synthèse Unif'.W1 'Synthèse Unif'.Y1:'Synthèse Unif'.Y1 'Synthèse Unif'.AA1:'Synthèse Unif'.AA1 'Synthèse Unif'.AC1:'Synthèse Unif'.AC1"/>
          </chart:axis>
          <chart:axis chart:dimension="y" chart:name="primary-y" chart:style-name="ch8">
            <chart:title svg:x="0.034cm" svg:y="12.577cm" chart:style-name="ch9">
              <text:p>Cumulated number of success</text:p>
            </chart:title>
            <chart:grid chart:style-name="ch10" chart:class="major"/>
          </chart:axis>
          <chart:series chart:style-name="ch11" chart:values-cell-range-address="'Synthèse Unif'.O2:'Synthèse Unif'.O2 'Synthèse Unif'.Q2:'Synthèse Unif'.Q2 'Synthèse Unif'.S2:'Synthèse Unif'.S2 'Synthèse Unif'.U2:'Synthèse Unif'.U2 'Synthèse Unif'.W2:'Synthèse Unif'.W2 'Synthèse Unif'.Y2:'Synthèse Unif'.Y2 'Synthèse Unif'.AA2:'Synthèse Unif'.AA2 'Synthèse Unif'.AC2:'Synthèse Unif'.AC2" chart:label-cell-address="'Synthèse Unif'.A2:'Synthèse Unif'.A2" chart:class="chart:bar">
            <chart:data-point chart:repeated="8"/>
          </chart:series>
          <chart:series chart:style-name="ch12" chart:values-cell-range-address="'Synthèse Unif'.O3:'Synthèse Unif'.O3 'Synthèse Unif'.Q3:'Synthèse Unif'.Q3 'Synthèse Unif'.S3:'Synthèse Unif'.S3 'Synthèse Unif'.U3:'Synthèse Unif'.U3 'Synthèse Unif'.W3:'Synthèse Unif'.W3 'Synthèse Unif'.Y3:'Synthèse Unif'.Y3 'Synthèse Unif'.AA3:'Synthèse Unif'.AA3 'Synthèse Unif'.AC3:'Synthèse Unif'.AC3" chart:label-cell-address="'Synthèse Unif'.A3:'Synthèse Unif'.A3" chart:class="chart:bar">
            <chart:data-point chart:repeated="8"/>
          </chart:series>
          <chart:series chart:style-name="ch13" chart:values-cell-range-address="'Synthèse Unif'.O4:'Synthèse Unif'.O4 'Synthèse Unif'.Q4:'Synthèse Unif'.Q4 'Synthèse Unif'.S4:'Synthèse Unif'.S4 'Synthèse Unif'.U4:'Synthèse Unif'.U4 'Synthèse Unif'.W4:'Synthèse Unif'.W4 'Synthèse Unif'.Y4:'Synthèse Unif'.Y4 'Synthèse Unif'.AA4:'Synthèse Unif'.AA4 'Synthèse Unif'.AC4:'Synthèse Unif'.AC4" chart:label-cell-address="'Synthèse Unif'.A4:'Synthèse Unif'.A4" chart:class="chart:bar">
            <chart:data-point chart:repeated="8"/>
          </chart:series>
          <chart:series chart:style-name="ch14" chart:values-cell-range-address="'Synthèse Unif'.O5:'Synthèse Unif'.O5 'Synthèse Unif'.Q5:'Synthèse Unif'.Q5 'Synthèse Unif'.S5:'Synthèse Unif'.S5 'Synthèse Unif'.U5:'Synthèse Unif'.U5 'Synthèse Unif'.W5:'Synthèse Unif'.W5 'Synthèse Unif'.Y5:'Synthèse Unif'.Y5 'Synthèse Unif'.AA5:'Synthèse Unif'.AA5 'Synthèse Unif'.AC5:'Synthèse Unif'.AC5" chart:label-cell-address="'Synthèse Unif'.A5:'Synthèse Unif'.A5" chart:class="chart:bar">
            <chart:data-point chart:repeated="8"/>
          </chart:series>
          <chart:series chart:style-name="ch15" chart:values-cell-range-address="'Synthèse Unif'.O6:'Synthèse Unif'.O6 'Synthèse Unif'.Q6:'Synthèse Unif'.Q6 'Synthèse Unif'.S6:'Synthèse Unif'.S6 'Synthèse Unif'.U6:'Synthèse Unif'.U6 'Synthèse Unif'.W6:'Synthèse Unif'.W6 'Synthèse Unif'.Y6:'Synthèse Unif'.Y6 'Synthèse Unif'.AA6:'Synthèse Unif'.AA6 'Synthèse Unif'.AC6:'Synthèse Unif'.AC6" chart:label-cell-address="'Synthèse Unif'.A6:'Synthèse Unif'.A6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_shuff_ns</text:p>
                <draw:g>
                  <svg:desc>'Synthèse Unif'.O1:'Synthèse Unif'.O1 'Synthèse Unif'.Q1:'Synthèse Unif'.Q1 'Synthèse Unif'.S1:'Synthèse Unif'.S1 'Synthèse Unif'.U1:'Synthèse Unif'.U1 'Synthèse Unif'.W1:'Synthèse Unif'.W1 'Synthèse Unif'.Y1:'Synthèse Unif'.Y1 'Synthèse Unif'.AA1:'Synthèse Unif'.AA1 'Synthèse Unif'.AC1:'Synthèse Unif'.AC1</svg:desc>
                </draw:g>
              </table:table-cell>
              <table:table-cell office:value-type="string">
                <text:p>ic_dyn_1/C_ns</text:p>
              </table:table-cell>
              <table:table-cell office:value-type="string">
                <text:p>ic_dyn_1/R_ns</text:p>
              </table:table-cell>
              <table:table-cell office:value-type="string">
                <text:p>ic_dyn_R/C_ns</text:p>
              </table:table-cell>
              <table:table-cell office:value-type="string">
                <text:p>bc_shuff_ns</text:p>
              </table:table-cell>
              <table:table-cell office:value-type="string">
                <text:p>bc_dyn_1/C_ns</text:p>
              </table:table-cell>
              <table:table-cell office:value-type="string">
                <text:p>bc_dyn_1/R_ns</text:p>
              </table:table-cell>
              <table:table-cell office:value-type="string">
                <text:p>bc_dyn_R/C_ns</text:p>
              </table:table-cell>
            </table:table-row>
          </table:table-header-rows>
          <table:table-rows>
            <table:table-row>
              <table:table-cell office:value-type="string">
                <text:p>Unif(0.7,0.7)</text:p>
                <draw:g>
                  <svg:desc>'Synthèse Unif'.A2:'Synthèse Unif'.A2</svg:desc>
                </draw:g>
              </table:table-cell>
              <table:table-cell office:value-type="float" office:value="0.111111111111111">
                <text:p>0.111111111111111</text:p>
                <draw:g>
                  <svg:desc>'Synthèse Unif'.O2:'Synthèse Unif'.O2 'Synthèse Unif'.Q2:'Synthèse Unif'.Q2 'Synthèse Unif'.S2:'Synthèse Unif'.S2 'Synthèse Unif'.U2:'Synthèse Unif'.U2 'Synthèse Unif'.W2:'Synthèse Unif'.W2 'Synthèse Unif'.Y2:'Synthèse Unif'.Y2 'Synthèse Unif'.AA2:'Synthèse Unif'.AA2 'Synthèse Unif'.AC2:'Synthèse Unif'.AC2</svg:desc>
                </draw:g>
              </table:table-cell>
              <table:table-cell office:value-type="float" office:value="47.2222222222222">
                <text:p>47.2222222222222</text:p>
              </table:table-cell>
              <table:table-cell office:value-type="float" office:value="44.5555555555556">
                <text:p>44.5555555555556</text:p>
              </table:table-cell>
              <table:table-cell office:value-type="float" office:value="44.7777777777778">
                <text:p>44.777777777777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43.7777777777778">
                <text:p>43.7777777777778</text:p>
              </table:table-cell>
              <table:table-cell office:value-type="float" office:value="42.4444444444444">
                <text:p>42.4444444444444</text:p>
              </table:table-cell>
              <table:table-cell office:value-type="float" office:value="44.4444444444444">
                <text:p>44.4444444444444</text:p>
              </table:table-cell>
            </table:table-row>
            <table:table-row>
              <table:table-cell office:value-type="string">
                <text:p>Unif(0.8,0.8)</text:p>
                <draw:g>
                  <svg:desc>'Synthèse Unif'.A3:'Synthèse Unif'.A3</svg:desc>
                </draw:g>
              </table:table-cell>
              <table:table-cell office:value-type="float" office:value="0">
                <text:p>0</text:p>
                <draw:g>
                  <svg:desc>'Synthèse Unif'.O3:'Synthèse Unif'.O3 'Synthèse Unif'.Q3:'Synthèse Unif'.Q3 'Synthèse Unif'.S3:'Synthèse Unif'.S3 'Synthèse Unif'.U3:'Synthèse Unif'.U3 'Synthèse Unif'.W3:'Synthèse Unif'.W3 'Synthèse Unif'.Y3:'Synthèse Unif'.Y3 'Synthèse Unif'.AA3:'Synthèse Unif'.AA3 'Synthèse Unif'.AC3:'Synthèse Unif'.AC3</svg:desc>
                </draw:g>
              </table:table-cell>
              <table:table-cell office:value-type="float" office:value="34.8888888888889">
                <text:p>34.8888888888889</text:p>
              </table:table-cell>
              <table:table-cell office:value-type="float" office:value="34.1111111111111">
                <text:p>34.1111111111111</text:p>
              </table:table-cell>
              <table:table-cell office:value-type="float" office:value="34.7777777777778">
                <text:p>34.7777777777778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34.7777777777778">
                <text:p>34.7777777777778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34.8888888888889">
                <text:p>34.8888888888889</text:p>
              </table:table-cell>
            </table:table-row>
            <table:table-row>
              <table:table-cell office:value-type="string">
                <text:p>Unif(0.8,1)</text:p>
                <draw:g>
                  <svg:desc>'Synthèse Unif'.A4:'Synthèse Unif'.A4</svg:desc>
                </draw:g>
              </table:table-cell>
              <table:table-cell office:value-type="float" office:value="0">
                <text:p>0</text:p>
                <draw:g>
                  <svg:desc>'Synthèse Unif'.O4:'Synthèse Unif'.O4 'Synthèse Unif'.Q4:'Synthèse Unif'.Q4 'Synthèse Unif'.S4:'Synthèse Unif'.S4 'Synthèse Unif'.U4:'Synthèse Unif'.U4 'Synthèse Unif'.W4:'Synthèse Unif'.W4 'Synthèse Unif'.Y4:'Synthèse Unif'.Y4 'Synthèse Unif'.AA4:'Synthèse Unif'.AA4 'Synthèse Unif'.AC4:'Synthèse Unif'.AC4</svg:desc>
                </draw:g>
              </table:table-cell>
              <table:table-cell office:value-type="float" office:value="43">
                <text:p>43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41.4444444444444">
                <text:p>41.4444444444444</text:p>
              </table:table-cell>
              <table:table-cell office:value-type="float" office:value="0">
                <text:p>0</text:p>
              </table:table-cell>
              <table:table-cell office:value-type="float" office:value="40.3333333333333">
                <text:p>40.3333333333333</text:p>
              </table:table-cell>
              <table:table-cell office:value-type="float" office:value="40.2222222222222">
                <text:p>40.2222222222222</text:p>
              </table:table-cell>
              <table:table-cell office:value-type="float" office:value="40.4444444444444">
                <text:p>40.4444444444444</text:p>
              </table:table-cell>
            </table:table-row>
            <table:table-row>
              <table:table-cell office:value-type="string">
                <text:p>Unif(0.9,0.8)</text:p>
                <draw:g>
                  <svg:desc>'Synthèse Unif'.A5:'Synthèse Unif'.A5</svg:desc>
                </draw:g>
              </table:table-cell>
              <table:table-cell office:value-type="float" office:value="0">
                <text:p>0</text:p>
                <draw:g>
                  <svg:desc>'Synthèse Unif'.O5:'Synthèse Unif'.O5 'Synthèse Unif'.Q5:'Synthèse Unif'.Q5 'Synthèse Unif'.S5:'Synthèse Unif'.S5 'Synthèse Unif'.U5:'Synthèse Unif'.U5 'Synthèse Unif'.W5:'Synthèse Unif'.W5 'Synthèse Unif'.Y5:'Synthèse Unif'.Y5 'Synthèse Unif'.AA5:'Synthèse Unif'.AA5 'Synthèse Unif'.AC5:'Synthèse Unif'.AC5</svg:desc>
                </draw:g>
              </table:table-cell>
              <table:table-cell office:value-type="float" office:value="27.4444444444444">
                <text:p>27.4444444444444</text:p>
              </table:table-cell>
              <table:table-cell office:value-type="float" office:value="26">
                <text:p>26</text:p>
              </table:table-cell>
              <table:table-cell office:value-type="float" office:value="28.8888888888889">
                <text:p>28.8888888888889</text:p>
              </table:table-cell>
              <table:table-cell office:value-type="float" office:value="0">
                <text:p>0</text:p>
              </table:table-cell>
              <table:table-cell office:value-type="float" office:value="30.4444444444444">
                <text:p>30.4444444444444</text:p>
              </table:table-cell>
              <table:table-cell office:value-type="float" office:value="29.1111111111111">
                <text:p>29.1111111111111</text:p>
              </table:table-cell>
              <table:table-cell office:value-type="float" office:value="30.2222222222222">
                <text:p>30.2222222222222</text:p>
              </table:table-cell>
            </table:table-row>
            <table:table-row>
              <table:table-cell office:value-type="string">
                <text:p>Unif(0.9,1)</text:p>
                <draw:g>
                  <svg:desc>'Synthèse Unif'.A6:'Synthèse Unif'.A6</svg:desc>
                </draw:g>
              </table:table-cell>
              <table:table-cell office:value-type="float" office:value="0">
                <text:p>0</text:p>
                <draw:g>
                  <svg:desc>'Synthèse Unif'.O6:'Synthèse Unif'.O6 'Synthèse Unif'.Q6:'Synthèse Unif'.Q6 'Synthèse Unif'.S6:'Synthèse Unif'.S6 'Synthèse Unif'.U6:'Synthèse Unif'.U6 'Synthèse Unif'.W6:'Synthèse Unif'.W6 'Synthèse Unif'.Y6:'Synthèse Unif'.Y6 'Synthèse Unif'.AA6:'Synthèse Unif'.AA6 'Synthèse Unif'.AC6:'Synthèse Unif'.AC6</svg:desc>
                </draw:g>
              </table:table-cell>
              <table:table-cell office:value-type="float" office:value="40.8888888888889">
                <text:p>40.8888888888889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37.2222222222222">
                <text:p>37.2222222222222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36.5555555555556">
                <text:p>36.5555555555556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20pt" style:font-size-asian="13pt" style:font-size-complex="13pt"/>
    </style:style>
    <style:style style:name="ch3" style:family="chart">
      <style:text-properties fo:font-size="16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treat-empty-cells="leave-gap" chart:series-source="rows" chart:right-angled-axes="true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20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20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2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2"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2">
      <style:graphic-properties draw:stroke="none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9.599cm" svg:height="14.401cm" xlink:href=".." xlink:type="simple" chart:class="chart:bar" chart:style-name="ch1">
        <chart:title svg:x="5.045cm" svg:y="0cm" chart:style-name="ch2">
          <text:p>Cumulated number of success on random uniform instances</text:p>
        </chart:title>
        <chart:subtitle svg:x="12.988cm" svg:y="0.99cm" chart:style-name="ch3">
          <text:p>Bin Balancing</text:p>
        </chart:subtitle>
        <chart:legend chart:legend-position="end" svg:x="26.965cm" svg:y="5.905cm" style:legend-expansion="high" chart:style-name="ch4"/>
        <chart:plot-area chart:style-name="ch5" table:cell-range-address="'Synthèse Unif'.AE1:'Synthèse Unif'.AE6 'Synthèse Unif'.AG1:'Synthèse Unif'.AG6 'Synthèse Unif'.AI1:'Synthèse Unif'.AI6 'Synthèse Unif'.AK1:'Synthèse Unif'.AK6 'Synthèse Unif'.AM1:'Synthèse Unif'.AM6 'Synthèse Unif'.AO1:'Synthèse Unif'.AO6 'Synthèse Unif'.AQ1:'Synthèse Unif'.AQ6 'Synthèse Unif'.AS1:'Synthèse Unif'.AS6 'Synthèse Unif'.AU1:'Synthèse Unif'.AU6 'Synthèse Unif'.A2:'Synthèse Unif'.A6" chart:data-source-has-labels="both" svg:x="1.461cm" svg:y="1.939cm" svg:width="24.902cm" svg:height="11.122cm">
          <chartooo:coordinate-region svg:x="2.744cm" svg:y="2.138cm" svg:width="23.619cm" svg:height="10.276cm"/>
          <chart:axis chart:dimension="x" chart:name="primary-x" chart:style-name="ch6" chartooo:axis-type="auto">
            <chartooo:date-scale/>
            <chart:title svg:x="13.123cm" svg:y="13.181cm" chart:style-name="ch7">
              <text:p>Heuristic</text:p>
            </chart:title>
            <chart:categories table:cell-range-address="'Synthèse Unif'.AE1:'Synthèse Unif'.AE1 'Synthèse Unif'.AG1:'Synthèse Unif'.AG1 'Synthèse Unif'.AI1:'Synthèse Unif'.AI1 'Synthèse Unif'.AK1:'Synthèse Unif'.AK1 'Synthèse Unif'.AM1:'Synthèse Unif'.AM1 'Synthèse Unif'.AO1:'Synthèse Unif'.AO1 'Synthèse Unif'.AQ1:'Synthèse Unif'.AQ1 'Synthèse Unif'.AS1:'Synthèse Unif'.AS1 'Synthèse Unif'.AU1:'Synthèse Unif'.AU1"/>
          </chart:axis>
          <chart:axis chart:dimension="y" chart:name="primary-y" chart:style-name="ch8">
            <chart:title svg:x="0cm" svg:y="12.51cm" chart:style-name="ch9">
              <text:p>Cumulated number of success</text:p>
            </chart:title>
            <chart:grid chart:style-name="ch10" chart:class="major"/>
          </chart:axis>
          <chart:series chart:style-name="ch11" chart:values-cell-range-address="'Synthèse Unif'.AE2:'Synthèse Unif'.AE2 'Synthèse Unif'.AG2:'Synthèse Unif'.AG2 'Synthèse Unif'.AI2:'Synthèse Unif'.AI2 'Synthèse Unif'.AK2:'Synthèse Unif'.AK2 'Synthèse Unif'.AM2:'Synthèse Unif'.AM2 'Synthèse Unif'.AO2:'Synthèse Unif'.AO2 'Synthèse Unif'.AQ2:'Synthèse Unif'.AQ2 'Synthèse Unif'.AS2:'Synthèse Unif'.AS2 'Synthèse Unif'.AU2:'Synthèse Unif'.AU2" chart:label-cell-address="'Synthèse Unif'.A2:'Synthèse Unif'.A2" chart:class="chart:bar">
            <chart:data-point chart:repeated="9"/>
          </chart:series>
          <chart:series chart:style-name="ch12" chart:values-cell-range-address="'Synthèse Unif'.AE3:'Synthèse Unif'.AE3 'Synthèse Unif'.AG3:'Synthèse Unif'.AG3 'Synthèse Unif'.AI3:'Synthèse Unif'.AI3 'Synthèse Unif'.AK3:'Synthèse Unif'.AK3 'Synthèse Unif'.AM3:'Synthèse Unif'.AM3 'Synthèse Unif'.AO3:'Synthèse Unif'.AO3 'Synthèse Unif'.AQ3:'Synthèse Unif'.AQ3 'Synthèse Unif'.AS3:'Synthèse Unif'.AS3 'Synthèse Unif'.AU3:'Synthèse Unif'.AU3" chart:label-cell-address="'Synthèse Unif'.A3:'Synthèse Unif'.A3" chart:class="chart:bar">
            <chart:data-point chart:repeated="9"/>
          </chart:series>
          <chart:series chart:style-name="ch13" chart:values-cell-range-address="'Synthèse Unif'.AE4:'Synthèse Unif'.AE4 'Synthèse Unif'.AG4:'Synthèse Unif'.AG4 'Synthèse Unif'.AI4:'Synthèse Unif'.AI4 'Synthèse Unif'.AK4:'Synthèse Unif'.AK4 'Synthèse Unif'.AM4:'Synthèse Unif'.AM4 'Synthèse Unif'.AO4:'Synthèse Unif'.AO4 'Synthèse Unif'.AQ4:'Synthèse Unif'.AQ4 'Synthèse Unif'.AS4:'Synthèse Unif'.AS4 'Synthèse Unif'.AU4:'Synthèse Unif'.AU4" chart:label-cell-address="'Synthèse Unif'.A4:'Synthèse Unif'.A4" chart:class="chart:bar">
            <chart:data-point chart:repeated="9"/>
          </chart:series>
          <chart:series chart:style-name="ch14" chart:values-cell-range-address="'Synthèse Unif'.AE5:'Synthèse Unif'.AE5 'Synthèse Unif'.AG5:'Synthèse Unif'.AG5 'Synthèse Unif'.AI5:'Synthèse Unif'.AI5 'Synthèse Unif'.AK5:'Synthèse Unif'.AK5 'Synthèse Unif'.AM5:'Synthèse Unif'.AM5 'Synthèse Unif'.AO5:'Synthèse Unif'.AO5 'Synthèse Unif'.AQ5:'Synthèse Unif'.AQ5 'Synthèse Unif'.AS5:'Synthèse Unif'.AS5 'Synthèse Unif'.AU5:'Synthèse Unif'.AU5" chart:label-cell-address="'Synthèse Unif'.A5:'Synthèse Unif'.A5" chart:class="chart:bar">
            <chart:data-point chart:repeated="9"/>
          </chart:series>
          <chart:series chart:style-name="ch15" chart:values-cell-range-address="'Synthèse Unif'.AE6:'Synthèse Unif'.AE6 'Synthèse Unif'.AG6:'Synthèse Unif'.AG6 'Synthèse Unif'.AI6:'Synthèse Unif'.AI6 'Synthèse Unif'.AK6:'Synthèse Unif'.AK6 'Synthèse Unif'.AM6:'Synthèse Unif'.AM6 'Synthèse Unif'.AO6:'Synthèse Unif'.AO6 'Synthèse Unif'.AQ6:'Synthèse Unif'.AQ6 'Synthèse Unif'.AS6:'Synthèse Unif'.AS6 'Synthèse Unif'.AU6:'Synthèse Unif'.AU6" chart:label-cell-address="'Synthèse Unif'.A6:'Synthèse Unif'.A6" chart:class="chart:bar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_nothing_ns</text:p>
                <draw:g>
                  <svg:desc>'Synthèse Unif'.AE1:'Synthèse Unif'.AE1 'Synthèse Unif'.AG1:'Synthèse Unif'.AG1 'Synthèse Unif'.AI1:'Synthèse Unif'.AI1 'Synthèse Unif'.AK1:'Synthèse Unif'.AK1 'Synthèse Unif'.AM1:'Synthèse Unif'.AM1 'Synthèse Unif'.AO1:'Synthèse Unif'.AO1 'Synthèse Unif'.AQ1:'Synthèse Unif'.AQ1 'Synthèse Unif'.AS1:'Synthèse Unif'.AS1 'Synthèse Unif'.AU1:'Synthèse Unif'.AU1</svg:desc>
                </draw:g>
              </table:table-cell>
              <table:table-cell office:value-type="string">
                <text:p>bb_shuff1_ns</text:p>
              </table:table-cell>
              <table:table-cell office:value-type="string">
                <text:p>bb_shuff_ns</text:p>
              </table:table-cell>
              <table:table-cell office:value-type="string">
                <text:p>bb_st_1/C_ns</text:p>
              </table:table-cell>
              <table:table-cell office:value-type="string">
                <text:p>bb_dyn_1/C_ns</text:p>
              </table:table-cell>
              <table:table-cell office:value-type="string">
                <text:p>bb_st_1/R_ns</text:p>
              </table:table-cell>
              <table:table-cell office:value-type="string">
                <text:p>bb_dyn_1/R_ns</text:p>
              </table:table-cell>
              <table:table-cell office:value-type="string">
                <text:p>bb_st_R/C_ns</text:p>
              </table:table-cell>
              <table:table-cell office:value-type="string">
                <text:p>bb_dyn_R/C_ns</text:p>
              </table:table-cell>
            </table:table-row>
          </table:table-header-rows>
          <table:table-rows>
            <table:table-row>
              <table:table-cell office:value-type="string">
                <text:p>Unif(0.7,0.7)</text:p>
                <draw:g>
                  <svg:desc>'Synthèse Unif'.A2:'Synthèse Unif'.A2</svg:desc>
                </draw:g>
              </table:table-cell>
              <table:table-cell office:value-type="float" office:value="0">
                <text:p>0</text:p>
                <draw:g>
                  <svg:desc>'Synthèse Unif'.AE2:'Synthèse Unif'.AE2 'Synthèse Unif'.AG2:'Synthèse Unif'.AG2 'Synthèse Unif'.AI2:'Synthèse Unif'.AI2 'Synthèse Unif'.AK2:'Synthèse Unif'.AK2 'Synthèse Unif'.AM2:'Synthèse Unif'.AM2 'Synthèse Unif'.AO2:'Synthèse Unif'.AO2 'Synthèse Unif'.AQ2:'Synthèse Unif'.AQ2 'Synthèse Unif'.AS2:'Synthèse Unif'.AS2 'Synthèse Unif'.AU2:'Synthèse Unif'.AU2</svg:desc>
                </draw:g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36">
                <text:p>36</text:p>
              </table:table-cell>
              <table:table-cell office:value-type="float" office:value="33.5555555555556">
                <text:p>33.5555555555556</text:p>
              </table:table-cell>
              <table:table-cell office:value-type="float" office:value="35.1111111111111">
                <text:p>35.1111111111111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32.7777777777778">
                <text:p>32.7777777777778</text:p>
              </table:table-cell>
            </table:table-row>
            <table:table-row>
              <table:table-cell office:value-type="string">
                <text:p>Unif(0.8,0.8)</text:p>
                <draw:g>
                  <svg:desc>'Synthèse Unif'.A3:'Synthèse Unif'.A3</svg:desc>
                </draw:g>
              </table:table-cell>
              <table:table-cell office:value-type="float" office:value="0.111111111111111">
                <text:p>0.111111111111111</text:p>
                <draw:g>
                  <svg:desc>'Synthèse Unif'.AE3:'Synthèse Unif'.AE3 'Synthèse Unif'.AG3:'Synthèse Unif'.AG3 'Synthèse Unif'.AI3:'Synthèse Unif'.AI3 'Synthèse Unif'.AK3:'Synthèse Unif'.AK3 'Synthèse Unif'.AM3:'Synthèse Unif'.AM3 'Synthèse Unif'.AO3:'Synthèse Unif'.AO3 'Synthèse Unif'.AQ3:'Synthèse Unif'.AQ3 'Synthèse Unif'.AS3:'Synthèse Unif'.AS3 'Synthèse Unif'.AU3:'Synthèse Unif'.AU3</svg:desc>
                </draw:g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8.55555555555556">
                <text:p>8.55555555555556</text:p>
              </table:table-cell>
              <table:table-cell office:value-type="float" office:value="11.5555555555556">
                <text:p>11.5555555555556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11.2222222222222">
                <text:p>11.2222222222222</text:p>
              </table:table-cell>
              <table:table-cell office:value-type="float" office:value="10.5555555555556">
                <text:p>10.5555555555556</text:p>
              </table:table-cell>
              <table:table-cell office:value-type="float" office:value="9.22222222222222">
                <text:p>9.22222222222222</text:p>
              </table:table-cell>
            </table:table-row>
            <table:table-row>
              <table:table-cell office:value-type="string">
                <text:p>Unif(0.8,1)</text:p>
                <draw:g>
                  <svg:desc>'Synthèse Unif'.A4:'Synthèse Unif'.A4</svg:desc>
                </draw:g>
              </table:table-cell>
              <table:table-cell office:value-type="float" office:value="0">
                <text:p>0</text:p>
                <draw:g>
                  <svg:desc>'Synthèse Unif'.AE4:'Synthèse Unif'.AE4 'Synthèse Unif'.AG4:'Synthèse Unif'.AG4 'Synthèse Unif'.AI4:'Synthèse Unif'.AI4 'Synthèse Unif'.AK4:'Synthèse Unif'.AK4 'Synthèse Unif'.AM4:'Synthèse Unif'.AM4 'Synthèse Unif'.AO4:'Synthèse Unif'.AO4 'Synthèse Unif'.AQ4:'Synthèse Unif'.AQ4 'Synthèse Unif'.AS4:'Synthèse Unif'.AS4 'Synthèse Unif'.AU4:'Synthèse Unif'.AU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1111111111111">
                <text:p>26.1111111111111</text:p>
              </table:table-cell>
              <table:table-cell office:value-type="float" office:value="24.3333333333333">
                <text:p>24.3333333333333</text:p>
              </table:table-cell>
              <table:table-cell office:value-type="float" office:value="25.3333333333333">
                <text:p>25.3333333333333</text:p>
              </table:table-cell>
              <table:table-cell office:value-type="float" office:value="25.7777777777778">
                <text:p>25.7777777777778</text:p>
              </table:table-cell>
              <table:table-cell office:value-type="float" office:value="24.3333333333333">
                <text:p>24.3333333333333</text:p>
              </table:table-cell>
              <table:table-cell office:value-type="float" office:value="22.4444444444444">
                <text:p>22.4444444444444</text:p>
              </table:table-cell>
            </table:table-row>
            <table:table-row>
              <table:table-cell office:value-type="string">
                <text:p>Unif(0.9,0.8)</text:p>
                <draw:g>
                  <svg:desc>'Synthèse Unif'.A5:'Synthèse Unif'.A5</svg:desc>
                </draw:g>
              </table:table-cell>
              <table:table-cell office:value-type="float" office:value="0">
                <text:p>0</text:p>
                <draw:g>
                  <svg:desc>'Synthèse Unif'.AE5:'Synthèse Unif'.AE5 'Synthèse Unif'.AG5:'Synthèse Unif'.AG5 'Synthèse Unif'.AI5:'Synthèse Unif'.AI5 'Synthèse Unif'.AK5:'Synthèse Unif'.AK5 'Synthèse Unif'.AM5:'Synthèse Unif'.AM5 'Synthèse Unif'.AO5:'Synthèse Unif'.AO5 'Synthèse Unif'.AQ5:'Synthèse Unif'.AQ5 'Synthèse Unif'.AS5:'Synthèse Unif'.AS5 'Synthèse Unif'.AU5:'Synthèse Unif'.AU5</svg:desc>
                </draw:g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.88888888888889">
                <text:p>3.88888888888889</text:p>
              </table:table-cell>
              <table:table-cell office:value-type="float" office:value="3.11111111111111">
                <text:p>3.11111111111111</text:p>
              </table:table-cell>
              <table:table-cell office:value-type="float" office:value="3.11111111111111">
                <text:p>3.11111111111111</text:p>
              </table:table-cell>
              <table:table-cell office:value-type="float" office:value="2.55555555555556">
                <text:p>2.55555555555556</text:p>
              </table:table-cell>
              <table:table-cell office:value-type="float" office:value="2.55555555555556">
                <text:p>2.55555555555556</text:p>
              </table:table-cell>
            </table:table-row>
            <table:table-row>
              <table:table-cell office:value-type="string">
                <text:p>Unif(0.9,1)</text:p>
                <draw:g>
                  <svg:desc>'Synthèse Unif'.A6:'Synthèse Unif'.A6</svg:desc>
                </draw:g>
              </table:table-cell>
              <table:table-cell office:value-type="float" office:value="0">
                <text:p>0</text:p>
                <draw:g>
                  <svg:desc>'Synthèse Unif'.AE6:'Synthèse Unif'.AE6 'Synthèse Unif'.AG6:'Synthèse Unif'.AG6 'Synthèse Unif'.AI6:'Synthèse Unif'.AI6 'Synthèse Unif'.AK6:'Synthèse Unif'.AK6 'Synthèse Unif'.AM6:'Synthèse Unif'.AM6 'Synthèse Unif'.AO6:'Synthèse Unif'.AO6 'Synthèse Unif'.AQ6:'Synthèse Unif'.AQ6 'Synthèse Unif'.AS6:'Synthèse Unif'.AS6 'Synthèse Unif'.AU6:'Synthèse Unif'.AU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4.1111111111111">
                <text:p>14.1111111111111</text:p>
              </table:table-cell>
              <table:table-cell office:value-type="float" office:value="12.1111111111111">
                <text:p>12.1111111111111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13.4444444444444">
                <text:p>13.4444444444444</text:p>
              </table:table-cell>
              <table:table-cell office:value-type="float" office:value="12.7777777777778">
                <text:p>12.7777777777778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20pt" style:font-size-asian="13pt" style:font-size-complex="13pt"/>
    </style:style>
    <style:style style:name="ch3" style:family="chart">
      <style:text-properties fo:font-size="16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treat-empty-cells="leave-gap" chart:series-source="rows" chart:right-angled-axes="true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20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20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graphic-properties draw:stroke="none" draw:fill-color="#c5000b"/>
      <style:text-properties fo:font-size="10pt" style:font-size-asian="10pt" style:font-size-complex="10pt"/>
    </style:style>
    <style:style style:name="ch12" style:family="chart" style:data-style-name="N2">
      <style:graphic-properties draw:stroke="none" draw:fill-color="#0084d1"/>
      <style:text-properties fo:font-size="10pt" style:font-size-asian="10pt" style:font-size-complex="10pt"/>
    </style:style>
    <style:style style:name="ch13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14" style:family="chart" style:data-style-name="N2">
      <style:graphic-properties draw:stroke="none" draw:fill-color="#ff420e"/>
      <style:text-properties fo:font-size="10pt" style:font-size-asian="10pt" style:font-size-complex="10pt"/>
    </style:style>
    <style:style style:name="ch15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9.601cm" svg:height="14.401cm" xlink:href=".." xlink:type="simple" chart:class="chart:bar" chart:style-name="ch1">
        <chart:title svg:x="4.967cm" svg:y="0cm" chart:style-name="ch2">
          <text:p>Cumulated number of success on random uniform instances</text:p>
        </chart:title>
        <chart:subtitle svg:x="12.079cm" svg:y="1.121cm" chart:style-name="ch3">
          <text:p>Single Bin Balancing</text:p>
        </chart:subtitle>
        <chart:legend chart:legend-position="end" svg:x="26.967cm" svg:y="5.905cm" style:legend-expansion="high" chart:style-name="ch4"/>
        <chart:plot-area chart:style-name="ch5" table:cell-range-address="'Synthèse Unif'.AW1:'Synthèse Unif'.AW6 'Synthèse Unif'.AY1:'Synthèse Unif'.AY6 'Synthèse Unif'.BA1:'Synthèse Unif'.BA6 'Synthèse Unif'.BC1:'Synthèse Unif'.BC6 'Synthèse Unif'.BE1:'Synthèse Unif'.BE6 'Synthèse Unif'.BG1:'Synthèse Unif'.BG6 'Synthèse Unif'.BI1:'Synthèse Unif'.BI6 'Synthèse Unif'.BK1:'Synthèse Unif'.BK6 'Synthèse Unif'.BM1:'Synthèse Unif'.BM6 'Synthèse Unif'.A2:'Synthèse Unif'.A6" chart:data-source-has-labels="both" svg:x="1.52cm" svg:y="1.98cm" svg:width="24.899cm" svg:height="11.123cm">
          <chartooo:coordinate-region svg:x="2.803cm" svg:y="2.18cm" svg:width="23.616cm" svg:height="10.276cm"/>
          <chart:axis chart:dimension="x" chart:name="primary-x" chart:style-name="ch6" chartooo:axis-type="auto">
            <chartooo:date-scale/>
            <chart:title svg:x="13.204cm" svg:y="13.18cm" chart:style-name="ch7">
              <text:p>Heuristic</text:p>
            </chart:title>
            <chart:categories table:cell-range-address="'Synthèse Unif'.AW1:'Synthèse Unif'.AW1 'Synthèse Unif'.AY1:'Synthèse Unif'.AY1 'Synthèse Unif'.BA1:'Synthèse Unif'.BA1 'Synthèse Unif'.BC1:'Synthèse Unif'.BC1 'Synthèse Unif'.BE1:'Synthèse Unif'.BE1 'Synthèse Unif'.BG1:'Synthèse Unif'.BG1 'Synthèse Unif'.BI1:'Synthèse Unif'.BI1 'Synthèse Unif'.BK1:'Synthèse Unif'.BK1 'Synthèse Unif'.BM1:'Synthèse Unif'.BM1"/>
          </chart:axis>
          <chart:axis chart:dimension="y" chart:name="primary-y" chart:style-name="ch8">
            <chart:title svg:x="0.039cm" svg:y="12.389cm" chart:style-name="ch9">
              <text:p>Cumulated number of success</text:p>
            </chart:title>
            <chart:grid chart:style-name="ch10" chart:class="major"/>
          </chart:axis>
          <chart:series chart:style-name="ch11" chart:values-cell-range-address="'Synthèse Unif'.AW2:'Synthèse Unif'.AW2 'Synthèse Unif'.AY2:'Synthèse Unif'.AY2 'Synthèse Unif'.BA2:'Synthèse Unif'.BA2 'Synthèse Unif'.BC2:'Synthèse Unif'.BC2 'Synthèse Unif'.BE2:'Synthèse Unif'.BE2 'Synthèse Unif'.BG2:'Synthèse Unif'.BG2 'Synthèse Unif'.BI2:'Synthèse Unif'.BI2 'Synthèse Unif'.BK2:'Synthèse Unif'.BK2 'Synthèse Unif'.BM2:'Synthèse Unif'.BM2" chart:label-cell-address="'Synthèse Unif'.A2:'Synthèse Unif'.A2" chart:class="chart:bar">
            <chart:data-point chart:repeated="9"/>
          </chart:series>
          <chart:series chart:style-name="ch12" chart:values-cell-range-address="'Synthèse Unif'.AW3:'Synthèse Unif'.AW3 'Synthèse Unif'.AY3:'Synthèse Unif'.AY3 'Synthèse Unif'.BA3:'Synthèse Unif'.BA3 'Synthèse Unif'.BC3:'Synthèse Unif'.BC3 'Synthèse Unif'.BE3:'Synthèse Unif'.BE3 'Synthèse Unif'.BG3:'Synthèse Unif'.BG3 'Synthèse Unif'.BI3:'Synthèse Unif'.BI3 'Synthèse Unif'.BK3:'Synthèse Unif'.BK3 'Synthèse Unif'.BM3:'Synthèse Unif'.BM3" chart:label-cell-address="'Synthèse Unif'.A3:'Synthèse Unif'.A3" chart:class="chart:bar">
            <chart:data-point chart:repeated="9"/>
          </chart:series>
          <chart:series chart:style-name="ch13" chart:values-cell-range-address="'Synthèse Unif'.AW4:'Synthèse Unif'.AW4 'Synthèse Unif'.AY4:'Synthèse Unif'.AY4 'Synthèse Unif'.BA4:'Synthèse Unif'.BA4 'Synthèse Unif'.BC4:'Synthèse Unif'.BC4 'Synthèse Unif'.BE4:'Synthèse Unif'.BE4 'Synthèse Unif'.BG4:'Synthèse Unif'.BG4 'Synthèse Unif'.BI4:'Synthèse Unif'.BI4 'Synthèse Unif'.BK4:'Synthèse Unif'.BK4 'Synthèse Unif'.BM4:'Synthèse Unif'.BM4" chart:label-cell-address="'Synthèse Unif'.A4:'Synthèse Unif'.A4" chart:class="chart:bar">
            <chart:data-point chart:repeated="9"/>
          </chart:series>
          <chart:series chart:style-name="ch14" chart:values-cell-range-address="'Synthèse Unif'.AW5:'Synthèse Unif'.AW5 'Synthèse Unif'.AY5:'Synthèse Unif'.AY5 'Synthèse Unif'.BA5:'Synthèse Unif'.BA5 'Synthèse Unif'.BC5:'Synthèse Unif'.BC5 'Synthèse Unif'.BE5:'Synthèse Unif'.BE5 'Synthèse Unif'.BG5:'Synthèse Unif'.BG5 'Synthèse Unif'.BI5:'Synthèse Unif'.BI5 'Synthèse Unif'.BK5:'Synthèse Unif'.BK5 'Synthèse Unif'.BM5:'Synthèse Unif'.BM5" chart:label-cell-address="'Synthèse Unif'.A5:'Synthèse Unif'.A5" chart:class="chart:bar">
            <chart:data-point chart:repeated="9"/>
          </chart:series>
          <chart:series chart:style-name="ch15" chart:values-cell-range-address="'Synthèse Unif'.AW6:'Synthèse Unif'.AW6 'Synthèse Unif'.AY6:'Synthèse Unif'.AY6 'Synthèse Unif'.BA6:'Synthèse Unif'.BA6 'Synthèse Unif'.BC6:'Synthèse Unif'.BC6 'Synthèse Unif'.BE6:'Synthèse Unif'.BE6 'Synthèse Unif'.BG6:'Synthèse Unif'.BG6 'Synthèse Unif'.BI6:'Synthèse Unif'.BI6 'Synthèse Unif'.BK6:'Synthèse Unif'.BK6 'Synthèse Unif'.BM6:'Synthèse Unif'.BM6" chart:label-cell-address="'Synthèse Unif'.A6:'Synthèse Unif'.A6" chart:class="chart:bar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bb_nothing_ns</text:p>
                <draw:g>
                  <svg:desc>'Synthèse Unif'.AW1:'Synthèse Unif'.AW1 'Synthèse Unif'.AY1:'Synthèse Unif'.AY1 'Synthèse Unif'.BA1:'Synthèse Unif'.BA1 'Synthèse Unif'.BC1:'Synthèse Unif'.BC1 'Synthèse Unif'.BE1:'Synthèse Unif'.BE1 'Synthèse Unif'.BG1:'Synthèse Unif'.BG1 'Synthèse Unif'.BI1:'Synthèse Unif'.BI1 'Synthèse Unif'.BK1:'Synthèse Unif'.BK1 'Synthèse Unif'.BM1:'Synthèse Unif'.BM1</svg:desc>
                </draw:g>
              </table:table-cell>
              <table:table-cell office:value-type="string">
                <text:p>sbb_shuff1_ns</text:p>
              </table:table-cell>
              <table:table-cell office:value-type="string">
                <text:p>sbb_shuff_ns</text:p>
              </table:table-cell>
              <table:table-cell office:value-type="string">
                <text:p>sbb_st_1/C_ns</text:p>
              </table:table-cell>
              <table:table-cell office:value-type="string">
                <text:p>sbb_dyn_1/C_ns</text:p>
              </table:table-cell>
              <table:table-cell office:value-type="string">
                <text:p>sbb_st_1/R_ns</text:p>
              </table:table-cell>
              <table:table-cell office:value-type="string">
                <text:p>sbb_dyn_1/R_ns</text:p>
              </table:table-cell>
              <table:table-cell office:value-type="string">
                <text:p>sbb_st_R/C_ns</text:p>
              </table:table-cell>
              <table:table-cell office:value-type="string">
                <text:p>sbb_dyn_R/C_ns</text:p>
              </table:table-cell>
            </table:table-row>
          </table:table-header-rows>
          <table:table-rows>
            <table:table-row>
              <table:table-cell office:value-type="string">
                <text:p>Unif(0.7,0.7)</text:p>
                <draw:g>
                  <svg:desc>'Synthèse Unif'.A2:'Synthèse Unif'.A2</svg:desc>
                </draw:g>
              </table:table-cell>
              <table:table-cell office:value-type="float" office:value="0.777777777777778">
                <text:p>0.777777777777778</text:p>
                <draw:g>
                  <svg:desc>'Synthèse Unif'.AW2:'Synthèse Unif'.AW2 'Synthèse Unif'.AY2:'Synthèse Unif'.AY2 'Synthèse Unif'.BA2:'Synthèse Unif'.BA2 'Synthèse Unif'.BC2:'Synthèse Unif'.BC2 'Synthèse Unif'.BE2:'Synthèse Unif'.BE2 'Synthèse Unif'.BG2:'Synthèse Unif'.BG2 'Synthèse Unif'.BI2:'Synthèse Unif'.BI2 'Synthèse Unif'.BK2:'Synthèse Unif'.BK2 'Synthèse Unif'.BM2:'Synthèse Unif'.BM2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43.1111111111111">
                <text:p>43.1111111111111</text:p>
              </table:table-cell>
              <table:table-cell office:value-type="float" office:value="41.2222222222222">
                <text:p>41.2222222222222</text:p>
              </table:table-cell>
              <table:table-cell office:value-type="float" office:value="41.8888888888889">
                <text:p>41.8888888888889</text:p>
              </table:table-cell>
              <table:table-cell office:value-type="float" office:value="41.2222222222222">
                <text:p>41.2222222222222</text:p>
              </table:table-cell>
              <table:table-cell office:value-type="float" office:value="40.8888888888889">
                <text:p>40.8888888888889</text:p>
              </table:table-cell>
            </table:table-row>
            <table:table-row>
              <table:table-cell office:value-type="string">
                <text:p>Unif(0.8,0.8)</text:p>
                <draw:g>
                  <svg:desc>'Synthèse Unif'.A3:'Synthèse Unif'.A3</svg:desc>
                </draw:g>
              </table:table-cell>
              <table:table-cell office:value-type="float" office:value="0">
                <text:p>0</text:p>
                <draw:g>
                  <svg:desc>'Synthèse Unif'.AW3:'Synthèse Unif'.AW3 'Synthèse Unif'.AY3:'Synthèse Unif'.AY3 'Synthèse Unif'.BA3:'Synthèse Unif'.BA3 'Synthèse Unif'.BC3:'Synthèse Unif'.BC3 'Synthèse Unif'.BE3:'Synthèse Unif'.BE3 'Synthèse Unif'.BG3:'Synthèse Unif'.BG3 'Synthèse Unif'.BI3:'Synthèse Unif'.BI3 'Synthèse Unif'.BK3:'Synthèse Unif'.BK3 'Synthèse Unif'.BM3:'Synthèse Unif'.BM3</svg:desc>
                </draw:g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0.8888888888889">
                <text:p>30.8888888888889</text:p>
              </table:table-cell>
              <table:table-cell office:value-type="float" office:value="31.5555555555556">
                <text:p>31.5555555555556</text:p>
              </table:table-cell>
              <table:table-cell office:value-type="float" office:value="31.1111111111111">
                <text:p>31.1111111111111</text:p>
              </table:table-cell>
              <table:table-cell office:value-type="float" office:value="32">
                <text:p>32</text:p>
              </table:table-cell>
              <table:table-cell office:value-type="float" office:value="31.7777777777778">
                <text:p>31.7777777777778</text:p>
              </table:table-cell>
            </table:table-row>
            <table:table-row>
              <table:table-cell office:value-type="string">
                <text:p>Unif(0.8,1)</text:p>
                <draw:g>
                  <svg:desc>'Synthèse Unif'.A4:'Synthèse Unif'.A4</svg:desc>
                </draw:g>
              </table:table-cell>
              <table:table-cell office:value-type="float" office:value="0">
                <text:p>0</text:p>
                <draw:g>
                  <svg:desc>'Synthèse Unif'.AW4:'Synthèse Unif'.AW4 'Synthèse Unif'.AY4:'Synthèse Unif'.AY4 'Synthèse Unif'.BA4:'Synthèse Unif'.BA4 'Synthèse Unif'.BC4:'Synthèse Unif'.BC4 'Synthèse Unif'.BE4:'Synthèse Unif'.BE4 'Synthèse Unif'.BG4:'Synthèse Unif'.BG4 'Synthèse Unif'.BI4:'Synthèse Unif'.BI4 'Synthèse Unif'.BK4:'Synthèse Unif'.BK4 'Synthèse Unif'.BM4:'Synthèse Unif'.BM4</svg:desc>
                </draw:g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">
                <text:p>0</text:p>
              </table:table-cell>
              <table:table-cell office:value-type="float" office:value="37.8888888888889">
                <text:p>37.8888888888889</text:p>
              </table:table-cell>
              <table:table-cell office:value-type="float" office:value="37.8888888888889">
                <text:p>37.8888888888889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38.1111111111111">
                <text:p>38.11111111111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Unif(0.9,0.8)</text:p>
                <draw:g>
                  <svg:desc>'Synthèse Unif'.A5:'Synthèse Unif'.A5</svg:desc>
                </draw:g>
              </table:table-cell>
              <table:table-cell office:value-type="float" office:value="0">
                <text:p>0</text:p>
                <draw:g>
                  <svg:desc>'Synthèse Unif'.AW5:'Synthèse Unif'.AW5 'Synthèse Unif'.AY5:'Synthèse Unif'.AY5 'Synthèse Unif'.BA5:'Synthèse Unif'.BA5 'Synthèse Unif'.BC5:'Synthèse Unif'.BC5 'Synthèse Unif'.BE5:'Synthèse Unif'.BE5 'Synthèse Unif'.BG5:'Synthèse Unif'.BG5 'Synthèse Unif'.BI5:'Synthèse Unif'.BI5 'Synthèse Unif'.BK5:'Synthèse Unif'.BK5 'Synthèse Unif'.BM5:'Synthèse Unif'.BM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.5555555555556">
                <text:p>21.5555555555556</text:p>
              </table:table-cell>
              <table:table-cell office:value-type="float" office:value="19.8888888888889">
                <text:p>19.8888888888889</text:p>
              </table:table-cell>
              <table:table-cell office:value-type="float" office:value="21.1111111111111">
                <text:p>21.1111111111111</text:p>
              </table:table-cell>
              <table:table-cell office:value-type="float" office:value="18.5555555555556">
                <text:p>18.5555555555556</text:p>
              </table:table-cell>
              <table:table-cell office:value-type="float" office:value="21.2222222222222">
                <text:p>21.2222222222222</text:p>
              </table:table-cell>
              <table:table-cell office:value-type="float" office:value="22.3333333333333">
                <text:p>22.3333333333333</text:p>
              </table:table-cell>
            </table:table-row>
            <table:table-row>
              <table:table-cell office:value-type="string">
                <text:p>Unif(0.9,1)</text:p>
                <draw:g>
                  <svg:desc>'Synthèse Unif'.A6:'Synthèse Unif'.A6</svg:desc>
                </draw:g>
              </table:table-cell>
              <table:table-cell office:value-type="float" office:value="0">
                <text:p>0</text:p>
                <draw:g>
                  <svg:desc>'Synthèse Unif'.AW6:'Synthèse Unif'.AW6 'Synthèse Unif'.AY6:'Synthèse Unif'.AY6 'Synthèse Unif'.BA6:'Synthèse Unif'.BA6 'Synthèse Unif'.BC6:'Synthèse Unif'.BC6 'Synthèse Unif'.BE6:'Synthèse Unif'.BE6 'Synthèse Unif'.BG6:'Synthèse Unif'.BG6 'Synthèse Unif'.BI6:'Synthèse Unif'.BI6 'Synthèse Unif'.BK6:'Synthèse Unif'.BK6 'Synthèse Unif'.BM6:'Synthèse Unif'.BM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.3333333333333">
                <text:p>31.3333333333333</text:p>
              </table:table-cell>
              <table:table-cell office:value-type="float" office:value="33.5555555555556">
                <text:p>33.5555555555556</text:p>
              </table:table-cell>
              <table:table-cell office:value-type="float" office:value="30.8888888888889">
                <text:p>30.8888888888889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1.3333333333333">
                <text:p>31.3333333333333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style:font-style-name="Gras" fo:font-size="2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20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style:rotation-angle="90"/>
      <style:text-properties fo:font-size="2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ff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001cm" svg:height="12.001cm" xlink:href=".." xlink:type="simple" chart:class="chart:bar" chart:style-name="ch1">
        <chart:title svg:x="9.602cm" svg:y="-0.177cm" chart:style-name="ch2">
          <text:p>Random uniform instances with rare resources</text:p>
        </chart:title>
        <chart:legend svg:x="0cm" svg:y="0.7cm" style:legend-expansion="custom" chartooo:width="35cm" chartooo:height="1.146cm" style:legend-expansion-aspect-ratio="30.5410122164049" chart:style-name="ch3"/>
        <chart:plot-area chart:style-name="ch4" table:cell-range-address="Unif_rare.A2:Unif_rare.A10 Unif_rare.P1:Unif_rare.P10 Unif_rare.T1:Unif_rare.T10 Unif_rare.AB1:Unif_rare.AB10 Unif_rare.AP1:Unif_rare.AP10 Unif_rare.BN1:Unif_rare.BN10 Unif_rare.BR1:Unif_rare.BR10" chart:data-source-has-labels="both" svg:x="1.533cm" svg:y="1.771cm" svg:width="33.064cm" svg:height="9.032cm">
          <chartooo:coordinate-region svg:x="2.498cm" svg:y="1.998cm" svg:width="32.099cm" svg:height="7.999cm"/>
          <chart:axis chart:dimension="x" chart:name="primary-x" chart:style-name="ch5" chartooo:axis-type="auto">
            <chartooo:date-scale/>
            <chart:title svg:x="12.602cm" svg:y="10.742cm" chart:style-name="ch6">
              <text:p>Instances (#bins_#resources)</text:p>
            </chart:title>
            <chart:categories table:cell-range-address="Unif_rare.A2:Unif_rare.A10"/>
          </chart:axis>
          <chart:axis chart:dimension="y" chart:name="primary-y" chart:style-name="ch7">
            <chart:title svg:x="0.096cm" svg:y="9.272cm" chart:style-name="ch8">
              <text:p>Number of success</text:p>
            </chart:title>
            <chart:grid chart:style-name="ch9" chart:class="major"/>
          </chart:axis>
          <chart:series chart:style-name="ch10" chart:values-cell-range-address="Unif_rare.P2:Unif_rare.P10" chart:label-cell-address="Unif_rare.P1:Unif_rare.P1" chart:class="chart:bar">
            <chart:data-point chart:repeated="9"/>
          </chart:series>
          <chart:series chart:style-name="ch11" chart:values-cell-range-address="Unif_rare.T2:Unif_rare.T10" chart:label-cell-address="Unif_rare.T1:Unif_rare.T1" chart:class="chart:bar">
            <chart:data-point chart:repeated="9"/>
          </chart:series>
          <chart:series chart:style-name="ch12" chart:values-cell-range-address="Unif_rare.AB2:Unif_rare.AB10" chart:label-cell-address="Unif_rare.AB1:Unif_rare.AB1" chart:class="chart:bar">
            <chart:data-point chart:repeated="9"/>
          </chart:series>
          <chart:series chart:style-name="ch13" chart:values-cell-range-address="Unif_rare.AP2:Unif_rare.AP10" chart:label-cell-address="Unif_rare.AP1:Unif_rare.AP1" chart:class="chart:bar">
            <chart:data-point chart:repeated="9"/>
          </chart:series>
          <chart:series chart:style-name="ch14" chart:values-cell-range-address="Unif_rare.BN2:Unif_rare.BN10" chart:label-cell-address="Unif_rare.BN1:Unif_rare.BN1" chart:class="chart:bar">
            <chart:data-point chart:repeated="9"/>
          </chart:series>
          <chart:series chart:style-name="ch15" chart:values-cell-range-address="Unif_rare.BR2:Unif_rare.BR10" chart:label-cell-address="Unif_rare.BR1:Unif_rare.BR1" chart:class="chart:bar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/C</text:p>
                <draw:g>
                  <svg:desc>Unif_rare.P1:Unif_rare.P1</svg:desc>
                </draw:g>
              </table:table-cell>
              <table:table-cell office:value-type="string">
                <text:p>ic_dyn_1/C</text:p>
                <draw:g>
                  <svg:desc>Unif_rare.T1:Unif_rare.T1</svg:desc>
                </draw:g>
              </table:table-cell>
              <table:table-cell office:value-type="string">
                <text:p>bc_dyn_1/C</text:p>
                <draw:g>
                  <svg:desc>Unif_rare.AB1:Unif_rare.AB1</svg:desc>
                </draw:g>
              </table:table-cell>
              <table:table-cell office:value-type="string">
                <text:p>bb_dyn_1/C</text:p>
                <draw:g>
                  <svg:desc>Unif_rare.AP1:Unif_rare.AP1</svg:desc>
                </draw:g>
              </table:table-cell>
              <table:table-cell office:value-type="string">
                <text:p>sbb_st_R/C</text:p>
                <draw:g>
                  <svg:desc>Unif_rare.BN1:Unif_rare.BN1</svg:desc>
                </draw:g>
              </table:table-cell>
              <table:table-cell office:value-type="string">
                <text:p>dp</text:p>
                <draw:g>
                  <svg:desc>Unif_rare.BR1:Unif_rare.B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Unif_rare.A2:Unif_rare.A10</svg:desc>
                </draw:g>
              </table:table-cell>
              <table:table-cell office:value-type="float" office:value="69">
                <text:p>69</text:p>
                <draw:g>
                  <svg:desc>Unif_rare.P2:Unif_rare.P10</svg:desc>
                </draw:g>
              </table:table-cell>
              <table:table-cell office:value-type="float" office:value="52">
                <text:p>52</text:p>
                <draw:g>
                  <svg:desc>Unif_rare.T2:Unif_rare.T10</svg:desc>
                </draw:g>
              </table:table-cell>
              <table:table-cell office:value-type="float" office:value="76">
                <text:p>76</text:p>
                <draw:g>
                  <svg:desc>Unif_rare.AB2:Unif_rare.AB10</svg:desc>
                </draw:g>
              </table:table-cell>
              <table:table-cell office:value-type="float" office:value="53">
                <text:p>53</text:p>
                <draw:g>
                  <svg:desc>Unif_rare.AP2:Unif_rare.AP10</svg:desc>
                </draw:g>
              </table:table-cell>
              <table:table-cell office:value-type="float" office:value="51">
                <text:p>51</text:p>
                <draw:g>
                  <svg:desc>Unif_rare.BN2:Unif_rare.BN10</svg:desc>
                </draw:g>
              </table:table-cell>
              <table:table-cell office:value-type="float" office:value="69">
                <text:p>69</text:p>
                <draw:g>
                  <svg:desc>Unif_rare.BR2:Unif_rare.BR10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  <table:table-cell office:value-type="float" office:value="41">
                <text:p>41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65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79">
                <text:p>79</text:p>
              </table:table-cell>
              <table:table-cell office:value-type="float" office:value="10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98">
                <text:p>98</text:p>
              </table:table-cell>
              <table:table-cell office:value-type="float" office:value="5">
                <text:p>5</text:p>
              </table:table-cell>
              <table:table-cell office:value-type="float" office:value="97">
                <text:p>97</text:p>
              </table:table-cell>
              <table:table-cell office:value-type="float" office:value="5">
                <text:p>5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2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20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style:rotation-angle="90"/>
      <style:text-properties fo:font-size="2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c8526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5e11a6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00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5.001cm" svg:height="12.001cm" xlink:href=".." xlink:type="simple" chart:class="chart:bar" chart:style-name="ch1">
        <chart:title svg:x="9.273cm" svg:y="-0.124cm" chart:style-name="ch2">
          <text:p>Random uniform instances with rare resources</text:p>
        </chart:title>
        <chart:legend svg:x="0cm" svg:y="0.808cm" style:legend-expansion="custom" chartooo:width="35.001cm" chartooo:height="0.712cm" style:legend-expansion-aspect-ratio="49.1587078651685" chart:style-name="ch3"/>
        <chart:plot-area chart:style-name="ch4" table:cell-range-address="Unif_rare.A2:Unif_rare.A10 Unif_rare.O1:Unif_rare.O10 Unif_rare.S1:Unif_rare.S10 Unif_rare.AA1:Unif_rare.AA10 Unif_rare.AO1:Unif_rare.AO10 Unif_rare.BM1:Unif_rare.BM10 Unif_rare.BQ1:Unif_rare.BQ10" chart:data-source-has-labels="both" svg:x="1.356cm" svg:y="1.772cm" svg:width="32.932cm" svg:height="9.032cm">
          <chartooo:coordinate-region svg:x="2.189cm" svg:y="1.999cm" svg:width="32.099cm" svg:height="7.999cm"/>
          <chart:axis chart:dimension="x" chart:name="primary-x" chart:style-name="ch5" chartooo:axis-type="auto">
            <chartooo:date-scale/>
            <chart:title svg:x="12.667cm" svg:y="10.728cm" chart:style-name="ch6">
              <text:p>Instances (#bins_#resources)</text:p>
            </chart:title>
            <chart:categories table:cell-range-address="Unif_rare.A2:Unif_rare.A10"/>
          </chart:axis>
          <chart:axis chart:dimension="y" chart:name="primary-y" chart:style-name="ch7">
            <chart:title svg:x="0cm" svg:y="11.865cm" chart:style-name="ch8">
              <text:p>Ratio of items successfully packed</text:p>
            </chart:title>
            <chart:grid chart:style-name="ch9" chart:class="major"/>
          </chart:axis>
          <chart:series chart:style-name="ch10" chart:values-cell-range-address="Unif_rare.O2:Unif_rare.O10" chart:label-cell-address="Unif_rare.O1:Unif_rare.O1" chart:class="chart:bar">
            <chart:data-point chart:repeated="9"/>
          </chart:series>
          <chart:series chart:style-name="ch11" chart:values-cell-range-address="Unif_rare.S2:Unif_rare.S10" chart:label-cell-address="Unif_rare.S1:Unif_rare.S1" chart:class="chart:bar">
            <chart:data-point chart:repeated="9"/>
          </chart:series>
          <chart:series chart:style-name="ch12" chart:values-cell-range-address="Unif_rare.AA2:Unif_rare.AA10" chart:label-cell-address="Unif_rare.AA1:Unif_rare.AA1" chart:class="chart:bar">
            <chart:data-point chart:repeated="8"/>
            <chart:data-point chart:style-name="ch13"/>
          </chart:series>
          <chart:series chart:style-name="ch14" chart:values-cell-range-address="Unif_rare.AO2:Unif_rare.AO10" chart:label-cell-address="Unif_rare.AO1:Unif_rare.AO1" chart:class="chart:bar">
            <chart:data-point chart:repeated="9"/>
          </chart:series>
          <chart:series chart:style-name="ch15" chart:values-cell-range-address="Unif_rare.BM2:Unif_rare.BM10" chart:label-cell-address="Unif_rare.BM1:Unif_rare.BM1" chart:class="chart:bar">
            <chart:data-point chart:repeated="9"/>
          </chart:series>
          <chart:series chart:style-name="ch16" chart:values-cell-range-address="Unif_rare.BQ2:Unif_rare.BQ10" chart:label-cell-address="Unif_rare.BQ1:Unif_rare.BQ1" chart:class="chart:bar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/C</text:p>
                <draw:g>
                  <svg:desc>Unif_rare.O1:Unif_rare.O1</svg:desc>
                </draw:g>
              </table:table-cell>
              <table:table-cell office:value-type="string">
                <text:p>ic_dyn_1/C</text:p>
                <draw:g>
                  <svg:desc>Unif_rare.S1:Unif_rare.S1</svg:desc>
                </draw:g>
              </table:table-cell>
              <table:table-cell office:value-type="string">
                <text:p>bc_dyn_1/C</text:p>
                <draw:g>
                  <svg:desc>Unif_rare.AA1:Unif_rare.AA1</svg:desc>
                </draw:g>
              </table:table-cell>
              <table:table-cell office:value-type="string">
                <text:p>bb_dyn_1/C</text:p>
                <draw:g>
                  <svg:desc>Unif_rare.AO1:Unif_rare.AO1</svg:desc>
                </draw:g>
              </table:table-cell>
              <table:table-cell office:value-type="string">
                <text:p>sbb_st_R/C</text:p>
                <draw:g>
                  <svg:desc>Unif_rare.BM1:Unif_rare.BM1</svg:desc>
                </draw:g>
              </table:table-cell>
              <table:table-cell office:value-type="string">
                <text:p>dp</text:p>
                <draw:g>
                  <svg:desc>Unif_rare.BQ1:Unif_rare.B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Unif_rare.A2:Unif_rare.A10</svg:desc>
                </draw:g>
              </table:table-cell>
              <table:table-cell office:value-type="float" office:value="0.978548469727">
                <text:p>0.978548469727</text:p>
                <draw:g>
                  <svg:desc>Unif_rare.O2:Unif_rare.O10</svg:desc>
                </draw:g>
              </table:table-cell>
              <table:table-cell office:value-type="float" office:value="0.974225982785">
                <text:p>0.974225982785</text:p>
                <draw:g>
                  <svg:desc>Unif_rare.S2:Unif_rare.S10</svg:desc>
                </draw:g>
              </table:table-cell>
              <table:table-cell office:value-type="float" office:value="0.987972593684">
                <text:p>0.987972593684</text:p>
                <draw:g>
                  <svg:desc>Unif_rare.AA2:Unif_rare.AA10</svg:desc>
                </draw:g>
              </table:table-cell>
              <table:table-cell office:value-type="float" office:value="0.978426637665">
                <text:p>0.978426637665</text:p>
                <draw:g>
                  <svg:desc>Unif_rare.AO2:Unif_rare.AO10</svg:desc>
                </draw:g>
              </table:table-cell>
              <table:table-cell office:value-type="float" office:value="0.970747909087">
                <text:p>0.970747909087</text:p>
                <draw:g>
                  <svg:desc>Unif_rare.BM2:Unif_rare.BM10</svg:desc>
                </draw:g>
              </table:table-cell>
              <table:table-cell office:value-type="float" office:value="0.985031427611">
                <text:p>0.985031427611</text:p>
                <draw:g>
                  <svg:desc>Unif_rare.BQ2:Unif_rare.BQ10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0.881800757781">
                <text:p>0.881800757781</text:p>
              </table:table-cell>
              <table:table-cell office:value-type="float" office:value="0.890269092953">
                <text:p>0.890269092953</text:p>
              </table:table-cell>
              <table:table-cell office:value-type="float" office:value="0.894853193983">
                <text:p>0.894853193983</text:p>
              </table:table-cell>
              <table:table-cell office:value-type="float" office:value="0.870726221976">
                <text:p>0.870726221976</text:p>
              </table:table-cell>
              <table:table-cell office:value-type="float" office:value="0.864433400039">
                <text:p>0.864433400039</text:p>
              </table:table-cell>
              <table:table-cell office:value-type="float" office:value="0.919830028374">
                <text:p>0.919830028374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0.933417956944">
                <text:p>0.933417956944</text:p>
              </table:table-cell>
              <table:table-cell office:value-type="float" office:value="0.944068401002">
                <text:p>0.944068401002</text:p>
              </table:table-cell>
              <table:table-cell office:value-type="float" office:value="0.945932215309">
                <text:p>0.945932215309</text:p>
              </table:table-cell>
              <table:table-cell office:value-type="float" office:value="0.920207352739">
                <text:p>0.920207352739</text:p>
              </table:table-cell>
              <table:table-cell office:value-type="float" office:value="0.904815168754">
                <text:p>0.904815168754</text:p>
              </table:table-cell>
              <table:table-cell office:value-type="float" office:value="0.930975538972">
                <text:p>0.930975538972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0.989952031048">
                <text:p>0.989952031048</text:p>
              </table:table-cell>
              <table:table-cell office:value-type="float" office:value="0.967604709776">
                <text:p>0.967604709776</text:p>
              </table:table-cell>
              <table:table-cell office:value-type="float" office:value="0.992926358072">
                <text:p>0.992926358072</text:p>
              </table:table-cell>
              <table:table-cell office:value-type="float" office:value="0.97522613174">
                <text:p>0.97522613174</text:p>
              </table:table-cell>
              <table:table-cell office:value-type="float" office:value="0.97762311459">
                <text:p>0.97762311459</text:p>
              </table:table-cell>
              <table:table-cell office:value-type="float" office:value="0.99182963342">
                <text:p>0.99182963342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.895940704885">
                <text:p>0.895940704885</text:p>
              </table:table-cell>
              <table:table-cell office:value-type="float" office:value="0.894268402973">
                <text:p>0.894268402973</text:p>
              </table:table-cell>
              <table:table-cell office:value-type="float" office:value="0.899175682676">
                <text:p>0.899175682676</text:p>
              </table:table-cell>
              <table:table-cell office:value-type="float" office:value="0.868845433487">
                <text:p>0.868845433487</text:p>
              </table:table-cell>
              <table:table-cell office:value-type="float" office:value="0.87537184552">
                <text:p>0.87537184552</text:p>
              </table:table-cell>
              <table:table-cell office:value-type="float" office:value="0.94180007953">
                <text:p>0.94180007953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.853415380805">
                <text:p>0.853415380805</text:p>
              </table:table-cell>
              <table:table-cell office:value-type="float" office:value="0.856785460811">
                <text:p>0.856785460811</text:p>
              </table:table-cell>
              <table:table-cell office:value-type="float" office:value="0.855436184298">
                <text:p>0.855436184298</text:p>
              </table:table-cell>
              <table:table-cell office:value-type="float" office:value="0.825012545224">
                <text:p>0.825012545224</text:p>
              </table:table-cell>
              <table:table-cell office:value-type="float" office:value="0.828414245596">
                <text:p>0.828414245596</text:p>
              </table:table-cell>
              <table:table-cell office:value-type="float" office:value="0.866931925734">
                <text:p>0.866931925734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0.999830026965">
                <text:p>0.999830026965</text:p>
              </table:table-cell>
              <table:table-cell office:value-type="float" office:value="0.968100914564">
                <text:p>0.968100914564</text:p>
              </table:table-cell>
              <table:table-cell office:value-type="float" office:value="0.999856722104">
                <text:p>0.999856722104</text:p>
              </table:table-cell>
              <table:table-cell office:value-type="float" office:value="0.981326319946">
                <text:p>0.981326319946</text:p>
              </table:table-cell>
              <table:table-cell office:value-type="float" office:value="0.998086149082">
                <text:p>0.998086149082</text:p>
              </table:table-cell>
              <table:table-cell office:value-type="float" office:value="0.999584288643">
                <text:p>0.999584288643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.92857848522">
                <text:p>0.92857848522</text:p>
              </table:table-cell>
              <table:table-cell office:value-type="float" office:value="0.92615677321">
                <text:p>0.92615677321</text:p>
              </table:table-cell>
              <table:table-cell office:value-type="float" office:value="0.9358395258">
                <text:p>0.9358395258</text:p>
              </table:table-cell>
              <table:table-cell office:value-type="float" office:value="0.892326905968">
                <text:p>0.892326905968</text:p>
              </table:table-cell>
              <table:table-cell office:value-type="float" office:value="0.903981622292">
                <text:p>0.903981622292</text:p>
              </table:table-cell>
              <table:table-cell office:value-type="float" office:value="0.95633384985">
                <text:p>0.95633384985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.805061431903">
                <text:p>0.805061431903</text:p>
              </table:table-cell>
              <table:table-cell office:value-type="float" office:value="0.800710258582">
                <text:p>0.800710258582</text:p>
              </table:table-cell>
              <table:table-cell office:value-type="float" office:value="0.808505649711">
                <text:p>0.808505649711</text:p>
              </table:table-cell>
              <table:table-cell office:value-type="float" office:value="0.782345579869">
                <text:p>0.782345579869</text:p>
              </table:table-cell>
              <table:table-cell office:value-type="float" office:value="0.786995586343">
                <text:p>0.786995586343</text:p>
              </table:table-cell>
              <table:table-cell office:value-type="float" office:value="0.847609079335">
                <text:p>0.847609079335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2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20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style:rotation-angle="90"/>
      <style:text-properties fo:font-size="2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011cm" svg:height="12.001cm" xlink:href=".." xlink:type="simple" chart:class="chart:bar" chart:style-name="ch1">
        <chart:title svg:x="13.478cm" svg:y="0cm" chart:style-name="ch2">
          <text:p>Similar items and bins</text:p>
        </chart:title>
        <chart:legend svg:x="0cm" svg:y="0.803cm" style:legend-expansion="custom" chartooo:width="35.011cm" chartooo:height="1.237cm" style:legend-expansion-aspect-ratio="28.3031527890057" chart:style-name="ch3"/>
        <chart:plot-area chart:style-name="ch4" table:cell-range-address="'Similar mf 0.7'.A2:'Similar mf 0.7'.A10 'Similar mf 0.7'.N1:'Similar mf 0.7'.N10 'Similar mf 0.7'.X1:'Similar mf 0.7'.X10 'Similar mf 0.7'.AF1:'Similar mf 0.7'.AF10 'Similar mf 0.7'.AV1:'Similar mf 0.7'.AV10 'Similar mf 0.7'.BJ1:'Similar mf 0.7'.BJ10 'Similar mf 0.7'.BV1:'Similar mf 0.7'.BV10" chart:data-source-has-labels="both" svg:x="1.534cm" svg:y="1.772cm" svg:width="33.064cm" svg:height="9.032cm">
          <chartooo:coordinate-region svg:x="2.499cm" svg:y="1.999cm" svg:width="32.099cm" svg:height="7.999cm"/>
          <chart:axis chart:dimension="x" chart:name="primary-x" chart:style-name="ch5" chartooo:axis-type="auto">
            <chartooo:date-scale/>
            <chart:title svg:x="12.398cm" svg:y="10.815cm" chart:style-name="ch6">
              <text:p>Instances (#bins_#resources)</text:p>
            </chart:title>
            <chart:categories table:cell-range-address="'Similar mf 0.7'.A2:'Similar mf 0.7'.A10"/>
          </chart:axis>
          <chart:axis chart:dimension="y" chart:name="primary-y" chart:style-name="ch7">
            <chart:title svg:x="0cm" svg:y="9.185cm" chart:style-name="ch8">
              <text:p>Number of success</text:p>
            </chart:title>
            <chart:grid chart:style-name="ch9" chart:class="major"/>
          </chart:axis>
          <chart:series chart:style-name="ch10" chart:values-cell-range-address="'Similar mf 0.7'.N2:'Similar mf 0.7'.N10" chart:label-cell-address="'Similar mf 0.7'.N1:'Similar mf 0.7'.N1" chart:class="chart:bar">
            <chart:data-point chart:repeated="9"/>
          </chart:series>
          <chart:series chart:style-name="ch11" chart:values-cell-range-address="'Similar mf 0.7'.X2:'Similar mf 0.7'.X10" chart:label-cell-address="'Similar mf 0.7'.X1:'Similar mf 0.7'.X1" chart:class="chart:bar">
            <chart:data-point chart:repeated="9"/>
          </chart:series>
          <chart:series chart:style-name="ch12" chart:values-cell-range-address="'Similar mf 0.7'.AF2:'Similar mf 0.7'.AF10" chart:label-cell-address="'Similar mf 0.7'.AF1:'Similar mf 0.7'.AF1" chart:class="chart:bar">
            <chart:data-point chart:repeated="9"/>
          </chart:series>
          <chart:series chart:style-name="ch11" chart:values-cell-range-address="'Similar mf 0.7'.AV2:'Similar mf 0.7'.AV10" chart:label-cell-address="'Similar mf 0.7'.AV1:'Similar mf 0.7'.AV1" chart:class="chart:bar">
            <chart:data-point chart:repeated="9"/>
          </chart:series>
          <chart:series chart:style-name="ch10" chart:values-cell-range-address="'Similar mf 0.7'.BJ2:'Similar mf 0.7'.BJ10" chart:label-cell-address="'Similar mf 0.7'.BJ1:'Similar mf 0.7'.BJ1" chart:class="chart:bar">
            <chart:data-point chart:repeated="9"/>
          </chart:series>
          <chart:series chart:style-name="ch13" chart:values-cell-range-address="'Similar mf 0.7'.BV2:'Similar mf 0.7'.BV10" chart:label-cell-address="'Similar mf 0.7'.BV1:'Similar mf 0.7'.BV1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R</text:p>
                <draw:g>
                  <svg:desc>'Similar mf 0.7'.N1:'Similar mf 0.7'.N1</svg:desc>
                </draw:g>
              </table:table-cell>
              <table:table-cell office:value-type="string">
                <text:p>ic_dyn_R/C</text:p>
                <draw:g>
                  <svg:desc>'Similar mf 0.7'.X1:'Similar mf 0.7'.X1</svg:desc>
                </draw:g>
              </table:table-cell>
              <table:table-cell office:value-type="string">
                <text:p>bc_dyn_R/C</text:p>
                <draw:g>
                  <svg:desc>'Similar mf 0.7'.AF1:'Similar mf 0.7'.AF1</svg:desc>
                </draw:g>
              </table:table-cell>
              <table:table-cell office:value-type="string">
                <text:p>bb_st_R/C</text:p>
                <draw:g>
                  <svg:desc>'Similar mf 0.7'.AV1:'Similar mf 0.7'.AV1</svg:desc>
                </draw:g>
              </table:table-cell>
              <table:table-cell office:value-type="string">
                <text:p>sbb_st_1/R</text:p>
                <draw:g>
                  <svg:desc>'Similar mf 0.7'.BJ1:'Similar mf 0.7'.BJ1</svg:desc>
                </draw:g>
              </table:table-cell>
              <table:table-cell office:value-type="string">
                <text:p>dp_normR</text:p>
                <draw:g>
                  <svg:desc>'Similar mf 0.7'.BV1:'Similar mf 0.7'.B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'Similar mf 0.7'.A2:'Similar mf 0.7'.A10</svg:desc>
                </draw:g>
              </table:table-cell>
              <table:table-cell office:value-type="float" office:value="35">
                <text:p>35</text:p>
                <draw:g>
                  <svg:desc>'Similar mf 0.7'.N2:'Similar mf 0.7'.N10</svg:desc>
                </draw:g>
              </table:table-cell>
              <table:table-cell office:value-type="float" office:value="37">
                <text:p>37</text:p>
                <draw:g>
                  <svg:desc>'Similar mf 0.7'.X2:'Similar mf 0.7'.X10</svg:desc>
                </draw:g>
              </table:table-cell>
              <table:table-cell office:value-type="float" office:value="41">
                <text:p>41</text:p>
                <draw:g>
                  <svg:desc>'Similar mf 0.7'.AF2:'Similar mf 0.7'.AF10</svg:desc>
                </draw:g>
              </table:table-cell>
              <table:table-cell office:value-type="float" office:value="24">
                <text:p>24</text:p>
                <draw:g>
                  <svg:desc>'Similar mf 0.7'.AV2:'Similar mf 0.7'.AV10</svg:desc>
                </draw:g>
              </table:table-cell>
              <table:table-cell office:value-type="float" office:value="33">
                <text:p>33</text:p>
                <draw:g>
                  <svg:desc>'Similar mf 0.7'.BJ2:'Similar mf 0.7'.BJ10</svg:desc>
                </draw:g>
              </table:table-cell>
              <table:table-cell office:value-type="float" office:value="95">
                <text:p>95</text:p>
                <draw:g>
                  <svg:desc>'Similar mf 0.7'.BV2:'Similar mf 0.7'.BV10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49">
                <text:p>49</text:p>
              </table:table-cell>
              <table:table-cell office:value-type="float" office:value="42">
                <text:p>42</text:p>
              </table:table-cell>
              <table:table-cell office:value-type="float" office:value="55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46">
                <text:p>4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72">
                <text:p>7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5.95cm" svg:height="12.409cm" xlink:href=".." xlink:type="simple" chart:class="chart:bar" chart:style-name="ch1">
        <chart:legend chart:legend-position="end" svg:x="43.131cm" svg:y="2.419cm" style:legend-expansion="high" chart:style-name="ch2"/>
        <chart:plot-area chart:style-name="ch3" table:cell-range-address="'mf 0.8 - rem 0.8'.A2:'mf 0.8 - rem 0.8'.A11 'mf 0.8 - rem 0.8'.K1:'mf 0.8 - rem 0.8'.K11 'mf 0.8 - rem 0.8'.M1:'mf 0.8 - rem 0.8'.M11 'mf 0.8 - rem 0.8'.O1:'mf 0.8 - rem 0.8'.O11 'mf 0.8 - rem 0.8'.S1:'mf 0.8 - rem 0.8'.S11 'mf 0.8 - rem 0.8'.U1:'mf 0.8 - rem 0.8'.U11 'mf 0.8 - rem 0.8'.W1:'mf 0.8 - rem 0.8'.W11 'mf 0.8 - rem 0.8'.AA1:'mf 0.8 - rem 0.8'.AA11 'mf 0.8 - rem 0.8'.AC1:'mf 0.8 - rem 0.8'.AC11 'mf 0.8 - rem 0.8'.AE1:'mf 0.8 - rem 0.8'.AE11 'mf 0.8 - rem 0.8'.BE1:'mf 0.8 - rem 0.8'.BE11 'mf 0.8 - rem 0.8'.BG1:'mf 0.8 - rem 0.8'.BG11 'mf 0.8 - rem 0.8'.BI1:'mf 0.8 - rem 0.8'.BI11 'mf 0.8 - rem 0.8'.BK1:'mf 0.8 - rem 0.8'.BK11 'mf 0.8 - rem 0.8'.BM1:'mf 0.8 - rem 0.8'.BM11 'mf 0.8 - rem 0.8'.BO1:'mf 0.8 - rem 0.8'.BO11" chart:data-source-has-labels="both" svg:x="1.369cm" svg:y="1.127cm" svg:width="39.924cm" svg:height="10.614cm">
          <chartooo:coordinate-region svg:x="2.096cm" svg:y="1.327cm" svg:width="39.197cm" svg:height="9.767cm"/>
          <chart:axis chart:dimension="x" chart:name="primary-x" chart:style-name="ch4" chartooo:axis-type="auto">
            <chartooo:date-scale/>
            <chart:categories table:cell-range-address="'mf 0.8 - rem 0.8'.A2:'mf 0.8 - rem 0.8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f 0.8 - rem 0.8'.K2:'mf 0.8 - rem 0.8'.K11" chart:label-cell-address="'mf 0.8 - rem 0.8'.K1:'mf 0.8 - rem 0.8'.K1" chart:class="chart:bar">
            <chart:data-point chart:repeated="10"/>
          </chart:series>
          <chart:series chart:style-name="ch8" chart:values-cell-range-address="'mf 0.8 - rem 0.8'.M2:'mf 0.8 - rem 0.8'.M11" chart:label-cell-address="'mf 0.8 - rem 0.8'.M1:'mf 0.8 - rem 0.8'.M1" chart:class="chart:bar">
            <chart:data-point chart:repeated="10"/>
          </chart:series>
          <chart:series chart:style-name="ch9" chart:values-cell-range-address="'mf 0.8 - rem 0.8'.O2:'mf 0.8 - rem 0.8'.O11" chart:label-cell-address="'mf 0.8 - rem 0.8'.O1:'mf 0.8 - rem 0.8'.O1" chart:class="chart:bar">
            <chart:data-point chart:repeated="10"/>
          </chart:series>
          <chart:series chart:style-name="ch10" chart:values-cell-range-address="'mf 0.8 - rem 0.8'.S2:'mf 0.8 - rem 0.8'.S11" chart:label-cell-address="'mf 0.8 - rem 0.8'.S1:'mf 0.8 - rem 0.8'.S1" chart:class="chart:bar">
            <chart:data-point chart:repeated="10"/>
          </chart:series>
          <chart:series chart:style-name="ch11" chart:values-cell-range-address="'mf 0.8 - rem 0.8'.U2:'mf 0.8 - rem 0.8'.U11" chart:label-cell-address="'mf 0.8 - rem 0.8'.U1:'mf 0.8 - rem 0.8'.U1" chart:class="chart:bar">
            <chart:data-point chart:repeated="10"/>
          </chart:series>
          <chart:series chart:style-name="ch7" chart:values-cell-range-address="'mf 0.8 - rem 0.8'.W2:'mf 0.8 - rem 0.8'.W11" chart:label-cell-address="'mf 0.8 - rem 0.8'.W1:'mf 0.8 - rem 0.8'.W1" chart:class="chart:bar">
            <chart:data-point chart:repeated="10"/>
          </chart:series>
          <chart:series chart:style-name="ch9" chart:values-cell-range-address="'mf 0.8 - rem 0.8'.AA2:'mf 0.8 - rem 0.8'.AA11" chart:label-cell-address="'mf 0.8 - rem 0.8'.AA1:'mf 0.8 - rem 0.8'.AA1" chart:class="chart:bar">
            <chart:data-point chart:repeated="10"/>
          </chart:series>
          <chart:series chart:style-name="ch12" chart:values-cell-range-address="'mf 0.8 - rem 0.8'.AC2:'mf 0.8 - rem 0.8'.AC11" chart:label-cell-address="'mf 0.8 - rem 0.8'.AC1:'mf 0.8 - rem 0.8'.AC1" chart:class="chart:bar">
            <chart:data-point chart:repeated="10"/>
          </chart:series>
          <chart:series chart:style-name="ch10" chart:values-cell-range-address="'mf 0.8 - rem 0.8'.AE2:'mf 0.8 - rem 0.8'.AE11" chart:label-cell-address="'mf 0.8 - rem 0.8'.AE1:'mf 0.8 - rem 0.8'.AE1" chart:class="chart:bar">
            <chart:data-point chart:repeated="10"/>
          </chart:series>
          <chart:series chart:style-name="ch11" chart:values-cell-range-address="'mf 0.8 - rem 0.8'.BE2:'mf 0.8 - rem 0.8'.BE11" chart:label-cell-address="'mf 0.8 - rem 0.8'.BE1:'mf 0.8 - rem 0.8'.BE1" chart:class="chart:bar">
            <chart:data-point chart:repeated="10"/>
          </chart:series>
          <chart:series chart:style-name="ch7" chart:values-cell-range-address="'mf 0.8 - rem 0.8'.BG2:'mf 0.8 - rem 0.8'.BG11" chart:label-cell-address="'mf 0.8 - rem 0.8'.BG1:'mf 0.8 - rem 0.8'.BG1" chart:class="chart:bar">
            <chart:data-point chart:repeated="10"/>
          </chart:series>
          <chart:series chart:style-name="ch8" chart:values-cell-range-address="'mf 0.8 - rem 0.8'.BI2:'mf 0.8 - rem 0.8'.BI11" chart:label-cell-address="'mf 0.8 - rem 0.8'.BI1:'mf 0.8 - rem 0.8'.BI1" chart:class="chart:bar">
            <chart:data-point chart:repeated="10"/>
          </chart:series>
          <chart:series chart:style-name="ch9" chart:values-cell-range-address="'mf 0.8 - rem 0.8'.BK2:'mf 0.8 - rem 0.8'.BK11" chart:label-cell-address="'mf 0.8 - rem 0.8'.BK1:'mf 0.8 - rem 0.8'.BK1" chart:class="chart:bar">
            <chart:data-point chart:repeated="10"/>
          </chart:series>
          <chart:series chart:style-name="ch12" chart:values-cell-range-address="'mf 0.8 - rem 0.8'.BM2:'mf 0.8 - rem 0.8'.BM11" chart:label-cell-address="'mf 0.8 - rem 0.8'.BM1:'mf 0.8 - rem 0.8'.BM1" chart:class="chart:bar">
            <chart:data-point chart:repeated="10"/>
          </chart:series>
          <chart:series chart:style-name="ch10" chart:values-cell-range-address="'mf 0.8 - rem 0.8'.BO2:'mf 0.8 - rem 0.8'.BO11" chart:label-cell-address="'mf 0.8 - rem 0.8'.BO1:'mf 0.8 - rem 0.8'.BO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C</text:p>
                <draw:g>
                  <svg:desc>'mf 0.8 - rem 0.8'.K1:'mf 0.8 - rem 0.8'.K1</svg:desc>
                </draw:g>
              </table:table-cell>
              <table:table-cell office:value-type="string">
                <text:p>1/R</text:p>
                <draw:g>
                  <svg:desc>'mf 0.8 - rem 0.8'.M1:'mf 0.8 - rem 0.8'.M1</svg:desc>
                </draw:g>
              </table:table-cell>
              <table:table-cell office:value-type="string">
                <text:p>R/C</text:p>
                <draw:g>
                  <svg:desc>'mf 0.8 - rem 0.8'.O1:'mf 0.8 - rem 0.8'.O1</svg:desc>
                </draw:g>
              </table:table-cell>
              <table:table-cell office:value-type="string">
                <text:p>ic_dyn_1/C</text:p>
                <draw:g>
                  <svg:desc>'mf 0.8 - rem 0.8'.S1:'mf 0.8 - rem 0.8'.S1</svg:desc>
                </draw:g>
              </table:table-cell>
              <table:table-cell office:value-type="string">
                <text:p>ic_dyn_1/R</text:p>
                <draw:g>
                  <svg:desc>'mf 0.8 - rem 0.8'.U1:'mf 0.8 - rem 0.8'.U1</svg:desc>
                </draw:g>
              </table:table-cell>
              <table:table-cell office:value-type="string">
                <text:p>ic_dyn_R/C</text:p>
                <draw:g>
                  <svg:desc>'mf 0.8 - rem 0.8'.W1:'mf 0.8 - rem 0.8'.W1</svg:desc>
                </draw:g>
              </table:table-cell>
              <table:table-cell office:value-type="string">
                <text:p>bc_dyn_1/C</text:p>
                <draw:g>
                  <svg:desc>'mf 0.8 - rem 0.8'.AA1:'mf 0.8 - rem 0.8'.AA1</svg:desc>
                </draw:g>
              </table:table-cell>
              <table:table-cell office:value-type="string">
                <text:p>bc_dyn_1/R</text:p>
                <draw:g>
                  <svg:desc>'mf 0.8 - rem 0.8'.AC1:'mf 0.8 - rem 0.8'.AC1</svg:desc>
                </draw:g>
              </table:table-cell>
              <table:table-cell office:value-type="string">
                <text:p>bc_dyn_R/C</text:p>
                <draw:g>
                  <svg:desc>'mf 0.8 - rem 0.8'.AE1:'mf 0.8 - rem 0.8'.AE1</svg:desc>
                </draw:g>
              </table:table-cell>
              <table:table-cell office:value-type="string">
                <text:p>sbb_st_1/C</text:p>
                <draw:g>
                  <svg:desc>'mf 0.8 - rem 0.8'.BE1:'mf 0.8 - rem 0.8'.BE1</svg:desc>
                </draw:g>
              </table:table-cell>
              <table:table-cell office:value-type="string">
                <text:p>sbb_dyn_1/C</text:p>
                <draw:g>
                  <svg:desc>'mf 0.8 - rem 0.8'.BG1:'mf 0.8 - rem 0.8'.BG1</svg:desc>
                </draw:g>
              </table:table-cell>
              <table:table-cell office:value-type="string">
                <text:p>sbb_st_1/R</text:p>
                <draw:g>
                  <svg:desc>'mf 0.8 - rem 0.8'.BI1:'mf 0.8 - rem 0.8'.BI1</svg:desc>
                </draw:g>
              </table:table-cell>
              <table:table-cell office:value-type="string">
                <text:p>sbb_st_1/R</text:p>
                <draw:g>
                  <svg:desc>'mf 0.8 - rem 0.8'.BK1:'mf 0.8 - rem 0.8'.BK1</svg:desc>
                </draw:g>
              </table:table-cell>
              <table:table-cell office:value-type="string">
                <text:p>sbb_st_R/C</text:p>
                <draw:g>
                  <svg:desc>'mf 0.8 - rem 0.8'.BM1:'mf 0.8 - rem 0.8'.BM1</svg:desc>
                </draw:g>
              </table:table-cell>
              <table:table-cell office:value-type="string">
                <text:p>sbb_dyn_R/C</text:p>
                <draw:g>
                  <svg:desc>'mf 0.8 - rem 0.8'.BO1:'mf 0.8 - rem 0.8'.B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'mf 0.8 - rem 0.8'.A2:'mf 0.8 - rem 0.8'.A11</svg:desc>
                </draw:g>
              </table:table-cell>
              <table:table-cell office:value-type="float" office:value="0.984525686899">
                <text:p>0.984525686899</text:p>
                <draw:g>
                  <svg:desc>'mf 0.8 - rem 0.8'.K2:'mf 0.8 - rem 0.8'.K11</svg:desc>
                </draw:g>
              </table:table-cell>
              <table:table-cell office:value-type="float" office:value="0.986934719051">
                <text:p>0.986934719051</text:p>
                <draw:g>
                  <svg:desc>'mf 0.8 - rem 0.8'.M2:'mf 0.8 - rem 0.8'.M11</svg:desc>
                </draw:g>
              </table:table-cell>
              <table:table-cell office:value-type="float" office:value="0.992612455275">
                <text:p>0.992612455275</text:p>
                <draw:g>
                  <svg:desc>'mf 0.8 - rem 0.8'.O2:'mf 0.8 - rem 0.8'.O11</svg:desc>
                </draw:g>
              </table:table-cell>
              <table:table-cell office:value-type="float" office:value="0.981041087021">
                <text:p>0.981041087021</text:p>
                <draw:g>
                  <svg:desc>'mf 0.8 - rem 0.8'.S2:'mf 0.8 - rem 0.8'.S11</svg:desc>
                </draw:g>
              </table:table-cell>
              <table:table-cell office:value-type="float" office:value="0.981646321374">
                <text:p>0.981646321374</text:p>
                <draw:g>
                  <svg:desc>'mf 0.8 - rem 0.8'.U2:'mf 0.8 - rem 0.8'.U11</svg:desc>
                </draw:g>
              </table:table-cell>
              <table:table-cell office:value-type="float" office:value="0.98739773315">
                <text:p>0.98739773315</text:p>
                <draw:g>
                  <svg:desc>'mf 0.8 - rem 0.8'.W2:'mf 0.8 - rem 0.8'.W11</svg:desc>
                </draw:g>
              </table:table-cell>
              <table:table-cell office:value-type="float" office:value="0.989711335902">
                <text:p>0.989711335902</text:p>
                <draw:g>
                  <svg:desc>'mf 0.8 - rem 0.8'.AA2:'mf 0.8 - rem 0.8'.AA11</svg:desc>
                </draw:g>
              </table:table-cell>
              <table:table-cell office:value-type="float" office:value="0.990867837717">
                <text:p>0.990867837717</text:p>
                <draw:g>
                  <svg:desc>'mf 0.8 - rem 0.8'.AC2:'mf 0.8 - rem 0.8'.AC11</svg:desc>
                </draw:g>
              </table:table-cell>
              <table:table-cell office:value-type="float" office:value="0.989326827831">
                <text:p>0.989326827831</text:p>
                <draw:g>
                  <svg:desc>'mf 0.8 - rem 0.8'.AE2:'mf 0.8 - rem 0.8'.AE11</svg:desc>
                </draw:g>
              </table:table-cell>
              <table:table-cell office:value-type="float" office:value="0.982034659945">
                <text:p>0.982034659945</text:p>
                <draw:g>
                  <svg:desc>'mf 0.8 - rem 0.8'.BE2:'mf 0.8 - rem 0.8'.BE11</svg:desc>
                </draw:g>
              </table:table-cell>
              <table:table-cell office:value-type="float" office:value="0.980541603281">
                <text:p>0.980541603281</text:p>
                <draw:g>
                  <svg:desc>'mf 0.8 - rem 0.8'.BG2:'mf 0.8 - rem 0.8'.BG11</svg:desc>
                </draw:g>
              </table:table-cell>
              <table:table-cell office:value-type="float" office:value="0.985537304245">
                <text:p>0.985537304245</text:p>
                <draw:g>
                  <svg:desc>'mf 0.8 - rem 0.8'.BI2:'mf 0.8 - rem 0.8'.BI11</svg:desc>
                </draw:g>
              </table:table-cell>
              <table:table-cell office:value-type="float" office:value="0.978143152236">
                <text:p>0.978143152236</text:p>
                <draw:g>
                  <svg:desc>'mf 0.8 - rem 0.8'.BK2:'mf 0.8 - rem 0.8'.BK11</svg:desc>
                </draw:g>
              </table:table-cell>
              <table:table-cell office:value-type="float" office:value="0.98530346776">
                <text:p>0.98530346776</text:p>
                <draw:g>
                  <svg:desc>'mf 0.8 - rem 0.8'.BM2:'mf 0.8 - rem 0.8'.BM11</svg:desc>
                </draw:g>
              </table:table-cell>
              <table:table-cell office:value-type="float" office:value="0.986931631121">
                <text:p>0.986931631121</text:p>
                <draw:g>
                  <svg:desc>'mf 0.8 - rem 0.8'.BO2:'mf 0.8 - rem 0.8'.BO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0.858166755233">
                <text:p>0.858166755233</text:p>
              </table:table-cell>
              <table:table-cell office:value-type="float" office:value="0.857748323359">
                <text:p>0.857748323359</text:p>
              </table:table-cell>
              <table:table-cell office:value-type="float" office:value="0.847904130881">
                <text:p>0.847904130881</text:p>
              </table:table-cell>
              <table:table-cell office:value-type="float" office:value="0.857541577956">
                <text:p>0.857541577956</text:p>
              </table:table-cell>
              <table:table-cell office:value-type="float" office:value="0.846406299052">
                <text:p>0.846406299052</text:p>
              </table:table-cell>
              <table:table-cell office:value-type="float" office:value="0.838277865047">
                <text:p>0.838277865047</text:p>
              </table:table-cell>
              <table:table-cell office:value-type="float" office:value="0.854895478">
                <text:p>0.854895478</text:p>
              </table:table-cell>
              <table:table-cell office:value-type="float" office:value="0.865619244553">
                <text:p>0.865619244553</text:p>
              </table:table-cell>
              <table:table-cell office:value-type="float" office:value="0.847380882524">
                <text:p>0.847380882524</text:p>
              </table:table-cell>
              <table:table-cell office:value-type="float" office:value="0.850898744553">
                <text:p>0.850898744553</text:p>
              </table:table-cell>
              <table:table-cell office:value-type="float" office:value="0.847302506162">
                <text:p>0.847302506162</text:p>
              </table:table-cell>
              <table:table-cell office:value-type="float" office:value="0.850340887775">
                <text:p>0.850340887775</text:p>
              </table:table-cell>
              <table:table-cell office:value-type="float" office:value="0.84568486953">
                <text:p>0.84568486953</text:p>
              </table:table-cell>
              <table:table-cell office:value-type="float" office:value="0.839031100855">
                <text:p>0.839031100855</text:p>
              </table:table-cell>
              <table:table-cell office:value-type="float" office:value="0.835830867602">
                <text:p>0.835830867602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0.915630925446">
                <text:p>0.915630925446</text:p>
              </table:table-cell>
              <table:table-cell office:value-type="float" office:value="0.91359114438">
                <text:p>0.91359114438</text:p>
              </table:table-cell>
              <table:table-cell office:value-type="float" office:value="0.913752903436">
                <text:p>0.913752903436</text:p>
              </table:table-cell>
              <table:table-cell office:value-type="float" office:value="0.931465151236">
                <text:p>0.931465151236</text:p>
              </table:table-cell>
              <table:table-cell office:value-type="float" office:value="0.928550117472">
                <text:p>0.928550117472</text:p>
              </table:table-cell>
              <table:table-cell office:value-type="float" office:value="0.926387874762">
                <text:p>0.926387874762</text:p>
              </table:table-cell>
              <table:table-cell office:value-type="float" office:value="0.911867480187">
                <text:p>0.911867480187</text:p>
              </table:table-cell>
              <table:table-cell office:value-type="float" office:value="0.909403839148">
                <text:p>0.909403839148</text:p>
              </table:table-cell>
              <table:table-cell office:value-type="float" office:value="0.913812670174">
                <text:p>0.913812670174</text:p>
              </table:table-cell>
              <table:table-cell office:value-type="float" office:value="0.889755197877">
                <text:p>0.889755197877</text:p>
              </table:table-cell>
              <table:table-cell office:value-type="float" office:value="0.897212757025">
                <text:p>0.897212757025</text:p>
              </table:table-cell>
              <table:table-cell office:value-type="float" office:value="0.888659849694">
                <text:p>0.888659849694</text:p>
              </table:table-cell>
              <table:table-cell office:value-type="float" office:value="0.90411917658">
                <text:p>0.90411917658</text:p>
              </table:table-cell>
              <table:table-cell office:value-type="float" office:value="0.896679051719">
                <text:p>0.896679051719</text:p>
              </table:table-cell>
              <table:table-cell office:value-type="float" office:value="0.893924334972">
                <text:p>0.893924334972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813084112">
                <text:p>0.999813084112</text:p>
              </table:table-cell>
              <table:table-cell office:value-type="float" office:value="0.999568965517">
                <text:p>0.99956896551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344014708">
                <text:p>0.999344014708</text:p>
              </table:table-cell>
              <table:table-cell office:value-type="float" office:value="0.997786191974">
                <text:p>0.997786191974</text:p>
              </table:table-cell>
              <table:table-cell office:value-type="float" office:value="0.999052061495">
                <text:p>0.999052061495</text:p>
              </table:table-cell>
              <table:table-cell office:value-type="float" office:value="0.996463239204">
                <text:p>0.996463239204</text:p>
              </table:table-cell>
              <table:table-cell office:value-type="float" office:value="0.999337928494">
                <text:p>0.999337928494</text:p>
              </table:table-cell>
              <table:table-cell office:value-type="float" office:value="0.998817044508">
                <text:p>0.998817044508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.847309114762">
                <text:p>0.847309114762</text:p>
              </table:table-cell>
              <table:table-cell office:value-type="float" office:value="0.848855535047">
                <text:p>0.848855535047</text:p>
              </table:table-cell>
              <table:table-cell office:value-type="float" office:value="0.843829455791">
                <text:p>0.843829455791</text:p>
              </table:table-cell>
              <table:table-cell office:value-type="float" office:value="0.837169972232">
                <text:p>0.837169972232</text:p>
              </table:table-cell>
              <table:table-cell office:value-type="float" office:value="0.837010952366">
                <text:p>0.837010952366</text:p>
              </table:table-cell>
              <table:table-cell office:value-type="float" office:value="0.834074018339">
                <text:p>0.834074018339</text:p>
              </table:table-cell>
              <table:table-cell office:value-type="float" office:value="0.835619899677">
                <text:p>0.835619899677</text:p>
              </table:table-cell>
              <table:table-cell office:value-type="float" office:value="0.851931551627">
                <text:p>0.851931551627</text:p>
              </table:table-cell>
              <table:table-cell office:value-type="float" office:value="0.832460418927">
                <text:p>0.832460418927</text:p>
              </table:table-cell>
              <table:table-cell office:value-type="float" office:value="0.833553585425">
                <text:p>0.833553585425</text:p>
              </table:table-cell>
              <table:table-cell office:value-type="float" office:value="0.838205020152">
                <text:p>0.838205020152</text:p>
              </table:table-cell>
              <table:table-cell office:value-type="float" office:value="0.836033821119">
                <text:p>0.836033821119</text:p>
              </table:table-cell>
              <table:table-cell office:value-type="float" office:value="0.839393689641">
                <text:p>0.839393689641</text:p>
              </table:table-cell>
              <table:table-cell office:value-type="float" office:value="0.837691678208">
                <text:p>0.837691678208</text:p>
              </table:table-cell>
              <table:table-cell office:value-type="float" office:value="0.83685103846">
                <text:p>0.83685103846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.84124957252">
                <text:p>0.84124957252</text:p>
              </table:table-cell>
              <table:table-cell office:value-type="float" office:value="0.84076850286">
                <text:p>0.84076850286</text:p>
              </table:table-cell>
              <table:table-cell office:value-type="float" office:value="0.837124207437">
                <text:p>0.837124207437</text:p>
              </table:table-cell>
              <table:table-cell office:value-type="float" office:value="0.847106419005">
                <text:p>0.847106419005</text:p>
              </table:table-cell>
              <table:table-cell office:value-type="float" office:value="0.848501945224">
                <text:p>0.848501945224</text:p>
              </table:table-cell>
              <table:table-cell office:value-type="float" office:value="0.840887226665">
                <text:p>0.840887226665</text:p>
              </table:table-cell>
              <table:table-cell office:value-type="float" office:value="0.840529041771">
                <text:p>0.840529041771</text:p>
              </table:table-cell>
              <table:table-cell office:value-type="float" office:value="0.841637146803">
                <text:p>0.841637146803</text:p>
              </table:table-cell>
              <table:table-cell office:value-type="float" office:value="0.836009978679">
                <text:p>0.836009978679</text:p>
              </table:table-cell>
              <table:table-cell office:value-type="float" office:value="0.816042818344">
                <text:p>0.816042818344</text:p>
              </table:table-cell>
              <table:table-cell office:value-type="float" office:value="0.818128972247">
                <text:p>0.818128972247</text:p>
              </table:table-cell>
              <table:table-cell office:value-type="float" office:value="0.816295268338">
                <text:p>0.816295268338</text:p>
              </table:table-cell>
              <table:table-cell office:value-type="float" office:value="0.814324172682">
                <text:p>0.814324172682</text:p>
              </table:table-cell>
              <table:table-cell office:value-type="float" office:value="0.813946144558">
                <text:p>0.813946144558</text:p>
              </table:table-cell>
              <table:table-cell office:value-type="float" office:value="0.80933918826">
                <text:p>0.80933918826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.889164494584">
                <text:p>0.889164494584</text:p>
              </table:table-cell>
              <table:table-cell office:value-type="float" office:value="0.887616714267">
                <text:p>0.887616714267</text:p>
              </table:table-cell>
              <table:table-cell office:value-type="float" office:value="0.88933298574">
                <text:p>0.88933298574</text:p>
              </table:table-cell>
              <table:table-cell office:value-type="float" office:value="0.879245005471">
                <text:p>0.879245005471</text:p>
              </table:table-cell>
              <table:table-cell office:value-type="float" office:value="0.875720345736">
                <text:p>0.875720345736</text:p>
              </table:table-cell>
              <table:table-cell office:value-type="float" office:value="0.882385289151">
                <text:p>0.882385289151</text:p>
              </table:table-cell>
              <table:table-cell office:value-type="float" office:value="0.878279103378">
                <text:p>0.878279103378</text:p>
              </table:table-cell>
              <table:table-cell office:value-type="float" office:value="0.890786379546">
                <text:p>0.890786379546</text:p>
              </table:table-cell>
              <table:table-cell office:value-type="float" office:value="0.881571787414">
                <text:p>0.881571787414</text:p>
              </table:table-cell>
              <table:table-cell office:value-type="float" office:value="0.871516059407">
                <text:p>0.871516059407</text:p>
              </table:table-cell>
              <table:table-cell office:value-type="float" office:value="0.869501697136">
                <text:p>0.869501697136</text:p>
              </table:table-cell>
              <table:table-cell office:value-type="float" office:value="0.871570249539">
                <text:p>0.871570249539</text:p>
              </table:table-cell>
              <table:table-cell office:value-type="float" office:value="0.871177271904">
                <text:p>0.871177271904</text:p>
              </table:table-cell>
              <table:table-cell office:value-type="float" office:value="0.873918147429">
                <text:p>0.873918147429</text:p>
              </table:table-cell>
              <table:table-cell office:value-type="float" office:value="0.87378083745">
                <text:p>0.87378083745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.789297419807">
                <text:p>0.789297419807</text:p>
              </table:table-cell>
              <table:table-cell office:value-type="float" office:value="0.78860800696">
                <text:p>0.78860800696</text:p>
              </table:table-cell>
              <table:table-cell office:value-type="float" office:value="0.78990154144">
                <text:p>0.78990154144</text:p>
              </table:table-cell>
              <table:table-cell office:value-type="float" office:value="0.785043008796">
                <text:p>0.785043008796</text:p>
              </table:table-cell>
              <table:table-cell office:value-type="float" office:value="0.783616315916">
                <text:p>0.783616315916</text:p>
              </table:table-cell>
              <table:table-cell office:value-type="float" office:value="0.783124697167">
                <text:p>0.783124697167</text:p>
              </table:table-cell>
              <table:table-cell office:value-type="float" office:value="0.788775295265">
                <text:p>0.788775295265</text:p>
              </table:table-cell>
              <table:table-cell office:value-type="float" office:value="0.789629130326">
                <text:p>0.789629130326</text:p>
              </table:table-cell>
              <table:table-cell office:value-type="float" office:value="0.787799901317">
                <text:p>0.787799901317</text:p>
              </table:table-cell>
              <table:table-cell office:value-type="float" office:value="0.772145238616">
                <text:p>0.772145238616</text:p>
              </table:table-cell>
              <table:table-cell office:value-type="float" office:value="0.773909816305">
                <text:p>0.773909816305</text:p>
              </table:table-cell>
              <table:table-cell office:value-type="float" office:value="0.772633252725">
                <text:p>0.772633252725</text:p>
              </table:table-cell>
              <table:table-cell office:value-type="float" office:value="0.77257086595">
                <text:p>0.77257086595</text:p>
              </table:table-cell>
              <table:table-cell office:value-type="float" office:value="0.774308239296">
                <text:p>0.774308239296</text:p>
              </table:table-cell>
              <table:table-cell office:value-type="float" office:value="0.772655778963">
                <text:p>0.772655778963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902815996583444">
                <text:p>0.902815996583444</text:p>
              </table:table-cell>
              <table:table-cell office:value-type="float" office:value="0.902680327324889">
                <text:p>0.902680327324889</text:p>
              </table:table-cell>
              <table:table-cell office:value-type="float" office:value="0.901606408888889">
                <text:p>0.901606408888889</text:p>
              </table:table-cell>
              <table:table-cell office:value-type="float" office:value="0.902047256203222">
                <text:p>0.902047256203222</text:p>
              </table:table-cell>
              <table:table-cell office:value-type="float" office:value="0.900113473628556">
                <text:p>0.900113473628556</text:p>
              </table:table-cell>
              <table:table-cell office:value-type="float" office:value="0.899170522697889">
                <text:p>0.899170522697889</text:p>
              </table:table-cell>
              <table:table-cell office:value-type="float" office:value="0.899964181575556">
                <text:p>0.899964181575556</text:p>
              </table:table-cell>
              <table:table-cell office:value-type="float" office:value="0.904430569968889">
                <text:p>0.904430569968889</text:p>
              </table:table-cell>
              <table:table-cell office:value-type="float" office:value="0.898706940762889">
                <text:p>0.898706940762889</text:p>
              </table:table-cell>
              <table:table-cell office:value-type="float" office:value="0.890587813208333">
                <text:p>0.890587813208333</text:p>
              </table:table-cell>
              <table:table-cell office:value-type="float" office:value="0.891398729364667">
                <text:p>0.891398729364667</text:p>
              </table:table-cell>
              <table:table-cell office:value-type="float" office:value="0.891124743881111">
                <text:p>0.891124743881111</text:p>
              </table:table-cell>
              <table:table-cell office:value-type="float" office:value="0.891319604191889">
                <text:p>0.891319604191889</text:p>
              </table:table-cell>
              <table:table-cell office:value-type="float" office:value="0.891135084257667">
                <text:p>0.891135084257667</text:p>
              </table:table-cell>
              <table:table-cell office:value-type="float" office:value="0.889792302370667">
                <text:p>0.889792302370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9.348cm" svg:height="11.41cm" xlink:href=".." xlink:type="simple" chart:class="chart:bar" chart:style-name="ch1">
        <chart:legend chart:legend-position="end" svg:x="34.105cm" svg:y="1.671cm" style:legend-expansion="high" chart:style-name="ch2"/>
        <chart:plot-area chart:style-name="ch3" table:cell-range-address="'Similar mf 0.7'.A2:'Similar mf 0.7'.A11 'Similar mf 0.7'.G1:'Similar mf 0.7'.G11 'Similar mf 0.7'.I1:'Similar mf 0.7'.I11 'Similar mf 0.7'.K1:'Similar mf 0.7'.K11 'Similar mf 0.7'.M1:'Similar mf 0.7'.M11 'Similar mf 0.7'.O1:'Similar mf 0.7'.O11 'Similar mf 0.7'.Q1:'Similar mf 0.7'.Q11 'Similar mf 0.7'.S1:'Similar mf 0.7'.S11 'Similar mf 0.7'.U1:'Similar mf 0.7'.U11 'Similar mf 0.7'.W1:'Similar mf 0.7'.W11 'Similar mf 0.7'.Y1:'Similar mf 0.7'.Y11 'Similar mf 0.7'.AA1:'Similar mf 0.7'.AA11 'Similar mf 0.7'.AC1:'Similar mf 0.7'.AC11 'Similar mf 0.7'.AE1:'Similar mf 0.7'.AE11 'Similar mf 0.7'.AG1:'Similar mf 0.7'.AG11 'Similar mf 0.7'.AI1:'Similar mf 0.7'.AI11 'Similar mf 0.7'.AK1:'Similar mf 0.7'.AK11 'Similar mf 0.7'.AM1:'Similar mf 0.7'.AM11 'Similar mf 0.7'.AO1:'Similar mf 0.7'.AO11 'Similar mf 0.7'.AQ1:'Similar mf 0.7'.AQ11 'Similar mf 0.7'.AS1:'Similar mf 0.7'.AS11 'Similar mf 0.7'.AU1:'Similar mf 0.7'.AU11 'Similar mf 0.7'.AW1:'Similar mf 0.7'.AW11 'Similar mf 0.7'.AY1:'Similar mf 0.7'.AY11 'Similar mf 0.7'.BA1:'Similar mf 0.7'.BA11 'Similar mf 0.7'.BC1:'Similar mf 0.7'.BC11 'Similar mf 0.7'.BE1:'Similar mf 0.7'.BE11 'Similar mf 0.7'.BG1:'Similar mf 0.7'.BG11 'Similar mf 0.7'.BI1:'Similar mf 0.7'.BI11 'Similar mf 0.7'.BK1:'Similar mf 0.7'.BK11 'Similar mf 0.7'.BM1:'Similar mf 0.7'.BM11 'Similar mf 0.7'.BO1:'Similar mf 0.7'.BO11" chart:data-source-has-labels="both" svg:x="1.236cm" svg:y="1.047cm" svg:width="31.297cm" svg:height="9.715cm">
          <chartooo:coordinate-region svg:x="1.963cm" svg:y="1.247cm" svg:width="30.57cm" svg:height="8.868cm"/>
          <chart:axis chart:dimension="x" chart:name="primary-x" chart:style-name="ch4" chartooo:axis-type="auto">
            <chartooo:date-scale/>
            <chart:categories table:cell-range-address="'Similar mf 0.7'.A2:'Similar mf 0.7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imilar mf 0.7'.G2:'Similar mf 0.7'.G11" chart:label-cell-address="'Similar mf 0.7'.G1:'Similar mf 0.7'.G1" chart:class="chart:bar">
            <chart:data-point chart:repeated="10"/>
          </chart:series>
          <chart:series chart:style-name="ch8" chart:values-cell-range-address="'Similar mf 0.7'.I2:'Similar mf 0.7'.I11" chart:label-cell-address="'Similar mf 0.7'.I1:'Similar mf 0.7'.I1" chart:class="chart:bar">
            <chart:data-point chart:repeated="10"/>
          </chart:series>
          <chart:series chart:style-name="ch9" chart:values-cell-range-address="'Similar mf 0.7'.K2:'Similar mf 0.7'.K11" chart:label-cell-address="'Similar mf 0.7'.K1:'Similar mf 0.7'.K1" chart:class="chart:bar">
            <chart:data-point chart:repeated="10"/>
          </chart:series>
          <chart:series chart:style-name="ch10" chart:values-cell-range-address="'Similar mf 0.7'.M2:'Similar mf 0.7'.M11" chart:label-cell-address="'Similar mf 0.7'.M1:'Similar mf 0.7'.M1" chart:class="chart:bar">
            <chart:data-point chart:repeated="10"/>
          </chart:series>
          <chart:series chart:style-name="ch11" chart:values-cell-range-address="'Similar mf 0.7'.O2:'Similar mf 0.7'.O11" chart:label-cell-address="'Similar mf 0.7'.O1:'Similar mf 0.7'.O1" chart:class="chart:bar">
            <chart:data-point chart:repeated="10"/>
          </chart:series>
          <chart:series chart:style-name="ch12" chart:values-cell-range-address="'Similar mf 0.7'.Q2:'Similar mf 0.7'.Q11" chart:label-cell-address="'Similar mf 0.7'.Q1:'Similar mf 0.7'.Q1" chart:class="chart:bar">
            <chart:data-point chart:repeated="10"/>
          </chart:series>
          <chart:series chart:style-name="ch13" chart:values-cell-range-address="'Similar mf 0.7'.S2:'Similar mf 0.7'.S11" chart:label-cell-address="'Similar mf 0.7'.S1:'Similar mf 0.7'.S1" chart:class="chart:bar">
            <chart:data-point chart:repeated="10"/>
          </chart:series>
          <chart:series chart:style-name="ch14" chart:values-cell-range-address="'Similar mf 0.7'.U2:'Similar mf 0.7'.U11" chart:label-cell-address="'Similar mf 0.7'.U1:'Similar mf 0.7'.U1" chart:class="chart:bar">
            <chart:data-point chart:repeated="10"/>
          </chart:series>
          <chart:series chart:style-name="ch15" chart:values-cell-range-address="'Similar mf 0.7'.W2:'Similar mf 0.7'.W11" chart:label-cell-address="'Similar mf 0.7'.W1:'Similar mf 0.7'.W1" chart:class="chart:bar">
            <chart:data-point chart:repeated="10"/>
          </chart:series>
          <chart:series chart:style-name="ch16" chart:values-cell-range-address="'Similar mf 0.7'.Y2:'Similar mf 0.7'.Y11" chart:label-cell-address="'Similar mf 0.7'.Y1:'Similar mf 0.7'.Y1" chart:class="chart:bar">
            <chart:data-point chart:repeated="10"/>
          </chart:series>
          <chart:series chart:style-name="ch17" chart:values-cell-range-address="'Similar mf 0.7'.AA2:'Similar mf 0.7'.AA11" chart:label-cell-address="'Similar mf 0.7'.AA1:'Similar mf 0.7'.AA1" chart:class="chart:bar">
            <chart:data-point chart:repeated="10"/>
          </chart:series>
          <chart:series chart:style-name="ch18" chart:values-cell-range-address="'Similar mf 0.7'.AC2:'Similar mf 0.7'.AC11" chart:label-cell-address="'Similar mf 0.7'.AC1:'Similar mf 0.7'.AC1" chart:class="chart:bar">
            <chart:data-point chart:repeated="10"/>
          </chart:series>
          <chart:series chart:style-name="ch7" chart:values-cell-range-address="'Similar mf 0.7'.AE2:'Similar mf 0.7'.AE11" chart:label-cell-address="'Similar mf 0.7'.AE1:'Similar mf 0.7'.AE1" chart:class="chart:bar">
            <chart:data-point chart:repeated="10"/>
          </chart:series>
          <chart:series chart:style-name="ch8" chart:values-cell-range-address="'Similar mf 0.7'.AG2:'Similar mf 0.7'.AG11" chart:label-cell-address="'Similar mf 0.7'.AG1:'Similar mf 0.7'.AG1" chart:class="chart:bar">
            <chart:data-point chart:repeated="10"/>
          </chart:series>
          <chart:series chart:style-name="ch9" chart:values-cell-range-address="'Similar mf 0.7'.AI2:'Similar mf 0.7'.AI11" chart:label-cell-address="'Similar mf 0.7'.AI1:'Similar mf 0.7'.AI1" chart:class="chart:bar">
            <chart:data-point chart:repeated="10"/>
          </chart:series>
          <chart:series chart:style-name="ch10" chart:values-cell-range-address="'Similar mf 0.7'.AK2:'Similar mf 0.7'.AK11" chart:label-cell-address="'Similar mf 0.7'.AK1:'Similar mf 0.7'.AK1" chart:class="chart:bar">
            <chart:data-point chart:repeated="10"/>
          </chart:series>
          <chart:series chart:style-name="ch11" chart:values-cell-range-address="'Similar mf 0.7'.AM2:'Similar mf 0.7'.AM11" chart:label-cell-address="'Similar mf 0.7'.AM1:'Similar mf 0.7'.AM1" chart:class="chart:bar">
            <chart:data-point chart:repeated="10"/>
          </chart:series>
          <chart:series chart:style-name="ch12" chart:values-cell-range-address="'Similar mf 0.7'.AO2:'Similar mf 0.7'.AO11" chart:label-cell-address="'Similar mf 0.7'.AO1:'Similar mf 0.7'.AO1" chart:class="chart:bar">
            <chart:data-point chart:repeated="10"/>
          </chart:series>
          <chart:series chart:style-name="ch13" chart:values-cell-range-address="'Similar mf 0.7'.AQ2:'Similar mf 0.7'.AQ11" chart:label-cell-address="'Similar mf 0.7'.AQ1:'Similar mf 0.7'.AQ1" chart:class="chart:bar">
            <chart:data-point chart:repeated="10"/>
          </chart:series>
          <chart:series chart:style-name="ch14" chart:values-cell-range-address="'Similar mf 0.7'.AS2:'Similar mf 0.7'.AS11" chart:label-cell-address="'Similar mf 0.7'.AS1:'Similar mf 0.7'.AS1" chart:class="chart:bar">
            <chart:data-point chart:repeated="10"/>
          </chart:series>
          <chart:series chart:style-name="ch15" chart:values-cell-range-address="'Similar mf 0.7'.AU2:'Similar mf 0.7'.AU11" chart:label-cell-address="'Similar mf 0.7'.AU1:'Similar mf 0.7'.AU1" chart:class="chart:bar">
            <chart:data-point chart:repeated="10"/>
          </chart:series>
          <chart:series chart:style-name="ch16" chart:values-cell-range-address="'Similar mf 0.7'.AW2:'Similar mf 0.7'.AW11" chart:label-cell-address="'Similar mf 0.7'.AW1:'Similar mf 0.7'.AW1" chart:class="chart:bar">
            <chart:data-point chart:repeated="10"/>
          </chart:series>
          <chart:series chart:style-name="ch17" chart:values-cell-range-address="'Similar mf 0.7'.AY2:'Similar mf 0.7'.AY11" chart:label-cell-address="'Similar mf 0.7'.AY1:'Similar mf 0.7'.AY1" chart:class="chart:bar">
            <chart:data-point chart:repeated="10"/>
          </chart:series>
          <chart:series chart:style-name="ch18" chart:values-cell-range-address="'Similar mf 0.7'.BA2:'Similar mf 0.7'.BA11" chart:label-cell-address="'Similar mf 0.7'.BA1:'Similar mf 0.7'.BA1" chart:class="chart:bar">
            <chart:data-point chart:repeated="10"/>
          </chart:series>
          <chart:series chart:style-name="ch7" chart:values-cell-range-address="'Similar mf 0.7'.BC2:'Similar mf 0.7'.BC11" chart:label-cell-address="'Similar mf 0.7'.BC1:'Similar mf 0.7'.BC1" chart:class="chart:bar">
            <chart:data-point chart:repeated="10"/>
          </chart:series>
          <chart:series chart:style-name="ch8" chart:values-cell-range-address="'Similar mf 0.7'.BE2:'Similar mf 0.7'.BE11" chart:label-cell-address="'Similar mf 0.7'.BE1:'Similar mf 0.7'.BE1" chart:class="chart:bar">
            <chart:data-point chart:repeated="10"/>
          </chart:series>
          <chart:series chart:style-name="ch9" chart:values-cell-range-address="'Similar mf 0.7'.BG2:'Similar mf 0.7'.BG11" chart:label-cell-address="'Similar mf 0.7'.BG1:'Similar mf 0.7'.BG1" chart:class="chart:bar">
            <chart:data-point chart:repeated="10"/>
          </chart:series>
          <chart:series chart:style-name="ch10" chart:values-cell-range-address="'Similar mf 0.7'.BI2:'Similar mf 0.7'.BI11" chart:label-cell-address="'Similar mf 0.7'.BI1:'Similar mf 0.7'.BI1" chart:class="chart:bar">
            <chart:data-point chart:repeated="10"/>
          </chart:series>
          <chart:series chart:style-name="ch11" chart:values-cell-range-address="'Similar mf 0.7'.BK2:'Similar mf 0.7'.BK11" chart:label-cell-address="'Similar mf 0.7'.BK1:'Similar mf 0.7'.BK1" chart:class="chart:bar">
            <chart:data-point chart:repeated="10"/>
          </chart:series>
          <chart:series chart:style-name="ch12" chart:values-cell-range-address="'Similar mf 0.7'.BM2:'Similar mf 0.7'.BM11" chart:label-cell-address="'Similar mf 0.7'.BM1:'Similar mf 0.7'.BM1" chart:class="chart:bar">
            <chart:data-point chart:repeated="10"/>
          </chart:series>
          <chart:series chart:style-name="ch13" chart:values-cell-range-address="'Similar mf 0.7'.BO2:'Similar mf 0.7'.BO11" chart:label-cell-address="'Similar mf 0.7'.BO1:'Similar mf 0.7'.BO1" chart:class="chart:bar">
            <chart:data-point chart:repeated="10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</text:p>
                <draw:g>
                  <svg:desc>'Similar mf 0.7'.G1:'Similar mf 0.7'.G1</svg:desc>
                </draw:g>
              </table:table-cell>
              <table:table-cell office:value-type="string">
                <text:p>shuff1</text:p>
                <draw:g>
                  <svg:desc>'Similar mf 0.7'.I1:'Similar mf 0.7'.I1</svg:desc>
                </draw:g>
              </table:table-cell>
              <table:table-cell office:value-type="string">
                <text:p>1/C</text:p>
                <draw:g>
                  <svg:desc>'Similar mf 0.7'.K1:'Similar mf 0.7'.K1</svg:desc>
                </draw:g>
              </table:table-cell>
              <table:table-cell office:value-type="string">
                <text:p>1/R</text:p>
                <draw:g>
                  <svg:desc>'Similar mf 0.7'.M1:'Similar mf 0.7'.M1</svg:desc>
                </draw:g>
              </table:table-cell>
              <table:table-cell office:value-type="string">
                <text:p>R/C</text:p>
                <draw:g>
                  <svg:desc>'Similar mf 0.7'.O1:'Similar mf 0.7'.O1</svg:desc>
                </draw:g>
              </table:table-cell>
              <table:table-cell office:value-type="string">
                <text:p>ic_shuff</text:p>
                <draw:g>
                  <svg:desc>'Similar mf 0.7'.Q1:'Similar mf 0.7'.Q1</svg:desc>
                </draw:g>
              </table:table-cell>
              <table:table-cell office:value-type="string">
                <text:p>ic_dyn_1/C</text:p>
                <draw:g>
                  <svg:desc>'Similar mf 0.7'.S1:'Similar mf 0.7'.S1</svg:desc>
                </draw:g>
              </table:table-cell>
              <table:table-cell office:value-type="string">
                <text:p>ic_dyn_1/R</text:p>
                <draw:g>
                  <svg:desc>'Similar mf 0.7'.U1:'Similar mf 0.7'.U1</svg:desc>
                </draw:g>
              </table:table-cell>
              <table:table-cell office:value-type="string">
                <text:p>ic_dyn_R/C</text:p>
                <draw:g>
                  <svg:desc>'Similar mf 0.7'.W1:'Similar mf 0.7'.W1</svg:desc>
                </draw:g>
              </table:table-cell>
              <table:table-cell office:value-type="string">
                <text:p>bc_shuff</text:p>
                <draw:g>
                  <svg:desc>'Similar mf 0.7'.Y1:'Similar mf 0.7'.Y1</svg:desc>
                </draw:g>
              </table:table-cell>
              <table:table-cell office:value-type="string">
                <text:p>bc_dyn_1/C</text:p>
                <draw:g>
                  <svg:desc>'Similar mf 0.7'.AA1:'Similar mf 0.7'.AA1</svg:desc>
                </draw:g>
              </table:table-cell>
              <table:table-cell office:value-type="string">
                <text:p>bc_dyn_1/R</text:p>
                <draw:g>
                  <svg:desc>'Similar mf 0.7'.AC1:'Similar mf 0.7'.AC1</svg:desc>
                </draw:g>
              </table:table-cell>
              <table:table-cell office:value-type="string">
                <text:p>bc_dyn_R/C</text:p>
                <draw:g>
                  <svg:desc>'Similar mf 0.7'.AE1:'Similar mf 0.7'.AE1</svg:desc>
                </draw:g>
              </table:table-cell>
              <table:table-cell office:value-type="string">
                <text:p>bb_nothing</text:p>
                <draw:g>
                  <svg:desc>'Similar mf 0.7'.AG1:'Similar mf 0.7'.AG1</svg:desc>
                </draw:g>
              </table:table-cell>
              <table:table-cell office:value-type="string">
                <text:p>bb_shuff1</text:p>
                <draw:g>
                  <svg:desc>'Similar mf 0.7'.AI1:'Similar mf 0.7'.AI1</svg:desc>
                </draw:g>
              </table:table-cell>
              <table:table-cell office:value-type="string">
                <text:p>bb_shuff</text:p>
                <draw:g>
                  <svg:desc>'Similar mf 0.7'.AK1:'Similar mf 0.7'.AK1</svg:desc>
                </draw:g>
              </table:table-cell>
              <table:table-cell office:value-type="string">
                <text:p>bb_st_1/C</text:p>
                <draw:g>
                  <svg:desc>'Similar mf 0.7'.AM1:'Similar mf 0.7'.AM1</svg:desc>
                </draw:g>
              </table:table-cell>
              <table:table-cell office:value-type="string">
                <text:p>bb_dyn_1/C</text:p>
                <draw:g>
                  <svg:desc>'Similar mf 0.7'.AO1:'Similar mf 0.7'.AO1</svg:desc>
                </draw:g>
              </table:table-cell>
              <table:table-cell office:value-type="string">
                <text:p>bb_st_1/R</text:p>
                <draw:g>
                  <svg:desc>'Similar mf 0.7'.AQ1:'Similar mf 0.7'.AQ1</svg:desc>
                </draw:g>
              </table:table-cell>
              <table:table-cell office:value-type="string">
                <text:p>bb_dyn_1/R</text:p>
                <draw:g>
                  <svg:desc>'Similar mf 0.7'.AS1:'Similar mf 0.7'.AS1</svg:desc>
                </draw:g>
              </table:table-cell>
              <table:table-cell office:value-type="string">
                <text:p>bb_st_R/C</text:p>
                <draw:g>
                  <svg:desc>'Similar mf 0.7'.AU1:'Similar mf 0.7'.AU1</svg:desc>
                </draw:g>
              </table:table-cell>
              <table:table-cell office:value-type="string">
                <text:p>bb_dyn_R/C</text:p>
                <draw:g>
                  <svg:desc>'Similar mf 0.7'.AW1:'Similar mf 0.7'.AW1</svg:desc>
                </draw:g>
              </table:table-cell>
              <table:table-cell office:value-type="string">
                <text:p>sbb_nothing</text:p>
                <draw:g>
                  <svg:desc>'Similar mf 0.7'.AY1:'Similar mf 0.7'.AY1</svg:desc>
                </draw:g>
              </table:table-cell>
              <table:table-cell office:value-type="string">
                <text:p>sbb_shuff1</text:p>
                <draw:g>
                  <svg:desc>'Similar mf 0.7'.BA1:'Similar mf 0.7'.BA1</svg:desc>
                </draw:g>
              </table:table-cell>
              <table:table-cell office:value-type="string">
                <text:p>sbb_shuff</text:p>
                <draw:g>
                  <svg:desc>'Similar mf 0.7'.BC1:'Similar mf 0.7'.BC1</svg:desc>
                </draw:g>
              </table:table-cell>
              <table:table-cell office:value-type="string">
                <text:p>sbb_st_1/C</text:p>
                <draw:g>
                  <svg:desc>'Similar mf 0.7'.BE1:'Similar mf 0.7'.BE1</svg:desc>
                </draw:g>
              </table:table-cell>
              <table:table-cell office:value-type="string">
                <text:p>sbb_dyn_1/C</text:p>
                <draw:g>
                  <svg:desc>'Similar mf 0.7'.BG1:'Similar mf 0.7'.BG1</svg:desc>
                </draw:g>
              </table:table-cell>
              <table:table-cell office:value-type="string">
                <text:p>sbb_st_1/R</text:p>
                <draw:g>
                  <svg:desc>'Similar mf 0.7'.BI1:'Similar mf 0.7'.BI1</svg:desc>
                </draw:g>
              </table:table-cell>
              <table:table-cell office:value-type="string">
                <text:p>sbb_st_1/R</text:p>
                <draw:g>
                  <svg:desc>'Similar mf 0.7'.BK1:'Similar mf 0.7'.BK1</svg:desc>
                </draw:g>
              </table:table-cell>
              <table:table-cell office:value-type="string">
                <text:p>sbb_st_R/C</text:p>
                <draw:g>
                  <svg:desc>'Similar mf 0.7'.BM1:'Similar mf 0.7'.BM1</svg:desc>
                </draw:g>
              </table:table-cell>
              <table:table-cell office:value-type="string">
                <text:p>sbb_dyn_R/C</text:p>
                <draw:g>
                  <svg:desc>'Similar mf 0.7'.BO1:'Similar mf 0.7'.B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'Similar mf 0.7'.A2:'Similar mf 0.7'.A11</svg:desc>
                </draw:g>
              </table:table-cell>
              <table:table-cell office:value-type="float" office:value="0.928747556038">
                <text:p>0.928747556038</text:p>
                <draw:g>
                  <svg:desc>'Similar mf 0.7'.G2:'Similar mf 0.7'.G11</svg:desc>
                </draw:g>
              </table:table-cell>
              <table:table-cell office:value-type="float" office:value="0.92801073862">
                <text:p>0.92801073862</text:p>
                <draw:g>
                  <svg:desc>'Similar mf 0.7'.I2:'Similar mf 0.7'.I11</svg:desc>
                </draw:g>
              </table:table-cell>
              <table:table-cell office:value-type="float" office:value="0.922854028834">
                <text:p>0.922854028834</text:p>
                <draw:g>
                  <svg:desc>'Similar mf 0.7'.K2:'Similar mf 0.7'.K11</svg:desc>
                </draw:g>
              </table:table-cell>
              <table:table-cell office:value-type="float" office:value="0.919854028834">
                <text:p>0.919854028834</text:p>
                <draw:g>
                  <svg:desc>'Similar mf 0.7'.M2:'Similar mf 0.7'.M11</svg:desc>
                </draw:g>
              </table:table-cell>
              <table:table-cell office:value-type="float" office:value="0.933487393437">
                <text:p>0.933487393437</text:p>
                <draw:g>
                  <svg:desc>'Similar mf 0.7'.O2:'Similar mf 0.7'.O11</svg:desc>
                </draw:g>
              </table:table-cell>
              <table:table-cell office:value-type="float" office:value="0.907066480695">
                <text:p>0.907066480695</text:p>
                <draw:g>
                  <svg:desc>'Similar mf 0.7'.Q2:'Similar mf 0.7'.Q11</svg:desc>
                </draw:g>
              </table:table-cell>
              <table:table-cell office:value-type="float" office:value="0.911286223297">
                <text:p>0.911286223297</text:p>
                <draw:g>
                  <svg:desc>'Similar mf 0.7'.S2:'Similar mf 0.7'.S11</svg:desc>
                </draw:g>
              </table:table-cell>
              <table:table-cell office:value-type="float" office:value="0.901632039762">
                <text:p>0.901632039762</text:p>
                <draw:g>
                  <svg:desc>'Similar mf 0.7'.U2:'Similar mf 0.7'.U11</svg:desc>
                </draw:g>
              </table:table-cell>
              <table:table-cell office:value-type="float" office:value="0.930214978111">
                <text:p>0.930214978111</text:p>
                <draw:g>
                  <svg:desc>'Similar mf 0.7'.W2:'Similar mf 0.7'.W11</svg:desc>
                </draw:g>
              </table:table-cell>
              <table:table-cell office:value-type="float" office:value="0.927519650439">
                <text:p>0.927519650439</text:p>
                <draw:g>
                  <svg:desc>'Similar mf 0.7'.Y2:'Similar mf 0.7'.Y11</svg:desc>
                </draw:g>
              </table:table-cell>
              <table:table-cell office:value-type="float" office:value="0.906274192752">
                <text:p>0.906274192752</text:p>
                <draw:g>
                  <svg:desc>'Similar mf 0.7'.AA2:'Similar mf 0.7'.AA11</svg:desc>
                </draw:g>
              </table:table-cell>
              <table:table-cell office:value-type="float" office:value="0.917154060103">
                <text:p>0.917154060103</text:p>
                <draw:g>
                  <svg:desc>'Similar mf 0.7'.AC2:'Similar mf 0.7'.AC11</svg:desc>
                </draw:g>
              </table:table-cell>
              <table:table-cell office:value-type="float" office:value="0.929350457523">
                <text:p>0.929350457523</text:p>
                <draw:g>
                  <svg:desc>'Similar mf 0.7'.AE2:'Similar mf 0.7'.AE11</svg:desc>
                </draw:g>
              </table:table-cell>
              <table:table-cell office:value-type="float" office:value="0.909611689872">
                <text:p>0.909611689872</text:p>
                <draw:g>
                  <svg:desc>'Similar mf 0.7'.AG2:'Similar mf 0.7'.AG11</svg:desc>
                </draw:g>
              </table:table-cell>
              <table:table-cell office:value-type="float" office:value="0.904399888088">
                <text:p>0.904399888088</text:p>
                <draw:g>
                  <svg:desc>'Similar mf 0.7'.AI2:'Similar mf 0.7'.AI11</svg:desc>
                </draw:g>
              </table:table-cell>
              <table:table-cell office:value-type="float" office:value="0.902312991672">
                <text:p>0.902312991672</text:p>
                <draw:g>
                  <svg:desc>'Similar mf 0.7'.AK2:'Similar mf 0.7'.AK11</svg:desc>
                </draw:g>
              </table:table-cell>
              <table:table-cell office:value-type="float" office:value="0.898051545374">
                <text:p>0.898051545374</text:p>
                <draw:g>
                  <svg:desc>'Similar mf 0.7'.AM2:'Similar mf 0.7'.AM11</svg:desc>
                </draw:g>
              </table:table-cell>
              <table:table-cell office:value-type="float" office:value="0.895773402785">
                <text:p>0.895773402785</text:p>
                <draw:g>
                  <svg:desc>'Similar mf 0.7'.AO2:'Similar mf 0.7'.AO11</svg:desc>
                </draw:g>
              </table:table-cell>
              <table:table-cell office:value-type="float" office:value="0.904045110431">
                <text:p>0.904045110431</text:p>
                <draw:g>
                  <svg:desc>'Similar mf 0.7'.AQ2:'Similar mf 0.7'.AQ11</svg:desc>
                </draw:g>
              </table:table-cell>
              <table:table-cell office:value-type="float" office:value="0.888509594813">
                <text:p>0.888509594813</text:p>
                <draw:g>
                  <svg:desc>'Similar mf 0.7'.AS2:'Similar mf 0.7'.AS11</svg:desc>
                </draw:g>
              </table:table-cell>
              <table:table-cell office:value-type="float" office:value="0.907437962872">
                <text:p>0.907437962872</text:p>
                <draw:g>
                  <svg:desc>'Similar mf 0.7'.AU2:'Similar mf 0.7'.AU11</svg:desc>
                </draw:g>
              </table:table-cell>
              <table:table-cell office:value-type="float" office:value="0.908259150456">
                <text:p>0.908259150456</text:p>
                <draw:g>
                  <svg:desc>'Similar mf 0.7'.AW2:'Similar mf 0.7'.AW11</svg:desc>
                </draw:g>
              </table:table-cell>
              <table:table-cell office:value-type="float" office:value="0.932261001942">
                <text:p>0.932261001942</text:p>
                <draw:g>
                  <svg:desc>'Similar mf 0.7'.AY2:'Similar mf 0.7'.AY11</svg:desc>
                </draw:g>
              </table:table-cell>
              <table:table-cell office:value-type="float" office:value="0.925666098878">
                <text:p>0.925666098878</text:p>
                <draw:g>
                  <svg:desc>'Similar mf 0.7'.BA2:'Similar mf 0.7'.BA11</svg:desc>
                </draw:g>
              </table:table-cell>
              <table:table-cell office:value-type="float" office:value="0.917687024785">
                <text:p>0.917687024785</text:p>
                <draw:g>
                  <svg:desc>'Similar mf 0.7'.BC2:'Similar mf 0.7'.BC11</svg:desc>
                </draw:g>
              </table:table-cell>
              <table:table-cell office:value-type="float" office:value="0.918554359633">
                <text:p>0.918554359633</text:p>
                <draw:g>
                  <svg:desc>'Similar mf 0.7'.BE2:'Similar mf 0.7'.BE11</svg:desc>
                </draw:g>
              </table:table-cell>
              <table:table-cell office:value-type="float" office:value="0.910263659853">
                <text:p>0.910263659853</text:p>
                <draw:g>
                  <svg:desc>'Similar mf 0.7'.BG2:'Similar mf 0.7'.BG11</svg:desc>
                </draw:g>
              </table:table-cell>
              <table:table-cell office:value-type="float" office:value="0.919323615088">
                <text:p>0.919323615088</text:p>
                <draw:g>
                  <svg:desc>'Similar mf 0.7'.BI2:'Similar mf 0.7'.BI11</svg:desc>
                </draw:g>
              </table:table-cell>
              <table:table-cell office:value-type="float" office:value="0.903045085744">
                <text:p>0.903045085744</text:p>
                <draw:g>
                  <svg:desc>'Similar mf 0.7'.BK2:'Similar mf 0.7'.BK11</svg:desc>
                </draw:g>
              </table:table-cell>
              <table:table-cell office:value-type="float" office:value="0.924287005036">
                <text:p>0.924287005036</text:p>
                <draw:g>
                  <svg:desc>'Similar mf 0.7'.BM2:'Similar mf 0.7'.BM11</svg:desc>
                </draw:g>
              </table:table-cell>
              <table:table-cell office:value-type="float" office:value="0.925015824035">
                <text:p>0.925015824035</text:p>
                <draw:g>
                  <svg:desc>'Similar mf 0.7'.BO2:'Similar mf 0.7'.BO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0.701663729643">
                <text:p>0.701663729643</text:p>
              </table:table-cell>
              <table:table-cell office:value-type="float" office:value="0.702925932771">
                <text:p>0.702925932771</text:p>
              </table:table-cell>
              <table:table-cell office:value-type="float" office:value="0.669067937865">
                <text:p>0.669067937865</text:p>
              </table:table-cell>
              <table:table-cell office:value-type="float" office:value="0.672330157673">
                <text:p>0.672330157673</text:p>
              </table:table-cell>
              <table:table-cell office:value-type="float" office:value="0.668637825294">
                <text:p>0.668637825294</text:p>
              </table:table-cell>
              <table:table-cell office:value-type="float" office:value="0.684830264426">
                <text:p>0.684830264426</text:p>
              </table:table-cell>
              <table:table-cell office:value-type="float" office:value="0.662822606501">
                <text:p>0.662822606501</text:p>
              </table:table-cell>
              <table:table-cell office:value-type="float" office:value="0.663058850571">
                <text:p>0.663058850571</text:p>
              </table:table-cell>
              <table:table-cell office:value-type="float" office:value="0.662597676846">
                <text:p>0.662597676846</text:p>
              </table:table-cell>
              <table:table-cell office:value-type="float" office:value="0.707186849756">
                <text:p>0.707186849756</text:p>
              </table:table-cell>
              <table:table-cell office:value-type="float" office:value="0.650211997274">
                <text:p>0.650211997274</text:p>
              </table:table-cell>
              <table:table-cell office:value-type="float" office:value="0.672525032982">
                <text:p>0.672525032982</text:p>
              </table:table-cell>
              <table:table-cell office:value-type="float" office:value="0.648935730858">
                <text:p>0.648935730858</text:p>
              </table:table-cell>
              <table:table-cell office:value-type="float" office:value="0.691426580179">
                <text:p>0.691426580179</text:p>
              </table:table-cell>
              <table:table-cell office:value-type="float" office:value="0.700518476831">
                <text:p>0.700518476831</text:p>
              </table:table-cell>
              <table:table-cell office:value-type="float" office:value="0.697794427883">
                <text:p>0.697794427883</text:p>
              </table:table-cell>
              <table:table-cell office:value-type="float" office:value="0.664561502922">
                <text:p>0.664561502922</text:p>
              </table:table-cell>
              <table:table-cell office:value-type="float" office:value="0.66196433693">
                <text:p>0.66196433693</text:p>
              </table:table-cell>
              <table:table-cell office:value-type="float" office:value="0.663175225314">
                <text:p>0.663175225314</text:p>
              </table:table-cell>
              <table:table-cell office:value-type="float" office:value="0.648887413853">
                <text:p>0.648887413853</text:p>
              </table:table-cell>
              <table:table-cell office:value-type="float" office:value="0.654222173442">
                <text:p>0.654222173442</text:p>
              </table:table-cell>
              <table:table-cell office:value-type="float" office:value="0.662856476132">
                <text:p>0.662856476132</text:p>
              </table:table-cell>
              <table:table-cell office:value-type="float" office:value="0.709926626884">
                <text:p>0.709926626884</text:p>
              </table:table-cell>
              <table:table-cell office:value-type="float" office:value="0.714384434795">
                <text:p>0.714384434795</text:p>
              </table:table-cell>
              <table:table-cell office:value-type="float" office:value="0.702805871513">
                <text:p>0.702805871513</text:p>
              </table:table-cell>
              <table:table-cell office:value-type="float" office:value="0.653684507431">
                <text:p>0.653684507431</text:p>
              </table:table-cell>
              <table:table-cell office:value-type="float" office:value="0.654153654889">
                <text:p>0.654153654889</text:p>
              </table:table-cell>
              <table:table-cell office:value-type="float" office:value="0.660763767495">
                <text:p>0.660763767495</text:p>
              </table:table-cell>
              <table:table-cell office:value-type="float" office:value="0.646438410564">
                <text:p>0.646438410564</text:p>
              </table:table-cell>
              <table:table-cell office:value-type="float" office:value="0.658462074003">
                <text:p>0.658462074003</text:p>
              </table:table-cell>
              <table:table-cell office:value-type="float" office:value="0.659493137825">
                <text:p>0.659493137825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0.673145986067">
                <text:p>0.673145986067</text:p>
              </table:table-cell>
              <table:table-cell office:value-type="float" office:value="0.665700468687">
                <text:p>0.665700468687</text:p>
              </table:table-cell>
              <table:table-cell office:value-type="float" office:value="0.677188155767">
                <text:p>0.677188155767</text:p>
              </table:table-cell>
              <table:table-cell office:value-type="float" office:value="0.676905767103">
                <text:p>0.676905767103</text:p>
              </table:table-cell>
              <table:table-cell office:value-type="float" office:value="0.674332527872">
                <text:p>0.674332527872</text:p>
              </table:table-cell>
              <table:table-cell office:value-type="float" office:value="0.648299066273">
                <text:p>0.648299066273</text:p>
              </table:table-cell>
              <table:table-cell office:value-type="float" office:value="0.682244723468">
                <text:p>0.682244723468</text:p>
              </table:table-cell>
              <table:table-cell office:value-type="float" office:value="0.67540793425">
                <text:p>0.67540793425</text:p>
              </table:table-cell>
              <table:table-cell office:value-type="float" office:value="0.67156012085">
                <text:p>0.67156012085</text:p>
              </table:table-cell>
              <table:table-cell office:value-type="float" office:value="0.665403207864">
                <text:p>0.665403207864</text:p>
              </table:table-cell>
              <table:table-cell office:value-type="float" office:value="0.642029081713">
                <text:p>0.642029081713</text:p>
              </table:table-cell>
              <table:table-cell office:value-type="float" office:value="0.668103810288">
                <text:p>0.668103810288</text:p>
              </table:table-cell>
              <table:table-cell office:value-type="float" office:value="0.645609153688">
                <text:p>0.645609153688</text:p>
              </table:table-cell>
              <table:table-cell office:value-type="float" office:value="0.656456009653">
                <text:p>0.656456009653</text:p>
              </table:table-cell>
              <table:table-cell office:value-type="float" office:value="0.654505267413">
                <text:p>0.654505267413</text:p>
              </table:table-cell>
              <table:table-cell office:value-type="float" office:value="0.642140584917">
                <text:p>0.642140584917</text:p>
              </table:table-cell>
              <table:table-cell office:value-type="float" office:value="0.676404417575">
                <text:p>0.676404417575</text:p>
              </table:table-cell>
              <table:table-cell office:value-type="float" office:value="0.669022163864">
                <text:p>0.669022163864</text:p>
              </table:table-cell>
              <table:table-cell office:value-type="float" office:value="0.675581543082">
                <text:p>0.675581543082</text:p>
              </table:table-cell>
              <table:table-cell office:value-type="float" office:value="0.657768397953">
                <text:p>0.657768397953</text:p>
              </table:table-cell>
              <table:table-cell office:value-type="float" office:value="0.67581720587">
                <text:p>0.67581720587</text:p>
              </table:table-cell>
              <table:table-cell office:value-type="float" office:value="0.676685316896">
                <text:p>0.676685316896</text:p>
              </table:table-cell>
              <table:table-cell office:value-type="float" office:value="0.666465258781">
                <text:p>0.666465258781</text:p>
              </table:table-cell>
              <table:table-cell office:value-type="float" office:value="0.658115305589">
                <text:p>0.658115305589</text:p>
              </table:table-cell>
              <table:table-cell office:value-type="float" office:value="0.644557756137">
                <text:p>0.644557756137</text:p>
              </table:table-cell>
              <table:table-cell office:value-type="float" office:value="0.661625712757">
                <text:p>0.661625712757</text:p>
              </table:table-cell>
              <table:table-cell office:value-type="float" office:value="0.658356481988">
                <text:p>0.658356481988</text:p>
              </table:table-cell>
              <table:table-cell office:value-type="float" office:value="0.665466805875">
                <text:p>0.665466805875</text:p>
              </table:table-cell>
              <table:table-cell office:value-type="float" office:value="0.655468100692">
                <text:p>0.655468100692</text:p>
              </table:table-cell>
              <table:table-cell office:value-type="float" office:value="0.665122536504">
                <text:p>0.665122536504</text:p>
              </table:table-cell>
              <table:table-cell office:value-type="float" office:value="0.668178851929">
                <text:p>0.668178851929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0.960103329744">
                <text:p>0.960103329744</text:p>
              </table:table-cell>
              <table:table-cell office:value-type="float" office:value="0.955956861476">
                <text:p>0.955956861476</text:p>
              </table:table-cell>
              <table:table-cell office:value-type="float" office:value="0.959374269544">
                <text:p>0.959374269544</text:p>
              </table:table-cell>
              <table:table-cell office:value-type="float" office:value="0.960485709614">
                <text:p>0.960485709614</text:p>
              </table:table-cell>
              <table:table-cell office:value-type="float" office:value="0.960549728341">
                <text:p>0.960549728341</text:p>
              </table:table-cell>
              <table:table-cell office:value-type="float" office:value="0.914504214583">
                <text:p>0.914504214583</text:p>
              </table:table-cell>
              <table:table-cell office:value-type="float" office:value="0.94475288736">
                <text:p>0.94475288736</text:p>
              </table:table-cell>
              <table:table-cell office:value-type="float" office:value="0.929662237722">
                <text:p>0.929662237722</text:p>
              </table:table-cell>
              <table:table-cell office:value-type="float" office:value="0.962394948046">
                <text:p>0.962394948046</text:p>
              </table:table-cell>
              <table:table-cell office:value-type="float" office:value="0.954638017291">
                <text:p>0.954638017291</text:p>
              </table:table-cell>
              <table:table-cell office:value-type="float" office:value="0.943860184005">
                <text:p>0.943860184005</text:p>
              </table:table-cell>
              <table:table-cell office:value-type="float" office:value="0.945556591863">
                <text:p>0.945556591863</text:p>
              </table:table-cell>
              <table:table-cell office:value-type="float" office:value="0.95933326611">
                <text:p>0.95933326611</text:p>
              </table:table-cell>
              <table:table-cell office:value-type="float" office:value="0.911240379533">
                <text:p>0.911240379533</text:p>
              </table:table-cell>
              <table:table-cell office:value-type="float" office:value="0.91579013532">
                <text:p>0.91579013532</text:p>
              </table:table-cell>
              <table:table-cell office:value-type="float" office:value="0.911623483849">
                <text:p>0.911623483849</text:p>
              </table:table-cell>
              <table:table-cell office:value-type="float" office:value="0.909807533946">
                <text:p>0.909807533946</text:p>
              </table:table-cell>
              <table:table-cell office:value-type="float" office:value="0.911431558547">
                <text:p>0.911431558547</text:p>
              </table:table-cell>
              <table:table-cell office:value-type="float" office:value="0.909951997995">
                <text:p>0.909951997995</text:p>
              </table:table-cell>
              <table:table-cell office:value-type="float" office:value="0.902415114364">
                <text:p>0.902415114364</text:p>
              </table:table-cell>
              <table:table-cell office:value-type="float" office:value="0.915352409383">
                <text:p>0.915352409383</text:p>
              </table:table-cell>
              <table:table-cell office:value-type="float" office:value="0.914265785391">
                <text:p>0.914265785391</text:p>
              </table:table-cell>
              <table:table-cell office:value-type="float" office:value="0.948422218346">
                <text:p>0.948422218346</text:p>
              </table:table-cell>
              <table:table-cell office:value-type="float" office:value="0.950166696276">
                <text:p>0.950166696276</text:p>
              </table:table-cell>
              <table:table-cell office:value-type="float" office:value="0.946269151789">
                <text:p>0.946269151789</text:p>
              </table:table-cell>
              <table:table-cell office:value-type="float" office:value="0.956345123944">
                <text:p>0.956345123944</text:p>
              </table:table-cell>
              <table:table-cell office:value-type="float" office:value="0.950208857076">
                <text:p>0.950208857076</text:p>
              </table:table-cell>
              <table:table-cell office:value-type="float" office:value="0.959562862769">
                <text:p>0.959562862769</text:p>
              </table:table-cell>
              <table:table-cell office:value-type="float" office:value="0.939748353699">
                <text:p>0.939748353699</text:p>
              </table:table-cell>
              <table:table-cell office:value-type="float" office:value="0.956474242793">
                <text:p>0.956474242793</text:p>
              </table:table-cell>
              <table:table-cell office:value-type="float" office:value="0.959150819615">
                <text:p>0.959150819615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.704022109966">
                <text:p>0.704022109966</text:p>
              </table:table-cell>
              <table:table-cell office:value-type="float" office:value="0.696811687854">
                <text:p>0.696811687854</text:p>
              </table:table-cell>
              <table:table-cell office:value-type="float" office:value="0.653594593889">
                <text:p>0.653594593889</text:p>
              </table:table-cell>
              <table:table-cell office:value-type="float" office:value="0.651812259349">
                <text:p>0.651812259349</text:p>
              </table:table-cell>
              <table:table-cell office:value-type="float" office:value="0.650975308612">
                <text:p>0.650975308612</text:p>
              </table:table-cell>
              <table:table-cell office:value-type="float" office:value="0.688022268576">
                <text:p>0.688022268576</text:p>
              </table:table-cell>
              <table:table-cell office:value-type="float" office:value="0.646936708955">
                <text:p>0.646936708955</text:p>
              </table:table-cell>
              <table:table-cell office:value-type="float" office:value="0.638720738399">
                <text:p>0.638720738399</text:p>
              </table:table-cell>
              <table:table-cell office:value-type="float" office:value="0.649264433941">
                <text:p>0.649264433941</text:p>
              </table:table-cell>
              <table:table-cell office:value-type="float" office:value="0.710943390122">
                <text:p>0.710943390122</text:p>
              </table:table-cell>
              <table:table-cell office:value-type="float" office:value="0.631612630793">
                <text:p>0.631612630793</text:p>
              </table:table-cell>
              <table:table-cell office:value-type="float" office:value="0.651668430497">
                <text:p>0.651668430497</text:p>
              </table:table-cell>
              <table:table-cell office:value-type="float" office:value="0.631959229905">
                <text:p>0.631959229905</text:p>
              </table:table-cell>
              <table:table-cell office:value-type="float" office:value="0.688540203517">
                <text:p>0.688540203517</text:p>
              </table:table-cell>
              <table:table-cell office:value-type="float" office:value="0.685964769492">
                <text:p>0.685964769492</text:p>
              </table:table-cell>
              <table:table-cell office:value-type="float" office:value="0.684234803813">
                <text:p>0.684234803813</text:p>
              </table:table-cell>
              <table:table-cell office:value-type="float" office:value="0.6453453743">
                <text:p>0.6453453743</text:p>
              </table:table-cell>
              <table:table-cell office:value-type="float" office:value="0.64660108035">
                <text:p>0.64660108035</text:p>
              </table:table-cell>
              <table:table-cell office:value-type="float" office:value="0.643478695348">
                <text:p>0.643478695348</text:p>
              </table:table-cell>
              <table:table-cell office:value-type="float" office:value="0.639620577374">
                <text:p>0.639620577374</text:p>
              </table:table-cell>
              <table:table-cell office:value-type="float" office:value="0.646309968876">
                <text:p>0.646309968876</text:p>
              </table:table-cell>
              <table:table-cell office:value-type="float" office:value="0.646272481562">
                <text:p>0.646272481562</text:p>
              </table:table-cell>
              <table:table-cell office:value-type="float" office:value="0.706611659459">
                <text:p>0.706611659459</text:p>
              </table:table-cell>
              <table:table-cell office:value-type="float" office:value="0.694296196527">
                <text:p>0.694296196527</text:p>
              </table:table-cell>
              <table:table-cell office:value-type="float" office:value="0.699784985016">
                <text:p>0.699784985016</text:p>
              </table:table-cell>
              <table:table-cell office:value-type="float" office:value="0.65456860818">
                <text:p>0.65456860818</text:p>
              </table:table-cell>
              <table:table-cell office:value-type="float" office:value="0.652388935842">
                <text:p>0.652388935842</text:p>
              </table:table-cell>
              <table:table-cell office:value-type="float" office:value="0.652040179414">
                <text:p>0.652040179414</text:p>
              </table:table-cell>
              <table:table-cell office:value-type="float" office:value="0.645675891306">
                <text:p>0.645675891306</text:p>
              </table:table-cell>
              <table:table-cell office:value-type="float" office:value="0.651861708367">
                <text:p>0.651861708367</text:p>
              </table:table-cell>
              <table:table-cell office:value-type="float" office:value="0.654619351209">
                <text:p>0.654619351209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.591842069578">
                <text:p>0.591842069578</text:p>
              </table:table-cell>
              <table:table-cell office:value-type="float" office:value="0.595056424746">
                <text:p>0.595056424746</text:p>
              </table:table-cell>
              <table:table-cell office:value-type="float" office:value="0.571439063286">
                <text:p>0.571439063286</text:p>
              </table:table-cell>
              <table:table-cell office:value-type="float" office:value="0.571038237605">
                <text:p>0.571038237605</text:p>
              </table:table-cell>
              <table:table-cell office:value-type="float" office:value="0.570430800456">
                <text:p>0.570430800456</text:p>
              </table:table-cell>
              <table:table-cell office:value-type="float" office:value="0.569945009324">
                <text:p>0.569945009324</text:p>
              </table:table-cell>
              <table:table-cell office:value-type="float" office:value="0.569354452846">
                <text:p>0.569354452846</text:p>
              </table:table-cell>
              <table:table-cell office:value-type="float" office:value="0.565992486747">
                <text:p>0.565992486747</text:p>
              </table:table-cell>
              <table:table-cell office:value-type="float" office:value="0.565798344725">
                <text:p>0.565798344725</text:p>
              </table:table-cell>
              <table:table-cell office:value-type="float" office:value="0.589537408309">
                <text:p>0.589537408309</text:p>
              </table:table-cell>
              <table:table-cell office:value-type="float" office:value="0.556431443514">
                <text:p>0.556431443514</text:p>
              </table:table-cell>
              <table:table-cell office:value-type="float" office:value="0.571410106798">
                <text:p>0.571410106798</text:p>
              </table:table-cell>
              <table:table-cell office:value-type="float" office:value="0.556740733044">
                <text:p>0.556740733044</text:p>
              </table:table-cell>
              <table:table-cell office:value-type="float" office:value="0.581407565004">
                <text:p>0.581407565004</text:p>
              </table:table-cell>
              <table:table-cell office:value-type="float" office:value="0.578890168719">
                <text:p>0.578890168719</text:p>
              </table:table-cell>
              <table:table-cell office:value-type="float" office:value="0.568968952111">
                <text:p>0.568968952111</text:p>
              </table:table-cell>
              <table:table-cell office:value-type="float" office:value="0.573616633753">
                <text:p>0.573616633753</text:p>
              </table:table-cell>
              <table:table-cell office:value-type="float" office:value="0.575849080915">
                <text:p>0.575849080915</text:p>
              </table:table-cell>
              <table:table-cell office:value-type="float" office:value="0.571005510378">
                <text:p>0.571005510378</text:p>
              </table:table-cell>
              <table:table-cell office:value-type="float" office:value="0.568820031106">
                <text:p>0.568820031106</text:p>
              </table:table-cell>
              <table:table-cell office:value-type="float" office:value="0.575999949668">
                <text:p>0.575999949668</text:p>
              </table:table-cell>
              <table:table-cell office:value-type="float" office:value="0.578874593724">
                <text:p>0.578874593724</text:p>
              </table:table-cell>
              <table:table-cell office:value-type="float" office:value="0.589001247993">
                <text:p>0.589001247993</text:p>
              </table:table-cell>
              <table:table-cell office:value-type="float" office:value="0.58213036934">
                <text:p>0.58213036934</text:p>
              </table:table-cell>
              <table:table-cell office:value-type="float" office:value="0.574338750757">
                <text:p>0.574338750757</text:p>
              </table:table-cell>
              <table:table-cell office:value-type="float" office:value="0.56066764257">
                <text:p>0.56066764257</text:p>
              </table:table-cell>
              <table:table-cell office:value-type="float" office:value="0.560746847234">
                <text:p>0.560746847234</text:p>
              </table:table-cell>
              <table:table-cell office:value-type="float" office:value="0.560474473252">
                <text:p>0.560474473252</text:p>
              </table:table-cell>
              <table:table-cell office:value-type="float" office:value="0.55474802777">
                <text:p>0.55474802777</text:p>
              </table:table-cell>
              <table:table-cell office:value-type="float" office:value="0.560090926075">
                <text:p>0.560090926075</text:p>
              </table:table-cell>
              <table:table-cell office:value-type="float" office:value="0.560332147131">
                <text:p>0.560332147131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0.97891326554">
                <text:p>0.97891326554</text:p>
              </table:table-cell>
              <table:table-cell office:value-type="float" office:value="0.978932153976">
                <text:p>0.978932153976</text:p>
              </table:table-cell>
              <table:table-cell office:value-type="float" office:value="0.986630811959">
                <text:p>0.986630811959</text:p>
              </table:table-cell>
              <table:table-cell office:value-type="float" office:value="0.986217609392">
                <text:p>0.986217609392</text:p>
              </table:table-cell>
              <table:table-cell office:value-type="float" office:value="0.98794534663">
                <text:p>0.98794534663</text:p>
              </table:table-cell>
              <table:table-cell office:value-type="float" office:value="0.925212636878">
                <text:p>0.925212636878</text:p>
              </table:table-cell>
              <table:table-cell office:value-type="float" office:value="0.977527455442">
                <text:p>0.977527455442</text:p>
              </table:table-cell>
              <table:table-cell office:value-type="float" office:value="0.953039266427">
                <text:p>0.953039266427</text:p>
              </table:table-cell>
              <table:table-cell office:value-type="float" office:value="0.991559289917">
                <text:p>0.991559289917</text:p>
              </table:table-cell>
              <table:table-cell office:value-type="float" office:value="0.967272104107">
                <text:p>0.967272104107</text:p>
              </table:table-cell>
              <table:table-cell office:value-type="float" office:value="0.974883683978">
                <text:p>0.974883683978</text:p>
              </table:table-cell>
              <table:table-cell office:value-type="float" office:value="0.968579698601">
                <text:p>0.968579698601</text:p>
              </table:table-cell>
              <table:table-cell office:value-type="float" office:value="0.991621712915">
                <text:p>0.991621712915</text:p>
              </table:table-cell>
              <table:table-cell office:value-type="float" office:value="0.919520265631">
                <text:p>0.919520265631</text:p>
              </table:table-cell>
              <table:table-cell office:value-type="float" office:value="0.919921550922">
                <text:p>0.919921550922</text:p>
              </table:table-cell>
              <table:table-cell office:value-type="float" office:value="0.920231871736">
                <text:p>0.920231871736</text:p>
              </table:table-cell>
              <table:table-cell office:value-type="float" office:value="0.925321089139">
                <text:p>0.925321089139</text:p>
              </table:table-cell>
              <table:table-cell office:value-type="float" office:value="0.924467410844">
                <text:p>0.924467410844</text:p>
              </table:table-cell>
              <table:table-cell office:value-type="float" office:value="0.924538934903">
                <text:p>0.924538934903</text:p>
              </table:table-cell>
              <table:table-cell office:value-type="float" office:value="0.921466056844">
                <text:p>0.921466056844</text:p>
              </table:table-cell>
              <table:table-cell office:value-type="float" office:value="0.92467382878">
                <text:p>0.92467382878</text:p>
              </table:table-cell>
              <table:table-cell office:value-type="float" office:value="0.925570272748">
                <text:p>0.925570272748</text:p>
              </table:table-cell>
              <table:table-cell office:value-type="float" office:value="0.964413694004">
                <text:p>0.964413694004</text:p>
              </table:table-cell>
              <table:table-cell office:value-type="float" office:value="0.965094930065">
                <text:p>0.965094930065</text:p>
              </table:table-cell>
              <table:table-cell office:value-type="float" office:value="0.960259773554">
                <text:p>0.960259773554</text:p>
              </table:table-cell>
              <table:table-cell office:value-type="float" office:value="0.990062092738">
                <text:p>0.990062092738</text:p>
              </table:table-cell>
              <table:table-cell office:value-type="float" office:value="0.984588983946">
                <text:p>0.984588983946</text:p>
              </table:table-cell>
              <table:table-cell office:value-type="float" office:value="0.989588356679">
                <text:p>0.989588356679</text:p>
              </table:table-cell>
              <table:table-cell office:value-type="float" office:value="0.978575533773">
                <text:p>0.978575533773</text:p>
              </table:table-cell>
              <table:table-cell office:value-type="float" office:value="0.990620566074">
                <text:p>0.990620566074</text:p>
              </table:table-cell>
              <table:table-cell office:value-type="float" office:value="0.991091598696">
                <text:p>0.991091598696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.717625212882">
                <text:p>0.717625212882</text:p>
              </table:table-cell>
              <table:table-cell office:value-type="float" office:value="0.717560140057">
                <text:p>0.717560140057</text:p>
              </table:table-cell>
              <table:table-cell office:value-type="float" office:value="0.667588300636">
                <text:p>0.667588300636</text:p>
              </table:table-cell>
              <table:table-cell office:value-type="float" office:value="0.669084023571">
                <text:p>0.669084023571</text:p>
              </table:table-cell>
              <table:table-cell office:value-type="float" office:value="0.671318833018">
                <text:p>0.671318833018</text:p>
              </table:table-cell>
              <table:table-cell office:value-type="float" office:value="0.702764225477">
                <text:p>0.702764225477</text:p>
              </table:table-cell>
              <table:table-cell office:value-type="float" office:value="0.66416867713">
                <text:p>0.66416867713</text:p>
              </table:table-cell>
              <table:table-cell office:value-type="float" office:value="0.663924199306">
                <text:p>0.663924199306</text:p>
              </table:table-cell>
              <table:table-cell office:value-type="float" office:value="0.668650051603">
                <text:p>0.668650051603</text:p>
              </table:table-cell>
              <table:table-cell office:value-type="float" office:value="0.731881343053">
                <text:p>0.731881343053</text:p>
              </table:table-cell>
              <table:table-cell office:value-type="float" office:value="0.652493966181">
                <text:p>0.652493966181</text:p>
              </table:table-cell>
              <table:table-cell office:value-type="float" office:value="0.667585924186">
                <text:p>0.667585924186</text:p>
              </table:table-cell>
              <table:table-cell office:value-type="float" office:value="0.652511863674">
                <text:p>0.652511863674</text:p>
              </table:table-cell>
              <table:table-cell office:value-type="float" office:value="0.699323214646">
                <text:p>0.699323214646</text:p>
              </table:table-cell>
              <table:table-cell office:value-type="float" office:value="0.703399097891">
                <text:p>0.703399097891</text:p>
              </table:table-cell>
              <table:table-cell office:value-type="float" office:value="0.702485642637">
                <text:p>0.702485642637</text:p>
              </table:table-cell>
              <table:table-cell office:value-type="float" office:value="0.663361412091">
                <text:p>0.663361412091</text:p>
              </table:table-cell>
              <table:table-cell office:value-type="float" office:value="0.660144013858">
                <text:p>0.660144013858</text:p>
              </table:table-cell>
              <table:table-cell office:value-type="float" office:value="0.665106240513">
                <text:p>0.665106240513</text:p>
              </table:table-cell>
              <table:table-cell office:value-type="float" office:value="0.660563631822">
                <text:p>0.660563631822</text:p>
              </table:table-cell>
              <table:table-cell office:value-type="float" office:value="0.659208621871">
                <text:p>0.659208621871</text:p>
              </table:table-cell>
              <table:table-cell office:value-type="float" office:value="0.661775919679">
                <text:p>0.661775919679</text:p>
              </table:table-cell>
              <table:table-cell office:value-type="float" office:value="0.714226100378">
                <text:p>0.714226100378</text:p>
              </table:table-cell>
              <table:table-cell office:value-type="float" office:value="0.714756420836">
                <text:p>0.714756420836</text:p>
              </table:table-cell>
              <table:table-cell office:value-type="float" office:value="0.713110108428">
                <text:p>0.713110108428</text:p>
              </table:table-cell>
              <table:table-cell office:value-type="float" office:value="0.670811143128">
                <text:p>0.670811143128</text:p>
              </table:table-cell>
              <table:table-cell office:value-type="float" office:value="0.669100114524">
                <text:p>0.669100114524</text:p>
              </table:table-cell>
              <table:table-cell office:value-type="float" office:value="0.670414938429">
                <text:p>0.670414938429</text:p>
              </table:table-cell>
              <table:table-cell office:value-type="float" office:value="0.669585091687">
                <text:p>0.669585091687</text:p>
              </table:table-cell>
              <table:table-cell office:value-type="float" office:value="0.668771630683">
                <text:p>0.668771630683</text:p>
              </table:table-cell>
              <table:table-cell office:value-type="float" office:value="0.670911099184">
                <text:p>0.670911099184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.556477333324">
                <text:p>0.556477333324</text:p>
              </table:table-cell>
              <table:table-cell office:value-type="float" office:value="0.557715321356">
                <text:p>0.557715321356</text:p>
              </table:table-cell>
              <table:table-cell office:value-type="float" office:value="0.522318900827">
                <text:p>0.522318900827</text:p>
              </table:table-cell>
              <table:table-cell office:value-type="float" office:value="0.522625825614">
                <text:p>0.522625825614</text:p>
              </table:table-cell>
              <table:table-cell office:value-type="float" office:value="0.522574055261">
                <text:p>0.522574055261</text:p>
              </table:table-cell>
              <table:table-cell office:value-type="float" office:value="0.549990670527">
                <text:p>0.549990670527</text:p>
              </table:table-cell>
              <table:table-cell office:value-type="float" office:value="0.520261865105">
                <text:p>0.520261865105</text:p>
              </table:table-cell>
              <table:table-cell office:value-type="float" office:value="0.518091690033">
                <text:p>0.518091690033</text:p>
              </table:table-cell>
              <table:table-cell office:value-type="float" office:value="0.520447858011">
                <text:p>0.520447858011</text:p>
              </table:table-cell>
              <table:table-cell office:value-type="float" office:value="0.566298132254">
                <text:p>0.566298132254</text:p>
              </table:table-cell>
              <table:table-cell office:value-type="float" office:value="0.514258291259">
                <text:p>0.514258291259</text:p>
              </table:table-cell>
              <table:table-cell office:value-type="float" office:value="0.523094330963">
                <text:p>0.523094330963</text:p>
              </table:table-cell>
              <table:table-cell office:value-type="float" office:value="0.514962721218">
                <text:p>0.514962721218</text:p>
              </table:table-cell>
              <table:table-cell office:value-type="float" office:value="0.550004569476">
                <text:p>0.550004569476</text:p>
              </table:table-cell>
              <table:table-cell office:value-type="float" office:value="0.548181206651">
                <text:p>0.548181206651</text:p>
              </table:table-cell>
              <table:table-cell office:value-type="float" office:value="0.548849621016">
                <text:p>0.548849621016</text:p>
              </table:table-cell>
              <table:table-cell office:value-type="float" office:value="0.523991348407">
                <text:p>0.523991348407</text:p>
              </table:table-cell>
              <table:table-cell office:value-type="float" office:value="0.522610957769">
                <text:p>0.522610957769</text:p>
              </table:table-cell>
              <table:table-cell office:value-type="float" office:value="0.526016406447">
                <text:p>0.526016406447</text:p>
              </table:table-cell>
              <table:table-cell office:value-type="float" office:value="0.521635658481">
                <text:p>0.521635658481</text:p>
              </table:table-cell>
              <table:table-cell office:value-type="float" office:value="0.527683173762">
                <text:p>0.527683173762</text:p>
              </table:table-cell>
              <table:table-cell office:value-type="float" office:value="0.524993191242">
                <text:p>0.524993191242</text:p>
              </table:table-cell>
              <table:table-cell office:value-type="float" office:value="0.558213598844">
                <text:p>0.558213598844</text:p>
              </table:table-cell>
              <table:table-cell office:value-type="float" office:value="0.55571605549">
                <text:p>0.55571605549</text:p>
              </table:table-cell>
              <table:table-cell office:value-type="float" office:value="0.553345078725">
                <text:p>0.553345078725</text:p>
              </table:table-cell>
              <table:table-cell office:value-type="float" office:value="0.51852161605">
                <text:p>0.51852161605</text:p>
              </table:table-cell>
              <table:table-cell office:value-type="float" office:value="0.518952722257">
                <text:p>0.518952722257</text:p>
              </table:table-cell>
              <table:table-cell office:value-type="float" office:value="0.518388772593">
                <text:p>0.518388772593</text:p>
              </table:table-cell>
              <table:table-cell office:value-type="float" office:value="0.516467689727">
                <text:p>0.516467689727</text:p>
              </table:table-cell>
              <table:table-cell office:value-type="float" office:value="0.521805860106">
                <text:p>0.521805860106</text:p>
              </table:table-cell>
              <table:table-cell office:value-type="float" office:value="0.521382272922">
                <text:p>0.521382272922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756948954753555">
                <text:p>0.756948954753555</text:p>
              </table:table-cell>
              <table:table-cell office:value-type="float" office:value="0.755407747727">
                <text:p>0.755407747727</text:p>
              </table:table-cell>
              <table:table-cell office:value-type="float" office:value="0.736672895845222">
                <text:p>0.736672895845222</text:p>
              </table:table-cell>
              <table:table-cell office:value-type="float" office:value="0.736705957639444">
                <text:p>0.736705957639444</text:p>
              </table:table-cell>
              <table:table-cell office:value-type="float" office:value="0.737805757657889">
                <text:p>0.737805757657889</text:p>
              </table:table-cell>
              <table:table-cell office:value-type="float" office:value="0.732292759639889">
                <text:p>0.732292759639889</text:p>
              </table:table-cell>
              <table:table-cell office:value-type="float" office:value="0.731039511122667">
                <text:p>0.731039511122667</text:p>
              </table:table-cell>
              <table:table-cell office:value-type="float" office:value="0.723281049246333">
                <text:p>0.723281049246333</text:p>
              </table:table-cell>
              <table:table-cell office:value-type="float" office:value="0.735831966894444">
                <text:p>0.735831966894444</text:p>
              </table:table-cell>
              <table:table-cell office:value-type="float" office:value="0.757853344799444">
                <text:p>0.757853344799444</text:p>
              </table:table-cell>
              <table:table-cell office:value-type="float" office:value="0.719117274607667">
                <text:p>0.719117274607667</text:p>
              </table:table-cell>
              <table:table-cell office:value-type="float" office:value="0.731741998475667">
                <text:p>0.731741998475667</text:p>
              </table:table-cell>
              <table:table-cell office:value-type="float" office:value="0.725669429881667">
                <text:p>0.725669429881667</text:p>
              </table:table-cell>
              <table:table-cell office:value-type="float" office:value="0.734170053056778">
                <text:p>0.734170053056778</text:p>
              </table:table-cell>
              <table:table-cell office:value-type="float" office:value="0.734618951258556">
                <text:p>0.734618951258556</text:p>
              </table:table-cell>
              <table:table-cell office:value-type="float" office:value="0.730960264403778">
                <text:p>0.730960264403778</text:p>
              </table:table-cell>
              <table:table-cell office:value-type="float" office:value="0.720051206389667">
                <text:p>0.720051206389667</text:p>
              </table:table-cell>
              <table:table-cell office:value-type="float" office:value="0.718651556206889">
                <text:p>0.718651556206889</text:p>
              </table:table-cell>
              <table:table-cell office:value-type="float" office:value="0.720322184934556">
                <text:p>0.720322184934556</text:p>
              </table:table-cell>
              <table:table-cell office:value-type="float" office:value="0.71218738629">
                <text:p>0.71218738629</text:p>
              </table:table-cell>
              <table:table-cell office:value-type="float" office:value="0.720745032724889">
                <text:p>0.720745032724889</text:p>
              </table:table-cell>
              <table:table-cell office:value-type="float" office:value="0.722172576425556">
                <text:p>0.722172576425556</text:p>
              </table:table-cell>
              <table:table-cell office:value-type="float" office:value="0.754393489625667">
                <text:p>0.754393489625667</text:p>
              </table:table-cell>
              <table:table-cell office:value-type="float" office:value="0.751147389755111">
                <text:p>0.751147389755111</text:p>
              </table:table-cell>
              <table:table-cell office:value-type="float" office:value="0.745795388967111">
                <text:p>0.745795388967111</text:p>
              </table:table-cell>
              <table:table-cell office:value-type="float" office:value="0.731648978492333">
                <text:p>0.731648978492333</text:p>
              </table:table-cell>
              <table:table-cell office:value-type="float" office:value="0.728751139734333">
                <text:p>0.728751139734333</text:p>
              </table:table-cell>
              <table:table-cell office:value-type="float" office:value="0.732891530177111">
                <text:p>0.732891530177111</text:p>
              </table:table-cell>
              <table:table-cell office:value-type="float" office:value="0.723305798329111">
                <text:p>0.723305798329111</text:p>
              </table:table-cell>
              <table:table-cell office:value-type="float" office:value="0.733055172182333">
                <text:p>0.733055172182333</text:p>
              </table:table-cell>
              <table:table-cell office:value-type="float" office:value="0.734463900282889">
                <text:p>0.734463900282889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20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20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style:rotation-angle="90"/>
      <style:text-properties fo:font-size="2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9966c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55e00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ff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5.001cm" svg:height="12.001cm" xlink:href=".." xlink:type="simple" chart:class="chart:bar" chart:style-name="ch1">
        <chart:title svg:x="12.495cm" svg:y="0cm" chart:style-name="ch2">
          <text:p>Correlated capacities</text:p>
        </chart:title>
        <chart:legend svg:x="0cm" svg:y="0.7cm" style:legend-expansion="custom" chartooo:width="34.999cm" chartooo:height="1.365cm" style:legend-expansion-aspect-ratio="25.640293040293" chart:style-name="ch3"/>
        <chart:plot-area chart:style-name="ch4" table:cell-range-address="Correlated_bins.A2:Correlated_bins.A10 Correlated_bins.L1:Correlated_bins.L10 Correlated_bins.X1:Correlated_bins.X10 Correlated_bins.AF1:Correlated_bins.AF10 Correlated_bins.AT1:Correlated_bins.AT10 Correlated_bins.BH1:Correlated_bins.BH10 Correlated_bins.BT1:Correlated_bins.BT10" chart:data-source-has-labels="both" svg:x="1.534cm" svg:y="1.772cm" svg:width="33.064cm" svg:height="9.032cm">
          <chartooo:coordinate-region svg:x="2.499cm" svg:y="1.999cm" svg:width="32.099cm" svg:height="7.999cm"/>
          <chart:axis chart:dimension="x" chart:name="primary-x" chart:style-name="ch5" chartooo:axis-type="auto">
            <chartooo:date-scale/>
            <chart:title svg:x="12.58cm" svg:y="10.78cm" chart:style-name="ch6">
              <text:p>Instances (#bins_#resources)</text:p>
            </chart:title>
            <chart:categories table:cell-range-address="Correlated_bins.A2:Correlated_bins.A10"/>
          </chart:axis>
          <chart:axis chart:dimension="y" chart:name="primary-y" chart:style-name="ch7">
            <chart:title svg:x="0cm" svg:y="9.159cm" chart:style-name="ch8">
              <text:p>Number of success</text:p>
            </chart:title>
            <chart:grid chart:style-name="ch9" chart:class="major"/>
          </chart:axis>
          <chart:series chart:style-name="ch10" chart:values-cell-range-address="Correlated_bins.L2:Correlated_bins.L10" chart:label-cell-address="Correlated_bins.L1:Correlated_bins.L1" chart:class="chart:bar">
            <chart:data-point chart:repeated="9"/>
          </chart:series>
          <chart:series chart:style-name="ch11" chart:values-cell-range-address="Correlated_bins.X2:Correlated_bins.X10" chart:label-cell-address="Correlated_bins.X1:Correlated_bins.X1" chart:class="chart:bar">
            <chart:data-point chart:repeated="9"/>
          </chart:series>
          <chart:series chart:style-name="ch12" chart:values-cell-range-address="Correlated_bins.AF2:Correlated_bins.AF10" chart:label-cell-address="Correlated_bins.AF1:Correlated_bins.AF1" chart:class="chart:bar">
            <chart:data-point chart:repeated="9"/>
          </chart:series>
          <chart:series chart:style-name="ch13" chart:values-cell-range-address="Correlated_bins.AT2:Correlated_bins.AT10" chart:label-cell-address="Correlated_bins.AT1:Correlated_bins.AT1" chart:class="chart:bar">
            <chart:data-point chart:repeated="9"/>
          </chart:series>
          <chart:series chart:style-name="ch14" chart:values-cell-range-address="Correlated_bins.BH2:Correlated_bins.BH10" chart:label-cell-address="Correlated_bins.BH1:Correlated_bins.BH1" chart:class="chart:bar">
            <chart:data-point chart:repeated="9"/>
          </chart:series>
          <chart:series chart:style-name="ch15" chart:values-cell-range-address="Correlated_bins.BT2:Correlated_bins.BT10" chart:label-cell-address="Correlated_bins.BT1:Correlated_bins.BT1" chart:class="chart:bar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C</text:p>
                <draw:g>
                  <svg:desc>Correlated_bins.L1:Correlated_bins.L1</svg:desc>
                </draw:g>
              </table:table-cell>
              <table:table-cell office:value-type="string">
                <text:p>ic_dyn_R/C</text:p>
                <draw:g>
                  <svg:desc>Correlated_bins.X1:Correlated_bins.X1</svg:desc>
                </draw:g>
              </table:table-cell>
              <table:table-cell office:value-type="string">
                <text:p>bc_dyn_R/C</text:p>
                <draw:g>
                  <svg:desc>Correlated_bins.AF1:Correlated_bins.AF1</svg:desc>
                </draw:g>
              </table:table-cell>
              <table:table-cell office:value-type="string">
                <text:p>bb_dyn_1/R</text:p>
                <draw:g>
                  <svg:desc>Correlated_bins.AT1:Correlated_bins.AT1</svg:desc>
                </draw:g>
              </table:table-cell>
              <table:table-cell office:value-type="string">
                <text:p>sbb_dyn_1/C</text:p>
                <draw:g>
                  <svg:desc>Correlated_bins.BH1:Correlated_bins.BH1</svg:desc>
                </draw:g>
              </table:table-cell>
              <table:table-cell office:value-type="string">
                <text:p>dp_normC</text:p>
                <draw:g>
                  <svg:desc>Correlated_bins.BT1:Correlated_bins.B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Correlated_bins.A2:Correlated_bins.A10</svg:desc>
                </draw:g>
              </table:table-cell>
              <table:table-cell office:value-type="float" office:value="95">
                <text:p>95</text:p>
                <draw:g>
                  <svg:desc>Correlated_bins.L2:Correlated_bins.L10</svg:desc>
                </draw:g>
              </table:table-cell>
              <table:table-cell office:value-type="float" office:value="94">
                <text:p>94</text:p>
                <draw:g>
                  <svg:desc>Correlated_bins.X2:Correlated_bins.X10</svg:desc>
                </draw:g>
              </table:table-cell>
              <table:table-cell office:value-type="float" office:value="97">
                <text:p>97</text:p>
                <draw:g>
                  <svg:desc>Correlated_bins.AF2:Correlated_bins.AF10</svg:desc>
                </draw:g>
              </table:table-cell>
              <table:table-cell office:value-type="float" office:value="85">
                <text:p>85</text:p>
                <draw:g>
                  <svg:desc>Correlated_bins.AT2:Correlated_bins.AT10</svg:desc>
                </draw:g>
              </table:table-cell>
              <table:table-cell office:value-type="float" office:value="88">
                <text:p>88</text:p>
                <draw:g>
                  <svg:desc>Correlated_bins.BH2:Correlated_bins.BH10</svg:desc>
                </draw:g>
              </table:table-cell>
              <table:table-cell office:value-type="float" office:value="99">
                <text:p>99</text:p>
                <draw:g>
                  <svg:desc>Correlated_bins.BT2:Correlated_bins.BT10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38">
                <text:p>38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20pt" fo:font-weight="bold" style:font-size-asian="13pt" style:font-size-complex="13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20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20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66666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3.711cm" xlink:href=".." xlink:type="simple" chart:class="chart:bar" chart:style-name="ch1">
        <chart:title svg:x="15.289cm" svg:y="-0.122cm" chart:style-name="ch2">
          <text:p>Overall number of success</text:p>
        </chart:title>
        <chart:plot-area chart:style-name="ch3" table:cell-range-address="overall.H1:overall.H2 overall.J1:overall.J2 overall.L1:overall.L2 overall.N1:overall.N2 overall.P1:overall.P2 overall.R1:overall.R2 overall.T1:overall.T2 overall.V1:overall.V2 overall.X1:overall.X2 overall.Z1:overall.Z2 overall.AB1:overall.AB2 overall.AD1:overall.AD2 overall.AF1:overall.AF2 overall.AH1:overall.AH2 overall.AJ1:overall.AJ2 overall.AL1:overall.AL2 overall.AN1:overall.AN2 overall.AP1:overall.AP2 overall.AR1:overall.AR2 overall.AT1:overall.AT2 overall.AV1:overall.AV2 overall.AX1:overall.AX2 overall.AZ1:overall.AZ2 overall.BB1:overall.BB2 overall.BD1:overall.BD2 overall.BF1:overall.BF2 overall.BH1:overall.BH2 overall.BJ1:overall.BJ2 overall.BL1:overall.BL2 overall.BN1:overall.BN2 overall.BP1:overall.BP2 overall.BR1:overall.BR2 overall.BT1:overall.BT2 overall.BV1:overall.BV2" chart:data-source-has-labels="row" svg:x="1.292cm" svg:y="1.02cm" svg:width="38.094cm" svg:height="11.516cm">
          <chartooo:coordinate-region svg:x="2.284cm" svg:y="1.219cm" svg:width="36.863cm" svg:height="10.272cm"/>
          <chart:axis chart:dimension="x" chart:name="primary-x" chart:style-name="ch4" chartooo:axis-type="auto">
            <chartooo:date-scale/>
            <chart:title svg:x="18.242cm" svg:y="12.614cm" chart:style-name="ch5">
              <text:p>Heuristics</text:p>
            </chart:title>
            <chart:categories table:cell-range-address="overall.H1:overall.H1 overall.J1:overall.J1 overall.L1:overall.L1 overall.N1:overall.N1 overall.P1:overall.P1 overall.R1:overall.R1 overall.T1:overall.T1 overall.V1:overall.V1 overall.X1:overall.X1 overall.Z1:overall.Z1 overall.AB1:overall.AB1 overall.AD1:overall.AD1 overall.AF1:overall.AF1 overall.AH1:overall.AH1 overall.AJ1:overall.AJ1 overall.AL1:overall.AL1 overall.AN1:overall.AN1 overall.AP1:overall.AP1 overall.AR1:overall.AR1 overall.AT1:overall.AT1 overall.AV1:overall.AV1 overall.AX1:overall.AX1 overall.AZ1:overall.AZ1 overall.BB1:overall.BB1 overall.BD1:overall.BD1 overall.BF1:overall.BF1 overall.BH1:overall.BH1 overall.BJ1:overall.BJ1 overall.BL1:overall.BL1 overall.BN1:overall.BN1 overall.BP1:overall.BP1 overall.BR1:overall.BR1 overall.BT1:overall.BT1 overall.BV1:overall.BV1"/>
          </chart:axis>
          <chart:axis chart:dimension="y" chart:name="primary-y" chart:style-name="ch6">
            <chart:title svg:x="-0.122cm" svg:y="9.82cm" chart:style-name="ch7">
              <text:p>Number of succes</text:p>
            </chart:title>
            <chart:grid chart:style-name="ch8" chart:class="major"/>
          </chart:axis>
          <chart:series chart:style-name="ch9" chart:values-cell-range-address="overall.H2:overall.H2 overall.J2:overall.J2 overall.L2:overall.L2 overall.N2:overall.N2 overall.P2:overall.P2 overall.R2:overall.R2 overall.T2:overall.T2 overall.V2:overall.V2 overall.X2:overall.X2 overall.Z2:overall.Z2 overall.AB2:overall.AB2 overall.AD2:overall.AD2 overall.AF2:overall.AF2 overall.AH2:overall.AH2 overall.AJ2:overall.AJ2 overall.AL2:overall.AL2 overall.AN2:overall.AN2 overall.AP2:overall.AP2 overall.AR2:overall.AR2 overall.AT2:overall.AT2 overall.AV2:overall.AV2 overall.AX2:overall.AX2 overall.AZ2:overall.AZ2 overall.BB2:overall.BB2 overall.BD2:overall.BD2 overall.BF2:overall.BF2 overall.BH2:overall.BH2 overall.BJ2:overall.BJ2 overall.BL2:overall.BL2 overall.BN2:overall.BN2 overall.BP2:overall.BP2 overall.BR2:overall.BR2 overall.BT2:overall.BT2 overall.BV2:overall.BV2" chart:class="chart:bar"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</text:p>
                <draw:g>
                  <svg:desc>overall.H1:overall.H1 overall.J1:overall.J1 overall.L1:overall.L1 overall.N1:overall.N1 overall.P1:overall.P1 overall.R1:overall.R1 overall.T1:overall.T1 overall.V1:overall.V1 overall.X1:overall.X1 overall.Z1:overall.Z1 overall.AB1:overall.AB1 overall.AD1:overall.AD1 overall.AF1:overall.AF1 overall.AH1:overall.AH1 overall.AJ1:overall.AJ1 overall.AL1:overall.AL1 overall.AN1:overall.AN1 overall.AP1:overall.AP1 overall.AR1:overall.AR1 overall.AT1:overall.AT1 overall.AV1:overall.AV1 overall.AX1:overall.AX1 overall.AZ1:overall.AZ1 overall.BB1:overall.BB1 overall.BD1:overall.BD1 overall.BF1:overall.BF1 overall.BH1:overall.BH1 overall.BJ1:overall.BJ1 overall.BL1:overall.BL1 overall.BN1:overall.BN1 overall.BP1:overall.BP1 overall.BR1:overall.BR1 overall.BT1:overall.BT1 overall.BV1:overall.BV1</svg:desc>
                </draw:g>
              </table:table-cell>
              <table:table-cell office:value-type="string">
                <text:p>shuff1</text:p>
              </table:table-cell>
              <table:table-cell office:value-type="string">
                <text:p>1/C</text:p>
              </table:table-cell>
              <table:table-cell office:value-type="string">
                <text:p>1/R</text:p>
              </table:table-cell>
              <table:table-cell office:value-type="string">
                <text:p>R/C</text:p>
              </table:table-cell>
              <table:table-cell office:value-type="string">
                <text:p>ic_shuff</text:p>
              </table:table-cell>
              <table:table-cell office:value-type="string">
                <text:p>ic_dyn_1/C</text:p>
              </table:table-cell>
              <table:table-cell office:value-type="string">
                <text:p>ic_dyn_1/R</text:p>
              </table:table-cell>
              <table:table-cell office:value-type="string">
                <text:p>ic_dyn_R/C</text:p>
              </table:table-cell>
              <table:table-cell office:value-type="string">
                <text:p>bc_shuff</text:p>
              </table:table-cell>
              <table:table-cell office:value-type="string">
                <text:p>bc_dyn_1/C</text:p>
              </table:table-cell>
              <table:table-cell office:value-type="string">
                <text:p>bc_dyn_1/R</text:p>
              </table:table-cell>
              <table:table-cell office:value-type="string">
                <text:p>bc_dyn_R/C</text:p>
              </table:table-cell>
              <table:table-cell office:value-type="string">
                <text:p>bb_nothing</text:p>
              </table:table-cell>
              <table:table-cell office:value-type="string">
                <text:p>bb_shuff1</text:p>
              </table:table-cell>
              <table:table-cell office:value-type="string">
                <text:p>bb_shuff</text:p>
              </table:table-cell>
              <table:table-cell office:value-type="string">
                <text:p>bb_st_1/C</text:p>
              </table:table-cell>
              <table:table-cell office:value-type="string">
                <text:p>bb_dyn_1/C</text:p>
              </table:table-cell>
              <table:table-cell office:value-type="string">
                <text:p>bb_st_1/R</text:p>
              </table:table-cell>
              <table:table-cell office:value-type="string">
                <text:p>bb_dyn_1/R</text:p>
              </table:table-cell>
              <table:table-cell office:value-type="string">
                <text:p>bb_st_R/C</text:p>
              </table:table-cell>
              <table:table-cell office:value-type="string">
                <text:p>bb_dyn_R/C</text:p>
              </table:table-cell>
              <table:table-cell office:value-type="string">
                <text:p>sbb_nothing</text:p>
              </table:table-cell>
              <table:table-cell office:value-type="string">
                <text:p>sbb_shuff1</text:p>
              </table:table-cell>
              <table:table-cell office:value-type="string">
                <text:p>sbb_shuff</text:p>
              </table:table-cell>
              <table:table-cell office:value-type="string">
                <text:p>sbb_st_1/C</text:p>
              </table:table-cell>
              <table:table-cell office:value-type="string">
                <text:p>sbb_dyn_1/C</text:p>
              </table:table-cell>
              <table:table-cell office:value-type="string">
                <text:p>sbb_st_1/R</text:p>
              </table:table-cell>
              <table:table-cell office:value-type="string">
                <text:p>sbb_dyn_1/R</text:p>
              </table:table-cell>
              <table:table-cell office:value-type="string">
                <text:p>sbb_st_R/C</text:p>
              </table:table-cell>
              <table:table-cell office:value-type="string">
                <text:p>sbb_dyn_R/C</text:p>
              </table:table-cell>
              <table:table-cell office:value-type="string">
                <text:p>dp</text:p>
              </table:table-cell>
              <table:table-cell office:value-type="string">
                <text:p>dp_normC</text:p>
              </table:table-cell>
              <table:table-cell office:value-type="string">
                <text:p>dp_normR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09.999999999999">
                <text:p>909.999999999999</text:p>
                <draw:g>
                  <svg:desc>overall.H2:overall.H2 overall.J2:overall.J2 overall.L2:overall.L2 overall.N2:overall.N2 overall.P2:overall.P2 overall.R2:overall.R2 overall.T2:overall.T2 overall.V2:overall.V2 overall.X2:overall.X2 overall.Z2:overall.Z2 overall.AB2:overall.AB2 overall.AD2:overall.AD2 overall.AF2:overall.AF2 overall.AH2:overall.AH2 overall.AJ2:overall.AJ2 overall.AL2:overall.AL2 overall.AN2:overall.AN2 overall.AP2:overall.AP2 overall.AR2:overall.AR2 overall.AT2:overall.AT2 overall.AV2:overall.AV2 overall.AX2:overall.AX2 overall.AZ2:overall.AZ2 overall.BB2:overall.BB2 overall.BD2:overall.BD2 overall.BF2:overall.BF2 overall.BH2:overall.BH2 overall.BJ2:overall.BJ2 overall.BL2:overall.BL2 overall.BN2:overall.BN2 overall.BP2:overall.BP2 overall.BR2:overall.BR2 overall.BT2:overall.BT2 overall.BV2:overall.BV2</svg:desc>
                </draw:g>
              </table:table-cell>
              <table:table-cell office:value-type="float" office:value="901">
                <text:p>901</text:p>
              </table:table-cell>
              <table:table-cell office:value-type="float" office:value="1892">
                <text:p>1892</text:p>
              </table:table-cell>
              <table:table-cell office:value-type="float" office:value="1893">
                <text:p>1893</text:p>
              </table:table-cell>
              <table:table-cell office:value-type="float" office:value="1957">
                <text:p>1957</text:p>
              </table:table-cell>
              <table:table-cell office:value-type="float" office:value="48">
                <text:p>48</text:p>
              </table:table-cell>
              <table:table-cell office:value-type="float" office:value="1783">
                <text:p>1783</text:p>
              </table:table-cell>
              <table:table-cell office:value-type="float" office:value="1703">
                <text:p>1703</text:p>
              </table:table-cell>
              <table:table-cell office:value-type="float" office:value="1804">
                <text:p>1804</text:p>
              </table:table-cell>
              <table:table-cell office:value-type="float" office:value="149">
                <text:p>149</text:p>
              </table:table-cell>
              <table:table-cell office:value-type="float" office:value="1961">
                <text:p>1961</text:p>
              </table:table-cell>
              <table:table-cell office:value-type="float" office:value="1913">
                <text:p>1913</text:p>
              </table:table-cell>
              <table:table-cell office:value-type="float" office:value="2000">
                <text:p>2000</text:p>
              </table:table-cell>
              <table:table-cell office:value-type="float" office:value="53">
                <text:p>53</text:p>
              </table:table-cell>
              <table:table-cell office:value-type="float" office:value="64.9999999999999">
                <text:p>64.9999999999999</text:p>
              </table:table-cell>
              <table:table-cell office:value-type="float" office:value="38">
                <text:p>38</text:p>
              </table:table-cell>
              <table:table-cell office:value-type="float" office:value="1319">
                <text:p>1319</text:p>
              </table:table-cell>
              <table:table-cell office:value-type="float" office:value="1366">
                <text:p>1366</text:p>
              </table:table-cell>
              <table:table-cell office:value-type="float" office:value="1329">
                <text:p>1329</text:p>
              </table:table-cell>
              <table:table-cell office:value-type="float" office:value="1388">
                <text:p>1388</text:p>
              </table:table-cell>
              <table:table-cell office:value-type="float" office:value="1334">
                <text:p>1334</text:p>
              </table:table-cell>
              <table:table-cell office:value-type="float" office:value="1303">
                <text:p>1303</text:p>
              </table:table-cell>
              <table:table-cell office:value-type="float" office:value="416">
                <text:p>416</text:p>
              </table:table-cell>
              <table:table-cell office:value-type="float" office:value="409">
                <text:p>409</text:p>
              </table:table-cell>
              <table:table-cell office:value-type="float" office:value="80">
                <text:p>80</text:p>
              </table:table-cell>
              <table:table-cell office:value-type="float" office:value="1765">
                <text:p>1765</text:p>
              </table:table-cell>
              <table:table-cell office:value-type="float" office:value="1704">
                <text:p>1704</text:p>
              </table:table-cell>
              <table:table-cell office:value-type="float" office:value="1773">
                <text:p>1773</text:p>
              </table:table-cell>
              <table:table-cell office:value-type="float" office:value="1660">
                <text:p>1660</text:p>
              </table:table-cell>
              <table:table-cell office:value-type="float" office:value="1806">
                <text:p>1806</text:p>
              </table:table-cell>
              <table:table-cell office:value-type="float" office:value="1792">
                <text:p>1792</text:p>
              </table:table-cell>
              <table:table-cell office:value-type="float" office:value="2181">
                <text:p>2181</text:p>
              </table:table-cell>
              <table:table-cell office:value-type="float" office:value="2104">
                <text:p>2104</text:p>
              </table:table-cell>
              <table:table-cell office:value-type="float" office:value="997">
                <text:p>997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64.036cm" svg:height="22.996cm" xlink:href=".." xlink:type="simple" chart:class="chart:bar" chart:style-name="ch1">
        <chart:legend chart:legend-position="end" svg:x="61.217cm" svg:y="2.982cm" style:legend-expansion="high" chart:style-name="ch2"/>
        <chart:plot-area chart:style-name="ch3" table:cell-range-address="overall.H1:overall.H2 overall.J1:overall.J2 overall.L1:overall.L2 overall.N1:overall.N2 overall.P1:overall.P2 overall.R1:overall.R2 overall.T1:overall.T2 overall.V1:overall.V2 overall.X1:overall.X2 overall.Z1:overall.Z2 overall.AB1:overall.AB2 overall.AD1:overall.AD2 overall.AF1:overall.AF2 overall.AH1:overall.AH2 overall.AJ1:overall.AJ2 overall.AL1:overall.AL2 overall.AN1:overall.AN2 overall.AP1:overall.AP2 overall.AR1:overall.AR2 overall.AT1:overall.AT2 overall.AV1:overall.AV2 overall.AX1:overall.AX2 overall.AZ1:overall.AZ2 overall.BB1:overall.BB2 overall.BD1:overall.BD2 overall.BF1:overall.BF2 overall.BH1:overall.BH2 overall.BJ1:overall.BJ2 overall.BL1:overall.BL2 overall.BN1:overall.BN2 overall.BP1:overall.BP2 overall.BR1:overall.BR2 overall.BT1:overall.BT2 overall.BV1:overall.BV2" chart:data-source-has-labels="row" svg:x="1.73cm" svg:y="1.971cm" svg:width="56.927cm" svg:height="20.146cm">
          <chartooo:coordinate-region svg:x="2.722cm" svg:y="2.17cm" svg:width="55.935cm" svg:height="19.7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verall.H2:overall.H2" chart:label-cell-address="overall.H1:overall.H1" chart:class="chart:bar">
            <chart:data-point/>
          </chart:series>
          <chart:series chart:style-name="ch8" chart:values-cell-range-address="overall.J2:overall.J2" chart:label-cell-address="overall.J1:overall.J1" chart:class="chart:bar">
            <chart:data-point/>
          </chart:series>
          <chart:series chart:style-name="ch9" chart:values-cell-range-address="overall.L2:overall.L2" chart:label-cell-address="overall.L1:overall.L1" chart:class="chart:bar">
            <chart:data-point/>
          </chart:series>
          <chart:series chart:style-name="ch10" chart:values-cell-range-address="overall.N2:overall.N2" chart:label-cell-address="overall.N1:overall.N1" chart:class="chart:bar">
            <chart:data-point/>
          </chart:series>
          <chart:series chart:style-name="ch11" chart:values-cell-range-address="overall.P2:overall.P2" chart:label-cell-address="overall.P1:overall.P1" chart:class="chart:bar">
            <chart:data-point/>
          </chart:series>
          <chart:series chart:style-name="ch12" chart:values-cell-range-address="overall.R2:overall.R2" chart:label-cell-address="overall.R1:overall.R1" chart:class="chart:bar">
            <chart:data-point/>
          </chart:series>
          <chart:series chart:style-name="ch7" chart:values-cell-range-address="overall.T2:overall.T2" chart:label-cell-address="overall.T1:overall.T1" chart:class="chart:bar">
            <chart:data-point/>
          </chart:series>
          <chart:series chart:style-name="ch8" chart:values-cell-range-address="overall.V2:overall.V2" chart:label-cell-address="overall.V1:overall.V1" chart:class="chart:bar">
            <chart:data-point/>
          </chart:series>
          <chart:series chart:style-name="ch9" chart:values-cell-range-address="overall.X2:overall.X2" chart:label-cell-address="overall.X1:overall.X1" chart:class="chart:bar">
            <chart:data-point/>
          </chart:series>
          <chart:series chart:style-name="ch10" chart:values-cell-range-address="overall.Z2:overall.Z2" chart:label-cell-address="overall.Z1:overall.Z1" chart:class="chart:bar">
            <chart:data-point/>
          </chart:series>
          <chart:series chart:style-name="ch11" chart:values-cell-range-address="overall.AB2:overall.AB2" chart:label-cell-address="overall.AB1:overall.AB1" chart:class="chart:bar">
            <chart:data-point/>
          </chart:series>
          <chart:series chart:style-name="ch12" chart:values-cell-range-address="overall.AD2:overall.AD2" chart:label-cell-address="overall.AD1:overall.AD1" chart:class="chart:bar">
            <chart:data-point/>
          </chart:series>
          <chart:series chart:style-name="ch7" chart:values-cell-range-address="overall.AF2:overall.AF2" chart:label-cell-address="overall.AF1:overall.AF1" chart:class="chart:bar">
            <chart:data-point/>
          </chart:series>
          <chart:series chart:style-name="ch8" chart:values-cell-range-address="overall.AH2:overall.AH2" chart:label-cell-address="overall.AH1:overall.AH1" chart:class="chart:bar">
            <chart:data-point/>
          </chart:series>
          <chart:series chart:style-name="ch9" chart:values-cell-range-address="overall.AJ2:overall.AJ2" chart:label-cell-address="overall.AJ1:overall.AJ1" chart:class="chart:bar">
            <chart:data-point/>
          </chart:series>
          <chart:series chart:style-name="ch10" chart:values-cell-range-address="overall.AL2:overall.AL2" chart:label-cell-address="overall.AL1:overall.AL1" chart:class="chart:bar">
            <chart:data-point/>
          </chart:series>
          <chart:series chart:style-name="ch11" chart:values-cell-range-address="overall.AN2:overall.AN2" chart:label-cell-address="overall.AN1:overall.AN1" chart:class="chart:bar">
            <chart:data-point/>
          </chart:series>
          <chart:series chart:style-name="ch12" chart:values-cell-range-address="overall.AP2:overall.AP2" chart:label-cell-address="overall.AP1:overall.AP1" chart:class="chart:bar">
            <chart:data-point/>
          </chart:series>
          <chart:series chart:style-name="ch7" chart:values-cell-range-address="overall.AR2:overall.AR2" chart:label-cell-address="overall.AR1:overall.AR1" chart:class="chart:bar">
            <chart:data-point/>
          </chart:series>
          <chart:series chart:style-name="ch8" chart:values-cell-range-address="overall.AT2:overall.AT2" chart:label-cell-address="overall.AT1:overall.AT1" chart:class="chart:bar">
            <chart:data-point/>
          </chart:series>
          <chart:series chart:style-name="ch9" chart:values-cell-range-address="overall.AV2:overall.AV2" chart:label-cell-address="overall.AV1:overall.AV1" chart:class="chart:bar">
            <chart:data-point/>
          </chart:series>
          <chart:series chart:style-name="ch10" chart:values-cell-range-address="overall.AX2:overall.AX2" chart:label-cell-address="overall.AX1:overall.AX1" chart:class="chart:bar">
            <chart:data-point/>
          </chart:series>
          <chart:series chart:style-name="ch11" chart:values-cell-range-address="overall.AZ2:overall.AZ2" chart:label-cell-address="overall.AZ1:overall.AZ1" chart:class="chart:bar">
            <chart:data-point/>
          </chart:series>
          <chart:series chart:style-name="ch12" chart:values-cell-range-address="overall.BB2:overall.BB2" chart:label-cell-address="overall.BB1:overall.BB1" chart:class="chart:bar">
            <chart:data-point/>
          </chart:series>
          <chart:series chart:style-name="ch7" chart:values-cell-range-address="overall.BD2:overall.BD2" chart:label-cell-address="overall.BD1:overall.BD1" chart:class="chart:bar">
            <chart:data-point/>
          </chart:series>
          <chart:series chart:style-name="ch8" chart:values-cell-range-address="overall.BF2:overall.BF2" chart:label-cell-address="overall.BF1:overall.BF1" chart:class="chart:bar">
            <chart:data-point/>
          </chart:series>
          <chart:series chart:style-name="ch9" chart:values-cell-range-address="overall.BH2:overall.BH2" chart:label-cell-address="overall.BH1:overall.BH1" chart:class="chart:bar">
            <chart:data-point/>
          </chart:series>
          <chart:series chart:style-name="ch10" chart:values-cell-range-address="overall.BJ2:overall.BJ2" chart:label-cell-address="overall.BJ1:overall.BJ1" chart:class="chart:bar">
            <chart:data-point/>
          </chart:series>
          <chart:series chart:style-name="ch11" chart:values-cell-range-address="overall.BL2:overall.BL2" chart:label-cell-address="overall.BL1:overall.BL1" chart:class="chart:bar">
            <chart:data-point/>
          </chart:series>
          <chart:series chart:style-name="ch12" chart:values-cell-range-address="overall.BN2:overall.BN2" chart:label-cell-address="overall.BN1:overall.BN1" chart:class="chart:bar">
            <chart:data-point/>
          </chart:series>
          <chart:series chart:style-name="ch7" chart:values-cell-range-address="overall.BP2:overall.BP2" chart:label-cell-address="overall.BP1:overall.BP1" chart:class="chart:bar">
            <chart:data-point/>
          </chart:series>
          <chart:series chart:style-name="ch8" chart:values-cell-range-address="overall.BR2:overall.BR2" chart:label-cell-address="overall.BR1:overall.BR1" chart:class="chart:bar">
            <chart:data-point/>
          </chart:series>
          <chart:series chart:style-name="ch9" chart:values-cell-range-address="overall.BT2:overall.BT2" chart:label-cell-address="overall.BT1:overall.BT1" chart:class="chart:bar">
            <chart:data-point/>
          </chart:series>
          <chart:series chart:style-name="ch10" chart:values-cell-range-address="overall.BV2:overall.BV2" chart:label-cell-address="overall.BV1:overall.BV1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hing</text:p>
                <draw:g>
                  <svg:desc>overall.H1:overall.H1</svg:desc>
                </draw:g>
              </table:table-cell>
              <table:table-cell office:value-type="string">
                <text:p>shuff1</text:p>
                <draw:g>
                  <svg:desc>overall.J1:overall.J1</svg:desc>
                </draw:g>
              </table:table-cell>
              <table:table-cell office:value-type="string">
                <text:p>1/C</text:p>
                <draw:g>
                  <svg:desc>overall.L1:overall.L1</svg:desc>
                </draw:g>
              </table:table-cell>
              <table:table-cell office:value-type="string">
                <text:p>1/R</text:p>
                <draw:g>
                  <svg:desc>overall.N1:overall.N1</svg:desc>
                </draw:g>
              </table:table-cell>
              <table:table-cell office:value-type="string">
                <text:p>R/C</text:p>
                <draw:g>
                  <svg:desc>overall.P1:overall.P1</svg:desc>
                </draw:g>
              </table:table-cell>
              <table:table-cell office:value-type="string">
                <text:p>ic_shuff</text:p>
                <draw:g>
                  <svg:desc>overall.R1:overall.R1</svg:desc>
                </draw:g>
              </table:table-cell>
              <table:table-cell office:value-type="string">
                <text:p>ic_dyn_1/C</text:p>
                <draw:g>
                  <svg:desc>overall.T1:overall.T1</svg:desc>
                </draw:g>
              </table:table-cell>
              <table:table-cell office:value-type="string">
                <text:p>ic_dyn_1/R</text:p>
                <draw:g>
                  <svg:desc>overall.V1:overall.V1</svg:desc>
                </draw:g>
              </table:table-cell>
              <table:table-cell office:value-type="string">
                <text:p>ic_dyn_R/C</text:p>
                <draw:g>
                  <svg:desc>overall.X1:overall.X1</svg:desc>
                </draw:g>
              </table:table-cell>
              <table:table-cell office:value-type="string">
                <text:p>bc_shuff</text:p>
                <draw:g>
                  <svg:desc>overall.Z1:overall.Z1</svg:desc>
                </draw:g>
              </table:table-cell>
              <table:table-cell office:value-type="string">
                <text:p>bc_dyn_1/C</text:p>
                <draw:g>
                  <svg:desc>overall.AB1:overall.AB1</svg:desc>
                </draw:g>
              </table:table-cell>
              <table:table-cell office:value-type="string">
                <text:p>bc_dyn_1/R</text:p>
                <draw:g>
                  <svg:desc>overall.AD1:overall.AD1</svg:desc>
                </draw:g>
              </table:table-cell>
              <table:table-cell office:value-type="string">
                <text:p>bc_dyn_R/C</text:p>
                <draw:g>
                  <svg:desc>overall.AF1:overall.AF1</svg:desc>
                </draw:g>
              </table:table-cell>
              <table:table-cell office:value-type="string">
                <text:p>bb_nothing</text:p>
                <draw:g>
                  <svg:desc>overall.AH1:overall.AH1</svg:desc>
                </draw:g>
              </table:table-cell>
              <table:table-cell office:value-type="string">
                <text:p>bb_shuff1</text:p>
                <draw:g>
                  <svg:desc>overall.AJ1:overall.AJ1</svg:desc>
                </draw:g>
              </table:table-cell>
              <table:table-cell office:value-type="string">
                <text:p>bb_shuff</text:p>
                <draw:g>
                  <svg:desc>overall.AL1:overall.AL1</svg:desc>
                </draw:g>
              </table:table-cell>
              <table:table-cell office:value-type="string">
                <text:p>bb_st_1/C</text:p>
                <draw:g>
                  <svg:desc>overall.AN1:overall.AN1</svg:desc>
                </draw:g>
              </table:table-cell>
              <table:table-cell office:value-type="string">
                <text:p>bb_dyn_1/C</text:p>
                <draw:g>
                  <svg:desc>overall.AP1:overall.AP1</svg:desc>
                </draw:g>
              </table:table-cell>
              <table:table-cell office:value-type="string">
                <text:p>bb_st_1/R</text:p>
                <draw:g>
                  <svg:desc>overall.AR1:overall.AR1</svg:desc>
                </draw:g>
              </table:table-cell>
              <table:table-cell office:value-type="string">
                <text:p>bb_dyn_1/R</text:p>
                <draw:g>
                  <svg:desc>overall.AT1:overall.AT1</svg:desc>
                </draw:g>
              </table:table-cell>
              <table:table-cell office:value-type="string">
                <text:p>bb_st_R/C</text:p>
                <draw:g>
                  <svg:desc>overall.AV1:overall.AV1</svg:desc>
                </draw:g>
              </table:table-cell>
              <table:table-cell office:value-type="string">
                <text:p>bb_dyn_R/C</text:p>
                <draw:g>
                  <svg:desc>overall.AX1:overall.AX1</svg:desc>
                </draw:g>
              </table:table-cell>
              <table:table-cell office:value-type="string">
                <text:p>sbb_nothing</text:p>
                <draw:g>
                  <svg:desc>overall.AZ1:overall.AZ1</svg:desc>
                </draw:g>
              </table:table-cell>
              <table:table-cell office:value-type="string">
                <text:p>sbb_shuff1</text:p>
                <draw:g>
                  <svg:desc>overall.BB1:overall.BB1</svg:desc>
                </draw:g>
              </table:table-cell>
              <table:table-cell office:value-type="string">
                <text:p>sbb_shuff</text:p>
                <draw:g>
                  <svg:desc>overall.BD1:overall.BD1</svg:desc>
                </draw:g>
              </table:table-cell>
              <table:table-cell office:value-type="string">
                <text:p>sbb_st_1/C</text:p>
                <draw:g>
                  <svg:desc>overall.BF1:overall.BF1</svg:desc>
                </draw:g>
              </table:table-cell>
              <table:table-cell office:value-type="string">
                <text:p>sbb_dyn_1/C</text:p>
                <draw:g>
                  <svg:desc>overall.BH1:overall.BH1</svg:desc>
                </draw:g>
              </table:table-cell>
              <table:table-cell office:value-type="string">
                <text:p>sbb_st_1/R</text:p>
                <draw:g>
                  <svg:desc>overall.BJ1:overall.BJ1</svg:desc>
                </draw:g>
              </table:table-cell>
              <table:table-cell office:value-type="string">
                <text:p>sbb_dyn_1/R</text:p>
                <draw:g>
                  <svg:desc>overall.BL1:overall.BL1</svg:desc>
                </draw:g>
              </table:table-cell>
              <table:table-cell office:value-type="string">
                <text:p>sbb_st_R/C</text:p>
                <draw:g>
                  <svg:desc>overall.BN1:overall.BN1</svg:desc>
                </draw:g>
              </table:table-cell>
              <table:table-cell office:value-type="string">
                <text:p>sbb_dyn_R/C</text:p>
                <draw:g>
                  <svg:desc>overall.BP1:overall.BP1</svg:desc>
                </draw:g>
              </table:table-cell>
              <table:table-cell office:value-type="string">
                <text:p>dp</text:p>
                <draw:g>
                  <svg:desc>overall.BR1:overall.BR1</svg:desc>
                </draw:g>
              </table:table-cell>
              <table:table-cell office:value-type="string">
                <text:p>dp_normC</text:p>
                <draw:g>
                  <svg:desc>overall.BT1:overall.BT1</svg:desc>
                </draw:g>
              </table:table-cell>
              <table:table-cell office:value-type="string">
                <text:p>dp_normR</text:p>
                <draw:g>
                  <svg:desc>overall.BV1:overall.BV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909.999999999999">
                <text:p>909.999999999999</text:p>
                <draw:g>
                  <svg:desc>overall.H2:overall.H2</svg:desc>
                </draw:g>
              </table:table-cell>
              <table:table-cell office:value-type="float" office:value="901">
                <text:p>901</text:p>
                <draw:g>
                  <svg:desc>overall.J2:overall.J2</svg:desc>
                </draw:g>
              </table:table-cell>
              <table:table-cell office:value-type="float" office:value="1892">
                <text:p>1892</text:p>
                <draw:g>
                  <svg:desc>overall.L2:overall.L2</svg:desc>
                </draw:g>
              </table:table-cell>
              <table:table-cell office:value-type="float" office:value="1893">
                <text:p>1893</text:p>
                <draw:g>
                  <svg:desc>overall.N2:overall.N2</svg:desc>
                </draw:g>
              </table:table-cell>
              <table:table-cell office:value-type="float" office:value="1957">
                <text:p>1957</text:p>
                <draw:g>
                  <svg:desc>overall.P2:overall.P2</svg:desc>
                </draw:g>
              </table:table-cell>
              <table:table-cell office:value-type="float" office:value="48">
                <text:p>48</text:p>
                <draw:g>
                  <svg:desc>overall.R2:overall.R2</svg:desc>
                </draw:g>
              </table:table-cell>
              <table:table-cell office:value-type="float" office:value="1783">
                <text:p>1783</text:p>
                <draw:g>
                  <svg:desc>overall.T2:overall.T2</svg:desc>
                </draw:g>
              </table:table-cell>
              <table:table-cell office:value-type="float" office:value="1703">
                <text:p>1703</text:p>
                <draw:g>
                  <svg:desc>overall.V2:overall.V2</svg:desc>
                </draw:g>
              </table:table-cell>
              <table:table-cell office:value-type="float" office:value="1804">
                <text:p>1804</text:p>
                <draw:g>
                  <svg:desc>overall.X2:overall.X2</svg:desc>
                </draw:g>
              </table:table-cell>
              <table:table-cell office:value-type="float" office:value="149">
                <text:p>149</text:p>
                <draw:g>
                  <svg:desc>overall.Z2:overall.Z2</svg:desc>
                </draw:g>
              </table:table-cell>
              <table:table-cell office:value-type="float" office:value="1961">
                <text:p>1961</text:p>
                <draw:g>
                  <svg:desc>overall.AB2:overall.AB2</svg:desc>
                </draw:g>
              </table:table-cell>
              <table:table-cell office:value-type="float" office:value="1913">
                <text:p>1913</text:p>
                <draw:g>
                  <svg:desc>overall.AD2:overall.AD2</svg:desc>
                </draw:g>
              </table:table-cell>
              <table:table-cell office:value-type="float" office:value="2000">
                <text:p>2000</text:p>
                <draw:g>
                  <svg:desc>overall.AF2:overall.AF2</svg:desc>
                </draw:g>
              </table:table-cell>
              <table:table-cell office:value-type="float" office:value="53">
                <text:p>53</text:p>
                <draw:g>
                  <svg:desc>overall.AH2:overall.AH2</svg:desc>
                </draw:g>
              </table:table-cell>
              <table:table-cell office:value-type="float" office:value="64.9999999999999">
                <text:p>64.9999999999999</text:p>
                <draw:g>
                  <svg:desc>overall.AJ2:overall.AJ2</svg:desc>
                </draw:g>
              </table:table-cell>
              <table:table-cell office:value-type="float" office:value="38">
                <text:p>38</text:p>
                <draw:g>
                  <svg:desc>overall.AL2:overall.AL2</svg:desc>
                </draw:g>
              </table:table-cell>
              <table:table-cell office:value-type="float" office:value="1319">
                <text:p>1319</text:p>
                <draw:g>
                  <svg:desc>overall.AN2:overall.AN2</svg:desc>
                </draw:g>
              </table:table-cell>
              <table:table-cell office:value-type="float" office:value="1366">
                <text:p>1366</text:p>
                <draw:g>
                  <svg:desc>overall.AP2:overall.AP2</svg:desc>
                </draw:g>
              </table:table-cell>
              <table:table-cell office:value-type="float" office:value="1329">
                <text:p>1329</text:p>
                <draw:g>
                  <svg:desc>overall.AR2:overall.AR2</svg:desc>
                </draw:g>
              </table:table-cell>
              <table:table-cell office:value-type="float" office:value="1388">
                <text:p>1388</text:p>
                <draw:g>
                  <svg:desc>overall.AT2:overall.AT2</svg:desc>
                </draw:g>
              </table:table-cell>
              <table:table-cell office:value-type="float" office:value="1334">
                <text:p>1334</text:p>
                <draw:g>
                  <svg:desc>overall.AV2:overall.AV2</svg:desc>
                </draw:g>
              </table:table-cell>
              <table:table-cell office:value-type="float" office:value="1303">
                <text:p>1303</text:p>
                <draw:g>
                  <svg:desc>overall.AX2:overall.AX2</svg:desc>
                </draw:g>
              </table:table-cell>
              <table:table-cell office:value-type="float" office:value="416">
                <text:p>416</text:p>
                <draw:g>
                  <svg:desc>overall.AZ2:overall.AZ2</svg:desc>
                </draw:g>
              </table:table-cell>
              <table:table-cell office:value-type="float" office:value="409">
                <text:p>409</text:p>
                <draw:g>
                  <svg:desc>overall.BB2:overall.BB2</svg:desc>
                </draw:g>
              </table:table-cell>
              <table:table-cell office:value-type="float" office:value="80">
                <text:p>80</text:p>
                <draw:g>
                  <svg:desc>overall.BD2:overall.BD2</svg:desc>
                </draw:g>
              </table:table-cell>
              <table:table-cell office:value-type="float" office:value="1765">
                <text:p>1765</text:p>
                <draw:g>
                  <svg:desc>overall.BF2:overall.BF2</svg:desc>
                </draw:g>
              </table:table-cell>
              <table:table-cell office:value-type="float" office:value="1704">
                <text:p>1704</text:p>
                <draw:g>
                  <svg:desc>overall.BH2:overall.BH2</svg:desc>
                </draw:g>
              </table:table-cell>
              <table:table-cell office:value-type="float" office:value="1773">
                <text:p>1773</text:p>
                <draw:g>
                  <svg:desc>overall.BJ2:overall.BJ2</svg:desc>
                </draw:g>
              </table:table-cell>
              <table:table-cell office:value-type="float" office:value="1660">
                <text:p>1660</text:p>
                <draw:g>
                  <svg:desc>overall.BL2:overall.BL2</svg:desc>
                </draw:g>
              </table:table-cell>
              <table:table-cell office:value-type="float" office:value="1806">
                <text:p>1806</text:p>
                <draw:g>
                  <svg:desc>overall.BN2:overall.BN2</svg:desc>
                </draw:g>
              </table:table-cell>
              <table:table-cell office:value-type="float" office:value="1792">
                <text:p>1792</text:p>
                <draw:g>
                  <svg:desc>overall.BP2:overall.BP2</svg:desc>
                </draw:g>
              </table:table-cell>
              <table:table-cell office:value-type="float" office:value="2181">
                <text:p>2181</text:p>
                <draw:g>
                  <svg:desc>overall.BR2:overall.BR2</svg:desc>
                </draw:g>
              </table:table-cell>
              <table:table-cell office:value-type="float" office:value="2104">
                <text:p>2104</text:p>
                <draw:g>
                  <svg:desc>overall.BT2:overall.BT2</svg:desc>
                </draw:g>
              </table:table-cell>
              <table:table-cell office:value-type="float" office:value="997">
                <text:p>997</text:p>
                <draw:g>
                  <svg:desc>overall.BV2:overall.BV2</svg:desc>
                </draw:g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6.933cm" svg:height="11.394cm" xlink:href=".." xlink:type="simple" chart:class="chart:bar" chart:style-name="ch1">
        <chart:legend chart:legend-position="end" svg:x="43.559cm" svg:y="1.912cm" style:legend-expansion="high" chart:style-name="ch2"/>
        <chart:plot-area chart:style-name="ch3" table:cell-range-address="'mf 0.8 - rem 1.0'.A2:'mf 0.8 - rem 1.0'.A11 'mf 0.8 - rem 1.0'.L1:'mf 0.8 - rem 1.0'.L11 'mf 0.8 - rem 1.0'.N1:'mf 0.8 - rem 1.0'.N11 'mf 0.8 - rem 1.0'.P1:'mf 0.8 - rem 1.0'.P11 'mf 0.8 - rem 1.0'.T1:'mf 0.8 - rem 1.0'.T11 'mf 0.8 - rem 1.0'.V1:'mf 0.8 - rem 1.0'.V11 'mf 0.8 - rem 1.0'.X1:'mf 0.8 - rem 1.0'.X11 'mf 0.8 - rem 1.0'.AB1:'mf 0.8 - rem 1.0'.AB11 'mf 0.8 - rem 1.0'.AD1:'mf 0.8 - rem 1.0'.AD11 'mf 0.8 - rem 1.0'.AF1:'mf 0.8 - rem 1.0'.AF11 'mf 0.8 - rem 1.0'.BF1:'mf 0.8 - rem 1.0'.BF11 'mf 0.8 - rem 1.0'.BH1:'mf 0.8 - rem 1.0'.BH11 'mf 0.8 - rem 1.0'.BJ1:'mf 0.8 - rem 1.0'.BJ11 'mf 0.8 - rem 1.0'.BL1:'mf 0.8 - rem 1.0'.BL11 'mf 0.8 - rem 1.0'.BN1:'mf 0.8 - rem 1.0'.BN11 'mf 0.8 - rem 1.0'.BP1:'mf 0.8 - rem 1.0'.BP11" chart:data-source-has-labels="both" svg:x="1.388cm" svg:y="1.043cm" svg:width="40.295cm" svg:height="9.704cm">
          <chartooo:coordinate-region svg:x="2.195cm" svg:y="1.242cm" svg:width="39.488cm" svg:height="8.858cm"/>
          <chart:axis chart:dimension="x" chart:name="primary-x" chart:style-name="ch4" chartooo:axis-type="auto">
            <chartooo:date-scale/>
            <chart:categories table:cell-range-address="'mf 0.8 - rem 1.0'.A2:'mf 0.8 - rem 1.0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f 0.8 - rem 1.0'.L2:'mf 0.8 - rem 1.0'.L11" chart:label-cell-address="'mf 0.8 - rem 1.0'.L1:'mf 0.8 - rem 1.0'.L1" chart:class="chart:bar">
            <chart:data-point chart:repeated="10"/>
          </chart:series>
          <chart:series chart:style-name="ch8" chart:values-cell-range-address="'mf 0.8 - rem 1.0'.N2:'mf 0.8 - rem 1.0'.N11" chart:label-cell-address="'mf 0.8 - rem 1.0'.N1:'mf 0.8 - rem 1.0'.N1" chart:class="chart:bar">
            <chart:data-point chart:repeated="10"/>
          </chart:series>
          <chart:series chart:style-name="ch9" chart:values-cell-range-address="'mf 0.8 - rem 1.0'.P2:'mf 0.8 - rem 1.0'.P11" chart:label-cell-address="'mf 0.8 - rem 1.0'.P1:'mf 0.8 - rem 1.0'.P1" chart:class="chart:bar">
            <chart:data-point chart:repeated="10"/>
          </chart:series>
          <chart:series chart:style-name="ch10" chart:values-cell-range-address="'mf 0.8 - rem 1.0'.T2:'mf 0.8 - rem 1.0'.T11" chart:label-cell-address="'mf 0.8 - rem 1.0'.T1:'mf 0.8 - rem 1.0'.T1" chart:class="chart:bar">
            <chart:data-point chart:repeated="10"/>
          </chart:series>
          <chart:series chart:style-name="ch11" chart:values-cell-range-address="'mf 0.8 - rem 1.0'.V2:'mf 0.8 - rem 1.0'.V11" chart:label-cell-address="'mf 0.8 - rem 1.0'.V1:'mf 0.8 - rem 1.0'.V1" chart:class="chart:bar">
            <chart:data-point chart:repeated="10"/>
          </chart:series>
          <chart:series chart:style-name="ch12" chart:values-cell-range-address="'mf 0.8 - rem 1.0'.X2:'mf 0.8 - rem 1.0'.X11" chart:label-cell-address="'mf 0.8 - rem 1.0'.X1:'mf 0.8 - rem 1.0'.X1" chart:class="chart:bar">
            <chart:data-point chart:repeated="10"/>
          </chart:series>
          <chart:series chart:style-name="ch13" chart:values-cell-range-address="'mf 0.8 - rem 1.0'.AB2:'mf 0.8 - rem 1.0'.AB11" chart:label-cell-address="'mf 0.8 - rem 1.0'.AB1:'mf 0.8 - rem 1.0'.AB1" chart:class="chart:bar">
            <chart:data-point chart:repeated="10"/>
          </chart:series>
          <chart:series chart:style-name="ch14" chart:values-cell-range-address="'mf 0.8 - rem 1.0'.AD2:'mf 0.8 - rem 1.0'.AD11" chart:label-cell-address="'mf 0.8 - rem 1.0'.AD1:'mf 0.8 - rem 1.0'.AD1" chart:class="chart:bar">
            <chart:data-point chart:repeated="10"/>
          </chart:series>
          <chart:series chart:style-name="ch15" chart:values-cell-range-address="'mf 0.8 - rem 1.0'.AF2:'mf 0.8 - rem 1.0'.AF11" chart:label-cell-address="'mf 0.8 - rem 1.0'.AF1:'mf 0.8 - rem 1.0'.AF1" chart:class="chart:bar">
            <chart:data-point chart:repeated="10"/>
          </chart:series>
          <chart:series chart:style-name="ch16" chart:values-cell-range-address="'mf 0.8 - rem 1.0'.BF2:'mf 0.8 - rem 1.0'.BF11" chart:label-cell-address="'mf 0.8 - rem 1.0'.BF1:'mf 0.8 - rem 1.0'.BF1" chart:class="chart:bar">
            <chart:data-point chart:repeated="10"/>
          </chart:series>
          <chart:series chart:style-name="ch7" chart:values-cell-range-address="'mf 0.8 - rem 1.0'.BH2:'mf 0.8 - rem 1.0'.BH11" chart:label-cell-address="'mf 0.8 - rem 1.0'.BH1:'mf 0.8 - rem 1.0'.BH1" chart:class="chart:bar">
            <chart:data-point chart:repeated="10"/>
          </chart:series>
          <chart:series chart:style-name="ch8" chart:values-cell-range-address="'mf 0.8 - rem 1.0'.BJ2:'mf 0.8 - rem 1.0'.BJ11" chart:label-cell-address="'mf 0.8 - rem 1.0'.BJ1:'mf 0.8 - rem 1.0'.BJ1" chart:class="chart:bar">
            <chart:data-point chart:repeated="10"/>
          </chart:series>
          <chart:series chart:style-name="ch9" chart:values-cell-range-address="'mf 0.8 - rem 1.0'.BL2:'mf 0.8 - rem 1.0'.BL11" chart:label-cell-address="'mf 0.8 - rem 1.0'.BL1:'mf 0.8 - rem 1.0'.BL1" chart:class="chart:bar">
            <chart:data-point chart:repeated="10"/>
          </chart:series>
          <chart:series chart:style-name="ch17" chart:values-cell-range-address="'mf 0.8 - rem 1.0'.BN2:'mf 0.8 - rem 1.0'.BN11" chart:label-cell-address="'mf 0.8 - rem 1.0'.BN1:'mf 0.8 - rem 1.0'.BN1" chart:class="chart:bar">
            <chart:data-point chart:repeated="10"/>
          </chart:series>
          <chart:series chart:style-name="ch10" chart:values-cell-range-address="'mf 0.8 - rem 1.0'.BP2:'mf 0.8 - rem 1.0'.BP11" chart:label-cell-address="'mf 0.8 - rem 1.0'.BP1:'mf 0.8 - rem 1.0'.BP1" chart:class="chart:bar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C_ns</text:p>
                <draw:g>
                  <svg:desc>'mf 0.8 - rem 1.0'.L1:'mf 0.8 - rem 1.0'.L1</svg:desc>
                </draw:g>
              </table:table-cell>
              <table:table-cell office:value-type="string">
                <text:p>1/R_ns</text:p>
                <draw:g>
                  <svg:desc>'mf 0.8 - rem 1.0'.N1:'mf 0.8 - rem 1.0'.N1</svg:desc>
                </draw:g>
              </table:table-cell>
              <table:table-cell office:value-type="string">
                <text:p>R/C_ns</text:p>
                <draw:g>
                  <svg:desc>'mf 0.8 - rem 1.0'.P1:'mf 0.8 - rem 1.0'.P1</svg:desc>
                </draw:g>
              </table:table-cell>
              <table:table-cell office:value-type="string">
                <text:p>ic_dyn_1/C_ns</text:p>
                <draw:g>
                  <svg:desc>'mf 0.8 - rem 1.0'.T1:'mf 0.8 - rem 1.0'.T1</svg:desc>
                </draw:g>
              </table:table-cell>
              <table:table-cell office:value-type="string">
                <text:p>ic_dyn_1/R_ns</text:p>
                <draw:g>
                  <svg:desc>'mf 0.8 - rem 1.0'.V1:'mf 0.8 - rem 1.0'.V1</svg:desc>
                </draw:g>
              </table:table-cell>
              <table:table-cell office:value-type="string">
                <text:p>ic_dyn_R/C_ns</text:p>
                <draw:g>
                  <svg:desc>'mf 0.8 - rem 1.0'.X1:'mf 0.8 - rem 1.0'.X1</svg:desc>
                </draw:g>
              </table:table-cell>
              <table:table-cell office:value-type="string">
                <text:p>bc_dyn_1/C_ns</text:p>
                <draw:g>
                  <svg:desc>'mf 0.8 - rem 1.0'.AB1:'mf 0.8 - rem 1.0'.AB1</svg:desc>
                </draw:g>
              </table:table-cell>
              <table:table-cell office:value-type="string">
                <text:p>bc_dyn_1/R_ns</text:p>
                <draw:g>
                  <svg:desc>'mf 0.8 - rem 1.0'.AD1:'mf 0.8 - rem 1.0'.AD1</svg:desc>
                </draw:g>
              </table:table-cell>
              <table:table-cell office:value-type="string">
                <text:p>bc_dyn_R/C_ns</text:p>
                <draw:g>
                  <svg:desc>'mf 0.8 - rem 1.0'.AF1:'mf 0.8 - rem 1.0'.AF1</svg:desc>
                </draw:g>
              </table:table-cell>
              <table:table-cell office:value-type="string">
                <text:p>sbb_st_1/C_ns</text:p>
                <draw:g>
                  <svg:desc>'mf 0.8 - rem 1.0'.BF1:'mf 0.8 - rem 1.0'.BF1</svg:desc>
                </draw:g>
              </table:table-cell>
              <table:table-cell office:value-type="string">
                <text:p>sbb_dyn_1/C_ns</text:p>
                <draw:g>
                  <svg:desc>'mf 0.8 - rem 1.0'.BH1:'mf 0.8 - rem 1.0'.BH1</svg:desc>
                </draw:g>
              </table:table-cell>
              <table:table-cell office:value-type="string">
                <text:p>sbb_st_1/R_ns</text:p>
                <draw:g>
                  <svg:desc>'mf 0.8 - rem 1.0'.BJ1:'mf 0.8 - rem 1.0'.BJ1</svg:desc>
                </draw:g>
              </table:table-cell>
              <table:table-cell office:value-type="string">
                <text:p>sbb_dyn_1/R_ns</text:p>
                <draw:g>
                  <svg:desc>'mf 0.8 - rem 1.0'.BL1:'mf 0.8 - rem 1.0'.BL1</svg:desc>
                </draw:g>
              </table:table-cell>
              <table:table-cell office:value-type="string">
                <text:p>sbb_st_R/C_ns</text:p>
                <draw:g>
                  <svg:desc>'mf 0.8 - rem 1.0'.BN1:'mf 0.8 - rem 1.0'.BN1</svg:desc>
                </draw:g>
              </table:table-cell>
              <table:table-cell office:value-type="string">
                <text:p>sbb_dyn_R/C_ns</text:p>
                <draw:g>
                  <svg:desc>'mf 0.8 - rem 1.0'.BP1:'mf 0.8 - rem 1.0'.B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'mf 0.8 - rem 1.0'.A2:'mf 0.8 - rem 1.0'.A11</svg:desc>
                </draw:g>
              </table:table-cell>
              <table:table-cell office:value-type="float" office:value="57">
                <text:p>57</text:p>
                <draw:g>
                  <svg:desc>'mf 0.8 - rem 1.0'.L2:'mf 0.8 - rem 1.0'.L11</svg:desc>
                </draw:g>
              </table:table-cell>
              <table:table-cell office:value-type="float" office:value="59">
                <text:p>59</text:p>
                <draw:g>
                  <svg:desc>'mf 0.8 - rem 1.0'.N2:'mf 0.8 - rem 1.0'.N11</svg:desc>
                </draw:g>
              </table:table-cell>
              <table:table-cell office:value-type="float" office:value="64">
                <text:p>64</text:p>
                <draw:g>
                  <svg:desc>'mf 0.8 - rem 1.0'.P2:'mf 0.8 - rem 1.0'.P11</svg:desc>
                </draw:g>
              </table:table-cell>
              <table:table-cell office:value-type="float" office:value="78">
                <text:p>78</text:p>
                <draw:g>
                  <svg:desc>'mf 0.8 - rem 1.0'.T2:'mf 0.8 - rem 1.0'.T11</svg:desc>
                </draw:g>
              </table:table-cell>
              <table:table-cell office:value-type="float" office:value="66">
                <text:p>66</text:p>
                <draw:g>
                  <svg:desc>'mf 0.8 - rem 1.0'.V2:'mf 0.8 - rem 1.0'.V11</svg:desc>
                </draw:g>
              </table:table-cell>
              <table:table-cell office:value-type="float" office:value="63">
                <text:p>63</text:p>
                <draw:g>
                  <svg:desc>'mf 0.8 - rem 1.0'.X2:'mf 0.8 - rem 1.0'.X11</svg:desc>
                </draw:g>
              </table:table-cell>
              <table:table-cell office:value-type="float" office:value="64">
                <text:p>64</text:p>
                <draw:g>
                  <svg:desc>'mf 0.8 - rem 1.0'.AB2:'mf 0.8 - rem 1.0'.AB11</svg:desc>
                </draw:g>
              </table:table-cell>
              <table:table-cell office:value-type="float" office:value="62">
                <text:p>62</text:p>
                <draw:g>
                  <svg:desc>'mf 0.8 - rem 1.0'.AD2:'mf 0.8 - rem 1.0'.AD11</svg:desc>
                </draw:g>
              </table:table-cell>
              <table:table-cell office:value-type="float" office:value="63">
                <text:p>63</text:p>
                <draw:g>
                  <svg:desc>'mf 0.8 - rem 1.0'.AF2:'mf 0.8 - rem 1.0'.AF11</svg:desc>
                </draw:g>
              </table:table-cell>
              <table:table-cell office:value-type="float" office:value="51">
                <text:p>51</text:p>
                <draw:g>
                  <svg:desc>'mf 0.8 - rem 1.0'.BF2:'mf 0.8 - rem 1.0'.BF11</svg:desc>
                </draw:g>
              </table:table-cell>
              <table:table-cell office:value-type="float" office:value="57">
                <text:p>57</text:p>
                <draw:g>
                  <svg:desc>'mf 0.8 - rem 1.0'.BH2:'mf 0.8 - rem 1.0'.BH11</svg:desc>
                </draw:g>
              </table:table-cell>
              <table:table-cell office:value-type="float" office:value="54">
                <text:p>54</text:p>
                <draw:g>
                  <svg:desc>'mf 0.8 - rem 1.0'.BJ2:'mf 0.8 - rem 1.0'.BJ11</svg:desc>
                </draw:g>
              </table:table-cell>
              <table:table-cell office:value-type="float" office:value="55">
                <text:p>55</text:p>
                <draw:g>
                  <svg:desc>'mf 0.8 - rem 1.0'.BL2:'mf 0.8 - rem 1.0'.BL11</svg:desc>
                </draw:g>
              </table:table-cell>
              <table:table-cell office:value-type="float" office:value="50">
                <text:p>50</text:p>
                <draw:g>
                  <svg:desc>'mf 0.8 - rem 1.0'.BN2:'mf 0.8 - rem 1.0'.BN11</svg:desc>
                </draw:g>
              </table:table-cell>
              <table:table-cell office:value-type="float" office:value="49">
                <text:p>49</text:p>
                <draw:g>
                  <svg:desc>'mf 0.8 - rem 1.0'.BP2:'mf 0.8 - rem 1.0'.BP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1">
                <text:p>91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39.4444444444444">
                <text:p>39.4444444444444</text:p>
              </table:table-cell>
              <table:table-cell office:value-type="float" office:value="39.5555555555556">
                <text:p>39.5555555555556</text:p>
              </table:table-cell>
              <table:table-cell office:value-type="float" office:value="40.1111111111111">
                <text:p>40.1111111111111</text:p>
              </table:table-cell>
              <table:table-cell office:value-type="float" office:value="43">
                <text:p>43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41.4444444444444">
                <text:p>41.4444444444444</text:p>
              </table:table-cell>
              <table:table-cell office:value-type="float" office:value="40.3333333333333">
                <text:p>40.3333333333333</text:p>
              </table:table-cell>
              <table:table-cell office:value-type="float" office:value="40.2222222222222">
                <text:p>40.2222222222222</text:p>
              </table:table-cell>
              <table:table-cell office:value-type="float" office:value="40.4444444444444">
                <text:p>40.4444444444444</text:p>
              </table:table-cell>
              <table:table-cell office:value-type="float" office:value="37.8888888888889">
                <text:p>37.8888888888889</text:p>
              </table:table-cell>
              <table:table-cell office:value-type="float" office:value="37.8888888888889">
                <text:p>37.8888888888889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38.1111111111111">
                <text:p>38.1111111111111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5.95cm" svg:height="12.409cm" xlink:href=".." xlink:type="simple" chart:class="chart:bar" chart:style-name="ch1">
        <chart:legend chart:legend-position="end" svg:x="42.576cm" svg:y="2.419cm" style:legend-expansion="high" chart:style-name="ch2"/>
        <chart:plot-area chart:style-name="ch3" table:cell-range-address="'mf 0.8 - rem 1.0'.A2:'mf 0.8 - rem 1.0'.A11 'mf 0.8 - rem 1.0'.K1:'mf 0.8 - rem 1.0'.K11 'mf 0.8 - rem 1.0'.M1:'mf 0.8 - rem 1.0'.M11 'mf 0.8 - rem 1.0'.O1:'mf 0.8 - rem 1.0'.O11 'mf 0.8 - rem 1.0'.S1:'mf 0.8 - rem 1.0'.S11 'mf 0.8 - rem 1.0'.U1:'mf 0.8 - rem 1.0'.U11 'mf 0.8 - rem 1.0'.W1:'mf 0.8 - rem 1.0'.W11 'mf 0.8 - rem 1.0'.AA1:'mf 0.8 - rem 1.0'.AA11 'mf 0.8 - rem 1.0'.AC1:'mf 0.8 - rem 1.0'.AC11 'mf 0.8 - rem 1.0'.AE1:'mf 0.8 - rem 1.0'.AE11 'mf 0.8 - rem 1.0'.BE1:'mf 0.8 - rem 1.0'.BE11 'mf 0.8 - rem 1.0'.BG1:'mf 0.8 - rem 1.0'.BG11 'mf 0.8 - rem 1.0'.BI1:'mf 0.8 - rem 1.0'.BI11 'mf 0.8 - rem 1.0'.BK1:'mf 0.8 - rem 1.0'.BK11 'mf 0.8 - rem 1.0'.BM1:'mf 0.8 - rem 1.0'.BM11 'mf 0.8 - rem 1.0'.BO1:'mf 0.8 - rem 1.0'.BO11" chart:data-source-has-labels="both" svg:x="1.369cm" svg:y="1.127cm" svg:width="39.369cm" svg:height="10.614cm">
          <chartooo:coordinate-region svg:x="2.281cm" svg:y="1.326cm" svg:width="38.457cm" svg:height="9.768cm"/>
          <chart:axis chart:dimension="x" chart:name="primary-x" chart:style-name="ch4" chartooo:axis-type="auto">
            <chartooo:date-scale/>
            <chart:categories table:cell-range-address="'mf 0.8 - rem 1.0'.A2:'mf 0.8 - rem 1.0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f 0.8 - rem 1.0'.K2:'mf 0.8 - rem 1.0'.K11" chart:label-cell-address="'mf 0.8 - rem 1.0'.K1:'mf 0.8 - rem 1.0'.K1" chart:class="chart:bar">
            <chart:data-point chart:repeated="10"/>
          </chart:series>
          <chart:series chart:style-name="ch8" chart:values-cell-range-address="'mf 0.8 - rem 1.0'.M2:'mf 0.8 - rem 1.0'.M11" chart:label-cell-address="'mf 0.8 - rem 1.0'.M1:'mf 0.8 - rem 1.0'.M1" chart:class="chart:bar">
            <chart:data-point chart:repeated="10"/>
          </chart:series>
          <chart:series chart:style-name="ch9" chart:values-cell-range-address="'mf 0.8 - rem 1.0'.O2:'mf 0.8 - rem 1.0'.O11" chart:label-cell-address="'mf 0.8 - rem 1.0'.O1:'mf 0.8 - rem 1.0'.O1" chart:class="chart:bar">
            <chart:data-point chart:repeated="10"/>
          </chart:series>
          <chart:series chart:style-name="ch10" chart:values-cell-range-address="'mf 0.8 - rem 1.0'.S2:'mf 0.8 - rem 1.0'.S11" chart:label-cell-address="'mf 0.8 - rem 1.0'.S1:'mf 0.8 - rem 1.0'.S1" chart:class="chart:bar">
            <chart:data-point chart:repeated="10"/>
          </chart:series>
          <chart:series chart:style-name="ch11" chart:values-cell-range-address="'mf 0.8 - rem 1.0'.U2:'mf 0.8 - rem 1.0'.U11" chart:label-cell-address="'mf 0.8 - rem 1.0'.U1:'mf 0.8 - rem 1.0'.U1" chart:class="chart:bar">
            <chart:data-point chart:repeated="10"/>
          </chart:series>
          <chart:series chart:style-name="ch7" chart:values-cell-range-address="'mf 0.8 - rem 1.0'.W2:'mf 0.8 - rem 1.0'.W11" chart:label-cell-address="'mf 0.8 - rem 1.0'.W1:'mf 0.8 - rem 1.0'.W1" chart:class="chart:bar">
            <chart:data-point chart:repeated="10"/>
          </chart:series>
          <chart:series chart:style-name="ch9" chart:values-cell-range-address="'mf 0.8 - rem 1.0'.AA2:'mf 0.8 - rem 1.0'.AA11" chart:label-cell-address="'mf 0.8 - rem 1.0'.AA1:'mf 0.8 - rem 1.0'.AA1" chart:class="chart:bar">
            <chart:data-point chart:repeated="10"/>
          </chart:series>
          <chart:series chart:style-name="ch12" chart:values-cell-range-address="'mf 0.8 - rem 1.0'.AC2:'mf 0.8 - rem 1.0'.AC11" chart:label-cell-address="'mf 0.8 - rem 1.0'.AC1:'mf 0.8 - rem 1.0'.AC1" chart:class="chart:bar">
            <chart:data-point chart:repeated="10"/>
          </chart:series>
          <chart:series chart:style-name="ch10" chart:values-cell-range-address="'mf 0.8 - rem 1.0'.AE2:'mf 0.8 - rem 1.0'.AE11" chart:label-cell-address="'mf 0.8 - rem 1.0'.AE1:'mf 0.8 - rem 1.0'.AE1" chart:class="chart:bar">
            <chart:data-point chart:repeated="10"/>
          </chart:series>
          <chart:series chart:style-name="ch11" chart:values-cell-range-address="'mf 0.8 - rem 1.0'.BE2:'mf 0.8 - rem 1.0'.BE11" chart:label-cell-address="'mf 0.8 - rem 1.0'.BE1:'mf 0.8 - rem 1.0'.BE1" chart:class="chart:bar">
            <chart:data-point chart:repeated="10"/>
          </chart:series>
          <chart:series chart:style-name="ch7" chart:values-cell-range-address="'mf 0.8 - rem 1.0'.BG2:'mf 0.8 - rem 1.0'.BG11" chart:label-cell-address="'mf 0.8 - rem 1.0'.BG1:'mf 0.8 - rem 1.0'.BG1" chart:class="chart:bar">
            <chart:data-point chart:repeated="10"/>
          </chart:series>
          <chart:series chart:style-name="ch8" chart:values-cell-range-address="'mf 0.8 - rem 1.0'.BI2:'mf 0.8 - rem 1.0'.BI11" chart:label-cell-address="'mf 0.8 - rem 1.0'.BI1:'mf 0.8 - rem 1.0'.BI1" chart:class="chart:bar">
            <chart:data-point chart:repeated="10"/>
          </chart:series>
          <chart:series chart:style-name="ch9" chart:values-cell-range-address="'mf 0.8 - rem 1.0'.BK2:'mf 0.8 - rem 1.0'.BK11" chart:label-cell-address="'mf 0.8 - rem 1.0'.BK1:'mf 0.8 - rem 1.0'.BK1" chart:class="chart:bar">
            <chart:data-point chart:repeated="10"/>
          </chart:series>
          <chart:series chart:style-name="ch12" chart:values-cell-range-address="'mf 0.8 - rem 1.0'.BM2:'mf 0.8 - rem 1.0'.BM11" chart:label-cell-address="'mf 0.8 - rem 1.0'.BM1:'mf 0.8 - rem 1.0'.BM1" chart:class="chart:bar">
            <chart:data-point chart:repeated="10"/>
          </chart:series>
          <chart:series chart:style-name="ch10" chart:values-cell-range-address="'mf 0.8 - rem 1.0'.BO2:'mf 0.8 - rem 1.0'.BO11" chart:label-cell-address="'mf 0.8 - rem 1.0'.BO1:'mf 0.8 - rem 1.0'.BO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C_pn</text:p>
                <draw:g>
                  <svg:desc>'mf 0.8 - rem 1.0'.K1:'mf 0.8 - rem 1.0'.K1</svg:desc>
                </draw:g>
              </table:table-cell>
              <table:table-cell office:value-type="string">
                <text:p>1/R_pn</text:p>
                <draw:g>
                  <svg:desc>'mf 0.8 - rem 1.0'.M1:'mf 0.8 - rem 1.0'.M1</svg:desc>
                </draw:g>
              </table:table-cell>
              <table:table-cell office:value-type="string">
                <text:p>R/C_pn</text:p>
                <draw:g>
                  <svg:desc>'mf 0.8 - rem 1.0'.O1:'mf 0.8 - rem 1.0'.O1</svg:desc>
                </draw:g>
              </table:table-cell>
              <table:table-cell office:value-type="string">
                <text:p>ic_dyn_1/C_pn</text:p>
                <draw:g>
                  <svg:desc>'mf 0.8 - rem 1.0'.S1:'mf 0.8 - rem 1.0'.S1</svg:desc>
                </draw:g>
              </table:table-cell>
              <table:table-cell office:value-type="string">
                <text:p>ic_dyn_1/R_pn</text:p>
                <draw:g>
                  <svg:desc>'mf 0.8 - rem 1.0'.U1:'mf 0.8 - rem 1.0'.U1</svg:desc>
                </draw:g>
              </table:table-cell>
              <table:table-cell office:value-type="string">
                <text:p>ic_dyn_R/C_pn</text:p>
                <draw:g>
                  <svg:desc>'mf 0.8 - rem 1.0'.W1:'mf 0.8 - rem 1.0'.W1</svg:desc>
                </draw:g>
              </table:table-cell>
              <table:table-cell office:value-type="string">
                <text:p>bc_dyn_1/C_pn</text:p>
                <draw:g>
                  <svg:desc>'mf 0.8 - rem 1.0'.AA1:'mf 0.8 - rem 1.0'.AA1</svg:desc>
                </draw:g>
              </table:table-cell>
              <table:table-cell office:value-type="string">
                <text:p>bc_dyn_1/R_pn</text:p>
                <draw:g>
                  <svg:desc>'mf 0.8 - rem 1.0'.AC1:'mf 0.8 - rem 1.0'.AC1</svg:desc>
                </draw:g>
              </table:table-cell>
              <table:table-cell office:value-type="string">
                <text:p>bc_dyn_R/C_pn</text:p>
                <draw:g>
                  <svg:desc>'mf 0.8 - rem 1.0'.AE1:'mf 0.8 - rem 1.0'.AE1</svg:desc>
                </draw:g>
              </table:table-cell>
              <table:table-cell office:value-type="string">
                <text:p>sbb_st_1/C_pn</text:p>
                <draw:g>
                  <svg:desc>'mf 0.8 - rem 1.0'.BE1:'mf 0.8 - rem 1.0'.BE1</svg:desc>
                </draw:g>
              </table:table-cell>
              <table:table-cell office:value-type="string">
                <text:p>sbb_dyn_1/C_pn</text:p>
                <draw:g>
                  <svg:desc>'mf 0.8 - rem 1.0'.BG1:'mf 0.8 - rem 1.0'.BG1</svg:desc>
                </draw:g>
              </table:table-cell>
              <table:table-cell office:value-type="string">
                <text:p>sbb_st_1/R_pn</text:p>
                <draw:g>
                  <svg:desc>'mf 0.8 - rem 1.0'.BI1:'mf 0.8 - rem 1.0'.BI1</svg:desc>
                </draw:g>
              </table:table-cell>
              <table:table-cell office:value-type="string">
                <text:p>sbb_dyn_1/R_pn</text:p>
                <draw:g>
                  <svg:desc>'mf 0.8 - rem 1.0'.BK1:'mf 0.8 - rem 1.0'.BK1</svg:desc>
                </draw:g>
              </table:table-cell>
              <table:table-cell office:value-type="string">
                <text:p>sbb_st_R/C_pn</text:p>
                <draw:g>
                  <svg:desc>'mf 0.8 - rem 1.0'.BM1:'mf 0.8 - rem 1.0'.BM1</svg:desc>
                </draw:g>
              </table:table-cell>
              <table:table-cell office:value-type="string">
                <text:p>sbb_dyn_R/C_pn</text:p>
                <draw:g>
                  <svg:desc>'mf 0.8 - rem 1.0'.BO1:'mf 0.8 - rem 1.0'.B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'mf 0.8 - rem 1.0'.A2:'mf 0.8 - rem 1.0'.A11</svg:desc>
                </draw:g>
              </table:table-cell>
              <table:table-cell office:value-type="float" office:value="0.975417151396">
                <text:p>0.975417151396</text:p>
                <draw:g>
                  <svg:desc>'mf 0.8 - rem 1.0'.K2:'mf 0.8 - rem 1.0'.K11</svg:desc>
                </draw:g>
              </table:table-cell>
              <table:table-cell office:value-type="float" office:value="0.976251043862">
                <text:p>0.976251043862</text:p>
                <draw:g>
                  <svg:desc>'mf 0.8 - rem 1.0'.M2:'mf 0.8 - rem 1.0'.M11</svg:desc>
                </draw:g>
              </table:table-cell>
              <table:table-cell office:value-type="float" office:value="0.977811863644">
                <text:p>0.977811863644</text:p>
                <draw:g>
                  <svg:desc>'mf 0.8 - rem 1.0'.O2:'mf 0.8 - rem 1.0'.O11</svg:desc>
                </draw:g>
              </table:table-cell>
              <table:table-cell office:value-type="float" office:value="0.988004880707">
                <text:p>0.988004880707</text:p>
                <draw:g>
                  <svg:desc>'mf 0.8 - rem 1.0'.S2:'mf 0.8 - rem 1.0'.S11</svg:desc>
                </draw:g>
              </table:table-cell>
              <table:table-cell office:value-type="float" office:value="0.980771352691">
                <text:p>0.980771352691</text:p>
                <draw:g>
                  <svg:desc>'mf 0.8 - rem 1.0'.U2:'mf 0.8 - rem 1.0'.U11</svg:desc>
                </draw:g>
              </table:table-cell>
              <table:table-cell office:value-type="float" office:value="0.977806065692">
                <text:p>0.977806065692</text:p>
                <draw:g>
                  <svg:desc>'mf 0.8 - rem 1.0'.W2:'mf 0.8 - rem 1.0'.W11</svg:desc>
                </draw:g>
              </table:table-cell>
              <table:table-cell office:value-type="float" office:value="0.977034081029">
                <text:p>0.977034081029</text:p>
                <draw:g>
                  <svg:desc>'mf 0.8 - rem 1.0'.AA2:'mf 0.8 - rem 1.0'.AA11</svg:desc>
                </draw:g>
              </table:table-cell>
              <table:table-cell office:value-type="float" office:value="0.978338786017">
                <text:p>0.978338786017</text:p>
                <draw:g>
                  <svg:desc>'mf 0.8 - rem 1.0'.AC2:'mf 0.8 - rem 1.0'.AC11</svg:desc>
                </draw:g>
              </table:table-cell>
              <table:table-cell office:value-type="float" office:value="0.975628297442">
                <text:p>0.975628297442</text:p>
                <draw:g>
                  <svg:desc>'mf 0.8 - rem 1.0'.AE2:'mf 0.8 - rem 1.0'.AE11</svg:desc>
                </draw:g>
              </table:table-cell>
              <table:table-cell office:value-type="float" office:value="0.971972492903">
                <text:p>0.971972492903</text:p>
                <draw:g>
                  <svg:desc>'mf 0.8 - rem 1.0'.BE2:'mf 0.8 - rem 1.0'.BE11</svg:desc>
                </draw:g>
              </table:table-cell>
              <table:table-cell office:value-type="float" office:value="0.973868507542">
                <text:p>0.973868507542</text:p>
                <draw:g>
                  <svg:desc>'mf 0.8 - rem 1.0'.BG2:'mf 0.8 - rem 1.0'.BG11</svg:desc>
                </draw:g>
              </table:table-cell>
              <table:table-cell office:value-type="float" office:value="0.972158186075">
                <text:p>0.972158186075</text:p>
                <draw:g>
                  <svg:desc>'mf 0.8 - rem 1.0'.BI2:'mf 0.8 - rem 1.0'.BI11</svg:desc>
                </draw:g>
              </table:table-cell>
              <table:table-cell office:value-type="float" office:value="0.96846733386">
                <text:p>0.96846733386</text:p>
                <draw:g>
                  <svg:desc>'mf 0.8 - rem 1.0'.BK2:'mf 0.8 - rem 1.0'.BK11</svg:desc>
                </draw:g>
              </table:table-cell>
              <table:table-cell office:value-type="float" office:value="0.969874853541">
                <text:p>0.969874853541</text:p>
                <draw:g>
                  <svg:desc>'mf 0.8 - rem 1.0'.BM2:'mf 0.8 - rem 1.0'.BM11</svg:desc>
                </draw:g>
              </table:table-cell>
              <table:table-cell office:value-type="float" office:value="0.966007920665">
                <text:p>0.966007920665</text:p>
                <draw:g>
                  <svg:desc>'mf 0.8 - rem 1.0'.BO2:'mf 0.8 - rem 1.0'.BO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0.89932655158">
                <text:p>0.89932655158</text:p>
              </table:table-cell>
              <table:table-cell office:value-type="float" office:value="0.897576175331">
                <text:p>0.897576175331</text:p>
              </table:table-cell>
              <table:table-cell office:value-type="float" office:value="0.896922233052">
                <text:p>0.896922233052</text:p>
              </table:table-cell>
              <table:table-cell office:value-type="float" office:value="0.914320283622">
                <text:p>0.914320283622</text:p>
              </table:table-cell>
              <table:table-cell office:value-type="float" office:value="0.912216192438">
                <text:p>0.912216192438</text:p>
              </table:table-cell>
              <table:table-cell office:value-type="float" office:value="0.908447055098">
                <text:p>0.908447055098</text:p>
              </table:table-cell>
              <table:table-cell office:value-type="float" office:value="0.895700433869">
                <text:p>0.895700433869</text:p>
              </table:table-cell>
              <table:table-cell office:value-type="float" office:value="0.897725794352">
                <text:p>0.897725794352</text:p>
              </table:table-cell>
              <table:table-cell office:value-type="float" office:value="0.893869293352">
                <text:p>0.893869293352</text:p>
              </table:table-cell>
              <table:table-cell office:value-type="float" office:value="0.891420452915">
                <text:p>0.891420452915</text:p>
              </table:table-cell>
              <table:table-cell office:value-type="float" office:value="0.894649421022">
                <text:p>0.894649421022</text:p>
              </table:table-cell>
              <table:table-cell office:value-type="float" office:value="0.889416218854">
                <text:p>0.889416218854</text:p>
              </table:table-cell>
              <table:table-cell office:value-type="float" office:value="0.894875926906">
                <text:p>0.894875926906</text:p>
              </table:table-cell>
              <table:table-cell office:value-type="float" office:value="0.892432038236">
                <text:p>0.892432038236</text:p>
              </table:table-cell>
              <table:table-cell office:value-type="float" office:value="0.887673928083">
                <text:p>0.887673928083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0.976844679771">
                <text:p>0.976844679771</text:p>
              </table:table-cell>
              <table:table-cell office:value-type="float" office:value="0.976513991941">
                <text:p>0.976513991941</text:p>
              </table:table-cell>
              <table:table-cell office:value-type="float" office:value="0.976289886606">
                <text:p>0.976289886606</text:p>
              </table:table-cell>
              <table:table-cell office:value-type="float" office:value="0.983903622621">
                <text:p>0.983903622621</text:p>
              </table:table-cell>
              <table:table-cell office:value-type="float" office:value="0.982222612472">
                <text:p>0.982222612472</text:p>
              </table:table-cell>
              <table:table-cell office:value-type="float" office:value="0.982470882946">
                <text:p>0.982470882946</text:p>
              </table:table-cell>
              <table:table-cell office:value-type="float" office:value="0.980282408709">
                <text:p>0.980282408709</text:p>
              </table:table-cell>
              <table:table-cell office:value-type="float" office:value="0.978650192205">
                <text:p>0.978650192205</text:p>
              </table:table-cell>
              <table:table-cell office:value-type="float" office:value="0.977349912149">
                <text:p>0.977349912149</text:p>
              </table:table-cell>
              <table:table-cell office:value-type="float" office:value="0.975118899804">
                <text:p>0.975118899804</text:p>
              </table:table-cell>
              <table:table-cell office:value-type="float" office:value="0.974796148481">
                <text:p>0.974796148481</text:p>
              </table:table-cell>
              <table:table-cell office:value-type="float" office:value="0.974811200479">
                <text:p>0.974811200479</text:p>
              </table:table-cell>
              <table:table-cell office:value-type="float" office:value="0.974828577223">
                <text:p>0.974828577223</text:p>
              </table:table-cell>
              <table:table-cell office:value-type="float" office:value="0.975898923101">
                <text:p>0.975898923101</text:p>
              </table:table-cell>
              <table:table-cell office:value-type="float" office:value="0.972631727334">
                <text:p>0.972631727334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0.999632306725">
                <text:p>0.999632306725</text:p>
              </table:table-cell>
              <table:table-cell office:value-type="float" office:value="0.99972972973">
                <text:p>0.99972972973</text:p>
              </table:table-cell>
              <table:table-cell office:value-type="float" office:value="1">
                <text:p>1</text:p>
              </table:table-cell>
              <table:table-cell office:value-type="float" office:value="0.999124032671">
                <text:p>0.999124032671</text:p>
              </table:table-cell>
              <table:table-cell office:value-type="float" office:value="0.998132612604">
                <text:p>0.998132612604</text:p>
              </table:table-cell>
              <table:table-cell office:value-type="float" office:value="0.999324514991">
                <text:p>0.999324514991</text:p>
              </table:table-cell>
              <table:table-cell office:value-type="float" office:value="0.998606134224">
                <text:p>0.998606134224</text:p>
              </table:table-cell>
              <table:table-cell office:value-type="float" office:value="0.998959300392">
                <text:p>0.998959300392</text:p>
              </table:table-cell>
              <table:table-cell office:value-type="float" office:value="1">
                <text:p>1</text:p>
              </table:table-cell>
              <table:table-cell office:value-type="float" office:value="0.998166305679">
                <text:p>0.998166305679</text:p>
              </table:table-cell>
              <table:table-cell office:value-type="float" office:value="0.996719683415">
                <text:p>0.996719683415</text:p>
              </table:table-cell>
              <table:table-cell office:value-type="float" office:value="0.998324216398">
                <text:p>0.998324216398</text:p>
              </table:table-cell>
              <table:table-cell office:value-type="float" office:value="0.997522125839">
                <text:p>0.997522125839</text:p>
              </table:table-cell>
              <table:table-cell office:value-type="float" office:value="0.997874725238">
                <text:p>0.997874725238</text:p>
              </table:table-cell>
              <table:table-cell office:value-type="float" office:value="0.998284956583">
                <text:p>0.998284956583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.885270302832">
                <text:p>0.885270302832</text:p>
              </table:table-cell>
              <table:table-cell office:value-type="float" office:value="0.882529648391">
                <text:p>0.882529648391</text:p>
              </table:table-cell>
              <table:table-cell office:value-type="float" office:value="0.883814540753">
                <text:p>0.883814540753</text:p>
              </table:table-cell>
              <table:table-cell office:value-type="float" office:value="0.888084806312">
                <text:p>0.888084806312</text:p>
              </table:table-cell>
              <table:table-cell office:value-type="float" office:value="0.883952569943">
                <text:p>0.883952569943</text:p>
              </table:table-cell>
              <table:table-cell office:value-type="float" office:value="0.885815027956">
                <text:p>0.885815027956</text:p>
              </table:table-cell>
              <table:table-cell office:value-type="float" office:value="0.880434142087">
                <text:p>0.880434142087</text:p>
              </table:table-cell>
              <table:table-cell office:value-type="float" office:value="0.883361179211">
                <text:p>0.883361179211</text:p>
              </table:table-cell>
              <table:table-cell office:value-type="float" office:value="0.879539584709">
                <text:p>0.879539584709</text:p>
              </table:table-cell>
              <table:table-cell office:value-type="float" office:value="0.873453002452">
                <text:p>0.873453002452</text:p>
              </table:table-cell>
              <table:table-cell office:value-type="float" office:value="0.873256014712">
                <text:p>0.873256014712</text:p>
              </table:table-cell>
              <table:table-cell office:value-type="float" office:value="0.87311115077">
                <text:p>0.87311115077</text:p>
              </table:table-cell>
              <table:table-cell office:value-type="float" office:value="0.868553772231">
                <text:p>0.868553772231</text:p>
              </table:table-cell>
              <table:table-cell office:value-type="float" office:value="0.872259684725">
                <text:p>0.872259684725</text:p>
              </table:table-cell>
              <table:table-cell office:value-type="float" office:value="0.869053938884">
                <text:p>0.869053938884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.947831755316">
                <text:p>0.947831755316</text:p>
              </table:table-cell>
              <table:table-cell office:value-type="float" office:value="0.946914756828">
                <text:p>0.946914756828</text:p>
              </table:table-cell>
              <table:table-cell office:value-type="float" office:value="0.947337598198">
                <text:p>0.947337598198</text:p>
              </table:table-cell>
              <table:table-cell office:value-type="float" office:value="0.96246545925">
                <text:p>0.96246545925</text:p>
              </table:table-cell>
              <table:table-cell office:value-type="float" office:value="0.962848322137">
                <text:p>0.962848322137</text:p>
              </table:table-cell>
              <table:table-cell office:value-type="float" office:value="0.960022661878">
                <text:p>0.960022661878</text:p>
              </table:table-cell>
              <table:table-cell office:value-type="float" office:value="0.948602679455">
                <text:p>0.948602679455</text:p>
              </table:table-cell>
              <table:table-cell office:value-type="float" office:value="0.949331650896">
                <text:p>0.949331650896</text:p>
              </table:table-cell>
              <table:table-cell office:value-type="float" office:value="0.948188620887">
                <text:p>0.948188620887</text:p>
              </table:table-cell>
              <table:table-cell office:value-type="float" office:value="0.936404329149">
                <text:p>0.936404329149</text:p>
              </table:table-cell>
              <table:table-cell office:value-type="float" office:value="0.939265364598">
                <text:p>0.939265364598</text:p>
              </table:table-cell>
              <table:table-cell office:value-type="float" office:value="0.936196158171">
                <text:p>0.936196158171</text:p>
              </table:table-cell>
              <table:table-cell office:value-type="float" office:value="0.938195353822">
                <text:p>0.938195353822</text:p>
              </table:table-cell>
              <table:table-cell office:value-type="float" office:value="0.937271753436">
                <text:p>0.937271753436</text:p>
              </table:table-cell>
              <table:table-cell office:value-type="float" office:value="0.936154954348">
                <text:p>0.936154954348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.911616267883">
                <text:p>0.911616267883</text:p>
              </table:table-cell>
              <table:table-cell office:value-type="float" office:value="0.912911709457">
                <text:p>0.912911709457</text:p>
              </table:table-cell>
              <table:table-cell office:value-type="float" office:value="0.914627446219">
                <text:p>0.914627446219</text:p>
              </table:table-cell>
              <table:table-cell office:value-type="float" office:value="0.911740166736">
                <text:p>0.911740166736</text:p>
              </table:table-cell>
              <table:table-cell office:value-type="float" office:value="0.910412523171">
                <text:p>0.910412523171</text:p>
              </table:table-cell>
              <table:table-cell office:value-type="float" office:value="0.913060106874">
                <text:p>0.913060106874</text:p>
              </table:table-cell>
              <table:table-cell office:value-type="float" office:value="0.911661862249">
                <text:p>0.911661862249</text:p>
              </table:table-cell>
              <table:table-cell office:value-type="float" office:value="0.913644776045">
                <text:p>0.913644776045</text:p>
              </table:table-cell>
              <table:table-cell office:value-type="float" office:value="0.910516514028">
                <text:p>0.910516514028</text:p>
              </table:table-cell>
              <table:table-cell office:value-type="float" office:value="0.905143165577">
                <text:p>0.905143165577</text:p>
              </table:table-cell>
              <table:table-cell office:value-type="float" office:value="0.906015559199">
                <text:p>0.906015559199</text:p>
              </table:table-cell>
              <table:table-cell office:value-type="float" office:value="0.905298635344">
                <text:p>0.905298635344</text:p>
              </table:table-cell>
              <table:table-cell office:value-type="float" office:value="0.904380202954">
                <text:p>0.904380202954</text:p>
              </table:table-cell>
              <table:table-cell office:value-type="float" office:value="0.905773390357">
                <text:p>0.905773390357</text:p>
              </table:table-cell>
              <table:table-cell office:value-type="float" office:value="0.905284402939">
                <text:p>0.905284402939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.894884877253">
                <text:p>0.894884877253</text:p>
              </table:table-cell>
              <table:table-cell office:value-type="float" office:value="0.895297491992">
                <text:p>0.895297491992</text:p>
              </table:table-cell>
              <table:table-cell office:value-type="float" office:value="0.894724523152">
                <text:p>0.894724523152</text:p>
              </table:table-cell>
              <table:table-cell office:value-type="float" office:value="0.918053035153">
                <text:p>0.918053035153</text:p>
              </table:table-cell>
              <table:table-cell office:value-type="float" office:value="0.916989637557">
                <text:p>0.916989637557</text:p>
              </table:table-cell>
              <table:table-cell office:value-type="float" office:value="0.916333987969">
                <text:p>0.916333987969</text:p>
              </table:table-cell>
              <table:table-cell office:value-type="float" office:value="0.894575765763">
                <text:p>0.894575765763</text:p>
              </table:table-cell>
              <table:table-cell office:value-type="float" office:value="0.894953971447">
                <text:p>0.894953971447</text:p>
              </table:table-cell>
              <table:table-cell office:value-type="float" office:value="0.894414102097">
                <text:p>0.894414102097</text:p>
              </table:table-cell>
              <table:table-cell office:value-type="float" office:value="0.876721521695">
                <text:p>0.876721521695</text:p>
              </table:table-cell>
              <table:table-cell office:value-type="float" office:value="0.877461452157">
                <text:p>0.877461452157</text:p>
              </table:table-cell>
              <table:table-cell office:value-type="float" office:value="0.877615855722">
                <text:p>0.877615855722</text:p>
              </table:table-cell>
              <table:table-cell office:value-type="float" office:value="0.878437656927">
                <text:p>0.878437656927</text:p>
              </table:table-cell>
              <table:table-cell office:value-type="float" office:value="0.875219866889">
                <text:p>0.875219866889</text:p>
              </table:table-cell>
              <table:table-cell office:value-type="float" office:value="0.875025143035">
                <text:p>0.875025143035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943424876972889">
                <text:p>0.943424876972889</text:p>
              </table:table-cell>
              <table:table-cell office:value-type="float" office:value="0.943080505281333">
                <text:p>0.943080505281333</text:p>
              </table:table-cell>
              <table:table-cell office:value-type="float" office:value="0.943503121291556">
                <text:p>0.943503121291556</text:p>
              </table:table-cell>
              <table:table-cell office:value-type="float" office:value="0.951744031896889">
                <text:p>0.951744031896889</text:p>
              </table:table-cell>
              <table:table-cell office:value-type="float" office:value="0.949727313668111">
                <text:p>0.949727313668111</text:p>
              </table:table-cell>
              <table:table-cell office:value-type="float" office:value="0.949253367044889">
                <text:p>0.949253367044889</text:p>
              </table:table-cell>
              <table:table-cell office:value-type="float" office:value="0.942988611931667">
                <text:p>0.942988611931667</text:p>
              </table:table-cell>
              <table:table-cell office:value-type="float" office:value="0.943885072285">
                <text:p>0.943885072285</text:p>
              </table:table-cell>
              <table:table-cell office:value-type="float" office:value="0.942167369407111">
                <text:p>0.942167369407111</text:p>
              </table:table-cell>
              <table:table-cell office:value-type="float" office:value="0.936488907797111">
                <text:p>0.936488907797111</text:p>
              </table:table-cell>
              <table:table-cell office:value-type="float" office:value="0.937336905680667">
                <text:p>0.937336905680667</text:p>
              </table:table-cell>
              <table:table-cell office:value-type="float" office:value="0.936325735757">
                <text:p>0.936325735757</text:p>
              </table:table-cell>
              <table:table-cell office:value-type="float" office:value="0.936140105529111">
                <text:p>0.936140105529111</text:p>
              </table:table-cell>
              <table:table-cell office:value-type="float" office:value="0.936289470613667">
                <text:p>0.936289470613667</text:p>
              </table:table-cell>
              <table:table-cell office:value-type="float" office:value="0.934457441319">
                <text:p>0.93445744131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6.933cm" svg:height="11.394cm" xlink:href=".." xlink:type="simple" chart:class="chart:bar" chart:style-name="ch1">
        <chart:legend chart:legend-position="end" svg:x="43.559cm" svg:y="1.912cm" style:legend-expansion="high" chart:style-name="ch2"/>
        <chart:plot-area chart:style-name="ch3" table:cell-range-address="'mf 0.9 - rem 0.8'.A2:'mf 0.9 - rem 0.8'.A11 'mf 0.9 - rem 0.8'.L1:'mf 0.9 - rem 0.8'.L11 'mf 0.9 - rem 0.8'.N1:'mf 0.9 - rem 0.8'.N11 'mf 0.9 - rem 0.8'.P1:'mf 0.9 - rem 0.8'.P11 'mf 0.9 - rem 0.8'.T1:'mf 0.9 - rem 0.8'.T11 'mf 0.9 - rem 0.8'.V1:'mf 0.9 - rem 0.8'.V11 'mf 0.9 - rem 0.8'.X1:'mf 0.9 - rem 0.8'.X11 'mf 0.9 - rem 0.8'.AB1:'mf 0.9 - rem 0.8'.AB11 'mf 0.9 - rem 0.8'.AD1:'mf 0.9 - rem 0.8'.AD11 'mf 0.9 - rem 0.8'.AF1:'mf 0.9 - rem 0.8'.AF11 'mf 0.9 - rem 0.8'.BF1:'mf 0.9 - rem 0.8'.BF11 'mf 0.9 - rem 0.8'.BH1:'mf 0.9 - rem 0.8'.BH11 'mf 0.9 - rem 0.8'.BJ1:'mf 0.9 - rem 0.8'.BJ11 'mf 0.9 - rem 0.8'.BL1:'mf 0.9 - rem 0.8'.BL11 'mf 0.9 - rem 0.8'.BN1:'mf 0.9 - rem 0.8'.BN11 'mf 0.9 - rem 0.8'.BP1:'mf 0.9 - rem 0.8'.BP11" chart:data-source-has-labels="both" svg:x="1.388cm" svg:y="1.043cm" svg:width="40.295cm" svg:height="9.704cm">
          <chartooo:coordinate-region svg:x="2.195cm" svg:y="1.242cm" svg:width="39.488cm" svg:height="8.858cm"/>
          <chart:axis chart:dimension="x" chart:name="primary-x" chart:style-name="ch4" chartooo:axis-type="auto">
            <chartooo:date-scale/>
            <chart:categories table:cell-range-address="'mf 0.9 - rem 0.8'.A2:'mf 0.9 - rem 0.8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f 0.9 - rem 0.8'.L2:'mf 0.9 - rem 0.8'.L11" chart:label-cell-address="'mf 0.9 - rem 0.8'.L1:'mf 0.9 - rem 0.8'.L1" chart:class="chart:bar">
            <chart:data-point chart:repeated="10"/>
          </chart:series>
          <chart:series chart:style-name="ch8" chart:values-cell-range-address="'mf 0.9 - rem 0.8'.N2:'mf 0.9 - rem 0.8'.N11" chart:label-cell-address="'mf 0.9 - rem 0.8'.N1:'mf 0.9 - rem 0.8'.N1" chart:class="chart:bar">
            <chart:data-point chart:repeated="10"/>
          </chart:series>
          <chart:series chart:style-name="ch9" chart:values-cell-range-address="'mf 0.9 - rem 0.8'.P2:'mf 0.9 - rem 0.8'.P11" chart:label-cell-address="'mf 0.9 - rem 0.8'.P1:'mf 0.9 - rem 0.8'.P1" chart:class="chart:bar">
            <chart:data-point chart:repeated="10"/>
          </chart:series>
          <chart:series chart:style-name="ch10" chart:values-cell-range-address="'mf 0.9 - rem 0.8'.T2:'mf 0.9 - rem 0.8'.T11" chart:label-cell-address="'mf 0.9 - rem 0.8'.T1:'mf 0.9 - rem 0.8'.T1" chart:class="chart:bar">
            <chart:data-point chart:repeated="10"/>
          </chart:series>
          <chart:series chart:style-name="ch11" chart:values-cell-range-address="'mf 0.9 - rem 0.8'.V2:'mf 0.9 - rem 0.8'.V11" chart:label-cell-address="'mf 0.9 - rem 0.8'.V1:'mf 0.9 - rem 0.8'.V1" chart:class="chart:bar">
            <chart:data-point chart:repeated="10"/>
          </chart:series>
          <chart:series chart:style-name="ch12" chart:values-cell-range-address="'mf 0.9 - rem 0.8'.X2:'mf 0.9 - rem 0.8'.X11" chart:label-cell-address="'mf 0.9 - rem 0.8'.X1:'mf 0.9 - rem 0.8'.X1" chart:class="chart:bar">
            <chart:data-point chart:repeated="10"/>
          </chart:series>
          <chart:series chart:style-name="ch13" chart:values-cell-range-address="'mf 0.9 - rem 0.8'.AB2:'mf 0.9 - rem 0.8'.AB11" chart:label-cell-address="'mf 0.9 - rem 0.8'.AB1:'mf 0.9 - rem 0.8'.AB1" chart:class="chart:bar">
            <chart:data-point chart:repeated="10"/>
          </chart:series>
          <chart:series chart:style-name="ch14" chart:values-cell-range-address="'mf 0.9 - rem 0.8'.AD2:'mf 0.9 - rem 0.8'.AD11" chart:label-cell-address="'mf 0.9 - rem 0.8'.AD1:'mf 0.9 - rem 0.8'.AD1" chart:class="chart:bar">
            <chart:data-point chart:repeated="10"/>
          </chart:series>
          <chart:series chart:style-name="ch15" chart:values-cell-range-address="'mf 0.9 - rem 0.8'.AF2:'mf 0.9 - rem 0.8'.AF11" chart:label-cell-address="'mf 0.9 - rem 0.8'.AF1:'mf 0.9 - rem 0.8'.AF1" chart:class="chart:bar">
            <chart:data-point chart:repeated="10"/>
          </chart:series>
          <chart:series chart:style-name="ch16" chart:values-cell-range-address="'mf 0.9 - rem 0.8'.BF2:'mf 0.9 - rem 0.8'.BF11" chart:label-cell-address="'mf 0.9 - rem 0.8'.BF1:'mf 0.9 - rem 0.8'.BF1" chart:class="chart:bar">
            <chart:data-point chart:repeated="10"/>
          </chart:series>
          <chart:series chart:style-name="ch7" chart:values-cell-range-address="'mf 0.9 - rem 0.8'.BH2:'mf 0.9 - rem 0.8'.BH11" chart:label-cell-address="'mf 0.9 - rem 0.8'.BH1:'mf 0.9 - rem 0.8'.BH1" chart:class="chart:bar">
            <chart:data-point chart:repeated="10"/>
          </chart:series>
          <chart:series chart:style-name="ch8" chart:values-cell-range-address="'mf 0.9 - rem 0.8'.BJ2:'mf 0.9 - rem 0.8'.BJ11" chart:label-cell-address="'mf 0.9 - rem 0.8'.BJ1:'mf 0.9 - rem 0.8'.BJ1" chart:class="chart:bar">
            <chart:data-point chart:repeated="10"/>
          </chart:series>
          <chart:series chart:style-name="ch9" chart:values-cell-range-address="'mf 0.9 - rem 0.8'.BL2:'mf 0.9 - rem 0.8'.BL11" chart:label-cell-address="'mf 0.9 - rem 0.8'.BL1:'mf 0.9 - rem 0.8'.BL1" chart:class="chart:bar">
            <chart:data-point chart:repeated="10"/>
          </chart:series>
          <chart:series chart:style-name="ch17" chart:values-cell-range-address="'mf 0.9 - rem 0.8'.BN2:'mf 0.9 - rem 0.8'.BN11" chart:label-cell-address="'mf 0.9 - rem 0.8'.BN1:'mf 0.9 - rem 0.8'.BN1" chart:class="chart:bar">
            <chart:data-point chart:repeated="10"/>
          </chart:series>
          <chart:series chart:style-name="ch10" chart:values-cell-range-address="'mf 0.9 - rem 0.8'.BP2:'mf 0.9 - rem 0.8'.BP11" chart:label-cell-address="'mf 0.9 - rem 0.8'.BP1:'mf 0.9 - rem 0.8'.BP1" chart:class="chart:bar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C_ns</text:p>
                <draw:g>
                  <svg:desc>'mf 0.9 - rem 0.8'.L1:'mf 0.9 - rem 0.8'.L1</svg:desc>
                </draw:g>
              </table:table-cell>
              <table:table-cell office:value-type="string">
                <text:p>1/R_ns</text:p>
                <draw:g>
                  <svg:desc>'mf 0.9 - rem 0.8'.N1:'mf 0.9 - rem 0.8'.N1</svg:desc>
                </draw:g>
              </table:table-cell>
              <table:table-cell office:value-type="string">
                <text:p>R/C_ns</text:p>
                <draw:g>
                  <svg:desc>'mf 0.9 - rem 0.8'.P1:'mf 0.9 - rem 0.8'.P1</svg:desc>
                </draw:g>
              </table:table-cell>
              <table:table-cell office:value-type="string">
                <text:p>ic_dyn_1/C_ns</text:p>
                <draw:g>
                  <svg:desc>'mf 0.9 - rem 0.8'.T1:'mf 0.9 - rem 0.8'.T1</svg:desc>
                </draw:g>
              </table:table-cell>
              <table:table-cell office:value-type="string">
                <text:p>ic_dyn_1/R_ns</text:p>
                <draw:g>
                  <svg:desc>'mf 0.9 - rem 0.8'.V1:'mf 0.9 - rem 0.8'.V1</svg:desc>
                </draw:g>
              </table:table-cell>
              <table:table-cell office:value-type="string">
                <text:p>ic_dyn_R/C_ns</text:p>
                <draw:g>
                  <svg:desc>'mf 0.9 - rem 0.8'.X1:'mf 0.9 - rem 0.8'.X1</svg:desc>
                </draw:g>
              </table:table-cell>
              <table:table-cell office:value-type="string">
                <text:p>bc_dyn_1/C_ns</text:p>
                <draw:g>
                  <svg:desc>'mf 0.9 - rem 0.8'.AB1:'mf 0.9 - rem 0.8'.AB1</svg:desc>
                </draw:g>
              </table:table-cell>
              <table:table-cell office:value-type="string">
                <text:p>bc_dyn_1/R_ns</text:p>
                <draw:g>
                  <svg:desc>'mf 0.9 - rem 0.8'.AD1:'mf 0.9 - rem 0.8'.AD1</svg:desc>
                </draw:g>
              </table:table-cell>
              <table:table-cell office:value-type="string">
                <text:p>bc_dyn_R/C_ns</text:p>
                <draw:g>
                  <svg:desc>'mf 0.9 - rem 0.8'.AF1:'mf 0.9 - rem 0.8'.AF1</svg:desc>
                </draw:g>
              </table:table-cell>
              <table:table-cell office:value-type="string">
                <text:p>sbb_st_1/C_ns</text:p>
                <draw:g>
                  <svg:desc>'mf 0.9 - rem 0.8'.BF1:'mf 0.9 - rem 0.8'.BF1</svg:desc>
                </draw:g>
              </table:table-cell>
              <table:table-cell office:value-type="string">
                <text:p>sbb_dyn_1/C_ns</text:p>
                <draw:g>
                  <svg:desc>'mf 0.9 - rem 0.8'.BH1:'mf 0.9 - rem 0.8'.BH1</svg:desc>
                </draw:g>
              </table:table-cell>
              <table:table-cell office:value-type="string">
                <text:p>sbb_st_1/R_ns</text:p>
                <draw:g>
                  <svg:desc>'mf 0.9 - rem 0.8'.BJ1:'mf 0.9 - rem 0.8'.BJ1</svg:desc>
                </draw:g>
              </table:table-cell>
              <table:table-cell office:value-type="string">
                <text:p>sbb_dyn_1/R_ns</text:p>
                <draw:g>
                  <svg:desc>'mf 0.9 - rem 0.8'.BL1:'mf 0.9 - rem 0.8'.BL1</svg:desc>
                </draw:g>
              </table:table-cell>
              <table:table-cell office:value-type="string">
                <text:p>sbb_st_R/C_ns</text:p>
                <draw:g>
                  <svg:desc>'mf 0.9 - rem 0.8'.BN1:'mf 0.9 - rem 0.8'.BN1</svg:desc>
                </draw:g>
              </table:table-cell>
              <table:table-cell office:value-type="string">
                <text:p>sbb_dyn_R/C_ns</text:p>
                <draw:g>
                  <svg:desc>'mf 0.9 - rem 0.8'.BP1:'mf 0.9 - rem 0.8'.B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'mf 0.9 - rem 0.8'.A2:'mf 0.9 - rem 0.8'.A11</svg:desc>
                </draw:g>
              </table:table-cell>
              <table:table-cell office:value-type="float" office:value="64">
                <text:p>64</text:p>
                <draw:g>
                  <svg:desc>'mf 0.9 - rem 0.8'.L2:'mf 0.9 - rem 0.8'.L11</svg:desc>
                </draw:g>
              </table:table-cell>
              <table:table-cell office:value-type="float" office:value="65">
                <text:p>65</text:p>
                <draw:g>
                  <svg:desc>'mf 0.9 - rem 0.8'.N2:'mf 0.9 - rem 0.8'.N11</svg:desc>
                </draw:g>
              </table:table-cell>
              <table:table-cell office:value-type="float" office:value="68">
                <text:p>68</text:p>
                <draw:g>
                  <svg:desc>'mf 0.9 - rem 0.8'.P2:'mf 0.9 - rem 0.8'.P11</svg:desc>
                </draw:g>
              </table:table-cell>
              <table:table-cell office:value-type="float" office:value="58">
                <text:p>58</text:p>
                <draw:g>
                  <svg:desc>'mf 0.9 - rem 0.8'.T2:'mf 0.9 - rem 0.8'.T11</svg:desc>
                </draw:g>
              </table:table-cell>
              <table:table-cell office:value-type="float" office:value="55">
                <text:p>55</text:p>
                <draw:g>
                  <svg:desc>'mf 0.9 - rem 0.8'.V2:'mf 0.9 - rem 0.8'.V11</svg:desc>
                </draw:g>
              </table:table-cell>
              <table:table-cell office:value-type="float" office:value="57">
                <text:p>57</text:p>
                <draw:g>
                  <svg:desc>'mf 0.9 - rem 0.8'.X2:'mf 0.9 - rem 0.8'.X11</svg:desc>
                </draw:g>
              </table:table-cell>
              <table:table-cell office:value-type="float" office:value="68">
                <text:p>68</text:p>
                <draw:g>
                  <svg:desc>'mf 0.9 - rem 0.8'.AB2:'mf 0.9 - rem 0.8'.AB11</svg:desc>
                </draw:g>
              </table:table-cell>
              <table:table-cell office:value-type="float" office:value="62">
                <text:p>62</text:p>
                <draw:g>
                  <svg:desc>'mf 0.9 - rem 0.8'.AD2:'mf 0.9 - rem 0.8'.AD11</svg:desc>
                </draw:g>
              </table:table-cell>
              <table:table-cell office:value-type="float" office:value="66">
                <text:p>66</text:p>
                <draw:g>
                  <svg:desc>'mf 0.9 - rem 0.8'.AF2:'mf 0.9 - rem 0.8'.AF11</svg:desc>
                </draw:g>
              </table:table-cell>
              <table:table-cell office:value-type="float" office:value="39">
                <text:p>39</text:p>
                <draw:g>
                  <svg:desc>'mf 0.9 - rem 0.8'.BF2:'mf 0.9 - rem 0.8'.BF11</svg:desc>
                </draw:g>
              </table:table-cell>
              <table:table-cell office:value-type="float" office:value="33">
                <text:p>33</text:p>
                <draw:g>
                  <svg:desc>'mf 0.9 - rem 0.8'.BH2:'mf 0.9 - rem 0.8'.BH11</svg:desc>
                </draw:g>
              </table:table-cell>
              <table:table-cell office:value-type="float" office:value="37">
                <text:p>37</text:p>
                <draw:g>
                  <svg:desc>'mf 0.9 - rem 0.8'.BJ2:'mf 0.9 - rem 0.8'.BJ11</svg:desc>
                </draw:g>
              </table:table-cell>
              <table:table-cell office:value-type="float" office:value="33">
                <text:p>33</text:p>
                <draw:g>
                  <svg:desc>'mf 0.9 - rem 0.8'.BL2:'mf 0.9 - rem 0.8'.BL11</svg:desc>
                </draw:g>
              </table:table-cell>
              <table:table-cell office:value-type="float" office:value="43">
                <text:p>43</text:p>
                <draw:g>
                  <svg:desc>'mf 0.9 - rem 0.8'.BN2:'mf 0.9 - rem 0.8'.BN11</svg:desc>
                </draw:g>
              </table:table-cell>
              <table:table-cell office:value-type="float" office:value="46">
                <text:p>46</text:p>
                <draw:g>
                  <svg:desc>'mf 0.9 - rem 0.8'.BP2:'mf 0.9 - rem 0.8'.BP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90">
                <text:p>90</text:p>
              </table:table-cell>
              <table:table-cell office:value-type="float" office:value="61">
                <text:p>61</text:p>
              </table:table-cell>
              <table:table-cell office:value-type="float" office:value="54">
                <text:p>54</text:p>
              </table:table-cell>
              <table:table-cell office:value-type="float" office:value="64">
                <text:p>64</text:p>
              </table:table-cell>
              <table:table-cell office:value-type="float" office:value="49">
                <text:p>49</text:p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89">
                <text:p>8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82">
                <text:p>8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30.3333333333333">
                <text:p>30.3333333333333</text:p>
              </table:table-cell>
              <table:table-cell office:value-type="float" office:value="30.4444444444444">
                <text:p>30.4444444444444</text:p>
              </table:table-cell>
              <table:table-cell office:value-type="float" office:value="30.6666666666667">
                <text:p>30.6666666666667</text:p>
              </table:table-cell>
              <table:table-cell office:value-type="float" office:value="27.4444444444444">
                <text:p>27.4444444444444</text:p>
              </table:table-cell>
              <table:table-cell office:value-type="float" office:value="26">
                <text:p>26</text:p>
              </table:table-cell>
              <table:table-cell office:value-type="float" office:value="28.8888888888889">
                <text:p>28.8888888888889</text:p>
              </table:table-cell>
              <table:table-cell office:value-type="float" office:value="30.4444444444444">
                <text:p>30.4444444444444</text:p>
              </table:table-cell>
              <table:table-cell office:value-type="float" office:value="29.1111111111111">
                <text:p>29.1111111111111</text:p>
              </table:table-cell>
              <table:table-cell office:value-type="float" office:value="30.2222222222222">
                <text:p>30.2222222222222</text:p>
              </table:table-cell>
              <table:table-cell office:value-type="float" office:value="21.5555555555556">
                <text:p>21.5555555555556</text:p>
              </table:table-cell>
              <table:table-cell office:value-type="float" office:value="19.8888888888889">
                <text:p>19.8888888888889</text:p>
              </table:table-cell>
              <table:table-cell office:value-type="float" office:value="21.1111111111111">
                <text:p>21.1111111111111</text:p>
              </table:table-cell>
              <table:table-cell office:value-type="float" office:value="18.5555555555556">
                <text:p>18.5555555555556</text:p>
              </table:table-cell>
              <table:table-cell office:value-type="float" office:value="21.2222222222222">
                <text:p>21.2222222222222</text:p>
              </table:table-cell>
              <table:table-cell office:value-type="float" office:value="22.3333333333333">
                <text:p>22.33333333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950e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5.95cm" svg:height="12.409cm" xlink:href=".." xlink:type="simple" chart:class="chart:bar" chart:style-name="ch1">
        <chart:legend chart:legend-position="end" svg:x="42.576cm" svg:y="2.419cm" style:legend-expansion="high" chart:style-name="ch2"/>
        <chart:plot-area chart:style-name="ch3" table:cell-range-address="'mf 0.9 - rem 0.8'.A2:'mf 0.9 - rem 0.8'.A11 'mf 0.9 - rem 0.8'.K1:'mf 0.9 - rem 0.8'.K11 'mf 0.9 - rem 0.8'.M1:'mf 0.9 - rem 0.8'.M11 'mf 0.9 - rem 0.8'.O1:'mf 0.9 - rem 0.8'.O11 'mf 0.9 - rem 0.8'.S1:'mf 0.9 - rem 0.8'.S11 'mf 0.9 - rem 0.8'.U1:'mf 0.9 - rem 0.8'.U11 'mf 0.9 - rem 0.8'.W1:'mf 0.9 - rem 0.8'.W11 'mf 0.9 - rem 0.8'.AA1:'mf 0.9 - rem 0.8'.AA11 'mf 0.9 - rem 0.8'.AC1:'mf 0.9 - rem 0.8'.AC11 'mf 0.9 - rem 0.8'.AE1:'mf 0.9 - rem 0.8'.AE11 'mf 0.9 - rem 0.8'.BE1:'mf 0.9 - rem 0.8'.BE11 'mf 0.9 - rem 0.8'.BG1:'mf 0.9 - rem 0.8'.BG11 'mf 0.9 - rem 0.8'.BI1:'mf 0.9 - rem 0.8'.BI11 'mf 0.9 - rem 0.8'.BK1:'mf 0.9 - rem 0.8'.BK11 'mf 0.9 - rem 0.8'.BM1:'mf 0.9 - rem 0.8'.BM11 'mf 0.9 - rem 0.8'.BO1:'mf 0.9 - rem 0.8'.BO11" chart:data-source-has-labels="both" svg:x="1.369cm" svg:y="1.127cm" svg:width="39.369cm" svg:height="10.614cm">
          <chartooo:coordinate-region svg:x="2.096cm" svg:y="1.327cm" svg:width="38.642cm" svg:height="9.767cm"/>
          <chart:axis chart:dimension="x" chart:name="primary-x" chart:style-name="ch4" chartooo:axis-type="auto">
            <chartooo:date-scale/>
            <chart:categories table:cell-range-address="'mf 0.9 - rem 0.8'.A2:'mf 0.9 - rem 0.8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f 0.9 - rem 0.8'.K2:'mf 0.9 - rem 0.8'.K11" chart:label-cell-address="'mf 0.9 - rem 0.8'.K1:'mf 0.9 - rem 0.8'.K1" chart:class="chart:bar">
            <chart:data-point chart:repeated="10"/>
          </chart:series>
          <chart:series chart:style-name="ch8" chart:values-cell-range-address="'mf 0.9 - rem 0.8'.M2:'mf 0.9 - rem 0.8'.M11" chart:label-cell-address="'mf 0.9 - rem 0.8'.M1:'mf 0.9 - rem 0.8'.M1" chart:class="chart:bar">
            <chart:data-point chart:repeated="10"/>
          </chart:series>
          <chart:series chart:style-name="ch9" chart:values-cell-range-address="'mf 0.9 - rem 0.8'.O2:'mf 0.9 - rem 0.8'.O11" chart:label-cell-address="'mf 0.9 - rem 0.8'.O1:'mf 0.9 - rem 0.8'.O1" chart:class="chart:bar">
            <chart:data-point chart:repeated="10"/>
          </chart:series>
          <chart:series chart:style-name="ch10" chart:values-cell-range-address="'mf 0.9 - rem 0.8'.S2:'mf 0.9 - rem 0.8'.S11" chart:label-cell-address="'mf 0.9 - rem 0.8'.S1:'mf 0.9 - rem 0.8'.S1" chart:class="chart:bar">
            <chart:data-point chart:repeated="10"/>
          </chart:series>
          <chart:series chart:style-name="ch11" chart:values-cell-range-address="'mf 0.9 - rem 0.8'.U2:'mf 0.9 - rem 0.8'.U11" chart:label-cell-address="'mf 0.9 - rem 0.8'.U1:'mf 0.9 - rem 0.8'.U1" chart:class="chart:bar">
            <chart:data-point chart:repeated="10"/>
          </chart:series>
          <chart:series chart:style-name="ch7" chart:values-cell-range-address="'mf 0.9 - rem 0.8'.W2:'mf 0.9 - rem 0.8'.W11" chart:label-cell-address="'mf 0.9 - rem 0.8'.W1:'mf 0.9 - rem 0.8'.W1" chart:class="chart:bar">
            <chart:data-point chart:repeated="10"/>
          </chart:series>
          <chart:series chart:style-name="ch9" chart:values-cell-range-address="'mf 0.9 - rem 0.8'.AA2:'mf 0.9 - rem 0.8'.AA11" chart:label-cell-address="'mf 0.9 - rem 0.8'.AA1:'mf 0.9 - rem 0.8'.AA1" chart:class="chart:bar">
            <chart:data-point chart:repeated="10"/>
          </chart:series>
          <chart:series chart:style-name="ch12" chart:values-cell-range-address="'mf 0.9 - rem 0.8'.AC2:'mf 0.9 - rem 0.8'.AC11" chart:label-cell-address="'mf 0.9 - rem 0.8'.AC1:'mf 0.9 - rem 0.8'.AC1" chart:class="chart:bar">
            <chart:data-point chart:repeated="10"/>
          </chart:series>
          <chart:series chart:style-name="ch10" chart:values-cell-range-address="'mf 0.9 - rem 0.8'.AE2:'mf 0.9 - rem 0.8'.AE11" chart:label-cell-address="'mf 0.9 - rem 0.8'.AE1:'mf 0.9 - rem 0.8'.AE1" chart:class="chart:bar">
            <chart:data-point chart:repeated="10"/>
          </chart:series>
          <chart:series chart:style-name="ch11" chart:values-cell-range-address="'mf 0.9 - rem 0.8'.BE2:'mf 0.9 - rem 0.8'.BE11" chart:label-cell-address="'mf 0.9 - rem 0.8'.BE1:'mf 0.9 - rem 0.8'.BE1" chart:class="chart:bar">
            <chart:data-point chart:repeated="10"/>
          </chart:series>
          <chart:series chart:style-name="ch7" chart:values-cell-range-address="'mf 0.9 - rem 0.8'.BG2:'mf 0.9 - rem 0.8'.BG11" chart:label-cell-address="'mf 0.9 - rem 0.8'.BG1:'mf 0.9 - rem 0.8'.BG1" chart:class="chart:bar">
            <chart:data-point chart:repeated="10"/>
          </chart:series>
          <chart:series chart:style-name="ch8" chart:values-cell-range-address="'mf 0.9 - rem 0.8'.BI2:'mf 0.9 - rem 0.8'.BI11" chart:label-cell-address="'mf 0.9 - rem 0.8'.BI1:'mf 0.9 - rem 0.8'.BI1" chart:class="chart:bar">
            <chart:data-point chart:repeated="10"/>
          </chart:series>
          <chart:series chart:style-name="ch9" chart:values-cell-range-address="'mf 0.9 - rem 0.8'.BK2:'mf 0.9 - rem 0.8'.BK11" chart:label-cell-address="'mf 0.9 - rem 0.8'.BK1:'mf 0.9 - rem 0.8'.BK1" chart:class="chart:bar">
            <chart:data-point chart:repeated="10"/>
          </chart:series>
          <chart:series chart:style-name="ch12" chart:values-cell-range-address="'mf 0.9 - rem 0.8'.BM2:'mf 0.9 - rem 0.8'.BM11" chart:label-cell-address="'mf 0.9 - rem 0.8'.BM1:'mf 0.9 - rem 0.8'.BM1" chart:class="chart:bar">
            <chart:data-point chart:repeated="10"/>
          </chart:series>
          <chart:series chart:style-name="ch10" chart:values-cell-range-address="'mf 0.9 - rem 0.8'.BO2:'mf 0.9 - rem 0.8'.BO11" chart:label-cell-address="'mf 0.9 - rem 0.8'.BO1:'mf 0.9 - rem 0.8'.BO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C_pn</text:p>
                <draw:g>
                  <svg:desc>'mf 0.9 - rem 0.8'.K1:'mf 0.9 - rem 0.8'.K1</svg:desc>
                </draw:g>
              </table:table-cell>
              <table:table-cell office:value-type="string">
                <text:p>1/R_pn</text:p>
                <draw:g>
                  <svg:desc>'mf 0.9 - rem 0.8'.M1:'mf 0.9 - rem 0.8'.M1</svg:desc>
                </draw:g>
              </table:table-cell>
              <table:table-cell office:value-type="string">
                <text:p>R/C_pn</text:p>
                <draw:g>
                  <svg:desc>'mf 0.9 - rem 0.8'.O1:'mf 0.9 - rem 0.8'.O1</svg:desc>
                </draw:g>
              </table:table-cell>
              <table:table-cell office:value-type="string">
                <text:p>ic_dyn_1/C_pn</text:p>
                <draw:g>
                  <svg:desc>'mf 0.9 - rem 0.8'.S1:'mf 0.9 - rem 0.8'.S1</svg:desc>
                </draw:g>
              </table:table-cell>
              <table:table-cell office:value-type="string">
                <text:p>ic_dyn_1/R_pn</text:p>
                <draw:g>
                  <svg:desc>'mf 0.9 - rem 0.8'.U1:'mf 0.9 - rem 0.8'.U1</svg:desc>
                </draw:g>
              </table:table-cell>
              <table:table-cell office:value-type="string">
                <text:p>ic_dyn_R/C_pn</text:p>
                <draw:g>
                  <svg:desc>'mf 0.9 - rem 0.8'.W1:'mf 0.9 - rem 0.8'.W1</svg:desc>
                </draw:g>
              </table:table-cell>
              <table:table-cell office:value-type="string">
                <text:p>bc_dyn_1/C_pn</text:p>
                <draw:g>
                  <svg:desc>'mf 0.9 - rem 0.8'.AA1:'mf 0.9 - rem 0.8'.AA1</svg:desc>
                </draw:g>
              </table:table-cell>
              <table:table-cell office:value-type="string">
                <text:p>bc_dyn_1/R_pn</text:p>
                <draw:g>
                  <svg:desc>'mf 0.9 - rem 0.8'.AC1:'mf 0.9 - rem 0.8'.AC1</svg:desc>
                </draw:g>
              </table:table-cell>
              <table:table-cell office:value-type="string">
                <text:p>bc_dyn_R/C_pn</text:p>
                <draw:g>
                  <svg:desc>'mf 0.9 - rem 0.8'.AE1:'mf 0.9 - rem 0.8'.AE1</svg:desc>
                </draw:g>
              </table:table-cell>
              <table:table-cell office:value-type="string">
                <text:p>sbb_st_1/C_pn</text:p>
                <draw:g>
                  <svg:desc>'mf 0.9 - rem 0.8'.BE1:'mf 0.9 - rem 0.8'.BE1</svg:desc>
                </draw:g>
              </table:table-cell>
              <table:table-cell office:value-type="string">
                <text:p>sbb_dyn_1/C_pn</text:p>
                <draw:g>
                  <svg:desc>'mf 0.9 - rem 0.8'.BG1:'mf 0.9 - rem 0.8'.BG1</svg:desc>
                </draw:g>
              </table:table-cell>
              <table:table-cell office:value-type="string">
                <text:p>sbb_st_1/R_pn</text:p>
                <draw:g>
                  <svg:desc>'mf 0.9 - rem 0.8'.BI1:'mf 0.9 - rem 0.8'.BI1</svg:desc>
                </draw:g>
              </table:table-cell>
              <table:table-cell office:value-type="string">
                <text:p>sbb_dyn_1/R_pn</text:p>
                <draw:g>
                  <svg:desc>'mf 0.9 - rem 0.8'.BK1:'mf 0.9 - rem 0.8'.BK1</svg:desc>
                </draw:g>
              </table:table-cell>
              <table:table-cell office:value-type="string">
                <text:p>sbb_st_R/C_pn</text:p>
                <draw:g>
                  <svg:desc>'mf 0.9 - rem 0.8'.BM1:'mf 0.9 - rem 0.8'.BM1</svg:desc>
                </draw:g>
              </table:table-cell>
              <table:table-cell office:value-type="string">
                <text:p>sbb_dyn_R/C_pn</text:p>
                <draw:g>
                  <svg:desc>'mf 0.9 - rem 0.8'.BO1:'mf 0.9 - rem 0.8'.B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'mf 0.9 - rem 0.8'.A2:'mf 0.9 - rem 0.8'.A11</svg:desc>
                </draw:g>
              </table:table-cell>
              <table:table-cell office:value-type="float" office:value="0.957830468592">
                <text:p>0.957830468592</text:p>
                <draw:g>
                  <svg:desc>'mf 0.9 - rem 0.8'.K2:'mf 0.9 - rem 0.8'.K11</svg:desc>
                </draw:g>
              </table:table-cell>
              <table:table-cell office:value-type="float" office:value="0.958905154319">
                <text:p>0.958905154319</text:p>
                <draw:g>
                  <svg:desc>'mf 0.9 - rem 0.8'.M2:'mf 0.9 - rem 0.8'.M11</svg:desc>
                </draw:g>
              </table:table-cell>
              <table:table-cell office:value-type="float" office:value="0.963610768591">
                <text:p>0.963610768591</text:p>
                <draw:g>
                  <svg:desc>'mf 0.9 - rem 0.8'.O2:'mf 0.9 - rem 0.8'.O11</svg:desc>
                </draw:g>
              </table:table-cell>
              <table:table-cell office:value-type="float" office:value="0.947245793751">
                <text:p>0.947245793751</text:p>
                <draw:g>
                  <svg:desc>'mf 0.9 - rem 0.8'.S2:'mf 0.9 - rem 0.8'.S11</svg:desc>
                </draw:g>
              </table:table-cell>
              <table:table-cell office:value-type="float" office:value="0.9462570218">
                <text:p>0.9462570218</text:p>
                <draw:g>
                  <svg:desc>'mf 0.9 - rem 0.8'.U2:'mf 0.9 - rem 0.8'.U11</svg:desc>
                </draw:g>
              </table:table-cell>
              <table:table-cell office:value-type="float" office:value="0.947801522573">
                <text:p>0.947801522573</text:p>
                <draw:g>
                  <svg:desc>'mf 0.9 - rem 0.8'.W2:'mf 0.9 - rem 0.8'.W11</svg:desc>
                </draw:g>
              </table:table-cell>
              <table:table-cell office:value-type="float" office:value="0.957991161037">
                <text:p>0.957991161037</text:p>
                <draw:g>
                  <svg:desc>'mf 0.9 - rem 0.8'.AA2:'mf 0.9 - rem 0.8'.AA11</svg:desc>
                </draw:g>
              </table:table-cell>
              <table:table-cell office:value-type="float" office:value="0.960700232558">
                <text:p>0.960700232558</text:p>
                <draw:g>
                  <svg:desc>'mf 0.9 - rem 0.8'.AC2:'mf 0.9 - rem 0.8'.AC11</svg:desc>
                </draw:g>
              </table:table-cell>
              <table:table-cell office:value-type="float" office:value="0.959284700245">
                <text:p>0.959284700245</text:p>
                <draw:g>
                  <svg:desc>'mf 0.9 - rem 0.8'.AE2:'mf 0.9 - rem 0.8'.AE11</svg:desc>
                </draw:g>
              </table:table-cell>
              <table:table-cell office:value-type="float" office:value="0.937725026473">
                <text:p>0.937725026473</text:p>
                <draw:g>
                  <svg:desc>'mf 0.9 - rem 0.8'.BE2:'mf 0.9 - rem 0.8'.BE11</svg:desc>
                </draw:g>
              </table:table-cell>
              <table:table-cell office:value-type="float" office:value="0.929805887969">
                <text:p>0.929805887969</text:p>
                <draw:g>
                  <svg:desc>'mf 0.9 - rem 0.8'.BG2:'mf 0.9 - rem 0.8'.BG11</svg:desc>
                </draw:g>
              </table:table-cell>
              <table:table-cell office:value-type="float" office:value="0.937520021561">
                <text:p>0.937520021561</text:p>
                <draw:g>
                  <svg:desc>'mf 0.9 - rem 0.8'.BI2:'mf 0.9 - rem 0.8'.BI11</svg:desc>
                </draw:g>
              </table:table-cell>
              <table:table-cell office:value-type="float" office:value="0.930417866537">
                <text:p>0.930417866537</text:p>
                <draw:g>
                  <svg:desc>'mf 0.9 - rem 0.8'.BK2:'mf 0.9 - rem 0.8'.BK11</svg:desc>
                </draw:g>
              </table:table-cell>
              <table:table-cell office:value-type="float" office:value="0.940410628735">
                <text:p>0.940410628735</text:p>
                <draw:g>
                  <svg:desc>'mf 0.9 - rem 0.8'.BM2:'mf 0.9 - rem 0.8'.BM11</svg:desc>
                </draw:g>
              </table:table-cell>
              <table:table-cell office:value-type="float" office:value="0.938926028378">
                <text:p>0.938926028378</text:p>
                <draw:g>
                  <svg:desc>'mf 0.9 - rem 0.8'.BO2:'mf 0.9 - rem 0.8'.BO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0.822693741842">
                <text:p>0.822693741842</text:p>
              </table:table-cell>
              <table:table-cell office:value-type="float" office:value="0.819159394976">
                <text:p>0.819159394976</text:p>
              </table:table-cell>
              <table:table-cell office:value-type="float" office:value="0.818839292988">
                <text:p>0.818839292988</text:p>
              </table:table-cell>
              <table:table-cell office:value-type="float" office:value="0.809197924526">
                <text:p>0.809197924526</text:p>
              </table:table-cell>
              <table:table-cell office:value-type="float" office:value="0.801653406668">
                <text:p>0.801653406668</text:p>
              </table:table-cell>
              <table:table-cell office:value-type="float" office:value="0.802292374007">
                <text:p>0.802292374007</text:p>
              </table:table-cell>
              <table:table-cell office:value-type="float" office:value="0.802760301386">
                <text:p>0.802760301386</text:p>
              </table:table-cell>
              <table:table-cell office:value-type="float" office:value="0.812793597854">
                <text:p>0.812793597854</text:p>
              </table:table-cell>
              <table:table-cell office:value-type="float" office:value="0.811098897656">
                <text:p>0.811098897656</text:p>
              </table:table-cell>
              <table:table-cell office:value-type="float" office:value="0.805621415764">
                <text:p>0.805621415764</text:p>
              </table:table-cell>
              <table:table-cell office:value-type="float" office:value="0.799266166204">
                <text:p>0.799266166204</text:p>
              </table:table-cell>
              <table:table-cell office:value-type="float" office:value="0.806999553983">
                <text:p>0.806999553983</text:p>
              </table:table-cell>
              <table:table-cell office:value-type="float" office:value="0.79619300976">
                <text:p>0.79619300976</text:p>
              </table:table-cell>
              <table:table-cell office:value-type="float" office:value="0.805241387681">
                <text:p>0.805241387681</text:p>
              </table:table-cell>
              <table:table-cell office:value-type="float" office:value="0.798571441208">
                <text:p>0.798571441208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0.914607937907">
                <text:p>0.914607937907</text:p>
              </table:table-cell>
              <table:table-cell office:value-type="float" office:value="0.913412210528">
                <text:p>0.913412210528</text:p>
              </table:table-cell>
              <table:table-cell office:value-type="float" office:value="0.91165759356">
                <text:p>0.91165759356</text:p>
              </table:table-cell>
              <table:table-cell office:value-type="float" office:value="0.918398297237">
                <text:p>0.918398297237</text:p>
              </table:table-cell>
              <table:table-cell office:value-type="float" office:value="0.911056914937">
                <text:p>0.911056914937</text:p>
              </table:table-cell>
              <table:table-cell office:value-type="float" office:value="0.913772588179">
                <text:p>0.913772588179</text:p>
              </table:table-cell>
              <table:table-cell office:value-type="float" office:value="0.910528834775">
                <text:p>0.910528834775</text:p>
              </table:table-cell>
              <table:table-cell office:value-type="float" office:value="0.911967611985">
                <text:p>0.911967611985</text:p>
              </table:table-cell>
              <table:table-cell office:value-type="float" office:value="0.907821337312">
                <text:p>0.907821337312</text:p>
              </table:table-cell>
              <table:table-cell office:value-type="float" office:value="0.890622731841">
                <text:p>0.890622731841</text:p>
              </table:table-cell>
              <table:table-cell office:value-type="float" office:value="0.894085436222">
                <text:p>0.894085436222</text:p>
              </table:table-cell>
              <table:table-cell office:value-type="float" office:value="0.887379903007">
                <text:p>0.887379903007</text:p>
              </table:table-cell>
              <table:table-cell office:value-type="float" office:value="0.892010838626">
                <text:p>0.892010838626</text:p>
              </table:table-cell>
              <table:table-cell office:value-type="float" office:value="0.882675600715">
                <text:p>0.882675600715</text:p>
              </table:table-cell>
              <table:table-cell office:value-type="float" office:value="0.882535591073">
                <text:p>0.882535591073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0.992284147575">
                <text:p>0.992284147575</text:p>
              </table:table-cell>
              <table:table-cell office:value-type="float" office:value="0.992481258479">
                <text:p>0.992481258479</text:p>
              </table:table-cell>
              <table:table-cell office:value-type="float" office:value="0.992685776971">
                <text:p>0.992685776971</text:p>
              </table:table-cell>
              <table:table-cell office:value-type="float" office:value="0.981840394023">
                <text:p>0.981840394023</text:p>
              </table:table-cell>
              <table:table-cell office:value-type="float" office:value="0.980894821515">
                <text:p>0.980894821515</text:p>
              </table:table-cell>
              <table:table-cell office:value-type="float" office:value="0.98800157848">
                <text:p>0.98800157848</text:p>
              </table:table-cell>
              <table:table-cell office:value-type="float" office:value="0.992279972228">
                <text:p>0.992279972228</text:p>
              </table:table-cell>
              <table:table-cell office:value-type="float" office:value="0.989989884327">
                <text:p>0.989989884327</text:p>
              </table:table-cell>
              <table:table-cell office:value-type="float" office:value="0.994511971136">
                <text:p>0.994511971136</text:p>
              </table:table-cell>
              <table:table-cell office:value-type="float" office:value="0.97684510736">
                <text:p>0.97684510736</text:p>
              </table:table-cell>
              <table:table-cell office:value-type="float" office:value="0.966571880123">
                <text:p>0.966571880123</text:p>
              </table:table-cell>
              <table:table-cell office:value-type="float" office:value="0.97965189668">
                <text:p>0.97965189668</text:p>
              </table:table-cell>
              <table:table-cell office:value-type="float" office:value="0.966441615227">
                <text:p>0.966441615227</text:p>
              </table:table-cell>
              <table:table-cell office:value-type="float" office:value="0.970364999522">
                <text:p>0.970364999522</text:p>
              </table:table-cell>
              <table:table-cell office:value-type="float" office:value="0.974896634959">
                <text:p>0.974896634959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.794023564308">
                <text:p>0.794023564308</text:p>
              </table:table-cell>
              <table:table-cell office:value-type="float" office:value="0.793160469726">
                <text:p>0.793160469726</text:p>
              </table:table-cell>
              <table:table-cell office:value-type="float" office:value="0.796006659026">
                <text:p>0.796006659026</text:p>
              </table:table-cell>
              <table:table-cell office:value-type="float" office:value="0.782358319667">
                <text:p>0.782358319667</text:p>
              </table:table-cell>
              <table:table-cell office:value-type="float" office:value="0.78386856188">
                <text:p>0.78386856188</text:p>
              </table:table-cell>
              <table:table-cell office:value-type="float" office:value="0.78542506008">
                <text:p>0.78542506008</text:p>
              </table:table-cell>
              <table:table-cell office:value-type="float" office:value="0.783627908626">
                <text:p>0.783627908626</text:p>
              </table:table-cell>
              <table:table-cell office:value-type="float" office:value="0.794475056199">
                <text:p>0.794475056199</text:p>
              </table:table-cell>
              <table:table-cell office:value-type="float" office:value="0.785169596962">
                <text:p>0.785169596962</text:p>
              </table:table-cell>
              <table:table-cell office:value-type="float" office:value="0.790569253711">
                <text:p>0.790569253711</text:p>
              </table:table-cell>
              <table:table-cell office:value-type="float" office:value="0.791257941035">
                <text:p>0.791257941035</text:p>
              </table:table-cell>
              <table:table-cell office:value-type="float" office:value="0.788517775205">
                <text:p>0.788517775205</text:p>
              </table:table-cell>
              <table:table-cell office:value-type="float" office:value="0.792755022935">
                <text:p>0.792755022935</text:p>
              </table:table-cell>
              <table:table-cell office:value-type="float" office:value="0.78980735616">
                <text:p>0.78980735616</text:p>
              </table:table-cell>
              <table:table-cell office:value-type="float" office:value="0.791931869685">
                <text:p>0.791931869685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0.825761494793">
                <text:p>0.825761494793</text:p>
              </table:table-cell>
              <table:table-cell office:value-type="float" office:value="0.825739465579">
                <text:p>0.825739465579</text:p>
              </table:table-cell>
              <table:table-cell office:value-type="float" office:value="0.826968341819">
                <text:p>0.826968341819</text:p>
              </table:table-cell>
              <table:table-cell office:value-type="float" office:value="0.83551692173">
                <text:p>0.83551692173</text:p>
              </table:table-cell>
              <table:table-cell office:value-type="float" office:value="0.833334870638">
                <text:p>0.833334870638</text:p>
              </table:table-cell>
              <table:table-cell office:value-type="float" office:value="0.83398124748">
                <text:p>0.83398124748</text:p>
              </table:table-cell>
              <table:table-cell office:value-type="float" office:value="0.822751555657">
                <text:p>0.822751555657</text:p>
              </table:table-cell>
              <table:table-cell office:value-type="float" office:value="0.829033111273">
                <text:p>0.829033111273</text:p>
              </table:table-cell>
              <table:table-cell office:value-type="float" office:value="0.822034004607">
                <text:p>0.822034004607</text:p>
              </table:table-cell>
              <table:table-cell office:value-type="float" office:value="0.796220011602">
                <text:p>0.796220011602</text:p>
              </table:table-cell>
              <table:table-cell office:value-type="float" office:value="0.795323036209">
                <text:p>0.795323036209</text:p>
              </table:table-cell>
              <table:table-cell office:value-type="float" office:value="0.798283262062">
                <text:p>0.798283262062</text:p>
              </table:table-cell>
              <table:table-cell office:value-type="float" office:value="0.793369218653">
                <text:p>0.793369218653</text:p>
              </table:table-cell>
              <table:table-cell office:value-type="float" office:value="0.795377311373">
                <text:p>0.795377311373</text:p>
              </table:table-cell>
              <table:table-cell office:value-type="float" office:value="0.793650056437">
                <text:p>0.793650056437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7249586897">
                <text:p>0.997249586897</text:p>
              </table:table-cell>
              <table:table-cell office:value-type="float" office:value="0.994803976189">
                <text:p>0.99480397618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447552622">
                <text:p>0.999447552622</text:p>
              </table:table-cell>
              <table:table-cell office:value-type="float" office:value="1">
                <text:p>1</text:p>
              </table:table-cell>
              <table:table-cell office:value-type="float" office:value="0.991714601022">
                <text:p>0.991714601022</text:p>
              </table:table-cell>
              <table:table-cell office:value-type="float" office:value="0.990732625762">
                <text:p>0.990732625762</text:p>
              </table:table-cell>
              <table:table-cell office:value-type="float" office:value="0.988070371207">
                <text:p>0.988070371207</text:p>
              </table:table-cell>
              <table:table-cell office:value-type="float" office:value="0.984738465792">
                <text:p>0.984738465792</text:p>
              </table:table-cell>
              <table:table-cell office:value-type="float" office:value="0.989103152452">
                <text:p>0.989103152452</text:p>
              </table:table-cell>
              <table:table-cell office:value-type="float" office:value="0.991546055133">
                <text:p>0.991546055133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.809855629306">
                <text:p>0.809855629306</text:p>
              </table:table-cell>
              <table:table-cell office:value-type="float" office:value="0.810952672792">
                <text:p>0.810952672792</text:p>
              </table:table-cell>
              <table:table-cell office:value-type="float" office:value="0.809501887286">
                <text:p>0.809501887286</text:p>
              </table:table-cell>
              <table:table-cell office:value-type="float" office:value="0.79998989876">
                <text:p>0.79998989876</text:p>
              </table:table-cell>
              <table:table-cell office:value-type="float" office:value="0.798369799134">
                <text:p>0.798369799134</text:p>
              </table:table-cell>
              <table:table-cell office:value-type="float" office:value="0.80306856412">
                <text:p>0.80306856412</text:p>
              </table:table-cell>
              <table:table-cell office:value-type="float" office:value="0.801361044738">
                <text:p>0.801361044738</text:p>
              </table:table-cell>
              <table:table-cell office:value-type="float" office:value="0.811719373137">
                <text:p>0.811719373137</text:p>
              </table:table-cell>
              <table:table-cell office:value-type="float" office:value="0.800277340847">
                <text:p>0.800277340847</text:p>
              </table:table-cell>
              <table:table-cell office:value-type="float" office:value="0.802754226232">
                <text:p>0.802754226232</text:p>
              </table:table-cell>
              <table:table-cell office:value-type="float" office:value="0.802417514338">
                <text:p>0.802417514338</text:p>
              </table:table-cell>
              <table:table-cell office:value-type="float" office:value="0.802121651567">
                <text:p>0.802121651567</text:p>
              </table:table-cell>
              <table:table-cell office:value-type="float" office:value="0.802435966096">
                <text:p>0.802435966096</text:p>
              </table:table-cell>
              <table:table-cell office:value-type="float" office:value="0.802999528799">
                <text:p>0.802999528799</text:p>
              </table:table-cell>
              <table:table-cell office:value-type="float" office:value="0.803260729737">
                <text:p>0.803260729737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.769212784359">
                <text:p>0.769212784359</text:p>
              </table:table-cell>
              <table:table-cell office:value-type="float" office:value="0.76908599845">
                <text:p>0.76908599845</text:p>
              </table:table-cell>
              <table:table-cell office:value-type="float" office:value="0.768748649684">
                <text:p>0.768748649684</text:p>
              </table:table-cell>
              <table:table-cell office:value-type="float" office:value="0.763219922055">
                <text:p>0.763219922055</text:p>
              </table:table-cell>
              <table:table-cell office:value-type="float" office:value="0.763632163995">
                <text:p>0.763632163995</text:p>
              </table:table-cell>
              <table:table-cell office:value-type="float" office:value="0.761288697256">
                <text:p>0.761288697256</text:p>
              </table:table-cell>
              <table:table-cell office:value-type="float" office:value="0.766022846534">
                <text:p>0.766022846534</text:p>
              </table:table-cell>
              <table:table-cell office:value-type="float" office:value="0.767945496643">
                <text:p>0.767945496643</text:p>
              </table:table-cell>
              <table:table-cell office:value-type="float" office:value="0.767290204097">
                <text:p>0.767290204097</text:p>
              </table:table-cell>
              <table:table-cell office:value-type="float" office:value="0.753956569655">
                <text:p>0.753956569655</text:p>
              </table:table-cell>
              <table:table-cell office:value-type="float" office:value="0.753200067899">
                <text:p>0.753200067899</text:p>
              </table:table-cell>
              <table:table-cell office:value-type="float" office:value="0.753892567276">
                <text:p>0.753892567276</text:p>
              </table:table-cell>
              <table:table-cell office:value-type="float" office:value="0.75214107662">
                <text:p>0.75214107662</text:p>
              </table:table-cell>
              <table:table-cell office:value-type="float" office:value="0.751422005113">
                <text:p>0.751422005113</text:p>
              </table:table-cell>
              <table:table-cell office:value-type="float" office:value="0.751618457519">
                <text:p>0.751618457519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0.876252196520222">
                <text:p>0.876252196520222</text:p>
              </table:table-cell>
              <table:table-cell office:value-type="float" office:value="0.875877402761">
                <text:p>0.875877402761</text:p>
              </table:table-cell>
              <table:table-cell office:value-type="float" office:value="0.876446552213889">
                <text:p>0.876446552213889</text:p>
              </table:table-cell>
              <table:table-cell office:value-type="float" office:value="0.870557450960667">
                <text:p>0.870557450960667</text:p>
              </table:table-cell>
              <table:table-cell office:value-type="float" office:value="0.868207948528445">
                <text:p>0.868207948528445</text:p>
              </table:table-cell>
              <table:table-cell office:value-type="float" office:value="0.870625736908333">
                <text:p>0.870625736908333</text:p>
              </table:table-cell>
              <table:table-cell office:value-type="float" office:value="0.870813736109">
                <text:p>0.870813736109</text:p>
              </table:table-cell>
              <table:table-cell office:value-type="float" office:value="0.875341324066444">
                <text:p>0.875341324066444</text:p>
              </table:table-cell>
              <table:table-cell office:value-type="float" office:value="0.871943116984667">
                <text:p>0.871943116984667</text:p>
              </table:table-cell>
              <table:table-cell office:value-type="float" office:value="0.860669882628889">
                <text:p>0.860669882628889</text:p>
              </table:table-cell>
              <table:table-cell office:value-type="float" office:value="0.858073395084555">
                <text:p>0.858073395084555</text:p>
              </table:table-cell>
              <table:table-cell office:value-type="float" office:value="0.860270778060889">
                <text:p>0.860270778060889</text:p>
              </table:table-cell>
              <table:table-cell office:value-type="float" office:value="0.856722564471778">
                <text:p>0.856722564471778</text:p>
              </table:table-cell>
              <table:table-cell office:value-type="float" office:value="0.85860021895">
                <text:p>0.85860021895</text:p>
              </table:table-cell>
              <table:table-cell office:value-type="float" office:value="0.858548540458778">
                <text:p>0.85854854045877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aecf00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84d1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6.933cm" svg:height="11.394cm" xlink:href=".." xlink:type="simple" chart:class="chart:bar" chart:style-name="ch1">
        <chart:legend chart:legend-position="end" svg:x="43.559cm" svg:y="1.912cm" style:legend-expansion="high" chart:style-name="ch2"/>
        <chart:plot-area chart:style-name="ch3" table:cell-range-address="'mf 0.9 - rem 1.0'.A2:'mf 0.9 - rem 1.0'.A11 'mf 0.9 - rem 1.0'.L1:'mf 0.9 - rem 1.0'.L11 'mf 0.9 - rem 1.0'.N1:'mf 0.9 - rem 1.0'.N11 'mf 0.9 - rem 1.0'.P1:'mf 0.9 - rem 1.0'.P11 'mf 0.9 - rem 1.0'.T1:'mf 0.9 - rem 1.0'.T11 'mf 0.9 - rem 1.0'.V1:'mf 0.9 - rem 1.0'.V11 'mf 0.9 - rem 1.0'.X1:'mf 0.9 - rem 1.0'.X11 'mf 0.9 - rem 1.0'.AB1:'mf 0.9 - rem 1.0'.AB11 'mf 0.9 - rem 1.0'.AD1:'mf 0.9 - rem 1.0'.AD11 'mf 0.9 - rem 1.0'.AF1:'mf 0.9 - rem 1.0'.AF11 'mf 0.9 - rem 1.0'.BF1:'mf 0.9 - rem 1.0'.BF11 'mf 0.9 - rem 1.0'.BH1:'mf 0.9 - rem 1.0'.BH11 'mf 0.9 - rem 1.0'.BJ1:'mf 0.9 - rem 1.0'.BJ11 'mf 0.9 - rem 1.0'.BL1:'mf 0.9 - rem 1.0'.BL11 'mf 0.9 - rem 1.0'.BN1:'mf 0.9 - rem 1.0'.BN11 'mf 0.9 - rem 1.0'.BP1:'mf 0.9 - rem 1.0'.BP11" chart:data-source-has-labels="both" svg:x="1.388cm" svg:y="1.043cm" svg:width="40.295cm" svg:height="9.704cm">
          <chartooo:coordinate-region svg:x="2.195cm" svg:y="1.242cm" svg:width="39.488cm" svg:height="8.858cm"/>
          <chart:axis chart:dimension="x" chart:name="primary-x" chart:style-name="ch4" chartooo:axis-type="auto">
            <chartooo:date-scale/>
            <chart:categories table:cell-range-address="'mf 0.9 - rem 1.0'.A2:'mf 0.9 - rem 1.0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mf 0.9 - rem 1.0'.L2:'mf 0.9 - rem 1.0'.L11" chart:label-cell-address="'mf 0.9 - rem 1.0'.L1:'mf 0.9 - rem 1.0'.L1" chart:class="chart:bar">
            <chart:data-point chart:repeated="10"/>
          </chart:series>
          <chart:series chart:style-name="ch8" chart:values-cell-range-address="'mf 0.9 - rem 1.0'.N2:'mf 0.9 - rem 1.0'.N11" chart:label-cell-address="'mf 0.9 - rem 1.0'.N1:'mf 0.9 - rem 1.0'.N1" chart:class="chart:bar">
            <chart:data-point chart:repeated="10"/>
          </chart:series>
          <chart:series chart:style-name="ch9" chart:values-cell-range-address="'mf 0.9 - rem 1.0'.P2:'mf 0.9 - rem 1.0'.P11" chart:label-cell-address="'mf 0.9 - rem 1.0'.P1:'mf 0.9 - rem 1.0'.P1" chart:class="chart:bar">
            <chart:data-point chart:repeated="10"/>
          </chart:series>
          <chart:series chart:style-name="ch10" chart:values-cell-range-address="'mf 0.9 - rem 1.0'.T2:'mf 0.9 - rem 1.0'.T11" chart:label-cell-address="'mf 0.9 - rem 1.0'.T1:'mf 0.9 - rem 1.0'.T1" chart:class="chart:bar">
            <chart:data-point chart:repeated="10"/>
          </chart:series>
          <chart:series chart:style-name="ch11" chart:values-cell-range-address="'mf 0.9 - rem 1.0'.V2:'mf 0.9 - rem 1.0'.V11" chart:label-cell-address="'mf 0.9 - rem 1.0'.V1:'mf 0.9 - rem 1.0'.V1" chart:class="chart:bar">
            <chart:data-point chart:repeated="10"/>
          </chart:series>
          <chart:series chart:style-name="ch12" chart:values-cell-range-address="'mf 0.9 - rem 1.0'.X2:'mf 0.9 - rem 1.0'.X11" chart:label-cell-address="'mf 0.9 - rem 1.0'.X1:'mf 0.9 - rem 1.0'.X1" chart:class="chart:bar">
            <chart:data-point chart:repeated="10"/>
          </chart:series>
          <chart:series chart:style-name="ch13" chart:values-cell-range-address="'mf 0.9 - rem 1.0'.AB2:'mf 0.9 - rem 1.0'.AB11" chart:label-cell-address="'mf 0.9 - rem 1.0'.AB1:'mf 0.9 - rem 1.0'.AB1" chart:class="chart:bar">
            <chart:data-point chart:repeated="10"/>
          </chart:series>
          <chart:series chart:style-name="ch14" chart:values-cell-range-address="'mf 0.9 - rem 1.0'.AD2:'mf 0.9 - rem 1.0'.AD11" chart:label-cell-address="'mf 0.9 - rem 1.0'.AD1:'mf 0.9 - rem 1.0'.AD1" chart:class="chart:bar">
            <chart:data-point chart:repeated="10"/>
          </chart:series>
          <chart:series chart:style-name="ch15" chart:values-cell-range-address="'mf 0.9 - rem 1.0'.AF2:'mf 0.9 - rem 1.0'.AF11" chart:label-cell-address="'mf 0.9 - rem 1.0'.AF1:'mf 0.9 - rem 1.0'.AF1" chart:class="chart:bar">
            <chart:data-point chart:repeated="10"/>
          </chart:series>
          <chart:series chart:style-name="ch16" chart:values-cell-range-address="'mf 0.9 - rem 1.0'.BF2:'mf 0.9 - rem 1.0'.BF11" chart:label-cell-address="'mf 0.9 - rem 1.0'.BF1:'mf 0.9 - rem 1.0'.BF1" chart:class="chart:bar">
            <chart:data-point chart:repeated="10"/>
          </chart:series>
          <chart:series chart:style-name="ch7" chart:values-cell-range-address="'mf 0.9 - rem 1.0'.BH2:'mf 0.9 - rem 1.0'.BH11" chart:label-cell-address="'mf 0.9 - rem 1.0'.BH1:'mf 0.9 - rem 1.0'.BH1" chart:class="chart:bar">
            <chart:data-point chart:repeated="10"/>
          </chart:series>
          <chart:series chart:style-name="ch8" chart:values-cell-range-address="'mf 0.9 - rem 1.0'.BJ2:'mf 0.9 - rem 1.0'.BJ11" chart:label-cell-address="'mf 0.9 - rem 1.0'.BJ1:'mf 0.9 - rem 1.0'.BJ1" chart:class="chart:bar">
            <chart:data-point chart:repeated="10"/>
          </chart:series>
          <chart:series chart:style-name="ch9" chart:values-cell-range-address="'mf 0.9 - rem 1.0'.BL2:'mf 0.9 - rem 1.0'.BL11" chart:label-cell-address="'mf 0.9 - rem 1.0'.BL1:'mf 0.9 - rem 1.0'.BL1" chart:class="chart:bar">
            <chart:data-point chart:repeated="10"/>
          </chart:series>
          <chart:series chart:style-name="ch17" chart:values-cell-range-address="'mf 0.9 - rem 1.0'.BN2:'mf 0.9 - rem 1.0'.BN11" chart:label-cell-address="'mf 0.9 - rem 1.0'.BN1:'mf 0.9 - rem 1.0'.BN1" chart:class="chart:bar">
            <chart:data-point chart:repeated="10"/>
          </chart:series>
          <chart:series chart:style-name="ch10" chart:values-cell-range-address="'mf 0.9 - rem 1.0'.BP2:'mf 0.9 - rem 1.0'.BP11" chart:label-cell-address="'mf 0.9 - rem 1.0'.BP1:'mf 0.9 - rem 1.0'.BP1" chart:class="chart:bar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C_ns</text:p>
                <draw:g>
                  <svg:desc>'mf 0.9 - rem 1.0'.L1:'mf 0.9 - rem 1.0'.L1</svg:desc>
                </draw:g>
              </table:table-cell>
              <table:table-cell office:value-type="string">
                <text:p>1/R_ns</text:p>
                <draw:g>
                  <svg:desc>'mf 0.9 - rem 1.0'.N1:'mf 0.9 - rem 1.0'.N1</svg:desc>
                </draw:g>
              </table:table-cell>
              <table:table-cell office:value-type="string">
                <text:p>R/C_ns</text:p>
                <draw:g>
                  <svg:desc>'mf 0.9 - rem 1.0'.P1:'mf 0.9 - rem 1.0'.P1</svg:desc>
                </draw:g>
              </table:table-cell>
              <table:table-cell office:value-type="string">
                <text:p>ic_dyn_1/C_ns</text:p>
                <draw:g>
                  <svg:desc>'mf 0.9 - rem 1.0'.T1:'mf 0.9 - rem 1.0'.T1</svg:desc>
                </draw:g>
              </table:table-cell>
              <table:table-cell office:value-type="string">
                <text:p>ic_dyn_1/R_ns</text:p>
                <draw:g>
                  <svg:desc>'mf 0.9 - rem 1.0'.V1:'mf 0.9 - rem 1.0'.V1</svg:desc>
                </draw:g>
              </table:table-cell>
              <table:table-cell office:value-type="string">
                <text:p>ic_dyn_R/C_ns</text:p>
                <draw:g>
                  <svg:desc>'mf 0.9 - rem 1.0'.X1:'mf 0.9 - rem 1.0'.X1</svg:desc>
                </draw:g>
              </table:table-cell>
              <table:table-cell office:value-type="string">
                <text:p>bc_dyn_1/C_ns</text:p>
                <draw:g>
                  <svg:desc>'mf 0.9 - rem 1.0'.AB1:'mf 0.9 - rem 1.0'.AB1</svg:desc>
                </draw:g>
              </table:table-cell>
              <table:table-cell office:value-type="string">
                <text:p>bc_dyn_1/R_ns</text:p>
                <draw:g>
                  <svg:desc>'mf 0.9 - rem 1.0'.AD1:'mf 0.9 - rem 1.0'.AD1</svg:desc>
                </draw:g>
              </table:table-cell>
              <table:table-cell office:value-type="string">
                <text:p>bc_dyn_R/C_ns</text:p>
                <draw:g>
                  <svg:desc>'mf 0.9 - rem 1.0'.AF1:'mf 0.9 - rem 1.0'.AF1</svg:desc>
                </draw:g>
              </table:table-cell>
              <table:table-cell office:value-type="string">
                <text:p>sbb_st_1/C_ns</text:p>
                <draw:g>
                  <svg:desc>'mf 0.9 - rem 1.0'.BF1:'mf 0.9 - rem 1.0'.BF1</svg:desc>
                </draw:g>
              </table:table-cell>
              <table:table-cell office:value-type="string">
                <text:p>sbb_dyn_1/C_ns</text:p>
                <draw:g>
                  <svg:desc>'mf 0.9 - rem 1.0'.BH1:'mf 0.9 - rem 1.0'.BH1</svg:desc>
                </draw:g>
              </table:table-cell>
              <table:table-cell office:value-type="string">
                <text:p>sbb_st_1/R_ns</text:p>
                <draw:g>
                  <svg:desc>'mf 0.9 - rem 1.0'.BJ1:'mf 0.9 - rem 1.0'.BJ1</svg:desc>
                </draw:g>
              </table:table-cell>
              <table:table-cell office:value-type="string">
                <text:p>sbb_dyn_1/R_ns</text:p>
                <draw:g>
                  <svg:desc>'mf 0.9 - rem 1.0'.BL1:'mf 0.9 - rem 1.0'.BL1</svg:desc>
                </draw:g>
              </table:table-cell>
              <table:table-cell office:value-type="string">
                <text:p>sbb_st_R/C_ns</text:p>
                <draw:g>
                  <svg:desc>'mf 0.9 - rem 1.0'.BN1:'mf 0.9 - rem 1.0'.BN1</svg:desc>
                </draw:g>
              </table:table-cell>
              <table:table-cell office:value-type="string">
                <text:p>sbb_dyn_R/C_ns</text:p>
                <draw:g>
                  <svg:desc>'mf 0.9 - rem 1.0'.BP1:'mf 0.9 - rem 1.0'.B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_2</text:p>
                <draw:g>
                  <svg:desc>'mf 0.9 - rem 1.0'.A2:'mf 0.9 - rem 1.0'.A11</svg:desc>
                </draw:g>
              </table:table-cell>
              <table:table-cell office:value-type="float" office:value="33">
                <text:p>33</text:p>
                <draw:g>
                  <svg:desc>'mf 0.9 - rem 1.0'.L2:'mf 0.9 - rem 1.0'.L11</svg:desc>
                </draw:g>
              </table:table-cell>
              <table:table-cell office:value-type="float" office:value="33">
                <text:p>33</text:p>
                <draw:g>
                  <svg:desc>'mf 0.9 - rem 1.0'.N2:'mf 0.9 - rem 1.0'.N11</svg:desc>
                </draw:g>
              </table:table-cell>
              <table:table-cell office:value-type="float" office:value="33">
                <text:p>33</text:p>
                <draw:g>
                  <svg:desc>'mf 0.9 - rem 1.0'.P2:'mf 0.9 - rem 1.0'.P11</svg:desc>
                </draw:g>
              </table:table-cell>
              <table:table-cell office:value-type="float" office:value="44">
                <text:p>44</text:p>
                <draw:g>
                  <svg:desc>'mf 0.9 - rem 1.0'.T2:'mf 0.9 - rem 1.0'.T11</svg:desc>
                </draw:g>
              </table:table-cell>
              <table:table-cell office:value-type="float" office:value="38">
                <text:p>38</text:p>
                <draw:g>
                  <svg:desc>'mf 0.9 - rem 1.0'.V2:'mf 0.9 - rem 1.0'.V11</svg:desc>
                </draw:g>
              </table:table-cell>
              <table:table-cell office:value-type="float" office:value="33">
                <text:p>33</text:p>
                <draw:g>
                  <svg:desc>'mf 0.9 - rem 1.0'.X2:'mf 0.9 - rem 1.0'.X11</svg:desc>
                </draw:g>
              </table:table-cell>
              <table:table-cell office:value-type="float" office:value="32">
                <text:p>32</text:p>
                <draw:g>
                  <svg:desc>'mf 0.9 - rem 1.0'.AB2:'mf 0.9 - rem 1.0'.AB11</svg:desc>
                </draw:g>
              </table:table-cell>
              <table:table-cell office:value-type="float" office:value="31">
                <text:p>31</text:p>
                <draw:g>
                  <svg:desc>'mf 0.9 - rem 1.0'.AD2:'mf 0.9 - rem 1.0'.AD11</svg:desc>
                </draw:g>
              </table:table-cell>
              <table:table-cell office:value-type="float" office:value="36">
                <text:p>36</text:p>
                <draw:g>
                  <svg:desc>'mf 0.9 - rem 1.0'.AF2:'mf 0.9 - rem 1.0'.AF11</svg:desc>
                </draw:g>
              </table:table-cell>
              <table:table-cell office:value-type="float" office:value="30">
                <text:p>30</text:p>
                <draw:g>
                  <svg:desc>'mf 0.9 - rem 1.0'.BF2:'mf 0.9 - rem 1.0'.BF11</svg:desc>
                </draw:g>
              </table:table-cell>
              <table:table-cell office:value-type="float" office:value="31">
                <text:p>31</text:p>
                <draw:g>
                  <svg:desc>'mf 0.9 - rem 1.0'.BH2:'mf 0.9 - rem 1.0'.BH11</svg:desc>
                </draw:g>
              </table:table-cell>
              <table:table-cell office:value-type="float" office:value="27">
                <text:p>27</text:p>
                <draw:g>
                  <svg:desc>'mf 0.9 - rem 1.0'.BJ2:'mf 0.9 - rem 1.0'.BJ11</svg:desc>
                </draw:g>
              </table:table-cell>
              <table:table-cell office:value-type="float" office:value="28">
                <text:p>28</text:p>
                <draw:g>
                  <svg:desc>'mf 0.9 - rem 1.0'.BL2:'mf 0.9 - rem 1.0'.BL11</svg:desc>
                </draw:g>
              </table:table-cell>
              <table:table-cell office:value-type="float" office:value="25">
                <text:p>25</text:p>
                <draw:g>
                  <svg:desc>'mf 0.9 - rem 1.0'.BN2:'mf 0.9 - rem 1.0'.BN11</svg:desc>
                </draw:g>
              </table:table-cell>
              <table:table-cell office:value-type="float" office:value="28">
                <text:p>28</text:p>
                <draw:g>
                  <svg:desc>'mf 0.9 - rem 1.0'.BP2:'mf 0.9 - rem 1.0'.BP11</svg:desc>
                </draw:g>
              </table:table-cell>
            </table:table-row>
            <table:table-row>
              <table:table-cell office:value-type="string">
                <text:p>10_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_10</text:p>
              </table:table-cell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  <table:table-cell office:value-type="float" office:value="74">
                <text:p>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_2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75">
                <text:p>75</text:p>
              </table:table-cell>
              <table:table-cell office:value-type="float" office:value="91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4">
                <text:p>64</text:p>
              </table:table-cell>
              <table:table-cell office:value-type="float" office:value="56">
                <text:p>56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_10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0_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1">
                <text:p>91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00_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_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36.5555555555556">
                <text:p>36.5555555555556</text:p>
              </table:table-cell>
              <table:table-cell office:value-type="float" office:value="40.8888888888889">
                <text:p>40.8888888888889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37.2222222222222">
                <text:p>37.2222222222222</text:p>
              </table:table-cell>
              <table:table-cell office:value-type="float" office:value="37">
                <text:p>37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36.5555555555556">
                <text:p>36.5555555555556</text:p>
              </table:table-cell>
              <table:table-cell office:value-type="float" office:value="31.3333333333333">
                <text:p>31.3333333333333</text:p>
              </table:table-cell>
              <table:table-cell office:value-type="float" office:value="33.5555555555556">
                <text:p>33.5555555555556</text:p>
              </table:table-cell>
              <table:table-cell office:value-type="float" office:value="30.8888888888889">
                <text:p>30.8888888888889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1.4444444444444">
                <text:p>31.4444444444444</text:p>
              </table:table-cell>
              <table:table-cell office:value-type="float" office:value="31.3333333333333">
                <text:p>31.3333333333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